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PlainText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PlainText" style:family="paragraph">
      <style:text-properties style:font-name="Courier New" style:font-name-complex="Courier New"/>
    </style:style>
    <style:style style:name="P3" style:parent-style-name="PlainText" style:family="paragraph">
      <style:text-properties style:font-name="Courier New" style:font-name-complex="Courier New"/>
    </style:style>
    <style:style style:name="P4" style:parent-style-name="PlainText" style:family="paragraph">
      <style:text-properties style:font-name="Courier New" style:font-name-complex="Courier New"/>
    </style:style>
    <style:style style:name="P5" style:parent-style-name="PlainText" style:family="paragraph">
      <style:text-properties style:font-name="Courier New" style:font-name-complex="Courier New"/>
    </style:style>
    <style:style style:name="P6" style:parent-style-name="PlainText" style:family="paragraph">
      <style:text-properties style:font-name="Courier New" style:font-name-complex="Courier New"/>
    </style:style>
    <style:style style:name="P7" style:parent-style-name="PlainText" style:family="paragraph">
      <style:text-properties style:font-name="Courier New" style:font-name-complex="Courier New"/>
    </style:style>
    <style:style style:name="P8" style:parent-style-name="PlainText" style:family="paragraph">
      <style:text-properties style:font-name="Courier New" style:font-name-complex="Courier New"/>
    </style:style>
    <style:style style:name="P9" style:parent-style-name="PlainText" style:family="paragraph">
      <style:text-properties style:font-name="Courier New" style:font-name-complex="Courier New"/>
    </style:style>
    <style:style style:name="P10" style:parent-style-name="PlainText" style:family="paragraph">
      <style:text-properties style:font-name="Courier New" style:font-name-complex="Courier New"/>
    </style:style>
    <style:style style:name="P11" style:parent-style-name="PlainText" style:family="paragraph">
      <style:text-properties style:font-name="Courier New" style:font-name-complex="Courier New"/>
    </style:style>
    <style:style style:name="P12" style:parent-style-name="PlainText" style:family="paragraph">
      <style:text-properties style:font-name="Courier New" style:font-name-complex="Courier New"/>
    </style:style>
    <style:style style:name="P13" style:parent-style-name="PlainText" style:family="paragraph">
      <style:text-properties style:font-name="Courier New" style:font-name-complex="Courier New"/>
    </style:style>
    <style:style style:name="P14" style:parent-style-name="PlainText" style:family="paragraph">
      <style:text-properties style:font-name="Courier New" style:font-name-complex="Courier New"/>
    </style:style>
    <style:style style:name="P15" style:parent-style-name="PlainText" style:family="paragraph">
      <style:text-properties style:font-name="Courier New" style:font-name-complex="Courier New"/>
    </style:style>
    <style:style style:name="P16" style:parent-style-name="PlainText" style:family="paragraph">
      <style:text-properties style:font-name="Courier New" style:font-name-complex="Courier New"/>
    </style:style>
    <style:style style:name="P17" style:parent-style-name="PlainText" style:family="paragraph">
      <style:text-properties style:font-name="Courier New" style:font-name-complex="Courier New"/>
    </style:style>
    <style:style style:name="P18" style:parent-style-name="PlainText" style:family="paragraph">
      <style:text-properties style:font-name="Courier New" style:font-name-complex="Courier New"/>
    </style:style>
    <style:style style:name="P19" style:parent-style-name="PlainText" style:family="paragraph">
      <style:text-properties style:font-name="Courier New" style:font-name-complex="Courier New"/>
    </style:style>
    <style:style style:name="P20" style:parent-style-name="PlainText" style:family="paragraph">
      <style:text-properties style:font-name="Courier New" style:font-name-complex="Courier New"/>
    </style:style>
    <style:style style:name="P21" style:parent-style-name="PlainText" style:family="paragraph">
      <style:text-properties style:font-name="Courier New" style:font-name-complex="Courier New"/>
    </style:style>
    <style:style style:name="P22" style:parent-style-name="PlainText" style:family="paragraph">
      <style:text-properties style:font-name="Courier New" style:font-name-complex="Courier New"/>
    </style:style>
    <style:style style:name="P23" style:parent-style-name="PlainText" style:family="paragraph">
      <style:text-properties style:font-name="Courier New" style:font-name-complex="Courier New"/>
    </style:style>
    <style:style style:name="P24" style:parent-style-name="PlainText" style:family="paragraph">
      <style:text-properties style:font-name="Courier New" style:font-name-complex="Courier New"/>
    </style:style>
    <style:style style:name="P25" style:parent-style-name="PlainText" style:family="paragraph">
      <style:text-properties style:font-name="Courier New" style:font-name-complex="Courier New"/>
    </style:style>
    <style:style style:name="P26" style:parent-style-name="PlainText" style:family="paragraph">
      <style:text-properties style:font-name="Courier New" style:font-name-complex="Courier New"/>
    </style:style>
    <style:style style:name="P27" style:parent-style-name="PlainText" style:family="paragraph">
      <style:text-properties style:font-name="Courier New" style:font-name-complex="Courier New"/>
    </style:style>
    <style:style style:name="P28" style:parent-style-name="PlainText" style:family="paragraph">
      <style:text-properties style:font-name="Courier New" style:font-name-complex="Courier New"/>
    </style:style>
    <style:style style:name="P29" style:parent-style-name="PlainText" style:family="paragraph">
      <style:text-properties style:font-name="Courier New" style:font-name-complex="Courier New"/>
    </style:style>
    <style:style style:name="P30" style:parent-style-name="PlainText" style:family="paragraph">
      <style:text-properties style:font-name="Courier New" style:font-name-complex="Courier New"/>
    </style:style>
    <style:style style:name="P31" style:parent-style-name="PlainText" style:family="paragraph">
      <style:text-properties style:font-name="Courier New" style:font-name-complex="Courier New"/>
    </style:style>
    <style:style style:name="P32" style:parent-style-name="PlainText" style:family="paragraph">
      <style:text-properties style:font-name="Courier New" style:font-name-complex="Courier New"/>
    </style:style>
    <style:style style:name="P33" style:parent-style-name="PlainText" style:family="paragraph">
      <style:text-properties style:font-name="Courier New" style:font-name-complex="Courier New"/>
    </style:style>
    <style:style style:name="P34" style:parent-style-name="PlainText" style:family="paragraph">
      <style:text-properties style:font-name="Courier New" style:font-name-complex="Courier New"/>
    </style:style>
    <style:style style:name="P35" style:parent-style-name="PlainText" style:family="paragraph">
      <style:text-properties style:font-name="Courier New" style:font-name-complex="Courier New"/>
    </style:style>
    <style:style style:name="P36" style:parent-style-name="PlainText" style:family="paragraph">
      <style:text-properties style:font-name="Courier New" style:font-name-complex="Courier New"/>
    </style:style>
    <style:style style:name="P37" style:parent-style-name="PlainText" style:family="paragraph">
      <style:text-properties style:font-name="Courier New" style:font-name-complex="Courier New"/>
    </style:style>
    <style:style style:name="P38" style:parent-style-name="PlainText" style:family="paragraph">
      <style:text-properties style:font-name="Courier New" style:font-name-complex="Courier New"/>
    </style:style>
    <style:style style:name="P39" style:parent-style-name="PlainText" style:family="paragraph">
      <style:text-properties style:font-name="Courier New" style:font-name-complex="Courier New"/>
    </style:style>
    <style:style style:name="P40" style:parent-style-name="PlainText" style:family="paragraph">
      <style:text-properties style:font-name="Courier New" style:font-name-complex="Courier New"/>
    </style:style>
    <style:style style:name="P41" style:parent-style-name="PlainText" style:family="paragraph">
      <style:text-properties style:font-name="Courier New" style:font-name-complex="Courier New"/>
    </style:style>
    <style:style style:name="P42" style:parent-style-name="PlainText" style:family="paragraph">
      <style:text-properties style:font-name="Courier New" style:font-name-complex="Courier New"/>
    </style:style>
    <style:style style:name="P43" style:parent-style-name="PlainText" style:family="paragraph">
      <style:text-properties style:font-name="Courier New" style:font-name-complex="Courier New"/>
    </style:style>
    <style:style style:name="P44" style:parent-style-name="PlainText" style:family="paragraph">
      <style:text-properties style:font-name="Courier New" style:font-name-complex="Courier New"/>
    </style:style>
    <style:style style:name="P45" style:parent-style-name="PlainText" style:family="paragraph">
      <style:text-properties style:font-name="Courier New" style:font-name-complex="Courier New"/>
    </style:style>
    <style:style style:name="P46" style:parent-style-name="PlainText" style:family="paragraph">
      <style:text-properties style:font-name="Courier New" style:font-name-complex="Courier New"/>
    </style:style>
    <style:style style:name="P47" style:parent-style-name="PlainText" style:family="paragraph">
      <style:text-properties style:font-name="Courier New" style:font-name-complex="Courier New"/>
    </style:style>
    <style:style style:name="P48" style:parent-style-name="PlainText" style:family="paragraph">
      <style:text-properties style:font-name="Courier New" style:font-name-complex="Courier New"/>
    </style:style>
    <style:style style:name="P49" style:parent-style-name="PlainText" style:family="paragraph">
      <style:text-properties style:font-name="Courier New" style:font-name-complex="Courier New"/>
    </style:style>
    <style:style style:name="P50" style:parent-style-name="PlainText" style:family="paragraph">
      <style:text-properties style:font-name="Courier New" style:font-name-complex="Courier New"/>
    </style:style>
    <style:style style:name="P51" style:parent-style-name="PlainText" style:family="paragraph">
      <style:text-properties style:font-name="Courier New" style:font-name-complex="Courier New"/>
    </style:style>
    <style:style style:name="P52" style:parent-style-name="PlainText" style:family="paragraph">
      <style:text-properties style:font-name="Courier New" style:font-name-complex="Courier New"/>
    </style:style>
    <style:style style:name="P53" style:parent-style-name="PlainText" style:family="paragraph">
      <style:text-properties style:font-name="Courier New" style:font-name-complex="Courier New"/>
    </style:style>
    <style:style style:name="P54" style:parent-style-name="PlainText" style:family="paragraph">
      <style:text-properties style:font-name="Courier New" style:font-name-complex="Courier New"/>
    </style:style>
    <style:style style:name="P55" style:parent-style-name="PlainText" style:family="paragraph">
      <style:text-properties style:font-name="Courier New" style:font-name-complex="Courier New"/>
    </style:style>
    <style:style style:name="P56" style:parent-style-name="PlainText" style:family="paragraph">
      <style:text-properties style:font-name="Courier New" style:font-name-complex="Courier New"/>
    </style:style>
    <style:style style:name="P57" style:parent-style-name="PlainText" style:family="paragraph">
      <style:text-properties style:font-name="Courier New" style:font-name-complex="Courier New"/>
    </style:style>
    <style:style style:name="P58" style:parent-style-name="PlainText" style:family="paragraph">
      <style:text-properties style:font-name="Courier New" style:font-name-complex="Courier New"/>
    </style:style>
    <style:style style:name="P59" style:parent-style-name="PlainText" style:family="paragraph">
      <style:text-properties style:font-name="Courier New" style:font-name-complex="Courier New"/>
    </style:style>
    <style:style style:name="P60" style:parent-style-name="PlainText" style:family="paragraph">
      <style:text-properties style:font-name="Courier New" style:font-name-complex="Courier New"/>
    </style:style>
    <style:style style:name="P61" style:parent-style-name="PlainText" style:family="paragraph">
      <style:text-properties style:font-name="Courier New" style:font-name-complex="Courier New"/>
    </style:style>
    <style:style style:name="P62" style:parent-style-name="PlainText" style:family="paragraph">
      <style:text-properties style:font-name="Courier New" style:font-name-complex="Courier New"/>
    </style:style>
    <style:style style:name="P63" style:parent-style-name="PlainText" style:family="paragraph">
      <style:text-properties style:font-name="Courier New" style:font-name-complex="Courier New"/>
    </style:style>
    <style:style style:name="P64" style:parent-style-name="PlainText" style:family="paragraph">
      <style:text-properties style:font-name="Courier New" style:font-name-complex="Courier New"/>
    </style:style>
    <style:style style:name="P65" style:parent-style-name="PlainText" style:family="paragraph">
      <style:text-properties style:font-name="Courier New" style:font-name-complex="Courier New"/>
    </style:style>
    <style:style style:name="P66" style:parent-style-name="PlainText" style:family="paragraph">
      <style:text-properties style:font-name="Courier New" style:font-name-complex="Courier New"/>
    </style:style>
    <style:style style:name="P67" style:parent-style-name="PlainText" style:family="paragraph">
      <style:text-properties style:font-name="Courier New" style:font-name-complex="Courier New"/>
    </style:style>
    <style:style style:name="P68" style:parent-style-name="PlainText" style:family="paragraph">
      <style:text-properties style:font-name="Courier New" style:font-name-complex="Courier New"/>
    </style:style>
    <style:style style:name="P69" style:parent-style-name="PlainText" style:family="paragraph">
      <style:text-properties style:font-name="Courier New" style:font-name-complex="Courier New"/>
    </style:style>
    <style:style style:name="P70" style:parent-style-name="PlainText" style:family="paragraph">
      <style:text-properties style:font-name="Courier New" style:font-name-complex="Courier New"/>
    </style:style>
    <style:style style:name="P71" style:parent-style-name="PlainText" style:family="paragraph">
      <style:text-properties style:font-name="Courier New" style:font-name-complex="Courier New"/>
    </style:style>
    <style:style style:name="P72" style:parent-style-name="PlainText" style:family="paragraph">
      <style:text-properties style:font-name="Courier New" style:font-name-complex="Courier New"/>
    </style:style>
    <style:style style:name="P73" style:parent-style-name="PlainText" style:family="paragraph">
      <style:text-properties style:font-name="Courier New" style:font-name-complex="Courier New"/>
    </style:style>
    <style:style style:name="P74" style:parent-style-name="PlainText" style:family="paragraph">
      <style:text-properties style:font-name="Courier New" style:font-name-complex="Courier New"/>
    </style:style>
    <style:style style:name="P75" style:parent-style-name="PlainText" style:family="paragraph">
      <style:text-properties style:font-name="Courier New" style:font-name-complex="Courier New"/>
    </style:style>
    <style:style style:name="P76" style:parent-style-name="PlainText" style:family="paragraph">
      <style:text-properties style:font-name="Courier New" style:font-name-complex="Courier New"/>
    </style:style>
    <style:style style:name="P77" style:parent-style-name="PlainText" style:family="paragraph">
      <style:text-properties style:font-name="Courier New" style:font-name-complex="Courier New"/>
    </style:style>
    <style:style style:name="P78" style:parent-style-name="PlainText" style:family="paragraph">
      <style:text-properties style:font-name="Courier New" style:font-name-complex="Courier New"/>
    </style:style>
    <style:style style:name="P79" style:parent-style-name="PlainText" style:family="paragraph">
      <style:text-properties style:font-name="Courier New" style:font-name-complex="Courier New"/>
    </style:style>
    <style:style style:name="P80" style:parent-style-name="PlainText" style:family="paragraph">
      <style:text-properties style:font-name="Courier New" style:font-name-complex="Courier New"/>
    </style:style>
    <style:style style:name="P81" style:parent-style-name="PlainText" style:family="paragraph">
      <style:text-properties style:font-name="Courier New" style:font-name-complex="Courier New"/>
    </style:style>
    <style:style style:name="P82" style:parent-style-name="PlainText" style:family="paragraph">
      <style:text-properties style:font-name="Courier New" style:font-name-complex="Courier New"/>
    </style:style>
    <style:style style:name="P83" style:parent-style-name="PlainText" style:family="paragraph">
      <style:text-properties style:font-name="Courier New" style:font-name-complex="Courier New"/>
    </style:style>
    <style:style style:name="P84" style:parent-style-name="PlainText" style:family="paragraph">
      <style:text-properties style:font-name="Courier New" style:font-name-complex="Courier New"/>
    </style:style>
    <style:style style:name="P85" style:parent-style-name="PlainText" style:family="paragraph">
      <style:text-properties style:font-name="Courier New" style:font-name-complex="Courier New"/>
    </style:style>
    <style:style style:name="P86" style:parent-style-name="PlainText" style:family="paragraph">
      <style:text-properties style:font-name="Courier New" style:font-name-complex="Courier New"/>
    </style:style>
    <style:style style:name="P87" style:parent-style-name="PlainText" style:family="paragraph">
      <style:text-properties style:font-name="Courier New" style:font-name-complex="Courier New"/>
    </style:style>
    <style:style style:name="P88" style:parent-style-name="PlainText" style:family="paragraph">
      <style:text-properties style:font-name="Courier New" style:font-name-complex="Courier New"/>
    </style:style>
    <style:style style:name="P89" style:parent-style-name="PlainText" style:family="paragraph">
      <style:text-properties style:font-name="Courier New" style:font-name-complex="Courier New"/>
    </style:style>
    <style:style style:name="P90" style:parent-style-name="PlainText" style:family="paragraph">
      <style:text-properties style:font-name="Courier New" style:font-name-complex="Courier New"/>
    </style:style>
    <style:style style:name="P91" style:parent-style-name="PlainText" style:family="paragraph">
      <style:text-properties style:font-name="Courier New" style:font-name-complex="Courier New"/>
    </style:style>
    <style:style style:name="P92" style:parent-style-name="PlainText" style:family="paragraph">
      <style:text-properties style:font-name="Courier New" style:font-name-complex="Courier New"/>
    </style:style>
    <style:style style:name="P93" style:parent-style-name="PlainText" style:family="paragraph">
      <style:text-properties style:font-name="Courier New" style:font-name-complex="Courier New"/>
    </style:style>
    <style:style style:name="P94" style:parent-style-name="PlainText" style:family="paragraph">
      <style:text-properties style:font-name="Courier New" style:font-name-complex="Courier New"/>
    </style:style>
    <style:style style:name="P95" style:parent-style-name="PlainText" style:family="paragraph">
      <style:text-properties style:font-name="Courier New" style:font-name-complex="Courier New"/>
    </style:style>
    <style:style style:name="P96" style:parent-style-name="PlainText" style:family="paragraph">
      <style:text-properties style:font-name="Courier New" style:font-name-complex="Courier New"/>
    </style:style>
    <style:style style:name="P97" style:parent-style-name="PlainText" style:family="paragraph">
      <style:text-properties style:font-name="Courier New" style:font-name-complex="Courier New"/>
    </style:style>
    <style:style style:name="P98" style:parent-style-name="PlainText" style:family="paragraph">
      <style:text-properties style:font-name="Courier New" style:font-name-complex="Courier New"/>
    </style:style>
    <style:style style:name="P99" style:parent-style-name="PlainText" style:family="paragraph">
      <style:text-properties style:font-name="Courier New" style:font-name-complex="Courier New"/>
    </style:style>
    <style:style style:name="P100" style:parent-style-name="PlainText" style:family="paragraph">
      <style:text-properties style:font-name="Courier New" style:font-name-complex="Courier New"/>
    </style:style>
    <style:style style:name="P101" style:parent-style-name="PlainText" style:family="paragraph">
      <style:text-properties style:font-name="Courier New" style:font-name-complex="Courier New"/>
    </style:style>
    <style:style style:name="P102" style:parent-style-name="PlainText" style:family="paragraph">
      <style:text-properties style:font-name="Courier New" style:font-name-complex="Courier New"/>
    </style:style>
    <style:style style:name="P103" style:parent-style-name="PlainText" style:family="paragraph">
      <style:text-properties style:font-name="Courier New" style:font-name-complex="Courier New"/>
    </style:style>
    <style:style style:name="P104" style:parent-style-name="PlainText" style:family="paragraph">
      <style:text-properties style:font-name="Courier New" style:font-name-complex="Courier New"/>
    </style:style>
    <style:style style:name="P105" style:parent-style-name="PlainText" style:family="paragraph">
      <style:text-properties style:font-name="Courier New" style:font-name-complex="Courier New"/>
    </style:style>
    <style:style style:name="P106" style:parent-style-name="PlainText" style:family="paragraph">
      <style:text-properties style:font-name="Courier New" style:font-name-complex="Courier New"/>
    </style:style>
    <style:style style:name="P107" style:parent-style-name="PlainText" style:family="paragraph">
      <style:text-properties style:font-name="Courier New" style:font-name-complex="Courier New"/>
    </style:style>
    <style:style style:name="P108" style:parent-style-name="PlainText" style:family="paragraph">
      <style:text-properties style:font-name="Courier New" style:font-name-complex="Courier New"/>
    </style:style>
    <style:style style:name="P109" style:parent-style-name="PlainText" style:family="paragraph">
      <style:text-properties style:font-name="Courier New" style:font-name-complex="Courier New"/>
    </style:style>
    <style:style style:name="P110" style:parent-style-name="PlainText" style:family="paragraph">
      <style:text-properties style:font-name="Courier New" style:font-name-complex="Courier New"/>
    </style:style>
    <style:style style:name="P111" style:parent-style-name="PlainText" style:family="paragraph">
      <style:text-properties style:font-name="Courier New" style:font-name-complex="Courier New"/>
    </style:style>
    <style:style style:name="P112" style:parent-style-name="PlainText" style:family="paragraph">
      <style:text-properties style:font-name="Courier New" style:font-name-complex="Courier New"/>
    </style:style>
    <style:style style:name="P113" style:parent-style-name="PlainText" style:family="paragraph">
      <style:text-properties style:font-name="Courier New" style:font-name-complex="Courier New"/>
    </style:style>
    <style:style style:name="P114" style:parent-style-name="PlainText" style:family="paragraph">
      <style:text-properties style:font-name="Courier New" style:font-name-complex="Courier New"/>
    </style:style>
    <style:style style:name="P115" style:parent-style-name="PlainText" style:family="paragraph">
      <style:text-properties style:font-name="Courier New" style:font-name-complex="Courier New"/>
    </style:style>
    <style:style style:name="P116" style:parent-style-name="PlainText" style:family="paragraph">
      <style:text-properties style:font-name="Courier New" style:font-name-complex="Courier New"/>
    </style:style>
    <style:style style:name="P117" style:parent-style-name="PlainText" style:family="paragraph">
      <style:text-properties style:font-name="Courier New" style:font-name-complex="Courier New"/>
    </style:style>
    <style:style style:name="P118" style:parent-style-name="PlainText" style:family="paragraph">
      <style:text-properties style:font-name="Courier New" style:font-name-complex="Courier New"/>
    </style:style>
    <style:style style:name="P119" style:parent-style-name="PlainText" style:family="paragraph">
      <style:text-properties style:font-name="Courier New" style:font-name-complex="Courier New"/>
    </style:style>
    <style:style style:name="P120" style:parent-style-name="PlainText" style:family="paragraph">
      <style:text-properties style:font-name="Courier New" style:font-name-complex="Courier New"/>
    </style:style>
    <style:style style:name="P121" style:parent-style-name="PlainText" style:family="paragraph">
      <style:text-properties style:font-name="Courier New" style:font-name-complex="Courier New"/>
    </style:style>
    <style:style style:name="P122" style:parent-style-name="PlainText" style:family="paragraph">
      <style:text-properties style:font-name="Courier New" style:font-name-complex="Courier New"/>
    </style:style>
    <style:style style:name="P123" style:parent-style-name="PlainText" style:family="paragraph">
      <style:text-properties style:font-name="Courier New" style:font-name-complex="Courier New"/>
    </style:style>
    <style:style style:name="P124" style:parent-style-name="PlainText" style:family="paragraph">
      <style:text-properties style:font-name="Courier New" style:font-name-complex="Courier New"/>
    </style:style>
    <style:style style:name="P125" style:parent-style-name="PlainText" style:family="paragraph">
      <style:text-properties style:font-name="Courier New" style:font-name-complex="Courier New"/>
    </style:style>
    <style:style style:name="P126" style:parent-style-name="PlainText" style:family="paragraph">
      <style:text-properties style:font-name="Courier New" style:font-name-complex="Courier New"/>
    </style:style>
    <style:style style:name="P127" style:parent-style-name="PlainText" style:family="paragraph">
      <style:text-properties style:font-name="Courier New" style:font-name-complex="Courier New"/>
    </style:style>
    <style:style style:name="P128" style:parent-style-name="PlainText" style:family="paragraph">
      <style:text-properties style:font-name="Courier New" style:font-name-complex="Courier New"/>
    </style:style>
    <style:style style:name="P129" style:parent-style-name="PlainText" style:family="paragraph">
      <style:text-properties style:font-name="Courier New" style:font-name-complex="Courier New"/>
    </style:style>
    <style:style style:name="P130" style:parent-style-name="PlainText" style:family="paragraph">
      <style:text-properties style:font-name="Courier New" style:font-name-complex="Courier New"/>
    </style:style>
    <style:style style:name="P131" style:parent-style-name="PlainText" style:family="paragraph">
      <style:text-properties style:font-name="Courier New" style:font-name-complex="Courier New"/>
    </style:style>
    <style:style style:name="P132" style:parent-style-name="PlainText" style:family="paragraph">
      <style:text-properties style:font-name="Courier New" style:font-name-complex="Courier New"/>
    </style:style>
    <style:style style:name="P133" style:parent-style-name="PlainText" style:family="paragraph">
      <style:text-properties style:font-name="Courier New" style:font-name-complex="Courier New"/>
    </style:style>
    <style:style style:name="P134" style:parent-style-name="PlainText" style:family="paragraph">
      <style:text-properties style:font-name="Courier New" style:font-name-complex="Courier New"/>
    </style:style>
    <style:style style:name="P135" style:parent-style-name="PlainText" style:family="paragraph">
      <style:text-properties style:font-name="Courier New" style:font-name-complex="Courier New"/>
    </style:style>
    <style:style style:name="P136" style:parent-style-name="PlainText" style:family="paragraph">
      <style:text-properties style:font-name="Courier New" style:font-name-complex="Courier New"/>
    </style:style>
    <style:style style:name="P137" style:parent-style-name="PlainText" style:family="paragraph">
      <style:text-properties style:font-name="Courier New" style:font-name-complex="Courier New"/>
    </style:style>
    <style:style style:name="P138" style:parent-style-name="PlainText" style:family="paragraph">
      <style:text-properties style:font-name="Courier New" style:font-name-complex="Courier New"/>
    </style:style>
    <style:style style:name="P139" style:parent-style-name="PlainText" style:family="paragraph">
      <style:text-properties style:font-name="Courier New" style:font-name-complex="Courier New"/>
    </style:style>
    <style:style style:name="P140" style:parent-style-name="PlainText" style:family="paragraph">
      <style:text-properties style:font-name="Courier New" style:font-name-complex="Courier New"/>
    </style:style>
    <style:style style:name="P141" style:parent-style-name="PlainText" style:family="paragraph">
      <style:text-properties style:font-name="Courier New" style:font-name-complex="Courier New"/>
    </style:style>
    <style:style style:name="P142" style:parent-style-name="PlainText" style:family="paragraph">
      <style:text-properties style:font-name="Courier New" style:font-name-complex="Courier New"/>
    </style:style>
    <style:style style:name="P143" style:parent-style-name="PlainText" style:family="paragraph">
      <style:text-properties style:font-name="Courier New" style:font-name-complex="Courier New"/>
    </style:style>
    <style:style style:name="P144" style:parent-style-name="PlainText" style:family="paragraph">
      <style:text-properties style:font-name="Courier New" style:font-name-complex="Courier New"/>
    </style:style>
    <style:style style:name="P145" style:parent-style-name="PlainText" style:family="paragraph">
      <style:text-properties style:font-name="Courier New" style:font-name-complex="Courier New"/>
    </style:style>
    <style:style style:name="P146" style:parent-style-name="PlainText" style:family="paragraph">
      <style:text-properties style:font-name="Courier New" style:font-name-complex="Courier New"/>
    </style:style>
    <style:style style:name="P147" style:parent-style-name="PlainText" style:family="paragraph">
      <style:text-properties style:font-name="Courier New" style:font-name-complex="Courier New"/>
    </style:style>
    <style:style style:name="P148" style:parent-style-name="PlainText" style:family="paragraph">
      <style:text-properties style:font-name="Courier New" style:font-name-complex="Courier New"/>
    </style:style>
    <style:style style:name="P149" style:parent-style-name="PlainText" style:family="paragraph">
      <style:text-properties style:font-name="Courier New" style:font-name-complex="Courier New"/>
    </style:style>
    <style:style style:name="P150" style:parent-style-name="PlainText" style:family="paragraph">
      <style:text-properties style:font-name="Courier New" style:font-name-complex="Courier New"/>
    </style:style>
    <style:style style:name="P151" style:parent-style-name="PlainText" style:family="paragraph">
      <style:text-properties style:font-name="Courier New" style:font-name-complex="Courier New"/>
    </style:style>
    <style:style style:name="P152" style:parent-style-name="PlainText" style:family="paragraph">
      <style:text-properties style:font-name="Courier New" style:font-name-complex="Courier New"/>
    </style:style>
    <style:style style:name="P153" style:parent-style-name="PlainText" style:family="paragraph">
      <style:text-properties style:font-name="Courier New" style:font-name-complex="Courier New"/>
    </style:style>
    <style:style style:name="P154" style:parent-style-name="PlainText" style:family="paragraph">
      <style:text-properties style:font-name="Courier New" style:font-name-complex="Courier New"/>
    </style:style>
    <style:style style:name="P155" style:parent-style-name="PlainText" style:family="paragraph">
      <style:text-properties style:font-name="Courier New" style:font-name-complex="Courier New"/>
    </style:style>
    <style:style style:name="P156" style:parent-style-name="PlainText" style:family="paragraph">
      <style:text-properties style:font-name="Courier New" style:font-name-complex="Courier New"/>
    </style:style>
    <style:style style:name="P157" style:parent-style-name="PlainText" style:family="paragraph">
      <style:text-properties style:font-name="Courier New" style:font-name-complex="Courier New"/>
    </style:style>
    <style:style style:name="P158" style:parent-style-name="PlainText" style:family="paragraph">
      <style:text-properties style:font-name="Courier New" style:font-name-complex="Courier New"/>
    </style:style>
    <style:style style:name="P159" style:parent-style-name="PlainText" style:family="paragraph">
      <style:text-properties style:font-name="Courier New" style:font-name-complex="Courier New"/>
    </style:style>
    <style:style style:name="P160" style:parent-style-name="PlainText" style:family="paragraph">
      <style:text-properties style:font-name="Courier New" style:font-name-complex="Courier New"/>
    </style:style>
    <style:style style:name="P161" style:parent-style-name="PlainText" style:family="paragraph">
      <style:text-properties style:font-name="Courier New" style:font-name-complex="Courier New"/>
    </style:style>
    <style:style style:name="P162" style:parent-style-name="PlainText" style:family="paragraph">
      <style:text-properties style:font-name="Courier New" style:font-name-complex="Courier New"/>
    </style:style>
    <style:style style:name="P163" style:parent-style-name="PlainText" style:family="paragraph">
      <style:text-properties style:font-name="Courier New" style:font-name-complex="Courier New"/>
    </style:style>
    <style:style style:name="P164" style:parent-style-name="PlainText" style:family="paragraph">
      <style:text-properties style:font-name="Courier New" style:font-name-complex="Courier New"/>
    </style:style>
    <style:style style:name="P165" style:parent-style-name="PlainText" style:family="paragraph">
      <style:text-properties style:font-name="Courier New" style:font-name-complex="Courier New"/>
    </style:style>
    <style:style style:name="P166" style:parent-style-name="PlainText" style:family="paragraph">
      <style:text-properties style:font-name="Courier New" style:font-name-complex="Courier New"/>
    </style:style>
    <style:style style:name="P167" style:parent-style-name="PlainText" style:family="paragraph">
      <style:text-properties style:font-name="Courier New" style:font-name-complex="Courier New"/>
    </style:style>
    <style:style style:name="P168" style:parent-style-name="PlainText" style:family="paragraph">
      <style:text-properties style:font-name="Courier New" style:font-name-complex="Courier New"/>
    </style:style>
    <style:style style:name="P169" style:parent-style-name="PlainText" style:family="paragraph">
      <style:text-properties style:font-name="Courier New" style:font-name-complex="Courier New"/>
    </style:style>
    <style:style style:name="P170" style:parent-style-name="PlainText" style:family="paragraph">
      <style:text-properties style:font-name="Courier New" style:font-name-complex="Courier New"/>
    </style:style>
    <style:style style:name="P171" style:parent-style-name="PlainText" style:family="paragraph">
      <style:text-properties style:font-name="Courier New" style:font-name-complex="Courier New"/>
    </style:style>
    <style:style style:name="P172" style:parent-style-name="PlainText" style:family="paragraph">
      <style:text-properties style:font-name="Courier New" style:font-name-complex="Courier New"/>
    </style:style>
    <style:style style:name="P173" style:parent-style-name="PlainText" style:family="paragraph">
      <style:text-properties style:font-name="Courier New" style:font-name-complex="Courier New"/>
    </style:style>
    <style:style style:name="P174" style:parent-style-name="PlainText" style:family="paragraph">
      <style:text-properties style:font-name="Courier New" style:font-name-complex="Courier New"/>
    </style:style>
    <style:style style:name="P175" style:parent-style-name="PlainText" style:family="paragraph">
      <style:text-properties style:font-name="Courier New" style:font-name-complex="Courier New"/>
    </style:style>
    <style:style style:name="P176" style:parent-style-name="PlainText" style:family="paragraph">
      <style:text-properties style:font-name="Courier New" style:font-name-complex="Courier New"/>
    </style:style>
    <style:style style:name="P177" style:parent-style-name="PlainText" style:family="paragraph">
      <style:text-properties style:font-name="Courier New" style:font-name-complex="Courier New"/>
    </style:style>
    <style:style style:name="P178" style:parent-style-name="PlainText" style:family="paragraph">
      <style:text-properties style:font-name="Courier New" style:font-name-complex="Courier New"/>
    </style:style>
    <style:style style:name="P179" style:parent-style-name="PlainText" style:family="paragraph">
      <style:text-properties style:font-name="Courier New" style:font-name-complex="Courier New"/>
    </style:style>
    <style:style style:name="P180" style:parent-style-name="PlainText" style:family="paragraph">
      <style:text-properties style:font-name="Courier New" style:font-name-complex="Courier New"/>
    </style:style>
    <style:style style:name="P181" style:parent-style-name="PlainText" style:family="paragraph">
      <style:text-properties style:font-name="Courier New" style:font-name-complex="Courier New"/>
    </style:style>
    <style:style style:name="P182" style:parent-style-name="PlainText" style:family="paragraph">
      <style:text-properties style:font-name="Courier New" style:font-name-complex="Courier New"/>
    </style:style>
    <style:style style:name="P183" style:parent-style-name="PlainText" style:family="paragraph">
      <style:text-properties style:font-name="Courier New" style:font-name-complex="Courier New"/>
    </style:style>
    <style:style style:name="P184" style:parent-style-name="PlainText" style:family="paragraph">
      <style:text-properties style:font-name="Courier New" style:font-name-complex="Courier New"/>
    </style:style>
    <style:style style:name="P185" style:parent-style-name="PlainText" style:family="paragraph">
      <style:text-properties style:font-name="Courier New" style:font-name-complex="Courier New"/>
    </style:style>
    <style:style style:name="P186" style:parent-style-name="PlainText" style:family="paragraph">
      <style:text-properties style:font-name="Courier New" style:font-name-complex="Courier New"/>
    </style:style>
    <style:style style:name="P187" style:parent-style-name="PlainText" style:family="paragraph">
      <style:text-properties style:font-name="Courier New" style:font-name-complex="Courier New"/>
    </style:style>
    <style:style style:name="P188" style:parent-style-name="PlainText" style:family="paragraph">
      <style:text-properties style:font-name="Courier New" style:font-name-complex="Courier New"/>
    </style:style>
    <style:style style:name="P189" style:parent-style-name="PlainText" style:family="paragraph">
      <style:text-properties style:font-name="Courier New" style:font-name-complex="Courier New"/>
    </style:style>
    <style:style style:name="P190" style:parent-style-name="PlainText" style:family="paragraph">
      <style:text-properties style:font-name="Courier New" style:font-name-complex="Courier New"/>
    </style:style>
    <style:style style:name="P191" style:parent-style-name="PlainText" style:family="paragraph">
      <style:text-properties style:font-name="Courier New" style:font-name-complex="Courier New"/>
    </style:style>
    <style:style style:name="P192" style:parent-style-name="PlainText" style:family="paragraph">
      <style:text-properties style:font-name="Courier New" style:font-name-complex="Courier New"/>
    </style:style>
    <style:style style:name="P193" style:parent-style-name="PlainText" style:family="paragraph">
      <style:text-properties style:font-name="Courier New" style:font-name-complex="Courier New"/>
    </style:style>
    <style:style style:name="P194" style:parent-style-name="PlainText" style:family="paragraph">
      <style:text-properties style:font-name="Courier New" style:font-name-complex="Courier New"/>
    </style:style>
    <style:style style:name="P195" style:parent-style-name="PlainText" style:family="paragraph">
      <style:text-properties style:font-name="Courier New" style:font-name-complex="Courier New"/>
    </style:style>
    <style:style style:name="P196" style:parent-style-name="PlainText" style:family="paragraph">
      <style:text-properties style:font-name="Courier New" style:font-name-complex="Courier New"/>
    </style:style>
    <style:style style:name="P197" style:parent-style-name="PlainText" style:family="paragraph">
      <style:text-properties style:font-name="Courier New" style:font-name-complex="Courier New"/>
    </style:style>
    <style:style style:name="P198" style:parent-style-name="PlainText" style:family="paragraph">
      <style:text-properties style:font-name="Courier New" style:font-name-complex="Courier New"/>
    </style:style>
    <style:style style:name="P199" style:parent-style-name="PlainText" style:family="paragraph">
      <style:text-properties style:font-name="Courier New" style:font-name-complex="Courier New"/>
    </style:style>
    <style:style style:name="P200" style:parent-style-name="PlainText" style:family="paragraph">
      <style:text-properties style:font-name="Courier New" style:font-name-complex="Courier New"/>
    </style:style>
    <style:style style:name="P201" style:parent-style-name="PlainText" style:family="paragraph">
      <style:text-properties style:font-name="Courier New" style:font-name-complex="Courier New"/>
    </style:style>
    <style:style style:name="P202" style:parent-style-name="PlainText" style:family="paragraph">
      <style:text-properties style:font-name="Courier New" style:font-name-complex="Courier New"/>
    </style:style>
    <style:style style:name="P203" style:parent-style-name="PlainText" style:family="paragraph">
      <style:text-properties style:font-name="Courier New" style:font-name-complex="Courier New"/>
    </style:style>
    <style:style style:name="P204" style:parent-style-name="PlainText" style:family="paragraph">
      <style:text-properties style:font-name="Courier New" style:font-name-complex="Courier New"/>
    </style:style>
    <style:style style:name="P205" style:parent-style-name="PlainText" style:family="paragraph">
      <style:text-properties style:font-name="Courier New" style:font-name-complex="Courier New"/>
    </style:style>
    <style:style style:name="P206" style:parent-style-name="PlainText" style:family="paragraph">
      <style:text-properties style:font-name="Courier New" style:font-name-complex="Courier New"/>
    </style:style>
    <style:style style:name="P207" style:parent-style-name="PlainText" style:family="paragraph">
      <style:text-properties style:font-name="Courier New" style:font-name-complex="Courier New"/>
    </style:style>
    <style:style style:name="P208" style:parent-style-name="PlainText" style:family="paragraph">
      <style:text-properties style:font-name="Courier New" style:font-name-complex="Courier New"/>
    </style:style>
    <style:style style:name="P209" style:parent-style-name="PlainText" style:family="paragraph">
      <style:text-properties style:font-name="Courier New" style:font-name-complex="Courier New"/>
    </style:style>
    <style:style style:name="P210" style:parent-style-name="PlainText" style:family="paragraph">
      <style:text-properties style:font-name="Courier New" style:font-name-complex="Courier New"/>
    </style:style>
    <style:style style:name="P211" style:parent-style-name="PlainText" style:family="paragraph">
      <style:text-properties style:font-name="Courier New" style:font-name-complex="Courier New"/>
    </style:style>
    <style:style style:name="P212" style:parent-style-name="PlainText" style:family="paragraph">
      <style:text-properties style:font-name="Courier New" style:font-name-complex="Courier New"/>
    </style:style>
    <style:style style:name="P213" style:parent-style-name="PlainText" style:family="paragraph">
      <style:text-properties style:font-name="Courier New" style:font-name-complex="Courier New"/>
    </style:style>
    <style:style style:name="P214" style:parent-style-name="PlainText" style:family="paragraph">
      <style:text-properties style:font-name="Courier New" style:font-name-complex="Courier New"/>
    </style:style>
    <style:style style:name="P215" style:parent-style-name="PlainText" style:family="paragraph">
      <style:text-properties style:font-name="Courier New" style:font-name-complex="Courier New"/>
    </style:style>
    <style:style style:name="P216" style:parent-style-name="PlainText" style:family="paragraph">
      <style:text-properties style:font-name="Courier New" style:font-name-complex="Courier New"/>
    </style:style>
    <style:style style:name="P217" style:parent-style-name="PlainText" style:family="paragraph">
      <style:text-properties style:font-name="Courier New" style:font-name-complex="Courier New"/>
    </style:style>
    <style:style style:name="P218" style:parent-style-name="PlainText" style:family="paragraph">
      <style:text-properties style:font-name="Courier New" style:font-name-complex="Courier New"/>
    </style:style>
    <style:style style:name="P219" style:parent-style-name="PlainText" style:family="paragraph">
      <style:text-properties style:font-name="Courier New" style:font-name-complex="Courier New"/>
    </style:style>
    <style:style style:name="P220" style:parent-style-name="PlainText" style:family="paragraph">
      <style:text-properties style:font-name="Courier New" style:font-name-complex="Courier New"/>
    </style:style>
    <style:style style:name="P221" style:parent-style-name="PlainText" style:family="paragraph">
      <style:text-properties style:font-name="Courier New" style:font-name-complex="Courier New"/>
    </style:style>
    <style:style style:name="P222" style:parent-style-name="PlainText" style:family="paragraph">
      <style:text-properties style:font-name="Courier New" style:font-name-complex="Courier New"/>
    </style:style>
    <style:style style:name="P223" style:parent-style-name="PlainText" style:family="paragraph">
      <style:text-properties style:font-name="Courier New" style:font-name-complex="Courier New"/>
    </style:style>
    <style:style style:name="P224" style:parent-style-name="PlainText" style:family="paragraph">
      <style:text-properties style:font-name="Courier New" style:font-name-complex="Courier New"/>
    </style:style>
    <style:style style:name="P225" style:parent-style-name="PlainText" style:family="paragraph">
      <style:text-properties style:font-name="Courier New" style:font-name-complex="Courier New"/>
    </style:style>
    <style:style style:name="P226" style:parent-style-name="PlainText" style:family="paragraph">
      <style:text-properties style:font-name="Courier New" style:font-name-complex="Courier New"/>
    </style:style>
    <style:style style:name="P227" style:parent-style-name="PlainText" style:family="paragraph">
      <style:text-properties style:font-name="Courier New" style:font-name-complex="Courier New"/>
    </style:style>
    <style:style style:name="P228" style:parent-style-name="PlainText" style:family="paragraph">
      <style:text-properties style:font-name="Courier New" style:font-name-complex="Courier New"/>
    </style:style>
    <style:style style:name="P229" style:parent-style-name="PlainText" style:family="paragraph">
      <style:text-properties style:font-name="Courier New" style:font-name-complex="Courier New"/>
    </style:style>
    <style:style style:name="P230" style:parent-style-name="PlainText" style:family="paragraph">
      <style:text-properties style:font-name="Courier New" style:font-name-complex="Courier New"/>
    </style:style>
    <style:style style:name="P231" style:parent-style-name="PlainText" style:family="paragraph">
      <style:text-properties style:font-name="Courier New" style:font-name-complex="Courier New"/>
    </style:style>
    <style:style style:name="P232" style:parent-style-name="PlainText" style:family="paragraph">
      <style:text-properties style:font-name="Courier New" style:font-name-complex="Courier New"/>
    </style:style>
    <style:style style:name="P233" style:parent-style-name="PlainText" style:family="paragraph">
      <style:text-properties style:font-name="Courier New" style:font-name-complex="Courier New"/>
    </style:style>
    <style:style style:name="P234" style:parent-style-name="PlainText" style:family="paragraph">
      <style:text-properties style:font-name="Courier New" style:font-name-complex="Courier New"/>
    </style:style>
    <style:style style:name="P235" style:parent-style-name="PlainText" style:family="paragraph">
      <style:text-properties style:font-name="Courier New" style:font-name-complex="Courier New"/>
    </style:style>
    <style:style style:name="P236" style:parent-style-name="PlainText" style:family="paragraph">
      <style:text-properties style:font-name="Courier New" style:font-name-complex="Courier New"/>
    </style:style>
    <style:style style:name="P237" style:parent-style-name="PlainText" style:family="paragraph">
      <style:text-properties style:font-name="Courier New" style:font-name-complex="Courier New"/>
    </style:style>
    <style:style style:name="P238" style:parent-style-name="PlainText" style:family="paragraph">
      <style:text-properties style:font-name="Courier New" style:font-name-complex="Courier New"/>
    </style:style>
    <style:style style:name="P239" style:parent-style-name="PlainText" style:family="paragraph">
      <style:text-properties style:font-name="Courier New" style:font-name-complex="Courier New"/>
    </style:style>
    <style:style style:name="P240" style:parent-style-name="PlainText" style:family="paragraph">
      <style:text-properties style:font-name="Courier New" style:font-name-complex="Courier New"/>
    </style:style>
    <style:style style:name="P241" style:parent-style-name="PlainText" style:family="paragraph">
      <style:text-properties style:font-name="Courier New" style:font-name-complex="Courier New"/>
    </style:style>
    <style:style style:name="P242" style:parent-style-name="PlainText" style:family="paragraph">
      <style:text-properties style:font-name="Courier New" style:font-name-complex="Courier New"/>
    </style:style>
    <style:style style:name="P243" style:parent-style-name="PlainText" style:family="paragraph">
      <style:text-properties style:font-name="Courier New" style:font-name-complex="Courier New"/>
    </style:style>
    <style:style style:name="P244" style:parent-style-name="PlainText" style:family="paragraph">
      <style:text-properties style:font-name="Courier New" style:font-name-complex="Courier New"/>
    </style:style>
    <style:style style:name="P245" style:parent-style-name="PlainText" style:family="paragraph">
      <style:text-properties style:font-name="Courier New" style:font-name-complex="Courier New"/>
    </style:style>
    <style:style style:name="P246" style:parent-style-name="PlainText" style:family="paragraph">
      <style:text-properties style:font-name="Courier New" style:font-name-complex="Courier New"/>
    </style:style>
    <style:style style:name="P247" style:parent-style-name="PlainText" style:family="paragraph">
      <style:text-properties style:font-name="Courier New" style:font-name-complex="Courier New"/>
    </style:style>
    <style:style style:name="P248" style:parent-style-name="PlainText" style:family="paragraph">
      <style:text-properties style:font-name="Courier New" style:font-name-complex="Courier New"/>
    </style:style>
    <style:style style:name="P249" style:parent-style-name="PlainText" style:family="paragraph">
      <style:text-properties style:font-name="Courier New" style:font-name-complex="Courier New"/>
    </style:style>
    <style:style style:name="P250" style:parent-style-name="PlainText" style:family="paragraph">
      <style:text-properties style:font-name="Courier New" style:font-name-complex="Courier New"/>
    </style:style>
    <style:style style:name="P251" style:parent-style-name="PlainText" style:family="paragraph">
      <style:text-properties style:font-name="Courier New" style:font-name-complex="Courier New"/>
    </style:style>
    <style:style style:name="P252" style:parent-style-name="PlainText" style:family="paragraph">
      <style:text-properties style:font-name="Courier New" style:font-name-complex="Courier New"/>
    </style:style>
    <style:style style:name="P253" style:parent-style-name="PlainText" style:family="paragraph">
      <style:text-properties style:font-name="Courier New" style:font-name-complex="Courier New"/>
    </style:style>
    <style:style style:name="P254" style:parent-style-name="PlainText" style:family="paragraph">
      <style:text-properties style:font-name="Courier New" style:font-name-complex="Courier New"/>
    </style:style>
    <style:style style:name="P255" style:parent-style-name="PlainText" style:family="paragraph">
      <style:text-properties style:font-name="Courier New" style:font-name-complex="Courier New"/>
    </style:style>
    <style:style style:name="P256" style:parent-style-name="PlainText" style:family="paragraph">
      <style:text-properties style:font-name="Courier New" style:font-name-complex="Courier New"/>
    </style:style>
    <style:style style:name="P257" style:parent-style-name="PlainText" style:family="paragraph">
      <style:text-properties style:font-name="Courier New" style:font-name-complex="Courier New"/>
    </style:style>
    <style:style style:name="P258" style:parent-style-name="PlainText" style:family="paragraph">
      <style:text-properties style:font-name="Courier New" style:font-name-complex="Courier New"/>
    </style:style>
    <style:style style:name="P259" style:parent-style-name="PlainText" style:family="paragraph">
      <style:text-properties style:font-name="Courier New" style:font-name-complex="Courier New"/>
    </style:style>
    <style:style style:name="P260" style:parent-style-name="PlainText" style:family="paragraph">
      <style:text-properties style:font-name="Courier New" style:font-name-complex="Courier New"/>
    </style:style>
    <style:style style:name="P261" style:parent-style-name="PlainText" style:family="paragraph">
      <style:text-properties style:font-name="Courier New" style:font-name-complex="Courier New"/>
    </style:style>
    <style:style style:name="P262" style:parent-style-name="PlainText" style:family="paragraph">
      <style:text-properties style:font-name="Courier New" style:font-name-complex="Courier New"/>
    </style:style>
    <style:style style:name="P263" style:parent-style-name="PlainText" style:family="paragraph">
      <style:text-properties style:font-name="Courier New" style:font-name-complex="Courier New"/>
    </style:style>
    <style:style style:name="P264" style:parent-style-name="PlainText" style:family="paragraph">
      <style:text-properties style:font-name="Courier New" style:font-name-complex="Courier New"/>
    </style:style>
    <style:style style:name="P265" style:parent-style-name="PlainText" style:family="paragraph">
      <style:text-properties style:font-name="Courier New" style:font-name-complex="Courier New"/>
    </style:style>
    <style:style style:name="P266" style:parent-style-name="PlainText" style:family="paragraph">
      <style:text-properties style:font-name="Courier New" style:font-name-complex="Courier New"/>
    </style:style>
    <style:style style:name="P267" style:parent-style-name="PlainText" style:family="paragraph">
      <style:text-properties style:font-name="Courier New" style:font-name-complex="Courier New"/>
    </style:style>
    <style:style style:name="P268" style:parent-style-name="PlainText" style:family="paragraph">
      <style:text-properties style:font-name="Courier New" style:font-name-complex="Courier New"/>
    </style:style>
    <style:style style:name="P269" style:parent-style-name="PlainText" style:family="paragraph">
      <style:text-properties style:font-name="Courier New" style:font-name-complex="Courier New"/>
    </style:style>
    <style:style style:name="P270" style:parent-style-name="PlainText" style:family="paragraph">
      <style:text-properties style:font-name="Courier New" style:font-name-complex="Courier New"/>
    </style:style>
    <style:style style:name="P271" style:parent-style-name="PlainText" style:family="paragraph">
      <style:text-properties style:font-name="Courier New" style:font-name-complex="Courier New"/>
    </style:style>
    <style:style style:name="P272" style:parent-style-name="PlainText" style:family="paragraph">
      <style:text-properties style:font-name="Courier New" style:font-name-complex="Courier New"/>
    </style:style>
    <style:style style:name="P273" style:parent-style-name="PlainText" style:family="paragraph">
      <style:text-properties style:font-name="Courier New" style:font-name-complex="Courier New"/>
    </style:style>
    <style:style style:name="P274" style:parent-style-name="PlainText" style:family="paragraph">
      <style:text-properties style:font-name="Courier New" style:font-name-complex="Courier New"/>
    </style:style>
    <style:style style:name="P275" style:parent-style-name="PlainText" style:family="paragraph">
      <style:text-properties style:font-name="Courier New" style:font-name-complex="Courier New"/>
    </style:style>
    <style:style style:name="P276" style:parent-style-name="PlainText" style:family="paragraph">
      <style:text-properties style:font-name="Courier New" style:font-name-complex="Courier New"/>
    </style:style>
    <style:style style:name="P277" style:parent-style-name="PlainText" style:family="paragraph">
      <style:text-properties style:font-name="Courier New" style:font-name-complex="Courier New"/>
    </style:style>
    <style:style style:name="P278" style:parent-style-name="PlainText" style:family="paragraph">
      <style:text-properties style:font-name="Courier New" style:font-name-complex="Courier New"/>
    </style:style>
    <style:style style:name="P279" style:parent-style-name="PlainText" style:family="paragraph">
      <style:text-properties style:font-name="Courier New" style:font-name-complex="Courier New"/>
    </style:style>
    <style:style style:name="P280" style:parent-style-name="PlainText" style:family="paragraph">
      <style:text-properties style:font-name="Courier New" style:font-name-complex="Courier New"/>
    </style:style>
    <style:style style:name="P281" style:parent-style-name="PlainText" style:family="paragraph">
      <style:text-properties style:font-name="Courier New" style:font-name-complex="Courier New"/>
    </style:style>
    <style:style style:name="P282" style:parent-style-name="PlainText" style:family="paragraph">
      <style:text-properties style:font-name="Courier New" style:font-name-complex="Courier New"/>
    </style:style>
    <style:style style:name="P283" style:parent-style-name="PlainText" style:family="paragraph">
      <style:text-properties style:font-name="Courier New" style:font-name-complex="Courier New"/>
    </style:style>
    <style:style style:name="P284" style:parent-style-name="PlainText" style:family="paragraph">
      <style:text-properties style:font-name="Courier New" style:font-name-complex="Courier New"/>
    </style:style>
    <style:style style:name="P285" style:parent-style-name="PlainText" style:family="paragraph">
      <style:text-properties style:font-name="Courier New" style:font-name-complex="Courier New"/>
    </style:style>
    <style:style style:name="P286" style:parent-style-name="PlainText" style:family="paragraph">
      <style:text-properties style:font-name="Courier New" style:font-name-complex="Courier New"/>
    </style:style>
    <style:style style:name="P287" style:parent-style-name="PlainText" style:family="paragraph">
      <style:text-properties style:font-name="Courier New" style:font-name-complex="Courier New"/>
    </style:style>
    <style:style style:name="P288" style:parent-style-name="PlainText" style:family="paragraph">
      <style:text-properties style:font-name="Courier New" style:font-name-complex="Courier New"/>
    </style:style>
    <style:style style:name="P289" style:parent-style-name="PlainText" style:family="paragraph">
      <style:text-properties style:font-name="Courier New" style:font-name-complex="Courier New"/>
    </style:style>
    <style:style style:name="P290" style:parent-style-name="PlainText" style:family="paragraph">
      <style:text-properties style:font-name="Courier New" style:font-name-complex="Courier New"/>
    </style:style>
    <style:style style:name="P291" style:parent-style-name="PlainText" style:family="paragraph">
      <style:text-properties style:font-name="Courier New" style:font-name-complex="Courier New"/>
    </style:style>
    <style:style style:name="P292" style:parent-style-name="PlainText" style:family="paragraph">
      <style:text-properties style:font-name="Courier New" style:font-name-complex="Courier New"/>
    </style:style>
    <style:style style:name="P293" style:parent-style-name="PlainText" style:family="paragraph">
      <style:text-properties style:font-name="Courier New" style:font-name-complex="Courier New"/>
    </style:style>
    <style:style style:name="P294" style:parent-style-name="PlainText" style:family="paragraph">
      <style:text-properties style:font-name="Courier New" style:font-name-complex="Courier New"/>
    </style:style>
    <style:style style:name="P295" style:parent-style-name="PlainText" style:family="paragraph">
      <style:text-properties style:font-name="Courier New" style:font-name-complex="Courier New"/>
    </style:style>
    <style:style style:name="P296" style:parent-style-name="PlainText" style:family="paragraph">
      <style:text-properties style:font-name="Courier New" style:font-name-complex="Courier New"/>
    </style:style>
    <style:style style:name="P297" style:parent-style-name="PlainText" style:family="paragraph">
      <style:text-properties style:font-name="Courier New" style:font-name-complex="Courier New"/>
    </style:style>
    <style:style style:name="P298" style:parent-style-name="PlainText" style:family="paragraph">
      <style:text-properties style:font-name="Courier New" style:font-name-complex="Courier New"/>
    </style:style>
    <style:style style:name="P299" style:parent-style-name="PlainText" style:family="paragraph">
      <style:text-properties style:font-name="Courier New" style:font-name-complex="Courier New"/>
    </style:style>
    <style:style style:name="P300" style:parent-style-name="PlainText" style:family="paragraph">
      <style:text-properties style:font-name="Courier New" style:font-name-complex="Courier New"/>
    </style:style>
    <style:style style:name="P301" style:parent-style-name="PlainText" style:family="paragraph">
      <style:text-properties style:font-name="Courier New" style:font-name-complex="Courier New"/>
    </style:style>
    <style:style style:name="P302" style:parent-style-name="PlainText" style:family="paragraph">
      <style:text-properties style:font-name="Courier New" style:font-name-complex="Courier New"/>
    </style:style>
    <style:style style:name="P303" style:parent-style-name="PlainText" style:family="paragraph">
      <style:text-properties style:font-name="Courier New" style:font-name-complex="Courier New"/>
    </style:style>
    <style:style style:name="P304" style:parent-style-name="PlainText" style:family="paragraph">
      <style:text-properties style:font-name="Courier New" style:font-name-complex="Courier New"/>
    </style:style>
    <style:style style:name="P305" style:parent-style-name="PlainText" style:family="paragraph">
      <style:text-properties style:font-name="Courier New" style:font-name-complex="Courier New"/>
    </style:style>
    <style:style style:name="P306" style:parent-style-name="PlainText" style:family="paragraph">
      <style:text-properties style:font-name="Courier New" style:font-name-complex="Courier New"/>
    </style:style>
    <style:style style:name="P307" style:parent-style-name="PlainText" style:family="paragraph">
      <style:text-properties style:font-name="Courier New" style:font-name-complex="Courier New"/>
    </style:style>
    <style:style style:name="P308" style:parent-style-name="PlainText" style:family="paragraph">
      <style:text-properties style:font-name="Courier New" style:font-name-complex="Courier New"/>
    </style:style>
    <style:style style:name="P309" style:parent-style-name="PlainText" style:family="paragraph">
      <style:text-properties style:font-name="Courier New" style:font-name-complex="Courier New"/>
    </style:style>
    <style:style style:name="P310" style:parent-style-name="PlainText" style:family="paragraph">
      <style:text-properties style:font-name="Courier New" style:font-name-complex="Courier New"/>
    </style:style>
    <style:style style:name="P311" style:parent-style-name="PlainText" style:family="paragraph">
      <style:text-properties style:font-name="Courier New" style:font-name-complex="Courier New"/>
    </style:style>
    <style:style style:name="P312" style:parent-style-name="PlainText" style:family="paragraph">
      <style:text-properties style:font-name="Courier New" style:font-name-complex="Courier New"/>
    </style:style>
    <style:style style:name="P313" style:parent-style-name="PlainText" style:family="paragraph">
      <style:text-properties style:font-name="Courier New" style:font-name-complex="Courier New"/>
    </style:style>
    <style:style style:name="P314" style:parent-style-name="PlainText" style:family="paragraph">
      <style:text-properties style:font-name="Courier New" style:font-name-complex="Courier New"/>
    </style:style>
    <style:style style:name="P315" style:parent-style-name="PlainText" style:family="paragraph">
      <style:text-properties style:font-name="Courier New" style:font-name-complex="Courier New"/>
    </style:style>
    <style:style style:name="P316" style:parent-style-name="PlainText" style:family="paragraph">
      <style:text-properties style:font-name="Courier New" style:font-name-complex="Courier New"/>
    </style:style>
    <style:style style:name="P317" style:parent-style-name="PlainText" style:family="paragraph">
      <style:text-properties style:font-name="Courier New" style:font-name-complex="Courier New"/>
    </style:style>
    <style:style style:name="P318" style:parent-style-name="PlainText" style:family="paragraph">
      <style:text-properties style:font-name="Courier New" style:font-name-complex="Courier New"/>
    </style:style>
    <style:style style:name="P319" style:parent-style-name="PlainText" style:family="paragraph">
      <style:text-properties style:font-name="Courier New" style:font-name-complex="Courier New"/>
    </style:style>
    <style:style style:name="P320" style:parent-style-name="PlainText" style:family="paragraph">
      <style:text-properties style:font-name="Courier New" style:font-name-complex="Courier New"/>
    </style:style>
    <style:style style:name="P321" style:parent-style-name="PlainText" style:family="paragraph">
      <style:text-properties style:font-name="Courier New" style:font-name-complex="Courier New"/>
    </style:style>
    <style:style style:name="P322" style:parent-style-name="PlainText" style:family="paragraph">
      <style:text-properties style:font-name="Courier New" style:font-name-complex="Courier New"/>
    </style:style>
    <style:style style:name="P323" style:parent-style-name="PlainText" style:family="paragraph">
      <style:text-properties style:font-name="Courier New" style:font-name-complex="Courier New"/>
    </style:style>
    <style:style style:name="P324" style:parent-style-name="PlainText" style:family="paragraph">
      <style:text-properties style:font-name="Courier New" style:font-name-complex="Courier New"/>
    </style:style>
    <style:style style:name="P325" style:parent-style-name="PlainText" style:family="paragraph">
      <style:text-properties style:font-name="Courier New" style:font-name-complex="Courier New"/>
    </style:style>
    <style:style style:name="P326" style:parent-style-name="PlainText" style:family="paragraph">
      <style:text-properties style:font-name="Courier New" style:font-name-complex="Courier New"/>
    </style:style>
    <style:style style:name="P327" style:parent-style-name="PlainText" style:family="paragraph">
      <style:text-properties style:font-name="Courier New" style:font-name-complex="Courier New"/>
    </style:style>
    <style:style style:name="P328" style:parent-style-name="PlainText" style:family="paragraph">
      <style:text-properties style:font-name="Courier New" style:font-name-complex="Courier New"/>
    </style:style>
    <style:style style:name="P329" style:parent-style-name="PlainText" style:family="paragraph">
      <style:text-properties style:font-name="Courier New" style:font-name-complex="Courier New"/>
    </style:style>
    <style:style style:name="P330" style:parent-style-name="PlainText" style:family="paragraph">
      <style:text-properties style:font-name="Courier New" style:font-name-complex="Courier New"/>
    </style:style>
    <style:style style:name="P331" style:parent-style-name="PlainText" style:family="paragraph">
      <style:text-properties style:font-name="Courier New" style:font-name-complex="Courier New"/>
    </style:style>
    <style:style style:name="P332" style:parent-style-name="PlainText" style:family="paragraph">
      <style:text-properties style:font-name="Courier New" style:font-name-complex="Courier New"/>
    </style:style>
    <style:style style:name="P333" style:parent-style-name="PlainText" style:family="paragraph">
      <style:text-properties style:font-name="Courier New" style:font-name-complex="Courier New"/>
    </style:style>
    <style:style style:name="P334" style:parent-style-name="PlainText" style:family="paragraph">
      <style:text-properties style:font-name="Courier New" style:font-name-complex="Courier New"/>
    </style:style>
    <style:style style:name="P335" style:parent-style-name="PlainText" style:family="paragraph">
      <style:text-properties style:font-name="Courier New" style:font-name-complex="Courier New"/>
    </style:style>
    <style:style style:name="P336" style:parent-style-name="PlainText" style:family="paragraph">
      <style:text-properties style:font-name="Courier New" style:font-name-complex="Courier New"/>
    </style:style>
    <style:style style:name="P337" style:parent-style-name="PlainText" style:family="paragraph">
      <style:text-properties style:font-name="Courier New" style:font-name-complex="Courier New"/>
    </style:style>
    <style:style style:name="P338" style:parent-style-name="PlainText" style:family="paragraph">
      <style:text-properties style:font-name="Courier New" style:font-name-complex="Courier New"/>
    </style:style>
    <style:style style:name="P339" style:parent-style-name="PlainText" style:family="paragraph">
      <style:text-properties style:font-name="Courier New" style:font-name-complex="Courier New"/>
    </style:style>
    <style:style style:name="P340" style:parent-style-name="PlainText" style:family="paragraph">
      <style:text-properties style:font-name="Courier New" style:font-name-complex="Courier New"/>
    </style:style>
    <style:style style:name="P341" style:parent-style-name="PlainText" style:family="paragraph">
      <style:text-properties style:font-name="Courier New" style:font-name-complex="Courier New"/>
    </style:style>
    <style:style style:name="P342" style:parent-style-name="PlainText" style:family="paragraph">
      <style:text-properties style:font-name="Courier New" style:font-name-complex="Courier New"/>
    </style:style>
    <style:style style:name="P343" style:parent-style-name="PlainText" style:family="paragraph">
      <style:text-properties style:font-name="Courier New" style:font-name-complex="Courier New"/>
    </style:style>
    <style:style style:name="P344" style:parent-style-name="PlainText" style:family="paragraph">
      <style:text-properties style:font-name="Courier New" style:font-name-complex="Courier New"/>
    </style:style>
    <style:style style:name="P345" style:parent-style-name="PlainText" style:family="paragraph">
      <style:text-properties style:font-name="Courier New" style:font-name-complex="Courier New"/>
    </style:style>
    <style:style style:name="P346" style:parent-style-name="PlainText" style:family="paragraph">
      <style:text-properties style:font-name="Courier New" style:font-name-complex="Courier New"/>
    </style:style>
    <style:style style:name="P347" style:parent-style-name="PlainText" style:family="paragraph">
      <style:text-properties style:font-name="Courier New" style:font-name-complex="Courier New"/>
    </style:style>
    <style:style style:name="P348" style:parent-style-name="PlainText" style:family="paragraph">
      <style:text-properties style:font-name="Courier New" style:font-name-complex="Courier New"/>
    </style:style>
    <style:style style:name="P349" style:parent-style-name="PlainText" style:family="paragraph">
      <style:text-properties style:font-name="Courier New" style:font-name-complex="Courier New"/>
    </style:style>
    <style:style style:name="P350" style:parent-style-name="PlainText" style:family="paragraph">
      <style:text-properties style:font-name="Courier New" style:font-name-complex="Courier New"/>
    </style:style>
    <style:style style:name="P351" style:parent-style-name="PlainText" style:family="paragraph">
      <style:text-properties style:font-name="Courier New" style:font-name-complex="Courier New"/>
    </style:style>
    <style:style style:name="P352" style:parent-style-name="PlainText" style:family="paragraph">
      <style:text-properties style:font-name="Courier New" style:font-name-complex="Courier New"/>
    </style:style>
    <style:style style:name="P353" style:parent-style-name="PlainText" style:family="paragraph">
      <style:text-properties style:font-name="Courier New" style:font-name-complex="Courier New"/>
    </style:style>
    <style:style style:name="P354" style:parent-style-name="PlainText" style:family="paragraph">
      <style:text-properties style:font-name="Courier New" style:font-name-complex="Courier New"/>
    </style:style>
    <style:style style:name="P355" style:parent-style-name="PlainText" style:family="paragraph">
      <style:text-properties style:font-name="Courier New" style:font-name-complex="Courier New"/>
    </style:style>
    <style:style style:name="P356" style:parent-style-name="PlainText" style:family="paragraph">
      <style:text-properties style:font-name="Courier New" style:font-name-complex="Courier New"/>
    </style:style>
    <style:style style:name="P357" style:parent-style-name="PlainText" style:family="paragraph">
      <style:text-properties style:font-name="Courier New" style:font-name-complex="Courier New"/>
    </style:style>
    <style:style style:name="P358" style:parent-style-name="PlainText" style:family="paragraph">
      <style:text-properties style:font-name="Courier New" style:font-name-complex="Courier New"/>
    </style:style>
    <style:style style:name="P359" style:parent-style-name="PlainText" style:family="paragraph">
      <style:text-properties style:font-name="Courier New" style:font-name-complex="Courier New"/>
    </style:style>
    <style:style style:name="P360" style:parent-style-name="PlainText" style:family="paragraph">
      <style:text-properties style:font-name="Courier New" style:font-name-complex="Courier New"/>
    </style:style>
    <style:style style:name="P361" style:parent-style-name="PlainText" style:family="paragraph">
      <style:text-properties style:font-name="Courier New" style:font-name-complex="Courier New"/>
    </style:style>
    <style:style style:name="P362" style:parent-style-name="PlainText" style:family="paragraph">
      <style:text-properties style:font-name="Courier New" style:font-name-complex="Courier New"/>
    </style:style>
    <style:style style:name="P363" style:parent-style-name="PlainText" style:family="paragraph">
      <style:text-properties style:font-name="Courier New" style:font-name-complex="Courier New"/>
    </style:style>
    <style:style style:name="P364" style:parent-style-name="PlainText" style:family="paragraph">
      <style:text-properties style:font-name="Courier New" style:font-name-complex="Courier New"/>
    </style:style>
    <style:style style:name="P365" style:parent-style-name="PlainText" style:family="paragraph">
      <style:text-properties style:font-name="Courier New" style:font-name-complex="Courier New"/>
    </style:style>
    <style:style style:name="P366" style:parent-style-name="PlainText" style:family="paragraph">
      <style:text-properties style:font-name="Courier New" style:font-name-complex="Courier New"/>
    </style:style>
    <style:style style:name="P367" style:parent-style-name="PlainText" style:family="paragraph">
      <style:text-properties style:font-name="Courier New" style:font-name-complex="Courier New"/>
    </style:style>
    <style:style style:name="P368" style:parent-style-name="PlainText" style:family="paragraph">
      <style:text-properties style:font-name="Courier New" style:font-name-complex="Courier New"/>
    </style:style>
    <style:style style:name="P369" style:parent-style-name="PlainText" style:family="paragraph">
      <style:text-properties style:font-name="Courier New" style:font-name-complex="Courier New"/>
    </style:style>
    <style:style style:name="P370" style:parent-style-name="PlainText" style:family="paragraph">
      <style:text-properties style:font-name="Courier New" style:font-name-complex="Courier New"/>
    </style:style>
    <style:style style:name="P371" style:parent-style-name="PlainText" style:family="paragraph">
      <style:text-properties style:font-name="Courier New" style:font-name-complex="Courier New"/>
    </style:style>
    <style:style style:name="P372" style:parent-style-name="PlainText" style:family="paragraph">
      <style:text-properties style:font-name="Courier New" style:font-name-complex="Courier New"/>
    </style:style>
    <style:style style:name="P373" style:parent-style-name="PlainText" style:family="paragraph">
      <style:text-properties style:font-name="Courier New" style:font-name-complex="Courier New"/>
    </style:style>
    <style:style style:name="P374" style:parent-style-name="PlainText" style:family="paragraph">
      <style:text-properties style:font-name="Courier New" style:font-name-complex="Courier New"/>
    </style:style>
    <style:style style:name="P375" style:parent-style-name="PlainText" style:family="paragraph">
      <style:text-properties style:font-name="Courier New" style:font-name-complex="Courier New"/>
    </style:style>
    <style:style style:name="P376" style:parent-style-name="PlainText" style:family="paragraph">
      <style:text-properties style:font-name="Courier New" style:font-name-complex="Courier New"/>
    </style:style>
    <style:style style:name="P377" style:parent-style-name="PlainText" style:family="paragraph">
      <style:text-properties style:font-name="Courier New" style:font-name-complex="Courier New"/>
    </style:style>
    <style:style style:name="P378" style:parent-style-name="PlainText" style:family="paragraph">
      <style:text-properties style:font-name="Courier New" style:font-name-complex="Courier New"/>
    </style:style>
    <style:style style:name="P379" style:parent-style-name="PlainText" style:family="paragraph">
      <style:text-properties style:font-name="Courier New" style:font-name-complex="Courier New"/>
    </style:style>
    <style:style style:name="P380" style:parent-style-name="PlainText" style:family="paragraph">
      <style:text-properties style:font-name="Courier New" style:font-name-complex="Courier New"/>
    </style:style>
    <style:style style:name="P381" style:parent-style-name="PlainText" style:family="paragraph">
      <style:text-properties style:font-name="Courier New" style:font-name-complex="Courier New"/>
    </style:style>
    <style:style style:name="P382" style:parent-style-name="PlainText" style:family="paragraph">
      <style:text-properties style:font-name="Courier New" style:font-name-complex="Courier New"/>
    </style:style>
    <style:style style:name="P383" style:parent-style-name="PlainText" style:family="paragraph">
      <style:text-properties style:font-name="Courier New" style:font-name-complex="Courier New"/>
    </style:style>
    <style:style style:name="P384" style:parent-style-name="PlainText" style:family="paragraph">
      <style:text-properties style:font-name="Courier New" style:font-name-complex="Courier New"/>
    </style:style>
    <style:style style:name="P385" style:parent-style-name="PlainText" style:family="paragraph">
      <style:text-properties style:font-name="Courier New" style:font-name-complex="Courier New"/>
    </style:style>
    <style:style style:name="P386" style:parent-style-name="PlainText" style:family="paragraph">
      <style:text-properties style:font-name="Courier New" style:font-name-complex="Courier New"/>
    </style:style>
    <style:style style:name="P387" style:parent-style-name="PlainText" style:family="paragraph">
      <style:text-properties style:font-name="Courier New" style:font-name-complex="Courier New"/>
    </style:style>
    <style:style style:name="P388" style:parent-style-name="PlainText" style:family="paragraph">
      <style:text-properties style:font-name="Courier New" style:font-name-complex="Courier New"/>
    </style:style>
    <style:style style:name="P389" style:parent-style-name="PlainText" style:family="paragraph">
      <style:text-properties style:font-name="Courier New" style:font-name-complex="Courier New"/>
    </style:style>
    <style:style style:name="P390" style:parent-style-name="PlainText" style:family="paragraph">
      <style:text-properties style:font-name="Courier New" style:font-name-complex="Courier New"/>
    </style:style>
    <style:style style:name="P391" style:parent-style-name="PlainText" style:family="paragraph">
      <style:text-properties style:font-name="Courier New" style:font-name-complex="Courier New"/>
    </style:style>
    <style:style style:name="P392" style:parent-style-name="PlainText" style:family="paragraph">
      <style:text-properties style:font-name="Courier New" style:font-name-complex="Courier New"/>
    </style:style>
    <style:style style:name="P393" style:parent-style-name="PlainText" style:family="paragraph">
      <style:text-properties style:font-name="Courier New" style:font-name-complex="Courier New"/>
    </style:style>
    <style:style style:name="P394" style:parent-style-name="PlainText" style:family="paragraph">
      <style:text-properties style:font-name="Courier New" style:font-name-complex="Courier New"/>
    </style:style>
    <style:style style:name="P395" style:parent-style-name="PlainText" style:family="paragraph">
      <style:text-properties style:font-name="Courier New" style:font-name-complex="Courier New"/>
    </style:style>
    <style:style style:name="P396" style:parent-style-name="PlainText" style:family="paragraph">
      <style:text-properties style:font-name="Courier New" style:font-name-complex="Courier New"/>
    </style:style>
    <style:style style:name="P397" style:parent-style-name="PlainText" style:family="paragraph">
      <style:text-properties style:font-name="Courier New" style:font-name-complex="Courier New"/>
    </style:style>
    <style:style style:name="P398" style:parent-style-name="PlainText" style:family="paragraph">
      <style:text-properties style:font-name="Courier New" style:font-name-complex="Courier New"/>
    </style:style>
    <style:style style:name="P399" style:parent-style-name="PlainText" style:family="paragraph">
      <style:text-properties style:font-name="Courier New" style:font-name-complex="Courier New"/>
    </style:style>
    <style:style style:name="P400" style:parent-style-name="PlainText" style:family="paragraph">
      <style:text-properties style:font-name="Courier New" style:font-name-complex="Courier New"/>
    </style:style>
    <style:style style:name="P401" style:parent-style-name="PlainText" style:family="paragraph">
      <style:text-properties style:font-name="Courier New" style:font-name-complex="Courier New"/>
    </style:style>
    <style:style style:name="P402" style:parent-style-name="PlainText" style:family="paragraph">
      <style:text-properties style:font-name="Courier New" style:font-name-complex="Courier New"/>
    </style:style>
    <style:style style:name="P403" style:parent-style-name="PlainText" style:family="paragraph">
      <style:text-properties style:font-name="Courier New" style:font-name-complex="Courier New"/>
    </style:style>
    <style:style style:name="P404" style:parent-style-name="PlainText" style:family="paragraph">
      <style:text-properties style:font-name="Courier New" style:font-name-complex="Courier New"/>
    </style:style>
    <style:style style:name="P405" style:parent-style-name="PlainText" style:family="paragraph">
      <style:text-properties style:font-name="Courier New" style:font-name-complex="Courier New"/>
    </style:style>
    <style:style style:name="P406" style:parent-style-name="PlainText" style:family="paragraph">
      <style:text-properties style:font-name="Courier New" style:font-name-complex="Courier New"/>
    </style:style>
    <style:style style:name="P407" style:parent-style-name="PlainText" style:family="paragraph">
      <style:text-properties style:font-name="Courier New" style:font-name-complex="Courier New"/>
    </style:style>
    <style:style style:name="P408" style:parent-style-name="PlainText" style:family="paragraph">
      <style:text-properties style:font-name="Courier New" style:font-name-complex="Courier New"/>
    </style:style>
    <style:style style:name="P409" style:parent-style-name="PlainText" style:family="paragraph">
      <style:text-properties style:font-name="Courier New" style:font-name-complex="Courier New"/>
    </style:style>
    <style:style style:name="P410" style:parent-style-name="PlainText" style:family="paragraph">
      <style:text-properties style:font-name="Courier New" style:font-name-complex="Courier New"/>
    </style:style>
    <style:style style:name="P411" style:parent-style-name="PlainText" style:family="paragraph">
      <style:text-properties style:font-name="Courier New" style:font-name-complex="Courier New"/>
    </style:style>
    <style:style style:name="P412" style:parent-style-name="PlainText" style:family="paragraph">
      <style:text-properties style:font-name="Courier New" style:font-name-complex="Courier New"/>
    </style:style>
    <style:style style:name="P413" style:parent-style-name="PlainText" style:family="paragraph">
      <style:text-properties style:font-name="Courier New" style:font-name-complex="Courier New"/>
    </style:style>
    <style:style style:name="P414" style:parent-style-name="PlainText" style:family="paragraph">
      <style:text-properties style:font-name="Courier New" style:font-name-complex="Courier New"/>
    </style:style>
    <style:style style:name="P415" style:parent-style-name="PlainText" style:family="paragraph">
      <style:text-properties style:font-name="Courier New" style:font-name-complex="Courier New"/>
    </style:style>
    <style:style style:name="P416" style:parent-style-name="PlainText" style:family="paragraph">
      <style:text-properties style:font-name="Courier New" style:font-name-complex="Courier New"/>
    </style:style>
    <style:style style:name="P417" style:parent-style-name="PlainText" style:family="paragraph">
      <style:text-properties style:font-name="Courier New" style:font-name-complex="Courier New"/>
    </style:style>
    <style:style style:name="P418" style:parent-style-name="PlainText" style:family="paragraph">
      <style:text-properties style:font-name="Courier New" style:font-name-complex="Courier New"/>
    </style:style>
    <style:style style:name="P419" style:parent-style-name="PlainText" style:family="paragraph">
      <style:text-properties style:font-name="Courier New" style:font-name-complex="Courier New"/>
    </style:style>
    <style:style style:name="P420" style:parent-style-name="PlainText" style:family="paragraph">
      <style:text-properties style:font-name="Courier New" style:font-name-complex="Courier New"/>
    </style:style>
    <style:style style:name="P421" style:parent-style-name="PlainText" style:family="paragraph">
      <style:text-properties style:font-name="Courier New" style:font-name-complex="Courier New"/>
    </style:style>
    <style:style style:name="P422" style:parent-style-name="PlainText" style:family="paragraph">
      <style:text-properties style:font-name="Courier New" style:font-name-complex="Courier New"/>
    </style:style>
    <style:style style:name="P423" style:parent-style-name="PlainText" style:family="paragraph">
      <style:text-properties style:font-name="Courier New" style:font-name-complex="Courier New"/>
    </style:style>
    <style:style style:name="P424" style:parent-style-name="PlainText" style:family="paragraph">
      <style:text-properties style:font-name="Courier New" style:font-name-complex="Courier New"/>
    </style:style>
    <style:style style:name="P425" style:parent-style-name="PlainText" style:family="paragraph">
      <style:text-properties style:font-name="Courier New" style:font-name-complex="Courier New"/>
    </style:style>
    <style:style style:name="P426" style:parent-style-name="PlainText" style:family="paragraph">
      <style:text-properties style:font-name="Courier New" style:font-name-complex="Courier New"/>
    </style:style>
    <style:style style:name="P427" style:parent-style-name="PlainText" style:family="paragraph">
      <style:text-properties style:font-name="Courier New" style:font-name-complex="Courier New"/>
    </style:style>
    <style:style style:name="P428" style:parent-style-name="PlainText" style:family="paragraph">
      <style:text-properties style:font-name="Courier New" style:font-name-complex="Courier New"/>
    </style:style>
    <style:style style:name="P429" style:parent-style-name="PlainText" style:family="paragraph">
      <style:text-properties style:font-name="Courier New" style:font-name-complex="Courier New"/>
    </style:style>
    <style:style style:name="P430" style:parent-style-name="PlainText" style:family="paragraph">
      <style:text-properties style:font-name="Courier New" style:font-name-complex="Courier New"/>
    </style:style>
    <style:style style:name="P431" style:parent-style-name="PlainText" style:family="paragraph">
      <style:text-properties style:font-name="Courier New" style:font-name-complex="Courier New"/>
    </style:style>
    <style:style style:name="P432" style:parent-style-name="PlainText" style:family="paragraph">
      <style:text-properties style:font-name="Courier New" style:font-name-complex="Courier New"/>
    </style:style>
    <style:style style:name="P433" style:parent-style-name="PlainText" style:family="paragraph">
      <style:text-properties style:font-name="Courier New" style:font-name-complex="Courier New"/>
    </style:style>
    <style:style style:name="P434" style:parent-style-name="PlainText" style:family="paragraph">
      <style:text-properties style:font-name="Courier New" style:font-name-complex="Courier New"/>
    </style:style>
    <style:style style:name="P435" style:parent-style-name="PlainText" style:family="paragraph">
      <style:text-properties style:font-name="Courier New" style:font-name-complex="Courier New"/>
    </style:style>
    <style:style style:name="P436" style:parent-style-name="PlainText" style:family="paragraph">
      <style:text-properties style:font-name="Courier New" style:font-name-complex="Courier New"/>
    </style:style>
    <style:style style:name="P437" style:parent-style-name="PlainText" style:family="paragraph">
      <style:text-properties style:font-name="Courier New" style:font-name-complex="Courier New"/>
    </style:style>
    <style:style style:name="P438" style:parent-style-name="PlainText" style:family="paragraph">
      <style:text-properties style:font-name="Courier New" style:font-name-complex="Courier New"/>
    </style:style>
    <style:style style:name="P439" style:parent-style-name="PlainText" style:family="paragraph">
      <style:text-properties style:font-name="Courier New" style:font-name-complex="Courier New"/>
    </style:style>
    <style:style style:name="P440" style:parent-style-name="PlainText" style:family="paragraph">
      <style:text-properties style:font-name="Courier New" style:font-name-complex="Courier New"/>
    </style:style>
    <style:style style:name="P441" style:parent-style-name="PlainText" style:family="paragraph">
      <style:text-properties style:font-name="Courier New" style:font-name-complex="Courier New"/>
    </style:style>
    <style:style style:name="P442" style:parent-style-name="PlainText" style:family="paragraph">
      <style:text-properties style:font-name="Courier New" style:font-name-complex="Courier New"/>
    </style:style>
    <style:style style:name="P443" style:parent-style-name="PlainText" style:family="paragraph">
      <style:text-properties style:font-name="Courier New" style:font-name-complex="Courier New"/>
    </style:style>
    <style:style style:name="P444" style:parent-style-name="PlainText" style:family="paragraph">
      <style:text-properties style:font-name="Courier New" style:font-name-complex="Courier New"/>
    </style:style>
    <style:style style:name="P445" style:parent-style-name="PlainText" style:family="paragraph">
      <style:text-properties style:font-name="Courier New" style:font-name-complex="Courier New"/>
    </style:style>
    <style:style style:name="P446" style:parent-style-name="PlainText" style:family="paragraph">
      <style:text-properties style:font-name="Courier New" style:font-name-complex="Courier New"/>
    </style:style>
    <style:style style:name="P447" style:parent-style-name="PlainText" style:family="paragraph">
      <style:text-properties style:font-name="Courier New" style:font-name-complex="Courier New"/>
    </style:style>
    <style:style style:name="P448" style:parent-style-name="PlainText" style:family="paragraph">
      <style:text-properties style:font-name="Courier New" style:font-name-complex="Courier New"/>
    </style:style>
    <style:style style:name="P449" style:parent-style-name="PlainText" style:family="paragraph">
      <style:text-properties style:font-name="Courier New" style:font-name-complex="Courier New"/>
    </style:style>
    <style:style style:name="P450" style:parent-style-name="PlainText" style:family="paragraph">
      <style:text-properties style:font-name="Courier New" style:font-name-complex="Courier New"/>
    </style:style>
    <style:style style:name="P451" style:parent-style-name="PlainText" style:family="paragraph">
      <style:text-properties style:font-name="Courier New" style:font-name-complex="Courier New"/>
    </style:style>
    <style:style style:name="P452" style:parent-style-name="PlainText" style:family="paragraph">
      <style:text-properties style:font-name="Courier New" style:font-name-complex="Courier New"/>
    </style:style>
    <style:style style:name="P453" style:parent-style-name="PlainText" style:family="paragraph">
      <style:text-properties style:font-name="Courier New" style:font-name-complex="Courier New"/>
    </style:style>
    <style:style style:name="P454" style:parent-style-name="PlainText" style:family="paragraph">
      <style:text-properties style:font-name="Courier New" style:font-name-complex="Courier New"/>
    </style:style>
    <style:style style:name="P455" style:parent-style-name="PlainText" style:family="paragraph">
      <style:text-properties style:font-name="Courier New" style:font-name-complex="Courier New"/>
    </style:style>
    <style:style style:name="P456" style:parent-style-name="PlainText" style:family="paragraph">
      <style:text-properties style:font-name="Courier New" style:font-name-complex="Courier New"/>
    </style:style>
    <style:style style:name="P457" style:parent-style-name="PlainText" style:family="paragraph">
      <style:text-properties style:font-name="Courier New" style:font-name-complex="Courier New"/>
    </style:style>
    <style:style style:name="P458" style:parent-style-name="PlainText" style:family="paragraph">
      <style:text-properties style:font-name="Courier New" style:font-name-complex="Courier New"/>
    </style:style>
    <style:style style:name="P459" style:parent-style-name="PlainText" style:family="paragraph">
      <style:text-properties style:font-name="Courier New" style:font-name-complex="Courier New"/>
    </style:style>
    <style:style style:name="P460" style:parent-style-name="PlainText" style:family="paragraph">
      <style:text-properties style:font-name="Courier New" style:font-name-complex="Courier New"/>
    </style:style>
    <style:style style:name="P461" style:parent-style-name="PlainText" style:family="paragraph">
      <style:text-properties style:font-name="Courier New" style:font-name-complex="Courier New"/>
    </style:style>
    <style:style style:name="P462" style:parent-style-name="PlainText" style:family="paragraph">
      <style:text-properties style:font-name="Courier New" style:font-name-complex="Courier New"/>
    </style:style>
    <style:style style:name="P463" style:parent-style-name="PlainText" style:family="paragraph">
      <style:text-properties style:font-name="Courier New" style:font-name-complex="Courier New"/>
    </style:style>
    <style:style style:name="P464" style:parent-style-name="PlainText" style:family="paragraph">
      <style:text-properties style:font-name="Courier New" style:font-name-complex="Courier New"/>
    </style:style>
    <style:style style:name="P465" style:parent-style-name="PlainText" style:family="paragraph">
      <style:text-properties style:font-name="Courier New" style:font-name-complex="Courier New"/>
    </style:style>
    <style:style style:name="P466" style:parent-style-name="PlainText" style:family="paragraph">
      <style:text-properties style:font-name="Courier New" style:font-name-complex="Courier New"/>
    </style:style>
    <style:style style:name="P467" style:parent-style-name="PlainText" style:family="paragraph">
      <style:text-properties style:font-name="Courier New" style:font-name-complex="Courier New"/>
    </style:style>
    <style:style style:name="P468" style:parent-style-name="PlainText" style:family="paragraph">
      <style:text-properties style:font-name="Courier New" style:font-name-complex="Courier New"/>
    </style:style>
    <style:style style:name="P469" style:parent-style-name="PlainText" style:family="paragraph">
      <style:text-properties style:font-name="Courier New" style:font-name-complex="Courier New"/>
    </style:style>
    <style:style style:name="P470" style:parent-style-name="PlainText" style:family="paragraph">
      <style:text-properties style:font-name="Courier New" style:font-name-complex="Courier New"/>
    </style:style>
    <style:style style:name="P471" style:parent-style-name="PlainText" style:family="paragraph">
      <style:text-properties style:font-name="Courier New" style:font-name-complex="Courier New"/>
    </style:style>
    <style:style style:name="P472" style:parent-style-name="PlainText" style:family="paragraph">
      <style:text-properties style:font-name="Courier New" style:font-name-complex="Courier New"/>
    </style:style>
    <style:style style:name="P473" style:parent-style-name="PlainText" style:family="paragraph">
      <style:text-properties style:font-name="Courier New" style:font-name-complex="Courier New"/>
    </style:style>
    <style:style style:name="P474" style:parent-style-name="PlainText" style:family="paragraph">
      <style:text-properties style:font-name="Courier New" style:font-name-complex="Courier New"/>
    </style:style>
    <style:style style:name="P475" style:parent-style-name="PlainText" style:family="paragraph">
      <style:text-properties style:font-name="Courier New" style:font-name-complex="Courier New"/>
    </style:style>
    <style:style style:name="P476" style:parent-style-name="PlainText" style:family="paragraph">
      <style:text-properties style:font-name="Courier New" style:font-name-complex="Courier New"/>
    </style:style>
    <style:style style:name="P477" style:parent-style-name="PlainText" style:family="paragraph">
      <style:text-properties style:font-name="Courier New" style:font-name-complex="Courier New"/>
    </style:style>
    <style:style style:name="P478" style:parent-style-name="PlainText" style:family="paragraph">
      <style:text-properties style:font-name="Courier New" style:font-name-complex="Courier New"/>
    </style:style>
    <style:style style:name="P479" style:parent-style-name="PlainText" style:family="paragraph">
      <style:text-properties style:font-name="Courier New" style:font-name-complex="Courier New"/>
    </style:style>
    <style:style style:name="P480" style:parent-style-name="PlainText" style:family="paragraph">
      <style:text-properties style:font-name="Courier New" style:font-name-complex="Courier New"/>
    </style:style>
    <style:style style:name="P481" style:parent-style-name="PlainText" style:family="paragraph">
      <style:text-properties style:font-name="Courier New" style:font-name-complex="Courier New"/>
    </style:style>
    <style:style style:name="P482" style:parent-style-name="PlainText" style:family="paragraph">
      <style:text-properties style:font-name="Courier New" style:font-name-complex="Courier New"/>
    </style:style>
    <style:style style:name="P483" style:parent-style-name="PlainText" style:family="paragraph">
      <style:text-properties style:font-name="Courier New" style:font-name-complex="Courier New"/>
    </style:style>
    <style:style style:name="P484" style:parent-style-name="PlainText" style:family="paragraph">
      <style:text-properties style:font-name="Courier New" style:font-name-complex="Courier New"/>
    </style:style>
    <style:style style:name="P485" style:parent-style-name="PlainText" style:family="paragraph">
      <style:text-properties style:font-name="Courier New" style:font-name-complex="Courier New"/>
    </style:style>
    <style:style style:name="P486" style:parent-style-name="PlainText" style:family="paragraph">
      <style:text-properties style:font-name="Courier New" style:font-name-complex="Courier New"/>
    </style:style>
    <style:style style:name="P487" style:parent-style-name="PlainText" style:family="paragraph">
      <style:text-properties style:font-name="Courier New" style:font-name-complex="Courier New"/>
    </style:style>
    <style:style style:name="P488" style:parent-style-name="PlainText" style:family="paragraph">
      <style:text-properties style:font-name="Courier New" style:font-name-complex="Courier New"/>
    </style:style>
    <style:style style:name="P489" style:parent-style-name="PlainText" style:family="paragraph">
      <style:text-properties style:font-name="Courier New" style:font-name-complex="Courier New"/>
    </style:style>
    <style:style style:name="P490" style:parent-style-name="PlainText" style:family="paragraph">
      <style:text-properties style:font-name="Courier New" style:font-name-complex="Courier New"/>
    </style:style>
    <style:style style:name="P491" style:parent-style-name="PlainText" style:family="paragraph">
      <style:text-properties style:font-name="Courier New" style:font-name-complex="Courier New"/>
    </style:style>
    <style:style style:name="P492" style:parent-style-name="PlainText" style:family="paragraph">
      <style:text-properties style:font-name="Courier New" style:font-name-complex="Courier New"/>
    </style:style>
    <style:style style:name="P493" style:parent-style-name="PlainText" style:family="paragraph">
      <style:text-properties style:font-name="Courier New" style:font-name-complex="Courier New"/>
    </style:style>
    <style:style style:name="P494" style:parent-style-name="PlainText" style:family="paragraph">
      <style:text-properties style:font-name="Courier New" style:font-name-complex="Courier New"/>
    </style:style>
    <style:style style:name="P495" style:parent-style-name="PlainText" style:family="paragraph">
      <style:text-properties style:font-name="Courier New" style:font-name-complex="Courier New"/>
    </style:style>
    <style:style style:name="P496" style:parent-style-name="PlainText" style:family="paragraph">
      <style:text-properties style:font-name="Courier New" style:font-name-complex="Courier New"/>
    </style:style>
    <style:style style:name="P497" style:parent-style-name="PlainText" style:family="paragraph">
      <style:text-properties style:font-name="Courier New" style:font-name-complex="Courier New"/>
    </style:style>
    <style:style style:name="P498" style:parent-style-name="PlainText" style:family="paragraph">
      <style:text-properties style:font-name="Courier New" style:font-name-complex="Courier New"/>
    </style:style>
    <style:style style:name="P499" style:parent-style-name="PlainText" style:family="paragraph">
      <style:text-properties style:font-name="Courier New" style:font-name-complex="Courier New"/>
    </style:style>
    <style:style style:name="P500" style:parent-style-name="PlainText" style:family="paragraph">
      <style:text-properties style:font-name="Courier New" style:font-name-complex="Courier New"/>
    </style:style>
    <style:style style:name="P501" style:parent-style-name="PlainText" style:family="paragraph">
      <style:text-properties style:font-name="Courier New" style:font-name-complex="Courier New"/>
    </style:style>
    <style:style style:name="P502" style:parent-style-name="PlainText" style:family="paragraph">
      <style:text-properties style:font-name="Courier New" style:font-name-complex="Courier New"/>
    </style:style>
    <style:style style:name="P503" style:parent-style-name="PlainText" style:family="paragraph">
      <style:text-properties style:font-name="Courier New" style:font-name-complex="Courier New"/>
    </style:style>
    <style:style style:name="P504" style:parent-style-name="PlainText" style:family="paragraph">
      <style:text-properties style:font-name="Courier New" style:font-name-complex="Courier New"/>
    </style:style>
    <style:style style:name="P505" style:parent-style-name="PlainText" style:family="paragraph">
      <style:text-properties style:font-name="Courier New" style:font-name-complex="Courier New"/>
    </style:style>
    <style:style style:name="P506" style:parent-style-name="PlainText" style:family="paragraph">
      <style:text-properties style:font-name="Courier New" style:font-name-complex="Courier New"/>
    </style:style>
    <style:style style:name="P507" style:parent-style-name="PlainText" style:family="paragraph">
      <style:text-properties style:font-name="Courier New" style:font-name-complex="Courier New"/>
    </style:style>
    <style:style style:name="P508" style:parent-style-name="PlainText" style:family="paragraph">
      <style:text-properties style:font-name="Courier New" style:font-name-complex="Courier New"/>
    </style:style>
    <style:style style:name="P509" style:parent-style-name="PlainText" style:family="paragraph">
      <style:text-properties style:font-name="Courier New" style:font-name-complex="Courier New"/>
    </style:style>
    <style:style style:name="P510" style:parent-style-name="PlainText" style:family="paragraph">
      <style:text-properties style:font-name="Courier New" style:font-name-complex="Courier New"/>
    </style:style>
    <style:style style:name="P511" style:parent-style-name="PlainText" style:family="paragraph">
      <style:text-properties style:font-name="Courier New" style:font-name-complex="Courier New"/>
    </style:style>
    <style:style style:name="P512" style:parent-style-name="PlainText" style:family="paragraph">
      <style:text-properties style:font-name="Courier New" style:font-name-complex="Courier New"/>
    </style:style>
    <style:style style:name="P513" style:parent-style-name="PlainText" style:family="paragraph">
      <style:text-properties style:font-name="Courier New" style:font-name-complex="Courier New"/>
    </style:style>
    <style:style style:name="P514" style:parent-style-name="PlainText" style:family="paragraph">
      <style:text-properties style:font-name="Courier New" style:font-name-complex="Courier New"/>
    </style:style>
    <style:style style:name="P515" style:parent-style-name="PlainText" style:family="paragraph">
      <style:text-properties style:font-name="Courier New" style:font-name-complex="Courier New"/>
    </style:style>
    <style:style style:name="P516" style:parent-style-name="PlainText" style:family="paragraph">
      <style:text-properties style:font-name="Courier New" style:font-name-complex="Courier New"/>
    </style:style>
    <style:style style:name="P517" style:parent-style-name="PlainText" style:family="paragraph">
      <style:text-properties style:font-name="Courier New" style:font-name-complex="Courier New"/>
    </style:style>
    <style:style style:name="P518" style:parent-style-name="PlainText" style:family="paragraph">
      <style:text-properties style:font-name="Courier New" style:font-name-complex="Courier New"/>
    </style:style>
    <style:style style:name="P519" style:parent-style-name="PlainText" style:family="paragraph">
      <style:text-properties style:font-name="Courier New" style:font-name-complex="Courier New"/>
    </style:style>
    <style:style style:name="P520" style:parent-style-name="PlainText" style:family="paragraph">
      <style:text-properties style:font-name="Courier New" style:font-name-complex="Courier New"/>
    </style:style>
    <style:style style:name="P521" style:parent-style-name="PlainText" style:family="paragraph">
      <style:text-properties style:font-name="Courier New" style:font-name-complex="Courier New"/>
    </style:style>
    <style:style style:name="P522" style:parent-style-name="PlainText" style:family="paragraph">
      <style:text-properties style:font-name="Courier New" style:font-name-complex="Courier New"/>
    </style:style>
    <style:style style:name="P523" style:parent-style-name="PlainText" style:family="paragraph">
      <style:text-properties style:font-name="Courier New" style:font-name-complex="Courier New"/>
    </style:style>
    <style:style style:name="P524" style:parent-style-name="PlainText" style:family="paragraph">
      <style:text-properties style:font-name="Courier New" style:font-name-complex="Courier New"/>
    </style:style>
    <style:style style:name="P525" style:parent-style-name="PlainText" style:family="paragraph">
      <style:text-properties style:font-name="Courier New" style:font-name-complex="Courier New"/>
    </style:style>
    <style:style style:name="P526" style:parent-style-name="PlainText" style:family="paragraph">
      <style:text-properties style:font-name="Courier New" style:font-name-complex="Courier New"/>
    </style:style>
    <style:style style:name="P527" style:parent-style-name="PlainText" style:family="paragraph">
      <style:text-properties style:font-name="Courier New" style:font-name-complex="Courier New"/>
    </style:style>
    <style:style style:name="P528" style:parent-style-name="PlainText" style:family="paragraph">
      <style:text-properties style:font-name="Courier New" style:font-name-complex="Courier New"/>
    </style:style>
    <style:style style:name="P529" style:parent-style-name="PlainText" style:family="paragraph">
      <style:text-properties style:font-name="Courier New" style:font-name-complex="Courier New"/>
    </style:style>
    <style:style style:name="P530" style:parent-style-name="PlainText" style:family="paragraph">
      <style:text-properties style:font-name="Courier New" style:font-name-complex="Courier New"/>
    </style:style>
    <style:style style:name="P531" style:parent-style-name="PlainText" style:family="paragraph">
      <style:text-properties style:font-name="Courier New" style:font-name-complex="Courier New"/>
    </style:style>
    <style:style style:name="P532" style:parent-style-name="PlainText" style:family="paragraph">
      <style:text-properties style:font-name="Courier New" style:font-name-complex="Courier New"/>
    </style:style>
    <style:style style:name="P533" style:parent-style-name="PlainText" style:family="paragraph">
      <style:text-properties style:font-name="Courier New" style:font-name-complex="Courier New"/>
    </style:style>
    <style:style style:name="P534" style:parent-style-name="PlainText" style:family="paragraph">
      <style:text-properties style:font-name="Courier New" style:font-name-complex="Courier New"/>
    </style:style>
    <style:style style:name="P535" style:parent-style-name="PlainText" style:family="paragraph">
      <style:text-properties style:font-name="Courier New" style:font-name-complex="Courier New"/>
    </style:style>
    <style:style style:name="P536" style:parent-style-name="PlainText" style:family="paragraph">
      <style:text-properties style:font-name="Courier New" style:font-name-complex="Courier New"/>
    </style:style>
    <style:style style:name="P537" style:parent-style-name="PlainText" style:family="paragraph">
      <style:text-properties style:font-name="Courier New" style:font-name-complex="Courier New"/>
    </style:style>
    <style:style style:name="P538" style:parent-style-name="PlainText" style:family="paragraph">
      <style:text-properties style:font-name="Courier New" style:font-name-complex="Courier New"/>
    </style:style>
    <style:style style:name="P539" style:parent-style-name="PlainText" style:family="paragraph">
      <style:text-properties style:font-name="Courier New" style:font-name-complex="Courier New"/>
    </style:style>
    <style:style style:name="P540" style:parent-style-name="PlainText" style:family="paragraph">
      <style:text-properties style:font-name="Courier New" style:font-name-complex="Courier New"/>
    </style:style>
    <style:style style:name="P541" style:parent-style-name="PlainText" style:family="paragraph">
      <style:text-properties style:font-name="Courier New" style:font-name-complex="Courier New"/>
    </style:style>
    <style:style style:name="P542" style:parent-style-name="PlainText" style:family="paragraph">
      <style:text-properties style:font-name="Courier New" style:font-name-complex="Courier New"/>
    </style:style>
    <style:style style:name="P543" style:parent-style-name="PlainText" style:family="paragraph">
      <style:text-properties style:font-name="Courier New" style:font-name-complex="Courier New"/>
    </style:style>
    <style:style style:name="P544" style:parent-style-name="PlainText" style:family="paragraph">
      <style:text-properties style:font-name="Courier New" style:font-name-complex="Courier New"/>
    </style:style>
    <style:style style:name="P545" style:parent-style-name="PlainText" style:family="paragraph">
      <style:text-properties style:font-name="Courier New" style:font-name-complex="Courier New"/>
    </style:style>
    <style:style style:name="P546" style:parent-style-name="PlainText" style:family="paragraph">
      <style:text-properties style:font-name="Courier New" style:font-name-complex="Courier New"/>
    </style:style>
    <style:style style:name="P547" style:parent-style-name="PlainText" style:family="paragraph">
      <style:text-properties style:font-name="Courier New" style:font-name-complex="Courier New"/>
    </style:style>
    <style:style style:name="P548" style:parent-style-name="PlainText" style:family="paragraph">
      <style:text-properties style:font-name="Courier New" style:font-name-complex="Courier New"/>
    </style:style>
    <style:style style:name="P549" style:parent-style-name="PlainText" style:family="paragraph">
      <style:text-properties style:font-name="Courier New" style:font-name-complex="Courier New"/>
    </style:style>
    <style:style style:name="P550" style:parent-style-name="PlainText" style:family="paragraph">
      <style:text-properties style:font-name="Courier New" style:font-name-complex="Courier New"/>
    </style:style>
    <style:style style:name="P551" style:parent-style-name="PlainText" style:family="paragraph">
      <style:text-properties style:font-name="Courier New" style:font-name-complex="Courier New"/>
    </style:style>
    <style:style style:name="P552" style:parent-style-name="PlainText" style:family="paragraph">
      <style:text-properties style:font-name="Courier New" style:font-name-complex="Courier New"/>
    </style:style>
    <style:style style:name="P553" style:parent-style-name="PlainText" style:family="paragraph">
      <style:text-properties style:font-name="Courier New" style:font-name-complex="Courier New"/>
    </style:style>
    <style:style style:name="P554" style:parent-style-name="PlainText" style:family="paragraph">
      <style:text-properties style:font-name="Courier New" style:font-name-complex="Courier New"/>
    </style:style>
    <style:style style:name="P555" style:parent-style-name="PlainText" style:family="paragraph">
      <style:text-properties style:font-name="Courier New" style:font-name-complex="Courier New"/>
    </style:style>
    <style:style style:name="P556" style:parent-style-name="PlainText" style:family="paragraph">
      <style:text-properties style:font-name="Courier New" style:font-name-complex="Courier New"/>
    </style:style>
    <style:style style:name="P557" style:parent-style-name="PlainText" style:family="paragraph">
      <style:text-properties style:font-name="Courier New" style:font-name-complex="Courier New"/>
    </style:style>
    <style:style style:name="P558" style:parent-style-name="PlainText" style:family="paragraph">
      <style:text-properties style:font-name="Courier New" style:font-name-complex="Courier New"/>
    </style:style>
    <style:style style:name="P559" style:parent-style-name="PlainText" style:family="paragraph">
      <style:text-properties style:font-name="Courier New" style:font-name-complex="Courier New"/>
    </style:style>
    <style:style style:name="P560" style:parent-style-name="PlainText" style:family="paragraph">
      <style:text-properties style:font-name="Courier New" style:font-name-complex="Courier New"/>
    </style:style>
    <style:style style:name="P561" style:parent-style-name="PlainText" style:family="paragraph">
      <style:text-properties style:font-name="Courier New" style:font-name-complex="Courier New"/>
    </style:style>
    <style:style style:name="P562" style:parent-style-name="PlainText" style:family="paragraph">
      <style:text-properties style:font-name="Courier New" style:font-name-complex="Courier New"/>
    </style:style>
    <style:style style:name="P563" style:parent-style-name="PlainText" style:family="paragraph">
      <style:text-properties style:font-name="Courier New" style:font-name-complex="Courier New"/>
    </style:style>
    <style:style style:name="P564" style:parent-style-name="PlainText" style:family="paragraph">
      <style:text-properties style:font-name="Courier New" style:font-name-complex="Courier New"/>
    </style:style>
    <style:style style:name="P565" style:parent-style-name="PlainText" style:family="paragraph">
      <style:text-properties style:font-name="Courier New" style:font-name-complex="Courier New"/>
    </style:style>
    <style:style style:name="P566" style:parent-style-name="PlainText" style:family="paragraph">
      <style:text-properties style:font-name="Courier New" style:font-name-complex="Courier New"/>
    </style:style>
    <style:style style:name="P567" style:parent-style-name="PlainText" style:family="paragraph">
      <style:text-properties style:font-name="Courier New" style:font-name-complex="Courier New"/>
    </style:style>
    <style:style style:name="P568" style:parent-style-name="PlainText" style:family="paragraph">
      <style:text-properties style:font-name="Courier New" style:font-name-complex="Courier New"/>
    </style:style>
    <style:style style:name="P569" style:parent-style-name="PlainText" style:family="paragraph">
      <style:text-properties style:font-name="Courier New" style:font-name-complex="Courier New"/>
    </style:style>
    <style:style style:name="P570" style:parent-style-name="PlainText" style:family="paragraph">
      <style:text-properties style:font-name="Courier New" style:font-name-complex="Courier New"/>
    </style:style>
    <style:style style:name="P571" style:parent-style-name="PlainText" style:family="paragraph">
      <style:text-properties style:font-name="Courier New" style:font-name-complex="Courier New"/>
    </style:style>
    <style:style style:name="P572" style:parent-style-name="PlainText" style:family="paragraph">
      <style:text-properties style:font-name="Courier New" style:font-name-complex="Courier New"/>
    </style:style>
    <style:style style:name="P573" style:parent-style-name="PlainText" style:family="paragraph">
      <style:text-properties style:font-name="Courier New" style:font-name-complex="Courier New"/>
    </style:style>
    <style:style style:name="P574" style:parent-style-name="PlainText" style:family="paragraph">
      <style:text-properties style:font-name="Courier New" style:font-name-complex="Courier New"/>
    </style:style>
    <style:style style:name="P575" style:parent-style-name="PlainText" style:family="paragraph">
      <style:text-properties style:font-name="Courier New" style:font-name-complex="Courier New"/>
    </style:style>
    <style:style style:name="P576" style:parent-style-name="PlainText" style:family="paragraph">
      <style:text-properties style:font-name="Courier New" style:font-name-complex="Courier New"/>
    </style:style>
    <style:style style:name="P577" style:parent-style-name="PlainText" style:family="paragraph">
      <style:text-properties style:font-name="Courier New" style:font-name-complex="Courier New"/>
    </style:style>
    <style:style style:name="P578" style:parent-style-name="PlainText" style:family="paragraph">
      <style:text-properties style:font-name="Courier New" style:font-name-complex="Courier New"/>
    </style:style>
    <style:style style:name="P579" style:parent-style-name="PlainText" style:family="paragraph">
      <style:text-properties style:font-name="Courier New" style:font-name-complex="Courier New"/>
    </style:style>
    <style:style style:name="P580" style:parent-style-name="PlainText" style:family="paragraph">
      <style:text-properties style:font-name="Courier New" style:font-name-complex="Courier New"/>
    </style:style>
    <style:style style:name="P581" style:parent-style-name="PlainText" style:family="paragraph">
      <style:text-properties style:font-name="Courier New" style:font-name-complex="Courier New"/>
    </style:style>
    <style:style style:name="P582" style:parent-style-name="PlainText" style:family="paragraph">
      <style:text-properties style:font-name="Courier New" style:font-name-complex="Courier New"/>
    </style:style>
    <style:style style:name="P583" style:parent-style-name="PlainText" style:family="paragraph">
      <style:text-properties style:font-name="Courier New" style:font-name-complex="Courier New"/>
    </style:style>
    <style:style style:name="P584" style:parent-style-name="PlainText" style:family="paragraph">
      <style:text-properties style:font-name="Courier New" style:font-name-complex="Courier New"/>
    </style:style>
    <style:style style:name="P585" style:parent-style-name="PlainText" style:family="paragraph">
      <style:text-properties style:font-name="Courier New" style:font-name-complex="Courier New"/>
    </style:style>
    <style:style style:name="P586" style:parent-style-name="PlainText" style:family="paragraph">
      <style:text-properties style:font-name="Courier New" style:font-name-complex="Courier New"/>
    </style:style>
    <style:style style:name="P587" style:parent-style-name="PlainText" style:family="paragraph">
      <style:text-properties style:font-name="Courier New" style:font-name-complex="Courier New"/>
    </style:style>
    <style:style style:name="P588" style:parent-style-name="PlainText" style:family="paragraph">
      <style:text-properties style:font-name="Courier New" style:font-name-complex="Courier New"/>
    </style:style>
    <style:style style:name="P589" style:parent-style-name="PlainText" style:family="paragraph">
      <style:text-properties style:font-name="Courier New" style:font-name-complex="Courier New"/>
    </style:style>
    <style:style style:name="P590" style:parent-style-name="PlainText" style:family="paragraph">
      <style:text-properties style:font-name="Courier New" style:font-name-complex="Courier New"/>
    </style:style>
    <style:style style:name="P591" style:parent-style-name="PlainText" style:family="paragraph">
      <style:text-properties style:font-name="Courier New" style:font-name-complex="Courier New"/>
    </style:style>
    <style:style style:name="P592" style:parent-style-name="PlainText" style:family="paragraph">
      <style:text-properties style:font-name="Courier New" style:font-name-complex="Courier New"/>
    </style:style>
    <style:style style:name="P593" style:parent-style-name="PlainText" style:family="paragraph">
      <style:text-properties style:font-name="Courier New" style:font-name-complex="Courier New"/>
    </style:style>
    <style:style style:name="P594" style:parent-style-name="PlainText" style:family="paragraph">
      <style:text-properties style:font-name="Courier New" style:font-name-complex="Courier New"/>
    </style:style>
    <style:style style:name="P595" style:parent-style-name="PlainText" style:family="paragraph">
      <style:text-properties style:font-name="Courier New" style:font-name-complex="Courier New"/>
    </style:style>
    <style:style style:name="P596" style:parent-style-name="PlainText" style:family="paragraph">
      <style:text-properties style:font-name="Courier New" style:font-name-complex="Courier New"/>
    </style:style>
    <style:style style:name="P597" style:parent-style-name="PlainText" style:family="paragraph">
      <style:text-properties style:font-name="Courier New" style:font-name-complex="Courier New"/>
    </style:style>
    <style:style style:name="P598" style:parent-style-name="PlainText" style:family="paragraph">
      <style:text-properties style:font-name="Courier New" style:font-name-complex="Courier New"/>
    </style:style>
    <style:style style:name="P599" style:parent-style-name="PlainText" style:family="paragraph">
      <style:text-properties style:font-name="Courier New" style:font-name-complex="Courier New"/>
    </style:style>
    <style:style style:name="P600" style:parent-style-name="PlainText" style:family="paragraph">
      <style:text-properties style:font-name="Courier New" style:font-name-complex="Courier New"/>
    </style:style>
    <style:style style:name="P601" style:parent-style-name="PlainText" style:family="paragraph">
      <style:text-properties style:font-name="Courier New" style:font-name-complex="Courier New"/>
    </style:style>
    <style:style style:name="P602" style:parent-style-name="PlainText" style:family="paragraph">
      <style:text-properties style:font-name="Courier New" style:font-name-complex="Courier New"/>
    </style:style>
    <style:style style:name="P603" style:parent-style-name="PlainText" style:family="paragraph">
      <style:text-properties style:font-name="Courier New" style:font-name-complex="Courier New"/>
    </style:style>
    <style:style style:name="P604" style:parent-style-name="PlainText" style:family="paragraph">
      <style:text-properties style:font-name="Courier New" style:font-name-complex="Courier New"/>
    </style:style>
    <style:style style:name="P605" style:parent-style-name="PlainText" style:family="paragraph">
      <style:text-properties style:font-name="Courier New" style:font-name-complex="Courier New"/>
    </style:style>
    <style:style style:name="P606" style:parent-style-name="PlainText" style:family="paragraph">
      <style:text-properties style:font-name="Courier New" style:font-name-complex="Courier New"/>
    </style:style>
    <style:style style:name="P607" style:parent-style-name="PlainText" style:family="paragraph">
      <style:text-properties style:font-name="Courier New" style:font-name-complex="Courier New"/>
    </style:style>
    <style:style style:name="P608" style:parent-style-name="PlainText" style:family="paragraph">
      <style:text-properties style:font-name="Courier New" style:font-name-complex="Courier New"/>
    </style:style>
    <style:style style:name="P609" style:parent-style-name="PlainText" style:family="paragraph">
      <style:text-properties style:font-name="Courier New" style:font-name-complex="Courier New"/>
    </style:style>
    <style:style style:name="P610" style:parent-style-name="PlainText" style:family="paragraph">
      <style:text-properties style:font-name="Courier New" style:font-name-complex="Courier New"/>
    </style:style>
    <style:style style:name="P611" style:parent-style-name="PlainText" style:family="paragraph">
      <style:text-properties style:font-name="Courier New" style:font-name-complex="Courier New"/>
    </style:style>
    <style:style style:name="P612" style:parent-style-name="PlainText" style:family="paragraph">
      <style:text-properties style:font-name="Courier New" style:font-name-complex="Courier New"/>
    </style:style>
    <style:style style:name="P613" style:parent-style-name="PlainText" style:family="paragraph">
      <style:text-properties style:font-name="Courier New" style:font-name-complex="Courier New"/>
    </style:style>
    <style:style style:name="P614" style:parent-style-name="PlainText" style:family="paragraph">
      <style:text-properties style:font-name="Courier New" style:font-name-complex="Courier New"/>
    </style:style>
    <style:style style:name="P615" style:parent-style-name="PlainText" style:family="paragraph">
      <style:text-properties style:font-name="Courier New" style:font-name-complex="Courier New"/>
    </style:style>
    <style:style style:name="P616" style:parent-style-name="PlainText" style:family="paragraph">
      <style:text-properties style:font-name="Courier New" style:font-name-complex="Courier New"/>
    </style:style>
    <style:style style:name="P617" style:parent-style-name="PlainText" style:family="paragraph">
      <style:text-properties style:font-name="Courier New" style:font-name-complex="Courier New"/>
    </style:style>
    <style:style style:name="P618" style:parent-style-name="PlainText" style:family="paragraph">
      <style:text-properties style:font-name="Courier New" style:font-name-complex="Courier New"/>
    </style:style>
    <style:style style:name="P619" style:parent-style-name="PlainText" style:family="paragraph">
      <style:text-properties style:font-name="Courier New" style:font-name-complex="Courier New"/>
    </style:style>
    <style:style style:name="P620" style:parent-style-name="PlainText" style:family="paragraph">
      <style:text-properties style:font-name="Courier New" style:font-name-complex="Courier New"/>
    </style:style>
    <style:style style:name="P621" style:parent-style-name="PlainText" style:family="paragraph">
      <style:text-properties style:font-name="Courier New" style:font-name-complex="Courier New"/>
    </style:style>
    <style:style style:name="P622" style:parent-style-name="PlainText" style:family="paragraph">
      <style:text-properties style:font-name="Courier New" style:font-name-complex="Courier New"/>
    </style:style>
    <style:style style:name="P623" style:parent-style-name="PlainText" style:family="paragraph">
      <style:text-properties style:font-name="Courier New" style:font-name-complex="Courier New"/>
    </style:style>
    <style:style style:name="P624" style:parent-style-name="PlainText" style:family="paragraph">
      <style:text-properties style:font-name="Courier New" style:font-name-complex="Courier New"/>
    </style:style>
    <style:style style:name="P625" style:parent-style-name="PlainText" style:family="paragraph">
      <style:text-properties style:font-name="Courier New" style:font-name-complex="Courier New"/>
    </style:style>
    <style:style style:name="P626" style:parent-style-name="PlainText" style:family="paragraph">
      <style:text-properties style:font-name="Courier New" style:font-name-complex="Courier New"/>
    </style:style>
    <style:style style:name="P627" style:parent-style-name="PlainText" style:family="paragraph">
      <style:text-properties style:font-name="Courier New" style:font-name-complex="Courier New"/>
    </style:style>
    <style:style style:name="P628" style:parent-style-name="PlainText" style:family="paragraph">
      <style:text-properties style:font-name="Courier New" style:font-name-complex="Courier New"/>
    </style:style>
    <style:style style:name="P629" style:parent-style-name="PlainText" style:family="paragraph">
      <style:text-properties style:font-name="Courier New" style:font-name-complex="Courier New"/>
    </style:style>
    <style:style style:name="P630" style:parent-style-name="PlainText" style:family="paragraph">
      <style:text-properties style:font-name="Courier New" style:font-name-complex="Courier New"/>
    </style:style>
    <style:style style:name="P631" style:parent-style-name="PlainText" style:family="paragraph">
      <style:text-properties style:font-name="Courier New" style:font-name-complex="Courier New"/>
    </style:style>
    <style:style style:name="P632" style:parent-style-name="PlainText" style:family="paragraph">
      <style:text-properties style:font-name="Courier New" style:font-name-complex="Courier New"/>
    </style:style>
    <style:style style:name="P633" style:parent-style-name="PlainText" style:family="paragraph">
      <style:text-properties style:font-name="Courier New" style:font-name-complex="Courier New"/>
    </style:style>
    <style:style style:name="P634" style:parent-style-name="PlainText" style:family="paragraph">
      <style:text-properties style:font-name="Courier New" style:font-name-complex="Courier New"/>
    </style:style>
    <style:style style:name="P635" style:parent-style-name="PlainText" style:family="paragraph">
      <style:text-properties style:font-name="Courier New" style:font-name-complex="Courier New"/>
    </style:style>
    <style:style style:name="P636" style:parent-style-name="PlainText" style:family="paragraph">
      <style:text-properties style:font-name="Courier New" style:font-name-complex="Courier New"/>
    </style:style>
    <style:style style:name="P637" style:parent-style-name="PlainText" style:family="paragraph">
      <style:text-properties style:font-name="Courier New" style:font-name-complex="Courier New"/>
    </style:style>
    <style:style style:name="P638" style:parent-style-name="PlainText" style:family="paragraph">
      <style:text-properties style:font-name="Courier New" style:font-name-complex="Courier New"/>
    </style:style>
    <style:style style:name="P639" style:parent-style-name="PlainText" style:family="paragraph">
      <style:text-properties style:font-name="Courier New" style:font-name-complex="Courier New"/>
    </style:style>
    <style:style style:name="P640" style:parent-style-name="PlainText" style:family="paragraph">
      <style:text-properties style:font-name="Courier New" style:font-name-complex="Courier New"/>
    </style:style>
    <style:style style:name="P641" style:parent-style-name="PlainText" style:family="paragraph">
      <style:text-properties style:font-name="Courier New" style:font-name-complex="Courier New"/>
    </style:style>
    <style:style style:name="P642" style:parent-style-name="PlainText" style:family="paragraph">
      <style:text-properties style:font-name="Courier New" style:font-name-complex="Courier New"/>
    </style:style>
    <style:style style:name="P643" style:parent-style-name="PlainText" style:family="paragraph">
      <style:text-properties style:font-name="Courier New" style:font-name-complex="Courier New"/>
    </style:style>
    <style:style style:name="P644" style:parent-style-name="PlainText" style:family="paragraph">
      <style:text-properties style:font-name="Courier New" style:font-name-complex="Courier New"/>
    </style:style>
    <style:style style:name="P645" style:parent-style-name="PlainText" style:family="paragraph">
      <style:text-properties style:font-name="Courier New" style:font-name-complex="Courier New"/>
    </style:style>
    <style:style style:name="P646" style:parent-style-name="PlainText" style:family="paragraph">
      <style:text-properties style:font-name="Courier New" style:font-name-complex="Courier New"/>
    </style:style>
    <style:style style:name="P647" style:parent-style-name="PlainText" style:family="paragraph">
      <style:text-properties style:font-name="Courier New" style:font-name-complex="Courier New"/>
    </style:style>
    <style:style style:name="P648" style:parent-style-name="PlainText" style:family="paragraph">
      <style:text-properties style:font-name="Courier New" style:font-name-complex="Courier New"/>
    </style:style>
    <style:style style:name="P649" style:parent-style-name="PlainText" style:family="paragraph">
      <style:text-properties style:font-name="Courier New" style:font-name-complex="Courier New"/>
    </style:style>
    <style:style style:name="P650" style:parent-style-name="PlainText" style:family="paragraph">
      <style:text-properties style:font-name="Courier New" style:font-name-complex="Courier New"/>
    </style:style>
    <style:style style:name="P651" style:parent-style-name="PlainText" style:family="paragraph">
      <style:text-properties style:font-name="Courier New" style:font-name-complex="Courier New"/>
    </style:style>
    <style:style style:name="P652" style:parent-style-name="PlainText" style:family="paragraph">
      <style:text-properties style:font-name="Courier New" style:font-name-complex="Courier New"/>
    </style:style>
    <style:style style:name="P653" style:parent-style-name="PlainText" style:family="paragraph">
      <style:text-properties style:font-name="Courier New" style:font-name-complex="Courier New"/>
    </style:style>
    <style:style style:name="P654" style:parent-style-name="PlainText" style:family="paragraph">
      <style:text-properties style:font-name="Courier New" style:font-name-complex="Courier New"/>
    </style:style>
    <style:style style:name="P655" style:parent-style-name="PlainText" style:family="paragraph">
      <style:text-properties style:font-name="Courier New" style:font-name-complex="Courier New"/>
    </style:style>
    <style:style style:name="P656" style:parent-style-name="PlainText" style:family="paragraph">
      <style:text-properties style:font-name="Courier New" style:font-name-complex="Courier New"/>
    </style:style>
    <style:style style:name="P657" style:parent-style-name="PlainText" style:family="paragraph">
      <style:text-properties style:font-name="Courier New" style:font-name-complex="Courier New"/>
    </style:style>
    <style:style style:name="P658" style:parent-style-name="PlainText" style:family="paragraph">
      <style:text-properties style:font-name="Courier New" style:font-name-complex="Courier New"/>
    </style:style>
    <style:style style:name="P659" style:parent-style-name="PlainText" style:family="paragraph">
      <style:text-properties style:font-name="Courier New" style:font-name-complex="Courier New"/>
    </style:style>
    <style:style style:name="P660" style:parent-style-name="PlainText" style:family="paragraph">
      <style:text-properties style:font-name="Courier New" style:font-name-complex="Courier New"/>
    </style:style>
    <style:style style:name="P661" style:parent-style-name="PlainText" style:family="paragraph">
      <style:text-properties style:font-name="Courier New" style:font-name-complex="Courier New"/>
    </style:style>
    <style:style style:name="P662" style:parent-style-name="PlainText" style:family="paragraph">
      <style:text-properties style:font-name="Courier New" style:font-name-complex="Courier New"/>
    </style:style>
    <style:style style:name="P663" style:parent-style-name="PlainText" style:family="paragraph">
      <style:text-properties style:font-name="Courier New" style:font-name-complex="Courier New"/>
    </style:style>
    <style:style style:name="P664" style:parent-style-name="PlainText" style:family="paragraph">
      <style:text-properties style:font-name="Courier New" style:font-name-complex="Courier New"/>
    </style:style>
    <style:style style:name="P665" style:parent-style-name="PlainText" style:family="paragraph">
      <style:text-properties style:font-name="Courier New" style:font-name-complex="Courier New"/>
    </style:style>
    <style:style style:name="P666" style:parent-style-name="PlainText" style:family="paragraph">
      <style:text-properties style:font-name="Courier New" style:font-name-complex="Courier New"/>
    </style:style>
    <style:style style:name="P667" style:parent-style-name="PlainText" style:family="paragraph">
      <style:text-properties style:font-name="Courier New" style:font-name-complex="Courier New"/>
    </style:style>
    <style:style style:name="P668" style:parent-style-name="PlainText" style:family="paragraph">
      <style:text-properties style:font-name="Courier New" style:font-name-complex="Courier New"/>
    </style:style>
    <style:style style:name="P669" style:parent-style-name="PlainText" style:family="paragraph">
      <style:text-properties style:font-name="Courier New" style:font-name-complex="Courier New"/>
    </style:style>
    <style:style style:name="P670" style:parent-style-name="PlainText" style:family="paragraph">
      <style:text-properties style:font-name="Courier New" style:font-name-complex="Courier New"/>
    </style:style>
    <style:style style:name="P671" style:parent-style-name="PlainText" style:family="paragraph">
      <style:text-properties style:font-name="Courier New" style:font-name-complex="Courier New"/>
    </style:style>
    <style:style style:name="P672" style:parent-style-name="PlainText" style:family="paragraph">
      <style:text-properties style:font-name="Courier New" style:font-name-complex="Courier New"/>
    </style:style>
    <style:style style:name="P673" style:parent-style-name="PlainText" style:family="paragraph">
      <style:text-properties style:font-name="Courier New" style:font-name-complex="Courier New"/>
    </style:style>
    <style:style style:name="P674" style:parent-style-name="PlainText" style:family="paragraph">
      <style:text-properties style:font-name="Courier New" style:font-name-complex="Courier New"/>
    </style:style>
    <style:style style:name="P675" style:parent-style-name="PlainText" style:family="paragraph">
      <style:text-properties style:font-name="Courier New" style:font-name-complex="Courier New"/>
    </style:style>
    <style:style style:name="P676" style:parent-style-name="PlainText" style:family="paragraph">
      <style:text-properties style:font-name="Courier New" style:font-name-complex="Courier New"/>
    </style:style>
    <style:style style:name="P677" style:parent-style-name="PlainText" style:family="paragraph">
      <style:text-properties style:font-name="Courier New" style:font-name-complex="Courier New"/>
    </style:style>
    <style:style style:name="P678" style:parent-style-name="PlainText" style:family="paragraph">
      <style:text-properties style:font-name="Courier New" style:font-name-complex="Courier New"/>
    </style:style>
    <style:style style:name="P679" style:parent-style-name="PlainText" style:family="paragraph">
      <style:text-properties style:font-name="Courier New" style:font-name-complex="Courier New"/>
    </style:style>
    <style:style style:name="P680" style:parent-style-name="PlainText" style:family="paragraph">
      <style:text-properties style:font-name="Courier New" style:font-name-complex="Courier New"/>
    </style:style>
    <style:style style:name="P681" style:parent-style-name="PlainText" style:family="paragraph">
      <style:text-properties style:font-name="Courier New" style:font-name-complex="Courier New"/>
    </style:style>
    <style:style style:name="P682" style:parent-style-name="PlainText" style:family="paragraph">
      <style:text-properties style:font-name="Courier New" style:font-name-complex="Courier New"/>
    </style:style>
    <style:style style:name="P683" style:parent-style-name="PlainText" style:family="paragraph">
      <style:text-properties style:font-name="Courier New" style:font-name-complex="Courier New"/>
    </style:style>
    <style:style style:name="P684" style:parent-style-name="PlainText" style:family="paragraph">
      <style:text-properties style:font-name="Courier New" style:font-name-complex="Courier New"/>
    </style:style>
    <style:style style:name="P685" style:parent-style-name="PlainText" style:family="paragraph">
      <style:text-properties style:font-name="Courier New" style:font-name-complex="Courier New"/>
    </style:style>
    <style:style style:name="P686" style:parent-style-name="PlainText" style:family="paragraph">
      <style:text-properties style:font-name="Courier New" style:font-name-complex="Courier New"/>
    </style:style>
    <style:style style:name="P687" style:parent-style-name="PlainText" style:family="paragraph">
      <style:text-properties style:font-name="Courier New" style:font-name-complex="Courier New"/>
    </style:style>
    <style:style style:name="P688" style:parent-style-name="PlainText" style:family="paragraph">
      <style:text-properties style:font-name="Courier New" style:font-name-complex="Courier New"/>
    </style:style>
    <style:style style:name="P689" style:parent-style-name="PlainText" style:family="paragraph">
      <style:text-properties style:font-name="Courier New" style:font-name-complex="Courier New"/>
    </style:style>
    <style:style style:name="P690" style:parent-style-name="PlainText" style:family="paragraph">
      <style:text-properties style:font-name="Courier New" style:font-name-complex="Courier New"/>
    </style:style>
    <style:style style:name="P691" style:parent-style-name="PlainText" style:family="paragraph">
      <style:text-properties style:font-name="Courier New" style:font-name-complex="Courier New"/>
    </style:style>
    <style:style style:name="P692" style:parent-style-name="PlainText" style:family="paragraph">
      <style:text-properties style:font-name="Courier New" style:font-name-complex="Courier New"/>
    </style:style>
    <style:style style:name="P693" style:parent-style-name="PlainText" style:family="paragraph">
      <style:text-properties style:font-name="Courier New" style:font-name-complex="Courier New"/>
    </style:style>
    <style:style style:name="P694" style:parent-style-name="PlainText" style:family="paragraph">
      <style:text-properties style:font-name="Courier New" style:font-name-complex="Courier New"/>
    </style:style>
    <style:style style:name="P695" style:parent-style-name="PlainText" style:family="paragraph">
      <style:text-properties style:font-name="Courier New" style:font-name-complex="Courier New"/>
    </style:style>
    <style:style style:name="P696" style:parent-style-name="PlainText" style:family="paragraph">
      <style:text-properties style:font-name="Courier New" style:font-name-complex="Courier New"/>
    </style:style>
    <style:style style:name="P697" style:parent-style-name="PlainText" style:family="paragraph">
      <style:text-properties style:font-name="Courier New" style:font-name-complex="Courier New"/>
    </style:style>
    <style:style style:name="P698" style:parent-style-name="PlainText" style:family="paragraph">
      <style:text-properties style:font-name="Courier New" style:font-name-complex="Courier New"/>
    </style:style>
    <style:style style:name="P699" style:parent-style-name="PlainText" style:family="paragraph">
      <style:text-properties style:font-name="Courier New" style:font-name-complex="Courier New"/>
    </style:style>
    <style:style style:name="P700" style:parent-style-name="PlainText" style:family="paragraph">
      <style:text-properties style:font-name="Courier New" style:font-name-complex="Courier New"/>
    </style:style>
    <style:style style:name="P701" style:parent-style-name="PlainText" style:family="paragraph">
      <style:text-properties style:font-name="Courier New" style:font-name-complex="Courier New"/>
    </style:style>
    <style:style style:name="P702" style:parent-style-name="PlainText" style:family="paragraph">
      <style:text-properties style:font-name="Courier New" style:font-name-complex="Courier New"/>
    </style:style>
    <style:style style:name="P703" style:parent-style-name="PlainText" style:family="paragraph">
      <style:text-properties style:font-name="Courier New" style:font-name-complex="Courier New"/>
    </style:style>
    <style:style style:name="P704" style:parent-style-name="PlainText" style:family="paragraph">
      <style:text-properties style:font-name="Courier New" style:font-name-complex="Courier New"/>
    </style:style>
    <style:style style:name="P705" style:parent-style-name="PlainText" style:family="paragraph">
      <style:text-properties style:font-name="Courier New" style:font-name-complex="Courier New"/>
    </style:style>
    <style:style style:name="P706" style:parent-style-name="PlainText" style:family="paragraph">
      <style:text-properties style:font-name="Courier New" style:font-name-complex="Courier New"/>
    </style:style>
    <style:style style:name="P707" style:parent-style-name="PlainText" style:family="paragraph">
      <style:text-properties style:font-name="Courier New" style:font-name-complex="Courier New"/>
    </style:style>
    <style:style style:name="P708" style:parent-style-name="PlainText" style:family="paragraph">
      <style:text-properties style:font-name="Courier New" style:font-name-complex="Courier New"/>
    </style:style>
    <style:style style:name="P709" style:parent-style-name="PlainText" style:family="paragraph">
      <style:text-properties style:font-name="Courier New" style:font-name-complex="Courier New"/>
    </style:style>
    <style:style style:name="P710" style:parent-style-name="PlainText" style:family="paragraph">
      <style:text-properties style:font-name="Courier New" style:font-name-complex="Courier New"/>
    </style:style>
    <style:style style:name="P711" style:parent-style-name="PlainText" style:family="paragraph">
      <style:text-properties style:font-name="Courier New" style:font-name-complex="Courier New"/>
    </style:style>
    <style:style style:name="P712" style:parent-style-name="PlainText" style:family="paragraph">
      <style:text-properties style:font-name="Courier New" style:font-name-complex="Courier New"/>
    </style:style>
    <style:style style:name="P713" style:parent-style-name="PlainText" style:family="paragraph">
      <style:text-properties style:font-name="Courier New" style:font-name-complex="Courier New"/>
    </style:style>
    <style:style style:name="P714" style:parent-style-name="PlainText" style:family="paragraph">
      <style:text-properties style:font-name="Courier New" style:font-name-complex="Courier New"/>
    </style:style>
    <style:style style:name="P715" style:parent-style-name="PlainText" style:family="paragraph">
      <style:text-properties style:font-name="Courier New" style:font-name-complex="Courier New"/>
    </style:style>
    <style:style style:name="P716" style:parent-style-name="PlainText" style:family="paragraph">
      <style:text-properties style:font-name="Courier New" style:font-name-complex="Courier New"/>
    </style:style>
    <style:style style:name="P717" style:parent-style-name="PlainText" style:family="paragraph">
      <style:text-properties style:font-name="Courier New" style:font-name-complex="Courier New"/>
    </style:style>
    <style:style style:name="P718" style:parent-style-name="PlainText" style:family="paragraph">
      <style:text-properties style:font-name="Courier New" style:font-name-complex="Courier New"/>
    </style:style>
    <style:style style:name="P719" style:parent-style-name="PlainText" style:family="paragraph">
      <style:text-properties style:font-name="Courier New" style:font-name-complex="Courier New"/>
    </style:style>
    <style:style style:name="P720" style:parent-style-name="PlainText" style:family="paragraph">
      <style:text-properties style:font-name="Courier New" style:font-name-complex="Courier New"/>
    </style:style>
    <style:style style:name="P721" style:parent-style-name="PlainText" style:family="paragraph">
      <style:text-properties style:font-name="Courier New" style:font-name-complex="Courier New"/>
    </style:style>
    <style:style style:name="P722" style:parent-style-name="PlainText" style:family="paragraph">
      <style:text-properties style:font-name="Courier New" style:font-name-complex="Courier New"/>
    </style:style>
    <style:style style:name="P723" style:parent-style-name="PlainText" style:family="paragraph">
      <style:text-properties style:font-name="Courier New" style:font-name-complex="Courier New"/>
    </style:style>
    <style:style style:name="P724" style:parent-style-name="PlainText" style:family="paragraph">
      <style:text-properties style:font-name="Courier New" style:font-name-complex="Courier New"/>
    </style:style>
    <style:style style:name="P725" style:parent-style-name="PlainText" style:family="paragraph">
      <style:text-properties style:font-name="Courier New" style:font-name-complex="Courier New"/>
    </style:style>
    <style:style style:name="P726" style:parent-style-name="PlainText" style:family="paragraph">
      <style:text-properties style:font-name="Courier New" style:font-name-complex="Courier New"/>
    </style:style>
    <style:style style:name="P727" style:parent-style-name="PlainText" style:family="paragraph">
      <style:text-properties style:font-name="Courier New" style:font-name-complex="Courier New"/>
    </style:style>
    <style:style style:name="P728" style:parent-style-name="PlainText" style:family="paragraph">
      <style:text-properties style:font-name="Courier New" style:font-name-complex="Courier New"/>
    </style:style>
    <style:style style:name="P729" style:parent-style-name="PlainText" style:family="paragraph">
      <style:text-properties style:font-name="Courier New" style:font-name-complex="Courier New"/>
    </style:style>
    <style:style style:name="P730" style:parent-style-name="PlainText" style:family="paragraph">
      <style:text-properties style:font-name="Courier New" style:font-name-complex="Courier New"/>
    </style:style>
    <style:style style:name="P731" style:parent-style-name="PlainText" style:family="paragraph">
      <style:text-properties style:font-name="Courier New" style:font-name-complex="Courier New"/>
    </style:style>
    <style:style style:name="P732" style:parent-style-name="PlainText" style:family="paragraph">
      <style:text-properties style:font-name="Courier New" style:font-name-complex="Courier New"/>
    </style:style>
    <style:style style:name="P733" style:parent-style-name="PlainText" style:family="paragraph">
      <style:text-properties style:font-name="Courier New" style:font-name-complex="Courier New"/>
    </style:style>
    <style:style style:name="P734" style:parent-style-name="PlainText" style:family="paragraph">
      <style:text-properties style:font-name="Courier New" style:font-name-complex="Courier New"/>
    </style:style>
    <style:style style:name="P735" style:parent-style-name="PlainText" style:family="paragraph">
      <style:text-properties style:font-name="Courier New" style:font-name-complex="Courier New"/>
    </style:style>
    <style:style style:name="P736" style:parent-style-name="PlainText" style:family="paragraph">
      <style:text-properties style:font-name="Courier New" style:font-name-complex="Courier New"/>
    </style:style>
    <style:style style:name="P737" style:parent-style-name="PlainText" style:family="paragraph">
      <style:text-properties style:font-name="Courier New" style:font-name-complex="Courier New"/>
    </style:style>
    <style:style style:name="P738" style:parent-style-name="PlainText" style:family="paragraph">
      <style:text-properties style:font-name="Courier New" style:font-name-complex="Courier New"/>
    </style:style>
    <style:style style:name="P739" style:parent-style-name="PlainText" style:family="paragraph">
      <style:text-properties style:font-name="Courier New" style:font-name-complex="Courier New"/>
    </style:style>
    <style:style style:name="P740" style:parent-style-name="PlainText" style:family="paragraph">
      <style:text-properties style:font-name="Courier New" style:font-name-complex="Courier New"/>
    </style:style>
    <style:style style:name="P741" style:parent-style-name="PlainText" style:family="paragraph">
      <style:text-properties style:font-name="Courier New" style:font-name-complex="Courier New"/>
    </style:style>
    <style:style style:name="P742" style:parent-style-name="PlainText" style:family="paragraph">
      <style:text-properties style:font-name="Courier New" style:font-name-complex="Courier New"/>
    </style:style>
    <style:style style:name="P743" style:parent-style-name="PlainText" style:family="paragraph">
      <style:text-properties style:font-name="Courier New" style:font-name-complex="Courier New"/>
    </style:style>
    <style:style style:name="P744" style:parent-style-name="PlainText" style:family="paragraph">
      <style:text-properties style:font-name="Courier New" style:font-name-complex="Courier New"/>
    </style:style>
    <style:style style:name="P745" style:parent-style-name="PlainText" style:family="paragraph">
      <style:text-properties style:font-name="Courier New" style:font-name-complex="Courier New"/>
    </style:style>
    <style:style style:name="P746" style:parent-style-name="PlainText" style:family="paragraph">
      <style:text-properties style:font-name="Courier New" style:font-name-complex="Courier New"/>
    </style:style>
    <style:style style:name="P747" style:parent-style-name="PlainText" style:family="paragraph">
      <style:text-properties style:font-name="Courier New" style:font-name-complex="Courier New"/>
    </style:style>
    <style:style style:name="P748" style:parent-style-name="PlainText" style:family="paragraph">
      <style:text-properties style:font-name="Courier New" style:font-name-complex="Courier New"/>
    </style:style>
    <style:style style:name="P749" style:parent-style-name="PlainText" style:family="paragraph">
      <style:text-properties style:font-name="Courier New" style:font-name-complex="Courier New"/>
    </style:style>
    <style:style style:name="P750" style:parent-style-name="PlainText" style:family="paragraph">
      <style:text-properties style:font-name="Courier New" style:font-name-complex="Courier New"/>
    </style:style>
    <style:style style:name="P751" style:parent-style-name="PlainText" style:family="paragraph">
      <style:text-properties style:font-name="Courier New" style:font-name-complex="Courier New"/>
    </style:style>
    <style:style style:name="P752" style:parent-style-name="PlainText" style:family="paragraph">
      <style:text-properties style:font-name="Courier New" style:font-name-complex="Courier New"/>
    </style:style>
    <style:style style:name="P753" style:parent-style-name="PlainText" style:family="paragraph">
      <style:text-properties style:font-name="Courier New" style:font-name-complex="Courier New"/>
    </style:style>
    <style:style style:name="P754" style:parent-style-name="PlainText" style:family="paragraph">
      <style:text-properties style:font-name="Courier New" style:font-name-complex="Courier New"/>
    </style:style>
    <style:style style:name="P755" style:parent-style-name="PlainText" style:family="paragraph">
      <style:text-properties style:font-name="Courier New" style:font-name-complex="Courier New"/>
    </style:style>
    <style:style style:name="P756" style:parent-style-name="PlainText" style:family="paragraph">
      <style:text-properties style:font-name="Courier New" style:font-name-complex="Courier New"/>
    </style:style>
    <style:style style:name="P757" style:parent-style-name="PlainText" style:family="paragraph">
      <style:text-properties style:font-name="Courier New" style:font-name-complex="Courier New"/>
    </style:style>
    <style:style style:name="P758" style:parent-style-name="PlainText" style:family="paragraph">
      <style:text-properties style:font-name="Courier New" style:font-name-complex="Courier New"/>
    </style:style>
    <style:style style:name="P759" style:parent-style-name="PlainText" style:family="paragraph">
      <style:text-properties style:font-name="Courier New" style:font-name-complex="Courier New"/>
    </style:style>
    <style:style style:name="P760" style:parent-style-name="PlainText" style:family="paragraph">
      <style:text-properties style:font-name="Courier New" style:font-name-complex="Courier New"/>
    </style:style>
    <style:style style:name="P761" style:parent-style-name="PlainText" style:family="paragraph">
      <style:text-properties style:font-name="Courier New" style:font-name-complex="Courier New"/>
    </style:style>
    <style:style style:name="P762" style:parent-style-name="PlainText" style:family="paragraph">
      <style:text-properties style:font-name="Courier New" style:font-name-complex="Courier New"/>
    </style:style>
    <style:style style:name="P763" style:parent-style-name="PlainText" style:family="paragraph">
      <style:text-properties style:font-name="Courier New" style:font-name-complex="Courier New"/>
    </style:style>
    <style:style style:name="P764" style:parent-style-name="PlainText" style:family="paragraph">
      <style:text-properties style:font-name="Courier New" style:font-name-complex="Courier New"/>
    </style:style>
    <style:style style:name="P765" style:parent-style-name="PlainText" style:family="paragraph">
      <style:text-properties style:font-name="Courier New" style:font-name-complex="Courier New"/>
    </style:style>
    <style:style style:name="P766" style:parent-style-name="PlainText" style:family="paragraph">
      <style:text-properties style:font-name="Courier New" style:font-name-complex="Courier New"/>
    </style:style>
    <style:style style:name="P767" style:parent-style-name="PlainText" style:family="paragraph">
      <style:text-properties style:font-name="Courier New" style:font-name-complex="Courier New"/>
    </style:style>
    <style:style style:name="P768" style:parent-style-name="PlainText" style:family="paragraph">
      <style:text-properties style:font-name="Courier New" style:font-name-complex="Courier New"/>
    </style:style>
    <style:style style:name="P769" style:parent-style-name="PlainText" style:family="paragraph">
      <style:text-properties style:font-name="Courier New" style:font-name-complex="Courier New"/>
    </style:style>
    <style:style style:name="P770" style:parent-style-name="PlainText" style:family="paragraph">
      <style:text-properties style:font-name="Courier New" style:font-name-complex="Courier New"/>
    </style:style>
    <style:style style:name="P771" style:parent-style-name="PlainText" style:family="paragraph">
      <style:text-properties style:font-name="Courier New" style:font-name-complex="Courier New"/>
    </style:style>
    <style:style style:name="P772" style:parent-style-name="PlainText" style:family="paragraph">
      <style:text-properties style:font-name="Courier New" style:font-name-complex="Courier New"/>
    </style:style>
    <style:style style:name="P773" style:parent-style-name="PlainText" style:family="paragraph">
      <style:text-properties style:font-name="Courier New" style:font-name-complex="Courier New"/>
    </style:style>
    <style:style style:name="P774" style:parent-style-name="PlainText" style:family="paragraph">
      <style:text-properties style:font-name="Courier New" style:font-name-complex="Courier New"/>
    </style:style>
    <style:style style:name="P775" style:parent-style-name="PlainText" style:family="paragraph">
      <style:text-properties style:font-name="Courier New" style:font-name-complex="Courier New"/>
    </style:style>
    <style:style style:name="P776" style:parent-style-name="PlainText" style:family="paragraph">
      <style:text-properties style:font-name="Courier New" style:font-name-complex="Courier New"/>
    </style:style>
    <style:style style:name="P777" style:parent-style-name="PlainText" style:family="paragraph">
      <style:text-properties style:font-name="Courier New" style:font-name-complex="Courier New"/>
    </style:style>
    <style:style style:name="P778" style:parent-style-name="PlainText" style:family="paragraph">
      <style:text-properties style:font-name="Courier New" style:font-name-complex="Courier New"/>
    </style:style>
    <style:style style:name="P779" style:parent-style-name="PlainText" style:family="paragraph">
      <style:text-properties style:font-name="Courier New" style:font-name-complex="Courier New"/>
    </style:style>
    <style:style style:name="P780" style:parent-style-name="PlainText" style:family="paragraph">
      <style:text-properties style:font-name="Courier New" style:font-name-complex="Courier New"/>
    </style:style>
    <style:style style:name="P781" style:parent-style-name="PlainText" style:family="paragraph">
      <style:text-properties style:font-name="Courier New" style:font-name-complex="Courier New"/>
    </style:style>
    <style:style style:name="P782" style:parent-style-name="PlainText" style:family="paragraph">
      <style:text-properties style:font-name="Courier New" style:font-name-complex="Courier New"/>
    </style:style>
    <style:style style:name="P783" style:parent-style-name="PlainText" style:family="paragraph">
      <style:text-properties style:font-name="Courier New" style:font-name-complex="Courier New"/>
    </style:style>
    <style:style style:name="P784" style:parent-style-name="PlainText" style:family="paragraph">
      <style:text-properties style:font-name="Courier New" style:font-name-complex="Courier New"/>
    </style:style>
    <style:style style:name="P785" style:parent-style-name="PlainText" style:family="paragraph">
      <style:text-properties style:font-name="Courier New" style:font-name-complex="Courier New"/>
    </style:style>
    <style:style style:name="P786" style:parent-style-name="PlainText" style:family="paragraph">
      <style:text-properties style:font-name="Courier New" style:font-name-complex="Courier New"/>
    </style:style>
    <style:style style:name="P787" style:parent-style-name="PlainText" style:family="paragraph">
      <style:text-properties style:font-name="Courier New" style:font-name-complex="Courier New"/>
    </style:style>
    <style:style style:name="P788" style:parent-style-name="PlainText" style:family="paragraph">
      <style:text-properties style:font-name="Courier New" style:font-name-complex="Courier New"/>
    </style:style>
    <style:style style:name="P789" style:parent-style-name="PlainText" style:family="paragraph">
      <style:text-properties style:font-name="Courier New" style:font-name-complex="Courier New"/>
    </style:style>
    <style:style style:name="P790" style:parent-style-name="PlainText" style:family="paragraph">
      <style:text-properties style:font-name="Courier New" style:font-name-complex="Courier New"/>
    </style:style>
    <style:style style:name="P791" style:parent-style-name="PlainText" style:family="paragraph">
      <style:text-properties style:font-name="Courier New" style:font-name-complex="Courier New"/>
    </style:style>
    <style:style style:name="P792" style:parent-style-name="PlainText" style:family="paragraph">
      <style:text-properties style:font-name="Courier New" style:font-name-complex="Courier New"/>
    </style:style>
    <style:style style:name="P793" style:parent-style-name="PlainText" style:family="paragraph">
      <style:text-properties style:font-name="Courier New" style:font-name-complex="Courier New"/>
    </style:style>
    <style:style style:name="P794" style:parent-style-name="PlainText" style:family="paragraph">
      <style:text-properties style:font-name="Courier New" style:font-name-complex="Courier New"/>
    </style:style>
    <style:style style:name="P795" style:parent-style-name="PlainText" style:family="paragraph">
      <style:text-properties style:font-name="Courier New" style:font-name-complex="Courier New"/>
    </style:style>
    <style:style style:name="P796" style:parent-style-name="PlainText" style:family="paragraph">
      <style:text-properties style:font-name="Courier New" style:font-name-complex="Courier New"/>
    </style:style>
    <style:style style:name="P797" style:parent-style-name="PlainText" style:family="paragraph">
      <style:text-properties style:font-name="Courier New" style:font-name-complex="Courier New"/>
    </style:style>
    <style:style style:name="P798" style:parent-style-name="PlainText" style:family="paragraph">
      <style:text-properties style:font-name="Courier New" style:font-name-complex="Courier New"/>
    </style:style>
    <style:style style:name="P799" style:parent-style-name="PlainText" style:family="paragraph">
      <style:text-properties style:font-name="Courier New" style:font-name-complex="Courier New"/>
    </style:style>
    <style:style style:name="P800" style:parent-style-name="PlainText" style:family="paragraph">
      <style:text-properties style:font-name="Courier New" style:font-name-complex="Courier New"/>
    </style:style>
    <style:style style:name="P801" style:parent-style-name="PlainText" style:family="paragraph">
      <style:text-properties style:font-name="Courier New" style:font-name-complex="Courier New"/>
    </style:style>
    <style:style style:name="P802" style:parent-style-name="PlainText" style:family="paragraph">
      <style:text-properties style:font-name="Courier New" style:font-name-complex="Courier New"/>
    </style:style>
    <style:style style:name="P803" style:parent-style-name="PlainText" style:family="paragraph">
      <style:text-properties style:font-name="Courier New" style:font-name-complex="Courier New"/>
    </style:style>
    <style:style style:name="P804" style:parent-style-name="PlainText" style:family="paragraph">
      <style:text-properties style:font-name="Courier New" style:font-name-complex="Courier New"/>
    </style:style>
    <style:style style:name="P805" style:parent-style-name="PlainText" style:family="paragraph">
      <style:text-properties style:font-name="Courier New" style:font-name-complex="Courier New"/>
    </style:style>
    <style:style style:name="P806" style:parent-style-name="PlainText" style:family="paragraph">
      <style:text-properties style:font-name="Courier New" style:font-name-complex="Courier New"/>
    </style:style>
    <style:style style:name="P807" style:parent-style-name="PlainText" style:family="paragraph">
      <style:text-properties style:font-name="Courier New" style:font-name-complex="Courier New"/>
    </style:style>
    <style:style style:name="P808" style:parent-style-name="PlainText" style:family="paragraph">
      <style:text-properties style:font-name="Courier New" style:font-name-complex="Courier New"/>
    </style:style>
    <style:style style:name="P809" style:parent-style-name="PlainText" style:family="paragraph">
      <style:text-properties style:font-name="Courier New" style:font-name-complex="Courier New"/>
    </style:style>
    <style:style style:name="P810" style:parent-style-name="PlainText" style:family="paragraph">
      <style:text-properties style:font-name="Courier New" style:font-name-complex="Courier New"/>
    </style:style>
    <style:style style:name="P811" style:parent-style-name="PlainText" style:family="paragraph">
      <style:text-properties style:font-name="Courier New" style:font-name-complex="Courier New"/>
    </style:style>
    <style:style style:name="P812" style:parent-style-name="PlainText" style:family="paragraph">
      <style:text-properties style:font-name="Courier New" style:font-name-complex="Courier New"/>
    </style:style>
    <style:style style:name="P813" style:parent-style-name="PlainText" style:family="paragraph">
      <style:text-properties style:font-name="Courier New" style:font-name-complex="Courier New"/>
    </style:style>
    <style:style style:name="P814" style:parent-style-name="PlainText" style:family="paragraph">
      <style:text-properties style:font-name="Courier New" style:font-name-complex="Courier New"/>
    </style:style>
    <style:style style:name="P815" style:parent-style-name="PlainText" style:family="paragraph">
      <style:text-properties style:font-name="Courier New" style:font-name-complex="Courier New"/>
    </style:style>
    <style:style style:name="P816" style:parent-style-name="PlainText" style:family="paragraph">
      <style:text-properties style:font-name="Courier New" style:font-name-complex="Courier New"/>
    </style:style>
    <style:style style:name="P817" style:parent-style-name="PlainText" style:family="paragraph">
      <style:text-properties style:font-name="Courier New" style:font-name-complex="Courier New"/>
    </style:style>
    <style:style style:name="P818" style:parent-style-name="PlainText" style:family="paragraph">
      <style:text-properties style:font-name="Courier New" style:font-name-complex="Courier New"/>
    </style:style>
    <style:style style:name="P819" style:parent-style-name="PlainText" style:family="paragraph">
      <style:text-properties style:font-name="Courier New" style:font-name-complex="Courier New"/>
    </style:style>
    <style:style style:name="P820" style:parent-style-name="PlainText" style:family="paragraph">
      <style:text-properties style:font-name="Courier New" style:font-name-complex="Courier New"/>
    </style:style>
    <style:style style:name="P821" style:parent-style-name="PlainText" style:family="paragraph">
      <style:text-properties style:font-name="Courier New" style:font-name-complex="Courier New"/>
    </style:style>
    <style:style style:name="P822" style:parent-style-name="PlainText" style:family="paragraph">
      <style:text-properties style:font-name="Courier New" style:font-name-complex="Courier New"/>
    </style:style>
    <style:style style:name="P823" style:parent-style-name="PlainText" style:family="paragraph">
      <style:text-properties style:font-name="Courier New" style:font-name-complex="Courier New"/>
    </style:style>
    <style:style style:name="P824" style:parent-style-name="PlainText" style:family="paragraph">
      <style:text-properties style:font-name="Courier New" style:font-name-complex="Courier New"/>
    </style:style>
    <style:style style:name="P825" style:parent-style-name="PlainText" style:family="paragraph">
      <style:text-properties style:font-name="Courier New" style:font-name-complex="Courier New"/>
    </style:style>
    <style:style style:name="P826" style:parent-style-name="PlainText" style:family="paragraph">
      <style:text-properties style:font-name="Courier New" style:font-name-complex="Courier New"/>
    </style:style>
    <style:style style:name="P827" style:parent-style-name="PlainText" style:family="paragraph">
      <style:text-properties style:font-name="Courier New" style:font-name-complex="Courier New"/>
    </style:style>
    <style:style style:name="P828" style:parent-style-name="PlainText" style:family="paragraph">
      <style:text-properties style:font-name="Courier New" style:font-name-complex="Courier New"/>
    </style:style>
    <style:style style:name="P829" style:parent-style-name="PlainText" style:family="paragraph">
      <style:text-properties style:font-name="Courier New" style:font-name-complex="Courier New"/>
    </style:style>
    <style:style style:name="P830" style:parent-style-name="PlainText" style:family="paragraph">
      <style:text-properties style:font-name="Courier New" style:font-name-complex="Courier New"/>
    </style:style>
    <style:style style:name="P831" style:parent-style-name="PlainText" style:family="paragraph">
      <style:text-properties style:font-name="Courier New" style:font-name-complex="Courier New"/>
    </style:style>
    <style:style style:name="P832" style:parent-style-name="PlainText" style:family="paragraph">
      <style:text-properties style:font-name="Courier New" style:font-name-complex="Courier New"/>
    </style:style>
    <style:style style:name="P833" style:parent-style-name="PlainText" style:family="paragraph">
      <style:text-properties style:font-name="Courier New" style:font-name-complex="Courier New"/>
    </style:style>
    <style:style style:name="P834" style:parent-style-name="PlainText" style:family="paragraph">
      <style:text-properties style:font-name="Courier New" style:font-name-complex="Courier New"/>
    </style:style>
    <style:style style:name="P835" style:parent-style-name="PlainText" style:family="paragraph">
      <style:text-properties style:font-name="Courier New" style:font-name-complex="Courier New"/>
    </style:style>
    <style:style style:name="P836" style:parent-style-name="PlainText" style:family="paragraph">
      <style:text-properties style:font-name="Courier New" style:font-name-complex="Courier New"/>
    </style:style>
    <style:style style:name="P837" style:parent-style-name="PlainText" style:family="paragraph">
      <style:text-properties style:font-name="Courier New" style:font-name-complex="Courier New"/>
    </style:style>
    <style:style style:name="P838" style:parent-style-name="PlainText" style:family="paragraph">
      <style:text-properties style:font-name="Courier New" style:font-name-complex="Courier New"/>
    </style:style>
    <style:style style:name="P839" style:parent-style-name="PlainText" style:family="paragraph">
      <style:text-properties style:font-name="Courier New" style:font-name-complex="Courier New"/>
    </style:style>
    <style:style style:name="P840" style:parent-style-name="PlainText" style:family="paragraph">
      <style:text-properties style:font-name="Courier New" style:font-name-complex="Courier New"/>
    </style:style>
    <style:style style:name="P841" style:parent-style-name="PlainText" style:family="paragraph">
      <style:text-properties style:font-name="Courier New" style:font-name-complex="Courier New"/>
    </style:style>
    <style:style style:name="P842" style:parent-style-name="PlainText" style:family="paragraph">
      <style:text-properties style:font-name="Courier New" style:font-name-complex="Courier New"/>
    </style:style>
    <style:style style:name="P843" style:parent-style-name="PlainText" style:family="paragraph">
      <style:text-properties style:font-name="Courier New" style:font-name-complex="Courier New"/>
    </style:style>
    <style:style style:name="P844" style:parent-style-name="PlainText" style:family="paragraph">
      <style:text-properties style:font-name="Courier New" style:font-name-complex="Courier New"/>
    </style:style>
    <style:style style:name="P845" style:parent-style-name="PlainText" style:family="paragraph">
      <style:text-properties style:font-name="Courier New" style:font-name-complex="Courier New"/>
    </style:style>
    <style:style style:name="P846" style:parent-style-name="PlainText" style:family="paragraph">
      <style:text-properties style:font-name="Courier New" style:font-name-complex="Courier New"/>
    </style:style>
    <style:style style:name="P847" style:parent-style-name="PlainText" style:family="paragraph">
      <style:text-properties style:font-name="Courier New" style:font-name-complex="Courier New"/>
    </style:style>
    <style:style style:name="P848" style:parent-style-name="PlainText" style:family="paragraph">
      <style:text-properties style:font-name="Courier New" style:font-name-complex="Courier New"/>
    </style:style>
    <style:style style:name="P849" style:parent-style-name="PlainText" style:family="paragraph">
      <style:text-properties style:font-name="Courier New" style:font-name-complex="Courier New"/>
    </style:style>
    <style:style style:name="P850" style:parent-style-name="PlainText" style:family="paragraph">
      <style:text-properties style:font-name="Courier New" style:font-name-complex="Courier New"/>
    </style:style>
    <style:style style:name="P851" style:parent-style-name="PlainText" style:family="paragraph">
      <style:text-properties style:font-name="Courier New" style:font-name-complex="Courier New"/>
    </style:style>
    <style:style style:name="P852" style:parent-style-name="PlainText" style:family="paragraph">
      <style:text-properties style:font-name="Courier New" style:font-name-complex="Courier New"/>
    </style:style>
    <style:style style:name="P853" style:parent-style-name="PlainText" style:family="paragraph">
      <style:text-properties style:font-name="Courier New" style:font-name-complex="Courier New"/>
    </style:style>
    <style:style style:name="P854" style:parent-style-name="PlainText" style:family="paragraph">
      <style:text-properties style:font-name="Courier New" style:font-name-complex="Courier New"/>
    </style:style>
    <style:style style:name="P855" style:parent-style-name="PlainText" style:family="paragraph">
      <style:text-properties style:font-name="Courier New" style:font-name-complex="Courier New"/>
    </style:style>
    <style:style style:name="P856" style:parent-style-name="PlainText" style:family="paragraph">
      <style:text-properties style:font-name="Courier New" style:font-name-complex="Courier New"/>
    </style:style>
    <style:style style:name="P857" style:parent-style-name="PlainText" style:family="paragraph">
      <style:text-properties style:font-name="Courier New" style:font-name-complex="Courier New"/>
    </style:style>
    <style:style style:name="P858" style:parent-style-name="PlainText" style:family="paragraph">
      <style:text-properties style:font-name="Courier New" style:font-name-complex="Courier New"/>
    </style:style>
    <style:style style:name="P859" style:parent-style-name="PlainText" style:family="paragraph">
      <style:text-properties style:font-name="Courier New" style:font-name-complex="Courier New"/>
    </style:style>
    <style:style style:name="P860" style:parent-style-name="PlainText" style:family="paragraph">
      <style:text-properties style:font-name="Courier New" style:font-name-complex="Courier New"/>
    </style:style>
    <style:style style:name="P861" style:parent-style-name="PlainText" style:family="paragraph">
      <style:text-properties style:font-name="Courier New" style:font-name-complex="Courier New"/>
    </style:style>
    <style:style style:name="P862" style:parent-style-name="PlainText" style:family="paragraph">
      <style:text-properties style:font-name="Courier New" style:font-name-complex="Courier New"/>
    </style:style>
    <style:style style:name="P863" style:parent-style-name="PlainText" style:family="paragraph">
      <style:text-properties style:font-name="Courier New" style:font-name-complex="Courier New"/>
    </style:style>
    <style:style style:name="P864" style:parent-style-name="PlainText" style:family="paragraph">
      <style:text-properties style:font-name="Courier New" style:font-name-complex="Courier New"/>
    </style:style>
    <style:style style:name="P865" style:parent-style-name="PlainText" style:family="paragraph">
      <style:text-properties style:font-name="Courier New" style:font-name-complex="Courier New"/>
    </style:style>
    <style:style style:name="P866" style:parent-style-name="PlainText" style:family="paragraph">
      <style:text-properties style:font-name="Courier New" style:font-name-complex="Courier New"/>
    </style:style>
    <style:style style:name="P867" style:parent-style-name="PlainText" style:family="paragraph">
      <style:text-properties style:font-name="Courier New" style:font-name-complex="Courier New"/>
    </style:style>
    <style:style style:name="P868" style:parent-style-name="PlainText" style:family="paragraph">
      <style:text-properties style:font-name="Courier New" style:font-name-complex="Courier New"/>
    </style:style>
    <style:style style:name="P869" style:parent-style-name="PlainText" style:family="paragraph">
      <style:text-properties style:font-name="Courier New" style:font-name-complex="Courier New"/>
    </style:style>
    <style:style style:name="P870" style:parent-style-name="PlainText" style:family="paragraph">
      <style:text-properties style:font-name="Courier New" style:font-name-complex="Courier New"/>
    </style:style>
    <style:style style:name="P871" style:parent-style-name="PlainText" style:family="paragraph">
      <style:text-properties style:font-name="Courier New" style:font-name-complex="Courier New"/>
    </style:style>
    <style:style style:name="P872" style:parent-style-name="PlainText" style:family="paragraph">
      <style:text-properties style:font-name="Courier New" style:font-name-complex="Courier New"/>
    </style:style>
    <style:style style:name="P873" style:parent-style-name="PlainText" style:family="paragraph">
      <style:text-properties style:font-name="Courier New" style:font-name-complex="Courier New"/>
    </style:style>
    <style:style style:name="P874" style:parent-style-name="PlainText" style:family="paragraph">
      <style:text-properties style:font-name="Courier New" style:font-name-complex="Courier New"/>
    </style:style>
    <style:style style:name="P875" style:parent-style-name="PlainText" style:family="paragraph">
      <style:text-properties style:font-name="Courier New" style:font-name-complex="Courier New"/>
    </style:style>
    <style:style style:name="P876" style:parent-style-name="PlainText" style:family="paragraph">
      <style:text-properties style:font-name="Courier New" style:font-name-complex="Courier New"/>
    </style:style>
    <style:style style:name="P877" style:parent-style-name="PlainText" style:family="paragraph">
      <style:text-properties style:font-name="Courier New" style:font-name-complex="Courier New"/>
    </style:style>
    <style:style style:name="P878" style:parent-style-name="PlainText" style:family="paragraph">
      <style:text-properties style:font-name="Courier New" style:font-name-complex="Courier New"/>
    </style:style>
    <style:style style:name="P879" style:parent-style-name="PlainText" style:family="paragraph">
      <style:text-properties style:font-name="Courier New" style:font-name-complex="Courier New"/>
    </style:style>
    <style:style style:name="P880" style:parent-style-name="PlainText" style:family="paragraph">
      <style:text-properties style:font-name="Courier New" style:font-name-complex="Courier New"/>
    </style:style>
    <style:style style:name="P881" style:parent-style-name="PlainText" style:family="paragraph">
      <style:text-properties style:font-name="Courier New" style:font-name-complex="Courier New"/>
    </style:style>
    <style:style style:name="P882" style:parent-style-name="PlainText" style:family="paragraph">
      <style:text-properties style:font-name="Courier New" style:font-name-complex="Courier New"/>
    </style:style>
    <style:style style:name="P883" style:parent-style-name="PlainText" style:family="paragraph">
      <style:text-properties style:font-name="Courier New" style:font-name-complex="Courier New"/>
    </style:style>
    <style:style style:name="P884" style:parent-style-name="PlainText" style:family="paragraph">
      <style:text-properties style:font-name="Courier New" style:font-name-complex="Courier New"/>
    </style:style>
    <style:style style:name="P885" style:parent-style-name="PlainText" style:family="paragraph">
      <style:text-properties style:font-name="Courier New" style:font-name-complex="Courier New"/>
    </style:style>
    <style:style style:name="P886" style:parent-style-name="PlainText" style:family="paragraph">
      <style:text-properties style:font-name="Courier New" style:font-name-complex="Courier New"/>
    </style:style>
    <style:style style:name="P887" style:parent-style-name="PlainText" style:family="paragraph">
      <style:text-properties style:font-name="Courier New" style:font-name-complex="Courier New"/>
    </style:style>
    <style:style style:name="P888" style:parent-style-name="PlainText" style:family="paragraph">
      <style:text-properties style:font-name="Courier New" style:font-name-complex="Courier New"/>
    </style:style>
    <style:style style:name="P889" style:parent-style-name="PlainText" style:family="paragraph">
      <style:text-properties style:font-name="Courier New" style:font-name-complex="Courier New"/>
    </style:style>
    <style:style style:name="P890" style:parent-style-name="PlainText" style:family="paragraph">
      <style:text-properties style:font-name="Courier New" style:font-name-complex="Courier New"/>
    </style:style>
    <style:style style:name="P891" style:parent-style-name="PlainText" style:family="paragraph">
      <style:text-properties style:font-name="Courier New" style:font-name-complex="Courier New"/>
    </style:style>
    <style:style style:name="P892" style:parent-style-name="PlainText" style:family="paragraph">
      <style:text-properties style:font-name="Courier New" style:font-name-complex="Courier New"/>
    </style:style>
    <style:style style:name="P893" style:parent-style-name="PlainText" style:family="paragraph">
      <style:text-properties style:font-name="Courier New" style:font-name-complex="Courier New"/>
    </style:style>
    <style:style style:name="P894" style:parent-style-name="PlainText" style:family="paragraph">
      <style:text-properties style:font-name="Courier New" style:font-name-complex="Courier New"/>
    </style:style>
    <style:style style:name="P895" style:parent-style-name="PlainText" style:family="paragraph">
      <style:text-properties style:font-name="Courier New" style:font-name-complex="Courier New"/>
    </style:style>
    <style:style style:name="P896" style:parent-style-name="PlainText" style:family="paragraph">
      <style:text-properties style:font-name="Courier New" style:font-name-complex="Courier New"/>
    </style:style>
    <style:style style:name="P897" style:parent-style-name="PlainText" style:family="paragraph">
      <style:text-properties style:font-name="Courier New" style:font-name-complex="Courier New"/>
    </style:style>
    <style:style style:name="P898" style:parent-style-name="PlainText" style:family="paragraph">
      <style:text-properties style:font-name="Courier New" style:font-name-complex="Courier New"/>
    </style:style>
    <style:style style:name="P899" style:parent-style-name="PlainText" style:family="paragraph">
      <style:text-properties style:font-name="Courier New" style:font-name-complex="Courier New"/>
    </style:style>
    <style:style style:name="P900" style:parent-style-name="PlainText" style:family="paragraph">
      <style:text-properties style:font-name="Courier New" style:font-name-complex="Courier New"/>
    </style:style>
    <style:style style:name="P901" style:parent-style-name="PlainText" style:family="paragraph">
      <style:text-properties style:font-name="Courier New" style:font-name-complex="Courier New"/>
    </style:style>
    <style:style style:name="P902" style:parent-style-name="PlainText" style:family="paragraph">
      <style:text-properties style:font-name="Courier New" style:font-name-complex="Courier New"/>
    </style:style>
    <style:style style:name="P903" style:parent-style-name="PlainText" style:family="paragraph">
      <style:text-properties style:font-name="Courier New" style:font-name-complex="Courier New"/>
    </style:style>
    <style:style style:name="P904" style:parent-style-name="PlainText" style:family="paragraph">
      <style:text-properties style:font-name="Courier New" style:font-name-complex="Courier New"/>
    </style:style>
    <style:style style:name="P905" style:parent-style-name="PlainText" style:family="paragraph">
      <style:text-properties style:font-name="Courier New" style:font-name-complex="Courier New"/>
    </style:style>
    <style:style style:name="P906" style:parent-style-name="PlainText" style:family="paragraph">
      <style:text-properties style:font-name="Courier New" style:font-name-complex="Courier New"/>
    </style:style>
    <style:style style:name="P907" style:parent-style-name="PlainText" style:family="paragraph">
      <style:text-properties style:font-name="Courier New" style:font-name-complex="Courier New"/>
    </style:style>
    <style:style style:name="P908" style:parent-style-name="PlainText" style:family="paragraph">
      <style:text-properties style:font-name="Courier New" style:font-name-complex="Courier New"/>
    </style:style>
    <style:style style:name="P909" style:parent-style-name="PlainText" style:family="paragraph">
      <style:text-properties style:font-name="Courier New" style:font-name-complex="Courier New"/>
    </style:style>
    <style:style style:name="P910" style:parent-style-name="PlainText" style:family="paragraph">
      <style:text-properties style:font-name="Courier New" style:font-name-complex="Courier New"/>
    </style:style>
    <style:style style:name="P911" style:parent-style-name="PlainText" style:family="paragraph">
      <style:text-properties style:font-name="Courier New" style:font-name-complex="Courier New"/>
    </style:style>
    <style:style style:name="P912" style:parent-style-name="PlainText" style:family="paragraph">
      <style:text-properties style:font-name="Courier New" style:font-name-complex="Courier New"/>
    </style:style>
    <style:style style:name="P913" style:parent-style-name="PlainText" style:family="paragraph">
      <style:text-properties style:font-name="Courier New" style:font-name-complex="Courier New"/>
    </style:style>
    <style:style style:name="P914" style:parent-style-name="PlainText" style:family="paragraph">
      <style:text-properties style:font-name="Courier New" style:font-name-complex="Courier New"/>
    </style:style>
    <style:style style:name="P915" style:parent-style-name="PlainText" style:family="paragraph">
      <style:text-properties style:font-name="Courier New" style:font-name-complex="Courier New"/>
    </style:style>
    <style:style style:name="P916" style:parent-style-name="PlainText" style:family="paragraph">
      <style:text-properties style:font-name="Courier New" style:font-name-complex="Courier New"/>
    </style:style>
    <style:style style:name="P917" style:parent-style-name="PlainText" style:family="paragraph">
      <style:text-properties style:font-name="Courier New" style:font-name-complex="Courier New"/>
    </style:style>
    <style:style style:name="P918" style:parent-style-name="PlainText" style:family="paragraph">
      <style:text-properties style:font-name="Courier New" style:font-name-complex="Courier New"/>
    </style:style>
    <style:style style:name="P919" style:parent-style-name="PlainText" style:family="paragraph">
      <style:text-properties style:font-name="Courier New" style:font-name-complex="Courier New"/>
    </style:style>
    <style:style style:name="P920" style:parent-style-name="PlainText" style:family="paragraph">
      <style:text-properties style:font-name="Courier New" style:font-name-complex="Courier New"/>
    </style:style>
    <style:style style:name="P921" style:parent-style-name="PlainText" style:family="paragraph">
      <style:text-properties style:font-name="Courier New" style:font-name-complex="Courier New"/>
    </style:style>
    <style:style style:name="P922" style:parent-style-name="PlainText" style:family="paragraph">
      <style:text-properties style:font-name="Courier New" style:font-name-complex="Courier New"/>
    </style:style>
    <style:style style:name="P923" style:parent-style-name="PlainText" style:family="paragraph">
      <style:text-properties style:font-name="Courier New" style:font-name-complex="Courier New"/>
    </style:style>
    <style:style style:name="P924" style:parent-style-name="PlainText" style:family="paragraph">
      <style:text-properties style:font-name="Courier New" style:font-name-complex="Courier New"/>
    </style:style>
    <style:style style:name="P925" style:parent-style-name="PlainText" style:family="paragraph">
      <style:text-properties style:font-name="Courier New" style:font-name-complex="Courier New"/>
    </style:style>
    <style:style style:name="P926" style:parent-style-name="PlainText" style:family="paragraph">
      <style:text-properties style:font-name="Courier New" style:font-name-complex="Courier New"/>
    </style:style>
    <style:style style:name="P927" style:parent-style-name="PlainText" style:family="paragraph">
      <style:text-properties style:font-name="Courier New" style:font-name-complex="Courier New"/>
    </style:style>
    <style:style style:name="P928" style:parent-style-name="PlainText" style:family="paragraph">
      <style:text-properties style:font-name="Courier New" style:font-name-complex="Courier New"/>
    </style:style>
    <style:style style:name="P929" style:parent-style-name="PlainText" style:family="paragraph">
      <style:text-properties style:font-name="Courier New" style:font-name-complex="Courier New"/>
    </style:style>
    <style:style style:name="P930" style:parent-style-name="PlainText" style:family="paragraph">
      <style:text-properties style:font-name="Courier New" style:font-name-complex="Courier New"/>
    </style:style>
    <style:style style:name="P931" style:parent-style-name="PlainText" style:family="paragraph">
      <style:text-properties style:font-name="Courier New" style:font-name-complex="Courier New"/>
    </style:style>
    <style:style style:name="P932" style:parent-style-name="PlainText" style:family="paragraph">
      <style:text-properties style:font-name="Courier New" style:font-name-complex="Courier New"/>
    </style:style>
    <style:style style:name="P933" style:parent-style-name="PlainText" style:family="paragraph">
      <style:text-properties style:font-name="Courier New" style:font-name-complex="Courier New"/>
    </style:style>
    <style:style style:name="P934" style:parent-style-name="PlainText" style:family="paragraph">
      <style:text-properties style:font-name="Courier New" style:font-name-complex="Courier New"/>
    </style:style>
    <style:style style:name="P935" style:parent-style-name="PlainText" style:family="paragraph">
      <style:text-properties style:font-name="Courier New" style:font-name-complex="Courier New"/>
    </style:style>
    <style:style style:name="P936" style:parent-style-name="PlainText" style:family="paragraph">
      <style:text-properties style:font-name="Courier New" style:font-name-complex="Courier New"/>
    </style:style>
    <style:style style:name="P937" style:parent-style-name="PlainText" style:family="paragraph">
      <style:text-properties style:font-name="Courier New" style:font-name-complex="Courier New"/>
    </style:style>
    <style:style style:name="P938" style:parent-style-name="PlainText" style:family="paragraph">
      <style:text-properties style:font-name="Courier New" style:font-name-complex="Courier New"/>
    </style:style>
    <style:style style:name="P939" style:parent-style-name="PlainText" style:family="paragraph">
      <style:text-properties style:font-name="Courier New" style:font-name-complex="Courier New"/>
    </style:style>
    <style:style style:name="P940" style:parent-style-name="PlainText" style:family="paragraph">
      <style:text-properties style:font-name="Courier New" style:font-name-complex="Courier New"/>
    </style:style>
    <style:style style:name="P941" style:parent-style-name="PlainText" style:family="paragraph">
      <style:text-properties style:font-name="Courier New" style:font-name-complex="Courier New"/>
    </style:style>
    <style:style style:name="P942" style:parent-style-name="PlainText" style:family="paragraph">
      <style:text-properties style:font-name="Courier New" style:font-name-complex="Courier New"/>
    </style:style>
    <style:style style:name="P943" style:parent-style-name="PlainText" style:family="paragraph">
      <style:text-properties style:font-name="Courier New" style:font-name-complex="Courier New"/>
    </style:style>
    <style:style style:name="P944" style:parent-style-name="PlainText" style:family="paragraph">
      <style:text-properties style:font-name="Courier New" style:font-name-complex="Courier New"/>
    </style:style>
    <style:style style:name="P945" style:parent-style-name="PlainText" style:family="paragraph">
      <style:text-properties style:font-name="Courier New" style:font-name-complex="Courier New"/>
    </style:style>
    <style:style style:name="P946" style:parent-style-name="PlainText" style:family="paragraph">
      <style:text-properties style:font-name="Courier New" style:font-name-complex="Courier New"/>
    </style:style>
    <style:style style:name="P947" style:parent-style-name="PlainText" style:family="paragraph">
      <style:text-properties style:font-name="Courier New" style:font-name-complex="Courier New"/>
    </style:style>
    <style:style style:name="P948" style:parent-style-name="PlainText" style:family="paragraph">
      <style:text-properties style:font-name="Courier New" style:font-name-complex="Courier New"/>
    </style:style>
    <style:style style:name="P949" style:parent-style-name="PlainText" style:family="paragraph">
      <style:text-properties style:font-name="Courier New" style:font-name-complex="Courier New"/>
    </style:style>
    <style:style style:name="P950" style:parent-style-name="PlainText" style:family="paragraph">
      <style:text-properties style:font-name="Courier New" style:font-name-complex="Courier New"/>
    </style:style>
    <style:style style:name="P951" style:parent-style-name="PlainText" style:family="paragraph">
      <style:text-properties style:font-name="Courier New" style:font-name-complex="Courier New"/>
    </style:style>
    <style:style style:name="P952" style:parent-style-name="PlainText" style:family="paragraph">
      <style:text-properties style:font-name="Courier New" style:font-name-complex="Courier New"/>
    </style:style>
    <style:style style:name="P953" style:parent-style-name="PlainText" style:family="paragraph">
      <style:text-properties style:font-name="Courier New" style:font-name-complex="Courier New"/>
    </style:style>
    <style:style style:name="P954" style:parent-style-name="PlainText" style:family="paragraph">
      <style:text-properties style:font-name="Courier New" style:font-name-complex="Courier New"/>
    </style:style>
    <style:style style:name="P955" style:parent-style-name="PlainText" style:family="paragraph">
      <style:text-properties style:font-name="Courier New" style:font-name-complex="Courier New"/>
    </style:style>
    <style:style style:name="P956" style:parent-style-name="PlainText" style:family="paragraph">
      <style:text-properties style:font-name="Courier New" style:font-name-complex="Courier New"/>
    </style:style>
    <style:style style:name="P957" style:parent-style-name="PlainText" style:family="paragraph">
      <style:text-properties style:font-name="Courier New" style:font-name-complex="Courier New"/>
    </style:style>
    <style:style style:name="P958" style:parent-style-name="PlainText" style:family="paragraph">
      <style:text-properties style:font-name="Courier New" style:font-name-complex="Courier New"/>
    </style:style>
    <style:style style:name="P959" style:parent-style-name="PlainText" style:family="paragraph">
      <style:text-properties style:font-name="Courier New" style:font-name-complex="Courier New"/>
    </style:style>
    <style:style style:name="P960" style:parent-style-name="PlainText" style:family="paragraph">
      <style:text-properties style:font-name="Courier New" style:font-name-complex="Courier New"/>
    </style:style>
    <style:style style:name="P961" style:parent-style-name="PlainText" style:family="paragraph">
      <style:text-properties style:font-name="Courier New" style:font-name-complex="Courier New"/>
    </style:style>
    <style:style style:name="P962" style:parent-style-name="PlainText" style:family="paragraph">
      <style:text-properties style:font-name="Courier New" style:font-name-complex="Courier New"/>
    </style:style>
    <style:style style:name="P963" style:parent-style-name="PlainText" style:family="paragraph">
      <style:text-properties style:font-name="Courier New" style:font-name-complex="Courier New"/>
    </style:style>
    <style:style style:name="P964" style:parent-style-name="PlainText" style:family="paragraph">
      <style:text-properties style:font-name="Courier New" style:font-name-complex="Courier New"/>
    </style:style>
    <style:style style:name="P965" style:parent-style-name="PlainText" style:family="paragraph">
      <style:text-properties style:font-name="Courier New" style:font-name-complex="Courier New"/>
    </style:style>
    <style:style style:name="P966" style:parent-style-name="PlainText" style:family="paragraph">
      <style:text-properties style:font-name="Courier New" style:font-name-complex="Courier New"/>
    </style:style>
    <style:style style:name="P967" style:parent-style-name="PlainText" style:family="paragraph">
      <style:text-properties style:font-name="Courier New" style:font-name-complex="Courier New"/>
    </style:style>
    <style:style style:name="P968" style:parent-style-name="PlainText" style:family="paragraph">
      <style:text-properties style:font-name="Courier New" style:font-name-complex="Courier New"/>
    </style:style>
    <style:style style:name="P969" style:parent-style-name="PlainText" style:family="paragraph">
      <style:text-properties style:font-name="Courier New" style:font-name-complex="Courier New"/>
    </style:style>
    <style:style style:name="P970" style:parent-style-name="PlainText" style:family="paragraph">
      <style:text-properties style:font-name="Courier New" style:font-name-complex="Courier New"/>
    </style:style>
    <style:style style:name="P971" style:parent-style-name="PlainText" style:family="paragraph">
      <style:text-properties style:font-name="Courier New" style:font-name-complex="Courier New"/>
    </style:style>
    <style:style style:name="P972" style:parent-style-name="PlainText" style:family="paragraph">
      <style:text-properties style:font-name="Courier New" style:font-name-complex="Courier New"/>
    </style:style>
    <style:style style:name="P973" style:parent-style-name="PlainText" style:family="paragraph">
      <style:text-properties style:font-name="Courier New" style:font-name-complex="Courier New"/>
    </style:style>
    <style:style style:name="P974" style:parent-style-name="PlainText" style:family="paragraph">
      <style:text-properties style:font-name="Courier New" style:font-name-complex="Courier New"/>
    </style:style>
    <style:style style:name="P975" style:parent-style-name="PlainText" style:family="paragraph">
      <style:text-properties style:font-name="Courier New" style:font-name-complex="Courier New"/>
    </style:style>
    <style:style style:name="P976" style:parent-style-name="PlainText" style:family="paragraph">
      <style:text-properties style:font-name="Courier New" style:font-name-complex="Courier New"/>
    </style:style>
    <style:style style:name="P977" style:parent-style-name="PlainText" style:family="paragraph">
      <style:text-properties style:font-name="Courier New" style:font-name-complex="Courier New"/>
    </style:style>
    <style:style style:name="P978" style:parent-style-name="PlainText" style:family="paragraph">
      <style:text-properties style:font-name="Courier New" style:font-name-complex="Courier New"/>
    </style:style>
    <style:style style:name="P979" style:parent-style-name="PlainText" style:family="paragraph">
      <style:text-properties style:font-name="Courier New" style:font-name-complex="Courier New"/>
    </style:style>
    <style:style style:name="P980" style:parent-style-name="PlainText" style:family="paragraph">
      <style:text-properties style:font-name="Courier New" style:font-name-complex="Courier New"/>
    </style:style>
    <style:style style:name="P981" style:parent-style-name="PlainText" style:family="paragraph">
      <style:text-properties style:font-name="Courier New" style:font-name-complex="Courier New"/>
    </style:style>
    <style:style style:name="P982" style:parent-style-name="PlainText" style:family="paragraph">
      <style:text-properties style:font-name="Courier New" style:font-name-complex="Courier New"/>
    </style:style>
    <style:style style:name="P983" style:parent-style-name="PlainText" style:family="paragraph">
      <style:text-properties style:font-name="Courier New" style:font-name-complex="Courier New"/>
    </style:style>
    <style:style style:name="P984" style:parent-style-name="PlainText" style:family="paragraph">
      <style:text-properties style:font-name="Courier New" style:font-name-complex="Courier New"/>
    </style:style>
    <style:style style:name="P985" style:parent-style-name="PlainText" style:family="paragraph">
      <style:text-properties style:font-name="Courier New" style:font-name-complex="Courier New"/>
    </style:style>
    <style:style style:name="P986" style:parent-style-name="PlainText" style:family="paragraph">
      <style:text-properties style:font-name="Courier New" style:font-name-complex="Courier New"/>
    </style:style>
    <style:style style:name="P987" style:parent-style-name="PlainText" style:family="paragraph">
      <style:text-properties style:font-name="Courier New" style:font-name-complex="Courier New"/>
    </style:style>
    <style:style style:name="P988" style:parent-style-name="PlainText" style:family="paragraph">
      <style:text-properties style:font-name="Courier New" style:font-name-complex="Courier New"/>
    </style:style>
    <style:style style:name="P989" style:parent-style-name="PlainText" style:family="paragraph">
      <style:text-properties style:font-name="Courier New" style:font-name-complex="Courier New"/>
    </style:style>
    <style:style style:name="P990" style:parent-style-name="PlainText" style:family="paragraph">
      <style:text-properties style:font-name="Courier New" style:font-name-complex="Courier New"/>
    </style:style>
    <style:style style:name="P991" style:parent-style-name="PlainText" style:family="paragraph">
      <style:text-properties style:font-name="Courier New" style:font-name-complex="Courier New"/>
    </style:style>
    <style:style style:name="P992" style:parent-style-name="PlainText" style:family="paragraph">
      <style:text-properties style:font-name="Courier New" style:font-name-complex="Courier New"/>
    </style:style>
    <style:style style:name="P993" style:parent-style-name="PlainText" style:family="paragraph">
      <style:text-properties style:font-name="Courier New" style:font-name-complex="Courier New"/>
    </style:style>
    <style:style style:name="P994" style:parent-style-name="PlainText" style:family="paragraph">
      <style:text-properties style:font-name="Courier New" style:font-name-complex="Courier New"/>
    </style:style>
    <style:style style:name="P995" style:parent-style-name="PlainText" style:family="paragraph">
      <style:text-properties style:font-name="Courier New" style:font-name-complex="Courier New"/>
    </style:style>
    <style:style style:name="P996" style:parent-style-name="PlainText" style:family="paragraph">
      <style:text-properties style:font-name="Courier New" style:font-name-complex="Courier New"/>
    </style:style>
    <style:style style:name="P997" style:parent-style-name="PlainText" style:family="paragraph">
      <style:text-properties style:font-name="Courier New" style:font-name-complex="Courier New"/>
    </style:style>
    <style:style style:name="P998" style:parent-style-name="PlainText" style:family="paragraph">
      <style:text-properties style:font-name="Courier New" style:font-name-complex="Courier New"/>
    </style:style>
    <style:style style:name="P999" style:parent-style-name="PlainText" style:family="paragraph">
      <style:text-properties style:font-name="Courier New" style:font-name-complex="Courier New"/>
    </style:style>
    <style:style style:name="P1000" style:parent-style-name="PlainText" style:family="paragraph">
      <style:text-properties style:font-name="Courier New" style:font-name-complex="Courier New"/>
    </style:style>
    <style:style style:name="P1001" style:parent-style-name="PlainText" style:family="paragraph">
      <style:text-properties style:font-name="Courier New" style:font-name-complex="Courier New"/>
    </style:style>
    <style:style style:name="P1002" style:parent-style-name="PlainText" style:family="paragraph">
      <style:text-properties style:font-name="Courier New" style:font-name-complex="Courier New"/>
    </style:style>
    <style:style style:name="P1003" style:parent-style-name="PlainText" style:family="paragraph">
      <style:text-properties style:font-name="Courier New" style:font-name-complex="Courier New"/>
    </style:style>
    <style:style style:name="P1004" style:parent-style-name="PlainText" style:family="paragraph">
      <style:text-properties style:font-name="Courier New" style:font-name-complex="Courier New"/>
    </style:style>
    <style:style style:name="P1005" style:parent-style-name="PlainText" style:family="paragraph">
      <style:text-properties style:font-name="Courier New" style:font-name-complex="Courier New"/>
    </style:style>
    <style:style style:name="P1006" style:parent-style-name="PlainText" style:family="paragraph">
      <style:text-properties style:font-name="Courier New" style:font-name-complex="Courier New"/>
    </style:style>
    <style:style style:name="P1007" style:parent-style-name="PlainText" style:family="paragraph">
      <style:text-properties style:font-name="Courier New" style:font-name-complex="Courier New"/>
    </style:style>
    <style:style style:name="P1008" style:parent-style-name="PlainText" style:family="paragraph">
      <style:text-properties style:font-name="Courier New" style:font-name-complex="Courier New"/>
    </style:style>
    <style:style style:name="P1009" style:parent-style-name="PlainText" style:family="paragraph">
      <style:text-properties style:font-name="Courier New" style:font-name-complex="Courier New"/>
    </style:style>
    <style:style style:name="P1010" style:parent-style-name="PlainText" style:family="paragraph">
      <style:text-properties style:font-name="Courier New" style:font-name-complex="Courier New"/>
    </style:style>
    <style:style style:name="P1011" style:parent-style-name="PlainText" style:family="paragraph">
      <style:text-properties style:font-name="Courier New" style:font-name-complex="Courier New"/>
    </style:style>
    <style:style style:name="P1012" style:parent-style-name="PlainText" style:family="paragraph">
      <style:text-properties style:font-name="Courier New" style:font-name-complex="Courier New"/>
    </style:style>
    <style:style style:name="P1013" style:parent-style-name="PlainText" style:family="paragraph">
      <style:text-properties style:font-name="Courier New" style:font-name-complex="Courier New"/>
    </style:style>
    <style:style style:name="P1014" style:parent-style-name="PlainText" style:family="paragraph">
      <style:text-properties style:font-name="Courier New" style:font-name-complex="Courier New"/>
    </style:style>
    <style:style style:name="P1015" style:parent-style-name="PlainText" style:family="paragraph">
      <style:text-properties style:font-name="Courier New" style:font-name-complex="Courier New"/>
    </style:style>
    <style:style style:name="P1016" style:parent-style-name="PlainText" style:family="paragraph">
      <style:text-properties style:font-name="Courier New" style:font-name-complex="Courier New"/>
    </style:style>
    <style:style style:name="P1017" style:parent-style-name="PlainText" style:family="paragraph">
      <style:text-properties style:font-name="Courier New" style:font-name-complex="Courier New"/>
    </style:style>
    <style:style style:name="P1018" style:parent-style-name="PlainText" style:family="paragraph">
      <style:text-properties style:font-name="Courier New" style:font-name-complex="Courier New"/>
    </style:style>
    <style:style style:name="P1019" style:parent-style-name="PlainText" style:family="paragraph">
      <style:text-properties style:font-name="Courier New" style:font-name-complex="Courier New"/>
    </style:style>
    <style:style style:name="P1020" style:parent-style-name="PlainText" style:family="paragraph">
      <style:text-properties style:font-name="Courier New" style:font-name-complex="Courier New"/>
    </style:style>
    <style:style style:name="P1021" style:parent-style-name="PlainText" style:family="paragraph">
      <style:text-properties style:font-name="Courier New" style:font-name-complex="Courier New"/>
    </style:style>
    <style:style style:name="P1022" style:parent-style-name="PlainText" style:family="paragraph">
      <style:text-properties style:font-name="Courier New" style:font-name-complex="Courier New"/>
    </style:style>
    <style:style style:name="P1023" style:parent-style-name="PlainText" style:family="paragraph">
      <style:text-properties style:font-name="Courier New" style:font-name-complex="Courier New"/>
    </style:style>
    <style:style style:name="P1024" style:parent-style-name="PlainText" style:family="paragraph">
      <style:text-properties style:font-name="Courier New" style:font-name-complex="Courier New"/>
    </style:style>
    <style:style style:name="P1025" style:parent-style-name="PlainText" style:family="paragraph">
      <style:text-properties style:font-name="Courier New" style:font-name-complex="Courier New"/>
    </style:style>
    <style:style style:name="P1026" style:parent-style-name="PlainText" style:family="paragraph">
      <style:text-properties style:font-name="Courier New" style:font-name-complex="Courier New"/>
    </style:style>
    <style:style style:name="P1027" style:parent-style-name="PlainText" style:family="paragraph">
      <style:text-properties style:font-name="Courier New" style:font-name-complex="Courier New"/>
    </style:style>
    <style:style style:name="P1028" style:parent-style-name="PlainText" style:family="paragraph">
      <style:text-properties style:font-name="Courier New" style:font-name-complex="Courier New"/>
    </style:style>
    <style:style style:name="P1029" style:parent-style-name="PlainText" style:family="paragraph">
      <style:text-properties style:font-name="Courier New" style:font-name-complex="Courier New"/>
    </style:style>
    <style:style style:name="P1030" style:parent-style-name="PlainText" style:family="paragraph">
      <style:text-properties style:font-name="Courier New" style:font-name-complex="Courier New"/>
    </style:style>
    <style:style style:name="P1031" style:parent-style-name="PlainText" style:family="paragraph">
      <style:text-properties style:font-name="Courier New" style:font-name-complex="Courier New"/>
    </style:style>
    <style:style style:name="P1032" style:parent-style-name="PlainText" style:family="paragraph">
      <style:text-properties style:font-name="Courier New" style:font-name-complex="Courier New"/>
    </style:style>
    <style:style style:name="P1033" style:parent-style-name="PlainText" style:family="paragraph">
      <style:text-properties style:font-name="Courier New" style:font-name-complex="Courier New"/>
    </style:style>
    <style:style style:name="P1034" style:parent-style-name="PlainText" style:family="paragraph">
      <style:text-properties style:font-name="Courier New" style:font-name-complex="Courier New"/>
    </style:style>
    <style:style style:name="P1035" style:parent-style-name="PlainText" style:family="paragraph">
      <style:text-properties style:font-name="Courier New" style:font-name-complex="Courier New"/>
    </style:style>
    <style:style style:name="P1036" style:parent-style-name="PlainText" style:family="paragraph">
      <style:text-properties style:font-name="Courier New" style:font-name-complex="Courier New"/>
    </style:style>
    <style:style style:name="P1037" style:parent-style-name="PlainText" style:family="paragraph">
      <style:text-properties style:font-name="Courier New" style:font-name-complex="Courier New"/>
    </style:style>
    <style:style style:name="P1038" style:parent-style-name="PlainText" style:family="paragraph">
      <style:text-properties style:font-name="Courier New" style:font-name-complex="Courier New"/>
    </style:style>
    <style:style style:name="P1039" style:parent-style-name="PlainText" style:family="paragraph">
      <style:text-properties style:font-name="Courier New" style:font-name-complex="Courier New"/>
    </style:style>
    <style:style style:name="P1040" style:parent-style-name="PlainText" style:family="paragraph">
      <style:text-properties style:font-name="Courier New" style:font-name-complex="Courier New"/>
    </style:style>
    <style:style style:name="P1041" style:parent-style-name="PlainText" style:family="paragraph">
      <style:text-properties style:font-name="Courier New" style:font-name-complex="Courier New"/>
    </style:style>
    <style:style style:name="P1042" style:parent-style-name="PlainText" style:family="paragraph">
      <style:text-properties style:font-name="Courier New" style:font-name-complex="Courier New"/>
    </style:style>
    <style:style style:name="P1043" style:parent-style-name="PlainText" style:family="paragraph">
      <style:text-properties style:font-name="Courier New" style:font-name-complex="Courier New"/>
    </style:style>
    <style:style style:name="P1044" style:parent-style-name="PlainText" style:family="paragraph">
      <style:text-properties style:font-name="Courier New" style:font-name-complex="Courier New"/>
    </style:style>
    <style:style style:name="P1045" style:parent-style-name="PlainText" style:family="paragraph">
      <style:text-properties style:font-name="Courier New" style:font-name-complex="Courier New"/>
    </style:style>
    <style:style style:name="P1046" style:parent-style-name="PlainText" style:family="paragraph">
      <style:text-properties style:font-name="Courier New" style:font-name-complex="Courier New"/>
    </style:style>
    <style:style style:name="P1047" style:parent-style-name="PlainText" style:family="paragraph">
      <style:text-properties style:font-name="Courier New" style:font-name-complex="Courier New"/>
    </style:style>
    <style:style style:name="P1048" style:parent-style-name="PlainText" style:family="paragraph">
      <style:text-properties style:font-name="Courier New" style:font-name-complex="Courier New"/>
    </style:style>
    <style:style style:name="P1049" style:parent-style-name="PlainText" style:family="paragraph">
      <style:text-properties style:font-name="Courier New" style:font-name-complex="Courier New"/>
    </style:style>
    <style:style style:name="P1050" style:parent-style-name="PlainText" style:family="paragraph">
      <style:text-properties style:font-name="Courier New" style:font-name-complex="Courier New"/>
    </style:style>
    <style:style style:name="P1051" style:parent-style-name="PlainText" style:family="paragraph">
      <style:text-properties style:font-name="Courier New" style:font-name-complex="Courier New"/>
    </style:style>
    <style:style style:name="P1052" style:parent-style-name="PlainText" style:family="paragraph">
      <style:text-properties style:font-name="Courier New" style:font-name-complex="Courier New"/>
    </style:style>
    <style:style style:name="P1053" style:parent-style-name="PlainText" style:family="paragraph">
      <style:text-properties style:font-name="Courier New" style:font-name-complex="Courier New"/>
    </style:style>
    <style:style style:name="P1054" style:parent-style-name="PlainText" style:family="paragraph">
      <style:text-properties style:font-name="Courier New" style:font-name-complex="Courier New"/>
    </style:style>
    <style:style style:name="P1055" style:parent-style-name="PlainText" style:family="paragraph">
      <style:text-properties style:font-name="Courier New" style:font-name-complex="Courier New"/>
    </style:style>
    <style:style style:name="P1056" style:parent-style-name="PlainText" style:family="paragraph">
      <style:text-properties style:font-name="Courier New" style:font-name-complex="Courier New"/>
    </style:style>
    <style:style style:name="P1057" style:parent-style-name="PlainText" style:family="paragraph">
      <style:text-properties style:font-name="Courier New" style:font-name-complex="Courier New"/>
    </style:style>
    <style:style style:name="P1058" style:parent-style-name="PlainText" style:family="paragraph">
      <style:text-properties style:font-name="Courier New" style:font-name-complex="Courier New"/>
    </style:style>
    <style:style style:name="P1059" style:parent-style-name="PlainText" style:family="paragraph">
      <style:text-properties style:font-name="Courier New" style:font-name-complex="Courier New"/>
    </style:style>
    <style:style style:name="P1060" style:parent-style-name="PlainText" style:family="paragraph">
      <style:text-properties style:font-name="Courier New" style:font-name-complex="Courier New"/>
    </style:style>
    <style:style style:name="P1061" style:parent-style-name="PlainText" style:family="paragraph">
      <style:text-properties style:font-name="Courier New" style:font-name-complex="Courier New"/>
    </style:style>
    <style:style style:name="P1062" style:parent-style-name="PlainText" style:family="paragraph">
      <style:text-properties style:font-name="Courier New" style:font-name-complex="Courier New"/>
    </style:style>
    <style:style style:name="P1063" style:parent-style-name="PlainText" style:family="paragraph">
      <style:text-properties style:font-name="Courier New" style:font-name-complex="Courier New"/>
    </style:style>
    <style:style style:name="P1064" style:parent-style-name="PlainText" style:family="paragraph">
      <style:text-properties style:font-name="Courier New" style:font-name-complex="Courier New"/>
    </style:style>
    <style:style style:name="P1065" style:parent-style-name="PlainText" style:family="paragraph">
      <style:text-properties style:font-name="Courier New" style:font-name-complex="Courier New"/>
    </style:style>
    <style:style style:name="P1066" style:parent-style-name="PlainText" style:family="paragraph">
      <style:text-properties style:font-name="Courier New" style:font-name-complex="Courier New"/>
    </style:style>
    <style:style style:name="P1067" style:parent-style-name="PlainText" style:family="paragraph">
      <style:text-properties style:font-name="Courier New" style:font-name-complex="Courier New"/>
    </style:style>
    <style:style style:name="P1068" style:parent-style-name="PlainText" style:family="paragraph">
      <style:text-properties style:font-name="Courier New" style:font-name-complex="Courier New"/>
    </style:style>
    <style:style style:name="P1069" style:parent-style-name="PlainText" style:family="paragraph">
      <style:text-properties style:font-name="Courier New" style:font-name-complex="Courier New"/>
    </style:style>
    <style:style style:name="P1070" style:parent-style-name="PlainText" style:family="paragraph">
      <style:text-properties style:font-name="Courier New" style:font-name-complex="Courier New"/>
    </style:style>
    <style:style style:name="P1071" style:parent-style-name="PlainText" style:family="paragraph">
      <style:text-properties style:font-name="Courier New" style:font-name-complex="Courier New"/>
    </style:style>
    <style:style style:name="P1072" style:parent-style-name="PlainText" style:family="paragraph">
      <style:text-properties style:font-name="Courier New" style:font-name-complex="Courier New"/>
    </style:style>
    <style:style style:name="P1073" style:parent-style-name="PlainText" style:family="paragraph">
      <style:text-properties style:font-name="Courier New" style:font-name-complex="Courier New"/>
    </style:style>
    <style:style style:name="P1074" style:parent-style-name="PlainText" style:family="paragraph">
      <style:text-properties style:font-name="Courier New" style:font-name-complex="Courier New"/>
    </style:style>
    <style:style style:name="P1075" style:parent-style-name="PlainText" style:family="paragraph">
      <style:text-properties style:font-name="Courier New" style:font-name-complex="Courier New"/>
    </style:style>
    <style:style style:name="P1076" style:parent-style-name="PlainText" style:family="paragraph">
      <style:text-properties style:font-name="Courier New" style:font-name-complex="Courier New"/>
    </style:style>
    <style:style style:name="P1077" style:parent-style-name="PlainText" style:family="paragraph">
      <style:text-properties style:font-name="Courier New" style:font-name-complex="Courier New"/>
    </style:style>
    <style:style style:name="P1078" style:parent-style-name="PlainText" style:family="paragraph">
      <style:text-properties style:font-name="Courier New" style:font-name-complex="Courier New"/>
    </style:style>
    <style:style style:name="P1079" style:parent-style-name="PlainText" style:family="paragraph">
      <style:text-properties style:font-name="Courier New" style:font-name-complex="Courier New"/>
    </style:style>
    <style:style style:name="P1080" style:parent-style-name="PlainText" style:family="paragraph">
      <style:text-properties style:font-name="Courier New" style:font-name-complex="Courier New"/>
    </style:style>
    <style:style style:name="P1081" style:parent-style-name="PlainText" style:family="paragraph">
      <style:text-properties style:font-name="Courier New" style:font-name-complex="Courier New"/>
    </style:style>
    <style:style style:name="P1082" style:parent-style-name="PlainText" style:family="paragraph">
      <style:text-properties style:font-name="Courier New" style:font-name-complex="Courier New"/>
    </style:style>
    <style:style style:name="P1083" style:parent-style-name="PlainText" style:family="paragraph">
      <style:text-properties style:font-name="Courier New" style:font-name-complex="Courier New"/>
    </style:style>
    <style:style style:name="P1084" style:parent-style-name="PlainText" style:family="paragraph">
      <style:text-properties style:font-name="Courier New" style:font-name-complex="Courier New"/>
    </style:style>
    <style:style style:name="P1085" style:parent-style-name="PlainText" style:family="paragraph">
      <style:text-properties style:font-name="Courier New" style:font-name-complex="Courier New"/>
    </style:style>
    <style:style style:name="P1086" style:parent-style-name="PlainText" style:family="paragraph">
      <style:text-properties style:font-name="Courier New" style:font-name-complex="Courier New"/>
    </style:style>
    <style:style style:name="P1087" style:parent-style-name="PlainText" style:family="paragraph">
      <style:text-properties style:font-name="Courier New" style:font-name-complex="Courier New"/>
    </style:style>
    <style:style style:name="P1088" style:parent-style-name="PlainText" style:family="paragraph">
      <style:text-properties style:font-name="Courier New" style:font-name-complex="Courier New"/>
    </style:style>
    <style:style style:name="P1089" style:parent-style-name="PlainText" style:family="paragraph">
      <style:text-properties style:font-name="Courier New" style:font-name-complex="Courier New"/>
    </style:style>
    <style:style style:name="P1090" style:parent-style-name="PlainText" style:family="paragraph">
      <style:text-properties style:font-name="Courier New" style:font-name-complex="Courier New"/>
    </style:style>
    <style:style style:name="P1091" style:parent-style-name="PlainText" style:family="paragraph">
      <style:text-properties style:font-name="Courier New" style:font-name-complex="Courier New"/>
    </style:style>
    <style:style style:name="P1092" style:parent-style-name="PlainText" style:family="paragraph">
      <style:text-properties style:font-name="Courier New" style:font-name-complex="Courier New"/>
    </style:style>
    <style:style style:name="P1093" style:parent-style-name="PlainText" style:family="paragraph">
      <style:text-properties style:font-name="Courier New" style:font-name-complex="Courier New"/>
    </style:style>
    <style:style style:name="P1094" style:parent-style-name="PlainText" style:family="paragraph">
      <style:text-properties style:font-name="Courier New" style:font-name-complex="Courier New"/>
    </style:style>
    <style:style style:name="P1095" style:parent-style-name="PlainText" style:family="paragraph">
      <style:text-properties style:font-name="Courier New" style:font-name-complex="Courier New"/>
    </style:style>
    <style:style style:name="P1096" style:parent-style-name="PlainText" style:family="paragraph">
      <style:text-properties style:font-name="Courier New" style:font-name-complex="Courier New"/>
    </style:style>
    <style:style style:name="P1097" style:parent-style-name="PlainText" style:family="paragraph">
      <style:text-properties style:font-name="Courier New" style:font-name-complex="Courier New"/>
    </style:style>
    <style:style style:name="P1098" style:parent-style-name="PlainText" style:family="paragraph">
      <style:text-properties style:font-name="Courier New" style:font-name-complex="Courier New"/>
    </style:style>
    <style:style style:name="P1099" style:parent-style-name="PlainText" style:family="paragraph">
      <style:text-properties style:font-name="Courier New" style:font-name-complex="Courier New"/>
    </style:style>
    <style:style style:name="P1100" style:parent-style-name="PlainText" style:family="paragraph">
      <style:text-properties style:font-name="Courier New" style:font-name-complex="Courier New"/>
    </style:style>
    <style:style style:name="P1101" style:parent-style-name="PlainText" style:family="paragraph">
      <style:text-properties style:font-name="Courier New" style:font-name-complex="Courier New"/>
    </style:style>
    <style:style style:name="P1102" style:parent-style-name="PlainText" style:family="paragraph">
      <style:text-properties style:font-name="Courier New" style:font-name-complex="Courier New"/>
    </style:style>
    <style:style style:name="P1103" style:parent-style-name="PlainText" style:family="paragraph">
      <style:text-properties style:font-name="Courier New" style:font-name-complex="Courier New"/>
    </style:style>
    <style:style style:name="P1104" style:parent-style-name="PlainText" style:family="paragraph">
      <style:text-properties style:font-name="Courier New" style:font-name-complex="Courier New"/>
    </style:style>
    <style:style style:name="P1105" style:parent-style-name="PlainText" style:family="paragraph">
      <style:text-properties style:font-name="Courier New" style:font-name-complex="Courier New"/>
    </style:style>
    <style:style style:name="P1106" style:parent-style-name="PlainText" style:family="paragraph">
      <style:text-properties style:font-name="Courier New" style:font-name-complex="Courier New"/>
    </style:style>
    <style:style style:name="P1107" style:parent-style-name="PlainText" style:family="paragraph">
      <style:text-properties style:font-name="Courier New" style:font-name-complex="Courier New"/>
    </style:style>
    <style:style style:name="P1108" style:parent-style-name="PlainText" style:family="paragraph">
      <style:text-properties style:font-name="Courier New" style:font-name-complex="Courier New"/>
    </style:style>
    <style:style style:name="P1109" style:parent-style-name="PlainText" style:family="paragraph">
      <style:text-properties style:font-name="Courier New" style:font-name-complex="Courier New"/>
    </style:style>
    <style:style style:name="P1110" style:parent-style-name="PlainText" style:family="paragraph">
      <style:text-properties style:font-name="Courier New" style:font-name-complex="Courier New"/>
    </style:style>
    <style:style style:name="P1111" style:parent-style-name="PlainText" style:family="paragraph">
      <style:text-properties style:font-name="Courier New" style:font-name-complex="Courier New"/>
    </style:style>
    <style:style style:name="P1112" style:parent-style-name="PlainText" style:family="paragraph">
      <style:text-properties style:font-name="Courier New" style:font-name-complex="Courier New"/>
    </style:style>
    <style:style style:name="P1113" style:parent-style-name="PlainText" style:family="paragraph">
      <style:text-properties style:font-name="Courier New" style:font-name-complex="Courier New"/>
    </style:style>
    <style:style style:name="P1114" style:parent-style-name="PlainText" style:family="paragraph">
      <style:text-properties style:font-name="Courier New" style:font-name-complex="Courier New"/>
    </style:style>
    <style:style style:name="P1115" style:parent-style-name="PlainText" style:family="paragraph">
      <style:text-properties style:font-name="Courier New" style:font-name-complex="Courier New"/>
    </style:style>
    <style:style style:name="P1116" style:parent-style-name="PlainText" style:family="paragraph">
      <style:text-properties style:font-name="Courier New" style:font-name-complex="Courier New"/>
    </style:style>
    <style:style style:name="P1117" style:parent-style-name="PlainText" style:family="paragraph">
      <style:text-properties style:font-name="Courier New" style:font-name-complex="Courier New"/>
    </style:style>
    <style:style style:name="P1118" style:parent-style-name="PlainText" style:family="paragraph">
      <style:text-properties style:font-name="Courier New" style:font-name-complex="Courier New"/>
    </style:style>
    <style:style style:name="P1119" style:parent-style-name="PlainText" style:family="paragraph">
      <style:text-properties style:font-name="Courier New" style:font-name-complex="Courier New"/>
    </style:style>
    <style:style style:name="P1120" style:parent-style-name="PlainText" style:family="paragraph">
      <style:text-properties style:font-name="Courier New" style:font-name-complex="Courier New"/>
    </style:style>
    <style:style style:name="P1121" style:parent-style-name="PlainText" style:family="paragraph">
      <style:text-properties style:font-name="Courier New" style:font-name-complex="Courier New"/>
    </style:style>
    <style:style style:name="P1122" style:parent-style-name="PlainText" style:family="paragraph">
      <style:text-properties style:font-name="Courier New" style:font-name-complex="Courier New"/>
    </style:style>
    <style:style style:name="P1123" style:parent-style-name="PlainText" style:family="paragraph">
      <style:text-properties style:font-name="Courier New" style:font-name-complex="Courier New"/>
    </style:style>
    <style:style style:name="P1124" style:parent-style-name="PlainText" style:family="paragraph">
      <style:text-properties style:font-name="Courier New" style:font-name-complex="Courier New"/>
    </style:style>
    <style:style style:name="P1125" style:parent-style-name="PlainText" style:family="paragraph">
      <style:text-properties style:font-name="Courier New" style:font-name-complex="Courier New"/>
    </style:style>
    <style:style style:name="P1126" style:parent-style-name="PlainText" style:family="paragraph">
      <style:text-properties style:font-name="Courier New" style:font-name-complex="Courier New"/>
    </style:style>
    <style:style style:name="P1127" style:parent-style-name="PlainText" style:family="paragraph">
      <style:text-properties style:font-name="Courier New" style:font-name-complex="Courier New"/>
    </style:style>
    <style:style style:name="P1128" style:parent-style-name="PlainText" style:family="paragraph">
      <style:text-properties style:font-name="Courier New" style:font-name-complex="Courier New"/>
    </style:style>
    <style:style style:name="P1129" style:parent-style-name="PlainText" style:family="paragraph">
      <style:text-properties style:font-name="Courier New" style:font-name-complex="Courier New"/>
    </style:style>
    <style:style style:name="P1130" style:parent-style-name="PlainText" style:family="paragraph">
      <style:text-properties style:font-name="Courier New" style:font-name-complex="Courier New"/>
    </style:style>
    <style:style style:name="P1131" style:parent-style-name="PlainText" style:family="paragraph">
      <style:text-properties style:font-name="Courier New" style:font-name-complex="Courier New"/>
    </style:style>
    <style:style style:name="P1132" style:parent-style-name="PlainText" style:family="paragraph">
      <style:text-properties style:font-name="Courier New" style:font-name-complex="Courier New"/>
    </style:style>
    <style:style style:name="P1133" style:parent-style-name="PlainText" style:family="paragraph">
      <style:text-properties style:font-name="Courier New" style:font-name-complex="Courier New"/>
    </style:style>
    <style:style style:name="P1134" style:parent-style-name="PlainText" style:family="paragraph">
      <style:text-properties style:font-name="Courier New" style:font-name-complex="Courier New"/>
    </style:style>
    <style:style style:name="P1135" style:parent-style-name="PlainText" style:family="paragraph">
      <style:text-properties style:font-name="Courier New" style:font-name-complex="Courier New"/>
    </style:style>
    <style:style style:name="P1136" style:parent-style-name="PlainText" style:family="paragraph">
      <style:text-properties style:font-name="Courier New" style:font-name-complex="Courier New"/>
    </style:style>
    <style:style style:name="P1137" style:parent-style-name="PlainText" style:family="paragraph">
      <style:text-properties style:font-name="Courier New" style:font-name-complex="Courier New"/>
    </style:style>
    <style:style style:name="P1138" style:parent-style-name="PlainText" style:family="paragraph">
      <style:text-properties style:font-name="Courier New" style:font-name-complex="Courier New"/>
    </style:style>
    <style:style style:name="P1139" style:parent-style-name="PlainText" style:family="paragraph">
      <style:text-properties style:font-name="Courier New" style:font-name-complex="Courier New"/>
    </style:style>
    <style:style style:name="P1140" style:parent-style-name="PlainText" style:family="paragraph">
      <style:text-properties style:font-name="Courier New" style:font-name-complex="Courier New"/>
    </style:style>
    <style:style style:name="P1141" style:parent-style-name="PlainText" style:family="paragraph">
      <style:text-properties style:font-name="Courier New" style:font-name-complex="Courier New"/>
    </style:style>
    <style:style style:name="P1142" style:parent-style-name="PlainText" style:family="paragraph">
      <style:text-properties style:font-name="Courier New" style:font-name-complex="Courier New"/>
    </style:style>
    <style:style style:name="P1143" style:parent-style-name="PlainText" style:family="paragraph">
      <style:text-properties style:font-name="Courier New" style:font-name-complex="Courier New"/>
    </style:style>
    <style:style style:name="P1144" style:parent-style-name="PlainText" style:family="paragraph">
      <style:text-properties style:font-name="Courier New" style:font-name-complex="Courier New"/>
    </style:style>
    <style:style style:name="P1145" style:parent-style-name="PlainText" style:family="paragraph">
      <style:text-properties style:font-name="Courier New" style:font-name-complex="Courier New"/>
    </style:style>
    <style:style style:name="P1146" style:parent-style-name="PlainText" style:family="paragraph">
      <style:text-properties style:font-name="Courier New" style:font-name-complex="Courier New"/>
    </style:style>
    <style:style style:name="P1147" style:parent-style-name="PlainText" style:family="paragraph">
      <style:text-properties style:font-name="Courier New" style:font-name-complex="Courier New"/>
    </style:style>
    <style:style style:name="P1148" style:parent-style-name="PlainText" style:family="paragraph">
      <style:text-properties style:font-name="Courier New" style:font-name-complex="Courier New"/>
    </style:style>
    <style:style style:name="P1149" style:parent-style-name="PlainText" style:family="paragraph">
      <style:text-properties style:font-name="Courier New" style:font-name-complex="Courier New"/>
    </style:style>
    <style:style style:name="P1150" style:parent-style-name="PlainText" style:family="paragraph">
      <style:text-properties style:font-name="Courier New" style:font-name-complex="Courier New"/>
    </style:style>
    <style:style style:name="P1151" style:parent-style-name="PlainText" style:family="paragraph">
      <style:text-properties style:font-name="Courier New" style:font-name-complex="Courier New"/>
    </style:style>
    <style:style style:name="P1152" style:parent-style-name="PlainText" style:family="paragraph">
      <style:text-properties style:font-name="Courier New" style:font-name-complex="Courier New"/>
    </style:style>
    <style:style style:name="P1153" style:parent-style-name="PlainText" style:family="paragraph">
      <style:text-properties style:font-name="Courier New" style:font-name-complex="Courier New"/>
    </style:style>
    <style:style style:name="P1154" style:parent-style-name="PlainText" style:family="paragraph">
      <style:text-properties style:font-name="Courier New" style:font-name-complex="Courier New"/>
    </style:style>
    <style:style style:name="P1155" style:parent-style-name="PlainText" style:family="paragraph">
      <style:text-properties style:font-name="Courier New" style:font-name-complex="Courier New"/>
    </style:style>
    <style:style style:name="P1156" style:parent-style-name="PlainText" style:family="paragraph">
      <style:text-properties style:font-name="Courier New" style:font-name-complex="Courier New"/>
    </style:style>
    <style:style style:name="P1157" style:parent-style-name="PlainText" style:family="paragraph">
      <style:text-properties style:font-name="Courier New" style:font-name-complex="Courier New"/>
    </style:style>
    <style:style style:name="P1158" style:parent-style-name="PlainText" style:family="paragraph">
      <style:text-properties style:font-name="Courier New" style:font-name-complex="Courier New"/>
    </style:style>
    <style:style style:name="P1159" style:parent-style-name="PlainText" style:family="paragraph">
      <style:text-properties style:font-name="Courier New" style:font-name-complex="Courier New"/>
    </style:style>
    <style:style style:name="P1160" style:parent-style-name="PlainText" style:family="paragraph">
      <style:text-properties style:font-name="Courier New" style:font-name-complex="Courier New"/>
    </style:style>
    <style:style style:name="P1161" style:parent-style-name="PlainText" style:family="paragraph">
      <style:text-properties style:font-name="Courier New" style:font-name-complex="Courier New"/>
    </style:style>
    <style:style style:name="P1162" style:parent-style-name="PlainText" style:family="paragraph">
      <style:text-properties style:font-name="Courier New" style:font-name-complex="Courier New"/>
    </style:style>
    <style:style style:name="P1163" style:parent-style-name="PlainText" style:family="paragraph">
      <style:text-properties style:font-name="Courier New" style:font-name-complex="Courier New"/>
    </style:style>
    <style:style style:name="P1164" style:parent-style-name="PlainText" style:family="paragraph">
      <style:text-properties style:font-name="Courier New" style:font-name-complex="Courier New"/>
    </style:style>
    <style:style style:name="P1165" style:parent-style-name="PlainText" style:family="paragraph">
      <style:text-properties style:font-name="Courier New" style:font-name-complex="Courier New"/>
    </style:style>
    <style:style style:name="P1166" style:parent-style-name="PlainText" style:family="paragraph">
      <style:text-properties style:font-name="Courier New" style:font-name-complex="Courier New"/>
    </style:style>
    <style:style style:name="P1167" style:parent-style-name="PlainText" style:family="paragraph">
      <style:text-properties style:font-name="Courier New" style:font-name-complex="Courier New"/>
    </style:style>
    <style:style style:name="P1168" style:parent-style-name="PlainText" style:family="paragraph">
      <style:text-properties style:font-name="Courier New" style:font-name-complex="Courier New"/>
    </style:style>
    <style:style style:name="P1169" style:parent-style-name="PlainText" style:family="paragraph">
      <style:text-properties style:font-name="Courier New" style:font-name-complex="Courier New"/>
    </style:style>
    <style:style style:name="P1170" style:parent-style-name="PlainText" style:family="paragraph">
      <style:text-properties style:font-name="Courier New" style:font-name-complex="Courier New"/>
    </style:style>
    <style:style style:name="P1171" style:parent-style-name="PlainText" style:family="paragraph">
      <style:text-properties style:font-name="Courier New" style:font-name-complex="Courier New"/>
    </style:style>
    <style:style style:name="P1172" style:parent-style-name="PlainText" style:family="paragraph">
      <style:text-properties style:font-name="Courier New" style:font-name-complex="Courier New"/>
    </style:style>
    <style:style style:name="P1173" style:parent-style-name="PlainText" style:family="paragraph">
      <style:text-properties style:font-name="Courier New" style:font-name-complex="Courier New"/>
    </style:style>
    <style:style style:name="P1174" style:parent-style-name="PlainText" style:family="paragraph">
      <style:text-properties style:font-name="Courier New" style:font-name-complex="Courier New"/>
    </style:style>
    <style:style style:name="P1175" style:parent-style-name="PlainText" style:family="paragraph">
      <style:text-properties style:font-name="Courier New" style:font-name-complex="Courier New"/>
    </style:style>
    <style:style style:name="P1176" style:parent-style-name="PlainText" style:family="paragraph">
      <style:text-properties style:font-name="Courier New" style:font-name-complex="Courier New"/>
    </style:style>
    <style:style style:name="P1177" style:parent-style-name="PlainText" style:family="paragraph">
      <style:text-properties style:font-name="Courier New" style:font-name-complex="Courier New"/>
    </style:style>
    <style:style style:name="P1178" style:parent-style-name="PlainText" style:family="paragraph">
      <style:text-properties style:font-name="Courier New" style:font-name-complex="Courier New"/>
    </style:style>
    <style:style style:name="P1179" style:parent-style-name="PlainText" style:family="paragraph">
      <style:text-properties style:font-name="Courier New" style:font-name-complex="Courier New"/>
    </style:style>
    <style:style style:name="P1180" style:parent-style-name="PlainText" style:family="paragraph">
      <style:text-properties style:font-name="Courier New" style:font-name-complex="Courier New"/>
    </style:style>
    <style:style style:name="P1181" style:parent-style-name="PlainText" style:family="paragraph">
      <style:text-properties style:font-name="Courier New" style:font-name-complex="Courier New"/>
    </style:style>
    <style:style style:name="P1182" style:parent-style-name="PlainText" style:family="paragraph">
      <style:text-properties style:font-name="Courier New" style:font-name-complex="Courier New"/>
    </style:style>
    <style:style style:name="P1183" style:parent-style-name="PlainText" style:family="paragraph">
      <style:text-properties style:font-name="Courier New" style:font-name-complex="Courier New"/>
    </style:style>
    <style:style style:name="P1184" style:parent-style-name="PlainText" style:family="paragraph">
      <style:text-properties style:font-name="Courier New" style:font-name-complex="Courier New"/>
    </style:style>
    <style:style style:name="P1185" style:parent-style-name="PlainText" style:family="paragraph">
      <style:text-properties style:font-name="Courier New" style:font-name-complex="Courier New"/>
    </style:style>
    <style:style style:name="P1186" style:parent-style-name="PlainText" style:family="paragraph">
      <style:text-properties style:font-name="Courier New" style:font-name-complex="Courier New"/>
    </style:style>
    <style:style style:name="P1187" style:parent-style-name="PlainText" style:family="paragraph">
      <style:text-properties style:font-name="Courier New" style:font-name-complex="Courier New"/>
    </style:style>
    <style:style style:name="P1188" style:parent-style-name="PlainText" style:family="paragraph">
      <style:text-properties style:font-name="Courier New" style:font-name-complex="Courier New"/>
    </style:style>
    <style:style style:name="P1189" style:parent-style-name="PlainText" style:family="paragraph">
      <style:text-properties style:font-name="Courier New" style:font-name-complex="Courier New"/>
    </style:style>
    <style:style style:name="P1190" style:parent-style-name="PlainText" style:family="paragraph">
      <style:text-properties style:font-name="Courier New" style:font-name-complex="Courier New"/>
    </style:style>
    <style:style style:name="P1191" style:parent-style-name="PlainText" style:family="paragraph">
      <style:text-properties style:font-name="Courier New" style:font-name-complex="Courier New"/>
    </style:style>
    <style:style style:name="P1192" style:parent-style-name="PlainText" style:family="paragraph">
      <style:text-properties style:font-name="Courier New" style:font-name-complex="Courier New"/>
    </style:style>
    <style:style style:name="P1193" style:parent-style-name="PlainText" style:family="paragraph">
      <style:text-properties style:font-name="Courier New" style:font-name-complex="Courier New"/>
    </style:style>
    <style:style style:name="P1194" style:parent-style-name="PlainText" style:family="paragraph">
      <style:text-properties style:font-name="Courier New" style:font-name-complex="Courier New"/>
    </style:style>
    <style:style style:name="P1195" style:parent-style-name="PlainText" style:family="paragraph">
      <style:text-properties style:font-name="Courier New" style:font-name-complex="Courier New"/>
    </style:style>
    <style:style style:name="P1196" style:parent-style-name="PlainText" style:family="paragraph">
      <style:text-properties style:font-name="Courier New" style:font-name-complex="Courier New"/>
    </style:style>
    <style:style style:name="P1197" style:parent-style-name="PlainText" style:family="paragraph">
      <style:text-properties style:font-name="Courier New" style:font-name-complex="Courier New"/>
    </style:style>
    <style:style style:name="P1198" style:parent-style-name="PlainText" style:family="paragraph">
      <style:text-properties style:font-name="Courier New" style:font-name-complex="Courier New"/>
    </style:style>
    <style:style style:name="P1199" style:parent-style-name="PlainText" style:family="paragraph">
      <style:text-properties style:font-name="Courier New" style:font-name-complex="Courier New"/>
    </style:style>
    <style:style style:name="P1200" style:parent-style-name="PlainText" style:family="paragraph">
      <style:text-properties style:font-name="Courier New" style:font-name-complex="Courier New"/>
    </style:style>
    <style:style style:name="P1201" style:parent-style-name="PlainText" style:family="paragraph">
      <style:text-properties style:font-name="Courier New" style:font-name-complex="Courier New"/>
    </style:style>
    <style:style style:name="P1202" style:parent-style-name="PlainText" style:family="paragraph">
      <style:text-properties style:font-name="Courier New" style:font-name-complex="Courier New"/>
    </style:style>
    <style:style style:name="P1203" style:parent-style-name="PlainText" style:family="paragraph">
      <style:text-properties style:font-name="Courier New" style:font-name-complex="Courier New"/>
    </style:style>
    <style:style style:name="P1204" style:parent-style-name="PlainText" style:family="paragraph">
      <style:text-properties style:font-name="Courier New" style:font-name-complex="Courier New"/>
    </style:style>
    <style:style style:name="P1205" style:parent-style-name="PlainText" style:family="paragraph">
      <style:text-properties style:font-name="Courier New" style:font-name-complex="Courier New"/>
    </style:style>
    <style:style style:name="P1206" style:parent-style-name="PlainText" style:family="paragraph">
      <style:text-properties style:font-name="Courier New" style:font-name-complex="Courier New"/>
    </style:style>
    <style:style style:name="P1207" style:parent-style-name="PlainText" style:family="paragraph">
      <style:text-properties style:font-name="Courier New" style:font-name-complex="Courier New"/>
    </style:style>
    <style:style style:name="P1208" style:parent-style-name="PlainText" style:family="paragraph">
      <style:text-properties style:font-name="Courier New" style:font-name-complex="Courier New"/>
    </style:style>
    <style:style style:name="P1209" style:parent-style-name="PlainText" style:family="paragraph">
      <style:text-properties style:font-name="Courier New" style:font-name-complex="Courier New"/>
    </style:style>
    <style:style style:name="P1210" style:parent-style-name="PlainText" style:family="paragraph">
      <style:text-properties style:font-name="Courier New" style:font-name-complex="Courier New"/>
    </style:style>
    <style:style style:name="P1211" style:parent-style-name="PlainText" style:family="paragraph">
      <style:text-properties style:font-name="Courier New" style:font-name-complex="Courier New"/>
    </style:style>
    <style:style style:name="P1212" style:parent-style-name="PlainText" style:family="paragraph">
      <style:text-properties style:font-name="Courier New" style:font-name-complex="Courier New"/>
    </style:style>
    <style:style style:name="P1213" style:parent-style-name="PlainText" style:family="paragraph">
      <style:text-properties style:font-name="Courier New" style:font-name-complex="Courier New"/>
    </style:style>
    <style:style style:name="P1214" style:parent-style-name="PlainText" style:family="paragraph">
      <style:text-properties style:font-name="Courier New" style:font-name-complex="Courier New"/>
    </style:style>
    <style:style style:name="P1215" style:parent-style-name="PlainText" style:family="paragraph">
      <style:text-properties style:font-name="Courier New" style:font-name-complex="Courier New"/>
    </style:style>
    <style:style style:name="P1216" style:parent-style-name="PlainText" style:family="paragraph">
      <style:text-properties style:font-name="Courier New" style:font-name-complex="Courier New"/>
    </style:style>
    <style:style style:name="P1217" style:parent-style-name="PlainText" style:family="paragraph">
      <style:text-properties style:font-name="Courier New" style:font-name-complex="Courier New"/>
    </style:style>
    <style:style style:name="P1218" style:parent-style-name="PlainText" style:family="paragraph">
      <style:text-properties style:font-name="Courier New" style:font-name-complex="Courier New"/>
    </style:style>
    <style:style style:name="P1219" style:parent-style-name="PlainText" style:family="paragraph">
      <style:text-properties style:font-name="Courier New" style:font-name-complex="Courier New"/>
    </style:style>
    <style:style style:name="P1220" style:parent-style-name="PlainText" style:family="paragraph">
      <style:text-properties style:font-name="Courier New" style:font-name-complex="Courier New"/>
    </style:style>
    <style:style style:name="P1221" style:parent-style-name="PlainText" style:family="paragraph">
      <style:text-properties style:font-name="Courier New" style:font-name-complex="Courier New"/>
    </style:style>
    <style:style style:name="P1222" style:parent-style-name="PlainText" style:family="paragraph">
      <style:text-properties style:font-name="Courier New" style:font-name-complex="Courier New"/>
    </style:style>
    <style:style style:name="P1223" style:parent-style-name="PlainText" style:family="paragraph">
      <style:text-properties style:font-name="Courier New" style:font-name-complex="Courier New"/>
    </style:style>
    <style:style style:name="P1224" style:parent-style-name="PlainText" style:family="paragraph">
      <style:text-properties style:font-name="Courier New" style:font-name-complex="Courier New"/>
    </style:style>
    <style:style style:name="P1225" style:parent-style-name="PlainText" style:family="paragraph">
      <style:text-properties style:font-name="Courier New" style:font-name-complex="Courier New"/>
    </style:style>
    <style:style style:name="P1226" style:parent-style-name="PlainText" style:family="paragraph">
      <style:text-properties style:font-name="Courier New" style:font-name-complex="Courier New"/>
    </style:style>
    <style:style style:name="P1227" style:parent-style-name="PlainText" style:family="paragraph">
      <style:text-properties style:font-name="Courier New" style:font-name-complex="Courier New"/>
    </style:style>
    <style:style style:name="P1228" style:parent-style-name="PlainText" style:family="paragraph">
      <style:text-properties style:font-name="Courier New" style:font-name-complex="Courier New"/>
    </style:style>
    <style:style style:name="P1229" style:parent-style-name="PlainText" style:family="paragraph">
      <style:text-properties style:font-name="Courier New" style:font-name-complex="Courier New"/>
    </style:style>
    <style:style style:name="P1230" style:parent-style-name="PlainText" style:family="paragraph">
      <style:text-properties style:font-name="Courier New" style:font-name-complex="Courier New"/>
    </style:style>
    <style:style style:name="P1231" style:parent-style-name="PlainText" style:family="paragraph">
      <style:text-properties style:font-name="Courier New" style:font-name-complex="Courier New"/>
    </style:style>
    <style:style style:name="P1232" style:parent-style-name="PlainText" style:family="paragraph">
      <style:text-properties style:font-name="Courier New" style:font-name-complex="Courier New"/>
    </style:style>
    <style:style style:name="P1233" style:parent-style-name="PlainText" style:family="paragraph">
      <style:text-properties style:font-name="Courier New" style:font-name-complex="Courier New"/>
    </style:style>
    <style:style style:name="P1234" style:parent-style-name="PlainText" style:family="paragraph">
      <style:text-properties style:font-name="Courier New" style:font-name-complex="Courier New"/>
    </style:style>
    <style:style style:name="P1235" style:parent-style-name="PlainText" style:family="paragraph">
      <style:text-properties style:font-name="Courier New" style:font-name-complex="Courier New"/>
    </style:style>
    <style:style style:name="P1236" style:parent-style-name="PlainText" style:family="paragraph">
      <style:text-properties style:font-name="Courier New" style:font-name-complex="Courier New"/>
    </style:style>
    <style:style style:name="P1237" style:parent-style-name="PlainText" style:family="paragraph">
      <style:text-properties style:font-name="Courier New" style:font-name-complex="Courier New"/>
    </style:style>
    <style:style style:name="P1238" style:parent-style-name="PlainText" style:family="paragraph">
      <style:text-properties style:font-name="Courier New" style:font-name-complex="Courier New"/>
    </style:style>
    <style:style style:name="P1239" style:parent-style-name="PlainText" style:family="paragraph">
      <style:text-properties style:font-name="Courier New" style:font-name-complex="Courier New"/>
    </style:style>
    <style:style style:name="P1240" style:parent-style-name="PlainText" style:family="paragraph">
      <style:text-properties style:font-name="Courier New" style:font-name-complex="Courier New"/>
    </style:style>
    <style:style style:name="P1241" style:parent-style-name="PlainText" style:family="paragraph">
      <style:text-properties style:font-name="Courier New" style:font-name-complex="Courier New"/>
    </style:style>
    <style:style style:name="P1242" style:parent-style-name="PlainText" style:family="paragraph">
      <style:text-properties style:font-name="Courier New" style:font-name-complex="Courier New"/>
    </style:style>
    <style:style style:name="P1243" style:parent-style-name="PlainText" style:family="paragraph">
      <style:text-properties style:font-name="Courier New" style:font-name-complex="Courier New"/>
    </style:style>
    <style:style style:name="P1244" style:parent-style-name="PlainText" style:family="paragraph">
      <style:text-properties style:font-name="Courier New" style:font-name-complex="Courier New"/>
    </style:style>
    <style:style style:name="P1245" style:parent-style-name="PlainText" style:family="paragraph">
      <style:text-properties style:font-name="Courier New" style:font-name-complex="Courier New"/>
    </style:style>
    <style:style style:name="P1246" style:parent-style-name="PlainText" style:family="paragraph">
      <style:text-properties style:font-name="Courier New" style:font-name-complex="Courier New"/>
    </style:style>
    <style:style style:name="P1247" style:parent-style-name="PlainText" style:family="paragraph">
      <style:text-properties style:font-name="Courier New" style:font-name-complex="Courier New"/>
    </style:style>
    <style:style style:name="P1248" style:parent-style-name="PlainText" style:family="paragraph">
      <style:text-properties style:font-name="Courier New" style:font-name-complex="Courier New"/>
    </style:style>
    <style:style style:name="P1249" style:parent-style-name="PlainText" style:family="paragraph">
      <style:text-properties style:font-name="Courier New" style:font-name-complex="Courier New"/>
    </style:style>
    <style:style style:name="P1250" style:parent-style-name="PlainText" style:family="paragraph">
      <style:text-properties style:font-name="Courier New" style:font-name-complex="Courier New"/>
    </style:style>
    <style:style style:name="P1251" style:parent-style-name="PlainText" style:family="paragraph">
      <style:text-properties style:font-name="Courier New" style:font-name-complex="Courier New"/>
    </style:style>
    <style:style style:name="P1252" style:parent-style-name="PlainText" style:family="paragraph">
      <style:text-properties style:font-name="Courier New" style:font-name-complex="Courier New"/>
    </style:style>
    <style:style style:name="P1253" style:parent-style-name="PlainText" style:family="paragraph">
      <style:text-properties style:font-name="Courier New" style:font-name-complex="Courier New"/>
    </style:style>
    <style:style style:name="P1254" style:parent-style-name="PlainText" style:family="paragraph">
      <style:text-properties style:font-name="Courier New" style:font-name-complex="Courier New"/>
    </style:style>
    <style:style style:name="P1255" style:parent-style-name="PlainText" style:family="paragraph">
      <style:text-properties style:font-name="Courier New" style:font-name-complex="Courier New"/>
    </style:style>
    <style:style style:name="P1256" style:parent-style-name="PlainText" style:family="paragraph">
      <style:text-properties style:font-name="Courier New" style:font-name-complex="Courier New"/>
    </style:style>
    <style:style style:name="P1257" style:parent-style-name="PlainText" style:family="paragraph">
      <style:text-properties style:font-name="Courier New" style:font-name-complex="Courier New"/>
    </style:style>
    <style:style style:name="P1258" style:parent-style-name="PlainText" style:family="paragraph">
      <style:text-properties style:font-name="Courier New" style:font-name-complex="Courier New"/>
    </style:style>
    <style:style style:name="P1259" style:parent-style-name="PlainText" style:family="paragraph">
      <style:text-properties style:font-name="Courier New" style:font-name-complex="Courier New"/>
    </style:style>
    <style:style style:name="P1260" style:parent-style-name="PlainText" style:family="paragraph">
      <style:text-properties style:font-name="Courier New" style:font-name-complex="Courier New"/>
    </style:style>
    <style:style style:name="P1261" style:parent-style-name="PlainText" style:family="paragraph">
      <style:text-properties style:font-name="Courier New" style:font-name-complex="Courier New"/>
    </style:style>
    <style:style style:name="P1262" style:parent-style-name="PlainText" style:family="paragraph">
      <style:text-properties style:font-name="Courier New" style:font-name-complex="Courier New"/>
    </style:style>
    <style:style style:name="P1263" style:parent-style-name="PlainText" style:family="paragraph">
      <style:text-properties style:font-name="Courier New" style:font-name-complex="Courier New"/>
    </style:style>
    <style:style style:name="P1264" style:parent-style-name="PlainText" style:family="paragraph">
      <style:text-properties style:font-name="Courier New" style:font-name-complex="Courier New"/>
    </style:style>
    <style:style style:name="P1265" style:parent-style-name="PlainText" style:family="paragraph">
      <style:text-properties style:font-name="Courier New" style:font-name-complex="Courier New"/>
    </style:style>
    <style:style style:name="P1266" style:parent-style-name="PlainText" style:family="paragraph">
      <style:text-properties style:font-name="Courier New" style:font-name-complex="Courier New"/>
    </style:style>
    <style:style style:name="P1267" style:parent-style-name="PlainText" style:family="paragraph">
      <style:text-properties style:font-name="Courier New" style:font-name-complex="Courier New"/>
    </style:style>
    <style:style style:name="P1268" style:parent-style-name="PlainText" style:family="paragraph">
      <style:text-properties style:font-name="Courier New" style:font-name-complex="Courier New"/>
    </style:style>
    <style:style style:name="P1269" style:parent-style-name="PlainText" style:family="paragraph">
      <style:text-properties style:font-name="Courier New" style:font-name-complex="Courier New"/>
    </style:style>
    <style:style style:name="P1270" style:parent-style-name="PlainText" style:family="paragraph">
      <style:text-properties style:font-name="Courier New" style:font-name-complex="Courier New"/>
    </style:style>
    <style:style style:name="P1271" style:parent-style-name="PlainText" style:family="paragraph">
      <style:text-properties style:font-name="Courier New" style:font-name-complex="Courier New"/>
    </style:style>
    <style:style style:name="P1272" style:parent-style-name="PlainText" style:family="paragraph">
      <style:text-properties style:font-name="Courier New" style:font-name-complex="Courier New"/>
    </style:style>
    <style:style style:name="P1273" style:parent-style-name="PlainText" style:family="paragraph">
      <style:text-properties style:font-name="Courier New" style:font-name-complex="Courier New"/>
    </style:style>
    <style:style style:name="P1274" style:parent-style-name="PlainText" style:family="paragraph">
      <style:text-properties style:font-name="Courier New" style:font-name-complex="Courier New"/>
    </style:style>
    <style:style style:name="P1275" style:parent-style-name="PlainText" style:family="paragraph">
      <style:text-properties style:font-name="Courier New" style:font-name-complex="Courier New"/>
    </style:style>
    <style:style style:name="P1276" style:parent-style-name="PlainText" style:family="paragraph">
      <style:text-properties style:font-name="Courier New" style:font-name-complex="Courier New"/>
    </style:style>
    <style:style style:name="P1277" style:parent-style-name="PlainText" style:family="paragraph">
      <style:text-properties style:font-name="Courier New" style:font-name-complex="Courier New"/>
    </style:style>
    <style:style style:name="P1278" style:parent-style-name="PlainText" style:family="paragraph">
      <style:text-properties style:font-name="Courier New" style:font-name-complex="Courier New"/>
    </style:style>
    <style:style style:name="P1279" style:parent-style-name="PlainText" style:family="paragraph">
      <style:text-properties style:font-name="Courier New" style:font-name-complex="Courier New"/>
    </style:style>
    <style:style style:name="P1280" style:parent-style-name="PlainText" style:family="paragraph">
      <style:text-properties style:font-name="Courier New" style:font-name-complex="Courier New"/>
    </style:style>
    <style:style style:name="P1281" style:parent-style-name="PlainText" style:family="paragraph">
      <style:text-properties style:font-name="Courier New" style:font-name-complex="Courier New"/>
    </style:style>
    <style:style style:name="P1282" style:parent-style-name="PlainText" style:family="paragraph">
      <style:text-properties style:font-name="Courier New" style:font-name-complex="Courier New"/>
    </style:style>
    <style:style style:name="P1283" style:parent-style-name="PlainText" style:family="paragraph">
      <style:text-properties style:font-name="Courier New" style:font-name-complex="Courier New"/>
    </style:style>
    <style:style style:name="P1284" style:parent-style-name="PlainText" style:family="paragraph">
      <style:text-properties style:font-name="Courier New" style:font-name-complex="Courier New"/>
    </style:style>
    <style:style style:name="P1285" style:parent-style-name="PlainText" style:family="paragraph">
      <style:text-properties style:font-name="Courier New" style:font-name-complex="Courier New"/>
    </style:style>
    <style:style style:name="P1286" style:parent-style-name="PlainText" style:family="paragraph">
      <style:text-properties style:font-name="Courier New" style:font-name-complex="Courier New"/>
    </style:style>
    <style:style style:name="P1287" style:parent-style-name="PlainText" style:family="paragraph">
      <style:text-properties style:font-name="Courier New" style:font-name-complex="Courier New"/>
    </style:style>
    <style:style style:name="P1288" style:parent-style-name="PlainText" style:family="paragraph">
      <style:text-properties style:font-name="Courier New" style:font-name-complex="Courier New"/>
    </style:style>
    <style:style style:name="P1289" style:parent-style-name="PlainText" style:family="paragraph">
      <style:text-properties style:font-name="Courier New" style:font-name-complex="Courier New"/>
    </style:style>
    <style:style style:name="P1290" style:parent-style-name="PlainText" style:family="paragraph">
      <style:text-properties style:font-name="Courier New" style:font-name-complex="Courier New"/>
    </style:style>
    <style:style style:name="P1291" style:parent-style-name="PlainText" style:family="paragraph">
      <style:text-properties style:font-name="Courier New" style:font-name-complex="Courier New"/>
    </style:style>
    <style:style style:name="P1292" style:parent-style-name="PlainText" style:family="paragraph">
      <style:text-properties style:font-name="Courier New" style:font-name-complex="Courier New"/>
    </style:style>
    <style:style style:name="P1293" style:parent-style-name="PlainText" style:family="paragraph">
      <style:text-properties style:font-name="Courier New" style:font-name-complex="Courier New"/>
    </style:style>
    <style:style style:name="P1294" style:parent-style-name="PlainText" style:family="paragraph">
      <style:text-properties style:font-name="Courier New" style:font-name-complex="Courier New"/>
    </style:style>
    <style:style style:name="P1295" style:parent-style-name="PlainText" style:family="paragraph">
      <style:text-properties style:font-name="Courier New" style:font-name-complex="Courier New"/>
    </style:style>
    <style:style style:name="P1296" style:parent-style-name="PlainText" style:family="paragraph">
      <style:text-properties style:font-name="Courier New" style:font-name-complex="Courier New"/>
    </style:style>
    <style:style style:name="P1297" style:parent-style-name="PlainText" style:family="paragraph">
      <style:text-properties style:font-name="Courier New" style:font-name-complex="Courier New"/>
    </style:style>
    <style:style style:name="P1298" style:parent-style-name="PlainText" style:family="paragraph">
      <style:text-properties style:font-name="Courier New" style:font-name-complex="Courier New"/>
    </style:style>
    <style:style style:name="P1299" style:parent-style-name="PlainText" style:family="paragraph">
      <style:text-properties style:font-name="Courier New" style:font-name-complex="Courier New"/>
    </style:style>
    <style:style style:name="P1300" style:parent-style-name="PlainText" style:family="paragraph">
      <style:text-properties style:font-name="Courier New" style:font-name-complex="Courier New"/>
    </style:style>
    <style:style style:name="P1301" style:parent-style-name="PlainText" style:family="paragraph">
      <style:text-properties style:font-name="Courier New" style:font-name-complex="Courier New"/>
    </style:style>
    <style:style style:name="P1302" style:parent-style-name="PlainText" style:family="paragraph">
      <style:text-properties style:font-name="Courier New" style:font-name-complex="Courier New"/>
    </style:style>
    <style:style style:name="P1303" style:parent-style-name="PlainText" style:family="paragraph">
      <style:text-properties style:font-name="Courier New" style:font-name-complex="Courier New"/>
    </style:style>
    <style:style style:name="P1304" style:parent-style-name="PlainText" style:family="paragraph">
      <style:text-properties style:font-name="Courier New" style:font-name-complex="Courier New"/>
    </style:style>
    <style:style style:name="P1305" style:parent-style-name="PlainText" style:family="paragraph">
      <style:text-properties style:font-name="Courier New" style:font-name-complex="Courier New"/>
    </style:style>
    <style:style style:name="P1306" style:parent-style-name="PlainText" style:family="paragraph">
      <style:text-properties style:font-name="Courier New" style:font-name-complex="Courier New"/>
    </style:style>
    <style:style style:name="P1307" style:parent-style-name="PlainText" style:family="paragraph">
      <style:text-properties style:font-name="Courier New" style:font-name-complex="Courier New"/>
    </style:style>
    <style:style style:name="P1308" style:parent-style-name="PlainText" style:family="paragraph">
      <style:text-properties style:font-name="Courier New" style:font-name-complex="Courier New"/>
    </style:style>
    <style:style style:name="P1309" style:parent-style-name="PlainText" style:family="paragraph">
      <style:text-properties style:font-name="Courier New" style:font-name-complex="Courier New"/>
    </style:style>
    <style:style style:name="P1310" style:parent-style-name="PlainText" style:family="paragraph">
      <style:text-properties style:font-name="Courier New" style:font-name-complex="Courier New"/>
    </style:style>
    <style:style style:name="P1311" style:parent-style-name="PlainText" style:family="paragraph">
      <style:text-properties style:font-name="Courier New" style:font-name-complex="Courier New"/>
    </style:style>
    <style:style style:name="P1312" style:parent-style-name="PlainText" style:family="paragraph">
      <style:text-properties style:font-name="Courier New" style:font-name-complex="Courier New"/>
    </style:style>
    <style:style style:name="P1313" style:parent-style-name="PlainText" style:family="paragraph">
      <style:text-properties style:font-name="Courier New" style:font-name-complex="Courier New"/>
    </style:style>
    <style:style style:name="P1314" style:parent-style-name="PlainText" style:family="paragraph">
      <style:text-properties style:font-name="Courier New" style:font-name-complex="Courier New"/>
    </style:style>
    <style:style style:name="P1315" style:parent-style-name="PlainText" style:family="paragraph">
      <style:text-properties style:font-name="Courier New" style:font-name-complex="Courier New"/>
    </style:style>
    <style:style style:name="P1316" style:parent-style-name="PlainText" style:family="paragraph">
      <style:text-properties style:font-name="Courier New" style:font-name-complex="Courier New"/>
    </style:style>
    <style:style style:name="P1317" style:parent-style-name="PlainText" style:family="paragraph">
      <style:text-properties style:font-name="Courier New" style:font-name-complex="Courier New"/>
    </style:style>
    <style:style style:name="P1318" style:parent-style-name="PlainText" style:family="paragraph">
      <style:text-properties style:font-name="Courier New" style:font-name-complex="Courier New"/>
    </style:style>
    <style:style style:name="P1319" style:parent-style-name="PlainText" style:family="paragraph">
      <style:text-properties style:font-name="Courier New" style:font-name-complex="Courier New"/>
    </style:style>
    <style:style style:name="P1320" style:parent-style-name="PlainText" style:family="paragraph">
      <style:text-properties style:font-name="Courier New" style:font-name-complex="Courier New"/>
    </style:style>
    <style:style style:name="P1321" style:parent-style-name="PlainText" style:family="paragraph">
      <style:text-properties style:font-name="Courier New" style:font-name-complex="Courier New"/>
    </style:style>
    <style:style style:name="P1322" style:parent-style-name="PlainText" style:family="paragraph">
      <style:text-properties style:font-name="Courier New" style:font-name-complex="Courier New"/>
    </style:style>
    <style:style style:name="P1323" style:parent-style-name="PlainText" style:family="paragraph">
      <style:text-properties style:font-name="Courier New" style:font-name-complex="Courier New"/>
    </style:style>
    <style:style style:name="P1324" style:parent-style-name="PlainText" style:family="paragraph">
      <style:text-properties style:font-name="Courier New" style:font-name-complex="Courier New"/>
    </style:style>
    <style:style style:name="P1325" style:parent-style-name="PlainText" style:family="paragraph">
      <style:text-properties style:font-name="Courier New" style:font-name-complex="Courier New"/>
    </style:style>
    <style:style style:name="P1326" style:parent-style-name="PlainText" style:family="paragraph">
      <style:text-properties style:font-name="Courier New" style:font-name-complex="Courier New"/>
    </style:style>
    <style:style style:name="P1327" style:parent-style-name="PlainText" style:family="paragraph">
      <style:text-properties style:font-name="Courier New" style:font-name-complex="Courier New"/>
    </style:style>
    <style:style style:name="P1328" style:parent-style-name="PlainText" style:family="paragraph">
      <style:text-properties style:font-name="Courier New" style:font-name-complex="Courier New"/>
    </style:style>
    <style:style style:name="P1329" style:parent-style-name="PlainText" style:family="paragraph">
      <style:text-properties style:font-name="Courier New" style:font-name-complex="Courier New"/>
    </style:style>
    <style:style style:name="P1330" style:parent-style-name="PlainText" style:family="paragraph">
      <style:text-properties style:font-name="Courier New" style:font-name-complex="Courier New"/>
    </style:style>
    <style:style style:name="P1331" style:parent-style-name="PlainText" style:family="paragraph">
      <style:text-properties style:font-name="Courier New" style:font-name-complex="Courier New"/>
    </style:style>
    <style:style style:name="P1332" style:parent-style-name="PlainText" style:family="paragraph">
      <style:text-properties style:font-name="Courier New" style:font-name-complex="Courier New"/>
    </style:style>
    <style:style style:name="P1333" style:parent-style-name="PlainText" style:family="paragraph">
      <style:text-properties style:font-name="Courier New" style:font-name-complex="Courier New"/>
    </style:style>
    <style:style style:name="P1334" style:parent-style-name="PlainText" style:family="paragraph">
      <style:text-properties style:font-name="Courier New" style:font-name-complex="Courier New"/>
    </style:style>
    <style:style style:name="P1335" style:parent-style-name="PlainText" style:family="paragraph">
      <style:text-properties style:font-name="Courier New" style:font-name-complex="Courier New"/>
    </style:style>
    <style:style style:name="P1336" style:parent-style-name="PlainText" style:family="paragraph">
      <style:text-properties style:font-name="Courier New" style:font-name-complex="Courier New"/>
    </style:style>
    <style:style style:name="P1337" style:parent-style-name="PlainText" style:family="paragraph">
      <style:text-properties style:font-name="Courier New" style:font-name-complex="Courier New"/>
    </style:style>
    <style:style style:name="P1338" style:parent-style-name="PlainText" style:family="paragraph">
      <style:text-properties style:font-name="Courier New" style:font-name-complex="Courier New"/>
    </style:style>
    <style:style style:name="P1339" style:parent-style-name="PlainText" style:family="paragraph">
      <style:text-properties style:font-name="Courier New" style:font-name-complex="Courier New"/>
    </style:style>
    <style:style style:name="P1340" style:parent-style-name="PlainText" style:family="paragraph">
      <style:text-properties style:font-name="Courier New" style:font-name-complex="Courier New"/>
    </style:style>
    <style:style style:name="P1341" style:parent-style-name="PlainText" style:family="paragraph">
      <style:text-properties style:font-name="Courier New" style:font-name-complex="Courier New"/>
    </style:style>
    <style:style style:name="P1342" style:parent-style-name="PlainText" style:family="paragraph">
      <style:text-properties style:font-name="Courier New" style:font-name-complex="Courier New"/>
    </style:style>
    <style:style style:name="P1343" style:parent-style-name="PlainText" style:family="paragraph">
      <style:text-properties style:font-name="Courier New" style:font-name-complex="Courier New"/>
    </style:style>
    <style:style style:name="P1344" style:parent-style-name="PlainText" style:family="paragraph">
      <style:text-properties style:font-name="Courier New" style:font-name-complex="Courier New"/>
    </style:style>
    <style:style style:name="P1345" style:parent-style-name="PlainText" style:family="paragraph">
      <style:text-properties style:font-name="Courier New" style:font-name-complex="Courier New"/>
    </style:style>
    <style:style style:name="P1346" style:parent-style-name="PlainText" style:family="paragraph">
      <style:text-properties style:font-name="Courier New" style:font-name-complex="Courier New"/>
    </style:style>
    <style:style style:name="P1347" style:parent-style-name="PlainText" style:family="paragraph">
      <style:text-properties style:font-name="Courier New" style:font-name-complex="Courier New"/>
    </style:style>
    <style:style style:name="P1348" style:parent-style-name="PlainText" style:family="paragraph">
      <style:text-properties style:font-name="Courier New" style:font-name-complex="Courier New"/>
    </style:style>
    <style:style style:name="P1349" style:parent-style-name="PlainText" style:family="paragraph">
      <style:text-properties style:font-name="Courier New" style:font-name-complex="Courier New"/>
    </style:style>
    <style:style style:name="P1350" style:parent-style-name="PlainText" style:family="paragraph">
      <style:text-properties style:font-name="Courier New" style:font-name-complex="Courier New"/>
    </style:style>
    <style:style style:name="P1351" style:parent-style-name="PlainText" style:family="paragraph">
      <style:text-properties style:font-name="Courier New" style:font-name-complex="Courier New"/>
    </style:style>
    <style:style style:name="P1352" style:parent-style-name="PlainText" style:family="paragraph">
      <style:text-properties style:font-name="Courier New" style:font-name-complex="Courier New"/>
    </style:style>
    <style:style style:name="P1353" style:parent-style-name="PlainText" style:family="paragraph">
      <style:text-properties style:font-name="Courier New" style:font-name-complex="Courier New"/>
    </style:style>
    <style:style style:name="P1354" style:parent-style-name="PlainText" style:family="paragraph">
      <style:text-properties style:font-name="Courier New" style:font-name-complex="Courier New"/>
    </style:style>
    <style:style style:name="P1355" style:parent-style-name="PlainText" style:family="paragraph">
      <style:text-properties style:font-name="Courier New" style:font-name-complex="Courier New"/>
    </style:style>
    <style:style style:name="P1356" style:parent-style-name="PlainText" style:family="paragraph">
      <style:text-properties style:font-name="Courier New" style:font-name-complex="Courier New"/>
    </style:style>
    <style:style style:name="P1357" style:parent-style-name="PlainText" style:family="paragraph">
      <style:text-properties style:font-name="Courier New" style:font-name-complex="Courier New"/>
    </style:style>
    <style:style style:name="P1358" style:parent-style-name="PlainText" style:family="paragraph">
      <style:text-properties style:font-name="Courier New" style:font-name-complex="Courier New"/>
    </style:style>
    <style:style style:name="P1359" style:parent-style-name="PlainText" style:family="paragraph">
      <style:text-properties style:font-name="Courier New" style:font-name-complex="Courier New"/>
    </style:style>
    <style:style style:name="P1360" style:parent-style-name="PlainText" style:family="paragraph">
      <style:text-properties style:font-name="Courier New" style:font-name-complex="Courier New"/>
    </style:style>
    <style:style style:name="P1361" style:parent-style-name="PlainText" style:family="paragraph">
      <style:text-properties style:font-name="Courier New" style:font-name-complex="Courier New"/>
    </style:style>
    <style:style style:name="P1362" style:parent-style-name="PlainText" style:family="paragraph">
      <style:text-properties style:font-name="Courier New" style:font-name-complex="Courier New"/>
    </style:style>
    <style:style style:name="P1363" style:parent-style-name="PlainText" style:family="paragraph">
      <style:text-properties style:font-name="Courier New" style:font-name-complex="Courier New"/>
    </style:style>
    <style:style style:name="P1364" style:parent-style-name="PlainText" style:family="paragraph">
      <style:text-properties style:font-name="Courier New" style:font-name-complex="Courier New"/>
    </style:style>
    <style:style style:name="P1365" style:parent-style-name="PlainText" style:family="paragraph">
      <style:text-properties style:font-name="Courier New" style:font-name-complex="Courier New"/>
    </style:style>
    <style:style style:name="P1366" style:parent-style-name="PlainText" style:family="paragraph">
      <style:text-properties style:font-name="Courier New" style:font-name-complex="Courier New"/>
    </style:style>
    <style:style style:name="P1367" style:parent-style-name="PlainText" style:family="paragraph">
      <style:text-properties style:font-name="Courier New" style:font-name-complex="Courier New"/>
    </style:style>
    <style:style style:name="P1368" style:parent-style-name="PlainText" style:family="paragraph">
      <style:text-properties style:font-name="Courier New" style:font-name-complex="Courier New"/>
    </style:style>
    <style:style style:name="P1369" style:parent-style-name="PlainText" style:family="paragraph">
      <style:text-properties style:font-name="Courier New" style:font-name-complex="Courier New"/>
    </style:style>
    <style:style style:name="P1370" style:parent-style-name="PlainText" style:family="paragraph">
      <style:text-properties style:font-name="Courier New" style:font-name-complex="Courier New"/>
    </style:style>
    <style:style style:name="P1371" style:parent-style-name="PlainText" style:family="paragraph">
      <style:text-properties style:font-name="Courier New" style:font-name-complex="Courier New"/>
    </style:style>
    <style:style style:name="P1372" style:parent-style-name="PlainText" style:family="paragraph">
      <style:text-properties style:font-name="Courier New" style:font-name-complex="Courier New"/>
    </style:style>
    <style:style style:name="P1373" style:parent-style-name="PlainText" style:family="paragraph">
      <style:text-properties style:font-name="Courier New" style:font-name-complex="Courier New"/>
    </style:style>
    <style:style style:name="P1374" style:parent-style-name="PlainText" style:family="paragraph">
      <style:text-properties style:font-name="Courier New" style:font-name-complex="Courier New"/>
    </style:style>
    <style:style style:name="P1375" style:parent-style-name="PlainText" style:family="paragraph">
      <style:text-properties style:font-name="Courier New" style:font-name-complex="Courier New"/>
    </style:style>
    <style:style style:name="P1376" style:parent-style-name="PlainText" style:family="paragraph">
      <style:text-properties style:font-name="Courier New" style:font-name-complex="Courier New"/>
    </style:style>
    <style:style style:name="P1377" style:parent-style-name="PlainText" style:family="paragraph">
      <style:text-properties style:font-name="Courier New" style:font-name-complex="Courier New"/>
    </style:style>
    <style:style style:name="P1378" style:parent-style-name="PlainText" style:family="paragraph">
      <style:text-properties style:font-name="Courier New" style:font-name-complex="Courier New"/>
    </style:style>
    <style:style style:name="P1379" style:parent-style-name="PlainText" style:family="paragraph">
      <style:text-properties style:font-name="Courier New" style:font-name-complex="Courier New"/>
    </style:style>
    <style:style style:name="P1380" style:parent-style-name="PlainText" style:family="paragraph">
      <style:text-properties style:font-name="Courier New" style:font-name-complex="Courier New"/>
    </style:style>
    <style:style style:name="P1381" style:parent-style-name="PlainText" style:family="paragraph">
      <style:text-properties style:font-name="Courier New" style:font-name-complex="Courier New"/>
    </style:style>
    <style:style style:name="P1382" style:parent-style-name="PlainText" style:family="paragraph">
      <style:text-properties style:font-name="Courier New" style:font-name-complex="Courier New"/>
    </style:style>
    <style:style style:name="P1383" style:parent-style-name="PlainText" style:family="paragraph">
      <style:text-properties style:font-name="Courier New" style:font-name-complex="Courier New"/>
    </style:style>
    <style:style style:name="P1384" style:parent-style-name="PlainText" style:family="paragraph">
      <style:text-properties style:font-name="Courier New" style:font-name-complex="Courier New"/>
    </style:style>
    <style:style style:name="P1385" style:parent-style-name="PlainText" style:family="paragraph">
      <style:text-properties style:font-name="Courier New" style:font-name-complex="Courier New"/>
    </style:style>
    <style:style style:name="P1386" style:parent-style-name="PlainText" style:family="paragraph">
      <style:text-properties style:font-name="Courier New" style:font-name-complex="Courier New"/>
    </style:style>
    <style:style style:name="P1387" style:parent-style-name="PlainText" style:family="paragraph">
      <style:text-properties style:font-name="Courier New" style:font-name-complex="Courier New"/>
    </style:style>
    <style:style style:name="P1388" style:parent-style-name="PlainText" style:family="paragraph">
      <style:text-properties style:font-name="Courier New" style:font-name-complex="Courier New"/>
    </style:style>
    <style:style style:name="P1389" style:parent-style-name="PlainText" style:family="paragraph">
      <style:text-properties style:font-name="Courier New" style:font-name-complex="Courier New"/>
    </style:style>
    <style:style style:name="P1390" style:parent-style-name="PlainText" style:family="paragraph">
      <style:text-properties style:font-name="Courier New" style:font-name-complex="Courier New"/>
    </style:style>
    <style:style style:name="P1391" style:parent-style-name="PlainText" style:family="paragraph">
      <style:text-properties style:font-name="Courier New" style:font-name-complex="Courier New"/>
    </style:style>
    <style:style style:name="P1392" style:parent-style-name="PlainText" style:family="paragraph">
      <style:text-properties style:font-name="Courier New" style:font-name-complex="Courier New"/>
    </style:style>
    <style:style style:name="P1393" style:parent-style-name="PlainText" style:family="paragraph">
      <style:text-properties style:font-name="Courier New" style:font-name-complex="Courier New"/>
    </style:style>
    <style:style style:name="P1394" style:parent-style-name="PlainText" style:family="paragraph">
      <style:text-properties style:font-name="Courier New" style:font-name-complex="Courier New"/>
    </style:style>
    <style:style style:name="P1395" style:parent-style-name="PlainText" style:family="paragraph">
      <style:text-properties style:font-name="Courier New" style:font-name-complex="Courier New"/>
    </style:style>
    <style:style style:name="P1396" style:parent-style-name="PlainText" style:family="paragraph">
      <style:text-properties style:font-name="Courier New" style:font-name-complex="Courier New"/>
    </style:style>
    <style:style style:name="P1397" style:parent-style-name="PlainText" style:family="paragraph">
      <style:text-properties style:font-name="Courier New" style:font-name-complex="Courier New"/>
    </style:style>
    <style:style style:name="P1398" style:parent-style-name="PlainText" style:family="paragraph">
      <style:text-properties style:font-name="Courier New" style:font-name-complex="Courier New"/>
    </style:style>
    <style:style style:name="P1399" style:parent-style-name="PlainText" style:family="paragraph">
      <style:text-properties style:font-name="Courier New" style:font-name-complex="Courier New"/>
    </style:style>
    <style:style style:name="P1400" style:parent-style-name="PlainText" style:family="paragraph">
      <style:text-properties style:font-name="Courier New" style:font-name-complex="Courier New"/>
    </style:style>
    <style:style style:name="P1401" style:parent-style-name="PlainText" style:family="paragraph">
      <style:text-properties style:font-name="Courier New" style:font-name-complex="Courier New"/>
    </style:style>
    <style:style style:name="P1402" style:parent-style-name="PlainText" style:family="paragraph">
      <style:text-properties style:font-name="Courier New" style:font-name-complex="Courier New"/>
    </style:style>
    <style:style style:name="P1403" style:parent-style-name="PlainText" style:family="paragraph">
      <style:text-properties style:font-name="Courier New" style:font-name-complex="Courier New"/>
    </style:style>
    <style:style style:name="P1404" style:parent-style-name="PlainText" style:family="paragraph">
      <style:text-properties style:font-name="Courier New" style:font-name-complex="Courier New"/>
    </style:style>
    <style:style style:name="P1405" style:parent-style-name="PlainText" style:family="paragraph">
      <style:text-properties style:font-name="Courier New" style:font-name-complex="Courier New"/>
    </style:style>
    <style:style style:name="P1406" style:parent-style-name="PlainText" style:family="paragraph">
      <style:text-properties style:font-name="Courier New" style:font-name-complex="Courier New"/>
    </style:style>
    <style:style style:name="P1407" style:parent-style-name="PlainText" style:family="paragraph">
      <style:text-properties style:font-name="Courier New" style:font-name-complex="Courier New"/>
    </style:style>
    <style:style style:name="P1408" style:parent-style-name="PlainText" style:family="paragraph">
      <style:text-properties style:font-name="Courier New" style:font-name-complex="Courier New"/>
    </style:style>
    <style:style style:name="P1409" style:parent-style-name="PlainText" style:family="paragraph">
      <style:text-properties style:font-name="Courier New" style:font-name-complex="Courier New"/>
    </style:style>
    <style:style style:name="P1410" style:parent-style-name="PlainText" style:family="paragraph">
      <style:text-properties style:font-name="Courier New" style:font-name-complex="Courier New"/>
    </style:style>
    <style:style style:name="P1411" style:parent-style-name="PlainText" style:family="paragraph">
      <style:text-properties style:font-name="Courier New" style:font-name-complex="Courier New"/>
    </style:style>
    <style:style style:name="P1412" style:parent-style-name="PlainText" style:family="paragraph">
      <style:text-properties style:font-name="Courier New" style:font-name-complex="Courier New"/>
    </style:style>
    <style:style style:name="P1413" style:parent-style-name="PlainText" style:family="paragraph">
      <style:text-properties style:font-name="Courier New" style:font-name-complex="Courier New"/>
    </style:style>
    <style:style style:name="P1414" style:parent-style-name="PlainText" style:family="paragraph">
      <style:text-properties style:font-name="Courier New" style:font-name-complex="Courier New"/>
    </style:style>
    <style:style style:name="P1415" style:parent-style-name="PlainText" style:family="paragraph">
      <style:text-properties style:font-name="Courier New" style:font-name-complex="Courier New"/>
    </style:style>
    <style:style style:name="P1416" style:parent-style-name="PlainText" style:family="paragraph">
      <style:text-properties style:font-name="Courier New" style:font-name-complex="Courier New"/>
    </style:style>
    <style:style style:name="P1417" style:parent-style-name="PlainText" style:family="paragraph">
      <style:text-properties style:font-name="Courier New" style:font-name-complex="Courier New"/>
    </style:style>
    <style:style style:name="P1418" style:parent-style-name="PlainText" style:family="paragraph">
      <style:text-properties style:font-name="Courier New" style:font-name-complex="Courier New"/>
    </style:style>
    <style:style style:name="P1419" style:parent-style-name="PlainText" style:family="paragraph">
      <style:text-properties style:font-name="Courier New" style:font-name-complex="Courier New"/>
    </style:style>
    <style:style style:name="P1420" style:parent-style-name="PlainText" style:family="paragraph">
      <style:text-properties style:font-name="Courier New" style:font-name-complex="Courier New"/>
    </style:style>
    <style:style style:name="P1421" style:parent-style-name="PlainText" style:family="paragraph">
      <style:text-properties style:font-name="Courier New" style:font-name-complex="Courier New"/>
    </style:style>
    <style:style style:name="P1422" style:parent-style-name="PlainText" style:family="paragraph">
      <style:text-properties style:font-name="Courier New" style:font-name-complex="Courier New"/>
    </style:style>
    <style:style style:name="P1423" style:parent-style-name="PlainText" style:family="paragraph">
      <style:text-properties style:font-name="Courier New" style:font-name-complex="Courier New"/>
    </style:style>
    <style:style style:name="P1424" style:parent-style-name="PlainText" style:family="paragraph">
      <style:text-properties style:font-name="Courier New" style:font-name-complex="Courier New"/>
    </style:style>
    <style:style style:name="P1425" style:parent-style-name="PlainText" style:family="paragraph">
      <style:text-properties style:font-name="Courier New" style:font-name-complex="Courier New"/>
    </style:style>
    <style:style style:name="P1426" style:parent-style-name="PlainText" style:family="paragraph">
      <style:text-properties style:font-name="Courier New" style:font-name-complex="Courier New"/>
    </style:style>
    <style:style style:name="P1427" style:parent-style-name="PlainText" style:family="paragraph">
      <style:text-properties style:font-name="Courier New" style:font-name-complex="Courier New"/>
    </style:style>
    <style:style style:name="P1428" style:parent-style-name="PlainText" style:family="paragraph">
      <style:text-properties style:font-name="Courier New" style:font-name-complex="Courier New"/>
    </style:style>
    <style:style style:name="P1429" style:parent-style-name="PlainText" style:family="paragraph">
      <style:text-properties style:font-name="Courier New" style:font-name-complex="Courier New"/>
    </style:style>
    <style:style style:name="P1430" style:parent-style-name="PlainText" style:family="paragraph">
      <style:text-properties style:font-name="Courier New" style:font-name-complex="Courier New"/>
    </style:style>
    <style:style style:name="P1431" style:parent-style-name="PlainText" style:family="paragraph">
      <style:text-properties style:font-name="Courier New" style:font-name-complex="Courier New"/>
    </style:style>
    <style:style style:name="P1432" style:parent-style-name="PlainText" style:family="paragraph">
      <style:text-properties style:font-name="Courier New" style:font-name-complex="Courier New"/>
    </style:style>
    <style:style style:name="P1433" style:parent-style-name="PlainText" style:family="paragraph">
      <style:text-properties style:font-name="Courier New" style:font-name-complex="Courier New"/>
    </style:style>
    <style:style style:name="P1434" style:parent-style-name="PlainText" style:family="paragraph">
      <style:text-properties style:font-name="Courier New" style:font-name-complex="Courier New"/>
    </style:style>
    <style:style style:name="P1435" style:parent-style-name="PlainText" style:family="paragraph">
      <style:text-properties style:font-name="Courier New" style:font-name-complex="Courier New"/>
    </style:style>
    <style:style style:name="P1436" style:parent-style-name="PlainText" style:family="paragraph">
      <style:text-properties style:font-name="Courier New" style:font-name-complex="Courier New"/>
    </style:style>
    <style:style style:name="P1437" style:parent-style-name="PlainText" style:family="paragraph">
      <style:text-properties style:font-name="Courier New" style:font-name-complex="Courier New"/>
    </style:style>
    <style:style style:name="P1438" style:parent-style-name="PlainText" style:family="paragraph">
      <style:text-properties style:font-name="Courier New" style:font-name-complex="Courier New"/>
    </style:style>
    <style:style style:name="P1439" style:parent-style-name="PlainText" style:family="paragraph">
      <style:text-properties style:font-name="Courier New" style:font-name-complex="Courier New"/>
    </style:style>
    <style:style style:name="P1440" style:parent-style-name="PlainText" style:family="paragraph">
      <style:text-properties style:font-name="Courier New" style:font-name-complex="Courier New"/>
    </style:style>
    <style:style style:name="P1441" style:parent-style-name="PlainText" style:family="paragraph">
      <style:text-properties style:font-name="Courier New" style:font-name-complex="Courier New"/>
    </style:style>
    <style:style style:name="P1442" style:parent-style-name="PlainText" style:family="paragraph">
      <style:text-properties style:font-name="Courier New" style:font-name-complex="Courier New"/>
    </style:style>
    <style:style style:name="P1443" style:parent-style-name="PlainText" style:family="paragraph">
      <style:text-properties style:font-name="Courier New" style:font-name-complex="Courier New"/>
    </style:style>
    <style:style style:name="P1444" style:parent-style-name="PlainText" style:family="paragraph">
      <style:text-properties style:font-name="Courier New" style:font-name-complex="Courier New"/>
    </style:style>
    <style:style style:name="P1445" style:parent-style-name="PlainText" style:family="paragraph">
      <style:text-properties style:font-name="Courier New" style:font-name-complex="Courier New"/>
    </style:style>
    <style:style style:name="P1446" style:parent-style-name="PlainText" style:family="paragraph">
      <style:text-properties style:font-name="Courier New" style:font-name-complex="Courier New"/>
    </style:style>
    <style:style style:name="P1447" style:parent-style-name="PlainText" style:family="paragraph">
      <style:text-properties style:font-name="Courier New" style:font-name-complex="Courier New"/>
    </style:style>
    <style:style style:name="P1448" style:parent-style-name="PlainText" style:family="paragraph">
      <style:text-properties style:font-name="Courier New" style:font-name-complex="Courier New"/>
    </style:style>
    <style:style style:name="P1449" style:parent-style-name="PlainText" style:family="paragraph">
      <style:text-properties style:font-name="Courier New" style:font-name-complex="Courier New"/>
    </style:style>
    <style:style style:name="P1450" style:parent-style-name="PlainText" style:family="paragraph">
      <style:text-properties style:font-name="Courier New" style:font-name-complex="Courier New"/>
    </style:style>
    <style:style style:name="P1451" style:parent-style-name="PlainText" style:family="paragraph">
      <style:text-properties style:font-name="Courier New" style:font-name-complex="Courier New"/>
    </style:style>
    <style:style style:name="P1452" style:parent-style-name="PlainText" style:family="paragraph">
      <style:text-properties style:font-name="Courier New" style:font-name-complex="Courier New"/>
    </style:style>
    <style:style style:name="P1453" style:parent-style-name="PlainText" style:family="paragraph">
      <style:text-properties style:font-name="Courier New" style:font-name-complex="Courier New"/>
    </style:style>
    <style:style style:name="P1454" style:parent-style-name="PlainText" style:family="paragraph">
      <style:text-properties style:font-name="Courier New" style:font-name-complex="Courier New"/>
    </style:style>
    <style:style style:name="P1455" style:parent-style-name="PlainText" style:family="paragraph">
      <style:text-properties style:font-name="Courier New" style:font-name-complex="Courier New"/>
    </style:style>
    <style:style style:name="P1456" style:parent-style-name="PlainText" style:family="paragraph">
      <style:text-properties style:font-name="Courier New" style:font-name-complex="Courier New"/>
    </style:style>
    <style:style style:name="P1457" style:parent-style-name="PlainText" style:family="paragraph">
      <style:text-properties style:font-name="Courier New" style:font-name-complex="Courier New"/>
    </style:style>
    <style:style style:name="P1458" style:parent-style-name="PlainText" style:family="paragraph">
      <style:text-properties style:font-name="Courier New" style:font-name-complex="Courier New"/>
    </style:style>
    <style:style style:name="P1459" style:parent-style-name="PlainText" style:family="paragraph">
      <style:text-properties style:font-name="Courier New" style:font-name-complex="Courier New"/>
    </style:style>
    <style:style style:name="P1460" style:parent-style-name="PlainText" style:family="paragraph">
      <style:text-properties style:font-name="Courier New" style:font-name-complex="Courier New"/>
    </style:style>
    <style:style style:name="P1461" style:parent-style-name="PlainText" style:family="paragraph">
      <style:text-properties style:font-name="Courier New" style:font-name-complex="Courier New"/>
    </style:style>
    <style:style style:name="P1462" style:parent-style-name="PlainText" style:family="paragraph">
      <style:text-properties style:font-name="Courier New" style:font-name-complex="Courier New"/>
    </style:style>
    <style:style style:name="P1463" style:parent-style-name="PlainText" style:family="paragraph">
      <style:text-properties style:font-name="Courier New" style:font-name-complex="Courier New"/>
    </style:style>
    <style:style style:name="P1464" style:parent-style-name="PlainText" style:family="paragraph">
      <style:text-properties style:font-name="Courier New" style:font-name-complex="Courier New"/>
    </style:style>
    <style:style style:name="P1465" style:parent-style-name="PlainText" style:family="paragraph">
      <style:text-properties style:font-name="Courier New" style:font-name-complex="Courier New"/>
    </style:style>
    <style:style style:name="P1466" style:parent-style-name="PlainText" style:family="paragraph">
      <style:text-properties style:font-name="Courier New" style:font-name-complex="Courier New"/>
    </style:style>
    <style:style style:name="P1467" style:parent-style-name="PlainText" style:family="paragraph">
      <style:text-properties style:font-name="Courier New" style:font-name-complex="Courier New"/>
    </style:style>
    <style:style style:name="P1468" style:parent-style-name="PlainText" style:family="paragraph">
      <style:text-properties style:font-name="Courier New" style:font-name-complex="Courier New"/>
    </style:style>
    <style:style style:name="P1469" style:parent-style-name="PlainText" style:family="paragraph">
      <style:text-properties style:font-name="Courier New" style:font-name-complex="Courier New"/>
    </style:style>
    <style:style style:name="P1470" style:parent-style-name="PlainText" style:family="paragraph">
      <style:text-properties style:font-name="Courier New" style:font-name-complex="Courier New"/>
    </style:style>
    <style:style style:name="P1471" style:parent-style-name="PlainText" style:family="paragraph">
      <style:text-properties style:font-name="Courier New" style:font-name-complex="Courier New"/>
    </style:style>
    <style:style style:name="P1472" style:parent-style-name="PlainText" style:family="paragraph">
      <style:text-properties style:font-name="Courier New" style:font-name-complex="Courier New"/>
    </style:style>
    <style:style style:name="P1473" style:parent-style-name="PlainText" style:family="paragraph">
      <style:text-properties style:font-name="Courier New" style:font-name-complex="Courier New"/>
    </style:style>
    <style:style style:name="P1474" style:parent-style-name="PlainText" style:family="paragraph">
      <style:text-properties style:font-name="Courier New" style:font-name-complex="Courier New"/>
    </style:style>
    <style:style style:name="P1475" style:parent-style-name="PlainText" style:family="paragraph">
      <style:text-properties style:font-name="Courier New" style:font-name-complex="Courier New"/>
    </style:style>
    <style:style style:name="P1476" style:parent-style-name="PlainText" style:family="paragraph">
      <style:text-properties style:font-name="Courier New" style:font-name-complex="Courier New"/>
    </style:style>
    <style:style style:name="P1477" style:parent-style-name="PlainText" style:family="paragraph">
      <style:text-properties style:font-name="Courier New" style:font-name-complex="Courier New"/>
    </style:style>
    <style:style style:name="P1478" style:parent-style-name="PlainText" style:family="paragraph">
      <style:text-properties style:font-name="Courier New" style:font-name-complex="Courier New"/>
    </style:style>
    <style:style style:name="P1479" style:parent-style-name="PlainText" style:family="paragraph">
      <style:text-properties style:font-name="Courier New" style:font-name-complex="Courier New"/>
    </style:style>
    <style:style style:name="P1480" style:parent-style-name="PlainText" style:family="paragraph">
      <style:text-properties style:font-name="Courier New" style:font-name-complex="Courier New"/>
    </style:style>
    <style:style style:name="P1481" style:parent-style-name="PlainText" style:family="paragraph">
      <style:text-properties style:font-name="Courier New" style:font-name-complex="Courier New"/>
    </style:style>
    <style:style style:name="P1482" style:parent-style-name="PlainText" style:family="paragraph">
      <style:text-properties style:font-name="Courier New" style:font-name-complex="Courier New"/>
    </style:style>
    <style:style style:name="P1483" style:parent-style-name="PlainText" style:family="paragraph">
      <style:text-properties style:font-name="Courier New" style:font-name-complex="Courier New"/>
    </style:style>
    <style:style style:name="P1484" style:parent-style-name="PlainText" style:family="paragraph">
      <style:text-properties style:font-name="Courier New" style:font-name-complex="Courier New"/>
    </style:style>
    <style:style style:name="P1485" style:parent-style-name="PlainText" style:family="paragraph">
      <style:text-properties style:font-name="Courier New" style:font-name-complex="Courier New"/>
    </style:style>
    <style:style style:name="P1486" style:parent-style-name="PlainText" style:family="paragraph">
      <style:text-properties style:font-name="Courier New" style:font-name-complex="Courier New"/>
    </style:style>
    <style:style style:name="P1487" style:parent-style-name="PlainText" style:family="paragraph">
      <style:text-properties style:font-name="Courier New" style:font-name-complex="Courier New"/>
    </style:style>
    <style:style style:name="P1488" style:parent-style-name="PlainText" style:family="paragraph">
      <style:text-properties style:font-name="Courier New" style:font-name-complex="Courier New"/>
    </style:style>
    <style:style style:name="P1489" style:parent-style-name="PlainText" style:family="paragraph">
      <style:text-properties style:font-name="Courier New" style:font-name-complex="Courier New"/>
    </style:style>
    <style:style style:name="P1490" style:parent-style-name="PlainText" style:family="paragraph">
      <style:text-properties style:font-name="Courier New" style:font-name-complex="Courier New"/>
    </style:style>
    <style:style style:name="P1491" style:parent-style-name="PlainText" style:family="paragraph">
      <style:text-properties style:font-name="Courier New" style:font-name-complex="Courier New"/>
    </style:style>
    <style:style style:name="P1492" style:parent-style-name="PlainText" style:family="paragraph">
      <style:text-properties style:font-name="Courier New" style:font-name-complex="Courier New"/>
    </style:style>
    <style:style style:name="P1493" style:parent-style-name="PlainText" style:family="paragraph">
      <style:text-properties style:font-name="Courier New" style:font-name-complex="Courier New"/>
    </style:style>
    <style:style style:name="P1494" style:parent-style-name="PlainText" style:family="paragraph">
      <style:text-properties style:font-name="Courier New" style:font-name-complex="Courier New"/>
    </style:style>
    <style:style style:name="P1495" style:parent-style-name="PlainText" style:family="paragraph">
      <style:text-properties style:font-name="Courier New" style:font-name-complex="Courier New"/>
    </style:style>
    <style:style style:name="P1496" style:parent-style-name="PlainText" style:family="paragraph">
      <style:text-properties style:font-name="Courier New" style:font-name-complex="Courier New"/>
    </style:style>
    <style:style style:name="P1497" style:parent-style-name="PlainText" style:family="paragraph">
      <style:text-properties style:font-name="Courier New" style:font-name-complex="Courier New"/>
    </style:style>
    <style:style style:name="P1498" style:parent-style-name="PlainText" style:family="paragraph">
      <style:text-properties style:font-name="Courier New" style:font-name-complex="Courier New"/>
    </style:style>
    <style:style style:name="P1499" style:parent-style-name="PlainText" style:family="paragraph">
      <style:text-properties style:font-name="Courier New" style:font-name-complex="Courier New"/>
    </style:style>
    <style:style style:name="P1500" style:parent-style-name="PlainText" style:family="paragraph">
      <style:text-properties style:font-name="Courier New" style:font-name-complex="Courier New"/>
    </style:style>
    <style:style style:name="P1501" style:parent-style-name="PlainText" style:family="paragraph">
      <style:text-properties style:font-name="Courier New" style:font-name-complex="Courier New"/>
    </style:style>
    <style:style style:name="P1502" style:parent-style-name="PlainText" style:family="paragraph">
      <style:text-properties style:font-name="Courier New" style:font-name-complex="Courier New"/>
    </style:style>
    <style:style style:name="P1503" style:parent-style-name="PlainText" style:family="paragraph">
      <style:text-properties style:font-name="Courier New" style:font-name-complex="Courier New"/>
    </style:style>
    <style:style style:name="P1504" style:parent-style-name="PlainText" style:family="paragraph">
      <style:text-properties style:font-name="Courier New" style:font-name-complex="Courier New"/>
    </style:style>
    <style:style style:name="P1505" style:parent-style-name="PlainText" style:family="paragraph">
      <style:text-properties style:font-name="Courier New" style:font-name-complex="Courier New"/>
    </style:style>
    <style:style style:name="P1506" style:parent-style-name="PlainText" style:family="paragraph">
      <style:text-properties style:font-name="Courier New" style:font-name-complex="Courier New"/>
    </style:style>
    <style:style style:name="P1507" style:parent-style-name="PlainText" style:family="paragraph">
      <style:text-properties style:font-name="Courier New" style:font-name-complex="Courier New"/>
    </style:style>
    <style:style style:name="P1508" style:parent-style-name="PlainText" style:family="paragraph">
      <style:text-properties style:font-name="Courier New" style:font-name-complex="Courier New"/>
    </style:style>
    <style:style style:name="P1509" style:parent-style-name="PlainText" style:family="paragraph">
      <style:text-properties style:font-name="Courier New" style:font-name-complex="Courier New"/>
    </style:style>
    <style:style style:name="P1510" style:parent-style-name="PlainText" style:family="paragraph">
      <style:text-properties style:font-name="Courier New" style:font-name-complex="Courier New"/>
    </style:style>
    <style:style style:name="P1511" style:parent-style-name="PlainText" style:family="paragraph">
      <style:text-properties style:font-name="Courier New" style:font-name-complex="Courier New"/>
    </style:style>
    <style:style style:name="P1512" style:parent-style-name="PlainText" style:family="paragraph">
      <style:text-properties style:font-name="Courier New" style:font-name-complex="Courier New"/>
    </style:style>
    <style:style style:name="P1513" style:parent-style-name="PlainText" style:family="paragraph">
      <style:text-properties style:font-name="Courier New" style:font-name-complex="Courier New"/>
    </style:style>
    <style:style style:name="P1514" style:parent-style-name="PlainText" style:family="paragraph">
      <style:text-properties style:font-name="Courier New" style:font-name-complex="Courier New"/>
    </style:style>
    <style:style style:name="P1515" style:parent-style-name="PlainText" style:family="paragraph">
      <style:text-properties style:font-name="Courier New" style:font-name-complex="Courier New"/>
    </style:style>
    <style:style style:name="P1516" style:parent-style-name="PlainText" style:family="paragraph">
      <style:text-properties style:font-name="Courier New" style:font-name-complex="Courier New"/>
    </style:style>
    <style:style style:name="P1517" style:parent-style-name="PlainText" style:family="paragraph">
      <style:text-properties style:font-name="Courier New" style:font-name-complex="Courier New"/>
    </style:style>
    <style:style style:name="P1518" style:parent-style-name="PlainText" style:family="paragraph">
      <style:text-properties style:font-name="Courier New" style:font-name-complex="Courier New"/>
    </style:style>
    <style:style style:name="P1519" style:parent-style-name="PlainText" style:family="paragraph">
      <style:text-properties style:font-name="Courier New" style:font-name-complex="Courier New"/>
    </style:style>
    <style:style style:name="P1520" style:parent-style-name="PlainText" style:family="paragraph">
      <style:text-properties style:font-name="Courier New" style:font-name-complex="Courier New"/>
    </style:style>
    <style:style style:name="P1521" style:parent-style-name="PlainText" style:family="paragraph">
      <style:text-properties style:font-name="Courier New" style:font-name-complex="Courier New"/>
    </style:style>
    <style:style style:name="P1522" style:parent-style-name="PlainText" style:family="paragraph">
      <style:text-properties style:font-name="Courier New" style:font-name-complex="Courier New"/>
    </style:style>
    <style:style style:name="P1523" style:parent-style-name="PlainText" style:family="paragraph">
      <style:text-properties style:font-name="Courier New" style:font-name-complex="Courier New"/>
    </style:style>
    <style:style style:name="P1524" style:parent-style-name="PlainText" style:family="paragraph">
      <style:text-properties style:font-name="Courier New" style:font-name-complex="Courier New"/>
    </style:style>
    <style:style style:name="P1525" style:parent-style-name="PlainText" style:family="paragraph">
      <style:text-properties style:font-name="Courier New" style:font-name-complex="Courier New"/>
    </style:style>
    <style:style style:name="P1526" style:parent-style-name="PlainText" style:family="paragraph">
      <style:text-properties style:font-name="Courier New" style:font-name-complex="Courier New"/>
    </style:style>
    <style:style style:name="P1527" style:parent-style-name="PlainText" style:family="paragraph">
      <style:text-properties style:font-name="Courier New" style:font-name-complex="Courier New"/>
    </style:style>
    <style:style style:name="P1528" style:parent-style-name="PlainText" style:family="paragraph">
      <style:text-properties style:font-name="Courier New" style:font-name-complex="Courier New"/>
    </style:style>
    <style:style style:name="P1529" style:parent-style-name="PlainText" style:family="paragraph">
      <style:text-properties style:font-name="Courier New" style:font-name-complex="Courier New"/>
    </style:style>
    <style:style style:name="P1530" style:parent-style-name="PlainText" style:family="paragraph">
      <style:text-properties style:font-name="Courier New" style:font-name-complex="Courier New"/>
    </style:style>
    <style:style style:name="P1531" style:parent-style-name="PlainText" style:family="paragraph">
      <style:text-properties style:font-name="Courier New" style:font-name-complex="Courier New"/>
    </style:style>
    <style:style style:name="P1532" style:parent-style-name="PlainText" style:family="paragraph">
      <style:text-properties style:font-name="Courier New" style:font-name-complex="Courier New"/>
    </style:style>
    <style:style style:name="P1533" style:parent-style-name="PlainText" style:family="paragraph">
      <style:text-properties style:font-name="Courier New" style:font-name-complex="Courier New"/>
    </style:style>
    <style:style style:name="P1534" style:parent-style-name="PlainText" style:family="paragraph">
      <style:text-properties style:font-name="Courier New" style:font-name-complex="Courier New"/>
    </style:style>
    <style:style style:name="P1535" style:parent-style-name="PlainText" style:family="paragraph">
      <style:text-properties style:font-name="Courier New" style:font-name-complex="Courier New"/>
    </style:style>
    <style:style style:name="P1536" style:parent-style-name="PlainText" style:family="paragraph">
      <style:text-properties style:font-name="Courier New" style:font-name-complex="Courier New"/>
    </style:style>
    <style:style style:name="P1537" style:parent-style-name="PlainText" style:family="paragraph">
      <style:text-properties style:font-name="Courier New" style:font-name-complex="Courier New"/>
    </style:style>
    <style:style style:name="P1538" style:parent-style-name="PlainText" style:family="paragraph">
      <style:text-properties style:font-name="Courier New" style:font-name-complex="Courier New"/>
    </style:style>
    <style:style style:name="P1539" style:parent-style-name="PlainText" style:family="paragraph">
      <style:text-properties style:font-name="Courier New" style:font-name-complex="Courier New"/>
    </style:style>
    <style:style style:name="P1540" style:parent-style-name="PlainText" style:family="paragraph">
      <style:text-properties style:font-name="Courier New" style:font-name-complex="Courier New"/>
    </style:style>
    <style:style style:name="P1541" style:parent-style-name="PlainText" style:family="paragraph">
      <style:text-properties style:font-name="Courier New" style:font-name-complex="Courier New"/>
    </style:style>
    <style:style style:name="P1542" style:parent-style-name="PlainText" style:family="paragraph">
      <style:text-properties style:font-name="Courier New" style:font-name-complex="Courier New"/>
    </style:style>
    <style:style style:name="P1543" style:parent-style-name="PlainText" style:family="paragraph">
      <style:text-properties style:font-name="Courier New" style:font-name-complex="Courier New"/>
    </style:style>
    <style:style style:name="P1544" style:parent-style-name="PlainText" style:family="paragraph">
      <style:text-properties style:font-name="Courier New" style:font-name-complex="Courier New"/>
    </style:style>
    <style:style style:name="P1545" style:parent-style-name="PlainText" style:family="paragraph">
      <style:text-properties style:font-name="Courier New" style:font-name-complex="Courier New"/>
    </style:style>
    <style:style style:name="P1546" style:parent-style-name="PlainText" style:family="paragraph">
      <style:text-properties style:font-name="Courier New" style:font-name-complex="Courier New"/>
    </style:style>
    <style:style style:name="P1547" style:parent-style-name="PlainText" style:family="paragraph">
      <style:text-properties style:font-name="Courier New" style:font-name-complex="Courier New"/>
    </style:style>
    <style:style style:name="P1548" style:parent-style-name="PlainText" style:family="paragraph">
      <style:text-properties style:font-name="Courier New" style:font-name-complex="Courier New"/>
    </style:style>
    <style:style style:name="P1549" style:parent-style-name="PlainText" style:family="paragraph">
      <style:text-properties style:font-name="Courier New" style:font-name-complex="Courier New"/>
    </style:style>
    <style:style style:name="P1550" style:parent-style-name="PlainText" style:family="paragraph">
      <style:text-properties style:font-name="Courier New" style:font-name-complex="Courier New"/>
    </style:style>
    <style:style style:name="P1551" style:parent-style-name="PlainText" style:family="paragraph">
      <style:text-properties style:font-name="Courier New" style:font-name-complex="Courier New"/>
    </style:style>
    <style:style style:name="P1552" style:parent-style-name="PlainText" style:family="paragraph">
      <style:text-properties style:font-name="Courier New" style:font-name-complex="Courier New"/>
    </style:style>
    <style:style style:name="P1553" style:parent-style-name="PlainText" style:family="paragraph">
      <style:text-properties style:font-name="Courier New" style:font-name-complex="Courier New"/>
    </style:style>
    <style:style style:name="P1554" style:parent-style-name="PlainText" style:family="paragraph">
      <style:text-properties style:font-name="Courier New" style:font-name-complex="Courier New"/>
    </style:style>
    <style:style style:name="P1555" style:parent-style-name="PlainText" style:family="paragraph">
      <style:text-properties style:font-name="Courier New" style:font-name-complex="Courier New"/>
    </style:style>
    <style:style style:name="P1556" style:parent-style-name="PlainText" style:family="paragraph">
      <style:text-properties style:font-name="Courier New" style:font-name-complex="Courier New"/>
    </style:style>
    <style:style style:name="P1557" style:parent-style-name="PlainText" style:family="paragraph">
      <style:text-properties style:font-name="Courier New" style:font-name-complex="Courier New"/>
    </style:style>
    <style:style style:name="P1558" style:parent-style-name="PlainText" style:family="paragraph">
      <style:text-properties style:font-name="Courier New" style:font-name-complex="Courier New"/>
    </style:style>
    <style:style style:name="P1559" style:parent-style-name="PlainText" style:family="paragraph">
      <style:text-properties style:font-name="Courier New" style:font-name-complex="Courier New"/>
    </style:style>
    <style:style style:name="P1560" style:parent-style-name="PlainText" style:family="paragraph">
      <style:text-properties style:font-name="Courier New" style:font-name-complex="Courier New"/>
    </style:style>
    <style:style style:name="P1561" style:parent-style-name="PlainText" style:family="paragraph">
      <style:text-properties style:font-name="Courier New" style:font-name-complex="Courier New"/>
    </style:style>
    <style:style style:name="P1562" style:parent-style-name="PlainText" style:family="paragraph">
      <style:text-properties style:font-name="Courier New" style:font-name-complex="Courier New"/>
    </style:style>
    <style:style style:name="P1563" style:parent-style-name="PlainText" style:family="paragraph">
      <style:text-properties style:font-name="Courier New" style:font-name-complex="Courier New"/>
    </style:style>
    <style:style style:name="P1564" style:parent-style-name="PlainText" style:family="paragraph">
      <style:text-properties style:font-name="Courier New" style:font-name-complex="Courier New"/>
    </style:style>
    <style:style style:name="P1565" style:parent-style-name="PlainText" style:family="paragraph">
      <style:text-properties style:font-name="Courier New" style:font-name-complex="Courier New"/>
    </style:style>
    <style:style style:name="P1566" style:parent-style-name="PlainText" style:family="paragraph">
      <style:text-properties style:font-name="Courier New" style:font-name-complex="Courier New"/>
    </style:style>
    <style:style style:name="P1567" style:parent-style-name="PlainText" style:family="paragraph">
      <style:text-properties style:font-name="Courier New" style:font-name-complex="Courier New"/>
    </style:style>
    <style:style style:name="P1568" style:parent-style-name="PlainText" style:family="paragraph">
      <style:text-properties style:font-name="Courier New" style:font-name-complex="Courier New"/>
    </style:style>
    <style:style style:name="P1569" style:parent-style-name="PlainText" style:family="paragraph">
      <style:text-properties style:font-name="Courier New" style:font-name-complex="Courier New"/>
    </style:style>
    <style:style style:name="P1570" style:parent-style-name="PlainText" style:family="paragraph">
      <style:text-properties style:font-name="Courier New" style:font-name-complex="Courier New"/>
    </style:style>
    <style:style style:name="P1571" style:parent-style-name="PlainText" style:family="paragraph">
      <style:text-properties style:font-name="Courier New" style:font-name-complex="Courier New"/>
    </style:style>
    <style:style style:name="P1572" style:parent-style-name="PlainText" style:family="paragraph">
      <style:text-properties style:font-name="Courier New" style:font-name-complex="Courier New"/>
    </style:style>
    <style:style style:name="P1573" style:parent-style-name="PlainText" style:family="paragraph">
      <style:text-properties style:font-name="Courier New" style:font-name-complex="Courier New"/>
    </style:style>
    <style:style style:name="P1574" style:parent-style-name="PlainText" style:family="paragraph">
      <style:text-properties style:font-name="Courier New" style:font-name-complex="Courier New"/>
    </style:style>
    <style:style style:name="P1575" style:parent-style-name="PlainText" style:family="paragraph">
      <style:text-properties style:font-name="Courier New" style:font-name-complex="Courier New"/>
    </style:style>
    <style:style style:name="P1576" style:parent-style-name="PlainText" style:family="paragraph">
      <style:text-properties style:font-name="Courier New" style:font-name-complex="Courier New"/>
    </style:style>
    <style:style style:name="P1577" style:parent-style-name="PlainText" style:family="paragraph">
      <style:text-properties style:font-name="Courier New" style:font-name-complex="Courier New"/>
    </style:style>
    <style:style style:name="P1578" style:parent-style-name="PlainText" style:family="paragraph">
      <style:text-properties style:font-name="Courier New" style:font-name-complex="Courier New"/>
    </style:style>
    <style:style style:name="P1579" style:parent-style-name="PlainText" style:family="paragraph">
      <style:text-properties style:font-name="Courier New" style:font-name-complex="Courier New"/>
    </style:style>
    <style:style style:name="P1580" style:parent-style-name="PlainText" style:family="paragraph">
      <style:text-properties style:font-name="Courier New" style:font-name-complex="Courier New"/>
    </style:style>
    <style:style style:name="P1581" style:parent-style-name="PlainText" style:family="paragraph">
      <style:text-properties style:font-name="Courier New" style:font-name-complex="Courier New"/>
    </style:style>
    <style:style style:name="P1582" style:parent-style-name="PlainText" style:family="paragraph">
      <style:text-properties style:font-name="Courier New" style:font-name-complex="Courier New"/>
    </style:style>
    <style:style style:name="P1583" style:parent-style-name="PlainText" style:family="paragraph">
      <style:text-properties style:font-name="Courier New" style:font-name-complex="Courier New"/>
    </style:style>
    <style:style style:name="P1584" style:parent-style-name="PlainText" style:family="paragraph">
      <style:text-properties style:font-name="Courier New" style:font-name-complex="Courier New"/>
    </style:style>
    <style:style style:name="P1585" style:parent-style-name="PlainText" style:family="paragraph">
      <style:text-properties style:font-name="Courier New" style:font-name-complex="Courier New"/>
    </style:style>
    <style:style style:name="P1586" style:parent-style-name="PlainText" style:family="paragraph">
      <style:text-properties style:font-name="Courier New" style:font-name-complex="Courier New"/>
    </style:style>
    <style:style style:name="P1587" style:parent-style-name="PlainText" style:family="paragraph">
      <style:text-properties style:font-name="Courier New" style:font-name-complex="Courier New"/>
    </style:style>
    <style:style style:name="P1588" style:parent-style-name="PlainText" style:family="paragraph">
      <style:text-properties style:font-name="Courier New" style:font-name-complex="Courier New"/>
    </style:style>
    <style:style style:name="P1589" style:parent-style-name="PlainText" style:family="paragraph">
      <style:text-properties style:font-name="Courier New" style:font-name-complex="Courier New"/>
    </style:style>
    <style:style style:name="P1590" style:parent-style-name="PlainText" style:family="paragraph">
      <style:text-properties style:font-name="Courier New" style:font-name-complex="Courier New"/>
    </style:style>
    <style:style style:name="P1591" style:parent-style-name="PlainText" style:family="paragraph">
      <style:text-properties style:font-name="Courier New" style:font-name-complex="Courier New"/>
    </style:style>
    <style:style style:name="P1592" style:parent-style-name="PlainText" style:family="paragraph">
      <style:text-properties style:font-name="Courier New" style:font-name-complex="Courier New"/>
    </style:style>
    <style:style style:name="P1593" style:parent-style-name="PlainText" style:family="paragraph">
      <style:text-properties style:font-name="Courier New" style:font-name-complex="Courier New"/>
    </style:style>
    <style:style style:name="P1594" style:parent-style-name="PlainText" style:family="paragraph">
      <style:text-properties style:font-name="Courier New" style:font-name-complex="Courier New"/>
    </style:style>
    <style:style style:name="P1595" style:parent-style-name="PlainText" style:family="paragraph">
      <style:text-properties style:font-name="Courier New" style:font-name-complex="Courier New"/>
    </style:style>
    <style:style style:name="P1596" style:parent-style-name="PlainText" style:family="paragraph">
      <style:text-properties style:font-name="Courier New" style:font-name-complex="Courier New"/>
    </style:style>
    <style:style style:name="P1597" style:parent-style-name="PlainText" style:family="paragraph">
      <style:text-properties style:font-name="Courier New" style:font-name-complex="Courier New"/>
    </style:style>
    <style:style style:name="P1598" style:parent-style-name="PlainText" style:family="paragraph">
      <style:text-properties style:font-name="Courier New" style:font-name-complex="Courier New"/>
    </style:style>
    <style:style style:name="P1599" style:parent-style-name="PlainText" style:family="paragraph">
      <style:text-properties style:font-name="Courier New" style:font-name-complex="Courier New"/>
    </style:style>
    <style:style style:name="P1600" style:parent-style-name="PlainText" style:family="paragraph">
      <style:text-properties style:font-name="Courier New" style:font-name-complex="Courier New"/>
    </style:style>
    <style:style style:name="P1601" style:parent-style-name="PlainText" style:family="paragraph">
      <style:text-properties style:font-name="Courier New" style:font-name-complex="Courier New"/>
    </style:style>
    <style:style style:name="P1602" style:parent-style-name="PlainText" style:family="paragraph">
      <style:text-properties style:font-name="Courier New" style:font-name-complex="Courier New"/>
    </style:style>
    <style:style style:name="P1603" style:parent-style-name="PlainText" style:family="paragraph">
      <style:text-properties style:font-name="Courier New" style:font-name-complex="Courier New"/>
    </style:style>
    <style:style style:name="P1604" style:parent-style-name="PlainText" style:family="paragraph">
      <style:text-properties style:font-name="Courier New" style:font-name-complex="Courier New"/>
    </style:style>
    <style:style style:name="P1605" style:parent-style-name="PlainText" style:family="paragraph">
      <style:text-properties style:font-name="Courier New" style:font-name-complex="Courier New"/>
    </style:style>
    <style:style style:name="P1606" style:parent-style-name="PlainText" style:family="paragraph">
      <style:text-properties style:font-name="Courier New" style:font-name-complex="Courier New"/>
    </style:style>
    <style:style style:name="P1607" style:parent-style-name="PlainText" style:family="paragraph">
      <style:text-properties style:font-name="Courier New" style:font-name-complex="Courier New"/>
    </style:style>
    <style:style style:name="P1608" style:parent-style-name="PlainText" style:family="paragraph">
      <style:text-properties style:font-name="Courier New" style:font-name-complex="Courier New"/>
    </style:style>
    <style:style style:name="P1609" style:parent-style-name="PlainText" style:family="paragraph">
      <style:text-properties style:font-name="Courier New" style:font-name-complex="Courier New"/>
    </style:style>
    <style:style style:name="P1610" style:parent-style-name="PlainText" style:family="paragraph">
      <style:text-properties style:font-name="Courier New" style:font-name-complex="Courier New"/>
    </style:style>
    <style:style style:name="P1611" style:parent-style-name="PlainText" style:family="paragraph">
      <style:text-properties style:font-name="Courier New" style:font-name-complex="Courier New"/>
    </style:style>
    <style:style style:name="P1612" style:parent-style-name="PlainText" style:family="paragraph">
      <style:text-properties style:font-name="Courier New" style:font-name-complex="Courier New"/>
    </style:style>
    <style:style style:name="P1613" style:parent-style-name="PlainText" style:family="paragraph">
      <style:text-properties style:font-name="Courier New" style:font-name-complex="Courier New"/>
    </style:style>
    <style:style style:name="P1614" style:parent-style-name="PlainText" style:family="paragraph">
      <style:text-properties style:font-name="Courier New" style:font-name-complex="Courier New"/>
    </style:style>
    <style:style style:name="P1615" style:parent-style-name="PlainText" style:family="paragraph">
      <style:text-properties style:font-name="Courier New" style:font-name-complex="Courier New"/>
    </style:style>
    <style:style style:name="P1616" style:parent-style-name="PlainText" style:family="paragraph">
      <style:text-properties style:font-name="Courier New" style:font-name-complex="Courier New"/>
    </style:style>
    <style:style style:name="P1617" style:parent-style-name="PlainText" style:family="paragraph">
      <style:text-properties style:font-name="Courier New" style:font-name-complex="Courier New"/>
    </style:style>
    <style:style style:name="P1618" style:parent-style-name="PlainText" style:family="paragraph">
      <style:text-properties style:font-name="Courier New" style:font-name-complex="Courier New"/>
    </style:style>
    <style:style style:name="P1619" style:parent-style-name="PlainText" style:family="paragraph">
      <style:text-properties style:font-name="Courier New" style:font-name-complex="Courier New"/>
    </style:style>
    <style:style style:name="P1620" style:parent-style-name="PlainText" style:family="paragraph">
      <style:text-properties style:font-name="Courier New" style:font-name-complex="Courier New"/>
    </style:style>
    <style:style style:name="P1621" style:parent-style-name="PlainText" style:family="paragraph">
      <style:text-properties style:font-name="Courier New" style:font-name-complex="Courier New"/>
    </style:style>
    <style:style style:name="P1622" style:parent-style-name="PlainText" style:family="paragraph">
      <style:text-properties style:font-name="Courier New" style:font-name-complex="Courier New"/>
    </style:style>
    <style:style style:name="P1623" style:parent-style-name="PlainText" style:family="paragraph">
      <style:text-properties style:font-name="Courier New" style:font-name-complex="Courier New"/>
    </style:style>
    <style:style style:name="P1624" style:parent-style-name="PlainText" style:family="paragraph">
      <style:text-properties style:font-name="Courier New" style:font-name-complex="Courier New"/>
    </style:style>
    <style:style style:name="P1625" style:parent-style-name="PlainText" style:family="paragraph">
      <style:text-properties style:font-name="Courier New" style:font-name-complex="Courier New"/>
    </style:style>
    <style:style style:name="P1626" style:parent-style-name="PlainText" style:family="paragraph">
      <style:text-properties style:font-name="Courier New" style:font-name-complex="Courier New"/>
    </style:style>
    <style:style style:name="P1627" style:parent-style-name="PlainText" style:family="paragraph">
      <style:text-properties style:font-name="Courier New" style:font-name-complex="Courier New"/>
    </style:style>
    <style:style style:name="P1628" style:parent-style-name="PlainText" style:family="paragraph">
      <style:text-properties style:font-name="Courier New" style:font-name-complex="Courier New"/>
    </style:style>
    <style:style style:name="P1629" style:parent-style-name="PlainText" style:family="paragraph">
      <style:text-properties style:font-name="Courier New" style:font-name-complex="Courier New"/>
    </style:style>
    <style:style style:name="P1630" style:parent-style-name="PlainText" style:family="paragraph">
      <style:text-properties style:font-name="Courier New" style:font-name-complex="Courier New"/>
    </style:style>
    <style:style style:name="P1631" style:parent-style-name="PlainText" style:family="paragraph">
      <style:text-properties style:font-name="Courier New" style:font-name-complex="Courier New"/>
    </style:style>
    <style:style style:name="P1632" style:parent-style-name="PlainText" style:family="paragraph">
      <style:text-properties style:font-name="Courier New" style:font-name-complex="Courier New"/>
    </style:style>
    <style:style style:name="P1633" style:parent-style-name="PlainText" style:family="paragraph">
      <style:text-properties style:font-name="Courier New" style:font-name-complex="Courier New"/>
    </style:style>
    <style:style style:name="P1634" style:parent-style-name="PlainText" style:family="paragraph">
      <style:text-properties style:font-name="Courier New" style:font-name-complex="Courier New"/>
    </style:style>
    <style:style style:name="P1635" style:parent-style-name="PlainText" style:family="paragraph">
      <style:text-properties style:font-name="Courier New" style:font-name-complex="Courier New"/>
    </style:style>
    <style:style style:name="P1636" style:parent-style-name="PlainText" style:family="paragraph">
      <style:text-properties style:font-name="Courier New" style:font-name-complex="Courier New"/>
    </style:style>
    <style:style style:name="P1637" style:parent-style-name="PlainText" style:family="paragraph">
      <style:text-properties style:font-name="Courier New" style:font-name-complex="Courier New"/>
    </style:style>
    <style:style style:name="P1638" style:parent-style-name="PlainText" style:family="paragraph">
      <style:text-properties style:font-name="Courier New" style:font-name-complex="Courier New"/>
    </style:style>
    <style:style style:name="P1639" style:parent-style-name="PlainText" style:family="paragraph">
      <style:text-properties style:font-name="Courier New" style:font-name-complex="Courier New"/>
    </style:style>
    <style:style style:name="P1640" style:parent-style-name="PlainText" style:family="paragraph">
      <style:text-properties style:font-name="Courier New" style:font-name-complex="Courier New"/>
    </style:style>
    <style:style style:name="P1641" style:parent-style-name="PlainText" style:family="paragraph">
      <style:text-properties style:font-name="Courier New" style:font-name-complex="Courier New"/>
    </style:style>
    <style:style style:name="P1642" style:parent-style-name="PlainText" style:family="paragraph">
      <style:text-properties style:font-name="Courier New" style:font-name-complex="Courier New"/>
    </style:style>
    <style:style style:name="P1643" style:parent-style-name="PlainText" style:family="paragraph">
      <style:text-properties style:font-name="Courier New" style:font-name-complex="Courier New"/>
    </style:style>
    <style:style style:name="P1644" style:parent-style-name="PlainText" style:family="paragraph">
      <style:text-properties style:font-name="Courier New" style:font-name-complex="Courier New"/>
    </style:style>
    <style:style style:name="P1645" style:parent-style-name="PlainText" style:family="paragraph">
      <style:text-properties style:font-name="Courier New" style:font-name-complex="Courier New"/>
    </style:style>
    <style:style style:name="P1646" style:parent-style-name="PlainText" style:family="paragraph">
      <style:text-properties style:font-name="Courier New" style:font-name-complex="Courier New"/>
    </style:style>
    <style:style style:name="P1647" style:parent-style-name="PlainText" style:family="paragraph">
      <style:text-properties style:font-name="Courier New" style:font-name-complex="Courier New"/>
    </style:style>
    <style:style style:name="P1648" style:parent-style-name="PlainText" style:family="paragraph">
      <style:text-properties style:font-name="Courier New" style:font-name-complex="Courier New"/>
    </style:style>
    <style:style style:name="P1649" style:parent-style-name="PlainText" style:family="paragraph">
      <style:text-properties style:font-name="Courier New" style:font-name-complex="Courier New"/>
    </style:style>
    <style:style style:name="P1650" style:parent-style-name="PlainText" style:family="paragraph">
      <style:text-properties style:font-name="Courier New" style:font-name-complex="Courier New"/>
    </style:style>
    <style:style style:name="P1651" style:parent-style-name="PlainText" style:family="paragraph">
      <style:text-properties style:font-name="Courier New" style:font-name-complex="Courier New"/>
    </style:style>
    <style:style style:name="P1652" style:parent-style-name="PlainText" style:family="paragraph">
      <style:text-properties style:font-name="Courier New" style:font-name-complex="Courier New"/>
    </style:style>
    <style:style style:name="P1653" style:parent-style-name="PlainText" style:family="paragraph">
      <style:text-properties style:font-name="Courier New" style:font-name-complex="Courier New"/>
    </style:style>
    <style:style style:name="P1654" style:parent-style-name="PlainText" style:family="paragraph">
      <style:text-properties style:font-name="Courier New" style:font-name-complex="Courier New"/>
    </style:style>
    <style:style style:name="P1655" style:parent-style-name="PlainText" style:family="paragraph">
      <style:text-properties style:font-name="Courier New" style:font-name-complex="Courier New"/>
    </style:style>
    <style:style style:name="P1656" style:parent-style-name="PlainText" style:family="paragraph">
      <style:text-properties style:font-name="Courier New" style:font-name-complex="Courier New"/>
    </style:style>
    <style:style style:name="P1657" style:parent-style-name="PlainText" style:family="paragraph">
      <style:text-properties style:font-name="Courier New" style:font-name-complex="Courier New"/>
    </style:style>
    <style:style style:name="P1658" style:parent-style-name="PlainText" style:family="paragraph">
      <style:text-properties style:font-name="Courier New" style:font-name-complex="Courier New"/>
    </style:style>
    <style:style style:name="P1659" style:parent-style-name="PlainText" style:family="paragraph">
      <style:text-properties style:font-name="Courier New" style:font-name-complex="Courier New"/>
    </style:style>
    <style:style style:name="P1660" style:parent-style-name="PlainText" style:family="paragraph">
      <style:text-properties style:font-name="Courier New" style:font-name-complex="Courier New"/>
    </style:style>
    <style:style style:name="P1661" style:parent-style-name="PlainText" style:family="paragraph">
      <style:text-properties style:font-name="Courier New" style:font-name-complex="Courier New"/>
    </style:style>
    <style:style style:name="P1662" style:parent-style-name="PlainText" style:family="paragraph">
      <style:text-properties style:font-name="Courier New" style:font-name-complex="Courier New"/>
    </style:style>
    <style:style style:name="P1663" style:parent-style-name="PlainText" style:family="paragraph">
      <style:text-properties style:font-name="Courier New" style:font-name-complex="Courier New"/>
    </style:style>
    <style:style style:name="P1664" style:parent-style-name="PlainText" style:family="paragraph">
      <style:text-properties style:font-name="Courier New" style:font-name-complex="Courier New"/>
    </style:style>
    <style:style style:name="P1665" style:parent-style-name="PlainText" style:family="paragraph">
      <style:text-properties style:font-name="Courier New" style:font-name-complex="Courier New"/>
    </style:style>
    <style:style style:name="P1666" style:parent-style-name="PlainText" style:family="paragraph">
      <style:text-properties style:font-name="Courier New" style:font-name-complex="Courier New"/>
    </style:style>
    <style:style style:name="P1667" style:parent-style-name="PlainText" style:family="paragraph">
      <style:text-properties style:font-name="Courier New" style:font-name-complex="Courier New"/>
    </style:style>
    <style:style style:name="P1668" style:parent-style-name="PlainText" style:family="paragraph">
      <style:text-properties style:font-name="Courier New" style:font-name-complex="Courier New"/>
    </style:style>
    <style:style style:name="P1669" style:parent-style-name="PlainText" style:family="paragraph">
      <style:text-properties style:font-name="Courier New" style:font-name-complex="Courier New"/>
    </style:style>
    <style:style style:name="P1670" style:parent-style-name="PlainText" style:family="paragraph">
      <style:text-properties style:font-name="Courier New" style:font-name-complex="Courier New"/>
    </style:style>
    <style:style style:name="P1671" style:parent-style-name="PlainText" style:family="paragraph">
      <style:text-properties style:font-name="Courier New" style:font-name-complex="Courier New"/>
    </style:style>
    <style:style style:name="P1672" style:parent-style-name="PlainText" style:family="paragraph">
      <style:text-properties style:font-name="Courier New" style:font-name-complex="Courier New"/>
    </style:style>
    <style:style style:name="P1673" style:parent-style-name="PlainText" style:family="paragraph">
      <style:text-properties style:font-name="Courier New" style:font-name-complex="Courier New"/>
    </style:style>
    <style:style style:name="P1674" style:parent-style-name="PlainText" style:family="paragraph">
      <style:text-properties style:font-name="Courier New" style:font-name-complex="Courier New"/>
    </style:style>
    <style:style style:name="P1675" style:parent-style-name="PlainText" style:family="paragraph">
      <style:text-properties style:font-name="Courier New" style:font-name-complex="Courier New"/>
    </style:style>
    <style:style style:name="P1676" style:parent-style-name="PlainText" style:family="paragraph">
      <style:text-properties style:font-name="Courier New" style:font-name-complex="Courier New"/>
    </style:style>
    <style:style style:name="P1677" style:parent-style-name="PlainText" style:family="paragraph">
      <style:text-properties style:font-name="Courier New" style:font-name-complex="Courier New"/>
    </style:style>
    <style:style style:name="P1678" style:parent-style-name="PlainText" style:family="paragraph">
      <style:text-properties style:font-name="Courier New" style:font-name-complex="Courier New"/>
    </style:style>
    <style:style style:name="P1679" style:parent-style-name="PlainText" style:family="paragraph">
      <style:text-properties style:font-name="Courier New" style:font-name-complex="Courier New"/>
    </style:style>
    <style:style style:name="P1680" style:parent-style-name="PlainText" style:family="paragraph">
      <style:text-properties style:font-name="Courier New" style:font-name-complex="Courier New"/>
    </style:style>
    <style:style style:name="P1681" style:parent-style-name="PlainText" style:family="paragraph">
      <style:text-properties style:font-name="Courier New" style:font-name-complex="Courier New"/>
    </style:style>
    <style:style style:name="P1682" style:parent-style-name="PlainText" style:family="paragraph">
      <style:text-properties style:font-name="Courier New" style:font-name-complex="Courier New"/>
    </style:style>
    <style:style style:name="P1683" style:parent-style-name="PlainText" style:family="paragraph">
      <style:text-properties style:font-name="Courier New" style:font-name-complex="Courier New"/>
    </style:style>
    <style:style style:name="P1684" style:parent-style-name="PlainText" style:family="paragraph">
      <style:text-properties style:font-name="Courier New" style:font-name-complex="Courier New"/>
    </style:style>
    <style:style style:name="P1685" style:parent-style-name="PlainText" style:family="paragraph">
      <style:text-properties style:font-name="Courier New" style:font-name-complex="Courier New"/>
    </style:style>
    <style:style style:name="P1686" style:parent-style-name="PlainText" style:family="paragraph">
      <style:text-properties style:font-name="Courier New" style:font-name-complex="Courier New"/>
    </style:style>
    <style:style style:name="P1687" style:parent-style-name="PlainText" style:family="paragraph">
      <style:text-properties style:font-name="Courier New" style:font-name-complex="Courier New"/>
    </style:style>
    <style:style style:name="P1688" style:parent-style-name="PlainText" style:family="paragraph">
      <style:text-properties style:font-name="Courier New" style:font-name-complex="Courier New"/>
    </style:style>
    <style:style style:name="P1689" style:parent-style-name="PlainText" style:family="paragraph">
      <style:text-properties style:font-name="Courier New" style:font-name-complex="Courier New"/>
    </style:style>
    <style:style style:name="P1690" style:parent-style-name="PlainText" style:family="paragraph">
      <style:text-properties style:font-name="Courier New" style:font-name-complex="Courier New"/>
    </style:style>
    <style:style style:name="P1691" style:parent-style-name="PlainText" style:family="paragraph">
      <style:text-properties style:font-name="Courier New" style:font-name-complex="Courier New"/>
    </style:style>
    <style:style style:name="P1692" style:parent-style-name="PlainText" style:family="paragraph">
      <style:text-properties style:font-name="Courier New" style:font-name-complex="Courier New"/>
    </style:style>
    <style:style style:name="P1693" style:parent-style-name="PlainText" style:family="paragraph">
      <style:text-properties style:font-name="Courier New" style:font-name-complex="Courier New"/>
    </style:style>
    <style:style style:name="P1694" style:parent-style-name="PlainText" style:family="paragraph">
      <style:text-properties style:font-name="Courier New" style:font-name-complex="Courier New"/>
    </style:style>
    <style:style style:name="P1695" style:parent-style-name="PlainText" style:family="paragraph">
      <style:text-properties style:font-name="Courier New" style:font-name-complex="Courier New"/>
    </style:style>
    <style:style style:name="P1696" style:parent-style-name="PlainText" style:family="paragraph">
      <style:text-properties style:font-name="Courier New" style:font-name-complex="Courier New"/>
    </style:style>
    <style:style style:name="P1697" style:parent-style-name="PlainText" style:family="paragraph">
      <style:text-properties style:font-name="Courier New" style:font-name-complex="Courier New"/>
    </style:style>
    <style:style style:name="P1698" style:parent-style-name="PlainText" style:family="paragraph">
      <style:text-properties style:font-name="Courier New" style:font-name-complex="Courier New"/>
    </style:style>
    <style:style style:name="P1699" style:parent-style-name="PlainText" style:family="paragraph">
      <style:text-properties style:font-name="Courier New" style:font-name-complex="Courier New"/>
    </style:style>
    <style:style style:name="P1700" style:parent-style-name="PlainText" style:family="paragraph">
      <style:text-properties style:font-name="Courier New" style:font-name-complex="Courier New"/>
    </style:style>
    <style:style style:name="P1701" style:parent-style-name="PlainText" style:family="paragraph">
      <style:text-properties style:font-name="Courier New" style:font-name-complex="Courier New"/>
    </style:style>
    <style:style style:name="P1702" style:parent-style-name="PlainText" style:family="paragraph">
      <style:text-properties style:font-name="Courier New" style:font-name-complex="Courier New"/>
    </style:style>
    <style:style style:name="P1703" style:parent-style-name="PlainText" style:family="paragraph">
      <style:text-properties style:font-name="Courier New" style:font-name-complex="Courier New"/>
    </style:style>
    <style:style style:name="P1704" style:parent-style-name="PlainText" style:family="paragraph">
      <style:text-properties style:font-name="Courier New" style:font-name-complex="Courier New"/>
    </style:style>
    <style:style style:name="P1705" style:parent-style-name="PlainText" style:family="paragraph">
      <style:text-properties style:font-name="Courier New" style:font-name-complex="Courier New"/>
    </style:style>
    <style:style style:name="P1706" style:parent-style-name="PlainText" style:family="paragraph">
      <style:text-properties style:font-name="Courier New" style:font-name-complex="Courier New"/>
    </style:style>
    <style:style style:name="P1707" style:parent-style-name="PlainText" style:family="paragraph">
      <style:text-properties style:font-name="Courier New" style:font-name-complex="Courier New"/>
    </style:style>
    <style:style style:name="P1708" style:parent-style-name="PlainText" style:family="paragraph">
      <style:text-properties style:font-name="Courier New" style:font-name-complex="Courier New"/>
    </style:style>
    <style:style style:name="P1709" style:parent-style-name="PlainText" style:family="paragraph">
      <style:text-properties style:font-name="Courier New" style:font-name-complex="Courier New"/>
    </style:style>
    <style:style style:name="P1710" style:parent-style-name="PlainText" style:family="paragraph">
      <style:text-properties style:font-name="Courier New" style:font-name-complex="Courier New"/>
    </style:style>
    <style:style style:name="P1711" style:parent-style-name="PlainText" style:family="paragraph">
      <style:text-properties style:font-name="Courier New" style:font-name-complex="Courier New"/>
    </style:style>
    <style:style style:name="P1712" style:parent-style-name="PlainText" style:family="paragraph">
      <style:text-properties style:font-name="Courier New" style:font-name-complex="Courier New"/>
    </style:style>
    <style:style style:name="P1713" style:parent-style-name="PlainText" style:family="paragraph">
      <style:text-properties style:font-name="Courier New" style:font-name-complex="Courier New"/>
    </style:style>
    <style:style style:name="P1714" style:parent-style-name="PlainText" style:family="paragraph">
      <style:text-properties style:font-name="Courier New" style:font-name-complex="Courier New"/>
    </style:style>
    <style:style style:name="P1715" style:parent-style-name="PlainText" style:family="paragraph">
      <style:text-properties style:font-name="Courier New" style:font-name-complex="Courier New"/>
    </style:style>
    <style:style style:name="P1716" style:parent-style-name="PlainText" style:family="paragraph">
      <style:text-properties style:font-name="Courier New" style:font-name-complex="Courier New"/>
    </style:style>
    <style:style style:name="P1717" style:parent-style-name="PlainText" style:family="paragraph">
      <style:text-properties style:font-name="Courier New" style:font-name-complex="Courier New"/>
    </style:style>
    <style:style style:name="P1718" style:parent-style-name="PlainText" style:family="paragraph">
      <style:text-properties style:font-name="Courier New" style:font-name-complex="Courier New"/>
    </style:style>
    <style:style style:name="P1719" style:parent-style-name="PlainText" style:family="paragraph">
      <style:text-properties style:font-name="Courier New" style:font-name-complex="Courier New"/>
    </style:style>
    <style:style style:name="P1720" style:parent-style-name="PlainText" style:family="paragraph">
      <style:text-properties style:font-name="Courier New" style:font-name-complex="Courier New"/>
    </style:style>
    <style:style style:name="P1721" style:parent-style-name="PlainText" style:family="paragraph">
      <style:text-properties style:font-name="Courier New" style:font-name-complex="Courier New"/>
    </style:style>
    <style:style style:name="P1722" style:parent-style-name="PlainText" style:family="paragraph">
      <style:text-properties style:font-name="Courier New" style:font-name-complex="Courier New"/>
    </style:style>
    <style:style style:name="P1723" style:parent-style-name="PlainText" style:family="paragraph">
      <style:text-properties style:font-name="Courier New" style:font-name-complex="Courier New"/>
    </style:style>
    <style:style style:name="P1724" style:parent-style-name="PlainText" style:family="paragraph">
      <style:text-properties style:font-name="Courier New" style:font-name-complex="Courier New"/>
    </style:style>
    <style:style style:name="P1725" style:parent-style-name="PlainText" style:family="paragraph">
      <style:text-properties style:font-name="Courier New" style:font-name-complex="Courier New"/>
    </style:style>
    <style:style style:name="P1726" style:parent-style-name="PlainText" style:family="paragraph">
      <style:text-properties style:font-name="Courier New" style:font-name-complex="Courier New"/>
    </style:style>
    <style:style style:name="P1727" style:parent-style-name="PlainText" style:family="paragraph">
      <style:text-properties style:font-name="Courier New" style:font-name-complex="Courier New"/>
    </style:style>
    <style:style style:name="P1728" style:parent-style-name="PlainText" style:family="paragraph">
      <style:text-properties style:font-name="Courier New" style:font-name-complex="Courier New"/>
    </style:style>
    <style:style style:name="P1729" style:parent-style-name="PlainText" style:family="paragraph">
      <style:text-properties style:font-name="Courier New" style:font-name-complex="Courier New"/>
    </style:style>
    <style:style style:name="P1730" style:parent-style-name="PlainText" style:family="paragraph">
      <style:text-properties style:font-name="Courier New" style:font-name-complex="Courier New"/>
    </style:style>
    <style:style style:name="P1731" style:parent-style-name="PlainText" style:family="paragraph">
      <style:text-properties style:font-name="Courier New" style:font-name-complex="Courier New"/>
    </style:style>
    <style:style style:name="P1732" style:parent-style-name="PlainText" style:family="paragraph">
      <style:text-properties style:font-name="Courier New" style:font-name-complex="Courier New"/>
    </style:style>
    <style:style style:name="P1733" style:parent-style-name="PlainText" style:family="paragraph">
      <style:text-properties style:font-name="Courier New" style:font-name-complex="Courier New"/>
    </style:style>
    <style:style style:name="P1734" style:parent-style-name="PlainText" style:family="paragraph">
      <style:text-properties style:font-name="Courier New" style:font-name-complex="Courier New"/>
    </style:style>
    <style:style style:name="P1735" style:parent-style-name="PlainText" style:family="paragraph">
      <style:text-properties style:font-name="Courier New" style:font-name-complex="Courier New"/>
    </style:style>
    <style:style style:name="P1736" style:parent-style-name="PlainText" style:family="paragraph">
      <style:text-properties style:font-name="Courier New" style:font-name-complex="Courier New"/>
    </style:style>
    <style:style style:name="P1737" style:parent-style-name="PlainText" style:family="paragraph">
      <style:text-properties style:font-name="Courier New" style:font-name-complex="Courier New"/>
    </style:style>
    <style:style style:name="P1738" style:parent-style-name="PlainText" style:family="paragraph">
      <style:text-properties style:font-name="Courier New" style:font-name-complex="Courier New"/>
    </style:style>
    <style:style style:name="P1739" style:parent-style-name="PlainText" style:family="paragraph">
      <style:text-properties style:font-name="Courier New" style:font-name-complex="Courier New"/>
    </style:style>
    <style:style style:name="P1740" style:parent-style-name="PlainText" style:family="paragraph">
      <style:text-properties style:font-name="Courier New" style:font-name-complex="Courier New"/>
    </style:style>
    <style:style style:name="P1741" style:parent-style-name="PlainText" style:family="paragraph">
      <style:text-properties style:font-name="Courier New" style:font-name-complex="Courier New"/>
    </style:style>
    <style:style style:name="P1742" style:parent-style-name="PlainText" style:family="paragraph">
      <style:text-properties style:font-name="Courier New" style:font-name-complex="Courier New"/>
    </style:style>
    <style:style style:name="P1743" style:parent-style-name="PlainText" style:family="paragraph">
      <style:text-properties style:font-name="Courier New" style:font-name-complex="Courier New"/>
    </style:style>
    <style:style style:name="P1744" style:parent-style-name="PlainText" style:family="paragraph">
      <style:text-properties style:font-name="Courier New" style:font-name-complex="Courier New"/>
    </style:style>
    <style:style style:name="P1745" style:parent-style-name="PlainText" style:family="paragraph">
      <style:text-properties style:font-name="Courier New" style:font-name-complex="Courier New"/>
    </style:style>
    <style:style style:name="P1746" style:parent-style-name="PlainText" style:family="paragraph">
      <style:text-properties style:font-name="Courier New" style:font-name-complex="Courier New"/>
    </style:style>
    <style:style style:name="P1747" style:parent-style-name="PlainText" style:family="paragraph">
      <style:text-properties style:font-name="Courier New" style:font-name-complex="Courier New"/>
    </style:style>
    <style:style style:name="P1748" style:parent-style-name="PlainText" style:family="paragraph">
      <style:text-properties style:font-name="Courier New" style:font-name-complex="Courier New"/>
    </style:style>
    <style:style style:name="P1749" style:parent-style-name="PlainText" style:family="paragraph">
      <style:text-properties style:font-name="Courier New" style:font-name-complex="Courier New"/>
    </style:style>
    <style:style style:name="P1750" style:parent-style-name="PlainText" style:family="paragraph">
      <style:text-properties style:font-name="Courier New" style:font-name-complex="Courier New"/>
    </style:style>
    <style:style style:name="P1751" style:parent-style-name="PlainText" style:family="paragraph">
      <style:text-properties style:font-name="Courier New" style:font-name-complex="Courier New"/>
    </style:style>
    <style:style style:name="P1752" style:parent-style-name="PlainText" style:family="paragraph">
      <style:text-properties style:font-name="Courier New" style:font-name-complex="Courier New"/>
    </style:style>
    <style:style style:name="P1753" style:parent-style-name="PlainText" style:family="paragraph">
      <style:text-properties style:font-name="Courier New" style:font-name-complex="Courier New"/>
    </style:style>
    <style:style style:name="P1754" style:parent-style-name="PlainText" style:family="paragraph">
      <style:text-properties style:font-name="Courier New" style:font-name-complex="Courier New"/>
    </style:style>
    <style:style style:name="P1755" style:parent-style-name="PlainText" style:family="paragraph">
      <style:text-properties style:font-name="Courier New" style:font-name-complex="Courier New"/>
    </style:style>
    <style:style style:name="P1756" style:parent-style-name="PlainText" style:family="paragraph">
      <style:text-properties style:font-name="Courier New" style:font-name-complex="Courier New"/>
    </style:style>
    <style:style style:name="P1757" style:parent-style-name="PlainText" style:family="paragraph">
      <style:text-properties style:font-name="Courier New" style:font-name-complex="Courier New"/>
    </style:style>
    <style:style style:name="P1758" style:parent-style-name="PlainText" style:family="paragraph">
      <style:text-properties style:font-name="Courier New" style:font-name-complex="Courier New"/>
    </style:style>
    <style:style style:name="P1759" style:parent-style-name="PlainText" style:family="paragraph">
      <style:text-properties style:font-name="Courier New" style:font-name-complex="Courier New"/>
    </style:style>
    <style:style style:name="P1760" style:parent-style-name="PlainText" style:family="paragraph">
      <style:text-properties style:font-name="Courier New" style:font-name-complex="Courier New"/>
    </style:style>
    <style:style style:name="P1761" style:parent-style-name="PlainText" style:family="paragraph">
      <style:text-properties style:font-name="Courier New" style:font-name-complex="Courier New"/>
    </style:style>
    <style:style style:name="P1762" style:parent-style-name="PlainText" style:family="paragraph">
      <style:text-properties style:font-name="Courier New" style:font-name-complex="Courier New"/>
    </style:style>
    <style:style style:name="P1763" style:parent-style-name="PlainText" style:family="paragraph">
      <style:text-properties style:font-name="Courier New" style:font-name-complex="Courier New"/>
    </style:style>
    <style:style style:name="P1764" style:parent-style-name="PlainText" style:family="paragraph">
      <style:text-properties style:font-name="Courier New" style:font-name-complex="Courier New"/>
    </style:style>
    <style:style style:name="P1765" style:parent-style-name="PlainText" style:family="paragraph">
      <style:text-properties style:font-name="Courier New" style:font-name-complex="Courier New"/>
    </style:style>
    <style:style style:name="P1766" style:parent-style-name="PlainText" style:family="paragraph">
      <style:text-properties style:font-name="Courier New" style:font-name-complex="Courier New"/>
    </style:style>
    <style:style style:name="P1767" style:parent-style-name="PlainText" style:family="paragraph">
      <style:text-properties style:font-name="Courier New" style:font-name-complex="Courier New"/>
    </style:style>
    <style:style style:name="P1768" style:parent-style-name="PlainText" style:family="paragraph">
      <style:text-properties style:font-name="Courier New" style:font-name-complex="Courier New"/>
    </style:style>
    <style:style style:name="P1769" style:parent-style-name="PlainText" style:family="paragraph">
      <style:text-properties style:font-name="Courier New" style:font-name-complex="Courier New"/>
    </style:style>
    <style:style style:name="P1770" style:parent-style-name="PlainText" style:family="paragraph">
      <style:text-properties style:font-name="Courier New" style:font-name-complex="Courier New"/>
    </style:style>
    <style:style style:name="P1771" style:parent-style-name="PlainText" style:family="paragraph">
      <style:text-properties style:font-name="Courier New" style:font-name-complex="Courier New"/>
    </style:style>
    <style:style style:name="P1772" style:parent-style-name="PlainText" style:family="paragraph">
      <style:text-properties style:font-name="Courier New" style:font-name-complex="Courier New"/>
    </style:style>
    <style:style style:name="P1773" style:parent-style-name="PlainText" style:family="paragraph">
      <style:text-properties style:font-name="Courier New" style:font-name-complex="Courier New"/>
    </style:style>
    <style:style style:name="P1774" style:parent-style-name="PlainText" style:family="paragraph">
      <style:text-properties style:font-name="Courier New" style:font-name-complex="Courier New"/>
    </style:style>
    <style:style style:name="P1775" style:parent-style-name="PlainText" style:family="paragraph">
      <style:text-properties style:font-name="Courier New" style:font-name-complex="Courier New"/>
    </style:style>
    <style:style style:name="P1776" style:parent-style-name="PlainText" style:family="paragraph">
      <style:text-properties style:font-name="Courier New" style:font-name-complex="Courier New"/>
    </style:style>
    <style:style style:name="P1777" style:parent-style-name="PlainText" style:family="paragraph">
      <style:text-properties style:font-name="Courier New" style:font-name-complex="Courier New"/>
    </style:style>
    <style:style style:name="P1778" style:parent-style-name="PlainText" style:family="paragraph">
      <style:text-properties style:font-name="Courier New" style:font-name-complex="Courier New"/>
    </style:style>
    <style:style style:name="P1779" style:parent-style-name="PlainText" style:family="paragraph">
      <style:text-properties style:font-name="Courier New" style:font-name-complex="Courier New"/>
    </style:style>
    <style:style style:name="P1780" style:parent-style-name="PlainText" style:family="paragraph">
      <style:text-properties style:font-name="Courier New" style:font-name-complex="Courier New"/>
    </style:style>
    <style:style style:name="P1781" style:parent-style-name="PlainText" style:family="paragraph">
      <style:text-properties style:font-name="Courier New" style:font-name-complex="Courier New"/>
    </style:style>
    <style:style style:name="P1782" style:parent-style-name="PlainText" style:family="paragraph">
      <style:text-properties style:font-name="Courier New" style:font-name-complex="Courier New"/>
    </style:style>
    <style:style style:name="P1783" style:parent-style-name="PlainText" style:family="paragraph">
      <style:text-properties style:font-name="Courier New" style:font-name-complex="Courier New"/>
    </style:style>
    <style:style style:name="P1784" style:parent-style-name="PlainText" style:family="paragraph">
      <style:text-properties style:font-name="Courier New" style:font-name-complex="Courier New"/>
    </style:style>
    <style:style style:name="P1785" style:parent-style-name="PlainText" style:family="paragraph">
      <style:text-properties style:font-name="Courier New" style:font-name-complex="Courier New"/>
    </style:style>
    <style:style style:name="P1786" style:parent-style-name="PlainText" style:family="paragraph">
      <style:text-properties style:font-name="Courier New" style:font-name-complex="Courier New"/>
    </style:style>
    <style:style style:name="P1787" style:parent-style-name="PlainText" style:family="paragraph">
      <style:text-properties style:font-name="Courier New" style:font-name-complex="Courier New"/>
    </style:style>
    <style:style style:name="P1788" style:parent-style-name="PlainText" style:family="paragraph">
      <style:text-properties style:font-name="Courier New" style:font-name-complex="Courier New"/>
    </style:style>
    <style:style style:name="P1789" style:parent-style-name="PlainText" style:family="paragraph">
      <style:text-properties style:font-name="Courier New" style:font-name-complex="Courier New"/>
    </style:style>
    <style:style style:name="P1790" style:parent-style-name="PlainText" style:family="paragraph">
      <style:text-properties style:font-name="Courier New" style:font-name-complex="Courier New"/>
    </style:style>
    <style:style style:name="P1791" style:parent-style-name="PlainText" style:family="paragraph">
      <style:text-properties style:font-name="Courier New" style:font-name-complex="Courier New"/>
    </style:style>
    <style:style style:name="P1792" style:parent-style-name="PlainText" style:family="paragraph">
      <style:text-properties style:font-name="Courier New" style:font-name-complex="Courier New"/>
    </style:style>
    <style:style style:name="P1793" style:parent-style-name="PlainText" style:family="paragraph">
      <style:text-properties style:font-name="Courier New" style:font-name-complex="Courier New"/>
    </style:style>
    <style:style style:name="P1794" style:parent-style-name="PlainText" style:family="paragraph">
      <style:text-properties style:font-name="Courier New" style:font-name-complex="Courier New"/>
    </style:style>
    <style:style style:name="P1795" style:parent-style-name="PlainText" style:family="paragraph">
      <style:text-properties style:font-name="Courier New" style:font-name-complex="Courier New"/>
    </style:style>
    <style:style style:name="P1796" style:parent-style-name="PlainText" style:family="paragraph">
      <style:text-properties style:font-name="Courier New" style:font-name-complex="Courier New"/>
    </style:style>
    <style:style style:name="P1797" style:parent-style-name="PlainText" style:family="paragraph">
      <style:text-properties style:font-name="Courier New" style:font-name-complex="Courier New"/>
    </style:style>
    <style:style style:name="P1798" style:parent-style-name="PlainText" style:family="paragraph">
      <style:text-properties style:font-name="Courier New" style:font-name-complex="Courier New"/>
    </style:style>
    <style:style style:name="P1799" style:parent-style-name="PlainText" style:family="paragraph">
      <style:text-properties style:font-name="Courier New" style:font-name-complex="Courier New"/>
    </style:style>
    <style:style style:name="P1800" style:parent-style-name="PlainText" style:family="paragraph">
      <style:text-properties style:font-name="Courier New" style:font-name-complex="Courier New"/>
    </style:style>
    <style:style style:name="P1801" style:parent-style-name="PlainText" style:family="paragraph">
      <style:text-properties style:font-name="Courier New" style:font-name-complex="Courier New"/>
    </style:style>
    <style:style style:name="P1802" style:parent-style-name="PlainText" style:family="paragraph">
      <style:text-properties style:font-name="Courier New" style:font-name-complex="Courier New"/>
    </style:style>
    <style:style style:name="P1803" style:parent-style-name="PlainText" style:family="paragraph">
      <style:text-properties style:font-name="Courier New" style:font-name-complex="Courier New"/>
    </style:style>
    <style:style style:name="P1804" style:parent-style-name="PlainText" style:family="paragraph">
      <style:text-properties style:font-name="Courier New" style:font-name-complex="Courier New"/>
    </style:style>
    <style:style style:name="P1805" style:parent-style-name="PlainText" style:family="paragraph">
      <style:text-properties style:font-name="Courier New" style:font-name-complex="Courier New"/>
    </style:style>
    <style:style style:name="P1806" style:parent-style-name="PlainText" style:family="paragraph">
      <style:text-properties style:font-name="Courier New" style:font-name-complex="Courier New"/>
    </style:style>
    <style:style style:name="P1807" style:parent-style-name="PlainText" style:family="paragraph">
      <style:text-properties style:font-name="Courier New" style:font-name-complex="Courier New"/>
    </style:style>
    <style:style style:name="P1808" style:parent-style-name="PlainText" style:family="paragraph">
      <style:text-properties style:font-name="Courier New" style:font-name-complex="Courier New"/>
    </style:style>
    <style:style style:name="P1809" style:parent-style-name="PlainText" style:family="paragraph">
      <style:text-properties style:font-name="Courier New" style:font-name-complex="Courier New"/>
    </style:style>
    <style:style style:name="P1810" style:parent-style-name="PlainText" style:family="paragraph">
      <style:text-properties style:font-name="Courier New" style:font-name-complex="Courier New"/>
    </style:style>
    <style:style style:name="P1811" style:parent-style-name="PlainText" style:family="paragraph">
      <style:text-properties style:font-name="Courier New" style:font-name-complex="Courier New"/>
    </style:style>
    <style:style style:name="P1812" style:parent-style-name="PlainText" style:family="paragraph">
      <style:text-properties style:font-name="Courier New" style:font-name-complex="Courier New"/>
    </style:style>
    <style:style style:name="P1813" style:parent-style-name="PlainText" style:family="paragraph">
      <style:text-properties style:font-name="Courier New" style:font-name-complex="Courier New"/>
    </style:style>
    <style:style style:name="P1814" style:parent-style-name="PlainText" style:family="paragraph">
      <style:text-properties style:font-name="Courier New" style:font-name-complex="Courier New"/>
    </style:style>
    <style:style style:name="P1815" style:parent-style-name="PlainText" style:family="paragraph">
      <style:text-properties style:font-name="Courier New" style:font-name-complex="Courier New"/>
    </style:style>
    <style:style style:name="P1816" style:parent-style-name="PlainText" style:family="paragraph">
      <style:text-properties style:font-name="Courier New" style:font-name-complex="Courier New"/>
    </style:style>
    <style:style style:name="P1817" style:parent-style-name="PlainText" style:family="paragraph">
      <style:text-properties style:font-name="Courier New" style:font-name-complex="Courier New"/>
    </style:style>
    <style:style style:name="P1818" style:parent-style-name="PlainText" style:family="paragraph">
      <style:text-properties style:font-name="Courier New" style:font-name-complex="Courier New"/>
    </style:style>
    <style:style style:name="P1819" style:parent-style-name="PlainText" style:family="paragraph">
      <style:text-properties style:font-name="Courier New" style:font-name-complex="Courier New"/>
    </style:style>
    <style:style style:name="P1820" style:parent-style-name="PlainText" style:family="paragraph">
      <style:text-properties style:font-name="Courier New" style:font-name-complex="Courier New"/>
    </style:style>
    <style:style style:name="P1821" style:parent-style-name="PlainText" style:family="paragraph">
      <style:text-properties style:font-name="Courier New" style:font-name-complex="Courier New"/>
    </style:style>
    <style:style style:name="P1822" style:parent-style-name="PlainText" style:family="paragraph">
      <style:text-properties style:font-name="Courier New" style:font-name-complex="Courier New"/>
    </style:style>
    <style:style style:name="P1823" style:parent-style-name="PlainText" style:family="paragraph">
      <style:text-properties style:font-name="Courier New" style:font-name-complex="Courier New"/>
    </style:style>
    <style:style style:name="P1824" style:parent-style-name="PlainText" style:family="paragraph">
      <style:text-properties style:font-name="Courier New" style:font-name-complex="Courier New"/>
    </style:style>
    <style:style style:name="P1825" style:parent-style-name="PlainText" style:family="paragraph">
      <style:text-properties style:font-name="Courier New" style:font-name-complex="Courier New"/>
    </style:style>
    <style:style style:name="P1826" style:parent-style-name="PlainText" style:family="paragraph">
      <style:text-properties style:font-name="Courier New" style:font-name-complex="Courier New"/>
    </style:style>
    <style:style style:name="P1827" style:parent-style-name="PlainText" style:family="paragraph">
      <style:text-properties style:font-name="Courier New" style:font-name-complex="Courier New"/>
    </style:style>
    <style:style style:name="P1828" style:parent-style-name="PlainText" style:family="paragraph">
      <style:text-properties style:font-name="Courier New" style:font-name-complex="Courier New"/>
    </style:style>
    <style:style style:name="P1829" style:parent-style-name="PlainText" style:family="paragraph">
      <style:text-properties style:font-name="Courier New" style:font-name-complex="Courier New"/>
    </style:style>
    <style:style style:name="P1830" style:parent-style-name="PlainText" style:family="paragraph">
      <style:text-properties style:font-name="Courier New" style:font-name-complex="Courier New"/>
    </style:style>
    <style:style style:name="P1831" style:parent-style-name="PlainText" style:family="paragraph">
      <style:text-properties style:font-name="Courier New" style:font-name-complex="Courier New"/>
    </style:style>
    <style:style style:name="P1832" style:parent-style-name="PlainText" style:family="paragraph">
      <style:text-properties style:font-name="Courier New" style:font-name-complex="Courier New"/>
    </style:style>
    <style:style style:name="P1833" style:parent-style-name="PlainText" style:family="paragraph">
      <style:text-properties style:font-name="Courier New" style:font-name-complex="Courier New"/>
    </style:style>
    <style:style style:name="P1834" style:parent-style-name="PlainText" style:family="paragraph">
      <style:text-properties style:font-name="Courier New" style:font-name-complex="Courier New"/>
    </style:style>
    <style:style style:name="P1835" style:parent-style-name="PlainText" style:family="paragraph">
      <style:text-properties style:font-name="Courier New" style:font-name-complex="Courier New"/>
    </style:style>
    <style:style style:name="P1836" style:parent-style-name="PlainText" style:family="paragraph">
      <style:text-properties style:font-name="Courier New" style:font-name-complex="Courier New"/>
    </style:style>
    <style:style style:name="P1837" style:parent-style-name="PlainText" style:family="paragraph">
      <style:text-properties style:font-name="Courier New" style:font-name-complex="Courier New"/>
    </style:style>
    <style:style style:name="P1838" style:parent-style-name="PlainText" style:family="paragraph">
      <style:text-properties style:font-name="Courier New" style:font-name-complex="Courier New"/>
    </style:style>
    <style:style style:name="P1839" style:parent-style-name="PlainText" style:family="paragraph">
      <style:text-properties style:font-name="Courier New" style:font-name-complex="Courier New"/>
    </style:style>
    <style:style style:name="P1840" style:parent-style-name="PlainText" style:family="paragraph">
      <style:text-properties style:font-name="Courier New" style:font-name-complex="Courier New"/>
    </style:style>
    <style:style style:name="P1841" style:parent-style-name="PlainText" style:family="paragraph">
      <style:text-properties style:font-name="Courier New" style:font-name-complex="Courier New"/>
    </style:style>
    <style:style style:name="P1842" style:parent-style-name="PlainText" style:family="paragraph">
      <style:text-properties style:font-name="Courier New" style:font-name-complex="Courier New"/>
    </style:style>
    <style:style style:name="P1843" style:parent-style-name="PlainText" style:family="paragraph">
      <style:text-properties style:font-name="Courier New" style:font-name-complex="Courier New"/>
    </style:style>
    <style:style style:name="P1844" style:parent-style-name="PlainText" style:family="paragraph">
      <style:text-properties style:font-name="Courier New" style:font-name-complex="Courier New"/>
    </style:style>
    <style:style style:name="P1845" style:parent-style-name="PlainText" style:family="paragraph">
      <style:text-properties style:font-name="Courier New" style:font-name-complex="Courier New"/>
    </style:style>
    <style:style style:name="P1846" style:parent-style-name="PlainText" style:family="paragraph">
      <style:text-properties style:font-name="Courier New" style:font-name-complex="Courier New"/>
    </style:style>
    <style:style style:name="P1847" style:parent-style-name="PlainText" style:family="paragraph">
      <style:text-properties style:font-name="Courier New" style:font-name-complex="Courier New"/>
    </style:style>
    <style:style style:name="P1848" style:parent-style-name="PlainText" style:family="paragraph">
      <style:text-properties style:font-name="Courier New" style:font-name-complex="Courier New"/>
    </style:style>
    <style:style style:name="P1849" style:parent-style-name="PlainText" style:family="paragraph">
      <style:text-properties style:font-name="Courier New" style:font-name-complex="Courier New"/>
    </style:style>
    <style:style style:name="P1850" style:parent-style-name="PlainText" style:family="paragraph">
      <style:text-properties style:font-name="Courier New" style:font-name-complex="Courier New"/>
    </style:style>
    <style:style style:name="P1851" style:parent-style-name="PlainText" style:family="paragraph">
      <style:text-properties style:font-name="Courier New" style:font-name-complex="Courier New"/>
    </style:style>
    <style:style style:name="P1852" style:parent-style-name="PlainText" style:family="paragraph">
      <style:text-properties style:font-name="Courier New" style:font-name-complex="Courier New"/>
    </style:style>
    <style:style style:name="P1853" style:parent-style-name="PlainText" style:family="paragraph">
      <style:text-properties style:font-name="Courier New" style:font-name-complex="Courier New"/>
    </style:style>
    <style:style style:name="P1854" style:parent-style-name="PlainText" style:family="paragraph">
      <style:text-properties style:font-name="Courier New" style:font-name-complex="Courier New"/>
    </style:style>
    <style:style style:name="P1855" style:parent-style-name="PlainText" style:family="paragraph">
      <style:text-properties style:font-name="Courier New" style:font-name-complex="Courier New"/>
    </style:style>
    <style:style style:name="P1856" style:parent-style-name="PlainText" style:family="paragraph">
      <style:text-properties style:font-name="Courier New" style:font-name-complex="Courier New"/>
    </style:style>
    <style:style style:name="P1857" style:parent-style-name="PlainText" style:family="paragraph">
      <style:text-properties style:font-name="Courier New" style:font-name-complex="Courier New"/>
    </style:style>
    <style:style style:name="P1858" style:parent-style-name="PlainText" style:family="paragraph">
      <style:text-properties style:font-name="Courier New" style:font-name-complex="Courier New"/>
    </style:style>
    <style:style style:name="P1859" style:parent-style-name="PlainText" style:family="paragraph">
      <style:text-properties style:font-name="Courier New" style:font-name-complex="Courier New"/>
    </style:style>
    <style:style style:name="P1860" style:parent-style-name="PlainText" style:family="paragraph">
      <style:text-properties style:font-name="Courier New" style:font-name-complex="Courier New"/>
    </style:style>
    <style:style style:name="P1861" style:parent-style-name="PlainText" style:family="paragraph">
      <style:text-properties style:font-name="Courier New" style:font-name-complex="Courier New"/>
    </style:style>
    <style:style style:name="P1862" style:parent-style-name="PlainText" style:family="paragraph">
      <style:text-properties style:font-name="Courier New" style:font-name-complex="Courier New"/>
    </style:style>
    <style:style style:name="P1863" style:parent-style-name="PlainText" style:family="paragraph">
      <style:text-properties style:font-name="Courier New" style:font-name-complex="Courier New"/>
    </style:style>
    <style:style style:name="P1864" style:parent-style-name="PlainText" style:family="paragraph">
      <style:text-properties style:font-name="Courier New" style:font-name-complex="Courier New"/>
    </style:style>
    <style:style style:name="P1865" style:parent-style-name="PlainText" style:family="paragraph">
      <style:text-properties style:font-name="Courier New" style:font-name-complex="Courier New"/>
    </style:style>
    <style:style style:name="P1866" style:parent-style-name="PlainText" style:family="paragraph">
      <style:text-properties style:font-name="Courier New" style:font-name-complex="Courier New"/>
    </style:style>
    <style:style style:name="P1867" style:parent-style-name="PlainText" style:family="paragraph">
      <style:text-properties style:font-name="Courier New" style:font-name-complex="Courier New"/>
    </style:style>
    <style:style style:name="P1868" style:parent-style-name="PlainText" style:family="paragraph">
      <style:text-properties style:font-name="Courier New" style:font-name-complex="Courier New"/>
    </style:style>
    <style:style style:name="P1869" style:parent-style-name="PlainText" style:family="paragraph">
      <style:text-properties style:font-name="Courier New" style:font-name-complex="Courier New"/>
    </style:style>
    <style:style style:name="P1870" style:parent-style-name="PlainText" style:family="paragraph">
      <style:text-properties style:font-name="Courier New" style:font-name-complex="Courier New"/>
    </style:style>
    <style:style style:name="P1871" style:parent-style-name="PlainText" style:family="paragraph">
      <style:text-properties style:font-name="Courier New" style:font-name-complex="Courier New"/>
    </style:style>
    <style:style style:name="P1872" style:parent-style-name="PlainText" style:family="paragraph">
      <style:text-properties style:font-name="Courier New" style:font-name-complex="Courier New"/>
    </style:style>
    <style:style style:name="P1873" style:parent-style-name="PlainText" style:family="paragraph">
      <style:text-properties style:font-name="Courier New" style:font-name-complex="Courier New"/>
    </style:style>
    <style:style style:name="P1874" style:parent-style-name="PlainText" style:family="paragraph">
      <style:text-properties style:font-name="Courier New" style:font-name-complex="Courier New"/>
    </style:style>
    <style:style style:name="P1875" style:parent-style-name="PlainText" style:family="paragraph">
      <style:text-properties style:font-name="Courier New" style:font-name-complex="Courier New"/>
    </style:style>
    <style:style style:name="P1876" style:parent-style-name="PlainText" style:family="paragraph">
      <style:text-properties style:font-name="Courier New" style:font-name-complex="Courier New"/>
    </style:style>
    <style:style style:name="P1877" style:parent-style-name="PlainText" style:family="paragraph">
      <style:text-properties style:font-name="Courier New" style:font-name-complex="Courier New"/>
    </style:style>
    <style:style style:name="P1878" style:parent-style-name="PlainText" style:family="paragraph">
      <style:text-properties style:font-name="Courier New" style:font-name-complex="Courier New"/>
    </style:style>
    <style:style style:name="P1879" style:parent-style-name="PlainText" style:family="paragraph">
      <style:text-properties style:font-name="Courier New" style:font-name-complex="Courier New"/>
    </style:style>
    <style:style style:name="P1880" style:parent-style-name="PlainText" style:family="paragraph">
      <style:text-properties style:font-name="Courier New" style:font-name-complex="Courier New"/>
    </style:style>
    <style:style style:name="P1881" style:parent-style-name="PlainText" style:family="paragraph">
      <style:text-properties style:font-name="Courier New" style:font-name-complex="Courier New"/>
    </style:style>
    <style:style style:name="P1882" style:parent-style-name="PlainText" style:family="paragraph">
      <style:text-properties style:font-name="Courier New" style:font-name-complex="Courier New"/>
    </style:style>
    <style:style style:name="P1883" style:parent-style-name="PlainText" style:family="paragraph">
      <style:text-properties style:font-name="Courier New" style:font-name-complex="Courier New"/>
    </style:style>
    <style:style style:name="P1884" style:parent-style-name="PlainText" style:family="paragraph">
      <style:text-properties style:font-name="Courier New" style:font-name-complex="Courier New"/>
    </style:style>
    <style:style style:name="P1885" style:parent-style-name="PlainText" style:family="paragraph">
      <style:text-properties style:font-name="Courier New" style:font-name-complex="Courier New"/>
    </style:style>
    <style:style style:name="P1886" style:parent-style-name="PlainText" style:family="paragraph">
      <style:text-properties style:font-name="Courier New" style:font-name-complex="Courier New"/>
    </style:style>
    <style:style style:name="P1887" style:parent-style-name="PlainText" style:family="paragraph">
      <style:text-properties style:font-name="Courier New" style:font-name-complex="Courier New"/>
    </style:style>
    <style:style style:name="P1888" style:parent-style-name="PlainText" style:family="paragraph">
      <style:text-properties style:font-name="Courier New" style:font-name-complex="Courier New"/>
    </style:style>
    <style:style style:name="P1889" style:parent-style-name="PlainText" style:family="paragraph">
      <style:text-properties style:font-name="Courier New" style:font-name-complex="Courier New"/>
    </style:style>
    <style:style style:name="P1890" style:parent-style-name="PlainText" style:family="paragraph">
      <style:text-properties style:font-name="Courier New" style:font-name-complex="Courier New"/>
    </style:style>
    <style:style style:name="P1891" style:parent-style-name="PlainText" style:family="paragraph">
      <style:text-properties style:font-name="Courier New" style:font-name-complex="Courier New"/>
    </style:style>
    <style:style style:name="P1892" style:parent-style-name="PlainText" style:family="paragraph">
      <style:text-properties style:font-name="Courier New" style:font-name-complex="Courier New"/>
    </style:style>
    <style:style style:name="P1893" style:parent-style-name="PlainText" style:family="paragraph">
      <style:text-properties style:font-name="Courier New" style:font-name-complex="Courier New"/>
    </style:style>
    <style:style style:name="P1894" style:parent-style-name="PlainText" style:family="paragraph">
      <style:text-properties style:font-name="Courier New" style:font-name-complex="Courier New"/>
    </style:style>
    <style:style style:name="P1895" style:parent-style-name="PlainText" style:family="paragraph">
      <style:text-properties style:font-name="Courier New" style:font-name-complex="Courier New"/>
    </style:style>
    <style:style style:name="P1896" style:parent-style-name="PlainText" style:family="paragraph">
      <style:text-properties style:font-name="Courier New" style:font-name-complex="Courier New"/>
    </style:style>
    <style:style style:name="P1897" style:parent-style-name="PlainText" style:family="paragraph">
      <style:text-properties style:font-name="Courier New" style:font-name-complex="Courier New"/>
    </style:style>
    <style:style style:name="P1898" style:parent-style-name="PlainText" style:family="paragraph">
      <style:text-properties style:font-name="Courier New" style:font-name-complex="Courier New"/>
    </style:style>
    <style:style style:name="P1899" style:parent-style-name="PlainText" style:family="paragraph">
      <style:text-properties style:font-name="Courier New" style:font-name-complex="Courier New"/>
    </style:style>
    <style:style style:name="P1900" style:parent-style-name="PlainText" style:family="paragraph">
      <style:text-properties style:font-name="Courier New" style:font-name-complex="Courier New"/>
    </style:style>
    <style:style style:name="P1901" style:parent-style-name="PlainText" style:family="paragraph">
      <style:text-properties style:font-name="Courier New" style:font-name-complex="Courier New"/>
    </style:style>
    <style:style style:name="P1902" style:parent-style-name="PlainText" style:family="paragraph">
      <style:text-properties style:font-name="Courier New" style:font-name-complex="Courier New"/>
    </style:style>
    <style:style style:name="P1903" style:parent-style-name="PlainText" style:family="paragraph">
      <style:text-properties style:font-name="Courier New" style:font-name-complex="Courier New"/>
    </style:style>
    <style:style style:name="P1904" style:parent-style-name="PlainText" style:family="paragraph">
      <style:text-properties style:font-name="Courier New" style:font-name-complex="Courier New"/>
    </style:style>
    <style:style style:name="P1905" style:parent-style-name="PlainText" style:family="paragraph">
      <style:text-properties style:font-name="Courier New" style:font-name-complex="Courier New"/>
    </style:style>
    <style:style style:name="P1906" style:parent-style-name="PlainText" style:family="paragraph">
      <style:text-properties style:font-name="Courier New" style:font-name-complex="Courier New"/>
    </style:style>
    <style:style style:name="P1907" style:parent-style-name="PlainText" style:family="paragraph">
      <style:text-properties style:font-name="Courier New" style:font-name-complex="Courier New"/>
    </style:style>
    <style:style style:name="P1908" style:parent-style-name="PlainText" style:family="paragraph">
      <style:text-properties style:font-name="Courier New" style:font-name-complex="Courier New"/>
    </style:style>
    <style:style style:name="P1909" style:parent-style-name="PlainText" style:family="paragraph">
      <style:text-properties style:font-name="Courier New" style:font-name-complex="Courier New"/>
    </style:style>
    <style:style style:name="P1910" style:parent-style-name="PlainText" style:family="paragraph">
      <style:text-properties style:font-name="Courier New" style:font-name-complex="Courier New"/>
    </style:style>
    <style:style style:name="P1911" style:parent-style-name="PlainText" style:family="paragraph">
      <style:text-properties style:font-name="Courier New" style:font-name-complex="Courier New"/>
    </style:style>
    <style:style style:name="P1912" style:parent-style-name="PlainText" style:family="paragraph">
      <style:text-properties style:font-name="Courier New" style:font-name-complex="Courier New"/>
    </style:style>
    <style:style style:name="P1913" style:parent-style-name="PlainText" style:family="paragraph">
      <style:text-properties style:font-name="Courier New" style:font-name-complex="Courier New"/>
    </style:style>
    <style:style style:name="P1914" style:parent-style-name="PlainText" style:family="paragraph">
      <style:text-properties style:font-name="Courier New" style:font-name-complex="Courier New"/>
    </style:style>
    <style:style style:name="P1915" style:parent-style-name="PlainText" style:family="paragraph">
      <style:text-properties style:font-name="Courier New" style:font-name-complex="Courier New"/>
    </style:style>
    <style:style style:name="P1916" style:parent-style-name="PlainText" style:family="paragraph">
      <style:text-properties style:font-name="Courier New" style:font-name-complex="Courier New"/>
    </style:style>
    <style:style style:name="P1917" style:parent-style-name="PlainText" style:family="paragraph">
      <style:text-properties style:font-name="Courier New" style:font-name-complex="Courier New"/>
    </style:style>
    <style:style style:name="P1918" style:parent-style-name="PlainText" style:family="paragraph">
      <style:text-properties style:font-name="Courier New" style:font-name-complex="Courier New"/>
    </style:style>
    <style:style style:name="P1919" style:parent-style-name="PlainText" style:family="paragraph">
      <style:text-properties style:font-name="Courier New" style:font-name-complex="Courier New"/>
    </style:style>
    <style:style style:name="P1920" style:parent-style-name="PlainText" style:family="paragraph">
      <style:text-properties style:font-name="Courier New" style:font-name-complex="Courier New"/>
    </style:style>
    <style:style style:name="P1921" style:parent-style-name="PlainText" style:family="paragraph">
      <style:text-properties style:font-name="Courier New" style:font-name-complex="Courier New"/>
    </style:style>
    <style:style style:name="P1922" style:parent-style-name="PlainText" style:family="paragraph">
      <style:text-properties style:font-name="Courier New" style:font-name-complex="Courier New"/>
    </style:style>
    <style:style style:name="P1923" style:parent-style-name="PlainText" style:family="paragraph">
      <style:text-properties style:font-name="Courier New" style:font-name-complex="Courier New"/>
    </style:style>
    <style:style style:name="P1924" style:parent-style-name="PlainText" style:family="paragraph">
      <style:text-properties style:font-name="Courier New" style:font-name-complex="Courier New"/>
    </style:style>
    <style:style style:name="P1925" style:parent-style-name="PlainText" style:family="paragraph">
      <style:text-properties style:font-name="Courier New" style:font-name-complex="Courier New"/>
    </style:style>
    <style:style style:name="P1926" style:parent-style-name="PlainText" style:family="paragraph">
      <style:text-properties style:font-name="Courier New" style:font-name-complex="Courier New"/>
    </style:style>
    <style:style style:name="P1927" style:parent-style-name="PlainText" style:family="paragraph">
      <style:text-properties style:font-name="Courier New" style:font-name-complex="Courier New"/>
    </style:style>
    <style:style style:name="P1928" style:parent-style-name="PlainText" style:family="paragraph">
      <style:text-properties style:font-name="Courier New" style:font-name-complex="Courier New"/>
    </style:style>
    <style:style style:name="P1929" style:parent-style-name="PlainText" style:family="paragraph">
      <style:text-properties style:font-name="Courier New" style:font-name-complex="Courier New"/>
    </style:style>
    <style:style style:name="P1930" style:parent-style-name="PlainText" style:family="paragraph">
      <style:text-properties style:font-name="Courier New" style:font-name-complex="Courier New"/>
    </style:style>
    <style:style style:name="P1931" style:parent-style-name="PlainText" style:family="paragraph">
      <style:text-properties style:font-name="Courier New" style:font-name-complex="Courier New"/>
    </style:style>
    <style:style style:name="P1932" style:parent-style-name="PlainText" style:family="paragraph">
      <style:text-properties style:font-name="Courier New" style:font-name-complex="Courier New"/>
    </style:style>
    <style:style style:name="P1933" style:parent-style-name="PlainText" style:family="paragraph">
      <style:text-properties style:font-name="Courier New" style:font-name-complex="Courier New"/>
    </style:style>
    <style:style style:name="P1934" style:parent-style-name="PlainText" style:family="paragraph">
      <style:text-properties style:font-name="Courier New" style:font-name-complex="Courier New"/>
    </style:style>
    <style:style style:name="P1935" style:parent-style-name="PlainText" style:family="paragraph">
      <style:text-properties style:font-name="Courier New" style:font-name-complex="Courier New"/>
    </style:style>
    <style:style style:name="P1936" style:parent-style-name="PlainText" style:family="paragraph">
      <style:text-properties style:font-name="Courier New" style:font-name-complex="Courier New"/>
    </style:style>
    <style:style style:name="P1937" style:parent-style-name="PlainText" style:family="paragraph">
      <style:text-properties style:font-name="Courier New" style:font-name-complex="Courier New"/>
    </style:style>
    <style:style style:name="P1938" style:parent-style-name="PlainText" style:family="paragraph">
      <style:text-properties style:font-name="Courier New" style:font-name-complex="Courier New"/>
    </style:style>
    <style:style style:name="P1939" style:parent-style-name="PlainText" style:family="paragraph">
      <style:text-properties style:font-name="Courier New" style:font-name-complex="Courier New"/>
    </style:style>
    <style:style style:name="P1940" style:parent-style-name="PlainText" style:family="paragraph">
      <style:text-properties style:font-name="Courier New" style:font-name-complex="Courier New"/>
    </style:style>
    <style:style style:name="P1941" style:parent-style-name="PlainText" style:family="paragraph">
      <style:text-properties style:font-name="Courier New" style:font-name-complex="Courier New"/>
    </style:style>
    <style:style style:name="P1942" style:parent-style-name="PlainText" style:family="paragraph">
      <style:text-properties style:font-name="Courier New" style:font-name-complex="Courier New"/>
    </style:style>
    <style:style style:name="P1943" style:parent-style-name="PlainText" style:family="paragraph">
      <style:text-properties style:font-name="Courier New" style:font-name-complex="Courier New"/>
    </style:style>
    <style:style style:name="P1944" style:parent-style-name="PlainText" style:family="paragraph">
      <style:text-properties style:font-name="Courier New" style:font-name-complex="Courier New"/>
    </style:style>
    <style:style style:name="P1945" style:parent-style-name="PlainText" style:family="paragraph">
      <style:text-properties style:font-name="Courier New" style:font-name-complex="Courier New"/>
    </style:style>
    <style:style style:name="P1946" style:parent-style-name="PlainText" style:family="paragraph">
      <style:text-properties style:font-name="Courier New" style:font-name-complex="Courier New"/>
    </style:style>
    <style:style style:name="P1947" style:parent-style-name="PlainText" style:family="paragraph">
      <style:text-properties style:font-name="Courier New" style:font-name-complex="Courier New"/>
    </style:style>
    <style:style style:name="P1948" style:parent-style-name="PlainText" style:family="paragraph">
      <style:text-properties style:font-name="Courier New" style:font-name-complex="Courier New"/>
    </style:style>
    <style:style style:name="P1949" style:parent-style-name="PlainText" style:family="paragraph">
      <style:text-properties style:font-name="Courier New" style:font-name-complex="Courier New"/>
    </style:style>
    <style:style style:name="P1950" style:parent-style-name="PlainText" style:family="paragraph">
      <style:text-properties style:font-name="Courier New" style:font-name-complex="Courier New"/>
    </style:style>
    <style:style style:name="P1951" style:parent-style-name="PlainText" style:family="paragraph">
      <style:text-properties style:font-name="Courier New" style:font-name-complex="Courier New"/>
    </style:style>
    <style:style style:name="P1952" style:parent-style-name="PlainText" style:family="paragraph">
      <style:text-properties style:font-name="Courier New" style:font-name-complex="Courier New"/>
    </style:style>
    <style:style style:name="P1953" style:parent-style-name="PlainText" style:family="paragraph">
      <style:text-properties style:font-name="Courier New" style:font-name-complex="Courier New"/>
    </style:style>
    <style:style style:name="P1954" style:parent-style-name="PlainText" style:family="paragraph">
      <style:text-properties style:font-name="Courier New" style:font-name-complex="Courier New"/>
    </style:style>
    <style:style style:name="P1955" style:parent-style-name="PlainText" style:family="paragraph">
      <style:text-properties style:font-name="Courier New" style:font-name-complex="Courier New"/>
    </style:style>
    <style:style style:name="P1956" style:parent-style-name="PlainText" style:family="paragraph">
      <style:text-properties style:font-name="Courier New" style:font-name-complex="Courier New"/>
    </style:style>
    <style:style style:name="P1957" style:parent-style-name="PlainText" style:family="paragraph">
      <style:text-properties style:font-name="Courier New" style:font-name-complex="Courier New"/>
    </style:style>
    <style:style style:name="P1958" style:parent-style-name="PlainText" style:family="paragraph">
      <style:text-properties style:font-name="Courier New" style:font-name-complex="Courier New"/>
    </style:style>
    <style:style style:name="P1959" style:parent-style-name="PlainText" style:family="paragraph">
      <style:text-properties style:font-name="Courier New" style:font-name-complex="Courier New"/>
    </style:style>
    <style:style style:name="P1960" style:parent-style-name="PlainText" style:family="paragraph">
      <style:text-properties style:font-name="Courier New" style:font-name-complex="Courier New"/>
    </style:style>
    <style:style style:name="P1961" style:parent-style-name="PlainText" style:family="paragraph">
      <style:text-properties style:font-name="Courier New" style:font-name-complex="Courier New"/>
    </style:style>
    <style:style style:name="P1962" style:parent-style-name="PlainText" style:family="paragraph">
      <style:text-properties style:font-name="Courier New" style:font-name-complex="Courier New"/>
    </style:style>
    <style:style style:name="P1963" style:parent-style-name="PlainText" style:family="paragraph">
      <style:text-properties style:font-name="Courier New" style:font-name-complex="Courier New"/>
    </style:style>
    <style:style style:name="P1964" style:parent-style-name="PlainText" style:family="paragraph">
      <style:text-properties style:font-name="Courier New" style:font-name-complex="Courier New"/>
    </style:style>
    <style:style style:name="P1965" style:parent-style-name="PlainText" style:family="paragraph">
      <style:text-properties style:font-name="Courier New" style:font-name-complex="Courier New"/>
    </style:style>
    <style:style style:name="P1966" style:parent-style-name="PlainText" style:family="paragraph">
      <style:text-properties style:font-name="Courier New" style:font-name-complex="Courier New"/>
    </style:style>
    <style:style style:name="P1967" style:parent-style-name="PlainText" style:family="paragraph">
      <style:text-properties style:font-name="Courier New" style:font-name-complex="Courier New"/>
    </style:style>
    <style:style style:name="P1968" style:parent-style-name="PlainText" style:family="paragraph">
      <style:text-properties style:font-name="Courier New" style:font-name-complex="Courier New"/>
    </style:style>
    <style:style style:name="P1969" style:parent-style-name="PlainText" style:family="paragraph">
      <style:text-properties style:font-name="Courier New" style:font-name-complex="Courier New"/>
    </style:style>
    <style:style style:name="P1970" style:parent-style-name="PlainText" style:family="paragraph">
      <style:text-properties style:font-name="Courier New" style:font-name-complex="Courier New"/>
    </style:style>
    <style:style style:name="P1971" style:parent-style-name="PlainText" style:family="paragraph">
      <style:text-properties style:font-name="Courier New" style:font-name-complex="Courier New"/>
    </style:style>
    <style:style style:name="P1972" style:parent-style-name="PlainText" style:family="paragraph">
      <style:text-properties style:font-name="Courier New" style:font-name-complex="Courier New"/>
    </style:style>
    <style:style style:name="P1973" style:parent-style-name="PlainText" style:family="paragraph">
      <style:text-properties style:font-name="Courier New" style:font-name-complex="Courier New"/>
    </style:style>
    <style:style style:name="P1974" style:parent-style-name="PlainText" style:family="paragraph">
      <style:text-properties style:font-name="Courier New" style:font-name-complex="Courier New"/>
    </style:style>
    <style:style style:name="P1975" style:parent-style-name="PlainText" style:family="paragraph">
      <style:text-properties style:font-name="Courier New" style:font-name-complex="Courier New"/>
    </style:style>
    <style:style style:name="P1976" style:parent-style-name="PlainText" style:family="paragraph">
      <style:text-properties style:font-name="Courier New" style:font-name-complex="Courier New"/>
    </style:style>
    <style:style style:name="P1977" style:parent-style-name="PlainText" style:family="paragraph">
      <style:text-properties style:font-name="Courier New" style:font-name-complex="Courier New"/>
    </style:style>
    <style:style style:name="P1978" style:parent-style-name="PlainText" style:family="paragraph">
      <style:text-properties style:font-name="Courier New" style:font-name-complex="Courier New"/>
    </style:style>
    <style:style style:name="P1979" style:parent-style-name="PlainText" style:family="paragraph">
      <style:text-properties style:font-name="Courier New" style:font-name-complex="Courier New"/>
    </style:style>
    <style:style style:name="P1980" style:parent-style-name="PlainText" style:family="paragraph">
      <style:text-properties style:font-name="Courier New" style:font-name-complex="Courier New"/>
    </style:style>
    <style:style style:name="P1981" style:parent-style-name="PlainText" style:family="paragraph">
      <style:text-properties style:font-name="Courier New" style:font-name-complex="Courier New"/>
    </style:style>
    <style:style style:name="P1982" style:parent-style-name="PlainText" style:family="paragraph">
      <style:text-properties style:font-name="Courier New" style:font-name-complex="Courier New"/>
    </style:style>
    <style:style style:name="P1983" style:parent-style-name="PlainText" style:family="paragraph">
      <style:text-properties style:font-name="Courier New" style:font-name-complex="Courier New"/>
    </style:style>
    <style:style style:name="P1984" style:parent-style-name="PlainText" style:family="paragraph">
      <style:text-properties style:font-name="Courier New" style:font-name-complex="Courier New"/>
    </style:style>
    <style:style style:name="P1985" style:parent-style-name="PlainText" style:family="paragraph">
      <style:text-properties style:font-name="Courier New" style:font-name-complex="Courier New"/>
    </style:style>
    <style:style style:name="P1986" style:parent-style-name="PlainText" style:family="paragraph">
      <style:text-properties style:font-name="Courier New" style:font-name-complex="Courier New"/>
    </style:style>
    <style:style style:name="P1987" style:parent-style-name="PlainText" style:family="paragraph">
      <style:text-properties style:font-name="Courier New" style:font-name-complex="Courier New"/>
    </style:style>
    <style:style style:name="P1988" style:parent-style-name="PlainText" style:family="paragraph">
      <style:text-properties style:font-name="Courier New" style:font-name-complex="Courier New"/>
    </style:style>
    <style:style style:name="P1989" style:parent-style-name="PlainText" style:family="paragraph">
      <style:text-properties style:font-name="Courier New" style:font-name-complex="Courier New"/>
    </style:style>
    <style:style style:name="P1990" style:parent-style-name="PlainText" style:family="paragraph">
      <style:text-properties style:font-name="Courier New" style:font-name-complex="Courier New"/>
    </style:style>
    <style:style style:name="P1991" style:parent-style-name="PlainText" style:family="paragraph">
      <style:text-properties style:font-name="Courier New" style:font-name-complex="Courier New"/>
    </style:style>
    <style:style style:name="P1992" style:parent-style-name="PlainText" style:family="paragraph">
      <style:text-properties style:font-name="Courier New" style:font-name-complex="Courier New"/>
    </style:style>
    <style:style style:name="P1993" style:parent-style-name="PlainText" style:family="paragraph">
      <style:text-properties style:font-name="Courier New" style:font-name-complex="Courier New"/>
    </style:style>
    <style:style style:name="P1994" style:parent-style-name="PlainText" style:family="paragraph">
      <style:text-properties style:font-name="Courier New" style:font-name-complex="Courier New"/>
    </style:style>
    <style:style style:name="P1995" style:parent-style-name="PlainText" style:family="paragraph">
      <style:text-properties style:font-name="Courier New" style:font-name-complex="Courier New"/>
    </style:style>
    <style:style style:name="P1996" style:parent-style-name="PlainText" style:family="paragraph">
      <style:text-properties style:font-name="Courier New" style:font-name-complex="Courier New"/>
    </style:style>
    <style:style style:name="P1997" style:parent-style-name="PlainText" style:family="paragraph">
      <style:text-properties style:font-name="Courier New" style:font-name-complex="Courier New"/>
    </style:style>
    <style:style style:name="P1998" style:parent-style-name="PlainText" style:family="paragraph">
      <style:text-properties style:font-name="Courier New" style:font-name-complex="Courier New"/>
    </style:style>
    <style:style style:name="P1999" style:parent-style-name="PlainText" style:family="paragraph">
      <style:text-properties style:font-name="Courier New" style:font-name-complex="Courier New"/>
    </style:style>
    <style:style style:name="P2000" style:parent-style-name="PlainText" style:family="paragraph">
      <style:text-properties style:font-name="Courier New" style:font-name-complex="Courier New"/>
    </style:style>
    <style:style style:name="P2001" style:parent-style-name="PlainText" style:family="paragraph">
      <style:text-properties style:font-name="Courier New" style:font-name-complex="Courier New"/>
    </style:style>
    <style:style style:name="P2002" style:parent-style-name="PlainText" style:family="paragraph">
      <style:text-properties style:font-name="Courier New" style:font-name-complex="Courier New"/>
    </style:style>
    <style:style style:name="P2003" style:parent-style-name="PlainText" style:family="paragraph">
      <style:text-properties style:font-name="Courier New" style:font-name-complex="Courier New"/>
    </style:style>
    <style:style style:name="P2004" style:parent-style-name="PlainText" style:family="paragraph">
      <style:text-properties style:font-name="Courier New" style:font-name-complex="Courier New"/>
    </style:style>
    <style:style style:name="P2005" style:parent-style-name="PlainText" style:family="paragraph">
      <style:text-properties style:font-name="Courier New" style:font-name-complex="Courier New"/>
    </style:style>
    <style:style style:name="P2006" style:parent-style-name="PlainText" style:family="paragraph">
      <style:text-properties style:font-name="Courier New" style:font-name-complex="Courier New"/>
    </style:style>
    <style:style style:name="P2007" style:parent-style-name="PlainText" style:family="paragraph">
      <style:text-properties style:font-name="Courier New" style:font-name-complex="Courier New"/>
    </style:style>
    <style:style style:name="P2008" style:parent-style-name="PlainText" style:family="paragraph">
      <style:text-properties style:font-name="Courier New" style:font-name-complex="Courier New"/>
    </style:style>
    <style:style style:name="P2009" style:parent-style-name="PlainText" style:family="paragraph">
      <style:text-properties style:font-name="Courier New" style:font-name-complex="Courier New"/>
    </style:style>
    <style:style style:name="P2010" style:parent-style-name="PlainText" style:family="paragraph">
      <style:text-properties style:font-name="Courier New" style:font-name-complex="Courier New"/>
    </style:style>
    <style:style style:name="P2011" style:parent-style-name="PlainText" style:family="paragraph">
      <style:text-properties style:font-name="Courier New" style:font-name-complex="Courier New"/>
    </style:style>
    <style:style style:name="P2012" style:parent-style-name="PlainText" style:family="paragraph">
      <style:text-properties style:font-name="Courier New" style:font-name-complex="Courier New"/>
    </style:style>
    <style:style style:name="P2013" style:parent-style-name="PlainText" style:family="paragraph">
      <style:text-properties style:font-name="Courier New" style:font-name-complex="Courier New"/>
    </style:style>
    <style:style style:name="P2014" style:parent-style-name="PlainText" style:family="paragraph">
      <style:text-properties style:font-name="Courier New" style:font-name-complex="Courier New"/>
    </style:style>
    <style:style style:name="P2015" style:parent-style-name="PlainText" style:family="paragraph">
      <style:text-properties style:font-name="Courier New" style:font-name-complex="Courier New"/>
    </style:style>
    <style:style style:name="P2016" style:parent-style-name="PlainText" style:family="paragraph">
      <style:text-properties style:font-name="Courier New" style:font-name-complex="Courier New"/>
    </style:style>
    <style:style style:name="P2017" style:parent-style-name="PlainText" style:family="paragraph">
      <style:text-properties style:font-name="Courier New" style:font-name-complex="Courier New"/>
    </style:style>
    <style:style style:name="P2018" style:parent-style-name="PlainText" style:family="paragraph">
      <style:text-properties style:font-name="Courier New" style:font-name-complex="Courier New"/>
    </style:style>
    <style:style style:name="P2019" style:parent-style-name="PlainText" style:family="paragraph">
      <style:text-properties style:font-name="Courier New" style:font-name-complex="Courier New"/>
    </style:style>
    <style:style style:name="P2020" style:parent-style-name="PlainText" style:family="paragraph">
      <style:text-properties style:font-name="Courier New" style:font-name-complex="Courier New"/>
    </style:style>
    <style:style style:name="P2021" style:parent-style-name="PlainText" style:family="paragraph">
      <style:text-properties style:font-name="Courier New" style:font-name-complex="Courier New"/>
    </style:style>
    <style:style style:name="P2022" style:parent-style-name="PlainText" style:family="paragraph">
      <style:text-properties style:font-name="Courier New" style:font-name-complex="Courier New"/>
    </style:style>
    <style:style style:name="P2023" style:parent-style-name="PlainText" style:family="paragraph">
      <style:text-properties style:font-name="Courier New" style:font-name-complex="Courier New"/>
    </style:style>
    <style:style style:name="P2024" style:parent-style-name="PlainText" style:family="paragraph">
      <style:text-properties style:font-name="Courier New" style:font-name-complex="Courier New"/>
    </style:style>
    <style:style style:name="P2025" style:parent-style-name="PlainText" style:family="paragraph">
      <style:text-properties style:font-name="Courier New" style:font-name-complex="Courier New"/>
    </style:style>
    <style:style style:name="P2026" style:parent-style-name="PlainText" style:family="paragraph">
      <style:text-properties style:font-name="Courier New" style:font-name-complex="Courier New"/>
    </style:style>
    <style:style style:name="P2027" style:parent-style-name="PlainText" style:family="paragraph">
      <style:text-properties style:font-name="Courier New" style:font-name-complex="Courier New"/>
    </style:style>
    <style:style style:name="P2028" style:parent-style-name="PlainText" style:family="paragraph">
      <style:text-properties style:font-name="Courier New" style:font-name-complex="Courier New"/>
    </style:style>
    <style:style style:name="P2029" style:parent-style-name="PlainText" style:family="paragraph">
      <style:text-properties style:font-name="Courier New" style:font-name-complex="Courier New"/>
    </style:style>
    <style:style style:name="P2030" style:parent-style-name="PlainText" style:family="paragraph">
      <style:text-properties style:font-name="Courier New" style:font-name-complex="Courier New"/>
    </style:style>
    <style:style style:name="P2031" style:parent-style-name="PlainText" style:family="paragraph">
      <style:text-properties style:font-name="Courier New" style:font-name-complex="Courier New"/>
    </style:style>
    <style:style style:name="P2032" style:parent-style-name="PlainText" style:family="paragraph">
      <style:text-properties style:font-name="Courier New" style:font-name-complex="Courier New"/>
    </style:style>
    <style:style style:name="P2033" style:parent-style-name="PlainText" style:family="paragraph">
      <style:text-properties style:font-name="Courier New" style:font-name-complex="Courier New"/>
    </style:style>
    <style:style style:name="P2034" style:parent-style-name="PlainText" style:family="paragraph">
      <style:text-properties style:font-name="Courier New" style:font-name-complex="Courier New"/>
    </style:style>
    <style:style style:name="P2035" style:parent-style-name="PlainText" style:family="paragraph">
      <style:text-properties style:font-name="Courier New" style:font-name-complex="Courier New"/>
    </style:style>
    <style:style style:name="P2036" style:parent-style-name="PlainText" style:family="paragraph">
      <style:text-properties style:font-name="Courier New" style:font-name-complex="Courier New"/>
    </style:style>
    <style:style style:name="P2037" style:parent-style-name="PlainText" style:family="paragraph">
      <style:text-properties style:font-name="Courier New" style:font-name-complex="Courier New"/>
    </style:style>
    <style:style style:name="P2038" style:parent-style-name="PlainText" style:family="paragraph">
      <style:text-properties style:font-name="Courier New" style:font-name-complex="Courier New"/>
    </style:style>
    <style:style style:name="P2039" style:parent-style-name="PlainText" style:family="paragraph">
      <style:text-properties style:font-name="Courier New" style:font-name-complex="Courier New"/>
    </style:style>
    <style:style style:name="P2040" style:parent-style-name="PlainText" style:family="paragraph">
      <style:text-properties style:font-name="Courier New" style:font-name-complex="Courier New"/>
    </style:style>
    <style:style style:name="P2041" style:parent-style-name="PlainText" style:family="paragraph">
      <style:text-properties style:font-name="Courier New" style:font-name-complex="Courier New"/>
    </style:style>
    <style:style style:name="P2042" style:parent-style-name="PlainText" style:family="paragraph">
      <style:text-properties style:font-name="Courier New" style:font-name-complex="Courier New"/>
    </style:style>
    <style:style style:name="P2043" style:parent-style-name="PlainText" style:family="paragraph">
      <style:text-properties style:font-name="Courier New" style:font-name-complex="Courier New"/>
    </style:style>
    <style:style style:name="P2044" style:parent-style-name="PlainText" style:family="paragraph">
      <style:text-properties style:font-name="Courier New" style:font-name-complex="Courier New"/>
    </style:style>
    <style:style style:name="P2045" style:parent-style-name="PlainText" style:family="paragraph">
      <style:text-properties style:font-name="Courier New" style:font-name-complex="Courier New"/>
    </style:style>
    <style:style style:name="P2046" style:parent-style-name="PlainText" style:family="paragraph">
      <style:text-properties style:font-name="Courier New" style:font-name-complex="Courier New"/>
    </style:style>
    <style:style style:name="P2047" style:parent-style-name="PlainText" style:family="paragraph">
      <style:text-properties style:font-name="Courier New" style:font-name-complex="Courier New"/>
    </style:style>
    <style:style style:name="P2048" style:parent-style-name="PlainText" style:family="paragraph">
      <style:text-properties style:font-name="Courier New" style:font-name-complex="Courier New"/>
    </style:style>
    <style:style style:name="P2049" style:parent-style-name="PlainText" style:family="paragraph">
      <style:text-properties style:font-name="Courier New" style:font-name-complex="Courier New"/>
    </style:style>
    <style:style style:name="P2050" style:parent-style-name="PlainText" style:family="paragraph">
      <style:text-properties style:font-name="Courier New" style:font-name-complex="Courier New"/>
    </style:style>
    <style:style style:name="P2051" style:parent-style-name="PlainText" style:family="paragraph">
      <style:text-properties style:font-name="Courier New" style:font-name-complex="Courier New"/>
    </style:style>
    <style:style style:name="P2052" style:parent-style-name="PlainText" style:family="paragraph">
      <style:text-properties style:font-name="Courier New" style:font-name-complex="Courier New"/>
    </style:style>
    <style:style style:name="P2053" style:parent-style-name="PlainText" style:family="paragraph">
      <style:text-properties style:font-name="Courier New" style:font-name-complex="Courier New"/>
    </style:style>
    <style:style style:name="P2054" style:parent-style-name="PlainText" style:family="paragraph">
      <style:text-properties style:font-name="Courier New" style:font-name-complex="Courier New"/>
    </style:style>
    <style:style style:name="P2055" style:parent-style-name="PlainText" style:family="paragraph">
      <style:text-properties style:font-name="Courier New" style:font-name-complex="Courier New"/>
    </style:style>
    <style:style style:name="P2056" style:parent-style-name="PlainText" style:family="paragraph">
      <style:text-properties style:font-name="Courier New" style:font-name-complex="Courier New"/>
    </style:style>
    <style:style style:name="P2057" style:parent-style-name="PlainText" style:family="paragraph">
      <style:text-properties style:font-name="Courier New" style:font-name-complex="Courier New"/>
    </style:style>
    <style:style style:name="P2058" style:parent-style-name="PlainText" style:family="paragraph">
      <style:text-properties style:font-name="Courier New" style:font-name-complex="Courier New"/>
    </style:style>
    <style:style style:name="P2059" style:parent-style-name="PlainText" style:family="paragraph">
      <style:text-properties style:font-name="Courier New" style:font-name-complex="Courier New"/>
    </style:style>
    <style:style style:name="P2060" style:parent-style-name="PlainText" style:family="paragraph">
      <style:text-properties style:font-name="Courier New" style:font-name-complex="Courier New"/>
    </style:style>
    <style:style style:name="P2061" style:parent-style-name="PlainText" style:family="paragraph">
      <style:text-properties style:font-name="Courier New" style:font-name-complex="Courier New"/>
    </style:style>
    <style:style style:name="P2062" style:parent-style-name="PlainText" style:family="paragraph">
      <style:text-properties style:font-name="Courier New" style:font-name-complex="Courier New"/>
    </style:style>
    <style:style style:name="P2063" style:parent-style-name="PlainText" style:family="paragraph">
      <style:text-properties style:font-name="Courier New" style:font-name-complex="Courier New"/>
    </style:style>
    <style:style style:name="P2064" style:parent-style-name="PlainText" style:family="paragraph">
      <style:text-properties style:font-name="Courier New" style:font-name-complex="Courier New"/>
    </style:style>
    <style:style style:name="P2065" style:parent-style-name="PlainText" style:family="paragraph">
      <style:text-properties style:font-name="Courier New" style:font-name-complex="Courier New"/>
    </style:style>
    <style:style style:name="P2066" style:parent-style-name="PlainText" style:family="paragraph">
      <style:text-properties style:font-name="Courier New" style:font-name-complex="Courier New"/>
    </style:style>
    <style:style style:name="P2067" style:parent-style-name="PlainText" style:family="paragraph">
      <style:text-properties style:font-name="Courier New" style:font-name-complex="Courier New"/>
    </style:style>
    <style:style style:name="P2068" style:parent-style-name="PlainText" style:family="paragraph">
      <style:text-properties style:font-name="Courier New" style:font-name-complex="Courier New"/>
    </style:style>
    <style:style style:name="P2069" style:parent-style-name="PlainText" style:family="paragraph">
      <style:text-properties style:font-name="Courier New" style:font-name-complex="Courier New"/>
    </style:style>
    <style:style style:name="P2070" style:parent-style-name="PlainText" style:family="paragraph">
      <style:text-properties style:font-name="Courier New" style:font-name-complex="Courier New"/>
    </style:style>
    <style:style style:name="P2071" style:parent-style-name="PlainText" style:family="paragraph">
      <style:text-properties style:font-name="Courier New" style:font-name-complex="Courier New"/>
    </style:style>
    <style:style style:name="P2072" style:parent-style-name="PlainText" style:family="paragraph">
      <style:text-properties style:font-name="Courier New" style:font-name-complex="Courier New"/>
    </style:style>
    <style:style style:name="P2073" style:parent-style-name="PlainText" style:family="paragraph">
      <style:text-properties style:font-name="Courier New" style:font-name-complex="Courier New"/>
    </style:style>
    <style:style style:name="P2074" style:parent-style-name="PlainText" style:family="paragraph">
      <style:text-properties style:font-name="Courier New" style:font-name-complex="Courier New"/>
    </style:style>
    <style:style style:name="P2075" style:parent-style-name="PlainText" style:family="paragraph">
      <style:text-properties style:font-name="Courier New" style:font-name-complex="Courier New"/>
    </style:style>
    <style:style style:name="P2076" style:parent-style-name="PlainText" style:family="paragraph">
      <style:text-properties style:font-name="Courier New" style:font-name-complex="Courier New"/>
    </style:style>
    <style:style style:name="P2077" style:parent-style-name="PlainText" style:family="paragraph">
      <style:text-properties style:font-name="Courier New" style:font-name-complex="Courier New"/>
    </style:style>
    <style:style style:name="P2078" style:parent-style-name="PlainText" style:family="paragraph">
      <style:text-properties style:font-name="Courier New" style:font-name-complex="Courier New"/>
    </style:style>
    <style:style style:name="P2079" style:parent-style-name="PlainText" style:family="paragraph">
      <style:text-properties style:font-name="Courier New" style:font-name-complex="Courier New"/>
    </style:style>
    <style:style style:name="P2080" style:parent-style-name="PlainText" style:family="paragraph">
      <style:text-properties style:font-name="Courier New" style:font-name-complex="Courier New"/>
    </style:style>
    <style:style style:name="P2081" style:parent-style-name="PlainText" style:family="paragraph">
      <style:text-properties style:font-name="Courier New" style:font-name-complex="Courier New"/>
    </style:style>
    <style:style style:name="P2082" style:parent-style-name="PlainText" style:family="paragraph">
      <style:text-properties style:font-name="Courier New" style:font-name-complex="Courier New"/>
    </style:style>
    <style:style style:name="P2083" style:parent-style-name="PlainText" style:family="paragraph">
      <style:text-properties style:font-name="Courier New" style:font-name-complex="Courier New"/>
    </style:style>
    <style:style style:name="P2084" style:parent-style-name="PlainText" style:family="paragraph">
      <style:text-properties style:font-name="Courier New" style:font-name-complex="Courier New"/>
    </style:style>
    <style:style style:name="P2085" style:parent-style-name="PlainText" style:family="paragraph">
      <style:text-properties style:font-name="Courier New" style:font-name-complex="Courier New"/>
    </style:style>
    <style:style style:name="P2086" style:parent-style-name="PlainText" style:family="paragraph">
      <style:text-properties style:font-name="Courier New" style:font-name-complex="Courier New"/>
    </style:style>
    <style:style style:name="P2087" style:parent-style-name="PlainText" style:family="paragraph">
      <style:text-properties style:font-name="Courier New" style:font-name-complex="Courier New"/>
    </style:style>
    <style:style style:name="P2088" style:parent-style-name="PlainText" style:family="paragraph">
      <style:text-properties style:font-name="Courier New" style:font-name-complex="Courier New"/>
    </style:style>
    <style:style style:name="P2089" style:parent-style-name="PlainText" style:family="paragraph">
      <style:text-properties style:font-name="Courier New" style:font-name-complex="Courier New"/>
    </style:style>
    <style:style style:name="P2090" style:parent-style-name="PlainText" style:family="paragraph">
      <style:text-properties style:font-name="Courier New" style:font-name-complex="Courier New"/>
    </style:style>
    <style:style style:name="P2091" style:parent-style-name="PlainText" style:family="paragraph">
      <style:text-properties style:font-name="Courier New" style:font-name-complex="Courier New"/>
    </style:style>
    <style:style style:name="P2092" style:parent-style-name="PlainText" style:family="paragraph">
      <style:text-properties style:font-name="Courier New" style:font-name-complex="Courier New"/>
    </style:style>
    <style:style style:name="P2093" style:parent-style-name="PlainText" style:family="paragraph">
      <style:text-properties style:font-name="Courier New" style:font-name-complex="Courier New"/>
    </style:style>
    <style:style style:name="P2094" style:parent-style-name="PlainText" style:family="paragraph">
      <style:text-properties style:font-name="Courier New" style:font-name-complex="Courier New"/>
    </style:style>
    <style:style style:name="P2095" style:parent-style-name="PlainText" style:family="paragraph">
      <style:text-properties style:font-name="Courier New" style:font-name-complex="Courier New"/>
    </style:style>
    <style:style style:name="P2096" style:parent-style-name="PlainText" style:family="paragraph">
      <style:text-properties style:font-name="Courier New" style:font-name-complex="Courier New"/>
    </style:style>
    <style:style style:name="P2097" style:parent-style-name="PlainText" style:family="paragraph">
      <style:text-properties style:font-name="Courier New" style:font-name-complex="Courier New"/>
    </style:style>
    <style:style style:name="P2098" style:parent-style-name="PlainText" style:family="paragraph">
      <style:text-properties style:font-name="Courier New" style:font-name-complex="Courier New"/>
    </style:style>
    <style:style style:name="P2099" style:parent-style-name="PlainText" style:family="paragraph">
      <style:text-properties style:font-name="Courier New" style:font-name-complex="Courier New"/>
    </style:style>
    <style:style style:name="P2100" style:parent-style-name="PlainText" style:family="paragraph">
      <style:text-properties style:font-name="Courier New" style:font-name-complex="Courier New"/>
    </style:style>
    <style:style style:name="P2101" style:parent-style-name="PlainText" style:family="paragraph">
      <style:text-properties style:font-name="Courier New" style:font-name-complex="Courier New"/>
    </style:style>
    <style:style style:name="P2102" style:parent-style-name="PlainText" style:family="paragraph">
      <style:text-properties style:font-name="Courier New" style:font-name-complex="Courier New"/>
    </style:style>
    <style:style style:name="P2103" style:parent-style-name="PlainText" style:family="paragraph">
      <style:text-properties style:font-name="Courier New" style:font-name-complex="Courier New"/>
    </style:style>
    <style:style style:name="P2104" style:parent-style-name="PlainText" style:family="paragraph">
      <style:text-properties style:font-name="Courier New" style:font-name-complex="Courier New"/>
    </style:style>
    <style:style style:name="P2105" style:parent-style-name="PlainText" style:family="paragraph">
      <style:text-properties style:font-name="Courier New" style:font-name-complex="Courier New"/>
    </style:style>
    <style:style style:name="P2106" style:parent-style-name="PlainText" style:family="paragraph">
      <style:text-properties style:font-name="Courier New" style:font-name-complex="Courier New"/>
    </style:style>
    <style:style style:name="P2107" style:parent-style-name="PlainText" style:family="paragraph">
      <style:text-properties style:font-name="Courier New" style:font-name-complex="Courier New"/>
    </style:style>
    <style:style style:name="P2108" style:parent-style-name="PlainText" style:family="paragraph">
      <style:text-properties style:font-name="Courier New" style:font-name-complex="Courier New"/>
    </style:style>
    <style:style style:name="P2109" style:parent-style-name="PlainText" style:family="paragraph">
      <style:text-properties style:font-name="Courier New" style:font-name-complex="Courier New"/>
    </style:style>
    <style:style style:name="P2110" style:parent-style-name="PlainText" style:family="paragraph">
      <style:text-properties style:font-name="Courier New" style:font-name-complex="Courier New"/>
    </style:style>
    <style:style style:name="P2111" style:parent-style-name="PlainText" style:family="paragraph">
      <style:text-properties style:font-name="Courier New" style:font-name-complex="Courier New"/>
    </style:style>
    <style:style style:name="P2112" style:parent-style-name="PlainText" style:family="paragraph">
      <style:text-properties style:font-name="Courier New" style:font-name-complex="Courier New"/>
    </style:style>
    <style:style style:name="P2113" style:parent-style-name="PlainText" style:family="paragraph">
      <style:text-properties style:font-name="Courier New" style:font-name-complex="Courier New"/>
    </style:style>
    <style:style style:name="P2114" style:parent-style-name="PlainText" style:family="paragraph">
      <style:text-properties style:font-name="Courier New" style:font-name-complex="Courier New"/>
    </style:style>
    <style:style style:name="P2115" style:parent-style-name="PlainText" style:family="paragraph">
      <style:text-properties style:font-name="Courier New" style:font-name-complex="Courier New"/>
    </style:style>
    <style:style style:name="P2116" style:parent-style-name="PlainText" style:family="paragraph">
      <style:text-properties style:font-name="Courier New" style:font-name-complex="Courier New"/>
    </style:style>
    <style:style style:name="P2117" style:parent-style-name="PlainText" style:family="paragraph">
      <style:text-properties style:font-name="Courier New" style:font-name-complex="Courier New"/>
    </style:style>
    <style:style style:name="P2118" style:parent-style-name="PlainText" style:family="paragraph">
      <style:text-properties style:font-name="Courier New" style:font-name-complex="Courier New"/>
    </style:style>
    <style:style style:name="P2119" style:parent-style-name="PlainText" style:family="paragraph">
      <style:text-properties style:font-name="Courier New" style:font-name-complex="Courier New"/>
    </style:style>
    <style:style style:name="P2120" style:parent-style-name="PlainText" style:family="paragraph">
      <style:text-properties style:font-name="Courier New" style:font-name-complex="Courier New"/>
    </style:style>
    <style:style style:name="P2121" style:parent-style-name="PlainText" style:family="paragraph">
      <style:text-properties style:font-name="Courier New" style:font-name-complex="Courier New"/>
    </style:style>
    <style:style style:name="P2122" style:parent-style-name="PlainText" style:family="paragraph">
      <style:text-properties style:font-name="Courier New" style:font-name-complex="Courier New"/>
    </style:style>
    <style:style style:name="P2123" style:parent-style-name="PlainText" style:family="paragraph">
      <style:text-properties style:font-name="Courier New" style:font-name-complex="Courier New"/>
    </style:style>
    <style:style style:name="P2124" style:parent-style-name="PlainText" style:family="paragraph">
      <style:text-properties style:font-name="Courier New" style:font-name-complex="Courier New"/>
    </style:style>
    <style:style style:name="P2125" style:parent-style-name="PlainText" style:family="paragraph">
      <style:text-properties style:font-name="Courier New" style:font-name-complex="Courier New"/>
    </style:style>
    <style:style style:name="P2126" style:parent-style-name="PlainText" style:family="paragraph">
      <style:text-properties style:font-name="Courier New" style:font-name-complex="Courier New"/>
    </style:style>
    <style:style style:name="P2127" style:parent-style-name="PlainText" style:family="paragraph">
      <style:text-properties style:font-name="Courier New" style:font-name-complex="Courier New"/>
    </style:style>
    <style:style style:name="P2128" style:parent-style-name="PlainText" style:family="paragraph">
      <style:text-properties style:font-name="Courier New" style:font-name-complex="Courier New"/>
    </style:style>
    <style:style style:name="P2129" style:parent-style-name="PlainText" style:family="paragraph">
      <style:text-properties style:font-name="Courier New" style:font-name-complex="Courier New"/>
    </style:style>
    <style:style style:name="P2130" style:parent-style-name="PlainText" style:family="paragraph">
      <style:text-properties style:font-name="Courier New" style:font-name-complex="Courier New"/>
    </style:style>
    <style:style style:name="P2131" style:parent-style-name="PlainText" style:family="paragraph">
      <style:text-properties style:font-name="Courier New" style:font-name-complex="Courier New"/>
    </style:style>
    <style:style style:name="P2132" style:parent-style-name="PlainText" style:family="paragraph">
      <style:text-properties style:font-name="Courier New" style:font-name-complex="Courier New"/>
    </style:style>
    <style:style style:name="P2133" style:parent-style-name="PlainText" style:family="paragraph">
      <style:text-properties style:font-name="Courier New" style:font-name-complex="Courier New"/>
    </style:style>
    <style:style style:name="P2134" style:parent-style-name="PlainText" style:family="paragraph">
      <style:text-properties style:font-name="Courier New" style:font-name-complex="Courier New"/>
    </style:style>
    <style:style style:name="P2135" style:parent-style-name="PlainText" style:family="paragraph">
      <style:text-properties style:font-name="Courier New" style:font-name-complex="Courier New"/>
    </style:style>
    <style:style style:name="P2136" style:parent-style-name="PlainText" style:family="paragraph">
      <style:text-properties style:font-name="Courier New" style:font-name-complex="Courier New"/>
    </style:style>
    <style:style style:name="P2137" style:parent-style-name="PlainText" style:family="paragraph">
      <style:text-properties style:font-name="Courier New" style:font-name-complex="Courier New"/>
    </style:style>
    <style:style style:name="P2138" style:parent-style-name="PlainText" style:family="paragraph">
      <style:text-properties style:font-name="Courier New" style:font-name-complex="Courier New"/>
    </style:style>
    <style:style style:name="P2139" style:parent-style-name="PlainText" style:family="paragraph">
      <style:text-properties style:font-name="Courier New" style:font-name-complex="Courier New"/>
    </style:style>
    <style:style style:name="P2140" style:parent-style-name="PlainText" style:family="paragraph">
      <style:text-properties style:font-name="Courier New" style:font-name-complex="Courier New"/>
    </style:style>
    <style:style style:name="P2141" style:parent-style-name="PlainText" style:family="paragraph">
      <style:text-properties style:font-name="Courier New" style:font-name-complex="Courier New"/>
    </style:style>
    <style:style style:name="P2142" style:parent-style-name="PlainText" style:family="paragraph">
      <style:text-properties style:font-name="Courier New" style:font-name-complex="Courier New"/>
    </style:style>
    <style:style style:name="P2143" style:parent-style-name="PlainText" style:family="paragraph">
      <style:text-properties style:font-name="Courier New" style:font-name-complex="Courier New"/>
    </style:style>
    <style:style style:name="P2144" style:parent-style-name="PlainText" style:family="paragraph">
      <style:text-properties style:font-name="Courier New" style:font-name-complex="Courier New"/>
    </style:style>
    <style:style style:name="P2145" style:parent-style-name="PlainText" style:family="paragraph">
      <style:text-properties style:font-name="Courier New" style:font-name-complex="Courier New"/>
    </style:style>
    <style:style style:name="P2146" style:parent-style-name="PlainText" style:family="paragraph">
      <style:text-properties style:font-name="Courier New" style:font-name-complex="Courier New"/>
    </style:style>
    <style:style style:name="P2147" style:parent-style-name="PlainText" style:family="paragraph">
      <style:text-properties style:font-name="Courier New" style:font-name-complex="Courier New"/>
    </style:style>
    <style:style style:name="P2148" style:parent-style-name="PlainText" style:family="paragraph">
      <style:text-properties style:font-name="Courier New" style:font-name-complex="Courier New"/>
    </style:style>
    <style:style style:name="P2149" style:parent-style-name="PlainText" style:family="paragraph">
      <style:text-properties style:font-name="Courier New" style:font-name-complex="Courier New"/>
    </style:style>
    <style:style style:name="P2150" style:parent-style-name="PlainText" style:family="paragraph">
      <style:text-properties style:font-name="Courier New" style:font-name-complex="Courier New"/>
    </style:style>
    <style:style style:name="P2151" style:parent-style-name="PlainText" style:family="paragraph">
      <style:text-properties style:font-name="Courier New" style:font-name-complex="Courier New"/>
    </style:style>
    <style:style style:name="P2152" style:parent-style-name="PlainText" style:family="paragraph">
      <style:text-properties style:font-name="Courier New" style:font-name-complex="Courier New"/>
    </style:style>
    <style:style style:name="P2153" style:parent-style-name="PlainText" style:family="paragraph">
      <style:text-properties style:font-name="Courier New" style:font-name-complex="Courier New"/>
    </style:style>
    <style:style style:name="P2154" style:parent-style-name="PlainText" style:family="paragraph">
      <style:text-properties style:font-name="Courier New" style:font-name-complex="Courier New"/>
    </style:style>
    <style:style style:name="P2155" style:parent-style-name="PlainText" style:family="paragraph">
      <style:text-properties style:font-name="Courier New" style:font-name-complex="Courier New"/>
    </style:style>
    <style:style style:name="P2156" style:parent-style-name="PlainText" style:family="paragraph">
      <style:text-properties style:font-name="Courier New" style:font-name-complex="Courier New"/>
    </style:style>
    <style:style style:name="P2157" style:parent-style-name="PlainText" style:family="paragraph">
      <style:text-properties style:font-name="Courier New" style:font-name-complex="Courier New"/>
    </style:style>
    <style:style style:name="P2158" style:parent-style-name="PlainText" style:family="paragraph">
      <style:text-properties style:font-name="Courier New" style:font-name-complex="Courier New"/>
    </style:style>
    <style:style style:name="P2159" style:parent-style-name="PlainText" style:family="paragraph">
      <style:text-properties style:font-name="Courier New" style:font-name-complex="Courier New"/>
    </style:style>
    <style:style style:name="P2160" style:parent-style-name="PlainText" style:family="paragraph">
      <style:text-properties style:font-name="Courier New" style:font-name-complex="Courier New"/>
    </style:style>
    <style:style style:name="P2161" style:parent-style-name="PlainText" style:family="paragraph">
      <style:text-properties style:font-name="Courier New" style:font-name-complex="Courier New"/>
    </style:style>
    <style:style style:name="P2162" style:parent-style-name="PlainText" style:family="paragraph">
      <style:text-properties style:font-name="Courier New" style:font-name-complex="Courier New"/>
    </style:style>
    <style:style style:name="P2163" style:parent-style-name="PlainText" style:family="paragraph">
      <style:text-properties style:font-name="Courier New" style:font-name-complex="Courier New"/>
    </style:style>
    <style:style style:name="P2164" style:parent-style-name="PlainText" style:family="paragraph">
      <style:text-properties style:font-name="Courier New" style:font-name-complex="Courier New"/>
    </style:style>
    <style:style style:name="P2165" style:parent-style-name="PlainText" style:family="paragraph">
      <style:text-properties style:font-name="Courier New" style:font-name-complex="Courier New"/>
    </style:style>
    <style:style style:name="P2166" style:parent-style-name="PlainText" style:family="paragraph">
      <style:text-properties style:font-name="Courier New" style:font-name-complex="Courier New"/>
    </style:style>
    <style:style style:name="P2167" style:parent-style-name="PlainText" style:family="paragraph">
      <style:text-properties style:font-name="Courier New" style:font-name-complex="Courier New"/>
    </style:style>
    <style:style style:name="P2168" style:parent-style-name="PlainText" style:family="paragraph">
      <style:text-properties style:font-name="Courier New" style:font-name-complex="Courier New"/>
    </style:style>
    <style:style style:name="P2169" style:parent-style-name="PlainText" style:family="paragraph">
      <style:text-properties style:font-name="Courier New" style:font-name-complex="Courier New"/>
    </style:style>
    <style:style style:name="P2170" style:parent-style-name="PlainText" style:family="paragraph">
      <style:text-properties style:font-name="Courier New" style:font-name-complex="Courier New"/>
    </style:style>
    <style:style style:name="P2171" style:parent-style-name="PlainText" style:family="paragraph">
      <style:text-properties style:font-name="Courier New" style:font-name-complex="Courier New"/>
    </style:style>
    <style:style style:name="P2172" style:parent-style-name="PlainText" style:family="paragraph">
      <style:text-properties style:font-name="Courier New" style:font-name-complex="Courier New"/>
    </style:style>
    <style:style style:name="P2173" style:parent-style-name="PlainText" style:family="paragraph">
      <style:text-properties style:font-name="Courier New" style:font-name-complex="Courier New"/>
    </style:style>
    <style:style style:name="P2174" style:parent-style-name="PlainText" style:family="paragraph">
      <style:text-properties style:font-name="Courier New" style:font-name-complex="Courier New"/>
    </style:style>
    <style:style style:name="P2175" style:parent-style-name="PlainText" style:family="paragraph">
      <style:text-properties style:font-name="Courier New" style:font-name-complex="Courier New"/>
    </style:style>
    <style:style style:name="P2176" style:parent-style-name="PlainText" style:family="paragraph">
      <style:text-properties style:font-name="Courier New" style:font-name-complex="Courier New"/>
    </style:style>
    <style:style style:name="P2177" style:parent-style-name="PlainText" style:family="paragraph">
      <style:text-properties style:font-name="Courier New" style:font-name-complex="Courier New"/>
    </style:style>
    <style:style style:name="P2178" style:parent-style-name="PlainText" style:family="paragraph">
      <style:text-properties style:font-name="Courier New" style:font-name-complex="Courier New"/>
    </style:style>
    <style:style style:name="P2179" style:parent-style-name="PlainText" style:family="paragraph">
      <style:text-properties style:font-name="Courier New" style:font-name-complex="Courier New"/>
    </style:style>
    <style:style style:name="P2180" style:parent-style-name="PlainText" style:family="paragraph">
      <style:text-properties style:font-name="Courier New" style:font-name-complex="Courier New"/>
    </style:style>
    <style:style style:name="P2181" style:parent-style-name="PlainText" style:family="paragraph">
      <style:text-properties style:font-name="Courier New" style:font-name-complex="Courier New"/>
    </style:style>
    <style:style style:name="P2182" style:parent-style-name="PlainText" style:family="paragraph">
      <style:text-properties style:font-name="Courier New" style:font-name-complex="Courier New"/>
    </style:style>
    <style:style style:name="P2183" style:parent-style-name="PlainText" style:family="paragraph">
      <style:text-properties style:font-name="Courier New" style:font-name-complex="Courier New"/>
    </style:style>
    <style:style style:name="P2184" style:parent-style-name="PlainText" style:family="paragraph">
      <style:text-properties style:font-name="Courier New" style:font-name-complex="Courier New"/>
    </style:style>
    <style:style style:name="P2185" style:parent-style-name="PlainText" style:family="paragraph">
      <style:text-properties style:font-name="Courier New" style:font-name-complex="Courier New"/>
    </style:style>
    <style:style style:name="P2186" style:parent-style-name="PlainText" style:family="paragraph">
      <style:text-properties style:font-name="Courier New" style:font-name-complex="Courier New"/>
    </style:style>
    <style:style style:name="P2187" style:parent-style-name="PlainText" style:family="paragraph">
      <style:text-properties style:font-name="Courier New" style:font-name-complex="Courier New"/>
    </style:style>
    <style:style style:name="P2188" style:parent-style-name="PlainText" style:family="paragraph">
      <style:text-properties style:font-name="Courier New" style:font-name-complex="Courier New"/>
    </style:style>
    <style:style style:name="P2189" style:parent-style-name="PlainText" style:family="paragraph">
      <style:text-properties style:font-name="Courier New" style:font-name-complex="Courier New"/>
    </style:style>
    <style:style style:name="P2190" style:parent-style-name="PlainText" style:family="paragraph">
      <style:text-properties style:font-name="Courier New" style:font-name-complex="Courier New"/>
    </style:style>
    <style:style style:name="P2191" style:parent-style-name="PlainText" style:family="paragraph">
      <style:text-properties style:font-name="Courier New" style:font-name-complex="Courier New"/>
    </style:style>
    <style:style style:name="P2192" style:parent-style-name="PlainText" style:family="paragraph">
      <style:text-properties style:font-name="Courier New" style:font-name-complex="Courier New"/>
    </style:style>
    <style:style style:name="P2193" style:parent-style-name="PlainText" style:family="paragraph">
      <style:text-properties style:font-name="Courier New" style:font-name-complex="Courier New"/>
    </style:style>
    <style:style style:name="P2194" style:parent-style-name="PlainText" style:family="paragraph">
      <style:text-properties style:font-name="Courier New" style:font-name-complex="Courier New"/>
    </style:style>
    <style:style style:name="P2195" style:parent-style-name="PlainText" style:family="paragraph">
      <style:text-properties style:font-name="Courier New" style:font-name-complex="Courier New"/>
    </style:style>
    <style:style style:name="P2196" style:parent-style-name="PlainText" style:family="paragraph">
      <style:text-properties style:font-name="Courier New" style:font-name-complex="Courier New"/>
    </style:style>
    <style:style style:name="P2197" style:parent-style-name="PlainText" style:family="paragraph">
      <style:text-properties style:font-name="Courier New" style:font-name-complex="Courier New"/>
    </style:style>
    <style:style style:name="P2198" style:parent-style-name="PlainText" style:family="paragraph">
      <style:text-properties style:font-name="Courier New" style:font-name-complex="Courier New"/>
    </style:style>
    <style:style style:name="P2199" style:parent-style-name="PlainText" style:family="paragraph">
      <style:text-properties style:font-name="Courier New" style:font-name-complex="Courier New"/>
    </style:style>
    <style:style style:name="P2200" style:parent-style-name="PlainText" style:family="paragraph">
      <style:text-properties style:font-name="Courier New" style:font-name-complex="Courier New"/>
    </style:style>
    <style:style style:name="P2201" style:parent-style-name="PlainText" style:family="paragraph">
      <style:text-properties style:font-name="Courier New" style:font-name-complex="Courier New"/>
    </style:style>
    <style:style style:name="P2202" style:parent-style-name="PlainText" style:family="paragraph">
      <style:text-properties style:font-name="Courier New" style:font-name-complex="Courier New"/>
    </style:style>
    <style:style style:name="P2203" style:parent-style-name="PlainText" style:family="paragraph">
      <style:text-properties style:font-name="Courier New" style:font-name-complex="Courier New"/>
    </style:style>
    <style:style style:name="P2204" style:parent-style-name="PlainText" style:family="paragraph">
      <style:text-properties style:font-name="Courier New" style:font-name-complex="Courier New"/>
    </style:style>
    <style:style style:name="P2205" style:parent-style-name="PlainText" style:family="paragraph">
      <style:text-properties style:font-name="Courier New" style:font-name-complex="Courier New"/>
    </style:style>
    <style:style style:name="P2206" style:parent-style-name="PlainText" style:family="paragraph">
      <style:text-properties style:font-name="Courier New" style:font-name-complex="Courier New"/>
    </style:style>
    <style:style style:name="P2207" style:parent-style-name="PlainText" style:family="paragraph">
      <style:text-properties style:font-name="Courier New" style:font-name-complex="Courier New"/>
    </style:style>
    <style:style style:name="P2208" style:parent-style-name="PlainText" style:family="paragraph">
      <style:text-properties style:font-name="Courier New" style:font-name-complex="Courier New"/>
    </style:style>
    <style:style style:name="P2209" style:parent-style-name="PlainText" style:family="paragraph">
      <style:text-properties style:font-name="Courier New" style:font-name-complex="Courier New"/>
    </style:style>
    <style:style style:name="P2210" style:parent-style-name="PlainText" style:family="paragraph">
      <style:text-properties style:font-name="Courier New" style:font-name-complex="Courier New"/>
    </style:style>
    <style:style style:name="P2211" style:parent-style-name="PlainText" style:family="paragraph">
      <style:text-properties style:font-name="Courier New" style:font-name-complex="Courier New"/>
    </style:style>
    <style:style style:name="P2212" style:parent-style-name="PlainText" style:family="paragraph">
      <style:text-properties style:font-name="Courier New" style:font-name-complex="Courier New"/>
    </style:style>
    <style:style style:name="P2213" style:parent-style-name="PlainText" style:family="paragraph">
      <style:text-properties style:font-name="Courier New" style:font-name-complex="Courier New"/>
    </style:style>
    <style:style style:name="P2214" style:parent-style-name="PlainText" style:family="paragraph">
      <style:text-properties style:font-name="Courier New" style:font-name-complex="Courier New"/>
    </style:style>
    <style:style style:name="P2215" style:parent-style-name="PlainText" style:family="paragraph">
      <style:text-properties style:font-name="Courier New" style:font-name-complex="Courier New"/>
    </style:style>
    <style:style style:name="P2216" style:parent-style-name="PlainText" style:family="paragraph">
      <style:text-properties style:font-name="Courier New" style:font-name-complex="Courier New"/>
    </style:style>
    <style:style style:name="P2217" style:parent-style-name="PlainText" style:family="paragraph">
      <style:text-properties style:font-name="Courier New" style:font-name-complex="Courier New"/>
    </style:style>
    <style:style style:name="P2218" style:parent-style-name="PlainText" style:family="paragraph">
      <style:text-properties style:font-name="Courier New" style:font-name-complex="Courier New"/>
    </style:style>
    <style:style style:name="P2219" style:parent-style-name="PlainText" style:family="paragraph">
      <style:text-properties style:font-name="Courier New" style:font-name-complex="Courier New"/>
    </style:style>
    <style:style style:name="P2220" style:parent-style-name="PlainText" style:family="paragraph">
      <style:text-properties style:font-name="Courier New" style:font-name-complex="Courier New"/>
    </style:style>
    <style:style style:name="P2221" style:parent-style-name="PlainText" style:family="paragraph">
      <style:text-properties style:font-name="Courier New" style:font-name-complex="Courier New"/>
    </style:style>
    <style:style style:name="P2222" style:parent-style-name="PlainText" style:family="paragraph">
      <style:text-properties style:font-name="Courier New" style:font-name-complex="Courier New"/>
    </style:style>
    <style:style style:name="P2223" style:parent-style-name="PlainText" style:family="paragraph">
      <style:text-properties style:font-name="Courier New" style:font-name-complex="Courier New"/>
    </style:style>
    <style:style style:name="P2224" style:parent-style-name="PlainText" style:family="paragraph">
      <style:text-properties style:font-name="Courier New" style:font-name-complex="Courier New"/>
    </style:style>
    <style:style style:name="P2225" style:parent-style-name="PlainText" style:family="paragraph">
      <style:text-properties style:font-name="Courier New" style:font-name-complex="Courier New"/>
    </style:style>
    <style:style style:name="P2226" style:parent-style-name="PlainText" style:family="paragraph">
      <style:text-properties style:font-name="Courier New" style:font-name-complex="Courier New"/>
    </style:style>
    <style:style style:name="P2227" style:parent-style-name="PlainText" style:family="paragraph">
      <style:text-properties style:font-name="Courier New" style:font-name-complex="Courier New"/>
    </style:style>
    <style:style style:name="P2228" style:parent-style-name="PlainText" style:family="paragraph">
      <style:text-properties style:font-name="Courier New" style:font-name-complex="Courier New"/>
    </style:style>
    <style:style style:name="P2229" style:parent-style-name="PlainText" style:family="paragraph">
      <style:text-properties style:font-name="Courier New" style:font-name-complex="Courier New"/>
    </style:style>
    <style:style style:name="P2230" style:parent-style-name="PlainText" style:family="paragraph">
      <style:text-properties style:font-name="Courier New" style:font-name-complex="Courier New"/>
    </style:style>
    <style:style style:name="P2231" style:parent-style-name="PlainText" style:family="paragraph">
      <style:text-properties style:font-name="Courier New" style:font-name-complex="Courier New"/>
    </style:style>
    <style:style style:name="P2232" style:parent-style-name="PlainText" style:family="paragraph">
      <style:text-properties style:font-name="Courier New" style:font-name-complex="Courier New"/>
    </style:style>
    <style:style style:name="P2233" style:parent-style-name="PlainText" style:family="paragraph">
      <style:text-properties style:font-name="Courier New" style:font-name-complex="Courier New"/>
    </style:style>
    <style:style style:name="P2234" style:parent-style-name="PlainText" style:family="paragraph">
      <style:text-properties style:font-name="Courier New" style:font-name-complex="Courier New"/>
    </style:style>
    <style:style style:name="P2235" style:parent-style-name="PlainText" style:family="paragraph">
      <style:text-properties style:font-name="Courier New" style:font-name-complex="Courier New"/>
    </style:style>
    <style:style style:name="P2236" style:parent-style-name="PlainText" style:family="paragraph">
      <style:text-properties style:font-name="Courier New" style:font-name-complex="Courier New"/>
    </style:style>
    <style:style style:name="P2237" style:parent-style-name="PlainText" style:family="paragraph">
      <style:text-properties style:font-name="Courier New" style:font-name-complex="Courier New"/>
    </style:style>
    <style:style style:name="P2238" style:parent-style-name="PlainText" style:family="paragraph">
      <style:text-properties style:font-name="Courier New" style:font-name-complex="Courier New"/>
    </style:style>
    <style:style style:name="P2239" style:parent-style-name="PlainText" style:family="paragraph">
      <style:text-properties style:font-name="Courier New" style:font-name-complex="Courier New"/>
    </style:style>
    <style:style style:name="P2240" style:parent-style-name="PlainText" style:family="paragraph">
      <style:text-properties style:font-name="Courier New" style:font-name-complex="Courier New"/>
    </style:style>
    <style:style style:name="P2241" style:parent-style-name="PlainText" style:family="paragraph">
      <style:text-properties style:font-name="Courier New" style:font-name-complex="Courier New"/>
    </style:style>
    <style:style style:name="P2242" style:parent-style-name="PlainText" style:family="paragraph">
      <style:text-properties style:font-name="Courier New" style:font-name-complex="Courier New"/>
    </style:style>
    <style:style style:name="P2243" style:parent-style-name="PlainText" style:family="paragraph">
      <style:text-properties style:font-name="Courier New" style:font-name-complex="Courier New"/>
    </style:style>
    <style:style style:name="P2244" style:parent-style-name="PlainText" style:family="paragraph">
      <style:text-properties style:font-name="Courier New" style:font-name-complex="Courier New"/>
    </style:style>
    <style:style style:name="P2245" style:parent-style-name="PlainText" style:family="paragraph">
      <style:text-properties style:font-name="Courier New" style:font-name-complex="Courier New"/>
    </style:style>
    <style:style style:name="P2246" style:parent-style-name="PlainText" style:family="paragraph">
      <style:text-properties style:font-name="Courier New" style:font-name-complex="Courier New"/>
    </style:style>
    <style:style style:name="P2247" style:parent-style-name="PlainText" style:family="paragraph">
      <style:text-properties style:font-name="Courier New" style:font-name-complex="Courier New"/>
    </style:style>
    <style:style style:name="P2248" style:parent-style-name="PlainText" style:family="paragraph">
      <style:text-properties style:font-name="Courier New" style:font-name-complex="Courier New"/>
    </style:style>
    <style:style style:name="P2249" style:parent-style-name="PlainText" style:family="paragraph">
      <style:text-properties style:font-name="Courier New" style:font-name-complex="Courier New"/>
    </style:style>
    <style:style style:name="P2250" style:parent-style-name="PlainText" style:family="paragraph">
      <style:text-properties style:font-name="Courier New" style:font-name-complex="Courier New"/>
    </style:style>
    <style:style style:name="P2251" style:parent-style-name="PlainText" style:family="paragraph">
      <style:text-properties style:font-name="Courier New" style:font-name-complex="Courier New"/>
    </style:style>
    <style:style style:name="P2252" style:parent-style-name="PlainText" style:family="paragraph">
      <style:text-properties style:font-name="Courier New" style:font-name-complex="Courier New"/>
    </style:style>
    <style:style style:name="P2253" style:parent-style-name="PlainText" style:family="paragraph">
      <style:text-properties style:font-name="Courier New" style:font-name-complex="Courier New"/>
    </style:style>
    <style:style style:name="P2254" style:parent-style-name="PlainText" style:family="paragraph">
      <style:text-properties style:font-name="Courier New" style:font-name-complex="Courier New"/>
    </style:style>
    <style:style style:name="P2255" style:parent-style-name="PlainText" style:family="paragraph">
      <style:text-properties style:font-name="Courier New" style:font-name-complex="Courier New"/>
    </style:style>
    <style:style style:name="P2256" style:parent-style-name="PlainText" style:family="paragraph">
      <style:text-properties style:font-name="Courier New" style:font-name-complex="Courier New"/>
    </style:style>
    <style:style style:name="P2257" style:parent-style-name="PlainText" style:family="paragraph">
      <style:text-properties style:font-name="Courier New" style:font-name-complex="Courier New"/>
    </style:style>
    <style:style style:name="P2258" style:parent-style-name="PlainText" style:family="paragraph">
      <style:text-properties style:font-name="Courier New" style:font-name-complex="Courier New"/>
    </style:style>
    <style:style style:name="P2259" style:parent-style-name="PlainText" style:family="paragraph">
      <style:text-properties style:font-name="Courier New" style:font-name-complex="Courier New"/>
    </style:style>
    <style:style style:name="P2260" style:parent-style-name="PlainText" style:family="paragraph">
      <style:text-properties style:font-name="Courier New" style:font-name-complex="Courier New"/>
    </style:style>
    <style:style style:name="P2261" style:parent-style-name="PlainText" style:family="paragraph">
      <style:text-properties style:font-name="Courier New" style:font-name-complex="Courier New"/>
    </style:style>
    <style:style style:name="P2262" style:parent-style-name="PlainText" style:family="paragraph">
      <style:text-properties style:font-name="Courier New" style:font-name-complex="Courier New"/>
    </style:style>
    <style:style style:name="P2263" style:parent-style-name="PlainText" style:family="paragraph">
      <style:text-properties style:font-name="Courier New" style:font-name-complex="Courier New"/>
    </style:style>
    <style:style style:name="P2264" style:parent-style-name="PlainText" style:family="paragraph">
      <style:text-properties style:font-name="Courier New" style:font-name-complex="Courier New"/>
    </style:style>
    <style:style style:name="P2265" style:parent-style-name="PlainText" style:family="paragraph">
      <style:text-properties style:font-name="Courier New" style:font-name-complex="Courier New"/>
    </style:style>
    <style:style style:name="P2266" style:parent-style-name="PlainText" style:family="paragraph">
      <style:text-properties style:font-name="Courier New" style:font-name-complex="Courier New"/>
    </style:style>
    <style:style style:name="P2267" style:parent-style-name="PlainText" style:family="paragraph">
      <style:text-properties style:font-name="Courier New" style:font-name-complex="Courier New"/>
    </style:style>
    <style:style style:name="P2268" style:parent-style-name="PlainText" style:family="paragraph">
      <style:text-properties style:font-name="Courier New" style:font-name-complex="Courier New"/>
    </style:style>
    <style:style style:name="P2269" style:parent-style-name="PlainText" style:family="paragraph">
      <style:text-properties style:font-name="Courier New" style:font-name-complex="Courier New"/>
    </style:style>
    <style:style style:name="P2270" style:parent-style-name="PlainText" style:family="paragraph">
      <style:text-properties style:font-name="Courier New" style:font-name-complex="Courier New"/>
    </style:style>
    <style:style style:name="P2271" style:parent-style-name="PlainText" style:family="paragraph">
      <style:text-properties style:font-name="Courier New" style:font-name-complex="Courier New"/>
    </style:style>
    <style:style style:name="P2272" style:parent-style-name="PlainText" style:family="paragraph">
      <style:text-properties style:font-name="Courier New" style:font-name-complex="Courier New"/>
    </style:style>
    <style:style style:name="P2273" style:parent-style-name="PlainText" style:family="paragraph">
      <style:text-properties style:font-name="Courier New" style:font-name-complex="Courier New"/>
    </style:style>
    <style:style style:name="P2274" style:parent-style-name="PlainText" style:family="paragraph">
      <style:text-properties style:font-name="Courier New" style:font-name-complex="Courier New"/>
    </style:style>
    <style:style style:name="P2275" style:parent-style-name="PlainText" style:family="paragraph">
      <style:text-properties style:font-name="Courier New" style:font-name-complex="Courier New"/>
    </style:style>
    <style:style style:name="P2276" style:parent-style-name="PlainText" style:family="paragraph">
      <style:text-properties style:font-name="Courier New" style:font-name-complex="Courier New"/>
    </style:style>
    <style:style style:name="P2277" style:parent-style-name="PlainText" style:family="paragraph">
      <style:text-properties style:font-name="Courier New" style:font-name-complex="Courier New"/>
    </style:style>
    <style:style style:name="P2278" style:parent-style-name="PlainText" style:family="paragraph">
      <style:text-properties style:font-name="Courier New" style:font-name-complex="Courier New"/>
    </style:style>
    <style:style style:name="P2279" style:parent-style-name="PlainText" style:family="paragraph">
      <style:text-properties style:font-name="Courier New" style:font-name-complex="Courier New"/>
    </style:style>
    <style:style style:name="P2280" style:parent-style-name="PlainText" style:family="paragraph">
      <style:text-properties style:font-name="Courier New" style:font-name-complex="Courier New"/>
    </style:style>
    <style:style style:name="P2281" style:parent-style-name="PlainText" style:family="paragraph">
      <style:text-properties style:font-name="Courier New" style:font-name-complex="Courier New"/>
    </style:style>
    <style:style style:name="P2282" style:parent-style-name="PlainText" style:family="paragraph">
      <style:text-properties style:font-name="Courier New" style:font-name-complex="Courier New"/>
    </style:style>
    <style:style style:name="P2283" style:parent-style-name="PlainText" style:family="paragraph">
      <style:text-properties style:font-name="Courier New" style:font-name-complex="Courier New"/>
    </style:style>
    <style:style style:name="P2284" style:parent-style-name="PlainText" style:family="paragraph">
      <style:text-properties style:font-name="Courier New" style:font-name-complex="Courier New"/>
    </style:style>
    <style:style style:name="P2285" style:parent-style-name="PlainText" style:family="paragraph">
      <style:text-properties style:font-name="Courier New" style:font-name-complex="Courier New"/>
    </style:style>
    <style:style style:name="P2286" style:parent-style-name="PlainText" style:family="paragraph">
      <style:text-properties style:font-name="Courier New" style:font-name-complex="Courier New"/>
    </style:style>
    <style:style style:name="P2287" style:parent-style-name="PlainText" style:family="paragraph">
      <style:text-properties style:font-name="Courier New" style:font-name-complex="Courier New"/>
    </style:style>
    <style:style style:name="P2288" style:parent-style-name="PlainText" style:family="paragraph">
      <style:text-properties style:font-name="Courier New" style:font-name-complex="Courier New"/>
    </style:style>
    <style:style style:name="P2289" style:parent-style-name="PlainText" style:family="paragraph">
      <style:text-properties style:font-name="Courier New" style:font-name-complex="Courier New"/>
    </style:style>
    <style:style style:name="P2290" style:parent-style-name="PlainText" style:family="paragraph">
      <style:text-properties style:font-name="Courier New" style:font-name-complex="Courier New"/>
    </style:style>
    <style:style style:name="P2291" style:parent-style-name="PlainText" style:family="paragraph">
      <style:text-properties style:font-name="Courier New" style:font-name-complex="Courier New"/>
    </style:style>
    <style:style style:name="P2292" style:parent-style-name="PlainText" style:family="paragraph">
      <style:text-properties style:font-name="Courier New" style:font-name-complex="Courier New"/>
    </style:style>
    <style:style style:name="P2293" style:parent-style-name="PlainText" style:family="paragraph">
      <style:text-properties style:font-name="Courier New" style:font-name-complex="Courier New"/>
    </style:style>
    <style:style style:name="P2294" style:parent-style-name="PlainText" style:family="paragraph">
      <style:text-properties style:font-name="Courier New" style:font-name-complex="Courier New"/>
    </style:style>
    <style:style style:name="P2295" style:parent-style-name="PlainText" style:family="paragraph">
      <style:text-properties style:font-name="Courier New" style:font-name-complex="Courier New"/>
    </style:style>
    <style:style style:name="P2296" style:parent-style-name="PlainText" style:family="paragraph">
      <style:text-properties style:font-name="Courier New" style:font-name-complex="Courier New"/>
    </style:style>
    <style:style style:name="P2297" style:parent-style-name="PlainText" style:family="paragraph">
      <style:text-properties style:font-name="Courier New" style:font-name-complex="Courier New"/>
    </style:style>
    <style:style style:name="P2298" style:parent-style-name="PlainText" style:family="paragraph">
      <style:text-properties style:font-name="Courier New" style:font-name-complex="Courier New"/>
    </style:style>
    <style:style style:name="P2299" style:parent-style-name="PlainText" style:family="paragraph">
      <style:text-properties style:font-name="Courier New" style:font-name-complex="Courier New"/>
    </style:style>
    <style:style style:name="P2300" style:parent-style-name="PlainText" style:family="paragraph">
      <style:text-properties style:font-name="Courier New" style:font-name-complex="Courier New"/>
    </style:style>
    <style:style style:name="P2301" style:parent-style-name="PlainText" style:family="paragraph">
      <style:text-properties style:font-name="Courier New" style:font-name-complex="Courier New"/>
    </style:style>
    <style:style style:name="P2302" style:parent-style-name="PlainText" style:family="paragraph">
      <style:text-properties style:font-name="Courier New" style:font-name-complex="Courier New"/>
    </style:style>
    <style:style style:name="P2303" style:parent-style-name="PlainText" style:family="paragraph">
      <style:text-properties style:font-name="Courier New" style:font-name-complex="Courier New"/>
    </style:style>
    <style:style style:name="P2304" style:parent-style-name="PlainText" style:family="paragraph">
      <style:text-properties style:font-name="Courier New" style:font-name-complex="Courier New"/>
    </style:style>
    <style:style style:name="P2305" style:parent-style-name="PlainText" style:family="paragraph">
      <style:text-properties style:font-name="Courier New" style:font-name-complex="Courier New"/>
    </style:style>
    <style:style style:name="P2306" style:parent-style-name="PlainText" style:family="paragraph">
      <style:text-properties style:font-name="Courier New" style:font-name-complex="Courier New"/>
    </style:style>
    <style:style style:name="P2307" style:parent-style-name="PlainText" style:family="paragraph">
      <style:text-properties style:font-name="Courier New" style:font-name-complex="Courier New"/>
    </style:style>
    <style:style style:name="P2308" style:parent-style-name="PlainText" style:family="paragraph">
      <style:text-properties style:font-name="Courier New" style:font-name-complex="Courier New"/>
    </style:style>
    <style:style style:name="P2309" style:parent-style-name="PlainText" style:family="paragraph">
      <style:text-properties style:font-name="Courier New" style:font-name-complex="Courier New"/>
    </style:style>
    <style:style style:name="P2310" style:parent-style-name="PlainText" style:family="paragraph">
      <style:text-properties style:font-name="Courier New" style:font-name-complex="Courier New"/>
    </style:style>
    <style:style style:name="P2311" style:parent-style-name="PlainText" style:family="paragraph">
      <style:text-properties style:font-name="Courier New" style:font-name-complex="Courier New"/>
    </style:style>
    <style:style style:name="P2312" style:parent-style-name="PlainText" style:family="paragraph">
      <style:text-properties style:font-name="Courier New" style:font-name-complex="Courier New"/>
    </style:style>
    <style:style style:name="P2313" style:parent-style-name="PlainText" style:family="paragraph">
      <style:text-properties style:font-name="Courier New" style:font-name-complex="Courier New"/>
    </style:style>
    <style:style style:name="P2314" style:parent-style-name="PlainText" style:family="paragraph">
      <style:text-properties style:font-name="Courier New" style:font-name-complex="Courier New"/>
    </style:style>
    <style:style style:name="P2315" style:parent-style-name="PlainText" style:family="paragraph">
      <style:text-properties style:font-name="Courier New" style:font-name-complex="Courier New"/>
    </style:style>
    <style:style style:name="P2316" style:parent-style-name="PlainText" style:family="paragraph">
      <style:text-properties style:font-name="Courier New" style:font-name-complex="Courier New"/>
    </style:style>
    <style:style style:name="P2317" style:parent-style-name="PlainText" style:family="paragraph">
      <style:text-properties style:font-name="Courier New" style:font-name-complex="Courier New"/>
    </style:style>
    <style:style style:name="P2318" style:parent-style-name="PlainText" style:family="paragraph">
      <style:text-properties style:font-name="Courier New" style:font-name-complex="Courier New"/>
    </style:style>
    <style:style style:name="P2319" style:parent-style-name="PlainText" style:family="paragraph">
      <style:text-properties style:font-name="Courier New" style:font-name-complex="Courier New"/>
    </style:style>
    <style:style style:name="P2320" style:parent-style-name="PlainText" style:family="paragraph">
      <style:text-properties style:font-name="Courier New" style:font-name-complex="Courier New"/>
    </style:style>
    <style:style style:name="P2321" style:parent-style-name="PlainText" style:family="paragraph">
      <style:text-properties style:font-name="Courier New" style:font-name-complex="Courier New"/>
    </style:style>
    <style:style style:name="P2322" style:parent-style-name="PlainText" style:family="paragraph">
      <style:text-properties style:font-name="Courier New" style:font-name-complex="Courier New"/>
    </style:style>
    <style:style style:name="P2323" style:parent-style-name="PlainText" style:family="paragraph">
      <style:text-properties style:font-name="Courier New" style:font-name-complex="Courier New"/>
    </style:style>
    <style:style style:name="P2324" style:parent-style-name="PlainText" style:family="paragraph">
      <style:text-properties style:font-name="Courier New" style:font-name-complex="Courier New"/>
    </style:style>
    <style:style style:name="P2325" style:parent-style-name="PlainText" style:family="paragraph">
      <style:text-properties style:font-name="Courier New" style:font-name-complex="Courier New"/>
    </style:style>
    <style:style style:name="P2326" style:parent-style-name="PlainText" style:family="paragraph">
      <style:text-properties style:font-name="Courier New" style:font-name-complex="Courier New"/>
    </style:style>
    <style:style style:name="P2327" style:parent-style-name="PlainText" style:family="paragraph">
      <style:text-properties style:font-name="Courier New" style:font-name-complex="Courier New"/>
    </style:style>
    <style:style style:name="P2328" style:parent-style-name="PlainText" style:family="paragraph">
      <style:text-properties style:font-name="Courier New" style:font-name-complex="Courier New"/>
    </style:style>
    <style:style style:name="P2329" style:parent-style-name="PlainText" style:family="paragraph">
      <style:text-properties style:font-name="Courier New" style:font-name-complex="Courier New"/>
    </style:style>
    <style:style style:name="P2330" style:parent-style-name="PlainText" style:family="paragraph">
      <style:text-properties style:font-name="Courier New" style:font-name-complex="Courier New"/>
    </style:style>
    <style:style style:name="P2331" style:parent-style-name="PlainText" style:family="paragraph">
      <style:text-properties style:font-name="Courier New" style:font-name-complex="Courier New"/>
    </style:style>
    <style:style style:name="P2332" style:parent-style-name="PlainText" style:family="paragraph">
      <style:text-properties style:font-name="Courier New" style:font-name-complex="Courier New"/>
    </style:style>
    <style:style style:name="P2333" style:parent-style-name="PlainText" style:family="paragraph">
      <style:text-properties style:font-name="Courier New" style:font-name-complex="Courier New"/>
    </style:style>
    <style:style style:name="P2334" style:parent-style-name="PlainText" style:family="paragraph">
      <style:text-properties style:font-name="Courier New" style:font-name-complex="Courier New"/>
    </style:style>
    <style:style style:name="P2335" style:parent-style-name="PlainText" style:family="paragraph">
      <style:text-properties style:font-name="Courier New" style:font-name-complex="Courier New"/>
    </style:style>
    <style:style style:name="P2336" style:parent-style-name="PlainText" style:family="paragraph">
      <style:text-properties style:font-name="Courier New" style:font-name-complex="Courier New"/>
    </style:style>
    <style:style style:name="P2337" style:parent-style-name="PlainText" style:family="paragraph">
      <style:text-properties style:font-name="Courier New" style:font-name-complex="Courier New"/>
    </style:style>
    <style:style style:name="P2338" style:parent-style-name="PlainText" style:family="paragraph">
      <style:text-properties style:font-name="Courier New" style:font-name-complex="Courier New"/>
    </style:style>
    <style:style style:name="P2339" style:parent-style-name="PlainText" style:family="paragraph">
      <style:text-properties style:font-name="Courier New" style:font-name-complex="Courier New"/>
    </style:style>
    <style:style style:name="P2340" style:parent-style-name="PlainText" style:family="paragraph">
      <style:text-properties style:font-name="Courier New" style:font-name-complex="Courier New"/>
    </style:style>
    <style:style style:name="P2341" style:parent-style-name="PlainText" style:family="paragraph">
      <style:text-properties style:font-name="Courier New" style:font-name-complex="Courier New"/>
    </style:style>
    <style:style style:name="P2342" style:parent-style-name="PlainText" style:family="paragraph">
      <style:text-properties style:font-name="Courier New" style:font-name-complex="Courier New"/>
    </style:style>
    <style:style style:name="P2343" style:parent-style-name="PlainText" style:family="paragraph">
      <style:text-properties style:font-name="Courier New" style:font-name-complex="Courier New"/>
    </style:style>
    <style:style style:name="P2344" style:parent-style-name="PlainText" style:family="paragraph">
      <style:text-properties style:font-name="Courier New" style:font-name-complex="Courier New"/>
    </style:style>
    <style:style style:name="P2345" style:parent-style-name="PlainText" style:family="paragraph">
      <style:text-properties style:font-name="Courier New" style:font-name-complex="Courier New"/>
    </style:style>
    <style:style style:name="P2346" style:parent-style-name="PlainText" style:family="paragraph">
      <style:text-properties style:font-name="Courier New" style:font-name-complex="Courier New"/>
    </style:style>
    <style:style style:name="P2347" style:parent-style-name="PlainText" style:family="paragraph">
      <style:text-properties style:font-name="Courier New" style:font-name-complex="Courier New"/>
    </style:style>
    <style:style style:name="P2348" style:parent-style-name="PlainText" style:family="paragraph">
      <style:text-properties style:font-name="Courier New" style:font-name-complex="Courier New"/>
    </style:style>
    <style:style style:name="P2349" style:parent-style-name="PlainText" style:family="paragraph">
      <style:text-properties style:font-name="Courier New" style:font-name-complex="Courier New"/>
    </style:style>
    <style:style style:name="P2350" style:parent-style-name="PlainText" style:family="paragraph">
      <style:text-properties style:font-name="Courier New" style:font-name-complex="Courier New"/>
    </style:style>
    <style:style style:name="P2351" style:parent-style-name="PlainText" style:family="paragraph">
      <style:text-properties style:font-name="Courier New" style:font-name-complex="Courier New"/>
    </style:style>
    <style:style style:name="P2352" style:parent-style-name="PlainText" style:family="paragraph">
      <style:text-properties style:font-name="Courier New" style:font-name-complex="Courier New"/>
    </style:style>
    <style:style style:name="P2353" style:parent-style-name="PlainText" style:family="paragraph">
      <style:text-properties style:font-name="Courier New" style:font-name-complex="Courier New"/>
    </style:style>
    <style:style style:name="P2354" style:parent-style-name="PlainText" style:family="paragraph">
      <style:text-properties style:font-name="Courier New" style:font-name-complex="Courier New"/>
    </style:style>
    <style:style style:name="P2355" style:parent-style-name="PlainText" style:family="paragraph">
      <style:text-properties style:font-name="Courier New" style:font-name-complex="Courier New"/>
    </style:style>
    <style:style style:name="P2356" style:parent-style-name="PlainText" style:family="paragraph">
      <style:text-properties style:font-name="Courier New" style:font-name-complex="Courier New"/>
    </style:style>
    <style:style style:name="P2357" style:parent-style-name="PlainText" style:family="paragraph">
      <style:text-properties style:font-name="Courier New" style:font-name-complex="Courier New"/>
    </style:style>
    <style:style style:name="P2358" style:parent-style-name="PlainText" style:family="paragraph">
      <style:text-properties style:font-name="Courier New" style:font-name-complex="Courier New"/>
    </style:style>
    <style:style style:name="P2359" style:parent-style-name="PlainText" style:family="paragraph">
      <style:text-properties style:font-name="Courier New" style:font-name-complex="Courier New"/>
    </style:style>
    <style:style style:name="P2360" style:parent-style-name="PlainText" style:family="paragraph">
      <style:text-properties style:font-name="Courier New" style:font-name-complex="Courier New"/>
    </style:style>
    <style:style style:name="P2361" style:parent-style-name="PlainText" style:family="paragraph">
      <style:text-properties style:font-name="Courier New" style:font-name-complex="Courier New"/>
    </style:style>
    <style:style style:name="P2362" style:parent-style-name="PlainText" style:family="paragraph">
      <style:text-properties style:font-name="Courier New" style:font-name-complex="Courier New"/>
    </style:style>
    <style:style style:name="P2363" style:parent-style-name="PlainText" style:family="paragraph">
      <style:text-properties style:font-name="Courier New" style:font-name-complex="Courier New"/>
    </style:style>
    <style:style style:name="P2364" style:parent-style-name="PlainText" style:family="paragraph">
      <style:text-properties style:font-name="Courier New" style:font-name-complex="Courier New"/>
    </style:style>
    <style:style style:name="P2365" style:parent-style-name="PlainText" style:family="paragraph">
      <style:text-properties style:font-name="Courier New" style:font-name-complex="Courier New"/>
    </style:style>
    <style:style style:name="P2366" style:parent-style-name="PlainText" style:family="paragraph">
      <style:text-properties style:font-name="Courier New" style:font-name-complex="Courier New"/>
    </style:style>
    <style:style style:name="P2367" style:parent-style-name="PlainText" style:family="paragraph">
      <style:text-properties style:font-name="Courier New" style:font-name-complex="Courier New"/>
    </style:style>
    <style:style style:name="P2368" style:parent-style-name="PlainText" style:family="paragraph">
      <style:text-properties style:font-name="Courier New" style:font-name-complex="Courier New"/>
    </style:style>
    <style:style style:name="P2369" style:parent-style-name="PlainText" style:family="paragraph">
      <style:text-properties style:font-name="Courier New" style:font-name-complex="Courier New"/>
    </style:style>
    <style:style style:name="P2370" style:parent-style-name="PlainText" style:family="paragraph">
      <style:text-properties style:font-name="Courier New" style:font-name-complex="Courier New"/>
    </style:style>
    <style:style style:name="P2371" style:parent-style-name="PlainText" style:family="paragraph">
      <style:text-properties style:font-name="Courier New" style:font-name-complex="Courier New"/>
    </style:style>
    <style:style style:name="P2372" style:parent-style-name="PlainText" style:family="paragraph">
      <style:text-properties style:font-name="Courier New" style:font-name-complex="Courier New"/>
    </style:style>
    <style:style style:name="P2373" style:parent-style-name="PlainText" style:family="paragraph">
      <style:text-properties style:font-name="Courier New" style:font-name-complex="Courier New"/>
    </style:style>
    <style:style style:name="P2374" style:parent-style-name="PlainText" style:family="paragraph">
      <style:text-properties style:font-name="Courier New" style:font-name-complex="Courier New"/>
    </style:style>
    <style:style style:name="P2375" style:parent-style-name="PlainText" style:family="paragraph">
      <style:text-properties style:font-name="Courier New" style:font-name-complex="Courier New"/>
    </style:style>
    <style:style style:name="P2376" style:parent-style-name="PlainText" style:family="paragraph">
      <style:text-properties style:font-name="Courier New" style:font-name-complex="Courier New"/>
    </style:style>
    <style:style style:name="P2377" style:parent-style-name="PlainText" style:family="paragraph">
      <style:text-properties style:font-name="Courier New" style:font-name-complex="Courier New"/>
    </style:style>
    <style:style style:name="P2378" style:parent-style-name="PlainText" style:family="paragraph">
      <style:text-properties style:font-name="Courier New" style:font-name-complex="Courier New"/>
    </style:style>
    <style:style style:name="P2379" style:parent-style-name="PlainText" style:family="paragraph">
      <style:text-properties style:font-name="Courier New" style:font-name-complex="Courier New"/>
    </style:style>
    <style:style style:name="P2380" style:parent-style-name="PlainText" style:family="paragraph">
      <style:text-properties style:font-name="Courier New" style:font-name-complex="Courier New"/>
    </style:style>
    <style:style style:name="P2381" style:parent-style-name="PlainText" style:family="paragraph">
      <style:text-properties style:font-name="Courier New" style:font-name-complex="Courier New"/>
    </style:style>
    <style:style style:name="P2382" style:parent-style-name="PlainText" style:family="paragraph">
      <style:text-properties style:font-name="Courier New" style:font-name-complex="Courier New"/>
    </style:style>
    <style:style style:name="P2383" style:parent-style-name="PlainText" style:family="paragraph">
      <style:text-properties style:font-name="Courier New" style:font-name-complex="Courier New"/>
    </style:style>
    <style:style style:name="P2384" style:parent-style-name="PlainText" style:family="paragraph">
      <style:text-properties style:font-name="Courier New" style:font-name-complex="Courier New"/>
    </style:style>
    <style:style style:name="P2385" style:parent-style-name="PlainText" style:family="paragraph">
      <style:text-properties style:font-name="Courier New" style:font-name-complex="Courier New"/>
    </style:style>
    <style:style style:name="P2386" style:parent-style-name="PlainText" style:family="paragraph">
      <style:text-properties style:font-name="Courier New" style:font-name-complex="Courier New"/>
    </style:style>
    <style:style style:name="P2387" style:parent-style-name="PlainText" style:family="paragraph">
      <style:text-properties style:font-name="Courier New" style:font-name-complex="Courier New"/>
    </style:style>
    <style:style style:name="P2388" style:parent-style-name="PlainText" style:family="paragraph">
      <style:text-properties style:font-name="Courier New" style:font-name-complex="Courier New"/>
    </style:style>
    <style:style style:name="P2389" style:parent-style-name="PlainText" style:family="paragraph">
      <style:text-properties style:font-name="Courier New" style:font-name-complex="Courier New"/>
    </style:style>
    <style:style style:name="P2390" style:parent-style-name="PlainText" style:family="paragraph">
      <style:text-properties style:font-name="Courier New" style:font-name-complex="Courier New"/>
    </style:style>
    <style:style style:name="P2391" style:parent-style-name="PlainText" style:family="paragraph">
      <style:text-properties style:font-name="Courier New" style:font-name-complex="Courier New"/>
    </style:style>
    <style:style style:name="P2392" style:parent-style-name="PlainText" style:family="paragraph">
      <style:text-properties style:font-name="Courier New" style:font-name-complex="Courier New"/>
    </style:style>
    <style:style style:name="P2393" style:parent-style-name="PlainText" style:family="paragraph">
      <style:text-properties style:font-name="Courier New" style:font-name-complex="Courier New"/>
    </style:style>
    <style:style style:name="P2394" style:parent-style-name="PlainText" style:family="paragraph">
      <style:text-properties style:font-name="Courier New" style:font-name-complex="Courier New"/>
    </style:style>
    <style:style style:name="P2395" style:parent-style-name="PlainText" style:family="paragraph">
      <style:text-properties style:font-name="Courier New" style:font-name-complex="Courier New"/>
    </style:style>
    <style:style style:name="P2396" style:parent-style-name="PlainText" style:family="paragraph">
      <style:text-properties style:font-name="Courier New" style:font-name-complex="Courier New"/>
    </style:style>
    <style:style style:name="P2397" style:parent-style-name="PlainText" style:family="paragraph">
      <style:text-properties style:font-name="Courier New" style:font-name-complex="Courier New"/>
    </style:style>
    <style:style style:name="P2398" style:parent-style-name="PlainText" style:family="paragraph">
      <style:text-properties style:font-name="Courier New" style:font-name-complex="Courier New"/>
    </style:style>
    <style:style style:name="P2399" style:parent-style-name="PlainText" style:family="paragraph">
      <style:text-properties style:font-name="Courier New" style:font-name-complex="Courier New"/>
    </style:style>
    <style:style style:name="P2400" style:parent-style-name="PlainText" style:family="paragraph">
      <style:text-properties style:font-name="Courier New" style:font-name-complex="Courier New"/>
    </style:style>
    <style:style style:name="P2401" style:parent-style-name="PlainText" style:family="paragraph">
      <style:text-properties style:font-name="Courier New" style:font-name-complex="Courier New"/>
    </style:style>
    <style:style style:name="P2402" style:parent-style-name="PlainText" style:family="paragraph">
      <style:text-properties style:font-name="Courier New" style:font-name-complex="Courier New"/>
    </style:style>
    <style:style style:name="P2403" style:parent-style-name="PlainText" style:family="paragraph">
      <style:text-properties style:font-name="Courier New" style:font-name-complex="Courier New"/>
    </style:style>
    <style:style style:name="P2404" style:parent-style-name="PlainText" style:family="paragraph">
      <style:text-properties style:font-name="Courier New" style:font-name-complex="Courier New"/>
    </style:style>
    <style:style style:name="P2405" style:parent-style-name="PlainText" style:family="paragraph">
      <style:text-properties style:font-name="Courier New" style:font-name-complex="Courier New"/>
    </style:style>
    <style:style style:name="P2406" style:parent-style-name="PlainText" style:family="paragraph">
      <style:text-properties style:font-name="Courier New" style:font-name-complex="Courier New"/>
    </style:style>
    <style:style style:name="P2407" style:parent-style-name="PlainText" style:family="paragraph">
      <style:text-properties style:font-name="Courier New" style:font-name-complex="Courier New"/>
    </style:style>
    <style:style style:name="P2408" style:parent-style-name="PlainText" style:family="paragraph">
      <style:text-properties style:font-name="Courier New" style:font-name-complex="Courier New"/>
    </style:style>
    <style:style style:name="P2409" style:parent-style-name="PlainText" style:family="paragraph">
      <style:text-properties style:font-name="Courier New" style:font-name-complex="Courier New"/>
    </style:style>
    <style:style style:name="P2410" style:parent-style-name="PlainText" style:family="paragraph">
      <style:text-properties style:font-name="Courier New" style:font-name-complex="Courier New"/>
    </style:style>
    <style:style style:name="P2411" style:parent-style-name="PlainText" style:family="paragraph">
      <style:text-properties style:font-name="Courier New" style:font-name-complex="Courier New"/>
    </style:style>
    <style:style style:name="P2412" style:parent-style-name="PlainText" style:family="paragraph">
      <style:text-properties style:font-name="Courier New" style:font-name-complex="Courier New"/>
    </style:style>
    <style:style style:name="P2413" style:parent-style-name="PlainText" style:family="paragraph">
      <style:text-properties style:font-name="Courier New" style:font-name-complex="Courier New"/>
    </style:style>
    <style:style style:name="P2414" style:parent-style-name="PlainText" style:family="paragraph">
      <style:text-properties style:font-name="Courier New" style:font-name-complex="Courier New"/>
    </style:style>
    <style:style style:name="P2415" style:parent-style-name="PlainText" style:family="paragraph">
      <style:text-properties style:font-name="Courier New" style:font-name-complex="Courier New"/>
    </style:style>
    <style:style style:name="P2416" style:parent-style-name="PlainText" style:family="paragraph">
      <style:text-properties style:font-name="Courier New" style:font-name-complex="Courier New"/>
    </style:style>
    <style:style style:name="P2417" style:parent-style-name="PlainText" style:family="paragraph">
      <style:text-properties style:font-name="Courier New" style:font-name-complex="Courier New"/>
    </style:style>
    <style:style style:name="P2418" style:parent-style-name="PlainText" style:family="paragraph">
      <style:text-properties style:font-name="Courier New" style:font-name-complex="Courier New"/>
    </style:style>
    <style:style style:name="P2419" style:parent-style-name="PlainText" style:family="paragraph">
      <style:text-properties style:font-name="Courier New" style:font-name-complex="Courier New"/>
    </style:style>
    <style:style style:name="P2420" style:parent-style-name="PlainText" style:family="paragraph">
      <style:text-properties style:font-name="Courier New" style:font-name-complex="Courier New"/>
    </style:style>
    <style:style style:name="P2421" style:parent-style-name="PlainText" style:family="paragraph">
      <style:text-properties style:font-name="Courier New" style:font-name-complex="Courier New"/>
    </style:style>
    <style:style style:name="P2422" style:parent-style-name="PlainText" style:family="paragraph">
      <style:text-properties style:font-name="Courier New" style:font-name-complex="Courier New"/>
    </style:style>
    <style:style style:name="P2423" style:parent-style-name="PlainText" style:family="paragraph">
      <style:text-properties style:font-name="Courier New" style:font-name-complex="Courier New"/>
    </style:style>
    <style:style style:name="P2424" style:parent-style-name="PlainText" style:family="paragraph">
      <style:text-properties style:font-name="Courier New" style:font-name-complex="Courier New"/>
    </style:style>
    <style:style style:name="P2425" style:parent-style-name="PlainText" style:family="paragraph">
      <style:text-properties style:font-name="Courier New" style:font-name-complex="Courier New"/>
    </style:style>
    <style:style style:name="P2426" style:parent-style-name="PlainText" style:family="paragraph">
      <style:text-properties style:font-name="Courier New" style:font-name-complex="Courier New"/>
    </style:style>
    <style:style style:name="P2427" style:parent-style-name="PlainText" style:family="paragraph">
      <style:text-properties style:font-name="Courier New" style:font-name-complex="Courier New"/>
    </style:style>
    <style:style style:name="P2428" style:parent-style-name="PlainText" style:family="paragraph">
      <style:text-properties style:font-name="Courier New" style:font-name-complex="Courier New"/>
    </style:style>
    <style:style style:name="P2429" style:parent-style-name="PlainText" style:family="paragraph">
      <style:text-properties style:font-name="Courier New" style:font-name-complex="Courier New"/>
    </style:style>
    <style:style style:name="P2430" style:parent-style-name="PlainText" style:family="paragraph">
      <style:text-properties style:font-name="Courier New" style:font-name-complex="Courier New"/>
    </style:style>
    <style:style style:name="P2431" style:parent-style-name="PlainText" style:family="paragraph">
      <style:text-properties style:font-name="Courier New" style:font-name-complex="Courier New"/>
    </style:style>
    <style:style style:name="P2432" style:parent-style-name="PlainText" style:family="paragraph">
      <style:text-properties style:font-name="Courier New" style:font-name-complex="Courier New"/>
    </style:style>
    <style:style style:name="P2433" style:parent-style-name="PlainText" style:family="paragraph">
      <style:text-properties style:font-name="Courier New" style:font-name-complex="Courier New"/>
    </style:style>
    <style:style style:name="P2434" style:parent-style-name="PlainText" style:family="paragraph">
      <style:text-properties style:font-name="Courier New" style:font-name-complex="Courier New"/>
    </style:style>
    <style:style style:name="P2435" style:parent-style-name="PlainText" style:family="paragraph">
      <style:text-properties style:font-name="Courier New" style:font-name-complex="Courier New"/>
    </style:style>
    <style:style style:name="P2436" style:parent-style-name="PlainText" style:family="paragraph">
      <style:text-properties style:font-name="Courier New" style:font-name-complex="Courier New"/>
    </style:style>
    <style:style style:name="P2437" style:parent-style-name="PlainText" style:family="paragraph">
      <style:text-properties style:font-name="Courier New" style:font-name-complex="Courier New"/>
    </style:style>
    <style:style style:name="P2438" style:parent-style-name="PlainText" style:family="paragraph">
      <style:text-properties style:font-name="Courier New" style:font-name-complex="Courier New"/>
    </style:style>
    <style:style style:name="P2439" style:parent-style-name="PlainText" style:family="paragraph">
      <style:text-properties style:font-name="Courier New" style:font-name-complex="Courier New"/>
    </style:style>
    <style:style style:name="P2440" style:parent-style-name="PlainText" style:family="paragraph">
      <style:text-properties style:font-name="Courier New" style:font-name-complex="Courier New"/>
    </style:style>
    <style:style style:name="P2441" style:parent-style-name="PlainText" style:family="paragraph">
      <style:text-properties style:font-name="Courier New" style:font-name-complex="Courier New"/>
    </style:style>
    <style:style style:name="P2442" style:parent-style-name="PlainText" style:family="paragraph">
      <style:text-properties style:font-name="Courier New" style:font-name-complex="Courier New"/>
    </style:style>
    <style:style style:name="P2443" style:parent-style-name="PlainText" style:family="paragraph">
      <style:text-properties style:font-name="Courier New" style:font-name-complex="Courier New"/>
    </style:style>
    <style:style style:name="P2444" style:parent-style-name="PlainText" style:family="paragraph">
      <style:text-properties style:font-name="Courier New" style:font-name-complex="Courier New"/>
    </style:style>
    <style:style style:name="P2445" style:parent-style-name="PlainText" style:family="paragraph">
      <style:text-properties style:font-name="Courier New" style:font-name-complex="Courier New"/>
    </style:style>
    <style:style style:name="P2446" style:parent-style-name="PlainText" style:family="paragraph">
      <style:text-properties style:font-name="Courier New" style:font-name-complex="Courier New"/>
    </style:style>
    <style:style style:name="P2447" style:parent-style-name="PlainText" style:family="paragraph">
      <style:text-properties style:font-name="Courier New" style:font-name-complex="Courier New"/>
    </style:style>
    <style:style style:name="P2448" style:parent-style-name="PlainText" style:family="paragraph">
      <style:text-properties style:font-name="Courier New" style:font-name-complex="Courier New"/>
    </style:style>
    <style:style style:name="P2449" style:parent-style-name="PlainText" style:family="paragraph">
      <style:text-properties style:font-name="Courier New" style:font-name-complex="Courier New"/>
    </style:style>
    <style:style style:name="P2450" style:parent-style-name="PlainText" style:family="paragraph">
      <style:text-properties style:font-name="Courier New" style:font-name-complex="Courier New"/>
    </style:style>
    <style:style style:name="P2451" style:parent-style-name="PlainText" style:family="paragraph">
      <style:text-properties style:font-name="Courier New" style:font-name-complex="Courier New"/>
    </style:style>
    <style:style style:name="P2452" style:parent-style-name="PlainText" style:family="paragraph">
      <style:text-properties style:font-name="Courier New" style:font-name-complex="Courier New"/>
    </style:style>
    <style:style style:name="P2453" style:parent-style-name="PlainText" style:family="paragraph">
      <style:text-properties style:font-name="Courier New" style:font-name-complex="Courier New"/>
    </style:style>
    <style:style style:name="P2454" style:parent-style-name="PlainText" style:family="paragraph">
      <style:text-properties style:font-name="Courier New" style:font-name-complex="Courier New"/>
    </style:style>
    <style:style style:name="P2455" style:parent-style-name="PlainText" style:family="paragraph">
      <style:text-properties style:font-name="Courier New" style:font-name-complex="Courier New"/>
    </style:style>
    <style:style style:name="P2456" style:parent-style-name="PlainText" style:family="paragraph">
      <style:text-properties style:font-name="Courier New" style:font-name-complex="Courier New"/>
    </style:style>
    <style:style style:name="P2457" style:parent-style-name="PlainText" style:family="paragraph">
      <style:text-properties style:font-name="Courier New" style:font-name-complex="Courier New"/>
    </style:style>
    <style:style style:name="P2458" style:parent-style-name="PlainText" style:family="paragraph">
      <style:text-properties style:font-name="Courier New" style:font-name-complex="Courier New"/>
    </style:style>
    <style:style style:name="P2459" style:parent-style-name="PlainText" style:family="paragraph">
      <style:text-properties style:font-name="Courier New" style:font-name-complex="Courier New"/>
    </style:style>
    <style:style style:name="P2460" style:parent-style-name="PlainText" style:family="paragraph">
      <style:text-properties style:font-name="Courier New" style:font-name-complex="Courier New"/>
    </style:style>
    <style:style style:name="P2461" style:parent-style-name="PlainText" style:family="paragraph">
      <style:text-properties style:font-name="Courier New" style:font-name-complex="Courier New"/>
    </style:style>
    <style:style style:name="P2462" style:parent-style-name="PlainText" style:family="paragraph">
      <style:text-properties style:font-name="Courier New" style:font-name-complex="Courier New"/>
    </style:style>
    <style:style style:name="P2463" style:parent-style-name="PlainText" style:family="paragraph">
      <style:text-properties style:font-name="Courier New" style:font-name-complex="Courier New"/>
    </style:style>
    <style:style style:name="P2464" style:parent-style-name="PlainText" style:family="paragraph">
      <style:text-properties style:font-name="Courier New" style:font-name-complex="Courier New"/>
    </style:style>
    <style:style style:name="P2465" style:parent-style-name="PlainText" style:family="paragraph">
      <style:text-properties style:font-name="Courier New" style:font-name-complex="Courier New"/>
    </style:style>
    <style:style style:name="P2466" style:parent-style-name="PlainText" style:family="paragraph">
      <style:text-properties style:font-name="Courier New" style:font-name-complex="Courier New"/>
    </style:style>
    <style:style style:name="P2467" style:parent-style-name="PlainText" style:family="paragraph">
      <style:text-properties style:font-name="Courier New" style:font-name-complex="Courier New"/>
    </style:style>
    <style:style style:name="P2468" style:parent-style-name="PlainText" style:family="paragraph">
      <style:text-properties style:font-name="Courier New" style:font-name-complex="Courier New"/>
    </style:style>
    <style:style style:name="P2469" style:parent-style-name="PlainText" style:family="paragraph">
      <style:text-properties style:font-name="Courier New" style:font-name-complex="Courier New"/>
    </style:style>
    <style:style style:name="P2470" style:parent-style-name="PlainText" style:family="paragraph">
      <style:text-properties style:font-name="Courier New" style:font-name-complex="Courier New"/>
    </style:style>
    <style:style style:name="P2471" style:parent-style-name="PlainText" style:family="paragraph">
      <style:text-properties style:font-name="Courier New" style:font-name-complex="Courier New"/>
    </style:style>
    <style:style style:name="P2472" style:parent-style-name="PlainText" style:family="paragraph">
      <style:text-properties style:font-name="Courier New" style:font-name-complex="Courier New"/>
    </style:style>
    <style:style style:name="P2473" style:parent-style-name="PlainText" style:family="paragraph">
      <style:text-properties style:font-name="Courier New" style:font-name-complex="Courier New"/>
    </style:style>
    <style:style style:name="P2474" style:parent-style-name="PlainText" style:family="paragraph">
      <style:text-properties style:font-name="Courier New" style:font-name-complex="Courier New"/>
    </style:style>
    <style:style style:name="P2475" style:parent-style-name="PlainText" style:family="paragraph">
      <style:text-properties style:font-name="Courier New" style:font-name-complex="Courier New"/>
    </style:style>
    <style:style style:name="P2476" style:parent-style-name="PlainText" style:family="paragraph">
      <style:text-properties style:font-name="Courier New" style:font-name-complex="Courier New"/>
    </style:style>
    <style:style style:name="P2477" style:parent-style-name="PlainText" style:family="paragraph">
      <style:text-properties style:font-name="Courier New" style:font-name-complex="Courier New"/>
    </style:style>
    <style:style style:name="P2478" style:parent-style-name="PlainText" style:family="paragraph">
      <style:text-properties style:font-name="Courier New" style:font-name-complex="Courier New"/>
    </style:style>
    <style:style style:name="P2479" style:parent-style-name="PlainText" style:family="paragraph">
      <style:text-properties style:font-name="Courier New" style:font-name-complex="Courier New"/>
    </style:style>
    <style:style style:name="P2480" style:parent-style-name="PlainText" style:family="paragraph">
      <style:text-properties style:font-name="Courier New" style:font-name-complex="Courier New"/>
    </style:style>
    <style:style style:name="P2481" style:parent-style-name="PlainText" style:family="paragraph">
      <style:text-properties style:font-name="Courier New" style:font-name-complex="Courier New"/>
    </style:style>
    <style:style style:name="P2482" style:parent-style-name="PlainText" style:family="paragraph">
      <style:text-properties style:font-name="Courier New" style:font-name-complex="Courier New"/>
    </style:style>
    <style:style style:name="P2483" style:parent-style-name="PlainText" style:family="paragraph">
      <style:text-properties style:font-name="Courier New" style:font-name-complex="Courier New"/>
    </style:style>
    <style:style style:name="P2484" style:parent-style-name="PlainText" style:family="paragraph">
      <style:text-properties style:font-name="Courier New" style:font-name-complex="Courier New"/>
    </style:style>
    <style:style style:name="P2485" style:parent-style-name="PlainText" style:family="paragraph">
      <style:text-properties style:font-name="Courier New" style:font-name-complex="Courier New"/>
    </style:style>
    <style:style style:name="P2486" style:parent-style-name="PlainText" style:family="paragraph">
      <style:text-properties style:font-name="Courier New" style:font-name-complex="Courier New"/>
    </style:style>
    <style:style style:name="P2487" style:parent-style-name="PlainText" style:family="paragraph">
      <style:text-properties style:font-name="Courier New" style:font-name-complex="Courier New"/>
    </style:style>
    <style:style style:name="P2488" style:parent-style-name="PlainText" style:family="paragraph">
      <style:text-properties style:font-name="Courier New" style:font-name-complex="Courier New"/>
    </style:style>
    <style:style style:name="P2489" style:parent-style-name="PlainText" style:family="paragraph">
      <style:text-properties style:font-name="Courier New" style:font-name-complex="Courier New"/>
    </style:style>
    <style:style style:name="P2490" style:parent-style-name="PlainText" style:family="paragraph">
      <style:text-properties style:font-name="Courier New" style:font-name-complex="Courier New"/>
    </style:style>
    <style:style style:name="P2491" style:parent-style-name="PlainText" style:family="paragraph">
      <style:text-properties style:font-name="Courier New" style:font-name-complex="Courier New"/>
    </style:style>
    <style:style style:name="P2492" style:parent-style-name="PlainText" style:family="paragraph">
      <style:text-properties style:font-name="Courier New" style:font-name-complex="Courier New"/>
    </style:style>
    <style:style style:name="P2493" style:parent-style-name="PlainText" style:family="paragraph">
      <style:text-properties style:font-name="Courier New" style:font-name-complex="Courier New"/>
    </style:style>
    <style:style style:name="P2494" style:parent-style-name="PlainText" style:family="paragraph">
      <style:text-properties style:font-name="Courier New" style:font-name-complex="Courier New"/>
    </style:style>
    <style:style style:name="P2495" style:parent-style-name="PlainText" style:family="paragraph">
      <style:text-properties style:font-name="Courier New" style:font-name-complex="Courier New"/>
    </style:style>
    <style:style style:name="P2496" style:parent-style-name="PlainText" style:family="paragraph">
      <style:text-properties style:font-name="Courier New" style:font-name-complex="Courier New"/>
    </style:style>
    <style:style style:name="P2497" style:parent-style-name="PlainText" style:family="paragraph">
      <style:text-properties style:font-name="Courier New" style:font-name-complex="Courier New"/>
    </style:style>
    <style:style style:name="P2498" style:parent-style-name="PlainText" style:family="paragraph">
      <style:text-properties style:font-name="Courier New" style:font-name-complex="Courier New"/>
    </style:style>
    <style:style style:name="P2499" style:parent-style-name="PlainText" style:family="paragraph">
      <style:text-properties style:font-name="Courier New" style:font-name-complex="Courier New"/>
    </style:style>
    <style:style style:name="P2500" style:parent-style-name="PlainText" style:family="paragraph">
      <style:text-properties style:font-name="Courier New" style:font-name-complex="Courier New"/>
    </style:style>
    <style:style style:name="P2501" style:parent-style-name="PlainText" style:family="paragraph">
      <style:text-properties style:font-name="Courier New" style:font-name-complex="Courier New"/>
    </style:style>
    <style:style style:name="P2502" style:parent-style-name="PlainText" style:family="paragraph">
      <style:text-properties style:font-name="Courier New" style:font-name-complex="Courier New"/>
    </style:style>
    <style:style style:name="P2503" style:parent-style-name="PlainText" style:family="paragraph">
      <style:text-properties style:font-name="Courier New" style:font-name-complex="Courier New"/>
    </style:style>
    <style:style style:name="P2504" style:parent-style-name="PlainText" style:family="paragraph">
      <style:text-properties style:font-name="Courier New" style:font-name-complex="Courier New"/>
    </style:style>
    <style:style style:name="P2505" style:parent-style-name="PlainText" style:family="paragraph">
      <style:text-properties style:font-name="Courier New" style:font-name-complex="Courier New"/>
    </style:style>
    <style:style style:name="P2506" style:parent-style-name="PlainText" style:family="paragraph">
      <style:text-properties style:font-name="Courier New" style:font-name-complex="Courier New"/>
    </style:style>
    <style:style style:name="P2507" style:parent-style-name="PlainText" style:family="paragraph">
      <style:text-properties style:font-name="Courier New" style:font-name-complex="Courier New"/>
    </style:style>
    <style:style style:name="P2508" style:parent-style-name="PlainText" style:family="paragraph">
      <style:text-properties style:font-name="Courier New" style:font-name-complex="Courier New"/>
    </style:style>
    <style:style style:name="P2509" style:parent-style-name="PlainText" style:family="paragraph">
      <style:text-properties style:font-name="Courier New" style:font-name-complex="Courier New"/>
    </style:style>
    <style:style style:name="P2510" style:parent-style-name="PlainText" style:family="paragraph">
      <style:text-properties style:font-name="Courier New" style:font-name-complex="Courier New"/>
    </style:style>
    <style:style style:name="P2511" style:parent-style-name="PlainText" style:family="paragraph">
      <style:text-properties style:font-name="Courier New" style:font-name-complex="Courier New"/>
    </style:style>
    <style:style style:name="P2512" style:parent-style-name="PlainText" style:family="paragraph">
      <style:text-properties style:font-name="Courier New" style:font-name-complex="Courier New"/>
    </style:style>
    <style:style style:name="P2513" style:parent-style-name="PlainText" style:family="paragraph">
      <style:text-properties style:font-name="Courier New" style:font-name-complex="Courier New"/>
    </style:style>
    <style:style style:name="P2514" style:parent-style-name="PlainText" style:family="paragraph">
      <style:text-properties style:font-name="Courier New" style:font-name-complex="Courier New"/>
    </style:style>
    <style:style style:name="P2515" style:parent-style-name="PlainText" style:family="paragraph">
      <style:text-properties style:font-name="Courier New" style:font-name-complex="Courier New"/>
    </style:style>
    <style:style style:name="P2516" style:parent-style-name="PlainText" style:family="paragraph">
      <style:text-properties style:font-name="Courier New" style:font-name-complex="Courier New"/>
    </style:style>
    <style:style style:name="P2517" style:parent-style-name="PlainText" style:family="paragraph">
      <style:text-properties style:font-name="Courier New" style:font-name-complex="Courier New"/>
    </style:style>
    <style:style style:name="P2518" style:parent-style-name="PlainText" style:family="paragraph">
      <style:text-properties style:font-name="Courier New" style:font-name-complex="Courier New"/>
    </style:style>
    <style:style style:name="P2519" style:parent-style-name="PlainText" style:family="paragraph">
      <style:text-properties style:font-name="Courier New" style:font-name-complex="Courier New"/>
    </style:style>
    <style:style style:name="P2520" style:parent-style-name="PlainText" style:family="paragraph">
      <style:text-properties style:font-name="Courier New" style:font-name-complex="Courier New"/>
    </style:style>
    <style:style style:name="P2521" style:parent-style-name="PlainText" style:family="paragraph">
      <style:text-properties style:font-name="Courier New" style:font-name-complex="Courier New"/>
    </style:style>
    <style:style style:name="P2522" style:parent-style-name="PlainText" style:family="paragraph">
      <style:text-properties style:font-name="Courier New" style:font-name-complex="Courier New"/>
    </style:style>
    <style:style style:name="P2523" style:parent-style-name="PlainText" style:family="paragraph">
      <style:text-properties style:font-name="Courier New" style:font-name-complex="Courier New"/>
    </style:style>
    <style:style style:name="P2524" style:parent-style-name="PlainText" style:family="paragraph">
      <style:text-properties style:font-name="Courier New" style:font-name-complex="Courier New"/>
    </style:style>
    <style:style style:name="P2525" style:parent-style-name="PlainText" style:family="paragraph">
      <style:text-properties style:font-name="Courier New" style:font-name-complex="Courier New"/>
    </style:style>
    <style:style style:name="P2526" style:parent-style-name="PlainText" style:family="paragraph">
      <style:text-properties style:font-name="Courier New" style:font-name-complex="Courier New"/>
    </style:style>
    <style:style style:name="P2527" style:parent-style-name="PlainText" style:family="paragraph">
      <style:text-properties style:font-name="Courier New" style:font-name-complex="Courier New"/>
    </style:style>
    <style:style style:name="P2528" style:parent-style-name="PlainText" style:family="paragraph">
      <style:text-properties style:font-name="Courier New" style:font-name-complex="Courier New"/>
    </style:style>
    <style:style style:name="P2529" style:parent-style-name="PlainText" style:family="paragraph">
      <style:text-properties style:font-name="Courier New" style:font-name-complex="Courier New"/>
    </style:style>
    <style:style style:name="P2530" style:parent-style-name="PlainText" style:family="paragraph">
      <style:text-properties style:font-name="Courier New" style:font-name-complex="Courier New"/>
    </style:style>
    <style:style style:name="P2531" style:parent-style-name="PlainText" style:family="paragraph">
      <style:text-properties style:font-name="Courier New" style:font-name-complex="Courier New"/>
    </style:style>
    <style:style style:name="P2532" style:parent-style-name="PlainText" style:family="paragraph">
      <style:text-properties style:font-name="Courier New" style:font-name-complex="Courier New"/>
    </style:style>
    <style:style style:name="P2533" style:parent-style-name="PlainText" style:family="paragraph">
      <style:text-properties style:font-name="Courier New" style:font-name-complex="Courier New"/>
    </style:style>
    <style:style style:name="P2534" style:parent-style-name="PlainText" style:family="paragraph">
      <style:text-properties style:font-name="Courier New" style:font-name-complex="Courier New"/>
    </style:style>
    <style:style style:name="P2535" style:parent-style-name="PlainText" style:family="paragraph">
      <style:text-properties style:font-name="Courier New" style:font-name-complex="Courier New"/>
    </style:style>
    <style:style style:name="P2536" style:parent-style-name="PlainText" style:family="paragraph">
      <style:text-properties style:font-name="Courier New" style:font-name-complex="Courier New"/>
    </style:style>
    <style:style style:name="P2537" style:parent-style-name="PlainText" style:family="paragraph">
      <style:text-properties style:font-name="Courier New" style:font-name-complex="Courier New"/>
    </style:style>
    <style:style style:name="P2538" style:parent-style-name="PlainText" style:family="paragraph">
      <style:text-properties style:font-name="Courier New" style:font-name-complex="Courier New"/>
    </style:style>
    <style:style style:name="P2539" style:parent-style-name="PlainText" style:family="paragraph">
      <style:text-properties style:font-name="Courier New" style:font-name-complex="Courier New"/>
    </style:style>
    <style:style style:name="P2540" style:parent-style-name="PlainText" style:family="paragraph">
      <style:text-properties style:font-name="Courier New" style:font-name-complex="Courier New"/>
    </style:style>
    <style:style style:name="P2541" style:parent-style-name="PlainText" style:family="paragraph">
      <style:text-properties style:font-name="Courier New" style:font-name-complex="Courier New"/>
    </style:style>
    <style:style style:name="P2542" style:parent-style-name="PlainText" style:family="paragraph">
      <style:text-properties style:font-name="Courier New" style:font-name-complex="Courier New"/>
    </style:style>
    <style:style style:name="P2543" style:parent-style-name="PlainText" style:family="paragraph">
      <style:text-properties style:font-name="Courier New" style:font-name-complex="Courier New"/>
    </style:style>
    <style:style style:name="P2544" style:parent-style-name="PlainText" style:family="paragraph">
      <style:text-properties style:font-name="Courier New" style:font-name-complex="Courier New"/>
    </style:style>
    <style:style style:name="P2545" style:parent-style-name="PlainText" style:family="paragraph">
      <style:text-properties style:font-name="Courier New" style:font-name-complex="Courier New"/>
    </style:style>
    <style:style style:name="P2546" style:parent-style-name="PlainText" style:family="paragraph">
      <style:text-properties style:font-name="Courier New" style:font-name-complex="Courier New"/>
    </style:style>
    <style:style style:name="P2547" style:parent-style-name="PlainText" style:family="paragraph">
      <style:text-properties style:font-name="Courier New" style:font-name-complex="Courier New"/>
    </style:style>
    <style:style style:name="P2548" style:parent-style-name="PlainText" style:family="paragraph">
      <style:text-properties style:font-name="Courier New" style:font-name-complex="Courier New"/>
    </style:style>
    <style:style style:name="P2549" style:parent-style-name="PlainText" style:family="paragraph">
      <style:text-properties style:font-name="Courier New" style:font-name-complex="Courier New"/>
    </style:style>
    <style:style style:name="P2550" style:parent-style-name="PlainText" style:family="paragraph">
      <style:text-properties style:font-name="Courier New" style:font-name-complex="Courier New"/>
    </style:style>
    <style:style style:name="P2551" style:parent-style-name="PlainText" style:family="paragraph">
      <style:text-properties style:font-name="Courier New" style:font-name-complex="Courier New"/>
    </style:style>
    <style:style style:name="P2552" style:parent-style-name="PlainText" style:family="paragraph">
      <style:text-properties style:font-name="Courier New" style:font-name-complex="Courier New"/>
    </style:style>
    <style:style style:name="P2553" style:parent-style-name="PlainText" style:family="paragraph">
      <style:text-properties style:font-name="Courier New" style:font-name-complex="Courier New"/>
    </style:style>
    <style:style style:name="P2554" style:parent-style-name="PlainText" style:family="paragraph">
      <style:text-properties style:font-name="Courier New" style:font-name-complex="Courier New"/>
    </style:style>
    <style:style style:name="P2555" style:parent-style-name="PlainText" style:family="paragraph">
      <style:text-properties style:font-name="Courier New" style:font-name-complex="Courier New"/>
    </style:style>
    <style:style style:name="P2556" style:parent-style-name="PlainText" style:family="paragraph">
      <style:text-properties style:font-name="Courier New" style:font-name-complex="Courier New"/>
    </style:style>
    <style:style style:name="P2557" style:parent-style-name="PlainText" style:family="paragraph">
      <style:text-properties style:font-name="Courier New" style:font-name-complex="Courier New"/>
    </style:style>
    <style:style style:name="P2558" style:parent-style-name="PlainText" style:family="paragraph">
      <style:text-properties style:font-name="Courier New" style:font-name-complex="Courier New"/>
    </style:style>
    <style:style style:name="P2559" style:parent-style-name="PlainText" style:family="paragraph">
      <style:text-properties style:font-name="Courier New" style:font-name-complex="Courier New"/>
    </style:style>
    <style:style style:name="P2560" style:parent-style-name="PlainText" style:family="paragraph">
      <style:text-properties style:font-name="Courier New" style:font-name-complex="Courier New"/>
    </style:style>
    <style:style style:name="P2561" style:parent-style-name="PlainText" style:family="paragraph">
      <style:text-properties style:font-name="Courier New" style:font-name-complex="Courier New"/>
    </style:style>
    <style:style style:name="P2562" style:parent-style-name="PlainText" style:family="paragraph">
      <style:text-properties style:font-name="Courier New" style:font-name-complex="Courier New"/>
    </style:style>
    <style:style style:name="P2563" style:parent-style-name="PlainText" style:family="paragraph">
      <style:text-properties style:font-name="Courier New" style:font-name-complex="Courier New"/>
    </style:style>
    <style:style style:name="P2564" style:parent-style-name="PlainText" style:family="paragraph">
      <style:text-properties style:font-name="Courier New" style:font-name-complex="Courier New"/>
    </style:style>
    <style:style style:name="P2565" style:parent-style-name="PlainText" style:family="paragraph">
      <style:text-properties style:font-name="Courier New" style:font-name-complex="Courier New"/>
    </style:style>
    <style:style style:name="P2566" style:parent-style-name="PlainText" style:family="paragraph">
      <style:text-properties style:font-name="Courier New" style:font-name-complex="Courier New"/>
    </style:style>
    <style:style style:name="P2567" style:parent-style-name="PlainText" style:family="paragraph">
      <style:text-properties style:font-name="Courier New" style:font-name-complex="Courier New"/>
    </style:style>
    <style:style style:name="P2568" style:parent-style-name="PlainText" style:family="paragraph">
      <style:text-properties style:font-name="Courier New" style:font-name-complex="Courier New"/>
    </style:style>
    <style:style style:name="P2569" style:parent-style-name="PlainText" style:family="paragraph">
      <style:text-properties style:font-name="Courier New" style:font-name-complex="Courier New"/>
    </style:style>
    <style:style style:name="P2570" style:parent-style-name="PlainText" style:family="paragraph">
      <style:text-properties style:font-name="Courier New" style:font-name-complex="Courier New"/>
    </style:style>
    <style:style style:name="P2571" style:parent-style-name="PlainText" style:family="paragraph">
      <style:text-properties style:font-name="Courier New" style:font-name-complex="Courier New"/>
    </style:style>
    <style:style style:name="P2572" style:parent-style-name="PlainText" style:family="paragraph">
      <style:text-properties style:font-name="Courier New" style:font-name-complex="Courier New"/>
    </style:style>
    <style:style style:name="P2573" style:parent-style-name="PlainText" style:family="paragraph">
      <style:text-properties style:font-name="Courier New" style:font-name-complex="Courier New"/>
    </style:style>
    <style:style style:name="P2574" style:parent-style-name="PlainText" style:family="paragraph">
      <style:text-properties style:font-name="Courier New" style:font-name-complex="Courier New"/>
    </style:style>
    <style:style style:name="P2575" style:parent-style-name="PlainText" style:family="paragraph">
      <style:text-properties style:font-name="Courier New" style:font-name-complex="Courier New"/>
    </style:style>
    <style:style style:name="P2576" style:parent-style-name="PlainText" style:family="paragraph">
      <style:text-properties style:font-name="Courier New" style:font-name-complex="Courier New"/>
    </style:style>
    <style:style style:name="P2577" style:parent-style-name="PlainText" style:family="paragraph">
      <style:text-properties style:font-name="Courier New" style:font-name-complex="Courier New"/>
    </style:style>
    <style:style style:name="P2578" style:parent-style-name="PlainText" style:family="paragraph">
      <style:text-properties style:font-name="Courier New" style:font-name-complex="Courier New"/>
    </style:style>
    <style:style style:name="P2579" style:parent-style-name="PlainText" style:family="paragraph">
      <style:text-properties style:font-name="Courier New" style:font-name-complex="Courier New"/>
    </style:style>
    <style:style style:name="P2580" style:parent-style-name="PlainText" style:family="paragraph">
      <style:text-properties style:font-name="Courier New" style:font-name-complex="Courier New"/>
    </style:style>
    <style:style style:name="P2581" style:parent-style-name="PlainText" style:family="paragraph">
      <style:text-properties style:font-name="Courier New" style:font-name-complex="Courier New"/>
    </style:style>
    <style:style style:name="P2582" style:parent-style-name="PlainText" style:family="paragraph">
      <style:text-properties style:font-name="Courier New" style:font-name-complex="Courier New"/>
    </style:style>
    <style:style style:name="P2583" style:parent-style-name="PlainText" style:family="paragraph">
      <style:text-properties style:font-name="Courier New" style:font-name-complex="Courier New"/>
    </style:style>
    <style:style style:name="P2584" style:parent-style-name="PlainText" style:family="paragraph">
      <style:text-properties style:font-name="Courier New" style:font-name-complex="Courier New"/>
    </style:style>
    <style:style style:name="P2585" style:parent-style-name="PlainText" style:family="paragraph">
      <style:text-properties style:font-name="Courier New" style:font-name-complex="Courier New"/>
    </style:style>
    <style:style style:name="P2586" style:parent-style-name="PlainText" style:family="paragraph">
      <style:text-properties style:font-name="Courier New" style:font-name-complex="Courier New"/>
    </style:style>
    <style:style style:name="P2587" style:parent-style-name="PlainText" style:family="paragraph">
      <style:text-properties style:font-name="Courier New" style:font-name-complex="Courier New"/>
    </style:style>
    <style:style style:name="P2588" style:parent-style-name="PlainText" style:family="paragraph">
      <style:text-properties style:font-name="Courier New" style:font-name-complex="Courier New"/>
    </style:style>
    <style:style style:name="P2589" style:parent-style-name="PlainText" style:family="paragraph">
      <style:text-properties style:font-name="Courier New" style:font-name-complex="Courier New"/>
    </style:style>
    <style:style style:name="P2590" style:parent-style-name="PlainText" style:family="paragraph">
      <style:text-properties style:font-name="Courier New" style:font-name-complex="Courier New"/>
    </style:style>
    <style:style style:name="P2591" style:parent-style-name="PlainText" style:family="paragraph">
      <style:text-properties style:font-name="Courier New" style:font-name-complex="Courier New"/>
    </style:style>
    <style:style style:name="P2592" style:parent-style-name="PlainText" style:family="paragraph">
      <style:text-properties style:font-name="Courier New" style:font-name-complex="Courier New"/>
    </style:style>
    <style:style style:name="P2593" style:parent-style-name="PlainText" style:family="paragraph">
      <style:text-properties style:font-name="Courier New" style:font-name-complex="Courier New"/>
    </style:style>
    <style:style style:name="P2594" style:parent-style-name="PlainText" style:family="paragraph">
      <style:text-properties style:font-name="Courier New" style:font-name-complex="Courier New"/>
    </style:style>
    <style:style style:name="P2595" style:parent-style-name="PlainText" style:family="paragraph">
      <style:text-properties style:font-name="Courier New" style:font-name-complex="Courier New"/>
    </style:style>
    <style:style style:name="P2596" style:parent-style-name="PlainText" style:family="paragraph">
      <style:text-properties style:font-name="Courier New" style:font-name-complex="Courier New"/>
    </style:style>
    <style:style style:name="P2597" style:parent-style-name="PlainText" style:family="paragraph">
      <style:text-properties style:font-name="Courier New" style:font-name-complex="Courier New"/>
    </style:style>
    <style:style style:name="P2598" style:parent-style-name="PlainText" style:family="paragraph">
      <style:text-properties style:font-name="Courier New" style:font-name-complex="Courier New"/>
    </style:style>
    <style:style style:name="P2599" style:parent-style-name="PlainText" style:family="paragraph">
      <style:text-properties style:font-name="Courier New" style:font-name-complex="Courier New"/>
    </style:style>
    <style:style style:name="P2600" style:parent-style-name="PlainText" style:family="paragraph">
      <style:text-properties style:font-name="Courier New" style:font-name-complex="Courier New"/>
    </style:style>
    <style:style style:name="P2601" style:parent-style-name="PlainText" style:family="paragraph">
      <style:text-properties style:font-name="Courier New" style:font-name-complex="Courier New"/>
    </style:style>
    <style:style style:name="P2602" style:parent-style-name="PlainText" style:family="paragraph">
      <style:text-properties style:font-name="Courier New" style:font-name-complex="Courier New"/>
    </style:style>
    <style:style style:name="P2603" style:parent-style-name="PlainText" style:family="paragraph">
      <style:text-properties style:font-name="Courier New" style:font-name-complex="Courier New"/>
    </style:style>
    <style:style style:name="P2604" style:parent-style-name="PlainText" style:family="paragraph">
      <style:text-properties style:font-name="Courier New" style:font-name-complex="Courier New"/>
    </style:style>
    <style:style style:name="P2605" style:parent-style-name="PlainText" style:family="paragraph">
      <style:text-properties style:font-name="Courier New" style:font-name-complex="Courier New"/>
    </style:style>
    <style:style style:name="P2606" style:parent-style-name="PlainText" style:family="paragraph">
      <style:text-properties style:font-name="Courier New" style:font-name-complex="Courier New"/>
    </style:style>
    <style:style style:name="P2607" style:parent-style-name="PlainText" style:family="paragraph">
      <style:text-properties style:font-name="Courier New" style:font-name-complex="Courier New"/>
    </style:style>
    <style:style style:name="P2608" style:parent-style-name="PlainText" style:family="paragraph">
      <style:text-properties style:font-name="Courier New" style:font-name-complex="Courier New"/>
    </style:style>
    <style:style style:name="P2609" style:parent-style-name="PlainText" style:family="paragraph">
      <style:text-properties style:font-name="Courier New" style:font-name-complex="Courier New"/>
    </style:style>
    <style:style style:name="P2610" style:parent-style-name="PlainText" style:family="paragraph">
      <style:text-properties style:font-name="Courier New" style:font-name-complex="Courier New"/>
    </style:style>
    <style:style style:name="P2611" style:parent-style-name="PlainText" style:family="paragraph">
      <style:text-properties style:font-name="Courier New" style:font-name-complex="Courier New"/>
    </style:style>
    <style:style style:name="P2612" style:parent-style-name="PlainText" style:family="paragraph">
      <style:text-properties style:font-name="Courier New" style:font-name-complex="Courier New"/>
    </style:style>
    <style:style style:name="P2613" style:parent-style-name="PlainText" style:family="paragraph">
      <style:text-properties style:font-name="Courier New" style:font-name-complex="Courier New"/>
    </style:style>
    <style:style style:name="P2614" style:parent-style-name="PlainText" style:family="paragraph">
      <style:text-properties style:font-name="Courier New" style:font-name-complex="Courier New"/>
    </style:style>
    <style:style style:name="P2615" style:parent-style-name="PlainText" style:family="paragraph">
      <style:text-properties style:font-name="Courier New" style:font-name-complex="Courier New"/>
    </style:style>
    <style:style style:name="P2616" style:parent-style-name="PlainText" style:family="paragraph">
      <style:text-properties style:font-name="Courier New" style:font-name-complex="Courier New"/>
    </style:style>
    <style:style style:name="P2617" style:parent-style-name="PlainText" style:family="paragraph">
      <style:text-properties style:font-name="Courier New" style:font-name-complex="Courier New"/>
    </style:style>
    <style:style style:name="P2618" style:parent-style-name="PlainText" style:family="paragraph">
      <style:text-properties style:font-name="Courier New" style:font-name-complex="Courier New"/>
    </style:style>
    <style:style style:name="P2619" style:parent-style-name="PlainText" style:family="paragraph">
      <style:text-properties style:font-name="Courier New" style:font-name-complex="Courier New"/>
    </style:style>
    <style:style style:name="P2620" style:parent-style-name="PlainText" style:family="paragraph">
      <style:text-properties style:font-name="Courier New" style:font-name-complex="Courier New"/>
    </style:style>
    <style:style style:name="P2621" style:parent-style-name="PlainText" style:family="paragraph">
      <style:text-properties style:font-name="Courier New" style:font-name-complex="Courier New"/>
    </style:style>
    <style:style style:name="P2622" style:parent-style-name="PlainText" style:family="paragraph">
      <style:text-properties style:font-name="Courier New" style:font-name-complex="Courier New"/>
    </style:style>
    <style:style style:name="P2623" style:parent-style-name="PlainText" style:family="paragraph">
      <style:text-properties style:font-name="Courier New" style:font-name-complex="Courier New"/>
    </style:style>
    <style:style style:name="P2624" style:parent-style-name="PlainText" style:family="paragraph">
      <style:text-properties style:font-name="Courier New" style:font-name-complex="Courier New"/>
    </style:style>
    <style:style style:name="P2625" style:parent-style-name="PlainText" style:family="paragraph">
      <style:text-properties style:font-name="Courier New" style:font-name-complex="Courier New"/>
    </style:style>
    <style:style style:name="P2626" style:parent-style-name="PlainText" style:family="paragraph">
      <style:text-properties style:font-name="Courier New" style:font-name-complex="Courier New"/>
    </style:style>
    <style:style style:name="P2627" style:parent-style-name="PlainText" style:family="paragraph">
      <style:text-properties style:font-name="Courier New" style:font-name-complex="Courier New"/>
    </style:style>
    <style:style style:name="P2628" style:parent-style-name="PlainText" style:family="paragraph">
      <style:text-properties style:font-name="Courier New" style:font-name-complex="Courier New"/>
    </style:style>
    <style:style style:name="P2629" style:parent-style-name="PlainText" style:family="paragraph">
      <style:text-properties style:font-name="Courier New" style:font-name-complex="Courier New"/>
    </style:style>
    <style:style style:name="P2630" style:parent-style-name="PlainText" style:family="paragraph">
      <style:text-properties style:font-name="Courier New" style:font-name-complex="Courier New"/>
    </style:style>
    <style:style style:name="P2631" style:parent-style-name="PlainText" style:family="paragraph">
      <style:text-properties style:font-name="Courier New" style:font-name-complex="Courier New"/>
    </style:style>
    <style:style style:name="P2632" style:parent-style-name="PlainText" style:family="paragraph">
      <style:text-properties style:font-name="Courier New" style:font-name-complex="Courier New"/>
    </style:style>
    <style:style style:name="P2633" style:parent-style-name="PlainText" style:family="paragraph">
      <style:text-properties style:font-name="Courier New" style:font-name-complex="Courier New"/>
    </style:style>
    <style:style style:name="P2634" style:parent-style-name="PlainText" style:family="paragraph">
      <style:text-properties style:font-name="Courier New" style:font-name-complex="Courier New"/>
    </style:style>
    <style:style style:name="P2635" style:parent-style-name="PlainText" style:family="paragraph">
      <style:text-properties style:font-name="Courier New" style:font-name-complex="Courier New"/>
    </style:style>
    <style:style style:name="P2636" style:parent-style-name="PlainText" style:family="paragraph">
      <style:text-properties style:font-name="Courier New" style:font-name-complex="Courier New"/>
    </style:style>
    <style:style style:name="P2637" style:parent-style-name="PlainText" style:family="paragraph">
      <style:text-properties style:font-name="Courier New" style:font-name-complex="Courier New"/>
    </style:style>
    <style:style style:name="P2638" style:parent-style-name="PlainText" style:family="paragraph">
      <style:text-properties style:font-name="Courier New" style:font-name-complex="Courier New"/>
    </style:style>
    <style:style style:name="P2639" style:parent-style-name="PlainText" style:family="paragraph">
      <style:text-properties style:font-name="Courier New" style:font-name-complex="Courier New"/>
    </style:style>
    <style:style style:name="P2640" style:parent-style-name="PlainText" style:family="paragraph">
      <style:text-properties style:font-name="Courier New" style:font-name-complex="Courier New"/>
    </style:style>
    <style:style style:name="P2641" style:parent-style-name="PlainText" style:family="paragraph">
      <style:text-properties style:font-name="Courier New" style:font-name-complex="Courier New"/>
    </style:style>
    <style:style style:name="P2642" style:parent-style-name="PlainText" style:family="paragraph">
      <style:text-properties style:font-name="Courier New" style:font-name-complex="Courier New"/>
    </style:style>
    <style:style style:name="P2643" style:parent-style-name="PlainText" style:family="paragraph">
      <style:text-properties style:font-name="Courier New" style:font-name-complex="Courier New"/>
    </style:style>
    <style:style style:name="P2644" style:parent-style-name="PlainText" style:family="paragraph">
      <style:text-properties style:font-name="Courier New" style:font-name-complex="Courier New"/>
    </style:style>
    <style:style style:name="P2645" style:parent-style-name="PlainText" style:family="paragraph">
      <style:text-properties style:font-name="Courier New" style:font-name-complex="Courier New"/>
    </style:style>
    <style:style style:name="P2646" style:parent-style-name="PlainText" style:family="paragraph">
      <style:text-properties style:font-name="Courier New" style:font-name-complex="Courier New"/>
    </style:style>
    <style:style style:name="P2647" style:parent-style-name="PlainText" style:family="paragraph">
      <style:text-properties style:font-name="Courier New" style:font-name-complex="Courier New"/>
    </style:style>
    <style:style style:name="P2648" style:parent-style-name="PlainText" style:family="paragraph">
      <style:text-properties style:font-name="Courier New" style:font-name-complex="Courier New"/>
    </style:style>
    <style:style style:name="P2649" style:parent-style-name="PlainText" style:family="paragraph">
      <style:text-properties style:font-name="Courier New" style:font-name-complex="Courier New"/>
    </style:style>
    <style:style style:name="P2650" style:parent-style-name="PlainText" style:family="paragraph">
      <style:text-properties style:font-name="Courier New" style:font-name-complex="Courier New"/>
    </style:style>
    <style:style style:name="P2651" style:parent-style-name="PlainText" style:family="paragraph">
      <style:text-properties style:font-name="Courier New" style:font-name-complex="Courier New"/>
    </style:style>
    <style:style style:name="P2652" style:parent-style-name="PlainText" style:family="paragraph">
      <style:text-properties style:font-name="Courier New" style:font-name-complex="Courier New"/>
    </style:style>
    <style:style style:name="P2653" style:parent-style-name="PlainText" style:family="paragraph">
      <style:text-properties style:font-name="Courier New" style:font-name-complex="Courier New"/>
    </style:style>
    <style:style style:name="P2654" style:parent-style-name="PlainText" style:family="paragraph">
      <style:text-properties style:font-name="Courier New" style:font-name-complex="Courier New"/>
    </style:style>
    <style:style style:name="P2655" style:parent-style-name="PlainText" style:family="paragraph">
      <style:text-properties style:font-name="Courier New" style:font-name-complex="Courier New"/>
    </style:style>
    <style:style style:name="P2656" style:parent-style-name="PlainText" style:family="paragraph">
      <style:text-properties style:font-name="Courier New" style:font-name-complex="Courier New"/>
    </style:style>
    <style:style style:name="P2657" style:parent-style-name="PlainText" style:family="paragraph">
      <style:text-properties style:font-name="Courier New" style:font-name-complex="Courier New"/>
    </style:style>
    <style:style style:name="P2658" style:parent-style-name="PlainText" style:family="paragraph">
      <style:text-properties style:font-name="Courier New" style:font-name-complex="Courier New"/>
    </style:style>
    <style:style style:name="P2659" style:parent-style-name="PlainText" style:family="paragraph">
      <style:text-properties style:font-name="Courier New" style:font-name-complex="Courier New"/>
    </style:style>
    <style:style style:name="P2660" style:parent-style-name="PlainText" style:family="paragraph">
      <style:text-properties style:font-name="Courier New" style:font-name-complex="Courier New"/>
    </style:style>
    <style:style style:name="P2661" style:parent-style-name="PlainText" style:family="paragraph">
      <style:text-properties style:font-name="Courier New" style:font-name-complex="Courier New"/>
    </style:style>
    <style:style style:name="P2662" style:parent-style-name="PlainText" style:family="paragraph">
      <style:text-properties style:font-name="Courier New" style:font-name-complex="Courier New"/>
    </style:style>
    <style:style style:name="P2663" style:parent-style-name="PlainText" style:family="paragraph">
      <style:text-properties style:font-name="Courier New" style:font-name-complex="Courier New"/>
    </style:style>
    <style:style style:name="P2664" style:parent-style-name="PlainText" style:family="paragraph">
      <style:text-properties style:font-name="Courier New" style:font-name-complex="Courier New"/>
    </style:style>
    <style:style style:name="P2665" style:parent-style-name="PlainText" style:family="paragraph">
      <style:text-properties style:font-name="Courier New" style:font-name-complex="Courier New"/>
    </style:style>
    <style:style style:name="P2666" style:parent-style-name="PlainText" style:family="paragraph">
      <style:text-properties style:font-name="Courier New" style:font-name-complex="Courier New"/>
    </style:style>
    <style:style style:name="P2667" style:parent-style-name="PlainText" style:family="paragraph">
      <style:text-properties style:font-name="Courier New" style:font-name-complex="Courier New"/>
    </style:style>
    <style:style style:name="P2668" style:parent-style-name="PlainText" style:family="paragraph">
      <style:text-properties style:font-name="Courier New" style:font-name-complex="Courier New"/>
    </style:style>
    <style:style style:name="P2669" style:parent-style-name="PlainText" style:family="paragraph">
      <style:text-properties style:font-name="Courier New" style:font-name-complex="Courier New"/>
    </style:style>
    <style:style style:name="P2670" style:parent-style-name="PlainText" style:family="paragraph">
      <style:text-properties style:font-name="Courier New" style:font-name-complex="Courier New"/>
    </style:style>
    <style:style style:name="P2671" style:parent-style-name="PlainText" style:family="paragraph">
      <style:text-properties style:font-name="Courier New" style:font-name-complex="Courier New"/>
    </style:style>
    <style:style style:name="P2672" style:parent-style-name="PlainText" style:family="paragraph">
      <style:text-properties style:font-name="Courier New" style:font-name-complex="Courier New"/>
    </style:style>
    <style:style style:name="P2673" style:parent-style-name="PlainText" style:family="paragraph">
      <style:text-properties style:font-name="Courier New" style:font-name-complex="Courier New"/>
    </style:style>
    <style:style style:name="P2674" style:parent-style-name="PlainText" style:family="paragraph">
      <style:text-properties style:font-name="Courier New" style:font-name-complex="Courier New"/>
    </style:style>
    <style:style style:name="P2675" style:parent-style-name="PlainText" style:family="paragraph">
      <style:text-properties style:font-name="Courier New" style:font-name-complex="Courier New"/>
    </style:style>
    <style:style style:name="P2676" style:parent-style-name="PlainText" style:family="paragraph">
      <style:text-properties style:font-name="Courier New" style:font-name-complex="Courier New"/>
    </style:style>
    <style:style style:name="P2677" style:parent-style-name="PlainText" style:family="paragraph">
      <style:text-properties style:font-name="Courier New" style:font-name-complex="Courier New"/>
    </style:style>
    <style:style style:name="P2678" style:parent-style-name="PlainText" style:family="paragraph">
      <style:text-properties style:font-name="Courier New" style:font-name-complex="Courier New"/>
    </style:style>
    <style:style style:name="P2679" style:parent-style-name="PlainText" style:family="paragraph">
      <style:text-properties style:font-name="Courier New" style:font-name-complex="Courier New"/>
    </style:style>
    <style:style style:name="P2680" style:parent-style-name="PlainText" style:family="paragraph">
      <style:text-properties style:font-name="Courier New" style:font-name-complex="Courier New"/>
    </style:style>
    <style:style style:name="P2681" style:parent-style-name="PlainText" style:family="paragraph">
      <style:text-properties style:font-name="Courier New" style:font-name-complex="Courier New"/>
    </style:style>
    <style:style style:name="P2682" style:parent-style-name="PlainText" style:family="paragraph">
      <style:text-properties style:font-name="Courier New" style:font-name-complex="Courier New"/>
    </style:style>
    <style:style style:name="P2683" style:parent-style-name="PlainText" style:family="paragraph">
      <style:text-properties style:font-name="Courier New" style:font-name-complex="Courier New"/>
    </style:style>
    <style:style style:name="P2684" style:parent-style-name="PlainText" style:family="paragraph">
      <style:text-properties style:font-name="Courier New" style:font-name-complex="Courier New"/>
    </style:style>
    <style:style style:name="P2685" style:parent-style-name="PlainText" style:family="paragraph">
      <style:text-properties style:font-name="Courier New" style:font-name-complex="Courier New"/>
    </style:style>
    <style:style style:name="P2686" style:parent-style-name="PlainText" style:family="paragraph">
      <style:text-properties style:font-name="Courier New" style:font-name-complex="Courier New"/>
    </style:style>
    <style:style style:name="P2687" style:parent-style-name="PlainText" style:family="paragraph">
      <style:text-properties style:font-name="Courier New" style:font-name-complex="Courier New"/>
    </style:style>
    <style:style style:name="P2688" style:parent-style-name="PlainText" style:family="paragraph">
      <style:text-properties style:font-name="Courier New" style:font-name-complex="Courier New"/>
    </style:style>
    <style:style style:name="P2689" style:parent-style-name="PlainText" style:family="paragraph">
      <style:text-properties style:font-name="Courier New" style:font-name-complex="Courier New"/>
    </style:style>
    <style:style style:name="P2690" style:parent-style-name="PlainText" style:family="paragraph">
      <style:text-properties style:font-name="Courier New" style:font-name-complex="Courier New"/>
    </style:style>
    <style:style style:name="P2691" style:parent-style-name="PlainText" style:family="paragraph">
      <style:text-properties style:font-name="Courier New" style:font-name-complex="Courier New"/>
    </style:style>
    <style:style style:name="P2692" style:parent-style-name="PlainText" style:family="paragraph">
      <style:text-properties style:font-name="Courier New" style:font-name-complex="Courier New"/>
    </style:style>
    <style:style style:name="P2693" style:parent-style-name="PlainText" style:family="paragraph">
      <style:text-properties style:font-name="Courier New" style:font-name-complex="Courier New"/>
    </style:style>
    <style:style style:name="P2694" style:parent-style-name="PlainText" style:family="paragraph">
      <style:text-properties style:font-name="Courier New" style:font-name-complex="Courier New"/>
    </style:style>
    <style:style style:name="P2695" style:parent-style-name="PlainText" style:family="paragraph">
      <style:text-properties style:font-name="Courier New" style:font-name-complex="Courier New"/>
    </style:style>
    <style:style style:name="P2696" style:parent-style-name="PlainText" style:family="paragraph">
      <style:text-properties style:font-name="Courier New" style:font-name-complex="Courier New"/>
    </style:style>
    <style:style style:name="P2697" style:parent-style-name="PlainText" style:family="paragraph">
      <style:text-properties style:font-name="Courier New" style:font-name-complex="Courier New"/>
    </style:style>
    <style:style style:name="P2698" style:parent-style-name="PlainText" style:family="paragraph">
      <style:text-properties style:font-name="Courier New" style:font-name-complex="Courier New"/>
    </style:style>
    <style:style style:name="P2699" style:parent-style-name="PlainText" style:family="paragraph">
      <style:text-properties style:font-name="Courier New" style:font-name-complex="Courier New"/>
    </style:style>
    <style:style style:name="P2700" style:parent-style-name="PlainText" style:family="paragraph">
      <style:text-properties style:font-name="Courier New" style:font-name-complex="Courier New"/>
    </style:style>
    <style:style style:name="P2701" style:parent-style-name="PlainText" style:family="paragraph">
      <style:text-properties style:font-name="Courier New" style:font-name-complex="Courier New"/>
    </style:style>
    <style:style style:name="P2702" style:parent-style-name="PlainText" style:family="paragraph">
      <style:text-properties style:font-name="Courier New" style:font-name-complex="Courier New"/>
    </style:style>
    <style:style style:name="P2703" style:parent-style-name="PlainText" style:family="paragraph">
      <style:text-properties style:font-name="Courier New" style:font-name-complex="Courier New"/>
    </style:style>
    <style:style style:name="P2704" style:parent-style-name="PlainText" style:family="paragraph">
      <style:text-properties style:font-name="Courier New" style:font-name-complex="Courier New"/>
    </style:style>
    <style:style style:name="P2705" style:parent-style-name="PlainText" style:family="paragraph">
      <style:text-properties style:font-name="Courier New" style:font-name-complex="Courier New"/>
    </style:style>
    <style:style style:name="P2706" style:parent-style-name="PlainText" style:family="paragraph">
      <style:text-properties style:font-name="Courier New" style:font-name-complex="Courier New"/>
    </style:style>
    <style:style style:name="P2707" style:parent-style-name="PlainText" style:family="paragraph">
      <style:text-properties style:font-name="Courier New" style:font-name-complex="Courier New"/>
    </style:style>
    <style:style style:name="P2708" style:parent-style-name="PlainText" style:family="paragraph">
      <style:text-properties style:font-name="Courier New" style:font-name-complex="Courier New"/>
    </style:style>
    <style:style style:name="P2709" style:parent-style-name="PlainText" style:family="paragraph">
      <style:text-properties style:font-name="Courier New" style:font-name-complex="Courier New"/>
    </style:style>
    <style:style style:name="P2710" style:parent-style-name="PlainText" style:family="paragraph">
      <style:text-properties style:font-name="Courier New" style:font-name-complex="Courier New"/>
    </style:style>
    <style:style style:name="P2711" style:parent-style-name="PlainText" style:family="paragraph">
      <style:text-properties style:font-name="Courier New" style:font-name-complex="Courier New"/>
    </style:style>
    <style:style style:name="P2712" style:parent-style-name="PlainText" style:family="paragraph">
      <style:text-properties style:font-name="Courier New" style:font-name-complex="Courier New"/>
    </style:style>
    <style:style style:name="P2713" style:parent-style-name="PlainText" style:family="paragraph">
      <style:text-properties style:font-name="Courier New" style:font-name-complex="Courier New"/>
    </style:style>
    <style:style style:name="P2714" style:parent-style-name="PlainText" style:family="paragraph">
      <style:text-properties style:font-name="Courier New" style:font-name-complex="Courier New"/>
    </style:style>
    <style:style style:name="P2715" style:parent-style-name="PlainText" style:family="paragraph">
      <style:text-properties style:font-name="Courier New" style:font-name-complex="Courier New"/>
    </style:style>
    <style:style style:name="P2716" style:parent-style-name="PlainText" style:family="paragraph">
      <style:text-properties style:font-name="Courier New" style:font-name-complex="Courier New"/>
    </style:style>
    <style:style style:name="P2717" style:parent-style-name="PlainText" style:family="paragraph">
      <style:text-properties style:font-name="Courier New" style:font-name-complex="Courier New"/>
    </style:style>
    <style:style style:name="P2718" style:parent-style-name="PlainText" style:family="paragraph">
      <style:text-properties style:font-name="Courier New" style:font-name-complex="Courier New"/>
    </style:style>
    <style:style style:name="P2719" style:parent-style-name="PlainText" style:family="paragraph">
      <style:text-properties style:font-name="Courier New" style:font-name-complex="Courier New"/>
    </style:style>
    <style:style style:name="P2720" style:parent-style-name="PlainText" style:family="paragraph">
      <style:text-properties style:font-name="Courier New" style:font-name-complex="Courier New"/>
    </style:style>
    <style:style style:name="P2721" style:parent-style-name="PlainText" style:family="paragraph">
      <style:text-properties style:font-name="Courier New" style:font-name-complex="Courier New"/>
    </style:style>
    <style:style style:name="P2722" style:parent-style-name="PlainText" style:family="paragraph">
      <style:text-properties style:font-name="Courier New" style:font-name-complex="Courier New"/>
    </style:style>
    <style:style style:name="P2723" style:parent-style-name="PlainText" style:family="paragraph">
      <style:text-properties style:font-name="Courier New" style:font-name-complex="Courier New"/>
    </style:style>
    <style:style style:name="P2724" style:parent-style-name="PlainText" style:family="paragraph">
      <style:text-properties style:font-name="Courier New" style:font-name-complex="Courier New"/>
    </style:style>
    <style:style style:name="P2725" style:parent-style-name="PlainText" style:family="paragraph">
      <style:text-properties style:font-name="Courier New" style:font-name-complex="Courier New"/>
    </style:style>
    <style:style style:name="P2726" style:parent-style-name="PlainText" style:family="paragraph">
      <style:text-properties style:font-name="Courier New" style:font-name-complex="Courier New"/>
    </style:style>
    <style:style style:name="P2727" style:parent-style-name="PlainText" style:family="paragraph">
      <style:text-properties style:font-name="Courier New" style:font-name-complex="Courier New"/>
    </style:style>
    <style:style style:name="P2728" style:parent-style-name="PlainText" style:family="paragraph">
      <style:text-properties style:font-name="Courier New" style:font-name-complex="Courier New"/>
    </style:style>
    <style:style style:name="P2729" style:parent-style-name="PlainText" style:family="paragraph">
      <style:text-properties style:font-name="Courier New" style:font-name-complex="Courier New"/>
    </style:style>
    <style:style style:name="P2730" style:parent-style-name="PlainText" style:family="paragraph">
      <style:text-properties style:font-name="Courier New" style:font-name-complex="Courier New"/>
    </style:style>
    <style:style style:name="P2731" style:parent-style-name="PlainText" style:family="paragraph">
      <style:text-properties style:font-name="Courier New" style:font-name-complex="Courier New"/>
    </style:style>
    <style:style style:name="P2732" style:parent-style-name="PlainText" style:family="paragraph">
      <style:text-properties style:font-name="Courier New" style:font-name-complex="Courier New"/>
    </style:style>
    <style:style style:name="P2733" style:parent-style-name="PlainText" style:family="paragraph">
      <style:text-properties style:font-name="Courier New" style:font-name-complex="Courier New"/>
    </style:style>
    <style:style style:name="P2734" style:parent-style-name="PlainText" style:family="paragraph">
      <style:text-properties style:font-name="Courier New" style:font-name-complex="Courier New"/>
    </style:style>
    <style:style style:name="P2735" style:parent-style-name="PlainText" style:family="paragraph">
      <style:text-properties style:font-name="Courier New" style:font-name-complex="Courier New"/>
    </style:style>
    <style:style style:name="P2736" style:parent-style-name="PlainText" style:family="paragraph">
      <style:text-properties style:font-name="Courier New" style:font-name-complex="Courier New"/>
    </style:style>
    <style:style style:name="P2737" style:parent-style-name="PlainText" style:family="paragraph">
      <style:text-properties style:font-name="Courier New" style:font-name-complex="Courier New"/>
    </style:style>
    <style:style style:name="P2738" style:parent-style-name="PlainText" style:family="paragraph">
      <style:text-properties style:font-name="Courier New" style:font-name-complex="Courier New"/>
    </style:style>
    <style:style style:name="P2739" style:parent-style-name="PlainText" style:family="paragraph">
      <style:text-properties style:font-name="Courier New" style:font-name-complex="Courier New"/>
    </style:style>
    <style:style style:name="P2740" style:parent-style-name="PlainText" style:family="paragraph">
      <style:text-properties style:font-name="Courier New" style:font-name-complex="Courier New"/>
    </style:style>
    <style:style style:name="P2741" style:parent-style-name="PlainText" style:family="paragraph">
      <style:text-properties style:font-name="Courier New" style:font-name-complex="Courier New"/>
    </style:style>
    <style:style style:name="P2742" style:parent-style-name="PlainText" style:family="paragraph">
      <style:text-properties style:font-name="Courier New" style:font-name-complex="Courier New"/>
    </style:style>
    <style:style style:name="P2743" style:parent-style-name="PlainText" style:family="paragraph">
      <style:text-properties style:font-name="Courier New" style:font-name-complex="Courier New"/>
    </style:style>
    <style:style style:name="P2744" style:parent-style-name="PlainText" style:family="paragraph">
      <style:text-properties style:font-name="Courier New" style:font-name-complex="Courier New"/>
    </style:style>
    <style:style style:name="P2745" style:parent-style-name="PlainText" style:family="paragraph">
      <style:text-properties style:font-name="Courier New" style:font-name-complex="Courier New"/>
    </style:style>
    <style:style style:name="P2746" style:parent-style-name="PlainText" style:family="paragraph">
      <style:text-properties style:font-name="Courier New" style:font-name-complex="Courier New"/>
    </style:style>
    <style:style style:name="P2747" style:parent-style-name="PlainText" style:family="paragraph">
      <style:text-properties style:font-name="Courier New" style:font-name-complex="Courier New"/>
    </style:style>
    <style:style style:name="P2748" style:parent-style-name="PlainText" style:family="paragraph">
      <style:text-properties style:font-name="Courier New" style:font-name-complex="Courier New"/>
    </style:style>
    <style:style style:name="P2749" style:parent-style-name="PlainText" style:family="paragraph">
      <style:text-properties style:font-name="Courier New" style:font-name-complex="Courier New"/>
    </style:style>
    <style:style style:name="P2750" style:parent-style-name="PlainText" style:family="paragraph">
      <style:text-properties style:font-name="Courier New" style:font-name-complex="Courier New"/>
    </style:style>
    <style:style style:name="P2751" style:parent-style-name="PlainText" style:family="paragraph">
      <style:text-properties style:font-name="Courier New" style:font-name-complex="Courier New"/>
    </style:style>
    <style:style style:name="P2752" style:parent-style-name="PlainText" style:family="paragraph">
      <style:text-properties style:font-name="Courier New" style:font-name-complex="Courier New"/>
    </style:style>
    <style:style style:name="P2753" style:parent-style-name="PlainText" style:family="paragraph">
      <style:text-properties style:font-name="Courier New" style:font-name-complex="Courier New"/>
    </style:style>
    <style:style style:name="P2754" style:parent-style-name="PlainText" style:family="paragraph">
      <style:text-properties style:font-name="Courier New" style:font-name-complex="Courier New"/>
    </style:style>
    <style:style style:name="P2755" style:parent-style-name="PlainText" style:family="paragraph">
      <style:text-properties style:font-name="Courier New" style:font-name-complex="Courier New"/>
    </style:style>
    <style:style style:name="P2756" style:parent-style-name="PlainText" style:family="paragraph">
      <style:text-properties style:font-name="Courier New" style:font-name-complex="Courier New"/>
    </style:style>
    <style:style style:name="P2757" style:parent-style-name="PlainText" style:family="paragraph">
      <style:text-properties style:font-name="Courier New" style:font-name-complex="Courier New"/>
    </style:style>
    <style:style style:name="P2758" style:parent-style-name="PlainText" style:family="paragraph">
      <style:text-properties style:font-name="Courier New" style:font-name-complex="Courier New"/>
    </style:style>
    <style:style style:name="P2759" style:parent-style-name="PlainText" style:family="paragraph">
      <style:text-properties style:font-name="Courier New" style:font-name-complex="Courier New"/>
    </style:style>
    <style:style style:name="P2760" style:parent-style-name="PlainText" style:family="paragraph">
      <style:text-properties style:font-name="Courier New" style:font-name-complex="Courier New"/>
    </style:style>
    <style:style style:name="P2761" style:parent-style-name="PlainText" style:family="paragraph">
      <style:text-properties style:font-name="Courier New" style:font-name-complex="Courier New"/>
    </style:style>
    <style:style style:name="P2762" style:parent-style-name="PlainText" style:family="paragraph">
      <style:text-properties style:font-name="Courier New" style:font-name-complex="Courier New"/>
    </style:style>
    <style:style style:name="P2763" style:parent-style-name="PlainText" style:family="paragraph">
      <style:text-properties style:font-name="Courier New" style:font-name-complex="Courier New"/>
    </style:style>
    <style:style style:name="P2764" style:parent-style-name="PlainText" style:family="paragraph">
      <style:text-properties style:font-name="Courier New" style:font-name-complex="Courier New"/>
    </style:style>
    <style:style style:name="P2765" style:parent-style-name="PlainText" style:family="paragraph">
      <style:text-properties style:font-name="Courier New" style:font-name-complex="Courier New"/>
    </style:style>
    <style:style style:name="P2766" style:parent-style-name="PlainText" style:family="paragraph">
      <style:text-properties style:font-name="Courier New" style:font-name-complex="Courier New"/>
    </style:style>
    <style:style style:name="P2767" style:parent-style-name="PlainText" style:family="paragraph">
      <style:text-properties style:font-name="Courier New" style:font-name-complex="Courier New"/>
    </style:style>
    <style:style style:name="P2768" style:parent-style-name="PlainText" style:family="paragraph">
      <style:text-properties style:font-name="Courier New" style:font-name-complex="Courier New"/>
    </style:style>
    <style:style style:name="P2769" style:parent-style-name="PlainText" style:family="paragraph">
      <style:text-properties style:font-name="Courier New" style:font-name-complex="Courier New"/>
    </style:style>
    <style:style style:name="P2770" style:parent-style-name="PlainText" style:family="paragraph">
      <style:text-properties style:font-name="Courier New" style:font-name-complex="Courier New"/>
    </style:style>
    <style:style style:name="P2771" style:parent-style-name="PlainText" style:family="paragraph">
      <style:text-properties style:font-name="Courier New" style:font-name-complex="Courier New"/>
    </style:style>
    <style:style style:name="P2772" style:parent-style-name="PlainText" style:family="paragraph">
      <style:text-properties style:font-name="Courier New" style:font-name-complex="Courier New"/>
    </style:style>
    <style:style style:name="P2773" style:parent-style-name="PlainText" style:family="paragraph">
      <style:text-properties style:font-name="Courier New" style:font-name-complex="Courier New"/>
    </style:style>
    <style:style style:name="P2774" style:parent-style-name="PlainText" style:family="paragraph">
      <style:text-properties style:font-name="Courier New" style:font-name-complex="Courier New"/>
    </style:style>
    <style:style style:name="P2775" style:parent-style-name="PlainText" style:family="paragraph">
      <style:text-properties style:font-name="Courier New" style:font-name-complex="Courier New"/>
    </style:style>
    <style:style style:name="P2776" style:parent-style-name="PlainText" style:family="paragraph">
      <style:text-properties style:font-name="Courier New" style:font-name-complex="Courier New"/>
    </style:style>
    <style:style style:name="P2777" style:parent-style-name="PlainText" style:family="paragraph">
      <style:text-properties style:font-name="Courier New" style:font-name-complex="Courier New"/>
    </style:style>
    <style:style style:name="P2778" style:parent-style-name="PlainText" style:family="paragraph">
      <style:text-properties style:font-name="Courier New" style:font-name-complex="Courier New"/>
    </style:style>
    <style:style style:name="P2779" style:parent-style-name="PlainText" style:family="paragraph">
      <style:text-properties style:font-name="Courier New" style:font-name-complex="Courier New"/>
    </style:style>
    <style:style style:name="P2780" style:parent-style-name="PlainText" style:family="paragraph">
      <style:text-properties style:font-name="Courier New" style:font-name-complex="Courier New"/>
    </style:style>
    <style:style style:name="P2781" style:parent-style-name="PlainText" style:family="paragraph">
      <style:text-properties style:font-name="Courier New" style:font-name-complex="Courier New"/>
    </style:style>
    <style:style style:name="P2782" style:parent-style-name="PlainText" style:family="paragraph">
      <style:text-properties style:font-name="Courier New" style:font-name-complex="Courier New"/>
    </style:style>
    <style:style style:name="P2783" style:parent-style-name="PlainText" style:family="paragraph">
      <style:text-properties style:font-name="Courier New" style:font-name-complex="Courier New"/>
    </style:style>
    <style:style style:name="P2784" style:parent-style-name="PlainText" style:family="paragraph">
      <style:text-properties style:font-name="Courier New" style:font-name-complex="Courier New"/>
    </style:style>
    <style:style style:name="P2785" style:parent-style-name="PlainText" style:family="paragraph">
      <style:text-properties style:font-name="Courier New" style:font-name-complex="Courier New"/>
    </style:style>
    <style:style style:name="P2786" style:parent-style-name="PlainText" style:family="paragraph">
      <style:text-properties style:font-name="Courier New" style:font-name-complex="Courier New"/>
    </style:style>
    <style:style style:name="P2787" style:parent-style-name="PlainText" style:family="paragraph">
      <style:text-properties style:font-name="Courier New" style:font-name-complex="Courier New"/>
    </style:style>
    <style:style style:name="P2788" style:parent-style-name="PlainText" style:family="paragraph">
      <style:text-properties style:font-name="Courier New" style:font-name-complex="Courier New"/>
    </style:style>
    <style:style style:name="P2789" style:parent-style-name="PlainText" style:family="paragraph">
      <style:text-properties style:font-name="Courier New" style:font-name-complex="Courier New"/>
    </style:style>
    <style:style style:name="P2790" style:parent-style-name="PlainText" style:family="paragraph">
      <style:text-properties style:font-name="Courier New" style:font-name-complex="Courier New"/>
    </style:style>
    <style:style style:name="P2791" style:parent-style-name="PlainText" style:family="paragraph">
      <style:text-properties style:font-name="Courier New" style:font-name-complex="Courier New"/>
    </style:style>
    <style:style style:name="P2792" style:parent-style-name="PlainText" style:family="paragraph">
      <style:text-properties style:font-name="Courier New" style:font-name-complex="Courier New"/>
    </style:style>
    <style:style style:name="P2793" style:parent-style-name="PlainText" style:family="paragraph">
      <style:text-properties style:font-name="Courier New" style:font-name-complex="Courier New"/>
    </style:style>
    <style:style style:name="P2794" style:parent-style-name="PlainText" style:family="paragraph">
      <style:text-properties style:font-name="Courier New" style:font-name-complex="Courier New"/>
    </style:style>
    <style:style style:name="P2795" style:parent-style-name="PlainText" style:family="paragraph">
      <style:text-properties style:font-name="Courier New" style:font-name-complex="Courier New"/>
    </style:style>
    <style:style style:name="P2796" style:parent-style-name="PlainText" style:family="paragraph">
      <style:text-properties style:font-name="Courier New" style:font-name-complex="Courier New"/>
    </style:style>
    <style:style style:name="P2797" style:parent-style-name="PlainText" style:family="paragraph">
      <style:text-properties style:font-name="Courier New" style:font-name-complex="Courier New"/>
    </style:style>
    <style:style style:name="P2798" style:parent-style-name="PlainText" style:family="paragraph">
      <style:text-properties style:font-name="Courier New" style:font-name-complex="Courier New"/>
    </style:style>
    <style:style style:name="P2799" style:parent-style-name="PlainText" style:family="paragraph">
      <style:text-properties style:font-name="Courier New" style:font-name-complex="Courier New"/>
    </style:style>
    <style:style style:name="P2800" style:parent-style-name="PlainText" style:family="paragraph">
      <style:text-properties style:font-name="Courier New" style:font-name-complex="Courier New"/>
    </style:style>
    <style:style style:name="P2801" style:parent-style-name="PlainText" style:family="paragraph">
      <style:text-properties style:font-name="Courier New" style:font-name-complex="Courier New"/>
    </style:style>
    <style:style style:name="P2802" style:parent-style-name="PlainText" style:family="paragraph">
      <style:text-properties style:font-name="Courier New" style:font-name-complex="Courier New"/>
    </style:style>
    <style:style style:name="P2803" style:parent-style-name="PlainText" style:family="paragraph">
      <style:text-properties style:font-name="Courier New" style:font-name-complex="Courier New"/>
    </style:style>
    <style:style style:name="P2804" style:parent-style-name="PlainText" style:family="paragraph">
      <style:text-properties style:font-name="Courier New" style:font-name-complex="Courier New"/>
    </style:style>
    <style:style style:name="P2805" style:parent-style-name="PlainText" style:family="paragraph">
      <style:text-properties style:font-name="Courier New" style:font-name-complex="Courier New"/>
    </style:style>
    <style:style style:name="P2806" style:parent-style-name="PlainText" style:family="paragraph">
      <style:text-properties style:font-name="Courier New" style:font-name-complex="Courier New"/>
    </style:style>
    <style:style style:name="P2807" style:parent-style-name="PlainText" style:family="paragraph">
      <style:text-properties style:font-name="Courier New" style:font-name-complex="Courier New"/>
    </style:style>
    <style:style style:name="P2808" style:parent-style-name="PlainText" style:family="paragraph">
      <style:text-properties style:font-name="Courier New" style:font-name-complex="Courier New"/>
    </style:style>
    <style:style style:name="P2809" style:parent-style-name="PlainText" style:family="paragraph">
      <style:text-properties style:font-name="Courier New" style:font-name-complex="Courier New"/>
    </style:style>
    <style:style style:name="P2810" style:parent-style-name="PlainText" style:family="paragraph">
      <style:text-properties style:font-name="Courier New" style:font-name-complex="Courier New"/>
    </style:style>
    <style:style style:name="P2811" style:parent-style-name="PlainText" style:family="paragraph">
      <style:text-properties style:font-name="Courier New" style:font-name-complex="Courier New"/>
    </style:style>
    <style:style style:name="P2812" style:parent-style-name="PlainText" style:family="paragraph">
      <style:text-properties style:font-name="Courier New" style:font-name-complex="Courier New"/>
    </style:style>
    <style:style style:name="P2813" style:parent-style-name="PlainText" style:family="paragraph">
      <style:text-properties style:font-name="Courier New" style:font-name-complex="Courier New"/>
    </style:style>
    <style:style style:name="P2814" style:parent-style-name="PlainText" style:family="paragraph">
      <style:text-properties style:font-name="Courier New" style:font-name-complex="Courier New"/>
    </style:style>
    <style:style style:name="P2815" style:parent-style-name="PlainText" style:family="paragraph">
      <style:text-properties style:font-name="Courier New" style:font-name-complex="Courier New"/>
    </style:style>
    <style:style style:name="P2816" style:parent-style-name="PlainText" style:family="paragraph">
      <style:text-properties style:font-name="Courier New" style:font-name-complex="Courier New"/>
    </style:style>
    <style:style style:name="P2817" style:parent-style-name="PlainText" style:family="paragraph">
      <style:text-properties style:font-name="Courier New" style:font-name-complex="Courier New"/>
    </style:style>
    <style:style style:name="P2818" style:parent-style-name="PlainText" style:family="paragraph">
      <style:text-properties style:font-name="Courier New" style:font-name-complex="Courier New"/>
    </style:style>
    <style:style style:name="P2819" style:parent-style-name="PlainText" style:family="paragraph">
      <style:text-properties style:font-name="Courier New" style:font-name-complex="Courier New"/>
    </style:style>
    <style:style style:name="P2820" style:parent-style-name="PlainText" style:family="paragraph">
      <style:text-properties style:font-name="Courier New" style:font-name-complex="Courier New"/>
    </style:style>
    <style:style style:name="P2821" style:parent-style-name="PlainText" style:family="paragraph">
      <style:text-properties style:font-name="Courier New" style:font-name-complex="Courier New"/>
    </style:style>
    <style:style style:name="P2822" style:parent-style-name="PlainText" style:family="paragraph">
      <style:text-properties style:font-name="Courier New" style:font-name-complex="Courier New"/>
    </style:style>
    <style:style style:name="P2823" style:parent-style-name="PlainText" style:family="paragraph">
      <style:text-properties style:font-name="Courier New" style:font-name-complex="Courier New"/>
    </style:style>
    <style:style style:name="P2824" style:parent-style-name="PlainText" style:family="paragraph">
      <style:text-properties style:font-name="Courier New" style:font-name-complex="Courier New"/>
    </style:style>
    <style:style style:name="P2825" style:parent-style-name="PlainText" style:family="paragraph">
      <style:text-properties style:font-name="Courier New" style:font-name-complex="Courier New"/>
    </style:style>
    <style:style style:name="P2826" style:parent-style-name="PlainText" style:family="paragraph">
      <style:text-properties style:font-name="Courier New" style:font-name-complex="Courier New"/>
    </style:style>
    <style:style style:name="P2827" style:parent-style-name="PlainText" style:family="paragraph">
      <style:text-properties style:font-name="Courier New" style:font-name-complex="Courier New"/>
    </style:style>
    <style:style style:name="P2828" style:parent-style-name="PlainText" style:family="paragraph">
      <style:text-properties style:font-name="Courier New" style:font-name-complex="Courier New"/>
    </style:style>
    <style:style style:name="P2829" style:parent-style-name="PlainText" style:family="paragraph">
      <style:text-properties style:font-name="Courier New" style:font-name-complex="Courier New"/>
    </style:style>
    <style:style style:name="P2830" style:parent-style-name="PlainText" style:family="paragraph">
      <style:text-properties style:font-name="Courier New" style:font-name-complex="Courier New"/>
    </style:style>
    <style:style style:name="P2831" style:parent-style-name="PlainText" style:family="paragraph">
      <style:text-properties style:font-name="Courier New" style:font-name-complex="Courier New"/>
    </style:style>
    <style:style style:name="P2832" style:parent-style-name="PlainText" style:family="paragraph">
      <style:text-properties style:font-name="Courier New" style:font-name-complex="Courier New"/>
    </style:style>
    <style:style style:name="P2833" style:parent-style-name="PlainText" style:family="paragraph">
      <style:text-properties style:font-name="Courier New" style:font-name-complex="Courier New"/>
    </style:style>
    <style:style style:name="P2834" style:parent-style-name="PlainText" style:family="paragraph">
      <style:text-properties style:font-name="Courier New" style:font-name-complex="Courier New"/>
    </style:style>
    <style:style style:name="P2835" style:parent-style-name="PlainText" style:family="paragraph">
      <style:text-properties style:font-name="Courier New" style:font-name-complex="Courier New"/>
    </style:style>
    <style:style style:name="P2836" style:parent-style-name="PlainText" style:family="paragraph">
      <style:text-properties style:font-name="Courier New" style:font-name-complex="Courier New"/>
    </style:style>
    <style:style style:name="P2837" style:parent-style-name="PlainText" style:family="paragraph">
      <style:text-properties style:font-name="Courier New" style:font-name-complex="Courier New"/>
    </style:style>
    <style:style style:name="P2838" style:parent-style-name="PlainText" style:family="paragraph">
      <style:text-properties style:font-name="Courier New" style:font-name-complex="Courier New"/>
    </style:style>
    <style:style style:name="P2839" style:parent-style-name="PlainText" style:family="paragraph">
      <style:text-properties style:font-name="Courier New" style:font-name-complex="Courier New"/>
    </style:style>
    <style:style style:name="P2840" style:parent-style-name="PlainText" style:family="paragraph">
      <style:text-properties style:font-name="Courier New" style:font-name-complex="Courier New"/>
    </style:style>
    <style:style style:name="P2841" style:parent-style-name="PlainText" style:family="paragraph">
      <style:text-properties style:font-name="Courier New" style:font-name-complex="Courier New"/>
    </style:style>
    <style:style style:name="P2842" style:parent-style-name="PlainText" style:family="paragraph">
      <style:text-properties style:font-name="Courier New" style:font-name-complex="Courier New"/>
    </style:style>
    <style:style style:name="P2843" style:parent-style-name="PlainText" style:family="paragraph">
      <style:text-properties style:font-name="Courier New" style:font-name-complex="Courier New"/>
    </style:style>
    <style:style style:name="P2844" style:parent-style-name="PlainText" style:family="paragraph">
      <style:text-properties style:font-name="Courier New" style:font-name-complex="Courier New"/>
    </style:style>
    <style:style style:name="P2845" style:parent-style-name="PlainText" style:family="paragraph">
      <style:text-properties style:font-name="Courier New" style:font-name-complex="Courier New"/>
    </style:style>
    <style:style style:name="P2846" style:parent-style-name="PlainText" style:family="paragraph">
      <style:text-properties style:font-name="Courier New" style:font-name-complex="Courier New"/>
    </style:style>
    <style:style style:name="P2847" style:parent-style-name="PlainText" style:family="paragraph">
      <style:text-properties style:font-name="Courier New" style:font-name-complex="Courier New"/>
    </style:style>
    <style:style style:name="P2848" style:parent-style-name="PlainText" style:family="paragraph">
      <style:text-properties style:font-name="Courier New" style:font-name-complex="Courier New"/>
    </style:style>
    <style:style style:name="P2849" style:parent-style-name="PlainText" style:family="paragraph">
      <style:text-properties style:font-name="Courier New" style:font-name-complex="Courier New"/>
    </style:style>
    <style:style style:name="P2850" style:parent-style-name="PlainText" style:family="paragraph">
      <style:text-properties style:font-name="Courier New" style:font-name-complex="Courier New"/>
    </style:style>
    <style:style style:name="P2851" style:parent-style-name="PlainText" style:family="paragraph">
      <style:text-properties style:font-name="Courier New" style:font-name-complex="Courier New"/>
    </style:style>
    <style:style style:name="P2852" style:parent-style-name="PlainText" style:family="paragraph">
      <style:text-properties style:font-name="Courier New" style:font-name-complex="Courier New"/>
    </style:style>
    <style:style style:name="P2853" style:parent-style-name="PlainText" style:family="paragraph">
      <style:text-properties style:font-name="Courier New" style:font-name-complex="Courier New"/>
    </style:style>
    <style:style style:name="P2854" style:parent-style-name="PlainText" style:family="paragraph">
      <style:text-properties style:font-name="Courier New" style:font-name-complex="Courier New"/>
    </style:style>
    <style:style style:name="P2855" style:parent-style-name="PlainText" style:family="paragraph">
      <style:text-properties style:font-name="Courier New" style:font-name-complex="Courier New"/>
    </style:style>
    <style:style style:name="P2856" style:parent-style-name="PlainText" style:family="paragraph">
      <style:text-properties style:font-name="Courier New" style:font-name-complex="Courier New"/>
    </style:style>
    <style:style style:name="P2857" style:parent-style-name="PlainText" style:family="paragraph">
      <style:text-properties style:font-name="Courier New" style:font-name-complex="Courier New"/>
    </style:style>
    <style:style style:name="P2858" style:parent-style-name="PlainText" style:family="paragraph">
      <style:text-properties style:font-name="Courier New" style:font-name-complex="Courier New"/>
    </style:style>
    <style:style style:name="P2859" style:parent-style-name="PlainText" style:family="paragraph">
      <style:text-properties style:font-name="Courier New" style:font-name-complex="Courier New"/>
    </style:style>
    <style:style style:name="P2860" style:parent-style-name="PlainText" style:family="paragraph">
      <style:text-properties style:font-name="Courier New" style:font-name-complex="Courier New"/>
    </style:style>
    <style:style style:name="P2861" style:parent-style-name="PlainText" style:family="paragraph">
      <style:text-properties style:font-name="Courier New" style:font-name-complex="Courier New"/>
    </style:style>
    <style:style style:name="P2862" style:parent-style-name="PlainText" style:family="paragraph">
      <style:text-properties style:font-name="Courier New" style:font-name-complex="Courier New"/>
    </style:style>
    <style:style style:name="P2863" style:parent-style-name="PlainText" style:family="paragraph">
      <style:text-properties style:font-name="Courier New" style:font-name-complex="Courier New"/>
    </style:style>
    <style:style style:name="P2864" style:parent-style-name="PlainText" style:family="paragraph">
      <style:text-properties style:font-name="Courier New" style:font-name-complex="Courier New"/>
    </style:style>
    <style:style style:name="P2865" style:parent-style-name="PlainText" style:family="paragraph">
      <style:text-properties style:font-name="Courier New" style:font-name-complex="Courier New"/>
    </style:style>
    <style:style style:name="P2866" style:parent-style-name="PlainText" style:family="paragraph">
      <style:text-properties style:font-name="Courier New" style:font-name-complex="Courier New"/>
    </style:style>
    <style:style style:name="P2867" style:parent-style-name="PlainText" style:family="paragraph">
      <style:text-properties style:font-name="Courier New" style:font-name-complex="Courier New"/>
    </style:style>
    <style:style style:name="P2868" style:parent-style-name="PlainText" style:family="paragraph">
      <style:text-properties style:font-name="Courier New" style:font-name-complex="Courier New"/>
    </style:style>
    <style:style style:name="P2869" style:parent-style-name="PlainText" style:family="paragraph">
      <style:text-properties style:font-name="Courier New" style:font-name-complex="Courier New"/>
    </style:style>
    <style:style style:name="P2870" style:parent-style-name="PlainText" style:family="paragraph">
      <style:text-properties style:font-name="Courier New" style:font-name-complex="Courier New"/>
    </style:style>
    <style:style style:name="P2871" style:parent-style-name="PlainText" style:family="paragraph">
      <style:text-properties style:font-name="Courier New" style:font-name-complex="Courier New"/>
    </style:style>
    <style:style style:name="P2872" style:parent-style-name="PlainText" style:family="paragraph">
      <style:text-properties style:font-name="Courier New" style:font-name-complex="Courier New"/>
    </style:style>
    <style:style style:name="P2873" style:parent-style-name="PlainText" style:family="paragraph">
      <style:text-properties style:font-name="Courier New" style:font-name-complex="Courier New"/>
    </style:style>
    <style:style style:name="P2874" style:parent-style-name="PlainText" style:family="paragraph">
      <style:text-properties style:font-name="Courier New" style:font-name-complex="Courier New"/>
    </style:style>
    <style:style style:name="P2875" style:parent-style-name="PlainText" style:family="paragraph">
      <style:text-properties style:font-name="Courier New" style:font-name-complex="Courier New"/>
    </style:style>
    <style:style style:name="P2876" style:parent-style-name="PlainText" style:family="paragraph">
      <style:text-properties style:font-name="Courier New" style:font-name-complex="Courier New"/>
    </style:style>
    <style:style style:name="P2877" style:parent-style-name="PlainText" style:family="paragraph">
      <style:text-properties style:font-name="Courier New" style:font-name-complex="Courier New"/>
    </style:style>
    <style:style style:name="P2878" style:parent-style-name="PlainText" style:family="paragraph">
      <style:text-properties style:font-name="Courier New" style:font-name-complex="Courier New"/>
    </style:style>
    <style:style style:name="P2879" style:parent-style-name="PlainText" style:family="paragraph">
      <style:text-properties style:font-name="Courier New" style:font-name-complex="Courier New"/>
    </style:style>
    <style:style style:name="P2880" style:parent-style-name="PlainText" style:family="paragraph">
      <style:text-properties style:font-name="Courier New" style:font-name-complex="Courier New"/>
    </style:style>
    <style:style style:name="P2881" style:parent-style-name="PlainText" style:family="paragraph">
      <style:text-properties style:font-name="Courier New" style:font-name-complex="Courier New"/>
    </style:style>
    <style:style style:name="P2882" style:parent-style-name="PlainText" style:family="paragraph">
      <style:text-properties style:font-name="Courier New" style:font-name-complex="Courier New"/>
    </style:style>
    <style:style style:name="P2883" style:parent-style-name="PlainText" style:family="paragraph">
      <style:text-properties style:font-name="Courier New" style:font-name-complex="Courier New"/>
    </style:style>
    <style:style style:name="P2884" style:parent-style-name="PlainText" style:family="paragraph">
      <style:text-properties style:font-name="Courier New" style:font-name-complex="Courier New"/>
    </style:style>
    <style:style style:name="P2885" style:parent-style-name="PlainText" style:family="paragraph">
      <style:text-properties style:font-name="Courier New" style:font-name-complex="Courier New"/>
    </style:style>
    <style:style style:name="P2886" style:parent-style-name="PlainText" style:family="paragraph">
      <style:text-properties style:font-name="Courier New" style:font-name-complex="Courier New"/>
    </style:style>
    <style:style style:name="P2887" style:parent-style-name="PlainText" style:family="paragraph">
      <style:text-properties style:font-name="Courier New" style:font-name-complex="Courier New"/>
    </style:style>
    <style:style style:name="P2888" style:parent-style-name="PlainText" style:family="paragraph">
      <style:text-properties style:font-name="Courier New" style:font-name-complex="Courier New"/>
    </style:style>
    <style:style style:name="P2889" style:parent-style-name="PlainText" style:family="paragraph">
      <style:text-properties style:font-name="Courier New" style:font-name-complex="Courier New"/>
    </style:style>
    <style:style style:name="P2890" style:parent-style-name="PlainText" style:family="paragraph">
      <style:text-properties style:font-name="Courier New" style:font-name-complex="Courier New"/>
    </style:style>
    <style:style style:name="P2891" style:parent-style-name="PlainText" style:family="paragraph">
      <style:text-properties style:font-name="Courier New" style:font-name-complex="Courier New"/>
    </style:style>
    <style:style style:name="P2892" style:parent-style-name="PlainText" style:family="paragraph">
      <style:text-properties style:font-name="Courier New" style:font-name-complex="Courier New"/>
    </style:style>
    <style:style style:name="P2893" style:parent-style-name="PlainText" style:family="paragraph">
      <style:text-properties style:font-name="Courier New" style:font-name-complex="Courier New"/>
    </style:style>
    <style:style style:name="P2894" style:parent-style-name="PlainText" style:family="paragraph">
      <style:text-properties style:font-name="Courier New" style:font-name-complex="Courier New"/>
    </style:style>
    <style:style style:name="P2895" style:parent-style-name="PlainText" style:family="paragraph">
      <style:text-properties style:font-name="Courier New" style:font-name-complex="Courier New"/>
    </style:style>
    <style:style style:name="P2896" style:parent-style-name="PlainText" style:family="paragraph">
      <style:text-properties style:font-name="Courier New" style:font-name-complex="Courier New"/>
    </style:style>
    <style:style style:name="P2897" style:parent-style-name="PlainText" style:family="paragraph">
      <style:text-properties style:font-name="Courier New" style:font-name-complex="Courier New"/>
    </style:style>
    <style:style style:name="P2898" style:parent-style-name="PlainText" style:family="paragraph">
      <style:text-properties style:font-name="Courier New" style:font-name-complex="Courier New"/>
    </style:style>
    <style:style style:name="P2899" style:parent-style-name="PlainText" style:family="paragraph">
      <style:text-properties style:font-name="Courier New" style:font-name-complex="Courier New"/>
    </style:style>
    <style:style style:name="P2900" style:parent-style-name="PlainText" style:family="paragraph">
      <style:text-properties style:font-name="Courier New" style:font-name-complex="Courier New"/>
    </style:style>
    <style:style style:name="P2901" style:parent-style-name="PlainText" style:family="paragraph">
      <style:text-properties style:font-name="Courier New" style:font-name-complex="Courier New"/>
    </style:style>
    <style:style style:name="P2902" style:parent-style-name="PlainText" style:family="paragraph">
      <style:text-properties style:font-name="Courier New" style:font-name-complex="Courier New"/>
    </style:style>
    <style:style style:name="P2903" style:parent-style-name="PlainText" style:family="paragraph">
      <style:text-properties style:font-name="Courier New" style:font-name-complex="Courier New"/>
    </style:style>
    <style:style style:name="P2904" style:parent-style-name="PlainText" style:family="paragraph">
      <style:text-properties style:font-name="Courier New" style:font-name-complex="Courier New"/>
    </style:style>
    <style:style style:name="P2905" style:parent-style-name="PlainText" style:family="paragraph">
      <style:text-properties style:font-name="Courier New" style:font-name-complex="Courier New"/>
    </style:style>
    <style:style style:name="P2906" style:parent-style-name="PlainText" style:family="paragraph">
      <style:text-properties style:font-name="Courier New" style:font-name-complex="Courier New"/>
    </style:style>
    <style:style style:name="P2907" style:parent-style-name="PlainText" style:family="paragraph">
      <style:text-properties style:font-name="Courier New" style:font-name-complex="Courier New"/>
    </style:style>
    <style:style style:name="P2908" style:parent-style-name="PlainText" style:family="paragraph">
      <style:text-properties style:font-name="Courier New" style:font-name-complex="Courier New"/>
    </style:style>
    <style:style style:name="P2909" style:parent-style-name="PlainText" style:family="paragraph">
      <style:text-properties style:font-name="Courier New" style:font-name-complex="Courier New"/>
    </style:style>
    <style:style style:name="P2910" style:parent-style-name="PlainText" style:family="paragraph">
      <style:text-properties style:font-name="Courier New" style:font-name-complex="Courier New"/>
    </style:style>
    <style:style style:name="P2911" style:parent-style-name="PlainText" style:family="paragraph">
      <style:text-properties style:font-name="Courier New" style:font-name-complex="Courier New"/>
    </style:style>
    <style:style style:name="P2912" style:parent-style-name="PlainText" style:family="paragraph">
      <style:text-properties style:font-name="Courier New" style:font-name-complex="Courier New"/>
    </style:style>
    <style:style style:name="P2913" style:parent-style-name="PlainText" style:family="paragraph">
      <style:text-properties style:font-name="Courier New" style:font-name-complex="Courier New"/>
    </style:style>
    <style:style style:name="P2914" style:parent-style-name="PlainText" style:family="paragraph">
      <style:text-properties style:font-name="Courier New" style:font-name-complex="Courier New"/>
    </style:style>
    <style:style style:name="P2915" style:parent-style-name="PlainText" style:family="paragraph">
      <style:text-properties style:font-name="Courier New" style:font-name-complex="Courier New"/>
    </style:style>
    <style:style style:name="P2916" style:parent-style-name="PlainText" style:family="paragraph">
      <style:text-properties style:font-name="Courier New" style:font-name-complex="Courier New"/>
    </style:style>
    <style:style style:name="P2917" style:parent-style-name="PlainText" style:family="paragraph">
      <style:text-properties style:font-name="Courier New" style:font-name-complex="Courier New"/>
    </style:style>
    <style:style style:name="P2918" style:parent-style-name="PlainText" style:family="paragraph">
      <style:text-properties style:font-name="Courier New" style:font-name-complex="Courier New"/>
    </style:style>
    <style:style style:name="P2919" style:parent-style-name="PlainText" style:family="paragraph">
      <style:text-properties style:font-name="Courier New" style:font-name-complex="Courier New"/>
    </style:style>
    <style:style style:name="P2920" style:parent-style-name="PlainText" style:family="paragraph">
      <style:text-properties style:font-name="Courier New" style:font-name-complex="Courier New"/>
    </style:style>
    <style:style style:name="P2921" style:parent-style-name="PlainText" style:family="paragraph">
      <style:text-properties style:font-name="Courier New" style:font-name-complex="Courier New"/>
    </style:style>
    <style:style style:name="P2922" style:parent-style-name="PlainText" style:family="paragraph">
      <style:text-properties style:font-name="Courier New" style:font-name-complex="Courier New"/>
    </style:style>
    <style:style style:name="P2923" style:parent-style-name="PlainText" style:family="paragraph">
      <style:text-properties style:font-name="Courier New" style:font-name-complex="Courier New"/>
    </style:style>
    <style:style style:name="P2924" style:parent-style-name="PlainText" style:family="paragraph">
      <style:text-properties style:font-name="Courier New" style:font-name-complex="Courier New"/>
    </style:style>
    <style:style style:name="P2925" style:parent-style-name="PlainText" style:family="paragraph">
      <style:text-properties style:font-name="Courier New" style:font-name-complex="Courier New"/>
    </style:style>
    <style:style style:name="P2926" style:parent-style-name="PlainText" style:family="paragraph">
      <style:text-properties style:font-name="Courier New" style:font-name-complex="Courier New"/>
    </style:style>
    <style:style style:name="P2927" style:parent-style-name="PlainText" style:family="paragraph">
      <style:text-properties style:font-name="Courier New" style:font-name-complex="Courier New"/>
    </style:style>
    <style:style style:name="P2928" style:parent-style-name="PlainText" style:family="paragraph">
      <style:text-properties style:font-name="Courier New" style:font-name-complex="Courier New"/>
    </style:style>
    <style:style style:name="P2929" style:parent-style-name="PlainText" style:family="paragraph">
      <style:text-properties style:font-name="Courier New" style:font-name-complex="Courier New"/>
    </style:style>
    <style:style style:name="P2930" style:parent-style-name="PlainText" style:family="paragraph">
      <style:text-properties style:font-name="Courier New" style:font-name-complex="Courier New"/>
    </style:style>
    <style:style style:name="P2931" style:parent-style-name="PlainText" style:family="paragraph">
      <style:text-properties style:font-name="Courier New" style:font-name-complex="Courier New"/>
    </style:style>
    <style:style style:name="P2932" style:parent-style-name="PlainText" style:family="paragraph">
      <style:text-properties style:font-name="Courier New" style:font-name-complex="Courier New"/>
    </style:style>
    <style:style style:name="P2933" style:parent-style-name="PlainText" style:family="paragraph">
      <style:text-properties style:font-name="Courier New" style:font-name-complex="Courier New"/>
    </style:style>
    <style:style style:name="P2934" style:parent-style-name="PlainText" style:family="paragraph">
      <style:text-properties style:font-name="Courier New" style:font-name-complex="Courier New"/>
    </style:style>
    <style:style style:name="P2935" style:parent-style-name="PlainText" style:family="paragraph">
      <style:text-properties style:font-name="Courier New" style:font-name-complex="Courier New"/>
    </style:style>
    <style:style style:name="P2936" style:parent-style-name="PlainText" style:family="paragraph">
      <style:text-properties style:font-name="Courier New" style:font-name-complex="Courier New"/>
    </style:style>
    <style:style style:name="P2937" style:parent-style-name="PlainText" style:family="paragraph">
      <style:text-properties style:font-name="Courier New" style:font-name-complex="Courier New"/>
    </style:style>
    <style:style style:name="P2938" style:parent-style-name="PlainText" style:family="paragraph">
      <style:text-properties style:font-name="Courier New" style:font-name-complex="Courier New"/>
    </style:style>
    <style:style style:name="P2939" style:parent-style-name="PlainText" style:family="paragraph">
      <style:text-properties style:font-name="Courier New" style:font-name-complex="Courier New"/>
    </style:style>
    <style:style style:name="P2940" style:parent-style-name="PlainText" style:family="paragraph">
      <style:text-properties style:font-name="Courier New" style:font-name-complex="Courier New"/>
    </style:style>
    <style:style style:name="P2941" style:parent-style-name="PlainText" style:family="paragraph">
      <style:text-properties style:font-name="Courier New" style:font-name-complex="Courier New"/>
    </style:style>
    <style:style style:name="P2942" style:parent-style-name="PlainText" style:family="paragraph">
      <style:text-properties style:font-name="Courier New" style:font-name-complex="Courier New"/>
    </style:style>
    <style:style style:name="P2943" style:parent-style-name="PlainText" style:family="paragraph">
      <style:text-properties style:font-name="Courier New" style:font-name-complex="Courier New"/>
    </style:style>
    <style:style style:name="P2944" style:parent-style-name="PlainText" style:family="paragraph">
      <style:text-properties style:font-name="Courier New" style:font-name-complex="Courier New"/>
    </style:style>
    <style:style style:name="P2945" style:parent-style-name="PlainText" style:family="paragraph">
      <style:text-properties style:font-name="Courier New" style:font-name-complex="Courier New"/>
    </style:style>
    <style:style style:name="P2946" style:parent-style-name="PlainText" style:family="paragraph">
      <style:text-properties style:font-name="Courier New" style:font-name-complex="Courier New"/>
    </style:style>
    <style:style style:name="P2947" style:parent-style-name="PlainText" style:family="paragraph">
      <style:text-properties style:font-name="Courier New" style:font-name-complex="Courier New"/>
    </style:style>
    <style:style style:name="P2948" style:parent-style-name="PlainText" style:family="paragraph">
      <style:text-properties style:font-name="Courier New" style:font-name-complex="Courier New"/>
    </style:style>
    <style:style style:name="P2949" style:parent-style-name="PlainText" style:family="paragraph">
      <style:text-properties style:font-name="Courier New" style:font-name-complex="Courier New"/>
    </style:style>
    <style:style style:name="P2950" style:parent-style-name="PlainText" style:family="paragraph">
      <style:text-properties style:font-name="Courier New" style:font-name-complex="Courier New"/>
    </style:style>
    <style:style style:name="P2951" style:parent-style-name="PlainText" style:family="paragraph">
      <style:text-properties style:font-name="Courier New" style:font-name-complex="Courier New"/>
    </style:style>
    <style:style style:name="P2952" style:parent-style-name="PlainText" style:family="paragraph">
      <style:text-properties style:font-name="Courier New" style:font-name-complex="Courier New"/>
    </style:style>
    <style:style style:name="P2953" style:parent-style-name="PlainText" style:family="paragraph">
      <style:text-properties style:font-name="Courier New" style:font-name-complex="Courier New"/>
    </style:style>
    <style:style style:name="P2954" style:parent-style-name="PlainText" style:family="paragraph">
      <style:text-properties style:font-name="Courier New" style:font-name-complex="Courier New"/>
    </style:style>
    <style:style style:name="P2955" style:parent-style-name="PlainText" style:family="paragraph">
      <style:text-properties style:font-name="Courier New" style:font-name-complex="Courier New"/>
    </style:style>
    <style:style style:name="P2956" style:parent-style-name="PlainText" style:family="paragraph">
      <style:text-properties style:font-name="Courier New" style:font-name-complex="Courier New"/>
    </style:style>
    <style:style style:name="P2957" style:parent-style-name="PlainText" style:family="paragraph">
      <style:text-properties style:font-name="Courier New" style:font-name-complex="Courier New"/>
    </style:style>
    <style:style style:name="P2958" style:parent-style-name="PlainText" style:family="paragraph">
      <style:text-properties style:font-name="Courier New" style:font-name-complex="Courier New"/>
    </style:style>
    <style:style style:name="P2959" style:parent-style-name="PlainText" style:family="paragraph">
      <style:text-properties style:font-name="Courier New" style:font-name-complex="Courier New"/>
    </style:style>
    <style:style style:name="P2960" style:parent-style-name="PlainText" style:family="paragraph">
      <style:text-properties style:font-name="Courier New" style:font-name-complex="Courier New"/>
    </style:style>
    <style:style style:name="P2961" style:parent-style-name="PlainText" style:family="paragraph">
      <style:text-properties style:font-name="Courier New" style:font-name-complex="Courier New"/>
    </style:style>
    <style:style style:name="P2962" style:parent-style-name="PlainText" style:family="paragraph">
      <style:text-properties style:font-name="Courier New" style:font-name-complex="Courier New"/>
    </style:style>
    <style:style style:name="P2963" style:parent-style-name="PlainText" style:family="paragraph">
      <style:text-properties style:font-name="Courier New" style:font-name-complex="Courier New"/>
    </style:style>
    <style:style style:name="P2964" style:parent-style-name="PlainText" style:family="paragraph">
      <style:text-properties style:font-name="Courier New" style:font-name-complex="Courier New"/>
    </style:style>
    <style:style style:name="P2965" style:parent-style-name="PlainText" style:family="paragraph">
      <style:text-properties style:font-name="Courier New" style:font-name-complex="Courier New"/>
    </style:style>
    <style:style style:name="P2966" style:parent-style-name="PlainText" style:family="paragraph">
      <style:text-properties style:font-name="Courier New" style:font-name-complex="Courier New"/>
    </style:style>
    <style:style style:name="P2967" style:parent-style-name="PlainText" style:family="paragraph">
      <style:text-properties style:font-name="Courier New" style:font-name-complex="Courier New"/>
    </style:style>
    <style:style style:name="P2968" style:parent-style-name="PlainText" style:family="paragraph">
      <style:text-properties style:font-name="Courier New" style:font-name-complex="Courier New"/>
    </style:style>
    <style:style style:name="P2969" style:parent-style-name="PlainText" style:family="paragraph">
      <style:text-properties style:font-name="Courier New" style:font-name-complex="Courier New"/>
    </style:style>
    <style:style style:name="P2970" style:parent-style-name="PlainText" style:family="paragraph">
      <style:text-properties style:font-name="Courier New" style:font-name-complex="Courier New"/>
    </style:style>
    <style:style style:name="P2971" style:parent-style-name="PlainText" style:family="paragraph">
      <style:text-properties style:font-name="Courier New" style:font-name-complex="Courier New"/>
    </style:style>
    <style:style style:name="P2972" style:parent-style-name="PlainText" style:family="paragraph">
      <style:text-properties style:font-name="Courier New" style:font-name-complex="Courier New"/>
    </style:style>
    <style:style style:name="P2973" style:parent-style-name="PlainText" style:family="paragraph">
      <style:text-properties style:font-name="Courier New" style:font-name-complex="Courier New"/>
    </style:style>
    <style:style style:name="P2974" style:parent-style-name="PlainText" style:family="paragraph">
      <style:text-properties style:font-name="Courier New" style:font-name-complex="Courier New"/>
    </style:style>
    <style:style style:name="P2975" style:parent-style-name="PlainText" style:family="paragraph">
      <style:text-properties style:font-name="Courier New" style:font-name-complex="Courier New"/>
    </style:style>
    <style:style style:name="P2976" style:parent-style-name="PlainText" style:family="paragraph">
      <style:text-properties style:font-name="Courier New" style:font-name-complex="Courier New"/>
    </style:style>
    <style:style style:name="P2977" style:parent-style-name="PlainText" style:family="paragraph">
      <style:text-properties style:font-name="Courier New" style:font-name-complex="Courier New"/>
    </style:style>
    <style:style style:name="P2978" style:parent-style-name="PlainText" style:family="paragraph">
      <style:text-properties style:font-name="Courier New" style:font-name-complex="Courier New"/>
    </style:style>
    <style:style style:name="P2979" style:parent-style-name="PlainText" style:family="paragraph">
      <style:text-properties style:font-name="Courier New" style:font-name-complex="Courier New"/>
    </style:style>
    <style:style style:name="P2980" style:parent-style-name="PlainText" style:family="paragraph">
      <style:text-properties style:font-name="Courier New" style:font-name-complex="Courier New"/>
    </style:style>
    <style:style style:name="P2981" style:parent-style-name="PlainText" style:family="paragraph">
      <style:text-properties style:font-name="Courier New" style:font-name-complex="Courier New"/>
    </style:style>
    <style:style style:name="P2982" style:parent-style-name="PlainText" style:family="paragraph">
      <style:text-properties style:font-name="Courier New" style:font-name-complex="Courier New"/>
    </style:style>
    <style:style style:name="P2983" style:parent-style-name="PlainText" style:family="paragraph">
      <style:text-properties style:font-name="Courier New" style:font-name-complex="Courier New"/>
    </style:style>
    <style:style style:name="P2984" style:parent-style-name="PlainText" style:family="paragraph">
      <style:text-properties style:font-name="Courier New" style:font-name-complex="Courier New"/>
    </style:style>
    <style:style style:name="P2985" style:parent-style-name="PlainText" style:family="paragraph">
      <style:text-properties style:font-name="Courier New" style:font-name-complex="Courier New"/>
    </style:style>
    <style:style style:name="P2986" style:parent-style-name="PlainText" style:family="paragraph">
      <style:text-properties style:font-name="Courier New" style:font-name-complex="Courier New"/>
    </style:style>
    <style:style style:name="P2987" style:parent-style-name="PlainText" style:family="paragraph">
      <style:text-properties style:font-name="Courier New" style:font-name-complex="Courier New"/>
    </style:style>
    <style:style style:name="P2988" style:parent-style-name="PlainText" style:family="paragraph">
      <style:text-properties style:font-name="Courier New" style:font-name-complex="Courier New"/>
    </style:style>
    <style:style style:name="P2989" style:parent-style-name="PlainText" style:family="paragraph">
      <style:text-properties style:font-name="Courier New" style:font-name-complex="Courier New"/>
    </style:style>
    <style:style style:name="P2990" style:parent-style-name="PlainText" style:family="paragraph">
      <style:text-properties style:font-name="Courier New" style:font-name-complex="Courier New"/>
    </style:style>
    <style:style style:name="P2991" style:parent-style-name="PlainText" style:family="paragraph">
      <style:text-properties style:font-name="Courier New" style:font-name-complex="Courier New"/>
    </style:style>
    <style:style style:name="P2992" style:parent-style-name="PlainText" style:family="paragraph">
      <style:text-properties style:font-name="Courier New" style:font-name-complex="Courier New"/>
    </style:style>
    <style:style style:name="P2993" style:parent-style-name="PlainText" style:family="paragraph">
      <style:text-properties style:font-name="Courier New" style:font-name-complex="Courier New"/>
    </style:style>
    <style:style style:name="P2994" style:parent-style-name="PlainText" style:family="paragraph">
      <style:text-properties style:font-name="Courier New" style:font-name-complex="Courier New"/>
    </style:style>
    <style:style style:name="P2995" style:parent-style-name="PlainText" style:family="paragraph">
      <style:text-properties style:font-name="Courier New" style:font-name-complex="Courier New"/>
    </style:style>
    <style:style style:name="P2996" style:parent-style-name="PlainText" style:family="paragraph">
      <style:text-properties style:font-name="Courier New" style:font-name-complex="Courier New"/>
    </style:style>
    <style:style style:name="P2997" style:parent-style-name="PlainText" style:family="paragraph">
      <style:text-properties style:font-name="Courier New" style:font-name-complex="Courier New"/>
    </style:style>
    <style:style style:name="P2998" style:parent-style-name="PlainText" style:family="paragraph">
      <style:text-properties style:font-name="Courier New" style:font-name-complex="Courier New"/>
    </style:style>
    <style:style style:name="P2999" style:parent-style-name="PlainText" style:family="paragraph">
      <style:text-properties style:font-name="Courier New" style:font-name-complex="Courier New"/>
    </style:style>
    <style:style style:name="P3000" style:parent-style-name="PlainText" style:family="paragraph">
      <style:text-properties style:font-name="Courier New" style:font-name-complex="Courier New"/>
    </style:style>
    <style:style style:name="P3001" style:parent-style-name="PlainText" style:family="paragraph">
      <style:text-properties style:font-name="Courier New" style:font-name-complex="Courier New"/>
    </style:style>
    <style:style style:name="P3002" style:parent-style-name="PlainText" style:family="paragraph">
      <style:text-properties style:font-name="Courier New" style:font-name-complex="Courier New"/>
    </style:style>
    <style:style style:name="P3003" style:parent-style-name="PlainText" style:family="paragraph">
      <style:text-properties style:font-name="Courier New" style:font-name-complex="Courier New"/>
    </style:style>
    <style:style style:name="P3004" style:parent-style-name="PlainText" style:family="paragraph">
      <style:text-properties style:font-name="Courier New" style:font-name-complex="Courier New"/>
    </style:style>
    <style:style style:name="P3005" style:parent-style-name="PlainText" style:family="paragraph">
      <style:text-properties style:font-name="Courier New" style:font-name-complex="Courier New"/>
    </style:style>
    <style:style style:name="P3006" style:parent-style-name="PlainText" style:family="paragraph">
      <style:text-properties style:font-name="Courier New" style:font-name-complex="Courier New"/>
    </style:style>
    <style:style style:name="P3007" style:parent-style-name="PlainText" style:family="paragraph">
      <style:text-properties style:font-name="Courier New" style:font-name-complex="Courier New"/>
    </style:style>
    <style:style style:name="P3008" style:parent-style-name="PlainText" style:family="paragraph">
      <style:text-properties style:font-name="Courier New" style:font-name-complex="Courier New"/>
    </style:style>
    <style:style style:name="P3009" style:parent-style-name="PlainText" style:family="paragraph">
      <style:text-properties style:font-name="Courier New" style:font-name-complex="Courier New"/>
    </style:style>
    <style:style style:name="P3010" style:parent-style-name="PlainText" style:family="paragraph">
      <style:text-properties style:font-name="Courier New" style:font-name-complex="Courier New"/>
    </style:style>
    <style:style style:name="P3011" style:parent-style-name="PlainText" style:family="paragraph">
      <style:text-properties style:font-name="Courier New" style:font-name-complex="Courier New"/>
    </style:style>
    <style:style style:name="P3012" style:parent-style-name="PlainText" style:family="paragraph">
      <style:text-properties style:font-name="Courier New" style:font-name-complex="Courier New"/>
    </style:style>
    <style:style style:name="P3013" style:parent-style-name="PlainText" style:family="paragraph">
      <style:text-properties style:font-name="Courier New" style:font-name-complex="Courier New"/>
    </style:style>
    <style:style style:name="P3014" style:parent-style-name="PlainText" style:family="paragraph">
      <style:text-properties style:font-name="Courier New" style:font-name-complex="Courier New"/>
    </style:style>
    <style:style style:name="P3015" style:parent-style-name="PlainText" style:family="paragraph">
      <style:text-properties style:font-name="Courier New" style:font-name-complex="Courier New"/>
    </style:style>
    <style:style style:name="P3016" style:parent-style-name="PlainText" style:family="paragraph">
      <style:text-properties style:font-name="Courier New" style:font-name-complex="Courier New"/>
    </style:style>
    <style:style style:name="P3017" style:parent-style-name="PlainText" style:family="paragraph">
      <style:text-properties style:font-name="Courier New" style:font-name-complex="Courier New"/>
    </style:style>
    <style:style style:name="P3018" style:parent-style-name="PlainText" style:family="paragraph">
      <style:text-properties style:font-name="Courier New" style:font-name-complex="Courier New"/>
    </style:style>
    <style:style style:name="P3019" style:parent-style-name="PlainText" style:family="paragraph">
      <style:text-properties style:font-name="Courier New" style:font-name-complex="Courier New"/>
    </style:style>
    <style:style style:name="P3020" style:parent-style-name="PlainText" style:family="paragraph">
      <style:text-properties style:font-name="Courier New" style:font-name-complex="Courier New"/>
    </style:style>
    <style:style style:name="P3021" style:parent-style-name="PlainText" style:family="paragraph">
      <style:text-properties style:font-name="Courier New" style:font-name-complex="Courier New"/>
    </style:style>
    <style:style style:name="P3022" style:parent-style-name="PlainText" style:family="paragraph">
      <style:text-properties style:font-name="Courier New" style:font-name-complex="Courier New"/>
    </style:style>
    <style:style style:name="P3023" style:parent-style-name="PlainText" style:family="paragraph">
      <style:text-properties style:font-name="Courier New" style:font-name-complex="Courier New"/>
    </style:style>
    <style:style style:name="P3024" style:parent-style-name="PlainText" style:family="paragraph">
      <style:text-properties style:font-name="Courier New" style:font-name-complex="Courier New"/>
    </style:style>
    <style:style style:name="P3025" style:parent-style-name="PlainText" style:family="paragraph">
      <style:text-properties style:font-name="Courier New" style:font-name-complex="Courier New"/>
    </style:style>
    <style:style style:name="P3026" style:parent-style-name="PlainText" style:family="paragraph">
      <style:text-properties style:font-name="Courier New" style:font-name-complex="Courier New"/>
    </style:style>
    <style:style style:name="P3027" style:parent-style-name="PlainText" style:family="paragraph">
      <style:text-properties style:font-name="Courier New" style:font-name-complex="Courier New"/>
    </style:style>
    <style:style style:name="P3028" style:parent-style-name="PlainText" style:family="paragraph">
      <style:text-properties style:font-name="Courier New" style:font-name-complex="Courier New"/>
    </style:style>
    <style:style style:name="P3029" style:parent-style-name="PlainText" style:family="paragraph">
      <style:text-properties style:font-name="Courier New" style:font-name-complex="Courier New"/>
    </style:style>
    <style:style style:name="P3030" style:parent-style-name="PlainText" style:family="paragraph">
      <style:text-properties style:font-name="Courier New" style:font-name-complex="Courier New"/>
    </style:style>
    <style:style style:name="P3031" style:parent-style-name="PlainText" style:family="paragraph">
      <style:text-properties style:font-name="Courier New" style:font-name-complex="Courier New"/>
    </style:style>
    <style:style style:name="P3032" style:parent-style-name="PlainText" style:family="paragraph">
      <style:text-properties style:font-name="Courier New" style:font-name-complex="Courier New"/>
    </style:style>
    <style:style style:name="P3033" style:parent-style-name="PlainText" style:family="paragraph">
      <style:text-properties style:font-name="Courier New" style:font-name-complex="Courier New"/>
    </style:style>
    <style:style style:name="P3034" style:parent-style-name="PlainText" style:family="paragraph">
      <style:text-properties style:font-name="Courier New" style:font-name-complex="Courier New"/>
    </style:style>
    <style:style style:name="P3035" style:parent-style-name="PlainText" style:family="paragraph">
      <style:text-properties style:font-name="Courier New" style:font-name-complex="Courier New"/>
    </style:style>
    <style:style style:name="P3036" style:parent-style-name="PlainText" style:family="paragraph">
      <style:text-properties style:font-name="Courier New" style:font-name-complex="Courier New"/>
    </style:style>
    <style:style style:name="P3037" style:parent-style-name="PlainText" style:family="paragraph">
      <style:text-properties style:font-name="Courier New" style:font-name-complex="Courier New"/>
    </style:style>
    <style:style style:name="P3038" style:parent-style-name="PlainText" style:family="paragraph">
      <style:text-properties style:font-name="Courier New" style:font-name-complex="Courier New"/>
    </style:style>
    <style:style style:name="P3039" style:parent-style-name="PlainText" style:family="paragraph">
      <style:text-properties style:font-name="Courier New" style:font-name-complex="Courier New"/>
    </style:style>
    <style:style style:name="P3040" style:parent-style-name="PlainText" style:family="paragraph">
      <style:text-properties style:font-name="Courier New" style:font-name-complex="Courier New"/>
    </style:style>
    <style:style style:name="P3041" style:parent-style-name="PlainText" style:family="paragraph">
      <style:text-properties style:font-name="Courier New" style:font-name-complex="Courier New"/>
    </style:style>
    <style:style style:name="P3042" style:parent-style-name="PlainText" style:family="paragraph">
      <style:text-properties style:font-name="Courier New" style:font-name-complex="Courier New"/>
    </style:style>
    <style:style style:name="P3043" style:parent-style-name="PlainText" style:family="paragraph">
      <style:text-properties style:font-name="Courier New" style:font-name-complex="Courier New"/>
    </style:style>
    <style:style style:name="P3044" style:parent-style-name="PlainText" style:family="paragraph">
      <style:text-properties style:font-name="Courier New" style:font-name-complex="Courier New"/>
    </style:style>
    <style:style style:name="P3045" style:parent-style-name="PlainText" style:family="paragraph">
      <style:text-properties style:font-name="Courier New" style:font-name-complex="Courier New"/>
    </style:style>
    <style:style style:name="P3046" style:parent-style-name="PlainText" style:family="paragraph">
      <style:text-properties style:font-name="Courier New" style:font-name-complex="Courier New"/>
    </style:style>
    <style:style style:name="P3047" style:parent-style-name="PlainText" style:family="paragraph">
      <style:text-properties style:font-name="Courier New" style:font-name-complex="Courier New"/>
    </style:style>
    <style:style style:name="P3048" style:parent-style-name="PlainText" style:family="paragraph">
      <style:text-properties style:font-name="Courier New" style:font-name-complex="Courier New"/>
    </style:style>
    <style:style style:name="P3049" style:parent-style-name="PlainText" style:family="paragraph">
      <style:text-properties style:font-name="Courier New" style:font-name-complex="Courier New"/>
    </style:style>
    <style:style style:name="P3050" style:parent-style-name="PlainText" style:family="paragraph">
      <style:text-properties style:font-name="Courier New" style:font-name-complex="Courier New"/>
    </style:style>
    <style:style style:name="P3051" style:parent-style-name="PlainText" style:family="paragraph">
      <style:text-properties style:font-name="Courier New" style:font-name-complex="Courier New"/>
    </style:style>
    <style:style style:name="P3052" style:parent-style-name="PlainText" style:family="paragraph">
      <style:text-properties style:font-name="Courier New" style:font-name-complex="Courier New"/>
    </style:style>
    <style:style style:name="P3053" style:parent-style-name="PlainText" style:family="paragraph">
      <style:text-properties style:font-name="Courier New" style:font-name-complex="Courier New"/>
    </style:style>
    <style:style style:name="P3054" style:parent-style-name="PlainText" style:family="paragraph">
      <style:text-properties style:font-name="Courier New" style:font-name-complex="Courier New"/>
    </style:style>
    <style:style style:name="P3055" style:parent-style-name="PlainText" style:family="paragraph">
      <style:text-properties style:font-name="Courier New" style:font-name-complex="Courier New"/>
    </style:style>
    <style:style style:name="P3056" style:parent-style-name="PlainText" style:family="paragraph">
      <style:text-properties style:font-name="Courier New" style:font-name-complex="Courier New"/>
    </style:style>
    <style:style style:name="P3057" style:parent-style-name="PlainText" style:family="paragraph">
      <style:text-properties style:font-name="Courier New" style:font-name-complex="Courier New"/>
    </style:style>
    <style:style style:name="P3058" style:parent-style-name="PlainText" style:family="paragraph">
      <style:text-properties style:font-name="Courier New" style:font-name-complex="Courier New"/>
    </style:style>
    <style:style style:name="P3059" style:parent-style-name="PlainText" style:family="paragraph">
      <style:text-properties style:font-name="Courier New" style:font-name-complex="Courier New"/>
    </style:style>
    <style:style style:name="P3060" style:parent-style-name="PlainText" style:family="paragraph">
      <style:text-properties style:font-name="Courier New" style:font-name-complex="Courier New"/>
    </style:style>
    <style:style style:name="P3061" style:parent-style-name="PlainText" style:family="paragraph">
      <style:text-properties style:font-name="Courier New" style:font-name-complex="Courier New"/>
    </style:style>
    <style:style style:name="P3062" style:parent-style-name="PlainText" style:family="paragraph">
      <style:text-properties style:font-name="Courier New" style:font-name-complex="Courier New"/>
    </style:style>
    <style:style style:name="P3063" style:parent-style-name="PlainText" style:family="paragraph">
      <style:text-properties style:font-name="Courier New" style:font-name-complex="Courier New"/>
    </style:style>
    <style:style style:name="P3064" style:parent-style-name="PlainText" style:family="paragraph">
      <style:text-properties style:font-name="Courier New" style:font-name-complex="Courier New"/>
    </style:style>
    <style:style style:name="P3065" style:parent-style-name="PlainText" style:family="paragraph">
      <style:text-properties style:font-name="Courier New" style:font-name-complex="Courier New"/>
    </style:style>
    <style:style style:name="P3066" style:parent-style-name="PlainText" style:family="paragraph">
      <style:text-properties style:font-name="Courier New" style:font-name-complex="Courier New"/>
    </style:style>
    <style:style style:name="P3067" style:parent-style-name="PlainText" style:family="paragraph">
      <style:text-properties style:font-name="Courier New" style:font-name-complex="Courier New"/>
    </style:style>
    <style:style style:name="P3068" style:parent-style-name="PlainText" style:family="paragraph">
      <style:text-properties style:font-name="Courier New" style:font-name-complex="Courier New"/>
    </style:style>
    <style:style style:name="P3069" style:parent-style-name="PlainText" style:family="paragraph">
      <style:text-properties style:font-name="Courier New" style:font-name-complex="Courier New"/>
    </style:style>
    <style:style style:name="P3070" style:parent-style-name="PlainText" style:family="paragraph">
      <style:text-properties style:font-name="Courier New" style:font-name-complex="Courier New"/>
    </style:style>
    <style:style style:name="P3071" style:parent-style-name="PlainText" style:family="paragraph">
      <style:text-properties style:font-name="Courier New" style:font-name-complex="Courier New"/>
    </style:style>
    <style:style style:name="P3072" style:parent-style-name="PlainText" style:family="paragraph">
      <style:text-properties style:font-name="Courier New" style:font-name-complex="Courier New"/>
    </style:style>
    <style:style style:name="P3073" style:parent-style-name="PlainText" style:family="paragraph">
      <style:text-properties style:font-name="Courier New" style:font-name-complex="Courier New"/>
    </style:style>
    <style:style style:name="P3074" style:parent-style-name="PlainText" style:family="paragraph">
      <style:text-properties style:font-name="Courier New" style:font-name-complex="Courier New"/>
    </style:style>
    <style:style style:name="P3075" style:parent-style-name="PlainText" style:family="paragraph">
      <style:text-properties style:font-name="Courier New" style:font-name-complex="Courier New"/>
    </style:style>
    <style:style style:name="P3076" style:parent-style-name="PlainText" style:family="paragraph">
      <style:text-properties style:font-name="Courier New" style:font-name-complex="Courier New"/>
    </style:style>
    <style:style style:name="P3077" style:parent-style-name="PlainText" style:family="paragraph">
      <style:text-properties style:font-name="Courier New" style:font-name-complex="Courier New"/>
    </style:style>
    <style:style style:name="P3078" style:parent-style-name="PlainText" style:family="paragraph">
      <style:text-properties style:font-name="Courier New" style:font-name-complex="Courier New"/>
    </style:style>
    <style:style style:name="P3079" style:parent-style-name="PlainText" style:family="paragraph">
      <style:text-properties style:font-name="Courier New" style:font-name-complex="Courier New"/>
    </style:style>
    <style:style style:name="P3080" style:parent-style-name="PlainText" style:family="paragraph">
      <style:text-properties style:font-name="Courier New" style:font-name-complex="Courier New"/>
    </style:style>
    <style:style style:name="P3081" style:parent-style-name="PlainText" style:family="paragraph">
      <style:text-properties style:font-name="Courier New" style:font-name-complex="Courier New"/>
    </style:style>
    <style:style style:name="P3082" style:parent-style-name="PlainText" style:family="paragraph">
      <style:text-properties style:font-name="Courier New" style:font-name-complex="Courier New"/>
    </style:style>
    <style:style style:name="P3083" style:parent-style-name="PlainText" style:family="paragraph">
      <style:text-properties style:font-name="Courier New" style:font-name-complex="Courier New"/>
    </style:style>
    <style:style style:name="P3084" style:parent-style-name="PlainText" style:family="paragraph">
      <style:text-properties style:font-name="Courier New" style:font-name-complex="Courier New"/>
    </style:style>
    <style:style style:name="P3085" style:parent-style-name="PlainText" style:family="paragraph">
      <style:text-properties style:font-name="Courier New" style:font-name-complex="Courier New"/>
    </style:style>
    <style:style style:name="P3086" style:parent-style-name="PlainText" style:family="paragraph">
      <style:text-properties style:font-name="Courier New" style:font-name-complex="Courier New"/>
    </style:style>
    <style:style style:name="P3087" style:parent-style-name="PlainText" style:family="paragraph">
      <style:text-properties style:font-name="Courier New" style:font-name-complex="Courier New"/>
    </style:style>
    <style:style style:name="P3088" style:parent-style-name="PlainText" style:family="paragraph">
      <style:text-properties style:font-name="Courier New" style:font-name-complex="Courier New"/>
    </style:style>
    <style:style style:name="P3089" style:parent-style-name="PlainText" style:family="paragraph">
      <style:text-properties style:font-name="Courier New" style:font-name-complex="Courier New"/>
    </style:style>
    <style:style style:name="P3090" style:parent-style-name="PlainText" style:family="paragraph">
      <style:text-properties style:font-name="Courier New" style:font-name-complex="Courier New"/>
    </style:style>
    <style:style style:name="P3091" style:parent-style-name="PlainText" style:family="paragraph">
      <style:text-properties style:font-name="Courier New" style:font-name-complex="Courier New"/>
    </style:style>
    <style:style style:name="P3092" style:parent-style-name="PlainText" style:family="paragraph">
      <style:text-properties style:font-name="Courier New" style:font-name-complex="Courier New"/>
    </style:style>
    <style:style style:name="P3093" style:parent-style-name="PlainText" style:family="paragraph">
      <style:text-properties style:font-name="Courier New" style:font-name-complex="Courier New"/>
    </style:style>
    <style:style style:name="P3094" style:parent-style-name="PlainText" style:family="paragraph">
      <style:text-properties style:font-name="Courier New" style:font-name-complex="Courier New"/>
    </style:style>
    <style:style style:name="P3095" style:parent-style-name="PlainText" style:family="paragraph">
      <style:text-properties style:font-name="Courier New" style:font-name-complex="Courier New"/>
    </style:style>
    <style:style style:name="P3096" style:parent-style-name="PlainText" style:family="paragraph">
      <style:text-properties style:font-name="Courier New" style:font-name-complex="Courier New"/>
    </style:style>
    <style:style style:name="P3097" style:parent-style-name="PlainText" style:family="paragraph">
      <style:text-properties style:font-name="Courier New" style:font-name-complex="Courier New"/>
    </style:style>
    <style:style style:name="P3098" style:parent-style-name="PlainText" style:family="paragraph">
      <style:text-properties style:font-name="Courier New" style:font-name-complex="Courier New"/>
    </style:style>
    <style:style style:name="P3099" style:parent-style-name="PlainText" style:family="paragraph">
      <style:text-properties style:font-name="Courier New" style:font-name-complex="Courier New"/>
    </style:style>
    <style:style style:name="P3100" style:parent-style-name="PlainText" style:family="paragraph">
      <style:text-properties style:font-name="Courier New" style:font-name-complex="Courier New"/>
    </style:style>
    <style:style style:name="P3101" style:parent-style-name="PlainText" style:family="paragraph">
      <style:text-properties style:font-name="Courier New" style:font-name-complex="Courier New"/>
    </style:style>
    <style:style style:name="P3102" style:parent-style-name="PlainText" style:family="paragraph">
      <style:text-properties style:font-name="Courier New" style:font-name-complex="Courier New"/>
    </style:style>
    <style:style style:name="P3103" style:parent-style-name="PlainText" style:family="paragraph">
      <style:text-properties style:font-name="Courier New" style:font-name-complex="Courier New"/>
    </style:style>
    <style:style style:name="P3104" style:parent-style-name="PlainText" style:family="paragraph">
      <style:text-properties style:font-name="Courier New" style:font-name-complex="Courier New"/>
    </style:style>
    <style:style style:name="P3105" style:parent-style-name="PlainText" style:family="paragraph">
      <style:text-properties style:font-name="Courier New" style:font-name-complex="Courier New"/>
    </style:style>
    <style:style style:name="P3106" style:parent-style-name="PlainText" style:family="paragraph">
      <style:text-properties style:font-name="Courier New" style:font-name-complex="Courier New"/>
    </style:style>
    <style:style style:name="P3107" style:parent-style-name="PlainText" style:family="paragraph">
      <style:text-properties style:font-name="Courier New" style:font-name-complex="Courier New"/>
    </style:style>
    <style:style style:name="P3108" style:parent-style-name="PlainText" style:family="paragraph">
      <style:text-properties style:font-name="Courier New" style:font-name-complex="Courier New"/>
    </style:style>
    <style:style style:name="P3109" style:parent-style-name="PlainText" style:family="paragraph">
      <style:text-properties style:font-name="Courier New" style:font-name-complex="Courier New"/>
    </style:style>
    <style:style style:name="P3110" style:parent-style-name="PlainText" style:family="paragraph">
      <style:text-properties style:font-name="Courier New" style:font-name-complex="Courier New"/>
    </style:style>
    <style:style style:name="P3111" style:parent-style-name="PlainText" style:family="paragraph">
      <style:text-properties style:font-name="Courier New" style:font-name-complex="Courier New"/>
    </style:style>
    <style:style style:name="P3112" style:parent-style-name="PlainText" style:family="paragraph">
      <style:text-properties style:font-name="Courier New" style:font-name-complex="Courier New"/>
    </style:style>
    <style:style style:name="P3113" style:parent-style-name="PlainText" style:family="paragraph">
      <style:text-properties style:font-name="Courier New" style:font-name-complex="Courier New"/>
    </style:style>
    <style:style style:name="P3114" style:parent-style-name="PlainText" style:family="paragraph">
      <style:text-properties style:font-name="Courier New" style:font-name-complex="Courier New"/>
    </style:style>
    <style:style style:name="P3115" style:parent-style-name="PlainText" style:family="paragraph">
      <style:text-properties style:font-name="Courier New" style:font-name-complex="Courier New"/>
    </style:style>
    <style:style style:name="P3116" style:parent-style-name="PlainText" style:family="paragraph">
      <style:text-properties style:font-name="Courier New" style:font-name-complex="Courier New"/>
    </style:style>
    <style:style style:name="P3117" style:parent-style-name="PlainText" style:family="paragraph">
      <style:text-properties style:font-name="Courier New" style:font-name-complex="Courier New"/>
    </style:style>
    <style:style style:name="P3118" style:parent-style-name="PlainText" style:family="paragraph">
      <style:text-properties style:font-name="Courier New" style:font-name-complex="Courier New"/>
    </style:style>
    <style:style style:name="P3119" style:parent-style-name="PlainText" style:family="paragraph">
      <style:text-properties style:font-name="Courier New" style:font-name-complex="Courier New"/>
    </style:style>
    <style:style style:name="P3120" style:parent-style-name="PlainText" style:family="paragraph">
      <style:text-properties style:font-name="Courier New" style:font-name-complex="Courier New"/>
    </style:style>
    <style:style style:name="P3121" style:parent-style-name="PlainText" style:family="paragraph">
      <style:text-properties style:font-name="Courier New" style:font-name-complex="Courier New"/>
    </style:style>
    <style:style style:name="P3122" style:parent-style-name="PlainText" style:family="paragraph">
      <style:text-properties style:font-name="Courier New" style:font-name-complex="Courier New"/>
    </style:style>
    <style:style style:name="P3123" style:parent-style-name="PlainText" style:family="paragraph">
      <style:text-properties style:font-name="Courier New" style:font-name-complex="Courier New"/>
    </style:style>
    <style:style style:name="P3124" style:parent-style-name="PlainText" style:family="paragraph">
      <style:text-properties style:font-name="Courier New" style:font-name-complex="Courier New"/>
    </style:style>
    <style:style style:name="P3125" style:parent-style-name="PlainText" style:family="paragraph">
      <style:text-properties style:font-name="Courier New" style:font-name-complex="Courier New"/>
    </style:style>
    <style:style style:name="P3126" style:parent-style-name="PlainText" style:family="paragraph">
      <style:text-properties style:font-name="Courier New" style:font-name-complex="Courier New"/>
    </style:style>
    <style:style style:name="P3127" style:parent-style-name="PlainText" style:family="paragraph">
      <style:text-properties style:font-name="Courier New" style:font-name-complex="Courier New"/>
    </style:style>
    <style:style style:name="P3128" style:parent-style-name="PlainText" style:family="paragraph">
      <style:text-properties style:font-name="Courier New" style:font-name-complex="Courier New"/>
    </style:style>
    <style:style style:name="P3129" style:parent-style-name="PlainText" style:family="paragraph">
      <style:text-properties style:font-name="Courier New" style:font-name-complex="Courier New"/>
    </style:style>
    <style:style style:name="P3130" style:parent-style-name="PlainText" style:family="paragraph">
      <style:text-properties style:font-name="Courier New" style:font-name-complex="Courier New"/>
    </style:style>
    <style:style style:name="P3131" style:parent-style-name="PlainText" style:family="paragraph">
      <style:text-properties style:font-name="Courier New" style:font-name-complex="Courier New"/>
    </style:style>
    <style:style style:name="P3132" style:parent-style-name="PlainText" style:family="paragraph">
      <style:text-properties style:font-name="Courier New" style:font-name-complex="Courier New"/>
    </style:style>
    <style:style style:name="P3133" style:parent-style-name="PlainText" style:family="paragraph">
      <style:text-properties style:font-name="Courier New" style:font-name-complex="Courier New"/>
    </style:style>
    <style:style style:name="P3134" style:parent-style-name="PlainText" style:family="paragraph">
      <style:text-properties style:font-name="Courier New" style:font-name-complex="Courier New"/>
    </style:style>
    <style:style style:name="P3135" style:parent-style-name="PlainText" style:family="paragraph">
      <style:text-properties style:font-name="Courier New" style:font-name-complex="Courier New"/>
    </style:style>
    <style:style style:name="P3136" style:parent-style-name="PlainText" style:family="paragraph">
      <style:text-properties style:font-name="Courier New" style:font-name-complex="Courier New"/>
    </style:style>
    <style:style style:name="P3137" style:parent-style-name="PlainText" style:family="paragraph">
      <style:text-properties style:font-name="Courier New" style:font-name-complex="Courier New"/>
    </style:style>
    <style:style style:name="P3138" style:parent-style-name="PlainText" style:family="paragraph">
      <style:text-properties style:font-name="Courier New" style:font-name-complex="Courier New"/>
    </style:style>
    <style:style style:name="P3139" style:parent-style-name="PlainText" style:family="paragraph">
      <style:text-properties style:font-name="Courier New" style:font-name-complex="Courier New"/>
    </style:style>
    <style:style style:name="P3140" style:parent-style-name="PlainText" style:family="paragraph">
      <style:text-properties style:font-name="Courier New" style:font-name-complex="Courier New"/>
    </style:style>
    <style:style style:name="P3141" style:parent-style-name="PlainText" style:family="paragraph">
      <style:text-properties style:font-name="Courier New" style:font-name-complex="Courier New"/>
    </style:style>
    <style:style style:name="P3142" style:parent-style-name="PlainText" style:family="paragraph">
      <style:text-properties style:font-name="Courier New" style:font-name-complex="Courier New"/>
    </style:style>
    <style:style style:name="P3143" style:parent-style-name="PlainText" style:family="paragraph">
      <style:text-properties style:font-name="Courier New" style:font-name-complex="Courier New"/>
    </style:style>
    <style:style style:name="P3144" style:parent-style-name="PlainText" style:family="paragraph">
      <style:text-properties style:font-name="Courier New" style:font-name-complex="Courier New"/>
    </style:style>
    <style:style style:name="P3145" style:parent-style-name="PlainText" style:family="paragraph">
      <style:text-properties style:font-name="Courier New" style:font-name-complex="Courier New"/>
    </style:style>
    <style:style style:name="P3146" style:parent-style-name="PlainText" style:family="paragraph">
      <style:text-properties style:font-name="Courier New" style:font-name-complex="Courier New"/>
    </style:style>
    <style:style style:name="P3147" style:parent-style-name="PlainText" style:family="paragraph">
      <style:text-properties style:font-name="Courier New" style:font-name-complex="Courier New"/>
    </style:style>
    <style:style style:name="P3148" style:parent-style-name="PlainText" style:family="paragraph">
      <style:text-properties style:font-name="Courier New" style:font-name-complex="Courier New"/>
    </style:style>
    <style:style style:name="P3149" style:parent-style-name="PlainText" style:family="paragraph">
      <style:text-properties style:font-name="Courier New" style:font-name-complex="Courier New"/>
    </style:style>
    <style:style style:name="P3150" style:parent-style-name="PlainText" style:family="paragraph">
      <style:text-properties style:font-name="Courier New" style:font-name-complex="Courier New"/>
    </style:style>
    <style:style style:name="P3151" style:parent-style-name="PlainText" style:family="paragraph">
      <style:text-properties style:font-name="Courier New" style:font-name-complex="Courier New"/>
    </style:style>
    <style:style style:name="P3152" style:parent-style-name="PlainText" style:family="paragraph">
      <style:text-properties style:font-name="Courier New" style:font-name-complex="Courier New"/>
    </style:style>
    <style:style style:name="P3153" style:parent-style-name="PlainText" style:family="paragraph">
      <style:text-properties style:font-name="Courier New" style:font-name-complex="Courier New"/>
    </style:style>
    <style:style style:name="P3154" style:parent-style-name="PlainText" style:family="paragraph">
      <style:text-properties style:font-name="Courier New" style:font-name-complex="Courier New"/>
    </style:style>
    <style:style style:name="P3155" style:parent-style-name="PlainText" style:family="paragraph">
      <style:text-properties style:font-name="Courier New" style:font-name-complex="Courier New"/>
    </style:style>
    <style:style style:name="P3156" style:parent-style-name="PlainText" style:family="paragraph">
      <style:text-properties style:font-name="Courier New" style:font-name-complex="Courier New"/>
    </style:style>
    <style:style style:name="P3157" style:parent-style-name="PlainText" style:family="paragraph">
      <style:text-properties style:font-name="Courier New" style:font-name-complex="Courier New"/>
    </style:style>
    <style:style style:name="P3158" style:parent-style-name="PlainText" style:family="paragraph">
      <style:text-properties style:font-name="Courier New" style:font-name-complex="Courier New"/>
    </style:style>
    <style:style style:name="P3159" style:parent-style-name="PlainText" style:family="paragraph">
      <style:text-properties style:font-name="Courier New" style:font-name-complex="Courier New"/>
    </style:style>
    <style:style style:name="P3160" style:parent-style-name="PlainText" style:family="paragraph">
      <style:text-properties style:font-name="Courier New" style:font-name-complex="Courier New"/>
    </style:style>
    <style:style style:name="P3161" style:parent-style-name="PlainText" style:family="paragraph">
      <style:text-properties style:font-name="Courier New" style:font-name-complex="Courier New"/>
    </style:style>
    <style:style style:name="P3162" style:parent-style-name="PlainText" style:family="paragraph">
      <style:text-properties style:font-name="Courier New" style:font-name-complex="Courier New"/>
    </style:style>
    <style:style style:name="P3163" style:parent-style-name="PlainText" style:family="paragraph">
      <style:text-properties style:font-name="Courier New" style:font-name-complex="Courier New"/>
    </style:style>
    <style:style style:name="P3164" style:parent-style-name="PlainText" style:family="paragraph">
      <style:text-properties style:font-name="Courier New" style:font-name-complex="Courier New"/>
    </style:style>
    <style:style style:name="P3165" style:parent-style-name="PlainText" style:family="paragraph">
      <style:text-properties style:font-name="Courier New" style:font-name-complex="Courier New"/>
    </style:style>
    <style:style style:name="P3166" style:parent-style-name="PlainText" style:family="paragraph">
      <style:text-properties style:font-name="Courier New" style:font-name-complex="Courier New"/>
    </style:style>
    <style:style style:name="P3167" style:parent-style-name="PlainText" style:family="paragraph">
      <style:text-properties style:font-name="Courier New" style:font-name-complex="Courier New"/>
    </style:style>
    <style:style style:name="P3168" style:parent-style-name="PlainText" style:family="paragraph">
      <style:text-properties style:font-name="Courier New" style:font-name-complex="Courier New"/>
    </style:style>
    <style:style style:name="P3169" style:parent-style-name="PlainText" style:family="paragraph">
      <style:text-properties style:font-name="Courier New" style:font-name-complex="Courier New"/>
    </style:style>
    <style:style style:name="P3170" style:parent-style-name="PlainText" style:family="paragraph">
      <style:text-properties style:font-name="Courier New" style:font-name-complex="Courier New"/>
    </style:style>
    <style:style style:name="P3171" style:parent-style-name="PlainText" style:family="paragraph">
      <style:text-properties style:font-name="Courier New" style:font-name-complex="Courier New"/>
    </style:style>
    <style:style style:name="P3172" style:parent-style-name="PlainText" style:family="paragraph">
      <style:text-properties style:font-name="Courier New" style:font-name-complex="Courier New"/>
    </style:style>
    <style:style style:name="P3173" style:parent-style-name="PlainText" style:family="paragraph">
      <style:text-properties style:font-name="Courier New" style:font-name-complex="Courier New"/>
    </style:style>
    <style:style style:name="P3174" style:parent-style-name="PlainText" style:family="paragraph">
      <style:text-properties style:font-name="Courier New" style:font-name-complex="Courier New"/>
    </style:style>
    <style:style style:name="P3175" style:parent-style-name="PlainText" style:family="paragraph">
      <style:text-properties style:font-name="Courier New" style:font-name-complex="Courier New"/>
    </style:style>
    <style:style style:name="P3176" style:parent-style-name="PlainText" style:family="paragraph">
      <style:text-properties style:font-name="Courier New" style:font-name-complex="Courier New"/>
    </style:style>
    <style:style style:name="P3177" style:parent-style-name="PlainText" style:family="paragraph">
      <style:text-properties style:font-name="Courier New" style:font-name-complex="Courier New"/>
    </style:style>
    <style:style style:name="P3178" style:parent-style-name="PlainText" style:family="paragraph">
      <style:text-properties style:font-name="Courier New" style:font-name-complex="Courier New"/>
    </style:style>
    <style:style style:name="P3179" style:parent-style-name="PlainText" style:family="paragraph">
      <style:text-properties style:font-name="Courier New" style:font-name-complex="Courier New"/>
    </style:style>
    <style:style style:name="P3180" style:parent-style-name="PlainText" style:family="paragraph">
      <style:text-properties style:font-name="Courier New" style:font-name-complex="Courier New"/>
    </style:style>
    <style:style style:name="P3181" style:parent-style-name="PlainText" style:family="paragraph">
      <style:text-properties style:font-name="Courier New" style:font-name-complex="Courier New"/>
    </style:style>
    <style:style style:name="P3182" style:parent-style-name="PlainText" style:family="paragraph">
      <style:text-properties style:font-name="Courier New" style:font-name-complex="Courier New"/>
    </style:style>
    <style:style style:name="P3183" style:parent-style-name="PlainText" style:family="paragraph">
      <style:text-properties style:font-name="Courier New" style:font-name-complex="Courier New"/>
    </style:style>
    <style:style style:name="P3184" style:parent-style-name="PlainText" style:family="paragraph">
      <style:text-properties style:font-name="Courier New" style:font-name-complex="Courier New"/>
    </style:style>
    <style:style style:name="P3185" style:parent-style-name="PlainText" style:family="paragraph">
      <style:text-properties style:font-name="Courier New" style:font-name-complex="Courier New"/>
    </style:style>
    <style:style style:name="P3186" style:parent-style-name="PlainText" style:family="paragraph">
      <style:text-properties style:font-name="Courier New" style:font-name-complex="Courier New"/>
    </style:style>
    <style:style style:name="P3187" style:parent-style-name="PlainText" style:family="paragraph">
      <style:text-properties style:font-name="Courier New" style:font-name-complex="Courier New"/>
    </style:style>
    <style:style style:name="P3188" style:parent-style-name="PlainText" style:family="paragraph">
      <style:text-properties style:font-name="Courier New" style:font-name-complex="Courier New"/>
    </style:style>
    <style:style style:name="P3189" style:parent-style-name="PlainText" style:family="paragraph">
      <style:text-properties style:font-name="Courier New" style:font-name-complex="Courier New"/>
    </style:style>
    <style:style style:name="P3190" style:parent-style-name="PlainText" style:family="paragraph">
      <style:text-properties style:font-name="Courier New" style:font-name-complex="Courier New"/>
    </style:style>
    <style:style style:name="P3191" style:parent-style-name="PlainText" style:family="paragraph">
      <style:text-properties style:font-name="Courier New" style:font-name-complex="Courier New"/>
    </style:style>
    <style:style style:name="P3192" style:parent-style-name="PlainText" style:family="paragraph">
      <style:text-properties style:font-name="Courier New" style:font-name-complex="Courier New"/>
    </style:style>
    <style:style style:name="P3193" style:parent-style-name="PlainText" style:family="paragraph">
      <style:text-properties style:font-name="Courier New" style:font-name-complex="Courier New"/>
    </style:style>
    <style:style style:name="P3194" style:parent-style-name="PlainText" style:family="paragraph">
      <style:text-properties style:font-name="Courier New" style:font-name-complex="Courier New"/>
    </style:style>
    <style:style style:name="P3195" style:parent-style-name="PlainText" style:family="paragraph">
      <style:text-properties style:font-name="Courier New" style:font-name-complex="Courier New"/>
    </style:style>
    <style:style style:name="P3196" style:parent-style-name="PlainText" style:family="paragraph">
      <style:text-properties style:font-name="Courier New" style:font-name-complex="Courier New"/>
    </style:style>
    <style:style style:name="P3197" style:parent-style-name="PlainText" style:family="paragraph">
      <style:text-properties style:font-name="Courier New" style:font-name-complex="Courier New"/>
    </style:style>
    <style:style style:name="P3198" style:parent-style-name="PlainText" style:family="paragraph">
      <style:text-properties style:font-name="Courier New" style:font-name-complex="Courier New"/>
    </style:style>
    <style:style style:name="P3199" style:parent-style-name="PlainText" style:family="paragraph">
      <style:text-properties style:font-name="Courier New" style:font-name-complex="Courier New"/>
    </style:style>
    <style:style style:name="P3200" style:parent-style-name="PlainText" style:family="paragraph">
      <style:text-properties style:font-name="Courier New" style:font-name-complex="Courier New"/>
    </style:style>
    <style:style style:name="P3201" style:parent-style-name="PlainText" style:family="paragraph">
      <style:text-properties style:font-name="Courier New" style:font-name-complex="Courier New"/>
    </style:style>
    <style:style style:name="P3202" style:parent-style-name="PlainText" style:family="paragraph">
      <style:text-properties style:font-name="Courier New" style:font-name-complex="Courier New"/>
    </style:style>
    <style:style style:name="P3203" style:parent-style-name="PlainText" style:family="paragraph">
      <style:text-properties style:font-name="Courier New" style:font-name-complex="Courier New"/>
    </style:style>
    <style:style style:name="P3204" style:parent-style-name="PlainText" style:family="paragraph">
      <style:text-properties style:font-name="Courier New" style:font-name-complex="Courier New"/>
    </style:style>
    <style:style style:name="P3205" style:parent-style-name="PlainText" style:family="paragraph">
      <style:text-properties style:font-name="Courier New" style:font-name-complex="Courier New"/>
    </style:style>
    <style:style style:name="P3206" style:parent-style-name="PlainText" style:family="paragraph">
      <style:text-properties style:font-name="Courier New" style:font-name-complex="Courier New"/>
    </style:style>
    <style:style style:name="P3207" style:parent-style-name="PlainText" style:family="paragraph">
      <style:text-properties style:font-name="Courier New" style:font-name-complex="Courier New"/>
    </style:style>
    <style:style style:name="P3208" style:parent-style-name="PlainText" style:family="paragraph">
      <style:text-properties style:font-name="Courier New" style:font-name-complex="Courier New"/>
    </style:style>
    <style:style style:name="P3209" style:parent-style-name="PlainText" style:family="paragraph">
      <style:text-properties style:font-name="Courier New" style:font-name-complex="Courier New"/>
    </style:style>
    <style:style style:name="P3210" style:parent-style-name="PlainText" style:family="paragraph">
      <style:text-properties style:font-name="Courier New" style:font-name-complex="Courier New"/>
    </style:style>
    <style:style style:name="P3211" style:parent-style-name="PlainText" style:family="paragraph">
      <style:text-properties style:font-name="Courier New" style:font-name-complex="Courier New"/>
    </style:style>
    <style:style style:name="P3212" style:parent-style-name="PlainText" style:family="paragraph">
      <style:text-properties style:font-name="Courier New" style:font-name-complex="Courier New"/>
    </style:style>
    <style:style style:name="P3213" style:parent-style-name="PlainText" style:family="paragraph">
      <style:text-properties style:font-name="Courier New" style:font-name-complex="Courier New"/>
    </style:style>
    <style:style style:name="P3214" style:parent-style-name="PlainText" style:family="paragraph">
      <style:text-properties style:font-name="Courier New" style:font-name-complex="Courier New"/>
    </style:style>
    <style:style style:name="P3215" style:parent-style-name="PlainText" style:family="paragraph">
      <style:text-properties style:font-name="Courier New" style:font-name-complex="Courier New"/>
    </style:style>
    <style:style style:name="P3216" style:parent-style-name="PlainText" style:family="paragraph">
      <style:text-properties style:font-name="Courier New" style:font-name-complex="Courier New"/>
    </style:style>
    <style:style style:name="P3217" style:parent-style-name="PlainText" style:family="paragraph">
      <style:text-properties style:font-name="Courier New" style:font-name-complex="Courier New"/>
    </style:style>
    <style:style style:name="P3218" style:parent-style-name="PlainText" style:family="paragraph">
      <style:text-properties style:font-name="Courier New" style:font-name-complex="Courier New"/>
    </style:style>
    <style:style style:name="P3219" style:parent-style-name="PlainText" style:family="paragraph">
      <style:text-properties style:font-name="Courier New" style:font-name-complex="Courier New"/>
    </style:style>
    <style:style style:name="P3220" style:parent-style-name="PlainText" style:family="paragraph">
      <style:text-properties style:font-name="Courier New" style:font-name-complex="Courier New"/>
    </style:style>
    <style:style style:name="P3221" style:parent-style-name="PlainText" style:family="paragraph">
      <style:text-properties style:font-name="Courier New" style:font-name-complex="Courier New"/>
    </style:style>
    <style:style style:name="P3222" style:parent-style-name="PlainText" style:family="paragraph">
      <style:text-properties style:font-name="Courier New" style:font-name-complex="Courier New"/>
    </style:style>
    <style:style style:name="P3223" style:parent-style-name="PlainText" style:family="paragraph">
      <style:text-properties style:font-name="Courier New" style:font-name-complex="Courier New"/>
    </style:style>
    <style:style style:name="P3224" style:parent-style-name="PlainText" style:family="paragraph">
      <style:text-properties style:font-name="Courier New" style:font-name-complex="Courier New"/>
    </style:style>
    <style:style style:name="P3225" style:parent-style-name="PlainText" style:family="paragraph">
      <style:text-properties style:font-name="Courier New" style:font-name-complex="Courier New"/>
    </style:style>
    <style:style style:name="P3226" style:parent-style-name="PlainText" style:family="paragraph">
      <style:text-properties style:font-name="Courier New" style:font-name-complex="Courier New"/>
    </style:style>
    <style:style style:name="P3227" style:parent-style-name="PlainText" style:family="paragraph">
      <style:text-properties style:font-name="Courier New" style:font-name-complex="Courier New"/>
    </style:style>
    <style:style style:name="P3228" style:parent-style-name="PlainText" style:family="paragraph">
      <style:text-properties style:font-name="Courier New" style:font-name-complex="Courier New"/>
    </style:style>
    <style:style style:name="P3229" style:parent-style-name="PlainText" style:family="paragraph">
      <style:text-properties style:font-name="Courier New" style:font-name-complex="Courier New"/>
    </style:style>
    <style:style style:name="P3230" style:parent-style-name="PlainText" style:family="paragraph">
      <style:text-properties style:font-name="Courier New" style:font-name-complex="Courier New"/>
    </style:style>
    <style:style style:name="P3231" style:parent-style-name="PlainText" style:family="paragraph">
      <style:text-properties style:font-name="Courier New" style:font-name-complex="Courier New"/>
    </style:style>
    <style:style style:name="P3232" style:parent-style-name="PlainText" style:family="paragraph">
      <style:text-properties style:font-name="Courier New" style:font-name-complex="Courier New"/>
    </style:style>
    <style:style style:name="P3233" style:parent-style-name="PlainText" style:family="paragraph">
      <style:text-properties style:font-name="Courier New" style:font-name-complex="Courier New"/>
    </style:style>
    <style:style style:name="P3234" style:parent-style-name="PlainText" style:family="paragraph">
      <style:text-properties style:font-name="Courier New" style:font-name-complex="Courier New"/>
    </style:style>
    <style:style style:name="P3235" style:parent-style-name="PlainText" style:family="paragraph">
      <style:text-properties style:font-name="Courier New" style:font-name-complex="Courier New"/>
    </style:style>
    <style:style style:name="P3236" style:parent-style-name="PlainText" style:family="paragraph">
      <style:text-properties style:font-name="Courier New" style:font-name-complex="Courier New"/>
    </style:style>
    <style:style style:name="P3237" style:parent-style-name="PlainText" style:family="paragraph">
      <style:text-properties style:font-name="Courier New" style:font-name-complex="Courier New"/>
    </style:style>
    <style:style style:name="P3238" style:parent-style-name="PlainText" style:family="paragraph">
      <style:text-properties style:font-name="Courier New" style:font-name-complex="Courier New"/>
    </style:style>
    <style:style style:name="P3239" style:parent-style-name="PlainText" style:family="paragraph">
      <style:text-properties style:font-name="Courier New" style:font-name-complex="Courier New"/>
    </style:style>
    <style:style style:name="P3240" style:parent-style-name="PlainText" style:family="paragraph">
      <style:text-properties style:font-name="Courier New" style:font-name-complex="Courier New"/>
    </style:style>
    <style:style style:name="P3241" style:parent-style-name="PlainText" style:family="paragraph">
      <style:text-properties style:font-name="Courier New" style:font-name-complex="Courier New"/>
    </style:style>
    <style:style style:name="P3242" style:parent-style-name="PlainText" style:family="paragraph">
      <style:text-properties style:font-name="Courier New" style:font-name-complex="Courier New"/>
    </style:style>
    <style:style style:name="P3243" style:parent-style-name="PlainText" style:family="paragraph">
      <style:text-properties style:font-name="Courier New" style:font-name-complex="Courier New"/>
    </style:style>
    <style:style style:name="P3244" style:parent-style-name="PlainText" style:family="paragraph">
      <style:text-properties style:font-name="Courier New" style:font-name-complex="Courier New"/>
    </style:style>
    <style:style style:name="P3245" style:parent-style-name="PlainText" style:family="paragraph">
      <style:text-properties style:font-name="Courier New" style:font-name-complex="Courier New"/>
    </style:style>
    <style:style style:name="P3246" style:parent-style-name="PlainText" style:family="paragraph">
      <style:text-properties style:font-name="Courier New" style:font-name-complex="Courier New"/>
    </style:style>
    <style:style style:name="P3247" style:parent-style-name="PlainText" style:family="paragraph">
      <style:text-properties style:font-name="Courier New" style:font-name-complex="Courier New"/>
    </style:style>
    <style:style style:name="P3248" style:parent-style-name="PlainText" style:family="paragraph">
      <style:text-properties style:font-name="Courier New" style:font-name-complex="Courier New"/>
    </style:style>
    <style:style style:name="P3249" style:parent-style-name="PlainText" style:family="paragraph">
      <style:text-properties style:font-name="Courier New" style:font-name-complex="Courier New"/>
    </style:style>
    <style:style style:name="P3250" style:parent-style-name="PlainText" style:family="paragraph">
      <style:text-properties style:font-name="Courier New" style:font-name-complex="Courier New"/>
    </style:style>
    <style:style style:name="P3251" style:parent-style-name="PlainText" style:family="paragraph">
      <style:text-properties style:font-name="Courier New" style:font-name-complex="Courier New"/>
    </style:style>
    <style:style style:name="P3252" style:parent-style-name="PlainText" style:family="paragraph">
      <style:text-properties style:font-name="Courier New" style:font-name-complex="Courier New"/>
    </style:style>
    <style:style style:name="P3253" style:parent-style-name="PlainText" style:family="paragraph">
      <style:text-properties style:font-name="Courier New" style:font-name-complex="Courier New"/>
    </style:style>
    <style:style style:name="P3254" style:parent-style-name="PlainText" style:family="paragraph">
      <style:text-properties style:font-name="Courier New" style:font-name-complex="Courier New"/>
    </style:style>
    <style:style style:name="P3255" style:parent-style-name="PlainText" style:family="paragraph">
      <style:text-properties style:font-name="Courier New" style:font-name-complex="Courier New"/>
    </style:style>
    <style:style style:name="P3256" style:parent-style-name="PlainText" style:family="paragraph">
      <style:text-properties style:font-name="Courier New" style:font-name-complex="Courier New"/>
    </style:style>
    <style:style style:name="P3257" style:parent-style-name="PlainText" style:family="paragraph">
      <style:text-properties style:font-name="Courier New" style:font-name-complex="Courier New"/>
    </style:style>
    <style:style style:name="P3258" style:parent-style-name="PlainText" style:family="paragraph">
      <style:text-properties style:font-name="Courier New" style:font-name-complex="Courier New"/>
    </style:style>
    <style:style style:name="P3259" style:parent-style-name="PlainText" style:family="paragraph">
      <style:text-properties style:font-name="Courier New" style:font-name-complex="Courier New"/>
    </style:style>
    <style:style style:name="P3260" style:parent-style-name="PlainText" style:family="paragraph">
      <style:text-properties style:font-name="Courier New" style:font-name-complex="Courier New"/>
    </style:style>
    <style:style style:name="P3261" style:parent-style-name="PlainText" style:family="paragraph">
      <style:text-properties style:font-name="Courier New" style:font-name-complex="Courier New"/>
    </style:style>
    <style:style style:name="P3262" style:parent-style-name="PlainText" style:family="paragraph">
      <style:text-properties style:font-name="Courier New" style:font-name-complex="Courier New"/>
    </style:style>
    <style:style style:name="P3263" style:parent-style-name="PlainText" style:family="paragraph">
      <style:text-properties style:font-name="Courier New" style:font-name-complex="Courier New"/>
    </style:style>
    <style:style style:name="P3264" style:parent-style-name="PlainText" style:family="paragraph">
      <style:text-properties style:font-name="Courier New" style:font-name-complex="Courier New"/>
    </style:style>
    <style:style style:name="P3265" style:parent-style-name="PlainText" style:family="paragraph">
      <style:text-properties style:font-name="Courier New" style:font-name-complex="Courier New"/>
    </style:style>
    <style:style style:name="P3266" style:parent-style-name="PlainText" style:family="paragraph">
      <style:text-properties style:font-name="Courier New" style:font-name-complex="Courier New"/>
    </style:style>
    <style:style style:name="P3267" style:parent-style-name="PlainText" style:family="paragraph">
      <style:text-properties style:font-name="Courier New" style:font-name-complex="Courier New"/>
    </style:style>
    <style:style style:name="P3268" style:parent-style-name="PlainText" style:family="paragraph">
      <style:text-properties style:font-name="Courier New" style:font-name-complex="Courier New"/>
    </style:style>
    <style:style style:name="P3269" style:parent-style-name="PlainText" style:family="paragraph">
      <style:text-properties style:font-name="Courier New" style:font-name-complex="Courier New"/>
    </style:style>
    <style:style style:name="P3270" style:parent-style-name="PlainText" style:family="paragraph">
      <style:text-properties style:font-name="Courier New" style:font-name-complex="Courier New"/>
    </style:style>
    <style:style style:name="P3271" style:parent-style-name="PlainText" style:family="paragraph">
      <style:text-properties style:font-name="Courier New" style:font-name-complex="Courier New"/>
    </style:style>
    <style:style style:name="P3272" style:parent-style-name="PlainText" style:family="paragraph">
      <style:text-properties style:font-name="Courier New" style:font-name-complex="Courier New"/>
    </style:style>
    <style:style style:name="P3273" style:parent-style-name="PlainText" style:family="paragraph">
      <style:text-properties style:font-name="Courier New" style:font-name-complex="Courier New"/>
    </style:style>
    <style:style style:name="P3274" style:parent-style-name="PlainText" style:family="paragraph">
      <style:text-properties style:font-name="Courier New" style:font-name-complex="Courier New"/>
    </style:style>
    <style:style style:name="P3275" style:parent-style-name="PlainText" style:family="paragraph">
      <style:text-properties style:font-name="Courier New" style:font-name-complex="Courier New"/>
    </style:style>
    <style:style style:name="P3276" style:parent-style-name="PlainText" style:family="paragraph">
      <style:text-properties style:font-name="Courier New" style:font-name-complex="Courier New"/>
    </style:style>
    <style:style style:name="P3277" style:parent-style-name="PlainText" style:family="paragraph">
      <style:text-properties style:font-name="Courier New" style:font-name-complex="Courier New"/>
    </style:style>
    <style:style style:name="P3278" style:parent-style-name="PlainText" style:family="paragraph">
      <style:text-properties style:font-name="Courier New" style:font-name-complex="Courier New"/>
    </style:style>
    <style:style style:name="P3279" style:parent-style-name="PlainText" style:family="paragraph">
      <style:text-properties style:font-name="Courier New" style:font-name-complex="Courier New"/>
    </style:style>
    <style:style style:name="P3280" style:parent-style-name="PlainText" style:family="paragraph">
      <style:text-properties style:font-name="Courier New" style:font-name-complex="Courier New"/>
    </style:style>
    <style:style style:name="P3281" style:parent-style-name="PlainText" style:family="paragraph">
      <style:text-properties style:font-name="Courier New" style:font-name-complex="Courier New"/>
    </style:style>
    <style:style style:name="P3282" style:parent-style-name="PlainText" style:family="paragraph">
      <style:text-properties style:font-name="Courier New" style:font-name-complex="Courier New"/>
    </style:style>
    <style:style style:name="P3283" style:parent-style-name="PlainText" style:family="paragraph">
      <style:text-properties style:font-name="Courier New" style:font-name-complex="Courier New"/>
    </style:style>
    <style:style style:name="P3284" style:parent-style-name="PlainText" style:family="paragraph">
      <style:text-properties style:font-name="Courier New" style:font-name-complex="Courier New"/>
    </style:style>
    <style:style style:name="P3285" style:parent-style-name="PlainText" style:family="paragraph">
      <style:text-properties style:font-name="Courier New" style:font-name-complex="Courier New"/>
    </style:style>
    <style:style style:name="P3286" style:parent-style-name="PlainText" style:family="paragraph">
      <style:text-properties style:font-name="Courier New" style:font-name-complex="Courier New"/>
    </style:style>
    <style:style style:name="P3287" style:parent-style-name="PlainText" style:family="paragraph">
      <style:text-properties style:font-name="Courier New" style:font-name-complex="Courier New"/>
    </style:style>
    <style:style style:name="P3288" style:parent-style-name="PlainText" style:family="paragraph">
      <style:text-properties style:font-name="Courier New" style:font-name-complex="Courier New"/>
    </style:style>
    <style:style style:name="P3289" style:parent-style-name="PlainText" style:family="paragraph">
      <style:text-properties style:font-name="Courier New" style:font-name-complex="Courier New"/>
    </style:style>
    <style:style style:name="P3290" style:parent-style-name="PlainText" style:family="paragraph">
      <style:text-properties style:font-name="Courier New" style:font-name-complex="Courier New"/>
    </style:style>
    <style:style style:name="P3291" style:parent-style-name="PlainText" style:family="paragraph">
      <style:text-properties style:font-name="Courier New" style:font-name-complex="Courier New"/>
    </style:style>
    <style:style style:name="P3292" style:parent-style-name="PlainText" style:family="paragraph">
      <style:text-properties style:font-name="Courier New" style:font-name-complex="Courier New"/>
    </style:style>
    <style:style style:name="P3293" style:parent-style-name="PlainText" style:family="paragraph">
      <style:text-properties style:font-name="Courier New" style:font-name-complex="Courier New"/>
    </style:style>
    <style:style style:name="P3294" style:parent-style-name="PlainText" style:family="paragraph">
      <style:text-properties style:font-name="Courier New" style:font-name-complex="Courier New"/>
    </style:style>
    <style:style style:name="P3295" style:parent-style-name="PlainText" style:family="paragraph">
      <style:text-properties style:font-name="Courier New" style:font-name-complex="Courier New"/>
    </style:style>
    <style:style style:name="P3296" style:parent-style-name="PlainText" style:family="paragraph">
      <style:text-properties style:font-name="Courier New" style:font-name-complex="Courier New"/>
    </style:style>
    <style:style style:name="P3297" style:parent-style-name="PlainText" style:family="paragraph">
      <style:text-properties style:font-name="Courier New" style:font-name-complex="Courier New"/>
    </style:style>
    <style:style style:name="P3298" style:parent-style-name="PlainText" style:family="paragraph">
      <style:text-properties style:font-name="Courier New" style:font-name-complex="Courier New"/>
    </style:style>
    <style:style style:name="P3299" style:parent-style-name="PlainText" style:family="paragraph">
      <style:text-properties style:font-name="Courier New" style:font-name-complex="Courier New"/>
    </style:style>
    <style:style style:name="P3300" style:parent-style-name="PlainText" style:family="paragraph">
      <style:text-properties style:font-name="Courier New" style:font-name-complex="Courier New"/>
    </style:style>
    <style:style style:name="P3301" style:parent-style-name="PlainText" style:family="paragraph">
      <style:text-properties style:font-name="Courier New" style:font-name-complex="Courier New"/>
    </style:style>
    <style:style style:name="P3302" style:parent-style-name="PlainText" style:family="paragraph">
      <style:text-properties style:font-name="Courier New" style:font-name-complex="Courier New"/>
    </style:style>
    <style:style style:name="P3303" style:parent-style-name="PlainText" style:family="paragraph">
      <style:text-properties style:font-name="Courier New" style:font-name-complex="Courier New"/>
    </style:style>
    <style:style style:name="P3304" style:parent-style-name="PlainText" style:family="paragraph">
      <style:text-properties style:font-name="Courier New" style:font-name-complex="Courier New"/>
    </style:style>
    <style:style style:name="P3305" style:parent-style-name="PlainText" style:family="paragraph">
      <style:text-properties style:font-name="Courier New" style:font-name-complex="Courier New"/>
    </style:style>
    <style:style style:name="P3306" style:parent-style-name="PlainText" style:family="paragraph">
      <style:text-properties style:font-name="Courier New" style:font-name-complex="Courier New"/>
    </style:style>
    <style:style style:name="P3307" style:parent-style-name="PlainText" style:family="paragraph">
      <style:text-properties style:font-name="Courier New" style:font-name-complex="Courier New"/>
    </style:style>
    <style:style style:name="P3308" style:parent-style-name="PlainText" style:family="paragraph">
      <style:text-properties style:font-name="Courier New" style:font-name-complex="Courier New"/>
    </style:style>
    <style:style style:name="P3309" style:parent-style-name="PlainText" style:family="paragraph">
      <style:text-properties style:font-name="Courier New" style:font-name-complex="Courier New"/>
    </style:style>
    <style:style style:name="P3310" style:parent-style-name="PlainText" style:family="paragraph">
      <style:text-properties style:font-name="Courier New" style:font-name-complex="Courier New"/>
    </style:style>
    <style:style style:name="P3311" style:parent-style-name="PlainText" style:family="paragraph">
      <style:text-properties style:font-name="Courier New" style:font-name-complex="Courier New"/>
    </style:style>
    <style:style style:name="P3312" style:parent-style-name="PlainText" style:family="paragraph">
      <style:text-properties style:font-name="Courier New" style:font-name-complex="Courier New"/>
    </style:style>
    <style:style style:name="P3313" style:parent-style-name="PlainText" style:family="paragraph">
      <style:text-properties style:font-name="Courier New" style:font-name-complex="Courier New"/>
    </style:style>
    <style:style style:name="P3314" style:parent-style-name="PlainText" style:family="paragraph">
      <style:text-properties style:font-name="Courier New" style:font-name-complex="Courier New"/>
    </style:style>
    <style:style style:name="P3315" style:parent-style-name="PlainText" style:family="paragraph">
      <style:text-properties style:font-name="Courier New" style:font-name-complex="Courier New"/>
    </style:style>
    <style:style style:name="P3316" style:parent-style-name="PlainText" style:family="paragraph">
      <style:text-properties style:font-name="Courier New" style:font-name-complex="Courier New"/>
    </style:style>
    <style:style style:name="P3317" style:parent-style-name="PlainText" style:family="paragraph">
      <style:text-properties style:font-name="Courier New" style:font-name-complex="Courier New"/>
    </style:style>
    <style:style style:name="P3318" style:parent-style-name="PlainText" style:family="paragraph">
      <style:text-properties style:font-name="Courier New" style:font-name-complex="Courier New"/>
    </style:style>
    <style:style style:name="P3319" style:parent-style-name="PlainText" style:family="paragraph">
      <style:text-properties style:font-name="Courier New" style:font-name-complex="Courier New"/>
    </style:style>
    <style:style style:name="P3320" style:parent-style-name="PlainText" style:family="paragraph">
      <style:text-properties style:font-name="Courier New" style:font-name-complex="Courier New"/>
    </style:style>
    <style:style style:name="P3321" style:parent-style-name="PlainText" style:family="paragraph">
      <style:text-properties style:font-name="Courier New" style:font-name-complex="Courier New"/>
    </style:style>
    <style:style style:name="P3322" style:parent-style-name="PlainText" style:family="paragraph">
      <style:text-properties style:font-name="Courier New" style:font-name-complex="Courier New"/>
    </style:style>
    <style:style style:name="P3323" style:parent-style-name="PlainText" style:family="paragraph">
      <style:text-properties style:font-name="Courier New" style:font-name-complex="Courier New"/>
    </style:style>
    <style:style style:name="P3324" style:parent-style-name="PlainText" style:family="paragraph">
      <style:text-properties style:font-name="Courier New" style:font-name-complex="Courier New"/>
    </style:style>
    <style:style style:name="P3325" style:parent-style-name="PlainText" style:family="paragraph">
      <style:text-properties style:font-name="Courier New" style:font-name-complex="Courier New"/>
    </style:style>
    <style:style style:name="P3326" style:parent-style-name="PlainText" style:family="paragraph">
      <style:text-properties style:font-name="Courier New" style:font-name-complex="Courier New"/>
    </style:style>
    <style:style style:name="P3327" style:parent-style-name="PlainText" style:family="paragraph">
      <style:text-properties style:font-name="Courier New" style:font-name-complex="Courier New"/>
    </style:style>
    <style:style style:name="P3328" style:parent-style-name="PlainText" style:family="paragraph">
      <style:text-properties style:font-name="Courier New" style:font-name-complex="Courier New"/>
    </style:style>
    <style:style style:name="P3329" style:parent-style-name="PlainText" style:family="paragraph">
      <style:text-properties style:font-name="Courier New" style:font-name-complex="Courier New"/>
    </style:style>
    <style:style style:name="P3330" style:parent-style-name="PlainText" style:family="paragraph">
      <style:text-properties style:font-name="Courier New" style:font-name-complex="Courier New"/>
    </style:style>
    <style:style style:name="P3331" style:parent-style-name="PlainText" style:family="paragraph">
      <style:text-properties style:font-name="Courier New" style:font-name-complex="Courier New"/>
    </style:style>
    <style:style style:name="P3332" style:parent-style-name="PlainText" style:family="paragraph">
      <style:text-properties style:font-name="Courier New" style:font-name-complex="Courier New"/>
    </style:style>
    <style:style style:name="P3333" style:parent-style-name="PlainText" style:family="paragraph">
      <style:text-properties style:font-name="Courier New" style:font-name-complex="Courier New"/>
    </style:style>
    <style:style style:name="P3334" style:parent-style-name="PlainText" style:family="paragraph">
      <style:text-properties style:font-name="Courier New" style:font-name-complex="Courier New"/>
    </style:style>
    <style:style style:name="P3335" style:parent-style-name="PlainText" style:family="paragraph">
      <style:text-properties style:font-name="Courier New" style:font-name-complex="Courier New"/>
    </style:style>
    <style:style style:name="P3336" style:parent-style-name="PlainText" style:family="paragraph">
      <style:text-properties style:font-name="Courier New" style:font-name-complex="Courier New"/>
    </style:style>
    <style:style style:name="P3337" style:parent-style-name="PlainText" style:family="paragraph">
      <style:text-properties style:font-name="Courier New" style:font-name-complex="Courier New"/>
    </style:style>
    <style:style style:name="P3338" style:parent-style-name="PlainText" style:family="paragraph">
      <style:text-properties style:font-name="Courier New" style:font-name-complex="Courier New"/>
    </style:style>
    <style:style style:name="P3339" style:parent-style-name="PlainText" style:family="paragraph">
      <style:text-properties style:font-name="Courier New" style:font-name-complex="Courier New"/>
    </style:style>
    <style:style style:name="P3340" style:parent-style-name="PlainText" style:family="paragraph">
      <style:text-properties style:font-name="Courier New" style:font-name-complex="Courier New"/>
    </style:style>
    <style:style style:name="P3341" style:parent-style-name="PlainText" style:family="paragraph">
      <style:text-properties style:font-name="Courier New" style:font-name-complex="Courier New"/>
    </style:style>
    <style:style style:name="P3342" style:parent-style-name="PlainText" style:family="paragraph">
      <style:text-properties style:font-name="Courier New" style:font-name-complex="Courier New"/>
    </style:style>
    <style:style style:name="P3343" style:parent-style-name="PlainText" style:family="paragraph">
      <style:text-properties style:font-name="Courier New" style:font-name-complex="Courier New"/>
    </style:style>
    <style:style style:name="P3344" style:parent-style-name="PlainText" style:family="paragraph">
      <style:text-properties style:font-name="Courier New" style:font-name-complex="Courier New"/>
    </style:style>
    <style:style style:name="P3345" style:parent-style-name="PlainText" style:family="paragraph">
      <style:text-properties style:font-name="Courier New" style:font-name-complex="Courier New"/>
    </style:style>
    <style:style style:name="P3346" style:parent-style-name="PlainText" style:family="paragraph">
      <style:text-properties style:font-name="Courier New" style:font-name-complex="Courier New"/>
    </style:style>
    <style:style style:name="P3347" style:parent-style-name="PlainText" style:family="paragraph">
      <style:text-properties style:font-name="Courier New" style:font-name-complex="Courier New"/>
    </style:style>
    <style:style style:name="P3348" style:parent-style-name="PlainText" style:family="paragraph">
      <style:text-properties style:font-name="Courier New" style:font-name-complex="Courier New"/>
    </style:style>
    <style:style style:name="P3349" style:parent-style-name="PlainText" style:family="paragraph">
      <style:text-properties style:font-name="Courier New" style:font-name-complex="Courier New"/>
    </style:style>
    <style:style style:name="P3350" style:parent-style-name="PlainText" style:family="paragraph">
      <style:text-properties style:font-name="Courier New" style:font-name-complex="Courier New"/>
    </style:style>
    <style:style style:name="P3351" style:parent-style-name="PlainText" style:family="paragraph">
      <style:text-properties style:font-name="Courier New" style:font-name-complex="Courier New"/>
    </style:style>
    <style:style style:name="P3352" style:parent-style-name="PlainText" style:family="paragraph">
      <style:text-properties style:font-name="Courier New" style:font-name-complex="Courier New"/>
    </style:style>
    <style:style style:name="P3353" style:parent-style-name="PlainText" style:family="paragraph">
      <style:text-properties style:font-name="Courier New" style:font-name-complex="Courier New"/>
    </style:style>
    <style:style style:name="P3354" style:parent-style-name="PlainText" style:family="paragraph">
      <style:text-properties style:font-name="Courier New" style:font-name-complex="Courier New"/>
    </style:style>
    <style:style style:name="P3355" style:parent-style-name="PlainText" style:family="paragraph">
      <style:text-properties style:font-name="Courier New" style:font-name-complex="Courier New"/>
    </style:style>
    <style:style style:name="P3356" style:parent-style-name="PlainText" style:family="paragraph">
      <style:text-properties style:font-name="Courier New" style:font-name-complex="Courier New"/>
    </style:style>
    <style:style style:name="P3357" style:parent-style-name="PlainText" style:family="paragraph">
      <style:text-properties style:font-name="Courier New" style:font-name-complex="Courier New"/>
    </style:style>
    <style:style style:name="P3358" style:parent-style-name="PlainText" style:family="paragraph">
      <style:text-properties style:font-name="Courier New" style:font-name-complex="Courier New"/>
    </style:style>
    <style:style style:name="P3359" style:parent-style-name="PlainText" style:family="paragraph">
      <style:text-properties style:font-name="Courier New" style:font-name-complex="Courier New"/>
    </style:style>
    <style:style style:name="P3360" style:parent-style-name="PlainText" style:family="paragraph">
      <style:text-properties style:font-name="Courier New" style:font-name-complex="Courier New"/>
    </style:style>
    <style:style style:name="P3361" style:parent-style-name="PlainText" style:family="paragraph">
      <style:text-properties style:font-name="Courier New" style:font-name-complex="Courier New"/>
    </style:style>
    <style:style style:name="P3362" style:parent-style-name="PlainText" style:family="paragraph">
      <style:text-properties style:font-name="Courier New" style:font-name-complex="Courier New"/>
    </style:style>
    <style:style style:name="P3363" style:parent-style-name="PlainText" style:family="paragraph">
      <style:text-properties style:font-name="Courier New" style:font-name-complex="Courier New"/>
    </style:style>
    <style:style style:name="P3364" style:parent-style-name="PlainText" style:family="paragraph">
      <style:text-properties style:font-name="Courier New" style:font-name-complex="Courier New"/>
    </style:style>
    <style:style style:name="P3365" style:parent-style-name="PlainText" style:family="paragraph">
      <style:text-properties style:font-name="Courier New" style:font-name-complex="Courier New"/>
    </style:style>
    <style:style style:name="P3366" style:parent-style-name="PlainText" style:family="paragraph">
      <style:text-properties style:font-name="Courier New" style:font-name-complex="Courier New"/>
    </style:style>
    <style:style style:name="P3367" style:parent-style-name="PlainText" style:family="paragraph">
      <style:text-properties style:font-name="Courier New" style:font-name-complex="Courier New"/>
    </style:style>
    <style:style style:name="P3368" style:parent-style-name="PlainText" style:family="paragraph">
      <style:text-properties style:font-name="Courier New" style:font-name-complex="Courier New"/>
    </style:style>
    <style:style style:name="P3369" style:parent-style-name="PlainText" style:family="paragraph">
      <style:text-properties style:font-name="Courier New" style:font-name-complex="Courier New"/>
    </style:style>
    <style:style style:name="P3370" style:parent-style-name="PlainText" style:family="paragraph">
      <style:text-properties style:font-name="Courier New" style:font-name-complex="Courier New"/>
    </style:style>
    <style:style style:name="P3371" style:parent-style-name="PlainText" style:family="paragraph">
      <style:text-properties style:font-name="Courier New" style:font-name-complex="Courier New"/>
    </style:style>
    <style:style style:name="P3372" style:parent-style-name="PlainText" style:family="paragraph">
      <style:text-properties style:font-name="Courier New" style:font-name-complex="Courier New"/>
    </style:style>
    <style:style style:name="P3373" style:parent-style-name="PlainText" style:family="paragraph">
      <style:text-properties style:font-name="Courier New" style:font-name-complex="Courier New"/>
    </style:style>
    <style:style style:name="P3374" style:parent-style-name="PlainText" style:family="paragraph">
      <style:text-properties style:font-name="Courier New" style:font-name-complex="Courier New"/>
    </style:style>
    <style:style style:name="P3375" style:parent-style-name="PlainText" style:family="paragraph">
      <style:text-properties style:font-name="Courier New" style:font-name-complex="Courier New"/>
    </style:style>
    <style:style style:name="P3376" style:parent-style-name="PlainText" style:family="paragraph">
      <style:text-properties style:font-name="Courier New" style:font-name-complex="Courier New"/>
    </style:style>
    <style:style style:name="P3377" style:parent-style-name="PlainText" style:family="paragraph">
      <style:text-properties style:font-name="Courier New" style:font-name-complex="Courier New"/>
    </style:style>
    <style:style style:name="P3378" style:parent-style-name="PlainText" style:family="paragraph">
      <style:text-properties style:font-name="Courier New" style:font-name-complex="Courier New"/>
    </style:style>
    <style:style style:name="P3379" style:parent-style-name="PlainText" style:family="paragraph">
      <style:text-properties style:font-name="Courier New" style:font-name-complex="Courier New"/>
    </style:style>
    <style:style style:name="P3380" style:parent-style-name="PlainText" style:family="paragraph">
      <style:text-properties style:font-name="Courier New" style:font-name-complex="Courier New"/>
    </style:style>
    <style:style style:name="P3381" style:parent-style-name="PlainText" style:family="paragraph">
      <style:text-properties style:font-name="Courier New" style:font-name-complex="Courier New"/>
    </style:style>
    <style:style style:name="P3382" style:parent-style-name="PlainText" style:family="paragraph">
      <style:text-properties style:font-name="Courier New" style:font-name-complex="Courier New"/>
    </style:style>
    <style:style style:name="P3383" style:parent-style-name="PlainText" style:family="paragraph">
      <style:text-properties style:font-name="Courier New" style:font-name-complex="Courier New"/>
    </style:style>
    <style:style style:name="P3384" style:parent-style-name="PlainText" style:family="paragraph">
      <style:text-properties style:font-name="Courier New" style:font-name-complex="Courier New"/>
    </style:style>
    <style:style style:name="P3385" style:parent-style-name="PlainText" style:family="paragraph">
      <style:text-properties style:font-name="Courier New" style:font-name-complex="Courier New"/>
    </style:style>
    <style:style style:name="P3386" style:parent-style-name="PlainText" style:family="paragraph">
      <style:text-properties style:font-name="Courier New" style:font-name-complex="Courier New"/>
    </style:style>
    <style:style style:name="P3387" style:parent-style-name="PlainText" style:family="paragraph">
      <style:text-properties style:font-name="Courier New" style:font-name-complex="Courier New"/>
    </style:style>
    <style:style style:name="P3388" style:parent-style-name="PlainText" style:family="paragraph">
      <style:text-properties style:font-name="Courier New" style:font-name-complex="Courier New"/>
    </style:style>
    <style:style style:name="P3389" style:parent-style-name="PlainText" style:family="paragraph">
      <style:text-properties style:font-name="Courier New" style:font-name-complex="Courier New"/>
    </style:style>
    <style:style style:name="P3390" style:parent-style-name="PlainText" style:family="paragraph">
      <style:text-properties style:font-name="Courier New" style:font-name-complex="Courier New"/>
    </style:style>
    <style:style style:name="P3391" style:parent-style-name="PlainText" style:family="paragraph">
      <style:text-properties style:font-name="Courier New" style:font-name-complex="Courier New"/>
    </style:style>
    <style:style style:name="P3392" style:parent-style-name="PlainText" style:family="paragraph">
      <style:text-properties style:font-name="Courier New" style:font-name-complex="Courier New"/>
    </style:style>
    <style:style style:name="P3393" style:parent-style-name="PlainText" style:family="paragraph">
      <style:text-properties style:font-name="Courier New" style:font-name-complex="Courier New"/>
    </style:style>
    <style:style style:name="P3394" style:parent-style-name="PlainText" style:family="paragraph">
      <style:text-properties style:font-name="Courier New" style:font-name-complex="Courier New"/>
    </style:style>
    <style:style style:name="P3395" style:parent-style-name="PlainText" style:family="paragraph">
      <style:text-properties style:font-name="Courier New" style:font-name-complex="Courier New"/>
    </style:style>
    <style:style style:name="P3396" style:parent-style-name="PlainText" style:family="paragraph">
      <style:text-properties style:font-name="Courier New" style:font-name-complex="Courier New"/>
    </style:style>
    <style:style style:name="P3397" style:parent-style-name="PlainText" style:family="paragraph">
      <style:text-properties style:font-name="Courier New" style:font-name-complex="Courier New"/>
    </style:style>
    <style:style style:name="P3398" style:parent-style-name="PlainText" style:family="paragraph">
      <style:text-properties style:font-name="Courier New" style:font-name-complex="Courier New"/>
    </style:style>
    <style:style style:name="P3399" style:parent-style-name="PlainText" style:family="paragraph">
      <style:text-properties style:font-name="Courier New" style:font-name-complex="Courier New"/>
    </style:style>
    <style:style style:name="P3400" style:parent-style-name="PlainText" style:family="paragraph">
      <style:text-properties style:font-name="Courier New" style:font-name-complex="Courier New"/>
    </style:style>
    <style:style style:name="P3401" style:parent-style-name="PlainText" style:family="paragraph">
      <style:text-properties style:font-name="Courier New" style:font-name-complex="Courier New"/>
    </style:style>
    <style:style style:name="P3402" style:parent-style-name="PlainText" style:family="paragraph">
      <style:text-properties style:font-name="Courier New" style:font-name-complex="Courier New"/>
    </style:style>
    <style:style style:name="P3403" style:parent-style-name="PlainText" style:family="paragraph">
      <style:text-properties style:font-name="Courier New" style:font-name-complex="Courier New"/>
    </style:style>
    <style:style style:name="P3404" style:parent-style-name="PlainText" style:family="paragraph">
      <style:text-properties style:font-name="Courier New" style:font-name-complex="Courier New"/>
    </style:style>
    <style:style style:name="P3405" style:parent-style-name="PlainText" style:family="paragraph">
      <style:text-properties style:font-name="Courier New" style:font-name-complex="Courier New"/>
    </style:style>
    <style:style style:name="P3406" style:parent-style-name="PlainText" style:family="paragraph">
      <style:text-properties style:font-name="Courier New" style:font-name-complex="Courier New"/>
    </style:style>
    <style:style style:name="P3407" style:parent-style-name="PlainText" style:family="paragraph">
      <style:text-properties style:font-name="Courier New" style:font-name-complex="Courier New"/>
    </style:style>
    <style:style style:name="P3408" style:parent-style-name="PlainText" style:family="paragraph">
      <style:text-properties style:font-name="Courier New" style:font-name-complex="Courier New"/>
    </style:style>
    <style:style style:name="P3409" style:parent-style-name="PlainText" style:family="paragraph">
      <style:text-properties style:font-name="Courier New" style:font-name-complex="Courier New"/>
    </style:style>
    <style:style style:name="P3410" style:parent-style-name="PlainText" style:family="paragraph">
      <style:text-properties style:font-name="Courier New" style:font-name-complex="Courier New"/>
    </style:style>
    <style:style style:name="P3411" style:parent-style-name="PlainText" style:family="paragraph">
      <style:text-properties style:font-name="Courier New" style:font-name-complex="Courier New"/>
    </style:style>
    <style:style style:name="P3412" style:parent-style-name="PlainText" style:family="paragraph">
      <style:text-properties style:font-name="Courier New" style:font-name-complex="Courier New"/>
    </style:style>
    <style:style style:name="P3413" style:parent-style-name="PlainText" style:family="paragraph">
      <style:text-properties style:font-name="Courier New" style:font-name-complex="Courier New"/>
    </style:style>
    <style:style style:name="P3414" style:parent-style-name="PlainText" style:family="paragraph">
      <style:text-properties style:font-name="Courier New" style:font-name-complex="Courier New"/>
    </style:style>
    <style:style style:name="P3415" style:parent-style-name="PlainText" style:family="paragraph">
      <style:text-properties style:font-name="Courier New" style:font-name-complex="Courier New"/>
    </style:style>
    <style:style style:name="P3416" style:parent-style-name="PlainText" style:family="paragraph">
      <style:text-properties style:font-name="Courier New" style:font-name-complex="Courier New"/>
    </style:style>
    <style:style style:name="P3417" style:parent-style-name="PlainText" style:family="paragraph">
      <style:text-properties style:font-name="Courier New" style:font-name-complex="Courier New"/>
    </style:style>
    <style:style style:name="P3418" style:parent-style-name="PlainText" style:family="paragraph">
      <style:text-properties style:font-name="Courier New" style:font-name-complex="Courier New"/>
    </style:style>
    <style:style style:name="P3419" style:parent-style-name="PlainText" style:family="paragraph">
      <style:text-properties style:font-name="Courier New" style:font-name-complex="Courier New"/>
    </style:style>
    <style:style style:name="P3420" style:parent-style-name="PlainText" style:family="paragraph">
      <style:text-properties style:font-name="Courier New" style:font-name-complex="Courier New"/>
    </style:style>
    <style:style style:name="P3421" style:parent-style-name="PlainText" style:family="paragraph">
      <style:text-properties style:font-name="Courier New" style:font-name-complex="Courier New"/>
    </style:style>
    <style:style style:name="P3422" style:parent-style-name="PlainText" style:family="paragraph">
      <style:text-properties style:font-name="Courier New" style:font-name-complex="Courier New"/>
    </style:style>
    <style:style style:name="P3423" style:parent-style-name="PlainText" style:family="paragraph">
      <style:text-properties style:font-name="Courier New" style:font-name-complex="Courier New"/>
    </style:style>
    <style:style style:name="P3424" style:parent-style-name="PlainText" style:family="paragraph">
      <style:text-properties style:font-name="Courier New" style:font-name-complex="Courier New"/>
    </style:style>
    <style:style style:name="P3425" style:parent-style-name="PlainText" style:family="paragraph">
      <style:text-properties style:font-name="Courier New" style:font-name-complex="Courier New"/>
    </style:style>
    <style:style style:name="P3426" style:parent-style-name="PlainText" style:family="paragraph">
      <style:text-properties style:font-name="Courier New" style:font-name-complex="Courier New"/>
    </style:style>
    <style:style style:name="P3427" style:parent-style-name="PlainText" style:family="paragraph">
      <style:text-properties style:font-name="Courier New" style:font-name-complex="Courier New"/>
    </style:style>
    <style:style style:name="P3428" style:parent-style-name="PlainText" style:family="paragraph">
      <style:text-properties style:font-name="Courier New" style:font-name-complex="Courier New"/>
    </style:style>
    <style:style style:name="P3429" style:parent-style-name="PlainText" style:family="paragraph">
      <style:text-properties style:font-name="Courier New" style:font-name-complex="Courier New"/>
    </style:style>
    <style:style style:name="P3430" style:parent-style-name="PlainText" style:family="paragraph">
      <style:text-properties style:font-name="Courier New" style:font-name-complex="Courier New"/>
    </style:style>
    <style:style style:name="P3431" style:parent-style-name="PlainText" style:family="paragraph">
      <style:text-properties style:font-name="Courier New" style:font-name-complex="Courier New"/>
    </style:style>
    <style:style style:name="P3432" style:parent-style-name="PlainText" style:family="paragraph">
      <style:text-properties style:font-name="Courier New" style:font-name-complex="Courier New"/>
    </style:style>
    <style:style style:name="P3433" style:parent-style-name="PlainText" style:family="paragraph">
      <style:text-properties style:font-name="Courier New" style:font-name-complex="Courier New"/>
    </style:style>
    <style:style style:name="P3434" style:parent-style-name="PlainText" style:family="paragraph">
      <style:text-properties style:font-name="Courier New" style:font-name-complex="Courier New"/>
    </style:style>
    <style:style style:name="P3435" style:parent-style-name="PlainText" style:family="paragraph">
      <style:text-properties style:font-name="Courier New" style:font-name-complex="Courier New"/>
    </style:style>
    <style:style style:name="P3436" style:parent-style-name="PlainText" style:family="paragraph">
      <style:text-properties style:font-name="Courier New" style:font-name-complex="Courier New"/>
    </style:style>
    <style:style style:name="P3437" style:parent-style-name="PlainText" style:family="paragraph">
      <style:text-properties style:font-name="Courier New" style:font-name-complex="Courier New"/>
    </style:style>
    <style:style style:name="P3438" style:parent-style-name="PlainText" style:family="paragraph">
      <style:text-properties style:font-name="Courier New" style:font-name-complex="Courier New"/>
    </style:style>
    <style:style style:name="P3439" style:parent-style-name="PlainText" style:family="paragraph">
      <style:text-properties style:font-name="Courier New" style:font-name-complex="Courier New"/>
    </style:style>
    <style:style style:name="P3440" style:parent-style-name="PlainText" style:family="paragraph">
      <style:text-properties style:font-name="Courier New" style:font-name-complex="Courier New"/>
    </style:style>
    <style:style style:name="P3441" style:parent-style-name="PlainText" style:family="paragraph">
      <style:text-properties style:font-name="Courier New" style:font-name-complex="Courier New"/>
    </style:style>
    <style:style style:name="P3442" style:parent-style-name="PlainText" style:family="paragraph">
      <style:text-properties style:font-name="Courier New" style:font-name-complex="Courier New"/>
    </style:style>
    <style:style style:name="P3443" style:parent-style-name="PlainText" style:family="paragraph">
      <style:text-properties style:font-name="Courier New" style:font-name-complex="Courier New"/>
    </style:style>
    <style:style style:name="P3444" style:parent-style-name="PlainText" style:family="paragraph">
      <style:text-properties style:font-name="Courier New" style:font-name-complex="Courier New"/>
    </style:style>
    <style:style style:name="P3445" style:parent-style-name="PlainText" style:family="paragraph">
      <style:text-properties style:font-name="Courier New" style:font-name-complex="Courier New"/>
    </style:style>
    <style:style style:name="P3446" style:parent-style-name="PlainText" style:family="paragraph">
      <style:text-properties style:font-name="Courier New" style:font-name-complex="Courier New"/>
    </style:style>
    <style:style style:name="P3447" style:parent-style-name="PlainText" style:family="paragraph">
      <style:text-properties style:font-name="Courier New" style:font-name-complex="Courier New"/>
    </style:style>
    <style:style style:name="P3448" style:parent-style-name="PlainText" style:family="paragraph">
      <style:text-properties style:font-name="Courier New" style:font-name-complex="Courier New"/>
    </style:style>
    <style:style style:name="P3449" style:parent-style-name="PlainText" style:family="paragraph">
      <style:text-properties style:font-name="Courier New" style:font-name-complex="Courier New"/>
    </style:style>
    <style:style style:name="P3450" style:parent-style-name="PlainText" style:family="paragraph">
      <style:text-properties style:font-name="Courier New" style:font-name-complex="Courier New"/>
    </style:style>
    <style:style style:name="P3451" style:parent-style-name="PlainText" style:family="paragraph">
      <style:text-properties style:font-name="Courier New" style:font-name-complex="Courier New"/>
    </style:style>
    <style:style style:name="P3452" style:parent-style-name="PlainText" style:family="paragraph">
      <style:text-properties style:font-name="Courier New" style:font-name-complex="Courier New"/>
    </style:style>
    <style:style style:name="P3453" style:parent-style-name="PlainText" style:family="paragraph">
      <style:text-properties style:font-name="Courier New" style:font-name-complex="Courier New"/>
    </style:style>
    <style:style style:name="P3454" style:parent-style-name="PlainText" style:family="paragraph">
      <style:text-properties style:font-name="Courier New" style:font-name-complex="Courier New"/>
    </style:style>
    <style:style style:name="P3455" style:parent-style-name="PlainText" style:family="paragraph">
      <style:text-properties style:font-name="Courier New" style:font-name-complex="Courier New"/>
    </style:style>
    <style:style style:name="P3456" style:parent-style-name="PlainText" style:family="paragraph">
      <style:text-properties style:font-name="Courier New" style:font-name-complex="Courier New"/>
    </style:style>
    <style:style style:name="P3457" style:parent-style-name="PlainText" style:family="paragraph">
      <style:text-properties style:font-name="Courier New" style:font-name-complex="Courier New"/>
    </style:style>
    <style:style style:name="P3458" style:parent-style-name="PlainText" style:family="paragraph">
      <style:text-properties style:font-name="Courier New" style:font-name-complex="Courier New"/>
    </style:style>
    <style:style style:name="P3459" style:parent-style-name="PlainText" style:family="paragraph">
      <style:text-properties style:font-name="Courier New" style:font-name-complex="Courier New"/>
    </style:style>
    <style:style style:name="P3460" style:parent-style-name="PlainText" style:family="paragraph">
      <style:text-properties style:font-name="Courier New" style:font-name-complex="Courier New"/>
    </style:style>
    <style:style style:name="P3461" style:parent-style-name="PlainText" style:family="paragraph">
      <style:text-properties style:font-name="Courier New" style:font-name-complex="Courier New"/>
    </style:style>
    <style:style style:name="P3462" style:parent-style-name="PlainText" style:family="paragraph">
      <style:text-properties style:font-name="Courier New" style:font-name-complex="Courier New"/>
    </style:style>
    <style:style style:name="P3463" style:parent-style-name="PlainText" style:family="paragraph">
      <style:text-properties style:font-name="Courier New" style:font-name-complex="Courier New"/>
    </style:style>
    <style:style style:name="P3464" style:parent-style-name="PlainText" style:family="paragraph">
      <style:text-properties style:font-name="Courier New" style:font-name-complex="Courier New"/>
    </style:style>
    <style:style style:name="P3465" style:parent-style-name="PlainText" style:family="paragraph">
      <style:text-properties style:font-name="Courier New" style:font-name-complex="Courier New"/>
    </style:style>
    <style:style style:name="P3466" style:parent-style-name="PlainText" style:family="paragraph">
      <style:text-properties style:font-name="Courier New" style:font-name-complex="Courier New"/>
    </style:style>
    <style:style style:name="P3467" style:parent-style-name="PlainText" style:family="paragraph">
      <style:text-properties style:font-name="Courier New" style:font-name-complex="Courier New"/>
    </style:style>
    <style:style style:name="P3468" style:parent-style-name="PlainText" style:family="paragraph">
      <style:text-properties style:font-name="Courier New" style:font-name-complex="Courier New"/>
    </style:style>
    <style:style style:name="P3469" style:parent-style-name="PlainText" style:family="paragraph">
      <style:text-properties style:font-name="Courier New" style:font-name-complex="Courier New"/>
    </style:style>
    <style:style style:name="P3470" style:parent-style-name="PlainText" style:family="paragraph">
      <style:text-properties style:font-name="Courier New" style:font-name-complex="Courier New"/>
    </style:style>
    <style:style style:name="P3471" style:parent-style-name="PlainText" style:family="paragraph">
      <style:text-properties style:font-name="Courier New" style:font-name-complex="Courier New"/>
    </style:style>
    <style:style style:name="P3472" style:parent-style-name="PlainText" style:family="paragraph">
      <style:text-properties style:font-name="Courier New" style:font-name-complex="Courier New"/>
    </style:style>
    <style:style style:name="P3473" style:parent-style-name="PlainText" style:family="paragraph">
      <style:text-properties style:font-name="Courier New" style:font-name-complex="Courier New"/>
    </style:style>
    <style:style style:name="P3474" style:parent-style-name="PlainText" style:family="paragraph">
      <style:text-properties style:font-name="Courier New" style:font-name-complex="Courier New"/>
    </style:style>
    <style:style style:name="P3475" style:parent-style-name="PlainText" style:family="paragraph">
      <style:text-properties style:font-name="Courier New" style:font-name-complex="Courier New"/>
    </style:style>
    <style:style style:name="P3476" style:parent-style-name="PlainText" style:family="paragraph">
      <style:text-properties style:font-name="Courier New" style:font-name-complex="Courier New"/>
    </style:style>
    <style:style style:name="P3477" style:parent-style-name="PlainText" style:family="paragraph">
      <style:text-properties style:font-name="Courier New" style:font-name-complex="Courier New"/>
    </style:style>
    <style:style style:name="P3478" style:parent-style-name="PlainText" style:family="paragraph">
      <style:text-properties style:font-name="Courier New" style:font-name-complex="Courier New"/>
    </style:style>
    <style:style style:name="P3479" style:parent-style-name="PlainText" style:family="paragraph">
      <style:text-properties style:font-name="Courier New" style:font-name-complex="Courier New"/>
    </style:style>
    <style:style style:name="P3480" style:parent-style-name="PlainText" style:family="paragraph">
      <style:text-properties style:font-name="Courier New" style:font-name-complex="Courier New"/>
    </style:style>
    <style:style style:name="P3481" style:parent-style-name="PlainText" style:family="paragraph">
      <style:text-properties style:font-name="Courier New" style:font-name-complex="Courier New"/>
    </style:style>
    <style:style style:name="P3482" style:parent-style-name="PlainText" style:family="paragraph">
      <style:text-properties style:font-name="Courier New" style:font-name-complex="Courier New"/>
    </style:style>
    <style:style style:name="P3483" style:parent-style-name="PlainText" style:family="paragraph">
      <style:text-properties style:font-name="Courier New" style:font-name-complex="Courier New"/>
    </style:style>
    <style:style style:name="P3484" style:parent-style-name="PlainText" style:family="paragraph">
      <style:text-properties style:font-name="Courier New" style:font-name-complex="Courier New"/>
    </style:style>
    <style:style style:name="P3485" style:parent-style-name="PlainText" style:family="paragraph">
      <style:text-properties style:font-name="Courier New" style:font-name-complex="Courier New"/>
    </style:style>
    <style:style style:name="P3486" style:parent-style-name="PlainText" style:family="paragraph">
      <style:text-properties style:font-name="Courier New" style:font-name-complex="Courier New"/>
    </style:style>
    <style:style style:name="P3487" style:parent-style-name="PlainText" style:family="paragraph">
      <style:text-properties style:font-name="Courier New" style:font-name-complex="Courier New"/>
    </style:style>
    <style:style style:name="P3488" style:parent-style-name="PlainText" style:family="paragraph">
      <style:text-properties style:font-name="Courier New" style:font-name-complex="Courier New"/>
    </style:style>
    <style:style style:name="P3489" style:parent-style-name="PlainText" style:family="paragraph">
      <style:text-properties style:font-name="Courier New" style:font-name-complex="Courier New"/>
    </style:style>
    <style:style style:name="P3490" style:parent-style-name="PlainText" style:family="paragraph">
      <style:text-properties style:font-name="Courier New" style:font-name-complex="Courier New"/>
    </style:style>
    <style:style style:name="P3491" style:parent-style-name="PlainText" style:family="paragraph">
      <style:text-properties style:font-name="Courier New" style:font-name-complex="Courier New"/>
    </style:style>
    <style:style style:name="P3492" style:parent-style-name="PlainText" style:family="paragraph">
      <style:text-properties style:font-name="Courier New" style:font-name-complex="Courier New"/>
    </style:style>
    <style:style style:name="P3493" style:parent-style-name="PlainText" style:family="paragraph">
      <style:text-properties style:font-name="Courier New" style:font-name-complex="Courier New"/>
    </style:style>
    <style:style style:name="P3494" style:parent-style-name="PlainText" style:family="paragraph">
      <style:text-properties style:font-name="Courier New" style:font-name-complex="Courier New"/>
    </style:style>
    <style:style style:name="P3495" style:parent-style-name="PlainText" style:family="paragraph">
      <style:text-properties style:font-name="Courier New" style:font-name-complex="Courier New"/>
    </style:style>
    <style:style style:name="P3496" style:parent-style-name="PlainText" style:family="paragraph">
      <style:text-properties style:font-name="Courier New" style:font-name-complex="Courier New"/>
    </style:style>
    <style:style style:name="P3497" style:parent-style-name="PlainText" style:family="paragraph">
      <style:text-properties style:font-name="Courier New" style:font-name-complex="Courier New"/>
    </style:style>
    <style:style style:name="P3498" style:parent-style-name="PlainText" style:family="paragraph">
      <style:text-properties style:font-name="Courier New" style:font-name-complex="Courier New"/>
    </style:style>
    <style:style style:name="P3499" style:parent-style-name="PlainText" style:family="paragraph">
      <style:text-properties style:font-name="Courier New" style:font-name-complex="Courier New"/>
    </style:style>
    <style:style style:name="P3500" style:parent-style-name="PlainText" style:family="paragraph">
      <style:text-properties style:font-name="Courier New" style:font-name-complex="Courier New"/>
    </style:style>
    <style:style style:name="P3501" style:parent-style-name="PlainText" style:family="paragraph">
      <style:text-properties style:font-name="Courier New" style:font-name-complex="Courier New"/>
    </style:style>
    <style:style style:name="P3502" style:parent-style-name="PlainText" style:family="paragraph">
      <style:text-properties style:font-name="Courier New" style:font-name-complex="Courier New"/>
    </style:style>
    <style:style style:name="P3503" style:parent-style-name="PlainText" style:family="paragraph">
      <style:text-properties style:font-name="Courier New" style:font-name-complex="Courier New"/>
    </style:style>
    <style:style style:name="P3504" style:parent-style-name="PlainText" style:family="paragraph">
      <style:text-properties style:font-name="Courier New" style:font-name-complex="Courier New"/>
    </style:style>
    <style:style style:name="P3505" style:parent-style-name="PlainText" style:family="paragraph">
      <style:text-properties style:font-name="Courier New" style:font-name-complex="Courier New"/>
    </style:style>
    <style:style style:name="P3506" style:parent-style-name="PlainText" style:family="paragraph">
      <style:text-properties style:font-name="Courier New" style:font-name-complex="Courier New"/>
    </style:style>
    <style:style style:name="P3507" style:parent-style-name="PlainText" style:family="paragraph">
      <style:text-properties style:font-name="Courier New" style:font-name-complex="Courier New"/>
    </style:style>
    <style:style style:name="P3508" style:parent-style-name="PlainText" style:family="paragraph">
      <style:text-properties style:font-name="Courier New" style:font-name-complex="Courier New"/>
    </style:style>
    <style:style style:name="P3509" style:parent-style-name="PlainText" style:family="paragraph">
      <style:text-properties style:font-name="Courier New" style:font-name-complex="Courier New"/>
    </style:style>
    <style:style style:name="P3510" style:parent-style-name="PlainText" style:family="paragraph">
      <style:text-properties style:font-name="Courier New" style:font-name-complex="Courier New"/>
    </style:style>
    <style:style style:name="P3511" style:parent-style-name="PlainText" style:family="paragraph">
      <style:text-properties style:font-name="Courier New" style:font-name-complex="Courier New"/>
    </style:style>
    <style:style style:name="P3512" style:parent-style-name="PlainText" style:family="paragraph">
      <style:text-properties style:font-name="Courier New" style:font-name-complex="Courier New"/>
    </style:style>
    <style:style style:name="P3513" style:parent-style-name="PlainText" style:family="paragraph">
      <style:text-properties style:font-name="Courier New" style:font-name-complex="Courier New"/>
    </style:style>
    <style:style style:name="P3514" style:parent-style-name="PlainText" style:family="paragraph">
      <style:text-properties style:font-name="Courier New" style:font-name-complex="Courier New"/>
    </style:style>
    <style:style style:name="P3515" style:parent-style-name="PlainText" style:family="paragraph">
      <style:text-properties style:font-name="Courier New" style:font-name-complex="Courier New"/>
    </style:style>
    <style:style style:name="P3516" style:parent-style-name="PlainText" style:family="paragraph">
      <style:text-properties style:font-name="Courier New" style:font-name-complex="Courier New"/>
    </style:style>
    <style:style style:name="P3517" style:parent-style-name="PlainText" style:family="paragraph">
      <style:text-properties style:font-name="Courier New" style:font-name-complex="Courier New"/>
    </style:style>
    <style:style style:name="P3518" style:parent-style-name="PlainText" style:family="paragraph">
      <style:text-properties style:font-name="Courier New" style:font-name-complex="Courier New"/>
    </style:style>
    <style:style style:name="P3519" style:parent-style-name="PlainText" style:family="paragraph">
      <style:text-properties style:font-name="Courier New" style:font-name-complex="Courier New"/>
    </style:style>
    <style:style style:name="P3520" style:parent-style-name="PlainText" style:family="paragraph">
      <style:text-properties style:font-name="Courier New" style:font-name-complex="Courier New"/>
    </style:style>
    <style:style style:name="P3521" style:parent-style-name="PlainText" style:family="paragraph">
      <style:text-properties style:font-name="Courier New" style:font-name-complex="Courier New"/>
    </style:style>
    <style:style style:name="P3522" style:parent-style-name="PlainText" style:family="paragraph">
      <style:text-properties style:font-name="Courier New" style:font-name-complex="Courier New"/>
    </style:style>
    <style:style style:name="P3523" style:parent-style-name="PlainText" style:family="paragraph">
      <style:text-properties style:font-name="Courier New" style:font-name-complex="Courier New"/>
    </style:style>
    <style:style style:name="P3524" style:parent-style-name="PlainText" style:family="paragraph">
      <style:text-properties style:font-name="Courier New" style:font-name-complex="Courier New"/>
    </style:style>
    <style:style style:name="P3525" style:parent-style-name="PlainText" style:family="paragraph">
      <style:text-properties style:font-name="Courier New" style:font-name-complex="Courier New"/>
    </style:style>
    <style:style style:name="P3526" style:parent-style-name="PlainText" style:family="paragraph">
      <style:text-properties style:font-name="Courier New" style:font-name-complex="Courier New"/>
    </style:style>
    <style:style style:name="P3527" style:parent-style-name="PlainText" style:family="paragraph">
      <style:text-properties style:font-name="Courier New" style:font-name-complex="Courier New"/>
    </style:style>
    <style:style style:name="P3528" style:parent-style-name="PlainText" style:family="paragraph">
      <style:text-properties style:font-name="Courier New" style:font-name-complex="Courier New"/>
    </style:style>
    <style:style style:name="P3529" style:parent-style-name="PlainText" style:family="paragraph">
      <style:text-properties style:font-name="Courier New" style:font-name-complex="Courier New"/>
    </style:style>
    <style:style style:name="P3530" style:parent-style-name="PlainText" style:family="paragraph">
      <style:text-properties style:font-name="Courier New" style:font-name-complex="Courier New"/>
    </style:style>
    <style:style style:name="P3531" style:parent-style-name="PlainText" style:family="paragraph">
      <style:text-properties style:font-name="Courier New" style:font-name-complex="Courier New"/>
    </style:style>
    <style:style style:name="P3532" style:parent-style-name="PlainText" style:family="paragraph">
      <style:text-properties style:font-name="Courier New" style:font-name-complex="Courier New"/>
    </style:style>
    <style:style style:name="P3533" style:parent-style-name="PlainText" style:family="paragraph">
      <style:text-properties style:font-name="Courier New" style:font-name-complex="Courier New"/>
    </style:style>
    <style:style style:name="P3534" style:parent-style-name="PlainText" style:family="paragraph">
      <style:text-properties style:font-name="Courier New" style:font-name-complex="Courier New"/>
    </style:style>
    <style:style style:name="P3535" style:parent-style-name="PlainText" style:family="paragraph">
      <style:text-properties style:font-name="Courier New" style:font-name-complex="Courier New"/>
    </style:style>
    <style:style style:name="P3536" style:parent-style-name="PlainText" style:family="paragraph">
      <style:text-properties style:font-name="Courier New" style:font-name-complex="Courier New"/>
    </style:style>
    <style:style style:name="P3537" style:parent-style-name="PlainText" style:family="paragraph">
      <style:text-properties style:font-name="Courier New" style:font-name-complex="Courier New"/>
    </style:style>
    <style:style style:name="P3538" style:parent-style-name="PlainText" style:family="paragraph">
      <style:text-properties style:font-name="Courier New" style:font-name-complex="Courier New"/>
    </style:style>
    <style:style style:name="P3539" style:parent-style-name="PlainText" style:family="paragraph">
      <style:text-properties style:font-name="Courier New" style:font-name-complex="Courier New"/>
    </style:style>
    <style:style style:name="P3540" style:parent-style-name="PlainText" style:family="paragraph">
      <style:text-properties style:font-name="Courier New" style:font-name-complex="Courier New"/>
    </style:style>
    <style:style style:name="P3541" style:parent-style-name="PlainText" style:family="paragraph">
      <style:text-properties style:font-name="Courier New" style:font-name-complex="Courier New"/>
    </style:style>
    <style:style style:name="P3542" style:parent-style-name="PlainText" style:family="paragraph">
      <style:text-properties style:font-name="Courier New" style:font-name-complex="Courier New"/>
    </style:style>
    <style:style style:name="P3543" style:parent-style-name="PlainText" style:family="paragraph">
      <style:text-properties style:font-name="Courier New" style:font-name-complex="Courier New"/>
    </style:style>
    <style:style style:name="P3544" style:parent-style-name="PlainText" style:family="paragraph">
      <style:text-properties style:font-name="Courier New" style:font-name-complex="Courier New"/>
    </style:style>
    <style:style style:name="P3545" style:parent-style-name="PlainText" style:family="paragraph">
      <style:text-properties style:font-name="Courier New" style:font-name-complex="Courier New"/>
    </style:style>
    <style:style style:name="P3546" style:parent-style-name="PlainText" style:family="paragraph">
      <style:text-properties style:font-name="Courier New" style:font-name-complex="Courier New"/>
    </style:style>
    <style:style style:name="P3547" style:parent-style-name="PlainText" style:family="paragraph">
      <style:text-properties style:font-name="Courier New" style:font-name-complex="Courier New"/>
    </style:style>
    <style:style style:name="P3548" style:parent-style-name="PlainText" style:family="paragraph">
      <style:text-properties style:font-name="Courier New" style:font-name-complex="Courier New"/>
    </style:style>
    <style:style style:name="P3549" style:parent-style-name="PlainText" style:family="paragraph">
      <style:text-properties style:font-name="Courier New" style:font-name-complex="Courier New"/>
    </style:style>
    <style:style style:name="P3550" style:parent-style-name="PlainText" style:family="paragraph">
      <style:text-properties style:font-name="Courier New" style:font-name-complex="Courier New"/>
    </style:style>
    <style:style style:name="P3551" style:parent-style-name="PlainText" style:family="paragraph">
      <style:text-properties style:font-name="Courier New" style:font-name-complex="Courier New"/>
    </style:style>
    <style:style style:name="P3552" style:parent-style-name="PlainText" style:family="paragraph">
      <style:text-properties style:font-name="Courier New" style:font-name-complex="Courier New"/>
    </style:style>
    <style:style style:name="P3553" style:parent-style-name="PlainText" style:family="paragraph">
      <style:text-properties style:font-name="Courier New" style:font-name-complex="Courier New"/>
    </style:style>
    <style:style style:name="P3554" style:parent-style-name="PlainText" style:family="paragraph">
      <style:text-properties style:font-name="Courier New" style:font-name-complex="Courier New"/>
    </style:style>
    <style:style style:name="P3555" style:parent-style-name="PlainText" style:family="paragraph">
      <style:text-properties style:font-name="Courier New" style:font-name-complex="Courier New"/>
    </style:style>
    <style:style style:name="P3556" style:parent-style-name="PlainText" style:family="paragraph">
      <style:text-properties style:font-name="Courier New" style:font-name-complex="Courier New"/>
    </style:style>
    <style:style style:name="P3557" style:parent-style-name="PlainText" style:family="paragraph">
      <style:text-properties style:font-name="Courier New" style:font-name-complex="Courier New"/>
    </style:style>
    <style:style style:name="P3558" style:parent-style-name="PlainText" style:family="paragraph">
      <style:text-properties style:font-name="Courier New" style:font-name-complex="Courier New"/>
    </style:style>
    <style:style style:name="P3559" style:parent-style-name="PlainText" style:family="paragraph">
      <style:text-properties style:font-name="Courier New" style:font-name-complex="Courier New"/>
    </style:style>
    <style:style style:name="P3560" style:parent-style-name="PlainText" style:family="paragraph">
      <style:text-properties style:font-name="Courier New" style:font-name-complex="Courier New"/>
    </style:style>
    <style:style style:name="P3561" style:parent-style-name="PlainText" style:family="paragraph">
      <style:text-properties style:font-name="Courier New" style:font-name-complex="Courier New"/>
    </style:style>
    <style:style style:name="P3562" style:parent-style-name="PlainText" style:family="paragraph">
      <style:text-properties style:font-name="Courier New" style:font-name-complex="Courier New"/>
    </style:style>
    <style:style style:name="P3563" style:parent-style-name="PlainText" style:family="paragraph">
      <style:text-properties style:font-name="Courier New" style:font-name-complex="Courier New"/>
    </style:style>
    <style:style style:name="P3564" style:parent-style-name="PlainText" style:family="paragraph">
      <style:text-properties style:font-name="Courier New" style:font-name-complex="Courier New"/>
    </style:style>
    <style:style style:name="P3565" style:parent-style-name="PlainText" style:family="paragraph">
      <style:text-properties style:font-name="Courier New" style:font-name-complex="Courier New"/>
    </style:style>
    <style:style style:name="P3566" style:parent-style-name="PlainText" style:family="paragraph">
      <style:text-properties style:font-name="Courier New" style:font-name-complex="Courier New"/>
    </style:style>
    <style:style style:name="P3567" style:parent-style-name="PlainText" style:family="paragraph">
      <style:text-properties style:font-name="Courier New" style:font-name-complex="Courier New"/>
    </style:style>
    <style:style style:name="P3568" style:parent-style-name="PlainText" style:family="paragraph">
      <style:text-properties style:font-name="Courier New" style:font-name-complex="Courier New"/>
    </style:style>
    <style:style style:name="P3569" style:parent-style-name="PlainText" style:family="paragraph">
      <style:text-properties style:font-name="Courier New" style:font-name-complex="Courier New"/>
    </style:style>
    <style:style style:name="P3570" style:parent-style-name="PlainText" style:family="paragraph">
      <style:text-properties style:font-name="Courier New" style:font-name-complex="Courier New"/>
    </style:style>
    <style:style style:name="P3571" style:parent-style-name="PlainText" style:family="paragraph">
      <style:text-properties style:font-name="Courier New" style:font-name-complex="Courier New"/>
    </style:style>
    <style:style style:name="P3572" style:parent-style-name="PlainText" style:family="paragraph">
      <style:text-properties style:font-name="Courier New" style:font-name-complex="Courier New"/>
    </style:style>
    <style:style style:name="P3573" style:parent-style-name="PlainText" style:family="paragraph">
      <style:text-properties style:font-name="Courier New" style:font-name-complex="Courier New"/>
    </style:style>
    <style:style style:name="P3574" style:parent-style-name="PlainText" style:family="paragraph">
      <style:text-properties style:font-name="Courier New" style:font-name-complex="Courier New"/>
    </style:style>
    <style:style style:name="P3575" style:parent-style-name="PlainText" style:family="paragraph">
      <style:text-properties style:font-name="Courier New" style:font-name-complex="Courier New"/>
    </style:style>
    <style:style style:name="P3576" style:parent-style-name="PlainText" style:family="paragraph">
      <style:text-properties style:font-name="Courier New" style:font-name-complex="Courier New"/>
    </style:style>
    <style:style style:name="P3577" style:parent-style-name="PlainText" style:family="paragraph">
      <style:text-properties style:font-name="Courier New" style:font-name-complex="Courier New"/>
    </style:style>
    <style:style style:name="P3578" style:parent-style-name="PlainText" style:family="paragraph">
      <style:text-properties style:font-name="Courier New" style:font-name-complex="Courier New"/>
    </style:style>
    <style:style style:name="P3579" style:parent-style-name="PlainText" style:family="paragraph">
      <style:text-properties style:font-name="Courier New" style:font-name-complex="Courier New"/>
    </style:style>
    <style:style style:name="P3580" style:parent-style-name="PlainText" style:family="paragraph">
      <style:text-properties style:font-name="Courier New" style:font-name-complex="Courier New"/>
    </style:style>
    <style:style style:name="P3581" style:parent-style-name="PlainText" style:family="paragraph">
      <style:text-properties style:font-name="Courier New" style:font-name-complex="Courier New"/>
    </style:style>
    <style:style style:name="P3582" style:parent-style-name="PlainText" style:family="paragraph">
      <style:text-properties style:font-name="Courier New" style:font-name-complex="Courier New"/>
    </style:style>
    <style:style style:name="P3583" style:parent-style-name="PlainText" style:family="paragraph">
      <style:text-properties style:font-name="Courier New" style:font-name-complex="Courier New"/>
    </style:style>
    <style:style style:name="P3584" style:parent-style-name="PlainText" style:family="paragraph">
      <style:text-properties style:font-name="Courier New" style:font-name-complex="Courier New"/>
    </style:style>
    <style:style style:name="P3585" style:parent-style-name="PlainText" style:family="paragraph">
      <style:text-properties style:font-name="Courier New" style:font-name-complex="Courier New"/>
    </style:style>
    <style:style style:name="P3586" style:parent-style-name="PlainText" style:family="paragraph">
      <style:text-properties style:font-name="Courier New" style:font-name-complex="Courier New"/>
    </style:style>
    <style:style style:name="P3587" style:parent-style-name="PlainText" style:family="paragraph">
      <style:text-properties style:font-name="Courier New" style:font-name-complex="Courier New"/>
    </style:style>
    <style:style style:name="P3588" style:parent-style-name="PlainText" style:family="paragraph">
      <style:text-properties style:font-name="Courier New" style:font-name-complex="Courier New"/>
    </style:style>
    <style:style style:name="P3589" style:parent-style-name="PlainText" style:family="paragraph">
      <style:text-properties style:font-name="Courier New" style:font-name-complex="Courier New"/>
    </style:style>
    <style:style style:name="P3590" style:parent-style-name="PlainText" style:family="paragraph">
      <style:text-properties style:font-name="Courier New" style:font-name-complex="Courier New"/>
    </style:style>
    <style:style style:name="P3591" style:parent-style-name="PlainText" style:family="paragraph">
      <style:text-properties style:font-name="Courier New" style:font-name-complex="Courier New"/>
    </style:style>
    <style:style style:name="P3592" style:parent-style-name="PlainText" style:family="paragraph">
      <style:text-properties style:font-name="Courier New" style:font-name-complex="Courier New"/>
    </style:style>
    <style:style style:name="P3593" style:parent-style-name="PlainText" style:family="paragraph">
      <style:text-properties style:font-name="Courier New" style:font-name-complex="Courier New"/>
    </style:style>
    <style:style style:name="P3594" style:parent-style-name="PlainText" style:family="paragraph">
      <style:text-properties style:font-name="Courier New" style:font-name-complex="Courier New"/>
    </style:style>
    <style:style style:name="P3595" style:parent-style-name="PlainText" style:family="paragraph">
      <style:text-properties style:font-name="Courier New" style:font-name-complex="Courier New"/>
    </style:style>
    <style:style style:name="P3596" style:parent-style-name="PlainText" style:family="paragraph">
      <style:text-properties style:font-name="Courier New" style:font-name-complex="Courier New"/>
    </style:style>
    <style:style style:name="P3597" style:parent-style-name="PlainText" style:family="paragraph">
      <style:text-properties style:font-name="Courier New" style:font-name-complex="Courier New"/>
    </style:style>
    <style:style style:name="P3598" style:parent-style-name="PlainText" style:family="paragraph">
      <style:text-properties style:font-name="Courier New" style:font-name-complex="Courier New"/>
    </style:style>
    <style:style style:name="P3599" style:parent-style-name="PlainText" style:family="paragraph">
      <style:text-properties style:font-name="Courier New" style:font-name-complex="Courier New"/>
    </style:style>
    <style:style style:name="P3600" style:parent-style-name="PlainText" style:family="paragraph">
      <style:text-properties style:font-name="Courier New" style:font-name-complex="Courier New"/>
    </style:style>
    <style:style style:name="P3601" style:parent-style-name="PlainText" style:family="paragraph">
      <style:text-properties style:font-name="Courier New" style:font-name-complex="Courier New"/>
    </style:style>
    <style:style style:name="P3602" style:parent-style-name="PlainText" style:family="paragraph">
      <style:text-properties style:font-name="Courier New" style:font-name-complex="Courier New"/>
    </style:style>
    <style:style style:name="P3603" style:parent-style-name="PlainText" style:family="paragraph">
      <style:text-properties style:font-name="Courier New" style:font-name-complex="Courier New"/>
    </style:style>
    <style:style style:name="P3604" style:parent-style-name="PlainText" style:family="paragraph">
      <style:text-properties style:font-name="Courier New" style:font-name-complex="Courier New"/>
    </style:style>
    <style:style style:name="P3605" style:parent-style-name="PlainText" style:family="paragraph">
      <style:text-properties style:font-name="Courier New" style:font-name-complex="Courier New"/>
    </style:style>
    <style:style style:name="P3606" style:parent-style-name="PlainText" style:family="paragraph">
      <style:text-properties style:font-name="Courier New" style:font-name-complex="Courier New"/>
    </style:style>
    <style:style style:name="P3607" style:parent-style-name="PlainText" style:family="paragraph">
      <style:text-properties style:font-name="Courier New" style:font-name-complex="Courier New"/>
    </style:style>
    <style:style style:name="P3608" style:parent-style-name="PlainText" style:family="paragraph">
      <style:text-properties style:font-name="Courier New" style:font-name-complex="Courier New"/>
    </style:style>
    <style:style style:name="P3609" style:parent-style-name="PlainText" style:family="paragraph">
      <style:text-properties style:font-name="Courier New" style:font-name-complex="Courier New"/>
    </style:style>
    <style:style style:name="P3610" style:parent-style-name="PlainText" style:family="paragraph">
      <style:text-properties style:font-name="Courier New" style:font-name-complex="Courier New"/>
    </style:style>
    <style:style style:name="P3611" style:parent-style-name="PlainText" style:family="paragraph">
      <style:text-properties style:font-name="Courier New" style:font-name-complex="Courier New"/>
    </style:style>
    <style:style style:name="P3612" style:parent-style-name="PlainText" style:family="paragraph">
      <style:text-properties style:font-name="Courier New" style:font-name-complex="Courier New"/>
    </style:style>
    <style:style style:name="P3613" style:parent-style-name="PlainText" style:family="paragraph">
      <style:text-properties style:font-name="Courier New" style:font-name-complex="Courier New"/>
    </style:style>
    <style:style style:name="P3614" style:parent-style-name="PlainText" style:family="paragraph">
      <style:text-properties style:font-name="Courier New" style:font-name-complex="Courier New"/>
    </style:style>
    <style:style style:name="P3615" style:parent-style-name="PlainText" style:family="paragraph">
      <style:text-properties style:font-name="Courier New" style:font-name-complex="Courier New"/>
    </style:style>
    <style:style style:name="P3616" style:parent-style-name="PlainText" style:family="paragraph">
      <style:text-properties style:font-name="Courier New" style:font-name-complex="Courier New"/>
    </style:style>
    <style:style style:name="P3617" style:parent-style-name="PlainText" style:family="paragraph">
      <style:text-properties style:font-name="Courier New" style:font-name-complex="Courier New"/>
    </style:style>
    <style:style style:name="P3618" style:parent-style-name="PlainText" style:family="paragraph">
      <style:text-properties style:font-name="Courier New" style:font-name-complex="Courier New"/>
    </style:style>
    <style:style style:name="P3619" style:parent-style-name="PlainText" style:family="paragraph">
      <style:text-properties style:font-name="Courier New" style:font-name-complex="Courier New"/>
    </style:style>
    <style:style style:name="P3620" style:parent-style-name="PlainText" style:family="paragraph">
      <style:text-properties style:font-name="Courier New" style:font-name-complex="Courier New"/>
    </style:style>
    <style:style style:name="P3621" style:parent-style-name="PlainText" style:family="paragraph">
      <style:text-properties style:font-name="Courier New" style:font-name-complex="Courier New"/>
    </style:style>
    <style:style style:name="P3622" style:parent-style-name="PlainText" style:family="paragraph">
      <style:text-properties style:font-name="Courier New" style:font-name-complex="Courier New"/>
    </style:style>
    <style:style style:name="P3623" style:parent-style-name="PlainText" style:family="paragraph">
      <style:text-properties style:font-name="Courier New" style:font-name-complex="Courier New"/>
    </style:style>
    <style:style style:name="P3624" style:parent-style-name="PlainText" style:family="paragraph">
      <style:text-properties style:font-name="Courier New" style:font-name-complex="Courier New"/>
    </style:style>
    <style:style style:name="P3625" style:parent-style-name="PlainText" style:family="paragraph">
      <style:text-properties style:font-name="Courier New" style:font-name-complex="Courier New"/>
    </style:style>
    <style:style style:name="P3626" style:parent-style-name="PlainText" style:family="paragraph">
      <style:text-properties style:font-name="Courier New" style:font-name-complex="Courier New"/>
    </style:style>
    <style:style style:name="P3627" style:parent-style-name="PlainText" style:family="paragraph">
      <style:text-properties style:font-name="Courier New" style:font-name-complex="Courier New"/>
    </style:style>
    <style:style style:name="P3628" style:parent-style-name="PlainText" style:family="paragraph">
      <style:text-properties style:font-name="Courier New" style:font-name-complex="Courier New"/>
    </style:style>
    <style:style style:name="P3629" style:parent-style-name="PlainText" style:family="paragraph">
      <style:text-properties style:font-name="Courier New" style:font-name-complex="Courier New"/>
    </style:style>
    <style:style style:name="P3630" style:parent-style-name="PlainText" style:family="paragraph">
      <style:text-properties style:font-name="Courier New" style:font-name-complex="Courier New"/>
    </style:style>
    <style:style style:name="P3631" style:parent-style-name="PlainText" style:family="paragraph">
      <style:text-properties style:font-name="Courier New" style:font-name-complex="Courier New"/>
    </style:style>
    <style:style style:name="P3632" style:parent-style-name="PlainText" style:family="paragraph">
      <style:text-properties style:font-name="Courier New" style:font-name-complex="Courier New"/>
    </style:style>
    <style:style style:name="P3633" style:parent-style-name="PlainText" style:family="paragraph">
      <style:text-properties style:font-name="Courier New" style:font-name-complex="Courier New"/>
    </style:style>
    <style:style style:name="P3634" style:parent-style-name="PlainText" style:family="paragraph">
      <style:text-properties style:font-name="Courier New" style:font-name-complex="Courier New"/>
    </style:style>
    <style:style style:name="P3635" style:parent-style-name="PlainText" style:family="paragraph">
      <style:text-properties style:font-name="Courier New" style:font-name-complex="Courier New"/>
    </style:style>
    <style:style style:name="P3636" style:parent-style-name="PlainText" style:family="paragraph">
      <style:text-properties style:font-name="Courier New" style:font-name-complex="Courier New"/>
    </style:style>
    <style:style style:name="P3637" style:parent-style-name="PlainText" style:family="paragraph">
      <style:text-properties style:font-name="Courier New" style:font-name-complex="Courier New"/>
    </style:style>
    <style:style style:name="P3638" style:parent-style-name="PlainText" style:family="paragraph">
      <style:text-properties style:font-name="Courier New" style:font-name-complex="Courier New"/>
    </style:style>
    <style:style style:name="P3639" style:parent-style-name="PlainText" style:family="paragraph">
      <style:text-properties style:font-name="Courier New" style:font-name-complex="Courier New"/>
    </style:style>
    <style:style style:name="P3640" style:parent-style-name="PlainText" style:family="paragraph">
      <style:text-properties style:font-name="Courier New" style:font-name-complex="Courier New"/>
    </style:style>
    <style:style style:name="P3641" style:parent-style-name="PlainText" style:family="paragraph">
      <style:text-properties style:font-name="Courier New" style:font-name-complex="Courier New"/>
    </style:style>
    <style:style style:name="P3642" style:parent-style-name="PlainText" style:family="paragraph">
      <style:text-properties style:font-name="Courier New" style:font-name-complex="Courier New"/>
    </style:style>
    <style:style style:name="P3643" style:parent-style-name="PlainText" style:family="paragraph">
      <style:text-properties style:font-name="Courier New" style:font-name-complex="Courier New"/>
    </style:style>
    <style:style style:name="P3644" style:parent-style-name="PlainText" style:family="paragraph">
      <style:text-properties style:font-name="Courier New" style:font-name-complex="Courier New"/>
    </style:style>
    <style:style style:name="P3645" style:parent-style-name="PlainText" style:family="paragraph">
      <style:text-properties style:font-name="Courier New" style:font-name-complex="Courier New"/>
    </style:style>
    <style:style style:name="P3646" style:parent-style-name="PlainText" style:family="paragraph">
      <style:text-properties style:font-name="Courier New" style:font-name-complex="Courier New"/>
    </style:style>
    <style:style style:name="P3647" style:parent-style-name="PlainText" style:family="paragraph">
      <style:text-properties style:font-name="Courier New" style:font-name-complex="Courier New"/>
    </style:style>
    <style:style style:name="P3648" style:parent-style-name="PlainText" style:family="paragraph">
      <style:text-properties style:font-name="Courier New" style:font-name-complex="Courier New"/>
    </style:style>
    <style:style style:name="P3649" style:parent-style-name="PlainText" style:family="paragraph">
      <style:text-properties style:font-name="Courier New" style:font-name-complex="Courier New"/>
    </style:style>
    <style:style style:name="P3650" style:parent-style-name="PlainText" style:family="paragraph">
      <style:text-properties style:font-name="Courier New" style:font-name-complex="Courier New"/>
    </style:style>
    <style:style style:name="P3651" style:parent-style-name="PlainText" style:family="paragraph">
      <style:text-properties style:font-name="Courier New" style:font-name-complex="Courier New"/>
    </style:style>
    <style:style style:name="P3652" style:parent-style-name="PlainText" style:family="paragraph">
      <style:text-properties style:font-name="Courier New" style:font-name-complex="Courier New"/>
    </style:style>
    <style:style style:name="P3653" style:parent-style-name="PlainText" style:family="paragraph">
      <style:text-properties style:font-name="Courier New" style:font-name-complex="Courier New"/>
    </style:style>
    <style:style style:name="P3654" style:parent-style-name="PlainText" style:family="paragraph">
      <style:text-properties style:font-name="Courier New" style:font-name-complex="Courier New"/>
    </style:style>
    <style:style style:name="P3655" style:parent-style-name="PlainText" style:family="paragraph">
      <style:text-properties style:font-name="Courier New" style:font-name-complex="Courier New"/>
    </style:style>
    <style:style style:name="P3656" style:parent-style-name="PlainText" style:family="paragraph">
      <style:text-properties style:font-name="Courier New" style:font-name-complex="Courier New"/>
    </style:style>
    <style:style style:name="P3657" style:parent-style-name="PlainText" style:family="paragraph">
      <style:text-properties style:font-name="Courier New" style:font-name-complex="Courier New"/>
    </style:style>
    <style:style style:name="P3658" style:parent-style-name="PlainText" style:family="paragraph">
      <style:text-properties style:font-name="Courier New" style:font-name-complex="Courier New"/>
    </style:style>
    <style:style style:name="P3659" style:parent-style-name="PlainText" style:family="paragraph">
      <style:text-properties style:font-name="Courier New" style:font-name-complex="Courier New"/>
    </style:style>
    <style:style style:name="P3660" style:parent-style-name="PlainText" style:family="paragraph">
      <style:text-properties style:font-name="Courier New" style:font-name-complex="Courier New"/>
    </style:style>
    <style:style style:name="P3661" style:parent-style-name="PlainText" style:family="paragraph">
      <style:text-properties style:font-name="Courier New" style:font-name-complex="Courier New"/>
    </style:style>
    <style:style style:name="P3662" style:parent-style-name="PlainText" style:family="paragraph">
      <style:text-properties style:font-name="Courier New" style:font-name-complex="Courier New"/>
    </style:style>
    <style:style style:name="P3663" style:parent-style-name="PlainText" style:family="paragraph">
      <style:text-properties style:font-name="Courier New" style:font-name-complex="Courier New"/>
    </style:style>
    <style:style style:name="P3664" style:parent-style-name="PlainText" style:family="paragraph">
      <style:text-properties style:font-name="Courier New" style:font-name-complex="Courier New"/>
    </style:style>
    <style:style style:name="P3665" style:parent-style-name="PlainText" style:family="paragraph">
      <style:text-properties style:font-name="Courier New" style:font-name-complex="Courier New"/>
    </style:style>
    <style:style style:name="P3666" style:parent-style-name="PlainText" style:family="paragraph">
      <style:text-properties style:font-name="Courier New" style:font-name-complex="Courier New"/>
    </style:style>
    <style:style style:name="P3667" style:parent-style-name="PlainText" style:family="paragraph">
      <style:text-properties style:font-name="Courier New" style:font-name-complex="Courier New"/>
    </style:style>
    <style:style style:name="P3668" style:parent-style-name="PlainText" style:family="paragraph">
      <style:text-properties style:font-name="Courier New" style:font-name-complex="Courier New"/>
    </style:style>
    <style:style style:name="P3669" style:parent-style-name="PlainText" style:family="paragraph">
      <style:text-properties style:font-name="Courier New" style:font-name-complex="Courier New"/>
    </style:style>
    <style:style style:name="P3670" style:parent-style-name="PlainText" style:family="paragraph">
      <style:text-properties style:font-name="Courier New" style:font-name-complex="Courier New"/>
    </style:style>
    <style:style style:name="P3671" style:parent-style-name="PlainText" style:family="paragraph">
      <style:text-properties style:font-name="Courier New" style:font-name-complex="Courier New"/>
    </style:style>
    <style:style style:name="P3672" style:parent-style-name="PlainText" style:family="paragraph">
      <style:text-properties style:font-name="Courier New" style:font-name-complex="Courier New"/>
    </style:style>
    <style:style style:name="P3673" style:parent-style-name="PlainText" style:family="paragraph">
      <style:text-properties style:font-name="Courier New" style:font-name-complex="Courier New"/>
    </style:style>
    <style:style style:name="P3674" style:parent-style-name="PlainText" style:family="paragraph">
      <style:text-properties style:font-name="Courier New" style:font-name-complex="Courier New"/>
    </style:style>
    <style:style style:name="P3675" style:parent-style-name="PlainText" style:family="paragraph">
      <style:text-properties style:font-name="Courier New" style:font-name-complex="Courier New"/>
    </style:style>
    <style:style style:name="P3676" style:parent-style-name="PlainText" style:family="paragraph">
      <style:text-properties style:font-name="Courier New" style:font-name-complex="Courier New"/>
    </style:style>
    <style:style style:name="P3677" style:parent-style-name="PlainText" style:family="paragraph">
      <style:text-properties style:font-name="Courier New" style:font-name-complex="Courier New"/>
    </style:style>
    <style:style style:name="P3678" style:parent-style-name="PlainText" style:family="paragraph">
      <style:text-properties style:font-name="Courier New" style:font-name-complex="Courier New"/>
    </style:style>
    <style:style style:name="P3679" style:parent-style-name="PlainText" style:family="paragraph">
      <style:text-properties style:font-name="Courier New" style:font-name-complex="Courier New"/>
    </style:style>
    <style:style style:name="P3680" style:parent-style-name="PlainText" style:family="paragraph">
      <style:text-properties style:font-name="Courier New" style:font-name-complex="Courier New"/>
    </style:style>
    <style:style style:name="P3681" style:parent-style-name="PlainText" style:family="paragraph">
      <style:text-properties style:font-name="Courier New" style:font-name-complex="Courier New"/>
    </style:style>
    <style:style style:name="P3682" style:parent-style-name="PlainText" style:family="paragraph">
      <style:text-properties style:font-name="Courier New" style:font-name-complex="Courier New"/>
    </style:style>
    <style:style style:name="P3683" style:parent-style-name="PlainText" style:family="paragraph">
      <style:text-properties style:font-name="Courier New" style:font-name-complex="Courier New"/>
    </style:style>
    <style:style style:name="P3684" style:parent-style-name="PlainText" style:family="paragraph">
      <style:text-properties style:font-name="Courier New" style:font-name-complex="Courier New"/>
    </style:style>
    <style:style style:name="P3685" style:parent-style-name="PlainText" style:family="paragraph">
      <style:text-properties style:font-name="Courier New" style:font-name-complex="Courier New"/>
    </style:style>
    <style:style style:name="P3686" style:parent-style-name="PlainText" style:family="paragraph">
      <style:text-properties style:font-name="Courier New" style:font-name-complex="Courier New"/>
    </style:style>
    <style:style style:name="P3687" style:parent-style-name="PlainText" style:family="paragraph">
      <style:text-properties style:font-name="Courier New" style:font-name-complex="Courier New"/>
    </style:style>
    <style:style style:name="P3688" style:parent-style-name="PlainText" style:family="paragraph">
      <style:text-properties style:font-name="Courier New" style:font-name-complex="Courier New"/>
    </style:style>
    <style:style style:name="P3689" style:parent-style-name="PlainText" style:family="paragraph">
      <style:text-properties style:font-name="Courier New" style:font-name-complex="Courier New"/>
    </style:style>
    <style:style style:name="P3690" style:parent-style-name="PlainText" style:family="paragraph">
      <style:text-properties style:font-name="Courier New" style:font-name-complex="Courier New"/>
    </style:style>
    <style:style style:name="P3691" style:parent-style-name="PlainText" style:family="paragraph">
      <style:text-properties style:font-name="Courier New" style:font-name-complex="Courier New"/>
    </style:style>
    <style:style style:name="P3692" style:parent-style-name="PlainText" style:family="paragraph">
      <style:text-properties style:font-name="Courier New" style:font-name-complex="Courier New"/>
    </style:style>
    <style:style style:name="P3693" style:parent-style-name="PlainText" style:family="paragraph">
      <style:text-properties style:font-name="Courier New" style:font-name-complex="Courier New"/>
    </style:style>
    <style:style style:name="P3694" style:parent-style-name="PlainText" style:family="paragraph">
      <style:text-properties style:font-name="Courier New" style:font-name-complex="Courier New"/>
    </style:style>
    <style:style style:name="P3695" style:parent-style-name="PlainText" style:family="paragraph">
      <style:text-properties style:font-name="Courier New" style:font-name-complex="Courier New"/>
    </style:style>
    <style:style style:name="P3696" style:parent-style-name="PlainText" style:family="paragraph">
      <style:text-properties style:font-name="Courier New" style:font-name-complex="Courier New"/>
    </style:style>
    <style:style style:name="P3697" style:parent-style-name="PlainText" style:family="paragraph">
      <style:text-properties style:font-name="Courier New" style:font-name-complex="Courier New"/>
    </style:style>
    <style:style style:name="P3698" style:parent-style-name="PlainText" style:family="paragraph">
      <style:text-properties style:font-name="Courier New" style:font-name-complex="Courier New"/>
    </style:style>
    <style:style style:name="P3699" style:parent-style-name="PlainText" style:family="paragraph">
      <style:text-properties style:font-name="Courier New" style:font-name-complex="Courier New"/>
    </style:style>
    <style:style style:name="P3700" style:parent-style-name="PlainText" style:family="paragraph">
      <style:text-properties style:font-name="Courier New" style:font-name-complex="Courier New"/>
    </style:style>
    <style:style style:name="P3701" style:parent-style-name="PlainText" style:family="paragraph">
      <style:text-properties style:font-name="Courier New" style:font-name-complex="Courier New"/>
    </style:style>
    <style:style style:name="P3702" style:parent-style-name="PlainText" style:family="paragraph">
      <style:text-properties style:font-name="Courier New" style:font-name-complex="Courier New"/>
    </style:style>
    <style:style style:name="P3703" style:parent-style-name="PlainText" style:family="paragraph">
      <style:text-properties style:font-name="Courier New" style:font-name-complex="Courier New"/>
    </style:style>
    <style:style style:name="P3704" style:parent-style-name="PlainText" style:family="paragraph">
      <style:text-properties style:font-name="Courier New" style:font-name-complex="Courier New"/>
    </style:style>
    <style:style style:name="P3705" style:parent-style-name="PlainText" style:family="paragraph">
      <style:text-properties style:font-name="Courier New" style:font-name-complex="Courier New"/>
    </style:style>
    <style:style style:name="P3706" style:parent-style-name="PlainText" style:family="paragraph">
      <style:text-properties style:font-name="Courier New" style:font-name-complex="Courier New"/>
    </style:style>
    <style:style style:name="P3707" style:parent-style-name="PlainText" style:family="paragraph">
      <style:text-properties style:font-name="Courier New" style:font-name-complex="Courier New"/>
    </style:style>
    <style:style style:name="P3708" style:parent-style-name="PlainText" style:family="paragraph">
      <style:text-properties style:font-name="Courier New" style:font-name-complex="Courier New"/>
    </style:style>
    <style:style style:name="P3709" style:parent-style-name="PlainText" style:family="paragraph">
      <style:text-properties style:font-name="Courier New" style:font-name-complex="Courier New"/>
    </style:style>
    <style:style style:name="P3710" style:parent-style-name="PlainText" style:family="paragraph">
      <style:text-properties style:font-name="Courier New" style:font-name-complex="Courier New"/>
    </style:style>
    <style:style style:name="P3711" style:parent-style-name="PlainText" style:family="paragraph">
      <style:text-properties style:font-name="Courier New" style:font-name-complex="Courier New"/>
    </style:style>
    <style:style style:name="P3712" style:parent-style-name="PlainText" style:family="paragraph">
      <style:text-properties style:font-name="Courier New" style:font-name-complex="Courier New"/>
    </style:style>
    <style:style style:name="P3713" style:parent-style-name="PlainText" style:family="paragraph">
      <style:text-properties style:font-name="Courier New" style:font-name-complex="Courier New"/>
    </style:style>
    <style:style style:name="P3714" style:parent-style-name="PlainText" style:family="paragraph">
      <style:text-properties style:font-name="Courier New" style:font-name-complex="Courier New"/>
    </style:style>
    <style:style style:name="P3715" style:parent-style-name="PlainText" style:family="paragraph">
      <style:text-properties style:font-name="Courier New" style:font-name-complex="Courier New"/>
    </style:style>
    <style:style style:name="P3716" style:parent-style-name="PlainText" style:family="paragraph">
      <style:text-properties style:font-name="Courier New" style:font-name-complex="Courier New"/>
    </style:style>
    <style:style style:name="P3717" style:parent-style-name="PlainText" style:family="paragraph">
      <style:text-properties style:font-name="Courier New" style:font-name-complex="Courier New"/>
    </style:style>
    <style:style style:name="P3718" style:parent-style-name="PlainText" style:family="paragraph">
      <style:text-properties style:font-name="Courier New" style:font-name-complex="Courier New"/>
    </style:style>
    <style:style style:name="P3719" style:parent-style-name="PlainText" style:family="paragraph">
      <style:text-properties style:font-name="Courier New" style:font-name-complex="Courier New"/>
    </style:style>
    <style:style style:name="P3720" style:parent-style-name="PlainText" style:family="paragraph">
      <style:text-properties style:font-name="Courier New" style:font-name-complex="Courier New"/>
    </style:style>
    <style:style style:name="P3721" style:parent-style-name="PlainText" style:family="paragraph">
      <style:text-properties style:font-name="Courier New" style:font-name-complex="Courier New"/>
    </style:style>
    <style:style style:name="P3722" style:parent-style-name="PlainText" style:family="paragraph">
      <style:text-properties style:font-name="Courier New" style:font-name-complex="Courier New"/>
    </style:style>
    <style:style style:name="P3723" style:parent-style-name="PlainText" style:family="paragraph">
      <style:text-properties style:font-name="Courier New" style:font-name-complex="Courier New"/>
    </style:style>
    <style:style style:name="P3724" style:parent-style-name="PlainText" style:family="paragraph">
      <style:text-properties style:font-name="Courier New" style:font-name-complex="Courier New"/>
    </style:style>
    <style:style style:name="P3725" style:parent-style-name="PlainText" style:family="paragraph">
      <style:text-properties style:font-name="Courier New" style:font-name-complex="Courier New"/>
    </style:style>
    <style:style style:name="P3726" style:parent-style-name="PlainText" style:family="paragraph">
      <style:text-properties style:font-name="Courier New" style:font-name-complex="Courier New"/>
    </style:style>
    <style:style style:name="P3727" style:parent-style-name="PlainText" style:family="paragraph">
      <style:text-properties style:font-name="Courier New" style:font-name-complex="Courier New"/>
    </style:style>
    <style:style style:name="P3728" style:parent-style-name="PlainText" style:family="paragraph">
      <style:text-properties style:font-name="Courier New" style:font-name-complex="Courier New"/>
    </style:style>
    <style:style style:name="P3729" style:parent-style-name="PlainText" style:family="paragraph">
      <style:text-properties style:font-name="Courier New" style:font-name-complex="Courier New"/>
    </style:style>
    <style:style style:name="P3730" style:parent-style-name="PlainText" style:family="paragraph">
      <style:text-properties style:font-name="Courier New" style:font-name-complex="Courier New"/>
    </style:style>
    <style:style style:name="P3731" style:parent-style-name="PlainText" style:family="paragraph">
      <style:text-properties style:font-name="Courier New" style:font-name-complex="Courier New"/>
    </style:style>
    <style:style style:name="P3732" style:parent-style-name="PlainText" style:family="paragraph">
      <style:text-properties style:font-name="Courier New" style:font-name-complex="Courier New"/>
    </style:style>
    <style:style style:name="P3733" style:parent-style-name="PlainText" style:family="paragraph">
      <style:text-properties style:font-name="Courier New" style:font-name-complex="Courier New"/>
    </style:style>
    <style:style style:name="P3734" style:parent-style-name="PlainText" style:family="paragraph">
      <style:text-properties style:font-name="Courier New" style:font-name-complex="Courier New"/>
    </style:style>
    <style:style style:name="P3735" style:parent-style-name="PlainText" style:family="paragraph">
      <style:text-properties style:font-name="Courier New" style:font-name-complex="Courier New"/>
    </style:style>
    <style:style style:name="P3736" style:parent-style-name="PlainText" style:family="paragraph">
      <style:text-properties style:font-name="Courier New" style:font-name-complex="Courier New"/>
    </style:style>
    <style:style style:name="P3737" style:parent-style-name="PlainText" style:family="paragraph">
      <style:text-properties style:font-name="Courier New" style:font-name-complex="Courier New"/>
    </style:style>
    <style:style style:name="P3738" style:parent-style-name="PlainText" style:family="paragraph">
      <style:text-properties style:font-name="Courier New" style:font-name-complex="Courier New"/>
    </style:style>
    <style:style style:name="P3739" style:parent-style-name="PlainText" style:family="paragraph">
      <style:text-properties style:font-name="Courier New" style:font-name-complex="Courier New"/>
    </style:style>
    <style:style style:name="P3740" style:parent-style-name="PlainText" style:family="paragraph">
      <style:text-properties style:font-name="Courier New" style:font-name-complex="Courier New"/>
    </style:style>
    <style:style style:name="P3741" style:parent-style-name="PlainText" style:family="paragraph">
      <style:text-properties style:font-name="Courier New" style:font-name-complex="Courier New"/>
    </style:style>
    <style:style style:name="P3742" style:parent-style-name="PlainText" style:family="paragraph">
      <style:text-properties style:font-name="Courier New" style:font-name-complex="Courier New"/>
    </style:style>
    <style:style style:name="P3743" style:parent-style-name="PlainText" style:family="paragraph">
      <style:text-properties style:font-name="Courier New" style:font-name-complex="Courier New"/>
    </style:style>
    <style:style style:name="P3744" style:parent-style-name="PlainText" style:family="paragraph">
      <style:text-properties style:font-name="Courier New" style:font-name-complex="Courier New"/>
    </style:style>
    <style:style style:name="P3745" style:parent-style-name="PlainText" style:family="paragraph">
      <style:text-properties style:font-name="Courier New" style:font-name-complex="Courier New"/>
    </style:style>
    <style:style style:name="P3746" style:parent-style-name="PlainText" style:family="paragraph">
      <style:text-properties style:font-name="Courier New" style:font-name-complex="Courier New"/>
    </style:style>
    <style:style style:name="P3747" style:parent-style-name="PlainText" style:family="paragraph">
      <style:text-properties style:font-name="Courier New" style:font-name-complex="Courier New"/>
    </style:style>
    <style:style style:name="P3748" style:parent-style-name="PlainText" style:family="paragraph">
      <style:text-properties style:font-name="Courier New" style:font-name-complex="Courier New"/>
    </style:style>
    <style:style style:name="P3749" style:parent-style-name="PlainText" style:family="paragraph">
      <style:text-properties style:font-name="Courier New" style:font-name-complex="Courier New"/>
    </style:style>
    <style:style style:name="P3750" style:parent-style-name="PlainText" style:family="paragraph">
      <style:text-properties style:font-name="Courier New" style:font-name-complex="Courier New"/>
    </style:style>
    <style:style style:name="P3751" style:parent-style-name="PlainText" style:family="paragraph">
      <style:text-properties style:font-name="Courier New" style:font-name-complex="Courier New"/>
    </style:style>
    <style:style style:name="P3752" style:parent-style-name="PlainText" style:family="paragraph">
      <style:text-properties style:font-name="Courier New" style:font-name-complex="Courier New"/>
    </style:style>
    <style:style style:name="P3753" style:parent-style-name="PlainText" style:family="paragraph">
      <style:text-properties style:font-name="Courier New" style:font-name-complex="Courier New"/>
    </style:style>
    <style:style style:name="P3754" style:parent-style-name="PlainText" style:family="paragraph">
      <style:text-properties style:font-name="Courier New" style:font-name-complex="Courier New"/>
    </style:style>
    <style:style style:name="P3755" style:parent-style-name="PlainText" style:family="paragraph">
      <style:text-properties style:font-name="Courier New" style:font-name-complex="Courier New"/>
    </style:style>
    <style:style style:name="P3756" style:parent-style-name="PlainText" style:family="paragraph">
      <style:text-properties style:font-name="Courier New" style:font-name-complex="Courier New"/>
    </style:style>
    <style:style style:name="P3757" style:parent-style-name="PlainText" style:family="paragraph">
      <style:text-properties style:font-name="Courier New" style:font-name-complex="Courier New"/>
    </style:style>
    <style:style style:name="P3758" style:parent-style-name="PlainText" style:family="paragraph">
      <style:text-properties style:font-name="Courier New" style:font-name-complex="Courier New"/>
    </style:style>
    <style:style style:name="P3759" style:parent-style-name="PlainText" style:family="paragraph">
      <style:text-properties style:font-name="Courier New" style:font-name-complex="Courier New"/>
    </style:style>
    <style:style style:name="P3760" style:parent-style-name="PlainText" style:family="paragraph">
      <style:text-properties style:font-name="Courier New" style:font-name-complex="Courier New"/>
    </style:style>
    <style:style style:name="P3761" style:parent-style-name="PlainText" style:family="paragraph">
      <style:text-properties style:font-name="Courier New" style:font-name-complex="Courier New"/>
    </style:style>
    <style:style style:name="P3762" style:parent-style-name="PlainText" style:family="paragraph">
      <style:text-properties style:font-name="Courier New" style:font-name-complex="Courier New"/>
    </style:style>
    <style:style style:name="P3763" style:parent-style-name="PlainText" style:family="paragraph">
      <style:text-properties style:font-name="Courier New" style:font-name-complex="Courier New"/>
    </style:style>
    <style:style style:name="P3764" style:parent-style-name="PlainText" style:family="paragraph">
      <style:text-properties style:font-name="Courier New" style:font-name-complex="Courier New"/>
    </style:style>
    <style:style style:name="P3765" style:parent-style-name="PlainText" style:family="paragraph">
      <style:text-properties style:font-name="Courier New" style:font-name-complex="Courier New"/>
    </style:style>
    <style:style style:name="P3766" style:parent-style-name="PlainText" style:family="paragraph">
      <style:text-properties style:font-name="Courier New" style:font-name-complex="Courier New"/>
    </style:style>
    <style:style style:name="P3767" style:parent-style-name="PlainText" style:family="paragraph">
      <style:text-properties style:font-name="Courier New" style:font-name-complex="Courier New"/>
    </style:style>
    <style:style style:name="P3768" style:parent-style-name="PlainText" style:family="paragraph">
      <style:text-properties style:font-name="Courier New" style:font-name-complex="Courier New"/>
    </style:style>
    <style:style style:name="P3769" style:parent-style-name="PlainText" style:family="paragraph">
      <style:text-properties style:font-name="Courier New" style:font-name-complex="Courier New"/>
    </style:style>
    <style:style style:name="P3770" style:parent-style-name="PlainText" style:family="paragraph">
      <style:text-properties style:font-name="Courier New" style:font-name-complex="Courier New"/>
    </style:style>
    <style:style style:name="P3771" style:parent-style-name="PlainText" style:family="paragraph">
      <style:text-properties style:font-name="Courier New" style:font-name-complex="Courier New"/>
    </style:style>
    <style:style style:name="P3772" style:parent-style-name="PlainText" style:family="paragraph">
      <style:text-properties style:font-name="Courier New" style:font-name-complex="Courier New"/>
    </style:style>
    <style:style style:name="P3773" style:parent-style-name="PlainText" style:family="paragraph">
      <style:text-properties style:font-name="Courier New" style:font-name-complex="Courier New"/>
    </style:style>
    <style:style style:name="P3774" style:parent-style-name="PlainText" style:family="paragraph">
      <style:text-properties style:font-name="Courier New" style:font-name-complex="Courier New"/>
    </style:style>
    <style:style style:name="P3775" style:parent-style-name="PlainText" style:family="paragraph">
      <style:text-properties style:font-name="Courier New" style:font-name-complex="Courier New"/>
    </style:style>
    <style:style style:name="P3776" style:parent-style-name="PlainText" style:family="paragraph">
      <style:text-properties style:font-name="Courier New" style:font-name-complex="Courier New"/>
    </style:style>
    <style:style style:name="P3777" style:parent-style-name="PlainText" style:family="paragraph">
      <style:text-properties style:font-name="Courier New" style:font-name-complex="Courier New"/>
    </style:style>
    <style:style style:name="P3778" style:parent-style-name="PlainText" style:family="paragraph">
      <style:text-properties style:font-name="Courier New" style:font-name-complex="Courier New"/>
    </style:style>
    <style:style style:name="P3779" style:parent-style-name="PlainText" style:family="paragraph">
      <style:text-properties style:font-name="Courier New" style:font-name-complex="Courier New"/>
    </style:style>
    <style:style style:name="P3780" style:parent-style-name="PlainText" style:family="paragraph">
      <style:text-properties style:font-name="Courier New" style:font-name-complex="Courier New"/>
    </style:style>
    <style:style style:name="P3781" style:parent-style-name="PlainText" style:family="paragraph">
      <style:text-properties style:font-name="Courier New" style:font-name-complex="Courier New"/>
    </style:style>
    <style:style style:name="P3782" style:parent-style-name="PlainText" style:family="paragraph">
      <style:text-properties style:font-name="Courier New" style:font-name-complex="Courier New"/>
    </style:style>
    <style:style style:name="P3783" style:parent-style-name="PlainText" style:family="paragraph">
      <style:text-properties style:font-name="Courier New" style:font-name-complex="Courier New"/>
    </style:style>
    <style:style style:name="P3784" style:parent-style-name="PlainText" style:family="paragraph">
      <style:text-properties style:font-name="Courier New" style:font-name-complex="Courier New"/>
    </style:style>
    <style:style style:name="P3785" style:parent-style-name="PlainText" style:family="paragraph">
      <style:text-properties style:font-name="Courier New" style:font-name-complex="Courier New"/>
    </style:style>
    <style:style style:name="P3786" style:parent-style-name="PlainText" style:family="paragraph">
      <style:text-properties style:font-name="Courier New" style:font-name-complex="Courier New"/>
    </style:style>
    <style:style style:name="P3787" style:parent-style-name="PlainText" style:family="paragraph">
      <style:text-properties style:font-name="Courier New" style:font-name-complex="Courier New"/>
    </style:style>
    <style:style style:name="P3788" style:parent-style-name="PlainText" style:family="paragraph">
      <style:text-properties style:font-name="Courier New" style:font-name-complex="Courier New"/>
    </style:style>
    <style:style style:name="P3789" style:parent-style-name="PlainText" style:family="paragraph">
      <style:text-properties style:font-name="Courier New" style:font-name-complex="Courier New"/>
    </style:style>
    <style:style style:name="P3790" style:parent-style-name="PlainText" style:family="paragraph">
      <style:text-properties style:font-name="Courier New" style:font-name-complex="Courier New"/>
    </style:style>
    <style:style style:name="P3791" style:parent-style-name="PlainText" style:family="paragraph">
      <style:text-properties style:font-name="Courier New" style:font-name-complex="Courier New"/>
    </style:style>
    <style:style style:name="P3792" style:parent-style-name="PlainText" style:family="paragraph">
      <style:text-properties style:font-name="Courier New" style:font-name-complex="Courier New"/>
    </style:style>
    <style:style style:name="P3793" style:parent-style-name="PlainText" style:family="paragraph">
      <style:text-properties style:font-name="Courier New" style:font-name-complex="Courier New"/>
    </style:style>
    <style:style style:name="P3794" style:parent-style-name="PlainText" style:family="paragraph">
      <style:text-properties style:font-name="Courier New" style:font-name-complex="Courier New"/>
    </style:style>
    <style:style style:name="P3795" style:parent-style-name="PlainText" style:family="paragraph">
      <style:text-properties style:font-name="Courier New" style:font-name-complex="Courier New"/>
    </style:style>
    <style:style style:name="P3796" style:parent-style-name="PlainText" style:family="paragraph">
      <style:text-properties style:font-name="Courier New" style:font-name-complex="Courier New"/>
    </style:style>
    <style:style style:name="P3797" style:parent-style-name="PlainText" style:family="paragraph">
      <style:text-properties style:font-name="Courier New" style:font-name-complex="Courier New"/>
    </style:style>
    <style:style style:name="P3798" style:parent-style-name="PlainText" style:family="paragraph">
      <style:text-properties style:font-name="Courier New" style:font-name-complex="Courier New"/>
    </style:style>
    <style:style style:name="P3799" style:parent-style-name="PlainText" style:family="paragraph">
      <style:text-properties style:font-name="Courier New" style:font-name-complex="Courier New"/>
    </style:style>
    <style:style style:name="P3800" style:parent-style-name="PlainText" style:family="paragraph">
      <style:text-properties style:font-name="Courier New" style:font-name-complex="Courier New"/>
    </style:style>
    <style:style style:name="P3801" style:parent-style-name="PlainText" style:family="paragraph">
      <style:text-properties style:font-name="Courier New" style:font-name-complex="Courier New"/>
    </style:style>
    <style:style style:name="P3802" style:parent-style-name="PlainText" style:family="paragraph">
      <style:text-properties style:font-name="Courier New" style:font-name-complex="Courier New"/>
    </style:style>
    <style:style style:name="P3803" style:parent-style-name="PlainText" style:family="paragraph">
      <style:text-properties style:font-name="Courier New" style:font-name-complex="Courier New"/>
    </style:style>
    <style:style style:name="P3804" style:parent-style-name="PlainText" style:family="paragraph">
      <style:text-properties style:font-name="Courier New" style:font-name-complex="Courier New"/>
    </style:style>
    <style:style style:name="P3805" style:parent-style-name="PlainText" style:family="paragraph">
      <style:text-properties style:font-name="Courier New" style:font-name-complex="Courier New"/>
    </style:style>
    <style:style style:name="P3806" style:parent-style-name="PlainText" style:family="paragraph">
      <style:text-properties style:font-name="Courier New" style:font-name-complex="Courier New"/>
    </style:style>
    <style:style style:name="P3807" style:parent-style-name="PlainText" style:family="paragraph">
      <style:text-properties style:font-name="Courier New" style:font-name-complex="Courier New"/>
    </style:style>
    <style:style style:name="P3808" style:parent-style-name="PlainText" style:family="paragraph">
      <style:text-properties style:font-name="Courier New" style:font-name-complex="Courier New"/>
    </style:style>
    <style:style style:name="P3809" style:parent-style-name="PlainText" style:family="paragraph">
      <style:text-properties style:font-name="Courier New" style:font-name-complex="Courier New"/>
    </style:style>
    <style:style style:name="P3810" style:parent-style-name="PlainText" style:family="paragraph">
      <style:text-properties style:font-name="Courier New" style:font-name-complex="Courier New"/>
    </style:style>
    <style:style style:name="P3811" style:parent-style-name="PlainText" style:family="paragraph">
      <style:text-properties style:font-name="Courier New" style:font-name-complex="Courier New"/>
    </style:style>
    <style:style style:name="P3812" style:parent-style-name="PlainText" style:family="paragraph">
      <style:text-properties style:font-name="Courier New" style:font-name-complex="Courier New"/>
    </style:style>
    <style:style style:name="P3813" style:parent-style-name="PlainText" style:family="paragraph">
      <style:text-properties style:font-name="Courier New" style:font-name-complex="Courier New"/>
    </style:style>
    <style:style style:name="P3814" style:parent-style-name="PlainText" style:family="paragraph">
      <style:text-properties style:font-name="Courier New" style:font-name-complex="Courier New"/>
    </style:style>
    <style:style style:name="P3815" style:parent-style-name="PlainText" style:family="paragraph">
      <style:text-properties style:font-name="Courier New" style:font-name-complex="Courier New"/>
    </style:style>
    <style:style style:name="P3816" style:parent-style-name="PlainText" style:family="paragraph">
      <style:text-properties style:font-name="Courier New" style:font-name-complex="Courier New"/>
    </style:style>
    <style:style style:name="P3817" style:parent-style-name="PlainText" style:family="paragraph">
      <style:text-properties style:font-name="Courier New" style:font-name-complex="Courier New"/>
    </style:style>
    <style:style style:name="P3818" style:parent-style-name="PlainText" style:family="paragraph">
      <style:text-properties style:font-name="Courier New" style:font-name-complex="Courier New"/>
    </style:style>
    <style:style style:name="P3819" style:parent-style-name="PlainText" style:family="paragraph">
      <style:text-properties style:font-name="Courier New" style:font-name-complex="Courier New"/>
    </style:style>
    <style:style style:name="P3820" style:parent-style-name="PlainText" style:family="paragraph">
      <style:text-properties style:font-name="Courier New" style:font-name-complex="Courier New"/>
    </style:style>
    <style:style style:name="P3821" style:parent-style-name="PlainText" style:family="paragraph">
      <style:text-properties style:font-name="Courier New" style:font-name-complex="Courier New"/>
    </style:style>
    <style:style style:name="P3822" style:parent-style-name="PlainText" style:family="paragraph">
      <style:text-properties style:font-name="Courier New" style:font-name-complex="Courier New"/>
    </style:style>
    <style:style style:name="P3823" style:parent-style-name="PlainText" style:family="paragraph">
      <style:text-properties style:font-name="Courier New" style:font-name-complex="Courier New"/>
    </style:style>
    <style:style style:name="P3824" style:parent-style-name="PlainText" style:family="paragraph">
      <style:text-properties style:font-name="Courier New" style:font-name-complex="Courier New"/>
    </style:style>
    <style:style style:name="P3825" style:parent-style-name="PlainText" style:family="paragraph">
      <style:text-properties style:font-name="Courier New" style:font-name-complex="Courier New"/>
    </style:style>
    <style:style style:name="P3826" style:parent-style-name="PlainText" style:family="paragraph">
      <style:text-properties style:font-name="Courier New" style:font-name-complex="Courier New"/>
    </style:style>
    <style:style style:name="P3827" style:parent-style-name="PlainText" style:family="paragraph">
      <style:text-properties style:font-name="Courier New" style:font-name-complex="Courier New"/>
    </style:style>
    <style:style style:name="P3828" style:parent-style-name="PlainText" style:family="paragraph">
      <style:text-properties style:font-name="Courier New" style:font-name-complex="Courier New"/>
    </style:style>
    <style:style style:name="P3829" style:parent-style-name="PlainText" style:family="paragraph">
      <style:text-properties style:font-name="Courier New" style:font-name-complex="Courier New"/>
    </style:style>
    <style:style style:name="P3830" style:parent-style-name="PlainText" style:family="paragraph">
      <style:text-properties style:font-name="Courier New" style:font-name-complex="Courier New"/>
    </style:style>
    <style:style style:name="P3831" style:parent-style-name="PlainText" style:family="paragraph">
      <style:text-properties style:font-name="Courier New" style:font-name-complex="Courier New"/>
    </style:style>
    <style:style style:name="P3832" style:parent-style-name="PlainText" style:family="paragraph">
      <style:text-properties style:font-name="Courier New" style:font-name-complex="Courier New"/>
    </style:style>
    <style:style style:name="P3833" style:parent-style-name="PlainText" style:family="paragraph">
      <style:text-properties style:font-name="Courier New" style:font-name-complex="Courier New"/>
    </style:style>
    <style:style style:name="P3834" style:parent-style-name="PlainText" style:family="paragraph">
      <style:text-properties style:font-name="Courier New" style:font-name-complex="Courier New"/>
    </style:style>
    <style:style style:name="P3835" style:parent-style-name="PlainText" style:family="paragraph">
      <style:text-properties style:font-name="Courier New" style:font-name-complex="Courier New"/>
    </style:style>
    <style:style style:name="P3836" style:parent-style-name="PlainText" style:family="paragraph">
      <style:text-properties style:font-name="Courier New" style:font-name-complex="Courier New"/>
    </style:style>
    <style:style style:name="P3837" style:parent-style-name="PlainText" style:family="paragraph">
      <style:text-properties style:font-name="Courier New" style:font-name-complex="Courier New"/>
    </style:style>
    <style:style style:name="P3838" style:parent-style-name="PlainText" style:family="paragraph">
      <style:text-properties style:font-name="Courier New" style:font-name-complex="Courier New"/>
    </style:style>
    <style:style style:name="P3839" style:parent-style-name="PlainText" style:family="paragraph">
      <style:text-properties style:font-name="Courier New" style:font-name-complex="Courier New"/>
    </style:style>
    <style:style style:name="P3840" style:parent-style-name="PlainText" style:family="paragraph">
      <style:text-properties style:font-name="Courier New" style:font-name-complex="Courier New"/>
    </style:style>
    <style:style style:name="P3841" style:parent-style-name="PlainText" style:family="paragraph">
      <style:text-properties style:font-name="Courier New" style:font-name-complex="Courier New"/>
    </style:style>
    <style:style style:name="P3842" style:parent-style-name="PlainText" style:family="paragraph">
      <style:text-properties style:font-name="Courier New" style:font-name-complex="Courier New"/>
    </style:style>
    <style:style style:name="P3843" style:parent-style-name="PlainText" style:family="paragraph">
      <style:text-properties style:font-name="Courier New" style:font-name-complex="Courier New"/>
    </style:style>
    <style:style style:name="P3844" style:parent-style-name="PlainText" style:family="paragraph">
      <style:text-properties style:font-name="Courier New" style:font-name-complex="Courier New"/>
    </style:style>
    <style:style style:name="P3845" style:parent-style-name="PlainText" style:family="paragraph">
      <style:text-properties style:font-name="Courier New" style:font-name-complex="Courier New"/>
    </style:style>
    <style:style style:name="P3846" style:parent-style-name="PlainText" style:family="paragraph">
      <style:text-properties style:font-name="Courier New" style:font-name-complex="Courier New"/>
    </style:style>
    <style:style style:name="P3847" style:parent-style-name="PlainText" style:family="paragraph">
      <style:text-properties style:font-name="Courier New" style:font-name-complex="Courier New"/>
    </style:style>
    <style:style style:name="P3848" style:parent-style-name="PlainText" style:family="paragraph">
      <style:text-properties style:font-name="Courier New" style:font-name-complex="Courier New"/>
    </style:style>
    <style:style style:name="P3849" style:parent-style-name="PlainText" style:family="paragraph">
      <style:text-properties style:font-name="Courier New" style:font-name-complex="Courier New"/>
    </style:style>
    <style:style style:name="P3850" style:parent-style-name="PlainText" style:family="paragraph">
      <style:text-properties style:font-name="Courier New" style:font-name-complex="Courier New"/>
    </style:style>
    <style:style style:name="P3851" style:parent-style-name="PlainText" style:family="paragraph">
      <style:text-properties style:font-name="Courier New" style:font-name-complex="Courier New"/>
    </style:style>
    <style:style style:name="P3852" style:parent-style-name="PlainText" style:family="paragraph">
      <style:text-properties style:font-name="Courier New" style:font-name-complex="Courier New"/>
    </style:style>
    <style:style style:name="P3853" style:parent-style-name="PlainText" style:family="paragraph">
      <style:text-properties style:font-name="Courier New" style:font-name-complex="Courier New"/>
    </style:style>
    <style:style style:name="P3854" style:parent-style-name="PlainText" style:family="paragraph">
      <style:text-properties style:font-name="Courier New" style:font-name-complex="Courier New"/>
    </style:style>
    <style:style style:name="P3855" style:parent-style-name="PlainText" style:family="paragraph">
      <style:text-properties style:font-name="Courier New" style:font-name-complex="Courier New"/>
    </style:style>
    <style:style style:name="P3856" style:parent-style-name="PlainText" style:family="paragraph">
      <style:text-properties style:font-name="Courier New" style:font-name-complex="Courier New"/>
    </style:style>
    <style:style style:name="P3857" style:parent-style-name="PlainText" style:family="paragraph">
      <style:text-properties style:font-name="Courier New" style:font-name-complex="Courier New"/>
    </style:style>
    <style:style style:name="P3858" style:parent-style-name="PlainText" style:family="paragraph">
      <style:text-properties style:font-name="Courier New" style:font-name-complex="Courier New"/>
    </style:style>
    <style:style style:name="P3859" style:parent-style-name="PlainText" style:family="paragraph">
      <style:text-properties style:font-name="Courier New" style:font-name-complex="Courier New"/>
    </style:style>
    <style:style style:name="P3860" style:parent-style-name="PlainText" style:family="paragraph">
      <style:text-properties style:font-name="Courier New" style:font-name-complex="Courier New"/>
    </style:style>
    <style:style style:name="P3861" style:parent-style-name="PlainText" style:family="paragraph">
      <style:text-properties style:font-name="Courier New" style:font-name-complex="Courier New"/>
    </style:style>
    <style:style style:name="P3862" style:parent-style-name="PlainText" style:family="paragraph">
      <style:text-properties style:font-name="Courier New" style:font-name-complex="Courier New"/>
    </style:style>
    <style:style style:name="P3863" style:parent-style-name="PlainText" style:family="paragraph">
      <style:text-properties style:font-name="Courier New" style:font-name-complex="Courier New"/>
    </style:style>
    <style:style style:name="P3864" style:parent-style-name="PlainText" style:family="paragraph">
      <style:text-properties style:font-name="Courier New" style:font-name-complex="Courier New"/>
    </style:style>
    <style:style style:name="P3865" style:parent-style-name="PlainText" style:family="paragraph">
      <style:text-properties style:font-name="Courier New" style:font-name-complex="Courier New"/>
    </style:style>
    <style:style style:name="P3866" style:parent-style-name="PlainText" style:family="paragraph">
      <style:text-properties style:font-name="Courier New" style:font-name-complex="Courier New"/>
    </style:style>
    <style:style style:name="P3867" style:parent-style-name="PlainText" style:family="paragraph">
      <style:text-properties style:font-name="Courier New" style:font-name-complex="Courier New"/>
    </style:style>
    <style:style style:name="P3868" style:parent-style-name="PlainText" style:family="paragraph">
      <style:text-properties style:font-name="Courier New" style:font-name-complex="Courier New"/>
    </style:style>
    <style:style style:name="P3869" style:parent-style-name="PlainText" style:family="paragraph">
      <style:text-properties style:font-name="Courier New" style:font-name-complex="Courier New"/>
    </style:style>
    <style:style style:name="P3870" style:parent-style-name="PlainText" style:family="paragraph">
      <style:text-properties style:font-name="Courier New" style:font-name-complex="Courier New"/>
    </style:style>
    <style:style style:name="P3871" style:parent-style-name="PlainText" style:family="paragraph">
      <style:text-properties style:font-name="Courier New" style:font-name-complex="Courier New"/>
    </style:style>
    <style:style style:name="P3872" style:parent-style-name="PlainText" style:family="paragraph">
      <style:text-properties style:font-name="Courier New" style:font-name-complex="Courier New"/>
    </style:style>
    <style:style style:name="P3873" style:parent-style-name="PlainText" style:family="paragraph">
      <style:text-properties style:font-name="Courier New" style:font-name-complex="Courier New"/>
    </style:style>
    <style:style style:name="P3874" style:parent-style-name="PlainText" style:family="paragraph">
      <style:text-properties style:font-name="Courier New" style:font-name-complex="Courier New"/>
    </style:style>
    <style:style style:name="P3875" style:parent-style-name="PlainText" style:family="paragraph">
      <style:text-properties style:font-name="Courier New" style:font-name-complex="Courier New"/>
    </style:style>
    <style:style style:name="P3876" style:parent-style-name="PlainText" style:family="paragraph">
      <style:text-properties style:font-name="Courier New" style:font-name-complex="Courier New"/>
    </style:style>
    <style:style style:name="P3877" style:parent-style-name="PlainText" style:family="paragraph">
      <style:text-properties style:font-name="Courier New" style:font-name-complex="Courier New"/>
    </style:style>
    <style:style style:name="P3878" style:parent-style-name="PlainText" style:family="paragraph">
      <style:text-properties style:font-name="Courier New" style:font-name-complex="Courier New"/>
    </style:style>
    <style:style style:name="P3879" style:parent-style-name="PlainText" style:family="paragraph">
      <style:text-properties style:font-name="Courier New" style:font-name-complex="Courier New"/>
    </style:style>
    <style:style style:name="P3880" style:parent-style-name="PlainText" style:family="paragraph">
      <style:text-properties style:font-name="Courier New" style:font-name-complex="Courier New"/>
    </style:style>
    <style:style style:name="P3881" style:parent-style-name="PlainText" style:family="paragraph">
      <style:text-properties style:font-name="Courier New" style:font-name-complex="Courier New"/>
    </style:style>
    <style:style style:name="P3882" style:parent-style-name="PlainText" style:family="paragraph">
      <style:text-properties style:font-name="Courier New" style:font-name-complex="Courier New"/>
    </style:style>
    <style:style style:name="P3883" style:parent-style-name="PlainText" style:family="paragraph">
      <style:text-properties style:font-name="Courier New" style:font-name-complex="Courier New"/>
    </style:style>
    <style:style style:name="P3884" style:parent-style-name="PlainText" style:family="paragraph">
      <style:text-properties style:font-name="Courier New" style:font-name-complex="Courier New"/>
    </style:style>
    <style:style style:name="P3885" style:parent-style-name="PlainText" style:family="paragraph">
      <style:text-properties style:font-name="Courier New" style:font-name-complex="Courier New"/>
    </style:style>
    <style:style style:name="P3886" style:parent-style-name="PlainText" style:family="paragraph">
      <style:text-properties style:font-name="Courier New" style:font-name-complex="Courier New"/>
    </style:style>
    <style:style style:name="P3887" style:parent-style-name="PlainText" style:family="paragraph">
      <style:text-properties style:font-name="Courier New" style:font-name-complex="Courier New"/>
    </style:style>
    <style:style style:name="P3888" style:parent-style-name="PlainText" style:family="paragraph">
      <style:text-properties style:font-name="Courier New" style:font-name-complex="Courier New"/>
    </style:style>
    <style:style style:name="P3889" style:parent-style-name="PlainText" style:family="paragraph">
      <style:text-properties style:font-name="Courier New" style:font-name-complex="Courier New"/>
    </style:style>
    <style:style style:name="P3890" style:parent-style-name="PlainText" style:family="paragraph">
      <style:text-properties style:font-name="Courier New" style:font-name-complex="Courier New"/>
    </style:style>
    <style:style style:name="P3891" style:parent-style-name="PlainText" style:family="paragraph">
      <style:text-properties style:font-name="Courier New" style:font-name-complex="Courier New"/>
    </style:style>
    <style:style style:name="P3892" style:parent-style-name="PlainText" style:family="paragraph">
      <style:text-properties style:font-name="Courier New" style:font-name-complex="Courier New"/>
    </style:style>
    <style:style style:name="P3893" style:parent-style-name="PlainText" style:family="paragraph">
      <style:text-properties style:font-name="Courier New" style:font-name-complex="Courier New"/>
    </style:style>
    <style:style style:name="P3894" style:parent-style-name="PlainText" style:family="paragraph">
      <style:text-properties style:font-name="Courier New" style:font-name-complex="Courier New"/>
    </style:style>
    <style:style style:name="P3895" style:parent-style-name="PlainText" style:family="paragraph">
      <style:text-properties style:font-name="Courier New" style:font-name-complex="Courier New"/>
    </style:style>
    <style:style style:name="P3896" style:parent-style-name="PlainText" style:family="paragraph">
      <style:text-properties style:font-name="Courier New" style:font-name-complex="Courier New"/>
    </style:style>
    <style:style style:name="P3897" style:parent-style-name="PlainText" style:family="paragraph">
      <style:text-properties style:font-name="Courier New" style:font-name-complex="Courier New"/>
    </style:style>
    <style:style style:name="P3898" style:parent-style-name="PlainText" style:family="paragraph">
      <style:text-properties style:font-name="Courier New" style:font-name-complex="Courier New"/>
    </style:style>
    <style:style style:name="P3899" style:parent-style-name="PlainText" style:family="paragraph">
      <style:text-properties style:font-name="Courier New" style:font-name-complex="Courier New"/>
    </style:style>
    <style:style style:name="P3900" style:parent-style-name="PlainText" style:family="paragraph">
      <style:text-properties style:font-name="Courier New" style:font-name-complex="Courier New"/>
    </style:style>
    <style:style style:name="P3901" style:parent-style-name="PlainText" style:family="paragraph">
      <style:text-properties style:font-name="Courier New" style:font-name-complex="Courier New"/>
    </style:style>
    <style:style style:name="P3902" style:parent-style-name="PlainText" style:family="paragraph">
      <style:text-properties style:font-name="Courier New" style:font-name-complex="Courier New"/>
    </style:style>
    <style:style style:name="P3903" style:parent-style-name="PlainText" style:family="paragraph">
      <style:text-properties style:font-name="Courier New" style:font-name-complex="Courier New"/>
    </style:style>
    <style:style style:name="P3904" style:parent-style-name="PlainText" style:family="paragraph">
      <style:text-properties style:font-name="Courier New" style:font-name-complex="Courier New"/>
    </style:style>
    <style:style style:name="P3905" style:parent-style-name="PlainText" style:family="paragraph">
      <style:text-properties style:font-name="Courier New" style:font-name-complex="Courier New"/>
    </style:style>
    <style:style style:name="P3906" style:parent-style-name="PlainText" style:family="paragraph">
      <style:text-properties style:font-name="Courier New" style:font-name-complex="Courier New"/>
    </style:style>
    <style:style style:name="P3907" style:parent-style-name="PlainText" style:family="paragraph">
      <style:text-properties style:font-name="Courier New" style:font-name-complex="Courier New"/>
    </style:style>
    <style:style style:name="P3908" style:parent-style-name="PlainText" style:family="paragraph">
      <style:text-properties style:font-name="Courier New" style:font-name-complex="Courier New"/>
    </style:style>
    <style:style style:name="P3909" style:parent-style-name="PlainText" style:family="paragraph">
      <style:text-properties style:font-name="Courier New" style:font-name-complex="Courier New"/>
    </style:style>
    <style:style style:name="P3910" style:parent-style-name="PlainText" style:family="paragraph">
      <style:text-properties style:font-name="Courier New" style:font-name-complex="Courier New"/>
    </style:style>
    <style:style style:name="P3911" style:parent-style-name="PlainText" style:family="paragraph">
      <style:text-properties style:font-name="Courier New" style:font-name-complex="Courier New"/>
    </style:style>
    <style:style style:name="P3912" style:parent-style-name="PlainText" style:family="paragraph">
      <style:text-properties style:font-name="Courier New" style:font-name-complex="Courier New"/>
    </style:style>
    <style:style style:name="P3913" style:parent-style-name="PlainText" style:family="paragraph">
      <style:text-properties style:font-name="Courier New" style:font-name-complex="Courier New"/>
    </style:style>
    <style:style style:name="P3914" style:parent-style-name="PlainText" style:family="paragraph">
      <style:text-properties style:font-name="Courier New" style:font-name-complex="Courier New"/>
    </style:style>
    <style:style style:name="P3915" style:parent-style-name="PlainText" style:family="paragraph">
      <style:text-properties style:font-name="Courier New" style:font-name-complex="Courier New"/>
    </style:style>
    <style:style style:name="P3916" style:parent-style-name="PlainText" style:family="paragraph">
      <style:text-properties style:font-name="Courier New" style:font-name-complex="Courier New"/>
    </style:style>
    <style:style style:name="P3917" style:parent-style-name="PlainText" style:family="paragraph">
      <style:text-properties style:font-name="Courier New" style:font-name-complex="Courier New"/>
    </style:style>
    <style:style style:name="P3918" style:parent-style-name="PlainText" style:family="paragraph">
      <style:text-properties style:font-name="Courier New" style:font-name-complex="Courier New"/>
    </style:style>
    <style:style style:name="P3919" style:parent-style-name="PlainText" style:family="paragraph">
      <style:text-properties style:font-name="Courier New" style:font-name-complex="Courier New"/>
    </style:style>
    <style:style style:name="P3920" style:parent-style-name="PlainText" style:family="paragraph">
      <style:text-properties style:font-name="Courier New" style:font-name-complex="Courier New"/>
    </style:style>
    <style:style style:name="P3921" style:parent-style-name="PlainText" style:family="paragraph">
      <style:text-properties style:font-name="Courier New" style:font-name-complex="Courier New"/>
    </style:style>
    <style:style style:name="P3922" style:parent-style-name="PlainText" style:family="paragraph">
      <style:text-properties style:font-name="Courier New" style:font-name-complex="Courier New"/>
    </style:style>
    <style:style style:name="P3923" style:parent-style-name="PlainText" style:family="paragraph">
      <style:text-properties style:font-name="Courier New" style:font-name-complex="Courier New"/>
    </style:style>
    <style:style style:name="P3924" style:parent-style-name="PlainText" style:family="paragraph">
      <style:text-properties style:font-name="Courier New" style:font-name-complex="Courier New"/>
    </style:style>
    <style:style style:name="P3925" style:parent-style-name="PlainText" style:family="paragraph">
      <style:text-properties style:font-name="Courier New" style:font-name-complex="Courier New"/>
    </style:style>
    <style:style style:name="P3926" style:parent-style-name="PlainText" style:family="paragraph">
      <style:text-properties style:font-name="Courier New" style:font-name-complex="Courier New"/>
    </style:style>
    <style:style style:name="P3927" style:parent-style-name="PlainText" style:family="paragraph">
      <style:text-properties style:font-name="Courier New" style:font-name-complex="Courier New"/>
    </style:style>
    <style:style style:name="P3928" style:parent-style-name="PlainText" style:family="paragraph">
      <style:text-properties style:font-name="Courier New" style:font-name-complex="Courier New"/>
    </style:style>
    <style:style style:name="P3929" style:parent-style-name="PlainText" style:family="paragraph">
      <style:text-properties style:font-name="Courier New" style:font-name-complex="Courier New"/>
    </style:style>
    <style:style style:name="P3930" style:parent-style-name="PlainText" style:family="paragraph">
      <style:text-properties style:font-name="Courier New" style:font-name-complex="Courier New"/>
    </style:style>
    <style:style style:name="P3931" style:parent-style-name="PlainText" style:family="paragraph">
      <style:text-properties style:font-name="Courier New" style:font-name-complex="Courier New"/>
    </style:style>
    <style:style style:name="P3932" style:parent-style-name="PlainText" style:family="paragraph">
      <style:text-properties style:font-name="Courier New" style:font-name-complex="Courier New"/>
    </style:style>
    <style:style style:name="P3933" style:parent-style-name="PlainText" style:family="paragraph">
      <style:text-properties style:font-name="Courier New" style:font-name-complex="Courier New"/>
    </style:style>
    <style:style style:name="P3934" style:parent-style-name="PlainText" style:family="paragraph">
      <style:text-properties style:font-name="Courier New" style:font-name-complex="Courier New"/>
    </style:style>
    <style:style style:name="P3935" style:parent-style-name="PlainText" style:family="paragraph">
      <style:text-properties style:font-name="Courier New" style:font-name-complex="Courier New"/>
    </style:style>
    <style:style style:name="P3936" style:parent-style-name="PlainText" style:family="paragraph">
      <style:text-properties style:font-name="Courier New" style:font-name-complex="Courier New"/>
    </style:style>
    <style:style style:name="P3937" style:parent-style-name="PlainText" style:family="paragraph">
      <style:text-properties style:font-name="Courier New" style:font-name-complex="Courier New"/>
    </style:style>
    <style:style style:name="P3938" style:parent-style-name="PlainText" style:family="paragraph">
      <style:text-properties style:font-name="Courier New" style:font-name-complex="Courier New"/>
    </style:style>
    <style:style style:name="P3939" style:parent-style-name="PlainText" style:family="paragraph">
      <style:text-properties style:font-name="Courier New" style:font-name-complex="Courier New"/>
    </style:style>
    <style:style style:name="P3940" style:parent-style-name="PlainText" style:family="paragraph">
      <style:text-properties style:font-name="Courier New" style:font-name-complex="Courier New"/>
    </style:style>
    <style:style style:name="P3941" style:parent-style-name="PlainText" style:family="paragraph">
      <style:text-properties style:font-name="Courier New" style:font-name-complex="Courier New"/>
    </style:style>
    <style:style style:name="P3942" style:parent-style-name="PlainText" style:family="paragraph">
      <style:text-properties style:font-name="Courier New" style:font-name-complex="Courier New"/>
    </style:style>
    <style:style style:name="P3943" style:parent-style-name="PlainText" style:family="paragraph">
      <style:text-properties style:font-name="Courier New" style:font-name-complex="Courier New"/>
    </style:style>
    <style:style style:name="P3944" style:parent-style-name="PlainText" style:family="paragraph">
      <style:text-properties style:font-name="Courier New" style:font-name-complex="Courier New"/>
    </style:style>
    <style:style style:name="P3945" style:parent-style-name="PlainText" style:family="paragraph">
      <style:text-properties style:font-name="Courier New" style:font-name-complex="Courier New"/>
    </style:style>
    <style:style style:name="P3946" style:parent-style-name="PlainText" style:family="paragraph">
      <style:text-properties style:font-name="Courier New" style:font-name-complex="Courier New"/>
    </style:style>
    <style:style style:name="P3947" style:parent-style-name="PlainText" style:family="paragraph">
      <style:text-properties style:font-name="Courier New" style:font-name-complex="Courier New"/>
    </style:style>
    <style:style style:name="P3948" style:parent-style-name="PlainText" style:family="paragraph">
      <style:text-properties style:font-name="Courier New" style:font-name-complex="Courier New"/>
    </style:style>
    <style:style style:name="P3949" style:parent-style-name="PlainText" style:family="paragraph">
      <style:text-properties style:font-name="Courier New" style:font-name-complex="Courier New"/>
    </style:style>
    <style:style style:name="P3950" style:parent-style-name="PlainText" style:family="paragraph">
      <style:text-properties style:font-name="Courier New" style:font-name-complex="Courier New"/>
    </style:style>
    <style:style style:name="P3951" style:parent-style-name="PlainText" style:family="paragraph">
      <style:text-properties style:font-name="Courier New" style:font-name-complex="Courier New"/>
    </style:style>
    <style:style style:name="P3952" style:parent-style-name="PlainText" style:family="paragraph">
      <style:text-properties style:font-name="Courier New" style:font-name-complex="Courier New"/>
    </style:style>
    <style:style style:name="P3953" style:parent-style-name="PlainText" style:family="paragraph">
      <style:text-properties style:font-name="Courier New" style:font-name-complex="Courier New"/>
    </style:style>
    <style:style style:name="P3954" style:parent-style-name="PlainText" style:family="paragraph">
      <style:text-properties style:font-name="Courier New" style:font-name-complex="Courier New"/>
    </style:style>
    <style:style style:name="P3955" style:parent-style-name="PlainText" style:family="paragraph">
      <style:text-properties style:font-name="Courier New" style:font-name-complex="Courier New"/>
    </style:style>
    <style:style style:name="P3956" style:parent-style-name="PlainText" style:family="paragraph">
      <style:text-properties style:font-name="Courier New" style:font-name-complex="Courier New"/>
    </style:style>
    <style:style style:name="P3957" style:parent-style-name="PlainText" style:family="paragraph">
      <style:text-properties style:font-name="Courier New" style:font-name-complex="Courier New"/>
    </style:style>
    <style:style style:name="P3958" style:parent-style-name="PlainText" style:family="paragraph">
      <style:text-properties style:font-name="Courier New" style:font-name-complex="Courier New"/>
    </style:style>
    <style:style style:name="P3959" style:parent-style-name="PlainText" style:family="paragraph">
      <style:text-properties style:font-name="Courier New" style:font-name-complex="Courier New"/>
    </style:style>
    <style:style style:name="P3960" style:parent-style-name="PlainText" style:family="paragraph">
      <style:text-properties style:font-name="Courier New" style:font-name-complex="Courier New"/>
    </style:style>
    <style:style style:name="P3961" style:parent-style-name="PlainText" style:family="paragraph">
      <style:text-properties style:font-name="Courier New" style:font-name-complex="Courier New"/>
    </style:style>
    <style:style style:name="P3962" style:parent-style-name="PlainText" style:family="paragraph">
      <style:text-properties style:font-name="Courier New" style:font-name-complex="Courier New"/>
    </style:style>
    <style:style style:name="P3963" style:parent-style-name="PlainText" style:family="paragraph">
      <style:text-properties style:font-name="Courier New" style:font-name-complex="Courier New"/>
    </style:style>
    <style:style style:name="P3964" style:parent-style-name="PlainText" style:family="paragraph">
      <style:text-properties style:font-name="Courier New" style:font-name-complex="Courier New"/>
    </style:style>
    <style:style style:name="P3965" style:parent-style-name="PlainText" style:family="paragraph">
      <style:text-properties style:font-name="Courier New" style:font-name-complex="Courier New"/>
    </style:style>
    <style:style style:name="P3966" style:parent-style-name="PlainText" style:family="paragraph">
      <style:text-properties style:font-name="Courier New" style:font-name-complex="Courier New"/>
    </style:style>
    <style:style style:name="P3967" style:parent-style-name="PlainText" style:family="paragraph">
      <style:text-properties style:font-name="Courier New" style:font-name-complex="Courier New"/>
    </style:style>
    <style:style style:name="P3968" style:parent-style-name="PlainText" style:family="paragraph">
      <style:text-properties style:font-name="Courier New" style:font-name-complex="Courier New"/>
    </style:style>
    <style:style style:name="P3969" style:parent-style-name="PlainText" style:family="paragraph">
      <style:text-properties style:font-name="Courier New" style:font-name-complex="Courier New"/>
    </style:style>
    <style:style style:name="P3970" style:parent-style-name="PlainText" style:family="paragraph">
      <style:text-properties style:font-name="Courier New" style:font-name-complex="Courier New"/>
    </style:style>
    <style:style style:name="P3971" style:parent-style-name="PlainText" style:family="paragraph">
      <style:text-properties style:font-name="Courier New" style:font-name-complex="Courier New"/>
    </style:style>
    <style:style style:name="P3972" style:parent-style-name="PlainText" style:family="paragraph">
      <style:text-properties style:font-name="Courier New" style:font-name-complex="Courier New"/>
    </style:style>
    <style:style style:name="P3973" style:parent-style-name="PlainText" style:family="paragraph">
      <style:text-properties style:font-name="Courier New" style:font-name-complex="Courier New"/>
    </style:style>
    <style:style style:name="P3974" style:parent-style-name="PlainText" style:family="paragraph">
      <style:text-properties style:font-name="Courier New" style:font-name-complex="Courier New"/>
    </style:style>
    <style:style style:name="P3975" style:parent-style-name="PlainText" style:family="paragraph">
      <style:text-properties style:font-name="Courier New" style:font-name-complex="Courier New"/>
    </style:style>
    <style:style style:name="P3976" style:parent-style-name="PlainText" style:family="paragraph">
      <style:text-properties style:font-name="Courier New" style:font-name-complex="Courier New"/>
    </style:style>
    <style:style style:name="P3977" style:parent-style-name="PlainText" style:family="paragraph">
      <style:text-properties style:font-name="Courier New" style:font-name-complex="Courier New"/>
    </style:style>
    <style:style style:name="P3978" style:parent-style-name="PlainText" style:family="paragraph">
      <style:text-properties style:font-name="Courier New" style:font-name-complex="Courier New"/>
    </style:style>
    <style:style style:name="P3979" style:parent-style-name="PlainText" style:family="paragraph">
      <style:text-properties style:font-name="Courier New" style:font-name-complex="Courier New"/>
    </style:style>
    <style:style style:name="P3980" style:parent-style-name="PlainText" style:family="paragraph">
      <style:text-properties style:font-name="Courier New" style:font-name-complex="Courier New"/>
    </style:style>
    <style:style style:name="P3981" style:parent-style-name="PlainText" style:family="paragraph">
      <style:text-properties style:font-name="Courier New" style:font-name-complex="Courier New"/>
    </style:style>
    <style:style style:name="P3982" style:parent-style-name="PlainText" style:family="paragraph">
      <style:text-properties style:font-name="Courier New" style:font-name-complex="Courier New"/>
    </style:style>
    <style:style style:name="P3983" style:parent-style-name="PlainText" style:family="paragraph">
      <style:text-properties style:font-name="Courier New" style:font-name-complex="Courier New"/>
    </style:style>
    <style:style style:name="P3984" style:parent-style-name="PlainText" style:family="paragraph">
      <style:text-properties style:font-name="Courier New" style:font-name-complex="Courier New"/>
    </style:style>
    <style:style style:name="P3985" style:parent-style-name="PlainText" style:family="paragraph">
      <style:text-properties style:font-name="Courier New" style:font-name-complex="Courier New"/>
    </style:style>
    <style:style style:name="P3986" style:parent-style-name="PlainText" style:family="paragraph">
      <style:text-properties style:font-name="Courier New" style:font-name-complex="Courier New"/>
    </style:style>
    <style:style style:name="P3987" style:parent-style-name="PlainText" style:family="paragraph">
      <style:text-properties style:font-name="Courier New" style:font-name-complex="Courier New"/>
    </style:style>
    <style:style style:name="P3988" style:parent-style-name="PlainText" style:family="paragraph">
      <style:text-properties style:font-name="Courier New" style:font-name-complex="Courier New"/>
    </style:style>
    <style:style style:name="P3989" style:parent-style-name="PlainText" style:family="paragraph">
      <style:text-properties style:font-name="Courier New" style:font-name-complex="Courier New"/>
    </style:style>
    <style:style style:name="P3990" style:parent-style-name="PlainText" style:family="paragraph">
      <style:text-properties style:font-name="Courier New" style:font-name-complex="Courier New"/>
    </style:style>
    <style:style style:name="P3991" style:parent-style-name="PlainText" style:family="paragraph">
      <style:text-properties style:font-name="Courier New" style:font-name-complex="Courier New"/>
    </style:style>
    <style:style style:name="P3992" style:parent-style-name="PlainText" style:family="paragraph">
      <style:text-properties style:font-name="Courier New" style:font-name-complex="Courier New"/>
    </style:style>
    <style:style style:name="P3993" style:parent-style-name="PlainText" style:family="paragraph">
      <style:text-properties style:font-name="Courier New" style:font-name-complex="Courier New"/>
    </style:style>
    <style:style style:name="P3994" style:parent-style-name="PlainText" style:family="paragraph">
      <style:text-properties style:font-name="Courier New" style:font-name-complex="Courier New"/>
    </style:style>
    <style:style style:name="P3995" style:parent-style-name="PlainText" style:family="paragraph">
      <style:text-properties style:font-name="Courier New" style:font-name-complex="Courier New"/>
    </style:style>
    <style:style style:name="P3996" style:parent-style-name="PlainText" style:family="paragraph">
      <style:text-properties style:font-name="Courier New" style:font-name-complex="Courier New"/>
    </style:style>
    <style:style style:name="P3997" style:parent-style-name="PlainText" style:family="paragraph">
      <style:text-properties style:font-name="Courier New" style:font-name-complex="Courier New"/>
    </style:style>
    <style:style style:name="P3998" style:parent-style-name="PlainText" style:family="paragraph">
      <style:text-properties style:font-name="Courier New" style:font-name-complex="Courier New"/>
    </style:style>
    <style:style style:name="P3999" style:parent-style-name="PlainText" style:family="paragraph">
      <style:text-properties style:font-name="Courier New" style:font-name-complex="Courier New"/>
    </style:style>
    <style:style style:name="P4000" style:parent-style-name="PlainText" style:family="paragraph">
      <style:text-properties style:font-name="Courier New" style:font-name-complex="Courier New"/>
    </style:style>
    <style:style style:name="P4001" style:parent-style-name="PlainText" style:family="paragraph">
      <style:text-properties style:font-name="Courier New" style:font-name-complex="Courier New"/>
    </style:style>
    <style:style style:name="P4002" style:parent-style-name="PlainText" style:family="paragraph">
      <style:text-properties style:font-name="Courier New" style:font-name-complex="Courier New"/>
    </style:style>
    <style:style style:name="P4003" style:parent-style-name="PlainText" style:family="paragraph">
      <style:text-properties style:font-name="Courier New" style:font-name-complex="Courier New"/>
    </style:style>
    <style:style style:name="P4004" style:parent-style-name="PlainText" style:family="paragraph">
      <style:text-properties style:font-name="Courier New" style:font-name-complex="Courier New"/>
    </style:style>
    <style:style style:name="P4005" style:parent-style-name="PlainText" style:family="paragraph">
      <style:text-properties style:font-name="Courier New" style:font-name-complex="Courier New"/>
    </style:style>
    <style:style style:name="P4006" style:parent-style-name="PlainText" style:family="paragraph">
      <style:text-properties style:font-name="Courier New" style:font-name-complex="Courier New"/>
    </style:style>
    <style:style style:name="P4007" style:parent-style-name="PlainText" style:family="paragraph">
      <style:text-properties style:font-name="Courier New" style:font-name-complex="Courier New"/>
    </style:style>
    <style:style style:name="P4008" style:parent-style-name="PlainText" style:family="paragraph">
      <style:text-properties style:font-name="Courier New" style:font-name-complex="Courier New"/>
    </style:style>
    <style:style style:name="P4009" style:parent-style-name="PlainText" style:family="paragraph">
      <style:text-properties style:font-name="Courier New" style:font-name-complex="Courier New"/>
    </style:style>
    <style:style style:name="P4010" style:parent-style-name="PlainText" style:family="paragraph">
      <style:text-properties style:font-name="Courier New" style:font-name-complex="Courier New"/>
    </style:style>
    <style:style style:name="P4011" style:parent-style-name="PlainText" style:family="paragraph">
      <style:text-properties style:font-name="Courier New" style:font-name-complex="Courier New"/>
    </style:style>
    <style:style style:name="P4012" style:parent-style-name="PlainText" style:family="paragraph">
      <style:text-properties style:font-name="Courier New" style:font-name-complex="Courier New"/>
    </style:style>
    <style:style style:name="P4013" style:parent-style-name="PlainText" style:family="paragraph">
      <style:text-properties style:font-name="Courier New" style:font-name-complex="Courier New"/>
    </style:style>
    <style:style style:name="P4014" style:parent-style-name="PlainText" style:family="paragraph">
      <style:text-properties style:font-name="Courier New" style:font-name-complex="Courier New"/>
    </style:style>
    <style:style style:name="P4015" style:parent-style-name="PlainText" style:family="paragraph">
      <style:text-properties style:font-name="Courier New" style:font-name-complex="Courier New"/>
    </style:style>
    <style:style style:name="P4016" style:parent-style-name="PlainText" style:family="paragraph">
      <style:text-properties style:font-name="Courier New" style:font-name-complex="Courier New"/>
    </style:style>
    <style:style style:name="P4017" style:parent-style-name="PlainText" style:family="paragraph">
      <style:text-properties style:font-name="Courier New" style:font-name-complex="Courier New"/>
    </style:style>
    <style:style style:name="P4018" style:parent-style-name="PlainText" style:family="paragraph">
      <style:text-properties style:font-name="Courier New" style:font-name-complex="Courier New"/>
    </style:style>
    <style:style style:name="P4019" style:parent-style-name="PlainText" style:family="paragraph">
      <style:text-properties style:font-name="Courier New" style:font-name-complex="Courier New"/>
    </style:style>
    <style:style style:name="P4020" style:parent-style-name="PlainText" style:family="paragraph">
      <style:text-properties style:font-name="Courier New" style:font-name-complex="Courier New"/>
    </style:style>
    <style:style style:name="P4021" style:parent-style-name="PlainText" style:family="paragraph">
      <style:text-properties style:font-name="Courier New" style:font-name-complex="Courier New"/>
    </style:style>
    <style:style style:name="P4022" style:parent-style-name="PlainText" style:family="paragraph">
      <style:text-properties style:font-name="Courier New" style:font-name-complex="Courier New"/>
    </style:style>
    <style:style style:name="P4023" style:parent-style-name="PlainText" style:family="paragraph">
      <style:text-properties style:font-name="Courier New" style:font-name-complex="Courier New"/>
    </style:style>
    <style:style style:name="P4024" style:parent-style-name="PlainText" style:family="paragraph">
      <style:text-properties style:font-name="Courier New" style:font-name-complex="Courier New"/>
    </style:style>
    <style:style style:name="P4025" style:parent-style-name="PlainText" style:family="paragraph">
      <style:text-properties style:font-name="Courier New" style:font-name-complex="Courier New"/>
    </style:style>
    <style:style style:name="P4026" style:parent-style-name="PlainText" style:family="paragraph">
      <style:text-properties style:font-name="Courier New" style:font-name-complex="Courier New"/>
    </style:style>
    <style:style style:name="P4027" style:parent-style-name="PlainText" style:family="paragraph">
      <style:text-properties style:font-name="Courier New" style:font-name-complex="Courier New"/>
    </style:style>
    <style:style style:name="P4028" style:parent-style-name="PlainText" style:family="paragraph">
      <style:text-properties style:font-name="Courier New" style:font-name-complex="Courier New"/>
    </style:style>
    <style:style style:name="P4029" style:parent-style-name="PlainText" style:family="paragraph">
      <style:text-properties style:font-name="Courier New" style:font-name-complex="Courier New"/>
    </style:style>
    <style:style style:name="P4030" style:parent-style-name="PlainText" style:family="paragraph">
      <style:text-properties style:font-name="Courier New" style:font-name-complex="Courier New"/>
    </style:style>
    <style:style style:name="P4031" style:parent-style-name="PlainText" style:family="paragraph">
      <style:text-properties style:font-name="Courier New" style:font-name-complex="Courier New"/>
    </style:style>
    <style:style style:name="P4032" style:parent-style-name="PlainText" style:family="paragraph">
      <style:text-properties style:font-name="Courier New" style:font-name-complex="Courier New"/>
    </style:style>
    <style:style style:name="P4033" style:parent-style-name="PlainText" style:family="paragraph">
      <style:text-properties style:font-name="Courier New" style:font-name-complex="Courier New"/>
    </style:style>
    <style:style style:name="P4034" style:parent-style-name="PlainText" style:family="paragraph">
      <style:text-properties style:font-name="Courier New" style:font-name-complex="Courier New"/>
    </style:style>
    <style:style style:name="P4035" style:parent-style-name="PlainText" style:family="paragraph">
      <style:text-properties style:font-name="Courier New" style:font-name-complex="Courier New"/>
    </style:style>
    <style:style style:name="P4036" style:parent-style-name="PlainText" style:family="paragraph">
      <style:text-properties style:font-name="Courier New" style:font-name-complex="Courier New"/>
    </style:style>
    <style:style style:name="P4037" style:parent-style-name="PlainText" style:family="paragraph">
      <style:text-properties style:font-name="Courier New" style:font-name-complex="Courier New"/>
    </style:style>
    <style:style style:name="P4038" style:parent-style-name="PlainText" style:family="paragraph">
      <style:text-properties style:font-name="Courier New" style:font-name-complex="Courier New"/>
    </style:style>
    <style:style style:name="P4039" style:parent-style-name="PlainText" style:family="paragraph">
      <style:text-properties style:font-name="Courier New" style:font-name-complex="Courier New"/>
    </style:style>
    <style:style style:name="P4040" style:parent-style-name="PlainText" style:family="paragraph">
      <style:text-properties style:font-name="Courier New" style:font-name-complex="Courier New"/>
    </style:style>
    <style:style style:name="P4041" style:parent-style-name="PlainText" style:family="paragraph">
      <style:text-properties style:font-name="Courier New" style:font-name-complex="Courier New"/>
    </style:style>
    <style:style style:name="P4042" style:parent-style-name="PlainText" style:family="paragraph">
      <style:text-properties style:font-name="Courier New" style:font-name-complex="Courier New"/>
    </style:style>
    <style:style style:name="P4043" style:parent-style-name="PlainText" style:family="paragraph">
      <style:text-properties style:font-name="Courier New" style:font-name-complex="Courier New"/>
    </style:style>
    <style:style style:name="P4044" style:parent-style-name="PlainText" style:family="paragraph">
      <style:text-properties style:font-name="Courier New" style:font-name-complex="Courier New"/>
    </style:style>
    <style:style style:name="P4045" style:parent-style-name="PlainText" style:family="paragraph">
      <style:text-properties style:font-name="Courier New" style:font-name-complex="Courier New"/>
    </style:style>
    <style:style style:name="P4046" style:parent-style-name="PlainText" style:family="paragraph">
      <style:text-properties style:font-name="Courier New" style:font-name-complex="Courier New"/>
    </style:style>
    <style:style style:name="P4047" style:parent-style-name="PlainText" style:family="paragraph">
      <style:text-properties style:font-name="Courier New" style:font-name-complex="Courier New"/>
    </style:style>
    <style:style style:name="P4048" style:parent-style-name="PlainText" style:family="paragraph">
      <style:text-properties style:font-name="Courier New" style:font-name-complex="Courier New"/>
    </style:style>
    <style:style style:name="P4049" style:parent-style-name="PlainText" style:family="paragraph">
      <style:text-properties style:font-name="Courier New" style:font-name-complex="Courier New"/>
    </style:style>
    <style:style style:name="P4050" style:parent-style-name="PlainText" style:family="paragraph">
      <style:text-properties style:font-name="Courier New" style:font-name-complex="Courier New"/>
    </style:style>
    <style:style style:name="P4051" style:parent-style-name="PlainText" style:family="paragraph">
      <style:text-properties style:font-name="Courier New" style:font-name-complex="Courier New"/>
    </style:style>
    <style:style style:name="P4052" style:parent-style-name="PlainText" style:family="paragraph">
      <style:text-properties style:font-name="Courier New" style:font-name-complex="Courier New"/>
    </style:style>
    <style:style style:name="P4053" style:parent-style-name="PlainText" style:family="paragraph">
      <style:text-properties style:font-name="Courier New" style:font-name-complex="Courier New"/>
    </style:style>
    <style:style style:name="P4054" style:parent-style-name="PlainText" style:family="paragraph">
      <style:text-properties style:font-name="Courier New" style:font-name-complex="Courier New"/>
    </style:style>
    <style:style style:name="P4055" style:parent-style-name="PlainText" style:family="paragraph">
      <style:text-properties style:font-name="Courier New" style:font-name-complex="Courier New"/>
    </style:style>
    <style:style style:name="P4056" style:parent-style-name="PlainText" style:family="paragraph">
      <style:text-properties style:font-name="Courier New" style:font-name-complex="Courier New"/>
    </style:style>
    <style:style style:name="P4057" style:parent-style-name="PlainText" style:family="paragraph">
      <style:text-properties style:font-name="Courier New" style:font-name-complex="Courier New"/>
    </style:style>
    <style:style style:name="P4058" style:parent-style-name="PlainText" style:family="paragraph">
      <style:text-properties style:font-name="Courier New" style:font-name-complex="Courier New"/>
    </style:style>
    <style:style style:name="P4059" style:parent-style-name="PlainText" style:family="paragraph">
      <style:text-properties style:font-name="Courier New" style:font-name-complex="Courier New"/>
    </style:style>
    <style:style style:name="P4060" style:parent-style-name="PlainText" style:family="paragraph">
      <style:text-properties style:font-name="Courier New" style:font-name-complex="Courier New"/>
    </style:style>
    <style:style style:name="P4061" style:parent-style-name="PlainText" style:family="paragraph">
      <style:text-properties style:font-name="Courier New" style:font-name-complex="Courier New"/>
    </style:style>
    <style:style style:name="P4062" style:parent-style-name="PlainText" style:family="paragraph">
      <style:text-properties style:font-name="Courier New" style:font-name-complex="Courier New"/>
    </style:style>
    <style:style style:name="P4063" style:parent-style-name="PlainText" style:family="paragraph">
      <style:text-properties style:font-name="Courier New" style:font-name-complex="Courier New"/>
    </style:style>
    <style:style style:name="P4064" style:parent-style-name="PlainText" style:family="paragraph">
      <style:text-properties style:font-name="Courier New" style:font-name-complex="Courier New"/>
    </style:style>
    <style:style style:name="P4065" style:parent-style-name="PlainText" style:family="paragraph">
      <style:text-properties style:font-name="Courier New" style:font-name-complex="Courier New"/>
    </style:style>
    <style:style style:name="P4066" style:parent-style-name="PlainText" style:family="paragraph">
      <style:text-properties style:font-name="Courier New" style:font-name-complex="Courier New"/>
    </style:style>
    <style:style style:name="P4067" style:parent-style-name="PlainText" style:family="paragraph">
      <style:text-properties style:font-name="Courier New" style:font-name-complex="Courier New"/>
    </style:style>
    <style:style style:name="P4068" style:parent-style-name="PlainText" style:family="paragraph">
      <style:text-properties style:font-name="Courier New" style:font-name-complex="Courier New"/>
    </style:style>
    <style:style style:name="P4069" style:parent-style-name="PlainText" style:family="paragraph">
      <style:text-properties style:font-name="Courier New" style:font-name-complex="Courier New"/>
    </style:style>
    <style:style style:name="P4070" style:parent-style-name="PlainText" style:family="paragraph">
      <style:text-properties style:font-name="Courier New" style:font-name-complex="Courier New"/>
    </style:style>
    <style:style style:name="P4071" style:parent-style-name="PlainText" style:family="paragraph">
      <style:text-properties style:font-name="Courier New" style:font-name-complex="Courier New"/>
    </style:style>
    <style:style style:name="P4072" style:parent-style-name="PlainText" style:family="paragraph">
      <style:text-properties style:font-name="Courier New" style:font-name-complex="Courier New"/>
    </style:style>
    <style:style style:name="P4073" style:parent-style-name="PlainText" style:family="paragraph">
      <style:text-properties style:font-name="Courier New" style:font-name-complex="Courier New"/>
    </style:style>
    <style:style style:name="P4074" style:parent-style-name="PlainText" style:family="paragraph">
      <style:text-properties style:font-name="Courier New" style:font-name-complex="Courier New"/>
    </style:style>
    <style:style style:name="P4075" style:parent-style-name="PlainText" style:family="paragraph">
      <style:text-properties style:font-name="Courier New" style:font-name-complex="Courier New"/>
    </style:style>
    <style:style style:name="P4076" style:parent-style-name="PlainText" style:family="paragraph">
      <style:text-properties style:font-name="Courier New" style:font-name-complex="Courier New"/>
    </style:style>
    <style:style style:name="P4077" style:parent-style-name="PlainText" style:family="paragraph">
      <style:text-properties style:font-name="Courier New" style:font-name-complex="Courier New"/>
    </style:style>
    <style:style style:name="P4078" style:parent-style-name="PlainText" style:family="paragraph">
      <style:text-properties style:font-name="Courier New" style:font-name-complex="Courier New"/>
    </style:style>
    <style:style style:name="P4079" style:parent-style-name="PlainText" style:family="paragraph">
      <style:text-properties style:font-name="Courier New" style:font-name-complex="Courier New"/>
    </style:style>
    <style:style style:name="P4080" style:parent-style-name="PlainText" style:family="paragraph">
      <style:text-properties style:font-name="Courier New" style:font-name-complex="Courier New"/>
    </style:style>
    <style:style style:name="P4081" style:parent-style-name="PlainText" style:family="paragraph">
      <style:text-properties style:font-name="Courier New" style:font-name-complex="Courier New"/>
    </style:style>
    <style:style style:name="P4082" style:parent-style-name="PlainText" style:family="paragraph">
      <style:text-properties style:font-name="Courier New" style:font-name-complex="Courier New"/>
    </style:style>
    <style:style style:name="P4083" style:parent-style-name="PlainText" style:family="paragraph">
      <style:text-properties style:font-name="Courier New" style:font-name-complex="Courier New"/>
    </style:style>
    <style:style style:name="P4084" style:parent-style-name="PlainText" style:family="paragraph">
      <style:text-properties style:font-name="Courier New" style:font-name-complex="Courier New"/>
    </style:style>
    <style:style style:name="P4085" style:parent-style-name="PlainText" style:family="paragraph">
      <style:text-properties style:font-name="Courier New" style:font-name-complex="Courier New"/>
    </style:style>
    <style:style style:name="P4086" style:parent-style-name="PlainText" style:family="paragraph">
      <style:text-properties style:font-name="Courier New" style:font-name-complex="Courier New"/>
    </style:style>
    <style:style style:name="P4087" style:parent-style-name="PlainText" style:family="paragraph">
      <style:text-properties style:font-name="Courier New" style:font-name-complex="Courier New"/>
    </style:style>
    <style:style style:name="P4088" style:parent-style-name="PlainText" style:family="paragraph">
      <style:text-properties style:font-name="Courier New" style:font-name-complex="Courier New"/>
    </style:style>
    <style:style style:name="P4089" style:parent-style-name="PlainText" style:family="paragraph">
      <style:text-properties style:font-name="Courier New" style:font-name-complex="Courier New"/>
    </style:style>
    <style:style style:name="P4090" style:parent-style-name="PlainText" style:family="paragraph">
      <style:text-properties style:font-name="Courier New" style:font-name-complex="Courier New"/>
    </style:style>
    <style:style style:name="P4091" style:parent-style-name="PlainText" style:family="paragraph">
      <style:text-properties style:font-name="Courier New" style:font-name-complex="Courier New"/>
    </style:style>
    <style:style style:name="P4092" style:parent-style-name="PlainText" style:family="paragraph">
      <style:text-properties style:font-name="Courier New" style:font-name-complex="Courier New"/>
    </style:style>
    <style:style style:name="P4093" style:parent-style-name="PlainText" style:family="paragraph">
      <style:text-properties style:font-name="Courier New" style:font-name-complex="Courier New"/>
    </style:style>
    <style:style style:name="P4094" style:parent-style-name="PlainText" style:family="paragraph">
      <style:text-properties style:font-name="Courier New" style:font-name-complex="Courier New"/>
    </style:style>
    <style:style style:name="P4095" style:parent-style-name="PlainText" style:family="paragraph">
      <style:text-properties style:font-name="Courier New" style:font-name-complex="Courier New"/>
    </style:style>
    <style:style style:name="P4096" style:parent-style-name="PlainText" style:family="paragraph">
      <style:text-properties style:font-name="Courier New" style:font-name-complex="Courier New"/>
    </style:style>
    <style:style style:name="P4097" style:parent-style-name="PlainText" style:family="paragraph">
      <style:text-properties style:font-name="Courier New" style:font-name-complex="Courier New"/>
    </style:style>
    <style:style style:name="P4098" style:parent-style-name="PlainText" style:family="paragraph">
      <style:text-properties style:font-name="Courier New" style:font-name-complex="Courier New"/>
    </style:style>
    <style:style style:name="P4099" style:parent-style-name="PlainText" style:family="paragraph">
      <style:text-properties style:font-name="Courier New" style:font-name-complex="Courier New"/>
    </style:style>
    <style:style style:name="P4100" style:parent-style-name="PlainText" style:family="paragraph">
      <style:text-properties style:font-name="Courier New" style:font-name-complex="Courier New"/>
    </style:style>
    <style:style style:name="P4101" style:parent-style-name="PlainText" style:family="paragraph">
      <style:text-properties style:font-name="Courier New" style:font-name-complex="Courier New"/>
    </style:style>
    <style:style style:name="P4102" style:parent-style-name="PlainText" style:family="paragraph">
      <style:text-properties style:font-name="Courier New" style:font-name-complex="Courier New"/>
    </style:style>
    <style:style style:name="P4103" style:parent-style-name="PlainText" style:family="paragraph">
      <style:text-properties style:font-name="Courier New" style:font-name-complex="Courier New"/>
    </style:style>
    <style:style style:name="P4104" style:parent-style-name="PlainText" style:family="paragraph">
      <style:text-properties style:font-name="Courier New" style:font-name-complex="Courier New"/>
    </style:style>
    <style:style style:name="P4105" style:parent-style-name="PlainText" style:family="paragraph">
      <style:text-properties style:font-name="Courier New" style:font-name-complex="Courier New"/>
    </style:style>
    <style:style style:name="P4106" style:parent-style-name="PlainText" style:family="paragraph">
      <style:text-properties style:font-name="Courier New" style:font-name-complex="Courier New"/>
    </style:style>
    <style:style style:name="P4107" style:parent-style-name="PlainText" style:family="paragraph">
      <style:text-properties style:font-name="Courier New" style:font-name-complex="Courier New"/>
    </style:style>
    <style:style style:name="P4108" style:parent-style-name="PlainText" style:family="paragraph">
      <style:text-properties style:font-name="Courier New" style:font-name-complex="Courier New"/>
    </style:style>
    <style:style style:name="P4109" style:parent-style-name="PlainText" style:family="paragraph">
      <style:text-properties style:font-name="Courier New" style:font-name-complex="Courier New"/>
    </style:style>
    <style:style style:name="P4110" style:parent-style-name="PlainText" style:family="paragraph">
      <style:text-properties style:font-name="Courier New" style:font-name-complex="Courier New"/>
    </style:style>
    <style:style style:name="P4111" style:parent-style-name="PlainText" style:family="paragraph">
      <style:text-properties style:font-name="Courier New" style:font-name-complex="Courier New"/>
    </style:style>
    <style:style style:name="P4112" style:parent-style-name="PlainText" style:family="paragraph">
      <style:text-properties style:font-name="Courier New" style:font-name-complex="Courier New"/>
    </style:style>
    <style:style style:name="P4113" style:parent-style-name="PlainText" style:family="paragraph">
      <style:text-properties style:font-name="Courier New" style:font-name-complex="Courier New"/>
    </style:style>
    <style:style style:name="P4114" style:parent-style-name="PlainText" style:family="paragraph">
      <style:text-properties style:font-name="Courier New" style:font-name-complex="Courier New"/>
    </style:style>
    <style:style style:name="P4115" style:parent-style-name="PlainText" style:family="paragraph">
      <style:text-properties style:font-name="Courier New" style:font-name-complex="Courier New"/>
    </style:style>
    <style:style style:name="P4116" style:parent-style-name="PlainText" style:family="paragraph">
      <style:text-properties style:font-name="Courier New" style:font-name-complex="Courier New"/>
    </style:style>
    <style:style style:name="P4117" style:parent-style-name="PlainText" style:family="paragraph">
      <style:text-properties style:font-name="Courier New" style:font-name-complex="Courier New"/>
    </style:style>
    <style:style style:name="P4118" style:parent-style-name="PlainText" style:family="paragraph">
      <style:text-properties style:font-name="Courier New" style:font-name-complex="Courier New"/>
    </style:style>
    <style:style style:name="P4119" style:parent-style-name="PlainText" style:family="paragraph">
      <style:text-properties style:font-name="Courier New" style:font-name-complex="Courier New"/>
    </style:style>
    <style:style style:name="P4120" style:parent-style-name="PlainText" style:family="paragraph">
      <style:text-properties style:font-name="Courier New" style:font-name-complex="Courier New"/>
    </style:style>
    <style:style style:name="P4121" style:parent-style-name="PlainText" style:family="paragraph">
      <style:text-properties style:font-name="Courier New" style:font-name-complex="Courier New"/>
    </style:style>
    <style:style style:name="P4122" style:parent-style-name="PlainText" style:family="paragraph">
      <style:text-properties style:font-name="Courier New" style:font-name-complex="Courier New"/>
    </style:style>
    <style:style style:name="P4123" style:parent-style-name="PlainText" style:family="paragraph">
      <style:text-properties style:font-name="Courier New" style:font-name-complex="Courier New"/>
    </style:style>
    <style:style style:name="P4124" style:parent-style-name="PlainText" style:family="paragraph">
      <style:text-properties style:font-name="Courier New" style:font-name-complex="Courier New"/>
    </style:style>
    <style:style style:name="P4125" style:parent-style-name="PlainText" style:family="paragraph">
      <style:text-properties style:font-name="Courier New" style:font-name-complex="Courier New"/>
    </style:style>
    <style:style style:name="P4126" style:parent-style-name="PlainText" style:family="paragraph">
      <style:text-properties style:font-name="Courier New" style:font-name-complex="Courier New"/>
    </style:style>
    <style:style style:name="P4127" style:parent-style-name="PlainText" style:family="paragraph">
      <style:text-properties style:font-name="Courier New" style:font-name-complex="Courier New"/>
    </style:style>
    <style:style style:name="P4128" style:parent-style-name="PlainText" style:family="paragraph">
      <style:text-properties style:font-name="Courier New" style:font-name-complex="Courier New"/>
    </style:style>
    <style:style style:name="P4129" style:parent-style-name="PlainText" style:family="paragraph">
      <style:text-properties style:font-name="Courier New" style:font-name-complex="Courier New"/>
    </style:style>
    <style:style style:name="P4130" style:parent-style-name="PlainText" style:family="paragraph">
      <style:text-properties style:font-name="Courier New" style:font-name-complex="Courier New"/>
    </style:style>
    <style:style style:name="P4131" style:parent-style-name="PlainText" style:family="paragraph">
      <style:text-properties style:font-name="Courier New" style:font-name-complex="Courier New"/>
    </style:style>
    <style:style style:name="P4132" style:parent-style-name="PlainText" style:family="paragraph">
      <style:text-properties style:font-name="Courier New" style:font-name-complex="Courier New"/>
    </style:style>
    <style:style style:name="P4133" style:parent-style-name="PlainText" style:family="paragraph">
      <style:text-properties style:font-name="Courier New" style:font-name-complex="Courier New"/>
    </style:style>
    <style:style style:name="P4134" style:parent-style-name="PlainText" style:family="paragraph">
      <style:text-properties style:font-name="Courier New" style:font-name-complex="Courier New"/>
    </style:style>
    <style:style style:name="P4135" style:parent-style-name="PlainText" style:family="paragraph">
      <style:text-properties style:font-name="Courier New" style:font-name-complex="Courier New"/>
    </style:style>
    <style:style style:name="P4136" style:parent-style-name="PlainText" style:family="paragraph">
      <style:text-properties style:font-name="Courier New" style:font-name-complex="Courier New"/>
    </style:style>
    <style:style style:name="P4137" style:parent-style-name="PlainText" style:family="paragraph">
      <style:text-properties style:font-name="Courier New" style:font-name-complex="Courier New"/>
    </style:style>
    <style:style style:name="P4138" style:parent-style-name="PlainText" style:family="paragraph">
      <style:text-properties style:font-name="Courier New" style:font-name-complex="Courier New"/>
    </style:style>
    <style:style style:name="P4139" style:parent-style-name="PlainText" style:family="paragraph">
      <style:text-properties style:font-name="Courier New" style:font-name-complex="Courier New"/>
    </style:style>
    <style:style style:name="P4140" style:parent-style-name="PlainText" style:family="paragraph">
      <style:text-properties style:font-name="Courier New" style:font-name-complex="Courier New"/>
    </style:style>
    <style:style style:name="P4141" style:parent-style-name="PlainText" style:family="paragraph">
      <style:text-properties style:font-name="Courier New" style:font-name-complex="Courier New"/>
    </style:style>
    <style:style style:name="P4142" style:parent-style-name="PlainText" style:family="paragraph">
      <style:text-properties style:font-name="Courier New" style:font-name-complex="Courier New"/>
    </style:style>
    <style:style style:name="P4143" style:parent-style-name="PlainText" style:family="paragraph">
      <style:text-properties style:font-name="Courier New" style:font-name-complex="Courier New"/>
    </style:style>
    <style:style style:name="P4144" style:parent-style-name="PlainText" style:family="paragraph">
      <style:text-properties style:font-name="Courier New" style:font-name-complex="Courier New"/>
    </style:style>
    <style:style style:name="P4145" style:parent-style-name="PlainText" style:family="paragraph">
      <style:text-properties style:font-name="Courier New" style:font-name-complex="Courier New"/>
    </style:style>
    <style:style style:name="P4146" style:parent-style-name="PlainText" style:family="paragraph">
      <style:text-properties style:font-name="Courier New" style:font-name-complex="Courier New"/>
    </style:style>
    <style:style style:name="P4147" style:parent-style-name="PlainText" style:family="paragraph">
      <style:text-properties style:font-name="Courier New" style:font-name-complex="Courier New"/>
    </style:style>
    <style:style style:name="P4148" style:parent-style-name="PlainText" style:family="paragraph">
      <style:text-properties style:font-name="Courier New" style:font-name-complex="Courier New"/>
    </style:style>
    <style:style style:name="P4149" style:parent-style-name="PlainText" style:family="paragraph">
      <style:text-properties style:font-name="Courier New" style:font-name-complex="Courier New"/>
    </style:style>
    <style:style style:name="P4150" style:parent-style-name="PlainText" style:family="paragraph">
      <style:text-properties style:font-name="Courier New" style:font-name-complex="Courier New"/>
    </style:style>
    <style:style style:name="P4151" style:parent-style-name="PlainText" style:family="paragraph">
      <style:text-properties style:font-name="Courier New" style:font-name-complex="Courier New"/>
    </style:style>
    <style:style style:name="P4152" style:parent-style-name="PlainText" style:family="paragraph">
      <style:text-properties style:font-name="Courier New" style:font-name-complex="Courier New"/>
    </style:style>
    <style:style style:name="P4153" style:parent-style-name="PlainText" style:family="paragraph">
      <style:text-properties style:font-name="Courier New" style:font-name-complex="Courier New"/>
    </style:style>
    <style:style style:name="P4154" style:parent-style-name="PlainText" style:family="paragraph">
      <style:text-properties style:font-name="Courier New" style:font-name-complex="Courier New"/>
    </style:style>
    <style:style style:name="P4155" style:parent-style-name="PlainText" style:family="paragraph">
      <style:text-properties style:font-name="Courier New" style:font-name-complex="Courier New"/>
    </style:style>
    <style:style style:name="P4156" style:parent-style-name="PlainText" style:family="paragraph">
      <style:text-properties style:font-name="Courier New" style:font-name-complex="Courier New"/>
    </style:style>
    <style:style style:name="P4157" style:parent-style-name="PlainText" style:family="paragraph">
      <style:text-properties style:font-name="Courier New" style:font-name-complex="Courier New"/>
    </style:style>
    <style:style style:name="P4158" style:parent-style-name="PlainText" style:family="paragraph">
      <style:text-properties style:font-name="Courier New" style:font-name-complex="Courier New"/>
    </style:style>
    <style:style style:name="P4159" style:parent-style-name="PlainText" style:family="paragraph">
      <style:text-properties style:font-name="Courier New" style:font-name-complex="Courier New"/>
    </style:style>
    <style:style style:name="P4160" style:parent-style-name="PlainText" style:family="paragraph">
      <style:text-properties style:font-name="Courier New" style:font-name-complex="Courier New"/>
    </style:style>
    <style:style style:name="P4161" style:parent-style-name="PlainText" style:family="paragraph">
      <style:text-properties style:font-name="Courier New" style:font-name-complex="Courier New"/>
    </style:style>
    <style:style style:name="P4162" style:parent-style-name="PlainText" style:family="paragraph">
      <style:text-properties style:font-name="Courier New" style:font-name-complex="Courier New"/>
    </style:style>
    <style:style style:name="P4163" style:parent-style-name="PlainText" style:family="paragraph">
      <style:text-properties style:font-name="Courier New" style:font-name-complex="Courier New"/>
    </style:style>
    <style:style style:name="P4164" style:parent-style-name="PlainText" style:family="paragraph">
      <style:text-properties style:font-name="Courier New" style:font-name-complex="Courier New"/>
    </style:style>
    <style:style style:name="P4165" style:parent-style-name="PlainText" style:family="paragraph">
      <style:text-properties style:font-name="Courier New" style:font-name-complex="Courier New"/>
    </style:style>
    <style:style style:name="P4166" style:parent-style-name="PlainText" style:family="paragraph">
      <style:text-properties style:font-name="Courier New" style:font-name-complex="Courier New"/>
    </style:style>
    <style:style style:name="P4167" style:parent-style-name="PlainText" style:family="paragraph">
      <style:text-properties style:font-name="Courier New" style:font-name-complex="Courier New"/>
    </style:style>
    <style:style style:name="P4168" style:parent-style-name="PlainText" style:family="paragraph">
      <style:text-properties style:font-name="Courier New" style:font-name-complex="Courier New"/>
    </style:style>
    <style:style style:name="P4169" style:parent-style-name="PlainText" style:family="paragraph">
      <style:text-properties style:font-name="Courier New" style:font-name-complex="Courier New"/>
    </style:style>
    <style:style style:name="P4170" style:parent-style-name="PlainText" style:family="paragraph">
      <style:text-properties style:font-name="Courier New" style:font-name-complex="Courier New"/>
    </style:style>
    <style:style style:name="P4171" style:parent-style-name="PlainText" style:family="paragraph">
      <style:text-properties style:font-name="Courier New" style:font-name-complex="Courier New"/>
    </style:style>
    <style:style style:name="P4172" style:parent-style-name="PlainText" style:family="paragraph">
      <style:text-properties style:font-name="Courier New" style:font-name-complex="Courier New"/>
    </style:style>
    <style:style style:name="P4173" style:parent-style-name="PlainText" style:family="paragraph">
      <style:text-properties style:font-name="Courier New" style:font-name-complex="Courier New"/>
    </style:style>
    <style:style style:name="P4174" style:parent-style-name="PlainText" style:family="paragraph">
      <style:text-properties style:font-name="Courier New" style:font-name-complex="Courier New"/>
    </style:style>
    <style:style style:name="P4175" style:parent-style-name="PlainText" style:family="paragraph">
      <style:text-properties style:font-name="Courier New" style:font-name-complex="Courier New"/>
    </style:style>
    <style:style style:name="P4176" style:parent-style-name="PlainText" style:family="paragraph">
      <style:text-properties style:font-name="Courier New" style:font-name-complex="Courier New"/>
    </style:style>
    <style:style style:name="P4177" style:parent-style-name="PlainText" style:family="paragraph">
      <style:text-properties style:font-name="Courier New" style:font-name-complex="Courier New"/>
    </style:style>
    <style:style style:name="P4178" style:parent-style-name="PlainText" style:family="paragraph">
      <style:text-properties style:font-name="Courier New" style:font-name-complex="Courier New"/>
    </style:style>
    <style:style style:name="P4179" style:parent-style-name="PlainText" style:family="paragraph">
      <style:text-properties style:font-name="Courier New" style:font-name-complex="Courier New"/>
    </style:style>
    <style:style style:name="P4180" style:parent-style-name="PlainText" style:family="paragraph">
      <style:text-properties style:font-name="Courier New" style:font-name-complex="Courier New"/>
    </style:style>
    <style:style style:name="P4181" style:parent-style-name="PlainText" style:family="paragraph">
      <style:text-properties style:font-name="Courier New" style:font-name-complex="Courier New"/>
    </style:style>
    <style:style style:name="P4182" style:parent-style-name="PlainText" style:family="paragraph">
      <style:text-properties style:font-name="Courier New" style:font-name-complex="Courier New"/>
    </style:style>
    <style:style style:name="P4183" style:parent-style-name="PlainText" style:family="paragraph">
      <style:text-properties style:font-name="Courier New" style:font-name-complex="Courier New"/>
    </style:style>
    <style:style style:name="P4184" style:parent-style-name="PlainText" style:family="paragraph">
      <style:text-properties style:font-name="Courier New" style:font-name-complex="Courier New"/>
    </style:style>
    <style:style style:name="P4185" style:parent-style-name="PlainText" style:family="paragraph">
      <style:text-properties style:font-name="Courier New" style:font-name-complex="Courier New"/>
    </style:style>
    <style:style style:name="P4186" style:parent-style-name="PlainText" style:family="paragraph">
      <style:text-properties style:font-name="Courier New" style:font-name-complex="Courier New"/>
    </style:style>
    <style:style style:name="P4187" style:parent-style-name="PlainText" style:family="paragraph">
      <style:text-properties style:font-name="Courier New" style:font-name-complex="Courier New"/>
    </style:style>
    <style:style style:name="P4188" style:parent-style-name="PlainText" style:family="paragraph">
      <style:text-properties style:font-name="Courier New" style:font-name-complex="Courier New"/>
    </style:style>
    <style:style style:name="P4189" style:parent-style-name="PlainText" style:family="paragraph">
      <style:text-properties style:font-name="Courier New" style:font-name-complex="Courier New"/>
    </style:style>
    <style:style style:name="P4190" style:parent-style-name="PlainText" style:family="paragraph">
      <style:text-properties style:font-name="Courier New" style:font-name-complex="Courier New"/>
    </style:style>
    <style:style style:name="P4191" style:parent-style-name="PlainText" style:family="paragraph">
      <style:text-properties style:font-name="Courier New" style:font-name-complex="Courier New"/>
    </style:style>
    <style:style style:name="P4192" style:parent-style-name="PlainText" style:family="paragraph">
      <style:text-properties style:font-name="Courier New" style:font-name-complex="Courier New"/>
    </style:style>
    <style:style style:name="P4193" style:parent-style-name="PlainText" style:family="paragraph">
      <style:text-properties style:font-name="Courier New" style:font-name-complex="Courier New"/>
    </style:style>
    <style:style style:name="P4194" style:parent-style-name="PlainText" style:family="paragraph">
      <style:text-properties style:font-name="Courier New" style:font-name-complex="Courier New"/>
    </style:style>
    <style:style style:name="P4195" style:parent-style-name="PlainText" style:family="paragraph">
      <style:text-properties style:font-name="Courier New" style:font-name-complex="Courier New"/>
    </style:style>
    <style:style style:name="P4196" style:parent-style-name="PlainText" style:family="paragraph">
      <style:text-properties style:font-name="Courier New" style:font-name-complex="Courier New"/>
    </style:style>
    <style:style style:name="P4197" style:parent-style-name="PlainText" style:family="paragraph">
      <style:text-properties style:font-name="Courier New" style:font-name-complex="Courier New"/>
    </style:style>
    <style:style style:name="P4198" style:parent-style-name="PlainText" style:family="paragraph">
      <style:text-properties style:font-name="Courier New" style:font-name-complex="Courier New"/>
    </style:style>
    <style:style style:name="P4199" style:parent-style-name="PlainText" style:family="paragraph">
      <style:text-properties style:font-name="Courier New" style:font-name-complex="Courier New"/>
    </style:style>
    <style:style style:name="P4200" style:parent-style-name="PlainText" style:family="paragraph">
      <style:text-properties style:font-name="Courier New" style:font-name-complex="Courier New"/>
    </style:style>
    <style:style style:name="P4201" style:parent-style-name="PlainText" style:family="paragraph">
      <style:text-properties style:font-name="Courier New" style:font-name-complex="Courier New"/>
    </style:style>
    <style:style style:name="P4202" style:parent-style-name="PlainText" style:family="paragraph">
      <style:text-properties style:font-name="Courier New" style:font-name-complex="Courier New"/>
    </style:style>
    <style:style style:name="P4203" style:parent-style-name="PlainText" style:family="paragraph">
      <style:text-properties style:font-name="Courier New" style:font-name-complex="Courier New"/>
    </style:style>
    <style:style style:name="P4204" style:parent-style-name="PlainText" style:family="paragraph">
      <style:text-properties style:font-name="Courier New" style:font-name-complex="Courier New"/>
    </style:style>
    <style:style style:name="P4205" style:parent-style-name="PlainText" style:family="paragraph">
      <style:text-properties style:font-name="Courier New" style:font-name-complex="Courier New"/>
    </style:style>
    <style:style style:name="P4206" style:parent-style-name="PlainText" style:family="paragraph">
      <style:text-properties style:font-name="Courier New" style:font-name-complex="Courier New"/>
    </style:style>
    <style:style style:name="P4207" style:parent-style-name="PlainText" style:family="paragraph">
      <style:text-properties style:font-name="Courier New" style:font-name-complex="Courier New"/>
    </style:style>
    <style:style style:name="P4208" style:parent-style-name="PlainText" style:family="paragraph">
      <style:text-properties style:font-name="Courier New" style:font-name-complex="Courier New"/>
    </style:style>
    <style:style style:name="P4209" style:parent-style-name="PlainText" style:family="paragraph">
      <style:text-properties style:font-name="Courier New" style:font-name-complex="Courier New"/>
    </style:style>
    <style:style style:name="P4210" style:parent-style-name="PlainText" style:family="paragraph">
      <style:text-properties style:font-name="Courier New" style:font-name-complex="Courier New"/>
    </style:style>
    <style:style style:name="P4211" style:parent-style-name="PlainText" style:family="paragraph">
      <style:text-properties style:font-name="Courier New" style:font-name-complex="Courier New"/>
    </style:style>
    <style:style style:name="P4212" style:parent-style-name="PlainText" style:family="paragraph">
      <style:text-properties style:font-name="Courier New" style:font-name-complex="Courier New"/>
    </style:style>
    <style:style style:name="P4213" style:parent-style-name="PlainText" style:family="paragraph">
      <style:text-properties style:font-name="Courier New" style:font-name-complex="Courier New"/>
    </style:style>
    <style:style style:name="P4214" style:parent-style-name="PlainText" style:family="paragraph">
      <style:text-properties style:font-name="Courier New" style:font-name-complex="Courier New"/>
    </style:style>
    <style:style style:name="P4215" style:parent-style-name="PlainText" style:family="paragraph">
      <style:text-properties style:font-name="Courier New" style:font-name-complex="Courier New"/>
    </style:style>
    <style:style style:name="P4216" style:parent-style-name="PlainText" style:family="paragraph">
      <style:text-properties style:font-name="Courier New" style:font-name-complex="Courier New"/>
    </style:style>
    <style:style style:name="P4217" style:parent-style-name="PlainText" style:family="paragraph">
      <style:text-properties style:font-name="Courier New" style:font-name-complex="Courier New"/>
    </style:style>
    <style:style style:name="P4218" style:parent-style-name="PlainText" style:family="paragraph">
      <style:text-properties style:font-name="Courier New" style:font-name-complex="Courier New"/>
    </style:style>
    <style:style style:name="P4219" style:parent-style-name="PlainText" style:family="paragraph">
      <style:text-properties style:font-name="Courier New" style:font-name-complex="Courier New"/>
    </style:style>
    <style:style style:name="P4220" style:parent-style-name="PlainText" style:family="paragraph">
      <style:text-properties style:font-name="Courier New" style:font-name-complex="Courier New"/>
    </style:style>
    <style:style style:name="P4221" style:parent-style-name="PlainText" style:family="paragraph">
      <style:text-properties style:font-name="Courier New" style:font-name-complex="Courier New"/>
    </style:style>
    <style:style style:name="P4222" style:parent-style-name="PlainText" style:family="paragraph">
      <style:text-properties style:font-name="Courier New" style:font-name-complex="Courier New"/>
    </style:style>
    <style:style style:name="P4223" style:parent-style-name="PlainText" style:family="paragraph">
      <style:text-properties style:font-name="Courier New" style:font-name-complex="Courier New"/>
    </style:style>
    <style:style style:name="P4224" style:parent-style-name="PlainText" style:family="paragraph">
      <style:text-properties style:font-name="Courier New" style:font-name-complex="Courier New"/>
    </style:style>
    <style:style style:name="P4225" style:parent-style-name="PlainText" style:family="paragraph">
      <style:text-properties style:font-name="Courier New" style:font-name-complex="Courier New"/>
    </style:style>
    <style:style style:name="P4226" style:parent-style-name="PlainText" style:family="paragraph">
      <style:text-properties style:font-name="Courier New" style:font-name-complex="Courier New"/>
    </style:style>
    <style:style style:name="P4227" style:parent-style-name="PlainText" style:family="paragraph">
      <style:text-properties style:font-name="Courier New" style:font-name-complex="Courier New"/>
    </style:style>
    <style:style style:name="P4228" style:parent-style-name="PlainText" style:family="paragraph">
      <style:text-properties style:font-name="Courier New" style:font-name-complex="Courier New"/>
    </style:style>
    <style:style style:name="P4229" style:parent-style-name="PlainText" style:family="paragraph">
      <style:text-properties style:font-name="Courier New" style:font-name-complex="Courier New"/>
    </style:style>
    <style:style style:name="P4230" style:parent-style-name="PlainText" style:family="paragraph">
      <style:text-properties style:font-name="Courier New" style:font-name-complex="Courier New"/>
    </style:style>
    <style:style style:name="P4231" style:parent-style-name="PlainText" style:family="paragraph">
      <style:text-properties style:font-name="Courier New" style:font-name-complex="Courier New"/>
    </style:style>
    <style:style style:name="P4232" style:parent-style-name="PlainText" style:family="paragraph">
      <style:text-properties style:font-name="Courier New" style:font-name-complex="Courier New"/>
    </style:style>
    <style:style style:name="P4233" style:parent-style-name="PlainText" style:family="paragraph">
      <style:text-properties style:font-name="Courier New" style:font-name-complex="Courier New"/>
    </style:style>
    <style:style style:name="P4234" style:parent-style-name="PlainText" style:family="paragraph">
      <style:text-properties style:font-name="Courier New" style:font-name-complex="Courier New"/>
    </style:style>
    <style:style style:name="P4235" style:parent-style-name="PlainText" style:family="paragraph">
      <style:text-properties style:font-name="Courier New" style:font-name-complex="Courier New"/>
    </style:style>
    <style:style style:name="P4236" style:parent-style-name="PlainText" style:family="paragraph">
      <style:text-properties style:font-name="Courier New" style:font-name-complex="Courier New"/>
    </style:style>
    <style:style style:name="P4237" style:parent-style-name="PlainText" style:family="paragraph">
      <style:text-properties style:font-name="Courier New" style:font-name-complex="Courier New"/>
    </style:style>
    <style:style style:name="P4238" style:parent-style-name="PlainText" style:family="paragraph">
      <style:text-properties style:font-name="Courier New" style:font-name-complex="Courier New"/>
    </style:style>
    <style:style style:name="P4239" style:parent-style-name="PlainText" style:family="paragraph">
      <style:text-properties style:font-name="Courier New" style:font-name-complex="Courier New"/>
    </style:style>
    <style:style style:name="P4240" style:parent-style-name="PlainText" style:family="paragraph">
      <style:text-properties style:font-name="Courier New" style:font-name-complex="Courier New"/>
    </style:style>
    <style:style style:name="P4241" style:parent-style-name="PlainText" style:family="paragraph">
      <style:text-properties style:font-name="Courier New" style:font-name-complex="Courier New"/>
    </style:style>
    <style:style style:name="P4242" style:parent-style-name="PlainText" style:family="paragraph">
      <style:text-properties style:font-name="Courier New" style:font-name-complex="Courier New"/>
    </style:style>
    <style:style style:name="P4243" style:parent-style-name="PlainText" style:family="paragraph">
      <style:text-properties style:font-name="Courier New" style:font-name-complex="Courier New"/>
    </style:style>
    <style:style style:name="P4244" style:parent-style-name="PlainText" style:family="paragraph">
      <style:text-properties style:font-name="Courier New" style:font-name-complex="Courier New"/>
    </style:style>
    <style:style style:name="P4245" style:parent-style-name="PlainText" style:family="paragraph">
      <style:text-properties style:font-name="Courier New" style:font-name-complex="Courier New"/>
    </style:style>
    <style:style style:name="P4246" style:parent-style-name="PlainText" style:family="paragraph">
      <style:text-properties style:font-name="Courier New" style:font-name-complex="Courier New"/>
    </style:style>
    <style:style style:name="P4247" style:parent-style-name="PlainText" style:family="paragraph">
      <style:text-properties style:font-name="Courier New" style:font-name-complex="Courier New"/>
    </style:style>
    <style:style style:name="P4248" style:parent-style-name="PlainText" style:family="paragraph">
      <style:text-properties style:font-name="Courier New" style:font-name-complex="Courier New"/>
    </style:style>
    <style:style style:name="P4249" style:parent-style-name="PlainText" style:family="paragraph">
      <style:text-properties style:font-name="Courier New" style:font-name-complex="Courier New"/>
    </style:style>
    <style:style style:name="P4250" style:parent-style-name="PlainText" style:family="paragraph">
      <style:text-properties style:font-name="Courier New" style:font-name-complex="Courier New"/>
    </style:style>
    <style:style style:name="P4251" style:parent-style-name="PlainText" style:family="paragraph">
      <style:text-properties style:font-name="Courier New" style:font-name-complex="Courier New"/>
    </style:style>
    <style:style style:name="P4252" style:parent-style-name="PlainText" style:family="paragraph">
      <style:text-properties style:font-name="Courier New" style:font-name-complex="Courier New"/>
    </style:style>
    <style:style style:name="P4253" style:parent-style-name="PlainText" style:family="paragraph">
      <style:text-properties style:font-name="Courier New" style:font-name-complex="Courier New"/>
    </style:style>
    <style:style style:name="P4254" style:parent-style-name="PlainText" style:family="paragraph">
      <style:text-properties style:font-name="Courier New" style:font-name-complex="Courier New"/>
    </style:style>
    <style:style style:name="P4255" style:parent-style-name="PlainText" style:family="paragraph">
      <style:text-properties style:font-name="Courier New" style:font-name-complex="Courier New"/>
    </style:style>
    <style:style style:name="P4256" style:parent-style-name="PlainText" style:family="paragraph">
      <style:text-properties style:font-name="Courier New" style:font-name-complex="Courier New"/>
    </style:style>
    <style:style style:name="P4257" style:parent-style-name="PlainText" style:family="paragraph">
      <style:text-properties style:font-name="Courier New" style:font-name-complex="Courier New"/>
    </style:style>
    <style:style style:name="P4258" style:parent-style-name="PlainText" style:family="paragraph">
      <style:text-properties style:font-name="Courier New" style:font-name-complex="Courier New"/>
    </style:style>
    <style:style style:name="P4259" style:parent-style-name="PlainText" style:family="paragraph">
      <style:text-properties style:font-name="Courier New" style:font-name-complex="Courier New"/>
    </style:style>
    <style:style style:name="P4260" style:parent-style-name="PlainText" style:family="paragraph">
      <style:text-properties style:font-name="Courier New" style:font-name-complex="Courier New"/>
    </style:style>
    <style:style style:name="P4261" style:parent-style-name="PlainText" style:family="paragraph">
      <style:text-properties style:font-name="Courier New" style:font-name-complex="Courier New"/>
    </style:style>
    <style:style style:name="P4262" style:parent-style-name="PlainText" style:family="paragraph">
      <style:text-properties style:font-name="Courier New" style:font-name-complex="Courier New"/>
    </style:style>
    <style:style style:name="P4263" style:parent-style-name="PlainText" style:family="paragraph">
      <style:text-properties style:font-name="Courier New" style:font-name-complex="Courier New"/>
    </style:style>
    <style:style style:name="P4264" style:parent-style-name="PlainText" style:family="paragraph">
      <style:text-properties style:font-name="Courier New" style:font-name-complex="Courier New"/>
    </style:style>
    <style:style style:name="P4265" style:parent-style-name="PlainText" style:family="paragraph">
      <style:text-properties style:font-name="Courier New" style:font-name-complex="Courier New"/>
    </style:style>
    <style:style style:name="P4266" style:parent-style-name="PlainText" style:family="paragraph">
      <style:text-properties style:font-name="Courier New" style:font-name-complex="Courier New"/>
    </style:style>
    <style:style style:name="P4267" style:parent-style-name="PlainText" style:family="paragraph">
      <style:text-properties style:font-name="Courier New" style:font-name-complex="Courier New"/>
    </style:style>
    <style:style style:name="P4268" style:parent-style-name="PlainText" style:family="paragraph">
      <style:text-properties style:font-name="Courier New" style:font-name-complex="Courier New"/>
    </style:style>
    <style:style style:name="P4269" style:parent-style-name="PlainText" style:family="paragraph">
      <style:text-properties style:font-name="Courier New" style:font-name-complex="Courier New"/>
    </style:style>
    <style:style style:name="P4270" style:parent-style-name="PlainText" style:family="paragraph">
      <style:text-properties style:font-name="Courier New" style:font-name-complex="Courier New"/>
    </style:style>
    <style:style style:name="P4271" style:parent-style-name="PlainText" style:family="paragraph">
      <style:text-properties style:font-name="Courier New" style:font-name-complex="Courier New"/>
    </style:style>
    <style:style style:name="P4272" style:parent-style-name="PlainText" style:family="paragraph">
      <style:text-properties style:font-name="Courier New" style:font-name-complex="Courier New"/>
    </style:style>
    <style:style style:name="P4273" style:parent-style-name="PlainText" style:family="paragraph">
      <style:text-properties style:font-name="Courier New" style:font-name-complex="Courier New"/>
    </style:style>
    <style:style style:name="P4274" style:parent-style-name="PlainText" style:family="paragraph">
      <style:text-properties style:font-name="Courier New" style:font-name-complex="Courier New"/>
    </style:style>
    <style:style style:name="P4275" style:parent-style-name="PlainText" style:family="paragraph">
      <style:text-properties style:font-name="Courier New" style:font-name-complex="Courier New"/>
    </style:style>
    <style:style style:name="P4276" style:parent-style-name="PlainText" style:family="paragraph">
      <style:text-properties style:font-name="Courier New" style:font-name-complex="Courier New"/>
    </style:style>
    <style:style style:name="P4277" style:parent-style-name="PlainText" style:family="paragraph">
      <style:text-properties style:font-name="Courier New" style:font-name-complex="Courier New"/>
    </style:style>
    <style:style style:name="P4278" style:parent-style-name="PlainText" style:family="paragraph">
      <style:text-properties style:font-name="Courier New" style:font-name-complex="Courier New"/>
    </style:style>
    <style:style style:name="P4279" style:parent-style-name="PlainText" style:family="paragraph">
      <style:text-properties style:font-name="Courier New" style:font-name-complex="Courier New"/>
    </style:style>
    <style:style style:name="P4280" style:parent-style-name="PlainText" style:family="paragraph">
      <style:text-properties style:font-name="Courier New" style:font-name-complex="Courier New"/>
    </style:style>
    <style:style style:name="P4281" style:parent-style-name="PlainText" style:family="paragraph">
      <style:text-properties style:font-name="Courier New" style:font-name-complex="Courier New"/>
    </style:style>
    <style:style style:name="P4282" style:parent-style-name="PlainText" style:family="paragraph">
      <style:text-properties style:font-name="Courier New" style:font-name-complex="Courier New"/>
    </style:style>
    <style:style style:name="P4283" style:parent-style-name="PlainText" style:family="paragraph">
      <style:text-properties style:font-name="Courier New" style:font-name-complex="Courier New"/>
    </style:style>
    <style:style style:name="P4284" style:parent-style-name="PlainText" style:family="paragraph">
      <style:text-properties style:font-name="Courier New" style:font-name-complex="Courier New"/>
    </style:style>
    <style:style style:name="P4285" style:parent-style-name="PlainText" style:family="paragraph">
      <style:text-properties style:font-name="Courier New" style:font-name-complex="Courier New"/>
    </style:style>
    <style:style style:name="P4286" style:parent-style-name="PlainText" style:family="paragraph">
      <style:text-properties style:font-name="Courier New" style:font-name-complex="Courier New"/>
    </style:style>
    <style:style style:name="P4287" style:parent-style-name="PlainText" style:family="paragraph">
      <style:text-properties style:font-name="Courier New" style:font-name-complex="Courier New"/>
    </style:style>
    <style:style style:name="P4288" style:parent-style-name="PlainText" style:family="paragraph">
      <style:text-properties style:font-name="Courier New" style:font-name-complex="Courier New"/>
    </style:style>
    <style:style style:name="P4289" style:parent-style-name="PlainText" style:family="paragraph">
      <style:text-properties style:font-name="Courier New" style:font-name-complex="Courier New"/>
    </style:style>
    <style:style style:name="P4290" style:parent-style-name="PlainText" style:family="paragraph">
      <style:text-properties style:font-name="Courier New" style:font-name-complex="Courier New"/>
    </style:style>
    <style:style style:name="P4291" style:parent-style-name="PlainText" style:family="paragraph">
      <style:text-properties style:font-name="Courier New" style:font-name-complex="Courier New"/>
    </style:style>
    <style:style style:name="P4292" style:parent-style-name="PlainText" style:family="paragraph">
      <style:text-properties style:font-name="Courier New" style:font-name-complex="Courier New"/>
    </style:style>
    <style:style style:name="P4293" style:parent-style-name="PlainText" style:family="paragraph">
      <style:text-properties style:font-name="Courier New" style:font-name-complex="Courier New"/>
    </style:style>
    <style:style style:name="P4294" style:parent-style-name="PlainText" style:family="paragraph">
      <style:text-properties style:font-name="Courier New" style:font-name-complex="Courier New"/>
    </style:style>
    <style:style style:name="P4295" style:parent-style-name="PlainText" style:family="paragraph">
      <style:text-properties style:font-name="Courier New" style:font-name-complex="Courier New"/>
    </style:style>
    <style:style style:name="P4296" style:parent-style-name="PlainText" style:family="paragraph">
      <style:text-properties style:font-name="Courier New" style:font-name-complex="Courier New"/>
    </style:style>
    <style:style style:name="P4297" style:parent-style-name="PlainText" style:family="paragraph">
      <style:text-properties style:font-name="Courier New" style:font-name-complex="Courier New"/>
    </style:style>
    <style:style style:name="P4298" style:parent-style-name="PlainText" style:family="paragraph">
      <style:text-properties style:font-name="Courier New" style:font-name-complex="Courier New"/>
    </style:style>
    <style:style style:name="P4299" style:parent-style-name="PlainText" style:family="paragraph">
      <style:text-properties style:font-name="Courier New" style:font-name-complex="Courier New"/>
    </style:style>
    <style:style style:name="P4300" style:parent-style-name="PlainText" style:family="paragraph">
      <style:text-properties style:font-name="Courier New" style:font-name-complex="Courier New"/>
    </style:style>
    <style:style style:name="P4301" style:parent-style-name="PlainText" style:family="paragraph">
      <style:text-properties style:font-name="Courier New" style:font-name-complex="Courier New"/>
    </style:style>
    <style:style style:name="P4302" style:parent-style-name="PlainText" style:family="paragraph">
      <style:text-properties style:font-name="Courier New" style:font-name-complex="Courier New"/>
    </style:style>
    <style:style style:name="P4303" style:parent-style-name="PlainText" style:family="paragraph">
      <style:text-properties style:font-name="Courier New" style:font-name-complex="Courier New"/>
    </style:style>
    <style:style style:name="P4304" style:parent-style-name="PlainText" style:family="paragraph">
      <style:text-properties style:font-name="Courier New" style:font-name-complex="Courier New"/>
    </style:style>
    <style:style style:name="P4305" style:parent-style-name="PlainText" style:family="paragraph">
      <style:text-properties style:font-name="Courier New" style:font-name-complex="Courier New"/>
    </style:style>
    <style:style style:name="P4306" style:parent-style-name="PlainText" style:family="paragraph">
      <style:text-properties style:font-name="Courier New" style:font-name-complex="Courier New"/>
    </style:style>
    <style:style style:name="P4307" style:parent-style-name="PlainText" style:family="paragraph">
      <style:text-properties style:font-name="Courier New" style:font-name-complex="Courier New"/>
    </style:style>
    <style:style style:name="P4308" style:parent-style-name="PlainText" style:family="paragraph">
      <style:text-properties style:font-name="Courier New" style:font-name-complex="Courier New"/>
    </style:style>
    <style:style style:name="P4309" style:parent-style-name="PlainText" style:family="paragraph">
      <style:text-properties style:font-name="Courier New" style:font-name-complex="Courier New"/>
    </style:style>
    <style:style style:name="P4310" style:parent-style-name="PlainText" style:family="paragraph">
      <style:text-properties style:font-name="Courier New" style:font-name-complex="Courier New"/>
    </style:style>
    <style:style style:name="P4311" style:parent-style-name="PlainText" style:family="paragraph">
      <style:text-properties style:font-name="Courier New" style:font-name-complex="Courier New"/>
    </style:style>
    <style:style style:name="P4312" style:parent-style-name="PlainText" style:family="paragraph">
      <style:text-properties style:font-name="Courier New" style:font-name-complex="Courier New"/>
    </style:style>
    <style:style style:name="P4313" style:parent-style-name="PlainText" style:family="paragraph">
      <style:text-properties style:font-name="Courier New" style:font-name-complex="Courier New"/>
    </style:style>
    <style:style style:name="P4314" style:parent-style-name="PlainText" style:family="paragraph">
      <style:text-properties style:font-name="Courier New" style:font-name-complex="Courier New"/>
    </style:style>
    <style:style style:name="P4315" style:parent-style-name="PlainText" style:family="paragraph">
      <style:text-properties style:font-name="Courier New" style:font-name-complex="Courier New"/>
    </style:style>
    <style:style style:name="P4316" style:parent-style-name="PlainText" style:family="paragraph">
      <style:text-properties style:font-name="Courier New" style:font-name-complex="Courier New"/>
    </style:style>
    <style:style style:name="P4317" style:parent-style-name="PlainText" style:family="paragraph">
      <style:text-properties style:font-name="Courier New" style:font-name-complex="Courier New"/>
    </style:style>
    <style:style style:name="P4318" style:parent-style-name="PlainText" style:family="paragraph">
      <style:text-properties style:font-name="Courier New" style:font-name-complex="Courier New"/>
    </style:style>
    <style:style style:name="P4319" style:parent-style-name="PlainText" style:family="paragraph">
      <style:text-properties style:font-name="Courier New" style:font-name-complex="Courier New"/>
    </style:style>
    <style:style style:name="P4320" style:parent-style-name="PlainText" style:family="paragraph">
      <style:text-properties style:font-name="Courier New" style:font-name-complex="Courier New"/>
    </style:style>
    <style:style style:name="P4321" style:parent-style-name="PlainText" style:family="paragraph">
      <style:text-properties style:font-name="Courier New" style:font-name-complex="Courier New"/>
    </style:style>
    <style:style style:name="P4322" style:parent-style-name="PlainText" style:family="paragraph">
      <style:text-properties style:font-name="Courier New" style:font-name-complex="Courier New"/>
    </style:style>
    <style:style style:name="P4323" style:parent-style-name="PlainText" style:family="paragraph">
      <style:text-properties style:font-name="Courier New" style:font-name-complex="Courier New"/>
    </style:style>
    <style:style style:name="P4324" style:parent-style-name="PlainText" style:family="paragraph">
      <style:text-properties style:font-name="Courier New" style:font-name-complex="Courier New"/>
    </style:style>
    <style:style style:name="P4325" style:parent-style-name="PlainText" style:family="paragraph">
      <style:text-properties style:font-name="Courier New" style:font-name-complex="Courier New"/>
    </style:style>
    <style:style style:name="P4326" style:parent-style-name="PlainText" style:family="paragraph">
      <style:text-properties style:font-name="Courier New" style:font-name-complex="Courier New"/>
    </style:style>
    <style:style style:name="P4327" style:parent-style-name="PlainText" style:family="paragraph">
      <style:text-properties style:font-name="Courier New" style:font-name-complex="Courier New"/>
    </style:style>
    <style:style style:name="P4328" style:parent-style-name="PlainText" style:family="paragraph">
      <style:text-properties style:font-name="Courier New" style:font-name-complex="Courier New"/>
    </style:style>
    <style:style style:name="P4329" style:parent-style-name="PlainText" style:family="paragraph">
      <style:text-properties style:font-name="Courier New" style:font-name-complex="Courier New"/>
    </style:style>
    <style:style style:name="P4330" style:parent-style-name="PlainText" style:family="paragraph">
      <style:text-properties style:font-name="Courier New" style:font-name-complex="Courier New"/>
    </style:style>
    <style:style style:name="P4331" style:parent-style-name="PlainText" style:family="paragraph">
      <style:text-properties style:font-name="Courier New" style:font-name-complex="Courier New"/>
    </style:style>
    <style:style style:name="P4332" style:parent-style-name="PlainText" style:family="paragraph">
      <style:text-properties style:font-name="Courier New" style:font-name-complex="Courier New"/>
    </style:style>
    <style:style style:name="P4333" style:parent-style-name="PlainText" style:family="paragraph">
      <style:text-properties style:font-name="Courier New" style:font-name-complex="Courier New"/>
    </style:style>
    <style:style style:name="P4334" style:parent-style-name="PlainText" style:family="paragraph">
      <style:text-properties style:font-name="Courier New" style:font-name-complex="Courier New"/>
    </style:style>
    <style:style style:name="P4335" style:parent-style-name="PlainText" style:family="paragraph">
      <style:text-properties style:font-name="Courier New" style:font-name-complex="Courier New"/>
    </style:style>
    <style:style style:name="P4336" style:parent-style-name="PlainText" style:family="paragraph">
      <style:text-properties style:font-name="Courier New" style:font-name-complex="Courier New"/>
    </style:style>
    <style:style style:name="P4337" style:parent-style-name="PlainText" style:family="paragraph">
      <style:text-properties style:font-name="Courier New" style:font-name-complex="Courier New"/>
    </style:style>
    <style:style style:name="P4338" style:parent-style-name="PlainText" style:family="paragraph">
      <style:text-properties style:font-name="Courier New" style:font-name-complex="Courier New"/>
    </style:style>
    <style:style style:name="P4339" style:parent-style-name="PlainText" style:family="paragraph">
      <style:text-properties style:font-name="Courier New" style:font-name-complex="Courier New"/>
    </style:style>
    <style:style style:name="P4340" style:parent-style-name="PlainText" style:family="paragraph">
      <style:text-properties style:font-name="Courier New" style:font-name-complex="Courier New"/>
    </style:style>
    <style:style style:name="P4341" style:parent-style-name="PlainText" style:family="paragraph">
      <style:text-properties style:font-name="Courier New" style:font-name-complex="Courier New"/>
    </style:style>
    <style:style style:name="P4342" style:parent-style-name="PlainText" style:family="paragraph">
      <style:text-properties style:font-name="Courier New" style:font-name-complex="Courier New"/>
    </style:style>
    <style:style style:name="P4343" style:parent-style-name="PlainText" style:family="paragraph">
      <style:text-properties style:font-name="Courier New" style:font-name-complex="Courier New"/>
    </style:style>
    <style:style style:name="P4344" style:parent-style-name="PlainText" style:family="paragraph">
      <style:text-properties style:font-name="Courier New" style:font-name-complex="Courier New"/>
    </style:style>
    <style:style style:name="P4345" style:parent-style-name="PlainText" style:family="paragraph">
      <style:text-properties style:font-name="Courier New" style:font-name-complex="Courier New"/>
    </style:style>
    <style:style style:name="P4346" style:parent-style-name="PlainText" style:family="paragraph">
      <style:text-properties style:font-name="Courier New" style:font-name-complex="Courier New"/>
    </style:style>
    <style:style style:name="P4347" style:parent-style-name="PlainText" style:family="paragraph">
      <style:text-properties style:font-name="Courier New" style:font-name-complex="Courier New"/>
    </style:style>
    <style:style style:name="P4348" style:parent-style-name="PlainText" style:family="paragraph">
      <style:text-properties style:font-name="Courier New" style:font-name-complex="Courier New"/>
    </style:style>
    <style:style style:name="P4349" style:parent-style-name="PlainText" style:family="paragraph">
      <style:text-properties style:font-name="Courier New" style:font-name-complex="Courier New"/>
    </style:style>
    <style:style style:name="P4350" style:parent-style-name="PlainText" style:family="paragraph">
      <style:text-properties style:font-name="Courier New" style:font-name-complex="Courier New"/>
    </style:style>
    <style:style style:name="P4351" style:parent-style-name="PlainText" style:family="paragraph">
      <style:text-properties style:font-name="Courier New" style:font-name-complex="Courier New"/>
    </style:style>
    <style:style style:name="P4352" style:parent-style-name="PlainText" style:family="paragraph">
      <style:text-properties style:font-name="Courier New" style:font-name-complex="Courier New"/>
    </style:style>
    <style:style style:name="P4353" style:parent-style-name="PlainText" style:family="paragraph">
      <style:text-properties style:font-name="Courier New" style:font-name-complex="Courier New"/>
    </style:style>
    <style:style style:name="P4354" style:parent-style-name="PlainText" style:family="paragraph">
      <style:text-properties style:font-name="Courier New" style:font-name-complex="Courier New"/>
    </style:style>
    <style:style style:name="P4355" style:parent-style-name="PlainText" style:family="paragraph">
      <style:text-properties style:font-name="Courier New" style:font-name-complex="Courier New"/>
    </style:style>
    <style:style style:name="P4356" style:parent-style-name="PlainText" style:family="paragraph">
      <style:text-properties style:font-name="Courier New" style:font-name-complex="Courier New"/>
    </style:style>
    <style:style style:name="P4357" style:parent-style-name="PlainText" style:family="paragraph">
      <style:text-properties style:font-name="Courier New" style:font-name-complex="Courier New"/>
    </style:style>
    <style:style style:name="P4358" style:parent-style-name="PlainText" style:family="paragraph">
      <style:text-properties style:font-name="Courier New" style:font-name-complex="Courier New"/>
    </style:style>
    <style:style style:name="P4359" style:parent-style-name="PlainText" style:family="paragraph">
      <style:text-properties style:font-name="Courier New" style:font-name-complex="Courier New"/>
    </style:style>
    <style:style style:name="P4360" style:parent-style-name="PlainText" style:family="paragraph">
      <style:text-properties style:font-name="Courier New" style:font-name-complex="Courier New"/>
    </style:style>
    <style:style style:name="P4361" style:parent-style-name="PlainText" style:family="paragraph">
      <style:text-properties style:font-name="Courier New" style:font-name-complex="Courier New"/>
    </style:style>
    <style:style style:name="P4362" style:parent-style-name="PlainText" style:family="paragraph">
      <style:text-properties style:font-name="Courier New" style:font-name-complex="Courier New"/>
    </style:style>
    <style:style style:name="P4363" style:parent-style-name="PlainText" style:family="paragraph">
      <style:text-properties style:font-name="Courier New" style:font-name-complex="Courier New"/>
    </style:style>
    <style:style style:name="P4364" style:parent-style-name="PlainText" style:family="paragraph">
      <style:text-properties style:font-name="Courier New" style:font-name-complex="Courier New"/>
    </style:style>
    <style:style style:name="P4365" style:parent-style-name="PlainText" style:family="paragraph">
      <style:text-properties style:font-name="Courier New" style:font-name-complex="Courier New"/>
    </style:style>
    <style:style style:name="P4366" style:parent-style-name="PlainText" style:family="paragraph">
      <style:text-properties style:font-name="Courier New" style:font-name-complex="Courier New"/>
    </style:style>
    <style:style style:name="P4367" style:parent-style-name="PlainText" style:family="paragraph">
      <style:text-properties style:font-name="Courier New" style:font-name-complex="Courier New"/>
    </style:style>
    <style:style style:name="P4368" style:parent-style-name="PlainText" style:family="paragraph">
      <style:text-properties style:font-name="Courier New" style:font-name-complex="Courier New"/>
    </style:style>
    <style:style style:name="P4369" style:parent-style-name="PlainText" style:family="paragraph">
      <style:text-properties style:font-name="Courier New" style:font-name-complex="Courier New"/>
    </style:style>
    <style:style style:name="P4370" style:parent-style-name="PlainText" style:family="paragraph">
      <style:text-properties style:font-name="Courier New" style:font-name-complex="Courier New"/>
    </style:style>
    <style:style style:name="P4371" style:parent-style-name="PlainText" style:family="paragraph">
      <style:text-properties style:font-name="Courier New" style:font-name-complex="Courier New"/>
    </style:style>
    <style:style style:name="P4372" style:parent-style-name="PlainText" style:family="paragraph">
      <style:text-properties style:font-name="Courier New" style:font-name-complex="Courier New"/>
    </style:style>
    <style:style style:name="P4373" style:parent-style-name="PlainText" style:family="paragraph">
      <style:text-properties style:font-name="Courier New" style:font-name-complex="Courier New"/>
    </style:style>
    <style:style style:name="P4374" style:parent-style-name="PlainText" style:family="paragraph">
      <style:text-properties style:font-name="Courier New" style:font-name-complex="Courier New"/>
    </style:style>
    <style:style style:name="P4375" style:parent-style-name="PlainText" style:family="paragraph">
      <style:text-properties style:font-name="Courier New" style:font-name-complex="Courier New"/>
    </style:style>
    <style:style style:name="P4376" style:parent-style-name="PlainText" style:family="paragraph">
      <style:text-properties style:font-name="Courier New" style:font-name-complex="Courier New"/>
    </style:style>
    <style:style style:name="P4377" style:parent-style-name="PlainText" style:family="paragraph">
      <style:text-properties style:font-name="Courier New" style:font-name-complex="Courier New"/>
    </style:style>
    <style:style style:name="P4378" style:parent-style-name="PlainText" style:family="paragraph">
      <style:text-properties style:font-name="Courier New" style:font-name-complex="Courier New"/>
    </style:style>
    <style:style style:name="P4379" style:parent-style-name="PlainText" style:family="paragraph">
      <style:text-properties style:font-name="Courier New" style:font-name-complex="Courier New"/>
    </style:style>
    <style:style style:name="P4380" style:parent-style-name="PlainText" style:family="paragraph">
      <style:text-properties style:font-name="Courier New" style:font-name-complex="Courier New"/>
    </style:style>
    <style:style style:name="P4381" style:parent-style-name="PlainText" style:family="paragraph">
      <style:text-properties style:font-name="Courier New" style:font-name-complex="Courier New"/>
    </style:style>
    <style:style style:name="P4382" style:parent-style-name="PlainText" style:family="paragraph">
      <style:text-properties style:font-name="Courier New" style:font-name-complex="Courier New"/>
    </style:style>
    <style:style style:name="P4383" style:parent-style-name="PlainText" style:family="paragraph">
      <style:text-properties style:font-name="Courier New" style:font-name-complex="Courier New"/>
    </style:style>
    <style:style style:name="P4384" style:parent-style-name="PlainText" style:family="paragraph">
      <style:text-properties style:font-name="Courier New" style:font-name-complex="Courier New"/>
    </style:style>
    <style:style style:name="P4385" style:parent-style-name="PlainText" style:family="paragraph">
      <style:text-properties style:font-name="Courier New" style:font-name-complex="Courier New"/>
    </style:style>
    <style:style style:name="P4386" style:parent-style-name="PlainText" style:family="paragraph">
      <style:text-properties style:font-name="Courier New" style:font-name-complex="Courier New"/>
    </style:style>
    <style:style style:name="P4387" style:parent-style-name="PlainText" style:family="paragraph">
      <style:text-properties style:font-name="Courier New" style:font-name-complex="Courier New"/>
    </style:style>
    <style:style style:name="P4388" style:parent-style-name="PlainText" style:family="paragraph">
      <style:text-properties style:font-name="Courier New" style:font-name-complex="Courier New"/>
    </style:style>
    <style:style style:name="P4389" style:parent-style-name="PlainText" style:family="paragraph">
      <style:text-properties style:font-name="Courier New" style:font-name-complex="Courier New"/>
    </style:style>
    <style:style style:name="P4390" style:parent-style-name="PlainText" style:family="paragraph">
      <style:text-properties style:font-name="Courier New" style:font-name-complex="Courier New"/>
    </style:style>
    <style:style style:name="P4391" style:parent-style-name="PlainText" style:family="paragraph">
      <style:text-properties style:font-name="Courier New" style:font-name-complex="Courier New"/>
    </style:style>
    <style:style style:name="P4392" style:parent-style-name="PlainText" style:family="paragraph">
      <style:text-properties style:font-name="Courier New" style:font-name-complex="Courier New"/>
    </style:style>
    <style:style style:name="P4393" style:parent-style-name="PlainText" style:family="paragraph">
      <style:text-properties style:font-name="Courier New" style:font-name-complex="Courier New"/>
    </style:style>
    <style:style style:name="P4394" style:parent-style-name="PlainText" style:family="paragraph">
      <style:text-properties style:font-name="Courier New" style:font-name-complex="Courier New"/>
    </style:style>
    <style:style style:name="P4395" style:parent-style-name="PlainText" style:family="paragraph">
      <style:text-properties style:font-name="Courier New" style:font-name-complex="Courier New"/>
    </style:style>
    <style:style style:name="P4396" style:parent-style-name="PlainText" style:family="paragraph">
      <style:text-properties style:font-name="Courier New" style:font-name-complex="Courier New"/>
    </style:style>
    <style:style style:name="P4397" style:parent-style-name="PlainText" style:family="paragraph">
      <style:text-properties style:font-name="Courier New" style:font-name-complex="Courier New"/>
    </style:style>
    <style:style style:name="P4398" style:parent-style-name="PlainText" style:family="paragraph">
      <style:text-properties style:font-name="Courier New" style:font-name-complex="Courier New"/>
    </style:style>
    <style:style style:name="P4399" style:parent-style-name="PlainText" style:family="paragraph">
      <style:text-properties style:font-name="Courier New" style:font-name-complex="Courier New"/>
    </style:style>
    <style:style style:name="P4400" style:parent-style-name="PlainText" style:family="paragraph">
      <style:text-properties style:font-name="Courier New" style:font-name-complex="Courier New"/>
    </style:style>
    <style:style style:name="P4401" style:parent-style-name="PlainText" style:family="paragraph">
      <style:text-properties style:font-name="Courier New" style:font-name-complex="Courier New"/>
    </style:style>
    <style:style style:name="P4402" style:parent-style-name="PlainText" style:family="paragraph">
      <style:text-properties style:font-name="Courier New" style:font-name-complex="Courier New"/>
    </style:style>
    <style:style style:name="P4403" style:parent-style-name="PlainText" style:family="paragraph">
      <style:text-properties style:font-name="Courier New" style:font-name-complex="Courier New"/>
    </style:style>
    <style:style style:name="P4404" style:parent-style-name="PlainText" style:family="paragraph">
      <style:text-properties style:font-name="Courier New" style:font-name-complex="Courier New"/>
    </style:style>
    <style:style style:name="P4405" style:parent-style-name="PlainText" style:family="paragraph">
      <style:text-properties style:font-name="Courier New" style:font-name-complex="Courier New"/>
    </style:style>
    <style:style style:name="P4406" style:parent-style-name="PlainText" style:family="paragraph">
      <style:text-properties style:font-name="Courier New" style:font-name-complex="Courier New"/>
    </style:style>
    <style:style style:name="P4407" style:parent-style-name="PlainText" style:family="paragraph">
      <style:text-properties style:font-name="Courier New" style:font-name-complex="Courier New"/>
    </style:style>
    <style:style style:name="P4408" style:parent-style-name="PlainText" style:family="paragraph">
      <style:text-properties style:font-name="Courier New" style:font-name-complex="Courier New"/>
    </style:style>
    <style:style style:name="P4409" style:parent-style-name="PlainText" style:family="paragraph">
      <style:text-properties style:font-name="Courier New" style:font-name-complex="Courier New"/>
    </style:style>
    <style:style style:name="P4410" style:parent-style-name="PlainText" style:family="paragraph">
      <style:text-properties style:font-name="Courier New" style:font-name-complex="Courier New"/>
    </style:style>
    <style:style style:name="P4411" style:parent-style-name="PlainText" style:family="paragraph">
      <style:text-properties style:font-name="Courier New" style:font-name-complex="Courier New"/>
    </style:style>
    <style:style style:name="P4412" style:parent-style-name="PlainText" style:family="paragraph">
      <style:text-properties style:font-name="Courier New" style:font-name-complex="Courier New"/>
    </style:style>
    <style:style style:name="P4413" style:parent-style-name="PlainText" style:family="paragraph">
      <style:text-properties style:font-name="Courier New" style:font-name-complex="Courier New"/>
    </style:style>
    <style:style style:name="P4414" style:parent-style-name="PlainText" style:family="paragraph">
      <style:text-properties style:font-name="Courier New" style:font-name-complex="Courier New"/>
    </style:style>
    <style:style style:name="P4415" style:parent-style-name="PlainText" style:family="paragraph">
      <style:text-properties style:font-name="Courier New" style:font-name-complex="Courier New"/>
    </style:style>
    <style:style style:name="P4416" style:parent-style-name="PlainText" style:family="paragraph">
      <style:text-properties style:font-name="Courier New" style:font-name-complex="Courier New"/>
    </style:style>
    <style:style style:name="P4417" style:parent-style-name="PlainText" style:family="paragraph">
      <style:text-properties style:font-name="Courier New" style:font-name-complex="Courier New"/>
    </style:style>
    <style:style style:name="P4418" style:parent-style-name="PlainText" style:family="paragraph">
      <style:text-properties style:font-name="Courier New" style:font-name-complex="Courier New"/>
    </style:style>
    <style:style style:name="P4419" style:parent-style-name="PlainText" style:family="paragraph">
      <style:text-properties style:font-name="Courier New" style:font-name-complex="Courier New"/>
    </style:style>
    <style:style style:name="P4420" style:parent-style-name="PlainText" style:family="paragraph">
      <style:text-properties style:font-name="Courier New" style:font-name-complex="Courier New"/>
    </style:style>
    <style:style style:name="P4421" style:parent-style-name="PlainText" style:family="paragraph">
      <style:text-properties style:font-name="Courier New" style:font-name-complex="Courier New"/>
    </style:style>
    <style:style style:name="P4422" style:parent-style-name="PlainText" style:family="paragraph">
      <style:text-properties style:font-name="Courier New" style:font-name-complex="Courier New"/>
    </style:style>
    <style:style style:name="P4423" style:parent-style-name="PlainText" style:family="paragraph">
      <style:text-properties style:font-name="Courier New" style:font-name-complex="Courier New"/>
    </style:style>
    <style:style style:name="P4424" style:parent-style-name="PlainText" style:family="paragraph">
      <style:text-properties style:font-name="Courier New" style:font-name-complex="Courier New"/>
    </style:style>
    <style:style style:name="P4425" style:parent-style-name="PlainText" style:family="paragraph">
      <style:text-properties style:font-name="Courier New" style:font-name-complex="Courier New"/>
    </style:style>
    <style:style style:name="P4426" style:parent-style-name="PlainText" style:family="paragraph">
      <style:text-properties style:font-name="Courier New" style:font-name-complex="Courier New"/>
    </style:style>
    <style:style style:name="P4427" style:parent-style-name="PlainText" style:family="paragraph">
      <style:text-properties style:font-name="Courier New" style:font-name-complex="Courier New"/>
    </style:style>
    <style:style style:name="P4428" style:parent-style-name="PlainText" style:family="paragraph">
      <style:text-properties style:font-name="Courier New" style:font-name-complex="Courier New"/>
    </style:style>
    <style:style style:name="P4429" style:parent-style-name="PlainText" style:family="paragraph">
      <style:text-properties style:font-name="Courier New" style:font-name-complex="Courier New"/>
    </style:style>
    <style:style style:name="P4430" style:parent-style-name="PlainText" style:family="paragraph">
      <style:text-properties style:font-name="Courier New" style:font-name-complex="Courier New"/>
    </style:style>
    <style:style style:name="P4431" style:parent-style-name="PlainText" style:family="paragraph">
      <style:text-properties style:font-name="Courier New" style:font-name-complex="Courier New"/>
    </style:style>
    <style:style style:name="P4432" style:parent-style-name="PlainText" style:family="paragraph">
      <style:text-properties style:font-name="Courier New" style:font-name-complex="Courier New"/>
    </style:style>
    <style:style style:name="P4433" style:parent-style-name="PlainText" style:family="paragraph">
      <style:text-properties style:font-name="Courier New" style:font-name-complex="Courier New"/>
    </style:style>
    <style:style style:name="P4434" style:parent-style-name="PlainText" style:family="paragraph">
      <style:text-properties style:font-name="Courier New" style:font-name-complex="Courier New"/>
    </style:style>
    <style:style style:name="P4435" style:parent-style-name="PlainText" style:family="paragraph">
      <style:text-properties style:font-name="Courier New" style:font-name-complex="Courier New"/>
    </style:style>
    <style:style style:name="P4436" style:parent-style-name="PlainText" style:family="paragraph">
      <style:text-properties style:font-name="Courier New" style:font-name-complex="Courier New"/>
    </style:style>
    <style:style style:name="P4437" style:parent-style-name="PlainText" style:family="paragraph">
      <style:text-properties style:font-name="Courier New" style:font-name-complex="Courier New"/>
    </style:style>
    <style:style style:name="P4438" style:parent-style-name="PlainText" style:family="paragraph">
      <style:text-properties style:font-name="Courier New" style:font-name-complex="Courier New"/>
    </style:style>
    <style:style style:name="P4439" style:parent-style-name="PlainText" style:family="paragraph">
      <style:text-properties style:font-name="Courier New" style:font-name-complex="Courier New"/>
    </style:style>
    <style:style style:name="P4440" style:parent-style-name="PlainText" style:family="paragraph">
      <style:text-properties style:font-name="Courier New" style:font-name-complex="Courier New"/>
    </style:style>
    <style:style style:name="P4441" style:parent-style-name="PlainText" style:family="paragraph">
      <style:text-properties style:font-name="Courier New" style:font-name-complex="Courier New"/>
    </style:style>
    <style:style style:name="P4442" style:parent-style-name="PlainText" style:family="paragraph">
      <style:text-properties style:font-name="Courier New" style:font-name-complex="Courier New"/>
    </style:style>
    <style:style style:name="P4443" style:parent-style-name="PlainText" style:family="paragraph">
      <style:text-properties style:font-name="Courier New" style:font-name-complex="Courier New"/>
    </style:style>
    <style:style style:name="P4444" style:parent-style-name="PlainText" style:family="paragraph">
      <style:text-properties style:font-name="Courier New" style:font-name-complex="Courier New"/>
    </style:style>
    <style:style style:name="P4445" style:parent-style-name="PlainText" style:family="paragraph">
      <style:text-properties style:font-name="Courier New" style:font-name-complex="Courier New"/>
    </style:style>
    <style:style style:name="P4446" style:parent-style-name="PlainText" style:family="paragraph">
      <style:text-properties style:font-name="Courier New" style:font-name-complex="Courier New"/>
    </style:style>
    <style:style style:name="P4447" style:parent-style-name="PlainText" style:family="paragraph">
      <style:text-properties style:font-name="Courier New" style:font-name-complex="Courier New"/>
    </style:style>
    <style:style style:name="P4448" style:parent-style-name="PlainText" style:family="paragraph">
      <style:text-properties style:font-name="Courier New" style:font-name-complex="Courier New"/>
    </style:style>
    <style:style style:name="P4449" style:parent-style-name="PlainText" style:family="paragraph">
      <style:text-properties style:font-name="Courier New" style:font-name-complex="Courier New"/>
    </style:style>
    <style:style style:name="P4450" style:parent-style-name="PlainText" style:family="paragraph">
      <style:text-properties style:font-name="Courier New" style:font-name-complex="Courier New"/>
    </style:style>
    <style:style style:name="P4451" style:parent-style-name="PlainText" style:family="paragraph">
      <style:text-properties style:font-name="Courier New" style:font-name-complex="Courier New"/>
    </style:style>
    <style:style style:name="P4452" style:parent-style-name="PlainText" style:family="paragraph">
      <style:text-properties style:font-name="Courier New" style:font-name-complex="Courier New"/>
    </style:style>
    <style:style style:name="P4453" style:parent-style-name="PlainText" style:family="paragraph">
      <style:text-properties style:font-name="Courier New" style:font-name-complex="Courier New"/>
    </style:style>
    <style:style style:name="P4454" style:parent-style-name="PlainText" style:family="paragraph">
      <style:text-properties style:font-name="Courier New" style:font-name-complex="Courier New"/>
    </style:style>
    <style:style style:name="P4455" style:parent-style-name="PlainText" style:family="paragraph">
      <style:text-properties style:font-name="Courier New" style:font-name-complex="Courier New"/>
    </style:style>
    <style:style style:name="P4456" style:parent-style-name="PlainText" style:family="paragraph">
      <style:text-properties style:font-name="Courier New" style:font-name-complex="Courier New"/>
    </style:style>
    <style:style style:name="P4457" style:parent-style-name="PlainText" style:family="paragraph">
      <style:text-properties style:font-name="Courier New" style:font-name-complex="Courier New"/>
    </style:style>
    <style:style style:name="P4458" style:parent-style-name="PlainText" style:family="paragraph">
      <style:text-properties style:font-name="Courier New" style:font-name-complex="Courier New"/>
    </style:style>
    <style:style style:name="P4459" style:parent-style-name="PlainText" style:family="paragraph">
      <style:text-properties style:font-name="Courier New" style:font-name-complex="Courier New"/>
    </style:style>
    <style:style style:name="P4460" style:parent-style-name="PlainText" style:family="paragraph">
      <style:text-properties style:font-name="Courier New" style:font-name-complex="Courier New"/>
    </style:style>
    <style:style style:name="P4461" style:parent-style-name="PlainText" style:family="paragraph">
      <style:text-properties style:font-name="Courier New" style:font-name-complex="Courier New"/>
    </style:style>
    <style:style style:name="P4462" style:parent-style-name="PlainText" style:family="paragraph">
      <style:text-properties style:font-name="Courier New" style:font-name-complex="Courier New"/>
    </style:style>
    <style:style style:name="P4463" style:parent-style-name="PlainText" style:family="paragraph">
      <style:text-properties style:font-name="Courier New" style:font-name-complex="Courier New"/>
    </style:style>
    <style:style style:name="P4464" style:parent-style-name="PlainText" style:family="paragraph">
      <style:text-properties style:font-name="Courier New" style:font-name-complex="Courier New"/>
    </style:style>
    <style:style style:name="P4465" style:parent-style-name="PlainText" style:family="paragraph">
      <style:text-properties style:font-name="Courier New" style:font-name-complex="Courier New"/>
    </style:style>
    <style:style style:name="P4466" style:parent-style-name="PlainText" style:family="paragraph">
      <style:text-properties style:font-name="Courier New" style:font-name-complex="Courier New"/>
    </style:style>
    <style:style style:name="P4467" style:parent-style-name="PlainText" style:family="paragraph">
      <style:text-properties style:font-name="Courier New" style:font-name-complex="Courier New"/>
    </style:style>
    <style:style style:name="P4468" style:parent-style-name="PlainText" style:family="paragraph">
      <style:text-properties style:font-name="Courier New" style:font-name-complex="Courier New"/>
    </style:style>
    <style:style style:name="P4469" style:parent-style-name="PlainText" style:family="paragraph">
      <style:text-properties style:font-name="Courier New" style:font-name-complex="Courier New"/>
    </style:style>
    <style:style style:name="P4470" style:parent-style-name="PlainText" style:family="paragraph">
      <style:text-properties style:font-name="Courier New" style:font-name-complex="Courier New"/>
    </style:style>
    <style:style style:name="P4471" style:parent-style-name="PlainText" style:family="paragraph">
      <style:text-properties style:font-name="Courier New" style:font-name-complex="Courier New"/>
    </style:style>
    <style:style style:name="P4472" style:parent-style-name="PlainText" style:family="paragraph">
      <style:text-properties style:font-name="Courier New" style:font-name-complex="Courier New"/>
    </style:style>
    <style:style style:name="P4473" style:parent-style-name="PlainText" style:family="paragraph">
      <style:text-properties style:font-name="Courier New" style:font-name-complex="Courier New"/>
    </style:style>
    <style:style style:name="P4474" style:parent-style-name="PlainText" style:family="paragraph">
      <style:text-properties style:font-name="Courier New" style:font-name-complex="Courier New"/>
    </style:style>
    <style:style style:name="P4475" style:parent-style-name="PlainText" style:family="paragraph">
      <style:text-properties style:font-name="Courier New" style:font-name-complex="Courier New"/>
    </style:style>
    <style:style style:name="P4476" style:parent-style-name="PlainText" style:family="paragraph">
      <style:text-properties style:font-name="Courier New" style:font-name-complex="Courier New"/>
    </style:style>
    <style:style style:name="P4477" style:parent-style-name="PlainText" style:family="paragraph">
      <style:text-properties style:font-name="Courier New" style:font-name-complex="Courier New"/>
    </style:style>
    <style:style style:name="P4478" style:parent-style-name="PlainText" style:family="paragraph">
      <style:text-properties style:font-name="Courier New" style:font-name-complex="Courier New"/>
    </style:style>
    <style:style style:name="P4479" style:parent-style-name="PlainText" style:family="paragraph">
      <style:text-properties style:font-name="Courier New" style:font-name-complex="Courier New"/>
    </style:style>
    <style:style style:name="P4480" style:parent-style-name="PlainText" style:family="paragraph">
      <style:text-properties style:font-name="Courier New" style:font-name-complex="Courier New"/>
    </style:style>
    <style:style style:name="P4481" style:parent-style-name="PlainText" style:family="paragraph">
      <style:text-properties style:font-name="Courier New" style:font-name-complex="Courier New"/>
    </style:style>
    <style:style style:name="P4482" style:parent-style-name="PlainText" style:family="paragraph">
      <style:text-properties style:font-name="Courier New" style:font-name-complex="Courier New"/>
    </style:style>
    <style:style style:name="P4483" style:parent-style-name="PlainText" style:family="paragraph">
      <style:text-properties style:font-name="Courier New" style:font-name-complex="Courier New"/>
    </style:style>
    <style:style style:name="P4484" style:parent-style-name="PlainText" style:family="paragraph">
      <style:text-properties style:font-name="Courier New" style:font-name-complex="Courier New"/>
    </style:style>
    <style:style style:name="P4485" style:parent-style-name="PlainText" style:family="paragraph">
      <style:text-properties style:font-name="Courier New" style:font-name-complex="Courier New"/>
    </style:style>
    <style:style style:name="P4486" style:parent-style-name="PlainText" style:family="paragraph">
      <style:text-properties style:font-name="Courier New" style:font-name-complex="Courier New"/>
    </style:style>
    <style:style style:name="P4487" style:parent-style-name="PlainText" style:family="paragraph">
      <style:text-properties style:font-name="Courier New" style:font-name-complex="Courier New"/>
    </style:style>
    <style:style style:name="P4488" style:parent-style-name="PlainText" style:family="paragraph">
      <style:text-properties style:font-name="Courier New" style:font-name-complex="Courier New"/>
    </style:style>
    <style:style style:name="P4489" style:parent-style-name="PlainText" style:family="paragraph">
      <style:text-properties style:font-name="Courier New" style:font-name-complex="Courier New"/>
    </style:style>
    <style:style style:name="P4490" style:parent-style-name="PlainText" style:family="paragraph">
      <style:text-properties style:font-name="Courier New" style:font-name-complex="Courier New"/>
    </style:style>
    <style:style style:name="P4491" style:parent-style-name="PlainText" style:family="paragraph">
      <style:text-properties style:font-name="Courier New" style:font-name-complex="Courier New"/>
    </style:style>
    <style:style style:name="P4492" style:parent-style-name="PlainText" style:family="paragraph">
      <style:text-properties style:font-name="Courier New" style:font-name-complex="Courier New"/>
    </style:style>
    <style:style style:name="P4493" style:parent-style-name="PlainText" style:family="paragraph">
      <style:text-properties style:font-name="Courier New" style:font-name-complex="Courier New"/>
    </style:style>
    <style:style style:name="P4494" style:parent-style-name="PlainText" style:family="paragraph">
      <style:text-properties style:font-name="Courier New" style:font-name-complex="Courier New"/>
    </style:style>
    <style:style style:name="P4495" style:parent-style-name="PlainText" style:family="paragraph">
      <style:text-properties style:font-name="Courier New" style:font-name-complex="Courier New"/>
    </style:style>
    <style:style style:name="P4496" style:parent-style-name="PlainText" style:family="paragraph">
      <style:text-properties style:font-name="Courier New" style:font-name-complex="Courier New"/>
    </style:style>
    <style:style style:name="P4497" style:parent-style-name="PlainText" style:family="paragraph">
      <style:text-properties style:font-name="Courier New" style:font-name-complex="Courier New"/>
    </style:style>
    <style:style style:name="P4498" style:parent-style-name="PlainText" style:family="paragraph">
      <style:text-properties style:font-name="Courier New" style:font-name-complex="Courier New"/>
    </style:style>
    <style:style style:name="P4499" style:parent-style-name="PlainText" style:family="paragraph">
      <style:text-properties style:font-name="Courier New" style:font-name-complex="Courier New"/>
    </style:style>
    <style:style style:name="P4500" style:parent-style-name="PlainText" style:family="paragraph">
      <style:text-properties style:font-name="Courier New" style:font-name-complex="Courier New"/>
    </style:style>
    <style:style style:name="P4501" style:parent-style-name="PlainText" style:family="paragraph">
      <style:text-properties style:font-name="Courier New" style:font-name-complex="Courier New"/>
    </style:style>
    <style:style style:name="P4502" style:parent-style-name="PlainText" style:family="paragraph">
      <style:text-properties style:font-name="Courier New" style:font-name-complex="Courier New"/>
    </style:style>
    <style:style style:name="P4503" style:parent-style-name="PlainText" style:family="paragraph">
      <style:text-properties style:font-name="Courier New" style:font-name-complex="Courier New"/>
    </style:style>
    <style:style style:name="P4504" style:parent-style-name="PlainText" style:family="paragraph">
      <style:text-properties style:font-name="Courier New" style:font-name-complex="Courier New"/>
    </style:style>
    <style:style style:name="P4505" style:parent-style-name="PlainText" style:family="paragraph">
      <style:text-properties style:font-name="Courier New" style:font-name-complex="Courier New"/>
    </style:style>
    <style:style style:name="P4506" style:parent-style-name="PlainText" style:family="paragraph">
      <style:text-properties style:font-name="Courier New" style:font-name-complex="Courier New"/>
    </style:style>
    <style:style style:name="P4507" style:parent-style-name="PlainText" style:family="paragraph">
      <style:text-properties style:font-name="Courier New" style:font-name-complex="Courier New"/>
    </style:style>
    <style:style style:name="P4508" style:parent-style-name="PlainText" style:family="paragraph">
      <style:text-properties style:font-name="Courier New" style:font-name-complex="Courier New"/>
    </style:style>
    <style:style style:name="P4509" style:parent-style-name="PlainText" style:family="paragraph">
      <style:text-properties style:font-name="Courier New" style:font-name-complex="Courier New"/>
    </style:style>
    <style:style style:name="P4510" style:parent-style-name="PlainText" style:family="paragraph">
      <style:text-properties style:font-name="Courier New" style:font-name-complex="Courier New"/>
    </style:style>
    <style:style style:name="P4511" style:parent-style-name="PlainText" style:family="paragraph">
      <style:text-properties style:font-name="Courier New" style:font-name-complex="Courier New"/>
    </style:style>
    <style:style style:name="P4512" style:parent-style-name="PlainText" style:family="paragraph">
      <style:text-properties style:font-name="Courier New" style:font-name-complex="Courier New"/>
    </style:style>
    <style:style style:name="P4513" style:parent-style-name="PlainText" style:family="paragraph">
      <style:text-properties style:font-name="Courier New" style:font-name-complex="Courier New"/>
    </style:style>
    <style:style style:name="P4514" style:parent-style-name="PlainText" style:family="paragraph">
      <style:text-properties style:font-name="Courier New" style:font-name-complex="Courier New"/>
    </style:style>
    <style:style style:name="P4515" style:parent-style-name="PlainText" style:family="paragraph">
      <style:text-properties style:font-name="Courier New" style:font-name-complex="Courier New"/>
    </style:style>
    <style:style style:name="P4516" style:parent-style-name="PlainText" style:family="paragraph">
      <style:text-properties style:font-name="Courier New" style:font-name-complex="Courier New"/>
    </style:style>
    <style:style style:name="P4517" style:parent-style-name="PlainText" style:family="paragraph">
      <style:text-properties style:font-name="Courier New" style:font-name-complex="Courier New"/>
    </style:style>
    <style:style style:name="P4518" style:parent-style-name="PlainText" style:family="paragraph">
      <style:text-properties style:font-name="Courier New" style:font-name-complex="Courier New"/>
    </style:style>
    <style:style style:name="P4519" style:parent-style-name="PlainText" style:family="paragraph">
      <style:text-properties style:font-name="Courier New" style:font-name-complex="Courier New"/>
    </style:style>
    <style:style style:name="P4520" style:parent-style-name="PlainText" style:family="paragraph">
      <style:text-properties style:font-name="Courier New" style:font-name-complex="Courier New"/>
    </style:style>
    <style:style style:name="P4521" style:parent-style-name="PlainText" style:family="paragraph">
      <style:text-properties style:font-name="Courier New" style:font-name-complex="Courier New"/>
    </style:style>
    <style:style style:name="P4522" style:parent-style-name="PlainText" style:family="paragraph">
      <style:text-properties style:font-name="Courier New" style:font-name-complex="Courier New"/>
    </style:style>
    <style:style style:name="P4523" style:parent-style-name="PlainText" style:family="paragraph">
      <style:text-properties style:font-name="Courier New" style:font-name-complex="Courier New"/>
    </style:style>
    <style:style style:name="P4524" style:parent-style-name="PlainText" style:family="paragraph">
      <style:text-properties style:font-name="Courier New" style:font-name-complex="Courier New"/>
    </style:style>
    <style:style style:name="P4525" style:parent-style-name="PlainText" style:family="paragraph">
      <style:text-properties style:font-name="Courier New" style:font-name-complex="Courier New"/>
    </style:style>
    <style:style style:name="P4526" style:parent-style-name="PlainText" style:family="paragraph">
      <style:text-properties style:font-name="Courier New" style:font-name-complex="Courier New"/>
    </style:style>
    <style:style style:name="P4527" style:parent-style-name="PlainText" style:family="paragraph">
      <style:text-properties style:font-name="Courier New" style:font-name-complex="Courier New"/>
    </style:style>
    <style:style style:name="P4528" style:parent-style-name="PlainText" style:family="paragraph">
      <style:text-properties style:font-name="Courier New" style:font-name-complex="Courier New"/>
    </style:style>
    <style:style style:name="P4529" style:parent-style-name="PlainText" style:family="paragraph">
      <style:text-properties style:font-name="Courier New" style:font-name-complex="Courier New"/>
    </style:style>
    <style:style style:name="P4530" style:parent-style-name="PlainText" style:family="paragraph">
      <style:text-properties style:font-name="Courier New" style:font-name-complex="Courier New"/>
    </style:style>
    <style:style style:name="P4531" style:parent-style-name="PlainText" style:family="paragraph">
      <style:text-properties style:font-name="Courier New" style:font-name-complex="Courier New"/>
    </style:style>
    <style:style style:name="P4532" style:parent-style-name="PlainText" style:family="paragraph">
      <style:text-properties style:font-name="Courier New" style:font-name-complex="Courier New"/>
    </style:style>
    <style:style style:name="P4533" style:parent-style-name="PlainText" style:family="paragraph">
      <style:text-properties style:font-name="Courier New" style:font-name-complex="Courier New"/>
    </style:style>
    <style:style style:name="P4534" style:parent-style-name="PlainText" style:family="paragraph">
      <style:text-properties style:font-name="Courier New" style:font-name-complex="Courier New"/>
    </style:style>
    <style:style style:name="P4535" style:parent-style-name="PlainText" style:family="paragraph">
      <style:text-properties style:font-name="Courier New" style:font-name-complex="Courier New"/>
    </style:style>
    <style:style style:name="P4536" style:parent-style-name="PlainText" style:family="paragraph">
      <style:text-properties style:font-name="Courier New" style:font-name-complex="Courier New"/>
    </style:style>
    <style:style style:name="P4537" style:parent-style-name="PlainText" style:family="paragraph">
      <style:text-properties style:font-name="Courier New" style:font-name-complex="Courier New"/>
    </style:style>
    <style:style style:name="P4538" style:parent-style-name="PlainText" style:family="paragraph">
      <style:text-properties style:font-name="Courier New" style:font-name-complex="Courier New"/>
    </style:style>
    <style:style style:name="P4539" style:parent-style-name="PlainText" style:family="paragraph">
      <style:text-properties style:font-name="Courier New" style:font-name-complex="Courier New"/>
    </style:style>
    <style:style style:name="P4540" style:parent-style-name="PlainText" style:family="paragraph">
      <style:text-properties style:font-name="Courier New" style:font-name-complex="Courier New"/>
    </style:style>
    <style:style style:name="P4541" style:parent-style-name="PlainText" style:family="paragraph">
      <style:text-properties style:font-name="Courier New" style:font-name-complex="Courier New"/>
    </style:style>
    <style:style style:name="P4542" style:parent-style-name="PlainText" style:family="paragraph">
      <style:text-properties style:font-name="Courier New" style:font-name-complex="Courier New"/>
    </style:style>
    <style:style style:name="P4543" style:parent-style-name="PlainText" style:family="paragraph">
      <style:text-properties style:font-name="Courier New" style:font-name-complex="Courier New"/>
    </style:style>
    <style:style style:name="P4544" style:parent-style-name="PlainText" style:family="paragraph">
      <style:text-properties style:font-name="Courier New" style:font-name-complex="Courier New"/>
    </style:style>
    <style:style style:name="P4545" style:parent-style-name="PlainText" style:family="paragraph">
      <style:text-properties style:font-name="Courier New" style:font-name-complex="Courier New"/>
    </style:style>
    <style:style style:name="P4546" style:parent-style-name="PlainText" style:family="paragraph">
      <style:text-properties style:font-name="Courier New" style:font-name-complex="Courier New"/>
    </style:style>
    <style:style style:name="P4547" style:parent-style-name="PlainText" style:family="paragraph">
      <style:text-properties style:font-name="Courier New" style:font-name-complex="Courier New"/>
    </style:style>
    <style:style style:name="P4548" style:parent-style-name="PlainText" style:family="paragraph">
      <style:text-properties style:font-name="Courier New" style:font-name-complex="Courier New"/>
    </style:style>
    <style:style style:name="P4549" style:parent-style-name="PlainText" style:family="paragraph">
      <style:text-properties style:font-name="Courier New" style:font-name-complex="Courier New"/>
    </style:style>
    <style:style style:name="P4550" style:parent-style-name="PlainText" style:family="paragraph">
      <style:text-properties style:font-name="Courier New" style:font-name-complex="Courier New"/>
    </style:style>
    <style:style style:name="P4551" style:parent-style-name="PlainText" style:family="paragraph">
      <style:text-properties style:font-name="Courier New" style:font-name-complex="Courier New"/>
    </style:style>
    <style:style style:name="P4552" style:parent-style-name="PlainText" style:family="paragraph">
      <style:text-properties style:font-name="Courier New" style:font-name-complex="Courier New"/>
    </style:style>
    <style:style style:name="P4553" style:parent-style-name="PlainText" style:family="paragraph">
      <style:text-properties style:font-name="Courier New" style:font-name-complex="Courier New"/>
    </style:style>
    <style:style style:name="P4554" style:parent-style-name="PlainText" style:family="paragraph">
      <style:text-properties style:font-name="Courier New" style:font-name-complex="Courier New"/>
    </style:style>
    <style:style style:name="P4555" style:parent-style-name="PlainText" style:family="paragraph">
      <style:text-properties style:font-name="Courier New" style:font-name-complex="Courier New"/>
    </style:style>
    <style:style style:name="P4556" style:parent-style-name="PlainText" style:family="paragraph">
      <style:text-properties style:font-name="Courier New" style:font-name-complex="Courier New"/>
    </style:style>
    <style:style style:name="P4557" style:parent-style-name="PlainText" style:family="paragraph">
      <style:text-properties style:font-name="Courier New" style:font-name-complex="Courier New"/>
    </style:style>
    <style:style style:name="P4558" style:parent-style-name="PlainText" style:family="paragraph">
      <style:text-properties style:font-name="Courier New" style:font-name-complex="Courier New"/>
    </style:style>
    <style:style style:name="P4559" style:parent-style-name="PlainText" style:family="paragraph">
      <style:text-properties style:font-name="Courier New" style:font-name-complex="Courier New"/>
    </style:style>
    <style:style style:name="P4560" style:parent-style-name="PlainText" style:family="paragraph">
      <style:text-properties style:font-name="Courier New" style:font-name-complex="Courier New"/>
    </style:style>
    <style:style style:name="P4561" style:parent-style-name="PlainText" style:family="paragraph">
      <style:text-properties style:font-name="Courier New" style:font-name-complex="Courier New"/>
    </style:style>
    <style:style style:name="P4562" style:parent-style-name="PlainText" style:family="paragraph">
      <style:text-properties style:font-name="Courier New" style:font-name-complex="Courier New"/>
    </style:style>
    <style:style style:name="P4563" style:parent-style-name="PlainText" style:family="paragraph">
      <style:text-properties style:font-name="Courier New" style:font-name-complex="Courier New"/>
    </style:style>
    <style:style style:name="P4564" style:parent-style-name="PlainText" style:family="paragraph">
      <style:text-properties style:font-name="Courier New" style:font-name-complex="Courier New"/>
    </style:style>
    <style:style style:name="P4565" style:parent-style-name="PlainText" style:family="paragraph">
      <style:text-properties style:font-name="Courier New" style:font-name-complex="Courier New"/>
    </style:style>
    <style:style style:name="P4566" style:parent-style-name="PlainText" style:family="paragraph">
      <style:text-properties style:font-name="Courier New" style:font-name-complex="Courier New"/>
    </style:style>
    <style:style style:name="P4567" style:parent-style-name="PlainText" style:family="paragraph">
      <style:text-properties style:font-name="Courier New" style:font-name-complex="Courier New"/>
    </style:style>
    <style:style style:name="P4568" style:parent-style-name="PlainText" style:family="paragraph">
      <style:text-properties style:font-name="Courier New" style:font-name-complex="Courier New"/>
    </style:style>
    <style:style style:name="P4569" style:parent-style-name="PlainText" style:family="paragraph">
      <style:text-properties style:font-name="Courier New" style:font-name-complex="Courier New"/>
    </style:style>
    <style:style style:name="P4570" style:parent-style-name="PlainText" style:family="paragraph">
      <style:text-properties style:font-name="Courier New" style:font-name-complex="Courier New"/>
    </style:style>
    <style:style style:name="P4571" style:parent-style-name="PlainText" style:family="paragraph">
      <style:text-properties style:font-name="Courier New" style:font-name-complex="Courier New"/>
    </style:style>
    <style:style style:name="P4572" style:parent-style-name="PlainText" style:family="paragraph">
      <style:text-properties style:font-name="Courier New" style:font-name-complex="Courier New"/>
    </style:style>
    <style:style style:name="P4573" style:parent-style-name="PlainText" style:family="paragraph">
      <style:text-properties style:font-name="Courier New" style:font-name-complex="Courier New"/>
    </style:style>
    <style:style style:name="P4574" style:parent-style-name="PlainText" style:family="paragraph">
      <style:text-properties style:font-name="Courier New" style:font-name-complex="Courier New"/>
    </style:style>
    <style:style style:name="P4575" style:parent-style-name="PlainText" style:family="paragraph">
      <style:text-properties style:font-name="Courier New" style:font-name-complex="Courier New"/>
    </style:style>
    <style:style style:name="P4576" style:parent-style-name="PlainText" style:family="paragraph">
      <style:text-properties style:font-name="Courier New" style:font-name-complex="Courier New"/>
    </style:style>
    <style:style style:name="P4577" style:parent-style-name="PlainText" style:family="paragraph">
      <style:text-properties style:font-name="Courier New" style:font-name-complex="Courier New"/>
    </style:style>
    <style:style style:name="P4578" style:parent-style-name="PlainText" style:family="paragraph">
      <style:text-properties style:font-name="Courier New" style:font-name-complex="Courier New"/>
    </style:style>
    <style:style style:name="P4579" style:parent-style-name="PlainText" style:family="paragraph">
      <style:text-properties style:font-name="Courier New" style:font-name-complex="Courier New"/>
    </style:style>
    <style:style style:name="P4580" style:parent-style-name="PlainText" style:family="paragraph">
      <style:text-properties style:font-name="Courier New" style:font-name-complex="Courier New"/>
    </style:style>
    <style:style style:name="P4581" style:parent-style-name="PlainText" style:family="paragraph">
      <style:text-properties style:font-name="Courier New" style:font-name-complex="Courier New"/>
    </style:style>
    <style:style style:name="P4582" style:parent-style-name="PlainText" style:family="paragraph">
      <style:text-properties style:font-name="Courier New" style:font-name-complex="Courier New"/>
    </style:style>
    <style:style style:name="P4583" style:parent-style-name="PlainText" style:family="paragraph">
      <style:text-properties style:font-name="Courier New" style:font-name-complex="Courier New"/>
    </style:style>
    <style:style style:name="P4584" style:parent-style-name="PlainText" style:family="paragraph">
      <style:text-properties style:font-name="Courier New" style:font-name-complex="Courier New"/>
    </style:style>
    <style:style style:name="P4585" style:parent-style-name="PlainText" style:family="paragraph">
      <style:text-properties style:font-name="Courier New" style:font-name-complex="Courier New"/>
    </style:style>
    <style:style style:name="P4586" style:parent-style-name="PlainText" style:family="paragraph">
      <style:text-properties style:font-name="Courier New" style:font-name-complex="Courier New"/>
    </style:style>
    <style:style style:name="P4587" style:parent-style-name="PlainText" style:family="paragraph">
      <style:text-properties style:font-name="Courier New" style:font-name-complex="Courier New"/>
    </style:style>
    <style:style style:name="P4588" style:parent-style-name="PlainText" style:family="paragraph">
      <style:text-properties style:font-name="Courier New" style:font-name-complex="Courier New"/>
    </style:style>
    <style:style style:name="P4589" style:parent-style-name="PlainText" style:family="paragraph">
      <style:text-properties style:font-name="Courier New" style:font-name-complex="Courier New"/>
    </style:style>
    <style:style style:name="P4590" style:parent-style-name="PlainText" style:family="paragraph">
      <style:text-properties style:font-name="Courier New" style:font-name-complex="Courier New"/>
    </style:style>
    <style:style style:name="P4591" style:parent-style-name="PlainText" style:family="paragraph">
      <style:text-properties style:font-name="Courier New" style:font-name-complex="Courier New"/>
    </style:style>
    <style:style style:name="P4592" style:parent-style-name="PlainText" style:family="paragraph">
      <style:text-properties style:font-name="Courier New" style:font-name-complex="Courier New"/>
    </style:style>
    <style:style style:name="P4593" style:parent-style-name="PlainText" style:family="paragraph">
      <style:text-properties style:font-name="Courier New" style:font-name-complex="Courier New"/>
    </style:style>
    <style:style style:name="P4594" style:parent-style-name="PlainText" style:family="paragraph">
      <style:text-properties style:font-name="Courier New" style:font-name-complex="Courier New"/>
    </style:style>
    <style:style style:name="P4595" style:parent-style-name="PlainText" style:family="paragraph">
      <style:text-properties style:font-name="Courier New" style:font-name-complex="Courier New"/>
    </style:style>
    <style:style style:name="P4596" style:parent-style-name="PlainText" style:family="paragraph">
      <style:text-properties style:font-name="Courier New" style:font-name-complex="Courier New"/>
    </style:style>
    <style:style style:name="P4597" style:parent-style-name="PlainText" style:family="paragraph">
      <style:text-properties style:font-name="Courier New" style:font-name-complex="Courier New"/>
    </style:style>
    <style:style style:name="P4598" style:parent-style-name="PlainText" style:family="paragraph">
      <style:text-properties style:font-name="Courier New" style:font-name-complex="Courier New"/>
    </style:style>
    <style:style style:name="P4599" style:parent-style-name="PlainText" style:family="paragraph">
      <style:text-properties style:font-name="Courier New" style:font-name-complex="Courier New"/>
    </style:style>
    <style:style style:name="P4600" style:parent-style-name="PlainText" style:family="paragraph">
      <style:text-properties style:font-name="Courier New" style:font-name-complex="Courier New"/>
    </style:style>
    <style:style style:name="P4601" style:parent-style-name="PlainText" style:family="paragraph">
      <style:text-properties style:font-name="Courier New" style:font-name-complex="Courier New"/>
    </style:style>
    <style:style style:name="P4602" style:parent-style-name="PlainText" style:family="paragraph">
      <style:text-properties style:font-name="Courier New" style:font-name-complex="Courier New"/>
    </style:style>
    <style:style style:name="P4603" style:parent-style-name="PlainText" style:family="paragraph">
      <style:text-properties style:font-name="Courier New" style:font-name-complex="Courier New"/>
    </style:style>
    <style:style style:name="P4604" style:parent-style-name="PlainText" style:family="paragraph">
      <style:text-properties style:font-name="Courier New" style:font-name-complex="Courier New"/>
    </style:style>
    <style:style style:name="P4605" style:parent-style-name="PlainText" style:family="paragraph">
      <style:text-properties style:font-name="Courier New" style:font-name-complex="Courier New"/>
    </style:style>
    <style:style style:name="P4606" style:parent-style-name="PlainText" style:family="paragraph">
      <style:text-properties style:font-name="Courier New" style:font-name-complex="Courier New"/>
    </style:style>
    <style:style style:name="P4607" style:parent-style-name="PlainText" style:family="paragraph">
      <style:text-properties style:font-name="Courier New" style:font-name-complex="Courier New"/>
    </style:style>
    <style:style style:name="P4608" style:parent-style-name="PlainText" style:family="paragraph">
      <style:text-properties style:font-name="Courier New" style:font-name-complex="Courier New"/>
    </style:style>
    <style:style style:name="P4609" style:parent-style-name="PlainText" style:family="paragraph">
      <style:text-properties style:font-name="Courier New" style:font-name-complex="Courier New"/>
    </style:style>
    <style:style style:name="P4610" style:parent-style-name="PlainText" style:family="paragraph">
      <style:text-properties style:font-name="Courier New" style:font-name-complex="Courier New"/>
    </style:style>
    <style:style style:name="P4611" style:parent-style-name="PlainText" style:family="paragraph">
      <style:text-properties style:font-name="Courier New" style:font-name-complex="Courier New"/>
    </style:style>
    <style:style style:name="P4612" style:parent-style-name="PlainText" style:family="paragraph">
      <style:text-properties style:font-name="Courier New" style:font-name-complex="Courier New"/>
    </style:style>
    <style:style style:name="P4613" style:parent-style-name="PlainText" style:family="paragraph">
      <style:text-properties style:font-name="Courier New" style:font-name-complex="Courier New"/>
    </style:style>
    <style:style style:name="P4614" style:parent-style-name="PlainText" style:family="paragraph">
      <style:text-properties style:font-name="Courier New" style:font-name-complex="Courier New"/>
    </style:style>
    <style:style style:name="P4615" style:parent-style-name="PlainText" style:family="paragraph">
      <style:text-properties style:font-name="Courier New" style:font-name-complex="Courier New"/>
    </style:style>
    <style:style style:name="P4616" style:parent-style-name="PlainText" style:family="paragraph">
      <style:text-properties style:font-name="Courier New" style:font-name-complex="Courier New"/>
    </style:style>
    <style:style style:name="P4617" style:parent-style-name="PlainText" style:family="paragraph">
      <style:text-properties style:font-name="Courier New" style:font-name-complex="Courier New"/>
    </style:style>
    <style:style style:name="P4618" style:parent-style-name="PlainText" style:family="paragraph">
      <style:text-properties style:font-name="Courier New" style:font-name-complex="Courier New"/>
    </style:style>
    <style:style style:name="P4619" style:parent-style-name="PlainText" style:family="paragraph">
      <style:text-properties style:font-name="Courier New" style:font-name-complex="Courier New"/>
    </style:style>
    <style:style style:name="P4620" style:parent-style-name="PlainText" style:family="paragraph">
      <style:text-properties style:font-name="Courier New" style:font-name-complex="Courier New"/>
    </style:style>
    <style:style style:name="P4621" style:parent-style-name="PlainText" style:family="paragraph">
      <style:text-properties style:font-name="Courier New" style:font-name-complex="Courier New"/>
    </style:style>
    <style:style style:name="P4622" style:parent-style-name="PlainText" style:family="paragraph">
      <style:text-properties style:font-name="Courier New" style:font-name-complex="Courier New"/>
    </style:style>
    <style:style style:name="P4623" style:parent-style-name="PlainText" style:family="paragraph">
      <style:text-properties style:font-name="Courier New" style:font-name-complex="Courier New"/>
    </style:style>
    <style:style style:name="P4624" style:parent-style-name="PlainText" style:family="paragraph">
      <style:text-properties style:font-name="Courier New" style:font-name-complex="Courier New"/>
    </style:style>
    <style:style style:name="P4625" style:parent-style-name="PlainText" style:family="paragraph">
      <style:text-properties style:font-name="Courier New" style:font-name-complex="Courier New"/>
    </style:style>
    <style:style style:name="P4626" style:parent-style-name="PlainText" style:family="paragraph">
      <style:text-properties style:font-name="Courier New" style:font-name-complex="Courier New"/>
    </style:style>
    <style:style style:name="P4627" style:parent-style-name="PlainText" style:family="paragraph">
      <style:text-properties style:font-name="Courier New" style:font-name-complex="Courier New"/>
    </style:style>
    <style:style style:name="P4628" style:parent-style-name="PlainText" style:family="paragraph">
      <style:text-properties style:font-name="Courier New" style:font-name-complex="Courier New"/>
    </style:style>
    <style:style style:name="P4629" style:parent-style-name="PlainText" style:family="paragraph">
      <style:text-properties style:font-name="Courier New" style:font-name-complex="Courier New"/>
    </style:style>
    <style:style style:name="P4630" style:parent-style-name="PlainText" style:family="paragraph">
      <style:text-properties style:font-name="Courier New" style:font-name-complex="Courier New"/>
    </style:style>
    <style:style style:name="P4631" style:parent-style-name="PlainText" style:family="paragraph">
      <style:text-properties style:font-name="Courier New" style:font-name-complex="Courier New"/>
    </style:style>
    <style:style style:name="P4632" style:parent-style-name="PlainText" style:family="paragraph">
      <style:text-properties style:font-name="Courier New" style:font-name-complex="Courier New"/>
    </style:style>
    <style:style style:name="P4633" style:parent-style-name="PlainText" style:family="paragraph">
      <style:text-properties style:font-name="Courier New" style:font-name-complex="Courier New"/>
    </style:style>
    <style:style style:name="P4634" style:parent-style-name="PlainText" style:family="paragraph">
      <style:text-properties style:font-name="Courier New" style:font-name-complex="Courier New"/>
    </style:style>
    <style:style style:name="P4635" style:parent-style-name="PlainText" style:family="paragraph">
      <style:text-properties style:font-name="Courier New" style:font-name-complex="Courier New"/>
    </style:style>
    <style:style style:name="P4636" style:parent-style-name="PlainText" style:family="paragraph">
      <style:text-properties style:font-name="Courier New" style:font-name-complex="Courier New"/>
    </style:style>
    <style:style style:name="P4637" style:parent-style-name="PlainText" style:family="paragraph">
      <style:text-properties style:font-name="Courier New" style:font-name-complex="Courier New"/>
    </style:style>
    <style:style style:name="P4638" style:parent-style-name="PlainText" style:family="paragraph">
      <style:text-properties style:font-name="Courier New" style:font-name-complex="Courier New"/>
    </style:style>
    <style:style style:name="P4639" style:parent-style-name="PlainText" style:family="paragraph">
      <style:text-properties style:font-name="Courier New" style:font-name-complex="Courier New"/>
    </style:style>
    <style:style style:name="P4640" style:parent-style-name="PlainText" style:family="paragraph">
      <style:text-properties style:font-name="Courier New" style:font-name-complex="Courier New"/>
    </style:style>
    <style:style style:name="P4641" style:parent-style-name="PlainText" style:family="paragraph">
      <style:text-properties style:font-name="Courier New" style:font-name-complex="Courier New"/>
    </style:style>
    <style:style style:name="P4642" style:parent-style-name="PlainText" style:family="paragraph">
      <style:text-properties style:font-name="Courier New" style:font-name-complex="Courier New"/>
    </style:style>
    <style:style style:name="P4643" style:parent-style-name="PlainText" style:family="paragraph">
      <style:text-properties style:font-name="Courier New" style:font-name-complex="Courier New"/>
    </style:style>
    <style:style style:name="P4644" style:parent-style-name="PlainText" style:family="paragraph">
      <style:text-properties style:font-name="Courier New" style:font-name-complex="Courier New"/>
    </style:style>
    <style:style style:name="P4645" style:parent-style-name="PlainText" style:family="paragraph">
      <style:text-properties style:font-name="Courier New" style:font-name-complex="Courier New"/>
    </style:style>
    <style:style style:name="P4646" style:parent-style-name="PlainText" style:family="paragraph">
      <style:text-properties style:font-name="Courier New" style:font-name-complex="Courier New"/>
    </style:style>
    <style:style style:name="P4647" style:parent-style-name="PlainText" style:family="paragraph">
      <style:text-properties style:font-name="Courier New" style:font-name-complex="Courier New"/>
    </style:style>
    <style:style style:name="P4648" style:parent-style-name="PlainText" style:family="paragraph">
      <style:text-properties style:font-name="Courier New" style:font-name-complex="Courier New"/>
    </style:style>
    <style:style style:name="P4649" style:parent-style-name="PlainText" style:family="paragraph">
      <style:text-properties style:font-name="Courier New" style:font-name-complex="Courier New"/>
    </style:style>
    <style:style style:name="P4650" style:parent-style-name="PlainText" style:family="paragraph">
      <style:text-properties style:font-name="Courier New" style:font-name-complex="Courier New"/>
    </style:style>
    <style:style style:name="P4651" style:parent-style-name="PlainText" style:family="paragraph">
      <style:text-properties style:font-name="Courier New" style:font-name-complex="Courier New"/>
    </style:style>
    <style:style style:name="P4652" style:parent-style-name="PlainText" style:family="paragraph">
      <style:text-properties style:font-name="Courier New" style:font-name-complex="Courier New"/>
    </style:style>
    <style:style style:name="P4653" style:parent-style-name="PlainText" style:family="paragraph">
      <style:text-properties style:font-name="Courier New" style:font-name-complex="Courier New"/>
    </style:style>
    <style:style style:name="P4654" style:parent-style-name="PlainText" style:family="paragraph">
      <style:text-properties style:font-name="Courier New" style:font-name-complex="Courier New"/>
    </style:style>
    <style:style style:name="P4655" style:parent-style-name="PlainText" style:family="paragraph">
      <style:text-properties style:font-name="Courier New" style:font-name-complex="Courier New"/>
    </style:style>
    <style:style style:name="P4656" style:parent-style-name="PlainText" style:family="paragraph">
      <style:text-properties style:font-name="Courier New" style:font-name-complex="Courier New"/>
    </style:style>
    <style:style style:name="P4657" style:parent-style-name="PlainText" style:family="paragraph">
      <style:text-properties style:font-name="Courier New" style:font-name-complex="Courier New"/>
    </style:style>
    <style:style style:name="P4658" style:parent-style-name="PlainText" style:family="paragraph">
      <style:text-properties style:font-name="Courier New" style:font-name-complex="Courier New"/>
    </style:style>
    <style:style style:name="P4659" style:parent-style-name="PlainText" style:family="paragraph">
      <style:text-properties style:font-name="Courier New" style:font-name-complex="Courier New"/>
    </style:style>
    <style:style style:name="P4660" style:parent-style-name="PlainText" style:family="paragraph">
      <style:text-properties style:font-name="Courier New" style:font-name-complex="Courier New"/>
    </style:style>
    <style:style style:name="P4661" style:parent-style-name="PlainText" style:family="paragraph">
      <style:text-properties style:font-name="Courier New" style:font-name-complex="Courier New"/>
    </style:style>
    <style:style style:name="P4662" style:parent-style-name="PlainText" style:family="paragraph">
      <style:text-properties style:font-name="Courier New" style:font-name-complex="Courier New"/>
    </style:style>
    <style:style style:name="P4663" style:parent-style-name="PlainText" style:family="paragraph">
      <style:text-properties style:font-name="Courier New" style:font-name-complex="Courier New"/>
    </style:style>
    <style:style style:name="P4664" style:parent-style-name="PlainText" style:family="paragraph">
      <style:text-properties style:font-name="Courier New" style:font-name-complex="Courier New"/>
    </style:style>
    <style:style style:name="P4665" style:parent-style-name="PlainText" style:family="paragraph">
      <style:text-properties style:font-name="Courier New" style:font-name-complex="Courier New"/>
    </style:style>
    <style:style style:name="P4666" style:parent-style-name="PlainText" style:family="paragraph">
      <style:text-properties style:font-name="Courier New" style:font-name-complex="Courier New"/>
    </style:style>
    <style:style style:name="P4667" style:parent-style-name="PlainText" style:family="paragraph">
      <style:text-properties style:font-name="Courier New" style:font-name-complex="Courier New"/>
    </style:style>
    <style:style style:name="P4668" style:parent-style-name="PlainText" style:family="paragraph">
      <style:text-properties style:font-name="Courier New" style:font-name-complex="Courier New"/>
    </style:style>
    <style:style style:name="P4669" style:parent-style-name="PlainText" style:family="paragraph">
      <style:text-properties style:font-name="Courier New" style:font-name-complex="Courier New"/>
    </style:style>
    <style:style style:name="P4670" style:parent-style-name="PlainText" style:family="paragraph">
      <style:text-properties style:font-name="Courier New" style:font-name-complex="Courier New"/>
    </style:style>
    <style:style style:name="P4671" style:parent-style-name="PlainText" style:family="paragraph">
      <style:text-properties style:font-name="Courier New" style:font-name-complex="Courier New"/>
    </style:style>
    <style:style style:name="P4672" style:parent-style-name="PlainText" style:family="paragraph">
      <style:text-properties style:font-name="Courier New" style:font-name-complex="Courier New"/>
    </style:style>
    <style:style style:name="P4673" style:parent-style-name="PlainText" style:family="paragraph">
      <style:text-properties style:font-name="Courier New" style:font-name-complex="Courier New"/>
    </style:style>
    <style:style style:name="P4674" style:parent-style-name="PlainText" style:family="paragraph">
      <style:text-properties style:font-name="Courier New" style:font-name-complex="Courier New"/>
    </style:style>
    <style:style style:name="P4675" style:parent-style-name="PlainText" style:family="paragraph">
      <style:text-properties style:font-name="Courier New" style:font-name-complex="Courier New"/>
    </style:style>
    <style:style style:name="P4676" style:parent-style-name="PlainText" style:family="paragraph">
      <style:text-properties style:font-name="Courier New" style:font-name-complex="Courier New"/>
    </style:style>
    <style:style style:name="P4677" style:parent-style-name="PlainText" style:family="paragraph">
      <style:text-properties style:font-name="Courier New" style:font-name-complex="Courier New"/>
    </style:style>
    <style:style style:name="P4678" style:parent-style-name="PlainText" style:family="paragraph">
      <style:text-properties style:font-name="Courier New" style:font-name-complex="Courier New"/>
    </style:style>
    <style:style style:name="P4679" style:parent-style-name="PlainText" style:family="paragraph">
      <style:text-properties style:font-name="Courier New" style:font-name-complex="Courier New"/>
    </style:style>
    <style:style style:name="P4680" style:parent-style-name="PlainText" style:family="paragraph">
      <style:text-properties style:font-name="Courier New" style:font-name-complex="Courier New"/>
    </style:style>
    <style:style style:name="P4681" style:parent-style-name="PlainText" style:family="paragraph">
      <style:text-properties style:font-name="Courier New" style:font-name-complex="Courier New"/>
    </style:style>
    <style:style style:name="P4682" style:parent-style-name="PlainText" style:family="paragraph">
      <style:text-properties style:font-name="Courier New" style:font-name-complex="Courier New"/>
    </style:style>
    <style:style style:name="P4683" style:parent-style-name="PlainText" style:family="paragraph">
      <style:text-properties style:font-name="Courier New" style:font-name-complex="Courier New"/>
    </style:style>
    <style:style style:name="P4684" style:parent-style-name="PlainText" style:family="paragraph">
      <style:text-properties style:font-name="Courier New" style:font-name-complex="Courier New"/>
    </style:style>
    <style:style style:name="P4685" style:parent-style-name="PlainText" style:family="paragraph">
      <style:text-properties style:font-name="Courier New" style:font-name-complex="Courier New"/>
    </style:style>
    <style:style style:name="P4686" style:parent-style-name="PlainText" style:family="paragraph">
      <style:text-properties style:font-name="Courier New" style:font-name-complex="Courier New"/>
    </style:style>
    <style:style style:name="P4687" style:parent-style-name="PlainText" style:family="paragraph">
      <style:text-properties style:font-name="Courier New" style:font-name-complex="Courier New"/>
    </style:style>
    <style:style style:name="P4688" style:parent-style-name="PlainText" style:family="paragraph">
      <style:text-properties style:font-name="Courier New" style:font-name-complex="Courier New"/>
    </style:style>
    <style:style style:name="P4689" style:parent-style-name="PlainText" style:family="paragraph">
      <style:text-properties style:font-name="Courier New" style:font-name-complex="Courier New"/>
    </style:style>
    <style:style style:name="P4690" style:parent-style-name="PlainText" style:family="paragraph">
      <style:text-properties style:font-name="Courier New" style:font-name-complex="Courier New"/>
    </style:style>
    <style:style style:name="P4691" style:parent-style-name="PlainText" style:family="paragraph">
      <style:text-properties style:font-name="Courier New" style:font-name-complex="Courier New"/>
    </style:style>
    <style:style style:name="P4692" style:parent-style-name="PlainText" style:family="paragraph">
      <style:text-properties style:font-name="Courier New" style:font-name-complex="Courier New"/>
    </style:style>
    <style:style style:name="P4693" style:parent-style-name="PlainText" style:family="paragraph">
      <style:text-properties style:font-name="Courier New" style:font-name-complex="Courier New"/>
    </style:style>
    <style:style style:name="P4694" style:parent-style-name="PlainText" style:family="paragraph">
      <style:text-properties style:font-name="Courier New" style:font-name-complex="Courier New"/>
    </style:style>
    <style:style style:name="P4695" style:parent-style-name="PlainText" style:family="paragraph">
      <style:text-properties style:font-name="Courier New" style:font-name-complex="Courier New"/>
    </style:style>
    <style:style style:name="P4696" style:parent-style-name="PlainText" style:family="paragraph">
      <style:text-properties style:font-name="Courier New" style:font-name-complex="Courier New"/>
    </style:style>
    <style:style style:name="P4697" style:parent-style-name="PlainText" style:family="paragraph">
      <style:text-properties style:font-name="Courier New" style:font-name-complex="Courier New"/>
    </style:style>
    <style:style style:name="P4698" style:parent-style-name="PlainText" style:family="paragraph">
      <style:text-properties style:font-name="Courier New" style:font-name-complex="Courier New"/>
    </style:style>
    <style:style style:name="P4699" style:parent-style-name="PlainText" style:family="paragraph">
      <style:text-properties style:font-name="Courier New" style:font-name-complex="Courier New"/>
    </style:style>
    <style:style style:name="P4700" style:parent-style-name="PlainText" style:family="paragraph">
      <style:text-properties style:font-name="Courier New" style:font-name-complex="Courier New"/>
    </style:style>
    <style:style style:name="P4701" style:parent-style-name="PlainText" style:family="paragraph">
      <style:text-properties style:font-name="Courier New" style:font-name-complex="Courier New"/>
    </style:style>
    <style:style style:name="P4702" style:parent-style-name="PlainText" style:family="paragraph">
      <style:text-properties style:font-name="Courier New" style:font-name-complex="Courier New"/>
    </style:style>
    <style:style style:name="P4703" style:parent-style-name="PlainText" style:family="paragraph">
      <style:text-properties style:font-name="Courier New" style:font-name-complex="Courier New"/>
    </style:style>
    <style:style style:name="P4704" style:parent-style-name="PlainText" style:family="paragraph">
      <style:text-properties style:font-name="Courier New" style:font-name-complex="Courier New"/>
    </style:style>
    <style:style style:name="P4705" style:parent-style-name="PlainText" style:family="paragraph">
      <style:text-properties style:font-name="Courier New" style:font-name-complex="Courier New"/>
    </style:style>
    <style:style style:name="P4706" style:parent-style-name="PlainText" style:family="paragraph">
      <style:text-properties style:font-name="Courier New" style:font-name-complex="Courier New"/>
    </style:style>
    <style:style style:name="P4707" style:parent-style-name="PlainText" style:family="paragraph">
      <style:text-properties style:font-name="Courier New" style:font-name-complex="Courier New"/>
    </style:style>
    <style:style style:name="P4708" style:parent-style-name="PlainText" style:family="paragraph">
      <style:text-properties style:font-name="Courier New" style:font-name-complex="Courier New"/>
    </style:style>
    <style:style style:name="P4709" style:parent-style-name="PlainText" style:family="paragraph">
      <style:text-properties style:font-name="Courier New" style:font-name-complex="Courier New"/>
    </style:style>
    <style:style style:name="P4710" style:parent-style-name="PlainText" style:family="paragraph">
      <style:text-properties style:font-name="Courier New" style:font-name-complex="Courier New"/>
    </style:style>
    <style:style style:name="P4711" style:parent-style-name="PlainText" style:family="paragraph">
      <style:text-properties style:font-name="Courier New" style:font-name-complex="Courier New"/>
    </style:style>
    <style:style style:name="P4712" style:parent-style-name="PlainText" style:family="paragraph">
      <style:text-properties style:font-name="Courier New" style:font-name-complex="Courier New"/>
    </style:style>
    <style:style style:name="P4713" style:parent-style-name="PlainText" style:family="paragraph">
      <style:text-properties style:font-name="Courier New" style:font-name-complex="Courier New"/>
    </style:style>
    <style:style style:name="P4714" style:parent-style-name="PlainText" style:family="paragraph">
      <style:text-properties style:font-name="Courier New" style:font-name-complex="Courier New"/>
    </style:style>
    <style:style style:name="P4715" style:parent-style-name="PlainText" style:family="paragraph">
      <style:text-properties style:font-name="Courier New" style:font-name-complex="Courier New"/>
    </style:style>
    <style:style style:name="P4716" style:parent-style-name="PlainText" style:family="paragraph">
      <style:text-properties style:font-name="Courier New" style:font-name-complex="Courier New"/>
    </style:style>
    <style:style style:name="P4717" style:parent-style-name="PlainText" style:family="paragraph">
      <style:text-properties style:font-name="Courier New" style:font-name-complex="Courier New"/>
    </style:style>
    <style:style style:name="P4718" style:parent-style-name="PlainText" style:family="paragraph">
      <style:text-properties style:font-name="Courier New" style:font-name-complex="Courier New"/>
    </style:style>
    <style:style style:name="P4719" style:parent-style-name="PlainText" style:family="paragraph">
      <style:text-properties style:font-name="Courier New" style:font-name-complex="Courier New"/>
    </style:style>
    <style:style style:name="P4720" style:parent-style-name="PlainText" style:family="paragraph">
      <style:text-properties style:font-name="Courier New" style:font-name-complex="Courier New"/>
    </style:style>
    <style:style style:name="P4721" style:parent-style-name="PlainText" style:family="paragraph">
      <style:text-properties style:font-name="Courier New" style:font-name-complex="Courier New"/>
    </style:style>
    <style:style style:name="P4722" style:parent-style-name="PlainText" style:family="paragraph">
      <style:text-properties style:font-name="Courier New" style:font-name-complex="Courier New"/>
    </style:style>
    <style:style style:name="P4723" style:parent-style-name="PlainText" style:family="paragraph">
      <style:text-properties style:font-name="Courier New" style:font-name-complex="Courier New"/>
    </style:style>
    <style:style style:name="P4724" style:parent-style-name="PlainText" style:family="paragraph">
      <style:text-properties style:font-name="Courier New" style:font-name-complex="Courier New"/>
    </style:style>
    <style:style style:name="P4725" style:parent-style-name="PlainText" style:family="paragraph">
      <style:text-properties style:font-name="Courier New" style:font-name-complex="Courier New"/>
    </style:style>
    <style:style style:name="P4726" style:parent-style-name="PlainText" style:family="paragraph">
      <style:text-properties style:font-name="Courier New" style:font-name-complex="Courier New"/>
    </style:style>
    <style:style style:name="P4727" style:parent-style-name="PlainText" style:family="paragraph">
      <style:text-properties style:font-name="Courier New" style:font-name-complex="Courier New"/>
    </style:style>
    <style:style style:name="P4728" style:parent-style-name="PlainText" style:family="paragraph">
      <style:text-properties style:font-name="Courier New" style:font-name-complex="Courier New"/>
    </style:style>
    <style:style style:name="P4729" style:parent-style-name="PlainText" style:family="paragraph">
      <style:text-properties style:font-name="Courier New" style:font-name-complex="Courier New"/>
    </style:style>
    <style:style style:name="P4730" style:parent-style-name="PlainText" style:family="paragraph">
      <style:text-properties style:font-name="Courier New" style:font-name-complex="Courier New"/>
    </style:style>
    <style:style style:name="P4731" style:parent-style-name="PlainText" style:family="paragraph">
      <style:text-properties style:font-name="Courier New" style:font-name-complex="Courier New"/>
    </style:style>
    <style:style style:name="P4732" style:parent-style-name="PlainText" style:family="paragraph">
      <style:text-properties style:font-name="Courier New" style:font-name-complex="Courier New"/>
    </style:style>
    <style:style style:name="P4733" style:parent-style-name="PlainText" style:family="paragraph">
      <style:text-properties style:font-name="Courier New" style:font-name-complex="Courier New"/>
    </style:style>
    <style:style style:name="P4734" style:parent-style-name="PlainText" style:family="paragraph">
      <style:text-properties style:font-name="Courier New" style:font-name-complex="Courier New"/>
    </style:style>
    <style:style style:name="P4735" style:parent-style-name="PlainText" style:family="paragraph">
      <style:text-properties style:font-name="Courier New" style:font-name-complex="Courier New"/>
    </style:style>
    <style:style style:name="P4736" style:parent-style-name="PlainText" style:family="paragraph">
      <style:text-properties style:font-name="Courier New" style:font-name-complex="Courier New"/>
    </style:style>
    <style:style style:name="P4737" style:parent-style-name="PlainText" style:family="paragraph">
      <style:text-properties style:font-name="Courier New" style:font-name-complex="Courier New"/>
    </style:style>
    <style:style style:name="P4738" style:parent-style-name="PlainText" style:family="paragraph">
      <style:text-properties style:font-name="Courier New" style:font-name-complex="Courier New"/>
    </style:style>
    <style:style style:name="P4739" style:parent-style-name="PlainText" style:family="paragraph">
      <style:text-properties style:font-name="Courier New" style:font-name-complex="Courier New"/>
    </style:style>
    <style:style style:name="P4740" style:parent-style-name="PlainText" style:family="paragraph">
      <style:text-properties style:font-name="Courier New" style:font-name-complex="Courier New"/>
    </style:style>
    <style:style style:name="P4741" style:parent-style-name="PlainText" style:family="paragraph">
      <style:text-properties style:font-name="Courier New" style:font-name-complex="Courier New"/>
    </style:style>
    <style:style style:name="P4742" style:parent-style-name="PlainText" style:family="paragraph">
      <style:text-properties style:font-name="Courier New" style:font-name-complex="Courier New"/>
    </style:style>
    <style:style style:name="P4743" style:parent-style-name="PlainText" style:family="paragraph">
      <style:text-properties style:font-name="Courier New" style:font-name-complex="Courier New"/>
    </style:style>
    <style:style style:name="P4744" style:parent-style-name="PlainText" style:family="paragraph">
      <style:text-properties style:font-name="Courier New" style:font-name-complex="Courier New"/>
    </style:style>
    <style:style style:name="P4745" style:parent-style-name="PlainText" style:family="paragraph">
      <style:text-properties style:font-name="Courier New" style:font-name-complex="Courier New"/>
    </style:style>
    <style:style style:name="P4746" style:parent-style-name="PlainText" style:family="paragraph">
      <style:text-properties style:font-name="Courier New" style:font-name-complex="Courier New"/>
    </style:style>
    <style:style style:name="P4747" style:parent-style-name="PlainText" style:family="paragraph">
      <style:text-properties style:font-name="Courier New" style:font-name-complex="Courier New"/>
    </style:style>
    <style:style style:name="P4748" style:parent-style-name="PlainText" style:family="paragraph">
      <style:text-properties style:font-name="Courier New" style:font-name-complex="Courier New"/>
    </style:style>
    <style:style style:name="P4749" style:parent-style-name="PlainText" style:family="paragraph">
      <style:text-properties style:font-name="Courier New" style:font-name-complex="Courier New"/>
    </style:style>
    <style:style style:name="P4750" style:parent-style-name="PlainText" style:family="paragraph">
      <style:text-properties style:font-name="Courier New" style:font-name-complex="Courier New"/>
    </style:style>
    <style:style style:name="P4751" style:parent-style-name="PlainText" style:family="paragraph">
      <style:text-properties style:font-name="Courier New" style:font-name-complex="Courier New"/>
    </style:style>
    <style:style style:name="P4752" style:parent-style-name="PlainText" style:family="paragraph">
      <style:text-properties style:font-name="Courier New" style:font-name-complex="Courier New"/>
    </style:style>
    <style:style style:name="P4753" style:parent-style-name="PlainText" style:family="paragraph">
      <style:text-properties style:font-name="Courier New" style:font-name-complex="Courier New"/>
    </style:style>
    <style:style style:name="P4754" style:parent-style-name="PlainText" style:family="paragraph">
      <style:text-properties style:font-name="Courier New" style:font-name-complex="Courier New"/>
    </style:style>
    <style:style style:name="P4755" style:parent-style-name="PlainText" style:family="paragraph">
      <style:text-properties style:font-name="Courier New" style:font-name-complex="Courier New"/>
    </style:style>
    <style:style style:name="P4756" style:parent-style-name="PlainText" style:family="paragraph">
      <style:text-properties style:font-name="Courier New" style:font-name-complex="Courier New"/>
    </style:style>
    <style:style style:name="P4757" style:parent-style-name="PlainText" style:family="paragraph">
      <style:text-properties style:font-name="Courier New" style:font-name-complex="Courier New"/>
    </style:style>
    <style:style style:name="P4758" style:parent-style-name="PlainText" style:family="paragraph">
      <style:text-properties style:font-name="Courier New" style:font-name-complex="Courier New"/>
    </style:style>
    <style:style style:name="P4759" style:parent-style-name="PlainText" style:family="paragraph">
      <style:text-properties style:font-name="Courier New" style:font-name-complex="Courier New"/>
    </style:style>
    <style:style style:name="P4760" style:parent-style-name="PlainText" style:family="paragraph">
      <style:text-properties style:font-name="Courier New" style:font-name-complex="Courier New"/>
    </style:style>
    <style:style style:name="P4761" style:parent-style-name="PlainText" style:family="paragraph">
      <style:text-properties style:font-name="Courier New" style:font-name-complex="Courier New"/>
    </style:style>
    <style:style style:name="P4762" style:parent-style-name="PlainText" style:family="paragraph">
      <style:text-properties style:font-name="Courier New" style:font-name-complex="Courier New"/>
    </style:style>
    <style:style style:name="P4763" style:parent-style-name="PlainText" style:family="paragraph">
      <style:text-properties style:font-name="Courier New" style:font-name-complex="Courier New"/>
    </style:style>
    <style:style style:name="P4764" style:parent-style-name="PlainText" style:family="paragraph">
      <style:text-properties style:font-name="Courier New" style:font-name-complex="Courier New"/>
    </style:style>
    <style:style style:name="P4765" style:parent-style-name="PlainText" style:family="paragraph">
      <style:text-properties style:font-name="Courier New" style:font-name-complex="Courier New"/>
    </style:style>
    <style:style style:name="P4766" style:parent-style-name="PlainText" style:family="paragraph">
      <style:text-properties style:font-name="Courier New" style:font-name-complex="Courier New"/>
    </style:style>
    <style:style style:name="P4767" style:parent-style-name="PlainText" style:family="paragraph">
      <style:text-properties style:font-name="Courier New" style:font-name-complex="Courier New"/>
    </style:style>
    <style:style style:name="P4768" style:parent-style-name="PlainText" style:family="paragraph">
      <style:text-properties style:font-name="Courier New" style:font-name-complex="Courier New"/>
    </style:style>
    <style:style style:name="P4769" style:parent-style-name="PlainText" style:family="paragraph">
      <style:text-properties style:font-name="Courier New" style:font-name-complex="Courier New"/>
    </style:style>
    <style:style style:name="P4770" style:parent-style-name="PlainText" style:family="paragraph">
      <style:text-properties style:font-name="Courier New" style:font-name-complex="Courier New"/>
    </style:style>
    <style:style style:name="P4771" style:parent-style-name="PlainText" style:family="paragraph">
      <style:text-properties style:font-name="Courier New" style:font-name-complex="Courier New"/>
    </style:style>
    <style:style style:name="P4772" style:parent-style-name="PlainText" style:family="paragraph">
      <style:text-properties style:font-name="Courier New" style:font-name-complex="Courier New"/>
    </style:style>
    <style:style style:name="P4773" style:parent-style-name="PlainText" style:family="paragraph">
      <style:text-properties style:font-name="Courier New" style:font-name-complex="Courier New"/>
    </style:style>
    <style:style style:name="P4774" style:parent-style-name="PlainText" style:family="paragraph">
      <style:text-properties style:font-name="Courier New" style:font-name-complex="Courier New"/>
    </style:style>
    <style:style style:name="P4775" style:parent-style-name="PlainText" style:family="paragraph">
      <style:text-properties style:font-name="Courier New" style:font-name-complex="Courier New"/>
    </style:style>
    <style:style style:name="P4776" style:parent-style-name="PlainText" style:family="paragraph">
      <style:text-properties style:font-name="Courier New" style:font-name-complex="Courier New"/>
    </style:style>
    <style:style style:name="P4777" style:parent-style-name="PlainText" style:family="paragraph">
      <style:text-properties style:font-name="Courier New" style:font-name-complex="Courier New"/>
    </style:style>
    <style:style style:name="P4778" style:parent-style-name="PlainText" style:family="paragraph">
      <style:text-properties style:font-name="Courier New" style:font-name-complex="Courier New"/>
    </style:style>
    <style:style style:name="P4779" style:parent-style-name="PlainText" style:family="paragraph">
      <style:text-properties style:font-name="Courier New" style:font-name-complex="Courier New"/>
    </style:style>
    <style:style style:name="P4780" style:parent-style-name="PlainText" style:family="paragraph">
      <style:text-properties style:font-name="Courier New" style:font-name-complex="Courier New"/>
    </style:style>
    <style:style style:name="P4781" style:parent-style-name="PlainText" style:family="paragraph">
      <style:text-properties style:font-name="Courier New" style:font-name-complex="Courier New"/>
    </style:style>
    <style:style style:name="P4782" style:parent-style-name="PlainText" style:family="paragraph">
      <style:text-properties style:font-name="Courier New" style:font-name-complex="Courier New"/>
    </style:style>
    <style:style style:name="P4783" style:parent-style-name="PlainText" style:family="paragraph">
      <style:text-properties style:font-name="Courier New" style:font-name-complex="Courier New"/>
    </style:style>
    <style:style style:name="P4784" style:parent-style-name="PlainText" style:family="paragraph">
      <style:text-properties style:font-name="Courier New" style:font-name-complex="Courier New"/>
    </style:style>
    <style:style style:name="P4785" style:parent-style-name="PlainText" style:family="paragraph">
      <style:text-properties style:font-name="Courier New" style:font-name-complex="Courier New"/>
    </style:style>
    <style:style style:name="P4786" style:parent-style-name="PlainText" style:family="paragraph">
      <style:text-properties style:font-name="Courier New" style:font-name-complex="Courier New"/>
    </style:style>
    <style:style style:name="P4787" style:parent-style-name="PlainText" style:family="paragraph">
      <style:text-properties style:font-name="Courier New" style:font-name-complex="Courier New"/>
    </style:style>
    <style:style style:name="P4788" style:parent-style-name="PlainText" style:family="paragraph">
      <style:text-properties style:font-name="Courier New" style:font-name-complex="Courier New"/>
    </style:style>
    <style:style style:name="P4789" style:parent-style-name="PlainText" style:family="paragraph">
      <style:text-properties style:font-name="Courier New" style:font-name-complex="Courier New"/>
    </style:style>
    <style:style style:name="P4790" style:parent-style-name="PlainText" style:family="paragraph">
      <style:text-properties style:font-name="Courier New" style:font-name-complex="Courier New"/>
    </style:style>
    <style:style style:name="P4791" style:parent-style-name="PlainText" style:family="paragraph">
      <style:text-properties style:font-name="Courier New" style:font-name-complex="Courier New"/>
    </style:style>
    <style:style style:name="P4792" style:parent-style-name="PlainText" style:family="paragraph">
      <style:text-properties style:font-name="Courier New" style:font-name-complex="Courier New"/>
    </style:style>
    <style:style style:name="P4793" style:parent-style-name="PlainText" style:family="paragraph">
      <style:text-properties style:font-name="Courier New" style:font-name-complex="Courier New"/>
    </style:style>
    <style:style style:name="P4794" style:parent-style-name="PlainText" style:family="paragraph">
      <style:text-properties style:font-name="Courier New" style:font-name-complex="Courier New"/>
    </style:style>
    <style:style style:name="P4795" style:parent-style-name="PlainText" style:family="paragraph">
      <style:text-properties style:font-name="Courier New" style:font-name-complex="Courier New"/>
    </style:style>
    <style:style style:name="P4796" style:parent-style-name="PlainText" style:family="paragraph">
      <style:text-properties style:font-name="Courier New" style:font-name-complex="Courier New"/>
    </style:style>
    <style:style style:name="P4797" style:parent-style-name="PlainText" style:family="paragraph">
      <style:text-properties style:font-name="Courier New" style:font-name-complex="Courier New"/>
    </style:style>
    <style:style style:name="P4798" style:parent-style-name="PlainText" style:family="paragraph">
      <style:text-properties style:font-name="Courier New" style:font-name-complex="Courier New"/>
    </style:style>
    <style:style style:name="P4799" style:parent-style-name="PlainText" style:family="paragraph">
      <style:text-properties style:font-name="Courier New" style:font-name-complex="Courier New"/>
    </style:style>
    <style:style style:name="P4800" style:parent-style-name="PlainText" style:family="paragraph">
      <style:text-properties style:font-name="Courier New" style:font-name-complex="Courier New"/>
    </style:style>
    <style:style style:name="P4801" style:parent-style-name="PlainText" style:family="paragraph">
      <style:text-properties style:font-name="Courier New" style:font-name-complex="Courier New"/>
    </style:style>
    <style:style style:name="P4802" style:parent-style-name="PlainText" style:family="paragraph">
      <style:text-properties style:font-name="Courier New" style:font-name-complex="Courier New"/>
    </style:style>
    <style:style style:name="P4803" style:parent-style-name="PlainText" style:family="paragraph">
      <style:text-properties style:font-name="Courier New" style:font-name-complex="Courier New"/>
    </style:style>
    <style:style style:name="P4804" style:parent-style-name="PlainText" style:family="paragraph">
      <style:text-properties style:font-name="Courier New" style:font-name-complex="Courier New"/>
    </style:style>
    <style:style style:name="P4805" style:parent-style-name="PlainText" style:family="paragraph">
      <style:text-properties style:font-name="Courier New" style:font-name-complex="Courier New"/>
    </style:style>
    <style:style style:name="P4806" style:parent-style-name="PlainText" style:family="paragraph">
      <style:text-properties style:font-name="Courier New" style:font-name-complex="Courier New"/>
    </style:style>
    <style:style style:name="P4807" style:parent-style-name="PlainText" style:family="paragraph">
      <style:text-properties style:font-name="Courier New" style:font-name-complex="Courier New"/>
    </style:style>
    <style:style style:name="P4808" style:parent-style-name="PlainText" style:family="paragraph">
      <style:text-properties style:font-name="Courier New" style:font-name-complex="Courier New"/>
    </style:style>
    <style:style style:name="P4809" style:parent-style-name="PlainText" style:family="paragraph">
      <style:text-properties style:font-name="Courier New" style:font-name-complex="Courier New"/>
    </style:style>
    <style:style style:name="P4810" style:parent-style-name="PlainText" style:family="paragraph">
      <style:text-properties style:font-name="Courier New" style:font-name-complex="Courier New"/>
    </style:style>
    <style:style style:name="P4811" style:parent-style-name="PlainText" style:family="paragraph">
      <style:text-properties style:font-name="Courier New" style:font-name-complex="Courier New"/>
    </style:style>
    <style:style style:name="P4812" style:parent-style-name="PlainText" style:family="paragraph">
      <style:text-properties style:font-name="Courier New" style:font-name-complex="Courier New"/>
    </style:style>
    <style:style style:name="P4813" style:parent-style-name="PlainText" style:family="paragraph">
      <style:text-properties style:font-name="Courier New" style:font-name-complex="Courier New"/>
    </style:style>
    <style:style style:name="P4814" style:parent-style-name="PlainText" style:family="paragraph">
      <style:text-properties style:font-name="Courier New" style:font-name-complex="Courier New"/>
    </style:style>
    <style:style style:name="P4815" style:parent-style-name="PlainText" style:family="paragraph">
      <style:text-properties style:font-name="Courier New" style:font-name-complex="Courier New"/>
    </style:style>
    <style:style style:name="P4816" style:parent-style-name="PlainText" style:family="paragraph">
      <style:text-properties style:font-name="Courier New" style:font-name-complex="Courier New"/>
    </style:style>
    <style:style style:name="P4817" style:parent-style-name="PlainText" style:family="paragraph">
      <style:text-properties style:font-name="Courier New" style:font-name-complex="Courier New"/>
    </style:style>
    <style:style style:name="P4818" style:parent-style-name="PlainText" style:family="paragraph">
      <style:text-properties style:font-name="Courier New" style:font-name-complex="Courier New"/>
    </style:style>
    <style:style style:name="P4819" style:parent-style-name="PlainText" style:family="paragraph">
      <style:text-properties style:font-name="Courier New" style:font-name-complex="Courier New"/>
    </style:style>
    <style:style style:name="P4820" style:parent-style-name="PlainText" style:family="paragraph">
      <style:text-properties style:font-name="Courier New" style:font-name-complex="Courier New"/>
    </style:style>
    <style:style style:name="P4821" style:parent-style-name="PlainText" style:family="paragraph">
      <style:text-properties style:font-name="Courier New" style:font-name-complex="Courier New"/>
    </style:style>
    <style:style style:name="P4822" style:parent-style-name="PlainText" style:family="paragraph">
      <style:text-properties style:font-name="Courier New" style:font-name-complex="Courier New"/>
    </style:style>
    <style:style style:name="P4823" style:parent-style-name="PlainText" style:family="paragraph">
      <style:text-properties style:font-name="Courier New" style:font-name-complex="Courier New"/>
    </style:style>
    <style:style style:name="P4824" style:parent-style-name="PlainText" style:family="paragraph">
      <style:text-properties style:font-name="Courier New" style:font-name-complex="Courier New"/>
    </style:style>
    <style:style style:name="P4825" style:parent-style-name="PlainText" style:family="paragraph">
      <style:text-properties style:font-name="Courier New" style:font-name-complex="Courier New"/>
    </style:style>
    <style:style style:name="P4826" style:parent-style-name="PlainText" style:family="paragraph">
      <style:text-properties style:font-name="Courier New" style:font-name-complex="Courier New"/>
    </style:style>
    <style:style style:name="P4827" style:parent-style-name="PlainText" style:family="paragraph">
      <style:text-properties style:font-name="Courier New" style:font-name-complex="Courier New"/>
    </style:style>
    <style:style style:name="P4828" style:parent-style-name="PlainText" style:family="paragraph">
      <style:text-properties style:font-name="Courier New" style:font-name-complex="Courier New"/>
    </style:style>
    <style:style style:name="P4829" style:parent-style-name="PlainText" style:family="paragraph">
      <style:text-properties style:font-name="Courier New" style:font-name-complex="Courier New"/>
    </style:style>
    <style:style style:name="P4830" style:parent-style-name="PlainText" style:family="paragraph">
      <style:text-properties style:font-name="Courier New" style:font-name-complex="Courier New"/>
    </style:style>
    <style:style style:name="P4831" style:parent-style-name="PlainText" style:family="paragraph">
      <style:text-properties style:font-name="Courier New" style:font-name-complex="Courier New"/>
    </style:style>
    <style:style style:name="P4832" style:parent-style-name="PlainText" style:family="paragraph">
      <style:text-properties style:font-name="Courier New" style:font-name-complex="Courier New"/>
    </style:style>
    <style:style style:name="P4833" style:parent-style-name="PlainText" style:family="paragraph">
      <style:text-properties style:font-name="Courier New" style:font-name-complex="Courier New"/>
    </style:style>
    <style:style style:name="P4834" style:parent-style-name="PlainText" style:family="paragraph">
      <style:text-properties style:font-name="Courier New" style:font-name-complex="Courier New"/>
    </style:style>
    <style:style style:name="P4835" style:parent-style-name="PlainText" style:family="paragraph">
      <style:text-properties style:font-name="Courier New" style:font-name-complex="Courier New"/>
    </style:style>
    <style:style style:name="P4836" style:parent-style-name="PlainText" style:family="paragraph">
      <style:text-properties style:font-name="Courier New" style:font-name-complex="Courier New"/>
    </style:style>
    <style:style style:name="P4837" style:parent-style-name="PlainText" style:family="paragraph">
      <style:text-properties style:font-name="Courier New" style:font-name-complex="Courier New"/>
    </style:style>
    <style:style style:name="P4838" style:parent-style-name="PlainText" style:family="paragraph">
      <style:text-properties style:font-name="Courier New" style:font-name-complex="Courier New"/>
    </style:style>
    <style:style style:name="P4839" style:parent-style-name="PlainText" style:family="paragraph">
      <style:text-properties style:font-name="Courier New" style:font-name-complex="Courier New"/>
    </style:style>
    <style:style style:name="P4840" style:parent-style-name="PlainText" style:family="paragraph">
      <style:text-properties style:font-name="Courier New" style:font-name-complex="Courier New"/>
    </style:style>
    <style:style style:name="P4841" style:parent-style-name="PlainText" style:family="paragraph">
      <style:text-properties style:font-name="Courier New" style:font-name-complex="Courier New"/>
    </style:style>
    <style:style style:name="P4842" style:parent-style-name="PlainText" style:family="paragraph">
      <style:text-properties style:font-name="Courier New" style:font-name-complex="Courier New"/>
    </style:style>
    <style:style style:name="P4843" style:parent-style-name="PlainText" style:family="paragraph">
      <style:text-properties style:font-name="Courier New" style:font-name-complex="Courier New"/>
    </style:style>
    <style:style style:name="P4844" style:parent-style-name="PlainText" style:family="paragraph">
      <style:text-properties style:font-name="Courier New" style:font-name-complex="Courier New"/>
    </style:style>
    <style:style style:name="P4845" style:parent-style-name="PlainText" style:family="paragraph">
      <style:text-properties style:font-name="Courier New" style:font-name-complex="Courier New"/>
    </style:style>
    <style:style style:name="P4846" style:parent-style-name="PlainText" style:family="paragraph">
      <style:text-properties style:font-name="Courier New" style:font-name-complex="Courier New"/>
    </style:style>
    <style:style style:name="P4847" style:parent-style-name="PlainText" style:family="paragraph">
      <style:text-properties style:font-name="Courier New" style:font-name-complex="Courier New"/>
    </style:style>
    <style:style style:name="P4848" style:parent-style-name="PlainText" style:family="paragraph">
      <style:text-properties style:font-name="Courier New" style:font-name-complex="Courier New"/>
    </style:style>
    <style:style style:name="P4849" style:parent-style-name="PlainText" style:family="paragraph">
      <style:text-properties style:font-name="Courier New" style:font-name-complex="Courier New"/>
    </style:style>
    <style:style style:name="P4850" style:parent-style-name="PlainText" style:family="paragraph">
      <style:text-properties style:font-name="Courier New" style:font-name-complex="Courier New"/>
    </style:style>
    <style:style style:name="P4851" style:parent-style-name="PlainText" style:family="paragraph">
      <style:text-properties style:font-name="Courier New" style:font-name-complex="Courier New"/>
    </style:style>
    <style:style style:name="P4852" style:parent-style-name="PlainText" style:family="paragraph">
      <style:text-properties style:font-name="Courier New" style:font-name-complex="Courier New"/>
    </style:style>
    <style:style style:name="P4853" style:parent-style-name="PlainText" style:family="paragraph">
      <style:text-properties style:font-name="Courier New" style:font-name-complex="Courier New"/>
    </style:style>
    <style:style style:name="P4854" style:parent-style-name="PlainText" style:family="paragraph">
      <style:text-properties style:font-name="Courier New" style:font-name-complex="Courier New"/>
    </style:style>
    <style:style style:name="P4855" style:parent-style-name="PlainText" style:family="paragraph">
      <style:text-properties style:font-name="Courier New" style:font-name-complex="Courier New"/>
    </style:style>
    <style:style style:name="P4856" style:parent-style-name="PlainText" style:family="paragraph">
      <style:text-properties style:font-name="Courier New" style:font-name-complex="Courier New"/>
    </style:style>
    <style:style style:name="P4857" style:parent-style-name="PlainText" style:family="paragraph">
      <style:text-properties style:font-name="Courier New" style:font-name-complex="Courier New"/>
    </style:style>
    <style:style style:name="P4858" style:parent-style-name="PlainText" style:family="paragraph">
      <style:text-properties style:font-name="Courier New" style:font-name-complex="Courier New"/>
    </style:style>
    <style:style style:name="P4859" style:parent-style-name="PlainText" style:family="paragraph">
      <style:text-properties style:font-name="Courier New" style:font-name-complex="Courier New"/>
    </style:style>
    <style:style style:name="P4860" style:parent-style-name="PlainText" style:family="paragraph">
      <style:text-properties style:font-name="Courier New" style:font-name-complex="Courier New"/>
    </style:style>
    <style:style style:name="P4861" style:parent-style-name="PlainText" style:family="paragraph">
      <style:text-properties style:font-name="Courier New" style:font-name-complex="Courier New"/>
    </style:style>
    <style:style style:name="P4862" style:parent-style-name="PlainText" style:family="paragraph">
      <style:text-properties style:font-name="Courier New" style:font-name-complex="Courier New"/>
    </style:style>
    <style:style style:name="P4863" style:parent-style-name="PlainText" style:family="paragraph">
      <style:text-properties style:font-name="Courier New" style:font-name-complex="Courier New"/>
    </style:style>
    <style:style style:name="P4864" style:parent-style-name="PlainText" style:family="paragraph">
      <style:text-properties style:font-name="Courier New" style:font-name-complex="Courier New"/>
    </style:style>
    <style:style style:name="P4865" style:parent-style-name="PlainText" style:family="paragraph">
      <style:text-properties style:font-name="Courier New" style:font-name-complex="Courier New"/>
    </style:style>
    <style:style style:name="P4866" style:parent-style-name="PlainText" style:family="paragraph">
      <style:text-properties style:font-name="Courier New" style:font-name-complex="Courier New"/>
    </style:style>
    <style:style style:name="P4867" style:parent-style-name="PlainText" style:family="paragraph">
      <style:text-properties style:font-name="Courier New" style:font-name-complex="Courier New"/>
    </style:style>
    <style:style style:name="P4868" style:parent-style-name="PlainText" style:family="paragraph">
      <style:text-properties style:font-name="Courier New" style:font-name-complex="Courier New"/>
    </style:style>
    <style:style style:name="P4869" style:parent-style-name="PlainText" style:family="paragraph">
      <style:text-properties style:font-name="Courier New" style:font-name-complex="Courier New"/>
    </style:style>
    <style:style style:name="P4870" style:parent-style-name="PlainText" style:family="paragraph">
      <style:text-properties style:font-name="Courier New" style:font-name-complex="Courier New"/>
    </style:style>
    <style:style style:name="P4871" style:parent-style-name="PlainText" style:family="paragraph">
      <style:text-properties style:font-name="Courier New" style:font-name-complex="Courier New"/>
    </style:style>
    <style:style style:name="P4872" style:parent-style-name="PlainText" style:family="paragraph">
      <style:text-properties style:font-name="Courier New" style:font-name-complex="Courier New"/>
    </style:style>
    <style:style style:name="P4873" style:parent-style-name="PlainText" style:family="paragraph">
      <style:text-properties style:font-name="Courier New" style:font-name-complex="Courier New"/>
    </style:style>
    <style:style style:name="P4874" style:parent-style-name="PlainText" style:family="paragraph">
      <style:text-properties style:font-name="Courier New" style:font-name-complex="Courier New"/>
    </style:style>
    <style:style style:name="P4875" style:parent-style-name="PlainText" style:family="paragraph">
      <style:text-properties style:font-name="Courier New" style:font-name-complex="Courier New"/>
    </style:style>
    <style:style style:name="P4876" style:parent-style-name="PlainText" style:family="paragraph">
      <style:text-properties style:font-name="Courier New" style:font-name-complex="Courier New"/>
    </style:style>
    <style:style style:name="P4877" style:parent-style-name="PlainText" style:family="paragraph">
      <style:text-properties style:font-name="Courier New" style:font-name-complex="Courier New"/>
    </style:style>
    <style:style style:name="P4878" style:parent-style-name="PlainText" style:family="paragraph">
      <style:text-properties style:font-name="Courier New" style:font-name-complex="Courier New"/>
    </style:style>
    <style:style style:name="P4879" style:parent-style-name="PlainText" style:family="paragraph">
      <style:text-properties style:font-name="Courier New" style:font-name-complex="Courier New"/>
    </style:style>
    <style:style style:name="P4880" style:parent-style-name="PlainText" style:family="paragraph">
      <style:text-properties style:font-name="Courier New" style:font-name-complex="Courier New"/>
    </style:style>
    <style:style style:name="P4881" style:parent-style-name="PlainText" style:family="paragraph">
      <style:text-properties style:font-name="Courier New" style:font-name-complex="Courier New"/>
    </style:style>
    <style:style style:name="P4882" style:parent-style-name="PlainText" style:family="paragraph">
      <style:text-properties style:font-name="Courier New" style:font-name-complex="Courier New"/>
    </style:style>
    <style:style style:name="P4883" style:parent-style-name="PlainText" style:family="paragraph">
      <style:text-properties style:font-name="Courier New" style:font-name-complex="Courier New"/>
    </style:style>
    <style:style style:name="P4884" style:parent-style-name="PlainText" style:family="paragraph">
      <style:text-properties style:font-name="Courier New" style:font-name-complex="Courier New"/>
    </style:style>
    <style:style style:name="P4885" style:parent-style-name="PlainText" style:family="paragraph">
      <style:text-properties style:font-name="Courier New" style:font-name-complex="Courier New"/>
    </style:style>
    <style:style style:name="P4886" style:parent-style-name="PlainText" style:family="paragraph">
      <style:text-properties style:font-name="Courier New" style:font-name-complex="Courier New"/>
    </style:style>
    <style:style style:name="P4887" style:parent-style-name="PlainText" style:family="paragraph">
      <style:text-properties style:font-name="Courier New" style:font-name-complex="Courier New"/>
    </style:style>
    <style:style style:name="P4888" style:parent-style-name="PlainText" style:family="paragraph">
      <style:text-properties style:font-name="Courier New" style:font-name-complex="Courier New"/>
    </style:style>
    <style:style style:name="P4889" style:parent-style-name="PlainText" style:family="paragraph">
      <style:text-properties style:font-name="Courier New" style:font-name-complex="Courier New"/>
    </style:style>
    <style:style style:name="P4890" style:parent-style-name="PlainText" style:family="paragraph">
      <style:text-properties style:font-name="Courier New" style:font-name-complex="Courier New"/>
    </style:style>
    <style:style style:name="P4891" style:parent-style-name="PlainText" style:family="paragraph">
      <style:text-properties style:font-name="Courier New" style:font-name-complex="Courier New"/>
    </style:style>
    <style:style style:name="P4892" style:parent-style-name="PlainText" style:family="paragraph">
      <style:text-properties style:font-name="Courier New" style:font-name-complex="Courier New"/>
    </style:style>
    <style:style style:name="P4893" style:parent-style-name="PlainText" style:family="paragraph">
      <style:text-properties style:font-name="Courier New" style:font-name-complex="Courier New"/>
    </style:style>
    <style:style style:name="P4894" style:parent-style-name="PlainText" style:family="paragraph">
      <style:text-properties style:font-name="Courier New" style:font-name-complex="Courier New"/>
    </style:style>
    <style:style style:name="P4895" style:parent-style-name="PlainText" style:family="paragraph">
      <style:text-properties style:font-name="Courier New" style:font-name-complex="Courier New"/>
    </style:style>
    <style:style style:name="T4896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/>
      <text:p text:style-name="P2">**************** Started trace for Module: [sti_ci.dll] in Executable [ImagingDevices.exe] ProcessID: [7704] at 2019/10/14 21:12:53:686 ****************</text:p>
      <text:p text:style-name="P3">WIA: 7704.2796 219 0 0 [sti_ci.dll] CWiaInfProcessor::InitMember, Ret=VOID.</text:p>
      <text:p text:style-name="P4">WIA: 7704.2796 219 0 0 [sti_ci.dll] CWiaInfProcessor::CWiaInfProcessor, VOID</text:p>
      <text:p text:style-name="P5">WIA: 7704.2796 219 0 0 [sti_ci.dll] CUniqueId::InitMember, Ret=VOID</text:p>
      <text:p text:style-name="P6">WIA: 7704.2796 219 0 0 [sti_ci.dll] CUniqueId::CUniqueId, Ret=VOID</text:p>
      <text:p text:style-name="P7">WIA: 7704.2796 219 0 0 [sti_ci.dll] CWizardContext::InitMember, Ret=VOID</text:p>
      <text:p text:style-name="P8">WIA: 7704.2796 235 0 0 [sti_ci.dll] CWizardContext::CWizardContext, Ret=VOID</text:p>
      <text:p text:style-name="P9">WIA: 7704.2796 235 0 0 [sti_ci.dll] CInstallWizardPage::Init, Ret=0x0.</text:p>
      <text:p text:style-name="P10">WIA: 7704.2796 235 0 0 [sti_ci.dll] CInstallWizardPage::Init, Ret=0x0.</text:p>
      <text:p text:style-name="P11">WIA: 7704.2796 266 0 0 [sti_ci.dll] CInstallWizardPage::Init, Ret=0x0.</text:p>
      <text:p text:style-name="P12">WIA: 7704.2796 266 0 0 [sti_ci.dll] CInstallWizardPage::Init, Ret=0x0.</text:p>
      <text:p text:style-name="P13">WIA: 7704.2796 266 0 0 [sti_ci.dll] CInstallWizardPage::Init, Ret=0x0.</text:p>
      <text:p text:style-name="P14">WIA: 7704.2796 266 0 0 [sti_ci.dll] CWizardContext::Init, Ret=0x0.</text:p>
      <text:p text:style-name="P15">WIA: 7704.2796 266 0 0 [sti_ci.dll] OnDIF_INSTALLWIZARD, Ret=0x0.</text:p>
      <text:p text:style-name="P16">WIA: 7704.2796 266 0 0 [sti_ci.dll] ClassInstall, Ret=0x0.</text:p>
      <text:p text:style-name="P17">WIA: 7704.2796 282 0 0 [sti_ci.dll] GetIntroFont, Ret=0xf30a1341.</text:p>
      <text:p text:style-name="P18">WIA: 7704.2796 7500 0 0 [sti_ci.dll] CWiaInfProcessor::Term, Ret=VOID</text:p>
      <text:p text:style-name="P19">WIA: 7704.2796 7500 0 0 [sti_ci.dll] CUniqueId::Term, Ret=VOID</text:p>
      <text:p text:style-name="P20">WIA: 7704.2796 7500 0 0 [sti_ci.dll] CWizardContext::Term, Ret=VOID</text:p>
      <text:p text:style-name="P21">WIA: 7704.2796 7500 0 0 [sti_ci.dll] CWizardContext::~CWizardContext, Ret=VOID</text:p>
      <text:p text:style-name="P22">WIA: 7704.2796 7500 0 0 [sti_ci.dll] CUniqueId::Term, Ret=VOID</text:p>
      <text:p text:style-name="P23">WIA: 7704.2796 7500 0 0 [sti_ci.dll] CUniqueId::~CUniqueId, Ret=VOID</text:p>
      <text:p text:style-name="P24">WIA: 7704.2796 7500 0 0 [sti_ci.dll] CWiaInfProcessor::Term, Ret=VOID</text:p>
      <text:p text:style-name="P25">WIA: 7704.2796 7500 0 0 [sti_ci.dll] CWiaInfProcessor::~CWiaInfProcessor, VOID</text:p>
      <text:p text:style-name="P26">WIA: 7704.2796 7500 0 0 [sti_ci.dll] OnDIF_DESTROYWIZARDDATA, Ret=0x0.</text:p>
      <text:p text:style-name="P27">WIA: 7704.2796 7500 0 0 [sti_ci.dll] ClassInstall, Ret=0x0.</text:p>
      <text:p text:style-name="P28">WIA: 7704.2796 7516 0 0 [sti_ci.dll] OnDIF_DESTROYPRIVATEDATA, Ret=0xe000020e.</text:p>
      <text:p text:style-name="P29">WIA: 7704.2796 7516 0 0 [sti_ci.dll]<text:s/>ClassInstall, Ret=0xe000020e.</text:p>
      <text:p text:style-name="P30">WIA: 7704.2796 7516 0 0 [sti_ci.dll] AddDevice, Ret=VOID.</text:p>
      <text:p text:style-name="P31"/>
      <text:p text:style-name="P32">**************** Started trace for Module: [sti_ci.dll] in Executable [ImagingDevices.exe] ProcessID: [3548] at 2019/10/14 21:14:39:878 ****************</text:p>
      <text:p text:style-name="P33">WIA: 3548.10660 0 0 0 [sti_ci.dll]</text:p>
      <text:p text:style-name="P34"/>
      <text:p text:style-name="P35">CWiaInfProcessor::InitMember, Ret=VOID.</text:p>
      <text:p text:style-name="P36">WIA: 3548.10660 0 0 0 [sti_ci.dll] CWiaInfProcessor::CWiaInfProcessor, VOID</text:p>
      <text:p text:style-name="P37">WIA: 3548.10660 0 0 0 [sti_ci.dll] CUniqueId::InitMember, Ret=VOID</text:p>
      <text:p text:style-name="P38">WIA: 3548.10660 0 0 0 [sti_ci.dll] CUniqueId::CUniqueId, Ret=VOID</text:p>
      <text:p text:style-name="P39">WIA: 3548.10660 0 0 0 [sti_ci.dll] CWizardContext::InitMember, Ret=VOID</text:p>
      <text:p text:style-name="P40">WIA: 3548.10660 0 0 0 [sti_ci.dll] CWizardContext::CWizardContext, Ret=VOID</text:p>
      <text:p text:style-name="P41">WIA: 3548.10660 0 0 0 [sti_ci.dll] CInstallWizardPage::Init, Ret=0x0.</text:p>
      <text:p text:style-name="P42">WIA: 3548.10660 0 0 0 [sti_ci.dll] CInstallWizardPage::Init, Ret=0x0.</text:p>
      <text:p text:style-name="P43">WIA: 3548.10660 0 0 0 [sti_ci.dll] CInstallWizardPage::Init, Ret=0x0.</text:p>
      <text:p text:style-name="P44">WIA: 3548.10660 0 0 0 [sti_ci.dll] CInstallWizardPage::Init, Ret=0x0.</text:p>
      <text:p text:style-name="P45">WIA: 3548.10660 0 0 0 [sti_ci.dll] CInstallWizardPage::Init, Ret=0x0.</text:p>
      <text:p text:style-name="P46">WIA: 3548.10660 0 0 0 [sti_ci.dll] CWizardContext::Init, Ret=0x0.</text:p>
      <text:p text:style-name="P47">WIA: 3548.10660 0 0 0 [sti_ci.dll] OnDIF_INSTALLWIZARD, Ret=0x0.</text:p>
      <text:p text:style-name="P48">WIA: 3548.10660 0 0 0 [sti_ci.dll] ClassInstall, Ret=0x0.</text:p>
      <text:p text:style-name="P49">WIA: 3548.10660 31 0 0 [sti_ci.dll] GetIntroFont, Ret=0x630a1a1b.</text:p>
      <text:p text:style-name="P50">WIA: 3548.10660 28437 0 0 [sti_ci.dll] GetDriverInf, Ret=0x0.</text:p>
      <text:p text:style-name="P51">WIA: 3548.10660 28469 0 0 [sti_ci.dll] GetSelectedDriverInfo, INF Filename <text:s text:c="3"/>: C:\WINDOWS\INF\sti.inf</text:p>
      <text:p text:style-name="P52">WIA: 3548.10660 28469 0 0 [sti_ci.dll] GetSelectedDriverInfo, INF Section name: STI.SCSISection</text:p>
      <text:p text:style-name="P53">WIA: 3548.10660 28469 0 0 [sti_ci.dll] GetSelectedDriverInfo, Description <text:s text:c="4"/>: SCSI Scanner Device</text:p>
      <text:p text:style-name="P54">WIA: 3548.10660 28469 0 0 [sti_ci.dll] GetSelectedDriverInfo, Manufacturer <text:s text:c="3"/>: Microsoft</text:p>
      <text:p text:style-name="P55">WIA: 3548.10660 28469 0 0 [sti_ci.dll] GetSelectedDriverInfo, Leaving... Ret=0x0.</text:p>
      <text:p text:style-name="P56">WIA: 3548.10660 28469 0 0 [sti_ci.dll] CWiaInfProcessor::Term, Ret=VOID</text:p>
      <text:p text:style-name="P57">WIA: 3548.10660 28469 0 0 [sti_ci.dll] CUniqueId::Term, Ret=VOID</text:p>
      <text:p text:style-name="P58">WIA: 3548.10660 28469 0 0 [sti_ci.dll] CWizardContext::Term, Ret=VOID</text:p>
      <text:p text:style-name="P59">WIA: 3548.10660 28469 0 0 [sti_ci.dll] CWiaInfProcessor::Term, Ret=VOID</text:p>
      <text:p text:style-name="P60">WIA: 3548.10660 28469 0 0 [sti_ci.dll] CWiaInfProcessor::InitMember, Ret=VOID.</text:p>
      <text:p text:style-name="P61">WIA: 3548.10660 28484 0 0 [sti_ci.dll] CWiaInfProcessor::ReadMatchingLine, Ret=0xe0000102.</text:p>
      <text:p text:style-name="P62">WIA: 3548.10660 28484 0 0 [sti_ci.dll] CWiaInfProcessor::ReadSingleParameter, Ret=0xe0000102.</text:p>
      <text:p text:style-name="P63">WIA: 3548.10660 28484 0 0 [sti_ci.dll] CWiaInfProcessor::ReadMatchingLine, Ret=0xe0000102.</text:p>
      <text:p text:style-name="P64">WIA: 3548.10660 28484 0 0 [sti_ci.dll] CWiaInfProcessor::ReadSingleParameter, Ret=0xe0000102.</text:p>
      <text:p text:style-name="P65">WIA: 3548.10660 28484 0 0 [sti_ci.dll] CWiaInfProcessor::ReadMatchingLine, Ret=0xe0000102.</text:p>
      <text:p text:style-name="P66">WIA: 3548.10660 28484 0 0 [sti_ci.dll] CWiaInfProcessor::ReadSingleParameter, Ret=0xe0000102.</text:p>
      <text:p text:style-name="P67">WIA: 3548.10660 28484 0 0 [sti_ci.dll] CWiaInfProcessor::ReadMatchingLine, Ret=0xe0000102.</text:p>
      <text:p text:style-name="P68">WIA: 3548.10660 28484 0 0 [sti_ci.dll] CWiaInfProcessor::ReadSingleParameter, Ret=0xe0000102.</text:p>
      <text:p text:style-name="P69">WIA: 3548.10660 28484 0 0 [sti_ci.dll] CWiaInfProcessor::ReadMatchingLine, Ret=0xe0000102.</text:p>
      <text:p text:style-name="P70">WIA: 3548.10660 28484 0 0 [sti_ci.dll] CWiaInfProcessor::ReadSingleParameter, Ret=0xe0000102.</text:p>
      <text:p text:style-name="P71">WIA: 3548.10660 28484 0 0 [sti_ci.dll] CWiaInfProcessor::ReadMatchingLine, Ret=0xe0000102.</text:p>
      <text:p text:style-name="P72">WIA: 3548.10660 28484 0 0 [sti_ci.dll] CWiaInfProcessor::ReadSingleParameter, Ret=0xe0000102.</text:p>
      <text:p text:style-name="P73">WIA: 3548.10660 28484 0 0 [sti_ci.dll] CWiaInfProcessor::ReadMatchingLine, Ret=0xe0000102.</text:p>
      <text:p text:style-name="P74">WIA: 3548.10660 28484 0 0 [sti_ci.dll] CWiaInfProcessor::ReadSingleParameter, Ret=0xe0000102.</text:p>
      <text:p text:style-name="P75">WIA: 3548.10660 28484 0 0 [sti_ci.dll] CWiaInfProcessor::ReadMatchingLine, Ret=0xe0000102.</text:p>
      <text:p text:style-name="P76">WIA: 3548.10660 28484 0 0 [sti_ci.dll] CWiaInfProcessor::ReadSingleParameter, Ret=0xe0000102.</text:p>
      <text:p text:style-name="P77">WIA: 3548.10660 28484 0 0 [sti_ci.dll] CWiaInfProcessor::ReadMatchingLine, Ret=0xe0000102.</text:p>
      <text:p text:style-name="P78">WIA: 3548.10660 28484 0 0 [sti_ci.dll] CWiaInfProcessor::ReadSingleParameter, Ret=0xe0000102.</text:p>
      <text:p text:style-name="P79">WIA: 3548.10660 28484 0 0 [sti_ci.dll] CWiaInfProcessor::ReadMatchingLine, Ret=0xe0000102.</text:p>
      <text:p text:style-name="P80">WIA: 3548.10660 28484 0 0 [sti_ci.dll] CWiaInfProcessor::ReadSingleParameter, Ret=0xe0000102.</text:p>
      <text:p text:style-name="P81">WIA: 3548.10660 28484 0 0 [sti_ci.dll] CWiaInfProcessor::ReadMatchingLine, Ret=0xe0000102.</text:p>
      <text:p text:style-name="P82">WIA: 3548.10660 28484 0 0 [sti_ci.dll] CWiaInfProcessor::ReadSingleParameter, Ret=0xe0000102.</text:p>
      <text:p text:style-name="P83">WIA: 3548.10660 28484 0 0 [sti_ci.dll] CWiaInfProcessor::ReadMatchingLine, Ret=0xe0000102.</text:p>
      <text:p text:style-name="P84">WIA: 3548.10660 28484 0 0 [sti_ci.dll] CWiaInfProcessor::ReadSingleParameter, Ret=0xe0000102.</text:p>
      <text:p text:style-name="P85">WIA: 3548.10660 28484 0 0 [sti_ci.dll] CWiaInfProcessor::ReadMatchingLine, Ret=0xe0000102.</text:p>
      <text:p text:style-name="P86">WIA: 3548.10660 28484 0 0 [sti_ci.dll] CWiaInfProcessor::ReadSingleParameter, Ret=0xe0000102.</text:p>
      <text:p text:style-name="P87">WIA: 3548.10660 28484 0 0 [sti_ci.dll] CWiaInfProcessor::ReadMatchingLine, Ret=0xe0000102.</text:p>
      <text:p text:style-name="P88">WIA: 3548.10660 28484 0 0 [sti_ci.dll] CWiaInfProcessor::ReadSingleParameter, Ret=0xe0000102.</text:p>
      <text:p text:style-name="P89">WIA: 3548.10660 28484 0 0 [sti_ci.dll] CWiaInfProcessor::ReadMatchingLine, Ret=0xe0000102.</text:p>
      <text:p text:style-name="P90">WIA: 3548.10660 28484 0 0 [sti_ci.dll] CWiaInfProcessor::ReadSingleParameter, Ret=0xe0000102.</text:p>
      <text:p text:style-name="P91">WIA: 3548.10660 28484 0 0 [sti_ci.dll] CWiaInfProcessor::ReadMatchingLine, Ret=0xe0000102.</text:p>
      <text:p text:style-name="P92">WIA: 3548.10660 28484 0 0 [sti_ci.dll] CWiaInfProcessor::ReadSection, Ret=0x0.</text:p>
      <text:p text:style-name="P93">WIA: 3548.10660 28484 0 0 [sti_ci.dll] CWiaInfProcessor::ReadInfParameter, <text:s/>--------------- INF parameters ---------------<text:s/></text:p>
      <text:p text:style-name="P94">WIA: 3548.10660 28484 0 0 [sti_ci.dll] CWiaInfProcessor::ReadInfParameter, <text:s/>Description <text:s text:c="8"/>:<text:s/></text:p>
      <text:p text:style-name="P95">WIA: 3548.10660 28484 0 0 [sti_ci.dll] CWiaInfProcessor::ReadInfParameter, <text:s/>SubClass <text:s text:c="11"/>:<text:s/></text:p>
      <text:p text:style-name="P96">WIA: 3548.10660 28484 0 0 [sti_ci.dll] CWiaInfProcessor::ReadInfParameter, <text:s/>USDClass <text:s text:c="11"/>:<text:s/></text:p>
      <text:p text:style-name="P97">WIA: 3548.10660 28484 0 0 [sti_ci.dll] CWiaInfProcessor::ReadInfParameter, <text:s/>EventSection <text:s text:c="7"/>:<text:s/></text:p>
      <text:p text:style-name="P98">WIA: 3548.10660 28484 0 0 [sti_ci.dll] CWiaInfProcessor::ReadInfParameter, <text:s/>Connection <text:s text:c="9"/>:<text:s/></text:p>
      <text:p text:style-name="P99">WIA: 3548.10660 28484 0 0 [sti_ci.dll] CWiaInfProcessor::ReadInfParameter, <text:s/>PropPages <text:s text:c="10"/>:<text:s/></text:p>
      <text:p text:style-name="P100">WIA: 3548.10660 28484 0 0 [sti_ci.dll] CWiaInfProcessor::ReadInfParameter, <text:s/>DataSection <text:s text:c="8"/>:<text:s/></text:p>
      <text:p text:style-name="P101">WIA: 3548.10660 28484 0 0 [sti_ci.dll] CWiaInfProcessor::ReadInfParameter, <text:s/>Capabilities <text:s text:c="7"/>:<text:s/></text:p>
      <text:p text:style-name="P102">WIA: 3548.10660 28484 0 0 [sti_ci.dll] CWiaInfProcessor::ReadInfParameter, <text:s/>UnsupportedVersions :<text:s/></text:p>
      <text:p text:style-name="P103">WIA: 3548.10660 28484 0 0 [sti_ci.dll] CWiaInfProcessor::ReadInfParameter, <text:s/>DeviceType <text:s text:c="9"/>:<text:s/></text:p>
      <text:p text:style-name="P104">WIA: 3548.10660 28484 0 0 [sti_ci.dll] CWiaInfProcessor::ReadInfParameter, <text:s/>DeviceSubType <text:s text:c="6"/>:<text:s/></text:p>
      <text:p text:style-name="P105">WIA: 3548.10660 28484 0 0 [sti_ci.dll] CWiaInfProcessor::IsSTI, Ret=0x0</text:p>
      <text:p text:style-name="P106">WIA: 3548.10660 28484 0 0 [sti_ci.dll] CWiaInfProcessor::IsPropertyValid, Ret=0x1</text:p>
      <text:p text:style-name="P107">WIA: 3548.10660 28484 0 0 [sti_ci.dll] CWiaInfProcessor::ReadInfParameter, Ret=0x0.</text:p>
      <text:p text:style-name="P108">WIA: 3548.10660 28484 0 0 [sti_ci.dll] CWiaInfProcessor::Init, Ret=0x0</text:p>
      <text:p text:style-name="P109">WIA: 3548.10660 28484 0 0 [sti_ci.dll] CUniqueId::Term, Ret=VOID</text:p>
      <text:p text:style-name="P110">WIA: 3548.10660 28484 0 0 [sti_ci.dll] CUniqueId::InitMember, Ret=VOID</text:p>
      <text:p text:style-name="P111">WIA: 3548.10660 28484 0 0 [sti_ci.dll] CUniqueId::Init, Ret=0x0.</text:p>
      <text:p text:style-name="P112">WIA: 3548.10660 28484 0 0 [sti_ci.dll] CDeviceEnumerator::InitMember, Ret=VOID</text:p>
      <text:p text:style-name="P113">WIA: 3548.10660 28484 0 0 [sti_ci.dll] CDeviceEnumerator::CDeviceEnumerator, Ret=VOID</text:p>
      <text:p text:style-name="P114">WIA: 3548.10660 28484 0 0 [sti_ci.dll] CDeviceEnumerator::Term, Ret=VOID</text:p>
      <text:p text:style-name="P115">WIA: 3548.10660 28484 0 0 [sti_ci.dll] CDeviceEnumerator::InitMember, Ret=VOID</text:p>
      <text:p text:style-name="P116">WIA: 3548.10660 28484 0 0 [sti_ci.dll] CDeviceEnumerator::Init, Ret=0x0.</text:p>
      <text:p text:style-name="P117">WIA: 3548.10660 28484 0 0 [sti_ci.dll] CDeviceEnumerator::Reset, Ret=VOID</text:p>
      <text:p text:style-name="P118">WIA: 3548.10660 28484 0 0 [sti_ci.dll] CDeviceEnumerator::Next, Ret=0x103.</text:p>
      <text:p text:style-name="P119">WIA: 3548.10660 28484 0 0 [sti_ci.dll] CUniqueId::CollectIdInfo, Ret=0x0.</text:p>
      <text:p text:style-name="P120">WIA: 3548.10660 28484 0 0 [sti_ci.dll] CDeviceEnumerator::Term, Ret=VOID</text:p>
      <text:p text:style-name="P121">WIA: 3548.10660 28484 0 0 [sti_ci.dll] CDeviceEnumerator::~CDeviceEnumerator, Ret=VOID</text:p>
      <text:p text:style-name="P122">WIA: 3548.10660 28484 0 0 [sti_ci.dll] CUniqueId::IsAlreadyRegistered, Ret=0x0.</text:p>
      <text:p text:style-name="P123">WIA: 3548.10660 28484 0 0 [sti_ci.dll] CUniqueId::IsUnique, Ret=0x1.</text:p>
      <text:p text:style-name="P124">WIA: 3548.10660 28484 0 0 [sti_ci.dll] CUniqueId::Register, Ret=0x0.</text:p>
      <text:p text:style-name="P125">WIA: 3548.10660 28484 0 0 [sti_ci.dll] CUniqueId::GenerateUniqueFriendlyName, Ret=0x0. Generated name is "SCSI Scanner Device".</text:p>
      <text:p text:style-name="P126">WIA: 3548.10660 28484 0 0 [sti_ci.dll] CUniqueId::GenerateId, Ret=0x0.</text:p>
      <text:p text:style-name="P127">WIA: 3548.10660 28484 0 0 [sti_ci.dll] CWizardContext::RefreshDeviceInfo, Ret=0x0.</text:p>
      <text:p text:style-name="P128">WIA: 3548.10660 28484 0 0 [sti_ci.dll] CWiaInfProcessor::GetPortSelect, Ret=0x0</text:p>
      <text:p text:style-name="P129">WIA: 3548.10660 28484 0 0 [sti_ci.dll] CPortSelectPage::OnPSN_SETACTIVE, Ret=0x1.</text:p>
      <text:p text:style-name="P130">WIA: 3548.10660 28484 0 0 [sti_ci.dll] CPortSelectPage::OnNotify, Ret=0x1.</text:p>
      <text:p text:style-name="P131">WIA: 3548.10660 28484 0 0 [sti_ci.dll] CWiaInfProcessor::GetPortSelect, Ret=0x0</text:p>
      <text:p text:style-name="P132">WIA: 3548.10660 28484 0 0 [sti_ci.dll] CNameDevicePage::OnPSN_SETACTIVE, Ret=0x0.</text:p>
      <text:p text:style-name="P133">WIA: 3548.10660 28484 0 0 [sti_ci.dll] CNameDevicePage::OnNotify, Ret=0x0.</text:p>
      <text:p text:style-name="P134">WIA: 3548.10660 28484 0 0 [sti_ci.dll] CNameDevicePage::OnNotify, Ret=0x0.</text:p>
      <text:p text:style-name="P135">WIA: 3548.10660 31156 0 0 [sti_ci.dll] CNameDevicePage::OnNotify, Ret=0x0.</text:p>
      <text:p text:style-name="P136">WIA: 3548.10660 31156 0 0 [sti_ci.dll] CUniqueId::ReserveFriendlyName, Ret=0x0.</text:p>
      <text:p text:style-name="P137">WIA: 3548.10660 31156 0 0 [sti_ci.dll] CNameDevicePage::OnPSN_KILLACTIVE, Ret=0x1.</text:p>
      <text:p text:style-name="P138">WIA: 3548.10660 31156 0 0 [sti_ci.dll] CNameDevicePage::OnNotify, Ret=0x1.</text:p>
      <text:p text:style-name="P139">WIA: 3548.10660 31156 0 0 [sti_ci.dll] GetIntroFont, Ret=0x990a0ca2.</text:p>
      <text:p text:style-name="P140">WIA: 3548.10660 33156 0 0 [sti_ci.dll] ERROR: InstallSelectedDriver, pfnInstallSelectedDriver() failed. Err=0x57.</text:p>
      <text:p text:style-name="P141">WIA: 3548.10660 33156 0 0 [sti_ci.dll] InstallSelectedDriver, Ret=0x57.</text:p>
      <text:p text:style-name="P142">WIA: 3548.10660 33156 0 0 [sti_ci.dll] ERROR: CFinalPage::OnNotify, InstallSelectedDriver() failed. Err=0x57.</text:p>
      <text:p text:style-name="P143">WIA: 3548.10660 33203 0 0 [sti_ci.dll] CWiaInfProcessor::Term, Ret=VOID</text:p>
      <text:p text:style-name="P144">WIA: 3548.10660 33203 0 0 [sti_ci.dll] CUniqueId::Unregister, Ret=0x0.</text:p>
      <text:p text:style-name="P145">WIA: 3548.10660 33203 0 0 [sti_ci.dll] CUniqueId::Unregister, Given string is empty, do nothing.</text:p>
      <text:p text:style-name="P146">WIA: 3548.10660 33203 0 0 [sti_ci.dll] CUniqueId::Unregister, Ret=0xa0.</text:p>
      <text:p text:style-name="P147">WIA: 3548.10660 33203 0 0 [sti_ci.dll] CUniqueId::Term, Ret=VOID</text:p>
      <text:p text:style-name="P148">WIA: 3548.10660 33203 0 0 [sti_ci.dll] CWizardContext::Term, Ret=VOID</text:p>
      <text:p text:style-name="P149">WIA: 3548.10660 33203 0 0 [sti_ci.dll] CWizardContext::~CWizardContext, Ret=VOID</text:p>
      <text:p text:style-name="P150">WIA: 3548.10660 33203 0 0 [sti_ci.dll] CUniqueId::Term, Ret=VOID</text:p>
      <text:p text:style-name="P151">WIA: 3548.10660 33203 0 0 [sti_ci.dll] CUniqueId::~CUniqueId, Ret=VOID</text:p>
      <text:p text:style-name="P152">WIA: 3548.10660 33203 0 0 [sti_ci.dll] CWiaInfProcessor::Term, Ret=VOID</text:p>
      <text:p text:style-name="P153">WIA: 3548.10660 33203 0 0 [sti_ci.dll] CWiaInfProcessor::~CWiaInfProcessor, VOID</text:p>
      <text:p text:style-name="P154">WIA: 3548.10660 33203 0 0 [sti_ci.dll] OnDIF_DESTROYWIZARDDATA, Ret=0x0.</text:p>
      <text:p text:style-name="P155">WIA: 3548.10660 33203 0 0 [sti_ci.dll] ClassInstall, Ret=0x0.</text:p>
      <text:p text:style-name="P156">WIA: 3548.10660 33203 0 0 [sti_ci.dll] OnDIF_DESTROYPRIVATEDATA, Ret=0xe000020e.</text:p>
      <text:p text:style-name="P157">WIA: 3548.10660 33203 0 0 [sti_ci.dll] ClassInstall, Ret=0xe000020e.</text:p>
      <text:p text:style-name="P158">WIA: 3548.10660 33203 0 0 [sti_ci.dll] AddDevice, Ret=VOID.</text:p>
      <text:p text:style-name="P159"/>
      <text:p text:style-name="P160">**************** Started trace for Module: [STI.dll] in Executable [ImagingDevices.exe] ProcessID: [11376] at 2019/10/14 21:13:34:572 ****************</text:p>
      <text:p text:style-name="P161">WIA: 11376.1972 126891 0 0 [STI.dll] DllEntryPoint, sti.dll (0xE3650000) received DLL_PROCESS_DETACH, process terminating: 1</text:p>
      <text:p text:style-name="P162">WIA: 11376.1972 126891 0 0 [STI.dll] AsyncRPCEventTransport::CloseNotificationChannel, Closing the async notification channel...</text:p>
      <text:p text:style-name="P163">WIA: 11376.1972 126891 0 0 [STI.dll] AsyncRPCEventTransport::CloseConnectionToServer, Closed connection to server</text:p>
      <text:p text:style-name="P164"/>
      <text:p text:style-name="P165">**************** Started trace for Module: [STI.dll] in Executable [ImagingDevices.exe] ProcessID: [11208] at 2019/10/14 21:26:12:739 ****************</text:p>
      <text:p text:style-name="P166">WIA: 11208.4696 12328 0 0 [STI.dll] DllEntryPoint, sti.dll (0xE3650000) received DLL_PROCESS_DETACH, process terminating: 1</text:p>
      <text:p text:style-name="P167">WIA: 11208.4696 12328 0 0 [STI.dll] AsyncRPCEventTransport::CloseNotificationChannel, Closing the async notification channel...</text:p>
      <text:p text:style-name="P168">WIA: 11208.4696 12328 0 0 [STI.dll] AsyncRPCEventTransport::CloseConnectionToServer, Closed connection to server</text:p>
      <text:p text:style-name="P169"/>
      <text:p text:style-name="P170">**************** Started trace for Module: [STI.dll] in Executable [ImagingDevices.exe] ProcessID: [9344] at 2019/10/14 22:25:02:968 ****************</text:p>
      <text:p text:style-name="P171">WIA: 9344.10808 14734 0 0 [STI.dll] DllEntryPoint, sti.dll (0xE3650000) received DLL_PROCESS_DETACH, process terminating: 1</text:p>
      <text:p text:style-name="P172">WIA: 9344.10808 14734 0 0 [STI.dll] AsyncRPCEventTransport::CloseNotificationChannel, Closing the async notification channel...</text:p>
      <text:p text:style-name="P173">WIA: 9344.10808 14734 0 0 [STI.dll] AsyncRPCEventTransport::CloseConnectionToServer, Closed connection to server</text:p>
      <text:p text:style-name="P174"/>
      <text:p text:style-name="P175">**************** Started trace for Module: [sti_ci.dll] in Executable [ImagingDevices.exe] ProcessID: [1392] at 2019/10/15 03:49:25:173 ****************</text:p>
      <text:p text:style-name="P176">WIA: 1392.1848 0 0 0 [sti_ci.dll] CWiaInfProcessor::InitMember, Ret=VOID.</text:p>
      <text:p text:style-name="P177">WIA: 1392.1848 0 0 0 [sti_ci.dll] CWiaInfProcessor::CWiaInfProcessor, VOID</text:p>
      <text:p text:style-name="P178">WIA: 1392.1848 0 0 0 [sti_ci.dll] CUniqueId::InitMember, Ret=VOID</text:p>
      <text:p text:style-name="P179">WIA: 1392.1848 0 0 0 [sti_ci.dll] CUniqueId::CUniqueId, Ret=VOID</text:p>
      <text:p text:style-name="P180">WIA: 1392.1848 0 0 0 [sti_ci.dll] CWizardContext::InitMember, Ret=VOID</text:p>
      <text:p text:style-name="P181">WIA: 1392.1848 0 0 0 [sti_ci.dll] CWizardContext::CWizardContext, Ret=VOID</text:p>
      <text:p text:style-name="P182">WIA: 1392.1848 0 0 0 [sti_ci.dll] CInstallWizardPage::Init, Ret=0x0.</text:p>
      <text:p text:style-name="P183">WIA: 1392.1848 0 0 0 [sti_ci.dll] CInstallWizardPage::Init, Ret=0x0.</text:p>
      <text:p text:style-name="P184">WIA: 1392.1848 0 0 0 [sti_ci.dll] CInstallWizardPage::Init, Ret=0x0.</text:p>
      <text:p text:style-name="P185">WIA: 1392.1848 0 0 0 [sti_ci.dll] CInstallWizardPage::Init, Ret=0x0.</text:p>
      <text:p text:style-name="P186">WIA: 1392.1848 0 0 0 [sti_ci.dll] CInstallWizardPage::Init, Ret=0x0.</text:p>
      <text:p text:style-name="P187">WIA: 1392.1848 0 0 0 [sti_ci.dll] CWizardContext::Init, Ret=0x0.</text:p>
      <text:p text:style-name="P188">WIA: 1392.1848 0 0 0 [sti_ci.dll] OnDIF_INSTALLWIZARD, Ret=0x0.</text:p>
      <text:p text:style-name="P189">WIA: 1392.1848 0 0 0 [sti_ci.dll] ClassInstall, Ret=0x0.</text:p>
      <text:p text:style-name="P190">WIA: 1392.1848 15 0 0 [sti_ci.dll] GetIntroFont, Ret=0x680a1027.</text:p>
      <text:p text:style-name="P191">WIA: 1392.1848 25765 0 0 [sti_ci.dll] CWiaInfProcessor::Term, Ret=VOID</text:p>
      <text:p text:style-name="P192">WIA: 1392.1848 25765 0 0 [sti_ci.dll] CUniqueId::Term, Ret=VOID</text:p>
      <text:p text:style-name="P193">WIA: 1392.1848 25765 0 0 [sti_ci.dll] CWizardContext::Term, Ret=VOID</text:p>
      <text:p text:style-name="P194">WIA: 1392.1848 25765 0 0 [sti_ci.dll] CWizardContext::~CWizardContext, Ret=VOID</text:p>
      <text:p text:style-name="P195">WIA: 1392.1848 25765 0 0 [sti_ci.dll] CUniqueId::Term, Ret=VOID</text:p>
      <text:p text:style-name="P196">WIA: 1392.1848 25765 0 0 [sti_ci.dll] CUniqueId::~CUniqueId, Ret=VOID</text:p>
      <text:p text:style-name="P197">WIA: 1392.1848 25765 0 0 [sti_ci.dll] CWiaInfProcessor::Term, Ret=VOID</text:p>
      <text:p text:style-name="P198">WIA: 1392.1848 25765 0 0 [sti_ci.dll] CWiaInfProcessor::~CWiaInfProcessor, VOID</text:p>
      <text:p text:style-name="P199">WIA: 1392.1848 25765 0 0 [sti_ci.dll] OnDIF_DESTROYWIZARDDATA, Ret=0x0.</text:p>
      <text:p text:style-name="P200">WIA: 1392.1848 25765 0 0 [sti_ci.dll] ClassInstall, Ret=0x0.</text:p>
      <text:p text:style-name="P201">WIA: 1392.1848 25781 0 0 [sti_ci.dll] OnDIF_DESTROYPRIVATEDATA, Ret=0xe000020e.</text:p>
      <text:p text:style-name="P202">WIA: 1392.1848 25781 0 0 [sti_ci.dll] ClassInstall, Ret=0xe000020e.</text:p>
      <text:p text:style-name="P203">WIA: 1392.1848 25781 0 0 [sti_ci.dll] AddDevice, Ret=VOID.</text:p>
      <text:p text:style-name="P204"/>
      <text:p text:style-name="P205">**************** Started trace for Module: [STI.dll] in Executable [ImagingDevices.exe] ProcessID: [12316] at 2019/10/15 03:46:19:326 ****************</text:p>
      <text:p text:style-name="P206">WIA: 12316.5168 216281 0 0 [STI.dll] DllEntryPoint, sti.dll (0xE3650000) received DLL_PROCESS_DETACH, process terminating: 1</text:p>
      <text:p text:style-name="P207">WIA: 12316.5168 216281 0 0 [STI.dll] AsyncRPCEventTransport::CloseNotificationChannel, Closing the async notification channel...</text:p>
      <text:p text:style-name="P208">WIA: 12316.5168 216281 0 0 [STI.dll] AsyncRPCEventTransport::CloseConnectionToServer, Closed connection to server</text:p>
      <text:p text:style-name="P209"/>
      <text:p text:style-name="P210">**************** Started trace for Module: [sti_ci.dll] in Executable [ImagingDevices.exe] ProcessID: [11828] at 2019/10/15 04:04:16:133 ****************</text:p>
      <text:p text:style-name="P211">WIA: 11828.6932 16 0 0 [sti_ci.dll] CWiaInfProcessor::InitMember, Ret=VOID.</text:p>
      <text:p text:style-name="P212">WIA: 11828.6932 16 0 0 [sti_ci.dll] CWiaInfProcessor::CWiaInfProcessor, VOID</text:p>
      <text:p text:style-name="P213">WIA: 11828.6932 16 0 0 [sti_ci.dll] CUniqueId::InitMember, Ret=VOID</text:p>
      <text:p text:style-name="P214">WIA: 11828.6932 16 0 0 [sti_ci.dll] CUniqueId::CUniqueId, Ret=VOID</text:p>
      <text:p text:style-name="P215">WIA: 11828.6932 16 0 0 [sti_ci.dll] CWizardContext::InitMember, Ret=VOID</text:p>
      <text:p text:style-name="P216">WIA: 11828.6932 16 0 0 [sti_ci.dll] CWizardContext::CWizardContext, Ret=VOID</text:p>
      <text:p text:style-name="P217">WIA: 11828.6932 16 0 0 [sti_ci.dll] CInstallWizardPage::Init, Ret=0x0.</text:p>
      <text:p text:style-name="P218">WIA: 11828.6932 16 0 0 [sti_ci.dll] CInstallWizardPage::Init, Ret=0x0.</text:p>
      <text:p text:style-name="P219">WIA: 11828.6932 16 0 0 [sti_ci.dll] CInstallWizardPage::Init, Ret=0x0.</text:p>
      <text:p text:style-name="P220">WIA: 11828.6932 16 0 0 [sti_ci.dll] CInstallWizardPage::Init, Ret=0x0.</text:p>
      <text:p text:style-name="P221">WIA: 11828.6932 16 0 0 [sti_ci.dll] CInstallWizardPage::Init, Ret=0x0.</text:p>
      <text:p text:style-name="P222">WIA: 11828.6932 16 0 0 [sti_ci.dll] CWizardContext::Init, Ret=0x0.</text:p>
      <text:p text:style-name="P223">WIA: 11828.6932 16 0 0 [sti_ci.dll] OnDIF_INSTALLWIZARD, Ret=0x0.</text:p>
      <text:p text:style-name="P224">WIA: 11828.6932 16 0 0 [sti_ci.dll] ClassInstall, Ret=0x0.</text:p>
      <text:p text:style-name="P225">WIA: 11828.6932 62 0 0 [sti_ci.dll] GetIntroFont, Ret=0xec0a1dd0.</text:p>
      <text:p text:style-name="P226"/>
      <text:p text:style-name="P227">**************** Started trace for Module: [sti_ci.dll] in Executable [ImagingDevices.exe] ProcessID: [12108] at 2019/10/15 13:56:52:506 ****************</text:p>
      <text:p text:style-name="P228">WIA: 12108.9952 0 0 0 [sti_ci.dll] AddDevice, Ret=VOID.</text:p>
      <text:p text:style-name="P229">WIA: 11828.6932 35750250 0 0 [sti_ci.dll] GetDriverInf, Ret=0x0.</text:p>
      <text:p text:style-name="P230">WIA: 11828.6932 35750266 0 0 [sti_ci.dll] GetSelectedDriverInfo, INF Filename <text:s text:c="3"/>: C:\WINDOWS\INF\sti.inf</text:p>
      <text:p text:style-name="P231">WIA: 11828.6932 35750266 0 0 [sti_ci.dll] GetSelectedDriverInfo, INF Section name: STI.WSDSection</text:p>
      <text:p text:style-name="P232">WIA: 11828.6932 35750266 0 0 [sti_ci.dll] GetSelectedDriverInfo, Description <text:s text:c="4"/>: WSD Scanner Device</text:p>
      <text:p text:style-name="P233">WIA: 11828.6932 35750266 0 0 [sti_ci.dll] GetSelectedDriverInfo, Manufacturer <text:s text:c="3"/>: Microsoft</text:p>
      <text:p text:style-name="P234">WIA: 11828.6932 35750266 0 0 [sti_ci.dll] GetSelectedDriverInfo, Leaving... Ret=0x0.</text:p>
      <text:p text:style-name="P235">WIA: 11828.6932 35750266 0 0 [sti_ci.dll] CWiaInfProcessor::Term, Ret=VOID</text:p>
      <text:p text:style-name="P236">WIA: 11828.6932 35750266 0 0 [sti_ci.dll] CUniqueId::Term, Ret=VOID</text:p>
      <text:p text:style-name="P237">WIA: 11828.6932 35750266 0 0 [sti_ci.dll] CWizardContext::Term, Ret=VOID</text:p>
      <text:p text:style-name="P238">WIA: 11828.6932 35750266 0 0 [sti_ci.dll] CWiaInfProcessor::Term, Ret=VOID</text:p>
      <text:p text:style-name="P239">WIA: 11828.6932 35750266 0 0 [sti_ci.dll] CWiaInfProcessor::InitMember, Ret=VOID.</text:p>
      <text:p text:style-name="P240">WIA: 11828.6932 35750266 0 0 [sti_ci.dll] CWiaInfProcessor::ReadMatchingLine, Ret=0xe0000102.</text:p>
      <text:p text:style-name="P241">WIA: 11828.6932 35750266 0 0 [sti_ci.dll] CWiaInfProcessor::ReadSingleParameter, Ret=0xe0000102.</text:p>
      <text:p text:style-name="P242">WIA: 11828.6932 35750266 0 0 [sti_ci.dll] CWiaInfProcessor::ReadMatchingLine, Ret=0xe0000102.</text:p>
      <text:p text:style-name="P243">WIA: 11828.6932 35750266 0 0 [sti_ci.dll] CWiaInfProcessor::ReadSingleParameter, Ret=0xe0000102.</text:p>
      <text:p text:style-name="P244">WIA: 11828.6932 35750266 0 0 [sti_ci.dll] CWiaInfProcessor::ReadMatchingLine, Ret=0xe0000102.</text:p>
      <text:p text:style-name="P245">WIA: 11828.6932 35750266 0 0 [sti_ci.dll] CWiaInfProcessor::ReadSingleParameter, Ret=0xe0000102.</text:p>
      <text:p text:style-name="P246">WIA: 11828.6932 35750266 0 0 [sti_ci.dll] CWiaInfProcessor::ReadMatchingLine, Ret=0xe0000102.</text:p>
      <text:p text:style-name="P247">WIA: 11828.6932 35750266 0 0 [sti_ci.dll] CWiaInfProcessor::ReadSingleParameter, Ret=0xe0000102.</text:p>
      <text:p text:style-name="P248">WIA: 11828.6932 35750266 0 0 [sti_ci.dll] CWiaInfProcessor::ReadMatchingLine, Ret=0xe0000102.</text:p>
      <text:p text:style-name="P249">WIA: 11828.6932 35750266 0 0 [sti_ci.dll] CWiaInfProcessor::ReadSingleParameter, Ret=0xe0000102.</text:p>
      <text:p text:style-name="P250">WIA: 11828.6932 35750266 0 0 [sti_ci.dll] CWiaInfProcessor::ReadMatchingLine, Ret=0xe0000102.</text:p>
      <text:p text:style-name="P251">WIA: 11828.6932 35750266 0 0 [sti_ci.dll] CWiaInfProcessor::ReadSingleParameter, Ret=0xe0000102.</text:p>
      <text:p text:style-name="P252">WIA: 11828.6932 35750266 0 0 [sti_ci.dll] CWiaInfProcessor::ReadMatchingLine, Ret=0xe0000102.</text:p>
      <text:p text:style-name="P253">WIA: 11828.6932 35750266 0 0 [sti_ci.dll] CWiaInfProcessor::ReadSingleParameter, Ret=0xe0000102.</text:p>
      <text:p text:style-name="P254">WIA: 11828.6932 35750266 0 0 [sti_ci.dll] CWiaInfProcessor::ReadMatchingLine, Ret=0xe0000102.</text:p>
      <text:p text:style-name="P255">WIA: 11828.6932 35750266 0 0 [sti_ci.dll] CWiaInfProcessor::ReadSingleParameter, Ret=0xe0000102.</text:p>
      <text:p text:style-name="P256">WIA: 11828.6932 35750266 0 0 [sti_ci.dll] CWiaInfProcessor::ReadMatchingLine, Ret=0xe0000102.</text:p>
      <text:p text:style-name="P257">WIA: 11828.6932 35750266 0 0 [sti_ci.dll] CWiaInfProcessor::ReadSingleParameter, Ret=0xe0000102.</text:p>
      <text:p text:style-name="P258">WIA: 11828.6932 35750266 0 0 [sti_ci.dll] CWiaInfProcessor::ReadMatchingLine, Ret=0xe0000102.</text:p>
      <text:p text:style-name="P259">WIA: 11828.6932 35750266 0 0 [sti_ci.dll] CWiaInfProcessor::ReadSingleParameter, Ret=0xe0000102.</text:p>
      <text:p text:style-name="P260">WIA: 11828.6932 35750266 0 0 [sti_ci.dll] CWiaInfProcessor::ReadMatchingLine, Ret=0xe0000102.</text:p>
      <text:p text:style-name="P261">WIA: 11828.6932 35750266 0 0 [sti_ci.dll] CWiaInfProcessor::ReadSingleParameter, Ret=0xe0000102.</text:p>
      <text:p text:style-name="P262">WIA: 11828.6932 35750266 0 0 [sti_ci.dll] CWiaInfProcessor::ReadMatchingLine, Ret=0xe0000102.</text:p>
      <text:p text:style-name="P263">WIA: 11828.6932 35750266 0 0 [sti_ci.dll] CWiaInfProcessor::ReadSingleParameter, Ret=0xe0000102.</text:p>
      <text:p text:style-name="P264">WIA: 11828.6932 35750266 0 0 [sti_ci.dll] CWiaInfProcessor::ReadMatchingLine, Ret=0xe0000102.</text:p>
      <text:p text:style-name="P265">WIA: 11828.6932 35750266 0 0 [sti_ci.dll] CWiaInfProcessor::ReadSingleParameter, Ret=0xe0000102.</text:p>
      <text:p text:style-name="P266">WIA: 11828.6932 35750266 0 0 [sti_ci.dll] CWiaInfProcessor::ReadMatchingLine, Ret=0xe0000102.</text:p>
      <text:p text:style-name="P267">WIA: 11828.6932 35750266 0 0 [sti_ci.dll] CWiaInfProcessor::ReadSingleParameter, Ret=0xe0000102.</text:p>
      <text:p text:style-name="P268">WIA: 11828.6932 35750266 0 0 [sti_ci.dll] CWiaInfProcessor::ReadMatchingLine, Ret=0xe0000102.</text:p>
      <text:p text:style-name="P269">WIA: 11828.6932 35750266 0 0 [sti_ci.dll] CWiaInfProcessor::ReadSingleParameter, Ret=0xe0000102.</text:p>
      <text:p text:style-name="P270">WIA: 11828.6932 35750266 0 0 [sti_ci.dll] CWiaInfProcessor::ReadMatchingLine, Ret=0xe0000102.</text:p>
      <text:p text:style-name="P271">WIA: 11828.6932 35750266 0 0 [sti_ci.dll] CWiaInfProcessor::ReadSection, Ret=0x0.</text:p>
      <text:p text:style-name="P272">WIA: 11828.6932 35750266 0 0 [sti_ci.dll] CWiaInfProcessor::ReadInfParameter, <text:s/>--------------- INF parameters ---------------<text:s/></text:p>
      <text:p text:style-name="P273">WIA: 11828.6932 35750266 0 0 [sti_ci.dll] CWiaInfProcessor::ReadInfParameter, <text:s/>Description <text:s text:c="8"/>:<text:s/></text:p>
      <text:p text:style-name="P274">WIA: 11828.6932 35750266 0 0 [sti_ci.dll] CWiaInfProcessor::ReadInfParameter, <text:s/>SubClass <text:s text:c="11"/>:<text:s/></text:p>
      <text:p text:style-name="P275">WIA: 11828.6932 35750266 0 0 [sti_ci.dll] CWiaInfProcessor::ReadInfParameter, <text:s/>USDClass <text:s text:c="11"/>:<text:s/></text:p>
      <text:p text:style-name="P276">WIA: 11828.6932 35750266 0 0 [sti_ci.dll] CWiaInfProcessor::ReadInfParameter, <text:s/>EventSection <text:s text:c="7"/>:<text:s/></text:p>
      <text:p text:style-name="P277">WIA: 11828.6932 35750266 0 0 [sti_ci.dll] CWiaInfProcessor::ReadInfParameter, <text:s/>Connection <text:s text:c="9"/>:<text:s/></text:p>
      <text:p text:style-name="P278">WIA: 11828.6932 35750266 0 0 [sti_ci.dll] CWiaInfProcessor::ReadInfParameter, <text:s/>PropPages <text:s text:c="10"/>:<text:s/></text:p>
      <text:p text:style-name="P279">WIA: 11828.6932 35750266 0 0 [sti_ci.dll] CWiaInfProcessor::ReadInfParameter, <text:s/>DataSection <text:s text:c="8"/>:<text:s/></text:p>
      <text:p text:style-name="P280">WIA: 11828.6932 35750266 0 0 [sti_ci.dll] CWiaInfProcessor::ReadInfParameter, <text:s/>Capabilities <text:s text:c="7"/>:<text:s/></text:p>
      <text:p text:style-name="P281">WIA: 11828.6932 35750266 0 0 [sti_ci.dll] CWiaInfProcessor::ReadInfParameter, <text:s/>UnsupportedVersions :<text:s/></text:p>
      <text:p text:style-name="P282">WIA: 11828.6932 35750266 0 0 [sti_ci.dll] CWiaInfProcessor::ReadInfParameter, <text:s/>DeviceType <text:s text:c="9"/>:<text:s/></text:p>
      <text:p text:style-name="P283">WIA: 11828.6932 35750266 0 0 [sti_ci.dll] CWiaInfProcessor::ReadInfParameter, <text:s/>DeviceSubType <text:s text:c="6"/>:<text:s/></text:p>
      <text:p text:style-name="P284">WIA: 11828.6932 35750266 0 0 [sti_ci.dll] CWiaInfProcessor::IsSTI, Ret=0x0</text:p>
      <text:p text:style-name="P285">WIA: 11828.6932 35750266 0 0 [sti_ci.dll] CWiaInfProcessor::IsPropertyValid, Ret=0x1</text:p>
      <text:p text:style-name="P286">WIA: 11828.6932 35750266 0 0 [sti_ci.dll] CWiaInfProcessor::ReadInfParameter, Ret=0x0.</text:p>
      <text:p text:style-name="P287">WIA: 11828.6932 35750266 0 0 [sti_ci.dll] CWiaInfProcessor::Init, Ret=0x0</text:p>
      <text:p text:style-name="P288">WIA: 11828.6932 35750266 0 0 [sti_ci.dll] CUniqueId::Term, Ret=VOID</text:p>
      <text:p text:style-name="P289">WIA: 11828.6932 35750266 0 0 [sti_ci.dll] CUniqueId::InitMember, Ret=VOID</text:p>
      <text:p text:style-name="P290">WIA: 11828.6932 35750266 0 0 [sti_ci.dll] CUniqueId::Init, Ret=0x0.</text:p>
      <text:p text:style-name="P291">WIA: 11828.6932 35750266 0 0 [sti_ci.dll] CDeviceEnumerator::InitMember, Ret=VOID</text:p>
      <text:p text:style-name="P292">WIA: 11828.6932 35750266 0 0 [sti_ci.dll] CDeviceEnumerator::CDeviceEnumerator, Ret=VOID</text:p>
      <text:p text:style-name="P293">WIA: 11828.6932 35750266 0 0 [sti_ci.dll] CDeviceEnumerator::Term, Ret=VOID</text:p>
      <text:p text:style-name="P294">WIA: 11828.6932 35750266 0 0 [sti_ci.dll] CDeviceEnumerator::InitMember, Ret=VOID</text:p>
      <text:p text:style-name="P295">WIA: 11828.6932 35750266 0 0 [sti_ci.dll] CDeviceEnumerator::Init, Ret=0x0.</text:p>
      <text:p text:style-name="P296">WIA: 11828.6932 35750266 0 0 [sti_ci.dll] CDeviceEnumerator::Reset, Ret=VOID</text:p>
      <text:p text:style-name="P297">WIA: 11828.6932 35750266 0 0 [sti_ci.dll] WARNING: CDeviceEnumerator::Next, devnode doesn't have driver key. Err=0xe0000204.</text:p>
      <text:p text:style-name="P298">WIA: 11828.6932 35750266 0 0 [sti_ci.dll] CDeviceEnumerator::Next, Ret=0x103.</text:p>
      <text:p text:style-name="P299">WIA: 11828.6932 35750266 0 0 [sti_ci.dll] CUniqueId::CollectIdInfo, Ret=0x0.</text:p>
      <text:p text:style-name="P300">WIA: 11828.6932 35750281 0 0 [sti_ci.dll] CDeviceEnumerator::Term, Ret=VOID</text:p>
      <text:p text:style-name="P301">WIA: 11828.6932 35750281 0 0 [sti_ci.dll] CDeviceEnumerator::~CDeviceEnumerator, Ret=VOID</text:p>
      <text:p text:style-name="P302">WIA: 11828.6932 35750281 0 0 [sti_ci.dll] CUniqueId::IsAlreadyRegistered, Ret=0x0.</text:p>
      <text:p text:style-name="P303">WIA: 11828.6932 35750281 0 0 [sti_ci.dll] CUniqueId::IsUnique, Ret=0x1.</text:p>
      <text:p text:style-name="P304">WIA: 11828.6932 35750281 0 0 [sti_ci.dll] CUniqueId::Register, Ret=0x0.</text:p>
      <text:p text:style-name="P305">WIA: 11828.6932 35750281 0 0 [sti_ci.dll] CUniqueId::GenerateUniqueFriendlyName, Ret=0x0. Generated name is "WSD Scanner Device".</text:p>
      <text:p text:style-name="P306">WIA: 11828.6932 35750281 0 0 [sti_ci.dll] CUniqueId::GenerateId, Ret=0x0.</text:p>
      <text:p text:style-name="P307">WIA: 11828.6932 35750281 0 0 [sti_ci.dll] CWizardContext::RefreshDeviceInfo, Ret=0x0.</text:p>
      <text:p text:style-name="P308">WIA: 11828.6932 35750281 0 0 [sti_ci.dll] CWiaInfProcessor::GetPortSelect, Ret=0x0</text:p>
      <text:p text:style-name="P309">WIA: 11828.6932 35750281 0 0 [sti_ci.dll] CPortSelectPage::OnPSN_SETACTIVE, Ret=0x1.</text:p>
      <text:p text:style-name="P310">WIA: 11828.6932 35750281 0 0 [sti_ci.dll] CPortSelectPage::OnNotify, Ret=0x1.</text:p>
      <text:p text:style-name="P311">WIA: 11828.6932 35750281 0 0 [sti_ci.dll] CWiaInfProcessor::GetPortSelect, Ret=0x0</text:p>
      <text:p text:style-name="P312">WIA: 11828.6932 35750281 0 0 [sti_ci.dll] CNameDevicePage::OnPSN_SETACTIVE, Ret=0x0.</text:p>
      <text:p text:style-name="P313">WIA: 11828.6932 35750281 0 0 [sti_ci.dll] CNameDevicePage::OnNotify, Ret=0x0.</text:p>
      <text:p text:style-name="P314">WIA: 11828.6932 35750281 0 0 [sti_ci.dll] CNameDevicePage::OnNotify, Ret=0x0.</text:p>
      <text:p text:style-name="P315">WIA: 11828.6932 35765406 0 0 [sti_ci.dll] CNameDevicePage::OnNotify, Ret=0x0.</text:p>
      <text:p text:style-name="P316">WIA: 11828.6932 35765406 0 0 [sti_ci.dll] CNameDevicePage::OnNotify, Ret=0x0.</text:p>
      <text:p text:style-name="P317">WIA: 11828.6932 35765547 0 0 [sti_ci.dll] CNameDevicePage::OnNotify, Ret=0x0.</text:p>
      <text:p text:style-name="P318">WIA: 11828.6932 35766406 0 0 [sti_ci.dll] CNameDevicePage::OnNotify, Ret=0x0.</text:p>
      <text:p text:style-name="P319">WIA: 11828.6932 35766406 0 0 [sti_ci.dll] CNameDevicePage::OnNotify, Ret=0x0.</text:p>
      <text:p text:style-name="P320">WIA: 11828.6932 35766500 0 0 [sti_ci.dll] CNameDevicePage::OnNotify, Ret=0x0.</text:p>
      <text:p text:style-name="P321">WIA: 11828.6932 35769156 0 0 [sti_ci.dll] CNameDevicePage::OnNotify, Ret=0x0.</text:p>
      <text:p text:style-name="P322">WIA: 11828.6932 35769172 0 0 [sti_ci.dll] CNameDevicePage::OnNotify, Ret=0x0.</text:p>
      <text:p text:style-name="P323">WIA: 11828.6932 35769297 0 0 [sti_ci.dll] CNameDevicePage::OnNotify, Ret=0x0.</text:p>
      <text:p text:style-name="P324">WIA: 11828.6932 35770125 0 0 [sti_ci.dll] CNameDevicePage::OnNotify, Ret=0x0.</text:p>
      <text:p text:style-name="P325">WIA: 11828.6932 35770125 0 0 [sti_ci.dll] CNameDevicePage::OnNotify, Ret=0x0.</text:p>
      <text:p text:style-name="P326">WIA: 11828.6932 35770219 0 0 [sti_ci.dll] CNameDevicePage::OnNotify, Ret=0x0.</text:p>
      <text:p text:style-name="P327">WIA: 11828.6932 35774312 0 0 [sti_ci.dll] CNameDevicePage::OnNotify, Ret=0x0.</text:p>
      <text:p text:style-name="P328">WIA: 11828.6932 35774312 0 0 [sti_ci.dll] CNameDevicePage::OnNotify, Ret=0x0.</text:p>
      <text:p text:style-name="P329">WIA: 11828.6932 35774437 0 0 [sti_ci.dll] CNameDevicePage::OnNotify, Ret=0x0.</text:p>
      <text:p text:style-name="P330">WIA: 11828.6932 35774641 0 0 [sti_ci.dll] CNameDevicePage::OnNotify, Ret=0x0.</text:p>
      <text:p text:style-name="P331">WIA: 11828.6932 35774641 0 0 [sti_ci.dll] CNameDevicePage::OnNotify, Ret=0x0.</text:p>
      <text:p text:style-name="P332">WIA: 11828.6932 35774750 0 0 [sti_ci.dll] CNameDevicePage::OnNotify, Ret=0x0.</text:p>
      <text:p text:style-name="P333">WIA: 11828.6932 35775703 0 0 [sti_ci.dll] CNameDevicePage::OnNotify, Ret=0x0.</text:p>
      <text:p text:style-name="P334">WIA: 11828.6932 35775703 0 0 [sti_ci.dll] CNameDevicePage::OnNotify, Ret=0x0.</text:p>
      <text:p text:style-name="P335">WIA: 11828.6932 35775828 0 0 [sti_ci.dll] CNameDevicePage::OnNotify, Ret=0x0.</text:p>
      <text:p text:style-name="P336">WIA: 11828.6932 35775984 0 0 [sti_ci.dll] CNameDevicePage::OnNotify, Ret=0x0.</text:p>
      <text:p text:style-name="P337">WIA: 11828.6932 35775984 0 0 [sti_ci.dll] CNameDevicePage::OnNotify, Ret=0x0.</text:p>
      <text:p text:style-name="P338">WIA: 11828.6932 35776094 0 0 [sti_ci.dll] CNameDevicePage::OnNotify, Ret=0x0.</text:p>
      <text:p text:style-name="P339">WIA: 11828.6932 35777078 0 0 [sti_ci.dll] CNameDevicePage::OnNotify, Ret=0x0.</text:p>
      <text:p text:style-name="P340">WIA: 11828.6932 35777078 0 0 [sti_ci.dll] CNameDevicePage::OnNotify, Ret=0x0.</text:p>
      <text:p text:style-name="P341">WIA: 11828.6932 35777172 0 0 [sti_ci.dll] CNameDevicePage::OnNotify, Ret=0x0.</text:p>
      <text:p text:style-name="P342">WIA: 11828.6932 35780375 0 0 [sti_ci.dll] CNameDevicePage::OnNotify, Ret=0x0.</text:p>
      <text:p text:style-name="P343">WIA: 11828.6932 35780375 0 0 [sti_ci.dll] CNameDevicePage::OnNotify, Ret=0x0.</text:p>
      <text:p text:style-name="P344">WIA: 11828.6932 35780375 0 0 [sti_ci.dll] CDeviceEnumerator::InitMember, Ret=VOID</text:p>
      <text:p text:style-name="P345">WIA: 11828.6932 35780375 0 0 [sti_ci.dll] CDeviceEnumerator::CDeviceEnumerator, Ret=VOID</text:p>
      <text:p text:style-name="P346">WIA: 11828.6932 35780375 0 0 [sti_ci.dll] CDeviceEnumerator::Term, Ret=VOID</text:p>
      <text:p text:style-name="P347">WIA: 11828.6932 35780375 0 0 [sti_ci.dll] CDeviceEnumerator::InitMember, Ret=VOID</text:p>
      <text:p text:style-name="P348">WIA: 11828.6932 35780375 0 0 [sti_ci.dll] CDeviceEnumerator::Init, Ret=0x0.</text:p>
      <text:p text:style-name="P349">WIA: 11828.6932 35780375 0 0 [sti_ci.dll] CDeviceEnumerator::Reset, Ret=VOID</text:p>
      <text:p text:style-name="P350">WIA: 11828.6932 35780375 0 0 [sti_ci.dll] WARNING: CDeviceEnumerator::Next, devnode doesn't have driver key. Err=0xe0000204.</text:p>
      <text:p text:style-name="P351">WIA: 11828.6932 35780375 0 0 [sti_ci.dll] CDeviceEnumerator::Next, Ret=0x103.</text:p>
      <text:p text:style-name="P352">WIA: 11828.6932 35780375 0 0 [sti_ci.dll] CUniqueId::CollectIdInfo, Ret=0x0.</text:p>
      <text:p text:style-name="P353">WIA: 11828.6932 35780375 0 0 [sti_ci.dll] CDeviceEnumerator::Term, Ret=VOID</text:p>
      <text:p text:style-name="P354">WIA: 11828.6932 35780375 0 0 [sti_ci.dll] CDeviceEnumerator::~CDeviceEnumerator, Ret=VOID</text:p>
      <text:p text:style-name="P355">WIA: 11828.6932 35780375 0 0 [sti_ci.dll] CUniqueId::IsAlreadyRegistered, Ret=0x0.</text:p>
      <text:p text:style-name="P356">WIA: 11828.6932 35780375 0 0 [sti_ci.dll] CUniqueId::IsUnique, Ret=0x1.</text:p>
      <text:p text:style-name="P357">WIA: 11828.6932 35780375 0 0 [sti_ci.dll] CUniqueId::Register, Ret=0x0.</text:p>
      <text:p text:style-name="P358">WIA: 11828.6932 35780375 0 0 [sti_ci.dll] CUniqueId::ReserveFriendlyName, Ret=0x0.</text:p>
      <text:p text:style-name="P359">WIA: 11828.6932 35780375 0 0 [sti_ci.dll] CNameDevicePage::OnPSN_KILLACTIVE, Ret=0x1.</text:p>
      <text:p text:style-name="P360">WIA: 11828.6932 35780375 0 0 [sti_ci.dll] CNameDevicePage::OnNotify, Ret=0x1.</text:p>
      <text:p text:style-name="P361">WIA: 11828.6932 35780375 0 0 [sti_ci.dll] GetIntroFont, Ret=0x9e0a1e0d.</text:p>
      <text:p text:style-name="P362">WIA: 11828.6932 35788641 0 0 [sti_ci.dll] ERROR: InstallSelectedDriver, pfnInstallSelectedDriver() failed. Err=0x57.</text:p>
      <text:p text:style-name="P363">WIA: 11828.6932 35788641 0 0 [sti_ci.dll] InstallSelectedDriver, Ret=0x57.</text:p>
      <text:p text:style-name="P364">WIA: 11828.6932 35788641 0 0 [sti_ci.dll] ERROR: CFinalPage::OnNotify, InstallSelectedDriver() failed. Err=0x57.</text:p>
      <text:p text:style-name="P365">WIA: 11828.6932 35788656 0 0 [sti_ci.dll] CWiaInfProcessor::Term, Ret=VOID</text:p>
      <text:p text:style-name="P366">WIA: 11828.6932 35788656 0 0 [sti_ci.dll] CUniqueId::Unregister, Ret=0x0.</text:p>
      <text:p text:style-name="P367">WIA: 11828.6932 35788656 0 0 [sti_ci.dll] CUniqueId::Unregister, Given string is empty, do nothing.</text:p>
      <text:p text:style-name="P368">WIA: 11828.6932 35788656 0 0 [sti_ci.dll] CUniqueId::Unregister, Ret=0xa0.</text:p>
      <text:p text:style-name="P369">WIA: 11828.6932 35788672 0 0 [sti_ci.dll] CUniqueId::Unregister, Ret=0x0.</text:p>
      <text:p text:style-name="P370">WIA: 11828.6932 35788672 0 0 [sti_ci.dll] CUniqueId::Term, Ret=VOID</text:p>
      <text:p text:style-name="P371">WIA: 11828.6932 35788672 0 0 [sti_ci.dll] CWizardContext::Term, Ret=VOID</text:p>
      <text:p text:style-name="P372">WIA: 11828.6932 35788672 0 0 [sti_ci.dll] CWizardContext::~CWizardContext, Ret=VOID</text:p>
      <text:p text:style-name="P373">WIA: 11828.6932 35788672 0 0 [sti_ci.dll] CUniqueId::Term, Ret=VOID</text:p>
      <text:p text:style-name="P374">WIA: 11828.6932 35788672 0 0 [sti_ci.dll] CUniqueId::~CUniqueId, Ret=VOID</text:p>
      <text:p text:style-name="P375">WIA: 11828.6932 35788672 0 0 [sti_ci.dll] CWiaInfProcessor::Term, Ret=VOID</text:p>
      <text:p text:style-name="P376">WIA: 11828.6932 35788672 0 0 [sti_ci.dll] CWiaInfProcessor::~CWiaInfProcessor, VOID</text:p>
      <text:p text:style-name="P377">WIA: 11828.6932 35788672 0 0 [sti_ci.dll] OnDIF_DESTROYWIZARDDATA, Ret=0x0.</text:p>
      <text:p text:style-name="P378">WIA: 11828.6932 35788672 0 0 [sti_ci.dll] ClassInstall, Ret=0x0.</text:p>
      <text:p text:style-name="P379">WIA: 11828.6932 35788672 0 0 [sti_ci.dll] OnDIF_DESTROYPRIVATEDATA, Ret=0xe000020e.</text:p>
      <text:p text:style-name="P380">WIA: 11828.6932 35788672 0 0 [sti_ci.dll] ClassInstall, Ret=0xe000020e.</text:p>
      <text:p text:style-name="P381">WIA: 11828.6932 35788672 0 0 [sti_ci.dll] AddDevice, Ret=VOID.</text:p>
      <text:p text:style-name="P382"/>
      <text:p text:style-name="P383">**************** Started trace for Module: [sti_ci.dll] in Executable [ImagingDevices.exe] ProcessID: [7480] at 2019/10/15 14:01:50:536 ****************</text:p>
      <text:p text:style-name="P384">WIA: 7480.7376 0 0 0 [sti_ci.dll] CWiaInfProcessor::InitMember, Ret=VOID.</text:p>
      <text:p text:style-name="P385">WIA: 7480.7376 0 0 0 [sti_ci.dll] CWiaInfProcessor::CWiaInfProcessor, VOID</text:p>
      <text:p text:style-name="P386">WIA: 7480.7376 0 0 0 [sti_ci.dll] CUniqueId::InitMember, Ret=VOID</text:p>
      <text:p text:style-name="P387">WIA: 7480.7376 0 0 0 [sti_ci.dll] CUniqueId::CUniqueId, Ret=VOID</text:p>
      <text:p text:style-name="P388">WIA: 7480.7376 0 0 0 [sti_ci.dll] CWizardContext::InitMember, Ret=VOID</text:p>
      <text:p text:style-name="P389">WIA: 7480.7376 0 0 0 [sti_ci.dll] CWizardContext::CWizardContext, Ret=VOID</text:p>
      <text:p text:style-name="P390">WIA: 7480.7376 0 0 0 [sti_ci.dll] CInstallWizardPage::Init, Ret=0x0.</text:p>
      <text:p text:style-name="P391">WIA: 7480.7376 0 0 0 [sti_ci.dll] CInstallWizardPage::Init, Ret=0x0.</text:p>
      <text:p text:style-name="P392">WIA: 7480.7376 0 0 0 [sti_ci.dll] CInstallWizardPage::Init, Ret=0x0.</text:p>
      <text:p text:style-name="P393">WIA: 7480.7376 0 0 0 [sti_ci.dll] CInstallWizardPage::Init, Ret=0x0.</text:p>
      <text:p text:style-name="P394">WIA: 7480.7376 0 0 0 [sti_ci.dll] CInstallWizardPage::Init, Ret=0x0.</text:p>
      <text:p text:style-name="P395">WIA: 7480.7376 0 0 0 [sti_ci.dll] CWizardContext::Init, Ret=0x0.</text:p>
      <text:p text:style-name="P396">WIA: 7480.7376 0 0 0 [sti_ci.dll] OnDIF_INSTALLWIZARD, Ret=0x0.</text:p>
      <text:p text:style-name="P397">WIA: 7480.7376 0 0 0 [sti_ci.dll] ClassInstall, Ret=0x0.</text:p>
      <text:p text:style-name="P398">WIA: 7480.7376 63 0 0 [sti_ci.dll] GetIntroFont, Ret=0xac0a15ba.</text:p>
      <text:p text:style-name="P399">WIA: 7480.7376 6610 0 0 [sti_ci.dll] GetDriverInf, Ret=0x0.</text:p>
      <text:p text:style-name="P400">WIA: 7480.7376 6610 0 0 [sti_ci.dll] GetSelectedDriverInfo, INF Filename <text:s text:c="3"/>: C:\WINDOWS\INF\sti.inf</text:p>
      <text:p text:style-name="P401">WIA: 7480.7376 6610 0 0 [sti_ci.dll] GetSelectedDriverInfo, INF Section name: STI.SCSISection</text:p>
      <text:p text:style-name="P402">WIA: 7480.7376 6610 0 0 [sti_ci.dll] GetSelectedDriverInfo, Description <text:s text:c="4"/>: SCSI Scanner Device</text:p>
      <text:p text:style-name="P403">WIA: 7480.7376 6610 0 0 [sti_ci.dll] GetSelectedDriverInfo, Manufacturer <text:s text:c="3"/>: Microsoft</text:p>
      <text:p text:style-name="P404">WIA: 7480.7376 6610 0 0 [sti_ci.dll] GetSelectedDriverInfo, Leaving... Ret=0x0.</text:p>
      <text:p text:style-name="P405">WIA: 7480.7376 6610 0 0 [sti_ci.dll] CWiaInfProcessor::Term, Ret=VOID</text:p>
      <text:p text:style-name="P406">WIA: 7480.7376 6610 0 0 [sti_ci.dll] CUniqueId::Term, Ret=VOID</text:p>
      <text:p text:style-name="P407">WIA: 7480.7376 6625 0 0 [sti_ci.dll] CWizardContext::Term, Ret=VOID</text:p>
      <text:p text:style-name="P408">WIA: 7480.7376 6625 0 0 [sti_ci.dll] CWiaInfProcessor::Term, Ret=VOID</text:p>
      <text:p text:style-name="P409">WIA: 7480.7376 6625 0 0 [sti_ci.dll] CWiaInfProcessor::InitMember, Ret=VOID.</text:p>
      <text:p text:style-name="P410">WIA: 7480.7376 6625 0 0 [sti_ci.dll] CWiaInfProcessor::ReadMatchingLine, Ret=0xe0000102.</text:p>
      <text:p text:style-name="P411">WIA: 7480.7376 6625 0 0 [sti_ci.dll] CWiaInfProcessor::ReadSingleParameter, Ret=0xe0000102.</text:p>
      <text:p text:style-name="P412">WIA: 7480.7376 6625 0 0 [sti_ci.dll] CWiaInfProcessor::ReadMatchingLine, Ret=0xe0000102.</text:p>
      <text:p text:style-name="P413">WIA: 7480.7376 6625 0 0 [sti_ci.dll] CWiaInfProcessor::ReadSingleParameter, Ret=0xe0000102.</text:p>
      <text:p text:style-name="P414">WIA: 7480.7376 6625 0 0 [sti_ci.dll] CWiaInfProcessor::ReadMatchingLine, Ret=0xe0000102.</text:p>
      <text:p text:style-name="P415">WIA: 7480.7376 6625 0 0 [sti_ci.dll] CWiaInfProcessor::ReadSingleParameter, Ret=0xe0000102.</text:p>
      <text:p text:style-name="P416">WIA: 7480.7376 6625 0 0 [sti_ci.dll] CWiaInfProcessor::ReadMatchingLine, Ret=0xe0000102.</text:p>
      <text:p text:style-name="P417">WIA: 7480.7376 6625 0 0 [sti_ci.dll] CWiaInfProcessor::ReadSingleParameter, Ret=0xe0000102.</text:p>
      <text:p text:style-name="P418">WIA: 7480.7376 6625 0 0 [sti_ci.dll] CWiaInfProcessor::ReadMatchingLine, Ret=0xe0000102.</text:p>
      <text:p text:style-name="P419">WIA: 7480.7376 6625 0 0 [sti_ci.dll] CWiaInfProcessor::ReadSingleParameter, Ret=0xe0000102.</text:p>
      <text:p text:style-name="P420">WIA: 7480.7376 6625 0 0 [sti_ci.dll] CWiaInfProcessor::ReadMatchingLine, Ret=0xe0000102.</text:p>
      <text:p text:style-name="P421">WIA: 7480.7376 6625 0 0 [sti_ci.dll] CWiaInfProcessor::ReadSingleParameter, Ret=0xe0000102.</text:p>
      <text:p text:style-name="P422">WIA: 7480.7376 6625 0 0 [sti_ci.dll] CWiaInfProcessor::ReadMatchingLine, Ret=0xe0000102.</text:p>
      <text:p text:style-name="P423">WIA: 7480.7376 6625 0 0 [sti_ci.dll] CWiaInfProcessor::ReadSingleParameter, Ret=0xe0000102.</text:p>
      <text:p text:style-name="P424">WIA: 7480.7376 6625 0 0 [sti_ci.dll] CWiaInfProcessor::ReadMatchingLine, Ret=0xe0000102.</text:p>
      <text:p text:style-name="P425">WIA: 7480.7376 6625 0 0 [sti_ci.dll] CWiaInfProcessor::ReadSingleParameter, Ret=0xe0000102.</text:p>
      <text:p text:style-name="P426">WIA: 7480.7376 6625 0 0 [sti_ci.dll] CWiaInfProcessor::ReadMatchingLine, Ret=0xe0000102.</text:p>
      <text:p text:style-name="P427">WIA: 7480.7376 6625 0 0 [sti_ci.dll] CWiaInfProcessor::ReadSingleParameter, Ret=0xe0000102.</text:p>
      <text:p text:style-name="P428">WIA: 7480.7376 6625 0 0 [sti_ci.dll] CWiaInfProcessor::ReadMatchingLine, Ret=0xe0000102.</text:p>
      <text:p text:style-name="P429">WIA: 7480.7376 6625 0 0 [sti_ci.dll] CWiaInfProcessor::ReadSingleParameter, Ret=0xe0000102.</text:p>
      <text:p text:style-name="P430">WIA: 7480.7376 6625 0 0 [sti_ci.dll] CWiaInfProcessor::ReadMatchingLine, Ret=0xe0000102.</text:p>
      <text:p text:style-name="P431">WIA: 7480.7376 6625 0 0 [sti_ci.dll] CWiaInfProcessor::ReadSingleParameter, Ret=0xe0000102.</text:p>
      <text:p text:style-name="P432">WIA: 7480.7376 6625 0 0 [sti_ci.dll] CWiaInfProcessor::ReadMatchingLine, Ret=0xe0000102.</text:p>
      <text:p text:style-name="P433">WIA: 7480.7376 6625 0 0 [sti_ci.dll] CWiaInfProcessor::ReadSingleParameter, Ret=0xe0000102.</text:p>
      <text:p text:style-name="P434">WIA: 7480.7376 6625 0 0 [sti_ci.dll] CWiaInfProcessor::ReadMatchingLine, Ret=0xe0000102.</text:p>
      <text:p text:style-name="P435">WIA: 7480.7376 6625 0 0 [sti_ci.dll] CWiaInfProcessor::ReadSingleParameter, Ret=0xe0000102.</text:p>
      <text:p text:style-name="P436">WIA: 7480.7376 6625 0 0 [sti_ci.dll] CWiaInfProcessor::ReadMatchingLine, Ret=0xe0000102.</text:p>
      <text:p text:style-name="P437">WIA: 7480.7376 6625 0 0 [sti_ci.dll] CWiaInfProcessor::ReadSingleParameter, Ret=0xe0000102.</text:p>
      <text:p text:style-name="P438">WIA: 7480.7376 6625 0 0 [sti_ci.dll] CWiaInfProcessor::ReadMatchingLine, Ret=0xe0000102.</text:p>
      <text:p text:style-name="P439">WIA: 7480.7376 6625 0 0 [sti_ci.dll] CWiaInfProcessor::ReadSingleParameter, Ret=0xe0000102.</text:p>
      <text:p text:style-name="P440">WIA: 7480.7376 6625 0 0 [sti_ci.dll] CWiaInfProcessor::ReadMatchingLine, Ret=0xe0000102.</text:p>
      <text:p text:style-name="P441">WIA: 7480.7376 6625 0 0 [sti_ci.dll] CWiaInfProcessor::ReadSection, Ret=0x0.</text:p>
      <text:p text:style-name="P442">WIA: 7480.7376 6625 0 0 [sti_ci.dll] CWiaInfProcessor::ReadInfParameter, <text:s/>--------------- INF parameters ---------------<text:s/></text:p>
      <text:p text:style-name="P443">WIA: 7480.7376 6625 0 0 [sti_ci.dll] CWiaInfProcessor::ReadInfParameter, <text:s/>Description <text:s text:c="8"/>:<text:s/></text:p>
      <text:p text:style-name="P444">WIA: 7480.7376 6625 0 0 [sti_ci.dll] CWiaInfProcessor::ReadInfParameter, <text:s/>SubClass <text:s text:c="11"/>:<text:s/></text:p>
      <text:p text:style-name="P445">WIA: 7480.7376 6625 0 0 [sti_ci.dll] CWiaInfProcessor::ReadInfParameter, <text:s/>USDClass <text:s text:c="11"/>:<text:s/></text:p>
      <text:p text:style-name="P446">WIA: 7480.7376 6625 0 0 [sti_ci.dll] CWiaInfProcessor::ReadInfParameter, <text:s/>EventSection <text:s text:c="7"/>:<text:s/></text:p>
      <text:p text:style-name="P447">WIA: 7480.7376 6625 0 0 [sti_ci.dll] CWiaInfProcessor::ReadInfParameter, <text:s/>Connection <text:s text:c="9"/>:<text:s/></text:p>
      <text:p text:style-name="P448">WIA: 7480.7376 6625 0 0 [sti_ci.dll] CWiaInfProcessor::ReadInfParameter, <text:s/>PropPages <text:s text:c="10"/>:<text:s/></text:p>
      <text:p text:style-name="P449">WIA: 7480.7376 6625 0 0 [sti_ci.dll] CWiaInfProcessor::ReadInfParameter, <text:s/>DataSection <text:s text:c="8"/>:<text:s/></text:p>
      <text:p text:style-name="P450">WIA: 7480.7376 6625 0 0 [sti_ci.dll] CWiaInfProcessor::ReadInfParameter, <text:s/>Capabilities <text:s text:c="7"/>:<text:s/></text:p>
      <text:p text:style-name="P451">WIA: 7480.7376 6625 0 0 [sti_ci.dll] CWiaInfProcessor::ReadInfParameter, <text:s/>UnsupportedVersions :<text:s/></text:p>
      <text:p text:style-name="P452">WIA: 7480.7376 6625 0 0 [sti_ci.dll] CWiaInfProcessor::ReadInfParameter, <text:s/>DeviceType <text:s text:c="9"/>:<text:s/></text:p>
      <text:p text:style-name="P453">WIA: 7480.7376 6625 0 0 [sti_ci.dll] CWiaInfProcessor::ReadInfParameter, <text:s/>DeviceSubType <text:s text:c="6"/>:<text:s/></text:p>
      <text:p text:style-name="P454">WIA: 7480.7376 6625 0 0 [sti_ci.dll] CWiaInfProcessor::IsSTI, Ret=0x0</text:p>
      <text:p text:style-name="P455">WIA: 7480.7376 6625 0 0 [sti_ci.dll] CWiaInfProcessor::IsPropertyValid, Ret=0x1</text:p>
      <text:p text:style-name="P456">WIA: 7480.7376 6625 0 0 [sti_ci.dll] CWiaInfProcessor::ReadInfParameter, Ret=0x0.</text:p>
      <text:p text:style-name="P457">WIA: 7480.7376 6625 0 0 [sti_ci.dll] CWiaInfProcessor::Init, Ret=0x0</text:p>
      <text:p text:style-name="P458">WIA: 7480.7376 6625 0 0 [sti_ci.dll] CUniqueId::Term, Ret=VOID</text:p>
      <text:p text:style-name="P459">WIA: 7480.7376 6625 0 0 [sti_ci.dll] CUniqueId::InitMember, Ret=VOID</text:p>
      <text:p text:style-name="P460">WIA: 7480.7376 6625 0 0 [sti_ci.dll] CUniqueId::Init, Ret=0x0.</text:p>
      <text:p text:style-name="P461">WIA: 7480.7376 6625 0 0 [sti_ci.dll] CDeviceEnumerator::InitMember, Ret=VOID</text:p>
      <text:p text:style-name="P462">WIA: 7480.7376 6625 0 0 [sti_ci.dll] CDeviceEnumerator::CDeviceEnumerator, Ret=VOID</text:p>
      <text:p text:style-name="P463">WIA: 7480.7376 6625 0 0 [sti_ci.dll] CDeviceEnumerator::Term, Ret=VOID</text:p>
      <text:p text:style-name="P464">WIA: 7480.7376 6625 0 0 [sti_ci.dll] CDeviceEnumerator::InitMember, Ret=VOID</text:p>
      <text:p text:style-name="P465">WIA: 7480.7376 6625 0 0 [sti_ci.dll] CDeviceEnumerator::Init, Ret=0x0.</text:p>
      <text:p text:style-name="P466">WIA: 7480.7376 6625 0 0 [sti_ci.dll] CDeviceEnumerator::Reset, Ret=VOID</text:p>
      <text:p text:style-name="P467">WIA: 7480.7376 6625 0 0 [sti_ci.dll] WARNING: CDeviceEnumerator::Next, devnode doesn't have driver key. Err=0xe0000204.</text:p>
      <text:p text:style-name="P468">WIA: 7480.7376 6625 0 0 [sti_ci.dll] WARNING: CDeviceEnumerator::Next, devnode doesn't have driver key. Err=0xe0000204.</text:p>
      <text:p text:style-name="P469">WIA: 7480.7376 6625 0 0 [sti_ci.dll] CDeviceEnumerator::Next, Ret=0x103.</text:p>
      <text:p text:style-name="P470">WIA: 7480.7376 6625 0 0 [sti_ci.dll] CUniqueId::CollectIdInfo, Ret=0x0.</text:p>
      <text:p text:style-name="P471">WIA: 7480.7376 6625 0 0 [sti_ci.dll] CDeviceEnumerator::Term, Ret=VOID</text:p>
      <text:p text:style-name="P472">WIA: 7480.7376 6625 0 0 [sti_ci.dll] CDeviceEnumerator::~CDeviceEnumerator, Ret=VOID</text:p>
      <text:p text:style-name="P473">WIA: 7480.7376 6625 0 0 [sti_ci.dll] CUniqueId::IsAlreadyRegistered, Ret=0x0.</text:p>
      <text:p text:style-name="P474">WIA: 7480.7376 6625 0 0 [sti_ci.dll] CUniqueId::IsUnique, Ret=0x1.</text:p>
      <text:p text:style-name="P475">WIA: 7480.7376 6625 0 0 [sti_ci.dll] CUniqueId::Register, Ret=0x0.</text:p>
      <text:p text:style-name="P476">WIA: 7480.7376 6625 0 0 [sti_ci.dll] CUniqueId::GenerateUniqueFriendlyName, Ret=0x0. Generated name is "SCSI Scanner Device".</text:p>
      <text:p text:style-name="P477">WIA: 7480.7376 6625 0 0 [sti_ci.dll] CUniqueId::GenerateId, Ret=0x0.</text:p>
      <text:p text:style-name="P478">WIA: 7480.7376 6625 0 0 [sti_ci.dll] CWizardContext::RefreshDeviceInfo, Ret=0x0.</text:p>
      <text:p text:style-name="P479">WIA: 7480.7376 6625 0 0 [sti_ci.dll] CWiaInfProcessor::GetPortSelect, Ret=0x0</text:p>
      <text:p text:style-name="P480">WIA: 7480.7376 6625 0 0 [sti_ci.dll] CPortSelectPage::OnPSN_SETACTIVE, Ret=0x1.</text:p>
      <text:p text:style-name="P481">WIA: 7480.7376 6625 0 0 [sti_ci.dll] CPortSelectPage::OnNotify, Ret=0x1.</text:p>
      <text:p text:style-name="P482">WIA: 7480.7376 6625 0 0 [sti_ci.dll] CWiaInfProcessor::GetPortSelect, Ret=0x0</text:p>
      <text:p text:style-name="P483">WIA: 7480.7376 6625 0 0 [sti_ci.dll] CNameDevicePage::OnPSN_SETACTIVE, Ret=0x0.</text:p>
      <text:p text:style-name="P484">WIA: 7480.7376 6625 0 0 [sti_ci.dll] CNameDevicePage::OnNotify, Ret=0x0.</text:p>
      <text:p text:style-name="P485">WIA: 7480.7376 6625 0 0 [sti_ci.dll] CNameDevicePage::OnNotify, Ret=0x0.</text:p>
      <text:p text:style-name="P486">WIA: 7480.7376 9313 0 0 [sti_ci.dll] CNameDevicePage::OnNotify, Ret=0x0.</text:p>
      <text:p text:style-name="P487">WIA: 7480.7376 9313 0 0 [sti_ci.dll] CUniqueId::ReserveFriendlyName, Ret=0x0.</text:p>
      <text:p text:style-name="P488">WIA: 7480.7376 9313 0 0 [sti_ci.dll] CNameDevicePage::OnPSN_KILLACTIVE, Ret=0x1.</text:p>
      <text:p text:style-name="P489">WIA: 7480.7376 9313 0 0 [sti_ci.dll] CNameDevicePage::OnNotify, Ret=0x1.</text:p>
      <text:p text:style-name="P490">WIA: 7480.7376 9313 0 0 [sti_ci.dll] GetIntroFont, Ret=0x820a0f94.</text:p>
      <text:p text:style-name="P491">WIA: 7480.7376 11688 0 0 [sti_ci.dll] ERROR: InstallSelectedDriver, pfnInstallSelectedDriver() failed. Err=0x57.</text:p>
      <text:p text:style-name="P492">WIA: 7480.7376 11688 0 0 [sti_ci.dll] InstallSelectedDriver, Ret=0x57.</text:p>
      <text:p text:style-name="P493">WIA: 7480.7376 11688 0 0 [sti_ci.dll] ERROR: CFinalPage::OnNotify, InstallSelectedDriver() failed. Err=0x57.</text:p>
      <text:p text:style-name="P494">WIA: 7480.7376 11719 0 0 [sti_ci.dll] CWiaInfProcessor::Term, Ret=VOID</text:p>
      <text:p text:style-name="P495">WIA: 7480.7376 11719 0 0 [sti_ci.dll] CUniqueId::Unregister, Ret=0x0.</text:p>
      <text:p text:style-name="P496">WIA: 7480.7376 11719 0 0 [sti_ci.dll] CUniqueId::Unregister, Given string is empty, do nothing.</text:p>
      <text:p text:style-name="P497">WIA: 7480.7376 11719 0 0 [sti_ci.dll] CUniqueId::Unregister, Ret=0xa0.</text:p>
      <text:p text:style-name="P498">WIA: 7480.7376 11719 0 0 [sti_ci.dll] CUniqueId::Term, Ret=VOID</text:p>
      <text:p text:style-name="P499">WIA: 7480.7376 11719 0 0 [sti_ci.dll] CWizardContext::Term, Ret=VOID</text:p>
      <text:p text:style-name="P500">WIA: 7480.7376 11719 0 0 [sti_ci.dll] CWizardContext::~CWizardContext, Ret=VOID</text:p>
      <text:p text:style-name="P501">WIA: 7480.7376 11719 0 0 [sti_ci.dll] CUniqueId::Term, Ret=VOID</text:p>
      <text:p text:style-name="P502">WIA: 7480.7376 11719 0 0 [sti_ci.dll] CUniqueId::~CUniqueId, Ret=VOID</text:p>
      <text:p text:style-name="P503">WIA: 7480.7376 11719 0 0 [sti_ci.dll] CWiaInfProcessor::Term, Ret=VOID</text:p>
      <text:p text:style-name="P504">WIA: 7480.7376 11719 0 0 [sti_ci.dll] CWiaInfProcessor::~CWiaInfProcessor, VOID</text:p>
      <text:p text:style-name="P505">WIA: 7480.7376 11719 0 0 [sti_ci.dll] OnDIF_DESTROYWIZARDDATA, Ret=0x0.</text:p>
      <text:p text:style-name="P506">WIA: 7480.7376 11719 0 0 [sti_ci.dll] ClassInstall, Ret=0x0.</text:p>
      <text:p text:style-name="P507">WIA: 7480.7376 11719 0 0 [sti_ci.dll] OnDIF_DESTROYPRIVATEDATA, Ret=0xe000020e.</text:p>
      <text:p text:style-name="P508">WIA: 7480.7376 11719 0 0 [sti_ci.dll] ClassInstall, Ret=0xe000020e.</text:p>
      <text:p text:style-name="P509">WIA: 7480.7376 11719 0 0 [sti_ci.dll] AddDevice, Ret=VOID.</text:p>
      <text:p text:style-name="P510"/>
      <text:p text:style-name="P511">**************** Started trace for Module: [sti_ci.dll] in Executable [ImagingDevices.exe] ProcessID: [10912] at 2019/10/15 14:02:52:814 ****************</text:p>
      <text:p text:style-name="P512">WIA: 10912.228 0 0 0 [sti_ci.dll] CWiaInfProcessor::InitMember, Ret=VOID.</text:p>
      <text:p text:style-name="P513">WIA: 10912.228 0 0 0 [sti_ci.dll] CWiaInfProcessor::CWiaInfProcessor, VOID</text:p>
      <text:p text:style-name="P514">WIA: 10912.228 0 0 0 [sti_ci.dll] CUniqueId::InitMember, Ret=VOID</text:p>
      <text:p text:style-name="P515">WIA: 10912.228 0 0 0 [sti_ci.dll] CUniqueId::CUniqueId, Ret=VOID</text:p>
      <text:p text:style-name="P516">WIA: 10912.228 0 0 0 [sti_ci.dll] CWizardContext::InitMember, Ret=VOID</text:p>
      <text:p text:style-name="P517">WIA: 10912.228 0 0 0 [sti_ci.dll] CWizardContext::CWizardContext, Ret=VOID</text:p>
      <text:p text:style-name="P518">WIA: 10912.228 0 0 0 [sti_ci.dll] CInstallWizardPage::Init, Ret=0x0.</text:p>
      <text:p text:style-name="P519">WIA: 10912.228 0 0 0 [sti_ci.dll] CInstallWizardPage::Init, Ret=0x0.</text:p>
      <text:p text:style-name="P520">WIA: 10912.228 0 0 0 [sti_ci.dll] CInstallWizardPage::Init, Ret=0x0.</text:p>
      <text:p text:style-name="P521">WIA: 10912.228 0 0 0 [sti_ci.dll] CInstallWizardPage::Init, Ret=0x0.</text:p>
      <text:p text:style-name="P522">WIA: 10912.228 0 0 0 [sti_ci.dll] CInstallWizardPage::Init, Ret=0x0.</text:p>
      <text:p text:style-name="P523">WIA: 10912.228 0 0 0 [sti_ci.dll] CWizardContext::Init, Ret=0x0.</text:p>
      <text:p text:style-name="P524">WIA: 10912.228 0 0 0 [sti_ci.dll] OnDIF_INSTALLWIZARD, Ret=0x0.</text:p>
      <text:p text:style-name="P525">WIA: 10912.228 0 0 0 [sti_ci.dll] ClassInstall, Ret=0x0.</text:p>
      <text:p text:style-name="P526">WIA: 10912.228 63 0 0 [sti_ci.dll] GetIntroFont, Ret=0x650a165c.</text:p>
      <text:p text:style-name="P527">WIA: 10912.228 17969 0 0 [sti_ci.dll] GetDriverInf, Ret=0x0.</text:p>
      <text:p text:style-name="P528">WIA: 10912.228 17985 0 0 [sti_ci.dll] GetSelectedDriverInfo, INF Filename <text:s text:c="3"/>: C:\WINDOWS\INF\sti.inf</text:p>
      <text:p text:style-name="P529">WIA: 10912.228 17985 0 0 [sti_ci.dll] GetSelectedDriverInfo, INF Section name: STI.SCSISection</text:p>
      <text:p text:style-name="P530">WIA: 10912.228 17985 0 0 [sti_ci.dll] GetSelectedDriverInfo, Description <text:s text:c="4"/>: SCSI Scanner Device</text:p>
      <text:p text:style-name="P531">WIA: 10912.228 17985 0 0 [sti_ci.dll] GetSelectedDriverInfo, Manufacturer <text:s text:c="3"/>: Microsoft</text:p>
      <text:p text:style-name="P532">WIA: 10912.228 17985 0 0 [sti_ci.dll] GetSelectedDriverInfo, Leaving... Ret=0x0.</text:p>
      <text:p text:style-name="P533">WIA: 10912.228 17985 0 0 [sti_ci.dll] CWiaInfProcessor::Term, Ret=VOID</text:p>
      <text:p text:style-name="P534">WIA: 10912.228 17985 0 0 [sti_ci.dll] CUniqueId::Term, Ret=VOID</text:p>
      <text:p text:style-name="P535">WIA: 10912.228 17985 0 0 [sti_ci.dll] CWizardContext::Term, Ret=VOID</text:p>
      <text:p text:style-name="P536">WIA: 10912.228 17985 0 0 [sti_ci.dll] CWiaInfProcessor::Term, Ret=VOID</text:p>
      <text:p text:style-name="P537">WIA: 10912.228 17985 0 0 [sti_ci.dll] CWiaInfProcessor::InitMember, Ret=VOID.</text:p>
      <text:p text:style-name="P538">WIA: 10912.228 17985 0 0 [sti_ci.dll] CWiaInfProcessor::ReadMatchingLine, Ret=0xe0000102.</text:p>
      <text:p text:style-name="P539">WIA: 10912.228 17985 0 0 [sti_ci.dll] CWiaInfProcessor::ReadSingleParameter, Ret=0xe0000102.</text:p>
      <text:p text:style-name="P540">WIA: 10912.228 17985 0 0 [sti_ci.dll] CWiaInfProcessor::ReadMatchingLine, Ret=0xe0000102.</text:p>
      <text:p text:style-name="P541">WIA: 10912.228 17985 0 0 [sti_ci.dll] CWiaInfProcessor::ReadSingleParameter, Ret=0xe0000102.</text:p>
      <text:p text:style-name="P542">WIA: 10912.228 17985 0 0 [sti_ci.dll] CWiaInfProcessor::ReadMatchingLine, Ret=0xe0000102.</text:p>
      <text:p text:style-name="P543">WIA: 10912.228 17985 0 0 [sti_ci.dll] CWiaInfProcessor::ReadSingleParameter, Ret=0xe0000102.</text:p>
      <text:p text:style-name="P544">WIA: 10912.228 17985 0 0 [sti_ci.dll] CWiaInfProcessor::ReadMatchingLine, Ret=0xe0000102.</text:p>
      <text:p text:style-name="P545">WIA: 10912.228 17985 0 0 [sti_ci.dll] CWiaInfProcessor::ReadSingleParameter, Ret=0xe0000102.</text:p>
      <text:p text:style-name="P546">WIA: 10912.228 17985 0 0 [sti_ci.dll] CWiaInfProcessor::ReadMatchingLine, Ret=0xe0000102.</text:p>
      <text:p text:style-name="P547">WIA: 10912.228 17985 0 0 [sti_ci.dll] CWiaInfProcessor::ReadSingleParameter, Ret=0xe0000102.</text:p>
      <text:p text:style-name="P548">WIA: 10912.228 17985 0 0 [sti_ci.dll] CWiaInfProcessor::ReadMatchingLine, Ret=0xe0000102.</text:p>
      <text:p text:style-name="P549">WIA: 10912.228 17985 0 0 [sti_ci.dll] CWiaInfProcessor::ReadSingleParameter, Ret=0xe0000102.</text:p>
      <text:p text:style-name="P550">WIA: 10912.228 17985 0 0 [sti_ci.dll] CWiaInfProcessor::ReadMatchingLine, Ret=0xe0000102.</text:p>
      <text:p text:style-name="P551">WIA: 10912.228 17985 0 0 [sti_ci.dll] CWiaInfProcessor::ReadSingleParameter, Ret=0xe0000102.</text:p>
      <text:p text:style-name="P552">WIA: 10912.228 17985 0 0 [sti_ci.dll] CWiaInfProcessor::ReadMatchingLine, Ret=0xe0000102.</text:p>
      <text:p text:style-name="P553">WIA: 10912.228 17985 0 0 [sti_ci.dll] CWiaInfProcessor::ReadSingleParameter, Ret=0xe0000102.</text:p>
      <text:p text:style-name="P554">WIA: 10912.228 17985 0 0 [sti_ci.dll] CWiaInfProcessor::ReadMatchingLine, Ret=0xe0000102.</text:p>
      <text:p text:style-name="P555">WIA: 10912.228 17985 0 0 [sti_ci.dll] CWiaInfProcessor::ReadSingleParameter, Ret=0xe0000102.</text:p>
      <text:p text:style-name="P556">WIA: 10912.228 17985 0 0 [sti_ci.dll] CWiaInfProcessor::ReadMatchingLine, Ret=0xe0000102.</text:p>
      <text:p text:style-name="P557">WIA: 10912.228 17985 0 0 [sti_ci.dll] CWiaInfProcessor::ReadSingleParameter, Ret=0xe0000102.</text:p>
      <text:p text:style-name="P558">WIA: 10912.228 17985 0 0 [sti_ci.dll] CWiaInfProcessor::ReadMatchingLine, Ret=0xe0000102.</text:p>
      <text:p text:style-name="P559">WIA: 10912.228 17985 0 0 [sti_ci.dll] CWiaInfProcessor::ReadSingleParameter, Ret=0xe0000102.</text:p>
      <text:p text:style-name="P560">WIA: 10912.228 17985 0 0 [sti_ci.dll] CWiaInfProcessor::ReadMatchingLine, Ret=0xe0000102.</text:p>
      <text:p text:style-name="P561">WIA: 10912.228 17985 0 0 [sti_ci.dll] CWiaInfProcessor::ReadSingleParameter, Ret=0xe0000102.</text:p>
      <text:p text:style-name="P562">WIA: 10912.228 17985 0 0 [sti_ci.dll] CWiaInfProcessor::ReadMatchingLine, Ret=0xe0000102.</text:p>
      <text:p text:style-name="P563">WIA: 10912.228 17985 0 0 [sti_ci.dll] CWiaInfProcessor::ReadSingleParameter, Ret=0xe0000102.</text:p>
      <text:p text:style-name="P564">WIA: 10912.228 17985 0 0 [sti_ci.dll] CWiaInfProcessor::ReadMatchingLine, Ret=0xe0000102.</text:p>
      <text:p text:style-name="P565">WIA: 10912.228 17985 0 0 [sti_ci.dll] CWiaInfProcessor::ReadSingleParameter, Ret=0xe0000102.</text:p>
      <text:p text:style-name="P566">WIA: 10912.228 17985 0 0 [sti_ci.dll] CWiaInfProcessor::ReadMatchingLine, Ret=0xe0000102.</text:p>
      <text:p text:style-name="P567">WIA: 10912.228 17985 0 0 [sti_ci.dll] CWiaInfProcessor::ReadSingleParameter, Ret=0xe0000102.</text:p>
      <text:p text:style-name="P568">WIA: 10912.228 17985 0 0 [sti_ci.dll] CWiaInfProcessor::ReadMatchingLine, Ret=0xe0000102.</text:p>
      <text:p text:style-name="P569">WIA: 10912.228 17985 0 0 [sti_ci.dll] CWiaInfProcessor::ReadSection, Ret=0x0.</text:p>
      <text:p text:style-name="P570">WIA: 10912.228 17985 0 0 [sti_ci.dll] CWiaInfProcessor::ReadInfParameter, <text:s/>--------------- INF parameters ---------------<text:s/></text:p>
      <text:p text:style-name="P571">WIA: 10912.228 17985 0 0 [sti_ci.dll] CWiaInfProcessor::ReadInfParameter, <text:s/>Description <text:s text:c="8"/>:<text:s/></text:p>
      <text:p text:style-name="P572">WIA: 10912.228 17985 0 0 [sti_ci.dll] CWiaInfProcessor::ReadInfParameter, <text:s/>SubClass <text:s text:c="11"/>:<text:s/></text:p>
      <text:p text:style-name="P573">WIA: 10912.228 17985 0 0 [sti_ci.dll] CWiaInfProcessor::ReadInfParameter, <text:s/>USDClass <text:s text:c="11"/>:<text:s/></text:p>
      <text:p text:style-name="P574">WIA: 10912.228 17985 0 0 [sti_ci.dll] CWiaInfProcessor::ReadInfParameter, <text:s/>EventSection <text:s text:c="7"/>:<text:s/></text:p>
      <text:p text:style-name="P575">WIA: 10912.228 17985 0 0 [sti_ci.dll] CWiaInfProcessor::ReadInfParameter, <text:s/>Connection <text:s text:c="9"/>:<text:s/></text:p>
      <text:p text:style-name="P576">WIA: 10912.228 17985 0 0 [sti_ci.dll] CWiaInfProcessor::ReadInfParameter, <text:s/>PropPages <text:s text:c="10"/>:<text:s/></text:p>
      <text:p text:style-name="P577">WIA: 10912.228 17985 0 0 [sti_ci.dll] CWiaInfProcessor::ReadInfParameter, <text:s/>DataSection <text:s text:c="8"/>:<text:s/></text:p>
      <text:p text:style-name="P578">WIA: 10912.228 17985 0 0 [sti_ci.dll] CWiaInfProcessor::ReadInfParameter, <text:s/>Capabilities <text:s text:c="7"/>:<text:s/></text:p>
      <text:p text:style-name="P579">WIA: 10912.228 17985 0 0 [sti_ci.dll] CWiaInfProcessor::ReadInfParameter, <text:s/>UnsupportedVersions :<text:s/></text:p>
      <text:p text:style-name="P580">WIA: 10912.228 17985 0 0 [sti_ci.dll] CWiaInfProcessor::ReadInfParameter, <text:s/>DeviceType <text:s text:c="9"/>:<text:s/></text:p>
      <text:p text:style-name="P581">WIA: 10912.228 17985 0 0 [sti_ci.dll] CWiaInfProcessor::ReadInfParameter, <text:s/>DeviceSubType <text:s text:c="6"/>:<text:s/></text:p>
      <text:p text:style-name="P582">WIA: 10912.228 17985 0 0 [sti_ci.dll] CWiaInfProcessor::IsSTI, Ret=0x0</text:p>
      <text:p text:style-name="P583">WIA: 10912.228 17985 0 0 [sti_ci.dll] CWiaInfProcessor::IsPropertyValid, Ret=0x1</text:p>
      <text:p text:style-name="P584">WIA: 10912.228 17985 0 0 [sti_ci.dll] CWiaInfProcessor::ReadInfParameter, Ret=0x0.</text:p>
      <text:p text:style-name="P585">WIA: 10912.228 17985 0 0 [sti_ci.dll] CWiaInfProcessor::Init, Ret=0x0</text:p>
      <text:p text:style-name="P586">WIA: 10912.228 17985 0 0 [sti_ci.dll] CUniqueId::Term, Ret=VOID</text:p>
      <text:p text:style-name="P587">WIA: 10912.228 17985 0 0 [sti_ci.dll] CUniqueId::InitMember, Ret=VOID</text:p>
      <text:p text:style-name="P588">WIA: 10912.228 17985 0 0 [sti_ci.dll] CUniqueId::Init, Ret=0x0.</text:p>
      <text:p text:style-name="P589">WIA: 10912.228 17985 0 0 [sti_ci.dll] CDeviceEnumerator::InitMember, Ret=VOID</text:p>
      <text:p text:style-name="P590">WIA: 10912.228 17985 0 0 [sti_ci.dll] CDeviceEnumerator::CDeviceEnumerator, Ret=VOID</text:p>
      <text:p text:style-name="P591">WIA: 10912.228 17985 0 0 [sti_ci.dll] CDeviceEnumerator::Term, Ret=VOID</text:p>
      <text:p text:style-name="P592">WIA: 10912.228 17985 0 0 [sti_ci.dll] CDeviceEnumerator::InitMember, Ret=VOID</text:p>
      <text:p text:style-name="P593">WIA: 10912.228 17985 0 0 [sti_ci.dll] CDeviceEnumerator::Init, Ret=0x0.</text:p>
      <text:p text:style-name="P594">WIA: 10912.228 17985 0 0 [sti_ci.dll] CDeviceEnumerator::Reset, Ret=VOID</text:p>
      <text:p text:style-name="P595">WIA: 10912.228 17985 0 0 [sti_ci.dll] WARNING: CDeviceEnumerator::Next, devnode doesn't have driver key. Err=0xe0000204.</text:p>
      <text:p text:style-name="P596">WIA: 10912.228 17985 0 0 [sti_ci.dll] WARNING: CDeviceEnumerator::Next, devnode doesn't have driver key. Err=0xe0000204.</text:p>
      <text:p text:style-name="P597">WIA: 10912.228 17985 0 0 [sti_ci.dll] WARNING: CDeviceEnumerator::Next, devnode doesn't have driver key. Err=0xe0000204.</text:p>
      <text:p text:style-name="P598">WIA: 10912.228 17985 0 0 [sti_ci.dll] CDeviceEnumerator::Next, Ret=0x103.</text:p>
      <text:p text:style-name="P599">WIA: 10912.228 17985 0 0 [sti_ci.dll] CUniqueId::CollectIdInfo, Ret=0x0.</text:p>
      <text:p text:style-name="P600">WIA: 10912.228 17985 0 0 [sti_ci.dll] CDeviceEnumerator::Term, Ret=VOID</text:p>
      <text:p text:style-name="P601">WIA: 10912.228 17985 0 0 [sti_ci.dll] CDeviceEnumerator::~CDeviceEnumerator, Ret=VOID</text:p>
      <text:p text:style-name="P602">WIA: 10912.228 17985 0 0 [sti_ci.dll] CUniqueId::IsAlreadyRegistered, Ret=0x0.</text:p>
      <text:p text:style-name="P603">WIA: 10912.228 17985 0 0 [sti_ci.dll] CUniqueId::IsUnique, Ret=0x1.</text:p>
      <text:p text:style-name="P604">WIA: 10912.228 17985 0 0 [sti_ci.dll] CUniqueId::Register, Ret=0x0.</text:p>
      <text:p text:style-name="P605">WIA: 10912.228 17985 0 0 [sti_ci.dll] CUniqueId::GenerateUniqueFriendlyName, Ret=0x0. Generated name is "SCSI Scanner Device".</text:p>
      <text:p text:style-name="P606">WIA: 10912.228 17985 0 0 [sti_ci.dll] CUniqueId::GenerateId, Ret=0x0.</text:p>
      <text:p text:style-name="P607">WIA: 10912.228 17985 0 0 [sti_ci.dll] CWizardContext::RefreshDeviceInfo, Ret=0x0.</text:p>
      <text:p text:style-name="P608">WIA: 10912.228 17985 0 0 [sti_ci.dll] CWiaInfProcessor::GetPortSelect, Ret=0x0</text:p>
      <text:p text:style-name="P609">WIA: 10912.228 17985 0 0 [sti_ci.dll] CPortSelectPage::OnPSN_SETACTIVE, Ret=0x1.</text:p>
      <text:p text:style-name="P610">WIA: 10912.228 17985 0 0 [sti_ci.dll] CPortSelectPage::OnNotify, Ret=0x1.</text:p>
      <text:p text:style-name="P611">WIA: 10912.228 17985 0 0 [sti_ci.dll] CWiaInfProcessor::GetPortSelect, Ret=0x0</text:p>
      <text:p text:style-name="P612">WIA: 10912.228 17985 0 0 [sti_ci.dll] CNameDevicePage::OnPSN_SETACTIVE, Ret=0x0.</text:p>
      <text:p text:style-name="P613">WIA: 10912.228 17985 0 0 [sti_ci.dll] CNameDevicePage::OnNotify, Ret=0x0.</text:p>
      <text:p text:style-name="P614">WIA: 10912.228 17985 0 0 [sti_ci.dll] CNameDevicePage::OnNotify, Ret=0x0.</text:p>
      <text:p text:style-name="P615">WIA: 10912.228 20672 0 0 [sti_ci.dll] CNameDevicePage::OnNotify, Ret=0x0.</text:p>
      <text:p text:style-name="P616">WIA: 10912.228 20672 0 0 [sti_ci.dll] CUniqueId::ReserveFriendlyName, Ret=0x0.</text:p>
      <text:p text:style-name="P617">WIA: 10912.228 20672 0 0 [sti_ci.dll] CNameDevicePage::OnPSN_KILLACTIVE, Ret=0x1.</text:p>
      <text:p text:style-name="P618">WIA: 10912.228 20672 0 0 [sti_ci.dll] CNameDevicePage::OnNotify, Ret=0x1.</text:p>
      <text:p text:style-name="P619">WIA: 10912.228 20672 0 0 [sti_ci.dll] GetIntroFont, Ret=0x260a0e6d.</text:p>
      <text:p text:style-name="P620">WIA: 10912.228 22172 0 0 [sti_ci.dll] ERROR: InstallSelectedDriver, pfnInstallSelectedDriver() failed. Err=0x57.</text:p>
      <text:p text:style-name="P621">WIA: 10912.228 22172 0 0 [sti_ci.dll] InstallSelectedDriver, Ret=0x57.</text:p>
      <text:p text:style-name="P622">WIA: 10912.228 22172 0 0 [sti_ci.dll] ERROR: CFinalPage::OnNotify, InstallSelectedDriver() failed. Err=0x57.</text:p>
      <text:p text:style-name="P623">WIA: 10912.228 22204 0 0 [sti_ci.dll] CWiaInfProcessor::Term, Ret=VOID</text:p>
      <text:p text:style-name="P624">WIA: 10912.228 22204 0 0 [sti_ci.dll] CUniqueId::Unregister, Ret=0x0.</text:p>
      <text:p text:style-name="P625">WIA: 10912.228 22204 0 0 [sti_ci.dll] CUniqueId::Unregister, Given string is empty, do nothing.</text:p>
      <text:p text:style-name="P626">WIA: 10912.228 22204 0 0 [sti_ci.dll] CUniqueId::Unregister, Ret=0xa0.</text:p>
      <text:p text:style-name="P627">WIA: 10912.228 22204 0 0 [sti_ci.dll] CUniqueId::Term, Ret=VOID</text:p>
      <text:p text:style-name="P628">WIA: 10912.228 22204 0 0 [sti_ci.dll] CWizardContext::Term, Ret=VOID</text:p>
      <text:p text:style-name="P629">WIA: 10912.228 22204 0 0 [sti_ci.dll] CWizardContext::~CWizardContext, Ret=VOID</text:p>
      <text:p text:style-name="P630">WIA: 10912.228 22204 0 0 [sti_ci.dll] CUniqueId::Term, Ret=VOID</text:p>
      <text:p text:style-name="P631">WIA: 10912.228 22204 0 0 [sti_ci.dll] CUniqueId::~CUniqueId, Ret=VOID</text:p>
      <text:p text:style-name="P632">WIA: 10912.228 22204 0 0 [sti_ci.dll] CWiaInfProcessor::Term, Ret=VOID</text:p>
      <text:p text:style-name="P633">WIA: 10912.228 22204 0 0 [sti_ci.dll] CWiaInfProcessor::~CWiaInfProcessor, VOID</text:p>
      <text:p text:style-name="P634">WIA: 10912.228 22204 0 0 [sti_ci.dll] OnDIF_DESTROYWIZARDDATA, Ret=0x0.</text:p>
      <text:p text:style-name="P635">WIA: 10912.228 22204 0 0 [sti_ci.dll] ClassInstall, Ret=0x0.</text:p>
      <text:p text:style-name="P636">WIA: 10912.228 22204 0 0 [sti_ci.dll] OnDIF_DESTROYPRIVATEDATA, Ret=0xe000020e.</text:p>
      <text:p text:style-name="P637">WIA: 10912.228 22204 0 0 [sti_ci.dll] ClassInstall, Ret=0xe000020e.</text:p>
      <text:p text:style-name="P638">WIA: 10912.228 22204 0 0 [sti_ci.dll] AddDevice, Ret=VOID.</text:p>
      <text:p text:style-name="P639"/>
      <text:p text:style-name="P640">**************** Started trace for Module: [STI.dll] in Executable [ImagingDevices.exe] ProcessID: [11876] at 2019/10/15 03:59:47:410 ****************</text:p>
      <text:p text:style-name="P641">WIA: 11876.10576 36216219 0 0 [STI.dll] DllEntryPoint, sti.dll (0xE3650000) received DLL_PROCESS_DETACH, process terminating: 1</text:p>
      <text:p text:style-name="P642">WIA: 11876.10576 36216219 0 0 [STI.dll] AsyncRPCEventTransport::CloseNotificationChannel, Closing the async notification channel...</text:p>
      <text:p text:style-name="P643">WIA: 11876.10576 36216219 0 0 [STI.dll] AsyncRPCEventTransport::CloseConnectionToServer, Closed connection to server</text:p>
      <text:p text:style-name="P644"/>
      <text:p text:style-name="P645">**************** Started trace for Module: [STI.dll] in Executable [ImagingDevices.exe] ProcessID: [3364] at 2019/10/15 16:10:56:553 ****************</text:p>
      <text:p text:style-name="P646">WIA: 3364.2228 7828 0 0 [STI.dll] DllEntryPoint, sti.dll (0xE3650000) received DLL_PROCESS_DETACH, process terminating: 1</text:p>
      <text:p text:style-name="P647">WIA: 3364.2228 7828 0 0 [STI.dll] AsyncRPCEventTransport::CloseNotificationChannel, Closing the async notification channel...</text:p>
      <text:p text:style-name="P648">WIA: 3364.2228 7828 0 0 [STI.dll] AsyncRPCEventTransport::CloseConnectionToServer, Closed connection to server</text:p>
      <text:p text:style-name="P649"/>
      <text:p text:style-name="P650">**************** Started trace for Module: [STI.dll] in Executable [ImagingDevices.exe] ProcessID: [7560] at 2019/10/15 16:21:16:249 ****************</text:p>
      <text:p text:style-name="P651">WIA: 7560.8748 27125 0 0 [STI.dll] DllEntryPoint, sti.dll (0xE3650000) received DLL_PROCESS_DETACH, process terminating: 1</text:p>
      <text:p text:style-name="P652">WIA: 7560.8748 27125 0 0 [STI.dll] AsyncRPCEventTransport::CloseNotificationChannel, Closing the async notification channel...</text:p>
      <text:p text:style-name="P653">WIA: 7560.8748 27125 0 0 [STI.dll] AsyncRPCEventTransport::CloseConnectionToServer, Closed connection to server</text:p>
      <text:p text:style-name="P654"/>
      <text:p text:style-name="P655">**************** Started trace for Module: [STI.dll] in Executable [ImagingDevices.exe] ProcessID: [10420] at 2019/10/15 16:29:27:542 ****************</text:p>
      <text:p text:style-name="P656">WIA: 10420.11248 1069594 0 0 [STI.dll] DllEntryPoint, sti.dll (0xE3650000) received DLL_PROCESS_DETACH, process terminating: 1</text:p>
      <text:p text:style-name="P657">WIA: 10420.11248 1069594 0 0 [STI.dll] AsyncRPCEventTransport::CloseNotificationChannel, Closing the async notification channel...</text:p>
      <text:p text:style-name="P658">WIA: 10420.11248 1069594 0 0 [STI.dll] AsyncRPCEventTransport::CloseConnectionToServer, Closed connection to server</text:p>
      <text:p text:style-name="P659"/>
      <text:p text:style-name="P660">**************** Started trace for Module: [STI.dll] in Executable [ImagingDevices.exe] ProcessID: [6992] at 2019/10/15 17:03:04:173 ****************</text:p>
      <text:p text:style-name="P661">WIA: 6992.12896 44906 0 0 [STI.dll] DllEntryPoint, sti.dll (0xE3650000) received DLL_PROCESS_DETACH, process terminating: 1</text:p>
      <text:p text:style-name="P662">WIA: 6992.12896 44906 0 0 [STI.dll] AsyncRPCEventTransport::CloseNotificationChannel, Closing the async notification channel...</text:p>
      <text:p text:style-name="P663">WIA: 6992.12896 44906 0 0 [STI.dll] AsyncRPCEventTransport::CloseConnectionToServer, Closed connection to server</text:p>
      <text:p text:style-name="P664"/>
      <text:p text:style-name="P665">**************** Started trace for Module: [sti.dll] in Executable [PowerDVD.exe] ProcessID: [12008] at 2019/10/15 18:29:21:972 ****************</text:p>
      <text:p text:style-name="P666">WIA: 12008.10116 15 0 0 [sti.dll] AsyncRPCEventTransport::OpenConnectionToServer, AsyncRPC Connection established to server</text:p>
      <text:p text:style-name="P667">WIA: 12008.10116 15 0 0 [sti.dll] AsyncRPCEventTransport::OpenConnectionToServer, Got my context 1306A368 from server</text:p>
      <text:p text:style-name="P668"/>
      <text:p text:style-name="P669">WIA: 12008.10116 15 0 0 [sti.dll] WiaEventReceiver::Start, WiaEventReceiver Started...</text:p>
      <text:p text:style-name="P670">WIA: 12008.11780 15 0 0 [sti.dll] AsyncRPCEventTransport::CloseNotificationChannel, Closing the async notification channel...</text:p>
      <text:p text:style-name="P671">WIA: 12008.10116 15 0 0 [sti.dll] AsyncRPCEventTransport::SendRegisterUnregisterInfo, Sent RPC Register/Unregister information.</text:p>
      <text:p text:style-name="P672">WIA: 12008.11780 15 0 0 [sti.dll] AsyncRPCEventTransport::OpenNotificationChannel, Opening the async notification channel...</text:p>
      <text:p text:style-name="P673">WIA: 12008.10116 15 0 0 [sti.dll] WiaEventReceiver::SendRegisterUnregisterInfo, Added new registration:</text:p>
      <text:p text:style-name="P674">WIA: 12008.10116 15 0 0 [sti.dll] EventRegistrationInfo::Dump, dwFlags: 0x00000000, guidEvent: {A28BBADE-64B6-11D2-A231-00C04FA31809}, bstrDeviceID: *, callback: 0x0BA05EE8</text:p>
      <text:p text:style-name="P675">WIA: 12008.10116 15 0 0 [sti.dll] AsyncRPCEventTransport::SendRegisterUnregisterInfo, Sent RPC Register/Unregister information.</text:p>
      <text:p text:style-name="P676">WIA: 12008.10116 15 0 0 [sti.dll] WiaEventReceiver::SendRegisterUnregisterInfo, Added new registration:</text:p>
      <text:p text:style-name="P677">WIA: 12008.10116 15 0 0 [sti.dll] EventRegistrationInfo::Dump, dwFlags: 0x00000000, guidEvent: {143E4E83-6497-11D2-A231-00C04FA31809}, bstrDeviceID: *, callback: 0x0BA05EE8</text:p>
      <text:p text:style-name="P678">WIA: 12008.11780 756218 0 0 [sti.dll] AsyncRPCEventTransport::FillEventData, Device Description: Apple iPhone, Event Description: Device Disconnected</text:p>
      <text:p text:style-name="P679">WIA: 12008.11780 756218 0 0 [sti.dll] AsyncRPCEventTransport::CloseNotificationChannel, Closing the async notification channel...</text:p>
      <text:p text:style-name="P680">WIA: 12008.11780 756218 0 0 [sti.dll] AsyncRPCEventTransport::OpenNotificationChannel, Opening the async notification channel...</text:p>
      <text:p text:style-name="P681">WIA: 12008.10116 19539328 0 0 [sti.dll] AsyncRPCEventTransport::SendRegisterUnregisterInfo, Sent RPC Register/Unregister information.</text:p>
      <text:p text:style-name="P682">WIA: 12008.10116 19539328 0 0 [sti.dll] WiaEventReceiver::SendRegisterUnregisterInfo, Removed registration:</text:p>
      <text:p text:style-name="P683">WIA: 12008.10116 19539328 0 0 [sti.dll] EventRegistrationInfo::Dump, dwFlags: 0x00000002, guidEvent: {A28BBADE-64B6-11D2-A231-00C04FA31809}, bstrDeviceID: *, callback: 0x0BA05EE8</text:p>
      <text:p text:style-name="P684">WIA: 12008.10116 19539328 0 0 [sti.dll] AsyncRPCEventTransport::SendRegisterUnregisterInfo, Sent RPC Register/Unregister information.</text:p>
      <text:p text:style-name="P685">WIA: 12008.10116 19539328 0 0 [sti.dll] WiaEventReceiver::SendRegisterUnregisterInfo, Removed registration:</text:p>
      <text:p text:style-name="P686">WIA: 12008.10116 19539328 0 0 [sti.dll] EventRegistrationInfo::Dump, dwFlags: 0x00000002, guidEvent: {143E4E83-6497-11D2-A231-00C04FA31809}, bstrDeviceID: *, callback: 0x0BA05EE8</text:p>
      <text:p text:style-name="P687">WIA: 12008.10116 19539328 0 0 [sti.dll] WiaEventReceiver::Stop, WiaEventReceiver is stopping ...</text:p>
      <text:p text:style-name="P688">WIA: 12008.10116 19539328 0 0 [sti.dll] AsyncRPCEventTransport::CloseConnectionToServer, Closed Async connection to server</text:p>
      <text:p text:style-name="P689">WIA: 12008.10116 19539328 0 0 [sti.dll] AsyncRPCEventTransport::CloseConnectionToServer, Closed connection to server</text:p>
      <text:p text:style-name="P690">WIA: 12008.11780 19539343 0 0 [sti.dll] WiaEventReceiver::EventThreadProc, Received notification to shutdown event thread!</text:p>
      <text:p text:style-name="P691">WIA: 12008.11780 19539343 0 0 [sti.dll] WiaEventReceiver::EventThreadProc, Event Thread 0x00002E04 is now shut down</text:p>
      <text:p text:style-name="P692">WIA: 12008.10116 19541343 0 0 [sti.dll] DllEntryPoint, sti.dll (0x660C0000) received DLL_PROCESS_DETACH, process terminating: 1</text:p>
      <text:p text:style-name="P693">WIA: 12008.10116 19541343 0 0 [sti.dll] AsyncRPCEventTransport::CloseNotificationChannel, Closing the async notification channel...</text:p>
      <text:p text:style-name="P694">WIA: 12008.10116 19541343 0 0 [sti.dll] AsyncRPCEventTransport::CloseConnectionToServer, Closed connection to server</text:p>
      <text:p text:style-name="P695"/>
      <text:p text:style-name="P696">**************** Started trace for Module: [sti.dll] in Executable [PowerDVD.exe] ProcessID: [11748] at 2019/10/15 23:55:16:639 ****************</text:p>
      <text:p text:style-name="P697">WIA: 11748.1972 0 0 0 [sti.dll] AsyncRPCEventTransport::OpenConnectionToServer, AsyncRPC Connection established to server</text:p>
      <text:p text:style-name="P698">WIA: 11748.1972 0 0 0 [sti.dll] AsyncRPCEventTransport::OpenConnectionToServer, Got my context 02F17D88 from server</text:p>
      <text:p text:style-name="P699"/>
      <text:p text:style-name="P700">WIA: 11748.1972 0 0 0 [sti.dll] WiaEventReceiver::Start, WiaEventReceiver Started...</text:p>
      <text:p text:style-name="P701">WIA: 11748.1972 0 0 0 [sti.dll] AsyncRPCEventTransport::SendRegisterUnregisterInfo, Sent RPC Register/Unregister information.</text:p>
      <text:p text:style-name="P702">WIA: 11748.1972 0 0 0 [sti.dll] WiaEventReceiver::SendRegisterUnregisterInfo, Added new registration:</text:p>
      <text:p text:style-name="P703">WIA: 11748.1972 0 0 0 [sti.dll] EventRegistrationInfo::Dump, dwFlags: 0x00000000, guidEvent: {A28BBADE-64B6-11D2-A231-00C04FA31809}, bstrDeviceID: *, callback: 0x0B532858</text:p>
      <text:p text:style-name="P704">WIA: 11748.9720 0 0 0 [sti.dll] AsyncRPCEventTransport::CloseNotificationChannel, Closing the async notification channel...</text:p>
      <text:p text:style-name="P705">WIA: 11748.9720 0 0 0 [sti.dll] AsyncRPCEventTransport::OpenNotificationChannel, Opening the async notification channel...</text:p>
      <text:p text:style-name="P706">WIA: 11748.1972 0 0 0 [sti.dll] AsyncRPCEventTransport::SendRegisterUnregisterInfo, Sent RPC Register/Unregister information.</text:p>
      <text:p text:style-name="P707">WIA: 11748.1972 0 0 0 [sti.dll] WiaEventReceiver::SendRegisterUnregisterInfo, Added new registration:</text:p>
      <text:p text:style-name="P708">WIA: 11748.1972 0 0 0 [sti.dll] EventRegistrationInfo::Dump, dwFlags: 0x00000000, guidEvent: {143E4E83-6497-11D2-A231-00C04FA31809}, bstrDeviceID: *, callback: 0x0B532858</text:p>
      <text:p text:style-name="P709">WIA: 11748.9720 32067468 0 0 [sti.dll] AsyncRPCEventTransport::FillEventData, Device Description: Apple iPhone, Event Description: Device Connected</text:p>
      <text:p text:style-name="P710">WIA: 11748.9720 32067468 0 0 [sti.dll] AsyncRPCEventTransport::CloseNotificationChannel, Closing the async notification channel...</text:p>
      <text:p text:style-name="P711">WIA: 11748.9720 32067468 0 0 [sti.dll] AsyncRPCEventTransport::OpenNotificationChannel, Opening the async notification channel...</text:p>
      <text:p text:style-name="P712">WIA: 11748.9720 32658625 0 0 [sti.dll] AsyncRPCEventTransport::FillEventData, Device Description: Apple iPhone, Event Description: Device Disconnected</text:p>
      <text:p text:style-name="P713">WIA: 11748.9720 32658625 0 0 [sti.dll] AsyncRPCEventTransport::CloseNotificationChannel, Closing the async notification channel...</text:p>
      <text:p text:style-name="P714">WIA: 11748.9720 32658625 0 0 [sti.dll] AsyncRPCEventTransport::OpenNotificationChannel, Opening the async notification channel...</text:p>
      <text:p text:style-name="P715">WIA: 11748.9720 32675156 0 0 [sti.dll] AsyncRPCEventTransport::FillEventData, Device Description: Apple iPhone, Event Description: Device Connected</text:p>
      <text:p text:style-name="P716">WIA: 11748.9720 32675156 0 0 [sti.dll] AsyncRPCEventTransport::CloseNotificationChannel, Closing the async notification channel...</text:p>
      <text:p text:style-name="P717">WIA: 11748.9720 32675156 0 0 [sti.dll] AsyncRPCEventTransport::OpenNotificationChannel, Opening the async notification channel...</text:p>
      <text:p text:style-name="P718">WIA: 11748.9720 32684203 0 0 [sti.dll] AsyncRPCEventTransport::FillEventData, Device Description: Apple iPhone, Event Description: Device Disconnected</text:p>
      <text:p text:style-name="P719">WIA: 11748.9720 32684203 0 0 [sti.dll] AsyncRPCEventTransport::CloseNotificationChannel, Closing the async notification channel...</text:p>
      <text:p text:style-name="P720">WIA: 11748.9720 32684203 0 0 [sti.dll] AsyncRPCEventTransport::OpenNotificationChannel, Opening the async notification channel...</text:p>
      <text:p text:style-name="P721">WIA: 11748.9720 32706890 0 0 [sti.dll] AsyncRPCEventTransport::FillEventData, Device Description: Apple iPhone, Event Description: Device Connected</text:p>
      <text:p text:style-name="P722">WIA: 11748.9720 32706890 0 0 [sti.dll] AsyncRPCEventTransport::CloseNotificationChannel, Closing the async notification channel...</text:p>
      <text:p text:style-name="P723">WIA: 11748.9720 32706890 0 0 [sti.dll] AsyncRPCEventTransport::OpenNotificationChannel, Opening the async notification channel...</text:p>
      <text:p text:style-name="P724">WIA: 11748.9720 35192609 0 0 [sti.dll] AsyncRPCEventTransport::FillEventData, Device Description: Apple iPhone, Event Description: Device Disconnected</text:p>
      <text:p text:style-name="P725">WIA: 11748.9720 35192609 0 0 [sti.dll] AsyncRPCEventTransport::CloseNotificationChannel, Closing the async notification channel...</text:p>
      <text:p text:style-name="P726">WIA: 11748.9720 35192609 0 0 [sti.dll] AsyncRPCEventTransport::OpenNotificationChannel, Opening the async notification channel...</text:p>
      <text:p text:style-name="P727">WIA: 11748.9720 47292078 0 0 [sti.dll] AsyncRPCEventTransport::FillEventData, Device Description: Apple iPhone, Event Description: Device Connected</text:p>
      <text:p text:style-name="P728">WIA: 11748.9720 47292078 0 0 [sti.dll] AsyncRPCEventTransport::CloseNotificationChannel, Closing the async notification channel...</text:p>
      <text:p text:style-name="P729">WIA: 11748.9720 47292078 0 0 [sti.dll] AsyncRPCEventTransport::OpenNotificationChannel, Opening the async notification channel...</text:p>
      <text:p text:style-name="P730">WIA: 11748.1972 68390187 0 0 [sti.dll] AsyncRPCEventTransport::SendRegisterUnregisterInfo, Sent RPC Register/Unregister information.</text:p>
      <text:p text:style-name="P731">WIA: 11748.1972 68390187 0 0 [sti.dll] WiaEventReceiver::SendRegisterUnregisterInfo, Removed registration:</text:p>
      <text:p text:style-name="P732">WIA: 11748.1972 68390187 0 0 [sti.dll] EventRegistrationInfo::Dump, dwFlags: 0x00000002, guidEvent: {A28BBADE-64B6-11D2-A231-00C04FA31809}, bstrDeviceID: *, callback: 0x0B532858</text:p>
      <text:p text:style-name="P733">WIA: 11748.1972 68390187 0 0 [sti.dll] AsyncRPCEventTransport::SendRegisterUnregisterInfo, Sent RPC Register/Unregister information.</text:p>
      <text:p text:style-name="P734">WIA: 11748.1972 68390187 0 0 [sti.dll] WiaEventReceiver::SendRegisterUnregisterInfo, Removed registration:</text:p>
      <text:p text:style-name="P735">WIA: 11748.1972 68390187 0 0 [sti.dll] EventRegistrationInfo::Dump, dwFlags: 0x00000002, guidEvent: {143E4E83-6497-11D2-A231-00C04FA31809}, bstrDeviceID: *, callback: 0x0B532858</text:p>
      <text:p text:style-name="P736">WIA: 11748.1972 68390187 0 0 [sti.dll] WiaEventReceiver::Stop, WiaEventReceiver is stopping ...</text:p>
      <text:p text:style-name="P737">WIA: 11748.1972 68390187 0 0 [sti.dll] AsyncRPCEventTransport::CloseConnectionToServer, Closed Async connection to server</text:p>
      <text:p text:style-name="P738">WIA: 11748.1972 68390187 0 0 [sti.dll] AsyncRPCEventTransport::CloseConnectionToServer, Closed connection to server</text:p>
      <text:p text:style-name="P739">WIA: 11748.9720 68390203 0 0 [sti.dll] WiaEventReceiver::EventThreadProc, Received notification to shutdown event thread!</text:p>
      <text:p text:style-name="P740">WIA: 11748.9720 68390203 0 0 [sti.dll] WiaEventReceiver::EventThreadProc, Event Thread 0x000025F8 is now shut down</text:p>
      <text:p text:style-name="P741">WIA: 11748.1972 68393078 0 0 [sti.dll] DllEntryPoint, sti.dll (0x66170000) received DLL_PROCESS_DETACH, process terminating: 1</text:p>
      <text:p text:style-name="P742">WIA: 11748.1972 68393078 0 0 [sti.dll] AsyncRPCEventTransport::CloseNotificationChannel, Closing the async notification channel...</text:p>
      <text:p text:style-name="P743">WIA: 11748.1972 68393078 0 0 [sti.dll] AsyncRPCEventTransport::CloseConnectionToServer, Closed connection to server</text:p>
      <text:p text:style-name="P744"/>
      <text:p text:style-name="P745">**************** Started trace for Module: [sti.dll] in Executable [PowerDVD.exe] ProcessID: [4368] at 2019/10/16 20:22:48:908 ****************</text:p>
      <text:p text:style-name="P746">WIA: 4368.4664 0 0 0 [sti.dll] AsyncRPCEventTransport::OpenConnectionToServer, AsyncRPC Connection established to server</text:p>
      <text:p text:style-name="P747">WIA: 4368.4664 0 0 0 [sti.dll] AsyncRPCEventTransport::OpenConnectionToServer, Got my context 0E3AB9D8 from server</text:p>
      <text:p text:style-name="P748"/>
      <text:p text:style-name="P749">WIA: 4368.4664 0 0 0 [sti.dll] WiaEventReceiver::Start, WiaEventReceiver Started...</text:p>
      <text:p text:style-name="P750">WIA: 4368.4664 0 0 0 [sti.dll] AsyncRPCEventTransport::SendRegisterUnregisterInfo, Sent RPC Register/Unregister information.</text:p>
      <text:p text:style-name="P751">WIA: 4368.4664 0 0 0 [sti.dll] WiaEventReceiver::SendRegisterUnregisterInfo, Added new registration:</text:p>
      <text:p text:style-name="P752">WIA: 4368.4664 0 0 0 [sti.dll] EventRegistrationInfo::Dump, dwFlags: 0x00000000, guidEvent: {A28BBADE-64B6-11D2-A231-00C04FA31809}, bstrDeviceID: *, callback: 0x02C813D0</text:p>
      <text:p text:style-name="P753">WIA: 4368.4664 0 0 0 [sti.dll] AsyncRPCEventTransport::SendRegisterUnregisterInfo, Sent RPC Register/Unregister information.</text:p>
      <text:p text:style-name="P754">WIA: 4368.4664 0 0 0 [sti.dll] WiaEventReceiver::SendRegisterUnregisterInfo, Added new registration:</text:p>
      <text:p text:style-name="P755">WIA: 4368.4664 0 0 0 [sti.dll] EventRegistrationInfo::Dump, dwFlags: 0x00000000, guidEvent: {143E4E83-6497-11D2-A231-00C04FA31809}, bstrDeviceID: *, callback: 0x02C813D0</text:p>
      <text:p text:style-name="P756">WIA: 4368.7852 156 0 0 [sti.dll] AsyncRPCEventTransport::CloseNotificationChannel, Closing the async notification channel...</text:p>
      <text:p text:style-name="P757">WIA: 4368.7852 156 0 0 [sti.dll] AsyncRPCEventTransport::OpenNotificationChannel, Opening the async notification channel...</text:p>
      <text:p text:style-name="P758">WIA: 4368.4664 60783281 0 0 [sti.dll] AsyncRPCEventTransport::SendRegisterUnregisterInfo, Sent RPC Register/Unregister information.</text:p>
      <text:p text:style-name="P759">WIA: 4368.4664 60783281 0 0 [sti.dll] WiaEventReceiver::SendRegisterUnregisterInfo, Removed registration:</text:p>
      <text:p text:style-name="P760">WIA: 4368.4664 60783281 0 0 [sti.dll] EventRegistrationInfo::Dump, dwFlags: 0x00000002, guidEvent: {A28BBADE-64B6-11D2-A231-00C04FA31809}, bstrDeviceID: *, callback: 0x02C813D0</text:p>
      <text:p text:style-name="P761">WIA: 4368.4664 60783281 0 0 [sti.dll] AsyncRPCEventTransport::SendRegisterUnregisterInfo, Sent RPC Register/Unregister information.</text:p>
      <text:p text:style-name="P762">WIA: 4368.4664 60783281 0 0 [sti.dll] WiaEventReceiver::SendRegisterUnregisterInfo, Removed registration:</text:p>
      <text:p text:style-name="P763">WIA: 4368.4664 60783281 0 0 [sti.dll] EventRegistrationInfo::Dump, dwFlags: 0x00000002, guidEvent: {143E4E83-6497-11D2-A231-00C04FA31809}, bstrDeviceID: *, callback: 0x02C813D0</text:p>
      <text:p text:style-name="P764">WIA: 4368.4664 60783281 0 0 [sti.dll] WiaEventReceiver::Stop, WiaEventReceiver is stopping ...</text:p>
      <text:p text:style-name="P765">WIA: 4368.4664 60783281 0 0 [sti.dll] AsyncRPCEventTransport::CloseConnectionToServer, Closed Async connection to server</text:p>
      <text:p text:style-name="P766">WIA: 4368.4664 60783281 0 0 [sti.dll] AsyncRPCEventTransport::CloseConnectionToServer, Closed connection to server</text:p>
      <text:p text:style-name="P767">WIA: 4368.7852 60783297 0 0 [sti.dll] WiaEventReceiver::EventThreadProc, Received notification to shutdown event thread!</text:p>
      <text:p text:style-name="P768">WIA: 4368.7852 60783297 0 0 [sti.dll] WiaEventReceiver::EventThreadProc, Event Thread 0x00001EAC is now shut down</text:p>
      <text:p text:style-name="P769">WIA: 4368.4664 60785985 0 0 [sti.dll] DllEntryPoint, sti.dll (0x66150000) received DLL_PROCESS_DETACH, process terminating: 1</text:p>
      <text:p text:style-name="P770">WIA: 4368.4664 60785985 0 0 [sti.dll] AsyncRPCEventTransport::CloseNotificationChannel, Closing the async notification channel...</text:p>
      <text:p text:style-name="P771">WIA: 4368.4664 60785985 0 0 [sti.dll] AsyncRPCEventTransport::CloseConnectionToServer, Closed connection to server</text:p>
      <text:p text:style-name="P772"/>
      <text:p text:style-name="P773">**************** Started trace for Module: [sti.dll] in Executable [PowerDVD.exe] ProcessID: [10404] at 2019/10/17 13:20:32:802 ****************</text:p>
      <text:p text:style-name="P774">WIA: 10404.7260 0 0 0 [sti.dll] AsyncRPCEventTransport::OpenConnectionToServer, AsyncRPC Connection established to server</text:p>
      <text:p text:style-name="P775">WIA: 10404.7260 0 0 0 [sti.dll] AsyncRPCEventTransport::OpenConnectionToServer, Got my context 0E15CE40 from server</text:p>
      <text:p text:style-name="P776"/>
      <text:p text:style-name="P777">WIA: 10404.7260 0 0 0 [sti.dll] WiaEventReceiver::Start, WiaEventReceiver Started...</text:p>
      <text:p text:style-name="P778">WIA: 10404.7260 0 0 0 [sti.dll] AsyncRPCEventTransport::SendRegisterUnregisterInfo, Sent RPC Register/Unregister information.</text:p>
      <text:p text:style-name="P779">WIA: 10404.7260 0 0 0 [sti.dll] WiaEventReceiver::SendRegisterUnregisterInfo, Added new registration:</text:p>
      <text:p text:style-name="P780">WIA: 10404.11512 0 0 0 [sti.dll] AsyncRPCEventTransport::CloseNotificationChannel, Closing the async notification channel...</text:p>
      <text:p text:style-name="P781">WIA: 10404.7260 0 0 0 [sti.dll] EventRegistrationInfo::Dump, dwFlags: 0x00000000, guidEvent: {A28BBADE-64B6-11D2-A231-00C04FA31809}, bstrDeviceID: *, callback: 0x0B7D3858</text:p>
      <text:p text:style-name="P782">WIA: 10404.11512 0 0 0 [sti.dll] AsyncRPCEventTransport::OpenNotificationChannel, Opening the async notification channel...</text:p>
      <text:p text:style-name="P783">WIA: 10404.7260 0 0 0 [sti.dll] AsyncRPCEventTransport::SendRegisterUnregisterInfo, Sent RPC Register/Unregister information.</text:p>
      <text:p text:style-name="P784">WIA: 10404.7260 0 0 0 [sti.dll] WiaEventReceiver::SendRegisterUnregisterInfo, Added new registration:</text:p>
      <text:p text:style-name="P785">WIA: 10404.7260 0 0 0 [sti.dll] EventRegistrationInfo::Dump, dwFlags: 0x00000000, guidEvent: {143E4E83-6497-11D2-A231-00C04FA31809}, bstrDeviceID: *, callback: 0x0B7D3858</text:p>
      <text:p text:style-name="P786">WIA: 10404.11512 26756531 0 0 [sti.dll] AsyncRPCEventTransport::FillEventData, Device Description: Apple iPhone, Event Description: Device Connected</text:p>
      <text:p text:style-name="P787">WIA: 10404.11512 26756531 0 0 [sti.dll] AsyncRPCEventTransport::CloseNotificationChannel, Closing the async notification channel...</text:p>
      <text:p text:style-name="P788">WIA: 10404.11512 26756547 0 0 [sti.dll] AsyncRPCEventTransport::OpenNotificationChannel, Opening the async notification channel...</text:p>
      <text:p text:style-name="P789">WIA: 10404.11512 29463875 0 0 [sti.dll] AsyncRPCEventTransport::FillEventData, Device Description: Apple iPhone, Event Description: Device Disconnected</text:p>
      <text:p text:style-name="P790">WIA: 10404.11512 29463875 0 0 [sti.dll] AsyncRPCEventTransport::CloseNotificationChannel, Closing the async notification channel...</text:p>
      <text:p text:style-name="P791">WIA: 10404.11512 29463875 0 0 [sti.dll] AsyncRPCEventTransport::OpenNotificationChannel, Opening the async notification channel...</text:p>
      <text:p text:style-name="P792">WIA: 10404.7260 51016812 0 0 [sti.dll] AsyncRPCEventTransport::SendRegisterUnregisterInfo, Sent RPC Register/Unregister information.</text:p>
      <text:p text:style-name="P793">WIA: 10404.7260 51016812 0 0 [sti.dll] WiaEventReceiver::SendRegisterUnregisterInfo, Removed registration:</text:p>
      <text:p text:style-name="P794">WIA: 10404.7260 51016812 0 0 [sti.dll] EventRegistrationInfo::Dump, dwFlags: 0x00000002, guidEvent: {A28BBADE-64B6-11D2-A231-00C04FA31809}, bstrDeviceID: *, callback: 0x0B7D3858</text:p>
      <text:p text:style-name="P795">WIA: 10404.7260 51016812 0 0 [sti.dll] AsyncRPCEventTransport::SendRegisterUnregisterInfo, Sent RPC Register/Unregister information.</text:p>
      <text:p text:style-name="P796">WIA: 10404.7260 51016812 0 0 [sti.dll] WiaEventReceiver::SendRegisterUnregisterInfo, Removed registration:</text:p>
      <text:p text:style-name="P797">WIA: 10404.7260 51016812 0 0 [sti.dll] EventRegistrationInfo::Dump, dwFlags: 0x00000002, guidEvent: {143E4E83-6497-11D2-A231-00C04FA31809}, bstrDeviceID: *, callback: 0x0B7D3858</text:p>
      <text:p text:style-name="P798">WIA: 10404.7260 51016812 0 0 [sti.dll] WiaEventReceiver::Stop, WiaEventReceiver is stopping ...</text:p>
      <text:p text:style-name="P799">WIA: 10404.7260 51016812 0 0 [sti.dll] AsyncRPCEventTransport::CloseConnectionToServer, Closed Async connection to server</text:p>
      <text:p text:style-name="P800">WIA: 10404.7260 51016812 0 0 [sti.dll] AsyncRPCEventTransport::CloseConnectionToServer, Closed connection to server</text:p>
      <text:p text:style-name="P801">WIA: 10404.11512 51016828 0 0 [sti.dll] WiaEventReceiver::EventThreadProc, Received notification to shutdown event thread!</text:p>
      <text:p text:style-name="P802">WIA: 10404.11512 51016828 0 0 [sti.dll] WiaEventReceiver::EventThreadProc, Event Thread 0x00002CF8 is now shut down</text:p>
      <text:p text:style-name="P803">WIA: 10404.7260 51018890 0 0 [sti.dll] DllEntryPoint, sti.dll (0x66110000) received DLL_PROCESS_DETACH, process terminating: 1</text:p>
      <text:p text:style-name="P804">WIA: 10404.7260 51018890 0 0 [sti.dll] AsyncRPCEventTransport::CloseNotificationChannel, Closing the async notification channel...</text:p>
      <text:p text:style-name="P805">WIA: 10404.7260 51018890 0 0 [sti.dll] AsyncRPCEventTransport::CloseConnectionToServer, Closed connection to server</text:p>
      <text:p text:style-name="P806"/>
      <text:p text:style-name="P807">**************** Started trace for Module: [sti.dll] in Executable [PowerDVD.exe] ProcessID: [5504] at 2019/10/18 03:30:57:899 ****************</text:p>
      <text:p text:style-name="P808">WIA: 5504.10860 0 0 0 [sti.dll] AsyncRPCEventTransport::OpenConnectionToServer, AsyncRPC Connection established to server</text:p>
      <text:p text:style-name="P809">WIA: 5504.10860 0 0 0 [sti.dll] AsyncRPCEventTransport::OpenConnectionToServer, Got my context 127BE6C0 from server</text:p>
      <text:p text:style-name="P810"/>
      <text:p text:style-name="P811">WIA: 5504.10860 0 0 0 [sti.dll] WiaEventReceiver::Start, WiaEventReceiver Started...</text:p>
      <text:p text:style-name="P812">WIA: 5504.10860 0 0 0 [sti.dll] AsyncRPCEventTransport::SendRegisterUnregisterInfo, Sent RPC Register/Unregister information.</text:p>
      <text:p text:style-name="P813">WIA: 5504.10860 0 0 0 [sti.dll] WiaEventReceiver::SendRegisterUnregisterInfo, Added new registration:</text:p>
      <text:p text:style-name="P814">WIA: 5504.10860 0 0 0 [sti.dll] EventRegistrationInfo::Dump, dwFlags: 0x00000000, guidEvent: {A28BBADE-64B6-11D2-A231-00C04FA31809}, bstrDeviceID: *, callback: 0x02A795E0</text:p>
      <text:p text:style-name="P815">WIA: 5504.13504 0 0 0 [sti.dll] AsyncRPCEventTransport::CloseNotificationChannel, Closing the async notification channel...</text:p>
      <text:p text:style-name="P816">WIA: 5504.13504 0 0 0 [sti.dll] AsyncRPCEventTransport::OpenNotificationChannel, Opening the async notification channel...</text:p>
      <text:p text:style-name="P817">WIA: 5504.10860 0 0 0 [sti.dll] AsyncRPCEventTransport::SendRegisterUnregisterInfo, Sent RPC Register/Unregister information.</text:p>
      <text:p text:style-name="P818">WIA: 5504.10860 0 0 0 [sti.dll] WiaEventReceiver::SendRegisterUnregisterInfo, Added new registration:</text:p>
      <text:p text:style-name="P819">WIA: 5504.10860 0 0 0 [sti.dll] EventRegistrationInfo::Dump, dwFlags: 0x00000000, guidEvent: {143E4E83-6497-11D2-A231-00C04FA31809}, bstrDeviceID: *, callback: 0x02A795E0</text:p>
      <text:p text:style-name="P820">WIA: 5504.10860 12378109 0 0 [sti.dll] AsyncRPCEventTransport::SendRegisterUnregisterInfo, Sent RPC Register/Unregister information.</text:p>
      <text:p text:style-name="P821">WIA: 5504.10860 12378109 0 0 [sti.dll] WiaEventReceiver::SendRegisterUnregisterInfo, Removed registration:</text:p>
      <text:p text:style-name="P822">WIA: 5504.10860 12378109 0 0 [sti.dll] EventRegistrationInfo::Dump, dwFlags: 0x00000002, guidEvent: {A28BBADE-64B6-11D2-A231-00C04FA31809}, bstrDeviceID: *, callback: 0x02A795E0</text:p>
      <text:p text:style-name="P823">WIA: 5504.10860 12378109 0 0 [sti.dll] AsyncRPCEventTransport::SendRegisterUnregisterInfo, Sent RPC Register/Unregister information.</text:p>
      <text:p text:style-name="P824">WIA: 5504.10860 12378109 0 0 [sti.dll] WiaEventReceiver::SendRegisterUnregisterInfo, Removed registration:</text:p>
      <text:p text:style-name="P825">WIA: 5504.10860 12378109 0 0 [sti.dll] EventRegistrationInfo::Dump, dwFlags: 0x00000002, guidEvent: {143E4E83-6497-11D2-A231-00C04FA31809}, bstrDeviceID: *, callback: 0x02A795E0</text:p>
      <text:p text:style-name="P826">WIA: 5504.10860 12378109 0 0 [sti.dll] WiaEventReceiver::Stop, WiaEventReceiver is stopping ...</text:p>
      <text:p text:style-name="P827">WIA: 5504.10860 12378109 0 0 [sti.dll] AsyncRPCEventTransport::CloseConnectionToServer, Closed Async connection to server</text:p>
      <text:p text:style-name="P828">WIA: 5504.10860 12378109 0 0 [sti.dll] AsyncRPCEventTransport::CloseConnectionToServer, Closed connection to server</text:p>
      <text:p text:style-name="P829">WIA: 5504.13504 12378125 0 0 [sti.dll] WiaEventReceiver::EventThreadProc, Received notification to shutdown event thread!</text:p>
      <text:p text:style-name="P830">WIA: 5504.13504 12378125 0 0 [sti.dll] WiaEventReceiver::EventThreadProc, Event Thread 0x000034C0 is now shut down</text:p>
      <text:p text:style-name="P831">WIA: 5504.10860 12380312 0 0 [sti.dll] DllEntryPoint, sti.dll (0x622A0000) received DLL_PROCESS_DETACH, process terminating: 1</text:p>
      <text:p text:style-name="P832">WIA: 5504.10860 12380312 0 0 [sti.dll] AsyncRPCEventTransport::CloseNotificationChannel, Closing the async notification channel...</text:p>
      <text:p text:style-name="P833">WIA: 5504.10860 12380312 0 0 [sti.dll] AsyncRPCEventTransport::CloseConnectionToServer, Closed connection to server</text:p>
      <text:p text:style-name="P834"/>
      <text:p text:style-name="P835">**************** Started trace for Module: [sti.dll] in Executable [PowerDVD.exe] ProcessID: [2288] at 2019/10/18 06:57:28:548 ****************</text:p>
      <text:p text:style-name="P836">WIA: 2288.11676 0 0 0 [sti.dll] AsyncRPCEventTransport::OpenConnectionToServer, AsyncRPC Connection established to server</text:p>
      <text:p text:style-name="P837">WIA: 2288.11676 0 0 0 [sti.dll] AsyncRPCEventTransport::OpenConnectionToServer, Got my context 0DF274C8 from server</text:p>
      <text:p text:style-name="P838"/>
      <text:p text:style-name="P839">WIA: 2288.11676 0 0 0 [sti.dll] WiaEventReceiver::Start, WiaEventReceiver Started...</text:p>
      <text:p text:style-name="P840">WIA: 2288.11676 0 0 0 [sti.dll] AsyncRPCEventTransport::SendRegisterUnregisterInfo, Sent RPC Register/Unregister information.</text:p>
      <text:p text:style-name="P841">WIA: 2288.11676 0 0 0 [sti.dll] WiaEventReceiver::SendRegisterUnregisterInfo, Added new registration:</text:p>
      <text:p text:style-name="P842">WIA: 2288.9948 0 0 0 [sti.dll] AsyncRPCEventTransport::CloseNotificationChannel, Closing the async notification channel...</text:p>
      <text:p text:style-name="P843">WIA: 2288.11676 0 0 0 [sti.dll] EventRegistrationInfo::Dump, dwFlags: 0x00000000, guidEvent: {A28BBADE-64B6-11D2-A231-00C04FA31809}, bstrDeviceID: *, callback: 0x0B61B058</text:p>
      <text:p text:style-name="P844">WIA: 2288.9948 0 0 0 [sti.dll] AsyncRPCEventTransport::OpenNotificationChannel, Opening the async notification channel...</text:p>
      <text:p text:style-name="P845">WIA: 2288.11676 0 0 0 [sti.dll] AsyncRPCEventTransport::SendRegisterUnregisterInfo, Sent RPC Register/Unregister information.</text:p>
      <text:p text:style-name="P846">WIA: 2288.11676 0 0 0 [sti.dll] WiaEventReceiver::SendRegisterUnregisterInfo, Added new registration:</text:p>
      <text:p text:style-name="P847">WIA: 2288.11676 0 0 0 [sti.dll] EventRegistrationInfo::Dump, dwFlags: 0x00000000, guidEvent: {143E4E83-6497-11D2-A231-00C04FA31809}, bstrDeviceID: *, callback: 0x0B61B058</text:p>
      <text:p text:style-name="P848">WIA: 2288.11676 87316734 0 0 [sti.dll] AsyncRPCEventTransport::SendRegisterUnregisterInfo, Sent RPC Register/Unregister information.</text:p>
      <text:p text:style-name="P849">WIA: 2288.11676 87316734 0 0 [sti.dll] WiaEventReceiver::SendRegisterUnregisterInfo, Removed registration:</text:p>
      <text:p text:style-name="P850">WIA: 2288.11676 87316734 0 0 [sti.dll] EventRegistrationInfo::Dump, dwFlags: 0x00000002, guidEvent: {A28BBADE-64B6-11D2-A231-00C04FA31809}, bstrDeviceID: *, callback: 0x0B61B058</text:p>
      <text:p text:style-name="P851">WIA: 2288.11676 87316734 0 0 [sti.dll] AsyncRPCEventTransport::SendRegisterUnregisterInfo, Sent RPC Register/Unregister information.</text:p>
      <text:p text:style-name="P852">WIA: 2288.11676 87316734 0 0 [sti.dll] WiaEventReceiver::SendRegisterUnregisterInfo, Removed registration:</text:p>
      <text:p text:style-name="P853">WIA: 2288.11676 87316734 0 0 [sti.dll] EventRegistrationInfo::Dump, dwFlags: 0x00000002, guidEvent: {143E4E83-6497-11D2-A231-00C04FA31809}, bstrDeviceID: *, callback: 0x0B61B058</text:p>
      <text:p text:style-name="P854">WIA: 2288.11676 87316734 0 0 [sti.dll] WiaEventReceiver::Stop, WiaEventReceiver is stopping ...</text:p>
      <text:p text:style-name="P855">WIA: 2288.11676 87316734 0 0 [sti.dll] AsyncRPCEventTransport::CloseConnectionToServer, Closed Async connection to server</text:p>
      <text:p text:style-name="P856">WIA: 2288.11676 87316734 0 0 [sti.dll] AsyncRPCEventTransport::CloseConnectionToServer, Closed connection to server</text:p>
      <text:p text:style-name="P857">WIA: 2288.9948 87316750 0 0 [sti.dll] WiaEventReceiver::EventThreadProc, Received notification to shutdown event thread!</text:p>
      <text:p text:style-name="P858">WIA: 2288.9948 87316750 0 0 [sti.dll] WiaEventReceiver::EventThreadProc, Event Thread 0x000026DC is now shut down</text:p>
      <text:p text:style-name="P859">WIA: 2288.11676 87319219 0 0 [sti.dll] DllEntryPoint, sti.dll (0x66170000) received DLL_PROCESS_DETACH, process terminating: 1</text:p>
      <text:p text:style-name="P860">WIA: 2288.11676 87319219 0 0 [sti.dll] AsyncRPCEventTransport::CloseNotificationChannel, Closing the async notification channel...</text:p>
      <text:p text:style-name="P861">WIA: 2288.11676 87319219 0 0 [sti.dll] AsyncRPCEventTransport::CloseConnectionToServer, Closed connection to server</text:p>
      <text:p text:style-name="P862"/>
      <text:p text:style-name="P863">**************** Started trace for Module: [sti.dll] in Executable [PowerDVD.exe] ProcessID: [9700] at 2019/10/19 07:16:07:590 ****************</text:p>
      <text:p text:style-name="P864">WIA: 9700.1588 16 0 0 [sti.dll] AsyncRPCEventTransport::OpenConnectionToServer, AsyncRPC Connection established to server</text:p>
      <text:p text:style-name="P865">WIA: 9700.1588 16 0 0 [sti.dll] AsyncRPCEventTransport::OpenConnectionToServer, Got my context 0DEE5030 from server</text:p>
      <text:p text:style-name="P866"/>
      <text:p text:style-name="P867">WIA: 9700.1588 16 0 0 [sti.dll] WiaEventReceiver::Start, WiaEventReceiver Started...</text:p>
      <text:p text:style-name="P868">WIA: 9700.1588 16 0 0 [sti.dll] AsyncRPCEventTransport::SendRegisterUnregisterInfo, Sent RPC Register/Unregister information.</text:p>
      <text:p text:style-name="P869">WIA: 9700.1588 16 0 0 [sti.dll] WiaEventReceiver::SendRegisterUnregisterInfo, Added new registration:</text:p>
      <text:p text:style-name="P870">WIA: 9700.1588 16 0 0 [sti.dll] EventRegistrationInfo::Dump, dwFlags: 0x00000000, guidEvent: {A28BBADE-64B6-11D2-A231-00C04FA31809}, bstrDeviceID: *, callback: 0x0C242B60</text:p>
      <text:p text:style-name="P871">WIA: 9700.1588 16 0 0 [sti.dll] AsyncRPCEventTransport::SendRegisterUnregisterInfo, Sent RPC Register/Unregister information.</text:p>
      <text:p text:style-name="P872">WIA: 9700.1588 16 0 0 [sti.dll] WiaEventReceiver::SendRegisterUnregisterInfo, Added new registration:</text:p>
      <text:p text:style-name="P873">WIA: 9700.1588 16 0 0 [sti.dll] EventRegistrationInfo::Dump, dwFlags: 0x00000000, guidEvent: {143E4E83-6497-11D2-A231-00C04FA31809}, bstrDeviceID: *, callback: 0x0C242B60</text:p>
      <text:p text:style-name="P874">WIA: 9700.13388 156 0 0 [sti.dll] AsyncRPCEventTransport::CloseNotificationChannel, Closing the async notification channel...</text:p>
      <text:p text:style-name="P875">WIA: 9700.13388 156 0 0 [sti.dll] AsyncRPCEventTransport::OpenNotificationChannel, Opening the async notification channel...</text:p>
      <text:p text:style-name="P876">WIA: 9700.1588 27578938 0 0 [sti.dll] AsyncRPCEventTransport::SendRegisterUnregisterInfo, Sent RPC Register/Unregister information.</text:p>
      <text:p text:style-name="P877">WIA: 9700.1588 27578938 0 0 [sti.dll] WiaEventReceiver::SendRegisterUnregisterInfo, Removed registration:</text:p>
      <text:p text:style-name="P878">WIA: 9700.1588 27578938 0 0 [sti.dll] EventRegistrationInfo::Dump, dwFlags: 0x00000002, guidEvent: {A28BBADE-64B6-11D2-A231-00C04FA31809}, bstrDeviceID: *, callback: 0x0C242B60</text:p>
      <text:p text:style-name="P879">WIA: 9700.1588 27578953 0 0 [sti.dll] AsyncRPCEventTransport::SendRegisterUnregisterInfo, Sent RPC Register/Unregister information.</text:p>
      <text:p text:style-name="P880">WIA: 9700.1588 27578953 0 0 [sti.dll] WiaEventReceiver::SendRegisterUnregisterInfo, Removed registration:</text:p>
      <text:p text:style-name="P881">WIA: 9700.1588 27578953 0 0 [sti.dll] EventRegistrationInfo::Dump, dwFlags: 0x00000002, guidEvent: {143E4E83-6497-11D2-A231-00C04FA31809}, bstrDeviceID: *, callback: 0x0C242B60</text:p>
      <text:p text:style-name="P882">WIA: 9700.1588 27578953 0 0 [sti.dll] WiaEventReceiver::Stop, WiaEventReceiver is stopping ...</text:p>
      <text:p text:style-name="P883">WIA: 9700.1588 27578953 0 0 [sti.dll] AsyncRPCEventTransport::CloseConnectionToServer, Closed Async connection to server</text:p>
      <text:p text:style-name="P884">WIA: 9700.1588 27578953 0 0 [sti.dll] AsyncRPCEventTransport::CloseConnectionToServer, Closed connection to server</text:p>
      <text:p text:style-name="P885">WIA: 9700.13388 27578969 0 0 [sti.dll] WiaEventReceiver::EventThreadProc, Received notification to shutdown event thread!</text:p>
      <text:p text:style-name="P886">WIA: 9700.13388 27578969 0 0 [sti.dll] WiaEventReceiver::EventThreadProc, Event Thread 0x0000344C is now shut down</text:p>
      <text:p text:style-name="P887">WIA: 9700.1588 27581172 0 0 [sti.dll] DllEntryPoint, sti.dll (0x66110000) received DLL_PROCESS_DETACH, process terminating: 1</text:p>
      <text:p text:style-name="P888">WIA: 9700.1588 27581172 0 0 [sti.dll] AsyncRPCEventTransport::CloseNotificationChannel, Closing the async notification channel...</text:p>
      <text:p text:style-name="P889">WIA: 9700.1588 27581172 0 0 [sti.dll] AsyncRPCEventTransport::CloseConnectionToServer, Closed connection to server</text:p>
      <text:p text:style-name="P890"/>
      <text:p text:style-name="P891">**************** Started trace for Module: [sti.dll] in Executable [PowerDVD.exe] ProcessID: [13340] at 2019/10/19 14:55:56:245 ****************</text:p>
      <text:p text:style-name="P892">WIA: 13340.12556 0 0 0 [sti.dll] AsyncRPCEventTransport::OpenConnectionToServer, AsyncRPC Connection established to server</text:p>
      <text:p text:style-name="P893">WIA: 13340.12556 0 0 0 [sti.dll] AsyncRPCEventTransport::OpenConnectionToServer, Got my context 0DE5BD80 from server</text:p>
      <text:p text:style-name="P894"/>
      <text:p text:style-name="P895">WIA: 13340.12556 0 0 0 [sti.dll] WiaEventReceiver::Start, WiaEventReceiver Started...</text:p>
      <text:p text:style-name="P896">WIA: 13340.12556 0 0 0 [sti.dll] AsyncRPCEventTransport::SendRegisterUnregisterInfo, Sent RPC Register/Unregister information.</text:p>
      <text:p text:style-name="P897">WIA: 13340.12556 0 0 0 [sti.dll] WiaEventReceiver::SendRegisterUnregisterInfo, Added new registration:</text:p>
      <text:p text:style-name="P898">WIA: 13340.12556 0 0 0 [sti.dll] EventRegistrationInfo::Dump, dwFlags: 0x00000000, guidEvent: {A28BBADE-64B6-11D2-A231-00C04FA31809}, bstrDeviceID: *, callback: 0x0C07B1A0</text:p>
      <text:p text:style-name="P899">WIA: 13340.5588 0 0 0 [sti.dll] AsyncRPCEventTransport::CloseNotificationChannel, Closing the async notification channel...</text:p>
      <text:p text:style-name="P900">WIA: 13340.5588 0 0 0 [sti.dll] AsyncRPCEventTransport::OpenNotificationChannel, Opening the async notification channel...</text:p>
      <text:p text:style-name="P901">WIA: 13340.12556 0 0 0 [sti.dll] AsyncRPCEventTransport::SendRegisterUnregisterInfo, Sent RPC Register/Unregister information.</text:p>
      <text:p text:style-name="P902">WIA: 13340.12556 0 0 0 [sti.dll] WiaEventReceiver::SendRegisterUnregisterInfo, Added new registration:</text:p>
      <text:p text:style-name="P903">WIA: 13340.12556 0 0 0 [sti.dll] EventRegistrationInfo::Dump, dwFlags: 0x00000000, guidEvent: {143E4E83-6497-11D2-A231-00C04FA31809}, bstrDeviceID: *, callback: 0x0C07B1A0</text:p>
      <text:p text:style-name="P904">WIA: 13340.5588 98979297 0 0 [sti.dll] AsyncRPCEventTransport::FillEventData, Device Description: Apple iPhone, Event Description: Device Connected</text:p>
      <text:p text:style-name="P905">WIA: 13340.5588 98979422 0 0 [sti.dll] AsyncRPCEventTransport::CloseNotificationChannel, Closing the async notification channel...</text:p>
      <text:p text:style-name="P906">WIA: 13340.5588 98979422 0 0 [sti.dll] AsyncRPCEventTransport::OpenNotificationChannel, Opening the async notification channel...</text:p>
      <text:p text:style-name="P907">WIA: 13340.12556 103343735 0 0 [sti.dll] AsyncRPCEventTransport::SendRegisterUnregisterInfo, Sent RPC Register/Unregister information.</text:p>
      <text:p text:style-name="P908">WIA: 13340.12556 103343735 0 0 [sti.dll] WiaEventReceiver::SendRegisterUnregisterInfo, Removed registration:</text:p>
      <text:p text:style-name="P909">WIA: 13340.12556 103343735 0 0 [sti.dll] EventRegistrationInfo::Dump, dwFlags: 0x00000002, guidEvent: {A28BBADE-64B6-11D2-A231-00C04FA31809}, bstrDeviceID: *, callback: 0x0C07B1A0</text:p>
      <text:p text:style-name="P910">WIA: 13340.12556 103343735 0 0 [sti.dll] AsyncRPCEventTransport::SendRegisterUnregisterInfo, Sent RPC Register/Unregister information.</text:p>
      <text:p text:style-name="P911">WIA: 13340.12556 103343735 0 0 [sti.dll] WiaEventReceiver::SendRegisterUnregisterInfo, Removed registration:</text:p>
      <text:p text:style-name="P912">WIA: 13340.12556 103343735 0 0 [sti.dll] EventRegistrationInfo::Dump, dwFlags: 0x00000002, guidEvent: {143E4E83-6497-11D2-A231-00C04FA31809}, bstrDeviceID: *, callback: 0x0C07B1A0</text:p>
      <text:p text:style-name="P913">WIA: 13340.12556 103343735 0 0 [sti.dll] WiaEventReceiver::Stop, WiaEventReceiver is stopping ...</text:p>
      <text:p text:style-name="P914">WIA: 13340.12556 103343735 0 0 [sti.dll] AsyncRPCEventTransport::CloseConnectionToServer, Closed Async connection to server</text:p>
      <text:p text:style-name="P915">WIA: 13340.12556 103343735 0 0 [sti.dll] AsyncRPCEventTransport::CloseConnectionToServer, Closed connection to server</text:p>
      <text:p text:style-name="P916">WIA: 13340.5588 103343750 0 0 [sti.dll] WiaEventReceiver::EventThreadProc, Received notification to shutdown event thread!</text:p>
      <text:p text:style-name="P917">WIA: 13340.5588 103343860 0 0 [sti.dll] WiaEventReceiver::EventThreadProc, Event Thread 0x000015D4 is now shut down</text:p>
      <text:p text:style-name="P918">WIA: 13340.12556 103349797 0 0 [sti.dll] DllEntryPoint, sti.dll (0x66170000) received DLL_PROCESS_DETACH, process terminating: 1</text:p>
      <text:p text:style-name="P919">WIA: 13340.12556 103349797 0 0 [sti.dll] AsyncRPCEventTransport::CloseNotificationChannel, Closing the async notification channel...</text:p>
      <text:p text:style-name="P920">WIA: 13340.12556 103349797 0 0 [sti.dll] AsyncRPCEventTransport::CloseConnectionToServer, Closed connection to server</text:p>
      <text:p text:style-name="P921"/>
      <text:p text:style-name="P922">**************** Started trace for Module: [STI.dll] in Executable [ImagingDevices.exe] ProcessID: [11000] at 2019/10/20 20:39:08:847 ****************</text:p>
      <text:p text:style-name="P923">WIA: 11000.8796 15172 0 0 [STI.dll] DllEntryPoint, sti.dll (0xE3650000) received DLL_PROCESS_DETACH, process terminating: 1</text:p>
      <text:p text:style-name="P924">WIA: 11000.8796 15172 0 0 [STI.dll] AsyncRPCEventTransport::CloseNotificationChannel, Closing the async notification channel...</text:p>
      <text:p text:style-name="P925">WIA: 11000.8796 15172 0 0 [STI.dll] AsyncRPCEventTransport::CloseConnectionToServer, Closed connection to server</text:p>
      <text:p text:style-name="P926"/>
      <text:p text:style-name="P927">**************** Started trace for Module: [STI.dll] in Executable [ImagingDevices.exe] ProcessID: [15256] at 2019/10/20 21:16:37:437 ****************</text:p>
      <text:p text:style-name="P928">WIA: 15256.9444 36563 0 0 [STI.dll] DllEntryPoint, sti.dll (0xE3650000) received DLL_PROCESS_DETACH, process terminating: 1</text:p>
      <text:p text:style-name="P929">WIA: 15256.9444 36563 0 0 [STI.dll] AsyncRPCEventTransport::CloseNotificationChannel, Closing the async notification channel...</text:p>
      <text:p text:style-name="P930">WIA: 15256.9444 36563 0 0 [STI.dll] AsyncRPCEventTransport::CloseConnectionToServer, Closed connection to server</text:p>
      <text:p text:style-name="P931"/>
      <text:p text:style-name="P932">**************** Started trace for Module: [sti.dll] in Executable [PowerDVD.exe] ProcessID: [6136] at 2019/10/20 22:05:30:676 ****************</text:p>
      <text:p text:style-name="P933">WIA: 6136.2936 31 0 0 [sti.dll] AsyncRPCEventTransport::OpenConnectionToServer, AsyncRPC Connection established to server</text:p>
      <text:p text:style-name="P934">WIA: 6136.2936 31 0 0 [sti.dll] AsyncRPCEventTransport::OpenConnectionToServer, Got my context 137798F8 from server</text:p>
      <text:p text:style-name="P935"/>
      <text:p text:style-name="P936">WIA: 6136.2936 31 0 0 [sti.dll] WiaEventReceiver::Start, WiaEventReceiver Started...</text:p>
      <text:p text:style-name="P937">WIA: 6136.2936 31 0 0 [sti.dll] AsyncRPCEventTransport::SendRegisterUnregisterInfo, Sent RPC Register/Unregister information.</text:p>
      <text:p text:style-name="P938">WIA: 6136.2936 31 0 0 [sti.dll] WiaEventReceiver::SendRegisterUnregisterInfo, Added new registration:</text:p>
      <text:p text:style-name="P939">WIA: 6136.2936 47 0 0 [sti.dll] EventRegistrationInfo::Dump, dwFlags: 0x00000000, guidEvent: {A28BBADE-64B6-11D2-A231-00C04FA31809}, bstrDeviceID: *, callback: 0x0C0A6430</text:p>
      <text:p text:style-name="P940">WIA: 6136.2936 47 0 0 [sti.dll] AsyncRPCEventTransport::SendRegisterUnregisterInfo, Sent RPC Register/Unregister information.</text:p>
      <text:p text:style-name="P941">WIA: 6136.2936 47 0 0 [sti.dll] WiaEventReceiver::SendRegisterUnregisterInfo, Added new registration:</text:p>
      <text:p text:style-name="P942">WIA: 6136.2936 47 0 0 [sti.dll] EventRegistrationInfo::Dump, dwFlags: 0x00000000, guidEvent: {143E4E83-6497-11D2-A231-00C04FA31809}, bstrDeviceID: *, callback: 0x0C0A6430</text:p>
      <text:p text:style-name="P943">WIA: 6136.9420 94 0 0 [sti.dll] AsyncRPCEventTransport::CloseNotificationChannel, Closing the async notification channel...</text:p>
      <text:p text:style-name="P944">WIA: 6136.9420 94 0 0 [sti.dll] AsyncRPCEventTransport::OpenNotificationChannel, Opening the async notification channel...</text:p>
      <text:p text:style-name="P945">WIA: 6136.2936 155594 0 0 [sti.dll] AsyncRPCEventTransport::SendRegisterUnregisterInfo, Sent RPC Register/Unregister information.</text:p>
      <text:p text:style-name="P946">WIA: 6136.2936 155594 0 0 [sti.dll] WiaEventReceiver::SendRegisterUnregisterInfo, Removed registration:</text:p>
      <text:p text:style-name="P947">WIA: 6136.2936 155594 0 0 [sti.dll] EventRegistrationInfo::Dump, dwFlags: 0x00000002, guidEvent: {A28BBADE-64B6-11D2-A231-00C04FA31809}, bstrDeviceID: *, callback: 0x0C0A6430</text:p>
      <text:p text:style-name="P948">WIA: 6136.2936 155594 0 0 [sti.dll] AsyncRPCEventTransport::SendRegisterUnregisterInfo, Sent RPC Register/Unregister information.</text:p>
      <text:p text:style-name="P949">WIA: 6136.2936 155594 0 0 [sti.dll] WiaEventReceiver::SendRegisterUnregisterInfo, Removed registration:</text:p>
      <text:p text:style-name="P950">WIA: 6136.2936 155594 0 0 [sti.dll] EventRegistrationInfo::Dump, dwFlags: 0x00000002, guidEvent: {143E4E83-6497-11D2-A231-00C04FA31809}, bstrDeviceID: *, callback: 0x0C0A6430</text:p>
      <text:p text:style-name="P951">WIA: 6136.2936 155594 0 0 [sti.dll] WiaEventReceiver::Stop, WiaEventReceiver is stopping ...</text:p>
      <text:p text:style-name="P952">WIA: 6136.2936 155594 0 0 [sti.dll] AsyncRPCEventTransport::CloseConnectionToServer, Closed Async connection to server</text:p>
      <text:p text:style-name="P953">WIA: 6136.2936 155594 0 0 [sti.dll] AsyncRPCEventTransport::CloseConnectionToServer, Closed connection to server</text:p>
      <text:p text:style-name="P954">WIA: 6136.9420 155609 0 0 [sti.dll] WiaEventReceiver::EventThreadProc, Received notification to shutdown event thread!</text:p>
      <text:p text:style-name="P955">WIA: 6136.9420 155609 0 0 [sti.dll] WiaEventReceiver::EventThreadProc, Event Thread 0x000024CC is now shut down</text:p>
      <text:p text:style-name="P956">WIA: 6136.2936 158047 0 0 [sti.dll] DllEntryPoint, sti.dll (0x6B230000) received DLL_PROCESS_DETACH, process terminating: 1</text:p>
      <text:p text:style-name="P957">WIA: 6136.2936 158047 0 0 [sti.dll] AsyncRPCEventTransport::CloseNotificationChannel, Closing the async notification channel...</text:p>
      <text:p text:style-name="P958">WIA: 6136.2936 158047 0 0 [sti.dll] AsyncRPCEventTransport::CloseConnectionToServer, Closed connection to server</text:p>
      <text:p text:style-name="P959"/>
      <text:p text:style-name="P960">**************** Started trace for Module: [sti.dll] in Executable [PowerDVD.exe] ProcessID: [7408] at 2019/10/20 22:08:15:259 ****************</text:p>
      <text:p text:style-name="P961">WIA: 7408.14848 0 0 0 [sti.dll] AsyncRPCEventTransport::OpenConnectionToServer, AsyncRPC Connection established to server</text:p>
      <text:p text:style-name="P962">WIA: 7408.14848 0 0 0 [sti.dll] AsyncRPCEventTransport::OpenConnectionToServer, Got my context 0DED00D8 from server</text:p>
      <text:p text:style-name="P963"/>
      <text:p text:style-name="P964">WIA: 7408.14848 0 0 0 [sti.dll] WiaEventReceiver::Start, WiaEventReceiver Started...</text:p>
      <text:p text:style-name="P965">WIA: 7408.14848 0 0 0 [sti.dll] AsyncRPCEventTransport::SendRegisterUnregisterInfo, Sent RPC Register/Unregister information.</text:p>
      <text:p text:style-name="P966">WIA: 7408.14848 0 0 0 [sti.dll] WiaEventReceiver::SendRegisterUnregisterInfo, Added new registration:</text:p>
      <text:p text:style-name="P967">WIA: 7408.720 0 0 0 [sti.dll] AsyncRPCEventTransport::CloseNotificationChannel, Closing the async notification channel...</text:p>
      <text:p text:style-name="P968">WIA: 7408.14848 0 0 0 [sti.dll] EventRegistrationInfo::Dump, dwFlags: 0x00000000, guidEvent: {A28BBADE-64B6-11D2-A231-00C04FA31809}, bstrDeviceID: *, callback: 0x0C0AD820</text:p>
      <text:p text:style-name="P969">WIA: 7408.720 0 0 0 [sti.dll] AsyncRPCEventTransport::OpenNotificationChannel, Opening the async notification channel...</text:p>
      <text:p text:style-name="P970">WIA: 7408.14848 0 0 0 [sti.dll] AsyncRPCEventTransport::SendRegisterUnregisterInfo, Sent RPC Register/Unregister information.</text:p>
      <text:p text:style-name="P971">WIA: 7408.14848 0 0 0 [sti.dll] WiaEventReceiver::SendRegisterUnregisterInfo, Added new registration:</text:p>
      <text:p text:style-name="P972">WIA: 7408.14848 0 0 0 [sti.dll] EventRegistrationInfo::Dump, dwFlags: 0x00000000, guidEvent: {143E4E83-6497-11D2-A231-00C04FA31809}, bstrDeviceID: *, callback: 0x0C0AD820</text:p>
      <text:p text:style-name="P973">WIA: 7408.720 243172 0 0 [sti.dll] AsyncRPCEventTransport::FillEventData, Device Description: Apple iPhone, Event Description: Device Disconnected</text:p>
      <text:p text:style-name="P974">WIA: 7408.720 243172 0 0 [sti.dll] AsyncRPCEventTransport::CloseNotificationChannel, Closing the async notification channel...</text:p>
      <text:p text:style-name="P975">WIA: 7408.720 243172 0 0 [sti.dll] AsyncRPCEventTransport::OpenNotificationChannel, Opening the async notification channel...</text:p>
      <text:p text:style-name="P976">WIA: 7408.14848 28930703 0 0 [sti.dll] AsyncRPCEventTransport::SendRegisterUnregisterInfo, Sent RPC Register/Unregister information.</text:p>
      <text:p text:style-name="P977">WIA: 7408.14848 28930734 0 0 [sti.dll] WiaEventReceiver::SendRegisterUnregisterInfo, Removed registration:</text:p>
      <text:p text:style-name="P978">WIA: 7408.14848 28930734 0 0 [sti.dll] EventRegistrationInfo::Dump, dwFlags: 0x00000002, guidEvent: {A28BBADE-64B6-11D2-A231-00C04FA31809}, bstrDeviceID: *, callback: 0x0C0AD820</text:p>
      <text:p text:style-name="P979">WIA: 7408.14848 28930734 0 0 [sti.dll] AsyncRPCEventTransport::SendRegisterUnregisterInfo, Sent RPC Register/Unregister information.</text:p>
      <text:p text:style-name="P980">WIA: 7408.14848 28930734 0 0 [sti.dll] WiaEventReceiver::SendRegisterUnregisterInfo, Removed registration:</text:p>
      <text:p text:style-name="P981">WIA: 7408.14848 28930734 0 0 [sti.dll] EventRegistrationInfo::Dump, dwFlags: 0x00000002, guidEvent: {143E4E83-6497-11D2-A231-00C04FA31809}, bstrDeviceID: *, callback: 0x0C0AD820</text:p>
      <text:p text:style-name="P982">WIA: 7408.14848 28930734 0 0 [sti.dll] WiaEventReceiver::Stop, WiaEventReceiver is stopping ...</text:p>
      <text:p text:style-name="P983">WIA: 7408.14848 28930734 0 0 [sti.dll] AsyncRPCEventTransport::CloseConnectionToServer, Closed Async connection to server</text:p>
      <text:p text:style-name="P984">WIA: 7408.14848 28930734 0 0 [sti.dll] AsyncRPCEventTransport::CloseConnectionToServer, Closed connection to server</text:p>
      <text:p text:style-name="P985">WIA: 7408.720 28930750 0 0 [sti.dll] WiaEventReceiver::EventThreadProc, Received notification to shutdown event thread!</text:p>
      <text:p text:style-name="P986">WIA: 7408.720 28930766 0 0 [sti.dll] WiaEventReceiver::EventThreadProc, Event Thread 0x000002D0 is now shut down</text:p>
      <text:p text:style-name="P987">WIA: 7408.14848 28933781 0 0 [sti.dll] DllEntryPoint, sti.dll (0x622A0000) received DLL_PROCESS_DETACH, process terminating: 1</text:p>
      <text:p text:style-name="P988">WIA: 7408.14848 28933781 0 0 [sti.dll] AsyncRPCEventTransport::CloseNotificationChannel, Closing the async notification channel...</text:p>
      <text:p text:style-name="P989">WIA: 7408.14848 28933781 0 0 [sti.dll] AsyncRPCEventTransport::CloseConnectionToServer, Closed connection to server</text:p>
      <text:p text:style-name="P990"/>
      <text:p text:style-name="P991">**************** Started trace for Module: [STI.dll] in Executable [ImagingDevices.exe] ProcessID: [1392] at 2019/10/21 10:40:38:356 ****************</text:p>
      <text:p text:style-name="P992">WIA: 1392.13932 22563 0 0 [STI.dll] DllEntryPoint, sti.dll (0xE3650000) received DLL_PROCESS_DETACH, process terminating: 1</text:p>
      <text:p text:style-name="P993">WIA: 1392.13932 22594 0 0 [STI.dll] AsyncRPCEventTransport::CloseNotificationChannel, Closing the async notification channel...</text:p>
      <text:p text:style-name="P994">WIA: 1392.13932 22594 0 0 [STI.dll] AsyncRPCEventTransport::CloseConnectionToServer, Closed connection to server</text:p>
      <text:p text:style-name="P995"/>
      <text:p text:style-name="P996">**************** Started trace for Module: [sti.dll] in Executable [PowerDVD.exe] ProcessID: [12884] at 2019/10/21 19:29:49:554 ****************</text:p>
      <text:p text:style-name="P997">WIA: 12884.8540 94 0 0 [sti.dll] AsyncRPCEventTransport::OpenConnectionToServer, AsyncRPC Connection established to server</text:p>
      <text:p text:style-name="P998">WIA: 12884.8540 94 0 0 [sti.dll] AsyncRPCEventTransport::OpenConnectionToServer, Got my context 0D945678 from server</text:p>
      <text:p text:style-name="P999"/>
      <text:p text:style-name="P1000">WIA: 12884.8540 94 0 0 [sti.dll] WiaEventReceiver::Start, WiaEventReceiver Started...</text:p>
      <text:p text:style-name="P1001">WIA: 12884.8540 94 0 0 [sti.dll] AsyncRPCEventTransport::SendRegisterUnregisterInfo, Sent RPC Register/Unregister information.</text:p>
      <text:p text:style-name="P1002">WIA: 12884.8540 94 0 0 [sti.dll] WiaEventReceiver::SendRegisterUnregisterInfo, Added new registration:</text:p>
      <text:p text:style-name="P1003">WIA: 12884.8540 94 0 0 [sti.dll] EventRegistrationInfo::Dump, dwFlags: 0x00000000, guidEvent: {A28BBADE-64B6-11D2-A231-00C04FA31809}, bstrDeviceID: *, callback: 0x00DAC3E8</text:p>
      <text:p text:style-name="P1004">WIA: 12884.7656 94 0 0 [sti.dll] AsyncRPCEventTransport::CloseNotificationChannel, Closing the async notification channel...</text:p>
      <text:p text:style-name="P1005">WIA: 12884.7656 94 0 0 [sti.dll] AsyncRPCEventTransport::OpenNotificationChannel, Opening the async notification channel...</text:p>
      <text:p text:style-name="P1006">WIA: 12884.8540 94 0 0 [sti.dll] AsyncRPCEventTransport::SendRegisterUnregisterInfo, Sent RPC Register/Unregister information.</text:p>
      <text:p text:style-name="P1007">WIA: 12884.8540 94 0 0 [sti.dll] WiaEventReceiver::SendRegisterUnregisterInfo, Added new registration:</text:p>
      <text:p text:style-name="P1008">WIA: 12884.8540 94 0 0 [sti.dll] EventRegistrationInfo::Dump, dwFlags: 0x00000000, guidEvent: {143E4E83-6497-11D2-A231-00C04FA31809}, bstrDeviceID: *, callback: 0x00DAC3E8</text:p>
      <text:p text:style-name="P1009">WIA: 12884.8540 40049000 0 0 [sti.dll] AsyncRPCEventTransport::SendRegisterUnregisterInfo, Sent RPC Register/Unregister information.</text:p>
      <text:p text:style-name="P1010">WIA: 12884.8540 40049062 0 0 [sti.dll] WiaEventReceiver::SendRegisterUnregisterInfo, Removed registration:</text:p>
      <text:p text:style-name="P1011">WIA: 12884.8540 40049062 0 0 [sti.dll] EventRegistrationInfo::Dump, dwFlags: 0x00000002, guidEvent: {A28BBADE-64B6-11D2-A231-00C04FA31809}, bstrDeviceID: *, callback: 0x00DAC3E8</text:p>
      <text:p text:style-name="P1012">WIA: 12884.8540 40049156 0 0 [sti.dll] AsyncRPCEventTransport::SendRegisterUnregisterInfo, Sent RPC Register/Unregister information.</text:p>
      <text:p text:style-name="P1013">WIA: 12884.8540 40049156 0 0 [sti.dll] WiaEventReceiver::SendRegisterUnregisterInfo, Removed registration:</text:p>
      <text:p text:style-name="P1014">WIA: 12884.8540 40049156 0 0 [sti.dll] EventRegistrationInfo::Dump, dwFlags: 0x00000002, guidEvent: {143E4E83-6497-11D2-A231-00C04FA31809}, bstrDeviceID: *, callback: 0x00DAC3E8</text:p>
      <text:p text:style-name="P1015">WIA: 12884.8540 40049156 0 0 [sti.dll] WiaEventReceiver::Stop, WiaEventReceiver is stopping ...</text:p>
      <text:p text:style-name="P1016">WIA: 12884.8540 40049156 0 0 [sti.dll] AsyncRPCEventTransport::CloseConnectionToServer, Closed Async connection to server</text:p>
      <text:p text:style-name="P1017">WIA: 12884.8540 40049156 0 0 [sti.dll] AsyncRPCEventTransport::CloseConnectionToServer, Closed connection to server</text:p>
      <text:p text:style-name="P1018">WIA: 12884.7656 40049172 0 0 [sti.dll] WiaEventReceiver::EventThreadProc, Received notification to shutdown event thread!</text:p>
      <text:p text:style-name="P1019">WIA: 12884.7656 40049250 0 0 [sti.dll] WiaEventReceiver::EventThreadProc, Event Thread 0x00001DE8 is now shut down</text:p>
      <text:p text:style-name="P1020">WIA: 12884.8540 40054406 0 0 [sti.dll] DllEntryPoint, sti.dll (0x66310000) received DLL_PROCESS_DETACH, process terminating: 1</text:p>
      <text:p text:style-name="P1021">WIA: 12884.8540 40054406 0 0 [sti.dll] AsyncRPCEventTransport::CloseNotificationChannel, Closing the async notification channel...</text:p>
      <text:p text:style-name="P1022">WIA: 12884.8540 40054406 0 0 [sti.dll] AsyncRPCEventTransport::CloseConnectionToServer, Closed connection to server</text:p>
      <text:p text:style-name="P1023"/>
      <text:p text:style-name="P1024">**************** Started trace for Module: [sti.dll] in Executable [PowerDVD.exe] ProcessID: [4152] at 2019/10/22 06:41:40:284 ****************</text:p>
      <text:p text:style-name="P1025">WIA: 4152.3068 0 0 0 [sti.dll] AsyncRPCEventTransport::OpenConnectionToServer, AsyncRPC Connection established to server</text:p>
      <text:p text:style-name="P1026">WIA: 4152.3068 0 0 0 [sti.dll] AsyncRPCEventTransport::OpenConnectionToServer, Got my context 0B27B650 from server</text:p>
      <text:p text:style-name="P1027"/>
      <text:p text:style-name="P1028">WIA: 4152.3068 0 0 0 [sti.dll] WiaEventReceiver::Start, WiaEventReceiver Started...</text:p>
      <text:p text:style-name="P1029">WIA: 4152.3068 0 0 0 [sti.dll] AsyncRPCEventTransport::SendRegisterUnregisterInfo, Sent RPC Register/Unregister information.</text:p>
      <text:p text:style-name="P1030">WIA: 4152.3068 0 0 0 [sti.dll] WiaEventReceiver::SendRegisterUnregisterInfo, Added new registration:</text:p>
      <text:p text:style-name="P1031">WIA: 4152.3068 0 0 0 [sti.dll] EventRegistrationInfo::Dump, dwFlags: 0x00000000, guidEvent: {A28BBADE-64B6-11D2-A231-00C04FA31809}, bstrDeviceID: *, callback: 0x0B5F3AB0</text:p>
      <text:p text:style-name="P1032">WIA: 4152.13976 0 0 0 [sti.dll] AsyncRPCEventTransport::CloseNotificationChannel, Closing the async notification channel...</text:p>
      <text:p text:style-name="P1033">WIA: 4152.13976 0 0 0 [sti.dll] AsyncRPCEventTransport::OpenNotificationChannel, Opening the async notification channel...</text:p>
      <text:p text:style-name="P1034">WIA: 4152.3068 0 0 0 [sti.dll] AsyncRPCEventTransport::SendRegisterUnregisterInfo, Sent RPC Register/Unregister information.</text:p>
      <text:p text:style-name="P1035">WIA: 4152.3068 0 0 0 [sti.dll] WiaEventReceiver::SendRegisterUnregisterInfo, Added new registration:</text:p>
      <text:p text:style-name="P1036">WIA: 4152.3068 0 0 0 [sti.dll] EventRegistrationInfo::Dump, dwFlags: 0x00000000, guidEvent: {143E4E83-6497-11D2-A231-00C04FA31809}, bstrDeviceID: *, callback: 0x0B5F3AB0</text:p>
      <text:p text:style-name="P1037">WIA: 4152.13976 90094297 0 0 [sti.dll] AsyncRPCEventTransport::FillEventData, Device Description: Apple iPhone, Event Description: Device Connected</text:p>
      <text:p text:style-name="P1038">WIA: 4152.13976 90094532 0 0 [sti.dll] AsyncRPCEventTransport::CloseNotificationChannel, Closing the async notification channel...</text:p>
      <text:p text:style-name="P1039">WIA: 4152.13976 90094532 0 0 [sti.dll] AsyncRPCEventTransport::OpenNotificationChannel, Opening the async notification channel...</text:p>
      <text:p text:style-name="P1040">WIA: 4152.13976 95826141 0 0 [sti.dll] AsyncRPCEventTransport::FillEventData, Device Description: Apple iPhone, Event Description: Device Disconnected</text:p>
      <text:p text:style-name="P1041">WIA: 4152.13976 95826157 0 0 [sti.dll] AsyncRPCEventTransport::CloseNotificationChannel, Closing the async notification channel...</text:p>
      <text:p text:style-name="P1042">WIA: 4152.13976 95826157 0 0 [sti.dll] AsyncRPCEventTransport::OpenNotificationChannel, Opening the async notification channel...</text:p>
      <text:p text:style-name="P1043"/>
      <text:p text:style-name="P1044">**************** Started trace for Module: [sti.dll] in Executable [PowerDVD.exe] ProcessID: [6104] at 2019/10/23 09:43:20:911 ****************</text:p>
      <text:p text:style-name="P1045">WIA: 6104.8184 32 0 0 [sti.dll] AsyncRPCEventTransport::OpenConnectionToServer, AsyncRPC Connection established to server</text:p>
      <text:p text:style-name="P1046">WIA: 6104.8184 32 0 0 [sti.dll] AsyncRPCEventTransport::OpenConnectionToServer, Got my context 12BB4BF0 from server</text:p>
      <text:p text:style-name="P1047"/>
      <text:p text:style-name="P1048">WIA: 6104.8184 32 0 0 [sti.dll] WiaEventReceiver::Start, WiaEventReceiver Started...</text:p>
      <text:p text:style-name="P1049">WIA: 6104.8184 32 0 0 [sti.dll] AsyncRPCEventTransport::SendRegisterUnregisterInfo, Sent RPC Register/Unregister information.</text:p>
      <text:p text:style-name="P1050">WIA: 6104.8184 32 0 0 [sti.dll] WiaEventReceiver::SendRegisterUnregisterInfo, Added new registration:</text:p>
      <text:p text:style-name="P1051">WIA: 6104.8184 32 0 0 [sti.dll] EventRegistrationInfo::Dump, dwFlags: 0x00000000, guidEvent: {A28BBADE-64B6-11D2-A231-00C04FA31809}, bstrDeviceID: *, callback: 0x0D233258</text:p>
      <text:p text:style-name="P1052">WIA: 6104.8184 32 0 0 [sti.dll] AsyncRPCEventTransport::SendRegisterUnregisterInfo, Sent RPC Register/Unregister information.</text:p>
      <text:p text:style-name="P1053">WIA: 6104.8184 32 0 0 [sti.dll] WiaEventReceiver::SendRegisterUnregisterInfo, Added new registration:</text:p>
      <text:p text:style-name="P1054">WIA: 6104.8184 32 0 0 [sti.dll] EventRegistrationInfo::Dump, dwFlags: 0x00000000, guidEvent: {143E4E83-6497-11D2-A231-00C04FA31809}, bstrDeviceID: *, callback: 0x0D233258</text:p>
      <text:p text:style-name="P1055">WIA: 6104.11676 78 0 0 [sti.dll] AsyncRPCEventTransport::CloseNotificationChannel, Closing the async notification channel...</text:p>
      <text:p text:style-name="P1056">WIA: 6104.11676 78 0 0 [sti.dll] AsyncRPCEventTransport::OpenNotificationChannel, Opening the async notification channel...</text:p>
      <text:p text:style-name="P1057">WIA: 6104.8184 33711532 0 0 [sti.dll] AsyncRPCEventTransport::SendRegisterUnregisterInfo, Sent RPC Register/Unregister information.</text:p>
      <text:p text:style-name="P1058">WIA: 6104.8184 33711532 0 0 [sti.dll] WiaEventReceiver::SendRegisterUnregisterInfo, Removed registration:</text:p>
      <text:p text:style-name="P1059">WIA: 6104.8184 33711532 0 0 [sti.dll] EventRegistrationInfo::Dump, dwFlags: 0x00000002, guidEvent: {A28BBADE-64B6-11D2-A231-00C04FA31809}, bstrDeviceID: *, callback: 0x0D233258</text:p>
      <text:p text:style-name="P1060">WIA: 6104.8184 33711532 0 0 [sti.dll] AsyncRPCEventTransport::SendRegisterUnregisterInfo, Sent RPC Register/Unregister information.</text:p>
      <text:p text:style-name="P1061">WIA: 6104.8184 33711532 0 0 [sti.dll] WiaEventReceiver::SendRegisterUnregisterInfo, Removed registration:</text:p>
      <text:p text:style-name="P1062">WIA: 6104.8184 33711532 0 0 [sti.dll] EventRegistrationInfo::Dump, dwFlags: 0x00000002, guidEvent: {143E4E83-6497-11D2-A231-00C04FA31809}, bstrDeviceID: *, callback: 0x0D233258</text:p>
      <text:p text:style-name="P1063">WIA: 6104.8184 33711532 0 0 [sti.dll] WiaEventReceiver::Stop, WiaEventReceiver is stopping ...</text:p>
      <text:p text:style-name="P1064">WIA: 6104.8184 33711532 0 0 [sti.dll] AsyncRPCEventTransport::CloseConnectionToServer, Closed Async connection to server</text:p>
      <text:p text:style-name="P1065">WIA: 6104.8184 33711532 0 0 [sti.dll] AsyncRPCEventTransport::CloseConnectionToServer, Closed connection to server</text:p>
      <text:p text:style-name="P1066">WIA: 6104.11676 33711547 0 0 [sti.dll] WiaEventReceiver::EventThreadProc, Received notification to shutdown event thread!</text:p>
      <text:p text:style-name="P1067">WIA: 6104.11676 33711547 0 0 [sti.dll] WiaEventReceiver::EventThreadProc, Event Thread 0x00002D9C is now shut down</text:p>
      <text:p text:style-name="P1068">WIA: 6104.8184 33714360 0 0 [sti.dll] DllEntryPoint, sti.dll (0x661F0000) received DLL_PROCESS_DETACH, process terminating: 1</text:p>
      <text:p text:style-name="P1069">WIA: 6104.8184 33714360 0 0 [sti.dll] AsyncRPCEventTransport::CloseNotificationChannel, Closing the async notification channel...</text:p>
      <text:p text:style-name="P1070">WIA: 6104.8184 33714360 0 0 [sti.dll] AsyncRPCEventTransport::CloseConnectionToServer, Closed connection to server</text:p>
      <text:p text:style-name="P1071"/>
      <text:p text:style-name="P1072">**************** Started trace for Module: [sti.dll] in Executable [PowerDVD.exe] ProcessID: [9580] at 2019/10/23 19:05:32:992 ****************</text:p>
      <text:p text:style-name="P1073">WIA: 9580.344 0 0 0 [sti.dll] AsyncRPCEventTransport::OpenConnectionToServer, AsyncRPC Connection established to server</text:p>
      <text:p text:style-name="P1074">WIA: 9580.344 0 0 0 [sti.dll] AsyncRPCEventTransport::OpenConnectionToServer, Got my context 0DE10A40 from server</text:p>
      <text:p text:style-name="P1075"/>
      <text:p text:style-name="P1076">WIA: 9580.344 0 0 0 [sti.dll] WiaEventReceiver::Start, WiaEventReceiver Started...</text:p>
      <text:p text:style-name="P1077">WIA: 9580.344 0 0 0 [sti.dll] AsyncRPCEventTransport::SendRegisterUnregisterInfo, Sent RPC Register/Unregister information.</text:p>
      <text:p text:style-name="P1078">WIA: 9580.344 0 0 0 [sti.dll] WiaEventReceiver::SendRegisterUnregisterInfo, Added new registration:</text:p>
      <text:p text:style-name="P1079">WIA: 9580.344 0 0 0 [sti.dll] EventRegistrationInfo::Dump, dwFlags: 0x00000000, guidEvent: {A28BBADE-64B6-11D2-A231-00C04FA31809}, bstrDeviceID: *, callback: 0x0BFDE198</text:p>
      <text:p text:style-name="P1080">WIA: 9580.14572 0 0 0 [sti.dll] AsyncRPCEventTransport::CloseNotificationChannel, Closing the async notification channel...</text:p>
      <text:p text:style-name="P1081">WIA: 9580.14572 0 0 0 [sti.dll] AsyncRPCEventTransport::OpenNotificationChannel, Opening the async notification channel...</text:p>
      <text:p text:style-name="P1082">WIA: 9580.344 0 0 0 [sti.dll] AsyncRPCEventTransport::SendRegisterUnregisterInfo, Sent RPC Register/Unregister information.</text:p>
      <text:p text:style-name="P1083">WIA: 9580.344 0 0 0 [sti.dll] WiaEventReceiver::SendRegisterUnregisterInfo, Added new registration:</text:p>
      <text:p text:style-name="P1084">WIA: 9580.344 0 0 0 [sti.dll] EventRegistrationInfo::Dump, dwFlags: 0x00000000, guidEvent: {143E4E83-6497-11D2-A231-00C04FA31809}, bstrDeviceID: *, callback: 0x0BFDE198</text:p>
      <text:p text:style-name="P1085">WIA: 9580.344 53658109 0 0 [sti.dll] AsyncRPCEventTransport::SendRegisterUnregisterInfo, Sent RPC Register/Unregister information.</text:p>
      <text:p text:style-name="P1086">WIA: 9580.344 53658156 0 0 [sti.dll] WiaEventReceiver::SendRegisterUnregisterInfo, Removed registration:</text:p>
      <text:p text:style-name="P1087">WIA: 9580.344 53658156 0 0 [sti.dll] EventRegistrationInfo::Dump, dwFlags: 0x00000002, guidEvent: {A28BBADE-64B6-11D2-A231-00C04FA31809}, bstrDeviceID: *, callback: 0x0BFDE198</text:p>
      <text:p text:style-name="P1088">WIA: 9580.344 53658172 0 0 [sti.dll] AsyncRPCEventTransport::SendRegisterUnregisterInfo, Sent RPC Register/Unregister information.</text:p>
      <text:p text:style-name="P1089">WIA: 9580.344 53658172 0 0 [sti.dll] WiaEventReceiver::SendRegisterUnregisterInfo, Removed registration:</text:p>
      <text:p text:style-name="P1090">WIA: 9580.344 53658172 0 0 [sti.dll] EventRegistrationInfo::Dump, dwFlags: 0x00000002, guidEvent: {143E4E83-6497-11D2-A231-00C04FA31809}, bstrDeviceID: *, callback: 0x0BFDE198</text:p>
      <text:p text:style-name="P1091">WIA: 9580.344 53658172 0 0 [sti.dll] WiaEventReceiver::Stop, WiaEventReceiver is stopping ...</text:p>
      <text:p text:style-name="P1092">WIA: 9580.344 53658172 0 0 [sti.dll] AsyncRPCEventTransport::CloseConnectionToServer, Closed Async connection to server</text:p>
      <text:p text:style-name="P1093">WIA: 9580.344 53658172 0 0 [sti.dll] AsyncRPCEventTransport::CloseConnectionToServer, Closed connection to server</text:p>
      <text:p text:style-name="P1094">WIA: 9580.14572 53658188 0 0 [sti.dll] WiaEventReceiver::EventThreadProc, Received notification to shutdown event thread!</text:p>
      <text:p text:style-name="P1095">WIA: 9580.14572 53658219 0 0 [sti.dll] WiaEventReceiver::EventThreadProc, Event Thread 0x000038EC is now shut down</text:p>
      <text:p text:style-name="P1096">WIA: 9580.344 53663516 0 0 [sti.dll] DllEntryPoint, sti.dll (0x622A0000) received DLL_PROCESS_DETACH, process terminating: 1</text:p>
      <text:p text:style-name="P1097">WIA: 9580.344 53663516 0 0 [sti.dll] AsyncRPCEventTransport::CloseNotificationChannel, Closing the async notification channel...</text:p>
      <text:p text:style-name="P1098">WIA: 9580.344 53663516 0 0 [sti.dll] AsyncRPCEventTransport::CloseConnectionToServer, Closed connection to server</text:p>
      <text:p text:style-name="P1099"/>
      <text:p text:style-name="P1100">**************** Started trace for Module: [sti.dll] in Executable [PowerDVD.exe] ProcessID: [13456] at 2019/10/24 10:00:21:809 ****************</text:p>
      <text:p text:style-name="P1101">WIA: 13456.5684 0 0 0 [sti.dll] AsyncRPCEventTransport::OpenConnectionToServer, AsyncRPC Connection established to server</text:p>
      <text:p text:style-name="P1102">WIA: 13456.5684 0 0 0 [sti.dll] AsyncRPCEventTransport::OpenConnectionToServer, Got my context 09635600 from server</text:p>
      <text:p text:style-name="P1103"/>
      <text:p text:style-name="P1104">WIA: 13456.5684 0 0 0 [sti.dll] WiaEventReceiver::Start, WiaEventReceiver Started...</text:p>
      <text:p text:style-name="P1105">WIA: 13456.5684 0 0 0 [sti.dll] AsyncRPCEventTransport::SendRegisterUnregisterInfo, Sent RPC Register/Unregister information.</text:p>
      <text:p text:style-name="P1106">WIA: 13456.5684 0 0 0 [sti.dll] WiaEventReceiver::SendRegisterUnregisterInfo, Added new registration:</text:p>
      <text:p text:style-name="P1107">WIA: 13456.5684 0 0 0 [sti.dll] EventRegistrationInfo::Dump, dwFlags: 0x00000000, guidEvent: {A28BBADE-64B6-11D2-A231-00C04FA31809}, bstrDeviceID: *, callback: 0x0B2A9668</text:p>
      <text:p text:style-name="P1108">WIA: 13456.8732 0 0 0 [sti.dll] AsyncRPCEventTransport::CloseNotificationChannel, Closing the async notification channel...</text:p>
      <text:p text:style-name="P1109">WIA: 13456.8732 0 0 0 [sti.dll] AsyncRPCEventTransport::OpenNotificationChannel, Opening the async notification channel...</text:p>
      <text:p text:style-name="P1110">WIA: 13456.5684 0 0 0 [sti.dll] AsyncRPCEventTransport::SendRegisterUnregisterInfo, Sent RPC Register/Unregister information.</text:p>
      <text:p text:style-name="P1111">WIA: 13456.5684 0 0 0 [sti.dll] WiaEventReceiver::SendRegisterUnregisterInfo, Added new registration:</text:p>
      <text:p text:style-name="P1112">WIA: 13456.5684 0 0 0 [sti.dll] EventRegistrationInfo::Dump, dwFlags: 0x00000000, guidEvent: {143E4E83-6497-11D2-A231-00C04FA31809}, bstrDeviceID: *, callback: 0x0B2A9668</text:p>
      <text:p text:style-name="P1113">WIA: 13456.5684 24714593 0 0 [sti.dll] AsyncRPCEventTransport::SendRegisterUnregisterInfo, Sent RPC Register/Unregister information.</text:p>
      <text:p text:style-name="P1114">WIA: 13456.5684 24714593 0 0 [sti.dll] WiaEventReceiver::SendRegisterUnregisterInfo, Removed registration:</text:p>
      <text:p text:style-name="P1115">WIA: 13456.5684 24714593 0 0 [sti.dll] EventRegistrationInfo::Dump, dwFlags: 0x00000002, guidEvent: {A28BBADE-64B6-11D2-A231-00C04FA31809}, bstrDeviceID: *, callback: 0x0B2A9668</text:p>
      <text:p text:style-name="P1116">WIA: 13456.5684 24714593 0 0 [sti.dll] AsyncRPCEventTransport::SendRegisterUnregisterInfo, Sent RPC Register/Unregister information.</text:p>
      <text:p text:style-name="P1117">WIA: 13456.5684 24714593 0 0 [sti.dll] WiaEventReceiver::SendRegisterUnregisterInfo, Removed registration:</text:p>
      <text:p text:style-name="P1118">WIA: 13456.5684 24714593 0 0 [sti.dll] EventRegistrationInfo::Dump, dwFlags: 0x00000002, guidEvent: {143E4E83-6497-11D2-A231-00C04FA31809}, bstrDeviceID: *, callback: 0x0B2A9668</text:p>
      <text:p text:style-name="P1119">WIA: 13456.5684 24714593 0 0 [sti.dll] WiaEventReceiver::Stop, WiaEventReceiver is stopping ...</text:p>
      <text:p text:style-name="P1120">WIA: 13456.5684 24714593 0 0 [sti.dll] AsyncRPCEventTransport::CloseConnectionToServer, Closed Async connection to server</text:p>
      <text:p text:style-name="P1121">WIA: 13456.5684 24714593 0 0 [sti.dll] AsyncRPCEventTransport::CloseConnectionToServer, Closed connection to server</text:p>
      <text:p text:style-name="P1122">WIA: 13456.8732 24714609 0 0 [sti.dll] WiaEventReceiver::EventThreadProc, Received notification to shutdown event thread!</text:p>
      <text:p text:style-name="P1123">WIA: 13456.8732 24714609 0 0 [sti.dll] WiaEventReceiver::EventThreadProc, Event Thread 0x0000221C is now shut down</text:p>
      <text:p text:style-name="P1124">WIA: 13456.5684 24717031 0 0 [sti.dll] DllEntryPoint, sti.dll (0x66250000) received DLL_PROCESS_DETACH, process terminating: 1</text:p>
      <text:p text:style-name="P1125">WIA: 13456.5684 24717031 0 0 [sti.dll] AsyncRPCEventTransport::CloseNotificationChannel, Closing the async notification channel...</text:p>
      <text:p text:style-name="P1126">WIA: 13456.5684 24717031 0 0 [sti.dll] AsyncRPCEventTransport::CloseConnectionToServer, Closed connection to server</text:p>
      <text:p text:style-name="P1127"/>
      <text:p text:style-name="P1128">**************** Started trace for Module: [sti.dll] in Executable [PowerDVD.exe] ProcessID: [2652] at 2019/10/24 16:52:29:927 ****************</text:p>
      <text:p text:style-name="P1129">WIA: 2652.14380 0 0 0 [sti.dll] AsyncRPCEventTransport::OpenConnectionToServer, AsyncRPC Connection established to server</text:p>
      <text:p text:style-name="P1130">WIA: 2652.14380 0 0 0 [sti.dll] AsyncRPCEventTransport::OpenConnectionToServer, Got my context 125D6100 from server</text:p>
      <text:p text:style-name="P1131"/>
      <text:p text:style-name="P1132">WIA: 2652.14380 0 0 0 [sti.dll] WiaEventReceiver::Start, WiaEventReceiver Started...</text:p>
      <text:p text:style-name="P1133">WIA: 2652.14380 0 0 0 [sti.dll] AsyncRPCEventTransport::SendRegisterUnregisterInfo, Sent RPC Register/Unregister information.</text:p>
      <text:p text:style-name="P1134">WIA: 2652.14380 0 0 0 [sti.dll] WiaEventReceiver::SendRegisterUnregisterInfo, Added new registration:</text:p>
      <text:p text:style-name="P1135">WIA: 2652.14380 0 0 0 [sti.dll] EventRegistrationInfo::Dump, dwFlags: 0x00000000, guidEvent: {A28BBADE-64B6-11D2-A231-00C04FA31809}, bstrDeviceID: *, callback: 0x0C10EEF0</text:p>
      <text:p text:style-name="P1136">WIA: 2652.14756 16 0 0 [sti.dll] AsyncRPCEventTransport::CloseNotificationChannel, Closing the async notification channel...</text:p>
      <text:p text:style-name="P1137">WIA: 2652.14380 16 0 0 [sti.dll] AsyncRPCEventTransport::SendRegisterUnregisterInfo, Sent RPC Register/Unregister information.</text:p>
      <text:p text:style-name="P1138">WIA: 2652.14756 16 0 0 [sti.dll] AsyncRPCEventTransport::OpenNotificationChannel, Opening the async notification channel...</text:p>
      <text:p text:style-name="P1139">WIA: 2652.14380 16 0 0 [sti.dll] WiaEventReceiver::SendRegisterUnregisterInfo, Added new registration:</text:p>
      <text:p text:style-name="P1140">WIA: 2652.14380 16 0 0 [sti.dll] EventRegistrationInfo::Dump, dwFlags: 0x00000000, guidEvent: {143E4E83-6497-11D2-A231-00C04FA31809}, bstrDeviceID: *, callback: 0x0C10EEF0</text:p>
      <text:p text:style-name="P1141">WIA: 2652.14380 103630984 0 0 [sti.dll] AsyncRPCEventTransport::SendRegisterUnregisterInfo, Sent RPC Register/Unregister information.</text:p>
      <text:p text:style-name="P1142">WIA: 2652.14380 103631016 0 0 [sti.dll] WiaEventReceiver::SendRegisterUnregisterInfo, Removed registration:</text:p>
      <text:p text:style-name="P1143">WIA: 2652.14380 103631016 0 0 [sti.dll] EventRegistrationInfo::Dump, dwFlags: 0x00000002, guidEvent: {A28BBADE-64B6-11D2-A231-00C04FA31809}, bstrDeviceID: *, callback: 0x0C10EEF0</text:p>
      <text:p text:style-name="P1144">WIA: 2652.14380 103631031 0 0 [sti.dll] AsyncRPCEventTransport::SendRegisterUnregisterInfo, Sent RPC Register/Unregister information.</text:p>
      <text:p text:style-name="P1145">WIA: 2652.14380 103631031 0 0 [sti.dll] WiaEventReceiver::SendRegisterUnregisterInfo, Removed registration:</text:p>
      <text:p text:style-name="P1146">WIA: 2652.14380 103631031 0 0 [sti.dll] EventRegistrationInfo::Dump, dwFlags: 0x00000002, guidEvent: {143E4E83-6497-11D2-A231-00C04FA31809}, bstrDeviceID: *, callback: 0x0C10EEF0</text:p>
      <text:p text:style-name="P1147">WIA: 2652.14380 103631031 0 0 [sti.dll] WiaEventReceiver::Stop, WiaEventReceiver is stopping ...</text:p>
      <text:p text:style-name="P1148">WIA: 2652.14380 103631031 0 0 [sti.dll] AsyncRPCEventTransport::CloseConnectionToServer, Closed Async connection to server</text:p>
      <text:p text:style-name="P1149">WIA: 2652.14380 103631031 0 0 [sti.dll] AsyncRPCEventTransport::CloseConnectionToServer, Closed connection to server</text:p>
      <text:p text:style-name="P1150">WIA: 2652.14756 103631047 0 0 [sti.dll] WiaEventReceiver::EventThreadProc, Received notification to shutdown event thread!</text:p>
      <text:p text:style-name="P1151">WIA: 2652.14756 103631109 0 0 [sti.dll] WiaEventReceiver::EventThreadProc, Event Thread 0x000039A4 is now shut down</text:p>
      <text:p text:style-name="P1152">WIA: 2652.14380 103640219 0 0 [sti.dll] DllEntryPoint, sti.dll (0x622A0000) received DLL_PROCESS_DETACH, process terminating: 1</text:p>
      <text:p text:style-name="P1153">WIA: 2652.14380 103640219 0 0 [sti.dll] AsyncRPCEventTransport::CloseNotificationChannel, Closing the async notification channel...</text:p>
      <text:p text:style-name="P1154">WIA: 2652.14380 103640219 0 0 [sti.dll] AsyncRPCEventTransport::CloseConnectionToServer, Closed connection to server</text:p>
      <text:p text:style-name="P1155"/>
      <text:p text:style-name="P1156">**************** Started trace for Module: [sti_ci.dll] in Executable [ImagingDevices.exe] ProcessID: [12860] at 2019/10/29 18:08:39:468 ****************</text:p>
      <text:p text:style-name="P1157">WIA: 12860.8100 47 0 0 [sti_ci.dll] CWiaInfProcessor::InitMember, Ret=VOID.</text:p>
      <text:p text:style-name="P1158">WIA: 12860.8100 109 0 0 [sti_ci.dll] CWiaInfProcessor::CWiaInfProcessor, VOID</text:p>
      <text:p text:style-name="P1159">WIA: 12860.8100 109 0 0 [sti_ci.dll] CUniqueId::InitMember, Ret=VOID</text:p>
      <text:p text:style-name="P1160">WIA: 12860.8100 109 0 0 [sti_ci.dll] CUniqueId::CUniqueId, Ret=VOID</text:p>
      <text:p text:style-name="P1161">WIA: 12860.8100 109 0 0 [sti_ci.dll] CWizardContext::InitMember, Ret=VOID</text:p>
      <text:p text:style-name="P1162">WIA: 12860.8100 109 0 0 [sti_ci.dll] CWizardContext::CWizardContext, Ret=VOID</text:p>
      <text:p text:style-name="P1163">WIA: 12860.8100 109 0 0 [sti_ci.dll] CInstallWizardPage::Init, Ret=0x0.</text:p>
      <text:p text:style-name="P1164">WIA: 12860.8100 109 0 0 [sti_ci.dll] CInstallWizardPage::Init, Ret=0x0.</text:p>
      <text:p text:style-name="P1165">WIA: 12860.8100 109 0 0 [sti_ci.dll] CInstallWizardPage::Init, Ret=0x0.</text:p>
      <text:p text:style-name="P1166">WIA: 12860.8100 109 0 0 [sti_ci.dll] CInstallWizardPage::Init, Ret=0x0.</text:p>
      <text:p text:style-name="P1167">WIA: 12860.8100 109 0 0 [sti_ci.dll] CInstallWizardPage::Init, Ret=0x0.</text:p>
      <text:p text:style-name="P1168">WIA: 12860.8100 109 0 0 [sti_ci.dll] CWizardContext::Init, Ret=0x0.</text:p>
      <text:p text:style-name="P1169">WIA: 12860.8100 109 0 0 [sti_ci.dll] OnDIF_INSTALLWIZARD, Ret=0x0.</text:p>
      <text:p text:style-name="P1170">WIA: 12860.8100 109 0 0 [sti_ci.dll] ClassInstall, Ret=0x0.</text:p>
      <text:p text:style-name="P1171">WIA: 12860.8100 203 0 0 [sti_ci.dll] GetIntroFont, Ret=0xa70a1eb4.</text:p>
      <text:p text:style-name="P1172">WIA: 12860.8100 8375 0 0 [sti_ci.dll] CWiaInfProcessor::Term, Ret=VOID</text:p>
      <text:p text:style-name="P1173">WIA: 12860.8100 8375 0 0 [sti_ci.dll] CUniqueId::Term, Ret=VOID</text:p>
      <text:p text:style-name="P1174">WIA: 12860.8100 8375 0 0 [sti_ci.dll] CWizardContext::Term, Ret=VOID</text:p>
      <text:p text:style-name="P1175">WIA: 12860.8100 8375 0 0 [sti_ci.dll] CWizardContext::~CWizardContext, Ret=VOID</text:p>
      <text:p text:style-name="P1176">WIA: 12860.8100 8375 0 0 [sti_ci.dll] CUniqueId::Term, Ret=VOID</text:p>
      <text:p text:style-name="P1177">WIA: 12860.8100 8375 0 0 [sti_ci.dll] CUniqueId::~CUniqueId, Ret=VOID</text:p>
      <text:p text:style-name="P1178">WIA: 12860.8100 8375 0 0 [sti_ci.dll] CWiaInfProcessor::Term, Ret=VOID</text:p>
      <text:p text:style-name="P1179">WIA: 12860.8100 8375 0 0 [sti_ci.dll] CWiaInfProcessor::~CWiaInfProcessor, VOID</text:p>
      <text:p text:style-name="P1180">WIA: 12860.8100 8375 0 0 [sti_ci.dll] OnDIF_DESTROYWIZARDDATA, Ret=0x0.</text:p>
      <text:p text:style-name="P1181">WIA: 12860.8100 8375 0 0 [sti_ci.dll] ClassInstall, Ret=0x0.</text:p>
      <text:p text:style-name="P1182">WIA: 12860.8100 8390 0 0 [sti_ci.dll] OnDIF_DESTROYPRIVATEDATA, Ret=0xe000020e.</text:p>
      <text:p text:style-name="P1183">WIA: 12860.8100 8390 0 0 [sti_ci.dll] ClassInstall, Ret=0xe000020e.</text:p>
      <text:p text:style-name="P1184">WIA: 12860.8100 8390 0 0 [sti_ci.dll] AddDevice, Ret=VOID.</text:p>
      <text:p text:style-name="P1185"/>
      <text:p text:style-name="P1186">**************** Started trace for Module: [STI.dll] in Executable [ImagingDevices.exe] ProcessID: [15164] at 2019/10/29 18:07:48:815 ****************</text:p>
      <text:p text:style-name="P1187">WIA: 15164.14680 62407 0 0 [STI.dll] DllEntryPoint, sti.dll (0xE3650000) received DLL_PROCESS_DETACH, process terminating: 1</text:p>
      <text:p text:style-name="P1188">WIA: 15164.14680 62407 0 0 [STI.dll] AsyncRPCEventTransport::CloseNotificationChannel, Closing the async notification channel...</text:p>
      <text:p text:style-name="P1189">WIA: 15164.14680 62407 0 0 [STI.dll] AsyncRPCEventTransport::CloseConnectionToServer, Closed connection to server</text:p>
      <text:p text:style-name="P1190"/>
      <text:p text:style-name="P1191">**************** Started trace for Module: [wiaservc.dll] in Executable [svchost.exe] ProcessID: [4284] at 2019/10/29 19:34:52:837 ****************</text:p>
      <text:p text:style-name="P1192">WIA: 4284.4508 188 80000000 0 [wiaservc.dll] SchedulerInitialize, Work item scheduler initialized</text:p>
      <text:p text:style-name="P1193">WIA: 4284.4508 703 0 0 [wiaservc.dll] SCMControlHandler::SCMControlHandler, Created control thread Id 4764</text:p>
      <text:p text:style-name="P1194">WIA: 4284.4764 703 0 0 [wiaservc.dll] SCMControlHandler::ControlThread, Requests queue empty, control thread entering sleep...</text:p>
      <text:p text:style-name="P1195">WIA: 4284.4288 703 0 0 [wiaservc.dll] SCMControlQueue::Push, SERVICE_CONTROL_POWEREVENT (control: 13, event type: 32787): 24 bytes</text:p>
      <text:p text:style-name="P1196">WIA: 4284.4288 703 0 0 [wiaservc.dll] SCMControlQueue::Push, Adding control request to queue (control: 13, event type: 32787)</text:p>
      <text:p text:style-name="P1197">WIA: 4284.4288 703 0 0 [wiaservc.dll] SCMControlHandler::ControlFunction, Signaling control thread to resume...</text:p>
      <text:p text:style-name="P1198">WIA: 4284.4288 703 0 0 [wiaservc.dll] SCMControlHandler::ControlFunction, Control function (control: 13, event type: 32787) returning</text:p>
      <text:p text:style-name="P1199">WIA: 4284.4764 703 0 0 [wiaservc.dll] SCMControlHandler::ControlThread, Resuming control thread...</text:p>
      <text:p text:style-name="P1200">WIA: 4284.4764 703 0 0 [wiaservc.dll] SCMControlQueue::Pop, Control request (control: 13, event type: 32787) detached from queue</text:p>
      <text:p text:style-name="P1201">WIA: 4284.4764 703 0 0 [wiaservc.dll] SCMControlHandler::ControlThread, Processing control request (control: 13, event type: 32787)...</text:p>
      <text:p text:style-name="P1202">WIA: 4284.4764 703 2 0 [wiaservc.dll] Dispatcher::ProcessEvent, System event received: dwControl 13, dwEventType 32787, lpEventData: 0x00000172AB807650</text:p>
      <text:p text:style-name="P1203">WIA: 4284.4508 719 80000000 0 [wiaservc.dll] StartFactories, StartFactories, Success</text:p>
      <text:p text:style-name="P1204">WIA: 4284.4508 719 8 0 [wiaservc.dll] RegistryDeviceEnumerator::Refresh, An error occured in RegistryDeviceEnumerator when enumerating the subkeys for (SYSTEM\CurrentControlSet\Control\StillImage\FakeDevices)</text:p>
      <text:p text:style-name="P1205">WIA: 4284.4764 797 0 0 [wiaservc.dll] DeviceClassEnumeratorHandler::ProcessEvent, Processing system event, control code 13, event type 32787..</text:p>
      <text:p text:style-name="P1206">WIA: 4284.4764 797 0 0 [wiaservc.dll] DeviceClassEnumeratorHandler::ProcessEvent, Processing system event control code 13, event type 32787, completed with with hr 0x00000000</text:p>
      <text:p text:style-name="P1207">WIA: 4284.4764 797 2 0 [wiaservc.dll] PowerEventHandler::ProcessEvent, Message from Power Management: PBT_POWERSETTINGCHANGE</text:p>
      <text:p text:style-name="P1208">WIA: 4284.4764 797 2 0 [wiaservc.dll] PowerEventHandler::ProcessEvent, Leaving Connected Standby...</text:p>
      <text:p text:style-name="P1209">WIA: 4284.4764 797 0 0 [wiaservc.dll] DeviceListManager::InitializeWSDChallenge, WSD Challenge successfully initiated (thread: 4796)</text:p>
      <text:p text:style-name="P1210">WIA: 4284.4796 797 80000000 0 [wiaservc.dll] InitializeWSDChallenge, Intializing WSD Challenge for {6BDD1FC6-810F-11D0-BEC7-08002BE2092F}..</text:p>
      <text:p text:style-name="P1211">WIA: 4284.4796 797 80000000 0 [wiaservc.dll] InitializeWSDChallenge, Intialize WSD Challenge...</text:p>
      <text:p text:style-name="P1212">WIA: 4284.4796 797 80000000 0 [wiaservc.dll] InitializeWSDChallenge, Load WSD Challenge DLL...</text:p>
      <text:p text:style-name="P1213">WIA: 4284.4508 797 8 0 [wiaservc.dll] DeviceInfoSet::AddDevNodeDevices, The Device Info Set skipped devnode index 4, because its "Subclass" value is not of a compatible correct type.</text:p>
      <text:p text:style-name="P1214">WIA: 4284.4508 813 80000000 0 [wiaservc.dll] DeviceListManager::isInList, Device ({EEC5AD98-8080-425f-922A-DABF3DE3F69A}\0000) was not found in the device list</text:p>
      <text:p text:style-name="P1215">WIA: 4284.4508 813 8 0 [wiaservc.dll] DeviceInfoSet::GetDeviceStatus, CM_Get_DevNode_Status for device ({EEC5AD98-8080-425f-922A-DABF3DE3F69A}\0000) failed, return code 0x0000000D, DEV_STATE_ACTIVE not set</text:p>
      <text:p text:style-name="P1216">WIA: 4284.4508 813 0 0 [wiaservc.dll] DeviceListManager::GetDevicesFromEnumerator, DEV_MAN_ENUM_FLAG_STARTUP for device ({EEC5AD98-8080-425f-922A-DABF3DE3F69A}\0000) (Apple iPhone)</text:p>
      <text:p text:style-name="P1217">WIA: 4284.4508 813 80000000 0 [wiaservc.dll] DeviceListManager::isInList, Device ({EEC5AD98-8080-425f-922A-DABF3DE3F69A}\0004) was not found in the device list</text:p>
      <text:p text:style-name="P1218">WIA: 4284.4508 813 8 0 [wiaservc.dll] DeviceInfoSet::GetDeviceStatus, CM_Get_DevNode_Status for device ({EEC5AD98-8080-425f-922A-DABF3DE3F69A}\0004) failed, return code 0x0000000D, DEV_STATE_ACTIVE not set</text:p>
      <text:p text:style-name="P1219">WIA: 4284.4508 813 0 0 [wiaservc.dll] DeviceListManager::GetDevicesFromEnumerator, DEV_MAN_ENUM_FLAG_STARTUP for device ({EEC5AD98-8080-425f-922A-DABF3DE3F69A}\0004) (Apple iPhone)</text:p>
      <text:p text:style-name="P1220">WIA: 4284.4508 813 80000000 0 [wiaservc.dll] DeviceListManager::isInList, Device ({EEC5AD98-8080-425f-922A-DABF3DE3F69A}\0007) was not found in the device list</text:p>
      <text:p text:style-name="P1221">WIA: 4284.4508 813 8 0 [wiaservc.dll] DeviceInfoSet::GetDeviceStatus, DevNode status for device ({EEC5AD98-8080-425f-922A-DABF3DE3F69A}\0007): 0x0180200A, problem number: 0</text:p>
      <text:p text:style-name="P1222">WIA: 4284.4508 813 8 0 [wiaservc.dll] DeviceInfoSet::MapCMStatusToDeviceState, DN_STARTED (0x00000008)</text:p>
      <text:p text:style-name="P1223">WIA: 4284.4508 813 0 0 [wiaservc.dll] DeviceListManager::GetDevicesFromEnumerator, DEV_MAN_ENUM_FLAG_STARTUP for device ({EEC5AD98-8080-425f-922A-DABF3DE3F69A}\0007) (Apple iPhone)</text:p>
      <text:p text:style-name="P1224">WIA: 4284.4508 813 0 0 [wiaservc.dll] DeviceListManager::GetDevicesFromEnumerator, WRAPPER_FLAGS_THROW_DISCONNECT set for device ({EEC5AD98-8080-425f-922A-DABF3DE3F69A}\0007)</text:p>
      <text:p text:style-name="P1225">WIA: 4284.4508 813 80000000 0 [wiaservc.dll] DeviceListManager::isInList, Device ({EEC5AD98-8080-425f-922A-DABF3DE3F69A}\0017) was not found in the device list</text:p>
      <text:p text:style-name="P1226">WIA: 4284.4508 813 8 0 [wiaservc.dll] DeviceInfoSet::GetDeviceStatus, CM_Get_DevNode_Status for device ({EEC5AD98-8080-425f-922A-DABF3DE3F69A}\0017) failed, return code 0x0000000D, DEV_STATE_ACTIVE not set</text:p>
      <text:p text:style-name="P1227">WIA: 4284.4508 813 0 0 [wiaservc.dll] DeviceListManager::GetDevicesFromEnumerator, DEV_MAN_ENUM_FLAG_STARTUP for device ({EEC5AD98-8080-425f-922A-DABF3DE3F69A}\0017) (E:\)</text:p>
      <text:p text:style-name="P1228">WIA: 4284.4508 813 80000000 0 [wiaservc.dll] DeviceListManager::isInList, Device ({EEC5AD98-8080-425f-922A-DABF3DE3F69A}\0003) was not found in the device list</text:p>
      <text:p text:style-name="P1229">WIA: 4284.4508 813 8 0 [wiaservc.dll] DeviceInfoSet::GetDeviceStatus, CM_Get_DevNode_Status for device ({EEC5AD98-8080-425f-922A-DABF3DE3F69A}\0003) failed, return code 0x0000000D, DEV_STATE_ACTIVE not set</text:p>
      <text:p text:style-name="P1230">WIA: 4284.4508 813 0 0 [wiaservc.dll] DeviceListManager::GetDevicesFromEnumerator, DEV_MAN_ENUM_FLAG_STARTUP for device ({EEC5AD98-8080-425f-922A-DABF3DE3F69A}\0003) (Apple iPod)</text:p>
      <text:p text:style-name="P1231">WIA: 4284.4508 813 80000000 0 [wiaservc.dll] DeviceListManager::isInList, Device ({EEC5AD98-8080-425f-922A-DABF3DE3F69A}\0012) was not found in the device list</text:p>
      <text:p text:style-name="P1232">WIA: 4284.4508 813 8 0 [wiaservc.dll] DeviceInfoSet::GetDeviceStatus, CM_Get_DevNode_Status for device ({EEC5AD98-8080-425f-922A-DABF3DE3F69A}\0012) failed, return code 0x0000000D, DEV_STATE_ACTIVE not set</text:p>
      <text:p text:style-name="P1233">WIA: 4284.4508 813 0 0 [wiaservc.dll] DeviceListManager::GetDevicesFromEnumerator, DEV_MAN_ENUM_FLAG_STARTUP for device ({EEC5AD98-8080-425f-922A-DABF3DE3F69A}\0012) (LG K9)</text:p>
      <text:p text:style-name="P1234">WIA: 4284.4508 813 80000000 0 [wiaservc.dll] DeviceListManager::isInList, Device ({EEC5AD98-8080-425f-922A-DABF3DE3F69A}\0014) was not found in the device list</text:p>
      <text:p text:style-name="P1235">WIA: 4284.4508 813 8 0 [wiaservc.dll] DeviceInfoSet::GetDeviceStatus, CM_Get_DevNode_Status for device ({EEC5AD98-8080-425f-922A-DABF3DE3F69A}\0014) failed, return code 0x0000000D, DEV_STATE_ACTIVE not set</text:p>
      <text:p text:style-name="P1236">WIA: 4284.4508 813 0 0 [wiaservc.dll] DeviceListManager::GetDevicesFromEnumerator, DEV_MAN_ENUM_FLAG_STARTUP for device ({EEC5AD98-8080-425f-922A-DABF3DE3F69A}\0014) (LG K4 (2017))</text:p>
      <text:p text:style-name="P1237">WIA: 4284.4508 813 80000000 0 [wiaservc.dll] DeviceListManager::Enumerate, The DeviceListManager is done enumerating devices</text:p>
      <text:p text:style-name="P1238">WIA: 4284.4508 813 8 0 [wiaservc.dll] DeviceListManager::DeviceCallback, The device (Apple iPhone) seems to be inactive - its driver will not be loaded</text:p>
      <text:p text:style-name="P1239">WIA: 4284.4508 813 8 0 [wiaservc.dll] DeviceListManager::DeviceCallback, The device (Apple iPhone) seems to be inactive - its driver will not be loaded</text:p>
      <text:p text:style-name="P1240">WIA: 4284.4508 813 8 0 [wiaservc.dll] DeviceListManager::DeviceCallback, The device (Apple iPhone) seems to be active - its driver can be used</text:p>
      <text:p text:style-name="P1241">WIA: 4284.4764 813 8 0 [wiaservc.dll] RegistryDeviceEnumerator::Refresh, An error occured in RegistryDeviceEnumerator when enumerating the subkeys for (SYSTEM\CurrentControlSet\Control\StillImage\FakeDevices)</text:p>
      <text:p text:style-name="P1242">WIA: 4284.4764 813 8 0 [wiaservc.dll] DeviceInfoSet::AddDevNodeDevices, The Device Info Set skipped devnode index 4, because its "Subclass" value is not of a compatible correct type.</text:p>
      <text:p text:style-name="P1243">WIA: 4284.4764 813 0 0 [wiaservc.dll] USDWrapper::RefreshSettings, Refreshing USDWrapper settings for (Apple iPhone)</text:p>
      <text:p text:style-name="P1244">WIA: 4284.4764 813 0 0 [wiaservc.dll] USDWrapper::RefreshSettings, Updating the current settings for (Apple iPhone) from Registry</text:p>
      <text:p text:style-name="P1245">WIA: 4284.4764 813 0 0 [wiaservc.dll] USDWrapper::RefreshSettings, (Apple iPhone) is a WIA device (internal type: 0x00000031)</text:p>
      <text:p text:style-name="P1246">WIA: 4284.4764 813 8 0 [wiaservc.dll] DeviceInfoSet::GetDeviceStatus, CM_Get_DevNode_Status for device ({EEC5AD98-8080-425f-922A-DABF3DE3F69A}\0000) failed, return code 0x0000000D, DEV_STATE_ACTIVE not set</text:p>
      <text:p text:style-name="P1247">WIA: 4284.4764 813 4 0 [wiaservc.dll] USDWrapper::RefreshSettings, Device state for (Apple iPhone) remains 0x00000000</text:p>
      <text:p text:style-name="P1248">WIA: 4284.4764 813 4 0 [wiaservc.dll] USDWrapper::RefreshSettings, Device state 0x00000001 means 'disabled', 0x00000002 'removed', <text:s/>0x00000004 'active'</text:p>
      <text:p text:style-name="P1249">WIA: 4284.4764 813 4 0 [wiaservc.dll] USDWrapper::RefreshSettings, Previous PnP identifier of (Apple iPhone): \\?\usb#vid_05ac&amp;pid_12a8&amp;mi_00#6&amp;3a59852d&amp;0&amp;0000#{6bdd1fc6-810f-11d0-bec7-08002be2092f}</text:p>
      <text:p text:style-name="P1250">WIA: 4284.4764 813 4 0 [wiaservc.dll] USDWrapper::RefreshSettings, New PnP identifier for (Apple iPhone): \\?\usb#vid_05ac&amp;pid_12a8&amp;mi_00#6&amp;3a59852d&amp;0&amp;0000#{6bdd1fc6-810f-11d0-bec7-08002be2092f}</text:p>
      <text:p text:style-name="P1251">WIA: 4284.4764 813 0 0 [wiaservc.dll] USDWrapper::RefreshSettings, Refreshing USDWrapper settings for (Apple iPhone)</text:p>
      <text:p text:style-name="P1252">WIA: 4284.4764 813 0 0 [wiaservc.dll] USDWrapper::RefreshSettings, Updating the current settings for (Apple iPhone) from Registry</text:p>
      <text:p text:style-name="P1253">WIA: 4284.4764 828 0 0 [wiaservc.dll] USDWrapper::RefreshSettings, (Apple iPhone) is a WIA device (internal type: 0x00000031)</text:p>
      <text:p text:style-name="P1254">WIA: 4284.4764 828 8 0 [wiaservc.dll] DeviceInfoSet::GetDeviceStatus, CM_Get_DevNode_Status for device ({EEC5AD98-8080-425f-922A-DABF3DE3F69A}\0004) failed, return code 0x0000000D, DEV_STATE_ACTIVE not set</text:p>
      <text:p text:style-name="P1255">WIA: 4284.4764 828 4 0 [wiaservc.dll] USDWrapper::RefreshSettings, Device state for (Apple iPhone) remains 0x00000000</text:p>
      <text:p text:style-name="P1256">WIA: 4284.4764 828 4 0 [wiaservc.dll] USDWrapper::RefreshSettings, Device state 0x00000001 means 'disabled', 0x00000002 'removed', <text:s/>0x00000004 'active'</text:p>
      <text:p text:style-name="P1257">WIA: 4284.4764 828 4 0 [wiaservc.dll] USDWrapper::RefreshSettings, Previous PnP identifier of (Apple iPhone): \\?\usb#vid_05ac&amp;pid_12a8&amp;mi_00#6&amp;18e6aee5&amp;0&amp;0000#{6bdd1fc6-810f-11d0-bec7-08002be2092f}</text:p>
      <text:p text:style-name="P1258">WIA: 4284.4764 828 4 0 [wiaservc.dll] USDWrapper::RefreshSettings, New PnP identifier for (Apple iPhone): \\?\usb#vid_05ac&amp;pid_12a8&amp;mi_00#6&amp;18e6aee5&amp;0&amp;0000#{6bdd1fc6-810f-11d0-bec7-08002be2092f}</text:p>
      <text:p text:style-name="P1259">WIA: 4284.4764 828 0 0 [wiaservc.dll] USDWrapper::RefreshSettings, Refreshing USDWrapper settings for (Apple iPhone)</text:p>
      <text:p text:style-name="P1260">WIA: 4284.4764 828 0 0 [wiaservc.dll] USDWrapper::RefreshSettings, Updating the current settings for (Apple iPhone) from Registry</text:p>
      <text:p text:style-name="P1261">WIA: 4284.4764 828 0 0 [wiaservc.dll] USDWrapper::RefreshSettings, (Apple iPhone) is a WIA device (internal type: 0x00000031)</text:p>
      <text:p text:style-name="P1262">WIA: 4284.4764 828 8 0 [wiaservc.dll] DeviceInfoSet::GetDeviceStatus, DevNode status for device ({EEC5AD98-8080-425f-922A-DABF3DE3F69A}\0007): 0x0180200A, problem number: 0</text:p>
      <text:p text:style-name="P1263">WIA: 4284.4764 828 8 0 [wiaservc.dll] DeviceInfoSet::MapCMStatusToDeviceState, DN_STARTED (0x00000008)</text:p>
      <text:p text:style-name="P1264">WIA: 4284.4764 828 4 0 [wiaservc.dll] USDWrapper::RefreshSettings, Device state for (Apple iPhone) remains 0x00000004</text:p>
      <text:p text:style-name="P1265">WIA: 4284.4764 828 4 0 [wiaservc.dll] USDWrapper::RefreshSettings, Device state 0x00000001 means 'disabled', 0x00000002 'removed', <text:s/>0x00000004 'active'</text:p>
      <text:p text:style-name="P1266">WIA: 4284.4764 828 4 0 [wiaservc.dll] USDWrapper::RefreshSettings, Previous PnP identifier of (Apple iPhone): \\?\usb#vid_05ac&amp;pid_12a8&amp;mi_00#6&amp;2cf63e83&amp;0&amp;0000#{6bdd1fc6-810f-11d0-bec7-08002be2092f}</text:p>
      <text:p text:style-name="P1267">WIA: 4284.4764 828 4 0 [wiaservc.dll] USDWrapper::RefreshSettings, New PnP identifier for (Apple iPhone): \\?\usb#vid_05ac&amp;pid_12a8&amp;mi_00#6&amp;2cf63e83&amp;0&amp;0000#{6bdd1fc6-810f-11d0-bec7-08002be2092f}</text:p>
      <text:p text:style-name="P1268">WIA: 4284.4764 828 0 0 [wiaservc.dll] USDWrapper::RefreshSettings, Refreshing USDWrapper settings for (E:\)</text:p>
      <text:p text:style-name="P1269">WIA: 4284.4764 828 0 0 [wiaservc.dll] USDWrapper::RefreshSettings, Updating the current settings for (E:\) from Registry</text:p>
      <text:p text:style-name="P1270">WIA: 4284.4764 828 0 0 [wiaservc.dll] USDWrapper::RefreshSettings, (E:\) is a WIA device (internal type: 0x00000031)</text:p>
      <text:p text:style-name="P1271">WIA: 4284.4764 828 8 0 [wiaservc.dll] DeviceInfoSet::GetDeviceStatus, CM_Get_DevNode_Status for device ({EEC5AD98-8080-425f-922A-DABF3DE3F69A}\0017) failed, return code 0x0000000D, DEV_STATE_ACTIVE not set</text:p>
      <text:p text:style-name="P1272">WIA: 4284.4764 828 4 0 [wiaservc.dll] USDWrapper::RefreshSettings, Device state for (E:\) remains 0x00000000</text:p>
      <text:p text:style-name="P1273">WIA: 4284.4764 828 4 0 [wiaservc.dll] USDWrapper::RefreshSettings, Device state 0x00000001 means 'disabled', 0x00000002 'removed', <text:s/>0x00000004 'active'</text:p>
      <text:p text:style-name="P1274">WIA: 4284.4764 828 4 0 [wiaservc.dll] USDWrapper::RefreshSettings, Previous PnP identifier of (E:\): \\?\swd#wpdbusenum#_??_pcistor#disk&amp;ven_rsper&amp;prod_rts5208lun0&amp;rev_1.00#0000#{53f56307-b6bf-11d0-94f2-00a0c91efb8b}#{6bdd1fc6-810f-11d0-bec7-08002be2092f}</text:p>
      <text:p text:style-name="P1275">WIA: 4284.4764 828 4 0 [wiaservc.dll] USDWrapper::RefreshSettings, New PnP identifier for (E:\): \\?\swd#wpdbusenum#_??_pcistor#disk&amp;ven_rsper&amp;prod_rts5208lun0&amp;rev_1.00#0000#{53f56307-b6bf-11d0-94f2-00a0c91efb8b}#{6bdd1fc6-810f-11d0-bec7-08002be2092f}</text:p>
      <text:p text:style-name="P1276">WIA: 4284.4764 828 0 0 [wiaservc.dll] USDWrapper::RefreshSettings, Refreshing USDWrapper settings for (Apple iPod)</text:p>
      <text:p text:style-name="P1277">WIA: 4284.4764 828 0 0 [wiaservc.dll] USDWrapper::RefreshSettings, Updating the current settings for (Apple iPod) from Registry</text:p>
      <text:p text:style-name="P1278">WIA: 4284.4764 828 0 0 [wiaservc.dll] USDWrapper::RefreshSettings, (Apple iPod) is a WIA device (internal type: 0x00000031)</text:p>
      <text:p text:style-name="P1279">WIA: 4284.4764 828 8 0 [wiaservc.dll] DeviceInfoSet::GetDeviceStatus, CM_Get_DevNode_Status for device ({EEC5AD98-8080-425f-922A-DABF3DE3F69A}\0003) failed, return code 0x0000000D, DEV_STATE_ACTIVE not set</text:p>
      <text:p text:style-name="P1280">WIA: 4284.4764 828 4 0 [wiaservc.dll] USDWrapper::RefreshSettings, Device state for (Apple iPod) remains 0x00000000</text:p>
      <text:p text:style-name="P1281">WIA: 4284.4764 828 4 0 [wiaservc.dll] USDWrapper::RefreshSettings, Device state 0x00000001 means 'disabled', 0x00000002 'removed', <text:s/>0x00000004 'active'</text:p>
      <text:p text:style-name="P1282">WIA: 4284.4764 828 4 0 [wiaservc.dll] USDWrapper::RefreshSettings, Previous PnP identifier of (Apple iPod): \\?\usb#vid_05ac&amp;pid_12aa&amp;mi_00#6&amp;3753cc17&amp;0&amp;0000#{6bdd1fc6-810f-11d0-bec7-08002be2092f}</text:p>
      <text:p text:style-name="P1283">WIA: 4284.4764 828 4 0 [wiaservc.dll] USDWrapper::RefreshSettings, New PnP identifier for (Apple iPod): \\?\usb#vid_05ac&amp;pid_12aa&amp;mi_00#6&amp;3753cc17&amp;0&amp;0000#{6bdd1fc6-810f-11d0-bec7-08002be2092f}</text:p>
      <text:p text:style-name="P1284">WIA: 4284.4764 828 0 0 [wiaservc.dll] USDWrapper::RefreshSettings, Refreshing USDWrapper settings for (LG K9)</text:p>
      <text:p text:style-name="P1285">WIA: 4284.4764 828 0 0 [wiaservc.dll] USDWrapper::RefreshSettings, Updating the current settings for (LG K9) from Registry</text:p>
      <text:p text:style-name="P1286">WIA: 4284.4764 828 0 0 [wiaservc.dll] USDWrapper::RefreshSettings, (LG K9) is a WIA device (internal type: 0x00000031)</text:p>
      <text:p text:style-name="P1287">WIA: 4284.4764 828 8 0 [wiaservc.dll] DeviceInfoSet::GetDeviceStatus, CM_Get_DevNode_Status for device ({EEC5AD98-8080-425f-922A-DABF3DE3F69A}\0012) failed, return code 0x0000000D, DEV_STATE_ACTIVE not set</text:p>
      <text:p text:style-name="P1288">WIA: 4284.4764 828 4 0 [wiaservc.dll] USDWrapper::RefreshSettings, Device state for (LG K9) remains 0x00000000</text:p>
      <text:p text:style-name="P1289">WIA: 4284.4764 828 4 0 [wiaservc.dll] USDWrapper::RefreshSettings, Device state 0x00000001 means 'disabled', 0x00000002 'removed', <text:s/>0x00000004 'active'</text:p>
      <text:p text:style-name="P1290">WIA: 4284.4764 828 4 0 [wiaservc.dll] USDWrapper::RefreshSettings, Previous PnP identifier of (LG K9): \\?\usb#vid_1004&amp;pid_633e#lmx2103daa620b#{6bdd1fc6-810f-11d0-bec7-08002be2092f}</text:p>
      <text:p text:style-name="P1291">WIA: 4284.4764 828 4 0 [wiaservc.dll] USDWrapper::RefreshSettings, New PnP identifier for (LG K9): \\?\usb#vid_1004&amp;pid_633e#lmx2103daa620b#{6bdd1fc6-810f-11d0-bec7-08002be2092f}</text:p>
      <text:p text:style-name="P1292">WIA: 4284.4764 828 0 0 [wiaservc.dll] USDWrapper::RefreshSettings, Refreshing USDWrapper settings for (LG K4 (2017))</text:p>
      <text:p text:style-name="P1293">WIA: 4284.4764 828 0 0 [wiaservc.dll] USDWrapper::RefreshSettings, Updating the current settings for (LG K4 (2017)) from Registry</text:p>
      <text:p text:style-name="P1294">WIA: 4284.4764 828 0 0 [wiaservc.dll] USDWrapper::RefreshSettings, (LG K4 (2017)) is a WIA device (internal type: 0x00000031)</text:p>
      <text:p text:style-name="P1295">WIA: 4284.4764 828 8 0 [wiaservc.dll] DeviceInfoSet::GetDeviceStatus, CM_Get_DevNode_Status for device ({EEC5AD98-8080-425f-922A-DABF3DE3F69A}\0014) failed, return code 0x0000000D, DEV_STATE_ACTIVE not set</text:p>
      <text:p text:style-name="P1296">WIA: 4284.4764 828 4 0 [wiaservc.dll] USDWrapper::RefreshSettings, Device state for (LG K4 (2017)) remains 0x00000000</text:p>
      <text:p text:style-name="P1297">WIA: 4284.4764 828 4 0 [wiaservc.dll] USDWrapper::RefreshSettings, Device state 0x00000001 means 'disabled', 0x00000002 'removed', <text:s/>0x00000004 'active'</text:p>
      <text:p text:style-name="P1298">WIA: 4284.4764 828 4 0 [wiaservc.dll] USDWrapper::RefreshSettings, Previous PnP identifier of (LG K4 (2017)): \\?\usb#vid_1004&amp;pid_631c#lgm151f2d50606#{6bdd1fc6-810f-11d0-bec7-08002be2092f}</text:p>
      <text:p text:style-name="P1299">WIA: 4284.4764 828 4 0 [wiaservc.dll] USDWrapper::RefreshSettings, New PnP identifier for (LG K4 (2017)): \\?\usb#vid_1004&amp;pid_631c#lgm151f2d50606#{6bdd1fc6-810f-11d0-bec7-08002be2092f}</text:p>
      <text:p text:style-name="P1300">WIA: 4284.4764 828 80000000 0 [wiaservc.dll] DeviceListManager::Enumerate, The DeviceListManager is done enumerating devices</text:p>
      <text:p text:style-name="P1301">WIA: 4284.4764 828 8 0 [wiaservc.dll] DeviceListManager::DeviceCallback, The device (Apple iPhone) seems to be inactive - its driver will not be loaded</text:p>
      <text:p text:style-name="P1302">WIA: 4284.4764 828 8 0 [wiaservc.dll] DeviceListManager::DeviceCallback, The device (Apple iPhone) seems to be inactive - its driver will not be loaded</text:p>
      <text:p text:style-name="P1303">WIA: 4284.4764 828 8 0 [wiaservc.dll] DeviceListManager::DeviceCallback, The device (Apple iPhone) seems to be active - its driver can be used</text:p>
      <text:p text:style-name="P1304">WIA: 4284.4508 1484 0 0 [wiaservc.dll] USDWrapper::STI_Initialize, (Apple iPhone) completed IStiUSD::Initialize returning hr 0x00000000</text:p>
      <text:p text:style-name="P1305">WIA: 4284.4508 1484 0 0 [wiaservc.dll] USDWrapper::STI_GetCapabilities, (Apple iPhone) completed IStiUSD::GetCapabilities returning hr 0x00000000</text:p>
      <text:p text:style-name="P1306">WIA: 4284.4508 1484 0 0 [wiaservc.dll] USDWrapper::StartDeviceNotifications, Driver for (Apple iPhone) reported that it not capable of generating events</text:p>
      <text:p text:style-name="P1307">WIA: 4284.4764 1484 4 0 [wiaservc.dll] USDWrapper::LoadDriver, Driver for (Apple iPhone) is already loaded</text:p>
      <text:p text:style-name="P1308">WIA: 4284.4764 1484 4 0 [wiaservc.dll] USDWrapper::LoadDriver, Driver for (Apple iPhone) is currently loaded</text:p>
      <text:p text:style-name="P1309">WIA: 4284.4508 1484 0 0 [wiaservc.dll] DeviceInfoSet::SetWiaDeviceTypeProperty, DEVPKEY_WIA_DeviceType for device ({EEC5AD98-8080-425f-922A-DABF3DE3F69A}\0007) set to 2</text:p>
      <text:p text:style-name="P1310">WIA: 4284.4508 1484 4 0 [wiaservc.dll] USDWrapper::LoadDriver, Driver for (Apple iPhone) is currently loaded</text:p>
      <text:p text:style-name="P1311">WIA: 4284.4764 1531 4 0 [wiaservc.dll] DeviceInfoSet::RegisterDeviceNotificationW, Registered for PnP notifications on device ({EEC5AD98-8080-425f-922A-DABF3DE3F69A}\0007)</text:p>
      <text:p text:style-name="P1312">WIA: 4284.4764 1531 8 0 [wiaservc.dll] DeviceListManager::DeviceCallback, The device (E:\) seems to be inactive - its driver will not be loaded</text:p>
      <text:p text:style-name="P1313">WIA: 4284.4764 1531 8 0 [wiaservc.dll] DeviceListManager::DeviceCallback, The device (Apple iPod) seems to be inactive - its driver will not be loaded</text:p>
      <text:p text:style-name="P1314">WIA: 4284.4508 1531 8 0 [wiaservc.dll] DeviceListManager::DeviceCallback, The device (E:\) seems to be inactive - its driver will not be loaded</text:p>
      <text:p text:style-name="P1315">WIA: 4284.4764 1531 8 0 [wiaservc.dll] DeviceListManager::DeviceCallback, The device (LG K9) seems to be inactive - its driver will not be loaded</text:p>
      <text:p text:style-name="P1316">WIA: 4284.4508 1531 8 0 [wiaservc.dll] DeviceListManager::DeviceCallback, The device (Apple iPod) seems to be inactive - its driver will not be loaded</text:p>
      <text:p text:style-name="P1317">WIA: 4284.4764 1531 8 0 [wiaservc.dll] DeviceListManager::DeviceCallback, The device (LG K4 (2017)) seems to be inactive - its driver will not be loaded</text:p>
      <text:p text:style-name="P1318">WIA: 4284.4508 1531 8 0 [wiaservc.dll] DeviceListManager::DeviceCallback, The device (LG K9) seems to be inactive - its driver will not be loaded</text:p>
      <text:p text:style-name="P1319">WIA: 4284.4508 1531 8 0 [wiaservc.dll] DeviceListManager::DeviceCallback, The device (LG K4 (2017)) seems to be inactive - its driver will not be loaded</text:p>
      <text:p text:style-name="P1320">WIA: 4284.4764 1531 2 0 [wiaservc.dll] SCMControlHandler::UpdateServiceStatus, Updating service status. CurrentState=SERVICE_RUNNING, StateCode=4, WaitHint=0</text:p>
      <text:p text:style-name="P1321">WIA: 4284.4764 1531 2 0 [wiaservc.dll] PowerEventHandler::DeviceCallback, Notifying (Apple iPhone) of WIA_EVENT_POWER_RESUME (4)</text:p>
      <text:p text:style-name="P1322">WIA: 4284.4508 1531 0 0 [wiaservc.dll] CEventNotifier::RestoreDevPersistentCBs, Restoring CBs for Device: NULL, Program: @wiaacmgr.exe,-101</text:p>
      <text:p text:style-name="P1323">WIA: 4284.4508 1531 0 0 [wiaservc.dll] CEventNotifier::RestoreDevPersistentCBs, Restoring CBs for Device: NULL, Program: @wiaacmgr.exe,-101</text:p>
      <text:p text:style-name="P1324">WIA: 4284.4508 1531 0 0 [wiaservc.dll] CEventNotifier::RestoreDevPersistentCBs, Restoring CBs for Device: NULL, Program: @wiaacmgr.exe,-101</text:p>
      <text:p text:style-name="P1325">WIA: 4284.4508 1531 0 0 [wiaservc.dll] CEventNotifier::RestoreDevPersistentCBs, Restoring CBs for Device: NULL, Program: @wiaacmgr.exe,-101</text:p>
      <text:p text:style-name="P1326">WIA: 4284.4508 1531 0 0 [wiaservc.dll] CEventNotifier::RestoreDevPersistentCBs, Restoring CBs for Device: NULL, Program: @WFSR.DLL,-25105</text:p>
      <text:p text:style-name="P1327">WIA: 4284.4508 1531 80000000 0 [wiaservc.dll] WiaService::Run, The WIA service is now running.</text:p>
      <text:p text:style-name="P1328">WIA: 4284.4508 1531 80000000 0 [wiaservc.dll] WiaService::CheckForActivityAndShutdown, Not shutting down service because 7 devices are installed</text:p>
      <text:p text:style-name="P1329">WIA: 4284.4764 1625 0 0 [wiaservc.dll] USDWrapper::WIA_drvNotifyPnpEvent, Power management: disable system initiated sleep to call IWiaMiniDrv::drvNotifyPnPEvent for (Apple iPhone)...</text:p>
      <text:p text:style-name="P1330">WIA: 4284.4764 1625 0 0 [wiaservc.dll] USDWrapper::WIA_drvNotifyPnpEvent, The WIA service is preparing to call IWiaMiniDrv::drvNotifyPnpEvent from the driver for (Apple iPhone) ...</text:p>
      <text:p text:style-name="P1331">WIA: 4284.4764 1625 0 0 [wiaservc.dll] USDWrapper::WIA_drvNotifyPnpEvent, The WIA service is calling IWiaMiniDrv::drvNotifyPnpEvent from the driver (Apple iPhone) ...</text:p>
      <text:p text:style-name="P1332">WIA: 4284.4764 1625 0 0 [wiaservc.dll] USDWrapper::WIA_drvNotifyPnpEvent, (Apple iPhone) completed IWiaMiniDrv::drvNotifyPnpEvent returning hr 0x00000000</text:p>
      <text:p text:style-name="P1333">WIA: 4284.4764 1625 0 0 [wiaservc.dll] USDWrapper::WIA_drvNotifyPnpEvent, Power management: restore system initiated sleep...</text:p>
      <text:p text:style-name="P1334">WIA: 4284.4764 1625 0 0 [wiaservc.dll] SCMControlQueue::ControlRequest::~ControlRequest, Control request (control: 13, event type: 32787) deleted</text:p>
      <text:p text:style-name="P1335">WIA: 4284.4764 1625 0 0 [wiaservc.dll] SCMControlHandler::ControlThread, Requests queue empty, control thread entering sleep...</text:p>
      <text:p text:style-name="P1336">WIA: 4284.4288 89719 0 0 [wiaservc.dll] SCMControlQueue::Push, SERVICE_CONTROL_DEVICEEVENT (control: 11, event type: 32774): DBT_DEVTYP_HANDLE (6), 526 bytes</text:p>
      <text:p text:style-name="P1337">WIA: 4284.4288 89719 0 0 [wiaservc.dll] SCMControlQueue::Push, Adding control request to queue (control: 11, event type: 32774)</text:p>
      <text:p text:style-name="P1338">WIA: 4284.4288 89719 0 0 [wiaservc.dll] SCMControlHandler::ControlFunction, Signaling control thread to resume...</text:p>
      <text:p text:style-name="P1339">WIA: 4284.4288 89719 0 0 [wiaservc.dll] SCMControlHandler::ControlFunction, Control function (control: 11, event type: 32774) returning</text:p>
      <text:p text:style-name="P1340">WIA: 4284.4764 89719 0 0 [wiaservc.dll] SCMControlHandler::ControlThread, Resuming control thread...</text:p>
      <text:p text:style-name="P1341">WIA: 4284.4764 89719 0 0 [wiaservc.dll] SCMControlQueue::Pop, Control request (control: 11, event type: 32774) detached from queue</text:p>
      <text:p text:style-name="P1342">WIA: 4284.4764 89719 0 0 [wiaservc.dll] SCMControlHandler::ControlThread, Processing control request (control: 11, event type: 32774)...</text:p>
      <text:p text:style-name="P1343">WIA: 4284.4764 89719 2 0 [wiaservc.dll] Dispatcher::ProcessEvent, System event received: dwControl 11, dwEventType 32774, lpEventData: 0x00000172AB808E70</text:p>
      <text:p text:style-name="P1344">WIA: 4284.4764 89719 0 0 [wiaservc.dll] DeviceClassEnumeratorHandler::ProcessEvent, Processing system event, control code 11, event type 32774..</text:p>
      <text:p text:style-name="P1345">WIA: 4284.4764 89719 2 0 [wiaservc.dll] DeviceClassEnumeratorHandler::ProcessEvent, Message from PnP: Unknown PnP Message</text:p>
      <text:p text:style-name="P1346">WIA: 4284.4764 89719 0 0 [wiaservc.dll] DeviceClassEnumeratorHandler::ProcessEvent, Processing system event control code 11, event type 32774, completed with with hr 0x00000000</text:p>
      <text:p text:style-name="P1347">WIA: 4284.4764 89719 0 0 [wiaservc.dll] SCMControlQueue::ControlRequest::~ControlRequest, Control request (control: 11, event type: 32774) deleted</text:p>
      <text:p text:style-name="P1348">WIA: 4284.4764 89719 0 0 [wiaservc.dll] SCMControlHandler::ControlThread, Requests queue empty, control thread entering sleep...</text:p>
      <text:p text:style-name="P1349">WIA: 4284.4772 5219781 0 0 [wiaservc.dll] CWiaDevMgr::CreateInstance, Created WiaDevMgr</text:p>
      <text:p text:style-name="P1350">WIA: 4284.4772 5219875 0 0 [wiaservc.dll] DeviceInfoSet::GetDeviceSession, Locally connected device ({EEC5AD98-8080-425f-922A-DABF3DE3F69A}\0007), no Session ID found</text:p>
      <text:p text:style-name="P1351">WIA: 4284.4772 5219875 4 0 [wiaservc.dll] USDWrapper::CreateDeviceInfoStorage, Device internal name: {EEC5AD98-8080-425f-922A-DABF3DE3F69A}\0007</text:p>
      <text:p text:style-name="P1352">WIA: 4284.4772 5219875 4 0 [wiaservc.dll] USDWrapper::CreateDeviceInfoStorage, Vendor description: Apple Inc.</text:p>
      <text:p text:style-name="P1353">WIA: 4284.4772 5219875 4 0 [wiaservc.dll] USDWrapper::CreateDeviceInfoStorage, Device description: Apple iPhone</text:p>
      <text:p text:style-name="P1354">WIA: 4284.4772 5219875 4 0 [wiaservc.dll] USDWrapper::CreateDeviceInfoStorage, Device type: 0x20000</text:p>
      <text:p text:style-name="P1355">WIA: 4284.4772 5219875 4 0 [wiaservc.dll] USDWrapper::CreateDeviceInfoStorage, Port name: AUTO</text:p>
      <text:p text:style-name="P1356">WIA: 4284.4772 5219875 4 0 [wiaservc.dll] USDWrapper::CreateDeviceInfoStorage, Device name: Apple iPhone</text:p>
      <text:p text:style-name="P1357">WIA: 4284.4772 5219875 4 0 [wiaservc.dll] USDWrapper::CreateDeviceInfoStorage, UI class identifier: {00000000-0000-0000-0000-000000000000}</text:p>
      <text:p text:style-name="P1358">WIA: 4284.4772 5219875 4 0 [wiaservc.dll] USDWrapper::CreateDeviceInfoStorage, Hardware configuration: 0</text:p>
      <text:p text:style-name="P1359">WIA: 4284.4772 5219875 4 0 [wiaservc.dll] USDWrapper::CreateDeviceInfoStorage, Baud rate:<text:s/></text:p>
      <text:p text:style-name="P1360">WIA: 4284.4772 5219875 4 0 [wiaservc.dll] USDWrapper::CreateDeviceInfoStorage, Generic capabilities: 0x0</text:p>
      <text:p text:style-name="P1361">WIA: 4284.4772 5219891 4 0 [wiaservc.dll] USDWrapper::CreateDeviceInfoStorage, Driver version: 10.0.17763.1</text:p>
      <text:p text:style-name="P1362">WIA: 4284.4772 5219891 4 0 [wiaservc.dll] USDWrapper::CreateDeviceInfoStorage, PnP identifier: \\?\usb#vid_05ac&amp;pid_12a8&amp;mi_00#6&amp;2cf63e83&amp;0&amp;0000#{6bdd1fc6-810f-11d0-bec7-08002be2092f}</text:p>
      <text:p text:style-name="P1363">WIA: 4284.4772 5219891 4 0 [wiaservc.dll] USDWrapper::CreateDeviceInfoStorage, STI driver version: 2</text:p>
      <text:p text:style-name="P1364">WIA: 4284.4772 5219906 0 0 [wiaservc.dll] CEnumWIADevInfo::Next, CEnumWIADevInfo::Next, celt=1<text:s/></text:p>
      <text:p text:style-name="P1365">WIA: 4284.4772 5219906 0 0 [wiaservc.dll] CEnumWIADevInfo::Next, CEnumWIADevInfo::Next exiting ulCount=1 *pceltFetched=1 hr=0x0 rgelt[0]=0xAB808BA0</text:p>
      <text:p text:style-name="P1366">WIA: 4284.4772 5219922 0 0 [wiaservc.dll] CEnumWIADevInfo::Next, CEnumWIADevInfo::Next, celt=1<text:s/></text:p>
      <text:p text:style-name="P1367">WIA: 4284.4772 5219938 0 0 [wiaservc.dll] CWiaDevMgrLH::CreateInstance, CWiaDevMgrLH::CreateInstance, Created WiaDevMgr</text:p>
      <text:p text:style-name="P1368">WIA: 4284.4772 5219953 0 0 [wiaservc.dll] DeviceInfoSet::GetDeviceSession, Locally connected device ({EEC5AD98-8080-425f-922A-DABF3DE3F69A}\0007), no Session ID found</text:p>
      <text:p text:style-name="P1369">WIA: 4284.4772 5219953 4 0 [wiaservc.dll] USDWrapper::CreateDeviceInfoStorage, Device internal name: {EEC5AD98-8080-425f-922A-DABF3DE3F69A}\0007</text:p>
      <text:p text:style-name="P1370">WIA: 4284.4772 5219953 4 0 [wiaservc.dll] USDWrapper::CreateDeviceInfoStorage, Vendor description: Apple Inc.</text:p>
      <text:p text:style-name="P1371">WIA: 4284.4772 5219953 4 0 [wiaservc.dll] USDWrapper::CreateDeviceInfoStorage, Device description: Apple iPhone</text:p>
      <text:p text:style-name="P1372">WIA: 4284.4772 5219953 4 0 [wiaservc.dll] USDWrapper::CreateDeviceInfoStorage, Device type: 0x20000</text:p>
      <text:p text:style-name="P1373">WIA: 4284.4772 5219953 4 0 [wiaservc.dll] USDWrapper::CreateDeviceInfoStorage, Port name: AUTO</text:p>
      <text:p text:style-name="P1374">WIA: 4284.4772 5219953 4 0 [wiaservc.dll] USDWrapper::CreateDeviceInfoStorage, Device name: Apple iPhone</text:p>
      <text:p text:style-name="P1375">WIA: 4284.4772 5219953 4 0 [wiaservc.dll] USDWrapper::CreateDeviceInfoStorage, UI class identifier: {00000000-0000-0000-0000-000000000000}</text:p>
      <text:p text:style-name="P1376">WIA: 4284.4772 5219953 4 0 [wiaservc.dll] USDWrapper::CreateDeviceInfoStorage, Hardware configuration: 0</text:p>
      <text:p text:style-name="P1377">WIA: 4284.4772 5219953 4 0 [wiaservc.dll] USDWrapper::CreateDeviceInfoStorage, Baud rate:<text:s/></text:p>
      <text:p text:style-name="P1378">WIA: 4284.4772 5219953 4 0 [wiaservc.dll] USDWrapper::CreateDeviceInfoStorage, Generic capabilities: 0x0</text:p>
      <text:p text:style-name="P1379">WIA: 4284.4772 5219953 4 0 [wiaservc.dll] USDWrapper::CreateDeviceInfoStorage, Driver version: 10.0.17763.1</text:p>
      <text:p text:style-name="P1380">WIA: 4284.4772 5219953 4 0 [wiaservc.dll] USDWrapper::CreateDeviceInfoStorage, PnP identifier: \\?\usb#vid_05ac&amp;pid_12a8&amp;mi_00#6&amp;2cf63e83&amp;0&amp;0000#{6bdd1fc6-810f-11d0-bec7-08002be2092f}</text:p>
      <text:p text:style-name="P1381">WIA: 4284.4772 5219953 4 0 [wiaservc.dll] USDWrapper::CreateDeviceInfoStorage, STI driver version: 2</text:p>
      <text:p text:style-name="P1382">WIA: 4284.4772 5219953 0 0 [wiaservc.dll] CEnumWIADevInfo::Next, CEnumWIADevInfo::Next, celt=1<text:s/></text:p>
      <text:p text:style-name="P1383">WIA: 4284.4772 5219953 0 0 [wiaservc.dll] CEnumWIADevInfo::Next, CEnumWIADevInfo::Next exiting ulCount=0 *pceltFetched=0 hr=0x0 rgelt[0]=0x0</text:p>
      <text:p text:style-name="P1384"/>
      <text:p text:style-name="P1385">**************** Started trace for Module: [sti_ci.dll] in Executable [ImagingDevices.exe] ProcessID: [12568] at 2019/10/29 21:02:13:297 ****************</text:p>
      <text:p text:style-name="P1386">WIA: 12568.7580 94 0 0 [sti_ci.dll] CWiaInfProcessor::InitMember, Ret=VOID.</text:p>
      <text:p text:style-name="P1387">WIA: 12568.7580 94 0 0 [sti_ci.dll] CWiaInfProcessor::CWiaInfProcessor, VOID</text:p>
      <text:p text:style-name="P1388">WIA: 12568.7580 94 0 0 [sti_ci.dll] CUniqueId::InitMember, Ret=VOID</text:p>
      <text:p text:style-name="P1389">WIA: 12568.7580 94 0 0 [sti_ci.dll] CUniqueId::CUniqueId, Ret=VOID</text:p>
      <text:p text:style-name="P1390">WIA: 12568.7580 94 0 0 [sti_ci.dll] CWizardContext::InitMember, Ret=VOID</text:p>
      <text:p text:style-name="P1391">WIA: 12568.7580 94 0 0 [sti_ci.dll] CWizardContext::CWizardContext, Ret=VOID</text:p>
      <text:p text:style-name="P1392">WIA: 12568.7580 94 0 0 [sti_ci.dll] CInstallWizardPage::Init, Ret=0x0.</text:p>
      <text:p text:style-name="P1393">WIA: 12568.7580 94 0 0 [sti_ci.dll] CInstallWizardPage::Init, Ret=0x0.</text:p>
      <text:p text:style-name="P1394">WIA: 12568.7580 94 0 0 [sti_ci.dll] CInstallWizardPage::Init, Ret=0x0.</text:p>
      <text:p text:style-name="P1395">WIA: 12568.7580 94 0 0 [sti_ci.dll] CInstallWizardPage::Init, Ret=0x0.</text:p>
      <text:p text:style-name="P1396">WIA: 12568.7580 94 0 0 [sti_ci.dll] CInstallWizardPage::Init, Ret=0x0.</text:p>
      <text:p text:style-name="P1397">WIA: 12568.7580 94 0 0 [sti_ci.dll] CWizardContext::Init, Ret=0x0.</text:p>
      <text:p text:style-name="P1398">WIA: 12568.7580 94 0 0 [sti_ci.dll] OnDIF_INSTALLWIZARD, Ret=0x0.</text:p>
      <text:p text:style-name="P1399">WIA: 12568.7580 94 0 0 [sti_ci.dll] ClassInstall, Ret=0x0.</text:p>
      <text:p text:style-name="P1400">WIA: 12568.7580 140 0 0 [sti_ci.dll] GetIntroFont, Ret=0x190a0d92.</text:p>
      <text:p text:style-name="P1401">WIA: 12568.7580 93359 0 0 [sti_ci.dll] GetDriverInf, Ret=0x0.</text:p>
      <text:p text:style-name="P1402">WIA: 12568.7580 93375 0 0 [sti_ci.dll] GetSelectedDriverInfo, INF Filename <text:s text:c="3"/>: C:\WINDOWS\INF\sti.inf</text:p>
      <text:p text:style-name="P1403">WIA: 12568.7580 93375 0 0 [sti_ci.dll] GetSelectedDriverInfo, INF Section name: STI.WIAVideo.Registration</text:p>
      <text:p text:style-name="P1404">WIA: 12568.7580 93375 0 0 [sti_ci.dll] GetSelectedDriverInfo, Description <text:s text:c="4"/>: WIA Scanner Device</text:p>
      <text:p text:style-name="P1405">WIA: 12568.7580 93375 0 0 [sti_ci.dll] GetSelectedDriverInfo, Manufacturer <text:s text:c="3"/>: Microsoft</text:p>
      <text:p text:style-name="P1406">WIA: 12568.7580 93375 0 0 [sti_ci.dll] GetSelectedDriverInfo, Leaving... Ret=0x0.</text:p>
      <text:p text:style-name="P1407">WIA: 12568.7580 93375 0 0 [sti_ci.dll] CWiaInfProcessor::Term, Ret=VOID</text:p>
      <text:p text:style-name="P1408">WIA: 12568.7580 93375 0 0 [sti_ci.dll] CUniqueId::Term, Ret=VOID</text:p>
      <text:p text:style-name="P1409">WIA: 12568.7580 93375 0 0 [sti_ci.dll] CWizardContext::Term, Ret=VOID</text:p>
      <text:p text:style-name="P1410">WIA: 12568.7580 93375 0 0 [sti_ci.dll] CWiaInfProcessor::Term, Ret=VOID</text:p>
      <text:p text:style-name="P1411">WIA: 12568.7580 93375 0 0 [sti_ci.dll] CWiaInfProcessor::InitMember, Ret=VOID.</text:p>
      <text:p text:style-name="P1412">WIA: 12568.7580 93390 0 0 [sti_ci.dll] CWiaInfProcessor::ReadMatchingLine, Ret=0xe0000102.</text:p>
      <text:p text:style-name="P1413">WIA: 12568.7580 93390 0 0 [sti_ci.dll] CWiaInfProcessor::ReadSingleParameter, Ret=0xe0000102.</text:p>
      <text:p text:style-name="P1414">WIA: 12568.7580 93390 0 0 [sti_ci.dll] CWiaInfProcessor::ReadMatchingLine, Ret=0xe0000102.</text:p>
      <text:p text:style-name="P1415">WIA: 12568.7580 93390 0 0 [sti_ci.dll] CWiaInfProcessor::ReadSingleParameter, Ret=0xe0000102.</text:p>
      <text:p text:style-name="P1416">WIA: 12568.7580 93390 0 0 [sti_ci.dll] CWiaInfProcessor::ReadMatchingLine, Ret=0xe0000102.</text:p>
      <text:p text:style-name="P1417">WIA: 12568.7580 93390 0 0 [sti_ci.dll] CWiaInfProcessor::ReadSingleParameter, Ret=0xe0000102.</text:p>
      <text:p text:style-name="P1418">WIA: 12568.7580 93390 0 0 [sti_ci.dll] CWiaInfProcessor::ReadMatchingLine, Ret=0xe0000102.</text:p>
      <text:p text:style-name="P1419">WIA: 12568.7580 93390 0 0 [sti_ci.dll] CWiaInfProcessor::ReadSingleParameter, Ret=0xe0000102.</text:p>
      <text:p text:style-name="P1420">WIA: 12568.7580 93390 0 0 [sti_ci.dll] CWiaInfProcessor::ReadMatchingLine, Ret=0xe0000102.</text:p>
      <text:p text:style-name="P1421">WIA: 12568.7580 93390 0 0 [sti_ci.dll] CWiaInfProcessor::ReadSingleParameter, Ret=0xe0000102.</text:p>
      <text:p text:style-name="P1422">WIA: 12568.7580 93390 0 0 [sti_ci.dll] CWiaInfProcessor::ReadMatchingLine, Ret=0xe0000102.</text:p>
      <text:p text:style-name="P1423">WIA: 12568.7580 93390 0 0 [sti_ci.dll] CWiaInfProcessor::ReadSingleParameter, Ret=0xe0000102.</text:p>
      <text:p text:style-name="P1424">WIA: 12568.7580 93390 0 0 [sti_ci.dll] CWiaInfProcessor::ReadMatchingLine, Ret=0xe0000102.</text:p>
      <text:p text:style-name="P1425">WIA: 12568.7580 93390 0 0 [sti_ci.dll] CWiaInfProcessor::ReadSingleParameter, Ret=0xe0000102.</text:p>
      <text:p text:style-name="P1426">WIA: 12568.7580 93390 0 0 [sti_ci.dll] CWiaInfProcessor::ReadSingleLine, Ret=0x0.</text:p>
      <text:p text:style-name="P1427">WIA: 12568.7580 93390 0 0 [sti_ci.dll] CWiaInfProcessor::ReadMatchingLine, Ret=0x0.</text:p>
      <text:p text:style-name="P1428">WIA: 12568.7580 93390 0 0 [sti_ci.dll] CWiaInfProcessor::ReadSingleParameter, Ret=0x0.</text:p>
      <text:p text:style-name="P1429">WIA: 12568.7580 93390 0 0 [sti_ci.dll] CWiaInfProcessor::ReadMatchingLine, Ret=0xe0000102.</text:p>
      <text:p text:style-name="P1430">WIA: 12568.7580 93390 0 0 [sti_ci.dll] CWiaInfProcessor::ReadSingleParameter, Ret=0xe0000102.</text:p>
      <text:p text:style-name="P1431">WIA: 12568.7580 93390 0 0 [sti_ci.dll] CWiaInfProcessor::ReadMatchingLine, Ret=0xe0000102.</text:p>
      <text:p text:style-name="P1432">WIA: 12568.7580 93390 0 0 [sti_ci.dll] CWiaInfProcessor::ReadSingleParameter, Ret=0xe0000102.</text:p>
      <text:p text:style-name="P1433">WIA: 12568.7580 93390 0 0 [sti_ci.dll] CWiaInfProcessor::ReadMatchingLine, Ret=0xe0000102.</text:p>
      <text:p text:style-name="P1434">WIA: 12568.7580 93390 0 0 [sti_ci.dll] CWiaInfProcessor::ReadSingleParameter, Ret=0xe0000102.</text:p>
      <text:p text:style-name="P1435">WIA: 12568.7580 93390 0 0 [sti_ci.dll] CWiaInfProcessor::ReadMatchingLine, Ret=0xe0000102.</text:p>
      <text:p text:style-name="P1436">WIA: 12568.7580 93390 0 0 [sti_ci.dll] CWiaInfProcessor::ReadSingleParameter, Ret=0xe0000102.</text:p>
      <text:p text:style-name="P1437">WIA: 12568.7580 93390 0 0 [sti_ci.dll] CWiaInfProcessor::ReadMatchingLine, Ret=0xe0000102.</text:p>
      <text:p text:style-name="P1438">WIA: 12568.7580 93390 0 0 [sti_ci.dll] CWiaInfProcessor::ReadSingleParameter, Ret=0xe0000102.</text:p>
      <text:p text:style-name="P1439">WIA: 12568.7580 93390 0 0 [sti_ci.dll] CWiaInfProcessor::ReadMatchingLine, Ret=0xe0000102.</text:p>
      <text:p text:style-name="P1440">WIA: 12568.7580 93390 0 0 [sti_ci.dll] CWiaInfProcessor::ReadSingleParameter, Ret=0xe0000102.</text:p>
      <text:p text:style-name="P1441">WIA: 12568.7580 93390 0 0 [sti_ci.dll] CWiaInfProcessor::ReadMatchingLine, Ret=0xe0000102.</text:p>
      <text:p text:style-name="P1442">WIA: 12568.7580 93390 0 0 [sti_ci.dll] CWiaInfProcessor::ReadSingleParameter, Ret=0xe0000102.</text:p>
      <text:p text:style-name="P1443">WIA: 12568.7580 93390 0 0 [sti_ci.dll] CWiaInfProcessor::ReadMatchingLine, Ret=0xe0000102.</text:p>
      <text:p text:style-name="P1444">WIA: 12568.7580 93390 0 0 [sti_ci.dll] CWiaInfProcessor::ReadSection, Ret=0x0.</text:p>
      <text:p text:style-name="P1445">WIA: 12568.7580 93390 0 0 [sti_ci.dll] CWiaInfProcessor::ReadInfParameter, <text:s/>--------------- INF parameters ---------------<text:s/></text:p>
      <text:p text:style-name="P1446">WIA: 12568.7580 93390 0 0 [sti_ci.dll] CWiaInfProcessor::ReadInfParameter, <text:s/>Description <text:s text:c="8"/>:<text:s/></text:p>
      <text:p text:style-name="P1447">WIA: 12568.7580 93390 0 0 [sti_ci.dll] CWiaInfProcessor::ReadInfParameter, <text:s/>SubClass <text:s text:c="11"/>:<text:s/></text:p>
      <text:p text:style-name="P1448">WIA: 12568.7580 93390 0 0 [sti_ci.dll] CWiaInfProcessor::ReadInfParameter, <text:s/>USDClass <text:s text:c="11"/>:<text:s/></text:p>
      <text:p text:style-name="P1449">WIA: 12568.7580 93390 0 0 [sti_ci.dll] CWiaInfProcessor::ReadInfParameter, <text:s/>EventSection <text:s text:c="7"/>:<text:s/></text:p>
      <text:p text:style-name="P1450">WIA: 12568.7580 93390 0 0 [sti_ci.dll] CWiaInfProcessor::ReadInfParameter, <text:s/>Connection <text:s text:c="9"/>:<text:s/></text:p>
      <text:p text:style-name="P1451">WIA: 12568.7580 93390 0 0 [sti_ci.dll] CWiaInfProcessor::ReadInfParameter, <text:s/>PropPages <text:s text:c="10"/>:<text:s/></text:p>
      <text:p text:style-name="P1452">WIA: 12568.7580 93390 0 0 [sti_ci.dll] CWiaInfProcessor::ReadInfParameter, <text:s/>DataSection <text:s text:c="8"/>: STI.WIAVideoDeviceData</text:p>
      <text:p text:style-name="P1453">WIA: 12568.7580 93390 0 0 [sti_ci.dll] CWiaInfProcessor::ReadInfParameter, <text:s/>Capabilities <text:s text:c="7"/>:<text:s/></text:p>
      <text:p text:style-name="P1454">WIA: 12568.7580 93390 0 0 [sti_ci.dll] CWiaInfProcessor::ReadInfParameter, <text:s/>UnsupportedVersions :<text:s/></text:p>
      <text:p text:style-name="P1455">WIA: 12568.7580 93390 0 0 [sti_ci.dll] CWiaInfProcessor::ReadInfParameter, <text:s/>DeviceType <text:s text:c="9"/>:<text:s/></text:p>
      <text:p text:style-name="P1456">WIA: 12568.7580 93390 0 0 [sti_ci.dll] CWiaInfProcessor::ReadInfParameter, <text:s/>DeviceSubType <text:s text:c="6"/>:<text:s/></text:p>
      <text:p text:style-name="P1457">WIA: 12568.7580 93390 0 0 [sti_ci.dll] CWiaInfProcessor::IsSTI, Ret=0x0</text:p>
      <text:p text:style-name="P1458">WIA: 12568.7580 93390 0 0 [sti_ci.dll] CWiaInfProcessor::IsPropertyValid, Ret=0x1</text:p>
      <text:p text:style-name="P1459">WIA: 12568.7580 93390 0 0 [sti_ci.dll] CWiaInfProcessor::ReadInfParameter, Ret=0x0.</text:p>
      <text:p text:style-name="P1460">WIA: 12568.7580 93390 0 0 [sti_ci.dll] CWiaInfProcessor::Init, Ret=0x0</text:p>
      <text:p text:style-name="P1461">WIA: 12568.7580 93390 0 0 [sti_ci.dll] CUniqueId::Term, Ret=VOID</text:p>
      <text:p text:style-name="P1462">WIA: 12568.7580 93390 0 0 [sti_ci.dll] CUniqueId::InitMember, Ret=VOID</text:p>
      <text:p text:style-name="P1463">WIA: 12568.7580 93390 0 0 [sti_ci.dll] CUniqueId::Init, Ret=0x0.</text:p>
      <text:p text:style-name="P1464">WIA: 12568.7580 93390 0 0 [sti_ci.dll] CDeviceEnumerator::InitMember, Ret=VOID</text:p>
      <text:p text:style-name="P1465">WIA: 12568.7580 93390 0 0 [sti_ci.dll] CDeviceEnumerator::CDeviceEnumerator, Ret=VOID</text:p>
      <text:p text:style-name="P1466">WIA: 12568.7580 93390 0 0 [sti_ci.dll] CDeviceEnumerator::Term, Ret=VOID</text:p>
      <text:p text:style-name="P1467">WIA: 12568.7580 93390 0 0 [sti_ci.dll] CDeviceEnumerator::InitMember, Ret=VOID</text:p>
      <text:p text:style-name="P1468">WIA: 12568.7580 93390 0 0 [sti_ci.dll] CDeviceEnumerator::Init, Ret=0x0.</text:p>
      <text:p text:style-name="P1469">WIA: 12568.7580 93390 0 0 [sti_ci.dll] CDeviceEnumerator::Reset, Ret=VOID</text:p>
      <text:p text:style-name="P1470">WIA: 12568.7580 93390 0 0 [sti_ci.dll] CDeviceEnumerator::Next, Ret=0x103.</text:p>
      <text:p text:style-name="P1471">WIA: 12568.7580 93390 0 0 [sti_ci.dll] CUniqueId::CollectIdInfo, Ret=0x0.</text:p>
      <text:p text:style-name="P1472">WIA: 12568.7580 93390 0 0 [sti_ci.dll] CDeviceEnumerator::Term, Ret=VOID</text:p>
      <text:p text:style-name="P1473">WIA: 12568.7580 93390 0 0 [sti_ci.dll] CDeviceEnumerator::~CDeviceEnumerator, Ret=VOID</text:p>
      <text:p text:style-name="P1474">WIA: 12568.7580 93390 0 0 [sti_ci.dll] CUniqueId::IsAlreadyRegistered, Ret=0x0.</text:p>
      <text:p text:style-name="P1475">WIA: 12568.7580 93390 0 0 [sti_ci.dll] CUniqueId::IsUnique, Ret=0x1.</text:p>
      <text:p text:style-name="P1476">WIA: 12568.7580 93390 0 0 [sti_ci.dll] CUniqueId::Register, Ret=0x0.</text:p>
      <text:p text:style-name="P1477">WIA: 12568.7580 93390 0 0 [sti_ci.dll] CUniqueId::GenerateUniqueFriendlyName, Ret=0x0. Generated name is "WIA Scanner Device".</text:p>
      <text:p text:style-name="P1478">WIA: 12568.7580 93390 0 0 [sti_ci.dll] CUniqueId::GenerateId, Ret=0x0.</text:p>
      <text:p text:style-name="P1479">WIA: 12568.7580 93390 0 0 [sti_ci.dll] CWizardContext::RefreshDeviceInfo, Ret=0x0.</text:p>
      <text:p text:style-name="P1480">WIA: 12568.7580 93390 0 0 [sti_ci.dll] CWiaInfProcessor::GetPortSelect, Ret=0x0</text:p>
      <text:p text:style-name="P1481">WIA: 12568.7580 93390 0 0 [sti_ci.dll] CPortSelectPage::OnPSN_SETACTIVE, Ret=0x1.</text:p>
      <text:p text:style-name="P1482">WIA: 12568.7580 93390 0 0 [sti_ci.dll] CPortSelectPage::OnNotify, Ret=0x1.</text:p>
      <text:p text:style-name="P1483">WIA: 12568.7580 93406 0 0 [sti_ci.dll] CWiaInfProcessor::GetPortSelect, Ret=0x0</text:p>
      <text:p text:style-name="P1484">WIA: 12568.7580 93406 0 0 [sti_ci.dll] CNameDevicePage::OnPSN_SETACTIVE, Ret=0x0.</text:p>
      <text:p text:style-name="P1485">WIA: 12568.7580 93406 0 0 [sti_ci.dll] CNameDevicePage::OnNotify, Ret=0x0.</text:p>
      <text:p text:style-name="P1486">WIA: 12568.7580 93406 0 0 [sti_ci.dll] CNameDevicePage::OnNotify, Ret=0x0.</text:p>
      <text:p text:style-name="P1487">WIA: 12568.7580 95578 0 0 [sti_ci.dll] CNameDevicePage::OnNotify, Ret=0x0.</text:p>
      <text:p text:style-name="P1488">WIA: 12568.7580 95578 0 0 [sti_ci.dll] CUniqueId::ReserveFriendlyName, Ret=0x0.</text:p>
      <text:p text:style-name="P1489">WIA: 12568.7580 95578 0 0 [sti_ci.dll] CNameDevicePage::OnPSN_KILLACTIVE, Ret=0x1.</text:p>
      <text:p text:style-name="P1490">WIA: 12568.7580 95578 0 0 [sti_ci.dll] CNameDevicePage::OnNotify, Ret=0x1.</text:p>
      <text:p text:style-name="P1491">WIA: 12568.7580 95578 0 0 [sti_ci.dll] GetIntroFont, Ret=0x640a0e46.</text:p>
      <text:p text:style-name="P1492">WIA: 12568.7580 97890 0 0 [sti_ci.dll] ERROR: InstallSelectedDriver, pfnInstallSelectedDriver() failed. Err=0x57.</text:p>
      <text:p text:style-name="P1493">WIA: 12568.7580 97890 0 0 [sti_ci.dll] InstallSelectedDriver, Ret=0x57.</text:p>
      <text:p text:style-name="P1494">WIA: 12568.7580 97890 0 0 [sti_ci.dll] ERROR: CFinalPage::OnNotify, InstallSelectedDriver() failed. Err=0x57.</text:p>
      <text:p text:style-name="P1495">WIA: 12568.7580 97906 0 0 [sti_ci.dll] CWiaInfProcessor::Term, Ret=VOID</text:p>
      <text:p text:style-name="P1496">WIA: 12568.7580 97906 0 0 [sti_ci.dll] CUniqueId::Unregister, Ret=0x0.</text:p>
      <text:p text:style-name="P1497">WIA: 12568.7580 97906 0 0 [sti_ci.dll] CUniqueId::Unregister, Given string is empty, do nothing.</text:p>
      <text:p text:style-name="P1498">WIA: 12568.7580 97906 0 0 [sti_ci.dll] CUniqueId::Unregister, Ret=0xa0.</text:p>
      <text:p text:style-name="P1499">WIA: 12568.7580 97906 0 0 [sti_ci.dll] CUniqueId::Term, Ret=VOID</text:p>
      <text:p text:style-name="P1500">WIA: 12568.7580 97906 0 0 [sti_ci.dll] CWizardContext::Term, Ret=VOID</text:p>
      <text:p text:style-name="P1501">WIA: 12568.7580 97906 0 0 [sti_ci.dll] CWizardContext::~CWizardContext, Ret=VOID</text:p>
      <text:p text:style-name="P1502">WIA: 12568.7580 97906 0 0 [sti_ci.dll] CUniqueId::Term, Ret=VOID</text:p>
      <text:p text:style-name="P1503">WIA: 12568.7580 97906 0 0 [sti_ci.dll] CUniqueId::~CUniqueId, Ret=VOID</text:p>
      <text:p text:style-name="P1504">WIA: 12568.7580 97906 0 0 [sti_ci.dll] CWiaInfProcessor::Term, Ret=VOID</text:p>
      <text:p text:style-name="P1505">WIA: 12568.7580 97906 0 0 [sti_ci.dll] CWiaInfProcessor::~CWiaInfProcessor, VOID</text:p>
      <text:p text:style-name="P1506">WIA: 12568.7580 97906 0 0 [sti_ci.dll] OnDIF_DESTROYWIZARDDATA, Ret=0x0.</text:p>
      <text:p text:style-name="P1507">WIA: 12568.7580 97906 0 0 [sti_ci.dll] ClassInstall, Ret=0x0.</text:p>
      <text:p text:style-name="P1508">WIA: 12568.7580 97906 0 0 [sti_ci.dll] OnDIF_DESTROYPRIVATEDATA, Ret=0xe000020e.</text:p>
      <text:p text:style-name="P1509">WIA: 12568.7580 97906 0 0 [sti_ci.dll] ClassInstall, Ret=0xe000020e.</text:p>
      <text:p text:style-name="P1510">WIA: 12568.7580 97906 0 0 [sti_ci.dll] AddDevice, Ret=VOID.</text:p>
      <text:p text:style-name="P1511">WIA: 4284.4772 5350484 80000000 0 [wiaservc.dll] WiaService::DecClientCount, Client reference counter decremented to 0</text:p>
      <text:p text:style-name="P1512">WIA: 4284.4772 5350484 80000000 0 [wiaservc.dll] WiaService::CheckForActivityAndShutdown, Not shutting down service because 7 devices are installed</text:p>
      <text:p text:style-name="P1513"/>
      <text:p text:style-name="P1514">**************** Started trace for Module: [STI.dll] in Executable [ImagingDevices.exe] ProcessID: [7464] at 2019/10/29 21:01:52:714 ****************</text:p>
      <text:p text:style-name="P1515">WIA: 7464.12164 130641 0 0 [STI.dll] DllEntryPoint, sti.dll (0x8FCE0000) received DLL_PROCESS_DETACH, process terminating: 1</text:p>
      <text:p text:style-name="P1516">WIA: 7464.12164 130641 0 0 [STI.dll] AsyncRPCEventTransport::CloseNotificationChannel, Closing the async notification channel...</text:p>
      <text:p text:style-name="P1517">WIA: 7464.12164 130641 0 0 [STI.dll] AsyncRPCEventTransport::CloseConnectionToServer, Closed connection to server</text:p>
      <text:p text:style-name="P1518">WIA: 4284.4288 8504813 0 0 [wiaservc.dll] SCMControlQueue::Push, SERVICE_CONTROL_DEVICEEVENT (control: 11, event type: 32772): DBT_DEVTYP_HANDLE (6), 56 bytes</text:p>
      <text:p text:style-name="P1519">WIA: 4284.4288 8504813 0 0 [wiaservc.dll] SCMControlQueue::Push, Adding control request to queue (control: 11, event type: 32772)</text:p>
      <text:p text:style-name="P1520">WIA: 4284.4288 8504813 0 0 [wiaservc.dll] SCMControlHandler::ControlFunction, Signaling control thread to resume...</text:p>
      <text:p text:style-name="P1521">WIA: 4284.4288 8504813 0 0 [wiaservc.dll] SCMControlHandler::ControlFunction, Control function (control: 11, event type: 32772) returning</text:p>
      <text:p text:style-name="P1522">WIA: 4284.4764 8504813 0 0 [wiaservc.dll] SCMControlHandler::ControlThread, Resuming control thread...</text:p>
      <text:p text:style-name="P1523">WIA: 4284.4764 8504813 0 0 [wiaservc.dll] SCMControlQueue::Pop, Control request (control: 11, event type: 32772) detached from queue</text:p>
      <text:p text:style-name="P1524">WIA: 4284.4764 8504813 0 0 [wiaservc.dll] SCMControlHandler::ControlThread, Processing control request (control: 11, event type: 32772)...</text:p>
      <text:p text:style-name="P1525">WIA: 4284.4764 8504813 2 0 [wiaservc.dll] Dispatcher::ProcessEvent, System event received: dwControl 11, dwEventType 32772, lpEventData: 0x00000172AB808B40</text:p>
      <text:p text:style-name="P1526">WIA: 4284.4764 8504813 0 0 [wiaservc.dll] DeviceClassEnumeratorHandler::ProcessEvent, Processing system event, control code 11, event type 32772..</text:p>
      <text:p text:style-name="P1527">WIA: 4284.4764 8504813 2 0 [wiaservc.dll] DeviceClassEnumeratorHandler::ProcessEvent, Message from PnP: DBT_DEVICEREMOVECOMPLETE</text:p>
      <text:p text:style-name="P1528">WIA: 4284.4764 8504813 2 0 [wiaservc.dll] DeviceClassEnumeratorHandler::GetDeviceNameFromDevHdr, Received a DBT_DEVTYP_HANDLE message</text:p>
      <text:p text:style-name="P1529">WIA: 4284.4764 8504813 2 0 [wiaservc.dll] DeviceClassEnumeratorHandler::GetDeviceNameFromDevHdr, Lookup on DEV_BROADCAST_HDR returned a device ID of ({EEC5AD98-8080-425f-922A-DABF3DE3F69A}\0007)</text:p>
      <text:p text:style-name="P1530">WIA: 4284.4764 8504813 2 0 [wiaservc.dll] DeviceClassEnumeratorHandler::ProcessEvent, Processing device removal for device ({EEC5AD98-8080-425f-922A-DABF3DE3F69A}\0007)..</text:p>
      <text:p text:style-name="P1531">WIA: 4284.4764 8504813 8 0 [wiaservc.dll] DeviceListManager::ProcessDeviceRemoval, Processing removal for device (Apple iPhone)..</text:p>
      <text:p text:style-name="P1532">WIA: 4284.4764 8504813 8 0 [wiaservc.dll] DeviceListManager::ProcessDeviceRemoval, Device (Apple iPhone) is marked inactive</text:p>
      <text:p text:style-name="P1533">WIA: 4284.4764 8504813 8 0 [wiaservc.dll] DeviceListManager::ProcessDeviceRemoval, Generating DISCONNECT event for (Apple iPhone)</text:p>
      <text:p text:style-name="P1534">WIA: 4284.4764 8504813 0 0 [wiaservc.dll] DeviceInfoSet::GetDeviceSession, Locally connected device ({EEC5AD98-8080-425f-922A-DABF3DE3F69A}\0007), no Session ID found</text:p>
      <text:p text:style-name="P1535">WIA: 4284.4288 8504813 0 0 [wiaservc.dll] SCMControlQueue::Push, SERVICE_CONTROL_DEVICEEVENT (control: 11, event type: 32772): DBT_DEVTYP_DEVICEINTERFACE (5), 208 bytes</text:p>
      <text:p text:style-name="P1536">WIA: 4284.4288 8504813 0 0 [wiaservc.dll] SCMControlQueue::Push, Adding control request to queue (control: 11, event type: 32772)</text:p>
      <text:p text:style-name="P1537">WIA: 4284.4288 8504813 0 0 [wiaservc.dll] SCMControlHandler::ControlFunction, Signaling control thread to resume...</text:p>
      <text:p text:style-name="P1538">WIA: 4284.4288 8504813 0 0 [wiaservc.dll] SCMControlHandler::ControlFunction, Control function (control: 11, event type: 32772) returning</text:p>
      <text:p text:style-name="P1539">WIA: 4284.4764 8504938 0 0 [wiaservc.dll] USDWrapper::WIA_drvNotifyPnpEvent, Power management: disable system initiated sleep to call IWiaMiniDrv::drvNotifyPnPEvent for (Apple iPhone)...</text:p>
      <text:p text:style-name="P1540">WIA: 4284.4764 8504969 0 0 [wiaservc.dll] USDWrapper::WIA_drvNotifyPnpEvent, The WIA service is preparing to call IWiaMiniDrv::drvNotifyPnpEvent from the driver for (Apple iPhone) ...</text:p>
      <text:p text:style-name="P1541">WIA: 4284.4764 8504969 0 0 [wiaservc.dll] USDWrapper::WIA_drvNotifyPnpEvent, The WIA service is calling IWiaMiniDrv::drvNotifyPnpEvent from the driver (Apple iPhone) ...</text:p>
      <text:p text:style-name="P1542">WIA: 4284.4764 8504969 0 0 [wiaservc.dll] USDWrapper::WIA_drvNotifyPnpEvent, (Apple iPhone) completed IWiaMiniDrv::drvNotifyPnpEvent returning hr 0x00000000</text:p>
      <text:p text:style-name="P1543">WIA: 4284.4764 8504969 0 0 [wiaservc.dll] USDWrapper::WIA_drvNotifyPnpEvent, Power management: restore system initiated sleep...</text:p>
      <text:p text:style-name="P1544">WIA: 4284.4764 8504969 0 0 [wiaservc.dll] CEventNotifier::NotifySTIEvent, hr indicates FAILURE (expected for Disconnect), but event is Connect/Disconnect</text:p>
      <text:p text:style-name="P1545">WIA: 4284.4764 8504969 4 0 [wiaservc.dll] DeviceInfoSet::UnregisterDeviceNotification, Unregistering for PnP notifications on device ({EEC5AD98-8080-425f-922A-DABF3DE3F69A}\0007).</text:p>
      <text:p text:style-name="P1546">WIA: 4284.4764 8504969 0 0 [wiaservc.dll] USDWrapper::UnloadDriver, The WIA service is preparing to unload the driver for (Apple iPhone)</text:p>
      <text:p text:style-name="P1547">WIA: 4284.4764 8505031 4 0 [wiaservc.dll] USDWrapper::UnloadDriver, Driver for (Apple iPhone) is now unloaded</text:p>
      <text:p text:style-name="P1548">WIA: 4284.4764 8505031 80000000 0 [wiaservc.dll] WiaService::CheckForActivityAndShutdown, Not shutting down service because 7 devices are installed</text:p>
      <text:p text:style-name="P1549">WIA: 4284.4764 8505031 0 0 [wiaservc.dll] DeviceClassEnumeratorHandler::ProcessEvent, Processing system event control code 11, event type 32772, completed with with hr 0x00000000</text:p>
      <text:p text:style-name="P1550">WIA: 4284.4764 8505031 0 0 [wiaservc.dll] SCMControlQueue::ControlRequest::~ControlRequest, Control request (control: 11, event type: 32772) deleted</text:p>
      <text:p text:style-name="P1551">WIA: 4284.4764 8505031 0 0 [wiaservc.dll] SCMControlQueue::Pop, Control request (control: 11, event type: 32772) detached from queue</text:p>
      <text:p text:style-name="P1552">WIA: 4284.4764 8505031 0 0 [wiaservc.dll] SCMControlHandler::ControlThread, Processing control request (control: 11, event type: 32772)...</text:p>
      <text:p text:style-name="P1553">WIA: 4284.4764 8505031 2 0 [wiaservc.dll] Dispatcher::ProcessEvent, System event received: dwControl 11, dwEventType 32772, lpEventData: 0x00000172AB808BB0</text:p>
      <text:p text:style-name="P1554">WIA: 4284.4764 8505031 0 0 [wiaservc.dll] DeviceClassEnumeratorHandler::ProcessEvent, Processing system event, control code 11, event type 32772..</text:p>
      <text:p text:style-name="P1555">WIA: 4284.4764 8505031 2 0 [wiaservc.dll] DeviceClassEnumeratorHandler::ProcessEvent, Message from PnP: DBT_DEVICEREMOVECOMPLETE</text:p>
      <text:p text:style-name="P1556">WIA: 4284.4764 8505031 2 0 [wiaservc.dll] DeviceClassEnumeratorHandler::GetDeviceNameFromDevHdr, Received a DBT_DEVTYP_DEVICEINTERFACE message</text:p>
      <text:p text:style-name="P1557">WIA: 4284.4764 8505031 2 0 [wiaservc.dll] DeviceClassEnumeratorHandler::GetDeviceNameFromDevHdr, Lookup on DEV_BROADCAST_HDR returned a device ID of ({EEC5AD98-8080-425f-922A-DABF3DE3F69A}\0007)</text:p>
      <text:p text:style-name="P1558">WIA: 4284.4764 8505031 2 0 [wiaservc.dll] DeviceClassEnumeratorHandler::ProcessEvent, Processing device removal for device ({EEC5AD98-8080-425f-922A-DABF3DE3F69A}\0007)..</text:p>
      <text:p text:style-name="P1559">WIA: 4284.4764 8505031 8 0 [wiaservc.dll] DeviceListManager::ProcessDeviceRemoval, Processing removal for device (Apple iPhone)..</text:p>
      <text:p text:style-name="P1560">WIA: 4284.4764 8505031 8 0 [wiaservc.dll] DeviceListManager::ProcessDeviceRemoval, Device (Apple iPhone) is marked inactive</text:p>
      <text:p text:style-name="P1561">WIA: 4284.4764 8505031 8 0 [wiaservc.dll] DeviceListManager::ProcessDeviceRemoval, We are not generating a DISCONNECT event for device (Apple iPhone), because it has already been done</text:p>
      <text:p text:style-name="P1562">WIA: 4284.4764 8505031 80000000 0 [wiaservc.dll] WiaService::CheckForActivityAndShutdown, Not shutting down service because 7 devices are installed</text:p>
      <text:p text:style-name="P1563">WIA: 4284.4764 8505031 0 0 [wiaservc.dll] DeviceClassEnumeratorHandler::ProcessEvent, Processing system event control code 11, event type 32772, completed with with hr 0x00000000</text:p>
      <text:p text:style-name="P1564">WIA: 4284.4764 8505031 0 0 [wiaservc.dll] SCMControlQueue::ControlRequest::~ControlRequest, Control request (control: 11, event type: 32772) deleted</text:p>
      <text:p text:style-name="P1565">WIA: 4284.4764 8505031 0 0 [wiaservc.dll] SCMControlHandler::ControlThread, Requests queue empty, control thread entering sleep...</text:p>
      <text:p text:style-name="P1566">WIA: 4284.4764 8505031 0 0 [wiaservc.dll] SCMControlHandler::ControlThread, Resuming control thread...</text:p>
      <text:p text:style-name="P1567">WIA: 4284.4764 8505031 0 0 [wiaservc.dll] SCMControlHandler::ControlThread, Requests queue empty, control thread entering sleep...</text:p>
      <text:p text:style-name="P1568">WIA: 4284.4772 13396172 0 0 [wiaservc.dll] CWiaDevMgr::CreateInstance, Created WiaDevMgr</text:p>
      <text:p text:style-name="P1569">WIA: 4284.4772 13396219 80000000 0 [wiaservc.dll] DeviceListManager::CreateDeviceInformationArray, There are no devices to enumerate</text:p>
      <text:p text:style-name="P1570">WIA: 4284.4772 13396219 0 0 [wiaservc.dll] CEnumWIADevInfo::Next, CEnumWIADevInfo::Next, celt=1<text:s/></text:p>
      <text:p text:style-name="P1571">WIA: 4284.4772 13396219 0 0 [wiaservc.dll] CWiaDevMgrLH::CreateInstance, CWiaDevMgrLH::CreateInstance, Created WiaDevMgr</text:p>
      <text:p text:style-name="P1572">WIA: 4284.4772 13396234 80000000 0 [wiaservc.dll] DeviceListManager::CreateDeviceInformationArray, There are no devices to enumerate</text:p>
      <text:p text:style-name="P1573">WIA: 4284.4772 13396234 0 0 [wiaservc.dll] CEnumWIADevInfo::Next, CEnumWIADevInfo::Next, celt=1<text:s/></text:p>
      <text:p text:style-name="P1574">WIA: 4284.4772 13400953 80000000 0 [wiaservc.dll] WiaService::DecClientCount, Client reference counter decremented to 0</text:p>
      <text:p text:style-name="P1575">WIA: 4284.4772 13400953 80000000 0 [wiaservc.dll] WiaService::CheckForActivityAndShutdown, Not shutting down service because 7 devices are installed</text:p>
      <text:p text:style-name="P1576"/>
      <text:p text:style-name="P1577">**************** Started trace for Module: [STI.dll] in Executable [ImagingDevices.exe] ProcessID: [8528] at 2019/10/29 23:18:09:040 ****************</text:p>
      <text:p text:style-name="P1578">WIA: 8528.9472 4750 0 0 [STI.dll] DllEntryPoint, sti.dll (0x8FCE0000) received DLL_PROCESS_DETACH, process terminating: 1</text:p>
      <text:p text:style-name="P1579">WIA: 8528.9472 4750 0 0 [STI.dll] AsyncRPCEventTransport::CloseNotificationChannel, Closing the async notification channel...</text:p>
      <text:p text:style-name="P1580">WIA: 8528.9472 4750 0 0 [STI.dll] AsyncRPCEventTransport::CloseConnectionToServer, Closed connection to server</text:p>
      <text:p text:style-name="P1581">WIA: 4284.4772 13706969 0 0 [wiaservc.dll] CWiaDevMgr::CreateInstance, Created WiaDevMgr</text:p>
      <text:p text:style-name="P1582">WIA: 4284.4772 13706969 80000000 0 [wiaservc.dll] DeviceListManager::CreateDeviceInformationArray, There are no devices to enumerate</text:p>
      <text:p text:style-name="P1583">WIA: 4284.4772 13706969 0 0 [wiaservc.dll] CEnumWIADevInfo::Next, CEnumWIADevInfo::Next, celt=1<text:s/></text:p>
      <text:p text:style-name="P1584">WIA: 4284.4772 13706969 0 0 [wiaservc.dll] CWiaDevMgrLH::CreateInstance, CWiaDevMgrLH::CreateInstance, Created WiaDevMgr</text:p>
      <text:p text:style-name="P1585">WIA: 4284.4772 13706969 80000000 0 [wiaservc.dll] DeviceListManager::CreateDeviceInformationArray, There are no devices to enumerate</text:p>
      <text:p text:style-name="P1586">WIA: 4284.4772 13706969 0 0 [wiaservc.dll] CEnumWIADevInfo::Next, CEnumWIADevInfo::Next, celt=1<text:s/></text:p>
      <text:p text:style-name="P1587">WIA: 4284.4772 13714500 0 0 [wiaservc.dll] CWiaDevMgrLH::CreateInstance, CWiaDevMgrLH::CreateInstance, Created WiaDevMgr</text:p>
      <text:p text:style-name="P1588">WIA: 4284.4772 13714531 80000000 0 [wiaservc.dll] DeviceListManager::CreateDeviceInformationArray, There are no devices to enumerate</text:p>
      <text:p text:style-name="P1589">WIA: 4284.4772 13714531 0 0 [wiaservc.dll] CEnumWIADevInfo::Next, CEnumWIADevInfo::Next, celt=1<text:s/></text:p>
      <text:p text:style-name="P1590">WIA: 4284.4772 13717938 0 0 [wiaservc.dll] CWiaDevMgr::CreateInstance, Created WiaDevMgr</text:p>
      <text:p text:style-name="P1591">WIA: 4284.4772 13717938 80000000 0 [wiaservc.dll] DeviceListManager::CreateDeviceInformationArray, There are no devices to enumerate</text:p>
      <text:p text:style-name="P1592">WIA: 4284.4772 13717938 0 0 [wiaservc.dll] CEnumWIADevInfo::Next, CEnumWIADevInfo::Next, celt=1<text:s/></text:p>
      <text:p text:style-name="P1593">WIA: 4284.4772 13717938 0 0 [wiaservc.dll] CWiaDevMgrLH::CreateInstance, CWiaDevMgrLH::CreateInstance, Created WiaDevMgr</text:p>
      <text:p text:style-name="P1594">WIA: 4284.4772 13717938 80000000 0 [wiaservc.dll] DeviceListManager::CreateDeviceInformationArray, There are no devices to enumerate</text:p>
      <text:p text:style-name="P1595">WIA: 4284.4772 13717938 0 0 [wiaservc.dll] CEnumWIADevInfo::Next, CEnumWIADevInfo::Next, celt=1<text:s/></text:p>
      <text:p text:style-name="P1596">WIA: 4284.4772 13719969 80000000 0 [wiaservc.dll] WiaService::DecClientCount, Client reference counter decremented to 0</text:p>
      <text:p text:style-name="P1597">WIA: 4284.4772 13719969 80000000 0 [wiaservc.dll] WiaService::CheckForActivityAndShutdown, Not shutting down service because 7 devices are installed</text:p>
      <text:p text:style-name="P1598"/>
      <text:p text:style-name="P1599">**************** Started trace for Module: [STI.dll] in Executable [ImagingDevices.exe] ProcessID: [1704] at 2019/10/29 23:23:19:809 ****************</text:p>
      <text:p text:style-name="P1600">WIA: 1704.7392 13015 0 0 [STI.dll] DllEntryPoint, sti.dll (0x8FCE0000) received DLL_PROCESS_DETACH, process terminating: 1</text:p>
      <text:p text:style-name="P1601">WIA: 1704.7392 13015 0 0 [STI.dll] AsyncRPCEventTransport::CloseNotificationChannel, Closing the async notification channel...</text:p>
      <text:p text:style-name="P1602">WIA: 1704.7392 13015 0 0 [STI.dll] AsyncRPCEventTransport::CloseConnectionToServer, Closed connection to server</text:p>
      <text:p text:style-name="P1603">WIA: 4284.4288 19440094 0 0 [wiaservc.dll] SCMControlQueue::Push, Adding control request to queue (control: 13, event type: 4)</text:p>
      <text:p text:style-name="P1604">WIA: 4284.4288 19440094 0 0 [wiaservc.dll] SCMControlHandler::ControlFunction, Signaling control thread to resume...</text:p>
      <text:p text:style-name="P1605">WIA: 4284.4288 19440094 0 0 [wiaservc.dll] SCMControlHandler::ControlFunction, Control function (control: 13, event type: 4) returning</text:p>
      <text:p text:style-name="P1606">WIA: 4284.4764 19440094 0 0 [wiaservc.dll] SCMControlHandler::ControlThread, Resuming control thread...</text:p>
      <text:p text:style-name="P1607">WIA: 4284.4764 19440094 0 0 [wiaservc.dll] SCMControlQueue::Pop, Control request (control: 13, event type: 4) detached from queue</text:p>
      <text:p text:style-name="P1608">WIA: 4284.4764 19440094 0 0 [wiaservc.dll] SCMControlHandler::ControlThread, Processing control request (control: 13, event type: 4)...</text:p>
      <text:p text:style-name="P1609">WIA: 4284.4764 19440094 2 0 [wiaservc.dll] Dispatcher::ProcessEvent, System event received: dwControl 13, dwEventType 4, lpEventData: 0x0000000000000000</text:p>
      <text:p text:style-name="P1610">WIA: 4284.4764 19440094 0 0 [wiaservc.dll] DeviceClassEnumeratorHandler::ProcessEvent, Processing system event, control code 13, event type 4..</text:p>
      <text:p text:style-name="P1611">WIA: 4284.4764 19440094 0 0 [wiaservc.dll] DeviceClassEnumeratorHandler::ProcessEvent, Processing system event control code 13, event type 4, completed with with hr 0x00000000</text:p>
      <text:p text:style-name="P1612">WIA: 4284.4764 19440094 2 0 [wiaservc.dll] PowerEventHandler::ProcessEvent, Message from Power Management: PBT_APMSUSPEND</text:p>
      <text:p text:style-name="P1613">WIA: 4284.4764 19440094 2 0 [wiaservc.dll] SCMControlHandler::UpdateServiceStatus, Updating service status. CurrentState=SERVICE_PAUSED, StateCode=7, WaitHint=0</text:p>
      <text:p text:style-name="P1614">WIA: 4284.4764 19440094 80000000 0 [wiaservc.dll] ShutdownWSDChallenge, Shutting down WSD Challenge: Unload DLL 0</text:p>
      <text:p text:style-name="P1615">WIA: 4284.4764 19440094 0 0 [wiaservc.dll] SCMControlQueue::ControlRequest::~ControlRequest, Control request (control: 13, event type: 4) deleted</text:p>
      <text:p text:style-name="P1616">WIA: 4284.4764 19440094 0 0 [wiaservc.dll] SCMControlHandler::ControlThread, Requests queue empty, control thread entering sleep...</text:p>
      <text:p text:style-name="P1617">WIA: 4284.4288 151774078 0 0 [wiaservc.dll] SCMControlQueue::Push, Adding control request to queue (control: 13, event type: 10)</text:p>
      <text:p text:style-name="P1618">WIA: 4284.4288 151774078 0 0 [wiaservc.dll] SCMControlHandler::ControlFunction, Signaling control thread to resume...</text:p>
      <text:p text:style-name="P1619">WIA: 4284.4288 151774078 0 0 [wiaservc.dll] SCMControlHandler::ControlFunction, Control function (control: 13, event type: 10) returning</text:p>
      <text:p text:style-name="P1620">WIA: 4284.4764 151774078 0 0 [wiaservc.dll] SCMControlHandler::ControlThread, Resuming control thread...</text:p>
      <text:p text:style-name="P1621">WIA: 4284.4764 151774078 0 0 [wiaservc.dll] SCMControlQueue::Pop, Control request (control: 13, event type: 10) detached from queue</text:p>
      <text:p text:style-name="P1622">WIA: 4284.4764 151774078 0 0 [wiaservc.dll] SCMControlHandler::ControlThread, Processing control request (control: 13, event type: 10)...</text:p>
      <text:p text:style-name="P1623">WIA: 4284.4764 151774078 2 0 [wiaservc.dll] Dispatcher::ProcessEvent, System event received: dwControl 13, dwEventType 10, lpEventData: 0x0000000000000000</text:p>
      <text:p text:style-name="P1624">WIA: 4284.4764 151774078 0 0 [wiaservc.dll] DeviceClassEnumeratorHandler::ProcessEvent, Processing system event, control code 13, event type 10..</text:p>
      <text:p text:style-name="P1625">WIA: 4284.4764 151774078 0 0 [wiaservc.dll] DeviceClassEnumeratorHandler::ProcessEvent, Processing system event control code 13, event type 10, completed with with hr 0x00000000</text:p>
      <text:p text:style-name="P1626">WIA: 4284.4764 151774078 2 0 [wiaservc.dll] PowerEventHandler::ProcessEvent, Message from Power Management: PBT_APMPOWERSTATUSCHANGE</text:p>
      <text:p text:style-name="P1627">WIA: 4284.4764 151774078 0 0 [wiaservc.dll] SCMControlQueue::ControlRequest::~ControlRequest, Control request (control: 13, event type: 10) deleted</text:p>
      <text:p text:style-name="P1628">WIA: 4284.4764 151774078 0 0 [wiaservc.dll] SCMControlHandler::ControlThread, Requests queue empty, control thread entering sleep...</text:p>
      <text:p text:style-name="P1629">WIA: 4284.4288 151775531 0 0 [wiaservc.dll] SCMControlQueue::Push, Adding control request to queue (control: 13, event type: 18)</text:p>
      <text:p text:style-name="P1630">WIA: 4284.4288 151775531 0 0 [wiaservc.dll] SCMControlHandler::ControlFunction, Signaling control thread to resume...</text:p>
      <text:p text:style-name="P1631">WIA: 4284.4288 151775531 0 0 [wiaservc.dll] SCMControlHandler::ControlFunction, Control function (control: 13, event type: 18) returning</text:p>
      <text:p text:style-name="P1632">WIA: 4284.4764 151775531 0 0 [wiaservc.dll] SCMControlHandler::ControlThread, Resuming control thread...</text:p>
      <text:p text:style-name="P1633">WIA: 4284.4764 151775531 0 0 [wiaservc.dll] SCMControlQueue::Pop, Control request (control: 13, event type: 18) detached from queue</text:p>
      <text:p text:style-name="P1634">WIA: 4284.4764 151775531 0 0 [wiaservc.dll] SCMControlHandler::ControlThread, Processing control request (control: 13, event type: 18)...</text:p>
      <text:p text:style-name="P1635">WIA: 4284.4764 151775531 2 0 [wiaservc.dll] Dispatcher::ProcessEvent, System event received: dwControl 13, dwEventType 18, lpEventData: 0x0000000000000000</text:p>
      <text:p text:style-name="P1636">WIA: 4284.4764 151775531 0 0 [wiaservc.dll] DeviceClassEnumeratorHandler::ProcessEvent, Processing system event, control code 13, event type 18..</text:p>
      <text:p text:style-name="P1637">WIA: 4284.4764 151775531 0 0 [wiaservc.dll] DeviceClassEnumeratorHandler::ProcessEvent, Processing system event control code 13, event type 18, completed with with hr 0x00000000</text:p>
      <text:p text:style-name="P1638">WIA: 4284.4764 151775531 2 0 [wiaservc.dll] PowerEventHandler::ProcessEvent, Message from Power Management: PBT_APMRESUMEAUTOMATIC</text:p>
      <text:p text:style-name="P1639">WIA: 4284.4764 151775531 0 0 [wiaservc.dll] SCMControlQueue::ControlRequest::~ControlRequest, Control request (control: 13, event type: 18) deleted</text:p>
      <text:p text:style-name="P1640">WIA: 4284.4764 151775531 0 0 [wiaservc.dll] SCMControlHandler::ControlThread, Requests queue empty, control thread entering sleep...</text:p>
      <text:p text:style-name="P1641">WIA: 4284.4288 151775563 0 0 [wiaservc.dll] SCMControlQueue::Push, Adding control request to queue (control: 13, event type: 7)</text:p>
      <text:p text:style-name="P1642">WIA: 4284.4288 151775563 0 0 [wiaservc.dll] SCMControlHandler::ControlFunction, Signaling control thread to resume...</text:p>
      <text:p text:style-name="P1643">WIA: 4284.4288 151775563 0 0 [wiaservc.dll] SCMControlHandler::ControlFunction, Control function (control: 13, event type: 7) returning</text:p>
      <text:p text:style-name="P1644">WIA: 4284.4764 151775563 0 0 [wiaservc.dll] SCMControlHandler::ControlThread, Resuming control thread...</text:p>
      <text:p text:style-name="P1645">WIA: 4284.4764 151775563 0 0 [wiaservc.dll] SCMControlQueue::Pop, Control request (control: 13, event type: 7) detached from queue</text:p>
      <text:p text:style-name="P1646">WIA: 4284.4764 151775563 0 0 [wiaservc.dll] SCMControlHandler::ControlThread, Processing control request (control: 13, event type: 7)...</text:p>
      <text:p text:style-name="P1647">WIA: 4284.4764 151775563 2 0 [wiaservc.dll] Dispatcher::ProcessEvent, System event received: dwControl 13, dwEventType 7, lpEventData: 0x0000000000000000</text:p>
      <text:p text:style-name="P1648">WIA: 4284.4764 151775563 0 0 [wiaservc.dll] DeviceClassEnumeratorHandler::ProcessEvent, Processing system event, control code 13, event type 7..</text:p>
      <text:p text:style-name="P1649">WIA: 4284.4764 151775563 0 0 [wiaservc.dll] DeviceClassEnumeratorHandler::ProcessEvent, Processing system event control code 13, event type 7, completed with with hr 0x00000000</text:p>
      <text:p text:style-name="P1650">WIA: 4284.4764 151775563 2 0 [wiaservc.dll] PowerEventHandler::ProcessEvent, Message from Power Management: PBT_APMRESUMESUSPEND</text:p>
      <text:p text:style-name="P1651">WIA: 4284.4764 151775563 0 0 [wiaservc.dll] DeviceListManager::InitializeWSDChallenge, WSD Challenge successfully initiated (thread: 13160)</text:p>
      <text:p text:style-name="P1652">WIA: 4284.4764 151775563 8 0 [wiaservc.dll] RegistryDeviceEnumerator::Refresh, An error occured in RegistryDeviceEnumerator when enumerating the subkeys for (SYSTEM\CurrentControlSet\Control\StillImage\FakeDevices)</text:p>
      <text:p text:style-name="P1653">WIA: 4284.13160 151775563 80000000 0 [wiaservc.dll] InitializeWSDChallenge, Intializing WSD Challenge for {6BDD1FC6-810F-11D0-BEC7-08002BE2092F}..</text:p>
      <text:p text:style-name="P1654">WIA: 4284.13160 151775563 80000000 0 [wiaservc.dll] InitializeWSDChallenge, Intialize WSD Challenge...</text:p>
      <text:p text:style-name="P1655">WIA: 4284.4764 151775563 8 0 [wiaservc.dll] DeviceInfoSet::AddDevNodeDevices, The Device Info Set skipped devnode index 4, because its "Subclass" value is not of a compatible correct type.</text:p>
      <text:p text:style-name="P1656">WIA: 4284.4764 151775563 0 0 [wiaservc.dll] USDWrapper::RefreshSettings, Refreshing USDWrapper settings for (Apple iPhone)</text:p>
      <text:p text:style-name="P1657">WIA: 4284.4764 151775563 0 0 [wiaservc.dll] USDWrapper::RefreshSettings, Updating the current settings for (Apple iPhone) from Registry</text:p>
      <text:p text:style-name="P1658">WIA: 4284.4764 151775563 0 0 [wiaservc.dll] USDWrapper::RefreshSettings, (Apple iPhone) is a WIA device (internal type: 0x00000031)</text:p>
      <text:p text:style-name="P1659">WIA: 4284.4764 151775563 8 0 [wiaservc.dll] DeviceInfoSet::GetDeviceStatus, CM_Get_DevNode_Status for device ({EEC5AD98-8080-425f-922A-DABF3DE3F69A}\0000) failed, return code 0x0000000D, DEV_STATE_ACTIVE not set</text:p>
      <text:p text:style-name="P1660">WIA: 4284.4764 151775563 4 0 [wiaservc.dll] USDWrapper::RefreshSettings, Device state for (Apple iPhone) remains 0x00000000</text:p>
      <text:p text:style-name="P1661">WIA: 4284.4764 151775563 4 0 [wiaservc.dll] USDWrapper::RefreshSettings, Device state 0x00000001 means 'disabled', 0x00000002 'removed', <text:s/>0x00000004 'active'</text:p>
      <text:p text:style-name="P1662">WIA: 4284.4764 151775563 4 0 [wiaservc.dll] USDWrapper::RefreshSettings, Previous PnP identifier of (Apple iPhone): \\?\usb#vid_05ac&amp;pid_12a8&amp;mi_00#6&amp;3a59852d&amp;0&amp;0000#{6bdd1fc6-810f-11d0-bec7-08002be2092f}</text:p>
      <text:p text:style-name="P1663">WIA: 4284.4764 151775563 4 0 [wiaservc.dll] USDWrapper::RefreshSettings, New PnP identifier for (Apple iPhone): \\?\usb#vid_05ac&amp;pid_12a8&amp;mi_00#6&amp;3a59852d&amp;0&amp;0000#{6bdd1fc6-810f-11d0-bec7-08002be2092f}</text:p>
      <text:p text:style-name="P1664">WIA: 4284.4764 151775563 0 0 [wiaservc.dll] USDWrapper::RefreshSettings, Refreshing USDWrapper settings for (Apple iPhone)</text:p>
      <text:p text:style-name="P1665">WIA: 4284.4764 151775563 0 0 [wiaservc.dll] USDWrapper::RefreshSettings, Updating the current settings for (Apple iPhone) from Registry</text:p>
      <text:p text:style-name="P1666">WIA: 4284.4764 151775563 0 0 [wiaservc.dll] USDWrapper::RefreshSettings, (Apple iPhone) is a WIA device (internal type: 0x00000031)</text:p>
      <text:p text:style-name="P1667">WIA: 4284.4764 151775563 8 0 [wiaservc.dll] DeviceInfoSet::GetDeviceStatus, CM_Get_DevNode_Status for device ({EEC5AD98-8080-425f-922A-DABF3DE3F69A}\0004) failed, return code 0x0000000D, DEV_STATE_ACTIVE not set</text:p>
      <text:p text:style-name="P1668">WIA: 4284.4764 151775563 4 0 [wiaservc.dll] USDWrapper::RefreshSettings, Device state for (Apple iPhone) remains 0x00000000</text:p>
      <text:p text:style-name="P1669">WIA: 4284.4764 151775563 4 0 [wiaservc.dll] USDWrapper::RefreshSettings, Device state 0x00000001 means 'disabled', 0x00000002 'removed', <text:s/>0x00000004 'active'</text:p>
      <text:p text:style-name="P1670">WIA: 4284.4764 151775563 4 0 [wiaservc.dll] USDWrapper::RefreshSettings, Previous PnP identifier of (Apple iPhone): \\?\usb#vid_05ac&amp;pid_12a8&amp;mi_00#6&amp;18e6aee5&amp;0&amp;0000#{6bdd1fc6-810f-11d0-bec7-08002be2092f}</text:p>
      <text:p text:style-name="P1671">WIA: 4284.4764 151775563 4 0 [wiaservc.dll] USDWrapper::RefreshSettings, New PnP identifier for (Apple iPhone): \\?\usb#vid_05ac&amp;pid_12a8&amp;mi_00#6&amp;18e6aee5&amp;0&amp;0000#{6bdd1fc6-810f-11d0-bec7-08002be2092f}</text:p>
      <text:p text:style-name="P1672">WIA: 4284.4764 151775563 0 0 [wiaservc.dll] USDWrapper::RefreshSettings, Refreshing USDWrapper settings for (Apple iPhone)</text:p>
      <text:p text:style-name="P1673">WIA: 4284.4764 151775563 0 0 [wiaservc.dll] USDWrapper::RefreshSettings, Updating the current settings for (Apple iPhone) from Registry</text:p>
      <text:p text:style-name="P1674">WIA: 4284.4764 151775563 0 0 [wiaservc.dll] USDWrapper::RefreshSettings, (Apple iPhone) is a WIA device (internal type: 0x00000031)</text:p>
      <text:p text:style-name="P1675">WIA: 4284.4764 151775563 8 0 [wiaservc.dll] DeviceInfoSet::GetDeviceStatus, CM_Get_DevNode_Status for device ({EEC5AD98-8080-425f-922A-DABF3DE3F69A}\0007) failed, return code 0x0000000D, DEV_STATE_ACTIVE not set</text:p>
      <text:p text:style-name="P1676">WIA: 4284.4764 151775563 4 0 [wiaservc.dll] USDWrapper::RefreshSettings, Device state for (Apple iPhone) remains 0x00000000</text:p>
      <text:p text:style-name="P1677">WIA: 4284.4764 151775563 4 0 [wiaservc.dll] USDWrapper::RefreshSettings, Device state 0x00000001 means 'disabled', 0x00000002 'removed', <text:s/>0x00000004 'active'</text:p>
      <text:p text:style-name="P1678">WIA: 4284.4764 151775563 4 0 [wiaservc.dll] USDWrapper::RefreshSettings, Previous PnP identifier of (Apple iPhone): \\?\usb#vid_05ac&amp;pid_12a8&amp;mi_00#6&amp;2cf63e83&amp;0&amp;0000#{6bdd1fc6-810f-11d0-bec7-08002be2092f}</text:p>
      <text:p text:style-name="P1679">WIA: 4284.4764 151775563 4 0 [wiaservc.dll] USDWrapper::RefreshSettings, New PnP identifier for (Apple iPhone): \\?\usb#vid_05ac&amp;pid_12a8&amp;mi_00#6&amp;2cf63e83&amp;0&amp;0000#{6bdd1fc6-810f-11d0-bec7-08002be2092f}</text:p>
      <text:p text:style-name="P1680">WIA: 4284.4764 151775563 0 0 [wiaservc.dll] USDWrapper::RefreshSettings, Refreshing USDWrapper settings for (E:\)</text:p>
      <text:p text:style-name="P1681">WIA: 4284.4764 151775563 0 0 [wiaservc.dll] USDWrapper::RefreshSettings, Updating the current settings for (E:\) from Registry</text:p>
      <text:p text:style-name="P1682">WIA: 4284.4764 151775563 0 0 [wiaservc.dll] USDWrapper::RefreshSettings, (E:\) is a WIA device (internal type: 0x00000031)</text:p>
      <text:p text:style-name="P1683">WIA: 4284.4764 151775563 8 0 [wiaservc.dll] DeviceInfoSet::GetDeviceStatus, CM_Get_DevNode_Status for device ({EEC5AD98-8080-425f-922A-DABF3DE3F69A}\0017) failed, return code 0x0000000D, DEV_STATE_ACTIVE not set</text:p>
      <text:p text:style-name="P1684">WIA: 4284.4764 151775563 4 0 [wiaservc.dll] USDWrapper::RefreshSettings, Device state for (E:\) remains 0x00000000</text:p>
      <text:p text:style-name="P1685">WIA: 4284.4764 151775563 4 0 [wiaservc.dll] USDWrapper::RefreshSettings, Device state 0x00000001 means 'disabled', 0x00000002 'removed', <text:s/>0x00000004 'active'</text:p>
      <text:p text:style-name="P1686">WIA: 4284.4764 151775563 4 0 [wiaservc.dll] USDWrapper::RefreshSettings, Previous PnP identifier of (E:\): \\?\swd#wpdbusenum#_??_pcistor#disk&amp;ven_rsper&amp;prod_rts5208lun0&amp;rev_1.00#0000#{53f56307-b6bf-11d0-94f2-00a0c91efb8b}#{6bdd1fc6-810f-11d0-bec7-08002be2092f}</text:p>
      <text:p text:style-name="P1687">WIA: 4284.4764 151775563 4 0 [wiaservc.dll] USDWrapper::RefreshSettings, New PnP identifier for (E:\): \\?\swd#wpdbusenum#_??_pcistor#disk&amp;ven_rsper&amp;prod_rts5208lun0&amp;rev_1.00#0000#{53f56307-b6bf-11d0-94f2-00a0c91efb8b}#{6bdd1fc6-810f-11d0-bec7-08002be2092f}</text:p>
      <text:p text:style-name="P1688">WIA: 4284.4764 151775563 0 0 [wiaservc.dll] USDWrapper::RefreshSettings, Refreshing USDWrapper settings for (Apple iPod)</text:p>
      <text:p text:style-name="P1689">WIA: 4284.4764 151775563 0 0 [wiaservc.dll] USDWrapper::RefreshSettings, Updating the current settings for (Apple iPod) from Registry</text:p>
      <text:p text:style-name="P1690">WIA: 4284.4764 151775563 0 0 [wiaservc.dll] USDWrapper::RefreshSettings, (Apple iPod) is a WIA device (internal type: 0x00000031)</text:p>
      <text:p text:style-name="P1691">WIA: 4284.4764 151775563 8 0 [wiaservc.dll] DeviceInfoSet::GetDeviceStatus, CM_Get_DevNode_Status for device ({EEC5AD98-8080-425f-922A-DABF3DE3F69A}\0003) failed, return code 0x0000000D, DEV_STATE_ACTIVE not set</text:p>
      <text:p text:style-name="P1692">WIA: 4284.4764 151775563 4 0 [wiaservc.dll] USDWrapper::RefreshSettings, Device state for (Apple iPod) remains 0x00000000</text:p>
      <text:p text:style-name="P1693">WIA: 4284.4764 151775563 4 0 [wiaservc.dll] USDWrapper::RefreshSettings, Device state 0x00000001 means 'disabled', 0x00000002 'removed', <text:s/>0x00000004 'active'</text:p>
      <text:p text:style-name="P1694">WIA: 4284.4764 151775578 4 0 [wiaservc.dll] USDWrapper::RefreshSettings, Previous PnP identifier of (Apple iPod): \\?\usb#vid_05ac&amp;pid_12aa&amp;mi_00#6&amp;3753cc17&amp;0&amp;0000#{6bdd1fc6-810f-11d0-bec7-08002be2092f}</text:p>
      <text:p text:style-name="P1695">WIA: 4284.4764 151775578 4 0 [wiaservc.dll] USDWrapper::RefreshSettings, New PnP identifier for (Apple iPod): \\?\usb#vid_05ac&amp;pid_12aa&amp;mi_00#6&amp;3753cc17&amp;0&amp;0000#{6bdd1fc6-810f-11d0-bec7-08002be2092f}</text:p>
      <text:p text:style-name="P1696">WIA: 4284.4764 151775578 0 0 [wiaservc.dll] USDWrapper::RefreshSettings, Refreshing USDWrapper settings for (LG K9)</text:p>
      <text:p text:style-name="P1697">WIA: 4284.4764 151775578 0 0 [wiaservc.dll] USDWrapper::RefreshSettings, Updating the current settings for (LG K9) from Registry</text:p>
      <text:p text:style-name="P1698">WIA: 4284.4764 151775578 0 0 [wiaservc.dll] USDWrapper::RefreshSettings, (LG K9) is a WIA device (internal type: 0x00000031)</text:p>
      <text:p text:style-name="P1699">WIA: 4284.4764 151775578 8 0 [wiaservc.dll] DeviceInfoSet::GetDeviceStatus, CM_Get_DevNode_Status for device ({EEC5AD98-8080-425f-922A-DABF3DE3F69A}\0012) failed, return code 0x0000000D, DEV_STATE_ACTIVE not set</text:p>
      <text:p text:style-name="P1700">WIA: 4284.4764 151775578 4 0 [wiaservc.dll] USDWrapper::RefreshSettings, Device state for (LG K9) remains 0x00000000</text:p>
      <text:p text:style-name="P1701">WIA: 4284.4764 151775578 4 0 [wiaservc.dll] USDWrapper::RefreshSettings, Device state 0x00000001 means 'disabled', 0x00000002 'removed', <text:s/>0x00000004 'active'</text:p>
      <text:p text:style-name="P1702">WIA: 4284.4764 151775578 4 0 [wiaservc.dll] USDWrapper::RefreshSettings, Previous PnP identifier of (LG K9): \\?\usb#vid_1004&amp;pid_633e#lmx2103daa620b#{6bdd1fc6-810f-11d0-bec7-08002be2092f}</text:p>
      <text:p text:style-name="P1703">WIA: 4284.4764 151775578 4 0 [wiaservc.dll] USDWrapper::RefreshSettings, New PnP identifier for (LG K9): \\?\usb#vid_1004&amp;pid_633e#lmx2103daa620b#{6bdd1fc6-810f-11d0-bec7-08002be2092f}</text:p>
      <text:p text:style-name="P1704">WIA: 4284.4764 151775578 0 0 [wiaservc.dll] USDWrapper::RefreshSettings, Refreshing USDWrapper settings for (LG K4 (2017))</text:p>
      <text:p text:style-name="P1705">WIA: 4284.4764 151775578 0 0 [wiaservc.dll] USDWrapper::RefreshSettings, Updating the current settings for (LG K4 (2017)) from Registry</text:p>
      <text:p text:style-name="P1706">WIA: 4284.4764 151775578 0 0 [wiaservc.dll] USDWrapper::RefreshSettings, (LG K4 (2017)) is a WIA device (internal type: 0x00000031)</text:p>
      <text:p text:style-name="P1707">WIA: 4284.4764 151775578 8 0 [wiaservc.dll] DeviceInfoSet::GetDeviceStatus, CM_Get_DevNode_Status for device ({EEC5AD98-8080-425f-922A-DABF3DE3F69A}\0014) failed, return code 0x0000000D, DEV_STATE_ACTIVE not set</text:p>
      <text:p text:style-name="P1708">WIA: 4284.4764 151775578 4 0 [wiaservc.dll] USDWrapper::RefreshSettings, Device state for (LG K4 (2017)) remains 0x00000000</text:p>
      <text:p text:style-name="P1709">WIA: 4284.4764 151775578 4 0 [wiaservc.dll] USDWrapper::RefreshSettings, Device state 0x00000001 means 'disabled', 0x00000002 'removed', <text:s/>0x00000004 'active'</text:p>
      <text:p text:style-name="P1710">WIA: 4284.4764 151775578 4 0 [wiaservc.dll] USDWrapper::RefreshSettings, Previous PnP identifier of (LG K4 (2017)): \\?\usb#vid_1004&amp;pid_631c#lgm151f2d50606#{6bdd1fc6-810f-11d0-bec7-08002be2092f}</text:p>
      <text:p text:style-name="P1711">WIA: 4284.4764 151775578 4 0 [wiaservc.dll] USDWrapper::RefreshSettings, New PnP identifier for (LG K4 (2017)): \\?\usb#vid_1004&amp;pid_631c#lgm151f2d50606#{6bdd1fc6-810f-11d0-bec7-08002be2092f}</text:p>
      <text:p text:style-name="P1712">WIA: 4284.4764 151775578 80000000 0 [wiaservc.dll] DeviceListManager::Enumerate, The DeviceListManager is done enumerating devices</text:p>
      <text:p text:style-name="P1713">WIA: 4284.4764 151775578 8 0 [wiaservc.dll] DeviceListManager::DeviceCallback, The device (Apple iPhone) seems to be inactive - its driver will not be loaded</text:p>
      <text:p text:style-name="P1714">WIA: 4284.4764 151775578 8 0 [wiaservc.dll] DeviceListManager::DeviceCallback, The device (Apple iPhone) seems to be inactive - its driver will not be loaded</text:p>
      <text:p text:style-name="P1715">WIA: 4284.4764 151775578 8 0 [wiaservc.dll] DeviceListManager::DeviceCallback, The device (Apple iPhone) seems to be inactive - its driver will not be loaded</text:p>
      <text:p text:style-name="P1716">WIA: 4284.4764 151775578 8 0 [wiaservc.dll] DeviceListManager::DeviceCallback, The device (E:\) seems to be inactive - its driver will not be loaded</text:p>
      <text:p text:style-name="P1717">WIA: 4284.4764 151775578 8 0 [wiaservc.dll] DeviceListManager::DeviceCallback, The device (Apple iPod) seems to be inactive - its driver will not be loaded</text:p>
      <text:p text:style-name="P1718">WIA: 4284.4764 151775578 8 0 [wiaservc.dll] DeviceListManager::DeviceCallback, The device (LG K9) seems to be inactive - its driver will not be loaded</text:p>
      <text:p text:style-name="P1719">WIA: 4284.4764 151775578 8 0 [wiaservc.dll] DeviceListManager::DeviceCallback, The device (LG K4 (2017)) seems to be inactive - its driver will not be loaded</text:p>
      <text:p text:style-name="P1720">WIA: 4284.4764 151775578 2 0 [wiaservc.dll] SCMControlHandler::UpdateServiceStatus, Updating service status. CurrentState=SERVICE_RUNNING, StateCode=4, WaitHint=0</text:p>
      <text:p text:style-name="P1721">WIA: 4284.4764 151775578 0 0 [wiaservc.dll] SCMControlQueue::ControlRequest::~ControlRequest, Control request (control: 13, event type: 7) deleted</text:p>
      <text:p text:style-name="P1722">WIA: 4284.4764 151775578 0 0 [wiaservc.dll] SCMControlHandler::ControlThread, Requests queue empty, control thread entering sleep...</text:p>
      <text:p text:style-name="P1723">WIA: 4284.4288 160561906 0 0 [wiaservc.dll] SCMControlQueue::Push, SERVICE_CONTROL_DEVICEEVENT (control: 11, event type: 32768): DBT_DEVTYP_DEVICEINTERFACE (5), 208 bytes</text:p>
      <text:p text:style-name="P1724">WIA: 4284.4288 160561906 0 0 [wiaservc.dll] SCMControlQueue::Push, Adding control request to queue (control: 11, event type: 32768)</text:p>
      <text:p text:style-name="P1725">WIA: 4284.4288 160561906 0 0 [wiaservc.dll] SCMControlHandler::ControlFunction, Signaling control thread to resume...</text:p>
      <text:p text:style-name="P1726">WIA: 4284.4288 160561906 0 0 [wiaservc.dll] SCMControlHandler::ControlFunction, Control function (control: 11, event type: 32768) returning</text:p>
      <text:p text:style-name="P1727">WIA: 4284.4764 160561906 0 0 [wiaservc.dll] SCMControlHandler::ControlThread, Resuming control thread...</text:p>
      <text:p text:style-name="P1728">WIA: 4284.4764 160561906 0 0 [wiaservc.dll] SCMControlQueue::Pop, Control request (control: 11, event type: 32768) detached from queue</text:p>
      <text:p text:style-name="P1729">WIA: 4284.4764 160561906 0 0 [wiaservc.dll] SCMControlHandler::ControlThread, Processing control request (control: 11, event type: 32768)...</text:p>
      <text:p text:style-name="P1730">WIA: 4284.4764 160561906 2 0 [wiaservc.dll] Dispatcher::ProcessEvent, System event received: dwControl 11, dwEventType 32768, lpEventData: 0x00000172AB826E50</text:p>
      <text:p text:style-name="P1731">WIA: 4284.4764 160561906 0 0 [wiaservc.dll] DeviceClassEnumeratorHandler::ProcessEvent, Processing system event, control code 11, event type 32768..</text:p>
      <text:p text:style-name="P1732">WIA: 4284.4764 160561906 2 0 [wiaservc.dll] DeviceClassEnumeratorHandler::ProcessEvent, Message from PnP: DBT_DEVICEARRIVAL</text:p>
      <text:p text:style-name="P1733">WIA: 4284.4764 160561906 2 0 [wiaservc.dll] DeviceClassEnumeratorHandler::GetDeviceNameFromDevHdr, Received a DBT_DEVTYP_DEVICEINTERFACE message</text:p>
      <text:p text:style-name="P1734">WIA: 4284.4764 160561906 2 0 [wiaservc.dll] DeviceClassEnumeratorHandler::GetDeviceNameFromDevHdr, Lookup on DEV_BROADCAST_HDR returned a device ID of ({EEC5AD98-8080-425f-922A-DABF3DE3F69A}\0007)</text:p>
      <text:p text:style-name="P1735">WIA: 4284.4764 160561906 2 0 [wiaservc.dll] DeviceClassEnumeratorHandler::ProcessEvent, Processing device arrival for device ({EEC5AD98-8080-425f-922A-DABF3DE3F69A}\0007)..</text:p>
      <text:p text:style-name="P1736">WIA: 4284.4764 160561906 0 0 [wiaservc.dll] USDWrapper::RefreshSettings, Refreshing USDWrapper settings for (Apple iPhone)</text:p>
      <text:p text:style-name="P1737">WIA: 4284.4764 160561906 0 0 [wiaservc.dll] USDWrapper::RefreshSettings, Updating the current settings for (Apple iPhone) from Registry</text:p>
      <text:p text:style-name="P1738">WIA: 4284.4764 160561906 0 0 [wiaservc.dll] USDWrapper::RefreshSettings, (Apple iPhone) is a WIA device (internal type: 0x00000031)</text:p>
      <text:p text:style-name="P1739">WIA: 4284.4764 160561906 8 0 [wiaservc.dll] DeviceInfoSet::GetDeviceStatus, DevNode status for device ({EEC5AD98-8080-425f-922A-DABF3DE3F69A}\0007): 0x0180200A, problem number: 0</text:p>
      <text:p text:style-name="P1740">WIA: 4284.4764 160561906 8 0 [wiaservc.dll] DeviceInfoSet::MapCMStatusToDeviceState, DN_STARTED (0x00000008)</text:p>
      <text:p text:style-name="P1741">WIA: 4284.4764 160561906 4 0 [wiaservc.dll] USDWrapper::RefreshSettings, Device state for (Apple iPhone) updated from 0x00000000 to 0x00000004</text:p>
      <text:p text:style-name="P1742">WIA: 4284.4764 160561906 4 0 [wiaservc.dll] USDWrapper::RefreshSettings, Device state 0x00000001 means 'disabled', 0x00000002 'removed', <text:s/>0x00000004 'active'</text:p>
      <text:p text:style-name="P1743">WIA: 4284.4764 160561906 4 0 [wiaservc.dll] USDWrapper::RefreshSettings, Previous PnP identifier of (Apple iPhone): \\?\usb#vid_05ac&amp;pid_12a8&amp;mi_00#6&amp;2cf63e83&amp;0&amp;0000#{6bdd1fc6-810f-11d0-bec7-08002be2092f}</text:p>
      <text:p text:style-name="P1744">WIA: 4284.4764 160561906 4 0 [wiaservc.dll] USDWrapper::RefreshSettings, New PnP identifier for (Apple iPhone): \\?\usb#vid_05ac&amp;pid_12a8&amp;mi_00#6&amp;2cf63e83&amp;0&amp;0000#{6bdd1fc6-810f-11d0-bec7-08002be2092f}</text:p>
      <text:p text:style-name="P1745">WIA: 4284.4764 160561906 8 0 [wiaservc.dll] DeviceListManager::ProcessDeviceArrival, Device (Apple iPhone) state is currently marked 0x00000004</text:p>
      <text:p text:style-name="P1746">WIA: 4284.4764 160561906 8 0 [wiaservc.dll] DeviceListManager::ProcessDeviceArrival, Device (Apple iPhone) (re)signaled as arrived..</text:p>
      <text:p text:style-name="P1747">WIA: 4284.4764 160561906 8 0 [wiaservc.dll] DeviceListManager::ProcessDeviceArrival, Attempting to (re)load the driver for device (Apple iPhone)..</text:p>
      <text:p text:style-name="P1748">WIA: 4284.4764 160561906 8 0 [wiaservc.dll] DeviceListManager::ProcessDeviceArrival, PnP Id: \\?\usb#vid_05ac&amp;pid_12a8&amp;mi_00#6&amp;2cf63e83&amp;0&amp;0000#{6bdd1fc6-810f-11d0-bec7-08002be2092f}</text:p>
      <text:p text:style-name="P1749">WIA: 4284.4764 160561969 0 0 [wiaservc.dll] USDWrapper::STI_Initialize, (Apple iPhone) completed IStiUSD::Initialize returning hr 0x00000000</text:p>
      <text:p text:style-name="P1750">WIA: 4284.4764 160561969 0 0 [wiaservc.dll] USDWrapper::STI_GetCapabilities, (Apple iPhone) completed IStiUSD::GetCapabilities returning hr 0x00000000</text:p>
      <text:p text:style-name="P1751">WIA: 4284.4764 160561969 0 0 [wiaservc.dll] USDWrapper::StartDeviceNotifications, Driver for (Apple iPhone) reported that it not capable of generating events</text:p>
      <text:p text:style-name="P1752">WIA: 4284.4764 160561969 0 0 [wiaservc.dll] DeviceInfoSet::SetWiaDeviceTypeProperty, DEVPKEY_WIA_DeviceType for device ({EEC5AD98-8080-425f-922A-DABF3DE3F69A}\0007) set to 2</text:p>
      <text:p text:style-name="P1753">WIA: 4284.4764 160561969 4 0 [wiaservc.dll] USDWrapper::LoadDriver, Driver for (Apple iPhone) is currently loaded</text:p>
      <text:p text:style-name="P1754">WIA: 4284.4764 160561969 8 0 [wiaservc.dll] DeviceListManager::ProcessDeviceArrival, Generating CONNECT event for device (Apple iPhone) (Apple iPhone)</text:p>
      <text:p text:style-name="P1755">WIA: 4284.4764 160561969 0 0 [wiaservc.dll] DeviceInfoSet::GetDeviceSession, Locally connected device ({EEC5AD98-8080-425f-922A-DABF3DE3F69A}\0007), no Session ID found</text:p>
      <text:p text:style-name="P1756">WIA: 4284.4764 160561969 0 0 [wiaservc.dll] USDWrapper::WIA_drvNotifyPnpEvent, Power management: disable system initiated sleep to call IWiaMiniDrv::drvNotifyPnPEvent for (Apple iPhone)...</text:p>
      <text:p text:style-name="P1757">WIA: 4284.4764 160561969 0 0 [wiaservc.dll] USDWrapper::WIA_drvNotifyPnpEvent, The WIA service is preparing to call IWiaMiniDrv::drvNotifyPnpEvent from the driver for (Apple iPhone) ...</text:p>
      <text:p text:style-name="P1758">WIA: 4284.4764 160561969 0 0 [wiaservc.dll] USDWrapper::WIA_drvNotifyPnpEvent, The WIA service is calling IWiaMiniDrv::drvNotifyPnpEvent from the driver (Apple iPhone) ...</text:p>
      <text:p text:style-name="P1759">WIA: 4284.4764 160561969 0 0 [wiaservc.dll] USDWrapper::WIA_drvNotifyPnpEvent, (Apple iPhone) completed IWiaMiniDrv::drvNotifyPnpEvent returning hr 0x00000000</text:p>
      <text:p text:style-name="P1760">WIA: 4284.4764 160561969 0 0 [wiaservc.dll] USDWrapper::WIA_drvNotifyPnpEvent, Power management: restore system initiated sleep...</text:p>
      <text:p text:style-name="P1761">WIA: 4284.4764 160561969 0 0 [wiaservc.dll] StiLockMgr::CreateLockInfo, StiLockMgr::CreateLockInfo, Lock holding time set to 0 for device {EEC5AD98-8080-425f-922A-DABF3DE3F69A}\0007</text:p>
      <text:p text:style-name="P1762">WIA: 4284.4764 160562063 0 0 [wiaservc.dll] USDWrapper::WIA_drvGetCapabilities, (Apple iPhone) completed IWiaMiniDrv::drvGetCapabilities on item (0000000000000000) returning hr 0x00000000</text:p>
      <text:p text:style-name="P1763">WIA: 4284.4764 160562078 0 0 [wiaservc.dll] DeviceListManager::ProcessDeviceArrival, WRAPPER_FLAGS_THROW_DISCONNECT set for device (Apple iPhone) (Apple iPhone)</text:p>
      <text:p text:style-name="P1764">WIA: 4284.4764 160562078 4 0 [wiaservc.dll] DeviceInfoSet::RegisterDeviceNotificationW, Registered for PnP notifications on device ({EEC5AD98-8080-425f-922A-DABF3DE3F69A}\0007)</text:p>
      <text:p text:style-name="P1765">WIA: 4284.4764 160562078 0 0 [wiaservc.dll] DeviceClassEnumeratorHandler::ProcessEvent, Processing system event control code 11, event type 32768, completed with with hr 0x00000000</text:p>
      <text:p text:style-name="P1766">WIA: 4284.4764 160562078 0 0 [wiaservc.dll] SCMControlQueue::ControlRequest::~ControlRequest, Control request (control: 11, event type: 32768) deleted</text:p>
      <text:p text:style-name="P1767">WIA: 4284.4764 160562078 0 0 [wiaservc.dll] SCMControlHandler::ControlThread, Requests queue empty, control thread entering sleep...</text:p>
      <text:p text:style-name="P1768">WIA: 4284.4288 160701500 0 0 [wiaservc.dll] SCMControlQueue::Push, SERVICE_CONTROL_DEVICEEVENT (control: 11, event type: 32774): DBT_DEVTYP_HANDLE (6), 544 bytes</text:p>
      <text:p text:style-name="P1769">WIA: 4284.4288 160701500 0 0 [wiaservc.dll] SCMControlQueue::Push, Adding control request to queue (control: 11, event type: 32774)</text:p>
      <text:p text:style-name="P1770">WIA: 4284.4288 160701500 0 0 [wiaservc.dll] SCMControlHandler::ControlFunction, Signaling control thread to resume...</text:p>
      <text:p text:style-name="P1771">WIA: 4284.4288 160701500 0 0 [wiaservc.dll] SCMControlHandler::ControlFunction, Control function (control: 11, event type: 32774) returning</text:p>
      <text:p text:style-name="P1772">WIA: 4284.4764 160701500 0 0 [wiaservc.dll] SCMControlHandler::ControlThread, Resuming control thread...</text:p>
      <text:p text:style-name="P1773">WIA: 4284.4764 160701500 0 0 [wiaservc.dll] SCMControlQueue::Pop, Control request (control: 11, event type: 32774) detached from queue</text:p>
      <text:p text:style-name="P1774">WIA: 4284.4764 160701500 0 0 [wiaservc.dll] SCMControlHandler::ControlThread, Processing control request (control: 11, event type: 32774)...</text:p>
      <text:p text:style-name="P1775">WIA: 4284.4764 160701500 2 0 [wiaservc.dll] Dispatcher::ProcessEvent, System event received: dwControl 11, dwEventType 32774, lpEventData: 0x00000172AB817600</text:p>
      <text:p text:style-name="P1776">WIA: 4284.4764 160701500 0 0 [wiaservc.dll] DeviceClassEnumeratorHandler::ProcessEvent, Processing system event, control code 11, event type 32774..</text:p>
      <text:p text:style-name="P1777">WIA: 4284.4764 160701500 2 0 [wiaservc.dll] DeviceClassEnumeratorHandler::ProcessEvent, Message from PnP: Unknown PnP Message</text:p>
      <text:p text:style-name="P1778">WIA: 4284.4764 160701500 0 0 [wiaservc.dll] DeviceClassEnumeratorHandler::ProcessEvent, Processing system event control code 11, event type 32774, completed with with hr 0x00000000</text:p>
      <text:p text:style-name="P1779">WIA: 4284.4764 160701500 0 0 [wiaservc.dll] SCMControlQueue::ControlRequest::~ControlRequest, Control request (control: 11, event type: 32774) deleted</text:p>
      <text:p text:style-name="P1780">WIA: 4284.4764 160701500 0 0 [wiaservc.dll] SCMControlHandler::ControlThread, Requests queue empty, control thread entering sleep...</text:p>
      <text:p text:style-name="P1781">WIA: 4284.4288 160701531 0 0 [wiaservc.dll] SCMControlQueue::Push, SERVICE_CONTROL_DEVICEEVENT (control: 11, event type: 32774): DBT_DEVTYP_HANDLE (6), 526 bytes</text:p>
      <text:p text:style-name="P1782">WIA: 4284.4288 160701531 0 0 [wiaservc.dll] SCMControlQueue::Push, Adding control request to queue (control: 11, event type: 32774)</text:p>
      <text:p text:style-name="P1783">WIA: 4284.4288 160701531 0 0 [wiaservc.dll] SCMControlHandler::ControlFunction, Signaling control thread to resume...</text:p>
      <text:p text:style-name="P1784">WIA: 4284.4288 160701531 0 0 [wiaservc.dll] SCMControlHandler::ControlFunction, Control function (control: 11, event type: 32774) returning</text:p>
      <text:p text:style-name="P1785">WIA: 4284.4764 160701531 0 0 [wiaservc.dll] SCMControlHandler::ControlThread, Resuming control thread...</text:p>
      <text:p text:style-name="P1786">WIA: 4284.4764 160701531 0 0 [wiaservc.dll] SCMControlQueue::Pop, Control request (control: 11, event type: 32774) detached from queue</text:p>
      <text:p text:style-name="P1787">WIA: 4284.4764 160701531 0 0 [wiaservc.dll] SCMControlHandler::ControlThread, Processing control request (control: 11, event type: 32774)...</text:p>
      <text:p text:style-name="P1788">WIA: 4284.4764 160701531 2 0 [wiaservc.dll] Dispatcher::ProcessEvent, System event received: dwControl 11, dwEventType 32774, lpEventData: 0x00000172AB817600</text:p>
      <text:p text:style-name="P1789">WIA: 4284.4764 160701531 0 0 [wiaservc.dll] DeviceClassEnumeratorHandler::ProcessEvent, Processing system event, control code 11, event type 32774..</text:p>
      <text:p text:style-name="P1790">WIA: 4284.4764 160701531 2 0 [wiaservc.dll] DeviceClassEnumeratorHandler::ProcessEvent, Message from PnP: Unknown PnP Message</text:p>
      <text:p text:style-name="P1791">WIA: 4284.4764 160701531 0 0 [wiaservc.dll] DeviceClassEnumeratorHandler::ProcessEvent, Processing system event control code 11, event type 32774, completed with with hr 0x00000000</text:p>
      <text:p text:style-name="P1792">WIA: 4284.4764 160701531 0 0 [wiaservc.dll] SCMControlQueue::ControlRequest::~ControlRequest, Control request (control: 11, event type: 32774) deleted</text:p>
      <text:p text:style-name="P1793">WIA: 4284.4764 160701531 0 0 [wiaservc.dll] SCMControlHandler::ControlThread, Requests queue empty, control thread entering sleep...</text:p>
      <text:p text:style-name="P1794">WIA: 4284.12740 162445578 0 0 [wiaservc.dll] CWiaDevMgr::CreateInstance, Created WiaDevMgr</text:p>
      <text:p text:style-name="P1795">WIA: 4284.12740 162445578 0 0 [wiaservc.dll] DeviceInfoSet::GetDeviceSession, Locally connected device ({EEC5AD98-8080-425f-922A-DABF3DE3F69A}\0007), no Session ID found</text:p>
      <text:p text:style-name="P1796">WIA: 4284.12740 162445578 4 0 [wiaservc.dll] USDWrapper::CreateDeviceInfoStorage, Device internal name: {EEC5AD98-8080-425f-922A-DABF3DE3F69A}\0007</text:p>
      <text:p text:style-name="P1797">WIA: 4284.12740 162445578 4 0 [wiaservc.dll] USDWrapper::CreateDeviceInfoStorage, Vendor description: Apple Inc.</text:p>
      <text:p text:style-name="P1798">WIA: 4284.12740 162445578 4 0 [wiaservc.dll] USDWrapper::CreateDeviceInfoStorage, Device description: Apple iPhone</text:p>
      <text:p text:style-name="P1799">WIA: 4284.12740 162445578 4 0 [wiaservc.dll] USDWrapper::CreateDeviceInfoStorage, Device type: 0x20000</text:p>
      <text:p text:style-name="P1800">WIA: 4284.12740 162445578 4 0 [wiaservc.dll] USDWrapper::CreateDeviceInfoStorage, Port name: AUTO</text:p>
      <text:p text:style-name="P1801">WIA: 4284.12740 162445578 4 0 [wiaservc.dll] USDWrapper::CreateDeviceInfoStorage, Device name: Apple iPhone</text:p>
      <text:p text:style-name="P1802">WIA: 4284.12740 162445578 4 0 [wiaservc.dll] USDWrapper::CreateDeviceInfoStorage, UI class identifier: {00000000-0000-0000-0000-000000000000}</text:p>
      <text:p text:style-name="P1803">WIA: 4284.12740 162445578 4 0 [wiaservc.dll] USDWrapper::CreateDeviceInfoStorage, Hardware configuration: 0</text:p>
      <text:p text:style-name="P1804">WIA: 4284.12740 162445578 4 0 [wiaservc.dll] USDWrapper::CreateDeviceInfoStorage, Baud rate:<text:s/></text:p>
      <text:p text:style-name="P1805">WIA: 4284.12740 162445578 4 0 [wiaservc.dll] USDWrapper::CreateDeviceInfoStorage, Generic capabilities: 0x0</text:p>
      <text:p text:style-name="P1806">WIA: 4284.12740 162445594 4 0 [wiaservc.dll] USDWrapper::CreateDeviceInfoStorage, Driver version: 10.0.17763.1</text:p>
      <text:p text:style-name="P1807">WIA: 4284.12740 162445594 4 0 [wiaservc.dll] USDWrapper::CreateDeviceInfoStorage, PnP identifier: \\?\usb#vid_05ac&amp;pid_12a8&amp;mi_00#6&amp;2cf63e83&amp;0&amp;0000#{6bdd1fc6-810f-11d0-bec7-08002be2092f}</text:p>
      <text:p text:style-name="P1808">WIA: 4284.12740 162445594 4 0 [wiaservc.dll] USDWrapper::CreateDeviceInfoStorage, STI driver version: 2</text:p>
      <text:p text:style-name="P1809">WIA: 4284.12740 162445594 0 0 [wiaservc.dll] CEnumWIADevInfo::Next, CEnumWIADevInfo::Next, celt=1<text:s/></text:p>
      <text:p text:style-name="P1810">WIA: 4284.12740 162445594 0 0 [wiaservc.dll] CEnumWIADevInfo::Next, CEnumWIADevInfo::Next exiting ulCount=1 *pceltFetched=1 hr=0x0 rgelt[0]=0xAB827190</text:p>
      <text:p text:style-name="P1811">WIA: 4284.12740 162445594 0 0 [wiaservc.dll] CEnumWIADevInfo::Next, CEnumWIADevInfo::Next, celt=1<text:s/></text:p>
      <text:p text:style-name="P1812">WIA: 4284.12740 162445609 0 0 [wiaservc.dll] CWiaDevMgrLH::CreateInstance, CWiaDevMgrLH::CreateInstance, Created WiaDevMgr</text:p>
      <text:p text:style-name="P1813">WIA: 4284.12740 162445609 0 0 [wiaservc.dll] DeviceInfoSet::GetDeviceSession, Locally connected device ({EEC5AD98-8080-425f-922A-DABF3DE3F69A}\0007), no Session ID found</text:p>
      <text:p text:style-name="P1814">WIA: 4284.12740 162445609 4 0 [wiaservc.dll] USDWrapper::CreateDeviceInfoStorage, Device internal name: {EEC5AD98-8080-425f-922A-DABF3DE3F69A}\0007</text:p>
      <text:p text:style-name="P1815">WIA: 4284.12740 162445609 4 0 [wiaservc.dll] USDWrapper::CreateDeviceInfoStorage, Vendor description: Apple Inc.</text:p>
      <text:p text:style-name="P1816">WIA: 4284.12740 162445609 4 0 [wiaservc.dll] USDWrapper::CreateDeviceInfoStorage, Device description: Apple iPhone</text:p>
      <text:p text:style-name="P1817">WIA: 4284.12740 162445609 4 0 [wiaservc.dll] USDWrapper::CreateDeviceInfoStorage, Device type: 0x20000</text:p>
      <text:p text:style-name="P1818">WIA: 4284.12740 162445609 4 0 [wiaservc.dll] USDWrapper::CreateDeviceInfoStorage, Port name: AUTO</text:p>
      <text:p text:style-name="P1819">WIA: 4284.12740 162445609 4 0 [wiaservc.dll] USDWrapper::CreateDeviceInfoStorage, Device name: Apple iPhone</text:p>
      <text:p text:style-name="P1820">WIA: 4284.12740 162445609 4 0 [wiaservc.dll] USDWrapper::CreateDeviceInfoStorage, UI class identifier: {00000000-0000-0000-0000-000000000000}</text:p>
      <text:p text:style-name="P1821">WIA: 4284.12740 162445609 4 0 [wiaservc.dll] USDWrapper::CreateDeviceInfoStorage, Hardware configuration: 0</text:p>
      <text:p text:style-name="P1822">WIA: 4284.12740 162445609 4 0 [wiaservc.dll] USDWrapper::CreateDeviceInfoStorage, Baud rate:<text:s/></text:p>
      <text:p text:style-name="P1823">WIA: 4284.12740 162445609 4 0 [wiaservc.dll] USDWrapper::CreateDeviceInfoStorage, Generic capabilities: 0x0</text:p>
      <text:p text:style-name="P1824">WIA: 4284.12740 162445609 4 0 [wiaservc.dll] USDWrapper::CreateDeviceInfoStorage, Driver version: 10.0.17763.1</text:p>
      <text:p text:style-name="P1825">WIA: 4284.12740 162445609 4 0 [wiaservc.dll] USDWrapper::CreateDeviceInfoStorage, PnP identifier: \\?\usb#vid_05ac&amp;pid_12a8&amp;mi_00#6&amp;2cf63e83&amp;0&amp;0000#{6bdd1fc6-810f-11d0-bec7-08002be2092f}</text:p>
      <text:p text:style-name="P1826">WIA: 4284.12740 162445609 4 0 [wiaservc.dll] USDWrapper::CreateDeviceInfoStorage, STI driver version: 2</text:p>
      <text:p text:style-name="P1827">WIA: 4284.12740 162445609 0 0 [wiaservc.dll] CEnumWIADevInfo::Next, CEnumWIADevInfo::Next, celt=1<text:s/></text:p>
      <text:p text:style-name="P1828">WIA: 4284.12740 162445609 0 0 [wiaservc.dll] CEnumWIADevInfo::Next, CEnumWIADevInfo::Next exiting ulCount=0 *pceltFetched=0 hr=0x0 rgelt[0]=0x0</text:p>
      <text:p text:style-name="P1829">WIA: 4284.12740 162454594 80000000 0 [wiaservc.dll] WiaService::DecClientCount, Client reference counter decremented to 0</text:p>
      <text:p text:style-name="P1830">WIA: 4284.12740 162454594 80000000 0 [wiaservc.dll] WiaService::CheckForActivityAndShutdown, Not shutting down service because 7 devices are installed</text:p>
      <text:p text:style-name="P1831"/>
      <text:p text:style-name="P1832">**************** Started trace for Module: [STI.dll] in Executable [ImagingDevices.exe] ProcessID: [14024] at 2019/10/31 16:42:18:404 ****************</text:p>
      <text:p text:style-name="P1833">WIA: 14024.10644 9078 0 0 [STI.dll] DllEntryPoint, sti.dll (0x8FCE0000) received DLL_PROCESS_DETACH, process terminating: 1</text:p>
      <text:p text:style-name="P1834">WIA: 14024.10644 9078 0 0 [STI.dll] AsyncRPCEventTransport::CloseNotificationChannel, Closing the async notification channel...</text:p>
      <text:p text:style-name="P1835">WIA: 14024.10644 9078 0 0 [STI.dll] AsyncRPCEventTransport::CloseConnectionToServer, Closed connection to server</text:p>
      <text:p text:style-name="P1836">WIA: 4284.12740 162466109 0 0 [wiaservc.dll] CWiaDevMgr::CreateInstance, Created WiaDevMgr</text:p>
      <text:p text:style-name="P1837">WIA: 4284.12740 162466109 0 0 [wiaservc.dll] DeviceInfoSet::GetDeviceSession, Locally connected device ({EEC5AD98-8080-425f-922A-DABF3DE3F69A}\0007), no Session ID found</text:p>
      <text:p text:style-name="P1838">WIA: 4284.12740 162466109 4 0 [wiaservc.dll] USDWrapper::CreateDeviceInfoStorage, Device internal name: {EEC5AD98-8080-425f-922A-DABF3DE3F69A}\0007</text:p>
      <text:p text:style-name="P1839">WIA: 4284.12740 162466109 4 0 [wiaservc.dll] USDWrapper::CreateDeviceInfoStorage, Vendor description: Apple Inc.</text:p>
      <text:p text:style-name="P1840">WIA: 4284.12740 162466109 4 0 [wiaservc.dll] USDWrapper::CreateDeviceInfoStorage, Device description: Apple iPhone</text:p>
      <text:p text:style-name="P1841">WIA: 4284.12740 162466109 4 0 [wiaservc.dll] USDWrapper::CreateDeviceInfoStorage, Device type: 0x20000</text:p>
      <text:p text:style-name="P1842">WIA: 4284.12740 162466109 4 0 [wiaservc.dll] USDWrapper::CreateDeviceInfoStorage, Port name: AUTO</text:p>
      <text:p text:style-name="P1843">WIA: 4284.12740 162466109 4 0 [wiaservc.dll] USDWrapper::CreateDeviceInfoStorage, Device name: Apple iPhone</text:p>
      <text:p text:style-name="P1844">WIA: 4284.12740 162466109 4 0 [wiaservc.dll] USDWrapper::CreateDeviceInfoStorage, UI class identifier: {00000000-0000-0000-0000-000000000000}</text:p>
      <text:p text:style-name="P1845">WIA: 4284.12740 162466109 4 0 [wiaservc.dll] USDWrapper::CreateDeviceInfoStorage, Hardware configuration: 0</text:p>
      <text:p text:style-name="P1846">WIA: 4284.12740 162466109 4 0 [wiaservc.dll] USDWrapper::CreateDeviceInfoStorage, Baud rate:<text:s/></text:p>
      <text:p text:style-name="P1847">WIA: 4284.12740 162466109 4 0 [wiaservc.dll] USDWrapper::CreateDeviceInfoStorage, Generic capabilities: 0x0</text:p>
      <text:p text:style-name="P1848">WIA: 4284.12740 162466109 4 0 [wiaservc.dll] USDWrapper::CreateDeviceInfoStorage, Driver version: 10.0.17763.1</text:p>
      <text:p text:style-name="P1849">WIA: 4284.12740 162466109 4 0 [wiaservc.dll] USDWrapper::CreateDeviceInfoStorage, PnP identifier: \\?\usb#vid_05ac&amp;pid_12a8&amp;mi_00#6&amp;2cf63e83&amp;0&amp;0000#{6bdd1fc6-810f-11d0-bec7-08002be2092f}</text:p>
      <text:p text:style-name="P1850">WIA: 4284.12740 162466109 4 0 [wiaservc.dll] USDWrapper::CreateDeviceInfoStorage, STI driver version: 2</text:p>
      <text:p text:style-name="P1851">WIA: 4284.12740 162466109 0 0 [wiaservc.dll] CEnumWIADevInfo::Next, CEnumWIADevInfo::Next, celt=1<text:s/></text:p>
      <text:p text:style-name="P1852">WIA: 4284.12740 162466109 0 0 [wiaservc.dll] CEnumWIADevInfo::Next, CEnumWIADevInfo::Next exiting ulCount=1 *pceltFetched=1 hr=0x0 rgelt[0]=0xAB8276E0</text:p>
      <text:p text:style-name="P1853">WIA: 4284.12740 162466125 0 0 [wiaservc.dll] CEnumWIADevInfo::Next, CEnumWIADevInfo::Next, celt=1<text:s/></text:p>
      <text:p text:style-name="P1854">WIA: 4284.12740 162466125 0 0 [wiaservc.dll] CWiaDevMgrLH::CreateInstance, CWiaDevMgrLH::CreateInstance, Created WiaDevMgr</text:p>
      <text:p text:style-name="P1855">WIA: 4284.12740 162466125 0 0 [wiaservc.dll] DeviceInfoSet::GetDeviceSession, Locally connected device ({EEC5AD98-8080-425f-922A-DABF3DE3F69A}\0007), no Session ID found</text:p>
      <text:p text:style-name="P1856">WIA: 4284.12740 162466125 4 0 [wiaservc.dll] USDWrapper::CreateDeviceInfoStorage, Device internal name: {EEC5AD98-8080-425f-922A-DABF3DE3F69A}\0007</text:p>
      <text:p text:style-name="P1857">WIA: 4284.12740 162466125 4 0 [wiaservc.dll] USDWrapper::CreateDeviceInfoStorage, Vendor description: Apple Inc.</text:p>
      <text:p text:style-name="P1858">WIA: 4284.12740 162466125 4 0 [wiaservc.dll] USDWrapper::CreateDeviceInfoStorage, Device description: Apple iPhone</text:p>
      <text:p text:style-name="P1859">WIA: 4284.12740 162466125 4 0 [wiaservc.dll] USDWrapper::CreateDeviceInfoStorage, Device type: 0x20000</text:p>
      <text:p text:style-name="P1860">WIA: 4284.12740 162466125 4 0 [wiaservc.dll] USDWrapper::CreateDeviceInfoStorage, Port name: AUTO</text:p>
      <text:p text:style-name="P1861">WIA: 4284.12740 162466125 4 0 [wiaservc.dll] USDWrapper::CreateDeviceInfoStorage, Device name: Apple iPhone</text:p>
      <text:p text:style-name="P1862">WIA: 4284.12740 162466125 4 0 [wiaservc.dll] USDWrapper::CreateDeviceInfoStorage, UI class identifier: {00000000-0000-0000-0000-000000000000}</text:p>
      <text:p text:style-name="P1863">WIA: 4284.12740 162466125 4 0 [wiaservc.dll] USDWrapper::CreateDeviceInfoStorage, Hardware configuration: 0</text:p>
      <text:p text:style-name="P1864">WIA: 4284.12740 162466125 4 0 [wiaservc.dll] USDWrapper::CreateDeviceInfoStorage, Baud rate:<text:s/></text:p>
      <text:p text:style-name="P1865">WIA: 4284.12740 162466125 4 0 [wiaservc.dll] USDWrapper::CreateDeviceInfoStorage, Generic capabilities: 0x0</text:p>
      <text:p text:style-name="P1866">WIA: 4284.12740 162466125 4 0 [wiaservc.dll] USDWrapper::CreateDeviceInfoStorage, Driver version: 10.0.17763.1</text:p>
      <text:p text:style-name="P1867">WIA: 4284.12740 162466125 4 0 [wiaservc.dll] USDWrapper::CreateDeviceInfoStorage, PnP identifier: \\?\usb#vid_05ac&amp;pid_12a8&amp;mi_00#6&amp;2cf63e83&amp;0&amp;0000#{6bdd1fc6-810f-11d0-bec7-08002be2092f}</text:p>
      <text:p text:style-name="P1868">WIA: 4284.12740 162466125 4 0 [wiaservc.dll] USDWrapper::CreateDeviceInfoStorage, STI driver version: 2</text:p>
      <text:p text:style-name="P1869">WIA: 4284.12740 162466125 0 0 [wiaservc.dll] CEnumWIADevInfo::Next, CEnumWIADevInfo::Next, celt=1<text:s/></text:p>
      <text:p text:style-name="P1870">WIA: 4284.12740 162466125 0 0 [wiaservc.dll] CEnumWIADevInfo::Next, CEnumWIADevInfo::Next exiting ulCount=0 *pceltFetched=0 hr=0x0 rgelt[0]=0x0</text:p>
      <text:p text:style-name="P1871"/>
      <text:p text:style-name="P1872">**************** Started trace for Module: [sti_ci.dll] in Executable [ImagingDevices.exe] ProcessID: [11904] at 2019/10/31 16:42:49:068 ****************</text:p>
      <text:p text:style-name="P1873">WIA: 11904.8920 79 0 0 [sti_ci.dll] CWiaInfProcessor::InitMember, Ret=VOID.</text:p>
      <text:p text:style-name="P1874">WIA: 11904.8920 79 0 0 [sti_ci.dll] CWiaInfProcessor::CWiaInfProcessor, VOID</text:p>
      <text:p text:style-name="P1875">WIA: 11904.8920 79 0 0 [sti_ci.dll] CUniqueId::InitMember, Ret=VOID</text:p>
      <text:p text:style-name="P1876">WIA: 11904.8920 79 0 0 [sti_ci.dll] CUniqueId::CUniqueId, Ret=VOID</text:p>
      <text:p text:style-name="P1877">WIA: 11904.8920 79 0 0 [sti_ci.dll] CWizardContext::InitMember, Ret=VOID</text:p>
      <text:p text:style-name="P1878">WIA: 11904.8920 79 0 0 [sti_ci.dll] CWizardContext::CWizardContext, Ret=VOID</text:p>
      <text:p text:style-name="P1879">WIA: 11904.8920 79 0 0 [sti_ci.dll] CInstallWizardPage::Init, Ret=0x0.</text:p>
      <text:p text:style-name="P1880">WIA: 11904.8920 79 0 0 [sti_ci.dll] CInstallWizardPage::Init, Ret=0x0.</text:p>
      <text:p text:style-name="P1881">WIA: 11904.8920 79 0 0 [sti_ci.dll] CInstallWizardPage::Init, Ret=0x0.</text:p>
      <text:p text:style-name="P1882">WIA: 11904.8920 79 0 0 [sti_ci.dll] CInstallWizardPage::Init, Ret=0x0.</text:p>
      <text:p text:style-name="P1883">WIA: 11904.8920 79 0 0 [sti_ci.dll] CInstallWizardPage::Init, Ret=0x0.</text:p>
      <text:p text:style-name="P1884">WIA: 11904.8920 79 0 0 [sti_ci.dll] CWizardContext::Init, Ret=0x0.</text:p>
      <text:p text:style-name="P1885">WIA: 11904.8920 79 0 0 [sti_ci.dll] OnDIF_INSTALLWIZARD, Ret=0x0.</text:p>
      <text:p text:style-name="P1886">WIA: 11904.8920 79 0 0 [sti_ci.dll] ClassInstall, Ret=0x0.</text:p>
      <text:p text:style-name="P1887">WIA: 11904.8920 172 0 0 [sti_ci.dll] GetIntroFont, Ret=0xc0a0fba.</text:p>
      <text:p text:style-name="P1888">WIA: 11904.8920 6485 0 0 [sti_ci.dll] GetDriverInf, Ret=0x0.</text:p>
      <text:p text:style-name="P1889">WIA: 11904.8920 6516 0 0 [sti_ci.dll] GetSelectedDriverInfo, INF Filename <text:s text:c="3"/>: C:\WINDOWS\INF\sti.inf</text:p>
      <text:p text:style-name="P1890">WIA: 11904.8920 6516 0 0 [sti_ci.dll] GetSelectedDriverInfo, INF Section name: STI.SCSISection</text:p>
      <text:p text:style-name="P1891">WIA: 11904.8920 6516 0 0 [sti_ci.dll] GetSelectedDriverInfo, Description <text:s text:c="4"/>: SCSI Scanner Device</text:p>
      <text:p text:style-name="P1892">WIA: 11904.8920 6516 0 0 [sti_ci.dll] GetSelectedDriverInfo, Manufacturer <text:s text:c="3"/>: Microsoft</text:p>
      <text:p text:style-name="P1893">WIA: 11904.8920 6516 0 0 [sti_ci.dll] GetSelectedDriverInfo, Leaving... Ret=0x0.</text:p>
      <text:p text:style-name="P1894">WIA: 11904.8920 6516 0 0 [sti_ci.dll] CWiaInfProcessor::Term, Ret=VOID</text:p>
      <text:p text:style-name="P1895">WIA: 11904.8920 6516 0 0 [sti_ci.dll] CUniqueId::Term, Ret=VOID</text:p>
      <text:p text:style-name="P1896">WIA: 11904.8920 6516 0 0 [sti_ci.dll] CWizardContext::Term, Ret=VOID</text:p>
      <text:p text:style-name="P1897">WIA: 11904.8920 6516 0 0 [sti_ci.dll] CWiaInfProcessor::Term, Ret=VOID</text:p>
      <text:p text:style-name="P1898">WIA: 11904.8920 6516 0 0 [sti_ci.dll] CWiaInfProcessor::InitMember, Ret=VOID.</text:p>
      <text:p text:style-name="P1899">WIA: 11904.8920 6532 0 0 [sti_ci.dll] CWiaInfProcessor::ReadMatchingLine, Ret=0xe0000102.</text:p>
      <text:p text:style-name="P1900">WIA: 11904.8920 6532 0 0 [sti_ci.dll] CWiaInfProcessor::ReadSingleParameter, Ret=0xe0000102.</text:p>
      <text:p text:style-name="P1901">WIA: 11904.8920 6532 0 0 [sti_ci.dll] CWiaInfProcessor::ReadMatchingLine, Ret=0xe0000102.</text:p>
      <text:p text:style-name="P1902">WIA: 11904.8920 6532 0 0 [sti_ci.dll] CWiaInfProcessor::ReadSingleParameter, Ret=0xe0000102.</text:p>
      <text:p text:style-name="P1903">WIA: 11904.8920 6532 0 0 [sti_ci.dll] CWiaInfProcessor::ReadMatchingLine, Ret=0xe0000102.</text:p>
      <text:p text:style-name="P1904">WIA: 11904.8920 6532 0 0 [sti_ci.dll] CWiaInfProcessor::ReadSingleParameter, Ret=0xe0000102.</text:p>
      <text:p text:style-name="P1905">WIA: 11904.8920 6532 0 0 [sti_ci.dll] CWiaInfProcessor::ReadMatchingLine, Ret=0xe0000102.</text:p>
      <text:p text:style-name="P1906">WIA: 11904.8920 6532 0 0 [sti_ci.dll] CWiaInfProcessor::ReadSingleParameter, Ret=0xe0000102.</text:p>
      <text:p text:style-name="P1907">WIA: 11904.8920 6532 0 0 [sti_ci.dll] CWiaInfProcessor::ReadMatchingLine, Ret=0xe0000102.</text:p>
      <text:p text:style-name="P1908">WIA: 11904.8920 6532 0 0 [sti_ci.dll] CWiaInfProcessor::ReadSingleParameter, Ret=0xe0000102.</text:p>
      <text:p text:style-name="P1909">WIA: 11904.8920 6532 0 0 [sti_ci.dll] CWiaInfProcessor::ReadMatchingLine, Ret=0xe0000102.</text:p>
      <text:p text:style-name="P1910">WIA: 11904.8920 6532 0 0 [sti_ci.dll] CWiaInfProcessor::ReadSingleParameter, Ret=0xe0000102.</text:p>
      <text:p text:style-name="P1911">WIA: 11904.8920 6532 0 0 [sti_ci.dll] CWiaInfProcessor::ReadMatchingLine, Ret=0xe0000102.</text:p>
      <text:p text:style-name="P1912">WIA: 11904.8920 6532 0 0 [sti_ci.dll] CWiaInfProcessor::ReadSingleParameter, Ret=0xe0000102.</text:p>
      <text:p text:style-name="P1913">WIA: 11904.8920 6532 0 0 [sti_ci.dll] CWiaInfProcessor::ReadMatchingLine, Ret=0xe0000102.</text:p>
      <text:p text:style-name="P1914">WIA: 11904.8920 6532 0 0 [sti_ci.dll] CWiaInfProcessor::ReadSingleParameter, Ret=0xe0000102.</text:p>
      <text:p text:style-name="P1915">WIA: 11904.8920 6532 0 0 [sti_ci.dll] CWiaInfProcessor::ReadMatchingLine, Ret=0xe0000102.</text:p>
      <text:p text:style-name="P1916">WIA: 11904.8920 6532 0 0 [sti_ci.dll] CWiaInfProcessor::ReadSingleParameter, Ret=0xe0000102.</text:p>
      <text:p text:style-name="P1917">WIA: 11904.8920 6532 0 0 [sti_ci.dll] CWiaInfProcessor::ReadMatchingLine, Ret=0xe0000102.</text:p>
      <text:p text:style-name="P1918">WIA: 11904.8920 6532 0 0 [sti_ci.dll] CWiaInfProcessor::ReadSingleParameter, Ret=0xe0000102.</text:p>
      <text:p text:style-name="P1919">WIA: 11904.8920 6532 0 0 [sti_ci.dll] CWiaInfProcessor::ReadMatchingLine, Ret=0xe0000102.</text:p>
      <text:p text:style-name="P1920">WIA: 11904.8920 6532 0 0 [sti_ci.dll] CWiaInfProcessor::ReadSingleParameter, Ret=0xe0000102.</text:p>
      <text:p text:style-name="P1921">WIA: 11904.8920 6532 0 0 [sti_ci.dll] CWiaInfProcessor::ReadMatchingLine, Ret=0xe0000102.</text:p>
      <text:p text:style-name="P1922">WIA: 11904.8920 6532 0 0 [sti_ci.dll] CWiaInfProcessor::ReadSingleParameter, Ret=0xe0000102.</text:p>
      <text:p text:style-name="P1923">WIA: 11904.8920 6532 0 0 [sti_ci.dll] CWiaInfProcessor::ReadMatchingLine, Ret=0xe0000102.</text:p>
      <text:p text:style-name="P1924">WIA: 11904.8920 6532 0 0 [sti_ci.dll] CWiaInfProcessor::ReadSingleParameter, Ret=0xe0000102.</text:p>
      <text:p text:style-name="P1925">WIA: 11904.8920 6532 0 0 [sti_ci.dll] CWiaInfProcessor::ReadMatchingLine, Ret=0xe0000102.</text:p>
      <text:p text:style-name="P1926">WIA: 11904.8920 6532 0 0 [sti_ci.dll] CWiaInfProcessor::ReadSingleParameter, Ret=0xe0000102.</text:p>
      <text:p text:style-name="P1927">WIA: 11904.8920 6532 0 0 [sti_ci.dll] CWiaInfProcessor::ReadMatchingLine, Ret=0xe0000102.</text:p>
      <text:p text:style-name="P1928">WIA: 11904.8920 6532 0 0 [sti_ci.dll] CWiaInfProcessor::ReadSingleParameter, Ret=0xe0000102.</text:p>
      <text:p text:style-name="P1929">WIA: 11904.8920 6532 0 0 [sti_ci.dll] CWiaInfProcessor::ReadMatchingLine, Ret=0xe0000102.</text:p>
      <text:p text:style-name="P1930">WIA: 11904.8920 6532 0 0 [sti_ci.dll] CWiaInfProcessor::ReadSection, Ret=0x0.</text:p>
      <text:p text:style-name="P1931">WIA: 11904.8920 6532 0 0 [sti_ci.dll] CWiaInfProcessor::ReadInfParameter, <text:s/>--------------- INF parameters ---------------<text:s/></text:p>
      <text:p text:style-name="P1932">WIA: 11904.8920 6532 0 0 [sti_ci.dll] CWiaInfProcessor::ReadInfParameter, <text:s/>Description <text:s text:c="8"/>:<text:s/></text:p>
      <text:p text:style-name="P1933">WIA: 11904.8920 6532 0 0 [sti_ci.dll] CWiaInfProcessor::ReadInfParameter, <text:s/>SubClass <text:s text:c="11"/>:<text:s/></text:p>
      <text:p text:style-name="P1934">WIA: 11904.8920 6532 0 0 [sti_ci.dll] CWiaInfProcessor::ReadInfParameter, <text:s/>USDClass <text:s text:c="11"/>:<text:s/></text:p>
      <text:p text:style-name="P1935">WIA: 11904.8920 6532 0 0 [sti_ci.dll] CWiaInfProcessor::ReadInfParameter, <text:s/>EventSection <text:s text:c="7"/>:<text:s/></text:p>
      <text:p text:style-name="P1936">WIA: 11904.8920 6532 0 0 [sti_ci.dll] CWiaInfProcessor::ReadInfParameter, <text:s/>Connection <text:s text:c="9"/>:<text:s/></text:p>
      <text:p text:style-name="P1937">WIA: 11904.8920 6532 0 0 [sti_ci.dll] CWiaInfProcessor::ReadInfParameter, <text:s/>PropPages <text:s text:c="10"/>:<text:s/></text:p>
      <text:p text:style-name="P1938">WIA: 11904.8920 6532 0 0 [sti_ci.dll] CWiaInfProcessor::ReadInfParameter, <text:s/>DataSection <text:s text:c="8"/>:<text:s/></text:p>
      <text:p text:style-name="P1939">WIA: 11904.8920 6532 0 0 [sti_ci.dll] CWiaInfProcessor::ReadInfParameter, <text:s/>Capabilities <text:s text:c="7"/>:<text:s/></text:p>
      <text:p text:style-name="P1940">WIA: 11904.8920 6532 0 0 [sti_ci.dll] CWiaInfProcessor::ReadInfParameter, <text:s/>UnsupportedVersions :<text:s/></text:p>
      <text:p text:style-name="P1941">WIA: 11904.8920 6532 0 0 [sti_ci.dll] CWiaInfProcessor::ReadInfParameter, <text:s/>DeviceType <text:s text:c="9"/>:<text:s/></text:p>
      <text:p text:style-name="P1942">WIA: 11904.8920 6532 0 0 [sti_ci.dll] CWiaInfProcessor::ReadInfParameter, <text:s/>DeviceSubType <text:s text:c="6"/>:<text:s/></text:p>
      <text:p text:style-name="P1943">WIA: 11904.8920 6532 0 0 [sti_ci.dll] CWiaInfProcessor::IsSTI, Ret=0x0</text:p>
      <text:p text:style-name="P1944">WIA: 11904.8920 6532 0 0 [sti_ci.dll] CWiaInfProcessor::IsPropertyValid, Ret=0x1</text:p>
      <text:p text:style-name="P1945">WIA: 11904.8920 6532 0 0 [sti_ci.dll] CWiaInfProcessor::ReadInfParameter, Ret=0x0.</text:p>
      <text:p text:style-name="P1946">WIA: 11904.8920 6532 0 0 [sti_ci.dll] CWiaInfProcessor::Init, Ret=0x0</text:p>
      <text:p text:style-name="P1947">WIA: 11904.8920 6532 0 0 [sti_ci.dll] CUniqueId::Term, Ret=VOID</text:p>
      <text:p text:style-name="P1948">WIA: 11904.8920 6532 0 0 [sti_ci.dll] CUniqueId::InitMember, Ret=VOID</text:p>
      <text:p text:style-name="P1949">WIA: 11904.8920 6532 0 0 [sti_ci.dll] CUniqueId::Init, Ret=0x0.</text:p>
      <text:p text:style-name="P1950">WIA: 11904.8920 6532 0 0 [sti_ci.dll] CDeviceEnumerator::InitMember, Ret=VOID</text:p>
      <text:p text:style-name="P1951">WIA: 11904.8920 6532 0 0 [sti_ci.dll] CDeviceEnumerator::CDeviceEnumerator, Ret=VOID</text:p>
      <text:p text:style-name="P1952">WIA: 11904.8920 6532 0 0 [sti_ci.dll] CDeviceEnumerator::Term, Ret=VOID</text:p>
      <text:p text:style-name="P1953">WIA: 11904.8920 6532 0 0 [sti_ci.dll] CDeviceEnumerator::InitMember, Ret=VOID</text:p>
      <text:p text:style-name="P1954">WIA: 11904.8920 6532 0 0 [sti_ci.dll] CDeviceEnumerator::Init, Ret=0x0.</text:p>
      <text:p text:style-name="P1955">WIA: 11904.8920 6532 0 0 [sti_ci.dll] CDeviceEnumerator::Reset, Ret=VOID</text:p>
      <text:p text:style-name="P1956">WIA: 11904.8920 6532 0 0 [sti_ci.dll] WARNING: CDeviceEnumerator::Next, devnode doesn't have driver key. Err=0xe0000204.</text:p>
      <text:p text:style-name="P1957">WIA: 11904.8920 6532 0 0 [sti_ci.dll] CDeviceEnumerator::Next, Ret=0x103.</text:p>
      <text:p text:style-name="P1958">WIA: 11904.8920 6532 0 0 [sti_ci.dll] CUniqueId::CollectIdInfo, Ret=0x0.</text:p>
      <text:p text:style-name="P1959">WIA: 11904.8920 6532 0 0 [sti_ci.dll] CDeviceEnumerator::Term, Ret=VOID</text:p>
      <text:p text:style-name="P1960">WIA: 11904.8920 6532 0 0 [sti_ci.dll] CDeviceEnumerator::~CDeviceEnumerator, Ret=VOID</text:p>
      <text:p text:style-name="P1961">WIA: 11904.8920 6532 0 0 [sti_ci.dll] CUniqueId::IsAlreadyRegistered, Ret=0x0.</text:p>
      <text:p text:style-name="P1962">WIA: 11904.8920 6532 0 0 [sti_ci.dll] CUniqueId::IsUnique, Ret=0x1.</text:p>
      <text:p text:style-name="P1963">WIA: 11904.8920 6532 0 0 [sti_ci.dll] CUniqueId::Register, Ret=0x0.</text:p>
      <text:p text:style-name="P1964">WIA: 11904.8920 6532 0 0 [sti_ci.dll] CUniqueId::GenerateUniqueFriendlyName, Ret=0x0. Generated name is "SCSI Scanner Device".</text:p>
      <text:p text:style-name="P1965">WIA: 11904.8920 6532 0 0 [sti_ci.dll] CUniqueId::GenerateId, Ret=0x0.</text:p>
      <text:p text:style-name="P1966">WIA: 11904.8920 6532 0 0 [sti_ci.dll] CWizardContext::RefreshDeviceInfo, Ret=0x0.</text:p>
      <text:p text:style-name="P1967">WIA: 11904.8920 6532 0 0 [sti_ci.dll] CWiaInfProcessor::GetPortSelect, Ret=0x0</text:p>
      <text:p text:style-name="P1968">WIA: 11904.8920 6532 0 0 [sti_ci.dll] CPortSelectPage::OnPSN_SETACTIVE, Ret=0x1.</text:p>
      <text:p text:style-name="P1969">WIA: 11904.8920 6532 0 0 [sti_ci.dll] CPortSelectPage::OnNotify, Ret=0x1.</text:p>
      <text:p text:style-name="P1970">WIA: 11904.8920 6547 0 0 [sti_ci.dll] CWiaInfProcessor::GetPortSelect, Ret=0x0</text:p>
      <text:p text:style-name="P1971">WIA: 11904.8920 6547 0 0 [sti_ci.dll] CNameDevicePage::OnPSN_SETACTIVE, Ret=0x0.</text:p>
      <text:p text:style-name="P1972">WIA: 11904.8920 6547 0 0 [sti_ci.dll] CNameDevicePage::OnNotify, Ret=0x0.</text:p>
      <text:p text:style-name="P1973">WIA: 11904.8920 6547 0 0 [sti_ci.dll] CNameDevicePage::OnNotify, Ret=0x0.</text:p>
      <text:p text:style-name="P1974">WIA: 11904.8920 8266 0 0 [sti_ci.dll] CNameDevicePage::OnNotify, Ret=0x0.</text:p>
      <text:p text:style-name="P1975">WIA: 11904.8920 8282 0 0 [sti_ci.dll] CUniqueId::ReserveFriendlyName, Ret=0x0.</text:p>
      <text:p text:style-name="P1976">WIA: 11904.8920 8282 0 0 [sti_ci.dll] CNameDevicePage::OnPSN_KILLACTIVE, Ret=0x1.</text:p>
      <text:p text:style-name="P1977">WIA: 11904.8920 8282 0 0 [sti_ci.dll] CNameDevicePage::OnNotify, Ret=0x1.</text:p>
      <text:p text:style-name="P1978">WIA: 11904.8920 8282 0 0 [sti_ci.dll] GetIntroFont, Ret=0x3e0a10fa.</text:p>
      <text:p text:style-name="P1979">WIA: 11904.8920 9938 0 0 [sti_ci.dll] ERROR: InstallSelectedDriver, pfnInstallSelectedDriver() failed. Err=0x57.</text:p>
      <text:p text:style-name="P1980">WIA: 11904.8920 9938 0 0 [sti_ci.dll] InstallSelectedDriver, Ret=0x57.</text:p>
      <text:p text:style-name="P1981">WIA: 11904.8920 9938 0 0 [sti_ci.dll] ERROR: CFinalPage::OnNotify, InstallSelectedDriver() failed. Err=0x57.</text:p>
      <text:p text:style-name="P1982">WIA: 11904.8920 10016 0 0 [sti_ci.dll] CWiaInfProcessor::Term, Ret=VOID</text:p>
      <text:p text:style-name="P1983">WIA: 11904.8920 10016 0 0 [sti_ci.dll] CUniqueId::Unregister, Ret=0x0.</text:p>
      <text:p text:style-name="P1984">WIA: 11904.8920 10016 0 0 [sti_ci.dll] CUniqueId::Unregister, Given string is empty, do nothing.</text:p>
      <text:p text:style-name="P1985">WIA: 11904.8920 10016 0 0 [sti_ci.dll] CUniqueId::Unregister, Ret=0xa0.</text:p>
      <text:p text:style-name="P1986">WIA: 11904.8920 10016 0 0 [sti_ci.dll] CUniqueId::Term, Ret=VOID</text:p>
      <text:p text:style-name="P1987">WIA: 11904.8920 10016 0 0 [sti_ci.dll] CWizardContext::Term, Ret=VOID</text:p>
      <text:p text:style-name="P1988">WIA: 11904.8920 10016 0 0 [sti_ci.dll] CWizardContext::~CWizardContext, Ret=VOID</text:p>
      <text:p text:style-name="P1989">WIA: 11904.8920 10016 0 0 [sti_ci.dll] CUniqueId::Term, Ret=VOID</text:p>
      <text:p text:style-name="P1990">WIA: 11904.8920 10016 0 0 [sti_ci.dll] CUniqueId::~CUniqueId, Ret=VOID</text:p>
      <text:p text:style-name="P1991">WIA: 11904.8920 10016 0 0 [sti_ci.dll] CWiaInfProcessor::Term, Ret=VOID</text:p>
      <text:p text:style-name="P1992">WIA: 11904.8920 10016 0 0 [sti_ci.dll] CWiaInfProcessor::~CWiaInfProcessor, VOID</text:p>
      <text:p text:style-name="P1993">WIA: 11904.8920 10016 0 0 [sti_ci.dll] OnDIF_DESTROYWIZARDDATA, Ret=0x0.</text:p>
      <text:p text:style-name="P1994">WIA: 11904.8920 10016 0 0 [sti_ci.dll] ClassInstall, Ret=0x0.</text:p>
      <text:p text:style-name="P1995">WIA: 11904.8920 10016 0 0 [sti_ci.dll] OnDIF_DESTROYPRIVATEDATA, Ret=0xe000020e.</text:p>
      <text:p text:style-name="P1996">WIA: 11904.8920 10016 0 0 [sti_ci.dll] ClassInstall, Ret=0xe000020e.</text:p>
      <text:p text:style-name="P1997">WIA: 11904.8920 10016 0 0 [sti_ci.dll] AddDevice, Ret=VOID.</text:p>
      <text:p text:style-name="P1998"/>
      <text:p text:style-name="P1999">**************** Started trace for Module: [sti_ci.dll] in Executable [ImagingDevices.exe] ProcessID: [9720] at 2019/10/31 16:43:12:228 ****************</text:p>
      <text:p text:style-name="P2000">WIA: 9720.7140 15 0 0 [sti_ci.dll] CWiaInfProcessor::InitMember, Ret=VOID.</text:p>
      <text:p text:style-name="P2001">WIA: 9720.7140 15 0 0 [sti_ci.dll] CWiaInfProcessor::CWiaInfProcessor, VOID</text:p>
      <text:p text:style-name="P2002">WIA: 9720.7140 15 0 0 [sti_ci.dll] CUniqueId::InitMember, Ret=VOID</text:p>
      <text:p text:style-name="P2003">WIA: 9720.7140 15 0 0 [sti_ci.dll] CUniqueId::CUniqueId, Ret=VOID</text:p>
      <text:p text:style-name="P2004">WIA: 9720.7140 15 0 0 [sti_ci.dll] CWizardContext::InitMember, Ret=VOID</text:p>
      <text:p text:style-name="P2005">WIA: 9720.7140 15 0 0 [sti_ci.dll] CWizardContext::CWizardContext, Ret=VOID</text:p>
      <text:p text:style-name="P2006">WIA: 9720.7140 15 0 0 [sti_ci.dll] CInstallWizardPage::Init, Ret=0x0.</text:p>
      <text:p text:style-name="P2007">WIA: 9720.7140 15 0 0 [sti_ci.dll] CInstallWizardPage::Init, Ret=0x0.</text:p>
      <text:p text:style-name="P2008">WIA: 9720.7140 15 0 0 [sti_ci.dll] CInstallWizardPage::Init, Ret=0x0.</text:p>
      <text:p text:style-name="P2009">WIA: 9720.7140 15 0 0 [sti_ci.dll] CInstallWizardPage::Init, Ret=0x0.</text:p>
      <text:p text:style-name="P2010">WIA: 9720.7140 15 0 0 [sti_ci.dll] CInstallWizardPage::Init, Ret=0x0.</text:p>
      <text:p text:style-name="P2011">WIA: 9720.7140 15 0 0 [sti_ci.dll] CWizardContext::Init, Ret=0x0.</text:p>
      <text:p text:style-name="P2012">WIA: 9720.7140 15 0 0 [sti_ci.dll] OnDIF_INSTALLWIZARD, Ret=0x0.</text:p>
      <text:p text:style-name="P2013">WIA: 9720.7140 15 0 0 [sti_ci.dll] ClassInstall, Ret=0x0.</text:p>
      <text:p text:style-name="P2014">WIA: 9720.7140 78 0 0 [sti_ci.dll] GetIntroFont, Ret=0x4c0a10e0.</text:p>
      <text:p text:style-name="P2015">WIA: 9720.7140 7922 0 0 [sti_ci.dll] CWiaInfProcessor::Term, Ret=VOID</text:p>
      <text:p text:style-name="P2016">WIA: 9720.7140 7922 0 0 [sti_ci.dll] CUniqueId::Term, Ret=VOID</text:p>
      <text:p text:style-name="P2017">WIA: 9720.7140 7922 0 0 [sti_ci.dll] CWizardContext::Term, Ret=VOID</text:p>
      <text:p text:style-name="P2018">WIA: 9720.7140 7922 0 0 [sti_ci.dll] CWizardContext::~CWizardContext, Ret=VOID</text:p>
      <text:p text:style-name="P2019">WIA: 9720.7140 7922 0 0 [sti_ci.dll] CUniqueId::Term, Ret=VOID</text:p>
      <text:p text:style-name="P2020">WIA: 9720.7140 7922 0 0 [sti_ci.dll] CUniqueId::~CUniqueId, Ret=VOID</text:p>
      <text:p text:style-name="P2021">WIA: 9720.7140 7922 0 0 [sti_ci.dll] CWiaInfProcessor::Term, Ret=VOID</text:p>
      <text:p text:style-name="P2022">WIA: 9720.7140 7922 0 0 [sti_ci.dll] CWiaInfProcessor::~CWiaInfProcessor, VOID</text:p>
      <text:p text:style-name="P2023">WIA: 9720.7140 7922 0 0 [sti_ci.dll] OnDIF_DESTROYWIZARDDATA, Ret=0x0.</text:p>
      <text:p text:style-name="P2024">WIA: 9720.7140 7922 0 0 [sti_ci.dll] ClassInstall, Ret=0x0.</text:p>
      <text:p text:style-name="P2025">WIA: 9720.7140 7937 0 0 [sti_ci.dll] OnDIF_DESTROYPRIVATEDATA, Ret=0xe000020e.</text:p>
      <text:p text:style-name="P2026">WIA: 9720.7140 7937 0 0 [sti_ci.dll] ClassInstall, Ret=0xe000020e.</text:p>
      <text:p text:style-name="P2027">WIA: 9720.7140 7937 0 0 [sti_ci.dll] AddDevice, Ret=VOID.</text:p>
      <text:p text:style-name="P2028">WIA: 4284.12740 162515203 80000000 0 [wiaservc.dll] WiaService::DecClientCount, Client reference counter decremented to 0</text:p>
      <text:p text:style-name="P2029">WIA: 4284.12740 162515203 80000000 0 [wiaservc.dll] WiaService::CheckForActivityAndShutdown, Not shutting down service because 7 devices are installed</text:p>
      <text:p text:style-name="P2030"/>
      <text:p text:style-name="P2031">**************** Started trace for Module: [STI.dll] in Executable [ImagingDevices.exe] ProcessID: [14208] at 2019/10/31 16:42:38:935 ****************</text:p>
      <text:p text:style-name="P2032">WIA: 14208.5924 49094 0 0 [STI.dll] DllEntryPoint, sti.dll (0x8FCE0000) received DLL_PROCESS_DETACH, process terminating: 1</text:p>
      <text:p text:style-name="P2033">WIA: 14208.5924 49094 0 0 [STI.dll] AsyncRPCEventTransport::CloseNotificationChannel, Closing the async notification channel...</text:p>
      <text:p text:style-name="P2034">WIA: 14208.5924 49094 0 0 [STI.dll] AsyncRPCEventTransport::CloseConnectionToServer, Closed connection to server</text:p>
      <text:p text:style-name="P2035">WIA: 4284.12740 162519078 0 0 [wiaservc.dll] CWiaDevMgr::CreateInstance, Created WiaDevMgr</text:p>
      <text:p text:style-name="P2036">WIA: 4284.12740 162519094 0 0 [wiaservc.dll] DeviceInfoSet::GetDeviceSession, Locally connected device ({EEC5AD98-8080-425f-922A-DABF3DE3F69A}\0007), no Session ID found</text:p>
      <text:p text:style-name="P2037">WIA: 4284.12740 162519094 4 0 [wiaservc.dll] USDWrapper::CreateDeviceInfoStorage, Device internal name: {EEC5AD98-8080-425f-922A-DABF3DE3F69A}\0007</text:p>
      <text:p text:style-name="P2038">WIA: 4284.12740 162519094 4 0 [wiaservc.dll] USDWrapper::CreateDeviceInfoStorage, Vendor description: Apple Inc.</text:p>
      <text:p text:style-name="P2039">WIA: 4284.12740 162519094 4 0 [wiaservc.dll] USDWrapper::CreateDeviceInfoStorage, Device description: Apple iPhone</text:p>
      <text:p text:style-name="P2040">WIA: 4284.12740 162519094 4 0 [wiaservc.dll] USDWrapper::CreateDeviceInfoStorage, Device type: 0x20000</text:p>
      <text:p text:style-name="P2041">WIA: 4284.12740 162519094 4 0 [wiaservc.dll] USDWrapper::CreateDeviceInfoStorage, Port name: AUTO</text:p>
      <text:p text:style-name="P2042">WIA: 4284.12740 162519094 4 0 [wiaservc.dll] USDWrapper::CreateDeviceInfoStorage, Device name: Apple iPhone</text:p>
      <text:p text:style-name="P2043">WIA: 4284.12740 162519094 4 0 [wiaservc.dll] USDWrapper::CreateDeviceInfoStorage, UI class identifier: {00000000-0000-0000-0000-000000000000}</text:p>
      <text:p text:style-name="P2044">WIA: 4284.12740 162519094 4 0 [wiaservc.dll] USDWrapper::CreateDeviceInfoStorage, Hardware configuration: 0</text:p>
      <text:p text:style-name="P2045">WIA: 4284.12740 162519094 4 0 [wiaservc.dll] USDWrapper::CreateDeviceInfoStorage, Baud rate:<text:s/></text:p>
      <text:p text:style-name="P2046">WIA: 4284.12740 162519094 4 0 [wiaservc.dll] USDWrapper::CreateDeviceInfoStorage, Generic capabilities: 0x0</text:p>
      <text:p text:style-name="P2047">WIA: 4284.12740 162519094 4 0 [wiaservc.dll] USDWrapper::CreateDeviceInfoStorage, Driver version: 10.0.17763.1</text:p>
      <text:p text:style-name="P2048">WIA: 4284.12740 162519094 4 0 [wiaservc.dll] USDWrapper::CreateDeviceInfoStorage, PnP identifier: \\?\usb#vid_05ac&amp;pid_12a8&amp;mi_00#6&amp;2cf63e83&amp;0&amp;0000#{6bdd1fc6-810f-11d0-bec7-08002be2092f}</text:p>
      <text:p text:style-name="P2049">WIA: 4284.12740 162519094 4 0 [wiaservc.dll] USDWrapper::CreateDeviceInfoStorage, STI driver version: 2</text:p>
      <text:p text:style-name="P2050">WIA: 4284.12740 162519094 0 0 [wiaservc.dll] CEnumWIADevInfo::Next, CEnumWIADevInfo::Next, celt=1<text:s/></text:p>
      <text:p text:style-name="P2051">WIA: 4284.12740 162519094 0 0 [wiaservc.dll] CEnumWIADevInfo::Next, CEnumWIADevInfo::Next exiting ulCount=1 *pceltFetched=1 hr=0x0 rgelt[0]=0xAB827190</text:p>
      <text:p text:style-name="P2052">WIA: 4284.12740 162519094 0 0 [wiaservc.dll] CEnumWIADevInfo::Next, CEnumWIADevInfo::Next, celt=1<text:s/></text:p>
      <text:p text:style-name="P2053">WIA: 4284.12740 162519094 0 0 [wiaservc.dll] CWiaDevMgrLH::CreateInstance, CWiaDevMgrLH::CreateInstance, Created WiaDevMgr</text:p>
      <text:p text:style-name="P2054">WIA: 4284.12740 162519094 0 0 [wiaservc.dll] DeviceInfoSet::GetDeviceSession, Locally connected device ({EEC5AD98-8080-425f-922A-DABF3DE3F69A}\0007), no Session ID found</text:p>
      <text:p text:style-name="P2055">WIA: 4284.12740 162519094 4 0 [wiaservc.dll] USDWrapper::CreateDeviceInfoStorage, Device internal name: {EEC5AD98-8080-425f-922A-DABF3DE3F69A}\0007</text:p>
      <text:p text:style-name="P2056">WIA: 4284.12740 162519094 4 0 [wiaservc.dll] USDWrapper::CreateDeviceInfoStorage, Vendor description: Apple Inc.</text:p>
      <text:p text:style-name="P2057">WIA: 4284.12740 162519094 4 0 [wiaservc.dll] USDWrapper::CreateDeviceInfoStorage, Device description: Apple iPhone</text:p>
      <text:p text:style-name="P2058">WIA: 4284.12740 162519094 4 0 [wiaservc.dll] USDWrapper::CreateDeviceInfoStorage, Device type: 0x20000</text:p>
      <text:p text:style-name="P2059">WIA: 4284.12740 162519094 4 0 [wiaservc.dll] USDWrapper::CreateDeviceInfoStorage, Port name: AUTO</text:p>
      <text:p text:style-name="P2060">WIA: 4284.12740 162519094 4 0 [wiaservc.dll] USDWrapper::CreateDeviceInfoStorage, Device name: Apple iPhone</text:p>
      <text:p text:style-name="P2061">WIA: 4284.12740 162519094 4 0 [wiaservc.dll] USDWrapper::CreateDeviceInfoStorage, UI class identifier: {00000000-0000-0000-0000-000000000000}</text:p>
      <text:p text:style-name="P2062">WIA: 4284.12740 162519094 4 0 [wiaservc.dll] USDWrapper::CreateDeviceInfoStorage, Hardware configuration: 0</text:p>
      <text:p text:style-name="P2063">WIA: 4284.12740 162519094 4 0 [wiaservc.dll] USDWrapper::CreateDeviceInfoStorage, Baud rate:<text:s/></text:p>
      <text:p text:style-name="P2064">WIA: 4284.12740 162519094 4 0 [wiaservc.dll] USDWrapper::CreateDeviceInfoStorage, Generic capabilities: 0x0</text:p>
      <text:p text:style-name="P2065">WIA: 4284.12740 162519094 4 0 [wiaservc.dll] USDWrapper::CreateDeviceInfoStorage, Driver version: 10.0.17763.1</text:p>
      <text:p text:style-name="P2066">WIA: 4284.12740 162519094 4 0 [wiaservc.dll] USDWrapper::CreateDeviceInfoStorage, PnP identifier: \\?\usb#vid_05ac&amp;pid_12a8&amp;mi_00#6&amp;2cf63e83&amp;0&amp;0000#{6bdd1fc6-810f-11d0-bec7-08002be2092f}</text:p>
      <text:p text:style-name="P2067">WIA: 4284.12740 162519094 4 0 [wiaservc.dll] USDWrapper::CreateDeviceInfoStorage, STI driver version: 2</text:p>
      <text:p text:style-name="P2068">WIA: 4284.12740 162519094 0 0 [wiaservc.dll] CEnumWIADevInfo::Next, CEnumWIADevInfo::Next, celt=1<text:s/></text:p>
      <text:p text:style-name="P2069">WIA: 4284.12740 162519094 0 0 [wiaservc.dll] CEnumWIADevInfo::Next, CEnumWIADevInfo::Next exiting ulCount=0 *pceltFetched=0 hr=0x0 rgelt[0]=0x0</text:p>
      <text:p text:style-name="P2070">WIA: 4284.12740 162522859 80000000 0 [wiaservc.dll] WiaService::DecClientCount, Client reference counter decremented to 0</text:p>
      <text:p text:style-name="P2071">WIA: 4284.12740 162522859 80000000 0 [wiaservc.dll] WiaService::CheckForActivityAndShutdown, Not shutting down service because 7 devices are installed</text:p>
      <text:p text:style-name="P2072"/>
      <text:p text:style-name="P2073">**************** Started trace for Module: [STI.dll] in Executable [ImagingDevices.exe] ProcessID: [7384] at 2019/10/31 16:43:31:912 ****************</text:p>
      <text:p text:style-name="P2074">WIA: 7384.14256 3797 0 0 [STI.dll] DllEntryPoint, sti.dll (0x8FCE0000) received DLL_PROCESS_DETACH, process terminating: 1</text:p>
      <text:p text:style-name="P2075">WIA: 7384.14256 3797 0 0 [STI.dll] AsyncRPCEventTransport::CloseNotificationChannel, Closing the async notification channel...</text:p>
      <text:p text:style-name="P2076">WIA: 7384.14256 3797 0 0 [STI.dll] AsyncRPCEventTransport::CloseConnectionToServer, Closed connection to server</text:p>
      <text:p text:style-name="P2077">WIA: 4284.4288 162548688 0 0 [wiaservc.dll] SCMControlQueue::Push, SERVICE_CONTROL_DEVICEEVENT (control: 11, event type: 32772): DBT_DEVTYP_HANDLE (6), 56 bytes</text:p>
      <text:p text:style-name="P2078">WIA: 4284.4288 162548688 0 0 [wiaservc.dll] SCMControlQueue::Push, Adding control request to queue (control: 11, event type: 32772)</text:p>
      <text:p text:style-name="P2079">WIA: 4284.4288 162548688 0 0 [wiaservc.dll] SCMControlHandler::ControlFunction, Signaling control thread to resume...</text:p>
      <text:p text:style-name="P2080">WIA: 4284.4288 162548688 0 0 [wiaservc.dll] SCMControlHandler::ControlFunction, Control function (control: 11, event type: 32772) returning</text:p>
      <text:p text:style-name="P2081">WIA: 4284.4764 162548688 0 0 [wiaservc.dll] SCMControlHandler::ControlThread, Resuming control thread...</text:p>
      <text:p text:style-name="P2082">WIA: 4284.4764 162548688 0 0 [wiaservc.dll] SCMControlQueue::Pop, Control request (control: 11, event type: 32772) detached from queue</text:p>
      <text:p text:style-name="P2083">WIA: 4284.4764 162548688 0 0 [wiaservc.dll] SCMControlHandler::ControlThread, Processing control request (control: 11, event type: 32772)...</text:p>
      <text:p text:style-name="P2084">WIA: 4284.4764 162548688 2 0 [wiaservc.dll] Dispatcher::ProcessEvent, System event received: dwControl 11, dwEventType 32772, lpEventData: 0x00000172AB8071A0</text:p>
      <text:p text:style-name="P2085">WIA: 4284.4764 162548688 0 0 [wiaservc.dll] DeviceClassEnumeratorHandler::ProcessEvent, Processing system event, control code 11, event type 32772..</text:p>
      <text:p text:style-name="P2086">WIA: 4284.4764 162548688 2 0 [wiaservc.dll] DeviceClassEnumeratorHandler::ProcessEvent, Message from PnP: DBT_DEVICEREMOVECOMPLETE</text:p>
      <text:p text:style-name="P2087">WIA: 4284.4764 162548688 2 0 [wiaservc.dll] DeviceClassEnumeratorHandler::GetDeviceNameFromDevHdr, Received a DBT_DEVTYP_HANDLE message</text:p>
      <text:p text:style-name="P2088">WIA: 4284.4764 162548688 2 0 [wiaservc.dll] DeviceClassEnumeratorHandler::GetDeviceNameFromDevHdr, Lookup on DEV_BROADCAST_HDR returned a device ID of ({EEC5AD98-8080-425f-922A-DABF3DE3F69A}\0007)</text:p>
      <text:p text:style-name="P2089">WIA: 4284.4764 162548688 2 0 [wiaservc.dll] DeviceClassEnumeratorHandler::ProcessEvent, Processing device removal for device ({EEC5AD98-8080-425f-922A-DABF3DE3F69A}\0007)..</text:p>
      <text:p text:style-name="P2090">WIA: 4284.4764 162548688 8 0 [wiaservc.dll] DeviceListManager::ProcessDeviceRemoval, Processing removal for device (Apple iPhone)..</text:p>
      <text:p text:style-name="P2091">WIA: 4284.4764 162548688 8 0 [wiaservc.dll] DeviceListManager::ProcessDeviceRemoval, Device (Apple iPhone) is marked inactive</text:p>
      <text:p text:style-name="P2092">WIA: 4284.4764 162548688 8 0 [wiaservc.dll] DeviceListManager::ProcessDeviceRemoval, Generating DISCONNECT event for (Apple iPhone)</text:p>
      <text:p text:style-name="P2093">WIA: 4284.4764 162548688 0 0 [wiaservc.dll] DeviceInfoSet::GetDeviceSession, Locally connected device ({EEC5AD98-8080-425f-922A-DABF3DE3F69A}\0007), no Session ID found</text:p>
      <text:p text:style-name="P2094">WIA: 4284.4764 162548688 0 0 [wiaservc.dll] USDWrapper::WIA_drvNotifyPnpEvent, Power management: disable system initiated sleep to call IWiaMiniDrv::drvNotifyPnPEvent for (Apple iPhone)...</text:p>
      <text:p text:style-name="P2095">WIA: 4284.4764 162548688 0 0 [wiaservc.dll] USDWrapper::WIA_drvNotifyPnpEvent, The WIA service is preparing to call IWiaMiniDrv::drvNotifyPnpEvent from the driver for (Apple iPhone) ...</text:p>
      <text:p text:style-name="P2096">WIA: 4284.4764 162548688 0 0 [wiaservc.dll] USDWrapper::WIA_drvNotifyPnpEvent, The WIA service is calling IWiaMiniDrv::drvNotifyPnpEvent from the driver (Apple iPhone) ...</text:p>
      <text:p text:style-name="P2097">WIA: 4284.4764 162548688 0 0 [wiaservc.dll] USDWrapper::WIA_drvNotifyPnpEvent, (Apple iPhone) completed IWiaMiniDrv::drvNotifyPnpEvent returning hr 0x00000000</text:p>
      <text:p text:style-name="P2098">WIA: 4284.4764 162548688 0 0 [wiaservc.dll] USDWrapper::WIA_drvNotifyPnpEvent, Power management: restore system initiated sleep...</text:p>
      <text:p text:style-name="P2099">WIA: 4284.4764 162548688 0 0 [wiaservc.dll] CEventNotifier::NotifySTIEvent, hr indicates FAILURE (expected for Disconnect), but event is Connect/Disconnect</text:p>
      <text:p text:style-name="P2100">WIA: 4284.4764 162548688 4 0 [wiaservc.dll] DeviceInfoSet::UnregisterDeviceNotification, Unregistering for PnP notifications on device ({EEC5AD98-8080-425f-922A-DABF3DE3F69A}\0007).</text:p>
      <text:p text:style-name="P2101">WIA: 4284.4288 162548688 0 0 [wiaservc.dll] SCMControlQueue::Push, SERVICE_CONTROL_DEVICEEVENT (control: 11, event type: 32772): DBT_DEVTYP_DEVICEINTERFACE (5), 208 bytes</text:p>
      <text:p text:style-name="P2102">WIA: 4284.4288 162548688 0 0 [wiaservc.dll] SCMControlQueue::Push, Adding control request to queue (control: 11, event type: 32772)</text:p>
      <text:p text:style-name="P2103">WIA: 4284.4288 162548688 0 0 [wiaservc.dll] SCMControlHandler::ControlFunction, Signaling control thread to resume...</text:p>
      <text:p text:style-name="P2104">WIA: 4284.4764 162548703 0 0 [wiaservc.dll] USDWrapper::UnloadDriver, The WIA service is preparing to unload the driver for (Apple iPhone)</text:p>
      <text:p text:style-name="P2105">WIA: 4284.4288 162548703 0 0 [wiaservc.dll] SCMControlHandler::ControlFunction, Control function (control: 11, event type: 32772) returning</text:p>
      <text:p text:style-name="P2106">WIA: 4284.4764 162548703 4 0 [wiaservc.dll] USDWrapper::UnloadDriver, Driver for (Apple iPhone) is now unloaded</text:p>
      <text:p text:style-name="P2107">WIA: 4284.4764 162548703 80000000 0 [wiaservc.dll] WiaService::CheckForActivityAndShutdown, Not shutting down service because 7 devices are installed</text:p>
      <text:p text:style-name="P2108">WIA: 4284.4764 162548703 0 0 [wiaservc.dll] DeviceClassEnumeratorHandler::ProcessEvent, Processing system event control code 11, event type 32772, completed with with hr 0x00000000</text:p>
      <text:p text:style-name="P2109">WIA: 4284.4764 162548703 0 0 [wiaservc.dll] SCMControlQueue::ControlRequest::~ControlRequest, Control request (control: 11, event type: 32772) deleted</text:p>
      <text:p text:style-name="P2110">WIA: 4284.4764 162548703 0 0 [wiaservc.dll] SCMControlQueue::Pop, Control request (control: 11, event type: 32772) detached from queue</text:p>
      <text:p text:style-name="P2111">WIA: 4284.4764 162548703 0 0 [wiaservc.dll] SCMControlHandler::ControlThread, Processing control request (control: 11, event type: 32772)...</text:p>
      <text:p text:style-name="P2112">WIA: 4284.4764 162548703 2 0 [wiaservc.dll] Dispatcher::ProcessEvent, System event received: dwControl 11, dwEventType 32772, lpEventData: 0x00000172AB826E50</text:p>
      <text:p text:style-name="P2113">WIA: 4284.4764 162548703 0 0 [wiaservc.dll] DeviceClassEnumeratorHandler::ProcessEvent, Processing system event, control code 11, event type 32772..</text:p>
      <text:p text:style-name="P2114">WIA: 4284.4764 162548703 2 0 [wiaservc.dll] DeviceClassEnumeratorHandler::ProcessEvent, Message from PnP: DBT_DEVICEREMOVECOMPLETE</text:p>
      <text:p text:style-name="P2115">WIA: 4284.4764 162548703 2 0 [wiaservc.dll] DeviceClassEnumeratorHandler::GetDeviceNameFromDevHdr, Received a DBT_DEVTYP_DEVICEINTERFACE message</text:p>
      <text:p text:style-name="P2116">WIA: 4284.4764 162548703 2 0 [wiaservc.dll] DeviceClassEnumeratorHandler::GetDeviceNameFromDevHdr, Lookup on DEV_BROADCAST_HDR returned a device ID of ({EEC5AD98-8080-425f-922A-DABF3DE3F69A}\0007)</text:p>
      <text:p text:style-name="P2117">WIA: 4284.4764 162548703 2 0 [wiaservc.dll] DeviceClassEnumeratorHandler::ProcessEvent, Processing device removal for device ({EEC5AD98-8080-425f-922A-DABF3DE3F69A}\0007)..</text:p>
      <text:p text:style-name="P2118">WIA: 4284.4764 162548703 8 0 [wiaservc.dll] DeviceListManager::ProcessDeviceRemoval, Processing removal for device (Apple iPhone)..</text:p>
      <text:p text:style-name="P2119">WIA: 4284.4764 162548703 8 0 [wiaservc.dll] DeviceListManager::ProcessDeviceRemoval, Device (Apple iPhone) is marked inactive</text:p>
      <text:p text:style-name="P2120">WIA: 4284.4764 162548703 8 0 [wiaservc.dll] DeviceListManager::ProcessDeviceRemoval, We are not generating a DISCONNECT event for device (Apple iPhone), because it has already been done</text:p>
      <text:p text:style-name="P2121">WIA: 4284.4764 162548703 80000000 0 [wiaservc.dll] WiaService::CheckForActivityAndShutdown, Not shutting down service because 7 devices are installed</text:p>
      <text:p text:style-name="P2122">WIA: 4284.4764 162548703 0 0 [wiaservc.dll] DeviceClassEnumeratorHandler::ProcessEvent, Processing system event control code 11, event type 32772, completed with with hr 0x00000000</text:p>
      <text:p text:style-name="P2123">WIA: 4284.4764 162548703 0 0 [wiaservc.dll] SCMControlQueue::ControlRequest::~ControlRequest, Control request (control: 11, event type: 32772) deleted</text:p>
      <text:p text:style-name="P2124">WIA: 4284.4764 162548703 0 0 [wiaservc.dll] SCMControlHandler::ControlThread, Requests queue empty, control thread entering sleep...</text:p>
      <text:p text:style-name="P2125">WIA: 4284.4764 162548703 0 0 [wiaservc.dll] SCMControlHandler::ControlThread, Resuming control thread...</text:p>
      <text:p text:style-name="P2126">WIA: 4284.4764 162548703 0 0 [wiaservc.dll] SCMControlHandler::ControlThread, Requests queue empty, control thread entering sleep...</text:p>
      <text:p text:style-name="P2127">WIA: 4284.4288 176033969 0 0 [wiaservc.dll] SCMControlQueue::Push, Adding control request to queue (control: 13, event type: 10)</text:p>
      <text:p text:style-name="P2128">WIA: 4284.4288 176033969 0 0 [wiaservc.dll] SCMControlHandler::ControlFunction, Signaling control thread to resume...</text:p>
      <text:p text:style-name="P2129">WIA: 4284.4288 176033969 0 0 [wiaservc.dll] SCMControlHandler::ControlFunction, Control function (control: 13, event type: 10) returning</text:p>
      <text:p text:style-name="P2130">WIA: 4284.4764 176033969 0 0 [wiaservc.dll] SCMControlHandler::ControlThread, Resuming control thread...</text:p>
      <text:p text:style-name="P2131">WIA: 4284.4764 176033969 0 0 [wiaservc.dll] SCMControlQueue::Pop, Control request (control: 13, event type: 10) detached from queue</text:p>
      <text:p text:style-name="P2132">WIA: 4284.4764 176033969 0 0 [wiaservc.dll] SCMControlHandler::ControlThread, Processing control request (control: 13, event type: 10)...</text:p>
      <text:p text:style-name="P2133">WIA: 4284.4764 176033969 2 0 [wiaservc.dll] Dispatcher::ProcessEvent, System event received: dwControl 13, dwEventType 10, lpEventData: 0x0000000000000000</text:p>
      <text:p text:style-name="P2134">WIA: 4284.4764 176033969 0 0 [wiaservc.dll] DeviceClassEnumeratorHandler::ProcessEvent, Processing system event, control code 13, event type 10..</text:p>
      <text:p text:style-name="P2135">WIA: 4284.4764 176033969 0 0 [wiaservc.dll] DeviceClassEnumeratorHandler::ProcessEvent, Processing system event control code 13, event type 10, completed with with hr 0x00000000</text:p>
      <text:p text:style-name="P2136">WIA: 4284.4764 176033969 2 0 [wiaservc.dll] PowerEventHandler::ProcessEvent, Message from Power Management: PBT_APMPOWERSTATUSCHANGE</text:p>
      <text:p text:style-name="P2137">WIA: 4284.4764 176033969 0 0 [wiaservc.dll] SCMControlQueue::ControlRequest::~ControlRequest, Control request (control: 13, event type: 10) deleted</text:p>
      <text:p text:style-name="P2138">WIA: 4284.4764 176033969 0 0 [wiaservc.dll] SCMControlHandler::ControlThread, Requests queue empty, control thread entering sleep...</text:p>
      <text:p text:style-name="P2139">WIA: 4284.4288 176041375 0 0 [wiaservc.dll] SCMControlQueue::Push, Adding control request to queue (control: 13, event type: 4)</text:p>
      <text:p text:style-name="P2140">WIA: 4284.4288 176041375 0 0 [wiaservc.dll] SCMControlHandler::ControlFunction, Signaling control thread to resume...</text:p>
      <text:p text:style-name="P2141">WIA: 4284.4288 176041375 0 0 [wiaservc.dll] SCMControlHandler::ControlFunction, Control function (control: 13, event type: 4) returning</text:p>
      <text:p text:style-name="P2142">WIA: 4284.4764 176041375 0 0 [wiaservc.dll] SCMControlHandler::ControlThread, Resuming control thread...</text:p>
      <text:p text:style-name="P2143">WIA: 4284.4764 176041375 0 0 [wiaservc.dll] SCMControlQueue::Pop, Control request (control: 13, event type: 4) detached from queue</text:p>
      <text:p text:style-name="P2144">WIA: 4284.4764 176041375 0 0 [wiaservc.dll] SCMControlHandler::ControlThread, Processing control request (control: 13, event type: 4)...</text:p>
      <text:p text:style-name="P2145">WIA: 4284.4764 176041375 2 0 [wiaservc.dll] Dispatcher::ProcessEvent, System event received: dwControl 13, dwEventType 4, lpEventData: 0x0000000000000000</text:p>
      <text:p text:style-name="P2146">WIA: 4284.4764 176041375 0 0 [wiaservc.dll] DeviceClassEnumeratorHandler::ProcessEvent, Processing system event, control code 13, event type 4..</text:p>
      <text:p text:style-name="P2147">WIA: 4284.4764 176041375 0 0 [wiaservc.dll] DeviceClassEnumeratorHandler::ProcessEvent, Processing system event control code 13, event type 4, completed with with hr 0x00000000</text:p>
      <text:p text:style-name="P2148">WIA: 4284.4764 176041375 2 0 [wiaservc.dll] PowerEventHandler::ProcessEvent, Message from Power Management: PBT_APMSUSPEND</text:p>
      <text:p text:style-name="P2149">WIA: 4284.4764 176041375 2 0 [wiaservc.dll] SCMControlHandler::UpdateServiceStatus, Updating service status. CurrentState=SERVICE_PAUSED, StateCode=7, WaitHint=0</text:p>
      <text:p text:style-name="P2150">WIA: 4284.4764 176041375 80000000 0 [wiaservc.dll] ShutdownWSDChallenge, Shutting down WSD Challenge: Unload DLL 0</text:p>
      <text:p text:style-name="P2151">WIA: 4284.4764 176041375 0 0 [wiaservc.dll] SCMControlQueue::ControlRequest::~ControlRequest, Control request (control: 13, event type: 4) deleted</text:p>
      <text:p text:style-name="P2152">WIA: 4284.4764 176041375 0 0 [wiaservc.dll] SCMControlHandler::ControlThread, Requests queue empty, control thread entering sleep...</text:p>
      <text:p text:style-name="P2153">WIA: 4284.4288 230058531 0 0 [wiaservc.dll] SCMControlQueue::Push, Adding control request to queue (control: 13, event type: 18)</text:p>
      <text:p text:style-name="P2154">WIA: 4284.4288 230058531 0 0 [wiaservc.dll] SCMControlHandler::ControlFunction, Signaling control thread to resume...</text:p>
      <text:p text:style-name="P2155">WIA: 4284.4288 230058531 0 0 [wiaservc.dll] SCMControlHandler::ControlFunction, Control function (control: 13, event type: 18) returning</text:p>
      <text:p text:style-name="P2156">WIA: 4284.4764 230058531 0 0 [wiaservc.dll] SCMControlHandler::ControlThread, Resuming control thread...</text:p>
      <text:p text:style-name="P2157">WIA: 4284.4764 230058531 0 0 [wiaservc.dll] SCMControlQueue::Pop, Control request (control: 13, event type: 18) detached from queue</text:p>
      <text:p text:style-name="P2158">WIA: 4284.4764 230058531 0 0 [wiaservc.dll] SCMControlHandler::ControlThread, Processing control request (control: 13, event type: 18)...</text:p>
      <text:p text:style-name="P2159">WIA: 4284.4764 230058531 2 0 [wiaservc.dll] Dispatcher::ProcessEvent, System event received: dwControl 13, dwEventType 18, lpEventData: 0x0000000000000000</text:p>
      <text:p text:style-name="P2160">WIA: 4284.4764 230058531 0 0 [wiaservc.dll] DeviceClassEnumeratorHandler::ProcessEvent, Processing system event, control code 13, event type 18..</text:p>
      <text:p text:style-name="P2161">WIA: 4284.4764 230058531 0 0 [wiaservc.dll] DeviceClassEnumeratorHandler::ProcessEvent, Processing system event control code 13, event type 18, completed with with hr 0x00000000</text:p>
      <text:p text:style-name="P2162">WIA: 4284.4764 230058531 2 0 [wiaservc.dll] PowerEventHandler::ProcessEvent, Message from Power Management: PBT_APMRESUMEAUTOMATIC</text:p>
      <text:p text:style-name="P2163">WIA: 4284.4764 230058531 0 0 [wiaservc.dll] SCMControlQueue::ControlRequest::~ControlRequest, Control request (control: 13, event type: 18) deleted</text:p>
      <text:p text:style-name="P2164">WIA: 4284.4764 230058531 0 0 [wiaservc.dll] SCMControlHandler::ControlThread, Requests queue empty, control thread entering sleep...</text:p>
      <text:p text:style-name="P2165">WIA: 4284.4288 230059188 0 0 [wiaservc.dll] SCMControlQueue::Push, Adding control request to queue (control: 13, event type: 7)</text:p>
      <text:p text:style-name="P2166">WIA: 4284.4288 230059188 0 0 [wiaservc.dll] SCMControlHandler::ControlFunction, Signaling control thread to resume...</text:p>
      <text:p text:style-name="P2167">WIA: 4284.4288 230059188 0 0 [wiaservc.dll] SCMControlHandler::ControlFunction, Control function (control: 13, event type: 7) returning</text:p>
      <text:p text:style-name="P2168">WIA: 4284.4764 230059188 0 0 [wiaservc.dll] SCMControlHandler::ControlThread, Resuming control thread...</text:p>
      <text:p text:style-name="P2169">WIA: 4284.4764 230059188 0 0 [wiaservc.dll] SCMControlQueue::Pop, Control request (control: 13, event type: 7) detached from queue</text:p>
      <text:p text:style-name="P2170">WIA: 4284.4764 230059188 0 0 [wiaservc.dll] SCMControlHandler::ControlThread, Processing control request (control: 13, event type: 7)...</text:p>
      <text:p text:style-name="P2171">WIA: 4284.4764 230059188 2 0 [wiaservc.dll] Dispatcher::ProcessEvent, System event received: dwControl 13, dwEventType 7, lpEventData: 0x0000000000000000</text:p>
      <text:p text:style-name="P2172">WIA: 4284.4764 230059188 0 0 [wiaservc.dll] DeviceClassEnumeratorHandler::ProcessEvent, Processing system event, control code 13, event type 7..</text:p>
      <text:p text:style-name="P2173">WIA: 4284.4764 230059188 0 0 [wiaservc.dll] DeviceClassEnumeratorHandler::ProcessEvent, Processing system event control code 13, event type 7, completed with with hr 0x00000000</text:p>
      <text:p text:style-name="P2174">WIA: 4284.4764 230059188 2 0 [wiaservc.dll] PowerEventHandler::ProcessEvent, Message from Power Management: PBT_APMRESUMESUSPEND</text:p>
      <text:p text:style-name="P2175">WIA: 4284.4764 230059188 0 0 [wiaservc.dll] DeviceListManager::InitializeWSDChallenge, WSD Challenge successfully initiated (thread: 8540)</text:p>
      <text:p text:style-name="P2176">WIA: 4284.4764 230059188 8 0 [wiaservc.dll] RegistryDeviceEnumerator::Refresh, An error occured in RegistryDeviceEnumerator when enumerating the subkeys for (SYSTEM\CurrentControlSet\Control\StillImage\FakeDevices)</text:p>
      <text:p text:style-name="P2177">WIA: 4284.8540 230059188 80000000 0 [wiaservc.dll] InitializeWSDChallenge, Intializing WSD Challenge for {6BDD1FC6-810F-11D0-BEC7-08002BE2092F}..</text:p>
      <text:p text:style-name="P2178">WIA: 4284.8540 230059188 80000000 0 [wiaservc.dll] InitializeWSDChallenge, Intialize WSD Challenge...</text:p>
      <text:p text:style-name="P2179">WIA: 4284.4764 230059188 8 0 [wiaservc.dll] DeviceInfoSet::AddDevNodeDevices, The Device Info Set skipped devnode index 4, because its "Subclass" value is not of a compatible correct type.</text:p>
      <text:p text:style-name="P2180">WIA: 4284.4764 230059203 0 0 [wiaservc.dll] USDWrapper::RefreshSettings, Refreshing USDWrapper settings for (Apple iPhone)</text:p>
      <text:p text:style-name="P2181">WIA: 4284.4764 230059203 0 0 [wiaservc.dll] USDWrapper::RefreshSettings, Updating the current settings for (Apple iPhone) from Registry</text:p>
      <text:p text:style-name="P2182">WIA: 4284.4764 230059203 0 0 [wiaservc.dll] USDWrapper::RefreshSettings, (Apple iPhone) is a WIA device (internal type: 0x00000031)</text:p>
      <text:p text:style-name="P2183">WIA: 4284.4764 230059203 8 0 [wiaservc.dll] DeviceInfoSet::GetDeviceStatus, CM_Get_DevNode_Status for device ({EEC5AD98-8080-425f-922A-DABF3DE3F69A}\0000) failed, return code 0x0000000D, DEV_STATE_ACTIVE not set</text:p>
      <text:p text:style-name="P2184">WIA: 4284.4764 230059203 4 0 [wiaservc.dll] USDWrapper::RefreshSettings, Device state for (Apple iPhone) remains 0x00000000</text:p>
      <text:p text:style-name="P2185">WIA: 4284.4764 230059203 4 0 [wiaservc.dll] USDWrapper::RefreshSettings, Device state 0x00000001 means 'disabled', 0x00000002 'removed', <text:s/>0x00000004 'active'</text:p>
      <text:p text:style-name="P2186">WIA: 4284.4764 230059203 4 0 [wiaservc.dll] USDWrapper::RefreshSettings, Previous PnP identifier of (Apple iPhone): \\?\usb#vid_05ac&amp;pid_12a8&amp;mi_00#6&amp;3a59852d&amp;0&amp;0000#{6bdd1fc6-810f-11d0-bec7-08002be2092f}</text:p>
      <text:p text:style-name="P2187">WIA: 4284.4764 230059203 4 0 [wiaservc.dll] USDWrapper::RefreshSettings, New PnP identifier for (Apple iPhone): \\?\usb#vid_05ac&amp;pid_12a8&amp;mi_00#6&amp;3a59852d&amp;0&amp;0000#{6bdd1fc6-810f-11d0-bec7-08002be2092f}</text:p>
      <text:p text:style-name="P2188">WIA: 4284.4764 230059203 0 0 [wiaservc.dll] USDWrapper::RefreshSettings, Refreshing USDWrapper settings for (Apple iPhone)</text:p>
      <text:p text:style-name="P2189">WIA: 4284.4764 230059203 0 0 [wiaservc.dll] USDWrapper::RefreshSettings, Updating the current settings for (Apple iPhone) from Registry</text:p>
      <text:p text:style-name="P2190">WIA: 4284.4764 230059203 0 0 [wiaservc.dll] USDWrapper::RefreshSettings, (Apple iPhone) is a WIA device (internal type: 0x00000031)</text:p>
      <text:p text:style-name="P2191">WIA: 4284.4764 230059203 8 0 [wiaservc.dll] DeviceInfoSet::GetDeviceStatus, CM_Get_DevNode_Status for device ({EEC5AD98-8080-425f-922A-DABF3DE3F69A}\0004) failed, return code 0x0000000D, DEV_STATE_ACTIVE not set</text:p>
      <text:p text:style-name="P2192">WIA: 4284.4764 230059203 4 0 [wiaservc.dll] USDWrapper::RefreshSettings, Device state for (Apple iPhone) remains 0x00000000</text:p>
      <text:p text:style-name="P2193">WIA: 4284.4764 230059203 4 0 [wiaservc.dll] USDWrapper::RefreshSettings, Device state 0x00000001 means 'disabled', 0x00000002 'removed', <text:s/>0x00000004 'active'</text:p>
      <text:p text:style-name="P2194">WIA: 4284.4764 230059203 4 0 [wiaservc.dll] USDWrapper::RefreshSettings, Previous PnP identifier of (Apple iPhone): \\?\usb#vid_05ac&amp;pid_12a8&amp;mi_00#6&amp;18e6aee5&amp;0&amp;0000#{6bdd1fc6-810f-11d0-bec7-08002be2092f}</text:p>
      <text:p text:style-name="P2195">WIA: 4284.4764 230059203 4 0 [wiaservc.dll] USDWrapper::RefreshSettings, New PnP identifier for (Apple iPhone): \\?\usb#vid_05ac&amp;pid_12a8&amp;mi_00#6&amp;18e6aee5&amp;0&amp;0000#{6bdd1fc6-810f-11d0-bec7-08002be2092f}</text:p>
      <text:p text:style-name="P2196">WIA: 4284.4764 230059203 0 0 [wiaservc.dll] USDWrapper::RefreshSettings, Refreshing USDWrapper settings for (Apple iPhone)</text:p>
      <text:p text:style-name="P2197">WIA: 4284.4764 230059203 0 0 [wiaservc.dll] USDWrapper::RefreshSettings, Updating the current settings for (Apple iPhone) from Registry</text:p>
      <text:p text:style-name="P2198">WIA: 4284.4764 230059203 0 0 [wiaservc.dll] USDWrapper::RefreshSettings, (Apple iPhone) is a WIA device (internal type: 0x00000031)</text:p>
      <text:p text:style-name="P2199">WIA: 4284.4764 230059203 8 0 [wiaservc.dll] DeviceInfoSet::GetDeviceStatus, CM_Get_DevNode_Status for device ({EEC5AD98-8080-425f-922A-DABF3DE3F69A}\0007) failed, return code 0x0000000D, DEV_STATE_ACTIVE not set</text:p>
      <text:p text:style-name="P2200">WIA: 4284.4764 230059203 4 0 [wiaservc.dll] USDWrapper::RefreshSettings, Device state for (Apple iPhone) remains 0x00000000</text:p>
      <text:p text:style-name="P2201">WIA: 4284.4764 230059203 4 0 [wiaservc.dll] USDWrapper::RefreshSettings, Device state 0x00000001 means 'disabled', 0x00000002 'removed', <text:s/>0x00000004 'active'</text:p>
      <text:p text:style-name="P2202">WIA: 4284.4764 230059203 4 0 [wiaservc.dll] USDWrapper::RefreshSettings, Previous PnP identifier of (Apple iPhone): \\?\usb#vid_05ac&amp;pid_12a8&amp;mi_00#6&amp;2cf63e83&amp;0&amp;0000#{6bdd1fc6-810f-11d0-bec7-08002be2092f}</text:p>
      <text:p text:style-name="P2203">WIA: 4284.4764 230059203 4 0 [wiaservc.dll] USDWrapper::RefreshSettings, New PnP identifier for (Apple iPhone): \\?\usb#vid_05ac&amp;pid_12a8&amp;mi_00#6&amp;2cf63e83&amp;0&amp;0000#{6bdd1fc6-810f-11d0-bec7-08002be2092f}</text:p>
      <text:p text:style-name="P2204">WIA: 4284.4764 230059203 0 0 [wiaservc.dll] USDWrapper::RefreshSettings, Refreshing USDWrapper settings for (E:\)</text:p>
      <text:p text:style-name="P2205">WIA: 4284.4764 230059203 0 0 [wiaservc.dll] USDWrapper::RefreshSettings, Updating the current settings for (E:\) from Registry</text:p>
      <text:p text:style-name="P2206">WIA: 4284.4764 230059203 0 0 [wiaservc.dll] USDWrapper::RefreshSettings, (E:\) is a WIA device (internal type: 0x00000031)</text:p>
      <text:p text:style-name="P2207">WIA: 4284.4764 230059203 8 0 [wiaservc.dll] DeviceInfoSet::GetDeviceStatus, CM_Get_DevNode_Status for device ({EEC5AD98-8080-425f-922A-DABF3DE3F69A}\0017) failed, return code 0x0000000D, DEV_STATE_ACTIVE not set</text:p>
      <text:p text:style-name="P2208">WIA: 4284.4764 230059203 4 0 [wiaservc.dll] USDWrapper::RefreshSettings, Device state for (E:\) remains 0x00000000</text:p>
      <text:p text:style-name="P2209">WIA: 4284.4764 230059203 4 0 [wiaservc.dll] USDWrapper::RefreshSettings, Device state 0x00000001 means 'disabled', 0x00000002 'removed', <text:s/>0x00000004 'active'</text:p>
      <text:p text:style-name="P2210">WIA: 4284.4764 230059203 4 0 [wiaservc.dll] USDWrapper::RefreshSettings, Previous PnP identifier of (E:\): \\?\swd#wpdbusenum#_??_pcistor#disk&amp;ven_rsper&amp;prod_rts5208lun0&amp;rev_1.00#0000#{53f56307-b6bf-11d0-94f2-00a0c91efb8b}#{6bdd1fc6-810f-11d0-bec7-08002be2092f}</text:p>
      <text:p text:style-name="P2211">WIA: 4284.4764 230059203 4 0 [wiaservc.dll] USDWrapper::RefreshSettings, New PnP identifier for (E:\): \\?\swd#wpdbusenum#_??_pcistor#disk&amp;ven_rsper&amp;prod_rts5208lun0&amp;rev_1.00#0000#{53f56307-b6bf-11d0-94f2-00a0c91efb8b}#{6bdd1fc6-810f-11d0-bec7-08002be2092f}</text:p>
      <text:p text:style-name="P2212">WIA: 4284.4764 230059203 0 0 [wiaservc.dll] USDWrapper::RefreshSettings, Refreshing USDWrapper settings for (Apple iPod)</text:p>
      <text:p text:style-name="P2213">WIA: 4284.4764 230059203 0 0 [wiaservc.dll] USDWrapper::RefreshSettings, Updating the current settings for (Apple iPod) from Registry</text:p>
      <text:p text:style-name="P2214">WIA: 4284.4764 230059203 0 0 [wiaservc.dll] USDWrapper::RefreshSettings, (Apple iPod) is a WIA device (internal type: 0x00000031)</text:p>
      <text:p text:style-name="P2215">WIA: 4284.4764 230059203 8 0 [wiaservc.dll] DeviceInfoSet::GetDeviceStatus, CM_Get_DevNode_Status for device ({EEC5AD98-8080-425f-922A-DABF3DE3F69A}\0003) failed, return code 0x0000000D, DEV_STATE_ACTIVE not set</text:p>
      <text:p text:style-name="P2216">WIA: 4284.4764 230059203 4 0 [wiaservc.dll] USDWrapper::RefreshSettings, Device state for (Apple iPod) remains 0x00000000</text:p>
      <text:p text:style-name="P2217">WIA: 4284.4764 230059203 4 0 [wiaservc.dll] USDWrapper::RefreshSettings, Device state 0x00000001 means 'disabled', 0x00000002 'removed', <text:s/>0x00000004 'active'</text:p>
      <text:p text:style-name="P2218">WIA: 4284.4764 230059203 4 0 [wiaservc.dll] USDWrapper::RefreshSettings, Previous PnP identifier of (Apple iPod): \\?\usb#vid_05ac&amp;pid_12aa&amp;mi_00#6&amp;3753cc17&amp;0&amp;0000#{6bdd1fc6-810f-11d0-bec7-08002be2092f}</text:p>
      <text:p text:style-name="P2219">WIA: 4284.4764 230059203 4 0 [wiaservc.dll] USDWrapper::RefreshSettings, New PnP identifier for (Apple iPod): \\?\usb#vid_05ac&amp;pid_12aa&amp;mi_00#6&amp;3753cc17&amp;0&amp;0000#{6bdd1fc6-810f-11d0-bec7-08002be2092f}</text:p>
      <text:p text:style-name="P2220">WIA: 4284.4764 230059203 0 0 [wiaservc.dll] USDWrapper::RefreshSettings, Refreshing USDWrapper settings for (LG K9)</text:p>
      <text:p text:style-name="P2221">WIA: 4284.4764 230059203 0 0 [wiaservc.dll] USDWrapper::RefreshSettings, Updating the current settings for (LG K9) from Registry</text:p>
      <text:p text:style-name="P2222">WIA: 4284.4764 230059203 0 0 [wiaservc.dll] USDWrapper::RefreshSettings, (LG K9) is a WIA device (internal type: 0x00000031)</text:p>
      <text:p text:style-name="P2223">WIA: 4284.4764 230059203 8 0 [wiaservc.dll] DeviceInfoSet::GetDeviceStatus, CM_Get_DevNode_Status for device ({EEC5AD98-8080-425f-922A-DABF3DE3F69A}\0012) failed, return code 0x0000000D, DEV_STATE_ACTIVE not set</text:p>
      <text:p text:style-name="P2224">WIA: 4284.4764 230059203 4 0 [wiaservc.dll] USDWrapper::RefreshSettings, Device state for (LG K9) remains 0x00000000</text:p>
      <text:p text:style-name="P2225">WIA: 4284.4764 230059203 4 0 [wiaservc.dll] USDWrapper::RefreshSettings, Device state 0x00000001 means 'disabled', 0x00000002 'removed', <text:s/>0x00000004 'active'</text:p>
      <text:p text:style-name="P2226">WIA: 4284.4764 230059203 4 0 [wiaservc.dll] USDWrapper::RefreshSettings, Previous PnP identifier of (LG K9): \\?\usb#vid_1004&amp;pid_633e#lmx2103daa620b#{6bdd1fc6-810f-11d0-bec7-08002be2092f}</text:p>
      <text:p text:style-name="P2227">WIA: 4284.4764 230059203 4 0 [wiaservc.dll] USDWrapper::RefreshSettings, New PnP identifier for (LG K9): \\?\usb#vid_1004&amp;pid_633e#lmx2103daa620b#{6bdd1fc6-810f-11d0-bec7-08002be2092f}</text:p>
      <text:p text:style-name="P2228">WIA: 4284.4764 230059203 0 0 [wiaservc.dll] USDWrapper::RefreshSettings, Refreshing USDWrapper settings for (LG K4 (2017))</text:p>
      <text:p text:style-name="P2229">WIA: 4284.4764 230059203 0 0 [wiaservc.dll] USDWrapper::RefreshSettings, Updating the current settings for (LG K4 (2017)) from Registry</text:p>
      <text:p text:style-name="P2230">WIA: 4284.4764 230059203 0 0 [wiaservc.dll] USDWrapper::RefreshSettings, (LG K4 (2017)) is a WIA device (internal type: 0x00000031)</text:p>
      <text:p text:style-name="P2231">WIA: 4284.4764 230059203 8 0 [wiaservc.dll] DeviceInfoSet::GetDeviceStatus, CM_Get_DevNode_Status for device ({EEC5AD98-8080-425f-922A-DABF3DE3F69A}\0014) failed, return code 0x0000000D, DEV_STATE_ACTIVE not set</text:p>
      <text:p text:style-name="P2232">WIA: 4284.4764 230059203 4 0 [wiaservc.dll] USDWrapper::RefreshSettings, Device state for (LG K4 (2017)) remains 0x00000000</text:p>
      <text:p text:style-name="P2233">WIA: 4284.4764 230059203 4 0 [wiaservc.dll] USDWrapper::RefreshSettings, Device state 0x00000001 means 'disabled', 0x00000002 'removed', <text:s/>0x00000004 'active'</text:p>
      <text:p text:style-name="P2234">WIA: 4284.4764 230059203 4 0 [wiaservc.dll] USDWrapper::RefreshSettings, Previous PnP identifier of (LG K4 (2017)): \\?\usb#vid_1004&amp;pid_631c#lgm151f2d50606#{6bdd1fc6-810f-11d0-bec7-08002be2092f}</text:p>
      <text:p text:style-name="P2235">WIA: 4284.4764 230059203 4 0 [wiaservc.dll] USDWrapper::RefreshSettings, New PnP identifier for (LG K4 (2017)): \\?\usb#vid_1004&amp;pid_631c#lgm151f2d50606#{6bdd1fc6-810f-11d0-bec7-08002be2092f}</text:p>
      <text:p text:style-name="P2236">WIA: 4284.4764 230059203 80000000 0 [wiaservc.dll] DeviceListManager::Enumerate, The DeviceListManager is done enumerating devices</text:p>
      <text:p text:style-name="P2237">WIA: 4284.4764 230059203 8 0 [wiaservc.dll] DeviceListManager::DeviceCallback, The device (Apple iPhone) seems to be inactive - its driver will not be loaded</text:p>
      <text:p text:style-name="P2238">WIA: 4284.4764 230059203 8 0 [wiaservc.dll] DeviceListManager::DeviceCallback, The device (Apple iPhone) seems to be inactive - its driver will not be loaded</text:p>
      <text:p text:style-name="P2239">WIA: 4284.4764 230059203 8 0 [wiaservc.dll] DeviceListManager::DeviceCallback, The device (Apple iPhone) seems to be inactive - its driver will not be loaded</text:p>
      <text:p text:style-name="P2240">WIA: 4284.4764 230059203 8 0 [wiaservc.dll] DeviceListManager::DeviceCallback, The device (E:\) seems to be inactive - its driver will not be loaded</text:p>
      <text:p text:style-name="P2241">WIA: 4284.4764 230059203 8 0 [wiaservc.dll] DeviceListManager::DeviceCallback, The device (Apple iPod) seems to be inactive - its driver will not be loaded</text:p>
      <text:p text:style-name="P2242">WIA: 4284.4764 230059203 8 0 [wiaservc.dll] DeviceListManager::DeviceCallback, The device (LG K9) seems to be inactive - its driver will not be loaded</text:p>
      <text:p text:style-name="P2243">WIA: 4284.4764 230059203 8 0 [wiaservc.dll] DeviceListManager::DeviceCallback, The device (LG K4 (2017)) seems to be inactive - its driver will not be loaded</text:p>
      <text:p text:style-name="P2244">WIA: 4284.4764 230059203 2 0 [wiaservc.dll] SCMControlHandler::UpdateServiceStatus, Updating service status. CurrentState=SERVICE_RUNNING, StateCode=4, WaitHint=0</text:p>
      <text:p text:style-name="P2245">WIA: 4284.4764 230059203 0 0 [wiaservc.dll] SCMControlQueue::ControlRequest::~ControlRequest, Control request (control: 13, event type: 7) deleted</text:p>
      <text:p text:style-name="P2246">WIA: 4284.4764 230059203 0 0 [wiaservc.dll] SCMControlHandler::ControlThread, Requests queue empty, control thread entering sleep...</text:p>
      <text:p text:style-name="P2247">WIA: 4284.4288 230060734 0 0 [wiaservc.dll] SCMControlQueue::Push, Adding control request to queue (control: 13, event type: 10)</text:p>
      <text:p text:style-name="P2248">WIA: 4284.4288 230060734 0 0 [wiaservc.dll] SCMControlHandler::ControlFunction, Signaling control thread to resume...</text:p>
      <text:p text:style-name="P2249">WIA: 4284.4288 230060734 0 0 [wiaservc.dll] SCMControlHandler::ControlFunction, Control function (control: 13, event type: 10) returning</text:p>
      <text:p text:style-name="P2250">WIA: 4284.4764 230060734 0 0 [wiaservc.dll] SCMControlHandler::ControlThread, Resuming control thread...</text:p>
      <text:p text:style-name="P2251">WIA: 4284.4764 230060734 0 0 [wiaservc.dll] SCMControlQueue::Pop, Control request (control: 13, event type: 10) detached from queue</text:p>
      <text:p text:style-name="P2252">WIA: 4284.4764 230060734 0 0 [wiaservc.dll] SCMControlHandler::ControlThread, Processing control request (control: 13, event type: 10)...</text:p>
      <text:p text:style-name="P2253">WIA: 4284.4764 230060734 2 0 [wiaservc.dll] Dispatcher::ProcessEvent, System event received: dwControl 13, dwEventType 10, lpEventData: 0x0000000000000000</text:p>
      <text:p text:style-name="P2254">WIA: 4284.4764 230060734 0 0 [wiaservc.dll] DeviceClassEnumeratorHandler::ProcessEvent, Processing system event, control code 13, event type 10..</text:p>
      <text:p text:style-name="P2255">WIA: 4284.4764 230060734 0 0 [wiaservc.dll] DeviceClassEnumeratorHandler::ProcessEvent, Processing system event control code 13, event type 10, completed with with hr 0x00000000</text:p>
      <text:p text:style-name="P2256">WIA: 4284.4764 230060734 2 0 [wiaservc.dll] PowerEventHandler::ProcessEvent, Message from Power Management: PBT_APMPOWERSTATUSCHANGE</text:p>
      <text:p text:style-name="P2257">WIA: 4284.4764 230060734 0 0 [wiaservc.dll] SCMControlQueue::ControlRequest::~ControlRequest, Control request (control: 13, event type: 10) deleted</text:p>
      <text:p text:style-name="P2258">WIA: 4284.4764 230060734 0 0 [wiaservc.dll] SCMControlHandler::ControlThread, Requests queue empty, control thread entering sleep...</text:p>
      <text:p text:style-name="P2259">WIA: 4284.4288 230611266 0 0 [wiaservc.dll] SCMControlQueue::Push, Adding control request to queue (control: 13, event type: 10)</text:p>
      <text:p text:style-name="P2260">WIA: 4284.4288 230611266 0 0 [wiaservc.dll] SCMControlHandler::ControlFunction, Signaling control thread to resume...</text:p>
      <text:p text:style-name="P2261">WIA: 4284.4288 230611266 0 0 [wiaservc.dll] SCMControlHandler::ControlFunction, Control function (control: 13, event type: 10) returning</text:p>
      <text:p text:style-name="P2262">WIA: 4284.4764 230611266 0 0 [wiaservc.dll] SCMControlHandler::ControlThread, Resuming control thread...</text:p>
      <text:p text:style-name="P2263">WIA: 4284.4764 230611266 0 0 [wiaservc.dll] SCMControlQueue::Pop, Control request (control: 13, event type: 10) detached from queue</text:p>
      <text:p text:style-name="P2264">WIA: 4284.4764 230611266 0 0 [wiaservc.dll] SCMControlHandler::ControlThread, Processing control request (control: 13, event type: 10)...</text:p>
      <text:p text:style-name="P2265">WIA: 4284.4764 230611266 2 0 [wiaservc.dll] Dispatcher::ProcessEvent, System event received: dwControl 13, dwEventType 10, lpEventData: 0x0000000000000000</text:p>
      <text:p text:style-name="P2266">WIA: 4284.4764 230611266 0 0 [wiaservc.dll] DeviceClassEnumeratorHandler::ProcessEvent, Processing system event, control code 13, event type 10..</text:p>
      <text:p text:style-name="P2267">WIA: 4284.4764 230611266 0 0 [wiaservc.dll] DeviceClassEnumeratorHandler::ProcessEvent, Processing system event control code 13, event type 10, completed with with hr 0x00000000</text:p>
      <text:p text:style-name="P2268">WIA: 4284.4764 230611266 2 0 [wiaservc.dll] PowerEventHandler::ProcessEvent, Message from Power Management: PBT_APMPOWERSTATUSCHANGE</text:p>
      <text:p text:style-name="P2269">WIA: 4284.4764 230611266 0 0 [wiaservc.dll] SCMControlQueue::ControlRequest::~ControlRequest, Control request (control: 13, event type: 10) deleted</text:p>
      <text:p text:style-name="P2270">WIA: 4284.4764 230611266 0 0 [wiaservc.dll] SCMControlHandler::ControlThread, Requests queue empty, control thread entering sleep...</text:p>
      <text:p text:style-name="P2271">WIA: 4284.4288 230620250 0 0 [wiaservc.dll] SCMControlQueue::Push, SERVICE_CONTROL_DEVICEEVENT (control: 11, event type: 32768): DBT_DEVTYP_DEVICEINTERFACE (5), 208 bytes</text:p>
      <text:p text:style-name="P2272">WIA: 4284.4288 230620250 0 0 [wiaservc.dll] SCMControlQueue::Push, Adding control request to queue (control: 11, event type: 32768)</text:p>
      <text:p text:style-name="P2273">WIA: 4284.4288 230620250 0 0 [wiaservc.dll] SCMControlHandler::ControlFunction, Signaling control thread to resume...</text:p>
      <text:p text:style-name="P2274">WIA: 4284.4288 230620250 0 0 [wiaservc.dll] SCMControlHandler::ControlFunction, Control function (control: 11, event type: 32768) returning</text:p>
      <text:p text:style-name="P2275">WIA: 4284.4764 230620250 0 0 [wiaservc.dll] SCMControlHandler::ControlThread, Resuming control thread...</text:p>
      <text:p text:style-name="P2276">WIA: 4284.4764 230620250 0 0 [wiaservc.dll] SCMControlQueue::Pop, Control request (control: 11, event type: 32768) detached from queue</text:p>
      <text:p text:style-name="P2277">WIA: 4284.4764 230620250 0 0 [wiaservc.dll] SCMControlHandler::ControlThread, Processing control request (control: 11, event type: 32768)...</text:p>
      <text:p text:style-name="P2278">WIA: 4284.4764 230620250 2 0 [wiaservc.dll] Dispatcher::ProcessEvent, System event received: dwControl 11, dwEventType 32768, lpEventData: 0x00000172AB826A90</text:p>
      <text:p text:style-name="P2279">WIA: 4284.4764 230620250 0 0 [wiaservc.dll] DeviceClassEnumeratorHandler::ProcessEvent, Processing system event, control code 11, event type 32768..</text:p>
      <text:p text:style-name="P2280">WIA: 4284.4764 230620250 2 0 [wiaservc.dll] DeviceClassEnumeratorHandler::ProcessEvent, Message from PnP: DBT_DEVICEARRIVAL</text:p>
      <text:p text:style-name="P2281">WIA: 4284.4764 230620250 2 0 [wiaservc.dll] DeviceClassEnumeratorHandler::GetDeviceNameFromDevHdr, Received a DBT_DEVTYP_DEVICEINTERFACE message</text:p>
      <text:p text:style-name="P2282">WIA: 4284.4764 230620250 2 0 [wiaservc.dll] DeviceClassEnumeratorHandler::GetDeviceNameFromDevHdr, Lookup on DEV_BROADCAST_HDR returned a device ID of ({EEC5AD98-8080-425f-922A-DABF3DE3F69A}\0007)</text:p>
      <text:p text:style-name="P2283">WIA: 4284.4764 230620250 2 0 [wiaservc.dll] DeviceClassEnumeratorHandler::ProcessEvent, Processing device arrival for device ({EEC5AD98-8080-425f-922A-DABF3DE3F69A}\0007)..</text:p>
      <text:p text:style-name="P2284">WIA: 4284.4764 230620250 0 0 [wiaservc.dll] USDWrapper::RefreshSettings, Refreshing USDWrapper settings for (Apple iPhone)</text:p>
      <text:p text:style-name="P2285">WIA: 4284.4764 230620250 0 0 [wiaservc.dll] USDWrapper::RefreshSettings, Updating the current settings for (Apple iPhone) from Registry</text:p>
      <text:p text:style-name="P2286">WIA: 4284.4764 230620266 0 0 [wiaservc.dll] USDWrapper::RefreshSettings, (Apple iPhone) is a WIA device (internal type: 0x00000031)</text:p>
      <text:p text:style-name="P2287">WIA: 4284.4764 230620266 8 0 [wiaservc.dll] DeviceInfoSet::GetDeviceStatus, DevNode status for device ({EEC5AD98-8080-425f-922A-DABF3DE3F69A}\0007): 0x0180200A, problem number: 0</text:p>
      <text:p text:style-name="P2288">WIA: 4284.4764 230620266 8 0 [wiaservc.dll] DeviceInfoSet::MapCMStatusToDeviceState, DN_STARTED (0x00000008)</text:p>
      <text:p text:style-name="P2289">WIA: 4284.4764 230620266 4 0 [wiaservc.dll] USDWrapper::RefreshSettings, Device state for (Apple iPhone) updated from 0x00000000 to 0x00000004</text:p>
      <text:p text:style-name="P2290">WIA: 4284.4764 230620266 4 0 [wiaservc.dll] USDWrapper::RefreshSettings, Device state 0x00000001 means 'disabled', 0x00000002 'removed', <text:s/>0x00000004 'active'</text:p>
      <text:p text:style-name="P2291">WIA: 4284.4764 230620266 4 0 [wiaservc.dll] USDWrapper::RefreshSettings, Previous PnP identifier of (Apple iPhone): \\?\usb#vid_05ac&amp;pid_12a8&amp;mi_00#6&amp;2cf63e83&amp;0&amp;0000#{6bdd1fc6-810f-11d0-bec7-08002be2092f}</text:p>
      <text:p text:style-name="P2292">WIA: 4284.4764 230620266 4 0 [wiaservc.dll] USDWrapper::RefreshSettings, New PnP identifier for (Apple iPhone): \\?\usb#vid_05ac&amp;pid_12a8&amp;mi_00#6&amp;2cf63e83&amp;0&amp;0000#{6bdd1fc6-810f-11d0-bec7-08002be2092f}</text:p>
      <text:p text:style-name="P2293">WIA: 4284.4764 230620266 8 0 [wiaservc.dll] DeviceListManager::ProcessDeviceArrival, Device (Apple iPhone) state is currently marked 0x00000004</text:p>
      <text:p text:style-name="P2294">WIA: 4284.4764 230620266 8 0 [wiaservc.dll] DeviceListManager::ProcessDeviceArrival, Device (Apple iPhone) (re)signaled as arrived..</text:p>
      <text:p text:style-name="P2295">WIA: 4284.4764 230620266 8 0 [wiaservc.dll] DeviceListManager::ProcessDeviceArrival, Attempting to (re)load the driver for device (Apple iPhone)..</text:p>
      <text:p text:style-name="P2296">WIA: 4284.4764 230620266 8 0 [wiaservc.dll] DeviceListManager::ProcessDeviceArrival, PnP Id: \\?\usb#vid_05ac&amp;pid_12a8&amp;mi_00#6&amp;2cf63e83&amp;0&amp;0000#{6bdd1fc6-810f-11d0-bec7-08002be2092f}</text:p>
      <text:p text:style-name="P2297">WIA: 4284.4764 230620266 0 0 [wiaservc.dll] USDWrapper::STI_Initialize, (Apple iPhone) completed IStiUSD::Initialize returning hr 0x00000000</text:p>
      <text:p text:style-name="P2298">WIA: 4284.4764 230620266 0 0 [wiaservc.dll] USDWrapper::STI_GetCapabilities, (Apple iPhone) completed IStiUSD::GetCapabilities returning hr 0x00000000</text:p>
      <text:p text:style-name="P2299">WIA: 4284.4764 230620266 0 0 [wiaservc.dll] USDWrapper::StartDeviceNotifications, Driver for (Apple iPhone) reported that it not capable of generating events</text:p>
      <text:p text:style-name="P2300">WIA: 4284.4764 230620266 0 0 [wiaservc.dll] DeviceInfoSet::SetWiaDeviceTypeProperty, DEVPKEY_WIA_DeviceType for device ({EEC5AD98-8080-425f-922A-DABF3DE3F69A}\0007) set to 2</text:p>
      <text:p text:style-name="P2301">WIA: 4284.4764 230620266 4 0 [wiaservc.dll] USDWrapper::LoadDriver, Driver for (Apple iPhone) is currently loaded</text:p>
      <text:p text:style-name="P2302">WIA: 4284.4764 230620266 8 0 [wiaservc.dll] DeviceListManager::ProcessDeviceArrival, Generating CONNECT event for device (Apple iPhone) (Apple iPhone)</text:p>
      <text:p text:style-name="P2303">WIA: 4284.4764 230620266 0 0 [wiaservc.dll] DeviceInfoSet::GetDeviceSession, Locally connected device ({EEC5AD98-8080-425f-922A-DABF3DE3F69A}\0007), no Session ID found</text:p>
      <text:p text:style-name="P2304">WIA: 4284.4764 230620266 0 0 [wiaservc.dll] USDWrapper::WIA_drvNotifyPnpEvent, Power management: disable system initiated sleep to call IWiaMiniDrv::drvNotifyPnPEvent for (Apple iPhone)...</text:p>
      <text:p text:style-name="P2305">WIA: 4284.4764 230620266 0 0 [wiaservc.dll] USDWrapper::WIA_drvNotifyPnpEvent, The WIA service is preparing to call IWiaMiniDrv::drvNotifyPnpEvent from the driver for (Apple iPhone) ...</text:p>
      <text:p text:style-name="P2306">WIA: 4284.4764 230620266 0 0 [wiaservc.dll] USDWrapper::WIA_drvNotifyPnpEvent, The WIA service is calling IWiaMiniDrv::drvNotifyPnpEvent from the driver (Apple iPhone) ...</text:p>
      <text:p text:style-name="P2307">WIA: 4284.4764 230620266 0 0 [wiaservc.dll] USDWrapper::WIA_drvNotifyPnpEvent, (Apple iPhone) completed IWiaMiniDrv::drvNotifyPnpEvent returning hr 0x00000000</text:p>
      <text:p text:style-name="P2308">WIA: 4284.4764 230620266 0 0 [wiaservc.dll] USDWrapper::WIA_drvNotifyPnpEvent, Power management: restore system initiated sleep...</text:p>
      <text:p text:style-name="P2309">WIA: 4284.4764 230620313 0 0 [wiaservc.dll] USDWrapper::WIA_drvGetCapabilities, (Apple iPhone) completed IWiaMiniDrv::drvGetCapabilities on item (0000000000000000) returning hr 0x00000000</text:p>
      <text:p text:style-name="P2310">WIA: 4284.4764 230620313 0 0 [wiaservc.dll] DeviceListManager::ProcessDeviceArrival, WRAPPER_FLAGS_THROW_DISCONNECT set for device (Apple iPhone) (Apple iPhone)</text:p>
      <text:p text:style-name="P2311">WIA: 4284.4764 230620313 4 0 [wiaservc.dll] DeviceInfoSet::RegisterDeviceNotificationW, Registered for PnP notifications on device ({EEC5AD98-8080-425f-922A-DABF3DE3F69A}\0007)</text:p>
      <text:p text:style-name="P2312">WIA: 4284.4764 230620313 0 0 [wiaservc.dll] DeviceClassEnumeratorHandler::ProcessEvent, Processing system event control code 11, event type 32768, completed with with hr 0x00000000</text:p>
      <text:p text:style-name="P2313">WIA: 4284.4764 230620313 0 0 [wiaservc.dll] SCMControlQueue::ControlRequest::~ControlRequest, Control request (control: 11, event type: 32768) deleted</text:p>
      <text:p text:style-name="P2314">WIA: 4284.4764 230620313 0 0 [wiaservc.dll] SCMControlHandler::ControlThread, Requests queue empty, control thread entering sleep...</text:p>
      <text:p text:style-name="P2315">WIA: 4284.4288 230628797 0 0 [wiaservc.dll] SCMControlQueue::Push, SERVICE_CONTROL_DEVICEEVENT (control: 11, event type: 32774): DBT_DEVTYP_HANDLE (6), 544 bytes</text:p>
      <text:p text:style-name="P2316">WIA: 4284.4288 230628797 0 0 [wiaservc.dll] SCMControlQueue::Push, Adding control request to queue (control: 11, event type: 32774)</text:p>
      <text:p text:style-name="P2317">WIA: 4284.4288 230628797 0 0 [wiaservc.dll] SCMControlHandler::ControlFunction, Signaling control thread to resume...</text:p>
      <text:p text:style-name="P2318">WIA: 4284.4288 230628797 0 0 [wiaservc.dll] SCMControlHandler::ControlFunction, Control function (control: 11, event type: 32774) returning</text:p>
      <text:p text:style-name="P2319">WIA: 4284.4764 230628797 0 0 [wiaservc.dll] SCMControlHandler::ControlThread, Resuming control thread...</text:p>
      <text:p text:style-name="P2320">WIA: 4284.4764 230628797 0 0 [wiaservc.dll] SCMControlQueue::Pop, Control request (control: 11, event type: 32774) detached from queue</text:p>
      <text:p text:style-name="P2321">WIA: 4284.4764 230628797 0 0 [wiaservc.dll] SCMControlHandler::ControlThread, Processing control request (control: 11, event type: 32774)...</text:p>
      <text:p text:style-name="P2322">WIA: 4284.4764 230628797 2 0 [wiaservc.dll] Dispatcher::ProcessEvent, System event received: dwControl 11, dwEventType 32774, lpEventData: 0x00000172AB808E70</text:p>
      <text:p text:style-name="P2323">WIA: 4284.4764 230628797 0 0 [wiaservc.dll] DeviceClassEnumeratorHandler::ProcessEvent, Processing system event, control code 11, event type 32774..</text:p>
      <text:p text:style-name="P2324">WIA: 4284.4764 230628797 2 0 [wiaservc.dll] DeviceClassEnumeratorHandler::ProcessEvent, Message from PnP: Unknown PnP Message</text:p>
      <text:p text:style-name="P2325">WIA: 4284.4764 230628797 0 0 [wiaservc.dll] DeviceClassEnumeratorHandler::ProcessEvent, Processing system event control code 11, event type 32774, completed with with hr 0x00000000</text:p>
      <text:p text:style-name="P2326">WIA: 4284.4764 230628797 0 0 [wiaservc.dll] SCMControlQueue::ControlRequest::~ControlRequest, Control request (control: 11, event type: 32774) deleted</text:p>
      <text:p text:style-name="P2327">WIA: 4284.4764 230628797 0 0 [wiaservc.dll] SCMControlHandler::ControlThread, Requests queue empty, control thread entering sleep...</text:p>
      <text:p text:style-name="P2328">WIA: 4284.4288 230628813 0 0 [wiaservc.dll] SCMControlQueue::Push, SERVICE_CONTROL_DEVICEEVENT (control: 11, event type: 32774): DBT_DEVTYP_HANDLE (6), 526 bytes</text:p>
      <text:p text:style-name="P2329">WIA: 4284.4288 230628813 0 0 [wiaservc.dll] SCMControlQueue::Push, Adding control request to queue (control: 11, event type: 32774)</text:p>
      <text:p text:style-name="P2330">WIA: 4284.4288 230628813 0 0 [wiaservc.dll] SCMControlHandler::ControlFunction, Signaling control thread to resume...</text:p>
      <text:p text:style-name="P2331">WIA: 4284.4288 230628813 0 0 [wiaservc.dll] SCMControlHandler::ControlFunction, Control function (control: 11, event type: 32774) returning</text:p>
      <text:p text:style-name="P2332">WIA: 4284.4764 230628813 0 0 [wiaservc.dll] SCMControlHandler::ControlThread, Resuming control thread...</text:p>
      <text:p text:style-name="P2333">WIA: 4284.4764 230628813 0 0 [wiaservc.dll] SCMControlQueue::Pop, Control request (control: 11, event type: 32774) detached from queue</text:p>
      <text:p text:style-name="P2334">WIA: 4284.4764 230628813 0 0 [wiaservc.dll] SCMControlHandler::ControlThread, Processing control request (control: 11, event type: 32774)...</text:p>
      <text:p text:style-name="P2335">WIA: 4284.4764 230628813 2 0 [wiaservc.dll] Dispatcher::ProcessEvent, System event received: dwControl 11, dwEventType 32774, lpEventData: 0x00000172AB808E70</text:p>
      <text:p text:style-name="P2336">WIA: 4284.4764 230628813 0 0 [wiaservc.dll] DeviceClassEnumeratorHandler::ProcessEvent, Processing system event, control code 11, event type 32774..</text:p>
      <text:p text:style-name="P2337">WIA: 4284.4764 230628813 2 0 [wiaservc.dll] DeviceClassEnumeratorHandler::ProcessEvent, Message from PnP: Unknown PnP Message</text:p>
      <text:p text:style-name="P2338">WIA: 4284.4764 230628813 0 0 [wiaservc.dll] DeviceClassEnumeratorHandler::ProcessEvent, Processing system event control code 11, event type 32774, completed with with hr 0x00000000</text:p>
      <text:p text:style-name="P2339">WIA: 4284.4764 230628813 0 0 [wiaservc.dll] SCMControlQueue::ControlRequest::~ControlRequest, Control request (control: 11, event type: 32774) deleted</text:p>
      <text:p text:style-name="P2340">WIA: 4284.4764 230628813 0 0 [wiaservc.dll] SCMControlHandler::ControlThread, Requests queue empty, control thread entering sleep...</text:p>
      <text:p text:style-name="P2341">WIA: 4284.4288 231798125 0 0 [wiaservc.dll] SCMControlQueue::Push, Adding control request to queue (control: 13, event type: 10)</text:p>
      <text:p text:style-name="P2342">WIA: 4284.4288 231798125 0 0 [wiaservc.dll] SCMControlHandler::ControlFunction, Signaling control thread to resume...</text:p>
      <text:p text:style-name="P2343">WIA: 4284.4288 231798125 0 0 [wiaservc.dll] SCMControlHandler::ControlFunction, Control function (control: 13, event type: 10) returning</text:p>
      <text:p text:style-name="P2344">WIA: 4284.4764 231798125 0 0 [wiaservc.dll] SCMControlHandler::ControlThread, Resuming control thread...</text:p>
      <text:p text:style-name="P2345">WIA: 4284.4764 231798125 0 0 [wiaservc.dll] SCMControlQueue::Pop, Control request (control: 13, event type: 10) detached from queue</text:p>
      <text:p text:style-name="P2346">WIA: 4284.4764 231798125 0 0 [wiaservc.dll] SCMControlHandler::ControlThread, Processing control request (control: 13, event type: 10)...</text:p>
      <text:p text:style-name="P2347">WIA: 4284.4764 231798125 2 0 [wiaservc.dll] Dispatcher::ProcessEvent, System event received: dwControl 13, dwEventType 10, lpEventData: 0x0000000000000000</text:p>
      <text:p text:style-name="P2348">WIA: 4284.4764 231798125 0 0 [wiaservc.dll] DeviceClassEnumeratorHandler::ProcessEvent, Processing system event, control code 13, event type 10..</text:p>
      <text:p text:style-name="P2349">WIA: 4284.4764 231798125 0 0 [wiaservc.dll] DeviceClassEnumeratorHandler::ProcessEvent, Processing system event control code 13, event type 10, completed with with hr 0x00000000</text:p>
      <text:p text:style-name="P2350">WIA: 4284.4764 231798125 2 0 [wiaservc.dll] PowerEventHandler::ProcessEvent, Message from Power Management: PBT_APMPOWERSTATUSCHANGE</text:p>
      <text:p text:style-name="P2351">WIA: 4284.4764 231798125 0 0 [wiaservc.dll] SCMControlQueue::ControlRequest::~ControlRequest, Control request (control: 13, event type: 10) deleted</text:p>
      <text:p text:style-name="P2352">WIA: 4284.4764 231798125 0 0 [wiaservc.dll] SCMControlHandler::ControlThread, Requests queue empty, control thread entering sleep...</text:p>
      <text:p text:style-name="P2353">WIA: 4284.4288 233116734 0 0 [wiaservc.dll] SCMControlQueue::Push, Adding control request to queue (control: 13, event type: 10)</text:p>
      <text:p text:style-name="P2354">WIA: 4284.4288 233116734 0 0 [wiaservc.dll] SCMControlHandler::ControlFunction, Signaling control thread to resume...</text:p>
      <text:p text:style-name="P2355">WIA: 4284.4288 233116734 0 0 [wiaservc.dll] SCMControlHandler::ControlFunction, Control function (control: 13, event type: 10) returning</text:p>
      <text:p text:style-name="P2356">WIA: 4284.4764 233116734 0 0 [wiaservc.dll] SCMControlHandler::ControlThread, Resuming control thread...</text:p>
      <text:p text:style-name="P2357">WIA: 4284.4764 233116734 0 0 [wiaservc.dll] SCMControlQueue::Pop, Control request (control: 13, event type: 10) detached from queue</text:p>
      <text:p text:style-name="P2358">WIA: 4284.4764 233116734 0 0 [wiaservc.dll] SCMControlHandler::ControlThread, Processing control request (control: 13, event type: 10)...</text:p>
      <text:p text:style-name="P2359">WIA: 4284.4764 233116734 2 0 [wiaservc.dll] Dispatcher::ProcessEvent, System event received: dwControl 13, dwEventType 10, lpEventData: 0x0000000000000000</text:p>
      <text:p text:style-name="P2360">WIA: 4284.4764 233116734 0 0 [wiaservc.dll] DeviceClassEnumeratorHandler::ProcessEvent, Processing system event, control code 13, event type 10..</text:p>
      <text:p text:style-name="P2361">WIA: 4284.4764 233116734 0 0 [wiaservc.dll] DeviceClassEnumeratorHandler::ProcessEvent, Processing system event control code 13, event type 10, completed with with hr 0x00000000</text:p>
      <text:p text:style-name="P2362">WIA: 4284.4764 233116734 2 0 [wiaservc.dll] PowerEventHandler::ProcessEvent, Message from Power Management: PBT_APMPOWERSTATUSCHANGE</text:p>
      <text:p text:style-name="P2363">WIA: 4284.4764 233116734 0 0 [wiaservc.dll] SCMControlQueue::ControlRequest::~ControlRequest, Control request (control: 13, event type: 10) deleted</text:p>
      <text:p text:style-name="P2364">WIA: 4284.4764 233116734 0 0 [wiaservc.dll] SCMControlHandler::ControlThread, Requests queue empty, control thread entering sleep...</text:p>
      <text:p text:style-name="P2365">WIA: 4284.4288 233182563 0 0 [wiaservc.dll] SCMControlQueue::Push, Adding control request to queue (control: 13, event type: 10)</text:p>
      <text:p text:style-name="P2366">WIA: 4284.4288 233182563 0 0 [wiaservc.dll] SCMControlHandler::ControlFunction, Signaling control thread to resume...</text:p>
      <text:p text:style-name="P2367">WIA: 4284.4288 233182563 0 0 [wiaservc.dll] SCMControlHandler::ControlFunction, Control function (control: 13, event type: 10) returning</text:p>
      <text:p text:style-name="P2368">WIA: 4284.4764 233182563 0 0 [wiaservc.dll] SCMControlHandler::ControlThread, Resuming control thread...</text:p>
      <text:p text:style-name="P2369">WIA: 4284.4764 233182563 0 0 [wiaservc.dll] SCMControlQueue::Pop, Control request (control: 13, event type: 10) detached from queue</text:p>
      <text:p text:style-name="P2370">WIA: 4284.4764 233182563 0 0 [wiaservc.dll] SCMControlHandler::ControlThread, Processing control request (control: 13, event type: 10)...</text:p>
      <text:p text:style-name="P2371">WIA: 4284.4764 233182563 2 0 [wiaservc.dll] Dispatcher::ProcessEvent, System event received: dwControl 13, dwEventType 10, lpEventData: 0x0000000000000000</text:p>
      <text:p text:style-name="P2372">WIA: 4284.4764 233182563 0 0 [wiaservc.dll] DeviceClassEnumeratorHandler::ProcessEvent, Processing system event, control code 13, event type 10..</text:p>
      <text:p text:style-name="P2373">WIA: 4284.4764 233182563 0 0 [wiaservc.dll] DeviceClassEnumeratorHandler::ProcessEvent, Processing system event control code 13, event type 10, completed with with hr 0x00000000</text:p>
      <text:p text:style-name="P2374">WIA: 4284.4764 233182563 2 0 [wiaservc.dll] PowerEventHandler::ProcessEvent, Message from Power Management: PBT_APMPOWERSTATUSCHANGE</text:p>
      <text:p text:style-name="P2375">WIA: 4284.4764 233182563 0 0 [wiaservc.dll] SCMControlQueue::ControlRequest::~ControlRequest, Control request (control: 13, event type: 10) deleted</text:p>
      <text:p text:style-name="P2376">WIA: 4284.4764 233182563 0 0 [wiaservc.dll] SCMControlHandler::ControlThread, Requests queue empty, control thread entering sleep...</text:p>
      <text:p text:style-name="P2377">WIA: 4284.4288 233379094 0 0 [wiaservc.dll] SCMControlQueue::Push, Adding control request to queue (control: 13, event type: 10)</text:p>
      <text:p text:style-name="P2378">WIA: 4284.4288 233379094 0 0 [wiaservc.dll] SCMControlHandler::ControlFunction, Signaling control thread to resume...</text:p>
      <text:p text:style-name="P2379">WIA: 4284.4288 233379094 0 0 [wiaservc.dll] SCMControlHandler::ControlFunction, Control function (control: 13, event type: 10) returning</text:p>
      <text:p text:style-name="P2380">WIA: 4284.4764 233379094 0 0 [wiaservc.dll] SCMControlHandler::ControlThread, Resuming control thread...</text:p>
      <text:p text:style-name="P2381">WIA: 4284.4764 233379094 0 0 [wiaservc.dll] SCMControlQueue::Pop, Control request (control: 13, event type: 10) detached from queue</text:p>
      <text:p text:style-name="P2382">WIA: 4284.4764 233379094 0 0 [wiaservc.dll] SCMControlHandler::ControlThread, Processing control request (control: 13, event type: 10)...</text:p>
      <text:p text:style-name="P2383">WIA: 4284.4764 233379094 2 0 [wiaservc.dll] Dispatcher::ProcessEvent, System event received: dwControl 13, dwEventType 10, lpEventData: 0x0000000000000000</text:p>
      <text:p text:style-name="P2384">WIA: 4284.4764 233379094 0 0 [wiaservc.dll] DeviceClassEnumeratorHandler::ProcessEvent, Processing system event, control code 13, event type 10..</text:p>
      <text:p text:style-name="P2385">WIA: 4284.4764 233379094 0 0 [wiaservc.dll] DeviceClassEnumeratorHandler::ProcessEvent, Processing system event control code 13, event type 10, completed with with hr 0x00000000</text:p>
      <text:p text:style-name="P2386">WIA: 4284.4764 233379094 2 0 [wiaservc.dll] PowerEventHandler::ProcessEvent, Message from Power Management: PBT_APMPOWERSTATUSCHANGE</text:p>
      <text:p text:style-name="P2387">WIA: 4284.4764 233379094 0 0 [wiaservc.dll] SCMControlQueue::ControlRequest::~ControlRequest, Control request (control: 13, event type: 10) deleted</text:p>
      <text:p text:style-name="P2388">WIA: 4284.4764 233379094 0 0 [wiaservc.dll] SCMControlHandler::ControlThread, Requests queue empty, control thread entering sleep...</text:p>
      <text:p text:style-name="P2389">WIA: 4284.4288 233448063 0 0 [wiaservc.dll] SCMControlQueue::Push, Adding control request to queue (control: 13, event type: 10)</text:p>
      <text:p text:style-name="P2390">WIA: 4284.4288 233448063 0 0 [wiaservc.dll] SCMControlHandler::ControlFunction, Signaling control thread to resume...</text:p>
      <text:p text:style-name="P2391">WIA: 4284.4288 233448063 0 0 [wiaservc.dll] SCMControlHandler::ControlFunction, Control function (control: 13, event type: 10) returning</text:p>
      <text:p text:style-name="P2392">WIA: 4284.4764 233448063 0 0 [wiaservc.dll] SCMControlHandler::ControlThread, Resuming control thread...</text:p>
      <text:p text:style-name="P2393">WIA: 4284.4764 233448063 0 0 [wiaservc.dll] SCMControlQueue::Pop, Control request (control: 13, event type: 10) detached from queue</text:p>
      <text:p text:style-name="P2394">WIA: 4284.4764 233448063 0 0 [wiaservc.dll] SCMControlHandler::ControlThread, Processing control request (control: 13, event type: 10)...</text:p>
      <text:p text:style-name="P2395">WIA: 4284.4764 233448063 2 0 [wiaservc.dll] Dispatcher::ProcessEvent, System event received: dwControl 13, dwEventType 10, lpEventData: 0x0000000000000000</text:p>
      <text:p text:style-name="P2396">WIA: 4284.4764 233448063 0 0 [wiaservc.dll] DeviceClassEnumeratorHandler::ProcessEvent, Processing system event, control code 13, event type 10..</text:p>
      <text:p text:style-name="P2397">WIA: 4284.4764 233448063 0 0 [wiaservc.dll] DeviceClassEnumeratorHandler::ProcessEvent, Processing system event control code 13, event type 10, completed with with hr 0x00000000</text:p>
      <text:p text:style-name="P2398">WIA: 4284.4764 233448063 2 0 [wiaservc.dll] PowerEventHandler::ProcessEvent, Message from Power Management: PBT_APMPOWERSTATUSCHANGE</text:p>
      <text:p text:style-name="P2399">WIA: 4284.4764 233448063 0 0 [wiaservc.dll] SCMControlQueue::ControlRequest::~ControlRequest, Control request (control: 13, event type: 10) deleted</text:p>
      <text:p text:style-name="P2400">WIA: 4284.4764 233448063 0 0 [wiaservc.dll] SCMControlHandler::ControlThread, Requests queue empty, control thread entering sleep...</text:p>
      <text:p text:style-name="P2401">WIA: 4284.4288 234043203 0 0 [wiaservc.dll] SCMControlQueue::Push, Adding control request to queue (control: 13, event type: 10)</text:p>
      <text:p text:style-name="P2402">WIA: 4284.4288 234043203 0 0 [wiaservc.dll] SCMControlHandler::ControlFunction, Signaling control thread to resume...</text:p>
      <text:p text:style-name="P2403">WIA: 4284.4288 234043203 0 0 [wiaservc.dll] SCMControlHandler::ControlFunction, Control function (control: 13, event type: 10) returning</text:p>
      <text:p text:style-name="P2404">WIA: 4284.4764 234043203 0 0 [wiaservc.dll] SCMControlHandler::ControlThread, Resuming control thread...</text:p>
      <text:p text:style-name="P2405">WIA: 4284.4764 234043203 0 0 [wiaservc.dll] SCMControlQueue::Pop, Control request (control: 13, event type: 10) detached from queue</text:p>
      <text:p text:style-name="P2406">WIA: 4284.4764 234043203 0 0 [wiaservc.dll] SCMControlHandler::ControlThread, Processing control request (control: 13, event type: 10)...</text:p>
      <text:p text:style-name="P2407">WIA: 4284.4764 234043203 2 0 [wiaservc.dll] Dispatcher::ProcessEvent, System event received: dwControl 13, dwEventType 10, lpEventData: 0x0000000000000000</text:p>
      <text:p text:style-name="P2408">WIA: 4284.4764 234043203 0 0 [wiaservc.dll] DeviceClassEnumeratorHandler::ProcessEvent, Processing system event, control code 13, event type 10..</text:p>
      <text:p text:style-name="P2409">WIA: 4284.4764 234043203 0 0 [wiaservc.dll] DeviceClassEnumeratorHandler::ProcessEvent, Processing system event control code 13, event type 10, completed with with hr 0x00000000</text:p>
      <text:p text:style-name="P2410">WIA: 4284.4764 234043203 2 0 [wiaservc.dll] PowerEventHandler::ProcessEvent, Message from Power Management: PBT_APMPOWERSTATUSCHANGE</text:p>
      <text:p text:style-name="P2411">WIA: 4284.4764 234043203 0 0 [wiaservc.dll] SCMControlQueue::ControlRequest::~ControlRequest, Control request (control: 13, event type: 10) deleted</text:p>
      <text:p text:style-name="P2412">WIA: 4284.4764 234043203 0 0 [wiaservc.dll] SCMControlHandler::ControlThread, Requests queue empty, control thread entering sleep...</text:p>
      <text:p text:style-name="P2413">WIA: 4284.4288 234172094 0 0 [wiaservc.dll] SCMControlQueue::Push, SERVICE_CONTROL_DEVICEEVENT (control: 11, event type: 32772): DBT_DEVTYP_HANDLE (6), 56 bytes</text:p>
      <text:p text:style-name="P2414">WIA: 4284.4288 234172094 0 0 [wiaservc.dll] SCMControlQueue::Push, Adding control request to queue (control: 11, event type: 32772)</text:p>
      <text:p text:style-name="P2415">WIA: 4284.4288 234172094 0 0 [wiaservc.dll] SCMControlHandler::ControlFunction, Signaling control thread to resume...</text:p>
      <text:p text:style-name="P2416">WIA: 4284.4288 234172094 0 0 [wiaservc.dll] SCMControlHandler::ControlFunction, Control function (control: 11, event type: 32772) returning</text:p>
      <text:p text:style-name="P2417">WIA: 4284.4764 234172094 0 0 [wiaservc.dll] SCMControlHandler::ControlThread, Resuming control thread...</text:p>
      <text:p text:style-name="P2418">WIA: 4284.4764 234172094 0 0 [wiaservc.dll] SCMControlQueue::Pop, Control request (control: 11, event type: 32772) detached from queue</text:p>
      <text:p text:style-name="P2419">WIA: 4284.4764 234172094 0 0 [wiaservc.dll] SCMControlHandler::ControlThread, Processing control request (control: 11, event type: 32772)...</text:p>
      <text:p text:style-name="P2420">WIA: 4284.4764 234172094 2 0 [wiaservc.dll] Dispatcher::ProcessEvent, System event received: dwControl 11, dwEventType 32772, lpEventData: 0x00000172AB811FA0</text:p>
      <text:p text:style-name="P2421">WIA: 4284.4764 234172094 0 0 [wiaservc.dll] DeviceClassEnumeratorHandler::ProcessEvent, Processing system event, control code 11, event type 32772..</text:p>
      <text:p text:style-name="P2422">WIA: 4284.4764 234172094 2 0 [wiaservc.dll] DeviceClassEnumeratorHandler::ProcessEvent, Message from PnP: DBT_DEVICEREMOVECOMPLETE</text:p>
      <text:p text:style-name="P2423">WIA: 4284.4764 234172094 2 0 [wiaservc.dll] DeviceClassEnumeratorHandler::GetDeviceNameFromDevHdr, Received a DBT_DEVTYP_HANDLE message</text:p>
      <text:p text:style-name="P2424">WIA: 4284.4764 234172094 2 0 [wiaservc.dll] DeviceClassEnumeratorHandler::GetDeviceNameFromDevHdr, Lookup on DEV_BROADCAST_HDR returned a device ID of ({EEC5AD98-8080-425f-922A-DABF3DE3F69A}\0007)</text:p>
      <text:p text:style-name="P2425">WIA: 4284.4764 234172094 2 0 [wiaservc.dll] DeviceClassEnumeratorHandler::ProcessEvent, Processing device removal for device ({EEC5AD98-8080-425f-922A-DABF3DE3F69A}\0007)..</text:p>
      <text:p text:style-name="P2426">WIA: 4284.4764 234172094 8 0 [wiaservc.dll] DeviceListManager::ProcessDeviceRemoval, Processing removal for device (Apple iPhone)..</text:p>
      <text:p text:style-name="P2427">WIA: 4284.4764 234172094 8 0 [wiaservc.dll] DeviceListManager::ProcessDeviceRemoval, Device (Apple iPhone) is marked inactive</text:p>
      <text:p text:style-name="P2428">WIA: 4284.4764 234172094 8 0 [wiaservc.dll] DeviceListManager::ProcessDeviceRemoval, Generating DISCONNECT event for (Apple iPhone)</text:p>
      <text:p text:style-name="P2429">WIA: 4284.4764 234172094 0 0 [wiaservc.dll] DeviceInfoSet::GetDeviceSession, Locally connected device ({EEC5AD98-8080-425f-922A-DABF3DE3F69A}\0007), no Session ID found</text:p>
      <text:p text:style-name="P2430">WIA: 4284.4764 234172094 0 0 [wiaservc.dll] USDWrapper::WIA_drvNotifyPnpEvent, Power management: disable system initiated sleep to call IWiaMiniDrv::drvNotifyPnPEvent for (Apple iPhone)...</text:p>
      <text:p text:style-name="P2431">WIA: 4284.4764 234172094 0 0 [wiaservc.dll] USDWrapper::WIA_drvNotifyPnpEvent, The WIA service is preparing to call IWiaMiniDrv::drvNotifyPnpEvent from the driver for (Apple iPhone) ...</text:p>
      <text:p text:style-name="P2432">WIA: 4284.4764 234172094 0 0 [wiaservc.dll] USDWrapper::WIA_drvNotifyPnpEvent, The WIA service is calling IWiaMiniDrv::drvNotifyPnpEvent from the driver (Apple iPhone) ...</text:p>
      <text:p text:style-name="P2433">WIA: 4284.4764 234172094 0 0 [wiaservc.dll] USDWrapper::WIA_drvNotifyPnpEvent, (Apple iPhone) completed IWiaMiniDrv::drvNotifyPnpEvent returning hr 0x00000000</text:p>
      <text:p text:style-name="P2434">WIA: 4284.4764 234172094 0 0 [wiaservc.dll] USDWrapper::WIA_drvNotifyPnpEvent, Power management: restore system initiated sleep...</text:p>
      <text:p text:style-name="P2435">WIA: 4284.4764 234172094 0 0 [wiaservc.dll] CEventNotifier::NotifySTIEvent, hr indicates FAILURE (expected for Disconnect), but event is Connect/Disconnect</text:p>
      <text:p text:style-name="P2436">WIA: 4284.4764 234172094 4 0 [wiaservc.dll] DeviceInfoSet::UnregisterDeviceNotification, Unregistering for PnP notifications on device ({EEC5AD98-8080-425f-922A-DABF3DE3F69A}\0007).</text:p>
      <text:p text:style-name="P2437">WIA: 4284.4288 234172094 0 0 [wiaservc.dll] SCMControlQueue::Push, SERVICE_CONTROL_DEVICEEVENT (control: 11, event type: 32772): DBT_DEVTYP_DEVICEINTERFACE (5), 208 bytes</text:p>
      <text:p text:style-name="P2438">WIA: 4284.4764 234172094 0 0 [wiaservc.dll] USDWrapper::UnloadDriver, The WIA service is preparing to unload the driver for (Apple iPhone)</text:p>
      <text:p text:style-name="P2439">WIA: 4284.4288 234172094 0 0 [wiaservc.dll] SCMControlQueue::Push, Adding control request to queue (control: 11, event type: 32772)</text:p>
      <text:p text:style-name="P2440">WIA: 4284.4288 234172094 0 0 [wiaservc.dll] SCMControlHandler::ControlFunction, Signaling control thread to resume...</text:p>
      <text:p text:style-name="P2441">WIA: 4284.4288 234172094 0 0 [wiaservc.dll] SCMControlHandler::ControlFunction, Control function (control: 11, event type: 32772) returning</text:p>
      <text:p text:style-name="P2442">WIA: 4284.4764 234172094 4 0 [wiaservc.dll] USDWrapper::UnloadDriver, Driver for (Apple iPhone) is now unloaded</text:p>
      <text:p text:style-name="P2443">WIA: 4284.4764 234172094 80000000 0 [wiaservc.dll] WiaService::CheckForActivityAndShutdown, Not shutting down service because 7 devices are installed</text:p>
      <text:p text:style-name="P2444">WIA: 4284.4764 234172094 0 0 [wiaservc.dll] DeviceClassEnumeratorHandler::ProcessEvent, Processing system event control code 11, event type 32772, completed with with hr 0x00000000</text:p>
      <text:p text:style-name="P2445">WIA: 4284.4764 234172094 0 0 [wiaservc.dll] SCMControlQueue::ControlRequest::~ControlRequest, Control request (control: 11, event type: 32772) deleted</text:p>
      <text:p text:style-name="P2446">WIA: 4284.4764 234172094 0 0 [wiaservc.dll] SCMControlQueue::Pop, Control request (control: 11, event type: 32772) detached from queue</text:p>
      <text:p text:style-name="P2447">WIA: 4284.4764 234172094 0 0 [wiaservc.dll] SCMControlHandler::ControlThread, Processing control request (control: 11, event type: 32772)...</text:p>
      <text:p text:style-name="P2448">WIA: 4284.4764 234172094 2 0 [wiaservc.dll] Dispatcher::ProcessEvent, System event received: dwControl 11, dwEventType 32772, lpEventData: 0x00000172AB826220</text:p>
      <text:p text:style-name="P2449">WIA: 4284.4764 234172094 0 0 [wiaservc.dll] DeviceClassEnumeratorHandler::ProcessEvent, Processing system event, control code 11, event type 32772..</text:p>
      <text:p text:style-name="P2450">WIA: 4284.4764 234172094 2 0 [wiaservc.dll] DeviceClassEnumeratorHandler::ProcessEvent, Message from PnP: DBT_DEVICEREMOVECOMPLETE</text:p>
      <text:p text:style-name="P2451">WIA: 4284.4764 234172094 2 0 [wiaservc.dll] DeviceClassEnumeratorHandler::GetDeviceNameFromDevHdr, Received a DBT_DEVTYP_DEVICEINTERFACE message</text:p>
      <text:p text:style-name="P2452">WIA: 4284.4764 234172094 2 0 [wiaservc.dll] DeviceClassEnumeratorHandler::GetDeviceNameFromDevHdr, Lookup on DEV_BROADCAST_HDR returned a device ID of ({EEC5AD98-8080-425f-922A-DABF3DE3F69A}\0007)</text:p>
      <text:p text:style-name="P2453">WIA: 4284.4764 234172094 2 0 [wiaservc.dll] DeviceClassEnumeratorHandler::ProcessEvent, Processing device removal for device ({EEC5AD98-8080-425f-922A-DABF3DE3F69A}\0007)..</text:p>
      <text:p text:style-name="P2454">WIA: 4284.4764 234172094 8 0 [wiaservc.dll] DeviceListManager::ProcessDeviceRemoval, Processing removal for device (Apple iPhone)..</text:p>
      <text:p text:style-name="P2455">WIA: 4284.4764 234172094 8 0 [wiaservc.dll] DeviceListManager::ProcessDeviceRemoval, Device (Apple iPhone) is marked inactive</text:p>
      <text:p text:style-name="P2456">WIA: 4284.4764 234172094 8 0 [wiaservc.dll] DeviceListManager::ProcessDeviceRemoval, We are not generating a DISCONNECT event for device (Apple iPhone), because it has already been done</text:p>
      <text:p text:style-name="P2457">WIA: 4284.4764 234172094 80000000 0 [wiaservc.dll] WiaService::CheckForActivityAndShutdown, Not shutting down service because 7 devices are installed</text:p>
      <text:p text:style-name="P2458">WIA: 4284.4764 234172094 0 0 [wiaservc.dll] DeviceClassEnumeratorHandler::ProcessEvent, Processing system event control code 11, event type 32772, completed with with hr 0x00000000</text:p>
      <text:p text:style-name="P2459">WIA: 4284.4764 234172094 0 0 [wiaservc.dll] SCMControlQueue::ControlRequest::~ControlRequest, Control request (control: 11, event type: 32772) deleted</text:p>
      <text:p text:style-name="P2460">WIA: 4284.4764 234172094 0 0 [wiaservc.dll] SCMControlHandler::ControlThread, Requests queue empty, control thread entering sleep...</text:p>
      <text:p text:style-name="P2461">WIA: 4284.4764 234172094 0 0 [wiaservc.dll] SCMControlHandler::ControlThread, Resuming control thread...</text:p>
      <text:p text:style-name="P2462">WIA: 4284.4764 234172094 0 0 [wiaservc.dll] SCMControlHandler::ControlThread, Requests queue empty, control thread entering sleep...</text:p>
      <text:p text:style-name="P2463">WIA: 4284.4288 234176359 0 0 [wiaservc.dll] SCMControlQueue::Push, SERVICE_CONTROL_DEVICEEVENT (control: 11, event type: 32768): DBT_DEVTYP_DEVICEINTERFACE (5), 208 bytes</text:p>
      <text:p text:style-name="P2464">WIA: 4284.4288 234176359 0 0 [wiaservc.dll] SCMControlQueue::Push, Adding control request to queue (control: 11, event type: 32768)</text:p>
      <text:p text:style-name="P2465">WIA: 4284.4288 234176359 0 0 [wiaservc.dll] SCMControlHandler::ControlFunction, Signaling control thread to resume...</text:p>
      <text:p text:style-name="P2466">WIA: 4284.4288 234176359 0 0 [wiaservc.dll] SCMControlHandler::ControlFunction, Control function (control: 11, event type: 32768) returning</text:p>
      <text:p text:style-name="P2467">WIA: 4284.4764 234176359 0 0 [wiaservc.dll] SCMControlHandler::ControlThread, Resuming control thread...</text:p>
      <text:p text:style-name="P2468">WIA: 4284.4764 234176359 0 0 [wiaservc.dll] SCMControlQueue::Pop, Control request (control: 11, event type: 32768) detached from queue</text:p>
      <text:p text:style-name="P2469">WIA: 4284.4764 234176359 0 0 [wiaservc.dll] SCMControlHandler::ControlThread, Processing control request (control: 11, event type: 32768)...</text:p>
      <text:p text:style-name="P2470">WIA: 4284.4764 234176359 2 0 [wiaservc.dll] Dispatcher::ProcessEvent, System event received: dwControl 11, dwEventType 32768, lpEventData: 0x00000172AB826220</text:p>
      <text:p text:style-name="P2471">WIA: 4284.4764 234176359 0 0 [wiaservc.dll] DeviceClassEnumeratorHandler::ProcessEvent, Processing system event, control code 11, event type 32768..</text:p>
      <text:p text:style-name="P2472">WIA: 4284.4764 234176359 2 0 [wiaservc.dll] DeviceClassEnumeratorHandler::ProcessEvent, Message from PnP: DBT_DEVICEARRIVAL</text:p>
      <text:p text:style-name="P2473">WIA: 4284.4764 234176359 2 0 [wiaservc.dll] DeviceClassEnumeratorHandler::GetDeviceNameFromDevHdr, Received a DBT_DEVTYP_DEVICEINTERFACE message</text:p>
      <text:p text:style-name="P2474">WIA: 4284.4764 234176359 2 0 [wiaservc.dll] DeviceClassEnumeratorHandler::GetDeviceNameFromDevHdr, Lookup on DEV_BROADCAST_HDR returned a device ID of ({EEC5AD98-8080-425f-922A-DABF3DE3F69A}\0007)</text:p>
      <text:p text:style-name="P2475">WIA: 4284.4764 234176359 2 0 [wiaservc.dll] DeviceClassEnumeratorHandler::ProcessEvent, Processing device arrival for device ({EEC5AD98-8080-425f-922A-DABF3DE3F69A}\0007)..</text:p>
      <text:p text:style-name="P2476">WIA: 4284.4764 234176359 0 0 [wiaservc.dll] USDWrapper::RefreshSettings, Refreshing USDWrapper settings for (Apple iPhone)</text:p>
      <text:p text:style-name="P2477">WIA: 4284.4764 234176359 0 0 [wiaservc.dll] USDWrapper::RefreshSettings, Updating the current settings for (Apple iPhone) from Registry</text:p>
      <text:p text:style-name="P2478">WIA: 4284.4764 234176359 0 0 [wiaservc.dll] USDWrapper::RefreshSettings, (Apple iPhone) is a WIA device (internal type: 0x00000031)</text:p>
      <text:p text:style-name="P2479">WIA: 4284.4764 234176359 8 0 [wiaservc.dll] DeviceInfoSet::GetDeviceStatus, DevNode status for device ({EEC5AD98-8080-425f-922A-DABF3DE3F69A}\0007): 0x0180200A, problem number: 0</text:p>
      <text:p text:style-name="P2480">WIA: 4284.4764 234176359 8 0 [wiaservc.dll] DeviceInfoSet::MapCMStatusToDeviceState, DN_STARTED (0x00000008)</text:p>
      <text:p text:style-name="P2481">WIA: 4284.4764 234176359 4 0 [wiaservc.dll] USDWrapper::RefreshSettings, Device state for (Apple iPhone) updated from 0x00000000 to 0x00000004</text:p>
      <text:p text:style-name="P2482">WIA: 4284.4764 234176359 4 0 [wiaservc.dll] USDWrapper::RefreshSettings, Device state 0x00000001 means 'disabled', 0x00000002 'removed', <text:s/>0x00000004 'active'</text:p>
      <text:p text:style-name="P2483">WIA: 4284.4764 234176359 4 0 [wiaservc.dll] USDWrapper::RefreshSettings, Previous PnP identifier of (Apple iPhone): \\?\usb#vid_05ac&amp;pid_12a8&amp;mi_00#6&amp;2cf63e83&amp;0&amp;0000#{6bdd1fc6-810f-11d0-bec7-08002be2092f}</text:p>
      <text:p text:style-name="P2484">WIA: 4284.4764 234176359 4 0 [wiaservc.dll] USDWrapper::RefreshSettings, New PnP identifier for (Apple iPhone): \\?\usb#vid_05ac&amp;pid_12a8&amp;mi_00#6&amp;2cf63e83&amp;0&amp;0000#{6bdd1fc6-810f-11d0-bec7-08002be2092f}</text:p>
      <text:p text:style-name="P2485">WIA: 4284.4764 234176359 8 0 [wiaservc.dll] DeviceListManager::ProcessDeviceArrival, Device (Apple iPhone) state is currently marked 0x00000004</text:p>
      <text:p text:style-name="P2486">WIA: 4284.4764 234176359 8 0 [wiaservc.dll] DeviceListManager::ProcessDeviceArrival, Device (Apple iPhone) (re)signaled as arrived..</text:p>
      <text:p text:style-name="P2487">WIA: 4284.4764 234176359 8 0 [wiaservc.dll] DeviceListManager::ProcessDeviceArrival, Attempting to (re)load the driver for device (Apple iPhone)..</text:p>
      <text:p text:style-name="P2488">WIA: 4284.4764 234176359 8 0 [wiaservc.dll] DeviceListManager::ProcessDeviceArrival, PnP Id: \\?\usb#vid_05ac&amp;pid_12a8&amp;mi_00#6&amp;2cf63e83&amp;0&amp;0000#{6bdd1fc6-810f-11d0-bec7-08002be2092f}</text:p>
      <text:p text:style-name="P2489">WIA: 4284.4764 234176359 0 0 [wiaservc.dll] USDWrapper::STI_Initialize, (Apple iPhone) completed IStiUSD::Initialize returning hr 0x00000000</text:p>
      <text:p text:style-name="P2490">WIA: 4284.4764 234176359 0 0 [wiaservc.dll] USDWrapper::STI_GetCapabilities, (Apple iPhone) completed IStiUSD::GetCapabilities returning hr 0x00000000</text:p>
      <text:p text:style-name="P2491">WIA: 4284.4764 234176359 0 0 [wiaservc.dll] USDWrapper::StartDeviceNotifications, Driver for (Apple iPhone) reported that it not capable of generating events</text:p>
      <text:p text:style-name="P2492">WIA: 4284.4764 234176359 0 0 [wiaservc.dll] DeviceInfoSet::SetWiaDeviceTypeProperty, DEVPKEY_WIA_DeviceType for device ({EEC5AD98-8080-425f-922A-DABF3DE3F69A}\0007) set to 2</text:p>
      <text:p text:style-name="P2493">WIA: 4284.4764 234176359 4 0 [wiaservc.dll] USDWrapper::LoadDriver, Driver for (Apple iPhone) is currently loaded</text:p>
      <text:p text:style-name="P2494">WIA: 4284.4764 234176359 8 0 [wiaservc.dll] DeviceListManager::ProcessDeviceArrival, Generating CONNECT event for device (Apple iPhone) (Apple iPhone)</text:p>
      <text:p text:style-name="P2495">WIA: 4284.4764 234176359 0 0 [wiaservc.dll] DeviceInfoSet::GetDeviceSession, Locally connected device ({EEC5AD98-8080-425f-922A-DABF3DE3F69A}\0007), no Session ID found</text:p>
      <text:p text:style-name="P2496">WIA: 4284.4764 234176359 0 0 [wiaservc.dll] USDWrapper::WIA_drvNotifyPnpEvent, Power management: disable system initiated sleep to call IWiaMiniDrv::drvNotifyPnPEvent for (Apple iPhone)...</text:p>
      <text:p text:style-name="P2497">WIA: 4284.4764 234176359 0 0 [wiaservc.dll] USDWrapper::WIA_drvNotifyPnpEvent, The WIA service is preparing to call IWiaMiniDrv::drvNotifyPnpEvent from the driver for (Apple iPhone) ...</text:p>
      <text:p text:style-name="P2498">WIA: 4284.4764 234176359 0 0 [wiaservc.dll] USDWrapper::WIA_drvNotifyPnpEvent, The WIA service is calling IWiaMiniDrv::drvNotifyPnpEvent from the driver (Apple iPhone) ...</text:p>
      <text:p text:style-name="P2499">WIA: 4284.4764 234176359 0 0 [wiaservc.dll] USDWrapper::WIA_drvNotifyPnpEvent, (Apple iPhone) completed IWiaMiniDrv::drvNotifyPnpEvent returning hr 0x00000000</text:p>
      <text:p text:style-name="P2500">WIA: 4284.4764 234176359 0 0 [wiaservc.dll] USDWrapper::WIA_drvNotifyPnpEvent, Power management: restore system initiated sleep...</text:p>
      <text:p text:style-name="P2501">WIA: 4284.4764 234176375 0 0 [wiaservc.dll] USDWrapper::WIA_drvGetCapabilities, (Apple iPhone) completed IWiaMiniDrv::drvGetCapabilities on item (0000000000000000) returning hr 0x00000000</text:p>
      <text:p text:style-name="P2502">WIA: 4284.4764 234176375 0 0 [wiaservc.dll] DeviceListManager::ProcessDeviceArrival, WRAPPER_FLAGS_THROW_DISCONNECT set for device (Apple iPhone) (Apple iPhone)</text:p>
      <text:p text:style-name="P2503">WIA: 4284.4764 234176375 4 0 [wiaservc.dll] DeviceInfoSet::RegisterDeviceNotificationW, Registered for PnP notifications on device ({EEC5AD98-8080-425f-922A-DABF3DE3F69A}\0007)</text:p>
      <text:p text:style-name="P2504">WIA: 4284.4764 234176375 0 0 [wiaservc.dll] DeviceClassEnumeratorHandler::ProcessEvent, Processing system event control code 11, event type 32768, completed with with hr 0x00000000</text:p>
      <text:p text:style-name="P2505">WIA: 4284.4764 234176375 0 0 [wiaservc.dll] SCMControlQueue::ControlRequest::~ControlRequest, Control request (control: 11, event type: 32768) deleted</text:p>
      <text:p text:style-name="P2506">WIA: 4284.4764 234176375 0 0 [wiaservc.dll] SCMControlHandler::ControlThread, Requests queue empty, control thread entering sleep...</text:p>
      <text:p text:style-name="P2507">WIA: 4284.4288 234182859 0 0 [wiaservc.dll] SCMControlQueue::Push, SERVICE_CONTROL_DEVICEEVENT (control: 11, event type: 32774): DBT_DEVTYP_HANDLE (6), 544 bytes</text:p>
      <text:p text:style-name="P2508">WIA: 4284.4288 234182859 0 0 [wiaservc.dll] SCMControlQueue::Push, Adding control request to queue (control: 11, event type: 32774)</text:p>
      <text:p text:style-name="P2509">WIA: 4284.4288 234182859 0 0 [wiaservc.dll] SCMControlHandler::ControlFunction, Signaling control thread to resume...</text:p>
      <text:p text:style-name="P2510">WIA: 4284.4288 234182859 0 0 [wiaservc.dll] SCMControlHandler::ControlFunction, Control function (control: 11, event type: 32774) returning</text:p>
      <text:p text:style-name="P2511">WIA: 4284.4764 234182859 0 0 [wiaservc.dll] SCMControlHandler::ControlThread, Resuming control thread...</text:p>
      <text:p text:style-name="P2512">WIA: 4284.4764 234182859 0 0 [wiaservc.dll] SCMControlQueue::Pop, Control request (control: 11, event type: 32774) detached from queue</text:p>
      <text:p text:style-name="P2513">WIA: 4284.4764 234182859 0 0 [wiaservc.dll] SCMControlHandler::ControlThread, Processing control request (control: 11, event type: 32774)...</text:p>
      <text:p text:style-name="P2514">WIA: 4284.4764 234182859 2 0 [wiaservc.dll] Dispatcher::ProcessEvent, System event received: dwControl 11, dwEventType 32774, lpEventData: 0x00000172AB809040</text:p>
      <text:p text:style-name="P2515">WIA: 4284.4764 234182859 0 0 [wiaservc.dll] DeviceClassEnumeratorHandler::ProcessEvent, Processing system event, control code 11, event type 32774..</text:p>
      <text:p text:style-name="P2516">WIA: 4284.4764 234182859 2 0 [wiaservc.dll] DeviceClassEnumeratorHandler::ProcessEvent, Message from PnP: Unknown PnP Message</text:p>
      <text:p text:style-name="P2517">WIA: 4284.4764 234182859 0 0 [wiaservc.dll] DeviceClassEnumeratorHandler::ProcessEvent, Processing system event control code 11, event type 32774, completed with with hr 0x00000000</text:p>
      <text:p text:style-name="P2518">WIA: 4284.4764 234182859 0 0 [wiaservc.dll] SCMControlQueue::ControlRequest::~ControlRequest, Control request (control: 11, event type: 32774) deleted</text:p>
      <text:p text:style-name="P2519">WIA: 4284.4764 234182859 0 0 [wiaservc.dll] SCMControlHandler::ControlThread, Requests queue empty, control thread entering sleep...</text:p>
      <text:p text:style-name="P2520">WIA: 4284.4288 234182875 0 0 [wiaservc.dll] SCMControlQueue::Push, SERVICE_CONTROL_DEVICEEVENT (control: 11, event type: 32774): DBT_DEVTYP_HANDLE (6), 526 bytes</text:p>
      <text:p text:style-name="P2521">WIA: 4284.4288 234182875 0 0 [wiaservc.dll] SCMControlQueue::Push, Adding control request to queue (control: 11, event type: 32774)</text:p>
      <text:p text:style-name="P2522">WIA: 4284.4288 234182875 0 0 [wiaservc.dll] SCMControlHandler::ControlFunction, Signaling control thread to resume...</text:p>
      <text:p text:style-name="P2523">WIA: 4284.4288 234182875 0 0 [wiaservc.dll] SCMControlHandler::ControlFunction, Control function (control: 11, event type: 32774) returning</text:p>
      <text:p text:style-name="P2524">WIA: 4284.4764 234182875 0 0 [wiaservc.dll] SCMControlHandler::ControlThread, Resuming control thread...</text:p>
      <text:p text:style-name="P2525">WIA: 4284.4764 234182875 0 0 [wiaservc.dll] SCMControlQueue::Pop, Control request (control: 11, event type: 32774) detached from queue</text:p>
      <text:p text:style-name="P2526">WIA: 4284.4764 234182875 0 0 [wiaservc.dll] SCMControlHandler::ControlThread, Processing control request (control: 11, event type: 32774)...</text:p>
      <text:p text:style-name="P2527">WIA: 4284.4764 234182875 2 0 [wiaservc.dll] Dispatcher::ProcessEvent, System event received: dwControl 11, dwEventType 32774, lpEventData: 0x00000172AB809040</text:p>
      <text:p text:style-name="P2528">WIA: 4284.4764 234182875 0 0 [wiaservc.dll] DeviceClassEnumeratorHandler::ProcessEvent, Processing system event, control code 11, event type 32774..</text:p>
      <text:p text:style-name="P2529">WIA: 4284.4764 234182875 2 0 [wiaservc.dll] DeviceClassEnumeratorHandler::ProcessEvent, Message from PnP: Unknown PnP Message</text:p>
      <text:p text:style-name="P2530">WIA: 4284.4764 234182875 0 0 [wiaservc.dll] DeviceClassEnumeratorHandler::ProcessEvent, Processing system event control code 11, event type 32774, completed with with hr 0x00000000</text:p>
      <text:p text:style-name="P2531">WIA: 4284.4764 234182875 0 0 [wiaservc.dll] SCMControlQueue::ControlRequest::~ControlRequest, Control request (control: 11, event type: 32774) deleted</text:p>
      <text:p text:style-name="P2532">WIA: 4284.4764 234182875 0 0 [wiaservc.dll] SCMControlHandler::ControlThread, Requests queue empty, control thread entering sleep...</text:p>
      <text:p text:style-name="P2533">WIA: 4284.4288 234374734 0 0 [wiaservc.dll] SCMControlQueue::Push, Adding control request to queue (control: 13, event type: 10)</text:p>
      <text:p text:style-name="P2534">WIA: 4284.4288 234374734 0 0 [wiaservc.dll] SCMControlHandler::ControlFunction, Signaling control thread to resume...</text:p>
      <text:p text:style-name="P2535">WIA: 4284.4288 234374734 0 0 [wiaservc.dll] SCMControlHandler::ControlFunction, Control function (control: 13, event type: 10) returning</text:p>
      <text:p text:style-name="P2536">WIA: 4284.4764 234374734 0 0 [wiaservc.dll] SCMControlHandler::ControlThread, Resuming control thread...</text:p>
      <text:p text:style-name="P2537">WIA: 4284.4764 234374734 0 0 [wiaservc.dll] SCMControlQueue::Pop, Control request (control: 13, event type: 10) detached from queue</text:p>
      <text:p text:style-name="P2538">WIA: 4284.4764 234374734 0 0 [wiaservc.dll] SCMControlHandler::ControlThread, Processing control request (control: 13, event type: 10)...</text:p>
      <text:p text:style-name="P2539">WIA: 4284.4764 234374734 2 0 [wiaservc.dll] Dispatcher::ProcessEvent, System event received: dwControl 13, dwEventType 10, lpEventData: 0x0000000000000000</text:p>
      <text:p text:style-name="P2540">WIA: 4284.4764 234374734 0 0 [wiaservc.dll] DeviceClassEnumeratorHandler::ProcessEvent, Processing system event, control code 13, event type 10..</text:p>
      <text:p text:style-name="P2541">WIA: 4284.4764 234374734 0 0 [wiaservc.dll] DeviceClassEnumeratorHandler::ProcessEvent, Processing system event control code 13, event type 10, completed with with hr 0x00000000</text:p>
      <text:p text:style-name="P2542">WIA: 4284.4764 234374734 2 0 [wiaservc.dll] PowerEventHandler::ProcessEvent, Message from Power Management: PBT_APMPOWERSTATUSCHANGE</text:p>
      <text:p text:style-name="P2543">WIA: 4284.4764 234374734 0 0 [wiaservc.dll] SCMControlQueue::ControlRequest::~ControlRequest, Control request (control: 13, event type: 10) deleted</text:p>
      <text:p text:style-name="P2544">WIA: 4284.4764 234374734 0 0 [wiaservc.dll] SCMControlHandler::ControlThread, Requests queue empty, control thread entering sleep...</text:p>
      <text:p text:style-name="P2545">WIA: 4284.4288 234571547 0 0 [wiaservc.dll] SCMControlQueue::Push, Adding control request to queue (control: 13, event type: 10)</text:p>
      <text:p text:style-name="P2546">WIA: 4284.4288 234571547 0 0 [wiaservc.dll] SCMControlHandler::ControlFunction, Signaling control thread to resume...</text:p>
      <text:p text:style-name="P2547">WIA: 4284.4288 234571547 0 0 [wiaservc.dll] SCMControlHandler::ControlFunction, Control function (control: 13, event type: 10) returning</text:p>
      <text:p text:style-name="P2548">WIA: 4284.4764 234571547 0 0 [wiaservc.dll] SCMControlHandler::ControlThread, Resuming control thread...</text:p>
      <text:p text:style-name="P2549">WIA: 4284.4764 234571547 0 0 [wiaservc.dll] SCMControlQueue::Pop, Control request (control: 13, event type: 10) detached from queue</text:p>
      <text:p text:style-name="P2550">WIA: 4284.4764 234571547 0 0 [wiaservc.dll] SCMControlHandler::ControlThread, Processing control request (control: 13, event type: 10)...</text:p>
      <text:p text:style-name="P2551">WIA: 4284.4764 234571547 2 0 [wiaservc.dll] Dispatcher::ProcessEvent, System event received: dwControl 13, dwEventType 10, lpEventData: 0x0000000000000000</text:p>
      <text:p text:style-name="P2552">WIA: 4284.4764 234571547 0 0 [wiaservc.dll] DeviceClassEnumeratorHandler::ProcessEvent, Processing system event, control code 13, event type 10..</text:p>
      <text:p text:style-name="P2553">WIA: 4284.4764 234571547 0 0 [wiaservc.dll] DeviceClassEnumeratorHandler::ProcessEvent, Processing system event control code 13, event type 10, completed with with hr 0x00000000</text:p>
      <text:p text:style-name="P2554">WIA: 4284.4764 234571547 2 0 [wiaservc.dll] PowerEventHandler::ProcessEvent, Message from Power Management: PBT_APMPOWERSTATUSCHANGE</text:p>
      <text:p text:style-name="P2555">WIA: 4284.4764 234571547 0 0 [wiaservc.dll] SCMControlQueue::ControlRequest::~ControlRequest, Control request (control: 13, event type: 10) deleted</text:p>
      <text:p text:style-name="P2556">WIA: 4284.4764 234571547 0 0 [wiaservc.dll] SCMControlHandler::ControlThread, Requests queue empty, control thread entering sleep...</text:p>
      <text:p text:style-name="P2557">WIA: 4284.4288 234921641 0 0 [wiaservc.dll] SCMControlQueue::Push, Adding control request to queue (control: 13, event type: 10)</text:p>
      <text:p text:style-name="P2558">WIA: 4284.4288 234921641 0 0 [wiaservc.dll] SCMControlHandler::ControlFunction, Signaling control thread to resume...</text:p>
      <text:p text:style-name="P2559">WIA: 4284.4288 234921641 0 0 [wiaservc.dll] SCMControlHandler::ControlFunction, Control function (control: 13, event type: 10) returning</text:p>
      <text:p text:style-name="P2560">WIA: 4284.4764 234921641 0 0 [wiaservc.dll] SCMControlHandler::ControlThread, Resuming control thread...</text:p>
      <text:p text:style-name="P2561">WIA: 4284.4764 234921641 0 0 [wiaservc.dll] SCMControlQueue::Pop, Control request (control: 13, event type: 10) detached from queue</text:p>
      <text:p text:style-name="P2562">WIA: 4284.4764 234921641 0 0 [wiaservc.dll] SCMControlHandler::ControlThread, Processing control request (control: 13, event type: 10)...</text:p>
      <text:p text:style-name="P2563">WIA: 4284.4764 234921641 2 0 [wiaservc.dll] Dispatcher::ProcessEvent, System event received: dwControl 13, dwEventType 10, lpEventData: 0x0000000000000000</text:p>
      <text:p text:style-name="P2564">WIA: 4284.4764 234921641 0 0 [wiaservc.dll] DeviceClassEnumeratorHandler::ProcessEvent, Processing system event, control code 13, event type 10..</text:p>
      <text:p text:style-name="P2565">WIA: 4284.4764 234921641 0 0 [wiaservc.dll] DeviceClassEnumeratorHandler::ProcessEvent, Processing system event control code 13, event type 10, completed with with hr 0x00000000</text:p>
      <text:p text:style-name="P2566">WIA: 4284.4764 234921641 2 0 [wiaservc.dll] PowerEventHandler::ProcessEvent, Message from Power Management: PBT_APMPOWERSTATUSCHANGE</text:p>
      <text:p text:style-name="P2567">WIA: 4284.4764 234921641 0 0 [wiaservc.dll] SCMControlQueue::ControlRequest::~ControlRequest, Control request (control: 13, event type: 10) deleted</text:p>
      <text:p text:style-name="P2568">WIA: 4284.4764 234921641 0 0 [wiaservc.dll] SCMControlHandler::ControlThread, Requests queue empty, control thread entering sleep...</text:p>
      <text:p text:style-name="P2569">WIA: 4284.4288 235082453 0 0 [wiaservc.dll] SCMControlQueue::Push, Adding control request to queue (control: 13, event type: 10)</text:p>
      <text:p text:style-name="P2570">WIA: 4284.4288 235082453 0 0 [wiaservc.dll] SCMControlHandler::ControlFunction, Signaling control thread to resume...</text:p>
      <text:p text:style-name="P2571">WIA: 4284.4288 235082453 0 0 [wiaservc.dll] SCMControlHandler::ControlFunction, Control function (control: 13, event type: 10) returning</text:p>
      <text:p text:style-name="P2572">WIA: 4284.4764 235082453 0 0 [wiaservc.dll] SCMControlHandler::ControlThread, Resuming control thread...</text:p>
      <text:p text:style-name="P2573">WIA: 4284.4764 235082453 0 0 [wiaservc.dll] SCMControlQueue::Pop, Control request (control: 13, event type: 10) detached from queue</text:p>
      <text:p text:style-name="P2574">WIA: 4284.4764 235082453 0 0 [wiaservc.dll] SCMControlHandler::ControlThread, Processing control request (control: 13, event type: 10)...</text:p>
      <text:p text:style-name="P2575">WIA: 4284.4764 235082453 2 0 [wiaservc.dll] Dispatcher::ProcessEvent, System event received: dwControl 13, dwEventType 10, lpEventData: 0x0000000000000000</text:p>
      <text:p text:style-name="P2576">WIA: 4284.4764 235082453 0 0 [wiaservc.dll] DeviceClassEnumeratorHandler::ProcessEvent, Processing system event, control code 13, event type 10..</text:p>
      <text:p text:style-name="P2577">WIA: 4284.4764 235082453 0 0 [wiaservc.dll] DeviceClassEnumeratorHandler::ProcessEvent, Processing system event control code 13, event type 10, completed with with hr 0x00000000</text:p>
      <text:p text:style-name="P2578">WIA: 4284.4764 235082453 2 0 [wiaservc.dll] PowerEventHandler::ProcessEvent, Message from Power Management: PBT_APMPOWERSTATUSCHANGE</text:p>
      <text:p text:style-name="P2579">WIA: 4284.4764 235082453 0 0 [wiaservc.dll] SCMControlQueue::ControlRequest::~ControlRequest, Control request (control: 13, event type: 10) deleted</text:p>
      <text:p text:style-name="P2580">WIA: 4284.4764 235082453 0 0 [wiaservc.dll] SCMControlHandler::ControlThread, Requests queue empty, control thread entering sleep...</text:p>
      <text:p text:style-name="P2581">WIA: 4284.4288 235165891 0 0 [wiaservc.dll] SCMControlQueue::Push, Adding control request to queue (control: 13, event type: 10)</text:p>
      <text:p text:style-name="P2582">WIA: 4284.4288 235165891 0 0 [wiaservc.dll] SCMControlHandler::ControlFunction, Signaling control thread to resume...</text:p>
      <text:p text:style-name="P2583">WIA: 4284.4288 235165891 0 0 [wiaservc.dll] SCMControlHandler::ControlFunction, Control function (control: 13, event type: 10) returning</text:p>
      <text:p text:style-name="P2584">WIA: 4284.4764 235165891 0 0 [wiaservc.dll] SCMControlHandler::ControlThread, Resuming control thread...</text:p>
      <text:p text:style-name="P2585">WIA: 4284.4764 235165891 0 0 [wiaservc.dll] SCMControlQueue::Pop, Control request (control: 13, event type: 10) detached from queue</text:p>
      <text:p text:style-name="P2586">WIA: 4284.4764 235165891 0 0 [wiaservc.dll] SCMControlHandler::ControlThread, Processing control request (control: 13, event type: 10)...</text:p>
      <text:p text:style-name="P2587">WIA: 4284.4764 235165891 2 0 [wiaservc.dll] Dispatcher::ProcessEvent, System event received: dwControl 13, dwEventType 10, lpEventData: 0x0000000000000000</text:p>
      <text:p text:style-name="P2588">WIA: 4284.4764 235165891 0 0 [wiaservc.dll] DeviceClassEnumeratorHandler::ProcessEvent, Processing system event, control code 13, event type 10..</text:p>
      <text:p text:style-name="P2589">WIA: 4284.4764 235165891 0 0 [wiaservc.dll] DeviceClassEnumeratorHandler::ProcessEvent, Processing system event control code 13, event type 10, completed with with hr 0x00000000</text:p>
      <text:p text:style-name="P2590">WIA: 4284.4764 235165891 2 0 [wiaservc.dll] PowerEventHandler::ProcessEvent, Message from Power Management: PBT_APMPOWERSTATUSCHANGE</text:p>
      <text:p text:style-name="P2591">WIA: 4284.4764 235165891 0 0 [wiaservc.dll] SCMControlQueue::ControlRequest::~ControlRequest, Control request (control: 13, event type: 10) deleted</text:p>
      <text:p text:style-name="P2592">WIA: 4284.4764 235165891 0 0 [wiaservc.dll] SCMControlHandler::ControlThread, Requests queue empty, control thread entering sleep...</text:p>
      <text:p text:style-name="P2593">WIA: 4284.4288 235257766 0 0 [wiaservc.dll] SCMControlQueue::Push, Adding control request to queue (control: 13, event type: 10)</text:p>
      <text:p text:style-name="P2594">WIA: 4284.4288 235257766 0 0 [wiaservc.dll] SCMControlHandler::ControlFunction, Signaling control thread to resume...</text:p>
      <text:p text:style-name="P2595">WIA: 4284.4288 235257766 0 0 [wiaservc.dll] SCMControlHandler::ControlFunction, Control function (control: 13, event type: 10) returning</text:p>
      <text:p text:style-name="P2596">WIA: 4284.4764 235257766 0 0 [wiaservc.dll] SCMControlHandler::ControlThread, Resuming control thread...</text:p>
      <text:p text:style-name="P2597">WIA: 4284.4764 235257766 0 0 [wiaservc.dll] SCMControlQueue::Pop, Control request (control: 13, event type: 10) detached from queue</text:p>
      <text:p text:style-name="P2598">WIA: 4284.4764 235257766 0 0 [wiaservc.dll] SCMControlHandler::ControlThread, Processing control request (control: 13, event type: 10)...</text:p>
      <text:p text:style-name="P2599">WIA: 4284.4764 235257766 2 0 [wiaservc.dll] Dispatcher::ProcessEvent, System event received: dwControl 13, dwEventType 10, lpEventData: 0x0000000000000000</text:p>
      <text:p text:style-name="P2600">WIA: 4284.4764 235257766 0 0 [wiaservc.dll] DeviceClassEnumeratorHandler::ProcessEvent, Processing system event, control code 13, event type 10..</text:p>
      <text:p text:style-name="P2601">WIA: 4284.4764 235257766 0 0 [wiaservc.dll] DeviceClassEnumeratorHandler::ProcessEvent, Processing system event control code 13, event type 10, completed with with hr 0x00000000</text:p>
      <text:p text:style-name="P2602">WIA: 4284.4764 235257766 2 0 [wiaservc.dll] PowerEventHandler::ProcessEvent, Message from Power Management: PBT_APMPOWERSTATUSCHANGE</text:p>
      <text:p text:style-name="P2603">WIA: 4284.4764 235257766 0 0 [wiaservc.dll] SCMControlQueue::ControlRequest::~ControlRequest, Control request (control: 13, event type: 10) deleted</text:p>
      <text:p text:style-name="P2604">WIA: 4284.4764 235257766 0 0 [wiaservc.dll] SCMControlHandler::ControlThread, Requests queue empty, control thread entering sleep...</text:p>
      <text:p text:style-name="P2605">WIA: 4284.4288 235377156 0 0 [wiaservc.dll] SCMControlQueue::Push, SERVICE_CONTROL_DEVICEEVENT (control: 11, event type: 32772): DBT_DEVTYP_HANDLE (6), 56 bytes</text:p>
      <text:p text:style-name="P2606">WIA: 4284.4288 235377156 0 0 [wiaservc.dll] SCMControlQueue::Push, Adding control request to queue (control: 11, event type: 32772)</text:p>
      <text:p text:style-name="P2607">WIA: 4284.4288 235377156 0 0 [wiaservc.dll] SCMControlHandler::ControlFunction, Signaling control thread to resume...</text:p>
      <text:p text:style-name="P2608">WIA: 4284.4288 235377156 0 0 [wiaservc.dll] SCMControlHandler::ControlFunction, Control function (control: 11, event type: 32772) returning</text:p>
      <text:p text:style-name="P2609">WIA: 4284.4764 235377156 0 0 [wiaservc.dll] SCMControlHandler::ControlThread, Resuming control thread...</text:p>
      <text:p text:style-name="P2610">WIA: 4284.4764 235377156 0 0 [wiaservc.dll] SCMControlQueue::Pop, Control request (control: 11, event type: 32772) detached from queue</text:p>
      <text:p text:style-name="P2611">WIA: 4284.4764 235377156 0 0 [wiaservc.dll] SCMControlHandler::ControlThread, Processing control request (control: 11, event type: 32772)...</text:p>
      <text:p text:style-name="P2612">WIA: 4284.4764 235377156 2 0 [wiaservc.dll] Dispatcher::ProcessEvent, System event received: dwControl 11, dwEventType 32772, lpEventData: 0x00000172AB811FA0</text:p>
      <text:p text:style-name="P2613">WIA: 4284.4764 235377156 0 0 [wiaservc.dll] DeviceClassEnumeratorHandler::ProcessEvent, Processing system event, control code 11, event type 32772..</text:p>
      <text:p text:style-name="P2614">WIA: 4284.4764 235377156 2 0 [wiaservc.dll] DeviceClassEnumeratorHandler::ProcessEvent, Message from PnP: DBT_DEVICEREMOVECOMPLETE</text:p>
      <text:p text:style-name="P2615">WIA: 4284.4764 235377156 2 0 [wiaservc.dll] DeviceClassEnumeratorHandler::GetDeviceNameFromDevHdr, Received a DBT_DEVTYP_HANDLE message</text:p>
      <text:p text:style-name="P2616">WIA: 4284.4764 235377156 2 0 [wiaservc.dll] DeviceClassEnumeratorHandler::GetDeviceNameFromDevHdr, Lookup on DEV_BROADCAST_HDR returned a device ID of ({EEC5AD98-8080-425f-922A-DABF3DE3F69A}\0007)</text:p>
      <text:p text:style-name="P2617">WIA: 4284.4764 235377156 2 0 [wiaservc.dll] DeviceClassEnumeratorHandler::ProcessEvent, Processing device removal for device ({EEC5AD98-8080-425f-922A-DABF3DE3F69A}\0007)..</text:p>
      <text:p text:style-name="P2618">WIA: 4284.4764 235377156 8 0 [wiaservc.dll] DeviceListManager::ProcessDeviceRemoval, Processing removal for device (Apple iPhone)..</text:p>
      <text:p text:style-name="P2619">WIA: 4284.4764 235377156 8 0 [wiaservc.dll] DeviceListManager::ProcessDeviceRemoval, Device (Apple iPhone) is marked inactive</text:p>
      <text:p text:style-name="P2620">WIA: 4284.4764 235377156 8 0 [wiaservc.dll] DeviceListManager::ProcessDeviceRemoval, Generating DISCONNECT event for (Apple iPhone)</text:p>
      <text:p text:style-name="P2621">WIA: 4284.4764 235377156 0 0 [wiaservc.dll] DeviceInfoSet::GetDeviceSession, Locally connected device ({EEC5AD98-8080-425f-922A-DABF3DE3F69A}\0007), no Session ID found</text:p>
      <text:p text:style-name="P2622">WIA: 4284.4764 235377156 0 0 [wiaservc.dll] USDWrapper::WIA_drvNotifyPnpEvent, Power management: disable system initiated sleep to call IWiaMiniDrv::drvNotifyPnPEvent for (Apple iPhone)...</text:p>
      <text:p text:style-name="P2623">WIA: 4284.4764 235377156 0 0 [wiaservc.dll] USDWrapper::WIA_drvNotifyPnpEvent, The WIA service is preparing to call IWiaMiniDrv::drvNotifyPnpEvent from the driver for (Apple iPhone) ...</text:p>
      <text:p text:style-name="P2624">WIA: 4284.4764 235377156 0 0 [wiaservc.dll] USDWrapper::WIA_drvNotifyPnpEvent, The WIA service is calling IWiaMiniDrv::drvNotifyPnpEvent from the driver (Apple iPhone) ...</text:p>
      <text:p text:style-name="P2625">WIA: 4284.4764 235377156 0 0 [wiaservc.dll] USDWrapper::WIA_drvNotifyPnpEvent, (Apple iPhone) completed IWiaMiniDrv::drvNotifyPnpEvent returning hr 0x00000000</text:p>
      <text:p text:style-name="P2626">WIA: 4284.4764 235377156 0 0 [wiaservc.dll] USDWrapper::WIA_drvNotifyPnpEvent, Power management: restore system initiated sleep...</text:p>
      <text:p text:style-name="P2627">WIA: 4284.4764 235377156 0 0 [wiaservc.dll] CEventNotifier::NotifySTIEvent, hr indicates FAILURE (expected for Disconnect), but event is Connect/Disconnect</text:p>
      <text:p text:style-name="P2628">WIA: 4284.4764 235377156 4 0 [wiaservc.dll] DeviceInfoSet::UnregisterDeviceNotification, Unregistering for PnP notifications on device ({EEC5AD98-8080-425f-922A-DABF3DE3F69A}\0007).</text:p>
      <text:p text:style-name="P2629">WIA: 4284.4764 235377156 0 0 [wiaservc.dll] USDWrapper::UnloadDriver, The WIA service is preparing to unload the driver for (Apple iPhone)</text:p>
      <text:p text:style-name="P2630">WIA: 4284.4764 235377156 4 0 [wiaservc.dll] USDWrapper::UnloadDriver, Driver for (Apple iPhone) is now unloaded</text:p>
      <text:p text:style-name="P2631">WIA: 4284.4764 235377156 80000000 0 [wiaservc.dll] WiaService::CheckForActivityAndShutdown, Not shutting down service because 7 devices are installed</text:p>
      <text:p text:style-name="P2632">WIA: 4284.4764 235377156 0 0 [wiaservc.dll] DeviceClassEnumeratorHandler::ProcessEvent, Processing system event control code 11, event type 32772, completed with with hr 0x00000000</text:p>
      <text:p text:style-name="P2633">WIA: 4284.4764 235377156 0 0 [wiaservc.dll] SCMControlQueue::ControlRequest::~ControlRequest, Control request (control: 11, event type: 32772) deleted</text:p>
      <text:p text:style-name="P2634">WIA: 4284.4764 235377156 0 0 [wiaservc.dll] SCMControlHandler::ControlThread, Requests queue empty, control thread entering sleep...</text:p>
      <text:p text:style-name="P2635">WIA: 4284.4288 235377156 0 0 [wiaservc.dll] SCMControlQueue::Push, SERVICE_CONTROL_DEVICEEVENT (control: 11, event type: 32772): DBT_DEVTYP_DEVICEINTERFACE (5), 208 bytes</text:p>
      <text:p text:style-name="P2636">WIA: 4284.4288 235377156 0 0 [wiaservc.dll] SCMControlQueue::Push, Adding control request to queue (control: 11, event type: 32772)</text:p>
      <text:p text:style-name="P2637">WIA: 4284.4288 235377156 0 0 [wiaservc.dll] SCMControlHandler::ControlFunction, Signaling control thread to resume...</text:p>
      <text:p text:style-name="P2638">WIA: 4284.4288 235377156 0 0 [wiaservc.dll] SCMControlHandler::ControlFunction, Control function (control: 11, event type: 32772) returning</text:p>
      <text:p text:style-name="P2639">WIA: 4284.4764 235377156 0 0 [wiaservc.dll] SCMControlHandler::ControlThread, Resuming control thread...</text:p>
      <text:p text:style-name="P2640">WIA: 4284.4764 235377156 0 0 [wiaservc.dll] SCMControlQueue::Pop, Control request (control: 11, event type: 32772) detached from queue</text:p>
      <text:p text:style-name="P2641">WIA: 4284.4764 235377156 0 0 [wiaservc.dll] SCMControlHandler::ControlThread, Processing control request (control: 11, event type: 32772)...</text:p>
      <text:p text:style-name="P2642">WIA: 4284.4764 235377156 2 0 [wiaservc.dll] Dispatcher::ProcessEvent, System event received: dwControl 11, dwEventType 32772, lpEventData: 0x00000172AB826C70</text:p>
      <text:p text:style-name="P2643">WIA: 4284.4764 235377156 0 0 [wiaservc.dll] DeviceClassEnumeratorHandler::ProcessEvent, Processing system event, control code 11, event type 32772..</text:p>
      <text:p text:style-name="P2644">WIA: 4284.4764 235377156 2 0 [wiaservc.dll] DeviceClassEnumeratorHandler::ProcessEvent, Message from PnP: DBT_DEVICEREMOVECOMPLETE</text:p>
      <text:p text:style-name="P2645">WIA: 4284.4764 235377156 2 0 [wiaservc.dll] DeviceClassEnumeratorHandler::GetDeviceNameFromDevHdr, Received a DBT_DEVTYP_DEVICEINTERFACE message</text:p>
      <text:p text:style-name="P2646">WIA: 4284.4764 235377156 2 0 [wiaservc.dll] DeviceClassEnumeratorHandler::GetDeviceNameFromDevHdr, Lookup on DEV_BROADCAST_HDR returned a device ID of ({EEC5AD98-8080-425f-922A-DABF3DE3F69A}\0007)</text:p>
      <text:p text:style-name="P2647">WIA: 4284.4764 235377156 2 0 [wiaservc.dll] DeviceClassEnumeratorHandler::ProcessEvent, Processing device removal for device ({EEC5AD98-8080-425f-922A-DABF3DE3F69A}\0007)..</text:p>
      <text:p text:style-name="P2648">WIA: 4284.4764 235377156 8 0 [wiaservc.dll] DeviceListManager::ProcessDeviceRemoval, Processing removal for device (Apple iPhone)..</text:p>
      <text:p text:style-name="P2649">WIA: 4284.4764 235377156 8 0 [wiaservc.dll] DeviceListManager::ProcessDeviceRemoval, Device (Apple iPhone) is marked inactive</text:p>
      <text:p text:style-name="P2650">WIA: 4284.4764 235377156 8 0 [wiaservc.dll] DeviceListManager::ProcessDeviceRemoval, We are not generating a DISCONNECT event for device (Apple iPhone), because it has already been done</text:p>
      <text:p text:style-name="P2651">WIA: 4284.4764 235377156 80000000 0 [wiaservc.dll] WiaService::CheckForActivityAndShutdown, Not shutting down service because 7 devices are installed</text:p>
      <text:p text:style-name="P2652">WIA: 4284.4764 235377156 0 0 [wiaservc.dll] DeviceClassEnumeratorHandler::ProcessEvent, Processing system event control code 11, event type 32772, completed with with hr 0x00000000</text:p>
      <text:p text:style-name="P2653">WIA: 4284.4764 235377156 0 0 [wiaservc.dll] SCMControlQueue::ControlRequest::~ControlRequest, Control request (control: 11, event type: 32772) deleted</text:p>
      <text:p text:style-name="P2654">WIA: 4284.4764 235377156 0 0 [wiaservc.dll] SCMControlHandler::ControlThread, Requests queue empty, control thread entering sleep...</text:p>
      <text:p text:style-name="P2655">WIA: 4284.4288 236092438 0 0 [wiaservc.dll] SCMControlQueue::Push, Adding control request to queue (control: 13, event type: 10)</text:p>
      <text:p text:style-name="P2656">WIA: 4284.4288 236092438 0 0 [wiaservc.dll] SCMControlHandler::ControlFunction, Signaling control thread to resume...</text:p>
      <text:p text:style-name="P2657">WIA: 4284.4288 236092438 0 0 [wiaservc.dll] SCMControlHandler::ControlFunction, Control function (control: 13, event type: 10) returning</text:p>
      <text:p text:style-name="P2658">WIA: 4284.4764 236092438 0 0 [wiaservc.dll] SCMControlHandler::ControlThread, Resuming control thread...</text:p>
      <text:p text:style-name="P2659">WIA: 4284.4764 236092438 0 0 [wiaservc.dll] SCMControlQueue::Pop, Control request (control: 13, event type: 10) detached from queue</text:p>
      <text:p text:style-name="P2660">WIA: 4284.4764 236092438 0 0 [wiaservc.dll] SCMControlHandler::ControlThread, Processing control request (control: 13, event type: 10)...</text:p>
      <text:p text:style-name="P2661">WIA: 4284.4764 236092438 2 0 [wiaservc.dll] Dispatcher::ProcessEvent, System event received: dwControl 13, dwEventType 10, lpEventData: 0x0000000000000000</text:p>
      <text:p text:style-name="P2662">WIA: 4284.4764 236092438 0 0 [wiaservc.dll] DeviceClassEnumeratorHandler::ProcessEvent, Processing system event, control code 13, event type 10..</text:p>
      <text:p text:style-name="P2663">WIA: 4284.4764 236092438 0 0 [wiaservc.dll] DeviceClassEnumeratorHandler::ProcessEvent, Processing system event control code 13, event type 10, completed with with hr 0x00000000</text:p>
      <text:p text:style-name="P2664">WIA: 4284.4764 236092438 2 0 [wiaservc.dll] PowerEventHandler::ProcessEvent, Message from Power Management: PBT_APMPOWERSTATUSCHANGE</text:p>
      <text:p text:style-name="P2665">WIA: 4284.4764 236092438 0 0 [wiaservc.dll] SCMControlQueue::ControlRequest::~ControlRequest, Control request (control: 13, event type: 10) deleted</text:p>
      <text:p text:style-name="P2666">WIA: 4284.4764 236092438 0 0 [wiaservc.dll] SCMControlHandler::ControlThread, Requests queue empty, control thread entering sleep...</text:p>
      <text:p text:style-name="P2667">WIA: 4284.4288 236094500 0 0 [wiaservc.dll] SCMControlQueue::Push, Adding control request to queue (control: 13, event type: 10)</text:p>
      <text:p text:style-name="P2668">WIA: 4284.4288 236094500 0 0 [wiaservc.dll] SCMControlHandler::ControlFunction, Signaling control thread to resume...</text:p>
      <text:p text:style-name="P2669">WIA: 4284.4288 236094500 0 0 [wiaservc.dll] SCMControlHandler::ControlFunction, Control function (control: 13, event type: 10) returning</text:p>
      <text:p text:style-name="P2670">WIA: 4284.4764 236094500 0 0 [wiaservc.dll] SCMControlHandler::ControlThread, Resuming control thread...</text:p>
      <text:p text:style-name="P2671">WIA: 4284.4764 236094500 0 0 [wiaservc.dll] SCMControlQueue::Pop, Control request (control: 13, event type: 10) detached from queue</text:p>
      <text:p text:style-name="P2672">WIA: 4284.4764 236094500 0 0 [wiaservc.dll] SCMControlHandler::ControlThread, Processing control request (control: 13, event type: 10)...</text:p>
      <text:p text:style-name="P2673">WIA: 4284.4764 236094500 2 0 [wiaservc.dll] Dispatcher::ProcessEvent, System event received: dwControl 13, dwEventType 10, lpEventData: 0x0000000000000000</text:p>
      <text:p text:style-name="P2674">WIA: 4284.4764 236094500 0 0 [wiaservc.dll] DeviceClassEnumeratorHandler::ProcessEvent, Processing system event, control code 13, event type 10..</text:p>
      <text:p text:style-name="P2675">WIA: 4284.4764 236094500 0 0 [wiaservc.dll] DeviceClassEnumeratorHandler::ProcessEvent, Processing system event control code 13, event type 10, completed with with hr 0x00000000</text:p>
      <text:p text:style-name="P2676">WIA: 4284.4764 236094500 2 0 [wiaservc.dll] PowerEventHandler::ProcessEvent, Message from Power Management: PBT_APMPOWERSTATUSCHANGE</text:p>
      <text:p text:style-name="P2677">WIA: 4284.4764 236094500 0 0 [wiaservc.dll] SCMControlQueue::ControlRequest::~ControlRequest, Control request (control: 13, event type: 10) deleted</text:p>
      <text:p text:style-name="P2678">WIA: 4284.4764 236094500 0 0 [wiaservc.dll] SCMControlHandler::ControlThread, Requests queue empty, control thread entering sleep...</text:p>
      <text:p text:style-name="P2679">WIA: 4284.4288 239341734 0 0 [wiaservc.dll] SCMControlQueue::Push, Adding control request to queue (control: 13, event type: 10)</text:p>
      <text:p text:style-name="P2680">WIA: 4284.4288 239341734 0 0 [wiaservc.dll] SCMControlHandler::ControlFunction, Signaling control thread to resume...</text:p>
      <text:p text:style-name="P2681">WIA: 4284.4288 239341734 0 0 [wiaservc.dll] SCMControlHandler::ControlFunction, Control function (control: 13, event type: 10) returning</text:p>
      <text:p text:style-name="P2682">WIA: 4284.4764 239341734 0 0 [wiaservc.dll] SCMControlHandler::ControlThread, Resuming control thread...</text:p>
      <text:p text:style-name="P2683">WIA: 4284.4764 239341734 0 0 [wiaservc.dll] SCMControlQueue::Pop, Control request (control: 13, event type: 10) detached from queue</text:p>
      <text:p text:style-name="P2684">WIA: 4284.4764 239341734 0 0 [wiaservc.dll] SCMControlHandler::ControlThread, Processing control request (control: 13, event type: 10)...</text:p>
      <text:p text:style-name="P2685">WIA: 4284.4764 239341734 2 0 [wiaservc.dll] Dispatcher::ProcessEvent, System event received: dwControl 13, dwEventType 10, lpEventData: 0x0000000000000000</text:p>
      <text:p text:style-name="P2686">WIA: 4284.4764 239341734 0 0 [wiaservc.dll] DeviceClassEnumeratorHandler::ProcessEvent, Processing system event, control code 13, event type 10..</text:p>
      <text:p text:style-name="P2687">WIA: 4284.4764 239341734 0 0 [wiaservc.dll] DeviceClassEnumeratorHandler::ProcessEvent, Processing system event control code 13, event type 10, completed with with hr 0x00000000</text:p>
      <text:p text:style-name="P2688">WIA: 4284.4764 239341734 2 0 [wiaservc.dll] PowerEventHandler::ProcessEvent, Message from Power Management: PBT_APMPOWERSTATUSCHANGE</text:p>
      <text:p text:style-name="P2689">WIA: 4284.4764 239341734 0 0 [wiaservc.dll] SCMControlQueue::ControlRequest::~ControlRequest, Control request (control: 13, event type: 10) deleted</text:p>
      <text:p text:style-name="P2690">WIA: 4284.4764 239341734 0 0 [wiaservc.dll] SCMControlHandler::ControlThread, Requests queue empty, control thread entering sleep...</text:p>
      <text:p text:style-name="P2691">WIA: 4284.4288 244827578 0 0 [wiaservc.dll] SCMControlQueue::Push, SERVICE_CONTROL_DEVICEEVENT (control: 11, event type: 32768): DBT_DEVTYP_DEVICEINTERFACE (5), 208 bytes</text:p>
      <text:p text:style-name="P2692">WIA: 4284.4288 244827578 0 0 [wiaservc.dll] SCMControlQueue::Push, Adding control request to queue (control: 11, event type: 32768)</text:p>
      <text:p text:style-name="P2693">WIA: 4284.4288 244827578 0 0 [wiaservc.dll] SCMControlHandler::ControlFunction, Signaling control thread to resume...</text:p>
      <text:p text:style-name="P2694">WIA: 4284.4288 244827578 0 0 [wiaservc.dll] SCMControlHandler::ControlFunction, Control function (control: 11, event type: 32768) returning</text:p>
      <text:p text:style-name="P2695">WIA: 4284.4764 244827578 0 0 [wiaservc.dll] SCMControlHandler::ControlThread, Resuming control thread...</text:p>
      <text:p text:style-name="P2696">WIA: 4284.4764 244827578 0 0 [wiaservc.dll] SCMControlQueue::Pop, Control request (control: 11, event type: 32768) detached from queue</text:p>
      <text:p text:style-name="P2697">WIA: 4284.4764 244827578 0 0 [wiaservc.dll] SCMControlHandler::ControlThread, Processing control request (control: 11, event type: 32768)...</text:p>
      <text:p text:style-name="P2698">WIA: 4284.4764 244827578 2 0 [wiaservc.dll] Dispatcher::ProcessEvent, System event received: dwControl 11, dwEventType 32768, lpEventData: 0x00000172AB826040</text:p>
      <text:p text:style-name="P2699">WIA: 4284.4764 244827578 0 0 [wiaservc.dll] DeviceClassEnumeratorHandler::ProcessEvent, Processing system event, control code 11, event type 32768..</text:p>
      <text:p text:style-name="P2700">WIA: 4284.4764 244827578 2 0 [wiaservc.dll] DeviceClassEnumeratorHandler::ProcessEvent, Message from PnP: DBT_DEVICEARRIVAL</text:p>
      <text:p text:style-name="P2701">WIA: 4284.4764 244827578 2 0 [wiaservc.dll] DeviceClassEnumeratorHandler::GetDeviceNameFromDevHdr, Received a DBT_DEVTYP_DEVICEINTERFACE message</text:p>
      <text:p text:style-name="P2702">WIA: 4284.4764 244827578 2 0 [wiaservc.dll] DeviceClassEnumeratorHandler::GetDeviceNameFromDevHdr, Lookup on DEV_BROADCAST_HDR returned a device ID of ({EEC5AD98-8080-425f-922A-DABF3DE3F69A}\0007)</text:p>
      <text:p text:style-name="P2703">WIA: 4284.4764 244827578 2 0 [wiaservc.dll] DeviceClassEnumeratorHandler::ProcessEvent, Processing device arrival for device ({EEC5AD98-8080-425f-922A-DABF3DE3F69A}\0007)..</text:p>
      <text:p text:style-name="P2704">WIA: 4284.4764 244827578 0 0 [wiaservc.dll] USDWrapper::RefreshSettings, Refreshing USDWrapper settings for (Apple iPhone)</text:p>
      <text:p text:style-name="P2705">WIA: 4284.4764 244827578 0 0 [wiaservc.dll] USDWrapper::RefreshSettings, Updating the current settings for (Apple iPhone) from Registry</text:p>
      <text:p text:style-name="P2706">WIA: 4284.4764 244827578 0 0 [wiaservc.dll] USDWrapper::RefreshSettings, (Apple iPhone) is a WIA device (internal type: 0x00000031)</text:p>
      <text:p text:style-name="P2707">WIA: 4284.4764 244827578 8 0 [wiaservc.dll] DeviceInfoSet::GetDeviceStatus, DevNode status for device ({EEC5AD98-8080-425f-922A-DABF3DE3F69A}\0007): 0x0180200A, problem number: 0</text:p>
      <text:p text:style-name="P2708">WIA: 4284.4764 244827578 8 0 [wiaservc.dll] DeviceInfoSet::MapCMStatusToDeviceState, DN_STARTED (0x00000008)</text:p>
      <text:p text:style-name="P2709">WIA: 4284.4764 244827578 4 0 [wiaservc.dll] USDWrapper::RefreshSettings, Device state for (Apple iPhone) updated from 0x00000000 to 0x00000004</text:p>
      <text:p text:style-name="P2710">WIA: 4284.4764 244827578 4 0 [wiaservc.dll] USDWrapper::RefreshSettings, Device state 0x00000001 means 'disabled', 0x00000002 'removed', <text:s/>0x00000004 'active'</text:p>
      <text:p text:style-name="P2711">WIA: 4284.4764 244827578 4 0 [wiaservc.dll] USDWrapper::RefreshSettings, Previous PnP identifier of (Apple iPhone): \\?\usb#vid_05ac&amp;pid_12a8&amp;mi_00#6&amp;2cf63e83&amp;0&amp;0000#{6bdd1fc6-810f-11d0-bec7-08002be2092f}</text:p>
      <text:p text:style-name="P2712">WIA: 4284.4764 244827578 4 0 [wiaservc.dll] USDWrapper::RefreshSettings, New PnP identifier for (Apple iPhone): \\?\usb#vid_05ac&amp;pid_12a8&amp;mi_00#6&amp;2cf63e83&amp;0&amp;0000#{6bdd1fc6-810f-11d0-bec7-08002be2092f}</text:p>
      <text:p text:style-name="P2713">WIA: 4284.4764 244827578 8 0 [wiaservc.dll] DeviceListManager::ProcessDeviceArrival, Device (Apple iPhone) state is currently marked 0x00000004</text:p>
      <text:p text:style-name="P2714">WIA: 4284.4764 244827578 8 0 [wiaservc.dll] DeviceListManager::ProcessDeviceArrival, Device (Apple iPhone) (re)signaled as arrived..</text:p>
      <text:p text:style-name="P2715">WIA: 4284.4764 244827578 8 0 [wiaservc.dll] DeviceListManager::ProcessDeviceArrival, Attempting to (re)load the driver for device (Apple iPhone)..</text:p>
      <text:p text:style-name="P2716">WIA: 4284.4764 244827578 8 0 [wiaservc.dll] DeviceListManager::ProcessDeviceArrival, PnP Id: \\?\usb#vid_05ac&amp;pid_12a8&amp;mi_00#6&amp;2cf63e83&amp;0&amp;0000#{6bdd1fc6-810f-11d0-bec7-08002be2092f}</text:p>
      <text:p text:style-name="P2717">WIA: 4284.4764 244827594 0 0 [wiaservc.dll] USDWrapper::STI_Initialize, (Apple iPhone) completed IStiUSD::Initialize returning hr 0x00000000</text:p>
      <text:p text:style-name="P2718">WIA: 4284.4764 244827594 0 0 [wiaservc.dll] USDWrapper::STI_GetCapabilities, (Apple iPhone) completed IStiUSD::GetCapabilities returning hr 0x00000000</text:p>
      <text:p text:style-name="P2719">WIA: 4284.4764 244827594 0 0 [wiaservc.dll] USDWrapper::StartDeviceNotifications, Driver for (Apple iPhone) reported that it not capable of generating events</text:p>
      <text:p text:style-name="P2720">WIA: 4284.4764 244827594 0 0 [wiaservc.dll] DeviceInfoSet::SetWiaDeviceTypeProperty, DEVPKEY_WIA_DeviceType for device ({EEC5AD98-8080-425f-922A-DABF3DE3F69A}\0007) set to 2</text:p>
      <text:p text:style-name="P2721">WIA: 4284.4764 244827594 4 0 [wiaservc.dll] USDWrapper::LoadDriver, Driver for (Apple iPhone) is currently loaded</text:p>
      <text:p text:style-name="P2722">WIA: 4284.4764 244827594 8 0 [wiaservc.dll] DeviceListManager::ProcessDeviceArrival, Generating CONNECT event for device (Apple iPhone) (Apple iPhone)</text:p>
      <text:p text:style-name="P2723">WIA: 4284.4764 244827594 0 0 [wiaservc.dll] DeviceInfoSet::GetDeviceSession, Locally connected device ({EEC5AD98-8080-425f-922A-DABF3DE3F69A}\0007), no Session ID found</text:p>
      <text:p text:style-name="P2724">WIA: 4284.4764 244827594 0 0 [wiaservc.dll] USDWrapper::WIA_drvNotifyPnpEvent, Power management: disable system initiated sleep to call IWiaMiniDrv::drvNotifyPnPEvent for (Apple iPhone)...</text:p>
      <text:p text:style-name="P2725">WIA: 4284.4764 244827594 0 0 [wiaservc.dll] USDWrapper::WIA_drvNotifyPnpEvent, The WIA service is preparing to call IWiaMiniDrv::drvNotifyPnpEvent from the driver for (Apple iPhone) ...</text:p>
      <text:p text:style-name="P2726">WIA: 4284.4764 244827594 0 0 [wiaservc.dll] USDWrapper::WIA_drvNotifyPnpEvent, The WIA service is calling IWiaMiniDrv::drvNotifyPnpEvent from the driver (Apple iPhone) ...</text:p>
      <text:p text:style-name="P2727">WIA: 4284.4764 244827594 0 0 [wiaservc.dll] USDWrapper::WIA_drvNotifyPnpEvent, (Apple iPhone) completed IWiaMiniDrv::drvNotifyPnpEvent returning hr 0x00000000</text:p>
      <text:p text:style-name="P2728">WIA: 4284.4764 244827594 0 0 [wiaservc.dll] USDWrapper::WIA_drvNotifyPnpEvent, Power management: restore system initiated sleep...</text:p>
      <text:p text:style-name="P2729">WIA: 4284.4764 244827609 0 0 [wiaservc.dll] USDWrapper::WIA_drvGetCapabilities, (Apple iPhone) completed IWiaMiniDrv::drvGetCapabilities on item (0000000000000000) returning hr 0x00000000</text:p>
      <text:p text:style-name="P2730">WIA: 4284.4764 244827609 0 0 [wiaservc.dll] DeviceListManager::ProcessDeviceArrival, WRAPPER_FLAGS_THROW_DISCONNECT set for device (Apple iPhone) (Apple iPhone)</text:p>
      <text:p text:style-name="P2731">WIA: 4284.4764 244827609 4 0 [wiaservc.dll] DeviceInfoSet::RegisterDeviceNotificationW, Registered for PnP notifications on device ({EEC5AD98-8080-425f-922A-DABF3DE3F69A}\0007)</text:p>
      <text:p text:style-name="P2732">WIA: 4284.4764 244827609 0 0 [wiaservc.dll] DeviceClassEnumeratorHandler::ProcessEvent, Processing system event control code 11, event type 32768, completed with with hr 0x00000000</text:p>
      <text:p text:style-name="P2733">WIA: 4284.4764 244827609 0 0 [wiaservc.dll] SCMControlQueue::ControlRequest::~ControlRequest, Control request (control: 11, event type: 32768) deleted</text:p>
      <text:p text:style-name="P2734">WIA: 4284.4764 244827609 0 0 [wiaservc.dll] SCMControlHandler::ControlThread, Requests queue empty, control thread entering sleep...</text:p>
      <text:p text:style-name="P2735">WIA: 4284.4288 244834906 0 0 [wiaservc.dll] SCMControlQueue::Push, SERVICE_CONTROL_DEVICEEVENT (control: 11, event type: 32774): DBT_DEVTYP_HANDLE (6), 544 bytes</text:p>
      <text:p text:style-name="P2736">WIA: 4284.4288 244834906 0 0 [wiaservc.dll] SCMControlQueue::Push, Adding control request to queue (control: 11, event type: 32774)</text:p>
      <text:p text:style-name="P2737">WIA: 4284.4288 244834906 0 0 [wiaservc.dll] SCMControlHandler::ControlFunction, Signaling control thread to resume...</text:p>
      <text:p text:style-name="P2738">WIA: 4284.4288 244834906 0 0 [wiaservc.dll] SCMControlHandler::ControlFunction, Control function (control: 11, event type: 32774) returning</text:p>
      <text:p text:style-name="P2739">WIA: 4284.4764 244834906 0 0 [wiaservc.dll] SCMControlHandler::ControlThread, Resuming control thread...</text:p>
      <text:p text:style-name="P2740">WIA: 4284.4764 244834906 0 0 [wiaservc.dll] SCMControlQueue::Pop, Control request (control: 11, event type: 32774) detached from queue</text:p>
      <text:p text:style-name="P2741">WIA: 4284.4764 244834906 0 0 [wiaservc.dll] SCMControlHandler::ControlThread, Processing control request (control: 11, event type: 32774)...</text:p>
      <text:p text:style-name="P2742">WIA: 4284.4764 244834906 2 0 [wiaservc.dll] Dispatcher::ProcessEvent, System event received: dwControl 11, dwEventType 32774, lpEventData: 0x00000172AB808E70</text:p>
      <text:p text:style-name="P2743">WIA: 4284.4764 244834906 0 0 [wiaservc.dll] DeviceClassEnumeratorHandler::ProcessEvent, Processing system event, control code 11, event type 32774..</text:p>
      <text:p text:style-name="P2744">WIA: 4284.4764 244834906 2 0 [wiaservc.dll] DeviceClassEnumeratorHandler::ProcessEvent, Message from PnP: Unknown PnP Message</text:p>
      <text:p text:style-name="P2745">WIA: 4284.4764 244834906 0 0 [wiaservc.dll] DeviceClassEnumeratorHandler::ProcessEvent, Processing system event control code 11, event type 32774, completed with with hr 0x00000000</text:p>
      <text:p text:style-name="P2746">WIA: 4284.4764 244834906 0 0 [wiaservc.dll] SCMControlQueue::ControlRequest::~ControlRequest, Control request (control: 11, event type: 32774) deleted</text:p>
      <text:p text:style-name="P2747">WIA: 4284.4764 244834906 0 0 [wiaservc.dll] SCMControlHandler::ControlThread, Requests queue empty, control thread entering sleep...</text:p>
      <text:p text:style-name="P2748">WIA: 4284.4288 244834922 0 0 [wiaservc.dll] SCMControlQueue::Push, SERVICE_CONTROL_DEVICEEVENT (control: 11, event type: 32774): DBT_DEVTYP_HANDLE (6), 526 bytes</text:p>
      <text:p text:style-name="P2749">WIA: 4284.4288 244834922 0 0 [wiaservc.dll] SCMControlQueue::Push, Adding control request to queue (control: 11, event type: 32774)</text:p>
      <text:p text:style-name="P2750">WIA: 4284.4288 244834922 0 0 [wiaservc.dll] SCMControlHandler::ControlFunction, Signaling control thread to resume...</text:p>
      <text:p text:style-name="P2751">WIA: 4284.4288 244834922 0 0 [wiaservc.dll] SCMControlHandler::ControlFunction, Control function (control: 11, event type: 32774) returning</text:p>
      <text:p text:style-name="P2752">WIA: 4284.4764 244834922 0 0 [wiaservc.dll] SCMControlHandler::ControlThread, Resuming control thread...</text:p>
      <text:p text:style-name="P2753">WIA: 4284.4764 244834922 0 0 [wiaservc.dll] SCMControlQueue::Pop, Control request (control: 11, event type: 32774) detached from queue</text:p>
      <text:p text:style-name="P2754">WIA: 4284.4764 244834922 0 0 [wiaservc.dll] SCMControlHandler::ControlThread, Processing control request (control: 11, event type: 32774)...</text:p>
      <text:p text:style-name="P2755">WIA: 4284.4764 244834922 2 0 [wiaservc.dll] Dispatcher::ProcessEvent, System event received: dwControl 11, dwEventType 32774, lpEventData: 0x00000172AB808E70</text:p>
      <text:p text:style-name="P2756">WIA: 4284.4764 244834922 0 0 [wiaservc.dll] DeviceClassEnumeratorHandler::ProcessEvent, Processing system event, control code 11, event type 32774..</text:p>
      <text:p text:style-name="P2757">WIA: 4284.4764 244834922 2 0 [wiaservc.dll] DeviceClassEnumeratorHandler::ProcessEvent, Message from PnP: Unknown PnP Message</text:p>
      <text:p text:style-name="P2758">WIA: 4284.4764 244834922 0 0 [wiaservc.dll] DeviceClassEnumeratorHandler::ProcessEvent, Processing system event control code 11, event type 32774, completed with with hr 0x00000000</text:p>
      <text:p text:style-name="P2759">WIA: 4284.4764 244834922 0 0 [wiaservc.dll] SCMControlQueue::ControlRequest::~ControlRequest, Control request (control: 11, event type: 32774) deleted</text:p>
      <text:p text:style-name="P2760">WIA: 4284.4764 244834922 0 0 [wiaservc.dll] SCMControlHandler::ControlThread, Requests queue empty, control thread entering sleep...</text:p>
      <text:p text:style-name="P2761">WIA: 4284.3924 246429281 0 0 [wiaservc.dll] CWiaDevMgr::CreateInstance, Created WiaDevMgr</text:p>
      <text:p text:style-name="P2762">WIA: 4284.3924 246429297 0 0 [wiaservc.dll] DeviceInfoSet::GetDeviceSession, Locally connected device ({EEC5AD98-8080-425f-922A-DABF3DE3F69A}\0007), no Session ID found</text:p>
      <text:p text:style-name="P2763">WIA: 4284.3924 246429297 4 0 [wiaservc.dll] USDWrapper::CreateDeviceInfoStorage, Device internal name: {EEC5AD98-8080-425f-922A-DABF3DE3F69A}\0007</text:p>
      <text:p text:style-name="P2764">WIA: 4284.3924 246429297 4 0 [wiaservc.dll] USDWrapper::CreateDeviceInfoStorage, Vendor description: Apple Inc.</text:p>
      <text:p text:style-name="P2765">WIA: 4284.3924 246429297 4 0 [wiaservc.dll] USDWrapper::CreateDeviceInfoStorage, Device description: Apple iPhone</text:p>
      <text:p text:style-name="P2766">WIA: 4284.3924 246429297 4 0 [wiaservc.dll] USDWrapper::CreateDeviceInfoStorage, Device type: 0x20000</text:p>
      <text:p text:style-name="P2767">WIA: 4284.3924 246429297 4 0 [wiaservc.dll] USDWrapper::CreateDeviceInfoStorage, Port name: AUTO</text:p>
      <text:p text:style-name="P2768">WIA: 4284.3924 246429297 4 0 [wiaservc.dll] USDWrapper::CreateDeviceInfoStorage, Device name: Apple iPhone</text:p>
      <text:p text:style-name="P2769">WIA: 4284.3924 246429297 4 0 [wiaservc.dll] USDWrapper::CreateDeviceInfoStorage, UI class identifier: {00000000-0000-0000-0000-000000000000}</text:p>
      <text:p text:style-name="P2770">WIA: 4284.3924 246429297 4 0 [wiaservc.dll] USDWrapper::CreateDeviceInfoStorage, Hardware configuration: 0</text:p>
      <text:p text:style-name="P2771">WIA: 4284.3924 246429297 4 0 [wiaservc.dll] USDWrapper::CreateDeviceInfoStorage, Baud rate:<text:s/></text:p>
      <text:p text:style-name="P2772">WIA: 4284.3924 246429297 4 0 [wiaservc.dll] USDWrapper::CreateDeviceInfoStorage, Generic capabilities: 0x0</text:p>
      <text:p text:style-name="P2773">WIA: 4284.3924 246429297 4 0 [wiaservc.dll] USDWrapper::CreateDeviceInfoStorage, Driver version: 10.0.17763.1</text:p>
      <text:p text:style-name="P2774">WIA: 4284.3924 246429297 4 0 [wiaservc.dll] USDWrapper::CreateDeviceInfoStorage, PnP identifier: \\?\usb#vid_05ac&amp;pid_12a8&amp;mi_00#6&amp;2cf63e83&amp;0&amp;0000#{6bdd1fc6-810f-11d0-bec7-08002be2092f}</text:p>
      <text:p text:style-name="P2775">WIA: 4284.3924 246429297 4 0 [wiaservc.dll] USDWrapper::CreateDeviceInfoStorage, STI driver version: 2</text:p>
      <text:p text:style-name="P2776">WIA: 4284.3924 246429297 0 0 [wiaservc.dll] CEnumWIADevInfo::Next, CEnumWIADevInfo::Next, celt=1<text:s/></text:p>
      <text:p text:style-name="P2777">WIA: 4284.3924 246429297 0 0 [wiaservc.dll] CEnumWIADevInfo::Next, CEnumWIADevInfo::Next exiting ulCount=1 *pceltFetched=1 hr=0x0 rgelt[0]=0xAB8274B0</text:p>
      <text:p text:style-name="P2778">WIA: 4284.3924 246429297 0 0 [wiaservc.dll] CEnumWIADevInfo::Next, CEnumWIADevInfo::Next, celt=1<text:s/></text:p>
      <text:p text:style-name="P2779">WIA: 4284.3924 246429297 0 0 [wiaservc.dll] CWiaDevMgrLH::CreateInstance, CWiaDevMgrLH::CreateInstance, Created WiaDevMgr</text:p>
      <text:p text:style-name="P2780">WIA: 4284.3924 246429297 0 0 [wiaservc.dll] DeviceInfoSet::GetDeviceSession, Locally connected device ({EEC5AD98-8080-425f-922A-DABF3DE3F69A}\0007), no Session ID found</text:p>
      <text:p text:style-name="P2781">WIA: 4284.3924 246429297 4 0 [wiaservc.dll] USDWrapper::CreateDeviceInfoStorage, Device internal name: {EEC5AD98-8080-425f-922A-DABF3DE3F69A}\0007</text:p>
      <text:p text:style-name="P2782">WIA: 4284.3924 246429297 4 0 [wiaservc.dll] USDWrapper::CreateDeviceInfoStorage, Vendor description: Apple Inc.</text:p>
      <text:p text:style-name="P2783">WIA: 4284.3924 246429297 4 0 [wiaservc.dll] USDWrapper::CreateDeviceInfoStorage, Device description: Apple iPhone</text:p>
      <text:p text:style-name="P2784">WIA: 4284.3924 246429297 4 0 [wiaservc.dll] USDWrapper::CreateDeviceInfoStorage, Device type: 0x20000</text:p>
      <text:p text:style-name="P2785">WIA: 4284.3924 246429297 4 0 [wiaservc.dll] USDWrapper::CreateDeviceInfoStorage, Port name: AUTO</text:p>
      <text:p text:style-name="P2786">WIA: 4284.3924 246429297 4 0 [wiaservc.dll] USDWrapper::CreateDeviceInfoStorage, Device name: Apple iPhone</text:p>
      <text:p text:style-name="P2787">WIA: 4284.3924 246429297 4 0 [wiaservc.dll] USDWrapper::CreateDeviceInfoStorage, UI class identifier: {00000000-0000-0000-0000-000000000000}</text:p>
      <text:p text:style-name="P2788">WIA: 4284.3924 246429297 4 0 [wiaservc.dll] USDWrapper::CreateDeviceInfoStorage, Hardware configuration: 0</text:p>
      <text:p text:style-name="P2789">WIA: 4284.3924 246429297 4 0 [wiaservc.dll] USDWrapper::CreateDeviceInfoStorage, Baud rate:<text:s/></text:p>
      <text:p text:style-name="P2790">WIA: 4284.3924 246429297 4 0 [wiaservc.dll] USDWrapper::CreateDeviceInfoStorage, Generic capabilities: 0x0</text:p>
      <text:p text:style-name="P2791">WIA: 4284.3924 246429297 4 0 [wiaservc.dll] USDWrapper::CreateDeviceInfoStorage, Driver version: 10.0.17763.1</text:p>
      <text:p text:style-name="P2792">WIA: 4284.3924 246429297 4 0 [wiaservc.dll] USDWrapper::CreateDeviceInfoStorage, PnP identifier: \\?\usb#vid_05ac&amp;pid_12a8&amp;mi_00#6&amp;2cf63e83&amp;0&amp;0000#{6bdd1fc6-810f-11d0-bec7-08002be2092f}</text:p>
      <text:p text:style-name="P2793">WIA: 4284.3924 246429297 4 0 [wiaservc.dll] USDWrapper::CreateDeviceInfoStorage, STI driver version: 2</text:p>
      <text:p text:style-name="P2794">WIA: 4284.3924 246429297 0 0 [wiaservc.dll] CEnumWIADevInfo::Next, CEnumWIADevInfo::Next, celt=1<text:s/></text:p>
      <text:p text:style-name="P2795">WIA: 4284.3924 246429297 0 0 [wiaservc.dll] CEnumWIADevInfo::Next, CEnumWIADevInfo::Next exiting ulCount=0 *pceltFetched=0 hr=0x0 rgelt[0]=0x0</text:p>
      <text:p text:style-name="P2796"/>
      <text:p text:style-name="P2797">**************** Started trace for Module: [sti_ci.dll] in Executable [ImagingDevices.exe] ProcessID: [13764] at 2019/11/01 16:02:09:688 ****************</text:p>
      <text:p text:style-name="P2798">WIA: 13764.9020 0 0 0 [sti_ci.dll] CWiaInfProcessor::InitMember, Ret=VOID.</text:p>
      <text:p text:style-name="P2799">WIA: 13764.9020 0 0 0 [sti_ci.dll] CWiaInfProcessor::CWiaInfProcessor, VOID</text:p>
      <text:p text:style-name="P2800">WIA: 13764.9020 0 0 0 [sti_ci.dll] CUniqueId::InitMember, Ret=VOID</text:p>
      <text:p text:style-name="P2801">WIA: 13764.9020 0 0 0 [sti_ci.dll] CUniqueId::CUniqueId, Ret=VOID</text:p>
      <text:p text:style-name="P2802">WIA: 13764.9020 0 0 0 [sti_ci.dll] CWizardContext::InitMember, Ret=VOID</text:p>
      <text:p text:style-name="P2803">WIA: 13764.9020 0 0 0 [sti_ci.dll] CWizardContext::CWizardContext, Ret=VOID</text:p>
      <text:p text:style-name="P2804">WIA: 13764.9020 0 0 0 [sti_ci.dll] CInstallWizardPage::Init, Ret=0x0.</text:p>
      <text:p text:style-name="P2805">WIA: 13764.9020 0 0 0 [sti_ci.dll] CInstallWizardPage::Init, Ret=0x0.</text:p>
      <text:p text:style-name="P2806">WIA: 13764.9020 0 0 0 [sti_ci.dll] CInstallWizardPage::Init, Ret=0x0.</text:p>
      <text:p text:style-name="P2807">WIA: 13764.9020 0 0 0 [sti_ci.dll] CInstallWizardPage::Init, Ret=0x0.</text:p>
      <text:p text:style-name="P2808">WIA: 13764.9020 0 0 0 [sti_ci.dll] CInstallWizardPage::Init, Ret=0x0.</text:p>
      <text:p text:style-name="P2809">WIA: 13764.9020 0 0 0 [sti_ci.dll] CWizardContext::Init, Ret=0x0.</text:p>
      <text:p text:style-name="P2810">WIA: 13764.9020 0 0 0 [sti_ci.dll] OnDIF_INSTALLWIZARD, Ret=0x0.</text:p>
      <text:p text:style-name="P2811">WIA: 13764.9020 0 0 0 [sti_ci.dll] ClassInstall, Ret=0x0.</text:p>
      <text:p text:style-name="P2812">WIA: 13764.9020 32 0 0 [sti_ci.dll] GetIntroFont, Ret=0x7c0a11f3.</text:p>
      <text:p text:style-name="P2813">WIA: 13764.9020 12735 0 0 [sti_ci.dll] CWiaInfProcessor::Term, Ret=VOID</text:p>
      <text:p text:style-name="P2814">WIA: 13764.9020 12735 0 0 [sti_ci.dll] CUniqueId::Term, Ret=VOID</text:p>
      <text:p text:style-name="P2815">WIA: 13764.9020 12735 0 0 [sti_ci.dll] CWizardContext::Term, Ret=VOID</text:p>
      <text:p text:style-name="P2816">WIA: 13764.9020 12735 0 0 [sti_ci.dll] CWizardContext::~CWizardContext, Ret=VOID</text:p>
      <text:p text:style-name="P2817">WIA: 13764.9020 12735 0 0 [sti_ci.dll] CUniqueId::Term, Ret=VOID</text:p>
      <text:p text:style-name="P2818">WIA: 13764.9020 12735 0 0 [sti_ci.dll] CUniqueId::~CUniqueId, Ret=VOID</text:p>
      <text:p text:style-name="P2819">WIA: 13764.9020 12735 0 0 [sti_ci.dll] CWiaInfProcessor::Term, Ret=VOID</text:p>
      <text:p text:style-name="P2820">WIA: 13764.9020 12735 0 0 [sti_ci.dll] CWiaInfProcessor::~CWiaInfProcessor, VOID</text:p>
      <text:p text:style-name="P2821">WIA: 13764.9020 12735 0 0 [sti_ci.dll] OnDIF_DESTROYWIZARDDATA, Ret=0x0.</text:p>
      <text:p text:style-name="P2822">WIA: 13764.9020 12735 0 0 [sti_ci.dll] ClassInstall, Ret=0x0.</text:p>
      <text:p text:style-name="P2823">WIA: 13764.9020 12750 0 0 [sti_ci.dll] OnDIF_DESTROYPRIVATEDATA, Ret=0xe000020e.</text:p>
      <text:p text:style-name="P2824">WIA: 13764.9020 12750 0 0 [sti_ci.dll] ClassInstall, Ret=0xe000020e.</text:p>
      <text:p text:style-name="P2825">WIA: 13764.9020 12750 0 0 [sti_ci.dll] AddDevice, Ret=VOID.</text:p>
      <text:p text:style-name="P2826">WIA: 4284.3924 246451406 80000000 0 [wiaservc.dll] WiaService::DecClientCount, Client reference counter decremented to 0</text:p>
      <text:p text:style-name="P2827">WIA: 4284.3924 246451406 80000000 0 [wiaservc.dll] WiaService::CheckForActivityAndShutdown, Not shutting down service because 7 devices are installed</text:p>
      <text:p text:style-name="P2828"/>
      <text:p text:style-name="P2829">**************** Started trace for Module: [STI.dll] in Executable [ImagingDevices.exe] ProcessID: [7316] at 2019/11/01 16:02:02:112 ****************</text:p>
      <text:p text:style-name="P2830">WIA: 7316.11844 22125 0 0 [STI.dll] DllEntryPoint, sti.dll (0x8FCE0000) received DLL_PROCESS_DETACH, process terminating: 1</text:p>
      <text:p text:style-name="P2831">WIA: 7316.11844 22125 0 0 [STI.dll] AsyncRPCEventTransport::CloseNotificationChannel, Closing the async notification channel...</text:p>
      <text:p text:style-name="P2832">WIA: 7316.11844 22125 0 0 [STI.dll] AsyncRPCEventTransport::CloseConnectionToServer, Closed connection to server</text:p>
      <text:p text:style-name="P2833">WIA: 4284.3924 249498938 0 0 [wiaservc.dll] CWiaDevMgr::CreateInstance, Created WiaDevMgr</text:p>
      <text:p text:style-name="P2834">WIA: 4284.3924 249498938 0 0 [wiaservc.dll] DeviceInfoSet::GetDeviceSession, Locally connected device ({EEC5AD98-8080-425f-922A-DABF3DE3F69A}\0007), no Session ID found</text:p>
      <text:p text:style-name="P2835">WIA: 4284.3924 249498938 4 0 [wiaservc.dll] USDWrapper::CreateDeviceInfoStorage, Device internal name: {EEC5AD98-8080-425f-922A-DABF3DE3F69A}\0007</text:p>
      <text:p text:style-name="P2836">WIA: 4284.3924 249498938 4 0 [wiaservc.dll] USDWrapper::CreateDeviceInfoStorage, Vendor description: Apple Inc.</text:p>
      <text:p text:style-name="P2837">WIA: 4284.3924 249498938 4 0 [wiaservc.dll] USDWrapper::CreateDeviceInfoStorage, Device description: Apple iPhone</text:p>
      <text:p text:style-name="P2838">WIA: 4284.3924 249498938 4 0 [wiaservc.dll] USDWrapper::CreateDeviceInfoStorage, Device type: 0x20000</text:p>
      <text:p text:style-name="P2839">WIA: 4284.3924 249498938 4 0 [wiaservc.dll] USDWrapper::CreateDeviceInfoStorage, Port name: AUTO</text:p>
      <text:p text:style-name="P2840">WIA: 4284.3924 249498938 4 0 [wiaservc.dll] USDWrapper::CreateDeviceInfoStorage, Device name: Apple iPhone</text:p>
      <text:p text:style-name="P2841">WIA: 4284.3924 249498938 4 0 [wiaservc.dll] USDWrapper::CreateDeviceInfoStorage, UI class identifier: {00000000-0000-0000-0000-000000000000}</text:p>
      <text:p text:style-name="P2842">WIA: 4284.3924 249498938 4 0 [wiaservc.dll] USDWrapper::CreateDeviceInfoStorage, Hardware configuration: 0</text:p>
      <text:p text:style-name="P2843">WIA: 4284.3924 249498938 4 0 [wiaservc.dll] USDWrapper::CreateDeviceInfoStorage, Baud rate:<text:s/></text:p>
      <text:p text:style-name="P2844">WIA: 4284.3924 249498938 4 0 [wiaservc.dll] USDWrapper::CreateDeviceInfoStorage, Generic capabilities: 0x0</text:p>
      <text:p text:style-name="P2845">WIA: 4284.3924 249498938 4 0 [wiaservc.dll] USDWrapper::CreateDeviceInfoStorage, Driver version: 10.0.17763.1</text:p>
      <text:p text:style-name="P2846">WIA: 4284.3924 249498938 4 0 [wiaservc.dll] USDWrapper::CreateDeviceInfoStorage, PnP identifier: \\?\usb#vid_05ac&amp;pid_12a8&amp;mi_00#6&amp;2cf63e83&amp;0&amp;0000#{6bdd1fc6-810f-11d0-bec7-08002be2092f}</text:p>
      <text:p text:style-name="P2847">WIA: 4284.3924 249498938 4 0 [wiaservc.dll] USDWrapper::CreateDeviceInfoStorage, STI driver version: 2</text:p>
      <text:p text:style-name="P2848"/>
      <text:p text:style-name="P2849">**************** Started trace for Module: [sti.dll] in Executable [mspaint.exe] ProcessID: [13332] at 2019/11/01 16:53:11:776 ****************</text:p>
      <text:p text:style-name="P2850">WIA: 13332.13492 0 0 0 [sti.dll] AsyncRPCEventTransport::OpenConnectionToServer, AsyncRPC Connection established to server</text:p>
      <text:p text:style-name="P2851">WIA: 4284.3924 249498938 20 0 [wiaservc.dll] StiRpcSecurityCallBack, STI Security: We have a local client</text:p>
      <text:p text:style-name="P2852">WIA: 4284.3924 249498938 2 0 [wiaservc.dll] OpenClientConnection, Opened client connection for 0000000000000001</text:p>
      <text:p text:style-name="P2853">WIA: 4284.3924 249498938 2 0 [wiaservc.dll] WiaEventNotifier::AddClient, =&gt; Added client 0000000000000001 to WiaEventNotifier</text:p>
      <text:p text:style-name="P2854">WIA: 13332.13492 0 0 0 [sti.dll] AsyncRPCEventTransport::OpenConnectionToServer, Got my context 000001EBCD3424E0 from server</text:p>
      <text:p text:style-name="P2855"/>
      <text:p text:style-name="P2856">WIA: 13332.13492 0 0 0 [sti.dll] WiaEventReceiver::Start, WiaEventReceiver Started...</text:p>
      <text:p text:style-name="P2857">WIA: 13332.11792 0 0 0 [sti.dll] AsyncRPCEventTransport::CloseNotificationChannel, Closing the async notification channel...</text:p>
      <text:p text:style-name="P2858">WIA: 13332.11792 15 0 0 [sti.dll] AsyncRPCEventTransport::OpenNotificationChannel, Opening the async notification channel...</text:p>
      <text:p text:style-name="P2859">WIA: 4284.11164 249498953 0 0 [wiaservc.dll] AsyncRPCEventClient::saveAsyncParams, Calling RpcServerSubscribeForNotification</text:p>
      <text:p text:style-name="P2860">WIA: 4284.3924 249498953 2 0 [wiaservc.dll] WiaEventClient::RegisterUnregisterForEventNotification, Added new registration:</text:p>
      <text:p text:style-name="P2861">WIA: 4284.3924 249498953 0 0 [wiaservc.dll] EventRegistrationInfo::Dump, dwFlags: 0x00000000, guidEvent: {A28BBADE-64B6-11D2-A231-00C04FA31809}, bstrDeviceID: *, callback: 0x000001EBCF0D2B80</text:p>
      <text:p text:style-name="P2862">WIA: 13332.13492 15 0 0 [sti.dll] AsyncRPCEventTransport::SendRegisterUnregisterInfo, Sent RPC Register/Unregister information.</text:p>
      <text:p text:style-name="P2863">WIA: 13332.13492 15 0 0 [sti.dll] WiaEventReceiver::SendRegisterUnregisterInfo, Added new registration:</text:p>
      <text:p text:style-name="P2864">WIA: 13332.13492 15 0 0 [sti.dll] EventRegistrationInfo::Dump, dwFlags: 0x00000000, guidEvent: {A28BBADE-64B6-11D2-A231-00C04FA31809}, bstrDeviceID: *, callback: 0x000001EBCF0D2B80</text:p>
      <text:p text:style-name="P2865">WIA: 4284.3924 249498953 2 0 [wiaservc.dll] WiaEventClient::RegisterUnregisterForEventNotification, Added new registration:</text:p>
      <text:p text:style-name="P2866">WIA: 4284.3924 249498953 0 0 [wiaservc.dll] EventRegistrationInfo::Dump, dwFlags: 0x00000000, guidEvent: {143E4E83-6497-11D2-A231-00C04FA31809}, bstrDeviceID: *, callback: 0x000001EBCF0D2B80</text:p>
      <text:p text:style-name="P2867">WIA: 13332.13492 15 0 0 [sti.dll] AsyncRPCEventTransport::SendRegisterUnregisterInfo, Sent RPC Register/Unregister information.</text:p>
      <text:p text:style-name="P2868">WIA: 13332.13492 15 0 0 [sti.dll] WiaEventReceiver::SendRegisterUnregisterInfo, Added new registration:</text:p>
      <text:p text:style-name="P2869">WIA: 13332.13492 15 0 0 [sti.dll] EventRegistrationInfo::Dump, dwFlags: 0x00000000, guidEvent: {143E4E83-6497-11D2-A231-00C04FA31809}, bstrDeviceID: *, callback: 0x000001EBCF0D2B80</text:p>
      <text:p text:style-name="P2870">WIA: 4284.3924 249607766 2 0 [wiaservc.dll] WiaEventClient::RegisterUnregisterForEventNotification, Removed registration:</text:p>
      <text:p text:style-name="P2871">WIA: 4284.3924 249607766 0 0 [wiaservc.dll] EventRegistrationInfo::Dump, dwFlags: 0x00000000, guidEvent: {A28BBADE-64B6-11D2-A231-00C04FA31809}, bstrDeviceID: *, callback: 0x000001EBCF0D2B80</text:p>
      <text:p text:style-name="P2872">WIA: 13332.13492 108828 0 0 [sti.dll] AsyncRPCEventTransport::SendRegisterUnregisterInfo, Sent RPC Register/Unregister information.</text:p>
      <text:p text:style-name="P2873">WIA: 13332.13492 108828 0 0 [sti.dll] WiaEventReceiver::SendRegisterUnregisterInfo, Removed registration:</text:p>
      <text:p text:style-name="P2874">WIA: 13332.13492 108828 0 0 [sti.dll] EventRegistrationInfo::Dump, dwFlags: 0x00000002, guidEvent: {A28BBADE-64B6-11D2-A231-00C04FA31809}, bstrDeviceID: *, callback: 0x000001EBCF0D2B80</text:p>
      <text:p text:style-name="P2875">WIA: 4284.3924 249607766 2 0 [wiaservc.dll] WiaEventClient::RegisterUnregisterForEventNotification, Removed registration:</text:p>
      <text:p text:style-name="P2876">WIA: 4284.3924 249607766 0 0 [wiaservc.dll] EventRegistrationInfo::Dump, dwFlags: 0x00000000, guidEvent: {143E4E83-6497-11D2-A231-00C04FA31809}, bstrDeviceID: *, callback: 0x000001EBCF0D2B80</text:p>
      <text:p text:style-name="P2877">WIA: 13332.13492 108828 0 0 [sti.dll] AsyncRPCEventTransport::SendRegisterUnregisterInfo, Sent RPC Register/Unregister information.</text:p>
      <text:p text:style-name="P2878">WIA: 13332.13492 108828 0 0 [sti.dll] WiaEventReceiver::SendRegisterUnregisterInfo, Removed registration:</text:p>
      <text:p text:style-name="P2879">WIA: 13332.13492 108828 0 0 [sti.dll] EventRegistrationInfo::Dump, dwFlags: 0x00000002, guidEvent: {143E4E83-6497-11D2-A231-00C04FA31809}, bstrDeviceID: *, callback: 0x000001EBCF0D2B80</text:p>
      <text:p text:style-name="P2880">WIA: 13332.13492 108828 0 0 [sti.dll] WiaEventReceiver::Stop, WiaEventReceiver is stopping ...</text:p>
      <text:p text:style-name="P2881">WIA: 4284.3924 249607766 2 0 [wiaservc.dll] CloseClientConnection, Closed connection for 0000000000000001</text:p>
      <text:p text:style-name="P2882">WIA: 4284.3924 249607766 2 0 [wiaservc.dll] STI_CLIENT_CONTEXT_rundown, Rundown called for 0000000000000001</text:p>
      <text:p text:style-name="P2883">WIA: 4284.3924 249607766 2 0 [wiaservc.dll] WiaEventClient::MarkForRemoval, Client 0000000000000001 marked for removal</text:p>
      <text:p text:style-name="P2884">WIA: 13332.13492 108828 0 0 [sti.dll] AsyncRPCEventTransport::CloseConnectionToServer, Closed Async connection to server</text:p>
      <text:p text:style-name="P2885">WIA: 13332.13492 108828 0 0 [sti.dll] AsyncRPCEventTransport::CloseConnectionToServer, Closed connection to server</text:p>
      <text:p text:style-name="P2886">WIA: 4284.4652 249607766 0 0 [wiaservc.dll] SchedulerThread, SchedulerThread after calling WaitForMultipleObjects dwErr = 0x00000000</text:p>
      <text:p text:style-name="P2887">WIA: 4284.4652 249607781 0 0 [wiaservc.dll] AsyncRPCEventClient::~AsyncRPCEventClient, Calling RpcServerUnsubscribeForNotification</text:p>
      <text:p text:style-name="P2888">WIA: 4284.4652 249607781 0 0 [wiaservc.dll] AsyncRPCEventClient::~AsyncRPCEventClient, Calling RpcAsyncAbortCall</text:p>
      <text:p text:style-name="P2889">WIA: 4284.4652 249607781 80000000 0 [wiaservc.dll] WiaService::DecClientCount, Client reference counter decremented to 0</text:p>
      <text:p text:style-name="P2890">WIA: 4284.4652 249607781 80000000 0 [wiaservc.dll] WiaService::CheckForActivityAndShutdown, Not shutting down service because 7 devices are installed</text:p>
      <text:p text:style-name="P2891">WIA: 13332.11792 108843 0 0 [sti.dll] WiaEventReceiver::EventThreadProc, Received notification to shutdown event thread!</text:p>
      <text:p text:style-name="P2892">WIA: 13332.11792 108843 0 0 [sti.dll] WiaEventReceiver::EventThreadProc, Event Thread 0x00002E10 is now shut down</text:p>
      <text:p text:style-name="P2893">WIA: 13332.13492 108921 0 0 [sti.dll] DllEntryPoint, sti.dll (0x8FCE0000) received DLL_PROCESS_DETACH, process terminating: 0</text:p>
      <text:p text:style-name="P2894">WIA: 13332.13492 108921 0 0 [sti.dll] AsyncRPCEventTransport::CloseNotificationChannel, Closing the async notification channel...</text:p>
      <text:p text:style-name="P2895">WIA: 13332.13492 108921 0 0 [sti.dll] AsyncRPCEventTransport::CloseConnectionToServer, Closed connection to server</text:p>
      <text:p text:style-name="P2896">WIA: 4284.11164 249608047 2 0 [wiaservc.dll] STI_CLIENT_CONTEXT_rundown, Rundown called for 0000000000000001</text:p>
      <text:p text:style-name="P2897">WIA: 4284.11164 249608047 2 0 [wiaservc.dll] STI_CLIENT_CONTEXT_rundown, Rundown called for 0000000000000001</text:p>
      <text:p text:style-name="P2898">WIA: 4284.4652 249608063 0 0 [wiaservc.dll] SchedulerThread, SchedulerThread after calling WaitForMultipleObjects dwErr = 0x00000000</text:p>
      <text:p text:style-name="P2899">WIA: 4284.4652 249608063 0 0 [wiaservc.dll] SchedulerThread, SchedulerThread after calling WaitForMultipleObjects dwErr = 0x00000000</text:p>
      <text:p text:style-name="P2900">WIA: 4284.4288 252434953 0 0 [wiaservc.dll] SCMControlQueue::Push, SERVICE_CONTROL_DEVICEEVENT (control: 11, event type: 32772): DBT_DEVTYP_HANDLE (6), 56 bytes</text:p>
      <text:p text:style-name="P2901">WIA: 4284.4288 252434953 0 0 [wiaservc.dll] SCMControlQueue::Push, Adding control request to queue (control: 11, event type: 32772)</text:p>
      <text:p text:style-name="P2902">WIA: 4284.4288 252434953 0 0 [wiaservc.dll] SCMControlHandler::ControlFunction, Signaling control thread to resume...</text:p>
      <text:p text:style-name="P2903">WIA: 4284.4288 252434953 0 0 [wiaservc.dll] SCMControlHandler::ControlFunction, Control function (control: 11, event type: 32772) returning</text:p>
      <text:p text:style-name="P2904">WIA: 4284.4764 252434953 0 0 [wiaservc.dll] SCMControlHandler::ControlThread, Resuming control thread...</text:p>
      <text:p text:style-name="P2905">WIA: 4284.4764 252434953 0 0 [wiaservc.dll] SCMControlQueue::Pop, Control request (control: 11, event type: 32772) detached from queue</text:p>
      <text:p text:style-name="P2906">WIA: 4284.4764 252434953 0 0 [wiaservc.dll] SCMControlHandler::ControlThread, Processing control request (control: 11, event type: 32772)...</text:p>
      <text:p text:style-name="P2907">WIA: 4284.4764 252434953 2 0 [wiaservc.dll] Dispatcher::ProcessEvent, System event received: dwControl 11, dwEventType 32772, lpEventData: 0x00000172AB811FA0</text:p>
      <text:p text:style-name="P2908">WIA: 4284.4764 252434953 0 0 [wiaservc.dll] DeviceClassEnumeratorHandler::ProcessEvent, Processing system event, control code 11, event type 32772..</text:p>
      <text:p text:style-name="P2909">WIA: 4284.4764 252434953 2 0 [wiaservc.dll] DeviceClassEnumeratorHandler::ProcessEvent, Message from PnP: DBT_DEVICEREMOVECOMPLETE</text:p>
      <text:p text:style-name="P2910">WIA: 4284.4764 252434953 2 0 [wiaservc.dll] DeviceClassEnumeratorHandler::GetDeviceNameFromDevHdr, Received a DBT_DEVTYP_HANDLE message</text:p>
      <text:p text:style-name="P2911">WIA: 4284.4764 252434953 2 0 [wiaservc.dll] DeviceClassEnumeratorHandler::GetDeviceNameFromDevHdr, Lookup on DEV_BROADCAST_HDR returned a device ID of ({EEC5AD98-8080-425f-922A-DABF3DE3F69A}\0007)</text:p>
      <text:p text:style-name="P2912">WIA: 4284.4764 252434969 2 0 [wiaservc.dll] DeviceClassEnumeratorHandler::ProcessEvent, Processing device removal for device ({EEC5AD98-8080-425f-922A-DABF3DE3F69A}\0007)..</text:p>
      <text:p text:style-name="P2913">WIA: 4284.4764 252434969 8 0 [wiaservc.dll] DeviceListManager::ProcessDeviceRemoval, Processing removal for device (Apple iPhone)..</text:p>
      <text:p text:style-name="P2914">WIA: 4284.4764 252434969 8 0 [wiaservc.dll] DeviceListManager::ProcessDeviceRemoval, Device (Apple iPhone) is marked inactive</text:p>
      <text:p text:style-name="P2915">WIA: 4284.4764 252434969 8 0 [wiaservc.dll] DeviceListManager::ProcessDeviceRemoval, Generating DISCONNECT event for (Apple iPhone)</text:p>
      <text:p text:style-name="P2916">WIA: 4284.4764 252434969 0 0 [wiaservc.dll] DeviceInfoSet::GetDeviceSession, Locally connected device ({EEC5AD98-8080-425f-922A-DABF3DE3F69A}\0007), no Session ID found</text:p>
      <text:p text:style-name="P2917">WIA: 4284.4764 252434969 0 0 [wiaservc.dll] USDWrapper::WIA_drvNotifyPnpEvent, Power management: disable system initiated sleep to call IWiaMiniDrv::drvNotifyPnPEvent for (Apple iPhone)...</text:p>
      <text:p text:style-name="P2918">WIA: 4284.4764 252434969 0 0 [wiaservc.dll] USDWrapper::WIA_drvNotifyPnpEvent, The WIA service is preparing to call IWiaMiniDrv::drvNotifyPnpEvent from the driver for (Apple iPhone) ...</text:p>
      <text:p text:style-name="P2919">WIA: 4284.4764 252434969 0 0 [wiaservc.dll] USDWrapper::WIA_drvNotifyPnpEvent, The WIA service is calling IWiaMiniDrv::drvNotifyPnpEvent from the driver (Apple iPhone) ...</text:p>
      <text:p text:style-name="P2920">WIA: 4284.4764 252434969 0 0 [wiaservc.dll] USDWrapper::WIA_drvNotifyPnpEvent, (Apple iPhone) completed IWiaMiniDrv::drvNotifyPnpEvent returning hr 0x00000000</text:p>
      <text:p text:style-name="P2921">WIA: 4284.4764 252434969 0 0 [wiaservc.dll] USDWrapper::WIA_drvNotifyPnpEvent, Power management: restore system initiated sleep...</text:p>
      <text:p text:style-name="P2922">WIA: 4284.4764 252434969 0 0 [wiaservc.dll] CEventNotifier::NotifySTIEvent, hr indicates FAILURE (expected for Disconnect), but event is Connect/Disconnect</text:p>
      <text:p text:style-name="P2923">WIA: 4284.4764 252434969 4 0 [wiaservc.dll] DeviceInfoSet::UnregisterDeviceNotification, Unregistering for PnP notifications on device ({EEC5AD98-8080-425f-922A-DABF3DE3F69A}\0007).</text:p>
      <text:p text:style-name="P2924">WIA: 4284.4764 252434969 0 0 [wiaservc.dll] USDWrapper::UnloadDriver, The WIA service is preparing to unload the driver for (Apple iPhone)</text:p>
      <text:p text:style-name="P2925">WIA: 4284.4288 252434969 0 0 [wiaservc.dll] SCMControlQueue::Push, SERVICE_CONTROL_DEVICEEVENT (control: 11, event type: 32772): DBT_DEVTYP_DEVICEINTERFACE (5), 208 bytes</text:p>
      <text:p text:style-name="P2926">WIA: 4284.4288 252434969 0 0 [wiaservc.dll] SCMControlQueue::Push, Adding control request to queue (control: 11, event type: 32772)</text:p>
      <text:p text:style-name="P2927">WIA: 4284.4288 252434969 0 0 [wiaservc.dll] SCMControlHandler::ControlFunction, Signaling control thread to resume...</text:p>
      <text:p text:style-name="P2928">WIA: 4284.4288 252434969 0 0 [wiaservc.dll] SCMControlHandler::ControlFunction, Control function (control: 11, event type: 32772) returning</text:p>
      <text:p text:style-name="P2929">WIA: 4284.4764 252434969 4 0 [wiaservc.dll] USDWrapper::UnloadDriver, Driver for (Apple iPhone) is now unloaded</text:p>
      <text:p text:style-name="P2930">WIA: 4284.4764 252434969 80000000 0 [wiaservc.dll] WiaService::CheckForActivityAndShutdown, Not shutting down service because 7 devices are installed</text:p>
      <text:p text:style-name="P2931">WIA: 4284.4764 252434969 0 0 [wiaservc.dll] DeviceClassEnumeratorHandler::ProcessEvent, Processing system event control code 11, event type 32772, completed with with hr 0x00000000</text:p>
      <text:p text:style-name="P2932">WIA: 4284.4764 252434969 0 0 [wiaservc.dll] SCMControlQueue::ControlRequest::~ControlRequest, Control request (control: 11, event type: 32772) deleted</text:p>
      <text:p text:style-name="P2933">WIA: 4284.4764 252434969 0 0 [wiaservc.dll] SCMControlQueue::Pop, Control request (control: 11, event type: 32772) detached from queue</text:p>
      <text:p text:style-name="P2934">WIA: 4284.4764 252434969 0 0 [wiaservc.dll] SCMControlHandler::ControlThread, Processing control request (control: 11, event type: 32772)...</text:p>
      <text:p text:style-name="P2935">WIA: 4284.4764 252434969 2 0 [wiaservc.dll] Dispatcher::ProcessEvent, System event received: dwControl 11, dwEventType 32772, lpEventData: 0x00000172AB8266D0</text:p>
      <text:p text:style-name="P2936">WIA: 4284.4764 252434969 0 0 [wiaservc.dll] DeviceClassEnumeratorHandler::ProcessEvent, Processing system event, control code 11, event type 32772..</text:p>
      <text:p text:style-name="P2937">WIA: 4284.4764 252434969 2 0 [wiaservc.dll] DeviceClassEnumeratorHandler::ProcessEvent, Message from PnP: DBT_DEVICEREMOVECOMPLETE</text:p>
      <text:p text:style-name="P2938">WIA: 4284.4764 252434969 2 0 [wiaservc.dll] DeviceClassEnumeratorHandler::GetDeviceNameFromDevHdr, Received a DBT_DEVTYP_DEVICEINTERFACE message</text:p>
      <text:p text:style-name="P2939">WIA: 4284.4764 252434969 2 0 [wiaservc.dll] DeviceClassEnumeratorHandler::GetDeviceNameFromDevHdr, Lookup on DEV_BROADCAST_HDR returned a device ID of ({EEC5AD98-8080-425f-922A-DABF3DE3F69A}\0007)</text:p>
      <text:p text:style-name="P2940">WIA: 4284.4764 252434969 2 0 [wiaservc.dll] DeviceClassEnumeratorHandler::ProcessEvent, Processing device removal for device ({EEC5AD98-8080-425f-922A-DABF3DE3F69A}\0007)..</text:p>
      <text:p text:style-name="P2941">WIA: 4284.4764 252434969 8 0 [wiaservc.dll] DeviceListManager::ProcessDeviceRemoval, Processing removal for device (Apple iPhone)..</text:p>
      <text:p text:style-name="P2942">WIA: 4284.4764 252434969 8 0 [wiaservc.dll] DeviceListManager::ProcessDeviceRemoval, Device (Apple iPhone) is marked inactive</text:p>
      <text:p text:style-name="P2943">WIA: 4284.4764 252434969 8 0 [wiaservc.dll] DeviceListManager::ProcessDeviceRemoval, We are not generating a DISCONNECT event for device (Apple iPhone), because it has already been done</text:p>
      <text:p text:style-name="P2944">WIA: 4284.4764 252434969 80000000 0 [wiaservc.dll] WiaService::CheckForActivityAndShutdown, Not shutting down service because 7 devices are installed</text:p>
      <text:p text:style-name="P2945">WIA: 4284.4764 252434969 0 0 [wiaservc.dll] DeviceClassEnumeratorHandler::ProcessEvent, Processing system event control code 11, event type 32772, completed with with hr 0x00000000</text:p>
      <text:p text:style-name="P2946">WIA: 4284.4764 252434969 0 0 [wiaservc.dll] SCMControlQueue::ControlRequest::~ControlRequest, Control request (control: 11, event type: 32772) deleted</text:p>
      <text:p text:style-name="P2947">WIA: 4284.4764 252434969 0 0 [wiaservc.dll] SCMControlHandler::ControlThread, Requests queue empty, control thread entering sleep...</text:p>
      <text:p text:style-name="P2948">WIA: 4284.4764 252434969 0 0 [wiaservc.dll] SCMControlHandler::ControlThread, Resuming control thread...</text:p>
      <text:p text:style-name="P2949">WIA: 4284.4764 252434969 0 0 [wiaservc.dll] SCMControlHandler::ControlThread, Requests queue empty, control thread entering sleep...</text:p>
      <text:p text:style-name="P2950">WIA: 4284.4288 318131859 0 0 [wiaservc.dll] SCMControlQueue::Push, Adding control request to queue (control: 13, event type: 10)</text:p>
      <text:p text:style-name="P2951">WIA: 4284.4288 318131859 0 0 [wiaservc.dll] SCMControlHandler::ControlFunction, Signaling control thread to resume...</text:p>
      <text:p text:style-name="P2952">WIA: 4284.4288 318131859 0 0 [wiaservc.dll] SCMControlHandler::ControlFunction, Control function (control: 13, event type: 10) returning</text:p>
      <text:p text:style-name="P2953">WIA: 4284.4764 318131859 0 0 [wiaservc.dll] SCMControlHandler::ControlThread, Resuming control thread...</text:p>
      <text:p text:style-name="P2954">WIA: 4284.4764 318131859 0 0 [wiaservc.dll] SCMControlQueue::Pop, Control request (control: 13, event type: 10) detached from queue</text:p>
      <text:p text:style-name="P2955">WIA: 4284.4764 318131859 0 0 [wiaservc.dll] SCMControlHandler::ControlThread, Processing control request (control: 13, event type: 10)...</text:p>
      <text:p text:style-name="P2956">WIA: 4284.4764 318131859 2 0 [wiaservc.dll] Dispatcher::ProcessEvent, System event received: dwControl 13, dwEventType 10, lpEventData: 0x0000000000000000</text:p>
      <text:p text:style-name="P2957">WIA: 4284.4764 318131859 0 0 [wiaservc.dll] DeviceClassEnumeratorHandler::ProcessEvent, Processing system event, control code 13, event type 10..</text:p>
      <text:p text:style-name="P2958">WIA: 4284.4764 318131859 0 0 [wiaservc.dll] DeviceClassEnumeratorHandler::ProcessEvent, Processing system event control code 13, event type 10, completed with with hr 0x00000000</text:p>
      <text:p text:style-name="P2959">WIA: 4284.4764 318131859 2 0 [wiaservc.dll] PowerEventHandler::ProcessEvent, Message from Power Management: PBT_APMPOWERSTATUSCHANGE</text:p>
      <text:p text:style-name="P2960">WIA: 4284.4764 318131859 0 0 [wiaservc.dll] SCMControlQueue::ControlRequest::~ControlRequest, Control request (control: 13, event type: 10) deleted</text:p>
      <text:p text:style-name="P2961">WIA: 4284.4764 318131859 0 0 [wiaservc.dll] SCMControlHandler::ControlThread, Requests queue empty, control thread entering sleep...</text:p>
      <text:p text:style-name="P2962">WIA: 4284.4288 318181875 0 0 [wiaservc.dll] SCMControlQueue::Push, Adding control request to queue (control: 13, event type: 4)</text:p>
      <text:p text:style-name="P2963">WIA: 4284.4288 318181875 0 0 [wiaservc.dll] SCMControlHandler::ControlFunction, Signaling control thread to resume...</text:p>
      <text:p text:style-name="P2964">WIA: 4284.4288 318181875 0 0 [wiaservc.dll] SCMControlHandler::ControlFunction, Control function (control: 13, event type: 4) returning</text:p>
      <text:p text:style-name="P2965">WIA: 4284.4764 318181875 0 0 [wiaservc.dll] SCMControlHandler::ControlThread, Resuming control thread...</text:p>
      <text:p text:style-name="P2966">WIA: 4284.4764 318181875 0 0 [wiaservc.dll] SCMControlQueue::Pop, Control request (control: 13, event type: 4) detached from queue</text:p>
      <text:p text:style-name="P2967">WIA: 4284.4764 318181875 0 0 [wiaservc.dll] SCMControlHandler::ControlThread, Processing control request (control: 13, event type: 4)...</text:p>
      <text:p text:style-name="P2968">WIA: 4284.4764 318181875 2 0 [wiaservc.dll] Dispatcher::ProcessEvent, System event received: dwControl 13, dwEventType 4, lpEventData: 0x0000000000000000</text:p>
      <text:p text:style-name="P2969">WIA: 4284.4764 318181875 0 0 [wiaservc.dll] DeviceClassEnumeratorHandler::ProcessEvent, Processing system event, control code 13, event type 4..</text:p>
      <text:p text:style-name="P2970">WIA: 4284.4764 318181875 0 0 [wiaservc.dll] DeviceClassEnumeratorHandler::ProcessEvent, Processing system event control code 13, event type 4, completed with with hr 0x00000000</text:p>
      <text:p text:style-name="P2971">WIA: 4284.4764 318181875 2 0 [wiaservc.dll] PowerEventHandler::ProcessEvent, Message from Power Management: PBT_APMSUSPEND</text:p>
      <text:p text:style-name="P2972">WIA: 4284.4764 318181875 2 0 [wiaservc.dll] SCMControlHandler::UpdateServiceStatus, Updating service status. CurrentState=SERVICE_PAUSED, StateCode=7, WaitHint=0</text:p>
      <text:p text:style-name="P2973">WIA: 4284.4764 318181875 80000000 0 [wiaservc.dll] ShutdownWSDChallenge, Shutting down WSD Challenge: Unload DLL 0</text:p>
      <text:p text:style-name="P2974">WIA: 4284.4764 318181875 0 0 [wiaservc.dll] SCMControlQueue::ControlRequest::~ControlRequest, Control request (control: 13, event type: 4) deleted</text:p>
      <text:p text:style-name="P2975">WIA: 4284.4764 318181875 0 0 [wiaservc.dll] SCMControlHandler::ControlThread, Requests queue empty, control thread entering sleep...</text:p>
      <text:p text:style-name="P2976">WIA: 4284.4288 331305156 0 0 [wiaservc.dll] SCMControlQueue::Push, Adding control request to queue (control: 13, event type: 7)</text:p>
      <text:p text:style-name="P2977">WIA: 4284.4288 331305156 0 0 [wiaservc.dll] SCMControlHandler::ControlFunction, Signaling control thread to resume...</text:p>
      <text:p text:style-name="P2978">WIA: 4284.4288 331305156 0 0 [wiaservc.dll] SCMControlHandler::ControlFunction, Control function (control: 13, event type: 7) returning</text:p>
      <text:p text:style-name="P2979">WIA: 4284.4764 331305156 0 0 [wiaservc.dll] SCMControlHandler::ControlThread, Resuming control thread...</text:p>
      <text:p text:style-name="P2980">WIA: 4284.4764 331305156 0 0 [wiaservc.dll] SCMControlQueue::Pop, Control request (control: 13, event type: 7) detached from queue</text:p>
      <text:p text:style-name="P2981">WIA: 4284.4764 331305156 0 0 [wiaservc.dll] SCMControlHandler::ControlThread, Processing control request (control: 13, event type: 7)...</text:p>
      <text:p text:style-name="P2982">WIA: 4284.4764 331305156 2 0 [wiaservc.dll] Dispatcher::ProcessEvent, System event received: dwControl 13, dwEventType 7, lpEventData: 0x0000000000000000</text:p>
      <text:p text:style-name="P2983">WIA: 4284.4764 331305156 0 0 [wiaservc.dll] DeviceClassEnumeratorHandler::ProcessEvent, Processing system event, control code 13, event type 7..</text:p>
      <text:p text:style-name="P2984">WIA: 4284.4764 331305156 0 0 [wiaservc.dll] DeviceClassEnumeratorHandler::ProcessEvent, Processing system event control code 13, event type 7, completed with with hr 0x00000000</text:p>
      <text:p text:style-name="P2985">WIA: 4284.4764 331305156 2 0 [wiaservc.dll] PowerEventHandler::ProcessEvent, Message from Power Management: PBT_APMRESUMESUSPEND</text:p>
      <text:p text:style-name="P2986">WIA: 4284.4764 331305156 0 0 [wiaservc.dll] DeviceListManager::InitializeWSDChallenge, WSD Challenge successfully initiated (thread: 7456)</text:p>
      <text:p text:style-name="P2987">WIA: 4284.7456 331305156 80000000 0 [wiaservc.dll] InitializeWSDChallenge, Intializing WSD Challenge for {6BDD1FC6-810F-11D0-BEC7-08002BE2092F}..</text:p>
      <text:p text:style-name="P2988">WIA: 4284.4764 331305156 8 0 [wiaservc.dll] RegistryDeviceEnumerator::Refresh, An error occured in RegistryDeviceEnumerator when enumerating the subkeys for (SYSTEM\CurrentControlSet\Control\StillImage\FakeDevices)</text:p>
      <text:p text:style-name="P2989">WIA: 4284.7456 331305156 80000000 0 [wiaservc.dll] InitializeWSDChallenge, Intialize WSD Challenge...</text:p>
      <text:p text:style-name="P2990">WIA: 4284.4764 331305172 8 0 [wiaservc.dll] DeviceInfoSet::AddDevNodeDevices, The Device Info Set skipped devnode index 4, because its "Subclass" value is not of a compatible correct type.</text:p>
      <text:p text:style-name="P2991">WIA: 4284.4764 331305172 0 0 [wiaservc.dll] USDWrapper::RefreshSettings, Refreshing USDWrapper settings for (Apple iPhone)</text:p>
      <text:p text:style-name="P2992">WIA: 4284.4764 331305172 0 0 [wiaservc.dll] USDWrapper::RefreshSettings, Updating the current settings for (Apple iPhone) from Registry</text:p>
      <text:p text:style-name="P2993">WIA: 4284.4764 331305172 0 0 [wiaservc.dll] USDWrapper::RefreshSettings, (Apple iPhone) is a WIA device (internal type: 0x00000031)</text:p>
      <text:p text:style-name="P2994">WIA: 4284.4764 331305172 8 0 [wiaservc.dll] DeviceInfoSet::GetDeviceStatus, CM_Get_DevNode_Status for device ({EEC5AD98-8080-425f-922A-DABF3DE3F69A}\0000) failed, return code 0x0000000D, DEV_STATE_ACTIVE not set</text:p>
      <text:p text:style-name="P2995">WIA: 4284.4764 331305172 4 0 [wiaservc.dll] USDWrapper::RefreshSettings, Device state for (Apple iPhone) remains 0x00000000</text:p>
      <text:p text:style-name="P2996">WIA: 4284.4764 331305172 4 0 [wiaservc.dll] USDWrapper::RefreshSettings, Device state 0x00000001 means 'disabled', 0x00000002 'removed', <text:s/>0x00000004 'active'</text:p>
      <text:p text:style-name="P2997">WIA: 4284.4764 331305172 4 0 [wiaservc.dll] USDWrapper::RefreshSettings, Previous PnP identifier of (Apple iPhone): \\?\usb#vid_05ac&amp;pid_12a8&amp;mi_00#6&amp;3a59852d&amp;0&amp;0000#{6bdd1fc6-810f-11d0-bec7-08002be2092f}</text:p>
      <text:p text:style-name="P2998">WIA: 4284.4764 331305172 4 0 [wiaservc.dll] USDWrapper::RefreshSettings, New PnP identifier for (Apple iPhone): \\?\usb#vid_05ac&amp;pid_12a8&amp;mi_00#6&amp;3a59852d&amp;0&amp;0000#{6bdd1fc6-810f-11d0-bec7-08002be2092f}</text:p>
      <text:p text:style-name="P2999">WIA: 4284.4764 331305188 0 0 [wiaservc.dll] USDWrapper::RefreshSettings, Refreshing USDWrapper settings for (Apple iPhone)</text:p>
      <text:p text:style-name="P3000">WIA: 4284.4764 331305188 0 0 [wiaservc.dll] USDWrapper::RefreshSettings, Updating the current settings for (Apple iPhone) from Registry</text:p>
      <text:p text:style-name="P3001">WIA: 4284.4764 331305188 0 0 [wiaservc.dll] USDWrapper::RefreshSettings, (Apple iPhone) is a WIA device (internal type: 0x00000031)</text:p>
      <text:p text:style-name="P3002">WIA: 4284.4764 331305188 8 0 [wiaservc.dll] DeviceInfoSet::GetDeviceStatus, CM_Get_DevNode_Status for device ({EEC5AD98-8080-425f-922A-DABF3DE3F69A}\0004) failed, return code 0x0000000D, DEV_STATE_ACTIVE not set</text:p>
      <text:p text:style-name="P3003">WIA: 4284.4764 331305188 4 0 [wiaservc.dll] USDWrapper::RefreshSettings, Device state for (Apple iPhone) remains 0x00000000</text:p>
      <text:p text:style-name="P3004">WIA: 4284.4764 331305188 4 0 [wiaservc.dll] USDWrapper::RefreshSettings, Device state 0x00000001 means 'disabled', 0x00000002 'removed', <text:s/>0x00000004 'active'</text:p>
      <text:p text:style-name="P3005">WIA: 4284.4764 331305188 4 0 [wiaservc.dll] USDWrapper::RefreshSettings, Previous PnP identifier of (Apple iPhone): \\?\usb#vid_05ac&amp;pid_12a8&amp;mi_00#6&amp;18e6aee5&amp;0&amp;0000#{6bdd1fc6-810f-11d0-bec7-08002be2092f}</text:p>
      <text:p text:style-name="P3006">WIA: 4284.4764 331305188 4 0 [wiaservc.dll] USDWrapper::RefreshSettings, New PnP identifier for (Apple iPhone): \\?\usb#vid_05ac&amp;pid_12a8&amp;mi_00#6&amp;18e6aee5&amp;0&amp;0000#{6bdd1fc6-810f-11d0-bec7-08002be2092f}</text:p>
      <text:p text:style-name="P3007">WIA: 4284.4764 331305188 0 0 [wiaservc.dll] USDWrapper::RefreshSettings, Refreshing USDWrapper settings for (Apple iPhone)</text:p>
      <text:p text:style-name="P3008">WIA: 4284.4764 331305188 0 0 [wiaservc.dll] USDWrapper::RefreshSettings, Updating the current settings for (Apple iPhone) from Registry</text:p>
      <text:p text:style-name="P3009">WIA: 4284.4764 331305188 0 0 [wiaservc.dll] USDWrapper::RefreshSettings, (Apple iPhone) is a WIA device (internal type: 0x00000031)</text:p>
      <text:p text:style-name="P3010">WIA: 4284.4764 331305188 8 0 [wiaservc.dll] DeviceInfoSet::GetDeviceStatus, CM_Get_DevNode_Status for device ({EEC5AD98-8080-425f-922A-DABF3DE3F69A}\0007) failed, return code 0x0000000D, DEV_STATE_ACTIVE not set</text:p>
      <text:p text:style-name="P3011">WIA: 4284.4764 331305188 4 0 [wiaservc.dll] USDWrapper::RefreshSettings, Device state for (Apple iPhone) remains 0x00000000</text:p>
      <text:p text:style-name="P3012">WIA: 4284.4764 331305188 4 0 [wiaservc.dll] USDWrapper::RefreshSettings, Device state 0x00000001 means 'disabled', 0x00000002 'removed', <text:s/>0x00000004 'active'</text:p>
      <text:p text:style-name="P3013">WIA: 4284.4764 331305188 4 0 [wiaservc.dll] USDWrapper::RefreshSettings, Previous PnP identifier of (Apple iPhone): \\?\usb#vid_05ac&amp;pid_12a8&amp;mi_00#6&amp;2cf63e83&amp;0&amp;0000#{6bdd1fc6-810f-11d0-bec7-08002be2092f}</text:p>
      <text:p text:style-name="P3014">WIA: 4284.4764 331305188 4 0 [wiaservc.dll] USDWrapper::RefreshSettings, New PnP identifier for (Apple iPhone): \\?\usb#vid_05ac&amp;pid_12a8&amp;mi_00#6&amp;2cf63e83&amp;0&amp;0000#{6bdd1fc6-810f-11d0-bec7-08002be2092f}</text:p>
      <text:p text:style-name="P3015">WIA: 4284.4764 331305188 0 0 [wiaservc.dll] USDWrapper::RefreshSettings, Refreshing USDWrapper settings for (E:\)</text:p>
      <text:p text:style-name="P3016">WIA: 4284.4764 331305188 0 0 [wiaservc.dll] USDWrapper::RefreshSettings, Updating the current settings for (E:\) from Registry</text:p>
      <text:p text:style-name="P3017">WIA: 4284.4764 331305188 0 0 [wiaservc.dll] USDWrapper::RefreshSettings, (E:\) is a WIA device (internal type: 0x00000031)</text:p>
      <text:p text:style-name="P3018">WIA: 4284.4764 331305188 8 0 [wiaservc.dll] DeviceInfoSet::GetDeviceStatus, CM_Get_DevNode_Status for device ({EEC5AD98-8080-425f-922A-DABF3DE3F69A}\0017) failed, return code 0x0000000D, DEV_STATE_ACTIVE not set</text:p>
      <text:p text:style-name="P3019">WIA: 4284.4764 331305188 4 0 [wiaservc.dll] USDWrapper::RefreshSettings, Device state for (E:\) remains 0x00000000</text:p>
      <text:p text:style-name="P3020">WIA: 4284.4764 331305188 4 0 [wiaservc.dll] USDWrapper::RefreshSettings, Device state 0x00000001 means 'disabled', 0x00000002 'removed', <text:s/>0x00000004 'active'</text:p>
      <text:p text:style-name="P3021">WIA: 4284.4764 331305188 4 0 [wiaservc.dll] USDWrapper::RefreshSettings, Previous PnP identifier of (E:\): \\?\swd#wpdbusenum#_??_pcistor#disk&amp;ven_rsper&amp;prod_rts5208lun0&amp;rev_1.00#0000#{53f56307-b6bf-11d0-94f2-00a0c91efb8b}#{6bdd1fc6-810f-11d0-bec7-08002be2092f}</text:p>
      <text:p text:style-name="P3022">WIA: 4284.4764 331305188 4 0 [wiaservc.dll] USDWrapper::RefreshSettings, New PnP identifier for (E:\): \\?\swd#wpdbusenum#_??_pcistor#disk&amp;ven_rsper&amp;prod_rts5208lun0&amp;rev_1.00#0000#{53f56307-b6bf-11d0-94f2-00a0c91efb8b}#{6bdd1fc6-810f-11d0-bec7-08002be2092f}</text:p>
      <text:p text:style-name="P3023">WIA: 4284.4764 331305188 0 0 [wiaservc.dll] USDWrapper::RefreshSettings, Refreshing USDWrapper settings for (Apple iPod)</text:p>
      <text:p text:style-name="P3024">WIA: 4284.4764 331305188 0 0 [wiaservc.dll] USDWrapper::RefreshSettings, Updating the current settings for (Apple iPod) from Registry</text:p>
      <text:p text:style-name="P3025">WIA: 4284.4764 331305188 0 0 [wiaservc.dll] USDWrapper::RefreshSettings, (Apple iPod) is a WIA device (internal type: 0x00000031)</text:p>
      <text:p text:style-name="P3026">WIA: 4284.4764 331305188 8 0 [wiaservc.dll] DeviceInfoSet::GetDeviceStatus, CM_Get_DevNode_Status for device ({EEC5AD98-8080-425f-922A-DABF3DE3F69A}\0003) failed, return code 0x0000000D, DEV_STATE_ACTIVE not set</text:p>
      <text:p text:style-name="P3027">WIA: 4284.4764 331305188 4 0 [wiaservc.dll] USDWrapper::RefreshSettings, Device state for (Apple iPod) remains 0x00000000</text:p>
      <text:p text:style-name="P3028">WIA: 4284.4764 331305203 4 0 [wiaservc.dll] USDWrapper::RefreshSettings, Device state 0x00000001 means 'disabled', 0x00000002 'removed', <text:s/>0x00000004 'active'</text:p>
      <text:p text:style-name="P3029">WIA: 4284.4764 331305203 4 0 [wiaservc.dll] USDWrapper::RefreshSettings, Previous PnP identifier of (Apple iPod): \\?\usb#vid_05ac&amp;pid_12aa&amp;mi_00#6&amp;3753cc17&amp;0&amp;0000#{6bdd1fc6-810f-11d0-bec7-08002be2092f}</text:p>
      <text:p text:style-name="P3030">WIA: 4284.4764 331305203 4 0 [wiaservc.dll] USDWrapper::RefreshSettings, New PnP identifier for (Apple iPod): \\?\usb#vid_05ac&amp;pid_12aa&amp;mi_00#6&amp;3753cc17&amp;0&amp;0000#{6bdd1fc6-810f-11d0-bec7-08002be2092f}</text:p>
      <text:p text:style-name="P3031">WIA: 4284.4764 331305203 0 0 [wiaservc.dll] USDWrapper::RefreshSettings, Refreshing USDWrapper settings for (LG K9)</text:p>
      <text:p text:style-name="P3032">WIA: 4284.4764 331305203 0 0 [wiaservc.dll] USDWrapper::RefreshSettings, Updating the current settings for (LG K9) from Registry</text:p>
      <text:p text:style-name="P3033">WIA: 4284.4764 331305203 0 0 [wiaservc.dll] USDWrapper::RefreshSettings, (LG K9) is a WIA device (internal type: 0x00000031)</text:p>
      <text:p text:style-name="P3034">WIA: 4284.4764 331305203 8 0 [wiaservc.dll] DeviceInfoSet::GetDeviceStatus, CM_Get_DevNode_Status for device ({EEC5AD98-8080-425f-922A-DABF3DE3F69A}\0012) failed, return code 0x0000000D, DEV_STATE_ACTIVE not set</text:p>
      <text:p text:style-name="P3035">WIA: 4284.4764 331305203 4 0 [wiaservc.dll] USDWrapper::RefreshSettings, Device state for (LG K9) remains 0x00000000</text:p>
      <text:p text:style-name="P3036">WIA: 4284.4764 331305203 4 0 [wiaservc.dll] USDWrapper::RefreshSettings, Device state 0x00000001 means 'disabled', 0x00000002 'removed', <text:s/>0x00000004 'active'</text:p>
      <text:p text:style-name="P3037">WIA: 4284.4764 331305203 4 0 [wiaservc.dll] USDWrapper::RefreshSettings, Previous PnP identifier of (LG K9): \\?\usb#vid_1004&amp;pid_633e#lmx2103daa620b#{6bdd1fc6-810f-11d0-bec7-08002be2092f}</text:p>
      <text:p text:style-name="P3038">WIA: 4284.4764 331305203 4 0 [wiaservc.dll] USDWrapper::RefreshSettings, New PnP identifier for (LG K9): \\?\usb#vid_1004&amp;pid_633e#lmx2103daa620b#{6bdd1fc6-810f-11d0-bec7-08002be2092f}</text:p>
      <text:p text:style-name="P3039">WIA: 4284.4764 331305203 0 0 [wiaservc.dll] USDWrapper::RefreshSettings, Refreshing USDWrapper settings for (LG K4 (2017))</text:p>
      <text:p text:style-name="P3040">WIA: 4284.4764 331305203 0 0 [wiaservc.dll] USDWrapper::RefreshSettings, Updating the current settings for (LG K4 (2017)) from Registry</text:p>
      <text:p text:style-name="P3041">WIA: 4284.4764 331305219 0 0 [wiaservc.dll] USDWrapper::RefreshSettings, (LG K4 (2017)) is a WIA device (internal type: 0x00000031)</text:p>
      <text:p text:style-name="P3042">WIA: 4284.4764 331305219 8 0 [wiaservc.dll] DeviceInfoSet::GetDeviceStatus, CM_Get_DevNode_Status for device ({EEC5AD98-8080-425f-922A-DABF3DE3F69A}\0014) failed, return code 0x0000000D, DEV_STATE_ACTIVE not set</text:p>
      <text:p text:style-name="P3043">WIA: 4284.4764 331305219 4 0 [wiaservc.dll] USDWrapper::RefreshSettings, Device state for (LG K4 (2017)) remains 0x00000000</text:p>
      <text:p text:style-name="P3044">WIA: 4284.4764 331305219 4 0 [wiaservc.dll] USDWrapper::RefreshSettings, Device state 0x00000001 means 'disabled', 0x00000002 'removed', <text:s/>0x00000004 'active'</text:p>
      <text:p text:style-name="P3045">WIA: 4284.4764 331305219 4 0 [wiaservc.dll] USDWrapper::RefreshSettings, Previous PnP identifier of (LG K4 (2017)): \\?\usb#vid_1004&amp;pid_631c#lgm151f2d50606#{6bdd1fc6-810f-11d0-bec7-08002be2092f}</text:p>
      <text:p text:style-name="P3046">WIA: 4284.4764 331305219 4 0 [wiaservc.dll] USDWrapper::RefreshSettings, New PnP identifier for (LG K4 (2017)): \\?\usb#vid_1004&amp;pid_631c#lgm151f2d50606#{6bdd1fc6-810f-11d0-bec7-08002be2092f}</text:p>
      <text:p text:style-name="P3047">WIA: 4284.4764 331305219 80000000 0 [wiaservc.dll] DeviceListManager::Enumerate, The DeviceListManager is done enumerating devices</text:p>
      <text:p text:style-name="P3048">WIA: 4284.4764 331305219 8 0 [wiaservc.dll] DeviceListManager::DeviceCallback, The device (Apple iPhone) seems to be inactive - its driver will not be loaded</text:p>
      <text:p text:style-name="P3049">WIA: 4284.4764 331305219 8 0 [wiaservc.dll] DeviceListManager::DeviceCallback, The device (Apple iPhone) seems to be inactive - its driver will not be loaded</text:p>
      <text:p text:style-name="P3050">WIA: 4284.4764 331305219 8 0 [wiaservc.dll] DeviceListManager::DeviceCallback, The device (Apple iPhone) seems to be inactive - its driver will not be loaded</text:p>
      <text:p text:style-name="P3051">WIA: 4284.4764 331305219 8 0 [wiaservc.dll] DeviceListManager::DeviceCallback, The device (E:\) seems to be inactive - its driver will not be loaded</text:p>
      <text:p text:style-name="P3052">WIA: 4284.4764 331305219 8 0 [wiaservc.dll] DeviceListManager::DeviceCallback, The device (Apple iPod) seems to be inactive - its driver will not be loaded</text:p>
      <text:p text:style-name="P3053">WIA: 4284.4764 331305219 8 0 [wiaservc.dll] DeviceListManager::DeviceCallback, The device (LG K9) seems to be inactive - its driver will not be loaded</text:p>
      <text:p text:style-name="P3054">WIA: 4284.4764 331305219 8 0 [wiaservc.dll] DeviceListManager::DeviceCallback, The device (LG K4 (2017)) seems to be inactive - its driver will not be loaded</text:p>
      <text:p text:style-name="P3055">WIA: 4284.4764 331305219 2 0 [wiaservc.dll] SCMControlHandler::UpdateServiceStatus, Updating service status. CurrentState=SERVICE_RUNNING, StateCode=4, WaitHint=0</text:p>
      <text:p text:style-name="P3056">WIA: 4284.4764 331305219 0 0 [wiaservc.dll] SCMControlQueue::ControlRequest::~ControlRequest, Control request (control: 13, event type: 7) deleted</text:p>
      <text:p text:style-name="P3057">WIA: 4284.4764 331305219 0 0 [wiaservc.dll] SCMControlHandler::ControlThread, Requests queue empty, control thread entering sleep...</text:p>
      <text:p text:style-name="P3058">WIA: 4284.4288 331305563 0 0 [wiaservc.dll] SCMControlQueue::Push, Adding control request to queue (control: 13, event type: 18)</text:p>
      <text:p text:style-name="P3059">WIA: 4284.4288 331305563 0 0 [wiaservc.dll] SCMControlHandler::ControlFunction, Signaling control thread to resume...</text:p>
      <text:p text:style-name="P3060">WIA: 4284.4288 331305563 0 0 [wiaservc.dll] SCMControlHandler::ControlFunction, Control function (control: 13, event type: 18) returning</text:p>
      <text:p text:style-name="P3061">WIA: 4284.4764 331305563 0 0 [wiaservc.dll] SCMControlHandler::ControlThread, Resuming control thread...</text:p>
      <text:p text:style-name="P3062">WIA: 4284.4764 331305563 0 0 [wiaservc.dll] SCMControlQueue::Pop, Control request (control: 13, event type: 18) detached from queue</text:p>
      <text:p text:style-name="P3063">WIA: 4284.4764 331305563 0 0 [wiaservc.dll] SCMControlHandler::ControlThread, Processing control request (control: 13, event type: 18)...</text:p>
      <text:p text:style-name="P3064">WIA: 4284.4764 331305563 2 0 [wiaservc.dll] Dispatcher::ProcessEvent, System event received: dwControl 13, dwEventType 18, lpEventData: 0x0000000000000000</text:p>
      <text:p text:style-name="P3065">WIA: 4284.4764 331305563 0 0 [wiaservc.dll] DeviceClassEnumeratorHandler::ProcessEvent, Processing system event, control code 13, event type 18..</text:p>
      <text:p text:style-name="P3066">WIA: 4284.4764 331305563 0 0 [wiaservc.dll] DeviceClassEnumeratorHandler::ProcessEvent, Processing system event control code 13, event type 18, completed with with hr 0x00000000</text:p>
      <text:p text:style-name="P3067">WIA: 4284.4764 331305563 2 0 [wiaservc.dll] PowerEventHandler::ProcessEvent, Message from Power Management: PBT_APMRESUMEAUTOMATIC</text:p>
      <text:p text:style-name="P3068">WIA: 4284.4764 331305563 0 0 [wiaservc.dll] SCMControlQueue::ControlRequest::~ControlRequest, Control request (control: 13, event type: 18) deleted</text:p>
      <text:p text:style-name="P3069">WIA: 4284.4764 331305563 0 0 [wiaservc.dll] SCMControlHandler::ControlThread, Requests queue empty, control thread entering sleep...</text:p>
      <text:p text:style-name="P3070">WIA: 4284.4288 331313734 0 0 [wiaservc.dll] SCMControlQueue::Push, SERVICE_CONTROL_DEVICEEVENT (control: 11, event type: 32768): DBT_DEVTYP_DEVICEINTERFACE (5), 208 bytes</text:p>
      <text:p text:style-name="P3071">WIA: 4284.4288 331313734 0 0 [wiaservc.dll] SCMControlQueue::Push, Adding control request to queue (control: 11, event type: 32768)</text:p>
      <text:p text:style-name="P3072">WIA: 4284.4288 331313734 0 0 [wiaservc.dll] SCMControlHandler::ControlFunction, Signaling control thread to resume...</text:p>
      <text:p text:style-name="P3073">WIA: 4284.4764 331313734 0 0 [wiaservc.dll] SCMControlHandler::ControlThread, Resuming control thread...</text:p>
      <text:p text:style-name="P3074">WIA: 4284.4288 331313734 0 0 [wiaservc.dll] SCMControlHandler::ControlFunction, Control function (control: 11, event type: 32768) returning</text:p>
      <text:p text:style-name="P3075">WIA: 4284.4764 331313734 0 0 [wiaservc.dll] SCMControlQueue::Pop, Control request (control: 11, event type: 32768) detached from queue</text:p>
      <text:p text:style-name="P3076">WIA: 4284.4764 331313734 0 0 [wiaservc.dll] SCMControlHandler::ControlThread, Processing control request (control: 11, event type: 32768)...</text:p>
      <text:p text:style-name="P3077">WIA: 4284.4764 331313734 2 0 [wiaservc.dll] Dispatcher::ProcessEvent, System event received: dwControl 11, dwEventType 32768, lpEventData: 0x00000172AB826A90</text:p>
      <text:p text:style-name="P3078">WIA: 4284.4764 331313734 0 0 [wiaservc.dll] DeviceClassEnumeratorHandler::ProcessEvent, Processing system event, control code 11, event type 32768..</text:p>
      <text:p text:style-name="P3079">WIA: 4284.4764 331313734 2 0 [wiaservc.dll] DeviceClassEnumeratorHandler::ProcessEvent, Message from PnP: DBT_DEVICEARRIVAL</text:p>
      <text:p text:style-name="P3080">WIA: 4284.4764 331313734 2 0 [wiaservc.dll] DeviceClassEnumeratorHandler::GetDeviceNameFromDevHdr, Received a DBT_DEVTYP_DEVICEINTERFACE message</text:p>
      <text:p text:style-name="P3081">WIA: 4284.4764 331313734 2 0 [wiaservc.dll] DeviceClassEnumeratorHandler::GetDeviceNameFromDevHdr, Lookup on DEV_BROADCAST_HDR returned a device ID of ({EEC5AD98-8080-425f-922A-DABF3DE3F69A}\0007)</text:p>
      <text:p text:style-name="P3082">WIA: 4284.4764 331313734 2 0 [wiaservc.dll] DeviceClassEnumeratorHandler::ProcessEvent, Processing device arrival for device ({EEC5AD98-8080-425f-922A-DABF3DE3F69A}\0007)..</text:p>
      <text:p text:style-name="P3083">WIA: 4284.4764 331313734 0 0 [wiaservc.dll] USDWrapper::RefreshSettings, Refreshing USDWrapper settings for (Apple iPhone)</text:p>
      <text:p text:style-name="P3084">WIA: 4284.4764 331313734 0 0 [wiaservc.dll] USDWrapper::RefreshSettings, Updating the current settings for (Apple iPhone) from Registry</text:p>
      <text:p text:style-name="P3085">WIA: 4284.4764 331313734 0 0 [wiaservc.dll] USDWrapper::RefreshSettings, (Apple iPhone) is a WIA device (internal type: 0x00000031)</text:p>
      <text:p text:style-name="P3086">WIA: 4284.4764 331313734 8 0 [wiaservc.dll] DeviceInfoSet::GetDeviceStatus, DevNode status for device ({EEC5AD98-8080-425f-922A-DABF3DE3F69A}\0007): 0x0180200A, problem number: 0</text:p>
      <text:p text:style-name="P3087">WIA: 4284.4764 331313734 8 0 [wiaservc.dll] DeviceInfoSet::MapCMStatusToDeviceState, DN_STARTED (0x00000008)</text:p>
      <text:p text:style-name="P3088">WIA: 4284.4764 331313734 4 0 [wiaservc.dll] USDWrapper::RefreshSettings, Device state for (Apple iPhone) updated from 0x00000000 to 0x00000004</text:p>
      <text:p text:style-name="P3089">WIA: 4284.4764 331313734 4 0 [wiaservc.dll] USDWrapper::RefreshSettings, Device state 0x00000001 means 'disabled', 0x00000002 'removed', <text:s/>0x00000004 'active'</text:p>
      <text:p text:style-name="P3090">WIA: 4284.4764 331313734 4 0 [wiaservc.dll] USDWrapper::RefreshSettings, Previous PnP identifier of (Apple iPhone): \\?\usb#vid_05ac&amp;pid_12a8&amp;mi_00#6&amp;2cf63e83&amp;0&amp;0000#{6bdd1fc6-810f-11d0-bec7-08002be2092f}</text:p>
      <text:p text:style-name="P3091">WIA: 4284.4764 331313734 4 0 [wiaservc.dll] USDWrapper::RefreshSettings, New PnP identifier for (Apple iPhone): \\?\usb#vid_05ac&amp;pid_12a8&amp;mi_00#6&amp;2cf63e83&amp;0&amp;0000#{6bdd1fc6-810f-11d0-bec7-08002be2092f}</text:p>
      <text:p text:style-name="P3092">WIA: 4284.4764 331313734 8 0 [wiaservc.dll] DeviceListManager::ProcessDeviceArrival, Device (Apple iPhone) state is currently marked 0x00000004</text:p>
      <text:p text:style-name="P3093">WIA: 4284.4764 331313734 8 0 [wiaservc.dll] DeviceListManager::ProcessDeviceArrival, Device (Apple iPhone) (re)signaled as arrived..</text:p>
      <text:p text:style-name="P3094">WIA: 4284.4764 331313734 8 0 [wiaservc.dll] DeviceListManager::ProcessDeviceArrival, Attempting to (re)load the driver for device (Apple iPhone)..</text:p>
      <text:p text:style-name="P3095">WIA: 4284.4764 331313734 8 0 [wiaservc.dll] DeviceListManager::ProcessDeviceArrival, PnP Id: \\?\usb#vid_05ac&amp;pid_12a8&amp;mi_00#6&amp;2cf63e83&amp;0&amp;0000#{6bdd1fc6-810f-11d0-bec7-08002be2092f}</text:p>
      <text:p text:style-name="P3096">WIA: 4284.4764 331319656 0 0 [wiaservc.dll] USDWrapper::STI_Initialize, (Apple iPhone) completed IStiUSD::Initialize returning hr 0x00000000</text:p>
      <text:p text:style-name="P3097">WIA: 4284.4764 331319656 0 0 [wiaservc.dll] USDWrapper::STI_GetCapabilities, (Apple iPhone) completed IStiUSD::GetCapabilities returning hr 0x00000000</text:p>
      <text:p text:style-name="P3098">WIA: 4284.4764 331319656 0 0 [wiaservc.dll] USDWrapper::StartDeviceNotifications, Driver for (Apple iPhone) reported that it not capable of generating events</text:p>
      <text:p text:style-name="P3099">WIA: 4284.4764 331319656 0 0 [wiaservc.dll] DeviceInfoSet::SetWiaDeviceTypeProperty, DEVPKEY_WIA_DeviceType for device ({EEC5AD98-8080-425f-922A-DABF3DE3F69A}\0007) set to 2</text:p>
      <text:p text:style-name="P3100">WIA: 4284.4764 331319656 4 0 [wiaservc.dll] USDWrapper::LoadDriver, Driver for (Apple iPhone) is currently loaded</text:p>
      <text:p text:style-name="P3101">WIA: 4284.4764 331319656 8 0 [wiaservc.dll] DeviceListManager::ProcessDeviceArrival, Generating CONNECT event for device (Apple iPhone) (Apple iPhone)</text:p>
      <text:p text:style-name="P3102">WIA: 4284.4764 331319656 0 0 [wiaservc.dll] DeviceInfoSet::GetDeviceSession, Locally connected device ({EEC5AD98-8080-425f-922A-DABF3DE3F69A}\0007), no Session ID found</text:p>
      <text:p text:style-name="P3103">WIA: 4284.4764 331319656 0 0 [wiaservc.dll] USDWrapper::WIA_drvNotifyPnpEvent, Power management: disable system initiated sleep to call IWiaMiniDrv::drvNotifyPnPEvent for (Apple iPhone)...</text:p>
      <text:p text:style-name="P3104">WIA: 4284.4764 331319656 0 0 [wiaservc.dll] USDWrapper::WIA_drvNotifyPnpEvent, The WIA service is preparing to call IWiaMiniDrv::drvNotifyPnpEvent from the driver for (Apple iPhone) ...</text:p>
      <text:p text:style-name="P3105">WIA: 4284.4764 331319656 0 0 [wiaservc.dll] USDWrapper::WIA_drvNotifyPnpEvent, The WIA service is calling IWiaMiniDrv::drvNotifyPnpEvent from the driver (Apple iPhone) ...</text:p>
      <text:p text:style-name="P3106">WIA: 4284.4764 331319656 0 0 [wiaservc.dll] USDWrapper::WIA_drvNotifyPnpEvent, (Apple iPhone) completed IWiaMiniDrv::drvNotifyPnpEvent returning hr 0x00000000</text:p>
      <text:p text:style-name="P3107">WIA: 4284.4764 331319656 0 0 [wiaservc.dll] USDWrapper::WIA_drvNotifyPnpEvent, Power management: restore system initiated sleep...</text:p>
      <text:p text:style-name="P3108">WIA: 4284.4764 331319828 0 0 [wiaservc.dll] USDWrapper::WIA_drvGetCapabilities, (Apple iPhone) completed IWiaMiniDrv::drvGetCapabilities on item (0000000000000000) returning hr 0x00000000</text:p>
      <text:p text:style-name="P3109">WIA: 4284.4764 331319828 0 0 [wiaservc.dll] DeviceListManager::ProcessDeviceArrival, WRAPPER_FLAGS_THROW_DISCONNECT set for device (Apple iPhone) (Apple iPhone)</text:p>
      <text:p text:style-name="P3110">WIA: 4284.4764 331319828 4 0 [wiaservc.dll] DeviceInfoSet::RegisterDeviceNotificationW, Registered for PnP notifications on device ({EEC5AD98-8080-425f-922A-DABF3DE3F69A}\0007)</text:p>
      <text:p text:style-name="P3111">WIA: 4284.4764 331319828 0 0 [wiaservc.dll] DeviceClassEnumeratorHandler::ProcessEvent, Processing system event control code 11, event type 32768, completed with with hr 0x00000000</text:p>
      <text:p text:style-name="P3112">WIA: 4284.4764 331319828 0 0 [wiaservc.dll] SCMControlQueue::ControlRequest::~ControlRequest, Control request (control: 11, event type: 32768) deleted</text:p>
      <text:p text:style-name="P3113">WIA: 4284.4764 331319828 0 0 [wiaservc.dll] SCMControlHandler::ControlThread, Requests queue empty, control thread entering sleep...</text:p>
      <text:p text:style-name="P3114">WIA: 4284.4288 335433469 0 0 [wiaservc.dll] SCMControlQueue::Push, SERVICE_CONTROL_DEVICEEVENT (control: 11, event type: 32772): DBT_DEVTYP_HANDLE (6), 56 bytes</text:p>
      <text:p text:style-name="P3115">WIA: 4284.4288 335433484 0 0 [wiaservc.dll] SCMControlQueue::Push, Adding control request to queue (control: 11, event type: 32772)</text:p>
      <text:p text:style-name="P3116">WIA: 4284.4288 335433484 0 0 [wiaservc.dll] SCMControlHandler::ControlFunction, Signaling control thread to resume...</text:p>
      <text:p text:style-name="P3117">WIA: 4284.4288 335433484 0 0 [wiaservc.dll] SCMControlHandler::ControlFunction, Control function (control: 11, event type: 32772) returning</text:p>
      <text:p text:style-name="P3118">WIA: 4284.4764 335433484 0 0 [wiaservc.dll] SCMControlHandler::ControlThread, Resuming control thread...</text:p>
      <text:p text:style-name="P3119">WIA: 4284.4764 335433484 0 0 [wiaservc.dll] SCMControlQueue::Pop, Control request (control: 11, event type: 32772) detached from queue</text:p>
      <text:p text:style-name="P3120">WIA: 4284.4764 335433484 0 0 [wiaservc.dll] SCMControlHandler::ControlThread, Processing control request (control: 11, event type: 32772)...</text:p>
      <text:p text:style-name="P3121">WIA: 4284.4764 335433484 2 0 [wiaservc.dll] Dispatcher::ProcessEvent, System event received: dwControl 11, dwEventType 32772, lpEventData: 0x00000172AB811FA0</text:p>
      <text:p text:style-name="P3122">WIA: 4284.4764 335433484 0 0 [wiaservc.dll] DeviceClassEnumeratorHandler::ProcessEvent, Processing system event, control code 11, event type 32772..</text:p>
      <text:p text:style-name="P3123">WIA: 4284.4288 335433484 0 0 [wiaservc.dll] SCMControlQueue::Push, SERVICE_CONTROL_DEVICEEVENT (control: 11, event type: 32772): DBT_DEVTYP_DEVICEINTERFACE (5), 208 bytes</text:p>
      <text:p text:style-name="P3124">WIA: 4284.4764 335433484 2 0 [wiaservc.dll] DeviceClassEnumeratorHandler::ProcessEvent, Message from PnP: DBT_DEVICEREMOVECOMPLETE</text:p>
      <text:p text:style-name="P3125">WIA: 4284.4288 335433484 0 0 [wiaservc.dll] SCMControlQueue::Push, Adding control request to queue (control: 11, event type: 32772)</text:p>
      <text:p text:style-name="P3126">WIA: 4284.4288 335433484 0 0 [wiaservc.dll] SCMControlHandler::ControlFunction, Signaling control thread to resume...</text:p>
      <text:p text:style-name="P3127">WIA: 4284.4288 335433484 0 0 [wiaservc.dll] SCMControlHandler::ControlFunction, Control function (control: 11, event type: 32772) returning</text:p>
      <text:p text:style-name="P3128">WIA: 4284.4764 335433484 2 0 [wiaservc.dll] DeviceClassEnumeratorHandler::GetDeviceNameFromDevHdr, Received a DBT_DEVTYP_HANDLE message</text:p>
      <text:p text:style-name="P3129">WIA: 4284.4764 335433484 2 0 [wiaservc.dll] DeviceClassEnumeratorHandler::GetDeviceNameFromDevHdr, Lookup on DEV_BROADCAST_HDR returned a device ID of ({EEC5AD98-8080-425f-922A-DABF3DE3F69A}\0007)</text:p>
      <text:p text:style-name="P3130">WIA: 4284.4764 335433484 2 0 [wiaservc.dll] DeviceClassEnumeratorHandler::ProcessEvent, Processing device removal for device ({EEC5AD98-8080-425f-922A-DABF3DE3F69A}\0007)..</text:p>
      <text:p text:style-name="P3131">WIA: 4284.4764 335433484 8 0 [wiaservc.dll] DeviceListManager::ProcessDeviceRemoval, Processing removal for device (Apple iPhone)..</text:p>
      <text:p text:style-name="P3132">WIA: 4284.4764 335433484 8 0 [wiaservc.dll] DeviceListManager::ProcessDeviceRemoval, Device (Apple iPhone) is marked inactive</text:p>
      <text:p text:style-name="P3133">WIA: 4284.4764 335433484 8 0 [wiaservc.dll] DeviceListManager::ProcessDeviceRemoval, Generating DISCONNECT event for (Apple iPhone)</text:p>
      <text:p text:style-name="P3134">WIA: 4284.4764 335433484 0 0 [wiaservc.dll] DeviceInfoSet::GetDeviceSession, Locally connected device ({EEC5AD98-8080-425f-922A-DABF3DE3F69A}\0007), no Session ID found</text:p>
      <text:p text:style-name="P3135">WIA: 4284.4764 335433484 0 0 [wiaservc.dll] USDWrapper::WIA_drvNotifyPnpEvent, Power management: disable system initiated sleep to call IWiaMiniDrv::drvNotifyPnPEvent for (Apple iPhone)...</text:p>
      <text:p text:style-name="P3136">WIA: 4284.4764 335433484 0 0 [wiaservc.dll] USDWrapper::WIA_drvNotifyPnpEvent, The WIA service is preparing to call IWiaMiniDrv::drvNotifyPnpEvent from the driver for (Apple iPhone) ...</text:p>
      <text:p text:style-name="P3137">WIA: 4284.4764 335433484 0 0 [wiaservc.dll] USDWrapper::WIA_drvNotifyPnpEvent, The WIA service is calling IWiaMiniDrv::drvNotifyPnpEvent from the driver (Apple iPhone) ...</text:p>
      <text:p text:style-name="P3138">WIA: 4284.4764 335433484 0 0 [wiaservc.dll] USDWrapper::WIA_drvNotifyPnpEvent, (Apple iPhone) completed IWiaMiniDrv::drvNotifyPnpEvent returning hr 0x00000000</text:p>
      <text:p text:style-name="P3139">WIA: 4284.4764 335433484 0 0 [wiaservc.dll] USDWrapper::WIA_drvNotifyPnpEvent, Power management: restore system initiated sleep...</text:p>
      <text:p text:style-name="P3140">WIA: 4284.4764 335433484 0 0 [wiaservc.dll] CEventNotifier::NotifySTIEvent, hr indicates FAILURE (expected for Disconnect), but event is Connect/Disconnect</text:p>
      <text:p text:style-name="P3141">WIA: 4284.4764 335433484 4 0 [wiaservc.dll] DeviceInfoSet::UnregisterDeviceNotification, Unregistering for PnP notifications on device ({EEC5AD98-8080-425f-922A-DABF3DE3F69A}\0007).</text:p>
      <text:p text:style-name="P3142">WIA: 4284.4764 335433484 0 0 [wiaservc.dll] USDWrapper::UnloadDriver, The WIA service is preparing to unload the driver for (Apple iPhone)</text:p>
      <text:p text:style-name="P3143">WIA: 4284.4764 335433484 4 0 [wiaservc.dll] USDWrapper::UnloadDriver, Driver for (Apple iPhone) is now unloaded</text:p>
      <text:p text:style-name="P3144">WIA: 4284.4764 335433484 80000000 0 [wiaservc.dll] WiaService::CheckForActivityAndShutdown, Not shutting down service because 7 devices are installed</text:p>
      <text:p text:style-name="P3145">WIA: 4284.4764 335433484 0 0 [wiaservc.dll] DeviceClassEnumeratorHandler::ProcessEvent, Processing system event control code 11, event type 32772, completed with with hr 0x00000000</text:p>
      <text:p text:style-name="P3146">WIA: 4284.4764 335433484 0 0 [wiaservc.dll] SCMControlQueue::ControlRequest::~ControlRequest, Control request (control: 11, event type: 32772) deleted</text:p>
      <text:p text:style-name="P3147">WIA: 4284.4764 335433484 0 0 [wiaservc.dll] SCMControlQueue::Pop, Control request (control: 11, event type: 32772) detached from queue</text:p>
      <text:p text:style-name="P3148">WIA: 4284.4764 335433484 0 0 [wiaservc.dll] SCMControlHandler::ControlThread, Processing control request (control: 11, event type: 32772)...</text:p>
      <text:p text:style-name="P3149">WIA: 4284.4764 335433484 2 0 [wiaservc.dll] Dispatcher::ProcessEvent, System event received: dwControl 11, dwEventType 32772, lpEventData: 0x00000172AB826040</text:p>
      <text:p text:style-name="P3150">WIA: 4284.4764 335433484 0 0 [wiaservc.dll] DeviceClassEnumeratorHandler::ProcessEvent, Processing system event, control code 11, event type 32772..</text:p>
      <text:p text:style-name="P3151">WIA: 4284.4764 335433484 2 0 [wiaservc.dll] DeviceClassEnumeratorHandler::ProcessEvent, Message from PnP: DBT_DEVICEREMOVECOMPLETE</text:p>
      <text:p text:style-name="P3152">WIA: 4284.4764 335433484 2 0 [wiaservc.dll] DeviceClassEnumeratorHandler::GetDeviceNameFromDevHdr, Received a DBT_DEVTYP_DEVICEINTERFACE message</text:p>
      <text:p text:style-name="P3153">WIA: 4284.4764 335433484 2 0 [wiaservc.dll] DeviceClassEnumeratorHandler::GetDeviceNameFromDevHdr, Lookup on DEV_BROADCAST_HDR returned a device ID of ({EEC5AD98-8080-425f-922A-DABF3DE3F69A}\0007)</text:p>
      <text:p text:style-name="P3154">WIA: 4284.4764 335433484 2 0 [wiaservc.dll] DeviceClassEnumeratorHandler::ProcessEvent, Processing device removal for device ({EEC5AD98-8080-425f-922A-DABF3DE3F69A}\0007)..</text:p>
      <text:p text:style-name="P3155">WIA: 4284.4764 335433484 8 0 [wiaservc.dll] DeviceListManager::ProcessDeviceRemoval, Processing removal for device (Apple iPhone)..</text:p>
      <text:p text:style-name="P3156">WIA: 4284.4764 335433484 8 0 [wiaservc.dll] DeviceListManager::ProcessDeviceRemoval, Device (Apple iPhone) is marked inactive</text:p>
      <text:p text:style-name="P3157">WIA: 4284.4764 335433484 8 0 [wiaservc.dll] DeviceListManager::ProcessDeviceRemoval, We are not generating a DISCONNECT event for device (Apple iPhone), because it has already been done</text:p>
      <text:p text:style-name="P3158">WIA: 4284.4764 335433484 80000000 0 [wiaservc.dll] WiaService::CheckForActivityAndShutdown, Not shutting down service because 7 devices are installed</text:p>
      <text:p text:style-name="P3159">WIA: 4284.4764 335433484 0 0 [wiaservc.dll] DeviceClassEnumeratorHandler::ProcessEvent, Processing system event control code 11, event type 32772, completed with with hr 0x00000000</text:p>
      <text:p text:style-name="P3160">WIA: 4284.4764 335433484 0 0 [wiaservc.dll] SCMControlQueue::ControlRequest::~ControlRequest, Control request (control: 11, event type: 32772) deleted</text:p>
      <text:p text:style-name="P3161">WIA: 4284.4764 335433484 0 0 [wiaservc.dll] SCMControlHandler::ControlThread, Requests queue empty, control thread entering sleep...</text:p>
      <text:p text:style-name="P3162">WIA: 4284.4764 335433484 0 0 [wiaservc.dll] SCMControlHandler::ControlThread, Resuming control thread...</text:p>
      <text:p text:style-name="P3163">WIA: 4284.4764 335433484 0 0 [wiaservc.dll] SCMControlHandler::ControlThread, Requests queue empty, control thread entering sleep...</text:p>
      <text:p text:style-name="P3164">WIA: 4284.4288 335474938 0 0 [wiaservc.dll] SCMControlQueue::Push, Adding control request to queue (control: 13, event type: 4)</text:p>
      <text:p text:style-name="P3165">WIA: 4284.4288 335474938 0 0 [wiaservc.dll] SCMControlHandler::ControlFunction, Signaling control thread to resume...</text:p>
      <text:p text:style-name="P3166">WIA: 4284.4288 335474938 0 0 [wiaservc.dll] SCMControlHandler::ControlFunction, Control function (control: 13, event type: 4) returning</text:p>
      <text:p text:style-name="P3167">WIA: 4284.4764 335474938 0 0 [wiaservc.dll] SCMControlHandler::ControlThread, Resuming control thread...</text:p>
      <text:p text:style-name="P3168">WIA: 4284.4764 335474938 0 0 [wiaservc.dll] SCMControlQueue::Pop, Control request (control: 13, event type: 4) detached from queue</text:p>
      <text:p text:style-name="P3169">WIA: 4284.4764 335474938 0 0 [wiaservc.dll] SCMControlHandler::ControlThread, Processing control request (control: 13, event type: 4)...</text:p>
      <text:p text:style-name="P3170">WIA: 4284.4764 335474938 2 0 [wiaservc.dll] Dispatcher::ProcessEvent, System event received: dwControl 13, dwEventType 4, lpEventData: 0x0000000000000000</text:p>
      <text:p text:style-name="P3171">WIA: 4284.4764 335474938 0 0 [wiaservc.dll] DeviceClassEnumeratorHandler::ProcessEvent, Processing system event, control code 13, event type 4..</text:p>
      <text:p text:style-name="P3172">WIA: 4284.4764 335474938 0 0 [wiaservc.dll] DeviceClassEnumeratorHandler::ProcessEvent, Processing system event control code 13, event type 4, completed with with hr 0x00000000</text:p>
      <text:p text:style-name="P3173">WIA: 4284.4764 335474938 2 0 [wiaservc.dll] PowerEventHandler::ProcessEvent, Message from Power Management: PBT_APMSUSPEND</text:p>
      <text:p text:style-name="P3174">WIA: 4284.4764 335474938 2 0 [wiaservc.dll] SCMControlHandler::UpdateServiceStatus, Updating service status. CurrentState=SERVICE_PAUSED, StateCode=7, WaitHint=0</text:p>
      <text:p text:style-name="P3175">WIA: 4284.4764 335474938 80000000 0 [wiaservc.dll] ShutdownWSDChallenge, Shutting down WSD Challenge: Unload DLL 0</text:p>
      <text:p text:style-name="P3176">WIA: 4284.4764 335474938 0 0 [wiaservc.dll] SCMControlQueue::ControlRequest::~ControlRequest, Control request (control: 13, event type: 4) deleted</text:p>
      <text:p text:style-name="P3177">WIA: 4284.4764 335474938 0 0 [wiaservc.dll] SCMControlHandler::ControlThread, Requests queue empty, control thread entering sleep...</text:p>
      <text:p text:style-name="P3178">WIA: 4284.4288 336026406 0 0 [wiaservc.dll] SCMControlQueue::Push, Adding control request to queue (control: 13, event type: 18)</text:p>
      <text:p text:style-name="P3179">WIA: 4284.4288 336026406 0 0 [wiaservc.dll] SCMControlHandler::ControlFunction, Signaling control thread to resume...</text:p>
      <text:p text:style-name="P3180">WIA: 4284.4288 336026406 0 0 [wiaservc.dll] SCMControlHandler::ControlFunction, Control function (control: 13, event type: 18) returning</text:p>
      <text:p text:style-name="P3181">WIA: 4284.4764 336026406 0 0 [wiaservc.dll] SCMControlHandler::ControlThread, Resuming control thread...</text:p>
      <text:p text:style-name="P3182">WIA: 4284.4764 336026406 0 0 [wiaservc.dll] SCMControlQueue::Pop, Control request (control: 13, event type: 18) detached from queue</text:p>
      <text:p text:style-name="P3183">WIA: 4284.4764 336026406 0 0 [wiaservc.dll] SCMControlHandler::ControlThread, Processing control request (control: 13, event type: 18)...</text:p>
      <text:p text:style-name="P3184">WIA: 4284.4764 336026406 2 0 [wiaservc.dll] Dispatcher::ProcessEvent, System event received: dwControl 13, dwEventType 18, lpEventData: 0x0000000000000000</text:p>
      <text:p text:style-name="P3185">WIA: 4284.4764 336026406 0 0 [wiaservc.dll] DeviceClassEnumeratorHandler::ProcessEvent, Processing system event, control code 13, event type 18..</text:p>
      <text:p text:style-name="P3186">WIA: 4284.4764 336026406 0 0 [wiaservc.dll] DeviceClassEnumeratorHandler::ProcessEvent, Processing system event control code 13, event type 18, completed with with hr 0x00000000</text:p>
      <text:p text:style-name="P3187">WIA: 4284.4764 336026406 2 0 [wiaservc.dll] PowerEventHandler::ProcessEvent, Message from Power Management: PBT_APMRESUMEAUTOMATIC</text:p>
      <text:p text:style-name="P3188">WIA: 4284.4764 336026406 0 0 [wiaservc.dll] SCMControlQueue::ControlRequest::~ControlRequest, Control request (control: 13, event type: 18) deleted</text:p>
      <text:p text:style-name="P3189">WIA: 4284.4764 336026406 0 0 [wiaservc.dll] SCMControlHandler::ControlThread, Requests queue empty, control thread entering sleep...</text:p>
      <text:p text:style-name="P3190">WIA: 4284.4288 336026422 0 0 [wiaservc.dll] SCMControlQueue::Push, Adding control request to queue (control: 13, event type: 7)</text:p>
      <text:p text:style-name="P3191">WIA: 4284.4288 336026422 0 0 [wiaservc.dll] SCMControlHandler::ControlFunction, Signaling control thread to resume...</text:p>
      <text:p text:style-name="P3192">WIA: 4284.4288 336026422 0 0 [wiaservc.dll] SCMControlHandler::ControlFunction, Control function (control: 13, event type: 7) returning</text:p>
      <text:p text:style-name="P3193">WIA: 4284.4764 336026422 0 0 [wiaservc.dll] SCMControlHandler::ControlThread, Resuming control thread...</text:p>
      <text:p text:style-name="P3194">WIA: 4284.4764 336026422 0 0 [wiaservc.dll] SCMControlQueue::Pop, Control request (control: 13, event type: 7) detached from queue</text:p>
      <text:p text:style-name="P3195">WIA: 4284.4764 336026422 0 0 [wiaservc.dll] SCMControlHandler::ControlThread, Processing control request (control: 13, event type: 7)...</text:p>
      <text:p text:style-name="P3196">WIA: 4284.4764 336026422 2 0 [wiaservc.dll] Dispatcher::ProcessEvent, System event received: dwControl 13, dwEventType 7, lpEventData: 0x0000000000000000</text:p>
      <text:p text:style-name="P3197">WIA: 4284.4764 336026422 0 0 [wiaservc.dll] DeviceClassEnumeratorHandler::ProcessEvent, Processing system event, control code 13, event type 7..</text:p>
      <text:p text:style-name="P3198">WIA: 4284.4764 336026422 0 0 [wiaservc.dll] DeviceClassEnumeratorHandler::ProcessEvent, Processing system event control code 13, event type 7, completed with with hr 0x00000000</text:p>
      <text:p text:style-name="P3199">WIA: 4284.4764 336026422 2 0 [wiaservc.dll] PowerEventHandler::ProcessEvent, Message from Power Management: PBT_APMRESUMESUSPEND</text:p>
      <text:p text:style-name="P3200">WIA: 4284.4764 336026422 0 0 [wiaservc.dll] DeviceListManager::InitializeWSDChallenge, WSD Challenge successfully initiated (thread: 10444)</text:p>
      <text:p text:style-name="P3201">WIA: 4284.4764 336026422 8 0 [wiaservc.dll] RegistryDeviceEnumerator::Refresh, An error occured in RegistryDeviceEnumerator when enumerating the subkeys for (SYSTEM\CurrentControlSet\Control\StillImage\FakeDevices)</text:p>
      <text:p text:style-name="P3202">WIA: 4284.10444 336026422 80000000 0 [wiaservc.dll] InitializeWSDChallenge, Intializing WSD Challenge for {6BDD1FC6-810F-11D0-BEC7-08002BE2092F}..</text:p>
      <text:p text:style-name="P3203">WIA: 4284.10444 336026422 80000000 0 [wiaservc.dll] InitializeWSDChallenge, Intialize WSD Challenge...</text:p>
      <text:p text:style-name="P3204">WIA: 4284.4764 336026422 8 0 [wiaservc.dll] DeviceInfoSet::AddDevNodeDevices, The Device Info Set skipped devnode index 4, because its "Subclass" value is not of a compatible correct type.</text:p>
      <text:p text:style-name="P3205">WIA: 4284.4764 336026422 0 0 [wiaservc.dll] USDWrapper::RefreshSettings, Refreshing USDWrapper settings for (Apple iPhone)</text:p>
      <text:p text:style-name="P3206">WIA: 4284.4764 336026422 0 0 [wiaservc.dll] USDWrapper::RefreshSettings, Updating the current settings for (Apple iPhone) from Registry</text:p>
      <text:p text:style-name="P3207">WIA: 4284.4764 336026422 0 0 [wiaservc.dll] USDWrapper::RefreshSettings, (Apple iPhone) is a WIA device (internal type: 0x00000031)</text:p>
      <text:p text:style-name="P3208">WIA: 4284.4764 336026422 8 0 [wiaservc.dll] DeviceInfoSet::GetDeviceStatus, CM_Get_DevNode_Status for device ({EEC5AD98-8080-425f-922A-DABF3DE3F69A}\0000) failed, return code 0x0000000D, DEV_STATE_ACTIVE not set</text:p>
      <text:p text:style-name="P3209">WIA: 4284.4764 336026422 4 0 [wiaservc.dll] USDWrapper::RefreshSettings, Device state for (Apple iPhone) remains 0x00000000</text:p>
      <text:p text:style-name="P3210">WIA: 4284.4764 336026422 4 0 [wiaservc.dll] USDWrapper::RefreshSettings, Device state 0x00000001 means 'disabled', 0x00000002 'removed', <text:s/>0x00000004 'active'</text:p>
      <text:p text:style-name="P3211">WIA: 4284.4764 336026422 4 0 [wiaservc.dll] USDWrapper::RefreshSettings, Previous PnP identifier of (Apple iPhone): \\?\usb#vid_05ac&amp;pid_12a8&amp;mi_00#6&amp;3a59852d&amp;0&amp;0000#{6bdd1fc6-810f-11d0-bec7-08002be2092f}</text:p>
      <text:p text:style-name="P3212">WIA: 4284.4764 336026422 4 0 [wiaservc.dll] USDWrapper::RefreshSettings, New PnP identifier for (Apple iPhone): \\?\usb#vid_05ac&amp;pid_12a8&amp;mi_00#6&amp;3a59852d&amp;0&amp;0000#{6bdd1fc6-810f-11d0-bec7-08002be2092f}</text:p>
      <text:p text:style-name="P3213">WIA: 4284.4764 336026422 0 0 [wiaservc.dll] USDWrapper::RefreshSettings, Refreshing USDWrapper settings for (Apple iPhone)</text:p>
      <text:p text:style-name="P3214">WIA: 4284.4764 336026422 0 0 [wiaservc.dll] USDWrapper::RefreshSettings, Updating the current settings for (Apple iPhone) from Registry</text:p>
      <text:p text:style-name="P3215">WIA: 4284.4764 336026422 0 0 [wiaservc.dll] USDWrapper::RefreshSettings, (Apple iPhone) is a WIA device (internal type: 0x00000031)</text:p>
      <text:p text:style-name="P3216">WIA: 4284.4764 336026422 8 0 [wiaservc.dll] DeviceInfoSet::GetDeviceStatus, CM_Get_DevNode_Status for device ({EEC5AD98-8080-425f-922A-DABF3DE3F69A}\0004) failed, return code 0x0000000D, DEV_STATE_ACTIVE not set</text:p>
      <text:p text:style-name="P3217">WIA: 4284.4764 336026422 4 0 [wiaservc.dll] USDWrapper::RefreshSettings, Device state for (Apple iPhone) remains 0x00000000</text:p>
      <text:p text:style-name="P3218">WIA: 4284.4764 336026422 4 0 [wiaservc.dll] USDWrapper::RefreshSettings, Device state 0x00000001 means 'disabled', 0x00000002 'removed', <text:s/>0x00000004 'active'</text:p>
      <text:p text:style-name="P3219">WIA: 4284.4764 336026422 4 0 [wiaservc.dll] USDWrapper::RefreshSettings, Previous PnP identifier of (Apple iPhone): \\?\usb#vid_05ac&amp;pid_12a8&amp;mi_00#6&amp;18e6aee5&amp;0&amp;0000#{6bdd1fc6-810f-11d0-bec7-08002be2092f}</text:p>
      <text:p text:style-name="P3220">WIA: 4284.4764 336026422 4 0 [wiaservc.dll] USDWrapper::RefreshSettings, New PnP identifier for (Apple iPhone): \\?\usb#vid_05ac&amp;pid_12a8&amp;mi_00#6&amp;18e6aee5&amp;0&amp;0000#{6bdd1fc6-810f-11d0-bec7-08002be2092f}</text:p>
      <text:p text:style-name="P3221">WIA: 4284.4764 336026422 0 0 [wiaservc.dll] USDWrapper::RefreshSettings, Refreshing USDWrapper settings for (Apple iPhone)</text:p>
      <text:p text:style-name="P3222">WIA: 4284.4764 336026422 0 0 [wiaservc.dll] USDWrapper::RefreshSettings, Updating the current settings for (Apple iPhone) from Registry</text:p>
      <text:p text:style-name="P3223">WIA: 4284.4764 336026422 0 0 [wiaservc.dll] USDWrapper::RefreshSettings, (Apple iPhone) is a WIA device (internal type: 0x00000031)</text:p>
      <text:p text:style-name="P3224">WIA: 4284.4764 336026422 8 0 [wiaservc.dll] DeviceInfoSet::GetDeviceStatus, CM_Get_DevNode_Status for device ({EEC5AD98-8080-425f-922A-DABF3DE3F69A}\0007) failed, return code 0x0000000D, DEV_STATE_ACTIVE not set</text:p>
      <text:p text:style-name="P3225">WIA: 4284.4764 336026422 4 0 [wiaservc.dll] USDWrapper::RefreshSettings, Device state for (Apple iPhone) remains 0x00000000</text:p>
      <text:p text:style-name="P3226">WIA: 4284.4764 336026422 4 0 [wiaservc.dll] USDWrapper::RefreshSettings, Device state 0x00000001 means 'disabled', 0x00000002 'removed', <text:s/>0x00000004 'active'</text:p>
      <text:p text:style-name="P3227">WIA: 4284.4764 336026422 4 0 [wiaservc.dll] USDWrapper::RefreshSettings, Previous PnP identifier of (Apple iPhone): \\?\usb#vid_05ac&amp;pid_12a8&amp;mi_00#6&amp;2cf63e83&amp;0&amp;0000#{6bdd1fc6-810f-11d0-bec7-08002be2092f}</text:p>
      <text:p text:style-name="P3228">WIA: 4284.4764 336026422 4 0 [wiaservc.dll] USDWrapper::RefreshSettings, New PnP identifier for (Apple iPhone): \\?\usb#vid_05ac&amp;pid_12a8&amp;mi_00#6&amp;2cf63e83&amp;0&amp;0000#{6bdd1fc6-810f-11d0-bec7-08002be2092f}</text:p>
      <text:p text:style-name="P3229">WIA: 4284.4764 336026422 0 0 [wiaservc.dll] USDWrapper::RefreshSettings, Refreshing USDWrapper settings for (E:\)</text:p>
      <text:p text:style-name="P3230">WIA: 4284.4764 336026422 0 0 [wiaservc.dll] USDWrapper::RefreshSettings, Updating the current settings for (E:\) from Registry</text:p>
      <text:p text:style-name="P3231">WIA: 4284.4764 336026422 0 0 [wiaservc.dll] USDWrapper::RefreshSettings, (E:\) is a WIA device (internal type: 0x00000031)</text:p>
      <text:p text:style-name="P3232">WIA: 4284.4764 336026422 8 0 [wiaservc.dll] DeviceInfoSet::GetDeviceStatus, CM_Get_DevNode_Status for device ({EEC5AD98-8080-425f-922A-DABF3DE3F69A}\0017) failed, return code 0x0000000D, DEV_STATE_ACTIVE not set</text:p>
      <text:p text:style-name="P3233">WIA: 4284.4764 336026422 4 0 [wiaservc.dll] USDWrapper::RefreshSettings, Device state for (E:\) remains 0x00000000</text:p>
      <text:p text:style-name="P3234">WIA: 4284.4764 336026422 4 0 [wiaservc.dll] USDWrapper::RefreshSettings, Device state 0x00000001 means 'disabled', 0x00000002 'removed', <text:s/>0x00000004 'active'</text:p>
      <text:p text:style-name="P3235">WIA: 4284.4764 336026422 4 0 [wiaservc.dll] USDWrapper::RefreshSettings, Previous PnP identifier of (E:\): \\?\swd#wpdbusenum#_??_pcistor#disk&amp;ven_rsper&amp;prod_rts5208lun0&amp;rev_1.00#0000#{53f56307-b6bf-11d0-94f2-00a0c91efb8b}#{6bdd1fc6-810f-11d0-bec7-08002be2092f}</text:p>
      <text:p text:style-name="P3236">WIA: 4284.4764 336026422 4 0 [wiaservc.dll] USDWrapper::RefreshSettings, New PnP identifier for (E:\): \\?\swd#wpdbusenum#_??_pcistor#disk&amp;ven_rsper&amp;prod_rts5208lun0&amp;rev_1.00#0000#{53f56307-b6bf-11d0-94f2-00a0c91efb8b}#{6bdd1fc6-810f-11d0-bec7-08002be2092f}</text:p>
      <text:p text:style-name="P3237">WIA: 4284.4764 336026422 0 0 [wiaservc.dll] USDWrapper::RefreshSettings, Refreshing USDWrapper settings for (Apple iPod)</text:p>
      <text:p text:style-name="P3238">WIA: 4284.4764 336026422 0 0 [wiaservc.dll] USDWrapper::RefreshSettings, Updating the current settings for (Apple iPod) from Registry</text:p>
      <text:p text:style-name="P3239">WIA: 4284.4764 336026422 0 0 [wiaservc.dll] USDWrapper::RefreshSettings, (Apple iPod) is a WIA device (internal type: 0x00000031)</text:p>
      <text:p text:style-name="P3240">WIA: 4284.4764 336026422 8 0 [wiaservc.dll] DeviceInfoSet::GetDeviceStatus, CM_Get_DevNode_Status for device ({EEC5AD98-8080-425f-922A-DABF3DE3F69A}\0003) failed, return code 0x0000000D, DEV_STATE_ACTIVE not set</text:p>
      <text:p text:style-name="P3241">WIA: 4284.4764 336026422 4 0 [wiaservc.dll] USDWrapper::RefreshSettings, Device state for (Apple iPod) remains 0x00000000</text:p>
      <text:p text:style-name="P3242">WIA: 4284.4764 336026422 4 0 [wiaservc.dll] USDWrapper::RefreshSettings, Device state 0x00000001 means 'disabled', 0x00000002 'removed', <text:s/>0x00000004 'active'</text:p>
      <text:p text:style-name="P3243">WIA: 4284.4764 336026422 4 0 [wiaservc.dll] USDWrapper::RefreshSettings, Previous PnP identifier of (Apple iPod): \\?\usb#vid_05ac&amp;pid_12aa&amp;mi_00#6&amp;3753cc17&amp;0&amp;0000#{6bdd1fc6-810f-11d0-bec7-08002be2092f}</text:p>
      <text:p text:style-name="P3244">WIA: 4284.4764 336026422 4 0 [wiaservc.dll] USDWrapper::RefreshSettings, New PnP identifier for (Apple iPod): \\?\usb#vid_05ac&amp;pid_12aa&amp;mi_00#6&amp;3753cc17&amp;0&amp;0000#{6bdd1fc6-810f-11d0-bec7-08002be2092f}</text:p>
      <text:p text:style-name="P3245">WIA: 4284.4764 336026422 0 0 [wiaservc.dll] USDWrapper::RefreshSettings, Refreshing USDWrapper settings for (LG K9)</text:p>
      <text:p text:style-name="P3246">WIA: 4284.4764 336026422 0 0 [wiaservc.dll] USDWrapper::RefreshSettings, Updating the current settings for (LG K9) from Registry</text:p>
      <text:p text:style-name="P3247">WIA: 4284.4764 336026422 0 0 [wiaservc.dll] USDWrapper::RefreshSettings, (LG K9) is a WIA device (internal type: 0x00000031)</text:p>
      <text:p text:style-name="P3248">WIA: 4284.4764 336026422 8 0 [wiaservc.dll] DeviceInfoSet::GetDeviceStatus, CM_Get_DevNode_Status for device ({EEC5AD98-8080-425f-922A-DABF3DE3F69A}\0012) failed, return code 0x0000000D, DEV_STATE_ACTIVE not set</text:p>
      <text:p text:style-name="P3249">WIA: 4284.4764 336026422 4 0 [wiaservc.dll] USDWrapper::RefreshSettings, Device state for (LG K9) remains 0x00000000</text:p>
      <text:p text:style-name="P3250">WIA: 4284.4764 336026422 4 0 [wiaservc.dll] USDWrapper::RefreshSettings, Device state 0x00000001 means 'disabled', 0x00000002 'removed', <text:s/>0x00000004 'active'</text:p>
      <text:p text:style-name="P3251">WIA: 4284.4764 336026422 4 0 [wiaservc.dll] USDWrapper::RefreshSettings, Previous PnP identifier of (LG K9): \\?\usb#vid_1004&amp;pid_633e#lmx2103daa620b#{6bdd1fc6-810f-11d0-bec7-08002be2092f}</text:p>
      <text:p text:style-name="P3252">WIA: 4284.4764 336026422 4 0 [wiaservc.dll] USDWrapper::RefreshSettings, New PnP identifier for (LG K9): \\?\usb#vid_1004&amp;pid_633e#lmx2103daa620b#{6bdd1fc6-810f-11d0-bec7-08002be2092f}</text:p>
      <text:p text:style-name="P3253">WIA: 4284.4764 336026422 0 0 [wiaservc.dll] USDWrapper::RefreshSettings, Refreshing USDWrapper settings for (LG K4 (2017))</text:p>
      <text:p text:style-name="P3254">WIA: 4284.4764 336026422 0 0 [wiaservc.dll] USDWrapper::RefreshSettings, Updating the current settings for (LG K4 (2017)) from Registry</text:p>
      <text:p text:style-name="P3255">WIA: 4284.4764 336026422 0 0 [wiaservc.dll] USDWrapper::RefreshSettings, (LG K4 (2017)) is a WIA device (internal type: 0x00000031)</text:p>
      <text:p text:style-name="P3256">WIA: 4284.4764 336026422 8 0 [wiaservc.dll] DeviceInfoSet::GetDeviceStatus, CM_Get_DevNode_Status for device ({EEC5AD98-8080-425f-922A-DABF3DE3F69A}\0014) failed, return code 0x0000000D, DEV_STATE_ACTIVE not set</text:p>
      <text:p text:style-name="P3257">WIA: 4284.4764 336026422 4 0 [wiaservc.dll] USDWrapper::RefreshSettings, Device state for (LG K4 (2017)) remains 0x00000000</text:p>
      <text:p text:style-name="P3258">WIA: 4284.4764 336026422 4 0 [wiaservc.dll] USDWrapper::RefreshSettings, Device state 0x00000001 means 'disabled', 0x00000002 'removed', <text:s/>0x00000004 'active'</text:p>
      <text:p text:style-name="P3259">WIA: 4284.4764 336026422 4 0 [wiaservc.dll] USDWrapper::RefreshSettings, Previous PnP identifier of (LG K4 (2017)): \\?\usb#vid_1004&amp;pid_631c#lgm151f2d50606#{6bdd1fc6-810f-11d0-bec7-08002be2092f}</text:p>
      <text:p text:style-name="P3260">WIA: 4284.4764 336026422 4 0 [wiaservc.dll] USDWrapper::RefreshSettings, New PnP identifier for (LG K4 (2017)): \\?\usb#vid_1004&amp;pid_631c#lgm151f2d50606#{6bdd1fc6-810f-11d0-bec7-08002be2092f}</text:p>
      <text:p text:style-name="P3261">WIA: 4284.4764 336026422 80000000 0 [wiaservc.dll] DeviceListManager::Enumerate, The DeviceListManager is done enumerating devices</text:p>
      <text:p text:style-name="P3262">WIA: 4284.4764 336026422 8 0 [wiaservc.dll] DeviceListManager::DeviceCallback, The device (Apple iPhone) seems to be inactive - its driver will not be loaded</text:p>
      <text:p text:style-name="P3263">WIA: 4284.4764 336026422 8 0 [wiaservc.dll] DeviceListManager::DeviceCallback, The device (Apple iPhone) seems to be inactive - its driver will not be loaded</text:p>
      <text:p text:style-name="P3264">WIA: 4284.4764 336026422 8 0 [wiaservc.dll] DeviceListManager::DeviceCallback, The device (Apple iPhone) seems to be inactive - its driver will not be loaded</text:p>
      <text:p text:style-name="P3265">WIA: 4284.4764 336026422 8 0 [wiaservc.dll] DeviceListManager::DeviceCallback, The device (E:\) seems to be inactive - its driver will not be loaded</text:p>
      <text:p text:style-name="P3266">WIA: 4284.4764 336026422 8 0 [wiaservc.dll] DeviceListManager::DeviceCallback, The device (Apple iPod) seems to be inactive - its driver will not be loaded</text:p>
      <text:p text:style-name="P3267">WIA: 4284.4764 336026422 8 0 [wiaservc.dll] DeviceListManager::DeviceCallback, The device (LG K9) seems to be inactive - its driver will not be loaded</text:p>
      <text:p text:style-name="P3268">WIA: 4284.4764 336026422 8 0 [wiaservc.dll] DeviceListManager::DeviceCallback, The device (LG K4 (2017)) seems to be inactive - its driver will not be loaded</text:p>
      <text:p text:style-name="P3269">WIA: 4284.4764 336026422 2 0 [wiaservc.dll] SCMControlHandler::UpdateServiceStatus, Updating service status. CurrentState=SERVICE_RUNNING, StateCode=4, WaitHint=0</text:p>
      <text:p text:style-name="P3270">WIA: 4284.4764 336026438 0 0 [wiaservc.dll] SCMControlQueue::ControlRequest::~ControlRequest, Control request (control: 13, event type: 7) deleted</text:p>
      <text:p text:style-name="P3271">WIA: 4284.4764 336026438 0 0 [wiaservc.dll] SCMControlHandler::ControlThread, Requests queue empty, control thread entering sleep...</text:p>
      <text:p text:style-name="P3272">WIA: 4284.4288 346681125 0 0 [wiaservc.dll] SCMControlQueue::Push, Adding control request to queue (control: 13, event type: 4)</text:p>
      <text:p text:style-name="P3273">WIA: 4284.4288 346681125 0 0 [wiaservc.dll] SCMControlHandler::ControlFunction, Signaling control thread to resume...</text:p>
      <text:p text:style-name="P3274">WIA: 4284.4288 346681125 0 0 [wiaservc.dll] SCMControlHandler::ControlFunction, Control function (control: 13, event type: 4) returning</text:p>
      <text:p text:style-name="P3275">WIA: 4284.4764 346681125 0 0 [wiaservc.dll] SCMControlHandler::ControlThread, Resuming control thread...</text:p>
      <text:p text:style-name="P3276">WIA: 4284.4764 346681125 0 0 [wiaservc.dll] SCMControlQueue::Pop, Control request (control: 13, event type: 4) detached from queue</text:p>
      <text:p text:style-name="P3277">WIA: 4284.4764 346681125 0 0 [wiaservc.dll] SCMControlHandler::ControlThread, Processing control request (control: 13, event type: 4)...</text:p>
      <text:p text:style-name="P3278">WIA: 4284.4764 346681125 2 0 [wiaservc.dll] Dispatcher::ProcessEvent, System event received: dwControl 13, dwEventType 4, lpEventData: 0x0000000000000000</text:p>
      <text:p text:style-name="P3279">WIA: 4284.4764 346681125 0 0 [wiaservc.dll] DeviceClassEnumeratorHandler::ProcessEvent, Processing system event, control code 13, event type 4..</text:p>
      <text:p text:style-name="P3280">WIA: 4284.4764 346681125 0 0 [wiaservc.dll] DeviceClassEnumeratorHandler::ProcessEvent, Processing system event control code 13, event type 4, completed with with hr 0x00000000</text:p>
      <text:p text:style-name="P3281">WIA: 4284.4764 346681125 2 0 [wiaservc.dll] PowerEventHandler::ProcessEvent, Message from Power Management: PBT_APMSUSPEND</text:p>
      <text:p text:style-name="P3282">WIA: 4284.4764 346681125 2 0 [wiaservc.dll] SCMControlHandler::UpdateServiceStatus, Updating service status. CurrentState=SERVICE_PAUSED, StateCode=7, WaitHint=0</text:p>
      <text:p text:style-name="P3283">WIA: 4284.4764 346681125 80000000 0 [wiaservc.dll] ShutdownWSDChallenge, Shutting down WSD Challenge: Unload DLL 0</text:p>
      <text:p text:style-name="P3284">WIA: 4284.4764 346681125 0 0 [wiaservc.dll] SCMControlQueue::ControlRequest::~ControlRequest, Control request (control: 13, event type: 4) deleted</text:p>
      <text:p text:style-name="P3285">WIA: 4284.4764 346681125 0 0 [wiaservc.dll] SCMControlHandler::ControlThread, Requests queue empty, control thread entering sleep...</text:p>
      <text:p text:style-name="P3286">WIA: 4284.4288 391474156 0 0 [wiaservc.dll] SCMControlQueue::Push, Adding control request to queue (control: 13, event type: 7)</text:p>
      <text:p text:style-name="P3287">WIA: 4284.4288 391474156 0 0 [wiaservc.dll] SCMControlHandler::ControlFunction, Signaling control thread to resume...</text:p>
      <text:p text:style-name="P3288">WIA: 4284.4288 391474156 0 0 [wiaservc.dll] SCMControlHandler::ControlFunction, Control function (control: 13, event type: 7) returning</text:p>
      <text:p text:style-name="P3289">WIA: 4284.4764 391474156 0 0 [wiaservc.dll] SCMControlHandler::ControlThread, Resuming control thread...</text:p>
      <text:p text:style-name="P3290">WIA: 4284.4764 391474156 0 0 [wiaservc.dll] SCMControlQueue::Pop, Control request (control: 13, event type: 7) detached from queue</text:p>
      <text:p text:style-name="P3291">WIA: 4284.4764 391474156 0 0 [wiaservc.dll] SCMControlHandler::ControlThread, Processing control request (control: 13, event type: 7)...</text:p>
      <text:p text:style-name="P3292">WIA: 4284.4764 391474156 2 0 [wiaservc.dll] Dispatcher::ProcessEvent, System event received: dwControl 13, dwEventType 7, lpEventData: 0x0000000000000000</text:p>
      <text:p text:style-name="P3293">WIA: 4284.4764 391474156 0 0 [wiaservc.dll] DeviceClassEnumeratorHandler::ProcessEvent, Processing system event, control code 13, event type 7..</text:p>
      <text:p text:style-name="P3294">WIA: 4284.4764 391474156 0 0 [wiaservc.dll] DeviceClassEnumeratorHandler::ProcessEvent, Processing system event control code 13, event type 7, completed with with hr 0x00000000</text:p>
      <text:p text:style-name="P3295">WIA: 4284.4764 391474156 2 0 [wiaservc.dll] PowerEventHandler::ProcessEvent, Message from Power Management: PBT_APMRESUMESUSPEND</text:p>
      <text:p text:style-name="P3296">WIA: 4284.4764 391474156 0 0 [wiaservc.dll] DeviceListManager::InitializeWSDChallenge, WSD Challenge successfully initiated (thread: 9556)</text:p>
      <text:p text:style-name="P3297">WIA: 4284.4764 391474156 8 0 [wiaservc.dll] RegistryDeviceEnumerator::Refresh, An error occured in RegistryDeviceEnumerator when enumerating the subkeys for (SYSTEM\CurrentControlSet\Control\StillImage\FakeDevices)</text:p>
      <text:p text:style-name="P3298">WIA: 4284.9556 391474156 80000000 0 [wiaservc.dll] InitializeWSDChallenge, Intializing WSD Challenge for {6BDD1FC6-810F-11D0-BEC7-08002BE2092F}..</text:p>
      <text:p text:style-name="P3299">WIA: 4284.9556 391474156 80000000 0 [wiaservc.dll] InitializeWSDChallenge, Intialize WSD Challenge...</text:p>
      <text:p text:style-name="P3300">WIA: 4284.4764 391474172 8 0 [wiaservc.dll] DeviceInfoSet::AddDevNodeDevices, The Device Info Set skipped devnode index 4, because its "Subclass" value is not of a compatible correct type.</text:p>
      <text:p text:style-name="P3301">WIA: 4284.4764 391474172 0 0 [wiaservc.dll] USDWrapper::RefreshSettings, Refreshing USDWrapper settings for (Apple iPhone)</text:p>
      <text:p text:style-name="P3302">WIA: 4284.4764 391474172 0 0 [wiaservc.dll] USDWrapper::RefreshSettings, Updating the current settings for (Apple iPhone) from Registry</text:p>
      <text:p text:style-name="P3303">WIA: 4284.4764 391474172 0 0 [wiaservc.dll] USDWrapper::RefreshSettings, (Apple iPhone) is a WIA device (internal type: 0x00000031)</text:p>
      <text:p text:style-name="P3304">WIA: 4284.4764 391474172 8 0 [wiaservc.dll] DeviceInfoSet::GetDeviceStatus, CM_Get_DevNode_Status for device ({EEC5AD98-8080-425f-922A-DABF3DE3F69A}\0000) failed, return code 0x0000000D, DEV_STATE_ACTIVE not set</text:p>
      <text:p text:style-name="P3305">WIA: 4284.4764 391474172 4 0 [wiaservc.dll] USDWrapper::RefreshSettings, Device state for (Apple iPhone) remains 0x00000000</text:p>
      <text:p text:style-name="P3306">WIA: 4284.4764 391474172 4 0 [wiaservc.dll] USDWrapper::RefreshSettings, Device state 0x00000001 means 'disabled', 0x00000002 'removed', <text:s/>0x00000004 'active'</text:p>
      <text:p text:style-name="P3307">WIA: 4284.4764 391474172 4 0 [wiaservc.dll] USDWrapper::RefreshSettings, Previous PnP identifier of (Apple iPhone): \\?\usb#vid_05ac&amp;pid_12a8&amp;mi_00#6&amp;3a59852d&amp;0&amp;0000#{6bdd1fc6-810f-11d0-bec7-08002be2092f}</text:p>
      <text:p text:style-name="P3308">WIA: 4284.4764 391474172 4 0 [wiaservc.dll] USDWrapper::RefreshSettings, New PnP identifier for (Apple iPhone): \\?\usb#vid_05ac&amp;pid_12a8&amp;mi_00#6&amp;3a59852d&amp;0&amp;0000#{6bdd1fc6-810f-11d0-bec7-08002be2092f}</text:p>
      <text:p text:style-name="P3309">WIA: 4284.4764 391474172 0 0 [wiaservc.dll] USDWrapper::RefreshSettings, Refreshing USDWrapper settings for (Apple iPhone)</text:p>
      <text:p text:style-name="P3310">WIA: 4284.4764 391474172 0 0 [wiaservc.dll] USDWrapper::RefreshSettings, Updating the current settings for (Apple iPhone) from Registry</text:p>
      <text:p text:style-name="P3311">WIA: 4284.4764 391474172 0 0 [wiaservc.dll] USDWrapper::RefreshSettings, (Apple iPhone) is a WIA device (internal type: 0x00000031)</text:p>
      <text:p text:style-name="P3312">WIA: 4284.4764 391474172 8 0 [wiaservc.dll] DeviceInfoSet::GetDeviceStatus, CM_Get_DevNode_Status for device ({EEC5AD98-8080-425f-922A-DABF3DE3F69A}\0004) failed, return code 0x0000000D, DEV_STATE_ACTIVE not set</text:p>
      <text:p text:style-name="P3313">WIA: 4284.4764 391474172 4 0 [wiaservc.dll] USDWrapper::RefreshSettings, Device state for (Apple iPhone) remains 0x00000000</text:p>
      <text:p text:style-name="P3314">WIA: 4284.4764 391474172 4 0 [wiaservc.dll] USDWrapper::RefreshSettings, Device state 0x00000001 means 'disabled', 0x00000002 'removed', <text:s/>0x00000004 'active'</text:p>
      <text:p text:style-name="P3315">WIA: 4284.4764 391474172 4 0 [wiaservc.dll] USDWrapper::RefreshSettings, Previous PnP identifier of (Apple iPhone): \\?\usb#vid_05ac&amp;pid_12a8&amp;mi_00#6&amp;18e6aee5&amp;0&amp;0000#{6bdd1fc6-810f-11d0-bec7-08002be2092f}</text:p>
      <text:p text:style-name="P3316">WIA: 4284.4764 391474172 4 0 [wiaservc.dll] USDWrapper::RefreshSettings, New PnP identifier for (Apple iPhone): \\?\usb#vid_05ac&amp;pid_12a8&amp;mi_00#6&amp;18e6aee5&amp;0&amp;0000#{6bdd1fc6-810f-11d0-bec7-08002be2092f}</text:p>
      <text:p text:style-name="P3317">WIA: 4284.4764 391474172 0 0 [wiaservc.dll] USDWrapper::RefreshSettings, Refreshing USDWrapper settings for (Apple iPhone)</text:p>
      <text:p text:style-name="P3318">WIA: 4284.4764 391474172 0 0 [wiaservc.dll] USDWrapper::RefreshSettings, Updating the current settings for (Apple iPhone) from Registry</text:p>
      <text:p text:style-name="P3319">WIA: 4284.4764 391474172 0 0 [wiaservc.dll] USDWrapper::RefreshSettings, (Apple iPhone) is a WIA device (internal type: 0x00000031)</text:p>
      <text:p text:style-name="P3320">WIA: 4284.4764 391474172 8 0 [wiaservc.dll] DeviceInfoSet::GetDeviceStatus, CM_Get_DevNode_Status for device ({EEC5AD98-8080-425f-922A-DABF3DE3F69A}\0007) failed, return code 0x0000000D, DEV_STATE_ACTIVE not set</text:p>
      <text:p text:style-name="P3321">WIA: 4284.4764 391474172 4 0 [wiaservc.dll] USDWrapper::RefreshSettings, Device state for (Apple iPhone) remains 0x00000000</text:p>
      <text:p text:style-name="P3322">WIA: 4284.4764 391474172 4 0 [wiaservc.dll] USDWrapper::RefreshSettings, Device state 0x00000001 means 'disabled', 0x00000002 'removed', <text:s/>0x00000004 'active'</text:p>
      <text:p text:style-name="P3323">WIA: 4284.4764 391474172 4 0 [wiaservc.dll] USDWrapper::RefreshSettings, Previous PnP identifier of (Apple iPhone): \\?\usb#vid_05ac&amp;pid_12a8&amp;mi_00#6&amp;2cf63e83&amp;0&amp;0000#{6bdd1fc6-810f-11d0-bec7-08002be2092f}</text:p>
      <text:p text:style-name="P3324">WIA: 4284.4764 391474172 4 0 [wiaservc.dll] USDWrapper::RefreshSettings, New PnP identifier for (Apple iPhone): \\?\usb#vid_05ac&amp;pid_12a8&amp;mi_00#6&amp;2cf63e83&amp;0&amp;0000#{6bdd1fc6-810f-11d0-bec7-08002be2092f}</text:p>
      <text:p text:style-name="P3325">WIA: 4284.4764 391474172 0 0 [wiaservc.dll] USDWrapper::RefreshSettings, Refreshing USDWrapper settings for (E:\)</text:p>
      <text:p text:style-name="P3326">WIA: 4284.4764 391474172 0 0 [wiaservc.dll] USDWrapper::RefreshSettings, Updating the current settings for (E:\) from Registry</text:p>
      <text:p text:style-name="P3327">WIA: 4284.4764 391474172 0 0 [wiaservc.dll] USDWrapper::RefreshSettings, (E:\) is a WIA device (internal type: 0x00000031)</text:p>
      <text:p text:style-name="P3328">WIA: 4284.4764 391474172 8 0 [wiaservc.dll] DeviceInfoSet::GetDeviceStatus, CM_Get_DevNode_Status for device ({EEC5AD98-8080-425f-922A-DABF3DE3F69A}\0017) failed, return code 0x0000000D, DEV_STATE_ACTIVE not set</text:p>
      <text:p text:style-name="P3329">WIA: 4284.4764 391474172 4 0 [wiaservc.dll] USDWrapper::RefreshSettings, Device state for (E:\) remains 0x00000000</text:p>
      <text:p text:style-name="P3330">WIA: 4284.4764 391474172 4 0 [wiaservc.dll] USDWrapper::RefreshSettings, Device state 0x00000001 means 'disabled', 0x00000002 'removed', <text:s/>0x00000004 'active'</text:p>
      <text:p text:style-name="P3331">WIA: 4284.4764 391474172 4 0 [wiaservc.dll] USDWrapper::RefreshSettings, Previous PnP identifier of (E:\): \\?\swd#wpdbusenum#_??_pcistor#disk&amp;ven_rsper&amp;prod_rts5208lun0&amp;rev_1.00#0000#{53f56307-b6bf-11d0-94f2-00a0c91efb8b}#{6bdd1fc6-810f-11d0-bec7-08002be2092f}</text:p>
      <text:p text:style-name="P3332">WIA: 4284.4764 391474172 4 0 [wiaservc.dll] USDWrapper::RefreshSettings, New PnP identifier for (E:\): \\?\swd#wpdbusenum#_??_pcistor#disk&amp;ven_rsper&amp;prod_rts5208lun0&amp;rev_1.00#0000#{53f56307-b6bf-11d0-94f2-00a0c91efb8b}#{6bdd1fc6-810f-11d0-bec7-08002be2092f}</text:p>
      <text:p text:style-name="P3333">WIA: 4284.4764 391474172 0 0 [wiaservc.dll] USDWrapper::RefreshSettings, Refreshing USDWrapper settings for (Apple iPod)</text:p>
      <text:p text:style-name="P3334">WIA: 4284.4764 391474172 0 0 [wiaservc.dll] USDWrapper::RefreshSettings, Updating the current settings for (Apple iPod) from Registry</text:p>
      <text:p text:style-name="P3335">WIA: 4284.4764 391474172 0 0 [wiaservc.dll] USDWrapper::RefreshSettings, (Apple iPod) is a WIA device (internal type: 0x00000031)</text:p>
      <text:p text:style-name="P3336">WIA: 4284.4764 391474172 8 0 [wiaservc.dll] DeviceInfoSet::GetDeviceStatus, CM_Get_DevNode_Status for device ({EEC5AD98-8080-425f-922A-DABF3DE3F69A}\0003) failed, return code 0x0000000D, DEV_STATE_ACTIVE not set</text:p>
      <text:p text:style-name="P3337">WIA: 4284.4764 391474172 4 0 [wiaservc.dll] USDWrapper::RefreshSettings, Device state for (Apple iPod) remains 0x00000000</text:p>
      <text:p text:style-name="P3338">WIA: 4284.4764 391474172 4 0 [wiaservc.dll] USDWrapper::RefreshSettings, Device state 0x00000001 means 'disabled', 0x00000002 'removed', <text:s/>0x00000004 'active'</text:p>
      <text:p text:style-name="P3339">WIA: 4284.4764 391474172 4 0 [wiaservc.dll] USDWrapper::RefreshSettings, Previous PnP identifier of (Apple iPod): \\?\usb#vid_05ac&amp;pid_12aa&amp;mi_00#6&amp;3753cc17&amp;0&amp;0000#{6bdd1fc6-810f-11d0-bec7-08002be2092f}</text:p>
      <text:p text:style-name="P3340">WIA: 4284.4764 391474172 4 0 [wiaservc.dll] USDWrapper::RefreshSettings, New PnP identifier for (Apple iPod): \\?\usb#vid_05ac&amp;pid_12aa&amp;mi_00#6&amp;3753cc17&amp;0&amp;0000#{6bdd1fc6-810f-11d0-bec7-08002be2092f}</text:p>
      <text:p text:style-name="P3341">WIA: 4284.4764 391474172 0 0 [wiaservc.dll] USDWrapper::RefreshSettings, Refreshing USDWrapper settings for (LG K9)</text:p>
      <text:p text:style-name="P3342">WIA: 4284.4764 391474172 0 0 [wiaservc.dll] USDWrapper::RefreshSettings, Updating the current settings for (LG K9) from Registry</text:p>
      <text:p text:style-name="P3343">WIA: 4284.4764 391474172 0 0 [wiaservc.dll] USDWrapper::RefreshSettings, (LG K9) is a WIA device (internal type: 0x00000031)</text:p>
      <text:p text:style-name="P3344">WIA: 4284.4764 391474172 8 0 [wiaservc.dll] DeviceInfoSet::GetDeviceStatus, CM_Get_DevNode_Status for device ({EEC5AD98-8080-425f-922A-DABF3DE3F69A}\0012) failed, return code 0x0000000D, DEV_STATE_ACTIVE not set</text:p>
      <text:p text:style-name="P3345">WIA: 4284.4764 391474172 4 0 [wiaservc.dll] USDWrapper::RefreshSettings, Device state for (LG K9) remains 0x00000000</text:p>
      <text:p text:style-name="P3346">WIA: 4284.4764 391474172 4 0 [wiaservc.dll] USDWrapper::RefreshSettings, Device state 0x00000001 means 'disabled', 0x00000002 'removed', <text:s/>0x00000004 'active'</text:p>
      <text:p text:style-name="P3347">WIA: 4284.4764 391474172 4 0 [wiaservc.dll] USDWrapper::RefreshSettings, Previous PnP identifier of (LG K9): \\?\usb#vid_1004&amp;pid_633e#lmx2103daa620b#{6bdd1fc6-810f-11d0-bec7-08002be2092f}</text:p>
      <text:p text:style-name="P3348">WIA: 4284.4764 391474172 4 0 [wiaservc.dll] USDWrapper::RefreshSettings, New PnP identifier for (LG K9): \\?\usb#vid_1004&amp;pid_633e#lmx2103daa620b#{6bdd1fc6-810f-11d0-bec7-08002be2092f}</text:p>
      <text:p text:style-name="P3349">WIA: 4284.4764 391474172 0 0 [wiaservc.dll] USDWrapper::RefreshSettings, Refreshing USDWrapper settings for (LG K4 (2017))</text:p>
      <text:p text:style-name="P3350">WIA: 4284.4764 391474172 0 0 [wiaservc.dll] USDWrapper::RefreshSettings, Updating the current settings for (LG K4 (2017)) from Registry</text:p>
      <text:p text:style-name="P3351">WIA: 4284.4764 391474188 0 0 [wiaservc.dll] USDWrapper::RefreshSettings, (LG K4 (2017)) is a WIA device (internal type: 0x00000031)</text:p>
      <text:p text:style-name="P3352">WIA: 4284.4764 391474188 8 0 [wiaservc.dll] DeviceInfoSet::GetDeviceStatus, CM_Get_DevNode_Status for device ({EEC5AD98-8080-425f-922A-DABF3DE3F69A}\0014) failed, return code 0x0000000D, DEV_STATE_ACTIVE not set</text:p>
      <text:p text:style-name="P3353">WIA: 4284.4764 391474188 4 0 [wiaservc.dll] USDWrapper::RefreshSettings, Device state for (LG K4 (2017)) remains 0x00000000</text:p>
      <text:p text:style-name="P3354">WIA: 4284.4764 391474188 4 0 [wiaservc.dll] USDWrapper::RefreshSettings, Device state 0x00000001 means 'disabled', 0x00000002 'removed', <text:s/>0x00000004 'active'</text:p>
      <text:p text:style-name="P3355">WIA: 4284.4764 391474188 4 0 [wiaservc.dll] USDWrapper::RefreshSettings, Previous PnP identifier of (LG K4 (2017)): \\?\usb#vid_1004&amp;pid_631c#lgm151f2d50606#{6bdd1fc6-810f-11d0-bec7-08002be2092f}</text:p>
      <text:p text:style-name="P3356">WIA: 4284.4764 391474188 4 0 [wiaservc.dll] USDWrapper::RefreshSettings, New PnP identifier for (LG K4 (2017)): \\?\usb#vid_1004&amp;pid_631c#lgm151f2d50606#{6bdd1fc6-810f-11d0-bec7-08002be2092f}</text:p>
      <text:p text:style-name="P3357">WIA: 4284.4764 391474188 80000000 0 [wiaservc.dll] DeviceListManager::Enumerate, The DeviceListManager is done enumerating devices</text:p>
      <text:p text:style-name="P3358">WIA: 4284.4764 391474188 8 0 [wiaservc.dll] DeviceListManager::DeviceCallback, The device (Apple iPhone) seems to be inactive - its driver will not be loaded</text:p>
      <text:p text:style-name="P3359">WIA: 4284.4764 391474188 8 0 [wiaservc.dll] DeviceListManager::DeviceCallback, The device (Apple iPhone) seems to be inactive - its driver will not be loaded</text:p>
      <text:p text:style-name="P3360">WIA: 4284.4764 391474188 8 0 [wiaservc.dll] DeviceListManager::DeviceCallback, The device (Apple iPhone) seems to be inactive - its driver will not be loaded</text:p>
      <text:p text:style-name="P3361">WIA: 4284.4764 391474188 8 0 [wiaservc.dll] DeviceListManager::DeviceCallback, The device (E:\) seems to be inactive - its driver will not be loaded</text:p>
      <text:p text:style-name="P3362">WIA: 4284.4764 391474188 8 0 [wiaservc.dll] DeviceListManager::DeviceCallback, The device (Apple iPod) seems to be inactive - its driver will not be loaded</text:p>
      <text:p text:style-name="P3363">WIA: 4284.4764 391474188 8 0 [wiaservc.dll] DeviceListManager::DeviceCallback, The device (LG K9) seems to be inactive - its driver will not be loaded</text:p>
      <text:p text:style-name="P3364">WIA: 4284.4764 391474188 8 0 [wiaservc.dll] DeviceListManager::DeviceCallback, The device (LG K4 (2017)) seems to be inactive - its driver will not be loaded</text:p>
      <text:p text:style-name="P3365">WIA: 4284.4764 391474188 2 0 [wiaservc.dll] SCMControlHandler::UpdateServiceStatus, Updating service status. CurrentState=SERVICE_RUNNING, StateCode=4, WaitHint=0</text:p>
      <text:p text:style-name="P3366">WIA: 4284.4764 391474188 0 0 [wiaservc.dll] SCMControlQueue::ControlRequest::~ControlRequest, Control request (control: 13, event type: 7) deleted</text:p>
      <text:p text:style-name="P3367">WIA: 4284.4764 391474188 0 0 [wiaservc.dll] SCMControlHandler::ControlThread, Requests queue empty, control thread entering sleep...</text:p>
      <text:p text:style-name="P3368">WIA: 4284.4288 391474438 0 0 [wiaservc.dll] SCMControlQueue::Push, Adding control request to queue (control: 13, event type: 18)</text:p>
      <text:p text:style-name="P3369">WIA: 4284.4288 391474438 0 0 [wiaservc.dll] SCMControlHandler::ControlFunction, Signaling control thread to resume...</text:p>
      <text:p text:style-name="P3370">WIA: 4284.4288 391474438 0 0 [wiaservc.dll] SCMControlHandler::ControlFunction, Control function (control: 13, event type: 18) returning</text:p>
      <text:p text:style-name="P3371">WIA: 4284.4764 391474438 0 0 [wiaservc.dll] SCMControlHandler::ControlThread, Resuming control thread...</text:p>
      <text:p text:style-name="P3372">WIA: 4284.4764 391474438 0 0 [wiaservc.dll] SCMControlQueue::Pop, Control request (control: 13, event type: 18) detached from queue</text:p>
      <text:p text:style-name="P3373">WIA: 4284.4764 391474438 0 0 [wiaservc.dll] SCMControlHandler::ControlThread, Processing control request (control: 13, event type: 18)...</text:p>
      <text:p text:style-name="P3374">WIA: 4284.4764 391474438 2 0 [wiaservc.dll] Dispatcher::ProcessEvent, System event received: dwControl 13, dwEventType 18, lpEventData: 0x0000000000000000</text:p>
      <text:p text:style-name="P3375">WIA: 4284.4764 391474438 0 0 [wiaservc.dll] DeviceClassEnumeratorHandler::ProcessEvent, Processing system event, control code 13, event type 18..</text:p>
      <text:p text:style-name="P3376">WIA: 4284.4764 391474438 0 0 [wiaservc.dll] DeviceClassEnumeratorHandler::ProcessEvent, Processing system event control code 13, event type 18, completed with with hr 0x00000000</text:p>
      <text:p text:style-name="P3377">WIA: 4284.4764 391474438 2 0 [wiaservc.dll] PowerEventHandler::ProcessEvent, Message from Power Management: PBT_APMRESUMEAUTOMATIC</text:p>
      <text:p text:style-name="P3378">WIA: 4284.4764 391474438 0 0 [wiaservc.dll] SCMControlQueue::ControlRequest::~ControlRequest, Control request (control: 13, event type: 18) deleted</text:p>
      <text:p text:style-name="P3379">WIA: 4284.4764 391474438 0 0 [wiaservc.dll] SCMControlHandler::ControlThread, Requests queue empty, control thread entering sleep...</text:p>
      <text:p text:style-name="P3380">WIA: 4284.4288 394697422 0 0 [wiaservc.dll] SCMControlQueue::Push, SERVICE_CONTROL_DEVICEEVENT (control: 11, event type: 32768): DBT_DEVTYP_DEVICEINTERFACE (5), 208 bytes</text:p>
      <text:p text:style-name="P3381">WIA: 4284.4288 394697422 0 0 [wiaservc.dll] SCMControlQueue::Push, Adding control request to queue (control: 11, event type: 32768)</text:p>
      <text:p text:style-name="P3382">WIA: 4284.4288 394697422 0 0 [wiaservc.dll] SCMControlHandler::ControlFunction, Signaling control thread to resume...</text:p>
      <text:p text:style-name="P3383">WIA: 4284.4288 394697422 0 0 [wiaservc.dll] SCMControlHandler::ControlFunction, Control function (control: 11, event type: 32768) returning</text:p>
      <text:p text:style-name="P3384">WIA: 4284.4764 394697422 0 0 [wiaservc.dll] SCMControlHandler::ControlThread, Resuming control thread...</text:p>
      <text:p text:style-name="P3385">WIA: 4284.4764 394697422 0 0 [wiaservc.dll] SCMControlQueue::Pop, Control request (control: 11, event type: 32768) detached from queue</text:p>
      <text:p text:style-name="P3386">WIA: 4284.4764 394697422 0 0 [wiaservc.dll] SCMControlHandler::ControlThread, Processing control request (control: 11, event type: 32768)...</text:p>
      <text:p text:style-name="P3387">WIA: 4284.4764 394697422 2 0 [wiaservc.dll] Dispatcher::ProcessEvent, System event received: dwControl 11, dwEventType 32768, lpEventData: 0x00000172AB829A90</text:p>
      <text:p text:style-name="P3388">WIA: 4284.4764 394697422 0 0 [wiaservc.dll] DeviceClassEnumeratorHandler::ProcessEvent, Processing system event, control code 11, event type 32768..</text:p>
      <text:p text:style-name="P3389">WIA: 4284.4764 394697422 2 0 [wiaservc.dll] DeviceClassEnumeratorHandler::ProcessEvent, Message from PnP: DBT_DEVICEARRIVAL</text:p>
      <text:p text:style-name="P3390">WIA: 4284.4764 394697422 2 0 [wiaservc.dll] DeviceClassEnumeratorHandler::GetDeviceNameFromDevHdr, Received a DBT_DEVTYP_DEVICEINTERFACE message</text:p>
      <text:p text:style-name="P3391">WIA: 4284.4764 394697422 2 0 [wiaservc.dll] DeviceClassEnumeratorHandler::GetDeviceNameFromDevHdr, Lookup on DEV_BROADCAST_HDR returned a device ID of ({EEC5AD98-8080-425f-922A-DABF3DE3F69A}\0007)</text:p>
      <text:p text:style-name="P3392">WIA: 4284.4764 394697422 2 0 [wiaservc.dll] DeviceClassEnumeratorHandler::ProcessEvent, Processing device arrival for device ({EEC5AD98-8080-425f-922A-DABF3DE3F69A}\0007)..</text:p>
      <text:p text:style-name="P3393">WIA: 4284.4764 394697422 0 0 [wiaservc.dll] USDWrapper::RefreshSettings, Refreshing USDWrapper settings for (Apple iPhone)</text:p>
      <text:p text:style-name="P3394">WIA: 4284.4764 394697422 0 0 [wiaservc.dll] USDWrapper::RefreshSettings, Updating the current settings for (Apple iPhone) from Registry</text:p>
      <text:p text:style-name="P3395">WIA: 4284.4764 394697422 0 0 [wiaservc.dll] USDWrapper::RefreshSettings, (Apple iPhone) is a WIA device (internal type: 0x00000031)</text:p>
      <text:p text:style-name="P3396">WIA: 4284.4764 394697422 8 0 [wiaservc.dll] DeviceInfoSet::GetDeviceStatus, DevNode status for device ({EEC5AD98-8080-425f-922A-DABF3DE3F69A}\0007): 0x0180200A, problem number: 0</text:p>
      <text:p text:style-name="P3397">WIA: 4284.4764 394697422 8 0 [wiaservc.dll] DeviceInfoSet::MapCMStatusToDeviceState, DN_STARTED (0x00000008)</text:p>
      <text:p text:style-name="P3398">WIA: 4284.4764 394697422 4 0 [wiaservc.dll] USDWrapper::RefreshSettings, Device state for (Apple iPhone) updated from 0x00000000 to 0x00000004</text:p>
      <text:p text:style-name="P3399">WIA: 4284.4764 394697422 4 0 [wiaservc.dll] USDWrapper::RefreshSettings, Device state 0x00000001 means 'disabled', 0x00000002 'removed', <text:s/>0x00000004 'active'</text:p>
      <text:p text:style-name="P3400">WIA: 4284.4764 394697422 4 0 [wiaservc.dll] USDWrapper::RefreshSettings, Previous PnP identifier of (Apple iPhone): \\?\usb#vid_05ac&amp;pid_12a8&amp;mi_00#6&amp;2cf63e83&amp;0&amp;0000#{6bdd1fc6-810f-11d0-bec7-08002be2092f}</text:p>
      <text:p text:style-name="P3401">WIA: 4284.4764 394697422 4 0 [wiaservc.dll] USDWrapper::RefreshSettings, New PnP identifier for (Apple iPhone): \\?\usb#vid_05ac&amp;pid_12a8&amp;mi_00#6&amp;2cf63e83&amp;0&amp;0000#{6bdd1fc6-810f-11d0-bec7-08002be2092f}</text:p>
      <text:p text:style-name="P3402">WIA: 4284.4764 394697422 8 0 [wiaservc.dll] DeviceListManager::ProcessDeviceArrival, Device (Apple iPhone) state is currently marked 0x00000004</text:p>
      <text:p text:style-name="P3403">WIA: 4284.4764 394697422 8 0 [wiaservc.dll] DeviceListManager::ProcessDeviceArrival, Device (Apple iPhone) (re)signaled as arrived..</text:p>
      <text:p text:style-name="P3404">WIA: 4284.4764 394697422 8 0 [wiaservc.dll] DeviceListManager::ProcessDeviceArrival, Attempting to (re)load the driver for device (Apple iPhone)..</text:p>
      <text:p text:style-name="P3405">WIA: 4284.4764 394697422 8 0 [wiaservc.dll] DeviceListManager::ProcessDeviceArrival, PnP Id: \\?\usb#vid_05ac&amp;pid_12a8&amp;mi_00#6&amp;2cf63e83&amp;0&amp;0000#{6bdd1fc6-810f-11d0-bec7-08002be2092f}</text:p>
      <text:p text:style-name="P3406">WIA: 4284.4764 394697484 0 0 [wiaservc.dll] USDWrapper::STI_Initialize, (Apple iPhone) completed IStiUSD::Initialize returning hr 0x00000000</text:p>
      <text:p text:style-name="P3407">WIA: 4284.4764 394697484 0 0 [wiaservc.dll] USDWrapper::STI_GetCapabilities, (Apple iPhone) completed IStiUSD::GetCapabilities returning hr 0x00000000</text:p>
      <text:p text:style-name="P3408">WIA: 4284.4764 394697484 0 0 [wiaservc.dll] USDWrapper::StartDeviceNotifications, Driver for (Apple iPhone) reported that it not capable of generating events</text:p>
      <text:p text:style-name="P3409">WIA: 4284.4764 394697484 0 0 [wiaservc.dll] DeviceInfoSet::SetWiaDeviceTypeProperty, DEVPKEY_WIA_DeviceType for device ({EEC5AD98-8080-425f-922A-DABF3DE3F69A}\0007) set to 2</text:p>
      <text:p text:style-name="P3410">WIA: 4284.4764 394697484 4 0 [wiaservc.dll] USDWrapper::LoadDriver, Driver for (Apple iPhone) is currently loaded</text:p>
      <text:p text:style-name="P3411">WIA: 4284.4764 394697500 8 0 [wiaservc.dll] DeviceListManager::ProcessDeviceArrival, Generating CONNECT event for device (Apple iPhone) (Apple iPhone)</text:p>
      <text:p text:style-name="P3412">WIA: 4284.4764 394697500 0 0 [wiaservc.dll] DeviceInfoSet::GetDeviceSession, Locally connected device ({EEC5AD98-8080-425f-922A-DABF3DE3F69A}\0007), no Session ID found</text:p>
      <text:p text:style-name="P3413">WIA: 4284.4764 394697500 0 0 [wiaservc.dll] USDWrapper::WIA_drvNotifyPnpEvent, Power management: disable system initiated sleep to call IWiaMiniDrv::drvNotifyPnPEvent for (Apple iPhone)...</text:p>
      <text:p text:style-name="P3414">WIA: 4284.4764 394697500 0 0 [wiaservc.dll] USDWrapper::WIA_drvNotifyPnpEvent, The WIA service is preparing to call IWiaMiniDrv::drvNotifyPnpEvent from the driver for (Apple iPhone) ...</text:p>
      <text:p text:style-name="P3415">WIA: 4284.4764 394697500 0 0 [wiaservc.dll] USDWrapper::WIA_drvNotifyPnpEvent, The WIA service is calling IWiaMiniDrv::drvNotifyPnpEvent from the driver (Apple iPhone) ...</text:p>
      <text:p text:style-name="P3416">WIA: 4284.4764 394697500 0 0 [wiaservc.dll] USDWrapper::WIA_drvNotifyPnpEvent, (Apple iPhone) completed IWiaMiniDrv::drvNotifyPnpEvent returning hr 0x00000000</text:p>
      <text:p text:style-name="P3417">WIA: 4284.4764 394697500 0 0 [wiaservc.dll] USDWrapper::WIA_drvNotifyPnpEvent, Power management: restore system initiated sleep...</text:p>
      <text:p text:style-name="P3418">WIA: 4284.4764 394697641 0 0 [wiaservc.dll] USDWrapper::WIA_drvGetCapabilities, (Apple iPhone) completed IWiaMiniDrv::drvGetCapabilities on item (0000000000000000) returning hr 0x00000000</text:p>
      <text:p text:style-name="P3419">WIA: 4284.4764 394697641 0 0 [wiaservc.dll] DeviceListManager::ProcessDeviceArrival, WRAPPER_FLAGS_THROW_DISCONNECT set for device (Apple iPhone) (Apple iPhone)</text:p>
      <text:p text:style-name="P3420">WIA: 4284.4764 394697641 4 0 [wiaservc.dll] DeviceInfoSet::RegisterDeviceNotificationW, Registered for PnP notifications on device ({EEC5AD98-8080-425f-922A-DABF3DE3F69A}\0007)</text:p>
      <text:p text:style-name="P3421">WIA: 4284.4764 394697641 0 0 [wiaservc.dll] DeviceClassEnumeratorHandler::ProcessEvent, Processing system event control code 11, event type 32768, completed with with hr 0x00000000</text:p>
      <text:p text:style-name="P3422">WIA: 4284.4764 394697641 0 0 [wiaservc.dll] SCMControlQueue::ControlRequest::~ControlRequest, Control request (control: 11, event type: 32768) deleted</text:p>
      <text:p text:style-name="P3423">WIA: 4284.4764 394697641 0 0 [wiaservc.dll] SCMControlHandler::ControlThread, Requests queue empty, control thread entering sleep...</text:p>
      <text:p text:style-name="P3424">WIA: 4284.4288 394705063 0 0 [wiaservc.dll] SCMControlQueue::Push, SERVICE_CONTROL_DEVICEEVENT (control: 11, event type: 32774): DBT_DEVTYP_HANDLE (6), 544 bytes</text:p>
      <text:p text:style-name="P3425">WIA: 4284.4288 394705063 0 0 [wiaservc.dll] SCMControlQueue::Push, Adding control request to queue (control: 11, event type: 32774)</text:p>
      <text:p text:style-name="P3426">WIA: 4284.4288 394705063 0 0 [wiaservc.dll] SCMControlHandler::ControlFunction, Signaling control thread to resume...</text:p>
      <text:p text:style-name="P3427">WIA: 4284.4288 394705063 0 0 [wiaservc.dll] SCMControlHandler::ControlFunction, Control function (control: 11, event type: 32774) returning</text:p>
      <text:p text:style-name="P3428">WIA: 4284.4764 394705063 0 0 [wiaservc.dll] SCMControlHandler::ControlThread, Resuming control thread...</text:p>
      <text:p text:style-name="P3429">WIA: 4284.4764 394705063 0 0 [wiaservc.dll] SCMControlQueue::Pop, Control request (control: 11, event type: 32774) detached from queue</text:p>
      <text:p text:style-name="P3430">WIA: 4284.4764 394705063 0 0 [wiaservc.dll] SCMControlHandler::ControlThread, Processing control request (control: 11, event type: 32774)...</text:p>
      <text:p text:style-name="P3431">WIA: 4284.4764 394705063 2 0 [wiaservc.dll] Dispatcher::ProcessEvent, System event received: dwControl 11, dwEventType 32774, lpEventData: 0x00000172AB817600</text:p>
      <text:p text:style-name="P3432">WIA: 4284.4764 394705063 0 0 [wiaservc.dll] DeviceClassEnumeratorHandler::ProcessEvent, Processing system event, control code 11, event type 32774..</text:p>
      <text:p text:style-name="P3433">WIA: 4284.4764 394705063 2 0 [wiaservc.dll] DeviceClassEnumeratorHandler::ProcessEvent, Message from PnP: Unknown PnP Message</text:p>
      <text:p text:style-name="P3434">WIA: 4284.4764 394705063 0 0 [wiaservc.dll] DeviceClassEnumeratorHandler::ProcessEvent, Processing system event control code 11, event type 32774, completed with with hr 0x00000000</text:p>
      <text:p text:style-name="P3435">WIA: 4284.4764 394705063 0 0 [wiaservc.dll] SCMControlQueue::ControlRequest::~ControlRequest, Control request (control: 11, event type: 32774) deleted</text:p>
      <text:p text:style-name="P3436">WIA: 4284.4764 394705063 0 0 [wiaservc.dll] SCMControlHandler::ControlThread, Requests queue empty, control thread entering sleep...</text:p>
      <text:p text:style-name="P3437">WIA: 4284.4288 394705078 0 0 [wiaservc.dll] SCMControlQueue::Push, SERVICE_CONTROL_DEVICEEVENT (control: 11, event type: 32774): DBT_DEVTYP_HANDLE (6), 526 bytes</text:p>
      <text:p text:style-name="P3438">WIA: 4284.4288 394705078 0 0 [wiaservc.dll] SCMControlQueue::Push, Adding control request to queue (control: 11, event type: 32774)</text:p>
      <text:p text:style-name="P3439">WIA: 4284.4288 394705078 0 0 [wiaservc.dll] SCMControlHandler::ControlFunction, Signaling control thread to resume...</text:p>
      <text:p text:style-name="P3440">WIA: 4284.4288 394705078 0 0 [wiaservc.dll] SCMControlHandler::ControlFunction, Control function (control: 11, event type: 32774) returning</text:p>
      <text:p text:style-name="P3441">WIA: 4284.4764 394705078 0 0 [wiaservc.dll] SCMControlHandler::ControlThread, Resuming control thread...</text:p>
      <text:p text:style-name="P3442">WIA: 4284.4764 394705078 0 0 [wiaservc.dll] SCMControlQueue::Pop, Control request (control: 11, event type: 32774) detached from queue</text:p>
      <text:p text:style-name="P3443">WIA: 4284.4764 394705078 0 0 [wiaservc.dll] SCMControlHandler::ControlThread, Processing control request (control: 11, event type: 32774)...</text:p>
      <text:p text:style-name="P3444">WIA: 4284.4764 394705078 2 0 [wiaservc.dll] Dispatcher::ProcessEvent, System event received: dwControl 11, dwEventType 32774, lpEventData: 0x00000172AB817600</text:p>
      <text:p text:style-name="P3445">WIA: 4284.4764 394705078 0 0 [wiaservc.dll] DeviceClassEnumeratorHandler::ProcessEvent, Processing system event, control code 11, event type 32774..</text:p>
      <text:p text:style-name="P3446">WIA: 4284.4764 394705078 2 0 [wiaservc.dll] DeviceClassEnumeratorHandler::ProcessEvent, Message from PnP: Unknown PnP Message</text:p>
      <text:p text:style-name="P3447">WIA: 4284.4764 394705078 0 0 [wiaservc.dll] DeviceClassEnumeratorHandler::ProcessEvent, Processing system event control code 11, event type 32774, completed with with hr 0x00000000</text:p>
      <text:p text:style-name="P3448">WIA: 4284.4764 394705078 0 0 [wiaservc.dll] SCMControlQueue::ControlRequest::~ControlRequest, Control request (control: 11, event type: 32774) deleted</text:p>
      <text:p text:style-name="P3449">WIA: 4284.4764 394705078 0 0 [wiaservc.dll] SCMControlHandler::ControlThread, Requests queue empty, control thread entering sleep...</text:p>
      <text:p text:style-name="P3450">WIA: 4284.4288 395237391 0 0 [wiaservc.dll] SCMControlQueue::Push, SERVICE_CONTROL_DEVICEEVENT (control: 11, event type: 32768): DBT_DEVTYP_DEVICEINTERFACE (5), 190 bytes</text:p>
      <text:p text:style-name="P3451">WIA: 4284.4288 395237391 0 0 [wiaservc.dll] SCMControlQueue::Push, Adding control request to queue (control: 11, event type: 32768)</text:p>
      <text:p text:style-name="P3452">WIA: 4284.4288 395237391 0 0 [wiaservc.dll] SCMControlHandler::ControlFunction, Signaling control thread to resume...</text:p>
      <text:p text:style-name="P3453">WIA: 4284.4288 395237391 0 0 [wiaservc.dll] SCMControlHandler::ControlFunction, Control function (control: 11, event type: 32768) returning</text:p>
      <text:p text:style-name="P3454">WIA: 4284.4764 395237391 0 0 [wiaservc.dll] SCMControlHandler::ControlThread, Resuming control thread...</text:p>
      <text:p text:style-name="P3455">WIA: 4284.4764 395237391 0 0 [wiaservc.dll] SCMControlQueue::Pop, Control request (control: 11, event type: 32768) detached from queue</text:p>
      <text:p text:style-name="P3456">WIA: 4284.4764 395237391 0 0 [wiaservc.dll] SCMControlHandler::ControlThread, Processing control request (control: 11, event type: 32768)...</text:p>
      <text:p text:style-name="P3457">WIA: 4284.4764 395237391 2 0 [wiaservc.dll] Dispatcher::ProcessEvent, System event received: dwControl 11, dwEventType 32768, lpEventData: 0x00000172AB829660</text:p>
      <text:p text:style-name="P3458">WIA: 4284.4764 395237391 0 0 [wiaservc.dll] DeviceClassEnumeratorHandler::ProcessEvent, Processing system event, control code 11, event type 32768..</text:p>
      <text:p text:style-name="P3459">WIA: 4284.4764 395237391 2 0 [wiaservc.dll] DeviceClassEnumeratorHandler::ProcessEvent, Message from PnP: DBT_DEVICEARRIVAL</text:p>
      <text:p text:style-name="P3460">WIA: 4284.4764 395237391 2 0 [wiaservc.dll] DeviceClassEnumeratorHandler::GetDeviceNameFromDevHdr, Received a DBT_DEVTYP_DEVICEINTERFACE message</text:p>
      <text:p text:style-name="P3461">WIA: 4284.4764 395237391 2 0 [wiaservc.dll] DeviceClassEnumeratorHandler::GetDeviceNameFromDevHdr, Lookup on DEV_BROADCAST_HDR returned a device ID of ({EEC5AD98-8080-425f-922A-DABF3DE3F69A}\0012)</text:p>
      <text:p text:style-name="P3462">WIA: 4284.4764 395237391 2 0 [wiaservc.dll] DeviceClassEnumeratorHandler::ProcessEvent, Processing device arrival for device ({EEC5AD98-8080-425f-922A-DABF3DE3F69A}\0012)..</text:p>
      <text:p text:style-name="P3463">WIA: 4284.4764 395237391 0 0 [wiaservc.dll] USDWrapper::RefreshSettings, Refreshing USDWrapper settings for (LG K9)</text:p>
      <text:p text:style-name="P3464">WIA: 4284.4764 395237391 0 0 [wiaservc.dll] USDWrapper::RefreshSettings, Updating the current settings for (LG K9) from Registry</text:p>
      <text:p text:style-name="P3465">WIA: 4284.4764 395237391 0 0 [wiaservc.dll] USDWrapper::RefreshSettings, (LG K9) is a WIA device (internal type: 0x00000031)</text:p>
      <text:p text:style-name="P3466">WIA: 4284.4764 395237391 8 0 [wiaservc.dll] DeviceInfoSet::GetDeviceStatus, DevNode status for device ({EEC5AD98-8080-425f-922A-DABF3DE3F69A}\0012): 0x0180600A, problem number: 0</text:p>
      <text:p text:style-name="P3467">WIA: 4284.4764 395237391 8 0 [wiaservc.dll] DeviceInfoSet::MapCMStatusToDeviceState, DN_STARTED (0x00000008)</text:p>
      <text:p text:style-name="P3468">WIA: 4284.4764 395237391 4 0 [wiaservc.dll] USDWrapper::RefreshSettings, Device state for (LG K9) updated from 0x00000000 to 0x00000004</text:p>
      <text:p text:style-name="P3469">WIA: 4284.4764 395237391 4 0 [wiaservc.dll] USDWrapper::RefreshSettings, Device state 0x00000001 means 'disabled', 0x00000002 'removed', <text:s/>0x00000004 'active'</text:p>
      <text:p text:style-name="P3470">WIA: 4284.4764 395237391 4 0 [wiaservc.dll] USDWrapper::RefreshSettings, Previous PnP identifier of (LG K9): \\?\usb#vid_1004&amp;pid_633e#lmx2103daa620b#{6bdd1fc6-810f-11d0-bec7-08002be2092f}</text:p>
      <text:p text:style-name="P3471">WIA: 4284.4764 395237391 4 0 [wiaservc.dll] USDWrapper::RefreshSettings, New PnP identifier for (LG K9): \\?\usb#vid_1004&amp;pid_633e#lmx2103daa620b#{6bdd1fc6-810f-11d0-bec7-08002be2092f}</text:p>
      <text:p text:style-name="P3472">WIA: 4284.4764 395237391 8 0 [wiaservc.dll] DeviceListManager::ProcessDeviceArrival, Device (LG K9) state is currently marked 0x00000004</text:p>
      <text:p text:style-name="P3473">WIA: 4284.4764 395237391 8 0 [wiaservc.dll] DeviceListManager::ProcessDeviceArrival, Device (LG K9) (re)signaled as arrived..</text:p>
      <text:p text:style-name="P3474">WIA: 4284.4764 395237391 8 0 [wiaservc.dll] DeviceListManager::ProcessDeviceArrival, Attempting to (re)load the driver for device (LG K9)..</text:p>
      <text:p text:style-name="P3475">WIA: 4284.4764 395237391 8 0 [wiaservc.dll] DeviceListManager::ProcessDeviceArrival, PnP Id: \\?\usb#vid_1004&amp;pid_633e#lmx2103daa620b#{6bdd1fc6-810f-11d0-bec7-08002be2092f}</text:p>
      <text:p text:style-name="P3476">WIA: 4284.4764 395237406 0 0 [wiaservc.dll] USDWrapper::STI_Initialize, (LG K9) completed IStiUSD::Initialize returning hr 0x00000000</text:p>
      <text:p text:style-name="P3477">WIA: 4284.4764 395237406 0 0 [wiaservc.dll] USDWrapper::STI_GetCapabilities, (LG K9) completed IStiUSD::GetCapabilities returning hr 0x00000000</text:p>
      <text:p text:style-name="P3478">WIA: 4284.4764 395237406 0 0 [wiaservc.dll] USDWrapper::StartDeviceNotifications, Driver for (LG K9) reported that it not capable of generating events</text:p>
      <text:p text:style-name="P3479">WIA: 4284.4764 395237406 0 0 [wiaservc.dll] DeviceInfoSet::SetWiaDeviceTypeProperty, DEVPKEY_WIA_DeviceType for device ({EEC5AD98-8080-425f-922A-DABF3DE3F69A}\0012) set to 2</text:p>
      <text:p text:style-name="P3480">WIA: 4284.4764 395237406 4 0 [wiaservc.dll] USDWrapper::LoadDriver, Driver for (LG K9) is currently loaded</text:p>
      <text:p text:style-name="P3481">WIA: 4284.4764 395237406 8 0 [wiaservc.dll] DeviceListManager::ProcessDeviceArrival, Generating CONNECT event for device (LG K9) (LG K9)</text:p>
      <text:p text:style-name="P3482">WIA: 4284.4764 395237406 0 0 [wiaservc.dll] DeviceInfoSet::GetDeviceSession, Locally connected device ({EEC5AD98-8080-425f-922A-DABF3DE3F69A}\0012), no Session ID found</text:p>
      <text:p text:style-name="P3483">WIA: 4284.4764 395237406 0 0 [wiaservc.dll] USDWrapper::WIA_drvNotifyPnpEvent, Power management: disable system initiated sleep to call IWiaMiniDrv::drvNotifyPnPEvent for (LG K9)...</text:p>
      <text:p text:style-name="P3484">WIA: 4284.4764 395237406 0 0 [wiaservc.dll] USDWrapper::WIA_drvNotifyPnpEvent, The WIA service is preparing to call IWiaMiniDrv::drvNotifyPnpEvent from the driver for (LG K9) ...</text:p>
      <text:p text:style-name="P3485">WIA: 4284.4764 395237406 0 0 [wiaservc.dll] USDWrapper::WIA_drvNotifyPnpEvent, The WIA service is calling IWiaMiniDrv::drvNotifyPnpEvent from the driver (LG K9) ...</text:p>
      <text:p text:style-name="P3486">WIA: 4284.4764 395237406 0 0 [wiaservc.dll] USDWrapper::WIA_drvNotifyPnpEvent, (LG K9) completed IWiaMiniDrv::drvNotifyPnpEvent returning hr 0x00000000</text:p>
      <text:p text:style-name="P3487">WIA: 4284.4764 395237406 0 0 [wiaservc.dll] USDWrapper::WIA_drvNotifyPnpEvent, Power management: restore system initiated sleep...</text:p>
      <text:p text:style-name="P3488">WIA: 4284.4764 395237406 0 0 [wiaservc.dll] StiLockMgr::CreateLockInfo, StiLockMgr::CreateLockInfo, Lock holding time set to 0 for device {EEC5AD98-8080-425f-922A-DABF3DE3F69A}\0012</text:p>
      <text:p text:style-name="P3489">WIA: 4284.4764 395237469 0 0 [wiaservc.dll] USDWrapper::WIA_drvGetCapabilities, (LG K9) completed IWiaMiniDrv::drvGetCapabilities on item (0000000000000000) returning hr 0x00000000</text:p>
      <text:p text:style-name="P3490">WIA: 4284.4764 395237469 0 0 [wiaservc.dll] DeviceListManager::ProcessDeviceArrival, WRAPPER_FLAGS_THROW_DISCONNECT set for device (LG K9) (LG K9)</text:p>
      <text:p text:style-name="P3491">WIA: 4284.4764 395237469 4 0 [wiaservc.dll] DeviceInfoSet::RegisterDeviceNotificationW, Registered for PnP notifications on device ({EEC5AD98-8080-425f-922A-DABF3DE3F69A}\0012)</text:p>
      <text:p text:style-name="P3492">WIA: 4284.4764 395237469 0 0 [wiaservc.dll] DeviceClassEnumeratorHandler::ProcessEvent, Processing system event control code 11, event type 32768, completed with with hr 0x00000000</text:p>
      <text:p text:style-name="P3493">WIA: 4284.4764 395237469 0 0 [wiaservc.dll] SCMControlQueue::ControlRequest::~ControlRequest, Control request (control: 11, event type: 32768) deleted</text:p>
      <text:p text:style-name="P3494">WIA: 4284.4764 395237469 0 0 [wiaservc.dll] SCMControlHandler::ControlThread, Requests queue empty, control thread entering sleep...</text:p>
      <text:p text:style-name="P3495">WIA: 4284.4288 395464875 0 0 [wiaservc.dll] SCMControlQueue::Push, Adding control request to queue (control: 13, event type: 10)</text:p>
      <text:p text:style-name="P3496">WIA: 4284.4288 395464875 0 0 [wiaservc.dll] SCMControlHandler::ControlFunction, Signaling control thread to resume...</text:p>
      <text:p text:style-name="P3497">WIA: 4284.4288 395464875 0 0 [wiaservc.dll] SCMControlHandler::ControlFunction, Control function (control: 13, event type: 10) returning</text:p>
      <text:p text:style-name="P3498">WIA: 4284.4764 395464875 0 0 [wiaservc.dll] SCMControlHandler::ControlThread, Resuming control thread...</text:p>
      <text:p text:style-name="P3499">WIA: 4284.4764 395464875 0 0 [wiaservc.dll] SCMControlQueue::Pop, Control request (control: 13, event type: 10) detached from queue</text:p>
      <text:p text:style-name="P3500">WIA: 4284.4764 395464875 0 0 [wiaservc.dll] SCMControlHandler::ControlThread, Processing control request (control: 13, event type: 10)...</text:p>
      <text:p text:style-name="P3501">WIA: 4284.4764 395464875 2 0 [wiaservc.dll] Dispatcher::ProcessEvent, System event received: dwControl 13, dwEventType 10, lpEventData: 0x0000000000000000</text:p>
      <text:p text:style-name="P3502">WIA: 4284.4764 395464875 0 0 [wiaservc.dll] DeviceClassEnumeratorHandler::ProcessEvent, Processing system event, control code 13, event type 10..</text:p>
      <text:p text:style-name="P3503">WIA: 4284.4764 395464875 0 0 [wiaservc.dll] DeviceClassEnumeratorHandler::ProcessEvent, Processing system event control code 13, event type 10, completed with with hr 0x00000000</text:p>
      <text:p text:style-name="P3504">WIA: 4284.4764 395464875 2 0 [wiaservc.dll] PowerEventHandler::ProcessEvent, Message from Power Management: PBT_APMPOWERSTATUSCHANGE</text:p>
      <text:p text:style-name="P3505">WIA: 4284.4764 395464875 0 0 [wiaservc.dll] SCMControlQueue::ControlRequest::~ControlRequest, Control request (control: 13, event type: 10) deleted</text:p>
      <text:p text:style-name="P3506">WIA: 4284.4764 395464875 0 0 [wiaservc.dll] SCMControlHandler::ControlThread, Requests queue empty, control thread entering sleep...</text:p>
      <text:p text:style-name="P3507">WIA: 4284.4288 395468078 0 0 [wiaservc.dll] SCMControlQueue::Push, Adding control request to queue (control: 13, event type: 4)</text:p>
      <text:p text:style-name="P3508">WIA: 4284.4288 395468078 0 0 [wiaservc.dll] SCMControlHandler::ControlFunction, Signaling control thread to resume...</text:p>
      <text:p text:style-name="P3509">WIA: 4284.4288 395468078 0 0 [wiaservc.dll] SCMControlHandler::ControlFunction, Control function (control: 13, event type: 4) returning</text:p>
      <text:p text:style-name="P3510">WIA: 4284.4764 395468078 0 0 [wiaservc.dll] SCMControlHandler::ControlThread, Resuming control thread...</text:p>
      <text:p text:style-name="P3511">WIA: 4284.4764 395468078 0 0 [wiaservc.dll] SCMControlQueue::Pop, Control request (control: 13, event type: 4) detached from queue</text:p>
      <text:p text:style-name="P3512">WIA: 4284.4764 395468078 0 0 [wiaservc.dll] SCMControlHandler::ControlThread, Processing control request (control: 13, event type: 4)...</text:p>
      <text:p text:style-name="P3513">WIA: 4284.4764 395468078 2 0 [wiaservc.dll] Dispatcher::ProcessEvent, System event received: dwControl 13, dwEventType 4, lpEventData: 0x0000000000000000</text:p>
      <text:p text:style-name="P3514">WIA: 4284.4764 395468078 0 0 [wiaservc.dll] DeviceClassEnumeratorHandler::ProcessEvent, Processing system event, control code 13, event type 4..</text:p>
      <text:p text:style-name="P3515">WIA: 4284.4764 395468078 0 0 [wiaservc.dll] DeviceClassEnumeratorHandler::ProcessEvent, Processing system event control code 13, event type 4, completed with with hr 0x00000000</text:p>
      <text:p text:style-name="P3516">WIA: 4284.4764 395468078 2 0 [wiaservc.dll] PowerEventHandler::ProcessEvent, Message from Power Management: PBT_APMSUSPEND</text:p>
      <text:p text:style-name="P3517">WIA: 4284.4764 395468078 2 0 [wiaservc.dll] SCMControlHandler::UpdateServiceStatus, Updating service status. CurrentState=SERVICE_PAUSED, StateCode=7, WaitHint=0</text:p>
      <text:p text:style-name="P3518">WIA: 4284.4764 395468078 2 0 [wiaservc.dll] PowerEventHandler::DeviceCallback, Notifying (Apple iPhone) of WIA_EVENT_POWER_SUSPEND (1)</text:p>
      <text:p text:style-name="P3519">WIA: 4284.4764 395468078 0 0 [wiaservc.dll] USDWrapper::WIA_drvNotifyPnpEvent, Power management: disable system initiated sleep to call IWiaMiniDrv::drvNotifyPnPEvent for (Apple iPhone)...</text:p>
      <text:p text:style-name="P3520">WIA: 4284.4764 395468078 0 0 [wiaservc.dll] USDWrapper::WIA_drvNotifyPnpEvent, The WIA service is preparing to call IWiaMiniDrv::drvNotifyPnpEvent from the driver for (Apple iPhone) ...</text:p>
      <text:p text:style-name="P3521">WIA: 4284.4764 395468078 0 0 [wiaservc.dll] USDWrapper::WIA_drvNotifyPnpEvent, The WIA service is calling IWiaMiniDrv::drvNotifyPnpEvent from the driver (Apple iPhone) ...</text:p>
      <text:p text:style-name="P3522">WIA: 4284.4764 395468078 0 0 [wiaservc.dll] USDWrapper::WIA_drvNotifyPnpEvent, (Apple iPhone) completed IWiaMiniDrv::drvNotifyPnpEvent returning hr 0x00000000</text:p>
      <text:p text:style-name="P3523">WIA: 4284.4764 395468078 0 0 [wiaservc.dll] USDWrapper::WIA_drvNotifyPnpEvent, Power management: restore system initiated sleep...</text:p>
      <text:p text:style-name="P3524">WIA: 4284.4764 395468078 2 0 [wiaservc.dll] PowerEventHandler::DeviceCallback, Notifying (LG K9) of WIA_EVENT_POWER_SUSPEND (1)</text:p>
      <text:p text:style-name="P3525">WIA: 4284.4764 395468078 0 0 [wiaservc.dll] USDWrapper::WIA_drvNotifyPnpEvent, Power management: disable system initiated sleep to call IWiaMiniDrv::drvNotifyPnPEvent for (LG K9)...</text:p>
      <text:p text:style-name="P3526">WIA: 4284.4764 395468078 0 0 [wiaservc.dll] USDWrapper::WIA_drvNotifyPnpEvent, The WIA service is preparing to call IWiaMiniDrv::drvNotifyPnpEvent from the driver for (LG K9) ...</text:p>
      <text:p text:style-name="P3527">WIA: 4284.4764 395468078 0 0 [wiaservc.dll] USDWrapper::WIA_drvNotifyPnpEvent, The WIA service is calling IWiaMiniDrv::drvNotifyPnpEvent from the driver (LG K9) ...</text:p>
      <text:p text:style-name="P3528">WIA: 4284.4764 395468078 0 0 [wiaservc.dll] USDWrapper::WIA_drvNotifyPnpEvent, (LG K9) completed IWiaMiniDrv::drvNotifyPnpEvent returning hr 0x00000000</text:p>
      <text:p text:style-name="P3529">WIA: 4284.4764 395468078 0 0 [wiaservc.dll] USDWrapper::WIA_drvNotifyPnpEvent, Power management: restore system initiated sleep...</text:p>
      <text:p text:style-name="P3530">WIA: 4284.4764 395468078 80000000 0 [wiaservc.dll] ShutdownWSDChallenge, Shutting down WSD Challenge: Unload DLL 0</text:p>
      <text:p text:style-name="P3531">WIA: 4284.4764 395468078 0 0 [wiaservc.dll] SCMControlQueue::ControlRequest::~ControlRequest, Control request (control: 13, event type: 4) deleted</text:p>
      <text:p text:style-name="P3532">WIA: 4284.4764 395468078 0 0 [wiaservc.dll] SCMControlHandler::ControlThread, Requests queue empty, control thread entering sleep...</text:p>
      <text:p text:style-name="P3533">WIA: 4284.4288 395581266 0 0 [wiaservc.dll] SCMControlQueue::Push, SERVICE_CONTROL_DEVICEEVENT (control: 11, event type: 32774): DBT_DEVTYP_HANDLE (6), 438 bytes</text:p>
      <text:p text:style-name="P3534">WIA: 4284.4288 395581266 0 0 [wiaservc.dll] SCMControlQueue::Push, Adding control request to queue (control: 11, event type: 32774)</text:p>
      <text:p text:style-name="P3535">WIA: 4284.4288 395581266 0 0 [wiaservc.dll] SCMControlHandler::ControlFunction, Signaling control thread to resume...</text:p>
      <text:p text:style-name="P3536">WIA: 4284.4288 395581266 0 0 [wiaservc.dll] SCMControlHandler::ControlFunction, Control function (control: 11, event type: 32774) returning</text:p>
      <text:p text:style-name="P3537">WIA: 4284.4764 395581266 0 0 [wiaservc.dll] SCMControlHandler::ControlThread, Resuming control thread...</text:p>
      <text:p text:style-name="P3538">WIA: 4284.4764 395581266 0 0 [wiaservc.dll] SCMControlQueue::Pop, Control request (control: 11, event type: 32774) detached from queue</text:p>
      <text:p text:style-name="P3539">WIA: 4284.4764 395581266 0 0 [wiaservc.dll] SCMControlHandler::ControlThread, Processing control request (control: 11, event type: 32774)...</text:p>
      <text:p text:style-name="P3540">WIA: 4284.4764 395581266 2 0 [wiaservc.dll] Dispatcher::ProcessEvent, System event received: dwControl 11, dwEventType 32774, lpEventData: 0x00000172AB808E70</text:p>
      <text:p text:style-name="P3541">WIA: 4284.4764 395581266 0 0 [wiaservc.dll] DeviceClassEnumeratorHandler::ProcessEvent, Processing system event, control code 11, event type 32774..</text:p>
      <text:p text:style-name="P3542">WIA: 4284.4764 395581266 2 0 [wiaservc.dll] DeviceClassEnumeratorHandler::ProcessEvent, Message from PnP: Unknown PnP Message</text:p>
      <text:p text:style-name="P3543">WIA: 4284.4764 395581266 0 0 [wiaservc.dll] DeviceClassEnumeratorHandler::ProcessEvent, Processing system event control code 11, event type 32774, completed with with hr 0x00000000</text:p>
      <text:p text:style-name="P3544">WIA: 4284.4764 395581266 0 0 [wiaservc.dll] SCMControlQueue::ControlRequest::~ControlRequest, Control request (control: 11, event type: 32774) deleted</text:p>
      <text:p text:style-name="P3545">WIA: 4284.4764 395581266 0 0 [wiaservc.dll] SCMControlHandler::ControlThread, Requests queue empty, control thread entering sleep...</text:p>
      <text:p text:style-name="P3546">WIA: 4284.4288 395581281 0 0 [wiaservc.dll] SCMControlQueue::Push, SERVICE_CONTROL_DEVICEEVENT (control: 11, event type: 32774): DBT_DEVTYP_HANDLE (6), 424 bytes</text:p>
      <text:p text:style-name="P3547">WIA: 4284.4288 395581281 0 0 [wiaservc.dll] SCMControlQueue::Push, Adding control request to queue (control: 11, event type: 32774)</text:p>
      <text:p text:style-name="P3548">WIA: 4284.4288 395581281 0 0 [wiaservc.dll] SCMControlHandler::ControlFunction, Signaling control thread to resume...</text:p>
      <text:p text:style-name="P3549">WIA: 4284.4288 395581281 0 0 [wiaservc.dll] SCMControlHandler::ControlFunction, Control function (control: 11, event type: 32774) returning</text:p>
      <text:p text:style-name="P3550">WIA: 4284.4764 395581281 0 0 [wiaservc.dll] SCMControlHandler::ControlThread, Resuming control thread...</text:p>
      <text:p text:style-name="P3551">WIA: 4284.4764 395581281 0 0 [wiaservc.dll] SCMControlQueue::Pop, Control request (control: 11, event type: 32774) detached from queue</text:p>
      <text:p text:style-name="P3552">WIA: 4284.4764 395581281 0 0 [wiaservc.dll] SCMControlHandler::ControlThread, Processing control request (control: 11, event type: 32774)...</text:p>
      <text:p text:style-name="P3553">WIA: 4284.4764 395581281 2 0 [wiaservc.dll] Dispatcher::ProcessEvent, System event received: dwControl 11, dwEventType 32774, lpEventData: 0x00000172AB808E70</text:p>
      <text:p text:style-name="P3554">WIA: 4284.4764 395581281 0 0 [wiaservc.dll] DeviceClassEnumeratorHandler::ProcessEvent, Processing system event, control code 11, event type 32774..</text:p>
      <text:p text:style-name="P3555">WIA: 4284.4764 395581281 2 0 [wiaservc.dll] DeviceClassEnumeratorHandler::ProcessEvent, Message from PnP: Unknown PnP Message</text:p>
      <text:p text:style-name="P3556">WIA: 4284.4764 395581281 0 0 [wiaservc.dll] DeviceClassEnumeratorHandler::ProcessEvent, Processing system event control code 11, event type 32774, completed with with hr 0x00000000</text:p>
      <text:p text:style-name="P3557">WIA: 4284.4764 395581281 0 0 [wiaservc.dll] SCMControlQueue::ControlRequest::~ControlRequest, Control request (control: 11, event type: 32774) deleted</text:p>
      <text:p text:style-name="P3558">WIA: 4284.4764 395581281 0 0 [wiaservc.dll] SCMControlHandler::ControlThread, Requests queue empty, control thread entering sleep...</text:p>
      <text:p text:style-name="P3559">WIA: 4284.4288 395584016 0 0 [wiaservc.dll] SCMControlQueue::Push, Adding control request to queue (control: 13, event type: 10)</text:p>
      <text:p text:style-name="P3560">WIA: 4284.4288 395584016 0 0 [wiaservc.dll] SCMControlHandler::ControlFunction, Signaling control thread to resume...</text:p>
      <text:p text:style-name="P3561">WIA: 4284.4288 395584016 0 0 [wiaservc.dll] SCMControlHandler::ControlFunction, Control function (control: 13, event type: 10) returning</text:p>
      <text:p text:style-name="P3562">WIA: 4284.4764 395584016 0 0 [wiaservc.dll] SCMControlHandler::ControlThread, Resuming control thread...</text:p>
      <text:p text:style-name="P3563">WIA: 4284.4764 395584016 0 0 [wiaservc.dll] SCMControlQueue::Pop, Control request (control: 13, event type: 10) detached from queue</text:p>
      <text:p text:style-name="P3564">WIA: 4284.4764 395584016 0 0 [wiaservc.dll] SCMControlHandler::ControlThread, Processing control request (control: 13, event type: 10)...</text:p>
      <text:p text:style-name="P3565">WIA: 4284.4764 395584016 2 0 [wiaservc.dll] Dispatcher::ProcessEvent, System event received: dwControl 13, dwEventType 10,<text:s/>plebe tears<text:s/>: 0x0000000000000000</text:p>
      <text:p text:style-name="P3566">WIA: 4284.4764 395584016 0 0 [wiaservc.dll] DeviceClassEnumeratorHandler::ProcessEvent, Processing system event, control code 13, event type 10..</text:p>
      <text:p text:style-name="P3567">WIA: 4284.4764 395584016 0 0 [wiaservc.dll] DeviceClassEnumeratorHandler::ProcessEvent, Processing system event control code 13, event type 10, completed with with hr 0x00000000</text:p>
      <text:p text:style-name="P3568">WIA: 4284.4764 395584016 2 0 [wiaservc.dll] PowerEventHandler::ProcessEvent, Message from Power Management: PBT_APMPOWERSTATUSCHANGE</text:p>
      <text:p text:style-name="P3569">WIA: 4284.4764 395584016 0 0 [wiaservc.dll] SCMControlQueue::ControlRequest::~ControlRequest, Control request (control: 13, event type: 10) deleted</text:p>
      <text:p text:style-name="P3570">WIA: 4284.4764 395584016 0 0 [wiaservc.dll] SCMControlHandler::ControlThread, Requests queue empty, control thread entering sleep...</text:p>
      <text:p text:style-name="P3571">WIA: 4284.4288 395585313 0 0 [wiaservc.dll] SCMControlQueue::Push, Adding control request to queue (control: 13, event type: 7)</text:p>
      <text:p text:style-name="P3572">WIA: 4284.4288 395585313 0 0 [wiaservc.dll] SCMControlHandler::ControlFunction, Signaling control thread to resume...</text:p>
      <text:p text:style-name="P3573">WIA: 4284.4288 395585313 0 0 [wiaservc.dll] SCMControlHandler::ControlFunction, Control function (control: 13, event type: 7) returning</text:p>
      <text:p text:style-name="P3574">WIA: 4284.4764 395585313 0 0 [wiaservc.dll] SCMControlHandler::ControlThread, Resuming control thread...</text:p>
      <text:p text:style-name="P3575">WIA: 4284.4764 395585313 0 0 [wiaservc.dll] SCMControlQueue::Pop, Control request (control: 13, event type: 7) detached from queue</text:p>
      <text:p text:style-name="P3576">WIA: 4284.4764 395585313 0 0 [wiaservc.dll] SCMControlHandler::ControlThread, Processing control request (control: 13, event type: 7)...</text:p>
      <text:p text:style-name="P3577">WIA: 4284.4764 395585313 2 0 [wiaservc.dll] Dispatcher::ProcessEvent, System event received: dwControl 13, dwEventType 7, lpEventData: 0x0000000000000000</text:p>
      <text:p text:style-name="P3578">WIA: 4284.4764 395585313 0 0 [wiaservc.dll] DeviceClassEnumeratorHandler::ProcessEvent, Processing system event, control code 13, event type 7..</text:p>
      <text:p text:style-name="P3579">WIA: 4284.4764 395585313 0 0 [wiaservc.dll] DeviceClassEnumeratorHandler::ProcessEvent, Processing system event control code 13, event type 7, completed with with hr 0x00000000</text:p>
      <text:p text:style-name="P3580">WIA: 4284.4764 395585313 2 0 [wiaservc.dll] PowerEventHandler::ProcessEvent, Message from Power Management: PBT_APMRESUMESUSPEND</text:p>
      <text:p text:style-name="P3581">WIA: 4284.4764 395585313 0 0 [wiaservc.dll] DeviceListManager::InitializeWSDChallenge, WSD Challenge successfully initiated (thread: 6624)</text:p>
      <text:p text:style-name="P3582">WIA: 4284.4764 395585313 8 0 [wiaservc.dll] RegistryDeviceEnumerator::Refresh, An error occured in RegistryDeviceEnumerator when enumerating the subkeys for (SYSTEM\CurrentControlSet\Control\StillImage\FakeDevices)</text:p>
      <text:p text:style-name="P3583">WIA: 4284.4764 395585313 4 0 [wiaservc.dll] DeviceInfoSet::UnregisterDeviceNotification, Unregistering for PnP notifications on device ({EEC5AD98-8080-425f-922A-DABF3DE3F69A}\0007).</text:p>
      <text:p text:style-name="P3584">WIA: 4284.4764 395585313 4 0 [wiaservc.dll] DeviceInfoSet::UnregisterDeviceNotification, Unregistering for PnP notifications on device ({EEC5AD98-8080-425f-922A-DABF3DE3F69A}\0012).</text:p>
      <text:p text:style-name="P3585">WIA: 4284.4764 395585313 8 0 [wiaservc.dll] DeviceInfoSet::AddDevNodeDevices, The Device Info Set skipped devnode index 4, because its "Subclass" value is not of a compatible correct type.</text:p>
      <text:p text:style-name="P3586">WIA: 4284.4764 395585313 0 0 [wiaservc.dll] USDWrapper::RefreshSettings, Refreshing USDWrapper settings for (Apple iPhone)</text:p>
      <text:p text:style-name="P3587">WIA: 4284.4764 395585313 0 0 [wiaservc.dll] USDWrapper::RefreshSettings, Updating the current settings for (Apple iPhone) from Registry</text:p>
      <text:p text:style-name="P3588">WIA: 4284.4764 395585313 0 0 [wiaservc.dll] USDWrapper::RefreshSettings, (Apple iPhone) is a WIA device (internal type: 0x00000031)</text:p>
      <text:p text:style-name="P3589">WIA: 4284.4764 395585313 8 0 [wiaservc.dll] DeviceInfoSet::GetDeviceStatus, CM_Get_DevNode_Status for device ({EEC5AD98-8080-425f-922A-DABF3DE3F69A}\0000) failed, return code 0x0000000D, DEV_STATE_ACTIVE not set</text:p>
      <text:p text:style-name="P3590">WIA: 4284.4764 395585313 4 0 [wiaservc.dll] USDWrapper::RefreshSettings, Device state for (Apple iPhone) remains 0x00000000</text:p>
      <text:p text:style-name="P3591">WIA: 4284.4764 395585313 4 0 [wiaservc.dll] USDWrapper::RefreshSettings, Device state 0x00000001 means 'disabled', 0x00000002 'removed', <text:s/>0x00000004 'active'</text:p>
      <text:p text:style-name="P3592">WIA: 4284.4764 395585313 4 0 [wiaservc.dll] USDWrapper::RefreshSettings, Previous PnP identifier of (Apple iPhone): \\?\usb#vid_05ac&amp;pid_12a8&amp;mi_00#6&amp;3a59852d&amp;0&amp;0000#{6bdd1fc6-810f-11d0-bec7-08002be2092f}</text:p>
      <text:p text:style-name="P3593">WIA: 4284.4764 395585313 4 0 [wiaservc.dll] USDWrapper::RefreshSettings, New PnP identifier for (Apple iPhone): \\?\usb#vid_05ac&amp;pid_12a8&amp;mi_00#6&amp;3a59852d&amp;0&amp;0000#{6bdd1fc6-810f-11d0-bec7-08002be2092f}</text:p>
      <text:p text:style-name="P3594">WIA: 4284.4764 395585313 0 0 [wiaservc.dll] USDWrapper::RefreshSettings, Refreshing USDWrapper settings for (Apple iPhone)</text:p>
      <text:p text:style-name="P3595">WIA: 4284.4764 395585313 0 0 [wiaservc.dll] USDWrapper::RefreshSettings, Updating the current settings for (Apple iPhone) from Registry</text:p>
      <text:p text:style-name="P3596">WIA: 4284.4764 395585328 0 0 [wiaservc.dll] USDWrapper::RefreshSettings, (Apple iPhone) is a WIA device (internal type: 0x00000031)</text:p>
      <text:p text:style-name="P3597">WIA: 4284.4764 395585328 8 0 [wiaservc.dll] DeviceInfoSet::GetDeviceStatus, CM_Get_DevNode_Status for device ({EEC5AD98-8080-425f-922A-DABF3DE3F69A}\0004) failed, return code 0x0000000D, DEV_STATE_ACTIVE not set</text:p>
      <text:p text:style-name="P3598">WIA: 4284.4764 395585328 4 0 [wiaservc.dll] USDWrapper::RefreshSettings, Device state for (Apple iPhone) remains 0x00000000</text:p>
      <text:p text:style-name="P3599">WIA: 4284.4764 395585328 4 0 [wiaservc.dll] USDWrapper::RefreshSettings, Device state 0x00000001 means 'disabled', 0x00000002 'removed', <text:s/>0x00000004 'active'</text:p>
      <text:p text:style-name="P3600">WIA: 4284.4764 395585328 4 0 [wiaservc.dll] USDWrapper::RefreshSettings, Previous PnP identifier of (Apple iPhone): \\?\usb#vid_05ac&amp;pid_12a8&amp;mi_00#6&amp;18e6aee5&amp;0&amp;0000#{6bdd1fc6-810f-11d0-bec7-08002be2092f}</text:p>
      <text:p text:style-name="P3601">WIA: 4284.4764 395585328 4 0 [wiaservc.dll] USDWrapper::RefreshSettings, New PnP identifier for (Apple iPhone): \\?\usb#vid_05ac&amp;pid_12a8&amp;mi_00#6&amp;18e6aee5&amp;0&amp;0000#{6bdd1fc6-810f-11d0-bec7-08002be2092f}</text:p>
      <text:p text:style-name="P3602">WIA: 4284.4764 395585328 0 0 [wiaservc.dll] USDWrapper::RefreshSettings, Refreshing USDWrapper settings for (Apple iPhone)</text:p>
      <text:p text:style-name="P3603">WIA: 4284.4764 395585328 0 0 [wiaservc.dll] USDWrapper::RefreshSettings, Updating the current settings for (Apple iPhone) from Registry</text:p>
      <text:p text:style-name="P3604">WIA: 4284.4764 395585328 0 0 [wiaservc.dll] USDWrapper::RefreshSettings, (Apple iPhone) is a WIA device (internal type: 0x00000031)</text:p>
      <text:p text:style-name="P3605">WIA: 4284.4764 395585328 8 0 [wiaservc.dll] DeviceInfoSet::GetDeviceStatus, DevNode status for device ({EEC5AD98-8080-425f-922A-DABF3DE3F69A}\0007): 0x0180200A, problem number: 0</text:p>
      <text:p text:style-name="P3606">WIA: 4284.4764 395585328 8 0 [wiaservc.dll] DeviceInfoSet::MapCMStatusToDeviceState, DN_STARTED (0x00000008)</text:p>
      <text:p text:style-name="P3607">WIA: 4284.4764 395585328 4 0 [wiaservc.dll] USDWrapper::RefreshSettings, Device state for (Apple iPhone) remains 0x00000004</text:p>
      <text:p text:style-name="P3608">WIA: 4284.4764 395585328 4 0 [wiaservc.dll] USDWrapper::RefreshSettings, Device state 0x00000001 means 'disabled', 0x00000002 'removed', <text:s/>0x00000004 'active'</text:p>
      <text:p text:style-name="P3609">WIA: 4284.4764 395585328 4 0 [wiaservc.dll] USDWrapper::RefreshSettings, Previous PnP identifier of (Apple iPhone): \\?\usb#vid_05ac&amp;pid_12a8&amp;mi_00#6&amp;2cf63e83&amp;0&amp;0000#{6bdd1fc6-810f-11d0-bec7-08002be2092f}</text:p>
      <text:p text:style-name="P3610">WIA: 4284.4764 395585328 4 0 [wiaservc.dll] USDWrapper::RefreshSettings, New PnP identifier for (Apple iPhone): \\?\usb#vid_05ac&amp;pid_12a8&amp;mi_00#6&amp;2cf63e83&amp;0&amp;0000#{6bdd1fc6-810f-11d0-bec7-08002be2092f}</text:p>
      <text:p text:style-name="P3611">WIA: 4284.4764 395585328 0 0 [wiaservc.dll] USDWrapper::RefreshSettings, Refreshing USDWrapper settings for (E:\)</text:p>
      <text:p text:style-name="P3612">WIA: 4284.4764 395585328 0 0 [wiaservc.dll] USDWrapper::RefreshSettings, Updating the current settings for (E:\) from Registry</text:p>
      <text:p text:style-name="P3613">WIA: 4284.6624 395585328 80000000 0 [wiaservc.dll] InitializeWSDChallenge, Intializing WSD Challenge for {6BDD1FC6-810F-11D0-BEC7-08002BE2092F}..</text:p>
      <text:p text:style-name="P3614">WIA: 4284.6624 395585328 80000000 0 [wiaservc.dll] InitializeWSDChallenge, Intialize WSD Challenge...</text:p>
      <text:p text:style-name="P3615">WIA: 4284.4764 395585328 0 0 [wiaservc.dll] USDWrapper::RefreshSettings, (E:\) is a WIA device (internal type: 0x00000031)</text:p>
      <text:p text:style-name="P3616">WIA: 4284.4764 395585328 8 0 [wiaservc.dll] DeviceInfoSet::GetDeviceStatus, CM_Get_DevNode_Status for device ({EEC5AD98-8080-425f-922A-DABF3DE3F69A}\0017) failed, return code 0x0000000D, DEV_STATE_ACTIVE not set</text:p>
      <text:p text:style-name="P3617">WIA: 4284.4764 395585328 4 0 [wiaservc.dll] USDWrapper::RefreshSettings, Device state for (E:\) remains 0x00000000</text:p>
      <text:p text:style-name="P3618">WIA: 4284.4764 395585328 4 0 [wiaservc.dll] USDWrapper::RefreshSettings, Device state 0x00000001 means 'disabled', 0x00000002 'removed', <text:s/>0x00000004 'active'</text:p>
      <text:p text:style-name="P3619">WIA: 4284.4764 395585328 4 0 [wiaservc.dll] USDWrapper::RefreshSettings, Previous PnP identifier of (E:\): \\?\swd#wpdbusenum#_??_pcistor#disk&amp;ven_rsper&amp;prod_rts5208lun0&amp;rev_1.00#0000#{53f56307-b6bf-11d0-94f2-00a0c91efb8b}#{6bdd1fc6-810f-11d0-bec7-08002be2092f}</text:p>
      <text:p text:style-name="P3620">WIA: 4284.4764 395585328 4 0 [wiaservc.dll] USDWrapper::RefreshSettings, New PnP identifier for (E:\): \\?\swd#wpdbusenum#_??_pcistor#disk&amp;ven_rsper&amp;prod_rts5208lun0&amp;rev_1.00#0000#{53f56307-b6bf-11d0-94f2-00a0c91efb8b}#{6bdd1fc6-810f-11d0-bec7-08002be2092f}</text:p>
      <text:p text:style-name="P3621">WIA: 4284.4764 395585328 0 0 [wiaservc.dll] USDWrapper::RefreshSettings, Refreshing USDWrapper settings for (Apple iPod)</text:p>
      <text:p text:style-name="P3622">WIA: 4284.4764 395585328 0 0 [wiaservc.dll] USDWrapper::RefreshSettings, Updating the current settings for (Apple iPod) from Registry</text:p>
      <text:p text:style-name="P3623">WIA: 4284.4764 395585328 0 0 [wiaservc.dll] USDWrapper::RefreshSettings, (Apple iPod) is a WIA device (internal type: 0x00000031)</text:p>
      <text:p text:style-name="P3624">WIA: 4284.4764 395585328 8 0 [wiaservc.dll] DeviceInfoSet::GetDeviceStatus, CM_Get_DevNode_Status for device ({EEC5AD98-8080-425f-922A-DABF3DE3F69A}\0003) failed, return code 0x0000000D, DEV_STATE_ACTIVE not set</text:p>
      <text:p text:style-name="P3625">WIA: 4284.4764 395585328 4 0 [wiaservc.dll] USDWrapper::RefreshSettings, Device state for (Apple iPod) remains 0x00000000</text:p>
      <text:p text:style-name="P3626">WIA: 4284.4764 395585328 4 0 [wiaservc.dll] USDWrapper::RefreshSettings, Device state 0x00000001 means 'disabled', 0x00000002 'removed', <text:s/>0x00000004 'active'</text:p>
      <text:p text:style-name="P3627">WIA: 4284.4764 395585328 4 0 [wiaservc.dll] USDWrapper::RefreshSettings, Previous PnP identifier of (Apple iPod): \\?\usb#vid_05ac&amp;pid_12aa&amp;mi_00#6&amp;3753cc17&amp;0&amp;0000#{6bdd1fc6-810f-11d0-bec7-08002be2092f}</text:p>
      <text:p text:style-name="P3628">WIA: 4284.4764 395585328 4 0 [wiaservc.dll] USDWrapper::RefreshSettings, New PnP identifier for (Apple iPod): \\?\usb#vid_05ac&amp;pid_12aa&amp;mi_00#6&amp;3753cc17&amp;0&amp;0000#{6bdd1fc6-810f-11d0-bec7-08002be2092f}</text:p>
      <text:p text:style-name="P3629">WIA: 4284.4764 395585328 0 0 [wiaservc.dll] USDWrapper::RefreshSettings, Refreshing USDWrapper settings for (LG K9)</text:p>
      <text:p text:style-name="P3630">WIA: 4284.4764 395585328 0 0 [wiaservc.dll] USDWrapper::RefreshSettings, Updating the current settings for (LG K9) from Registry</text:p>
      <text:p text:style-name="P3631">WIA: 4284.4764 395585328 0 0 [wiaservc.dll] USDWrapper::RefreshSettings, (LG K9) is a WIA device (internal type: 0x00000031)</text:p>
      <text:p text:style-name="P3632">WIA: 4284.4764 395585328 8 0 [wiaservc.dll] DeviceInfoSet::GetDeviceStatus, DevNode status for device ({EEC5AD98-8080-425f-922A-DABF3DE3F69A}\0012): 0x0180600A, problem number: 0</text:p>
      <text:p text:style-name="P3633">WIA: 4284.4764 395585328 8 0 [wiaservc.dll] DeviceInfoSet::MapCMStatusToDeviceState, DN_STARTED (0x00000008)</text:p>
      <text:p text:style-name="P3634">WIA: 4284.4764 395585328 4 0 [wiaservc.dll] USDWrapper::RefreshSettings, Device state for (LG K9) remains 0x00000004</text:p>
      <text:p text:style-name="P3635">WIA: 4284.4764 395585328 4 0 [wiaservc.dll] USDWrapper::RefreshSettings, Device state 0x00000001 means 'disabled', 0x00000002 'removed', <text:s/>0x00000004 'active'</text:p>
      <text:p text:style-name="P3636">WIA: 4284.4764 395585328 4 0 [wiaservc.dll] USDWrapper::RefreshSettings, Previous PnP identifier of (LG K9): \\?\usb#vid_1004&amp;pid_633e#lmx2103daa620b#{6bdd1fc6-810f-11d0-bec7-08002be2092f}</text:p>
      <text:p text:style-name="P3637">WIA: 4284.4764 395585328 4 0 [wiaservc.dll] USDWrapper::RefreshSettings, New PnP identifier for (LG K9): \\?\usb#vid_1004&amp;pid_633e#lmx2103daa620b#{6bdd1fc6-810f-11d0-bec7-08002be2092f}</text:p>
      <text:p text:style-name="P3638">WIA: 4284.4764 395585328 0 0 [wiaservc.dll] USDWrapper::RefreshSettings, Refreshing USDWrapper settings for (LG K4 (2017))</text:p>
      <text:p text:style-name="P3639">WIA: 4284.4764 395585328 0 0 [wiaservc.dll] USDWrapper::RefreshSettings, Updating the current settings for (LG K4 (2017)) from Registry</text:p>
      <text:p text:style-name="P3640">WIA: 4284.4764 395585328 0 0 [wiaservc.dll] USDWrapper::RefreshSettings, (LG K4 (2017)) is a WIA device (internal type: 0x00000031)</text:p>
      <text:p text:style-name="P3641">WIA: 4284.4764 395585328 8 0 [wiaservc.dll] DeviceInfoSet::GetDeviceStatus, CM_Get_DevNode_Status for device ({EEC5AD98-8080-425f-922A-DABF3DE3F69A}\0014) failed, return code 0x0000000D, DEV_STATE_ACTIVE not set</text:p>
      <text:p text:style-name="P3642">WIA: 4284.4764 395585328 4 0 [wiaservc.dll] USDWrapper::RefreshSettings, Device state for (LG K4 (2017)) remains 0x00000000</text:p>
      <text:p text:style-name="P3643">WIA: 4284.4764 395585328 4 0 [wiaservc.dll] USDWrapper::RefreshSettings, Device state 0x00000001 means 'disabled', 0x00000002 'removed', <text:s/>0x00000004 'active'</text:p>
      <text:p text:style-name="P3644">WIA: 4284.4764 395585328 4 0 [wiaservc.dll] USDWrapper::RefreshSettings, Previous PnP identifier of (LG K4 (2017)): \\?\usb#vid_1004&amp;pid_631c#lgm151f2d50606#{6bdd1fc6-810f-11d0-bec7-08002be2092f}</text:p>
      <text:p text:style-name="P3645">WIA: 4284.4764 395585328 4 0 [wiaservc.dll] USDWrapper::RefreshSettings, New PnP identifier for (LG K4 (2017)): \\?\usb#vid_1004&amp;pid_631c#lgm151f2d50606#{6bdd1fc6-810f-11d0-bec7-08002be2092f}</text:p>
      <text:p text:style-name="P3646">WIA: 4284.4764 395585328 80000000 0 [wiaservc.dll] DeviceListManager::Enumerate, The DeviceListManager is done enumerating devices</text:p>
      <text:p text:style-name="P3647">WIA: 4284.4764 395585328 8 0 [wiaservc.dll] DeviceListManager::DeviceCallback, The device (Apple iPhone) seems to be inactive - its driver will not be loaded</text:p>
      <text:p text:style-name="P3648">WIA: 4284.4764 395585328 8 0 [wiaservc.dll] DeviceListManager::DeviceCallback, The device (Apple iPhone) seems to be inactive - its driver will not be loaded</text:p>
      <text:p text:style-name="P3649">WIA: 4284.4764 395585328 8 0 [wiaservc.dll] DeviceListManager::DeviceCallback, The device (Apple iPhone) seems to be active - its driver can be used</text:p>
      <text:p text:style-name="P3650">WIA: 4284.4764 395585328 4 0 [wiaservc.dll] USDWrapper::LoadDriver, Driver for (Apple iPhone) is already loaded</text:p>
      <text:p text:style-name="P3651">WIA: 4284.4764 395585328 4 0 [wiaservc.dll] USDWrapper::LoadDriver, Driver for (Apple iPhone) is currently loaded</text:p>
      <text:p text:style-name="P3652">WIA: 4284.4764 395585328 4 0 [wiaservc.dll] DeviceInfoSet::RegisterDeviceNotificationW, Registered for PnP notifications on device ({EEC5AD98-8080-425f-922A-DABF3DE3F69A}\0007)</text:p>
      <text:p text:style-name="P3653">WIA: 4284.4764 395585328 8 0 [wiaservc.dll] DeviceListManager::DeviceCallback, The device (E:\) seems to be inactive - its driver will not be loaded</text:p>
      <text:p text:style-name="P3654">WIA: 4284.4764 395585328 8 0 [wiaservc.dll] DeviceListManager::DeviceCallback, The device (Apple iPod) seems to be inactive - its driver will not be loaded</text:p>
      <text:p text:style-name="P3655">WIA: 4284.4764 395585328 8 0 [wiaservc.dll] DeviceListManager::DeviceCallback, The device (LG K9) seems to be active - its driver can be used</text:p>
      <text:p text:style-name="P3656">WIA: 4284.4764 395585328 4 0 [wiaservc.dll] USDWrapper::LoadDriver, Driver for (LG K9) is already loaded</text:p>
      <text:p text:style-name="P3657">WIA: 4284.4764 395585328 4 0 [wiaservc.dll] USDWrapper::LoadDriver, Driver for (LG K9) is currently loaded</text:p>
      <text:p text:style-name="P3658">WIA: 4284.4764 395585344 4 0 [wiaservc.dll] DeviceInfoSet::RegisterDeviceNotificationW, Registered for PnP notifications on device ({EEC5AD98-8080-425f-922A-DABF3DE3F69A}\0012)</text:p>
      <text:p text:style-name="P3659">WIA: 4284.4764 395585344 8 0 [wiaservc.dll] DeviceListManager::DeviceCallback, The device (LG K4 (2017)) seems to be inactive - its driver will not be loaded</text:p>
      <text:p text:style-name="P3660">WIA: 4284.4764 395585344 2 0 [wiaservc.dll] SCMControlHandler::UpdateServiceStatus, Updating service status. CurrentState=SERVICE_RUNNING, StateCode=4, WaitHint=0</text:p>
      <text:p text:style-name="P3661">WIA: 4284.4764 395585344 2 0 [wiaservc.dll] PowerEventHandler::DeviceCallback, Notifying (Apple iPhone) of WIA_EVENT_POWER_RESUME (2)</text:p>
      <text:p text:style-name="P3662">WIA: 4284.4764 395585453 0 0 [wiaservc.dll] USDWrapper::WIA_drvNotifyPnpEvent, Power management: disable system initiated sleep to call IWiaMiniDrv::drvNotifyPnPEvent for (Apple iPhone)...</text:p>
      <text:p text:style-name="P3663">WIA: 4284.4764 395585453 0 0 [wiaservc.dll] USDWrapper::WIA_drvNotifyPnpEvent, The WIA service is preparing to call IWiaMiniDrv::drvNotifyPnpEvent from the driver for (Apple iPhone) ...</text:p>
      <text:p text:style-name="P3664">WIA: 4284.4764 395585453 0 0 [wiaservc.dll] USDWrapper::WIA_drvNotifyPnpEvent, The WIA service is calling IWiaMiniDrv::drvNotifyPnpEvent from the driver (Apple iPhone) ...</text:p>
      <text:p text:style-name="P3665">WIA: 4284.4764 395585453 0 0 [wiaservc.dll] USDWrapper::WIA_drvNotifyPnpEvent, (Apple iPhone) completed IWiaMiniDrv::drvNotifyPnpEvent returning hr 0x00000000</text:p>
      <text:p text:style-name="P3666">WIA: 4284.4764 395585453 0 0 [wiaservc.dll] USDWrapper::WIA_drvNotifyPnpEvent, Power management: restore system initiated sleep...</text:p>
      <text:p text:style-name="P3667">WIA: 4284.4764 395585453 2 0 [wiaservc.dll] PowerEventHandler::DeviceCallback, Notifying (LG K9) of WIA_EVENT_POWER_RESUME (2)</text:p>
      <text:p text:style-name="P3668">WIA: 4284.4764 395585453 0 0 [wiaservc.dll] USDWrapper::WIA_drvNotifyPnpEvent, Power management: disable system initiated sleep to call IWiaMiniDrv::drvNotifyPnPEvent for (LG K9)...</text:p>
      <text:p text:style-name="P3669">WIA: 4284.4764 395585453 0 0 [wiaservc.dll] USDWrapper::WIA_drvNotifyPnpEvent, The WIA service is preparing to call IWiaMiniDrv::drvNotifyPnpEvent from the driver for (LG K9) ...</text:p>
      <text:p text:style-name="P3670">WIA: 4284.4764 395585453 0 0 [wiaservc.dll] USDWrapper::WIA_drvNotifyPnpEvent, The WIA service is calling IWiaMiniDrv::drvNotifyPnpEvent from the driver (LG K9) ...</text:p>
      <text:p text:style-name="P3671">WIA: 4284.4764 395585453 0 0 [wiaservc.dll] USDWrapper::WIA_drvNotifyPnpEvent, (LG K9) completed IWiaMiniDrv::drvNotifyPnpEvent returning hr 0x00000000</text:p>
      <text:p text:style-name="P3672">WIA: 4284.4764 395585453 0 0 [wiaservc.dll] USDWrapper::WIA_drvNotifyPnpEvent, Power management: restore system initiated sleep...</text:p>
      <text:p text:style-name="P3673">WIA: 4284.4764 395585453 0 0 [wiaservc.dll] SCMControlQueue::ControlRequest::~ControlRequest, Control request (control: 13, event type: 7) deleted</text:p>
      <text:p text:style-name="P3674">WIA: 4284.4764 395585453 0 0 [wiaservc.dll] SCMControlHandler::ControlThread, Requests queue empty, control thread entering sleep...</text:p>
      <text:p text:style-name="P3675">WIA: 4284.4288 395585625 0 0 [wiaservc.dll] SCMControlQueue::Push, Adding control request to queue (control: 13, event type: 18)</text:p>
      <text:p text:style-name="P3676">WIA: 4284.4288 395585625 0 0 [wiaservc.dll] SCMControlHandler::ControlFunction, Signaling control thread to resume...</text:p>
      <text:p text:style-name="P3677">WIA: 4284.4288 395585625 0 0 [wiaservc.dll] SCMControlHandler::ControlFunction, Control function (control: 13, event type: 18) returning</text:p>
      <text:p text:style-name="P3678">WIA: 4284.4764 395585625 0 0 [wiaservc.dll] SCMControlHandler::ControlThread, Resuming control thread...</text:p>
      <text:p text:style-name="P3679">WIA: 4284.4764 395585625 0 0 [wiaservc.dll] SCMControlQueue::Pop, Control request (control: 13, event type: 18) detached from queue</text:p>
      <text:p text:style-name="P3680">WIA: 4284.4764 395585625 0 0 [wiaservc.dll] SCMControlHandler::ControlThread, Processing control request (control: 13, event type: 18)...</text:p>
      <text:p text:style-name="P3681">WIA: 4284.4764 395585625 2 0 [wiaservc.dll] Dispatcher::ProcessEvent, System event received: dwControl 13, dwEventType 18, lpEventData: 0x0000000000000000</text:p>
      <text:p text:style-name="P3682">WIA: 4284.4764 395585625 0 0 [wiaservc.dll] DeviceClassEnumeratorHandler::ProcessEvent, Processing system event, control code 13, event type 18..</text:p>
      <text:p text:style-name="P3683">WIA: 4284.4764 395585625 0 0 [wiaservc.dll] DeviceClassEnumeratorHandler::ProcessEvent, Processing system event control code 13, event type 18, completed with with hr 0x00000000</text:p>
      <text:p text:style-name="P3684">WIA: 4284.4764 395585625 2 0 [wiaservc.dll] PowerEventHandler::ProcessEvent, Message from Power Management: PBT_APMRESUMEAUTOMATIC</text:p>
      <text:p text:style-name="P3685">WIA: 4284.4764 395585625 0 0 [wiaservc.dll] SCMControlQueue::ControlRequest::~ControlRequest, Control request (control: 13, event type: 18) deleted</text:p>
      <text:p text:style-name="P3686">WIA: 4284.4764 395585625 0 0 [wiaservc.dll] SCMControlHandler::ControlThread, Requests queue empty, control thread entering sleep...</text:p>
      <text:p text:style-name="P3687">WIA: 4284.4288 395683406 0 0 [wiaservc.dll] SCMControlQueue::Push, SERVICE_CONTROL_DEVICEEVENT (control: 11, event type: 32774): DBT_DEVTYP_HANDLE (6), 424 bytes</text:p>
      <text:p text:style-name="P3688">WIA: 4284.4288 395683406 0 0 [wiaservc.dll] SCMControlQueue::Push, Adding control request to queue (control: 11, event type: 32774)</text:p>
      <text:p text:style-name="P3689">WIA: 4284.4288 395683406 0 0 [wiaservc.dll] SCMControlHandler::ControlFunction, Signaling control thread to resume...</text:p>
      <text:p text:style-name="P3690">WIA: 4284.4288 395683406 0 0 [wiaservc.dll] SCMControlHandler::ControlFunction, Control function (control: 11, event type: 32774) returning</text:p>
      <text:p text:style-name="P3691">WIA: 4284.4764 395683406 0 0 [wiaservc.dll] SCMControlHandler::ControlThread, Resuming control thread...</text:p>
      <text:p text:style-name="P3692">WIA: 4284.4764 395683406 0 0 [wiaservc.dll] SCMControlQueue::Pop, Control request (control: 11, event type: 32774) detached from queue</text:p>
      <text:p text:style-name="P3693">WIA: 4284.4764 395683406 0 0 [wiaservc.dll] SCMControlHandler::ControlThread, Processing control request (control: 11, event type: 32774)...</text:p>
      <text:p text:style-name="P3694">WIA: 4284.4764 395683406 2 0 [wiaservc.dll] Dispatcher::ProcessEvent, System event received: dwControl 11, dwEventType 32774, lpEventData: 0x00000172AB809160</text:p>
      <text:p text:style-name="P3695">WIA: 4284.4764 395683406 0 0 [wiaservc.dll] DeviceClassEnumeratorHandler::ProcessEvent, Processing system event, control code 11, event type 32774..</text:p>
      <text:p text:style-name="P3696">WIA: 4284.4764 395683406 2 0 [wiaservc.dll] DeviceClassEnumeratorHandler::ProcessEvent, Message from PnP: Unknown PnP Message</text:p>
      <text:p text:style-name="P3697">WIA: 4284.4764 395683406 0 0 [wiaservc.dll] DeviceClassEnumeratorHandler::ProcessEvent, Processing system event control code 11, event type 32774, completed with with hr 0x00000000</text:p>
      <text:p text:style-name="P3698">WIA: 4284.4764 395683406 0 0 [wiaservc.dll] SCMControlQueue::ControlRequest::~ControlRequest, Control request (control: 11, event type: 32774) deleted</text:p>
      <text:p text:style-name="P3699">WIA: 4284.4764 395683406 0 0 [wiaservc.dll] SCMControlHandler::ControlThread, Requests queue empty, control thread entering sleep...</text:p>
      <text:p text:style-name="P3700">WIA: 4284.4288 395804406 0 0 [wiaservc.dll] SCMControlQueue::Push, SERVICE_CONTROL_DEVICEEVENT (control: 11, event type: 32774): DBT_DEVTYP_HANDLE (6), 424 bytes</text:p>
      <text:p text:style-name="P3701">WIA: 4284.4288 395804406 0 0 [wiaservc.dll] SCMControlQueue::Push, Adding control request to queue (control: 11, event type: 32774)</text:p>
      <text:p text:style-name="P3702">WIA: 4284.4288 395804406 0 0 [wiaservc.dll] SCMControlHandler::ControlFunction, Signaling control thread to resume...</text:p>
      <text:p text:style-name="P3703">WIA: 4284.4288 395804406 0 0 [wiaservc.dll] SCMControlHandler::ControlFunction, Control function (control: 11, event type: 32774) returning</text:p>
      <text:p text:style-name="P3704">WIA: 4284.4764 395804406 0 0 [wiaservc.dll] SCMControlHandler::ControlThread, Resuming control thread...</text:p>
      <text:p text:style-name="P3705">WIA: 4284.4764 395804406 0 0 [wiaservc.dll] SCMControlQueue::Pop, Control request (control: 11, event type: 32774) detached from queue</text:p>
      <text:p text:style-name="P3706">WIA: 4284.4764 395804406 0 0 [wiaservc.dll] SCMControlHandler::ControlThread, Processing control request (control: 11, event type: 32774)...</text:p>
      <text:p text:style-name="P3707">WIA: 4284.4764 395804406 2 0 [wiaservc.dll] Dispatcher::ProcessEvent, System event received: dwControl 11, dwEventType 32774, lpEventData: 0x00000172AB809160</text:p>
      <text:p text:style-name="P3708">WIA: 4284.4764 395804406 0 0 [wiaservc.dll] DeviceClassEnumeratorHandler::ProcessEvent, Processing system event, control code 11, event type 32774..</text:p>
      <text:p text:style-name="P3709">WIA: 4284.4764 395804406 2 0 [wiaservc.dll] DeviceClassEnumeratorHandler::ProcessEvent, Message from PnP: Unknown PnP Message</text:p>
      <text:p text:style-name="P3710">WIA: 4284.4764 395804406 0 0 [wiaservc.dll] DeviceClassEnumeratorHandler::ProcessEvent, Processing system event control code 11, event type 32774, completed with with hr 0x00000000</text:p>
      <text:p text:style-name="P3711">WIA: 4284.4764 395804406 0 0 [wiaservc.dll] SCMControlQueue::ControlRequest::~ControlRequest, Control request (control: 11, event type: 32774) deleted</text:p>
      <text:p text:style-name="P3712">WIA: 4284.4764 395804406 0 0 [wiaservc.dll] SCMControlHandler::ControlThread, Requests queue empty, control thread entering sleep...</text:p>
      <text:p text:style-name="P3713">WIA: 4284.4288 395951641 0 0 [wiaservc.dll] SCMControlQueue::Push, SERVICE_CONTROL_DEVICEEVENT (control: 11, event type: 32774): DBT_DEVTYP_HANDLE (6), 424 bytes</text:p>
      <text:p text:style-name="P3714">WIA: 4284.4288 395951641 0 0 [wiaservc.dll] SCMControlQueue::Push, Adding control request to queue (control: 11, event type: 32774)</text:p>
      <text:p text:style-name="P3715">WIA: 4284.4288 395951641 0 0 [wiaservc.dll] SCMControlHandler::ControlFunction, Signaling control thread to resume...</text:p>
      <text:p text:style-name="P3716">WIA: 4284.4288 395951641 0 0 [wiaservc.dll] SCMControlHandler::ControlFunction, Control function (control: 11, event type: 32774) returning</text:p>
      <text:p text:style-name="P3717">WIA: 4284.4764 395951641 0 0 [wiaservc.dll] SCMControlHandler::ControlThread, Resuming control thread...</text:p>
      <text:p text:style-name="P3718">WIA: 4284.4764 395951641 0 0 [wiaservc.dll] SCMControlQueue::Pop, Control request (control: 11, event type: 32774) detached from queue</text:p>
      <text:p text:style-name="P3719">WIA: 4284.4764 395951641 0 0 [wiaservc.dll] SCMControlHandler::ControlThread, Processing control request (control: 11, event type: 32774)...</text:p>
      <text:p text:style-name="P3720">WIA: 4284.4764 395951641 2 0 [wiaservc.dll] Dispatcher::ProcessEvent, System event received: dwControl 11, dwEventType 32774, lpEventData: 0x00000172AB809160</text:p>
      <text:p text:style-name="P3721">WIA: 4284.4764 395951641 0 0 [wiaservc.dll] DeviceClassEnumeratorHandler::ProcessEvent, Processing system event, control code 11, event type 32774..</text:p>
      <text:p text:style-name="P3722">WIA: 4284.4764 395951641 2 0 [wiaservc.dll] DeviceClassEnumeratorHandler::ProcessEvent, Message from PnP: Unknown PnP Message</text:p>
      <text:p text:style-name="P3723">WIA: 4284.4764 395951641 0 0 [wiaservc.dll] DeviceClassEnumeratorHandler::ProcessEvent, Processing system event control code 11, event type 32774, completed with with hr 0x00000000</text:p>
      <text:p text:style-name="P3724">WIA: 4284.4764 395951641 0 0 [wiaservc.dll] SCMControlQueue::ControlRequest::~ControlRequest, Control request (control: 11, event type: 32774) deleted</text:p>
      <text:p text:style-name="P3725">WIA: 4284.4764 395951641 0 0 [wiaservc.dll] SCMControlHandler::ControlThread, Requests queue empty, control thread entering sleep...</text:p>
      <text:p text:style-name="P3726">WIA: 4284.4288 396068297 0 0 [wiaservc.dll] SCMControlQueue::Push, SERVICE_CONTROL_DEVICEEVENT (control: 11, event type: 32774): DBT_DEVTYP_HANDLE (6), 424 bytes</text:p>
      <text:p text:style-name="P3727">WIA: 4284.4288 396068297 0 0 [wiaservc.dll] SCMControlQueue::Push, Adding control request to queue (control: 11, event type: 32774)</text:p>
      <text:p text:style-name="P3728">WIA: 4284.4288 396068297 0 0 [wiaservc.dll] SCMControlHandler::ControlFunction, Signaling control thread to resume...</text:p>
      <text:p text:style-name="P3729">WIA: 4284.4288 396068297 0 0 [wiaservc.dll] SCMControlHandler::ControlFunction, Control function (control: 11, event type: 32774) returning</text:p>
      <text:p text:style-name="P3730">WIA: 4284.4764 396068297 0 0 [wiaservc.dll] SCMControlHandler::ControlThread, Resuming control thread...</text:p>
      <text:p text:style-name="P3731">WIA: 4284.4764 396068297 0 0 [wiaservc.dll] SCMControlQueue::Pop, Control request (control: 11, event type: 32774) detached from queue</text:p>
      <text:p text:style-name="P3732">WIA: 4284.4764 396068297 0 0 [wiaservc.dll] SCMControlHandler::ControlThread, Processing control request (control: 11, event type: 32774)...</text:p>
      <text:p text:style-name="P3733">WIA: 4284.4764 396068297 2 0 [wiaservc.dll] Dispatcher::ProcessEvent, System event received: dwControl 11, dwEventType 32774, lpEventData: 0x00000172AB809160</text:p>
      <text:p text:style-name="P3734">WIA: 4284.4764 396068297 0 0 [wiaservc.dll] DeviceClassEnumeratorHandler::ProcessEvent, Processing system event, control code 11, event type 32774..</text:p>
      <text:p text:style-name="P3735">WIA: 4284.4764 396068297 2 0 [wiaservc.dll] DeviceClassEnumeratorHandler::ProcessEvent, Message from PnP: Unknown PnP Message</text:p>
      <text:p text:style-name="P3736">WIA: 4284.4764 396068297 0 0 [wiaservc.dll] DeviceClassEnumeratorHandler::ProcessEvent, Processing system event control code 11, event type 32774, completed with with hr 0x00000000</text:p>
      <text:p text:style-name="P3737">WIA: 4284.4764 396068297 0 0 [wiaservc.dll] SCMControlQueue::ControlRequest::~ControlRequest, Control request (control: 11, event type: 32774) deleted</text:p>
      <text:p text:style-name="P3738">WIA: 4284.4764 396068297 0 0 [wiaservc.dll] SCMControlHandler::ControlThread, Requests queue empty, control thread entering sleep...</text:p>
      <text:p text:style-name="P3739">WIA: 4284.4288 396167469 0 0 [wiaservc.dll] SCMControlQueue::Push, SERVICE_CONTROL_DEVICEEVENT (control: 11, event type: 32774): DBT_DEVTYP_HANDLE (6), 424 bytes</text:p>
      <text:p text:style-name="P3740">WIA: 4284.4288 396167469 0 0 [wiaservc.dll] SCMControlQueue::Push, Adding control request to queue (control: 11, event type: 32774)</text:p>
      <text:p text:style-name="P3741">WIA: 4284.4288 396167469 0 0 [wiaservc.dll] SCMControlHandler::ControlFunction, Signaling control thread to resume...</text:p>
      <text:p text:style-name="P3742">WIA: 4284.4288 396167484 0 0 [wiaservc.dll] SCMControlHandler::ControlFunction, Control function (control: 11, event type: 32774) returning</text:p>
      <text:p text:style-name="P3743">WIA: 4284.4764 396167484 0 0 [wiaservc.dll] SCMControlHandler::ControlThread, Resuming control thread...</text:p>
      <text:p text:style-name="P3744">WIA: 4284.4764 396167484 0 0 [wiaservc.dll] SCMControlQueue::Pop, Control request (control: 11, event type: 32774) detached from queue</text:p>
      <text:p text:style-name="P3745">WIA: 4284.4764 396167484 0 0 [wiaservc.dll] SCMControlHandler::ControlThread, Processing control request (control: 11, event type: 32774)...</text:p>
      <text:p text:style-name="P3746">WIA: 4284.4764 396167484 2 0 [wiaservc.dll] Dispatcher::ProcessEvent, System event received: dwControl 11, dwEventType 32774, lpEventData: 0x00000172AB809160</text:p>
      <text:p text:style-name="P3747">WIA: 4284.4764 396167484 0 0 [wiaservc.dll] DeviceClassEnumeratorHandler::ProcessEvent, Processing system event, control code 11, event type 32774..</text:p>
      <text:p text:style-name="P3748">WIA: 4284.4764 396167484 2 0 [wiaservc.dll] DeviceClassEnumeratorHandler::ProcessEvent, Message from PnP: Unknown PnP Message</text:p>
      <text:p text:style-name="P3749">WIA: 4284.4764 396167484 0 0 [wiaservc.dll] DeviceClassEnumeratorHandler::ProcessEvent, Processing system event control code 11, event type 32774, completed with with hr 0x00000000</text:p>
      <text:p text:style-name="P3750">WIA: 4284.4764 396167484 0 0 [wiaservc.dll] SCMControlQueue::ControlRequest::~ControlRequest, Control request (control: 11, event type: 32774) deleted</text:p>
      <text:p text:style-name="P3751">WIA: 4284.4764 396167484 0 0 [wiaservc.dll] SCMControlHandler::ControlThread, Requests queue empty, control thread entering sleep...</text:p>
      <text:p text:style-name="P3752">WIA: 4284.4288 396272578 0 0 [wiaservc.dll] SCMControlQueue::Push, Adding control request to queue (control: 13, event type: 10)</text:p>
      <text:p text:style-name="P3753">WIA: 4284.4288 396272578 0 0 [wiaservc.dll] SCMControlHandler::ControlFunction, Signaling control thread to resume...</text:p>
      <text:p text:style-name="P3754">WIA: 4284.4288 396272578 0 0 [wiaservc.dll] SCMControlHandler::ControlFunction, Control function (control: 13, event type: 10) returning</text:p>
      <text:p text:style-name="P3755">WIA: 4284.4764 396272578 0 0 [wiaservc.dll] SCMControlHandler::ControlThread, Resuming control thread...</text:p>
      <text:p text:style-name="P3756">WIA: 4284.4764 396272578 0 0 [wiaservc.dll] SCMControlQueue::Pop, Control request (control: 13, event type: 10) detached from queue</text:p>
      <text:p text:style-name="P3757">WIA: 4284.4764 396272578 0 0 [wiaservc.dll] SCMControlHandler::ControlThread, Processing control request (control: 13, event type: 10)...</text:p>
      <text:p text:style-name="P3758">WIA: 4284.4764 396272578 2 0 [wiaservc.dll] Dispatcher::ProcessEvent, System event received: dwControl 13, dwEventType 10, lpEventData: 0x0000000000000000</text:p>
      <text:p text:style-name="P3759">WIA: 4284.4764 396272578 0 0 [wiaservc.dll] DeviceClassEnumeratorHandler::ProcessEvent, Processing system event, control code 13, event type 10..</text:p>
      <text:p text:style-name="P3760">WIA: 4284.4764 396272578 0 0 [wiaservc.dll] DeviceClassEnumeratorHandler::ProcessEvent, Processing system event control code 13, event type 10, completed with with hr 0x00000000</text:p>
      <text:p text:style-name="P3761">WIA: 4284.4764 396272578 2 0 [wiaservc.dll] PowerEventHandler::ProcessEvent, Message from Power Management: PBT_APMPOWERSTATUSCHANGE</text:p>
      <text:p text:style-name="P3762">WIA: 4284.4764 396272594 0 0 [wiaservc.dll] SCMControlQueue::ControlRequest::~ControlRequest, Control request (control: 13, event type: 10) deleted</text:p>
      <text:p text:style-name="P3763">WIA: 4284.4764 396272594 0 0 [wiaservc.dll] SCMControlHandler::ControlThread, Requests queue empty, control thread entering sleep...</text:p>
      <text:p text:style-name="P3764">WIA: 4284.4288 396306000 0 0 [wiaservc.dll] SCMControlQueue::Push, SERVICE_CONTROL_DEVICEEVENT (control: 11, event type: 32774): DBT_DEVTYP_HANDLE (6), 424 bytes</text:p>
      <text:p text:style-name="P3765">WIA: 4284.4288 396306000 0 0 [wiaservc.dll] SCMControlQueue::Push, Adding control request to queue (control: 11, event type: 32774)</text:p>
      <text:p text:style-name="P3766">WIA: 4284.4288 396306000 0 0 [wiaservc.dll] SCMControlHandler::ControlFunction, Signaling control thread to resume...</text:p>
      <text:p text:style-name="P3767">WIA: 4284.4288 396306000 0 0 [wiaservc.dll] SCMControlHandler::ControlFunction, Control function (control: 11, event type: 32774) returning</text:p>
      <text:p text:style-name="P3768">WIA: 4284.4764 396306000 0 0 [wiaservc.dll] SCMControlHandler::ControlThread, Resuming control thread...</text:p>
      <text:p text:style-name="P3769">WIA: 4284.4764 396306000 0 0 [wiaservc.dll] SCMControlQueue::Pop, Control request (control: 11, event type: 32774) detached from queue</text:p>
      <text:p text:style-name="P3770">WIA: 4284.4764 396306000 0 0 [wiaservc.dll] SCMControlHandler::ControlThread, Processing control request (control: 11, event type: 32774)...</text:p>
      <text:p text:style-name="P3771">WIA: 4284.4764 396306000 2 0 [wiaservc.dll] Dispatcher::ProcessEvent, System event received: dwControl 11, dwEventType 32774, lpEventData: 0x00000172AB809160</text:p>
      <text:p text:style-name="P3772">WIA: 4284.4764 396306000 0 0 [wiaservc.dll] DeviceClassEnumeratorHandler::ProcessEvent, Processing system event, control code 11, event type 32774..</text:p>
      <text:p text:style-name="P3773">WIA: 4284.4764 396306000 2 0 [wiaservc.dll] DeviceClassEnumeratorHandler::ProcessEvent, Message from PnP: Unknown PnP Message</text:p>
      <text:p text:style-name="P3774">WIA: 4284.4764 396306000 0 0 [wiaservc.dll] DeviceClassEnumeratorHandler::ProcessEvent, Processing system event control code 11, event type 32774, completed with with hr 0x00000000</text:p>
      <text:p text:style-name="P3775">WIA: 4284.4764 396306000 0 0 [wiaservc.dll] SCMControlQueue::ControlRequest::~ControlRequest, Control request (control: 11, event type: 32774) deleted</text:p>
      <text:p text:style-name="P3776">WIA: 4284.4764 396306000 0 0 [wiaservc.dll] SCMControlHandler::ControlThread, Requests queue empty, control thread entering sleep...</text:p>
      <text:p text:style-name="P3777">WIA: 4284.4288 396413938 0 0 [wiaservc.dll] SCMControlQueue::Push, SERVICE_CONTROL_DEVICEEVENT (control: 11, event type: 32774): DBT_DEVTYP_HANDLE (6), 424 bytes</text:p>
      <text:p text:style-name="P3778">WIA: 4284.4288 396413938 0 0 [wiaservc.dll] SCMControlQueue::Push, Adding control request to queue (control: 11, event type: 32774)</text:p>
      <text:p text:style-name="P3779">WIA: 4284.4288 396413938 0 0 [wiaservc.dll] SCMControlHandler::ControlFunction, Signaling control thread to resume...</text:p>
      <text:p text:style-name="P3780">WIA: 4284.4288 396413938 0 0 [wiaservc.dll] SCMControlHandler::ControlFunction, Control function (control: 11, event type: 32774) returning</text:p>
      <text:p text:style-name="P3781">WIA: 4284.4764 396413938 0 0 [wiaservc.dll] SCMControlHandler::ControlThread, Resuming control thread...</text:p>
      <text:p text:style-name="P3782">WIA: 4284.4764 396413938 0 0 [wiaservc.dll] SCMControlQueue::Pop, Control request (control: 11, event type: 32774) detached from queue</text:p>
      <text:p text:style-name="P3783">WIA: 4284.4764 396413938 0 0 [wiaservc.dll] SCMControlHandler::ControlThread, Processing control request (control: 11, event type: 32774)...</text:p>
      <text:p text:style-name="P3784">WIA: 4284.4764 396413938 2 0 [wiaservc.dll] Dispatcher::ProcessEvent, System event received: dwControl 11, dwEventType 32774, lpEventData: 0x00000172AB809160</text:p>
      <text:p text:style-name="P3785">WIA: 4284.4764 396413938 0 0 [wiaservc.dll] DeviceClassEnumeratorHandler::ProcessEvent, Processing system event, control code 11, event type 32774..</text:p>
      <text:p text:style-name="P3786">WIA: 4284.4764 396413938 2 0 [wiaservc.dll] DeviceClassEnumeratorHandler::ProcessEvent, Message from PnP: Unknown PnP Message</text:p>
      <text:p text:style-name="P3787">WIA: 4284.4764 396413938 0 0 [wiaservc.dll] DeviceClassEnumeratorHandler::ProcessEvent, Processing system event control code 11, event type 32774, completed with with hr 0x00000000</text:p>
      <text:p text:style-name="P3788">WIA: 4284.4764 396413938 0 0 [wiaservc.dll] SCMControlQueue::ControlRequest::~ControlRequest, Control request (control: 11, event type: 32774) deleted</text:p>
      <text:p text:style-name="P3789">WIA: 4284.4764 396413938 0 0 [wiaservc.dll] SCMControlHandler::ControlThread, Requests queue empty, control thread entering sleep...</text:p>
      <text:p text:style-name="P3790">WIA: 4284.4288 396504375 0 0 [wiaservc.dll] SCMControlQueue::Push, SERVICE_CONTROL_DEVICEEVENT (control: 11, event type: 32774): DBT_DEVTYP_HANDLE (6), 424 bytes</text:p>
      <text:p text:style-name="P3791">WIA: 4284.4288 396504375 0 0 [wiaservc.dll] SCMControlQueue::Push, Adding control request to queue (control: 11, event type: 32774)</text:p>
      <text:p text:style-name="P3792">WIA: 4284.4288 396504375 0 0 [wiaservc.dll] SCMControlHandler::ControlFunction, Signaling control thread to resume...</text:p>
      <text:p text:style-name="P3793">WIA: 4284.4288 396504375 0 0 [wiaservc.dll] SCMControlHandler::ControlFunction, Control function (control: 11, event type: 32774) returning</text:p>
      <text:p text:style-name="P3794">WIA: 4284.4764 396504375 0 0 [wiaservc.dll] SCMControlHandler::ControlThread, Resuming control thread...</text:p>
      <text:p text:style-name="P3795">WIA: 4284.4764 396504375 0 0 [wiaservc.dll] SCMControlQueue::Pop, Control request (control: 11, event type: 32774) detached from queue</text:p>
      <text:p text:style-name="P3796">WIA: 4284.4764 396504375 0 0 [wiaservc.dll] SCMControlHandler::ControlThread, Processing control request (control: 11, event type: 32774)...</text:p>
      <text:p text:style-name="P3797">WIA: 4284.4764 396504375 2 0 [wiaservc.dll] Dispatcher::ProcessEvent, System event received: dwControl 11, dwEventType 32774, lpEventData: 0x00000172AB809160</text:p>
      <text:p text:style-name="P3798">WIA: 4284.4764 396504375 0 0 [wiaservc.dll] DeviceClassEnumeratorHandler::ProcessEvent, Processing system event, control code 11, event type 32774..</text:p>
      <text:p text:style-name="P3799">WIA: 4284.4764 396504375 2 0 [wiaservc.dll] DeviceClassEnumeratorHandler::ProcessEvent, Message from PnP: Unknown PnP Message</text:p>
      <text:p text:style-name="P3800">WIA: 4284.4764 396504375 0 0 [wiaservc.dll] DeviceClassEnumeratorHandler::ProcessEvent, Processing system event control code 11, event type 32774, completed with with hr 0x00000000</text:p>
      <text:p text:style-name="P3801">WIA: 4284.4764 396504375 0 0 [wiaservc.dll] SCMControlQueue::ControlRequest::~ControlRequest, Control request (control: 11, event type: 32774) deleted</text:p>
      <text:p text:style-name="P3802">WIA: 4284.4764 396504375 0 0 [wiaservc.dll] SCMControlHandler::ControlThread, Requests queue empty, control thread entering sleep...</text:p>
      <text:p text:style-name="P3803">WIA: 4284.4288 396638563 0 0 [wiaservc.dll] SCMControlQueue::Push, SERVICE_CONTROL_DEVICEEVENT (control: 11, event type: 32774): DBT_DEVTYP_HANDLE (6), 424 bytes</text:p>
      <text:p text:style-name="P3804">WIA: 4284.4288 396638563 0 0 [wiaservc.dll] SCMControlQueue::Push, Adding control request to queue (control: 11, event type: 32774)</text:p>
      <text:p text:style-name="P3805">WIA: 4284.4288 396638563 0 0 [wiaservc.dll] SCMControlHandler::ControlFunction, Signaling control thread to resume...</text:p>
      <text:p text:style-name="P3806">WIA: 4284.4288 396638563 0 0 [wiaservc.dll] SCMControlHandler::ControlFunction, Control function (control: 11, event type: 32774) returning</text:p>
      <text:p text:style-name="P3807">WIA: 4284.4764 396638563 0 0 [wiaservc.dll] SCMControlHandler::ControlThread, Resuming control thread...</text:p>
      <text:p text:style-name="P3808">WIA: 4284.4764 396638563 0 0 [wiaservc.dll] SCMControlQueue::Pop, Control request (control: 11, event type: 32774) detached from queue</text:p>
      <text:p text:style-name="P3809">WIA: 4284.4764 396638563 0 0 [wiaservc.dll] SCMControlHandler::ControlThread, Processing control request (control: 11, event type: 32774)...</text:p>
      <text:p text:style-name="P3810">WIA: 4284.4764 396638563 2 0 [wiaservc.dll] Dispatcher::ProcessEvent, System event received: dwControl 11, dwEventType 32774, lpEventData: 0x00000172AB809160</text:p>
      <text:p text:style-name="P3811">WIA: 4284.4764 396638563 0 0 [wiaservc.dll] DeviceClassEnumeratorHandler::ProcessEvent, Processing system event, control code 11, event type 32774..</text:p>
      <text:p text:style-name="P3812">WIA: 4284.4764 396638563 2 0 [wiaservc.dll] DeviceClassEnumeratorHandler::ProcessEvent, Message from PnP: Unknown PnP Message</text:p>
      <text:p text:style-name="P3813">WIA: 4284.4764 396638563 0 0 [wiaservc.dll] DeviceClassEnumeratorHandler::ProcessEvent, Processing system event control code 11, event type 32774, completed with with hr 0x00000000</text:p>
      <text:p text:style-name="P3814">WIA: 4284.4764 396638563 0 0 [wiaservc.dll] SCMControlQueue::ControlRequest::~ControlRequest, Control request (control: 11, event type: 32774) deleted</text:p>
      <text:p text:style-name="P3815">WIA: 4284.4764 396638563 0 0 [wiaservc.dll] SCMControlHandler::ControlThread, Requests queue empty, control thread entering sleep...</text:p>
      <text:p text:style-name="P3816">WIA: 4284.4288 396727516 0 0 [wiaservc.dll] SCMControlQueue::Push, SERVICE_CONTROL_DEVICEEVENT (control: 11, event type: 32774): DBT_DEVTYP_HANDLE (6), 424 bytes</text:p>
      <text:p text:style-name="P3817">WIA: 4284.4288 396727516 0 0 [wiaservc.dll] SCMControlQueue::Push, Adding control request to queue (control: 11, event type: 32774)</text:p>
      <text:p text:style-name="P3818">WIA: 4284.4288 396727516 0 0 [wiaservc.dll] SCMControlHandler::ControlFunction, Signaling control thread to resume...</text:p>
      <text:p text:style-name="P3819">WIA: 4284.4288 396727516 0 0 [wiaservc.dll] SCMControlHandler::ControlFunction, Control function (control: 11, event type: 32774) returning</text:p>
      <text:p text:style-name="P3820">WIA: 4284.4764 396727516 0 0 [wiaservc.dll] SCMControlHandler::ControlThread, Resuming control thread...</text:p>
      <text:p text:style-name="P3821">WIA: 4284.4764 396727516 0 0 [wiaservc.dll] SCMControlQueue::Pop, Control request (control: 11, event type: 32774) detached from queue</text:p>
      <text:p text:style-name="P3822">WIA: 4284.4764 396727516 0 0 [wiaservc.dll] SCMControlHandler::ControlThread, Processing control request (control: 11, event type: 32774)...</text:p>
      <text:p text:style-name="P3823">WIA: 4284.4764 396727516 2 0 [wiaservc.dll] Dispatcher::ProcessEvent, System event received: dwControl 11, dwEventType 32774, lpEventData: 0x00000172AB811A50</text:p>
      <text:p text:style-name="P3824">WIA: 4284.4764 396727516 0 0 [wiaservc.dll] DeviceClassEnumeratorHandler::ProcessEvent, Processing system event, control code 11, event type 32774..</text:p>
      <text:p text:style-name="P3825">WIA: 4284.4764 396727516 2 0 [wiaservc.dll] DeviceClassEnumeratorHandler::ProcessEvent, Message from PnP: Unknown PnP Message</text:p>
      <text:p text:style-name="P3826">WIA: 4284.4764 396727516 0 0 [wiaservc.dll] DeviceClassEnumeratorHandler::ProcessEvent, Processing system event control code 11, event type 32774, completed with with hr 0x00000000</text:p>
      <text:p text:style-name="P3827">WIA: 4284.4764 396727516 0 0 [wiaservc.dll] SCMControlQueue::ControlRequest::~ControlRequest, Control request (control: 11, event type: 32774) deleted</text:p>
      <text:p text:style-name="P3828">WIA: 4284.4764 396727516 0 0 [wiaservc.dll] SCMControlHandler::ControlThread, Requests queue empty, control thread entering sleep...</text:p>
      <text:p text:style-name="P3829">WIA: 4284.4288 396816453 0 0 [wiaservc.dll] SCMControlQueue::Push, SERVICE_CONTROL_DEVICEEVENT (control: 11, event type: 32774): DBT_DEVTYP_HANDLE (6), 424 bytes</text:p>
      <text:p text:style-name="P3830">WIA: 4284.4288 396816453 0 0 [wiaservc.dll] SCMControlQueue::Push, Adding control request to queue (control: 11, event type: 32774)</text:p>
      <text:p text:style-name="P3831">WIA: 4284.4288 396816453 0 0 [wiaservc.dll] SCMControlHandler::ControlFunction, Signaling control thread to resume...</text:p>
      <text:p text:style-name="P3832">WIA: 4284.4288 396816453 0 0 [wiaservc.dll] SCMControlHandler::ControlFunction, Control function (control: 11, event type: 32774) returning</text:p>
      <text:p text:style-name="P3833">WIA: 4284.4764 396816453 0 0 [wiaservc.dll] SCMControlHandler::ControlThread, Resuming control thread...</text:p>
      <text:p text:style-name="P3834">WIA: 4284.4764 396816453 0 0 [wiaservc.dll] SCMControlQueue::Pop, Control request (control: 11, event type: 32774) detached from queue</text:p>
      <text:p text:style-name="P3835">WIA: 4284.4764 396816453 0 0 [wiaservc.dll] SCMControlHandler::ControlThread, Processing control request (control: 11, event type: 32774)...</text:p>
      <text:p text:style-name="P3836">WIA: 4284.4764 396816453 2 0 [wiaservc.dll] Dispatcher::ProcessEvent, System event received: dwControl 11, dwEventType 32774, lpEventData: 0x00000172AB811A50</text:p>
      <text:p text:style-name="P3837">WIA: 4284.4764 396816453 0 0 [wiaservc.dll] DeviceClassEnumeratorHandler::ProcessEvent, Processing system event, control code 11, event type 32774..</text:p>
      <text:p text:style-name="P3838">WIA: 4284.4764 396816453 2 0 [wiaservc.dll] DeviceClassEnumeratorHandler::ProcessEvent, Message from PnP: Unknown PnP Message</text:p>
      <text:p text:style-name="P3839">WIA: 4284.4764 396816453 0 0 [wiaservc.dll] DeviceClassEnumeratorHandler::ProcessEvent, Processing system event control code 11, event type 32774, completed with with hr 0x00000000</text:p>
      <text:p text:style-name="P3840">WIA: 4284.4764 396816453 0 0 [wiaservc.dll] SCMControlQueue::ControlRequest::~ControlRequest, Control request (control: 11, event type: 32774) deleted</text:p>
      <text:p text:style-name="P3841">WIA: 4284.4764 396816453 0 0 [wiaservc.dll] SCMControlHandler::ControlThread, Requests queue empty, control thread entering sleep...</text:p>
      <text:p text:style-name="P3842">WIA: 4284.4288 396923672 0 0 [wiaservc.dll] SCMControlQueue::Push, Adding control request to queue (control: 13, event type: 10)</text:p>
      <text:p text:style-name="P3843">WIA: 4284.4288 396923672 0 0 [wiaservc.dll] SCMControlHandler::ControlFunction, Signaling control thread to resume...</text:p>
      <text:p text:style-name="P3844">WIA: 4284.4288 396923672 0 0 [wiaservc.dll] SCMControlHandler::ControlFunction, Control function (control: 13, event type: 10) returning</text:p>
      <text:p text:style-name="P3845">WIA: 4284.4764 396923672 0 0 [wiaservc.dll] SCMControlHandler::ControlThread, Resuming control thread...</text:p>
      <text:p text:style-name="P3846">WIA: 4284.4764 396923672 0 0 [wiaservc.dll] SCMControlQueue::Pop, Control request (control: 13, event type: 10) detached from queue</text:p>
      <text:p text:style-name="P3847">WIA: 4284.4764 396923672 0 0 [wiaservc.dll] SCMControlHandler::ControlThread, Processing control request (control: 13, event type: 10)...</text:p>
      <text:p text:style-name="P3848">WIA: 4284.4764 396923672 2 0 [wiaservc.dll] Dispatcher::ProcessEvent, System event received: dwControl 13, dwEventType 10, lpEventData: 0x0000000000000000</text:p>
      <text:p text:style-name="P3849">WIA: 4284.4764 396923672 0 0 [wiaservc.dll] DeviceClassEnumeratorHandler::ProcessEvent, Processing system event, control code 13, event type 10..</text:p>
      <text:p text:style-name="P3850">WIA: 4284.4764 396923672 0 0 [wiaservc.dll] DeviceClassEnumeratorHandler::ProcessEvent, Processing system event control code 13, event type 10, completed with with hr 0x00000000</text:p>
      <text:p text:style-name="P3851">WIA: 4284.4764 396923672 2 0 [wiaservc.dll] PowerEventHandler::ProcessEvent, Message from Power Management: PBT_APMPOWERSTATUSCHANGE</text:p>
      <text:p text:style-name="P3852">WIA: 4284.4764 396923672 0 0 [wiaservc.dll] SCMControlQueue::ControlRequest::~ControlRequest, Control request (control: 13, event type: 10) deleted</text:p>
      <text:p text:style-name="P3853">WIA: 4284.4764 396923672 0 0 [wiaservc.dll] SCMControlHandler::ControlThread, Requests queue empty, control thread entering sleep...</text:p>
      <text:p text:style-name="P3854">WIA: 4284.4288 396949125 0 0 [wiaservc.dll] SCMControlQueue::Push, SERVICE_CONTROL_DEVICEEVENT (control: 11, event type: 32774): DBT_DEVTYP_HANDLE (6), 424 bytes</text:p>
      <text:p text:style-name="P3855">WIA: 4284.4288 396949125 0 0 [wiaservc.dll] SCMControlQueue::Push, Adding control request to queue (control: 11, event type: 32774)</text:p>
      <text:p text:style-name="P3856">WIA: 4284.4288 396949125 0 0 [wiaservc.dll] SCMControlHandler::ControlFunction, Signaling control thread to resume...</text:p>
      <text:p text:style-name="P3857">WIA: 4284.4288 396949125 0 0 [wiaservc.dll] SCMControlHandler::ControlFunction, Control function (control: 11, event type: 32774) returning</text:p>
      <text:p text:style-name="P3858">WIA: 4284.4764 396949125 0 0 [wiaservc.dll] SCMControlHandler::ControlThread, Resuming control thread...</text:p>
      <text:p text:style-name="P3859">WIA: 4284.4764 396949125 0 0 [wiaservc.dll] SCMControlQueue::Pop, Control request (control: 11, event type: 32774) detached from queue</text:p>
      <text:p text:style-name="P3860">WIA: 4284.4764 396949125 0 0 [wiaservc.dll] SCMControlHandler::ControlThread, Processing control request (control: 11, event type: 32774)...</text:p>
      <text:p text:style-name="P3861">WIA: 4284.4764 396949125 2 0 [wiaservc.dll] Dispatcher::ProcessEvent, System event received: dwControl 11, dwEventType 32774, lpEventData: 0x00000172AB811A50</text:p>
      <text:p text:style-name="P3862">WIA: 4284.4764 396949125 0 0 [wiaservc.dll] DeviceClassEnumeratorHandler::ProcessEvent, Processing system event, control code 11, event type 32774..</text:p>
      <text:p text:style-name="P3863">WIA: 4284.4764 396949125 2 0 [wiaservc.dll] DeviceClassEnumeratorHandler::ProcessEvent, Message from PnP: Unknown PnP Message</text:p>
      <text:p text:style-name="P3864">WIA: 4284.4764 396949125 0 0 [wiaservc.dll] DeviceClassEnumeratorHandler::ProcessEvent, Processing system event control code 11, event type 32774, completed with with hr 0x00000000</text:p>
      <text:p text:style-name="P3865">WIA: 4284.4764 396949125 0 0 [wiaservc.dll] SCMControlQueue::ControlRequest::~ControlRequest, Control request (control: 11, event type: 32774) deleted</text:p>
      <text:p text:style-name="P3866">WIA: 4284.4764 396949125 0 0 [wiaservc.dll] SCMControlHandler::ControlThread, Requests queue empty, control thread entering sleep...</text:p>
      <text:p text:style-name="P3867">WIA: 4284.4288 397038078 0 0 [wiaservc.dll] SCMControlQueue::Push, SERVICE_CONTROL_DEVICEEVENT (control: 11, event type: 32774): DBT_DEVTYP_HANDLE (6), 424 bytes</text:p>
      <text:p text:style-name="P3868">WIA: 4284.4288 397038078 0 0 [wiaservc.dll] SCMControlQueue::Push, Adding control request to queue (control: 11, event type: 32774)</text:p>
      <text:p text:style-name="P3869">WIA: 4284.4288 397038078 0 0 [wiaservc.dll] SCMControlHandler::ControlFunction, Signaling control thread to resume...</text:p>
      <text:p text:style-name="P3870">WIA: 4284.4288 397038078 0 0 [wiaservc.dll] SCMControlHandler::ControlFunction, Control function (control: 11, event type: 32774) returning</text:p>
      <text:p text:style-name="P3871">WIA: 4284.4764 397038078 0 0 [wiaservc.dll] SCMControlHandler::ControlThread, Resuming control thread...</text:p>
      <text:p text:style-name="P3872">WIA: 4284.4764 397038078 0 0 [wiaservc.dll] SCMControlQueue::Pop, Control request (control: 11, event type: 32774) detached from queue</text:p>
      <text:p text:style-name="P3873">WIA: 4284.4764 397038078 0 0 [wiaservc.dll] SCMControlHandler::ControlThread, Processing control request (control: 11, event type: 32774)...</text:p>
      <text:p text:style-name="P3874">WIA: 4284.4764 397038078 2 0 [wiaservc.dll] Dispatcher::ProcessEvent, System event received: dwControl 11, dwEventType 32774, lpEventData: 0x00000172AB811A50</text:p>
      <text:p text:style-name="P3875">WIA: 4284.4764 397038078 0 0 [wiaservc.dll] DeviceClassEnumeratorHandler::ProcessEvent, Processing system event, control code 11, event type 32774..</text:p>
      <text:p text:style-name="P3876">WIA: 4284.4764 397038078 2 0 [wiaservc.dll] DeviceClassEnumeratorHandler::ProcessEvent, Message from PnP: Unknown PnP Message</text:p>
      <text:p text:style-name="P3877">WIA: 4284.4764 397038078 0 0 [wiaservc.dll] DeviceClassEnumeratorHandler::ProcessEvent, Processing system event control code 11, event type 32774, completed with with hr 0x00000000</text:p>
      <text:p text:style-name="P3878">WIA: 4284.4764 397038078 0 0 [wiaservc.dll] SCMControlQueue::ControlRequest::~ControlRequest, Control request (control: 11, event type: 32774) deleted</text:p>
      <text:p text:style-name="P3879">WIA: 4284.4764 397038078 0 0 [wiaservc.dll] SCMControlHandler::ControlThread, Requests queue empty, control thread entering sleep...</text:p>
      <text:p text:style-name="P3880">WIA: 4284.4288 397169313 0 0 [wiaservc.dll] SCMControlQueue::Push, SERVICE_CONTROL_DEVICEEVENT (control: 11, event type: 32774): DBT_DEVTYP_HANDLE (6), 424 bytes</text:p>
      <text:p text:style-name="P3881">WIA: 4284.4288 397169313 0 0 [wiaservc.dll] SCMControlQueue::Push, Adding control request to queue (control: 11, event type: 32774)</text:p>
      <text:p text:style-name="P3882">WIA: 4284.4288 397169313 0 0 [wiaservc.dll] SCMControlHandler::ControlFunction, Signaling control thread to resume...</text:p>
      <text:p text:style-name="P3883">WIA: 4284.4288 397169313 0 0 [wiaservc.dll] SCMControlHandler::ControlFunction, Control function (control: 11, event type: 32774) returning</text:p>
      <text:p text:style-name="P3884">WIA: 4284.4764 397169313 0 0 [wiaservc.dll] SCMControlHandler::ControlThread, Resuming control thread...</text:p>
      <text:p text:style-name="P3885">WIA: 4284.4764 397169313 0 0 [wiaservc.dll] SCMControlQueue::Pop, Control request (control: 11, event type: 32774) detached from queue</text:p>
      <text:p text:style-name="P3886">WIA: 4284.4764 397169313 0 0 [wiaservc.dll] SCMControlHandler::ControlThread, Processing control request (control: 11, event type: 32774)...</text:p>
      <text:p text:style-name="P3887">WIA: 4284.4764 397169313 2 0 [wiaservc.dll] Dispatcher::ProcessEvent, System event received: dwControl 11, dwEventType 32774, lpEventData: 0x00000172AB811A50</text:p>
      <text:p text:style-name="P3888">WIA: 4284.4764 397169313 0 0 [wiaservc.dll] DeviceClassEnumeratorHandler::ProcessEvent, Processing system event, control code 11, event type 32774..</text:p>
      <text:p text:style-name="P3889">WIA: 4284.4764 397169313 2 0 [wiaservc.dll] DeviceClassEnumeratorHandler::ProcessEvent, Message from PnP: Unknown PnP Message</text:p>
      <text:p text:style-name="P3890">WIA: 4284.4764 397169313 0 0 [wiaservc.dll] DeviceClassEnumeratorHandler::ProcessEvent, Processing system event control code 11, event type 32774, completed with with hr 0x00000000</text:p>
      <text:p text:style-name="P3891">WIA: 4284.4764 397169313 0 0 [wiaservc.dll] SCMControlQueue::ControlRequest::~ControlRequest, Control request (control: 11, event type: 32774) deleted</text:p>
      <text:p text:style-name="P3892">WIA: 4284.4764 397169313 0 0 [wiaservc.dll] SCMControlHandler::ControlThread, Requests queue empty, control thread entering sleep...</text:p>
      <text:p text:style-name="P3893">WIA: 4284.4288 397256797 0 0 [wiaservc.dll] SCMControlQueue::Push, SERVICE_CONTROL_DEVICEEVENT (control: 11, event type: 32774): DBT_DEVTYP_HANDLE (6), 424 bytes</text:p>
      <text:p text:style-name="P3894">WIA: 4284.4288 397256797 0 0 [wiaservc.dll] SCMControlQueue::Push, Adding control request to queue (control: 11, event type: 32774)</text:p>
      <text:p text:style-name="P3895">WIA: 4284.4288 397256797 0 0 [wiaservc.dll] SCMControlHandler::ControlFunction, Signaling control thread to resume...</text:p>
      <text:p text:style-name="P3896">WIA: 4284.4288 397256797 0 0 [wiaservc.dll] SCMControlHandler::ControlFunction, Control function (control: 11, event type: 32774) returning</text:p>
      <text:p text:style-name="P3897">WIA: 4284.4764 397256797 0 0 [wiaservc.dll] SCMControlHandler::ControlThread, Resuming control thread...</text:p>
      <text:p text:style-name="P3898">WIA: 4284.4764 397256797 0 0 [wiaservc.dll] SCMControlQueue::Pop, Control request (control: 11, event type: 32774) detached from queue</text:p>
      <text:p text:style-name="P3899">WIA: 4284.4764 397256797 0 0 [wiaservc.dll] SCMControlHandler::ControlThread, Processing control request (control: 11, event type: 32774)...</text:p>
      <text:p text:style-name="P3900">WIA: 4284.4764 397256797 2 0 [wiaservc.dll] Dispatcher::ProcessEvent, System event received: dwControl 11, dwEventType 32774, lpEventData: 0x00000172AB811A50</text:p>
      <text:p text:style-name="P3901">WIA: 4284.4764 397256797 0 0 [wiaservc.dll] DeviceClassEnumeratorHandler::ProcessEvent, Processing system event, control code 11, event type 32774..</text:p>
      <text:p text:style-name="P3902">WIA: 4284.4764 397256797 2 0 [wiaservc.dll] DeviceClassEnumeratorHandler::ProcessEvent, Message from PnP: Unknown PnP Message</text:p>
      <text:p text:style-name="P3903">WIA: 4284.4764 397256797 0 0 [wiaservc.dll] DeviceClassEnumeratorHandler::ProcessEvent, Processing system event control code 11, event type 32774, completed with with hr 0x00000000</text:p>
      <text:p text:style-name="P3904">WIA: 4284.4764 397256797 0 0 [wiaservc.dll] SCMControlQueue::ControlRequest::~ControlRequest, Control request (control: 11, event type: 32774) deleted</text:p>
      <text:p text:style-name="P3905">WIA: 4284.4764 397256797 0 0 [wiaservc.dll] SCMControlHandler::ControlThread, Requests queue empty, control thread entering sleep...</text:p>
      <text:p text:style-name="P3906">WIA: 4284.4288 397345719 0 0 [wiaservc.dll] SCMControlQueue::Push, SERVICE_CONTROL_DEVICEEVENT (control: 11, event type: 32774): DBT_DEVTYP_HANDLE (6), 424 bytes</text:p>
      <text:p text:style-name="P3907">WIA: 4284.4288 397345719 0 0 [wiaservc.dll] SCMControlQueue::Push, Adding control request to queue (control: 11, event type: 32774)</text:p>
      <text:p text:style-name="P3908">WIA: 4284.4288 397345719 0 0 [wiaservc.dll] SCMControlHandler::ControlFunction, Signaling control thread to resume...</text:p>
      <text:p text:style-name="P3909">WIA: 4284.4288 397345719 0 0 [wiaservc.dll] SCMControlHandler::ControlFunction, Control function (control: 11, event type: 32774) returning</text:p>
      <text:p text:style-name="P3910">WIA: 4284.4764 397345719 0 0 [wiaservc.dll] SCMControlHandler::ControlThread, Resuming control thread...</text:p>
      <text:p text:style-name="P3911">WIA: 4284.4764 397345719 0 0 [wiaservc.dll] SCMControlQueue::Pop, Control request (control: 11, event type: 32774) detached from queue</text:p>
      <text:p text:style-name="P3912">WIA: 4284.4764 397345719 0 0 [wiaservc.dll] SCMControlHandler::ControlThread, Processing control request (control: 11, event type: 32774)...</text:p>
      <text:p text:style-name="P3913">WIA: 4284.4764 397345719 2 0 [wiaservc.dll] Dispatcher::ProcessEvent, System event received: dwControl 11, dwEventType 32774, lpEventData: 0x00000172AB811A50</text:p>
      <text:p text:style-name="P3914">WIA: 4284.4764 397345719 0 0 [wiaservc.dll] DeviceClassEnumeratorHandler::ProcessEvent, Processing system event, control code 11, event type 32774..</text:p>
      <text:p text:style-name="P3915">WIA: 4284.4764 397345719 2 0 [wiaservc.dll] DeviceClassEnumeratorHandler::ProcessEvent, Message from PnP: Unknown PnP Message</text:p>
      <text:p text:style-name="P3916">WIA: 4284.4764 397345719 0 0 [wiaservc.dll] DeviceClassEnumeratorHandler::ProcessEvent, Processing system event control code 11, event type 32774, completed with with hr 0x00000000</text:p>
      <text:p text:style-name="P3917">WIA: 4284.4764 397345719 0 0 [wiaservc.dll] SCMControlQueue::ControlRequest::~ControlRequest, Control request (control: 11, event type: 32774) deleted</text:p>
      <text:p text:style-name="P3918">WIA: 4284.4764 397345719 0 0 [wiaservc.dll] SCMControlHandler::ControlThread, Requests queue empty, control thread entering sleep...</text:p>
      <text:p text:style-name="P3919">WIA: 4284.4288 397475453 0 0 [wiaservc.dll] SCMControlQueue::Push, SERVICE_CONTROL_DEVICEEVENT (control: 11, event type: 32774): DBT_DEVTYP_HANDLE (6), 424 bytes</text:p>
      <text:p text:style-name="P3920">WIA: 4284.4288 397475453 0 0 [wiaservc.dll] SCMControlQueue::Push, Adding control request to queue (control: 11, event type: 32774)</text:p>
      <text:p text:style-name="P3921">WIA: 4284.4288 397475453 0 0 [wiaservc.dll] SCMControlHandler::ControlFunction, Signaling control thread to resume...</text:p>
      <text:p text:style-name="P3922">WIA: 4284.4288 397475453 0 0 [wiaservc.dll] SCMControlHandler::ControlFunction, Control function (control: 11, event type: 32774) returning</text:p>
      <text:p text:style-name="P3923">WIA: 4284.4764 397475453 0 0 [wiaservc.dll] SCMControlHandler::ControlThread, Resuming control thread...</text:p>
      <text:p text:style-name="P3924">WIA: 4284.4764 397475453 0 0 [wiaservc.dll] SCMControlQueue::Pop, Control request (control: 11, event type: 32774) detached from queue</text:p>
      <text:p text:style-name="P3925">WIA: 4284.4764 397475453 0 0 [wiaservc.dll] SCMControlHandler::ControlThread, Processing control request (control: 11, event type: 32774)...</text:p>
      <text:p text:style-name="P3926">WIA: 4284.4764 397475453 2 0 [wiaservc.dll] Dispatcher::ProcessEvent, System event received: dwControl 11, dwEventType 32774, lpEventData: 0x00000172AB811A50</text:p>
      <text:p text:style-name="P3927">WIA: 4284.4764 397475453 0 0 [wiaservc.dll] DeviceClassEnumeratorHandler::ProcessEvent, Processing system event, control code 11, event type 32774..</text:p>
      <text:p text:style-name="P3928">WIA: 4284.4764 397475453 2 0 [wiaservc.dll] DeviceClassEnumeratorHandler::ProcessEvent, Message from PnP: Unknown PnP Message</text:p>
      <text:p text:style-name="P3929">WIA: 4284.4764 397475453 0 0 [wiaservc.dll] DeviceClassEnumeratorHandler::ProcessEvent, Processing system event control code 11, event type 32774, completed with with hr 0x00000000</text:p>
      <text:p text:style-name="P3930">WIA: 4284.4764 397475453 0 0 [wiaservc.dll] SCMControlQueue::ControlRequest::~ControlRequest, Control request (control: 11, event type: 32774) deleted</text:p>
      <text:p text:style-name="P3931">WIA: 4284.4764 397475453 0 0 [wiaservc.dll] SCMControlHandler::ControlThread, Requests queue empty, control thread entering sleep...</text:p>
      <text:p text:style-name="P3932">WIA: 4284.4288 397561453 0 0 [wiaservc.dll] SCMControlQueue::Push, SERVICE_CONTROL_DEVICEEVENT (control: 11, event type: 32774): DBT_DEVTYP_HANDLE (6), 424 bytes</text:p>
      <text:p text:style-name="P3933">WIA: 4284.4288 397561453 0 0 [wiaservc.dll] SCMControlQueue::Push, Adding control request to queue (control: 11, event type: 32774)</text:p>
      <text:p text:style-name="P3934">WIA: 4284.4288 397561453 0 0 [wiaservc.dll] SCMControlHandler::ControlFunction, Signaling control thread to resume...</text:p>
      <text:p text:style-name="P3935">WIA: 4284.4288 397561453 0 0 [wiaservc.dll] SCMControlHandler::ControlFunction, Control function (control: 11, event type: 32774) returning</text:p>
      <text:p text:style-name="P3936">WIA: 4284.4764 397561453 0 0 [wiaservc.dll] SCMControlHandler::ControlThread, Resuming control thread...</text:p>
      <text:p text:style-name="P3937">WIA: 4284.4764 397561453 0 0 [wiaservc.dll] SCMControlQueue::Pop, Control request (control: 11, event type: 32774) detached from queue</text:p>
      <text:p text:style-name="P3938">WIA: 4284.4764 397561453 0 0 [wiaservc.dll] SCMControlHandler::ControlThread, Processing control request (control: 11, event type: 32774)...</text:p>
      <text:p text:style-name="P3939">WIA: 4284.4764 397561453 2 0 [wiaservc.dll] Dispatcher::ProcessEvent, System event received: dwControl 11, dwEventType 32774, lpEventData: 0x00000172AB811A50</text:p>
      <text:p text:style-name="P3940">WIA: 4284.4764 397561453 0 0 [wiaservc.dll] DeviceClassEnumeratorHandler::ProcessEvent, Processing system event, control code 11, event type 32774..</text:p>
      <text:p text:style-name="P3941">WIA: 4284.4764 397561453 2 0 [wiaservc.dll] DeviceClassEnumeratorHandler::ProcessEvent, Message from PnP: Unknown PnP Message</text:p>
      <text:p text:style-name="P3942">WIA: 4284.4764 397561453 0 0 [wiaservc.dll] DeviceClassEnumeratorHandler::ProcessEvent, Processing system event control code 11, event type 32774, completed with with hr 0x00000000</text:p>
      <text:p text:style-name="P3943">WIA: 4284.4764 397561453 0 0 [wiaservc.dll] SCMControlQueue::ControlRequest::~ControlRequest, Control request (control: 11, event type: 32774) deleted</text:p>
      <text:p text:style-name="P3944">WIA: 4284.4764 397561453 0 0 [wiaservc.dll] SCMControlHandler::ControlThread, Requests queue empty, control thread entering sleep...</text:p>
      <text:p text:style-name="P3945">WIA: 4284.4288 397638734 0 0 [wiaservc.dll] SCMControlQueue::Push, Adding control request to queue (control: 13, event type: 10)</text:p>
      <text:p text:style-name="P3946">WIA: 4284.4288 397638734 0 0 [wiaservc.dll] SCMControlHandler::ControlFunction, Signaling control thread to resume...</text:p>
      <text:p text:style-name="P3947">WIA: 4284.4288 397638734 0 0 [wiaservc.dll] SCMControlHandler::ControlFunction, Control function (control: 13, event type: 10) returning</text:p>
      <text:p text:style-name="P3948">WIA: 4284.4764 397638734 0 0 [wiaservc.dll] SCMControlHandler::ControlThread, Resuming control thread...</text:p>
      <text:p text:style-name="P3949">WIA: 4284.4764 397638734 0 0 [wiaservc.dll] SCMControlQueue::Pop, Control request (control: 13, event type: 10) detached from queue</text:p>
      <text:p text:style-name="P3950">WIA: 4284.4764 397638734 0 0 [wiaservc.dll] SCMControlHandler::ControlThread, Processing control request (control: 13, event type: 10)...</text:p>
      <text:p text:style-name="P3951">WIA: 4284.4764 397638734 2 0 [wiaservc.dll] Dispatcher::ProcessEvent, System event received: dwControl 13, dwEventType 10, lpEventData: 0x0000000000000000</text:p>
      <text:p text:style-name="P3952">WIA: 4284.4764 397638734 0 0 [wiaservc.dll] DeviceClassEnumeratorHandler::ProcessEvent, Processing system event, control code 13, event type 10..</text:p>
      <text:p text:style-name="P3953">WIA: 4284.4764 397638734 0 0 [wiaservc.dll] DeviceClassEnumeratorHandler::ProcessEvent, Processing system event control code 13, event type 10, completed with with hr 0x00000000</text:p>
      <text:p text:style-name="P3954">WIA: 4284.4764 397638734 2 0 [wiaservc.dll] PowerEventHandler::ProcessEvent, Message from Power Management: PBT_APMPOWERSTATUSCHANGE</text:p>
      <text:p text:style-name="P3955">WIA: 4284.4764 397638734 0 0 [wiaservc.dll] SCMControlQueue::ControlRequest::~ControlRequest, Control request (control: 13, event type: 10) deleted</text:p>
      <text:p text:style-name="P3956">WIA: 4284.4764 397638734 0 0 [wiaservc.dll] SCMControlHandler::ControlThread, Requests queue empty, control thread entering sleep...</text:p>
      <text:p text:style-name="P3957">WIA: 4284.4288 397647469 0 0 [wiaservc.dll] SCMControlQueue::Push, SERVICE_CONTROL_DEVICEEVENT (control: 11, event type: 32774): DBT_DEVTYP_HANDLE (6), 424 bytes</text:p>
      <text:p text:style-name="P3958">WIA: 4284.4288 397647469 0 0 [wiaservc.dll] SCMControlQueue::Push, Adding control request to queue (control: 11, event type: 32774)</text:p>
      <text:p text:style-name="P3959">WIA: 4284.4288 397647469 0 0 [wiaservc.dll] SCMControlHandler::ControlFunction, Signaling control thread to resume...</text:p>
      <text:p text:style-name="P3960">WIA: 4284.4288 397647469 0 0 [wiaservc.dll] SCMControlHandler::ControlFunction, Control function (control: 11, event type: 32774) returning</text:p>
      <text:p text:style-name="P3961">WIA: 4284.4764 397647469 0 0 [wiaservc.dll] SCMControlHandler::ControlThread, Resuming control thread...</text:p>
      <text:p text:style-name="P3962">WIA: 4284.4764 397647469 0 0 [wiaservc.dll] SCMControlQueue::Pop, Control request (control: 11, event type: 32774) detached from queue</text:p>
      <text:p text:style-name="P3963">WIA: 4284.4764 397647469 0 0 [wiaservc.dll] SCMControlHandler::ControlThread, Processing control request (control: 11, event type: 32774)...</text:p>
      <text:p text:style-name="P3964">WIA: 4284.4764 397647469 2 0 [wiaservc.dll] Dispatcher::ProcessEvent, System event received: dwControl 11, dwEventType 32774, lpEventData: 0x00000172AB811A50</text:p>
      <text:p text:style-name="P3965">WIA: 4284.4764 397647469 0 0 [wiaservc.dll] DeviceClassEnumeratorHandler::ProcessEvent, Processing system event, control code 11, event type 32774..</text:p>
      <text:p text:style-name="P3966">WIA: 4284.4764 397647469 2 0 [wiaservc.dll] DeviceClassEnumeratorHandler::ProcessEvent, Message from PnP: Unknown PnP Message</text:p>
      <text:p text:style-name="P3967">WIA: 4284.4764 397647469 0 0 [wiaservc.dll] DeviceClassEnumeratorHandler::ProcessEvent, Processing system event control code 11, event type 32774, completed with with hr 0x00000000</text:p>
      <text:p text:style-name="P3968">WIA: 4284.4764 397647469 0 0 [wiaservc.dll] SCMControlQueue::ControlRequest::~ControlRequest, Control request (control: 11, event type: 32774) deleted</text:p>
      <text:p text:style-name="P3969">WIA: 4284.4764 397647469 0 0 [wiaservc.dll] SCMControlHandler::ControlThread, Requests queue empty, control thread entering sleep...</text:p>
      <text:p text:style-name="P3970">WIA: 4284.4288 397749688 0 0 [wiaservc.dll] SCMControlQueue::Push, SERVICE_CONTROL_DEVICEEVENT (control: 11, event type: 32774): DBT_DEVTYP_HANDLE (6), 544 bytes</text:p>
      <text:p text:style-name="P3971">WIA: 4284.4288 397749688 0 0 [wiaservc.dll] SCMControlQueue::Push, Adding control request to queue (control: 11, event type: 32774)</text:p>
      <text:p text:style-name="P3972">WIA: 4284.4288 397749688 0 0 [wiaservc.dll] SCMControlHandler::ControlFunction, Signaling control thread to resume...</text:p>
      <text:p text:style-name="P3973">WIA: 4284.4288 397749688 0 0 [wiaservc.dll] SCMControlHandler::ControlFunction, Control function (control: 11, event type: 32774) returning</text:p>
      <text:p text:style-name="P3974">WIA: 4284.4764 397749688 0 0 [wiaservc.dll] SCMControlHandler::ControlThread, Resuming control thread...</text:p>
      <text:p text:style-name="P3975">WIA: 4284.4764 397749688 0 0 [wiaservc.dll] SCMControlQueue::Pop, Control request (control: 11, event type: 32774) detached from queue</text:p>
      <text:p text:style-name="P3976">WIA: 4284.4764 397749688 0 0 [wiaservc.dll] SCMControlHandler::ControlThread, Processing control request (control: 11, event type: 32774)...</text:p>
      <text:p text:style-name="P3977">WIA: 4284.4764 397749688 2 0 [wiaservc.dll] Dispatcher::ProcessEvent, System event received: dwControl 11, dwEventType 32774, lpEventData: 0x00000172AB811A50</text:p>
      <text:p text:style-name="P3978">WIA: 4284.4764 397749688 0 0 [wiaservc.dll] DeviceClassEnumeratorHandler::ProcessEvent, Processing system event, control code 11, event type 32774..</text:p>
      <text:p text:style-name="P3979">WIA: 4284.4764 397749688 2 0 [wiaservc.dll] DeviceClassEnumeratorHandler::ProcessEvent, Message from PnP: Unknown PnP Message</text:p>
      <text:p text:style-name="P3980">WIA: 4284.4764 397749688 0 0 [wiaservc.dll] DeviceClassEnumeratorHandler::ProcessEvent, Processing system event control code 11, event type 32774, completed with with hr 0x00000000</text:p>
      <text:p text:style-name="P3981">WIA: 4284.4764 397749688 0 0 [wiaservc.dll] SCMControlQueue::ControlRequest::~ControlRequest, Control request (control: 11, event type: 32774) deleted</text:p>
      <text:p text:style-name="P3982">WIA: 4284.4764 397749688 0 0 [wiaservc.dll] SCMControlHandler::ControlThread, Requests queue empty, control thread entering sleep...</text:p>
      <text:p text:style-name="P3983">WIA: 4284.4288 397749703 0 0 [wiaservc.dll] SCMControlQueue::Push, SERVICE_CONTROL_DEVICEEVENT (control: 11, event type: 32774): DBT_DEVTYP_HANDLE (6), 526 bytes</text:p>
      <text:p text:style-name="P3984">WIA: 4284.4288 397749703 0 0 [wiaservc.dll] SCMControlQueue::Push, Adding control request to queue (control: 11, event type: 32774)</text:p>
      <text:p text:style-name="P3985">WIA: 4284.4288 397749703 0 0 [wiaservc.dll] SCMControlHandler::ControlFunction, Signaling control thread to resume...</text:p>
      <text:p text:style-name="P3986">WIA: 4284.4288 397749703 0 0 [wiaservc.dll] SCMControlHandler::ControlFunction, Control function (control: 11, event type: 32774) returning</text:p>
      <text:p text:style-name="P3987">WIA: 4284.4764 397749703 0 0 [wiaservc.dll] SCMControlHandler::ControlThread, Resuming control thread...</text:p>
      <text:p text:style-name="P3988">WIA: 4284.4764 397749703 0 0 [wiaservc.dll] SCMControlQueue::Pop, Control request (control: 11, event type: 32774) detached from queue</text:p>
      <text:p text:style-name="P3989">WIA: 4284.4764 397749703 0 0 [wiaservc.dll] SCMControlHandler::ControlThread, Processing control request (control: 11, event type: 32774)...</text:p>
      <text:p text:style-name="P3990">WIA: 4284.4764 397749703 2 0 [wiaservc.dll] Dispatcher::ProcessEvent, System event received: dwControl 11, dwEventType 32774, lpEventData: 0x00000172AB811A50</text:p>
      <text:p text:style-name="P3991">WIA: 4284.4764 397749703 0 0 [wiaservc.dll] DeviceClassEnumeratorHandler::ProcessEvent, Processing system event, control code 11, event type 32774..</text:p>
      <text:p text:style-name="P3992">WIA: 4284.4764 397749703 2 0 [wiaservc.dll] DeviceClassEnumeratorHandler::ProcessEvent, Message from PnP: Unknown PnP Message</text:p>
      <text:p text:style-name="P3993">WIA: 4284.4764 397749703 0 0 [wiaservc.dll] DeviceClassEnumeratorHandler::ProcessEvent, Processing system event control code 11, event type 32774, completed with with hr 0x00000000</text:p>
      <text:p text:style-name="P3994">WIA: 4284.4764 397749703 0 0 [wiaservc.dll] SCMControlQueue::ControlRequest::~ControlRequest, Control request (control: 11, event type: 32774) deleted</text:p>
      <text:p text:style-name="P3995">WIA: 4284.4764 397749703 0 0 [wiaservc.dll] SCMControlHandler::ControlThread, Requests queue empty, control thread entering sleep...</text:p>
      <text:p text:style-name="P3996">WIA: 4284.4288 397769391 0 0 [wiaservc.dll] SCMControlQueue::Push, Adding control request to queue (control: 13, event type: 10)</text:p>
      <text:p text:style-name="P3997">WIA: 4284.4288 397769391 0 0 [wiaservc.dll] SCMControlHandler::ControlFunction, Signaling control thread to resume...</text:p>
      <text:p text:style-name="P3998">WIA: 4284.4288 397769391 0 0 [wiaservc.dll] SCMControlHandler::ControlFunction, Control function (control: 13, event type: 10) returning</text:p>
      <text:p text:style-name="P3999">WIA: 4284.4764 397769391 0 0 [wiaservc.dll] SCMControlHandler::ControlThread, Resuming control thread...</text:p>
      <text:p text:style-name="P4000">WIA: 4284.4764 397769391 0 0 [wiaservc.dll] SCMControlQueue::Pop, Control request (control: 13, event type: 10) detached from queue</text:p>
      <text:p text:style-name="P4001">WIA: 4284.4764 397769391 0 0 [wiaservc.dll] SCMControlHandler::ControlThread, Processing control request (control: 13, event type: 10)...</text:p>
      <text:p text:style-name="P4002">WIA: 4284.4764 397769391 2 0 [wiaservc.dll] Dispatcher::ProcessEvent, System event received: dwControl 13, dwEventType 10, lpEventData: 0x0000000000000000</text:p>
      <text:p text:style-name="P4003">WIA: 4284.4764 397769391 0 0 [wiaservc.dll] DeviceClassEnumeratorHandler::ProcessEvent, Processing system event, control code 13, event type 10..</text:p>
      <text:p text:style-name="P4004">WIA: 4284.4764 397769391 0 0 [wiaservc.dll] DeviceClassEnumeratorHandler::ProcessEvent, Processing system event control code 13, event type 10, completed with with hr 0x00000000</text:p>
      <text:p text:style-name="P4005">WIA: 4284.4764 397769391 2 0 [wiaservc.dll] PowerEventHandler::ProcessEvent, Message from Power Management: PBT_APMPOWERSTATUSCHANGE</text:p>
      <text:p text:style-name="P4006">WIA: 4284.4764 397769391 0 0 [wiaservc.dll] SCMControlQueue::ControlRequest::~ControlRequest, Control request (control: 13, event type: 10) deleted</text:p>
      <text:p text:style-name="P4007">WIA: 4284.4764 397769391 0 0 [wiaservc.dll] SCMControlHandler::ControlThread, Requests queue empty, control thread entering sleep...</text:p>
      <text:p text:style-name="P4008">WIA: 4284.4288 397774266 0 0 [wiaservc.dll] SCMControlQueue::Push, SERVICE_CONTROL_DEVICEEVENT (control: 11, event type: 32774): DBT_DEVTYP_HANDLE (6), 424 bytes</text:p>
      <text:p text:style-name="P4009">WIA: 4284.4288 397774266 0 0 [wiaservc.dll] SCMControlQueue::Push, Adding control request to queue (control: 11, event type: 32774)</text:p>
      <text:p text:style-name="P4010">WIA: 4284.4288 397774266 0 0 [wiaservc.dll] SCMControlHandler::ControlFunction, Signaling control thread to resume...</text:p>
      <text:p text:style-name="P4011">WIA: 4284.4288 397774266 0 0 [wiaservc.dll] SCMControlHandler::ControlFunction, Control function (control: 11, event type: 32774) returning</text:p>
      <text:p text:style-name="P4012">WIA: 4284.4764 397774266 0 0 [wiaservc.dll] SCMControlHandler::ControlThread, Resuming control thread...</text:p>
      <text:p text:style-name="P4013">WIA: 4284.4764 397774266 0 0 [wiaservc.dll] SCMControlQueue::Pop, Control request (control: 11, event type: 32774) detached from queue</text:p>
      <text:p text:style-name="P4014">WIA: 4284.4764 397774266 0 0 [wiaservc.dll] SCMControlHandler::ControlThread, Processing control request (control: 11, event type: 32774)...</text:p>
      <text:p text:style-name="P4015">WIA: 4284.4764 397774266 2 0 [wiaservc.dll] Dispatcher::ProcessEvent, System event received: dwControl 11, dwEventType 32774, lpEventData: 0x00000172AB811A50</text:p>
      <text:p text:style-name="P4016">WIA: 4284.4764 397774266 0 0 [wiaservc.dll] DeviceClassEnumeratorHandler::ProcessEvent, Processing system event, control code 11, event type 32774..</text:p>
      <text:p text:style-name="P4017">WIA: 4284.4764 397774266 2 0 [wiaservc.dll] DeviceClassEnumeratorHandler::ProcessEvent, Message from PnP: Unknown PnP Message</text:p>
      <text:p text:style-name="P4018">WIA: 4284.4764 397774266 0 0 [wiaservc.dll] DeviceClassEnumeratorHandler::ProcessEvent, Processing system event control code 11, event type 32774, completed with with hr 0x00000000</text:p>
      <text:p text:style-name="P4019">WIA: 4284.4764 397774266 0 0 [wiaservc.dll] SCMControlQueue::ControlRequest::~ControlRequest, Control request (control: 11, event type: 32774) deleted</text:p>
      <text:p text:style-name="P4020">WIA: 4284.4764 397774266 0 0 [wiaservc.dll] SCMControlHandler::ControlThread, Requests queue empty, control thread entering sleep...</text:p>
      <text:p text:style-name="P4021">WIA: 4284.4288 397857344 0 0 [wiaservc.dll] SCMControlQueue::Push, SERVICE_CONTROL_DEVICEEVENT (control: 11, event type: 32774): DBT_DEVTYP_HANDLE (6), 424 bytes</text:p>
      <text:p text:style-name="P4022">WIA: 4284.4288 397857344 0 0 [wiaservc.dll] SCMControlQueue::Push, Adding control request to queue (control: 11, event type: 32774)</text:p>
      <text:p text:style-name="P4023">WIA: 4284.4288 397857344 0 0 [wiaservc.dll] SCMControlHandler::ControlFunction, Signaling control thread to resume...</text:p>
      <text:p text:style-name="P4024">WIA: 4284.4288 397857344 0 0 [wiaservc.dll] SCMControlHandler::ControlFunction, Control function (control: 11, event type: 32774) returning</text:p>
      <text:p text:style-name="P4025">WIA: 4284.4764 397857344 0 0 [wiaservc.dll] SCMControlHandler::ControlThread, Resuming control thread...</text:p>
      <text:p text:style-name="P4026">WIA: 4284.4764 397857344 0 0 [wiaservc.dll] SCMControlQueue::Pop, Control request (control: 11, event type: 32774) detached from queue</text:p>
      <text:p text:style-name="P4027">WIA: 4284.4764 397857344 0 0 [wiaservc.dll] SCMControlHandler::ControlThread, Processing control request (control: 11, event type: 32774)...</text:p>
      <text:p text:style-name="P4028">WIA: 4284.4764 397857344 2 0 [wiaservc.dll] Dispatcher::ProcessEvent, System event received: dwControl 11, dwEventType 32774, lpEventData: 0x00000172AB811A50</text:p>
      <text:p text:style-name="P4029">WIA: 4284.4764 397857344 0 0 [wiaservc.dll] DeviceClassEnumeratorHandler::ProcessEvent, Processing system event, control code 11, event type 32774..</text:p>
      <text:p text:style-name="P4030">WIA: 4284.4764 397857344 2 0 [wiaservc.dll] DeviceClassEnumeratorHandler::ProcessEvent, Message from PnP: Unknown PnP Message</text:p>
      <text:p text:style-name="P4031">WIA: 4284.4764 397857344 0 0 [wiaservc.dll] DeviceClassEnumeratorHandler::ProcessEvent, Processing system event control code 11, event type 32774, completed with with hr 0x00000000</text:p>
      <text:p text:style-name="P4032">WIA: 4284.4764 397857344 0 0 [wiaservc.dll] SCMControlQueue::ControlRequest::~ControlRequest, Control request (control: 11, event type: 32774) deleted</text:p>
      <text:p text:style-name="P4033">WIA: 4284.4764 397857344 0 0 [wiaservc.dll] SCMControlHandler::ControlThread, Requests queue empty, control thread entering sleep...</text:p>
      <text:p text:style-name="P4034">WIA: 4284.4288 397898281 0 0 [wiaservc.dll] SCMControlQueue::Push, Adding control request to queue (control: 13, event type: 10)</text:p>
      <text:p text:style-name="P4035">WIA: 4284.4288 397898281 0 0 [wiaservc.dll] SCMControlHandler::ControlFunction, Signaling control thread to resume...</text:p>
      <text:p text:style-name="P4036">WIA: 4284.4288 397898281 0 0 [wiaservc.dll] SCMControlHandler::ControlFunction, Control function (control: 13, event type: 10) returning</text:p>
      <text:p text:style-name="P4037">WIA: 4284.4764 397898281 0 0 [wiaservc.dll] SCMControlHandler::ControlThread, Resuming control thread...</text:p>
      <text:p text:style-name="P4038">WIA: 4284.4764 397898281 0 0 [wiaservc.dll] SCMControlQueue::Pop, Control request (control: 13, event type: 10) detached from queue</text:p>
      <text:p text:style-name="P4039">WIA: 4284.4764 397898281 0 0 [wiaservc.dll] SCMControlHandler::ControlThread, Processing control request (control: 13, event type: 10)...</text:p>
      <text:p text:style-name="P4040">WIA: 4284.4764 397898281 2 0 [wiaservc.dll] Dispatcher::ProcessEvent, System event received: dwControl 13, dwEventType 10, lpEventData: 0x0000000000000000</text:p>
      <text:p text:style-name="P4041">WIA: 4284.4764 397898281 0 0 [wiaservc.dll] DeviceClassEnumeratorHandler::ProcessEvent, Processing system event, control code 13, event type 10..</text:p>
      <text:p text:style-name="P4042">WIA: 4284.4764 397898281 0 0 [wiaservc.dll] DeviceClassEnumeratorHandler::ProcessEvent, Processing system event control code 13, event type 10, completed with with hr 0x00000000</text:p>
      <text:p text:style-name="P4043">WIA: 4284.4764 397898281 2 0 [wiaservc.dll] PowerEventHandler::ProcessEvent, Message from Power Management: PBT_APMPOWERSTATUSCHANGE</text:p>
      <text:p text:style-name="P4044">WIA: 4284.4764 397898281 0 0 [wiaservc.dll] SCMControlQueue::ControlRequest::~ControlRequest, Control request (control: 13, event type: 10) deleted</text:p>
      <text:p text:style-name="P4045">WIA: 4284.4764 397898281 0 0 [wiaservc.dll] SCMControlHandler::ControlThread, Requests queue empty, control thread entering sleep...</text:p>
      <text:p text:style-name="P4046">WIA: 4284.4288 397938938 0 0 [wiaservc.dll] SCMControlQueue::Push, SERVICE_CONTROL_DEVICEEVENT (control: 11, event type: 32774): DBT_DEVTYP_HANDLE (6), 424 bytes</text:p>
      <text:p text:style-name="P4047">WIA: 4284.4288 397938938 0 0 [wiaservc.dll] SCMControlQueue::Push, Adding control request to queue (control: 11, event type: 32774)</text:p>
      <text:p text:style-name="P4048">WIA: 4284.4288 397938938 0 0 [wiaservc.dll] SCMControlHandler::ControlFunction, Signaling control thread to resume...</text:p>
      <text:p text:style-name="P4049">WIA: 4284.4288 397938938 0 0 [wiaservc.dll] SCMControlHandler::ControlFunction, Control function (control: 11, event type: 32774) returning</text:p>
      <text:p text:style-name="P4050">WIA: 4284.4764 397938938 0 0 [wiaservc.dll] SCMControlHandler::ControlThread, Resuming control thread...</text:p>
      <text:p text:style-name="P4051">WIA: 4284.4764 397938938 0 0 [wiaservc.dll] SCMControlQueue::Pop, Control request (control: 11, event type: 32774) detached from queue</text:p>
      <text:p text:style-name="P4052">WIA: 4284.4764 397938938 0 0 [wiaservc.dll] SCMControlHandler::ControlThread, Processing control request (control: 11, event type: 32774)...</text:p>
      <text:p text:style-name="P4053">WIA: 4284.4764 397938938 2 0 [wiaservc.dll] Dispatcher::ProcessEvent, System event received: dwControl 11, dwEventType 32774, lpEventData: 0x00000172AB811A50</text:p>
      <text:p text:style-name="P4054">WIA: 4284.4764 397938938 0 0 [wiaservc.dll] DeviceClassEnumeratorHandler::ProcessEvent, Processing system event, control code 11, event type 32774..</text:p>
      <text:p text:style-name="P4055">WIA: 4284.4764 397938938 2 0 [wiaservc.dll] DeviceClassEnumeratorHandler::ProcessEvent, Message from PnP: Unknown PnP Message</text:p>
      <text:p text:style-name="P4056">WIA: 4284.4764 397938938 0 0 [wiaservc.dll] DeviceClassEnumeratorHandler::ProcessEvent, Processing system event control code 11, event type 32774, completed with with hr 0x00000000</text:p>
      <text:p text:style-name="P4057">WIA: 4284.4764 397938938 0 0 [wiaservc.dll] SCMControlQueue::ControlRequest::~ControlRequest, Control request (control: 11, event type: 32774) deleted</text:p>
      <text:p text:style-name="P4058">WIA: 4284.4764 397938938 0 0 [wiaservc.dll] SCMControlHandler::ControlThread, Requests queue empty, control thread entering sleep...</text:p>
      <text:p text:style-name="P4059">WIA: 4284.4288 398062813 0 0 [wiaservc.dll] SCMControlQueue::Push, SERVICE_CONTROL_DEVICEEVENT (control: 11, event type: 32774): DBT_DEVTYP_HANDLE (6), 424 bytes</text:p>
      <text:p text:style-name="P4060">WIA: 4284.4288 398062813 0 0 [wiaservc.dll] SCMControlQueue::Push, Adding control request to queue (control: 11, event type: 32774)</text:p>
      <text:p text:style-name="P4061">WIA: 4284.4288 398062813 0 0 [wiaservc.dll] SCMControlHandler::ControlFunction, Signaling control thread to resume...</text:p>
      <text:p text:style-name="P4062">WIA: 4284.4288 398062813 0 0 [wiaservc.dll] SCMControlHandler::ControlFunction, Control function (control: 11, event type: 32774) returning</text:p>
      <text:p text:style-name="P4063">WIA: 4284.4764 398062813 0 0 [wiaservc.dll] SCMControlHandler::ControlThread, Resuming control thread...</text:p>
      <text:p text:style-name="P4064">WIA: 4284.4764 398062813 0 0 [wiaservc.dll] SCMControlQueue::Pop, Control request (control: 11, event type: 32774) detached from queue</text:p>
      <text:p text:style-name="P4065">WIA: 4284.4764 398062813 0 0 [wiaservc.dll] SCMControlHandler::ControlThread, Processing control request (control: 11, event type: 32774)...</text:p>
      <text:p text:style-name="P4066">WIA: 4284.4764 398062813 2 0 [wiaservc.dll] Dispatcher::ProcessEvent, System event received: dwControl 11, dwEventType 32774, lpEventData: 0x00000172AB811A50</text:p>
      <text:p text:style-name="P4067">WIA: 4284.4764 398062813 0 0 [wiaservc.dll] DeviceClassEnumeratorHandler::ProcessEvent, Processing system event, control code 11, event type 32774..</text:p>
      <text:p text:style-name="P4068">WIA: 4284.4764 398062813 2 0 [wiaservc.dll] DeviceClassEnumeratorHandler::ProcessEvent, Message from PnP: Unknown PnP Message</text:p>
      <text:p text:style-name="P4069">WIA: 4284.4764 398062813 0 0 [wiaservc.dll] DeviceClassEnumeratorHandler::ProcessEvent, Processing system event control code 11, event type 32774, completed with with hr 0x00000000</text:p>
      <text:p text:style-name="P4070">WIA: 4284.4764 398062813 0 0 [wiaservc.dll] SCMControlQueue::ControlRequest::~ControlRequest, Control request (control: 11, event type: 32774) deleted</text:p>
      <text:p text:style-name="P4071">WIA: 4284.4764 398062813 0 0 [wiaservc.dll] SCMControlHandler::ControlThread, Requests queue empty, control thread entering sleep...</text:p>
      <text:p text:style-name="P4072">WIA: 4284.4288 398148781 0 0 [wiaservc.dll] SCMControlQueue::Push, SERVICE_CONTROL_DEVICEEVENT (control: 11, event type: 32774): DBT_DEVTYP_HANDLE (6), 424 bytes</text:p>
      <text:p text:style-name="P4073">WIA: 4284.4288 398148781 0 0 [wiaservc.dll] SCMControlQueue::Push, Adding control request to queue (control: 11, event type: 32774)</text:p>
      <text:p text:style-name="P4074">WIA: 4284.4288 398148781 0 0 [wiaservc.dll] SCMControlHandler::ControlFunction, Signaling control thread to resume...</text:p>
      <text:p text:style-name="P4075">WIA: 4284.4288 398148781 0 0 [wiaservc.dll] SCMControlHandler::ControlFunction, Control function (control: 11, event type: 32774) returning</text:p>
      <text:p text:style-name="P4076">WIA: 4284.4764 398148781 0 0 [wiaservc.dll] SCMControlHandler::ControlThread, Resuming control thread...</text:p>
      <text:p text:style-name="P4077">WIA: 4284.4764 398148781 0 0 [wiaservc.dll] SCMControlQueue::Pop, Control request (control: 11, event type: 32774) detached from queue</text:p>
      <text:p text:style-name="P4078">WIA: 4284.4764 398148781 0 0 [wiaservc.dll] SCMControlHandler::ControlThread, Processing control request (control: 11, event type: 32774)...</text:p>
      <text:p text:style-name="P4079">WIA: 4284.4764 398148781 2 0 [wiaservc.dll] Dispatcher::ProcessEvent, System event received: dwControl 11, dwEventType 32774, lpEventData: 0x00000172AB811A50</text:p>
      <text:p text:style-name="P4080">WIA: 4284.4764 398148781 0 0 [wiaservc.dll] DeviceClassEnumeratorHandler::ProcessEvent, Processing system event, control code 11, event type 32774..</text:p>
      <text:p text:style-name="P4081">WIA: 4284.4764 398148781 2 0 [wiaservc.dll] DeviceClassEnumeratorHandler::ProcessEvent, Message from PnP: Unknown PnP Message</text:p>
      <text:p text:style-name="P4082">WIA: 4284.4764 398148781 0 0 [wiaservc.dll] DeviceClassEnumeratorHandler::ProcessEvent, Processing system event control code 11, event type 32774, completed with with hr 0x00000000</text:p>
      <text:p text:style-name="P4083">WIA: 4284.4764 398148781 0 0 [wiaservc.dll] SCMControlQueue::ControlRequest::~ControlRequest, Control request (control: 11, event type: 32774) deleted</text:p>
      <text:p text:style-name="P4084">WIA: 4284.4764 398148781 0 0 [wiaservc.dll] SCMControlHandler::ControlThread, Requests queue empty, control thread entering sleep...</text:p>
      <text:p text:style-name="P4085">WIA: 4284.4288 398233266 0 0 [wiaservc.dll] SCMControlQueue::Push, SERVICE_CONTROL_DEVICEEVENT (control: 11, event type: 32774): DBT_DEVTYP_HANDLE (6), 424 bytes</text:p>
      <text:p text:style-name="P4086">WIA: 4284.4288 398233266 0 0 [wiaservc.dll] SCMControlQueue::Push, Adding control request to queue (control: 11, event type: 32774)</text:p>
      <text:p text:style-name="P4087">WIA: 4284.4288 398233266 0 0 [wiaservc.dll] SCMControlHandler::ControlFunction, Signaling control thread to resume...</text:p>
      <text:p text:style-name="P4088">WIA: 4284.4288 398233266 0 0 [wiaservc.dll] SCMControlHandler::ControlFunction, Control function (control: 11, event type: 32774) returning</text:p>
      <text:p text:style-name="P4089">WIA: 4284.4764 398233266 0 0 [wiaservc.dll] SCMControlHandler::ControlThread, Resuming control thread...</text:p>
      <text:p text:style-name="P4090">WIA: 4284.4764 398233266 0 0 [wiaservc.dll] SCMControlQueue::Pop, Control request (control: 11, event type: 32774) detached from queue</text:p>
      <text:p text:style-name="P4091">WIA: 4284.4764 398233266 0 0 [wiaservc.dll] SCMControlHandler::ControlThread, Processing control request (control: 11, event type: 32774)...</text:p>
      <text:p text:style-name="P4092">WIA: 4284.4764 398233266 2 0 [wiaservc.dll] Dispatcher::ProcessEvent, System event received: dwControl 11, dwEventType 32774, lpEventData: 0x00000172AB811A50</text:p>
      <text:p text:style-name="P4093">WIA: 4284.4764 398233266 0 0 [wiaservc.dll] DeviceClassEnumeratorHandler::ProcessEvent, Processing system event, control code 11, event type 32774..</text:p>
      <text:p text:style-name="P4094">WIA: 4284.4764 398233266 2 0 [wiaservc.dll] DeviceClassEnumeratorHandler::ProcessEvent, Message from PnP: Unknown PnP Message</text:p>
      <text:p text:style-name="P4095">WIA: 4284.4764 398233266 0 0 [wiaservc.dll] DeviceClassEnumeratorHandler::ProcessEvent, Processing system event control code 11, event type 32774, completed with with hr 0x00000000</text:p>
      <text:p text:style-name="P4096">WIA: 4284.4764 398233266 0 0 [wiaservc.dll] SCMControlQueue::ControlRequest::~ControlRequest, Control request (control: 11, event type: 32774) deleted</text:p>
      <text:p text:style-name="P4097">WIA: 4284.4764 398233266 0 0 [wiaservc.dll] SCMControlHandler::ControlThread, Requests queue empty, control thread entering sleep...</text:p>
      <text:p text:style-name="P4098">WIA: 4284.4288 398358531 0 0 [wiaservc.dll] SCMControlQueue::Push, SERVICE_CONTROL_DEVICEEVENT (control: 11, event type: 32774): DBT_DEVTYP_HANDLE (6), 424 bytes</text:p>
      <text:p text:style-name="P4099">WIA: 4284.4288 398358531 0 0 [wiaservc.dll] SCMControlQueue::Push, Adding control request to queue (control: 11, event type: 32774)</text:p>
      <text:p text:style-name="P4100">WIA: 4284.4288 398358531 0 0 [wiaservc.dll] SCMControlHandler::ControlFunction, Signaling control thread to resume...</text:p>
      <text:p text:style-name="P4101">WIA: 4284.4288 398358531 0 0 [wiaservc.dll] SCMControlHandler::ControlFunction, Control function (control: 11, event type: 32774) returning</text:p>
      <text:p text:style-name="P4102">WIA: 4284.4764 398358531 0 0 [wiaservc.dll] SCMControlHandler::ControlThread, Resuming control thread...</text:p>
      <text:p text:style-name="P4103">WIA: 4284.4764 398358531 0 0 [wiaservc.dll] SCMControlQueue::Pop, Control request (control: 11, event type: 32774) detached from queue</text:p>
      <text:p text:style-name="P4104">WIA: 4284.4764 398358531 0 0 [wiaservc.dll] SCMControlHandler::ControlThread, Processing control request (control: 11, event type: 32774)...</text:p>
      <text:p text:style-name="P4105">WIA: 4284.4764 398358531 2 0 [wiaservc.dll] Dispatcher::ProcessEvent, System event received: dwControl 11, dwEventType 32774, lpEventData: 0x00000172AB811A50</text:p>
      <text:p text:style-name="P4106">WIA: 4284.4764 398358531 0 0 [wiaservc.dll] DeviceClassEnumeratorHandler::ProcessEvent, Processing system event, control code 11, event type 32774..</text:p>
      <text:p text:style-name="P4107">WIA: 4284.4764 398358531 2 0 [wiaservc.dll] DeviceClassEnumeratorHandler::ProcessEvent, Message from PnP: Unknown PnP Message</text:p>
      <text:p text:style-name="P4108">WIA: 4284.4764 398358531 0 0 [wiaservc.dll] DeviceClassEnumeratorHandler::ProcessEvent, Processing system event control code 11, event type 32774, completed with with hr 0x00000000</text:p>
      <text:p text:style-name="P4109">WIA: 4284.4764 398358531 0 0 [wiaservc.dll] SCMControlQueue::ControlRequest::~ControlRequest, Control request (control: 11, event type: 32774) deleted</text:p>
      <text:p text:style-name="P4110">WIA: 4284.4764 398358531 0 0 [wiaservc.dll] SCMControlHandler::ControlThread, Requests queue empty, control thread entering sleep...</text:p>
      <text:p text:style-name="P4111">WIA: 4284.4288 398440109 0 0 [wiaservc.dll] SCMControlQueue::Push, SERVICE_CONTROL_DEVICEEVENT (control: 11, event type: 32774): DBT_DEVTYP_HANDLE (6), 424 bytes</text:p>
      <text:p text:style-name="P4112">WIA: 4284.4288 398440109 0 0 [wiaservc.dll] SCMControlQueue::Push, Adding control request to queue (control: 11, event type: 32774)</text:p>
      <text:p text:style-name="P4113">WIA: 4284.4288 398440109 0 0 [wiaservc.dll] SCMControlHandler::ControlFunction, Signaling control thread to resume...</text:p>
      <text:p text:style-name="P4114">WIA: 4284.4288 398440109 0 0 [wiaservc.dll] SCMControlHandler::ControlFunction, Control function (control: 11, event type: 32774) returning</text:p>
      <text:p text:style-name="P4115">WIA: 4284.4764 398440109 0 0 [wiaservc.dll] SCMControlHandler::ControlThread, Resuming control thread...</text:p>
      <text:p text:style-name="P4116">WIA: 4284.4764 398440109 0 0 [wiaservc.dll] SCMControlQueue::Pop, Control request (control: 11, event type: 32774) detached from queue</text:p>
      <text:p text:style-name="P4117">WIA: 4284.4764 398440109 0 0 [wiaservc.dll] SCMControlHandler::ControlThread, Processing control request (control: 11, event type: 32774)...</text:p>
      <text:p text:style-name="P4118">WIA: 4284.4764 398440109 2 0 [wiaservc.dll] Dispatcher::ProcessEvent, System event received: dwControl 11, dwEventType 32774, lpEventData: 0x00000172AB811A50</text:p>
      <text:p text:style-name="P4119">WIA: 4284.4764 398440109 0 0 [wiaservc.dll] DeviceClassEnumeratorHandler::ProcessEvent, Processing system event, control code 11, event type 32774..</text:p>
      <text:p text:style-name="P4120">WIA: 4284.4764 398440109 2 0 [wiaservc.dll] DeviceClassEnumeratorHandler::ProcessEvent, Message from PnP: Unknown PnP Message</text:p>
      <text:p text:style-name="P4121">WIA: 4284.4764 398440109 0 0 [wiaservc.dll] DeviceClassEnumeratorHandler::ProcessEvent, Processing system event control code 11, event type 32774, completed with with hr 0x00000000</text:p>
      <text:p text:style-name="P4122">WIA: 4284.4764 398440109 0 0 [wiaservc.dll] SCMControlQueue::ControlRequest::~ControlRequest, Control request (control: 11, event type: 32774) deleted</text:p>
      <text:p text:style-name="P4123">WIA: 4284.4764 398440109 0 0 [wiaservc.dll] SCMControlHandler::ControlThread, Requests queue empty, control thread entering sleep...</text:p>
      <text:p text:style-name="P4124">WIA: 4284.4288 398521688 0 0 [wiaservc.dll] SCMControlQueue::Push, SERVICE_CONTROL_DEVICEEVENT (control: 11, event type: 32774): DBT_DEVTYP_HANDLE (6), 424 bytes</text:p>
      <text:p text:style-name="P4125">WIA: 4284.4288 398521688 0 0 [wiaservc.dll] SCMControlQueue::Push, Adding control request to queue (control: 11, event type: 32774)</text:p>
      <text:p text:style-name="P4126">WIA: 4284.4288 398521688 0 0 [wiaservc.dll] SCMControlHandler::ControlFunction, Signaling control thread to resume...</text:p>
      <text:p text:style-name="P4127">WIA: 4284.4288 398521688 0 0 [wiaservc.dll] SCMControlHandler::ControlFunction, Control function (control: 11, event type: 32774) returning</text:p>
      <text:p text:style-name="P4128">WIA: 4284.4764 398521688 0 0 [wiaservc.dll] SCMControlHandler::ControlThread, Resuming control thread...</text:p>
      <text:p text:style-name="P4129">WIA: 4284.4764 398521688 0 0 [wiaservc.dll] SCMControlQueue::Pop, Control request (control: 11, event type: 32774) detached from queue</text:p>
      <text:p text:style-name="P4130">WIA: 4284.4764 398521688 0 0 [wiaservc.dll] SCMControlHandler::ControlThread, Processing control request (control: 11, event type: 32774)...</text:p>
      <text:p text:style-name="P4131">WIA: 4284.4764 398521688 2 0 [wiaservc.dll] Dispatcher::ProcessEvent, System event received: dwControl 11, dwEventType 32774, lpEventData: 0x00000172AB811A50</text:p>
      <text:p text:style-name="P4132">WIA: 4284.4764 398521688 0 0 [wiaservc.dll] DeviceClassEnumeratorHandler::ProcessEvent, Processing system event, control code 11, event type 32774..</text:p>
      <text:p text:style-name="P4133">WIA: 4284.4764 398521688 2 0 [wiaservc.dll] DeviceClassEnumeratorHandler::ProcessEvent, Message from PnP: Unknown PnP Message</text:p>
      <text:p text:style-name="P4134">WIA: 4284.4764 398521688 0 0 [wiaservc.dll] DeviceClassEnumeratorHandler::ProcessEvent, Processing system event control code 11, event type 32774, completed with with hr 0x00000000</text:p>
      <text:p text:style-name="P4135">WIA: 4284.4764 398521688 0 0 [wiaservc.dll] SCMControlQueue::ControlRequest::~ControlRequest, Control request (control: 11, event type: 32774) deleted</text:p>
      <text:p text:style-name="P4136">WIA: 4284.4764 398521688 0 0 [wiaservc.dll] SCMControlHandler::ControlThread, Requests queue empty, control thread entering sleep...</text:p>
      <text:p text:style-name="P4137">WIA: 4284.4288 398616672 0 0 [wiaservc.dll] SCMControlQueue::Push, Adding control request to queue (control: 13, event type: 10)</text:p>
      <text:p text:style-name="P4138">WIA: 4284.4288 398616672 0 0 [wiaservc.dll] SCMControlHandler::ControlFunction, Signaling control thread to resume...</text:p>
      <text:p text:style-name="P4139">WIA: 4284.4288 398616672 0 0 [wiaservc.dll] SCMControlHandler::ControlFunction, Control function (control: 13, event type: 10) returning</text:p>
      <text:p text:style-name="P4140">WIA: 4284.4764 398616672 0 0 [wiaservc.dll] SCMControlHandler::ControlThread, Resuming control thread...</text:p>
      <text:p text:style-name="P4141">WIA: 4284.4764 398616672 0 0 [wiaservc.dll] SCMControlQueue::Pop, Control request (control: 13, event type: 10) detached from queue</text:p>
      <text:p text:style-name="P4142">WIA: 4284.4764 398616672 0 0 [wiaservc.dll] SCMControlHandler::ControlThread, Processing control request (control: 13, event type: 10)...</text:p>
      <text:p text:style-name="P4143">WIA: 4284.4764 398616672 2 0 [wiaservc.dll] Dispatcher::ProcessEvent, System event received: dwControl 13, dwEventType 10, lpEventData: 0x0000000000000000</text:p>
      <text:p text:style-name="P4144">WIA: 4284.4764 398616672 0 0 [wiaservc.dll] DeviceClassEnumeratorHandler::ProcessEvent, Processing system event, control code 13, event type 10..</text:p>
      <text:p text:style-name="P4145">WIA: 4284.4764 398616672 0 0 [wiaservc.dll] DeviceClassEnumeratorHandler::ProcessEvent, Processing system event control code 13, event type 10, completed with with hr 0x00000000</text:p>
      <text:p text:style-name="P4146">WIA: 4284.4764 398616672 2 0 [wiaservc.dll] PowerEventHandler::ProcessEvent, Message from Power Management: PBT_APMPOWERSTATUSCHANGE</text:p>
      <text:p text:style-name="P4147">WIA: 4284.4764 398616672 0 0 [wiaservc.dll] SCMControlQueue::ControlRequest::~ControlRequest, Control request (control: 13, event type: 10) deleted</text:p>
      <text:p text:style-name="P4148">WIA: 4284.4764 398616672 0 0 [wiaservc.dll] SCMControlHandler::ControlThread, Requests queue empty, control thread entering sleep...</text:p>
      <text:p text:style-name="P4149">WIA: 4284.4288 398641219 0 0 [wiaservc.dll] SCMControlQueue::Push, SERVICE_CONTROL_DEVICEEVENT (control: 11, event type: 32774): DBT_DEVTYP_HANDLE (6), 424 bytes</text:p>
      <text:p text:style-name="P4150">WIA: 4284.4288 398641219 0 0 [wiaservc.dll] SCMControlQueue::Push, Adding control request to queue (control: 11, event type: 32774)</text:p>
      <text:p text:style-name="P4151">WIA: 4284.4288 398641219 0 0 [wiaservc.dll] SCMControlHandler::ControlFunction, Signaling control thread to resume...</text:p>
      <text:p text:style-name="P4152">WIA: 4284.4288 398641219 0 0 [wiaservc.dll] SCMControlHandler::ControlFunction, Control function (control: 11, event type: 32774) returning</text:p>
      <text:p text:style-name="P4153">WIA: 4284.4764 398641219 0 0 [wiaservc.dll] SCMControlHandler::ControlThread, Resuming control thread...</text:p>
      <text:p text:style-name="P4154">WIA: 4284.4764 398641219 0 0 [wiaservc.dll] SCMControlQueue::Pop, Control request (control: 11, event type: 32774) detached from queue</text:p>
      <text:p text:style-name="P4155">WIA: 4284.4764 398641219 0 0 [wiaservc.dll] SCMControlHandler::ControlThread, Processing control request (control: 11, event type: 32774)...</text:p>
      <text:p text:style-name="P4156">WIA: 4284.4764 398641219 2 0 [wiaservc.dll] Dispatcher::ProcessEvent, System event received: dwControl 11, dwEventType 32774, lpEventData: 0x00000172AB811A50</text:p>
      <text:p text:style-name="P4157">WIA: 4284.4764 398641219 0 0 [wiaservc.dll] DeviceClassEnumeratorHandler::ProcessEvent, Processing system event, control code 11, event type 32774..</text:p>
      <text:p text:style-name="P4158">WIA: 4284.4764 398641219 2 0 [wiaservc.dll] DeviceClassEnumeratorHandler::ProcessEvent, Message from PnP: Unknown PnP Message</text:p>
      <text:p text:style-name="P4159">WIA: 4284.4764 398641219 0 0 [wiaservc.dll] DeviceClassEnumeratorHandler::ProcessEvent, Processing system event control code 11, event type 32774, completed with with hr 0x00000000</text:p>
      <text:p text:style-name="P4160">WIA: 4284.4764 398641219 0 0 [wiaservc.dll] SCMControlQueue::ControlRequest::~ControlRequest, Control request (control: 11, event type: 32774) deleted</text:p>
      <text:p text:style-name="P4161">WIA: 4284.4764 398641219 0 0 [wiaservc.dll] SCMControlHandler::ControlThread, Requests queue empty, control thread entering sleep...</text:p>
      <text:p text:style-name="P4162">WIA: 4284.4288 398681875 0 0 [wiaservc.dll] SCMControlQueue::Push, Adding control request to queue (control: 13, event type: 10)</text:p>
      <text:p text:style-name="P4163">WIA: 4284.4288 398681875 0 0 [wiaservc.dll] SCMControlHandler::ControlFunction, Signaling control thread to resume...</text:p>
      <text:p text:style-name="P4164">WIA: 4284.4288 398681875 0 0 [wiaservc.dll] SCMControlHandler::ControlFunction, Control function (control: 13, event type: 10) returning</text:p>
      <text:p text:style-name="P4165">WIA: 4284.4764 398681875 0 0 [wiaservc.dll] SCMControlHandler::ControlThread, Resuming control thread...</text:p>
      <text:p text:style-name="P4166">WIA: 4284.4764 398681875 0 0 [wiaservc.dll] SCMControlQueue::Pop, Control request (control: 13, event type: 10) detached from queue</text:p>
      <text:p text:style-name="P4167">WIA: 4284.4764 398681875 0 0 [wiaservc.dll] SCMControlHandler::ControlThread, Processing control request (control: 13, event type: 10)...</text:p>
      <text:p text:style-name="P4168">WIA: 4284.4764 398681875 2 0 [wiaservc.dll] Dispatcher::ProcessEvent, System event received: dwControl 13, dwEventType 10, lpEventData: 0x0000000000000000</text:p>
      <text:p text:style-name="P4169">WIA: 4284.4764 398681875 0 0 [wiaservc.dll] DeviceClassEnumeratorHandler::ProcessEvent, Processing system event, control code 13, event type 10..</text:p>
      <text:p text:style-name="P4170">WIA: 4284.4764 398681875 0 0 [wiaservc.dll] DeviceClassEnumeratorHandler::ProcessEvent, Processing system event control code 13, event type 10, completed with with hr 0x00000000</text:p>
      <text:p text:style-name="P4171">WIA: 4284.4764 398681875 2 0 [wiaservc.dll] PowerEventHandler::ProcessEvent, Message from Power Management: PBT_APMPOWERSTATUSCHANGE</text:p>
      <text:p text:style-name="P4172">WIA: 4284.4764 398681875 0 0 [wiaservc.dll] SCMControlQueue::ControlRequest::~ControlRequest, Control request (control: 13, event type: 10) deleted</text:p>
      <text:p text:style-name="P4173">WIA: 4284.4764 398681875 0 0 [wiaservc.dll] SCMControlHandler::ControlThread, Requests queue empty, control thread entering sleep...</text:p>
      <text:p text:style-name="P4174">WIA: 4284.4288 398722844 0 0 [wiaservc.dll] SCMControlQueue::Push, SERVICE_CONTROL_DEVICEEVENT (control: 11, event type: 32774): DBT_DEVTYP_HANDLE (6), 424 bytes</text:p>
      <text:p text:style-name="P4175">WIA: 4284.4288 398722844 0 0 [wiaservc.dll] SCMControlQueue::Push, Adding control request to queue (control: 11, event type: 32774)</text:p>
      <text:p text:style-name="P4176">WIA: 4284.4288 398722844 0 0 [wiaservc.dll] SCMControlHandler::ControlFunction, Signaling control thread to resume...</text:p>
      <text:p text:style-name="P4177">WIA: 4284.4288 398722844 0 0 [wiaservc.dll] SCMControlHandler::ControlFunction, Control function (control: 11, event type: 32774) returning</text:p>
      <text:p text:style-name="P4178">WIA: 4284.4764 398722844 0 0 [wiaservc.dll] SCMControlHandler::ControlThread, Resuming control thread...</text:p>
      <text:p text:style-name="P4179">WIA: 4284.4764 398722844 0 0 [wiaservc.dll] SCMControlQueue::Pop, Control request (control: 11, event type: 32774) detached from queue</text:p>
      <text:p text:style-name="P4180">WIA: 4284.4764 398722844 0 0 [wiaservc.dll] SCMControlHandler::ControlThread, Processing control request (control: 11, event type: 32774)...</text:p>
      <text:p text:style-name="P4181">WIA: 4284.4764 398722844 2 0 [wiaservc.dll] Dispatcher::ProcessEvent, System event received: dwControl 11, dwEventType 32774, lpEventData: 0x00000172AB811A50</text:p>
      <text:p text:style-name="P4182">WIA: 4284.4764 398722844 0 0 [wiaservc.dll] DeviceClassEnumeratorHandler::ProcessEvent, Processing system event, control code 11, event type 32774..</text:p>
      <text:p text:style-name="P4183">WIA: 4284.4764 398722844 2 0 [wiaservc.dll] DeviceClassEnumeratorHandler::ProcessEvent, Message from PnP: Unknown PnP Message</text:p>
      <text:p text:style-name="P4184">WIA: 4284.4764 398722844 0 0 [wiaservc.dll] DeviceClassEnumeratorHandler::ProcessEvent, Processing system event control code 11, event type 32774, completed with with hr 0x00000000</text:p>
      <text:p text:style-name="P4185">WIA: 4284.4764 398722844 0 0 [wiaservc.dll] SCMControlQueue::ControlRequest::~ControlRequest, Control request (control: 11, event type: 32774) deleted</text:p>
      <text:p text:style-name="P4186">WIA: 4284.4764 398722844 0 0 [wiaservc.dll] SCMControlHandler::ControlThread, Requests queue empty, control thread entering sleep...</text:p>
      <text:p text:style-name="P4187">WIA: 4284.4288 398737563 0 0 [wiaservc.dll] SCMControlQueue::Push, SERVICE_CONTROL_DEVICEEVENT (control: 11, event type: 32772): DBT_DEVTYP_HANDLE (6), 56 bytes</text:p>
      <text:p text:style-name="P4188">WIA: 4284.4288 398737563 0 0 [wiaservc.dll] SCMControlQueue::Push, Adding control request to queue (control: 11, event type: 32772)</text:p>
      <text:p text:style-name="P4189">WIA: 4284.4288 398737563 0 0 [wiaservc.dll] SCMControlHandler::ControlFunction, Signaling control thread to resume...</text:p>
      <text:p text:style-name="P4190">WIA: 4284.4288 398737563 0 0 [wiaservc.dll] SCMControlHandler::ControlFunction, Control function (control: 11, event type: 32772) returning</text:p>
      <text:p text:style-name="P4191">WIA: 4284.4764 398737563 0 0 [wiaservc.dll] SCMControlHandler::ControlThread, Resuming control thread...</text:p>
      <text:p text:style-name="P4192">WIA: 4284.4764 398737563 0 0 [wiaservc.dll] SCMControlQueue::Pop, Control request (control: 11, event type: 32772) detached from queue</text:p>
      <text:p text:style-name="P4193">WIA: 4284.4764 398737563 0 0 [wiaservc.dll] SCMControlHandler::ControlThread, Processing control request (control: 11, event type: 32772)...</text:p>
      <text:p text:style-name="P4194">WIA: 4284.4764 398737563 2 0 [wiaservc.dll] Dispatcher::ProcessEvent, System event received: dwControl 11, dwEventType 32772, lpEventData: 0x00000172AB8085A0</text:p>
      <text:p text:style-name="P4195">WIA: 4284.4764 398737563 0 0 [wiaservc.dll] DeviceClassEnumeratorHandler::ProcessEvent, Processing system event, control code 11, event type 32772..</text:p>
      <text:p text:style-name="P4196">WIA: 4284.4764 398737563 2 0 [wiaservc.dll] DeviceClassEnumeratorHandler::ProcessEvent, Message from PnP: DBT_DEVICEREMOVECOMPLETE</text:p>
      <text:p text:style-name="P4197">WIA: 4284.4764 398737563 2 0 [wiaservc.dll] DeviceClassEnumeratorHandler::GetDeviceNameFromDevHdr, Received a DBT_DEVTYP_HANDLE message</text:p>
      <text:p text:style-name="P4198">WIA: 4284.4764 398737563 2 0 [wiaservc.dll] DeviceClassEnumeratorHandler::GetDeviceNameFromDevHdr, Lookup on DEV_BROADCAST_HDR returned a device ID of ({EEC5AD98-8080-425f-922A-DABF3DE3F69A}\0012)</text:p>
      <text:p text:style-name="P4199">WIA: 4284.4764 398737563 2 0 [wiaservc.dll] DeviceClassEnumeratorHandler::ProcessEvent, Processing device removal for device ({EEC5AD98-8080-425f-922A-DABF3DE3F69A}\0012)..</text:p>
      <text:p text:style-name="P4200">WIA: 4284.4764 398737563 8 0 [wiaservc.dll] DeviceListManager::ProcessDeviceRemoval, Processing removal for device (LG K9)..</text:p>
      <text:p text:style-name="P4201">WIA: 4284.4764 398737563 8 0 [wiaservc.dll] DeviceListManager::ProcessDeviceRemoval, Device (LG K9) is marked inactive</text:p>
      <text:p text:style-name="P4202">WIA: 4284.4764 398737563 8 0 [wiaservc.dll] DeviceListManager::ProcessDeviceRemoval, Generating DISCONNECT event for (LG K9)</text:p>
      <text:p text:style-name="P4203">WIA: 4284.4764 398737563 0 0 [wiaservc.dll] DeviceInfoSet::GetDeviceSession, Locally connected device ({EEC5AD98-8080-425f-922A-DABF3DE3F69A}\0012), no Session ID found</text:p>
      <text:p text:style-name="P4204">WIA: 4284.4288 398737578 0 0 [wiaservc.dll] SCMControlQueue::Push, SERVICE_CONTROL_DEVICEEVENT (control: 11, event type: 32772): DBT_DEVTYP_DEVICEINTERFACE (5), 190 bytes</text:p>
      <text:p text:style-name="P4205">WIA: 4284.4288 398737578 0 0 [wiaservc.dll] SCMControlQueue::Push, Adding control request to queue (control: 11, event type: 32772)</text:p>
      <text:p text:style-name="P4206">WIA: 4284.4288 398737578 0 0 [wiaservc.dll] SCMControlHandler::ControlFunction, Signaling control thread to resume...</text:p>
      <text:p text:style-name="P4207">WIA: 4284.4288 398737578 0 0 [wiaservc.dll] SCMControlHandler::ControlFunction, Control function (control: 11, event type: 32772) returning</text:p>
      <text:p text:style-name="P4208">WIA: 4284.4764 398737578 0 0 [wiaservc.dll] USDWrapper::WIA_drvNotifyPnpEvent, Power management: disable system initiated sleep to call IWiaMiniDrv::drvNotifyPnPEvent for (LG K9)...</text:p>
      <text:p text:style-name="P4209">WIA: 4284.4764 398737578 0 0 [wiaservc.dll] USDWrapper::WIA_drvNotifyPnpEvent, The WIA service is preparing to call IWiaMiniDrv::drvNotifyPnpEvent from the driver for (LG K9) ...</text:p>
      <text:p text:style-name="P4210">WIA: 4284.4764 398737578 0 0 [wiaservc.dll] USDWrapper::WIA_drvNotifyPnpEvent, The WIA service is calling IWiaMiniDrv::drvNotifyPnpEvent from the driver (LG K9) ...</text:p>
      <text:p text:style-name="P4211">WIA: 4284.4764 398737578 0 0 [wiaservc.dll] USDWrapper::WIA_drvNotifyPnpEvent, (LG K9) completed IWiaMiniDrv::drvNotifyPnpEvent returning hr 0x00000000</text:p>
      <text:p text:style-name="P4212">WIA: 4284.4764 398737578 0 0 [wiaservc.dll] USDWrapper::WIA_drvNotifyPnpEvent, Power management: restore system initiated sleep...</text:p>
      <text:p text:style-name="P4213">WIA: 4284.4764 398737578 0 0 [wiaservc.dll] CEventNotifier::NotifySTIEvent, hr indicates FAILURE (expected for Disconnect), but event is Connect/Disconnect</text:p>
      <text:p text:style-name="P4214">WIA: 4284.4764 398737578 4 0 [wiaservc.dll] DeviceInfoSet::UnregisterDeviceNotification, Unregistering for PnP notifications on device ({EEC5AD98-8080-425f-922A-DABF3DE3F69A}\0012).</text:p>
      <text:p text:style-name="P4215">WIA: 4284.4764 398737578 0 0 [wiaservc.dll] USDWrapper::UnloadDriver, The WIA service is preparing to unload the driver for (LG K9)</text:p>
      <text:p text:style-name="P4216">WIA: 4284.4764 398737578 4 0 [wiaservc.dll] USDWrapper::UnloadDriver, Driver for (LG K9) is now unloaded</text:p>
      <text:p text:style-name="P4217">WIA: 4284.4764 398737578 80000000 0 [wiaservc.dll] WiaService::CheckForActivityAndShutdown, Not shutting down service because 7 devices are installed</text:p>
      <text:p text:style-name="P4218">WIA: 4284.4764 398737578 0 0 [wiaservc.dll] DeviceClassEnumeratorHandler::ProcessEvent, Processing system event control code 11, event type 32772, completed with with hr 0x00000000</text:p>
      <text:p text:style-name="P4219">WIA: 4284.4764 398737578 0 0 [wiaservc.dll] SCMControlQueue::ControlRequest::~ControlRequest, Control request (control: 11, event type: 32772) deleted</text:p>
      <text:p text:style-name="P4220">WIA: 4284.4764 398737578 0 0 [wiaservc.dll] SCMControlQueue::Pop, Control request (control: 11, event type: 32772) detached from queue</text:p>
      <text:p text:style-name="P4221">WIA: 4284.4764 398737578 0 0 [wiaservc.dll] SCMControlHandler::ControlThread, Processing control request (control: 11, event type: 32772)...</text:p>
      <text:p text:style-name="P4222">WIA: 4284.4764 398737578 2 0 [wiaservc.dll] Dispatcher::ProcessEvent, System event received: dwControl 11, dwEventType 32772, lpEventData: 0x00000172AB8263C0</text:p>
      <text:p text:style-name="P4223">WIA: 4284.4764 398737578 0 0 [wiaservc.dll] DeviceClassEnumeratorHandler::ProcessEvent, Processing system event, control code 11, event type 32772..</text:p>
      <text:p text:style-name="P4224">WIA: 4284.4764 398737578 2 0 [wiaservc.dll] DeviceClassEnumeratorHandler::ProcessEvent, Message from PnP: DBT_DEVICEREMOVECOMPLETE</text:p>
      <text:p text:style-name="P4225">WIA: 4284.4764 398737578 2 0 [wiaservc.dll] DeviceClassEnumeratorHandler::GetDeviceNameFromDevHdr, Received a DBT_DEVTYP_DEVICEINTERFACE message</text:p>
      <text:p text:style-name="P4226">WIA: 4284.4764 398737578 2 0 [wiaservc.dll] DeviceClassEnumeratorHandler::GetDeviceNameFromDevHdr, Lookup on DEV_BROADCAST_HDR returned a device ID of ({EEC5AD98-8080-425f-922A-DABF3DE3F69A}\0012)</text:p>
      <text:p text:style-name="P4227">WIA: 4284.4764 398737578 2 0 [wiaservc.dll] DeviceClassEnumeratorHandler::ProcessEvent, Processing device removal for device ({EEC5AD98-8080-425f-922A-DABF3DE3F69A}\0012)..</text:p>
      <text:p text:style-name="P4228">WIA: 4284.4764 398737578 8 0 [wiaservc.dll] DeviceListManager::ProcessDeviceRemoval, Processing removal for device (LG K9)..</text:p>
      <text:p text:style-name="P4229">WIA: 4284.4764 398737578 8 0 [wiaservc.dll] DeviceListManager::ProcessDeviceRemoval, Device (LG K9) is marked inactive</text:p>
      <text:p text:style-name="P4230">WIA: 4284.4764 398737578 8 0 [wiaservc.dll] DeviceListManager::ProcessDeviceRemoval, We are not generating a DISCONNECT event for device (LG K9), because it has already been done</text:p>
      <text:p text:style-name="P4231">WIA: 4284.4764 398737578 80000000 0 [wiaservc.dll] WiaService::CheckForActivityAndShutdown, Not shutting down service because 7 devices are installed</text:p>
      <text:p text:style-name="P4232">WIA: 4284.4764 398737578 0 0 [wiaservc.dll] DeviceClassEnumeratorHandler::ProcessEvent, Processing system event control code 11, event type 32772, completed with with hr 0x00000000</text:p>
      <text:p text:style-name="P4233">WIA: 4284.4764 398737578 0 0 [wiaservc.dll] SCMControlQueue::ControlRequest::~ControlRequest, Control request (control: 11, event type: 32772) deleted</text:p>
      <text:p text:style-name="P4234">WIA: 4284.4764 398737578 0 0 [wiaservc.dll] SCMControlHandler::ControlThread, Requests queue empty, control thread entering sleep...</text:p>
      <text:p text:style-name="P4235">WIA: 4284.4764 398737578 0 0 [wiaservc.dll] SCMControlHandler::ControlThread, Resuming control thread...</text:p>
      <text:p text:style-name="P4236">WIA: 4284.4764 398737578 0 0 [wiaservc.dll] SCMControlHandler::ControlThread, Requests queue empty, control thread entering sleep...</text:p>
      <text:p text:style-name="P4237">WIA: 4284.4288 399592938 0 0 [wiaservc.dll] SCMControlQueue::Push, Adding control request to queue (control: 13, event type: 10)</text:p>
      <text:p text:style-name="P4238">WIA: 4284.4288 399592938 0 0 [wiaservc.dll] SCMControlHandler::ControlFunction, Signaling control thread to resume...</text:p>
      <text:p text:style-name="P4239">WIA: 4284.4288 399592938 0 0 [wiaservc.dll] SCMControlHandler::ControlFunction, Control function (control: 13, event type: 10) returning</text:p>
      <text:p text:style-name="P4240">WIA: 4284.4764 399592938 0 0 [wiaservc.dll] SCMControlHandler::ControlThread, Resuming control thread...</text:p>
      <text:p text:style-name="P4241">WIA: 4284.4764 399592938 0 0 [wiaservc.dll] SCMControlQueue::Pop, Control request (control: 13, event type: 10) detached from queue</text:p>
      <text:p text:style-name="P4242">WIA: 4284.4764 399592938 0 0 [wiaservc.dll] SCMControlHandler::ControlThread, Processing control request (control: 13, event type: 10)...</text:p>
      <text:p text:style-name="P4243">WIA: 4284.4764 399592938 2 0 [wiaservc.dll] Dispatcher::ProcessEvent, System event received: dwControl 13, dwEventType 10, lpEventData: 0x0000000000000000</text:p>
      <text:p text:style-name="P4244">WIA: 4284.4764 399592938 0 0 [wiaservc.dll] DeviceClassEnumeratorHandler::ProcessEvent, Processing system event, control code 13, event type 10..</text:p>
      <text:p text:style-name="P4245">WIA: 4284.4764 399592938 0 0 [wiaservc.dll] DeviceClassEnumeratorHandler::ProcessEvent, Processing system event control code 13, event type 10, completed with with hr 0x00000000</text:p>
      <text:p text:style-name="P4246">WIA: 4284.4764 399592938 2 0 [wiaservc.dll] PowerEventHandler::ProcessEvent, Message from Power Management: PBT_APMPOWERSTATUSCHANGE</text:p>
      <text:p text:style-name="P4247">WIA: 4284.4764 399592938 0 0 [wiaservc.dll] SCMControlQueue::ControlRequest::~ControlRequest, Control request (control: 13, event type: 10) deleted</text:p>
      <text:p text:style-name="P4248">WIA: 4284.4764 399592938 0 0 [wiaservc.dll] SCMControlHandler::ControlThread, Requests queue empty, control thread entering sleep...</text:p>
      <text:p text:style-name="P4249">WIA: 4284.4288 400052156 0 0 [wiaservc.dll] SCMControlQueue::Push, Adding control request to queue (control: 13, event type: 10)</text:p>
      <text:p text:style-name="P4250">WIA: 4284.4288 400052156 0 0 [wiaservc.dll] SCMControlHandler::ControlFunction, Signaling control thread to resume...</text:p>
      <text:p text:style-name="P4251">WIA: 4284.4288 400052156 0 0 [wiaservc.dll] SCMControlHandler::ControlFunction, Control function (control: 13, event type: 10) returning</text:p>
      <text:p text:style-name="P4252">WIA: 4284.4764 400052156 0 0 [wiaservc.dll] SCMControlHandler::ControlThread, Resuming control thread...</text:p>
      <text:p text:style-name="P4253">WIA: 4284.4764 400052156 0 0 [wiaservc.dll] SCMControlQueue::Pop, Control request (control: 13, event type: 10) detached from queue</text:p>
      <text:p text:style-name="P4254">WIA: 4284.4764 400052156 0 0 [wiaservc.dll] SCMControlHandler::ControlThread, Processing control request (control: 13, event type: 10)...</text:p>
      <text:p text:style-name="P4255">WIA: 4284.4764 400052156 2 0 [wiaservc.dll] Dispatcher::ProcessEvent, System event received: dwControl 13, dwEventType 10, lpEventData: 0x0000000000000000</text:p>
      <text:p text:style-name="P4256">WIA: 4284.4764 400052156 0 0 [wiaservc.dll] DeviceClassEnumeratorHandler::ProcessEvent, Processing system event, control code 13, event type 10..</text:p>
      <text:p text:style-name="P4257">WIA: 4284.4764 400052156 0 0 [wiaservc.dll] DeviceClassEnumeratorHandler::ProcessEvent, Processing system event control code 13, event type 10, completed with with hr 0x00000000</text:p>
      <text:p text:style-name="P4258">WIA: 4284.4764 400052156 2 0 [wiaservc.dll] PowerEventHandler::ProcessEvent, Message from Power Management: PBT_APMPOWERSTATUSCHANGE</text:p>
      <text:p text:style-name="P4259">WIA: 4284.4764 400052156 0 0 [wiaservc.dll] SCMControlQueue::ControlRequest::~ControlRequest, Control request (control: 13, event type: 10) deleted</text:p>
      <text:p text:style-name="P4260">WIA: 4284.4764 400052156 0 0 [wiaservc.dll] SCMControlHandler::ControlThread, Requests queue empty, control thread entering sleep...</text:p>
      <text:p text:style-name="P4261">WIA: 4284.4288 400577422 0 0 [wiaservc.dll] SCMControlQueue::Push, Adding control request to queue (control: 13, event type: 10)</text:p>
      <text:p text:style-name="P4262">WIA: 4284.4288 400577422 0 0 [wiaservc.dll] SCMControlHandler::ControlFunction, Signaling control thread to resume...</text:p>
      <text:p text:style-name="P4263">WIA: 4284.4288 400577422 0 0 [wiaservc.dll] SCMControlHandler::ControlFunction, Control function (control: 13, event type: 10) returning</text:p>
      <text:p text:style-name="P4264">WIA: 4284.4764 400577422 0 0 [wiaservc.dll] SCMControlHandler::ControlThread, Resuming control thread...</text:p>
      <text:p text:style-name="P4265">WIA: 4284.4764 400577422 0 0 [wiaservc.dll] SCMControlQueue::Pop, Control request (control: 13, event type: 10) detached from queue</text:p>
      <text:p text:style-name="P4266">WIA: 4284.4764 400577422 0 0 [wiaservc.dll] SCMControlHandler::ControlThread, Processing control request (control: 13, event type: 10)...</text:p>
      <text:p text:style-name="P4267">WIA: 4284.4764 400577422 2 0 [wiaservc.dll] Dispatcher::ProcessEvent, System event received: dwControl 13, dwEventType 10, lpEventData: 0x0000000000000000</text:p>
      <text:p text:style-name="P4268">WIA: 4284.4764 400577422 0 0 [wiaservc.dll] DeviceClassEnumeratorHandler::ProcessEvent, Processing system event, control code 13, event type 10..</text:p>
      <text:p text:style-name="P4269">WIA: 4284.4764 400577422 0 0 [wiaservc.dll] DeviceClassEnumeratorHandler::ProcessEvent, Processing system event control code 13, event type 10, completed with with hr 0x00000000</text:p>
      <text:p text:style-name="P4270">WIA: 4284.4764 400577422 2 0 [wiaservc.dll] PowerEventHandler::ProcessEvent, Message from Power Management: PBT_APMPOWERSTATUSCHANGE</text:p>
      <text:p text:style-name="P4271">WIA: 4284.4764 400577422 0 0 [wiaservc.dll] SCMControlQueue::ControlRequest::~ControlRequest, Control request (control: 13, event type: 10) deleted</text:p>
      <text:p text:style-name="P4272">WIA: 4284.4764 400577422 0 0 [wiaservc.dll] SCMControlHandler::ControlThread, Requests queue empty, control thread entering sleep...</text:p>
      <text:p text:style-name="P4273">WIA: 4284.4288 401082625 0 0 [wiaservc.dll] SCMControlQueue::Push, SERVICE_CONTROL_DEVICEEVENT (control: 11, event type: 32772): DBT_DEVTYP_HANDLE (6), 56 bytes</text:p>
      <text:p text:style-name="P4274">WIA: 4284.4288 401082625 0 0 [wiaservc.dll] SCMControlQueue::Push, Adding control request to queue (control: 11, event type: 32772)</text:p>
      <text:p text:style-name="P4275">WIA: 4284.4288 401082625 0 0 [wiaservc.dll] SCMControlHandler::ControlFunction, Signaling control thread to resume...</text:p>
      <text:p text:style-name="P4276">WIA: 4284.4288 401082625 0 0 [wiaservc.dll] SCMControlHandler::ControlFunction, Control function (control: 11, event type: 32772) returning</text:p>
      <text:p text:style-name="P4277">WIA: 4284.4764 401082625 0 0 [wiaservc.dll] SCMControlHandler::ControlThread, Resuming control thread...</text:p>
      <text:p text:style-name="P4278">WIA: 4284.4764 401082625 0 0 [wiaservc.dll] SCMControlQueue::Pop, Control request (control: 11, event type: 32772) detached from queue</text:p>
      <text:p text:style-name="P4279">WIA: 4284.4764 401082625 0 0 [wiaservc.dll] SCMControlHandler::ControlThread, Processing control request (control: 11, event type: 32772)...</text:p>
      <text:p text:style-name="P4280">WIA: 4284.4764 401082625 2 0 [wiaservc.dll] Dispatcher::ProcessEvent, System event received: dwControl 11, dwEventType 32772, lpEventData: 0x00000172AB811FA0</text:p>
      <text:p text:style-name="P4281">WIA: 4284.4764 401082625 0 0 [wiaservc.dll] DeviceClassEnumeratorHandler::ProcessEvent, Processing system event, control code 11, event type 32772..</text:p>
      <text:p text:style-name="P4282">WIA: 4284.4764 401082625 2 0 [wiaservc.dll] DeviceClassEnumeratorHandler::ProcessEvent, Message from PnP: DBT_DEVICEREMOVECOMPLETE</text:p>
      <text:p text:style-name="P4283">WIA: 4284.4764 401082625 2 0 [wiaservc.dll] DeviceClassEnumeratorHandler::GetDeviceNameFromDevHdr, Received a DBT_DEVTYP_HANDLE message</text:p>
      <text:p text:style-name="P4284">WIA: 4284.4764 401082625 2 0 [wiaservc.dll] DeviceClassEnumeratorHandler::GetDeviceNameFromDevHdr, Lookup on DEV_BROADCAST_HDR returned a device ID of ({EEC5AD98-8080-425f-922A-DABF3DE3F69A}\0007)</text:p>
      <text:p text:style-name="P4285">WIA: 4284.4764 401082625 2 0 [wiaservc.dll] DeviceClassEnumeratorHandler::ProcessEvent, Processing device removal for device ({EEC5AD98-8080-425f-922A-DABF3DE3F69A}\0007)..</text:p>
      <text:p text:style-name="P4286">WIA: 4284.4764 401082625 8 0 [wiaservc.dll] DeviceListManager::ProcessDeviceRemoval, Processing removal for device (Apple iPhone)..</text:p>
      <text:p text:style-name="P4287">WIA: 4284.4764 401082625 8 0 [wiaservc.dll] DeviceListManager::ProcessDeviceRemoval, Device (Apple iPhone) is marked inactive</text:p>
      <text:p text:style-name="P4288">WIA: 4284.4764 401082625 8 0 [wiaservc.dll] DeviceListManager::ProcessDeviceRemoval, Generating DISCONNECT event for (Apple iPhone)</text:p>
      <text:p text:style-name="P4289">WIA: 4284.4764 401082625 0 0 [wiaservc.dll] DeviceInfoSet::GetDeviceSession, Locally connected device ({EEC5AD98-8080-425f-922A-DABF3DE3F69A}\0007), no Session ID found</text:p>
      <text:p text:style-name="P4290">WIA: 4284.4764 401082625 0 0 [wiaservc.dll] USDWrapper::WIA_drvNotifyPnpEvent, Power management: disable system initiated sleep to call IWiaMiniDrv::drvNotifyPnPEvent for (Apple iPhone)...</text:p>
      <text:p text:style-name="P4291">WIA: 4284.4764 401082625 0 0 [wiaservc.dll] USDWrapper::WIA_drvNotifyPnpEvent, The WIA service is preparing to call IWiaMiniDrv::drvNotifyPnpEvent from the driver for (Apple iPhone) ...</text:p>
      <text:p text:style-name="P4292">WIA: 4284.4764 401082625 0 0 [wiaservc.dll] USDWrapper::WIA_drvNotifyPnpEvent, The WIA service is calling IWiaMiniDrv::drvNotifyPnpEvent from the driver (Apple iPhone) ...</text:p>
      <text:p text:style-name="P4293">WIA: 4284.4764 401082625 0 0 [wiaservc.dll] USDWrapper::WIA_drvNotifyPnpEvent, (Apple iPhone) completed IWiaMiniDrv::drvNotifyPnpEvent returning hr 0x00000000</text:p>
      <text:p text:style-name="P4294">WIA: 4284.4764 401082625 0 0 [wiaservc.dll] USDWrapper::WIA_drvNotifyPnpEvent, Power management: restore system initiated sleep...</text:p>
      <text:p text:style-name="P4295">WIA: 4284.4764 401082625 0 0 [wiaservc.dll] CEventNotifier::NotifySTIEvent, hr indicates FAILURE (expected for Disconnect), but event is Connect/Disconnect</text:p>
      <text:p text:style-name="P4296">WIA: 4284.4764 401082625 4 0 [wiaservc.dll] DeviceInfoSet::UnregisterDeviceNotification, Unregistering for PnP notifications on device ({EEC5AD98-8080-425f-922A-DABF3DE3F69A}\0007).</text:p>
      <text:p text:style-name="P4297">WIA: 4284.4288 401082625 0 0 [wiaservc.dll] SCMControlQueue::Push, SERVICE_CONTROL_DEVICEEVENT (control: 11, event type: 32772): DBT_DEVTYP_DEVICEINTERFACE (5), 208 bytes</text:p>
      <text:p text:style-name="P4298">WIA: 4284.4288 401082625 0 0 [wiaservc.dll] SCMControlQueue::Push, Adding control request to queue (control: 11, event type: 32772)</text:p>
      <text:p text:style-name="P4299">WIA: 4284.4288 401082625 0 0 [wiaservc.dll] SCMControlHandler::ControlFunction, Signaling control thread to resume...</text:p>
      <text:p text:style-name="P4300">WIA: 4284.4288 401082625 0 0 [wiaservc.dll] SCMControlHandler::ControlFunction, Control function (control: 11, event type: 32772) returning</text:p>
      <text:p text:style-name="P4301">WIA: 4284.4764 401082641 0 0 [wiaservc.dll] USDWrapper::UnloadDriver, The WIA service is preparing to unload the driver for (Apple iPhone)</text:p>
      <text:p text:style-name="P4302">WIA: 4284.4764 401082672 4 0 [wiaservc.dll] USDWrapper::UnloadDriver, Driver for (Apple iPhone) is now unloaded</text:p>
      <text:p text:style-name="P4303">WIA: 4284.4764 401082672 80000000 0 [wiaservc.dll] WiaService::CheckForActivityAndShutdown, Not shutting down service because 7 devices are installed</text:p>
      <text:p text:style-name="P4304">WIA: 4284.4764 401082672 0 0 [wiaservc.dll] DeviceClassEnumeratorHandler::ProcessEvent, Processing system event control code 11, event type 32772, completed with with hr 0x00000000</text:p>
      <text:p text:style-name="P4305">WIA: 4284.4764 401082672 0 0 [wiaservc.dll] SCMControlQueue::ControlRequest::~ControlRequest, Control request (control: 11, event type: 32772) deleted</text:p>
      <text:p text:style-name="P4306">WIA: 4284.4764 401082672 0 0 [wiaservc.dll] SCMControlQueue::Pop, Control request (control: 11, event type: 32772) detached from queue</text:p>
      <text:p text:style-name="P4307">WIA: 4284.4764 401082672 0 0 [wiaservc.dll] SCMControlHandler::ControlThread, Processing control request (control: 11, event type: 32772)...</text:p>
      <text:p text:style-name="P4308">WIA: 4284.4764 401082672 2 0 [wiaservc.dll] Dispatcher::ProcessEvent, System event received: dwControl 11, dwEventType 32772, lpEventData: 0x00000172AB826E50</text:p>
      <text:p text:style-name="P4309">WIA: 4284.4764 401082672 0 0 [wiaservc.dll] DeviceClassEnumeratorHandler::ProcessEvent, Processing system event, control code 11, event type 32772..</text:p>
      <text:p text:style-name="P4310">WIA: 4284.4764 401082672 2 0 [wiaservc.dll] DeviceClassEnumeratorHandler::ProcessEvent, Message from PnP: DBT_DEVICEREMOVECOMPLETE</text:p>
      <text:p text:style-name="P4311">WIA: 4284.4764 401082672 2 0 [wiaservc.dll] DeviceClassEnumeratorHandler::GetDeviceNameFromDevHdr, Received a DBT_DEVTYP_DEVICEINTERFACE message</text:p>
      <text:p text:style-name="P4312">WIA: 4284.4764 401082672 2 0 [wiaservc.dll] DeviceClassEnumeratorHandler::GetDeviceNameFromDevHdr, Lookup on DEV_BROADCAST_HDR returned a device ID of ({EEC5AD98-8080-425f-922A-DABF3DE3F69A}\0007)</text:p>
      <text:p text:style-name="P4313">WIA: 4284.4764 401082672 2 0 [wiaservc.dll] DeviceClassEnumeratorHandler::ProcessEvent, Processing device removal for device ({EEC5AD98-8080-425f-922A-DABF3DE3F69A}\0007)..</text:p>
      <text:p text:style-name="P4314">WIA: 4284.4764 401082672 8 0 [wiaservc.dll] DeviceListManager::ProcessDeviceRemoval, Processing removal for device (Apple iPhone)..</text:p>
      <text:p text:style-name="P4315">WIA: 4284.4764 401082672 8 0 [wiaservc.dll] DeviceListManager::ProcessDeviceRemoval, Device (Apple iPhone) is marked inactive</text:p>
      <text:p text:style-name="P4316">WIA: 4284.4764 401082672 8 0 [wiaservc.dll] DeviceListManager::ProcessDeviceRemoval, We are not generating a DISCONNECT event for device (Apple iPhone), because it has already been done</text:p>
      <text:p text:style-name="P4317">WIA: 4284.4764 401082672 80000000 0 [wiaservc.dll] WiaService::CheckForActivityAndShutdown, Not shutting down service because 7 devices are installed</text:p>
      <text:p text:style-name="P4318">WIA: 4284.4764 401082672 0 0 [wiaservc.dll] DeviceClassEnumeratorHandler::ProcessEvent, Processing system event control code 11, event type 32772, completed with with hr 0x00000000</text:p>
      <text:p text:style-name="P4319">WIA: 4284.4764 401082672 0 0 [wiaservc.dll] SCMControlQueue::ControlRequest::~ControlRequest, Control request (control: 11, event type: 32772) deleted</text:p>
      <text:p text:style-name="P4320">WIA: 4284.4764 401082672 0 0 [wiaservc.dll] SCMControlHandler::ControlThread, Requests queue empty, control thread entering sleep...</text:p>
      <text:p text:style-name="P4321">WIA: 4284.4764 401082672 0 0 [wiaservc.dll] SCMControlHandler::ControlThread, Resuming control thread...</text:p>
      <text:p text:style-name="P4322">WIA: 4284.4764 401082672 0 0 [wiaservc.dll] SCMControlHandler::ControlThread, Requests queue empty, control thread entering sleep...</text:p>
      <text:p text:style-name="P4323">WIA: 4284.4288 401374172 0 0 [wiaservc.dll] SCMControlQueue::Push, SERVICE_CONTROL_DEVICEEVENT (control: 11, event type: 32768): DBT_DEVTYP_DEVICEINTERFACE (5), 208 bytes</text:p>
      <text:p text:style-name="P4324">WIA: 4284.4288 401374172 0 0 [wiaservc.dll] SCMControlQueue::Push, Adding control request to queue (control: 11, event type: 32768)</text:p>
      <text:p text:style-name="P4325">WIA: 4284.4288 401374172 0 0 [wiaservc.dll] SCMControlHandler::ControlFunction, Signaling control thread to resume...</text:p>
      <text:p text:style-name="P4326">WIA: 4284.4764 401374172 0 0 [wiaservc.dll] SCMControlHandler::ControlThread, Resuming control thread...</text:p>
      <text:p text:style-name="P4327">WIA: 4284.4764 401374172 0 0 [wiaservc.dll] SCMControlQueue::Pop, Control request (control: 11, event type: 32768) detached from queue</text:p>
      <text:p text:style-name="P4328">WIA: 4284.4764 401374172 0 0 [wiaservc.dll] SCMControlHandler::ControlThread, Processing control request (control: 11, event type: 32768)...</text:p>
      <text:p text:style-name="P4329">WIA: 4284.4764 401374172 2 0 [wiaservc.dll] Dispatcher::ProcessEvent, System event received: dwControl 11, dwEventType 32768, lpEventData: 0x00000172AB82AA90</text:p>
      <text:p text:style-name="P4330">WIA: 4284.4764 401374172 0 0 [wiaservc.dll] DeviceClassEnumeratorHandler::ProcessEvent, Processing system event, control code 11, event type 32768..</text:p>
      <text:p text:style-name="P4331">WIA: 4284.4764 401374172 2 0 [wiaservc.dll] DeviceClassEnumeratorHandler::ProcessEvent, Message from PnP: DBT_DEVICEARRIVAL</text:p>
      <text:p text:style-name="P4332">WIA: 4284.4764 401374172 2 0 [wiaservc.dll] DeviceClassEnumeratorHandler::GetDeviceNameFromDevHdr, Received a DBT_DEVTYP_DEVICEINTERFACE message</text:p>
      <text:p text:style-name="P4333">WIA: 4284.4764 401374172 2 0 [wiaservc.dll] DeviceClassEnumeratorHandler::GetDeviceNameFromDevHdr, Lookup on DEV_BROADCAST_HDR returned a device ID of ({EEC5AD98-8080-425f-922A-DABF3DE3F69A}\0007)</text:p>
      <text:p text:style-name="P4334">WIA: 4284.4764 401374172 2 0 [wiaservc.dll] DeviceClassEnumeratorHandler::ProcessEvent, Processing device arrival for device ({EEC5AD98-8080-425f-922A-DABF3DE3F69A}\0007)..</text:p>
      <text:p text:style-name="P4335">WIA: 4284.4764 401374172 0 0 [wiaservc.dll] USDWrapper::RefreshSettings, Refreshing USDWrapper settings for (Apple iPhone)</text:p>
      <text:p text:style-name="P4336">WIA: 4284.4764 401374172 0 0 [wiaservc.dll] USDWrapper::RefreshSettings, Updating the current settings for (Apple iPhone) from Registry</text:p>
      <text:p text:style-name="P4337">WIA: 4284.4288 401374172 0 0 [wiaservc.dll] SCMControlHandler::ControlFunction, Control function (control: 11, event type: 32768) returning</text:p>
      <text:p text:style-name="P4338">WIA: 4284.4764 401374172 0 0 [wiaservc.dll] USDWrapper::RefreshSettings, (Apple iPhone) is a WIA device (internal type: 0x00000031)</text:p>
      <text:p text:style-name="P4339">WIA: 4284.4764 401374172 8 0 [wiaservc.dll] DeviceInfoSet::GetDeviceStatus, DevNode status for device ({EEC5AD98-8080-425f-922A-DABF3DE3F69A}\0007): 0x0180200A, problem number: 0</text:p>
      <text:p text:style-name="P4340">WIA: 4284.4764 401374172 8 0 [wiaservc.dll] DeviceInfoSet::MapCMStatusToDeviceState, DN_STARTED (0x00000008)</text:p>
      <text:p text:style-name="P4341">WIA: 4284.4764 401374172 4 0 [wiaservc.dll] USDWrapper::RefreshSettings, Device state for (Apple iPhone) updated from 0x00000000 to 0x00000004</text:p>
      <text:p text:style-name="P4342">WIA: 4284.4764 401374172 4 0 [wiaservc.dll] USDWrapper::RefreshSettings, Device state 0x00000001 means 'disabled', 0x00000002 'removed', <text:s/>0x00000004 'active'</text:p>
      <text:p text:style-name="P4343">WIA: 4284.4764 401374172 4 0 [wiaservc.dll] USDWrapper::RefreshSettings, Previous PnP identifier of (Apple iPhone): \\?\usb#vid_05ac&amp;pid_12a8&amp;mi_00#6&amp;2cf63e83&amp;0&amp;0000#{6bdd1fc6-810f-11d0-bec7-08002be2092f}</text:p>
      <text:p text:style-name="P4344">WIA: 4284.4764 401374172 4 0 [wiaservc.dll] USDWrapper::RefreshSettings, New PnP identifier for (Apple iPhone): \\?\usb#vid_05ac&amp;pid_12a8&amp;mi_00#6&amp;2cf63e83&amp;0&amp;0000#{6bdd1fc6-810f-11d0-bec7-08002be2092f}</text:p>
      <text:p text:style-name="P4345">WIA: 4284.4764 401374172 8 0 [wiaservc.dll] DeviceListManager::ProcessDeviceArrival, Device (Apple iPhone) state is currently marked 0x00000004</text:p>
      <text:p text:style-name="P4346">WIA: 4284.4764 401374172 8 0 [wiaservc.dll] DeviceListManager::ProcessDeviceArrival, Device (Apple iPhone) (re)signaled as arrived..</text:p>
      <text:p text:style-name="P4347">WIA: 4284.4764 401374172 8 0 [wiaservc.dll] DeviceListManager::ProcessDeviceArrival, Attempting to (re)load the driver for device (Apple iPhone)..</text:p>
      <text:p text:style-name="P4348">WIA: 4284.4764 401374172 8 0 [wiaservc.dll] DeviceListManager::ProcessDeviceArrival, PnP Id: \\?\usb#vid_05ac&amp;pid_12a8&amp;mi_00#6&amp;2cf63e83&amp;0&amp;0000#{6bdd1fc6-810f-11d0-bec7-08002be2092f}</text:p>
      <text:p text:style-name="P4349">WIA: 4284.4764 401374234 0 0 [wiaservc.dll] USDWrapper::STI_Initialize, (Apple iPhone) completed IStiUSD::Initialize returning hr 0x00000000</text:p>
      <text:p text:style-name="P4350">WIA: 4284.4764 401374234 0 0 [wiaservc.dll] USDWrapper::STI_GetCapabilities, (Apple iPhone) completed IStiUSD::GetCapabilities returning hr 0x00000000</text:p>
      <text:p text:style-name="P4351">WIA: 4284.4764 401374234 0 0 [wiaservc.dll] USDWrapper::StartDeviceNotifications, Driver for (Apple iPhone) reported that it not capable of generating events</text:p>
      <text:p text:style-name="P4352">WIA: 4284.4764 401374234 0 0 [wiaservc.dll] DeviceInfoSet::SetWiaDeviceTypeProperty, DEVPKEY_WIA_DeviceType for device ({EEC5AD98-8080-425f-922A-DABF3DE3F69A}\0007) set to 2</text:p>
      <text:p text:style-name="P4353">WIA: 4284.4764 401374234 4 0 [wiaservc.dll] USDWrapper::LoadDriver, Driver for (Apple iPhone) is currently loaded</text:p>
      <text:p text:style-name="P4354">WIA: 4284.4764 401374234 8 0 [wiaservc.dll] DeviceListManager::ProcessDeviceArrival, Generating CONNECT event for device (Apple iPhone) (Apple iPhone)</text:p>
      <text:p text:style-name="P4355">WIA: 4284.4764 401374234 0 0 [wiaservc.dll] DeviceInfoSet::GetDeviceSession, Locally connected device ({EEC5AD98-8080-425f-922A-DABF3DE3F69A}\0007), no Session ID found</text:p>
      <text:p text:style-name="P4356">WIA: 4284.4764 401374234 0 0 [wiaservc.dll] USDWrapper::WIA_drvNotifyPnpEvent, Power management: disable system initiated sleep to call IWiaMiniDrv::drvNotifyPnPEvent for (Apple iPhone)...</text:p>
      <text:p text:style-name="P4357">WIA: 4284.4764 401374234 0 0 [wiaservc.dll] USDWrapper::WIA_drvNotifyPnpEvent, The WIA service is preparing to call IWiaMiniDrv::drvNotifyPnpEvent from the driver for (Apple iPhone) ...</text:p>
      <text:p text:style-name="P4358">WIA: 4284.4764 401374234 0 0 [wiaservc.dll] USDWrapper::WIA_drvNotifyPnpEvent, The WIA service is calling IWiaMiniDrv::drvNotifyPnpEvent from the driver (Apple iPhone) ...</text:p>
      <text:p text:style-name="P4359">WIA: 4284.4764 401374234 0 0 [wiaservc.dll] USDWrapper::WIA_drvNotifyPnpEvent, (Apple iPhone) completed IWiaMiniDrv::drvNotifyPnpEvent returning hr 0x00000000</text:p>
      <text:p text:style-name="P4360">WIA: 4284.4764 401374234 0 0 [wiaservc.dll] USDWrapper::WIA_drvNotifyPnpEvent, Power management: restore system initiated sleep...</text:p>
      <text:p text:style-name="P4361">WIA: 4284.4764 401374250 0 0 [wiaservc.dll] USDWrapper::WIA_drvGetCapabilities, (Apple iPhone) completed IWiaMiniDrv::drvGetCapabilities on item (0000000000000000) returning hr 0x00000000</text:p>
      <text:p text:style-name="P4362">WIA: 4284.4764 401374250 0 0 [wiaservc.dll] DeviceListManager::ProcessDeviceArrival, WRAPPER_FLAGS_THROW_DISCONNECT set for device (Apple iPhone) (Apple iPhone)</text:p>
      <text:p text:style-name="P4363">WIA: 4284.4764 401374250 4 0 [wiaservc.dll] DeviceInfoSet::RegisterDeviceNotificationW, Registered for PnP notifications on device ({EEC5AD98-8080-425f-922A-DABF3DE3F69A}\0007)</text:p>
      <text:p text:style-name="P4364">WIA: 4284.4764 401374250 0 0 [wiaservc.dll] DeviceClassEnumeratorHandler::ProcessEvent, Processing system event control code 11, event type 32768, completed with with hr 0x00000000</text:p>
      <text:p text:style-name="P4365">WIA: 4284.4764 401374250 0 0 [wiaservc.dll] SCMControlQueue::ControlRequest::~ControlRequest, Control request (control: 11, event type: 32768) deleted</text:p>
      <text:p text:style-name="P4366">WIA: 4284.4764 401374250 0 0 [wiaservc.dll] SCMControlHandler::ControlThread, Requests queue empty, control thread entering sleep...</text:p>
      <text:p text:style-name="P4367">WIA: 4284.4288 401375813 0 0 [wiaservc.dll] SCMControlQueue::Push, SERVICE_CONTROL_DEVICEEVENT (control: 11, event type: 32774): DBT_DEVTYP_HANDLE (6), 544 bytes</text:p>
      <text:p text:style-name="P4368">WIA: 4284.4288 401375813 0 0 [wiaservc.dll] SCMControlQueue::Push, Adding control request to queue (control: 11, event type: 32774)</text:p>
      <text:p text:style-name="P4369">WIA: 4284.4288 401375813 0 0 [wiaservc.dll] SCMControlHandler::ControlFunction, Signaling control thread to resume...</text:p>
      <text:p text:style-name="P4370">WIA: 4284.4288 401375813 0 0 [wiaservc.dll] SCMControlHandler::ControlFunction, Control function (control: 11, event type: 32774) returning</text:p>
      <text:p text:style-name="P4371">WIA: 4284.4764 401375813 0 0 [wiaservc.dll] SCMControlHandler::ControlThread, Resuming control thread...</text:p>
      <text:p text:style-name="P4372">WIA: 4284.4764 401375813 0 0 [wiaservc.dll] SCMControlQueue::Pop, Control request (control: 11, event type: 32774) detached from queue</text:p>
      <text:p text:style-name="P4373">WIA: 4284.4764 401375813 0 0 [wiaservc.dll] SCMControlHandler::ControlThread, Processing control request (control: 11, event type: 32774)...</text:p>
      <text:p text:style-name="P4374">WIA: 4284.4764 401375813 2 0 [wiaservc.dll] Dispatcher::ProcessEvent, System event received: dwControl 11, dwEventType 32774, lpEventData: 0x00000172AB811900</text:p>
      <text:p text:style-name="P4375">WIA: 4284.4764 401375813 0 0 [wiaservc.dll] DeviceClassEnumeratorHandler::ProcessEvent, Processing system event, control code 11, event type 32774..</text:p>
      <text:p text:style-name="P4376">WIA: 4284.4764 401375813 2 0 [wiaservc.dll] DeviceClassEnumeratorHandler::ProcessEvent, Message from PnP: Unknown PnP Message</text:p>
      <text:p text:style-name="P4377">WIA: 4284.4764 401375813 0 0 [wiaservc.dll] DeviceClassEnumeratorHandler::ProcessEvent, Processing system event control code 11, event type 32774, completed with with hr 0x00000000</text:p>
      <text:p text:style-name="P4378">WIA: 4284.4764 401375813 0 0 [wiaservc.dll] SCMControlQueue::ControlRequest::~ControlRequest, Control request (control: 11, event type: 32774) deleted</text:p>
      <text:p text:style-name="P4379">WIA: 4284.4764 401375813 0 0 [wiaservc.dll] SCMControlHandler::ControlThread, Requests queue empty, control thread entering sleep...</text:p>
      <text:p text:style-name="P4380">WIA: 4284.4288 401377969 0 0 [wiaservc.dll] SCMControlQueue::Push, SERVICE_CONTROL_DEVICEEVENT (control: 11, event type: 32774): DBT_DEVTYP_HANDLE (6), 526 bytes</text:p>
      <text:p text:style-name="P4381">WIA: 4284.4288 401377969 0 0 [wiaservc.dll] SCMControlQueue::Push, Adding control request to queue (control: 11, event type: 32774)</text:p>
      <text:p text:style-name="P4382">WIA: 4284.4288 401377969 0 0 [wiaservc.dll] SCMControlHandler::ControlFunction, Signaling control thread to resume...</text:p>
      <text:p text:style-name="P4383">WIA: 4284.4288 401377969 0 0 [wiaservc.dll] SCMControlHandler::ControlFunction, Control function (control: 11, event type: 32774) returning</text:p>
      <text:p text:style-name="P4384">WIA: 4284.4764 401377969 0 0 [wiaservc.dll] SCMControlHandler::ControlThread, Resuming control thread...</text:p>
      <text:p text:style-name="P4385">WIA: 4284.4764 401377969 0 0 [wiaservc.dll] SCMControlQueue::Pop, Control request (control: 11, event type: 32774) detached from queue</text:p>
      <text:p text:style-name="P4386">WIA: 4284.4764 401377969 0 0 [wiaservc.dll] SCMControlHandler::ControlThread, Processing control request (control: 11, event type: 32774)...</text:p>
      <text:p text:style-name="P4387">WIA: 4284.4764 401377969 2 0 [wiaservc.dll] Dispatcher::ProcessEvent, System event received: dwControl 11, dwEventType 32774, lpEventData: 0x00000172AB811900</text:p>
      <text:p text:style-name="P4388">WIA: 4284.4764 401377969 0 0 [wiaservc.dll] DeviceClassEnumeratorHandler::ProcessEvent, Processing system event, control code 11, event type 32774..</text:p>
      <text:p text:style-name="P4389">WIA: 4284.4764 401377969 2 0 [wiaservc.dll] DeviceClassEnumeratorHandler::ProcessEvent, Message from PnP: Unknown PnP Message</text:p>
      <text:p text:style-name="P4390">WIA: 4284.4764 401377969 0 0 [wiaservc.dll] DeviceClassEnumeratorHandler::ProcessEvent, Processing system event control code 11, event type 32774, completed with with hr 0x00000000</text:p>
      <text:p text:style-name="P4391">WIA: 4284.4764 401377969 0 0 [wiaservc.dll] SCMControlQueue::ControlRequest::~ControlRequest, Control request (control: 11, event type: 32774) deleted</text:p>
      <text:p text:style-name="P4392">WIA: 4284.4764 401377969 0 0 [wiaservc.dll] SCMControlHandler::ControlThread, Requests queue empty, control thread entering sleep...</text:p>
      <text:p text:style-name="P4393">WIA: 4284.4288 401451031 0 0 [wiaservc.dll] SCMControlQueue::Push, SERVICE_CONTROL_DEVICEEVENT (control: 11, event type: 32774): DBT_DEVTYP_HANDLE (6), 492 bytes</text:p>
      <text:p text:style-name="P4394">WIA: 4284.4288 401451031 0 0 [wiaservc.dll] SCMControlQueue::Push, Adding control request to queue (control: 11, event type: 32774)</text:p>
      <text:p text:style-name="P4395">WIA: 4284.4288 401451031 0 0 [wiaservc.dll] SCMControlHandler::ControlFunction, Signaling control thread to resume...</text:p>
      <text:p text:style-name="P4396">WIA: 4284.4288 401451031 0 0 [wiaservc.dll] SCMControlHandler::ControlFunction, Control function (control: 11, event type: 32774) returning</text:p>
      <text:p text:style-name="P4397">WIA: 4284.4764 401451031 0 0 [wiaservc.dll] SCMControlHandler::ControlThread, Resuming control thread...</text:p>
      <text:p text:style-name="P4398">WIA: 4284.4764 401451031 0 0 [wiaservc.dll] SCMControlQueue::Pop, Control request (control: 11, event type: 32774) detached from queue</text:p>
      <text:p text:style-name="P4399">WIA: 4284.4764 401451031 0 0 [wiaservc.dll] SCMControlHandler::ControlThread, Processing control request (control: 11, event type: 32774)...</text:p>
      <text:p text:style-name="P4400">WIA: 4284.4764 401451031 2 0 [wiaservc.dll] Dispatcher::ProcessEvent, System event received: dwControl 11, dwEventType 32774, lpEventData: 0x00000172AB811900</text:p>
      <text:p text:style-name="P4401">WIA: 4284.4764 401451031 0 0 [wiaservc.dll] DeviceClassEnumeratorHandler::ProcessEvent, Processing system event, control code 11, event type 32774..</text:p>
      <text:p text:style-name="P4402">WIA: 4284.4764 401451031 2 0 [wiaservc.dll] DeviceClassEnumeratorHandler::ProcessEvent, Message from PnP: Unknown PnP Message</text:p>
      <text:p text:style-name="P4403">WIA: 4284.4764 401451031 0 0 [wiaservc.dll] DeviceClassEnumeratorHandler::ProcessEvent, Processing system event control code 11, event type 32774, completed with with hr 0x00000000</text:p>
      <text:p text:style-name="P4404">WIA: 4284.4764 401451031 0 0 [wiaservc.dll] SCMControlQueue::ControlRequest::~ControlRequest, Control request (control: 11, event type: 32774) deleted</text:p>
      <text:p text:style-name="P4405">WIA: 4284.4764 401451031 0 0 [wiaservc.dll] SCMControlHandler::ControlThread, Requests queue empty, control thread entering sleep...</text:p>
      <text:p text:style-name="P4406">WIA: 4284.4288 401520922 0 0 [wiaservc.dll] SCMControlQueue::Push, Adding control request to queue (control: 13, event type: 10)</text:p>
      <text:p text:style-name="P4407">WIA: 4284.4288 401520922 0 0 [wiaservc.dll] SCMControlHandler::ControlFunction, Signaling control thread to resume...</text:p>
      <text:p text:style-name="P4408">WIA: 4284.4288 401520922 0 0 [wiaservc.dll] SCMControlHandler::ControlFunction, Control function (control: 13, event type: 10) returning</text:p>
      <text:p text:style-name="P4409">WIA: 4284.4764 401520922 0 0 [wiaservc.dll] SCMControlHandler::ControlThread, Resuming control thread...</text:p>
      <text:p text:style-name="P4410">WIA: 4284.4764 401520922 0 0 [wiaservc.dll] SCMControlQueue::Pop, Control request (control: 13, event type: 10) detached from queue</text:p>
      <text:p text:style-name="P4411">WIA: 4284.4764 401520922 0 0 [wiaservc.dll] SCMControlHandler::ControlThread, Processing control request (control: 13, event type: 10)...</text:p>
      <text:p text:style-name="P4412">WIA: 4284.4764 401520922 2 0 [wiaservc.dll] Dispatcher::ProcessEvent, System event received: dwControl 13, dwEventType 10, lpEventData: 0x0000000000000000</text:p>
      <text:p text:style-name="P4413">WIA: 4284.4764 401520922 0 0 [wiaservc.dll] DeviceClassEnumeratorHandler::ProcessEvent, Processing system event, control code 13, event type 10..</text:p>
      <text:p text:style-name="P4414">WIA: 4284.4764 401520922 0 0 [wiaservc.dll] DeviceClassEnumeratorHandler::ProcessEvent, Processing system event control code 13, event type 10, completed with with hr 0x00000000</text:p>
      <text:p text:style-name="P4415">WIA: 4284.4764 401520922 2 0 [wiaservc.dll] PowerEventHandler::ProcessEvent, Message from Power Management: PBT_APMPOWERSTATUSCHANGE</text:p>
      <text:p text:style-name="P4416">WIA: 4284.4764 401520922 0 0 [wiaservc.dll] SCMControlQueue::ControlRequest::~ControlRequest, Control request (control: 13, event type: 10) deleted</text:p>
      <text:p text:style-name="P4417">WIA: 4284.4764 401520922 0 0 [wiaservc.dll] SCMControlHandler::ControlThread, Requests queue empty, control thread entering sleep...</text:p>
      <text:p text:style-name="P4418">WIA: 4284.4288 401682313 0 0 [wiaservc.dll] SCMControlQueue::Push, Adding control request to queue (control: 13, event type: 10)</text:p>
      <text:p text:style-name="P4419">WIA: 4284.4288 401682313 0 0 [wiaservc.dll] SCMControlHandler::ControlFunction, Signaling control thread to resume...</text:p>
      <text:p text:style-name="P4420">WIA: 4284.4288 401682313 0 0 [wiaservc.dll] SCMControlHandler::ControlFunction, Control function (control: 13, event type: 10) returning</text:p>
      <text:p text:style-name="P4421">WIA: 4284.4764 401682313 0 0 [wiaservc.dll] SCMControlHandler::ControlThread, Resuming control thread...</text:p>
      <text:p text:style-name="P4422">WIA: 4284.4764 401682313 0 0 [wiaservc.dll] SCMControlQueue::Pop, Control request (control: 13, event type: 10) detached from queue</text:p>
      <text:p text:style-name="P4423">WIA: 4284.4764 401682313 0 0 [wiaservc.dll] SCMControlHandler::ControlThread, Processing control request (control: 13, event type: 10)...</text:p>
      <text:p text:style-name="P4424">WIA: 4284.4764 401682313 2 0 [wiaservc.dll] Dispatcher::ProcessEvent, System event received: dwControl 13, dwEventType 10, lpEventData: 0x0000000000000000</text:p>
      <text:p text:style-name="P4425">WIA: 4284.4764 401682313 0 0 [wiaservc.dll] DeviceClassEnumeratorHandler::ProcessEvent, Processing system event, control code 13, event type 10..</text:p>
      <text:p text:style-name="P4426">WIA: 4284.4764 401682313 0 0 [wiaservc.dll] DeviceClassEnumeratorHandler::ProcessEvent, Processing system event control code 13, event type 10, completed with with hr 0x00000000</text:p>
      <text:p text:style-name="P4427">WIA: 4284.4764 401682313 2 0 [wiaservc.dll] PowerEventHandler::ProcessEvent, Message from Power Management: PBT_APMPOWERSTATUSCHANGE</text:p>
      <text:p text:style-name="P4428">WIA: 4284.4764 401682313 0 0 [wiaservc.dll] SCMControlQueue::ControlRequest::~ControlRequest, Control request (control: 13, event type: 10) deleted</text:p>
      <text:p text:style-name="P4429">WIA: 4284.4764 401682313 0 0 [wiaservc.dll] SCMControlHandler::ControlThread, Requests queue empty, control thread entering sleep...</text:p>
      <text:p text:style-name="P4430">WIA: 4284.4288 401684375 0 0 [wiaservc.dll] SCMControlQueue::Push, Adding control request to queue (control: 13, event type: 10)</text:p>
      <text:p text:style-name="P4431">WIA: 4284.4288 401684375 0 0 [wiaservc.dll] SCMControlHandler::ControlFunction, Signaling control thread to resume...</text:p>
      <text:p text:style-name="P4432">WIA: 4284.4288 401684375 0 0 [wiaservc.dll] SCMControlHandler::ControlFunction, Control function (control: 13, event type: 10) returning</text:p>
      <text:p text:style-name="P4433">WIA: 4284.4764 401684375 0 0 [wiaservc.dll] SCMControlHandler::ControlThread, Resuming control thread...</text:p>
      <text:p text:style-name="P4434">WIA: 4284.4764 401684375 0 0 [wiaservc.dll] SCMControlQueue::Pop, Control request (control: 13, event type: 10) detached from queue</text:p>
      <text:p text:style-name="P4435">WIA: 4284.4764 401684375 0 0 [wiaservc.dll] SCMControlHandler::ControlThread, Processing control request (control: 13, event type: 10)...</text:p>
      <text:p text:style-name="P4436">WIA: 4284.4764 401684375 2 0 [wiaservc.dll] Dispatcher::ProcessEvent, System event received: dwControl 13, dwEventType 10, lpEventData: 0x0000000000000000</text:p>
      <text:p text:style-name="P4437">WIA: 4284.4764 401684375 0 0 [wiaservc.dll] DeviceClassEnumeratorHandler::ProcessEvent, Processing system event, control code 13, event type 10..</text:p>
      <text:p text:style-name="P4438">WIA: 4284.4764 401684375 0 0 [wiaservc.dll] DeviceClassEnumeratorHandler::ProcessEvent, Processing system event control code 13, event type 10, completed with with hr 0x00000000</text:p>
      <text:p text:style-name="P4439">WIA: 4284.4764 401684375 2 0 [wiaservc.dll] PowerEventHandler::ProcessEvent, Message from Power Management: PBT_APMPOWERSTATUSCHANGE</text:p>
      <text:p text:style-name="P4440">WIA: 4284.4764 401684375 0 0 [wiaservc.dll] SCMControlQueue::ControlRequest::~ControlRequest, Control request (control: 13, event type: 10) deleted</text:p>
      <text:p text:style-name="P4441">WIA: 4284.4764 401684375 0 0 [wiaservc.dll] SCMControlHandler::ControlThread, Requests queue empty, control thread entering sleep...</text:p>
      <text:p text:style-name="P4442">WIA: 4284.4288 402577484 0 0 [wiaservc.dll] SCMControlQueue::Push, Adding control request to queue (control: 13, event type: 10)</text:p>
      <text:p text:style-name="P4443">WIA: 4284.4288 402577484 0 0 [wiaservc.dll] SCMControlHandler::ControlFunction, Signaling control thread to resume...</text:p>
      <text:p text:style-name="P4444">WIA: 4284.4288 402577484 0 0 [wiaservc.dll] SCMControlHandler::ControlFunction, Control function (control: 13, event type: 10) returning</text:p>
      <text:p text:style-name="P4445">WIA: 4284.4764 402577484 0 0 [wiaservc.dll] SCMControlHandler::ControlThread, Resuming control thread...</text:p>
      <text:p text:style-name="P4446">WIA: 4284.4764 402577484 0 0 [wiaservc.dll] SCMControlQueue::Pop, Control request (control: 13, event type: 10) detached from queue</text:p>
      <text:p text:style-name="P4447">WIA: 4284.4764 402577484 0 0 [wiaservc.dll] SCMControlHandler::ControlThread, Processing control request (control: 13, event type: 10)...</text:p>
      <text:p text:style-name="P4448">WIA: 4284.4764 402577484 2 0 [wiaservc.dll] Dispatcher::ProcessEvent, System event received: dwControl 13, dwEventType 10, lpEventData: 0x0000000000000000</text:p>
      <text:p text:style-name="P4449">WIA: 4284.4764 402577484 0 0 [wiaservc.dll] DeviceClassEnumeratorHandler::ProcessEvent, Processing system event, control code 13, event type 10..</text:p>
      <text:p text:style-name="P4450">WIA: 4284.4764 402577484 0 0 [wiaservc.dll] DeviceClassEnumeratorHandler::ProcessEvent, Processing system event control code 13, event type 10, completed with with hr 0x00000000</text:p>
      <text:p text:style-name="P4451">WIA: 4284.4764 402577484 2 0 [wiaservc.dll] PowerEventHandler::ProcessEvent, Message from Power Management: PBT_APMPOWERSTATUSCHANGE</text:p>
      <text:p text:style-name="P4452">WIA: 4284.4764 402577484 0 0 [wiaservc.dll] SCMControlQueue::ControlRequest::~ControlRequest, Control request (control: 13, event type: 10) deleted</text:p>
      <text:p text:style-name="P4453">WIA: 4284.4764 402577484 0 0 [wiaservc.dll] SCMControlHandler::ControlThread, Requests queue empty, control thread entering sleep...</text:p>
      <text:p text:style-name="P4454">WIA: 4284.4288 402890391 0 0 [wiaservc.dll] SCMControlQueue::Push, Adding control request to queue (control: 13, event type: 10)</text:p>
      <text:p text:style-name="P4455">WIA: 4284.4288 402890391 0 0 [wiaservc.dll] SCMControlHandler::ControlFunction, Signaling control thread to resume...</text:p>
      <text:p text:style-name="P4456">WIA: 4284.4288 402890391 0 0 [wiaservc.dll] SCMControlHandler::ControlFunction, Control function (control: 13, event type: 10) returning</text:p>
      <text:p text:style-name="P4457">WIA: 4284.4764 402890391 0 0 [wiaservc.dll] SCMControlHandler::ControlThread, Resuming control thread...</text:p>
      <text:p text:style-name="P4458">WIA: 4284.4764 402890391 0 0 [wiaservc.dll] SCMControlQueue::Pop, Control request (control: 13, event type: 10) detached from queue</text:p>
      <text:p text:style-name="P4459">WIA: 4284.4764 402890391 0 0 [wiaservc.dll] SCMControlHandler::ControlThread, Processing control request (control: 13, event type: 10)...</text:p>
      <text:p text:style-name="P4460">WIA: 4284.4764 402890391 2 0 [wiaservc.dll] Dispatcher::ProcessEvent, System event received: dwControl 13, dwEventType 10, lpEventData: 0x0000000000000000</text:p>
      <text:p text:style-name="P4461">WIA: 4284.4764 402890391 0 0 [wiaservc.dll] DeviceClassEnumeratorHandler::ProcessEvent, Processing system event, control code 13, event type 10..</text:p>
      <text:p text:style-name="P4462">WIA: 4284.4764 402890391 0 0 [wiaservc.dll] DeviceClassEnumeratorHandler::ProcessEvent, Processing system event control code 13, event type 10, completed with with hr 0x00000000</text:p>
      <text:p text:style-name="P4463">WIA: 4284.4764 402890391 2 0 [wiaservc.dll] PowerEventHandler::ProcessEvent, Message from Power Management: PBT_APMPOWERSTATUSCHANGE</text:p>
      <text:p text:style-name="P4464">WIA: 4284.4764 402890391 0 0 [wiaservc.dll] SCMControlQueue::ControlRequest::~ControlRequest, Control request (control: 13, event type: 10) deleted</text:p>
      <text:p text:style-name="P4465">WIA: 4284.4764 402890391 0 0 [wiaservc.dll] SCMControlHandler::ControlThread, Requests queue empty, control thread entering sleep...</text:p>
      <text:p text:style-name="P4466">WIA: 4284.4288 402898594 0 0 [wiaservc.dll] SCMControlQueue::Push, Adding control request to queue (control: 13, event type: 10)</text:p>
      <text:p text:style-name="P4467">WIA: 4284.4288 402898594 0 0 [wiaservc.dll] SCMControlHandler::ControlFunction, Signaling control thread to resume...</text:p>
      <text:p text:style-name="P4468">WIA: 4284.4288 402898594 0 0 [wiaservc.dll] SCMControlHandler::ControlFunction, Control function (control: 13, event type: 10) returning</text:p>
      <text:p text:style-name="P4469">WIA: 4284.4764 402898594 0 0 [wiaservc.dll] SCMControlHandler::ControlThread, Resuming control thread...</text:p>
      <text:p text:style-name="P4470">WIA: 4284.4764 402898594 0 0 [wiaservc.dll] SCMControlQueue::Pop, Control request (control: 13, event type: 10) detached from queue</text:p>
      <text:p text:style-name="P4471">WIA: 4284.4764 402898594 0 0 [wiaservc.dll] SCMControlHandler::ControlThread, Processing control request (control: 13, event type: 10)...</text:p>
      <text:p text:style-name="P4472">WIA: 4284.4764 402898594 2 0 [wiaservc.dll] Dispatcher::ProcessEvent, System event received: dwControl 13, dwEventType 10, lpEventData: 0x0000000000000000</text:p>
      <text:p text:style-name="P4473">WIA: 4284.4764 402898594 0 0 [wiaservc.dll] DeviceClassEnumeratorHandler::ProcessEvent, Processing system event, control code 13, event type 10..</text:p>
      <text:p text:style-name="P4474">WIA: 4284.4764 402898594 0 0 [wiaservc.dll] DeviceClassEnumeratorHandler::ProcessEvent, Processing system event control code 13, event type 10, completed with with hr 0x00000000</text:p>
      <text:p text:style-name="P4475">WIA: 4284.4764 402898594 2 0 [wiaservc.dll] PowerEventHandler::ProcessEvent, Message from Power Management: PBT_APMPOWERSTATUSCHANGE</text:p>
      <text:p text:style-name="P4476">WIA: 4284.4764 402898594 0 0 [wiaservc.dll] SCMControlQueue::ControlRequest::~ControlRequest, Control request (control: 13, event type: 10) deleted</text:p>
      <text:p text:style-name="P4477">WIA: 4284.4764 402898594 0 0 [wiaservc.dll] SCMControlHandler::ControlThread, Requests queue empty, control thread entering sleep...</text:p>
      <text:p text:style-name="P4478">WIA: 4284.4288 403257672 0 0 [wiaservc.dll] SCMControlQueue::Push, Adding control request to queue (control: 13, event type: 10)</text:p>
      <text:p text:style-name="P4479">WIA: 4284.4288 403257672 0 0 [wiaservc.dll] SCMControlHandler::ControlFunction, Signaling control thread to resume...</text:p>
      <text:p text:style-name="P4480">WIA: 4284.4288 403257672 0 0 [wiaservc.dll] SCMControlHandler::ControlFunction, Control function (control: 13, event type: 10) returning</text:p>
      <text:p text:style-name="P4481">WIA: 4284.4764 403257672 0 0 [wiaservc.dll] SCMControlHandler::ControlThread, Resuming control thread...</text:p>
      <text:p text:style-name="P4482">WIA: 4284.4764 403257672 0 0 [wiaservc.dll] SCMControlQueue::Pop, Control request (control: 13, event type: 10) detached from queue</text:p>
      <text:p text:style-name="P4483">WIA: 4284.4764 403257672 0 0 [wiaservc.dll] SCMControlHandler::ControlThread, Processing control request (control: 13, event type: 10)...</text:p>
      <text:p text:style-name="P4484">WIA: 4284.4764 403257672 2 0 [wiaservc.dll] Dispatcher::ProcessEvent, System event received: dwControl 13, dwEventType 10, lpEventData: 0x0000000000000000</text:p>
      <text:p text:style-name="P4485">WIA: 4284.4764 403257672 0 0 [wiaservc.dll] DeviceClassEnumeratorHandler::ProcessEvent, Processing system event, control code 13, event type 10..</text:p>
      <text:p text:style-name="P4486">WIA: 4284.4764 403257672 0 0 [wiaservc.dll] DeviceClassEnumeratorHandler::ProcessEvent, Processing system event control code 13, event type 10, completed with with hr 0x00000000</text:p>
      <text:p text:style-name="P4487">WIA: 4284.4764 403257672 2 0 [wiaservc.dll] PowerEventHandler::ProcessEvent, Message from Power Management: PBT_APMPOWERSTATUSCHANGE</text:p>
      <text:p text:style-name="P4488">WIA: 4284.4764 403257672 0 0 [wiaservc.dll] SCMControlQueue::ControlRequest::~ControlRequest, Control request (control: 13, event type: 10) deleted</text:p>
      <text:p text:style-name="P4489">WIA: 4284.4764 403257672 0 0 [wiaservc.dll] SCMControlHandler::ControlThread, Requests queue empty, control thread entering sleep...</text:p>
      <text:p text:style-name="P4490">WIA: 4284.4288 403259891 0 0 [wiaservc.dll] SCMControlQueue::Push, Adding control request to queue (control: 13, event type: 10)</text:p>
      <text:p text:style-name="P4491">WIA: 4284.4288 403259891 0 0 [wiaservc.dll] SCMControlHandler::ControlFunction, Signaling control thread to resume...</text:p>
      <text:p text:style-name="P4492">WIA: 4284.4288 403259891 0 0 [wiaservc.dll] SCMControlHandler::ControlFunction, Control function (control: 13, event type: 10) returning</text:p>
      <text:p text:style-name="P4493">WIA: 4284.4764 403259891 0 0 [wiaservc.dll] SCMControlHandler::ControlThread, Resuming control thread...</text:p>
      <text:p text:style-name="P4494">WIA: 4284.4764 403259891 0 0 [wiaservc.dll] SCMControlQueue::Pop, Control request (control: 13, event type: 10) detached from queue</text:p>
      <text:p text:style-name="P4495">WIA: 4284.4764 403259891 0 0 [wiaservc.dll] SCMControlHandler::ControlThread, Processing control request (control: 13, event type: 10)...</text:p>
      <text:p text:style-name="P4496">WIA: 4284.4764 403259891 2 0 [wiaservc.dll] Dispatcher::ProcessEvent, System event received: dwControl 13, dwEventType 10, lpEventData: 0x0000000000000000</text:p>
      <text:p text:style-name="P4497">WIA: 4284.4764 403259891 0 0 [wiaservc.dll] DeviceClassEnumeratorHandler::ProcessEvent, Processing system event, control code 13, event type 10..</text:p>
      <text:p text:style-name="P4498">WIA: 4284.4764 403259891 0 0 [wiaservc.dll] DeviceClassEnumeratorHandler::ProcessEvent, Processing system event control code 13, event type 10, completed with with hr 0x00000000</text:p>
      <text:p text:style-name="P4499">WIA: 4284.4764 403259891 2 0 [wiaservc.dll] PowerEventHandler::ProcessEvent, Message from Power Management: PBT_APMPOWERSTATUSCHANGE</text:p>
      <text:p text:style-name="P4500">WIA: 4284.4764 403259891 0 0 [wiaservc.dll] SCMControlQueue::ControlRequest::~ControlRequest, Control request (control: 13, event type: 10) deleted</text:p>
      <text:p text:style-name="P4501">WIA: 4284.4764 403259891 0 0 [wiaservc.dll] SCMControlHandler::ControlThread, Requests queue empty, control thread entering sleep...</text:p>
      <text:p text:style-name="P4502">WIA: 4284.4288 403708688 0 0 [wiaservc.dll] SCMControlQueue::Push, Adding control request to queue (control: 13, event type: 10)</text:p>
      <text:p text:style-name="P4503">WIA: 4284.4288 403708688 0 0 [wiaservc.dll] SCMControlHandler::ControlFunction, Signaling control thread to resume...</text:p>
      <text:p text:style-name="P4504">WIA: 4284.4288 403708688 0 0 [wiaservc.dll] SCMControlHandler::ControlFunction, Control function (control: 13, event type: 10) returning</text:p>
      <text:p text:style-name="P4505">WIA: 4284.4764 403708688 0 0 [wiaservc.dll] SCMControlHandler::ControlThread, Resuming control thread...</text:p>
      <text:p text:style-name="P4506">WIA: 4284.4764 403708688 0 0 [wiaservc.dll] SCMControlQueue::Pop, Control request (control: 13, event type: 10) detached from queue</text:p>
      <text:p text:style-name="P4507">WIA: 4284.4764 403708688 0 0 [wiaservc.dll] SCMControlHandler::ControlThread, Processing control request (control: 13, event type: 10)...</text:p>
      <text:p text:style-name="P4508">WIA: 4284.4764 403708688 2 0 [wiaservc.dll] Dispatcher::ProcessEvent, System event received: dwControl 13, dwEventType 10, lpEventData: 0x0000000000000000</text:p>
      <text:p text:style-name="P4509">WIA: 4284.4764 403708688 0 0 [wiaservc.dll] DeviceClassEnumeratorHandler::</text:p>
      <text:p text:style-name="P4510"/>
      <text:p text:style-name="P4511">ProcessEvent, Processing system event, control code 13, event type 10..</text:p>
      <text:p text:style-name="P4512">WIA: 4284.4764 403708688 0 0 [wiaservc.dll] DeviceClassEnumeratorHandler::ProcessEvent, Processing system event control code 13, event type 10, completed with with hr 0x00000000</text:p>
      <text:p text:style-name="P4513">WIA: 4284.4764 403708688 2 0 [wiaservc.dll] PowerEventHandler::ProcessEvent, Message from Power Management: PBT_APMPOWERSTATUSCHANGE</text:p>
      <text:p text:style-name="P4514">WIA: 4284.4764 403708688 0 0 [wiaservc.dll] SCMControlQueue::ControlRequest::~ControlRequest, Control request (control: 13, event type: 10) deleted</text:p>
      <text:p text:style-name="P4515">WIA: 4284.4764 403708688 0 0 [wiaservc.dll] SCMControlHandler::ControlThread, Requests queue empty, control thread entering sleep...</text:p>
      <text:p text:style-name="P4516">WIA: 4284.4288 403713766 0 0 [wiaservc.dll] SCMControlQueue::Push, Adding control request to queue (control: 13, event type: 10)</text:p>
      <text:p text:style-name="P4517">WIA: 4284.4288 403713766 0 0 [wiaservc.dll] SCMControlHandler::ControlFunction, Signaling control thread to resume...</text:p>
      <text:p text:style-name="P4518">WIA: 4284.4288 403713766 0 0 [wiaservc.dll] SCMControlHandler::ControlFunction, Control function (control: 13, event type: 10) returning</text:p>
      <text:p text:style-name="P4519">WIA: 4284.4764 403713766 0 0 [wiaservc.dll] SCMControlHandler::ControlThread, Resuming control thread...</text:p>
      <text:p text:style-name="P4520">WIA: 4284.4764 403713766 0 0 [wiaservc.dll] SCMControlQueue::Pop, Control request (control: 13, event type: 10) detached from queue</text:p>
      <text:p text:style-name="P4521">WIA: 4284.4764 403713766 0 0 [wiaservc.dll] SCMControlHandler::ControlThread, Processing control request (control: 13, event type: 10)...</text:p>
      <text:p text:style-name="P4522">WIA: 4284.4764 403713766 2 0 [wiaservc.dll] Dispatcher::ProcessEvent, System event received: dwControl 13, dwEventType 10, lpEventData: 0x0000000000000000</text:p>
      <text:p text:style-name="P4523">WIA: 4284.4764 403713766 0 0 [wiaservc.dll] DeviceClassEnumeratorHandler::ProcessEvent, Processing system event, control code 13, event type 10..</text:p>
      <text:p text:style-name="P4524">WIA: 4284.4764 403713766 0 0 [wiaservc.dll] DeviceClassEnumeratorHandler::ProcessEvent, Processing system event control code 13, event type 10, completed with with hr 0x00000000</text:p>
      <text:p text:style-name="P4525">WIA: 4284.4764 403713766 2 0 [wiaservc.dll] PowerEventHandler::ProcessEvent, Message from Power Management: PBT_APMPOWERSTATUSCHANGE</text:p>
      <text:p text:style-name="P4526">WIA: 4284.4764 403713766 0 0 [wiaservc.dll] SCMControlQueue::ControlRequest::~ControlRequest, Control request (control: 13, event type: 10) deleted</text:p>
      <text:p text:style-name="P4527">WIA: 4284.4764 403713766 0 0 [wiaservc.dll] SCMControlHandler::ControlThread, Requests queue empty, control thread entering sleep...</text:p>
      <text:p text:style-name="P4528">WIA: 4284.10636 403984859 0 0 [wiaservc.dll] CWiaDevMgr::CreateInstance, Created WiaDevMgr</text:p>
      <text:p text:style-name="P4529">WIA: 4284.10636 403984875 0 0 [wiaservc.dll] DeviceInfoSet::GetDeviceSession, Locally connected device ({EEC5AD98-8080-425f-922A-DABF3DE3F69A}\0007), no Session ID found</text:p>
      <text:p text:style-name="P4530">WIA: 4284.10636 403984875 4 0 [wiaservc.dll] USDWrapper::CreateDeviceInfoStorage, Device internal name: {EEC5AD98-8080-425f-922A-DABF3DE3F69A}\0007</text:p>
      <text:p text:style-name="P4531">WIA: 4284.10636 403984875 4 0 [wiaservc.dll] USDWrapper::CreateDeviceInfoStorage, Vendor description: Apple Inc.</text:p>
      <text:p text:style-name="P4532">WIA: 4284.10636 403984875 4 0 [wiaservc.dll] USDWrapper::CreateDeviceInfoStorage, Device description: Apple iPhone</text:p>
      <text:p text:style-name="P4533">WIA: 4284.10636 403984875 4 0 [wiaservc.dll] USDWrapper::CreateDeviceInfoStorage, Device type: 0x20000</text:p>
      <text:p text:style-name="P4534">WIA: 4284.10636 403984875 4 0 [wiaservc.dll] USDWrapper::CreateDeviceInfoStorage, Port name: AUTO</text:p>
      <text:p text:style-name="P4535">WIA: 4284.10636 403984875 4 0 [wiaservc.dll] USDWrapper::CreateDeviceInfoStorage, Device name: Apple iPhone</text:p>
      <text:p text:style-name="P4536">WIA: 4284.10636 403984875 4 0 [wiaservc.dll] USDWrapper::CreateDeviceInfoStorage, UI class identifier: {00000000-0000-0000-0000-000000000000}</text:p>
      <text:p text:style-name="P4537">WIA: 4284.10636 403984875 4 0 [wiaservc.dll] USDWrapper::CreateDeviceInfoStorage, Hardware configuration: 0</text:p>
      <text:p text:style-name="P4538">WIA: 4284.10636 403984875 4 0 [wiaservc.dll] USDWrapper::CreateDeviceInfoStorage, Baud rate:<text:s/></text:p>
      <text:p text:style-name="P4539">WIA: 4284.10636 403984875 4 0 [wiaservc.dll] USDWrapper::CreateDeviceInfoStorage, Generic capabilities: 0x0</text:p>
      <text:p text:style-name="P4540">WIA: 4284.10636 403984891 4 0 [wiaservc.dll] USDWrapper::CreateDeviceInfoStorage, Driver version: 10.0.17763.1</text:p>
      <text:p text:style-name="P4541">WIA: 4284.10636 403984891 4 0 [wiaservc.dll] USDWrapper::CreateDeviceInfoStorage, PnP identifier: \\?\usb#vid_05ac&amp;pid_12a8&amp;mi_00#6&amp;2cf63e83&amp;0&amp;0000#{6bdd1fc6-810f-11d0-bec7-08002be2092f}</text:p>
      <text:p text:style-name="P4542">WIA: 4284.10636 403984891 4 0 [wiaservc.dll] USDWrapper::CreateDeviceInfoStorage, STI driver version: 2</text:p>
      <text:p text:style-name="P4543">WIA: 4284.10636 403984906 0 0 [wiaservc.dll] CEnumWIADevInfo::Next, CEnumWIADevInfo::Next, celt=1<text:s/></text:p>
      <text:p text:style-name="P4544">WIA: 4284.10636 403984906 0 0 [wiaservc.dll] CEnumWIADevInfo::Next, CEnumWIADevInfo::Next exiting ulCount=1 *pceltFetched=1 hr=0x0 rgelt[0]=0xAB8276E0</text:p>
      <text:p text:style-name="P4545">WIA: 4284.10636 403984906 0 0 [wiaservc.dll] CEnumWIADevInfo::Next, CEnumWIADevInfo::Next, celt=1<text:s/></text:p>
      <text:p text:style-name="P4546">WIA: 4284.10636 403984922 0 0 [wiaservc.dll] CWiaDevMgrLH::CreateInstance, CWiaDevMgrLH::CreateInstance, Created WiaDevMgr</text:p>
      <text:p text:style-name="P4547">WIA: 4284.10636 403984922 0 0 [wiaservc.dll] DeviceInfoSet::GetDeviceSession, Locally connected device ({EEC5AD98-8080-425f-922A-DABF3DE3F69A}\0007), no Session ID found</text:p>
      <text:p text:style-name="P4548">WIA: 4284.10636 403984922 4 0 [wiaservc.dll] USDWrapper::CreateDeviceInfoStorage, Device internal name: {EEC5AD98-8080-425f-922A-DABF3DE3F69A}\0007</text:p>
      <text:p text:style-name="P4549">WIA: 4284.10636 403984922 4 0 [wiaservc.dll] USDWrapper::CreateDeviceInfoStorage, Vendor description: Apple Inc.</text:p>
      <text:p text:style-name="P4550">WIA: 4284.10636 403984922 4 0 [wiaservc.dll] USDWrapper::CreateDeviceInfoStorage, Device description: Apple iPhone</text:p>
      <text:p text:style-name="P4551">WIA: 4284.10636 403984922 4 0 [wiaservc.dll] USDWrapper::CreateDeviceInfoStorage, Device type: 0x20000</text:p>
      <text:p text:style-name="P4552">WIA: 4284.10636 403984922 4 0 [wiaservc.dll] USDWrapper::CreateDeviceInfoStorage, Port name: AUTO</text:p>
      <text:p text:style-name="P4553">WIA: 4284.10636 403984922 4 0 [wiaservc.dll] USDWrapper::CreateDeviceInfoStorage, Device name: Apple iPhone</text:p>
      <text:p text:style-name="P4554">WIA: 4284.10636 403984922 4 0 [wiaservc.dll] USDWrapper::CreateDeviceInfoStorage, UI class identifier: {00000000-0000-0000-0000-000000000000}</text:p>
      <text:p text:style-name="P4555">WIA: 4284.10636 403984922 4 0 [wiaservc.dll] USDWrapper::CreateDeviceInfoStorage, Hardware configuration: 0</text:p>
      <text:p text:style-name="P4556">WIA: 4284.10636 403984922 4 0 [wiaservc.dll] USDWrapper::CreateDeviceInfoStorage, Baud rate:<text:s/></text:p>
      <text:p text:style-name="P4557">WIA: 4284.10636 403984922 4 0 [wiaservc.dll] USDWrapper::CreateDeviceInfoStorage, Generic capabilities: 0x0</text:p>
      <text:p text:style-name="P4558">WIA: 4284.10636 403984922 4 0 [wiaservc.dll] USDWrapper::CreateDeviceInfoStorage, Driver version: 10.0.17763.1</text:p>
      <text:p text:style-name="P4559">WIA: 4284.10636 403984922 4 0 [wiaservc.dll] USDWrapper::CreateDeviceInfoStorage, PnP identifier: \\?\usb#vid_05ac&amp;pid_12a8&amp;mi_00#6&amp;2cf63e83&amp;0&amp;0000#{6bdd1fc6-810f-11d0-bec7-08002be2092f}</text:p>
      <text:p text:style-name="P4560">WIA: 4284.10636 403984922 4 0 [wiaservc.dll] USDWrapper::CreateDeviceInfoStorage, STI driver version: 2</text:p>
      <text:p text:style-name="P4561">WIA: 4284.10636 403984922 0 0 [wiaservc.dll] CEnumWIADevInfo::Next, CEnumWIADevInfo::Next, celt=1<text:s/></text:p>
      <text:p text:style-name="P4562">WIA: 4284.10636 403984922 0 0 [wiaservc.dll] CEnumWIADevInfo::Next, CEnumWIADevInfo::Next exiting ulCount=0 *pceltFetched=0 hr=0x0 rgelt[0]=0x0</text:p>
      <text:p text:style-name="P4563">WIA: 4284.10636 403996750 80000000 0 [wiaservc.dll] WiaService::DecClientCount, Client reference counter decremented to 0</text:p>
      <text:p text:style-name="P4564">WIA: 4284.10636 403996750 80000000 0 [wiaservc.dll] WiaService::CheckForActivityAndShutdown, Not shutting down service because 7 devices are installed</text:p>
      <text:p text:style-name="P4565"/>
      <text:p text:style-name="P4566">**************** Started trace for Module: [STI.dll] in Executable [ImagingDevices.exe] ProcessID: [7124] at 2019/11/03 10:47:57:708 ****************</text:p>
      <text:p text:style-name="P4567">WIA: 7124.92 11922 0 0 [STI.dll] DllEntryPoint, sti.dll (0x8FCE0000) received DLL_PROCESS_DETACH, process terminating: 1</text:p>
      <text:p text:style-name="P4568">WIA: 7124.92 11938 0 0 [STI.dll] AsyncRPCEventTransport::CloseNotificationChannel, Closing the async notification channel...</text:p>
      <text:p text:style-name="P4569">WIA: 7124.92 11938 0 0 [STI.dll] AsyncRPCEventTransport::CloseConnectionToServer, Closed connection to server</text:p>
      <text:p text:style-name="P4570">WIA: 4284.4288 404310813 0 0 [wiaservc.dll] SCMControlQueue::Push, Adding control request to queue (control: 13, event type: 10)</text:p>
      <text:p text:style-name="P4571">WIA: 4284.4288 404310813 0 0 [wiaservc.dll] SCMControlHandler::ControlFunction, Signaling control thread to resume...</text:p>
      <text:p text:style-name="P4572">WIA: 4284.4288 404310813 0 0 [wiaservc.dll] SCMControlHandler::ControlFunction, Control function (control: 13, event type: 10) returning</text:p>
      <text:p text:style-name="P4573">WIA: 4284.4764 404310813 0 0 [wiaservc.dll] SCMControlHandler::ControlThread, Resuming control thread...</text:p>
      <text:p text:style-name="P4574">WIA: 4284.4764 404310813 0 0 [wiaservc.dll] SCMControlQueue::Pop, Control request (control: 13, event type: 10) detached from queue</text:p>
      <text:p text:style-name="P4575">WIA: 4284.4764 404310813 0 0 [wiaservc.dll] SCMControlHandler::ControlThread, Processing control request (control: 13, event type: 10)...</text:p>
      <text:p text:style-name="P4576">WIA: 4284.4764 404310813 2 0 [wiaservc.dll] Dispatcher::ProcessEvent, System event received: dwControl 13, dwEventType 10, lpEventData: 0x0000000000000000</text:p>
      <text:p text:style-name="P4577">WIA: 4284.4764 404310813 0 0 [wiaservc.dll] DeviceClassEnumeratorHandler::ProcessEvent, Processing system event, control code 13, event type 10..</text:p>
      <text:p text:style-name="P4578">WIA: 4284.4764 404310813 0 0 [wiaservc.dll] DeviceClassEnumeratorHandler::ProcessEvent, Processing system event control code 13, event type 10, completed with with hr 0x00000000</text:p>
      <text:p text:style-name="P4579">WIA: 4284.4764 404310813 2 0 [wiaservc.dll] PowerEventHandler::ProcessEvent, Message from Power Management: PBT_APMPOWERSTATUSCHANGE</text:p>
      <text:p text:style-name="P4580">WIA: 4284.4764 404310813 0 0 [wiaservc.dll] SCMControlQueue::ControlRequest::~ControlRequest, Control request (control: 13, event type: 10) deleted</text:p>
      <text:p text:style-name="P4581">WIA: 4284.4764 404310813 0 0 [wiaservc.dll] SCMControlHandler::ControlThread, Requests queue empty, control thread entering sleep...</text:p>
      <text:p text:style-name="P4582">WIA: 4284.4288 404316031 0 0 [wiaservc.dll] SCMControlQueue::Push, Adding control request to queue (control: 13, event type: 10)</text:p>
      <text:p text:style-name="P4583">WIA: 4284.4288 404316031 0 0 [wiaservc.dll] SCMControlHandler::ControlFunction, Signaling control thread to resume...</text:p>
      <text:p text:style-name="P4584">WIA: 4284.4288 404316031 0 0 [wiaservc.dll] SCMControlHandler::ControlFunction, Control function (control: 13, event type: 10) returning</text:p>
      <text:p text:style-name="P4585">WIA: 4284.4764 404316031 0 0 [wiaservc.dll] SCMControlHandler::ControlThread, Resuming control thread...</text:p>
      <text:p text:style-name="P4586">WIA: 4284.4764 404316031 0 0 [wiaservc.dll] SCMControlQueue::Pop, Control request (control: 13, event type: 10) detached from queue</text:p>
      <text:p text:style-name="P4587">WIA: 4284.4764 404316031 0 0 [wiaservc.dll] SCMControlHandler::ControlThread, Processing control request (control: 13, event type: 10)...</text:p>
      <text:p text:style-name="P4588">WIA: 4284.4764 404316031 2 0 [wiaservc.dll] Dispatcher::ProcessEvent, System event received: dwControl 13, dwEventType 10, lpEventData: 0x0000000000000000</text:p>
      <text:p text:style-name="P4589">WIA: 4284.4764 404316031 0 0 [wiaservc.dll] DeviceClassEnumeratorHandler::ProcessEvent, Processing system event, control code 13, event type 10..</text:p>
      <text:p text:style-name="P4590">WIA: 4284.4764 404316031 0 0 [wiaservc.dll] DeviceClassEnumeratorHandler::ProcessEvent, Processing system event control code 13, event type 10, completed with with hr 0x00000000</text:p>
      <text:p text:style-name="P4591">WIA: 4284.4764 404316031 2 0 [wiaservc.dll] PowerEventHandler::ProcessEvent, Message from Power Management: PBT_APMPOWERSTATUSCHANGE</text:p>
      <text:p text:style-name="P4592">WIA: 4284.4764 404316031 0 0 [wiaservc.dll] SCMControlQueue::ControlRequest::~ControlRequest, Control request (control: 13, event type: 10) deleted</text:p>
      <text:p text:style-name="P4593">WIA: 4284.4764 404316031 0 0 [wiaservc.dll] SCMControlHandler::ControlThread, Requests queue empty, control thread entering sleep...</text:p>
      <text:p text:style-name="P4594">WIA: 4284.4288 404359156 0 0 [wiaservc.dll] SCMControlQueue::Push, Adding control request to queue (control: 13, event type: 10)</text:p>
      <text:p text:style-name="P4595">WIA: 4284.4288 404359156 0 0 [wiaservc.dll] SCMControlHandler::ControlFunction, Signaling control thread to resume...</text:p>
      <text:p text:style-name="P4596">WIA: 4284.4288 404359156 0 0 [wiaservc.dll] SCMControlHandler::ControlFunction, Control function (control: 13, event type: 10) returning</text:p>
      <text:p text:style-name="P4597">WIA: 4284.4764 404359156 0 0 [wiaservc.dll] SCMControlHandler::ControlThread, Resuming control thread...</text:p>
      <text:p text:style-name="P4598">WIA: 4284.4764 404359156 0 0 [wiaservc.dll] SCMControlQueue::Pop, Control request (control: 13, event type: 10) detached from queue</text:p>
      <text:p text:style-name="P4599">WIA: 4284.4764 404359156 0 0 [wiaservc.dll] SCMControlHandler::ControlThread, Processing control request (control: 13, event type: 10)...</text:p>
      <text:p text:style-name="P4600">WIA: 4284.4764 404359156 2 0 [wiaservc.dll] Dispatcher::ProcessEvent, System event received: dwControl 13, dwEventType 10, lpEventData: 0x0000000000000000</text:p>
      <text:p text:style-name="P4601">WIA: 4284.4764 404359156 0 0 [wiaservc.dll] DeviceClassEnumeratorHandler::ProcessEvent, Processing system event, control code 13, event type 10..</text:p>
      <text:p text:style-name="P4602">WIA: 4284.4764 404359156 0 0 [wiaservc.dll] DeviceClassEnumeratorHandler::ProcessEvent, Processing system event control code 13, event type 10, completed with with hr 0x00000000</text:p>
      <text:p text:style-name="P4603">WIA: 4284.4764 404359156 2 0 [wiaservc.dll] PowerEventHandler::ProcessEvent, Message from Power Management: PBT_APMPOWERSTATUSCHANGE</text:p>
      <text:p text:style-name="P4604">WIA: 4284.4764 404359156 0 0 [wiaservc.dll] SCMControlQueue::ControlRequest::~ControlRequest, Control request (control: 13, event type: 10) deleted</text:p>
      <text:p text:style-name="P4605">WIA: 4284.4764 404359156 0 0 [wiaservc.dll] SCMControlHandler::ControlThread, Requests queue empty, control thread entering sleep...</text:p>
      <text:p text:style-name="P4606">WIA: 4284.4288 404942406 0 0 [wiaservc.dll] SCMControlQueue::Push, Adding control request to queue (control: 5, event type: 0)</text:p>
      <text:p text:style-name="P4607">WIA: 4284.4288 404942406 0 0 [wiaservc.dll] SCMControlHandler::ControlFunction, Signaling control thread to resume...</text:p>
      <text:p text:style-name="P4608">WIA: 4284.4288 404942406 0 0 [wiaservc.dll] SCMControlHandler::ControlFunction, Control function (control: 5, event type: 0) returning</text:p>
      <text:p text:style-name="P4609">WIA: 4284.4764 404943078 0 0 [wiaservc.dll] SCMControlHandler::ControlThread, Resuming control thread...</text:p>
      <text:p text:style-name="P4610">WIA: 4284.4764 404943078 0 0 [wiaservc.dll] SCMControlQueue::Pop, Control request (control: 5, event type: 0) detached from queue</text:p>
      <text:p text:style-name="P4611">WIA: 4284.4764 404943078 0 0 [wiaservc.dll] SCMControlHandler::ControlThread, Processing control request (control: 5, event type: 0)...</text:p>
      <text:p text:style-name="P4612">WIA: 4284.4764 404943078 2 0 [wiaservc.dll] Dispatcher::ProcessEvent, System event received: dwControl 5, dwEventType 0, lpEventData: 0x0000000000000000</text:p>
      <text:p text:style-name="P4613">WIA: 4284.4764 404943078 0 0 [wiaservc.dll] DeviceClassEnumeratorHandler::ProcessEvent, Processing system event, control code 5, event type 0..</text:p>
      <text:p text:style-name="P4614">WIA: 4284.4764 404943078 0 0 [wiaservc.dll] DeviceClassEnumeratorHandler::ProcessEvent, Processing system event control code 5, event type 0, completed with with hr 0x00000000</text:p>
      <text:p text:style-name="P4615">WIA: 4284.4764 404943156 2 0 [wiaservc.dll] ServiceEventHandler::ProcessEvent, The ServiceEventHandler received a SERVICE_CONTROL_SHUTDOWN and is now Stopping the service</text:p>
      <text:p text:style-name="P4616">WIA: 4284.4764 404943156 2 0 [wiaservc.dll] SCMControlHandler::UpdateServiceStatus, Updating service status. CurrentState=SERVICE_STOP_PENDING, StateCode=3, WaitHint=0</text:p>
      <text:p text:style-name="P4617">WIA: 4284.4764 404943156 0 0 [wiaservc.dll] SCMControlQueue::ControlRequest::~ControlRequest, Control request (control: 5, event type: 0) deleted</text:p>
      <text:p text:style-name="P4618">WIA: 4284.4764 404943156 0 0 [wiaservc.dll] SCMControlHandler::ControlThread, Requests queue empty, control thread entering sleep...</text:p>
      <text:p text:style-name="P4619">WIA: 4284.4508 404943391 80000000 0 [wiaservc.dll] Dispatcher::ClearEventHandlers, Clearing all event handlers from the Dispatcher</text:p>
      <text:p text:style-name="P4620">WIA: 4284.4508 404943391 1 0 [wiaservc.dll] PowerEventHandler::~PowerEventHandler, <text:s/>(00000172AB8065C0)</text:p>
      <text:p text:style-name="P4621">WIA: 4284.4508 404943391 1 0 [wiaservc.dll] ServiceEventHandler::~ServiceEventHandler, <text:s/>(00000172AB806520)</text:p>
      <text:p text:style-name="P4622">WIA: 4284.4508 404943391 80000000 0 [wiaservc.dll] Dispatcher::ClearEventSources, Clearing all event sources from the Dispatcher</text:p>
      <text:p text:style-name="P4623">WIA: 4284.4508 404943391 1 0 [wiaservc.dll] Dispatcher::~Dispatcher, <text:s/>(00000172AB805F70)</text:p>
      <text:p text:style-name="P4624">WIA: 4284.4508 404943391 1 0 [wiaservc.dll] GenericEventSource::~GenericEventSource, <text:s/>(00000172AB806480)</text:p>
      <text:p text:style-name="P4625">WIA: 4284.4508 404943391 1 0 [wiaservc.dll] DeviceListManager::~DeviceListManager, <text:s/>(00000172AB806660)</text:p>
      <text:p text:style-name="P4626">WIA: 4284.4508 404943391 80000000 0 [wiaservc.dll] DeviceListManager::ClearDevices, Clearing all Devices from the DeviceListManager</text:p>
      <text:p text:style-name="P4627">WIA: 4284.4508 404943391 1 0 [wiaservc.dll] USDWrapper::~USDWrapper, ~USDWrapper (00000172AB8101F0) for {EEC5AD98-8080-425f-922A-DABF3DE3F69A}\0014, with friendly name (LG K4 (2017))</text:p>
      <text:p text:style-name="P4628">WIA: 4284.4508 404943391 4 0 [wiaservc.dll] USDWrapper::UnAdvise, The DeviceClassWrapper could not unregister for device notifications on (LG K4 (2017)) because we could not find the DeviceInfoSet object</text:p>
      <text:p text:style-name="P4629">WIA: 4284.4508 404943391 1 0 [wiaservc.dll] USDWrapper::~USDWrapper, ~USDWrapper (00000172AB80F120) for {EEC5AD98-8080-425f-922A-DABF3DE3F69A}\0012, with friendly name (LG K9)</text:p>
      <text:p text:style-name="P4630">WIA: 4284.4508 404943391 4 0 [wiaservc.dll] USDWrapper::UnAdvise, The DeviceClassWrapper could not unregister for device notifications on (LG K9) because we could not find the DeviceInfoSet object</text:p>
      <text:p text:style-name="P4631">WIA: 4284.4508 404943391 1 0 [wiaservc.dll] USDWrapper::~USDWrapper, ~USDWrapper (00000172AB80E050) for {EEC5AD98-8080-425f-922A-DABF3DE3F69A}\0003, with friendly name (Apple iPod)</text:p>
      <text:p text:style-name="P4632">WIA: 4284.4508 404943391 4 0 [wiaservc.dll] USDWrapper::UnAdvise, The DeviceClassWrapper could not unregister for device notifications on (Apple iPod) because we could not find the DeviceInfoSet object</text:p>
      <text:p text:style-name="P4633">WIA: 4284.4508 404943391 1 0 [wiaservc.dll] USDWrapper::~USDWrapper, ~USDWrapper (00000172AB80CAF0) for {EEC5AD98-8080-425f-922A-DABF3DE3F69A}\0017, with friendly name (E:\)</text:p>
      <text:p text:style-name="P4634">WIA: 4284.4508 404943391 4 0 [wiaservc.dll] USDWrapper::UnAdvise, The DeviceClassWrapper could not unregister for device notifications on (E:\) because we could not find the DeviceInfoSet object</text:p>
      <text:p text:style-name="P4635">WIA: 4284.4508 404943391 0 0 [wiaservc.dll] USDWrapper::UnloadDriver, The WIA service is preparing to unload the driver for (Apple iPhone)</text:p>
      <text:p text:style-name="P4636">WIA: 4284.4508 404943391 4 0 [wiaservc.dll] USDWrapper::UnloadDriver, Driver for (Apple iPhone) is now unloaded</text:p>
      <text:p text:style-name="P4637">WIA: 4284.4508 404943391 1 0 [wiaservc.dll] USDWrapper::~USDWrapper, ~USDWrapper (00000172AB80B9E0) for {EEC5AD98-8080-425f-922A-DABF3DE3F69A}\0007, with friendly name (Apple iPhone)</text:p>
      <text:p text:style-name="P4638">WIA: 4284.4508 404943391 4 0 [wiaservc.dll] USDWrapper::UnAdvise, The DeviceClassWrapper could not unregister for device notifications on (Apple iPhone) because we could not find the DeviceInfoSet object</text:p>
      <text:p text:style-name="P4639">WIA: 4284.4508 404943391 1 0 [wiaservc.dll] USDWrapper::~USDWrapper, ~USDWrapper (00000172AB80A8D0) for {EEC5AD98-8080-425f-922A-DABF3DE3F69A}\0004, with friendly name (Apple iPhone)</text:p>
      <text:p text:style-name="P4640">WIA: 4284.4508 404943391 4 0 [wiaservc.dll] USDWrapper::UnAdvise, The DeviceClassWrapper could not unregister for device notifications on (Apple iPhone) because we could not find the DeviceInfoSet object</text:p>
      <text:p text:style-name="P4641">WIA: 4284.4508 404943391 1 0 [wiaservc.dll] USDWrapper::~USDWrapper, ~USDWrapper (00000172AB809800) for {EEC5AD98-8080-425f-922A-DABF3DE3F69A}\0000, with friendly name (Apple iPhone)</text:p>
      <text:p text:style-name="P4642">WIA: 4284.4508 404943391 4 0 [wiaservc.dll] USDWrapper::UnAdvise, The DeviceClassWrapper could not unregister for device notifications on (Apple iPhone) because we could not find the DeviceInfoSet object</text:p>
      <text:p text:style-name="P4643">WIA: 4284.4508 404943391 80000000 0 [wiaservc.dll] DeviceListManager::ClearEnumerators, Clearing all DeviceEnumerators from the DeviceListManager</text:p>
      <text:p text:style-name="P4644">WIA: 4284.4508 404943391 1 0 [wiaservc.dll] RegistryDeviceEnumerator::~RegistryDeviceEnumerator, <text:s/>(00000172AB806C40)</text:p>
      <text:p text:style-name="P4645">WIA: 4284.4508 404943391 1 0 [wiaservc.dll] DeviceClassEnumeratorHandler::~DeviceClassEnumeratorHandler, <text:s/>(00000172AB806830)</text:p>
      <text:p text:style-name="P4646">WIA: 4284.4508 404943391 1 0 [wiaservc.dll] DeviceInfoSet::~DeviceInfoSet, <text:s/>(00000172AB806780)</text:p>
      <text:p text:style-name="P4647">WIA: 4284.4508 404943391 4 0 [wiaservc.dll] DeviceInfoSet::UnregisterDeviceNotification, Unregistering for PnP notifications on device ({EEC5AD98-8080-425f-922A-DABF3DE3F69A}\0007).</text:p>
      <text:p text:style-name="P4648">WIA: 4284.4508 404943391 1 0 [wiaservc.dll] StiLockMgr::~StiLockMgr, <text:s/>(00000172AB806EA0)</text:p>
      <text:p text:style-name="P4649">WIA: 4284.4508 404943391 1 0 [wiaservc.dll] WiaEventNotifier::~WiaEventNotifier, <text:s/>(00000172AB806F10)</text:p>
      <text:p text:style-name="P4650">WIA: 4284.4508 404943391 1 0 [wiaservc.dll] WiaService::~WiaService, ~WiaService (00000172AB804F30)</text:p>
      <text:p text:style-name="P4651">WIA: 4284.4508 404943391 80000000 0 [wiaservc.dll] ShutdownWSDChallenge, Shutting down WSD Challenge: Unload DLL 1</text:p>
      <text:p text:style-name="P4652">WIA: 4284.4652 404944172 0 0 [wiaservc.dll] SchedulerThread, SchedulerThread after calling WaitForMultipleObjects dwErr = 0x00000000</text:p>
      <text:p text:style-name="P4653">WIA: 4284.4508 404944453 1 0 [wiaservc.dll] SCMControlHandler::~SCMControlHandler, <text:s/>(00000172AB806040)</text:p>
      <text:p text:style-name="P4654">WIA: 4284.4508 404944453 0 0 [wiaservc.dll] SCMControlHandler::~SCMControlHandler, Waiting for the control thread to terminate...</text:p>
      <text:p text:style-name="P4655">WIA: 4284.4764 404944453 0 0 [wiaservc.dll] SCMControlHandler::ControlThread, Terminating control thread</text:p>
      <text:p text:style-name="P4656">WIA: 4284.4508 404944453 2 0 [wiaservc.dll] SCMControlHandler::~SCMControlHandler, Updating service status. CurrentState=SERVICE_STOPPED, StateCode=1, WaitHint=0</text:p>
      <text:p text:style-name="P4657"/>
      <text:p text:style-name="P4658">**************** Started trace for Module: [sti.dll] in Executable [svchost.exe] ProcessID: [4284] at 2019/10/29 21:01:52:698 ****************</text:p>
      <text:p text:style-name="P4659">WIA: 4284.4288 399724594 0 0 [sti.dll] DllEntryPoint, sti.dll (0x8FCE0000) received DLL_PROCESS_DETACH, process terminating: 1</text:p>
      <text:p text:style-name="P4660">WIA: 4284.4288 399724594 0 0 [sti.dll] AsyncRPCEventTransport::CloseNotificationChannel, Closing the async notification channel...</text:p>
      <text:p text:style-name="P4661">WIA: 4284.4288 399724594 0 0 [sti.dll] AsyncRPCEventTransport::CloseConnectionToServer, Closed connection to server</text:p>
      <text:p text:style-name="P4662"/>
      <text:p text:style-name="P4663">**************** Started trace for Module: [wiaservc.dll] in Executable [svchost.exe] ProcessID: [4168] at 2019/11/03 11:05:32:178 ****************</text:p>
      <text:p text:style-name="P4664">WIA: 4168.4360 62 80000000 0 [wiaservc.dll] SchedulerInitialize, Work item scheduler initialized</text:p>
      <text:p text:style-name="P4665">WIA: 4168.4360 281 0 0 [wiaservc.dll] SCMControlHandler::SCMControlHandler, Created control thread Id 4724</text:p>
      <text:p text:style-name="P4666">WIA: 4168.4724 281 0 0 [wiaservc.dll] SCMControlHandler::ControlThread, Requests queue empty, control thread entering sleep...</text:p>
      <text:p text:style-name="P4667">WIA: 4168.4172 281 0 0 [wiaservc.dll] SCMControlQueue::Push, SERVICE_CONTROL_POWEREVENT (control: 13, event type: 32787): 24 bytes</text:p>
      <text:p text:style-name="P4668">WIA: 4168.4172 281 0 0 [wiaservc.dll] SCMControlQueue::Push, Adding control request to queue (control: 13, event type: 32787)</text:p>
      <text:p text:style-name="P4669">WIA: 4168.4172 281 0 0 [wiaservc.dll] SCMControlHandler::ControlFunction, Signaling control thread to resume...</text:p>
      <text:p text:style-name="P4670">WIA: 4168.4172 281 0 0 [wiaservc.dll] SCMControlHandler::ControlFunction, Control function (control: 13, event type: 32787) returning</text:p>
      <text:p text:style-name="P4671">WIA: 4168.4724 281 0 0 [wiaservc.dll] SCMControlHandler::ControlThread, Resuming control thread...</text:p>
      <text:p text:style-name="P4672">WIA: 4168.4724 281 0 0 [wiaservc.dll] SCMControlQueue::Pop, Control request (control: 13, event type: 32787) detached from queue</text:p>
      <text:p text:style-name="P4673">WIA: 4168.4724 281 0 0 [wiaservc.dll] SCMControlHandler::ControlThread, Processing control request (control: 13, event type: 32787)...</text:p>
      <text:p text:style-name="P4674">WIA: 4168.4724 281 2 0 [wiaservc.dll] Dispatcher::ProcessEvent, System event received: dwControl 13, dwEventType 32787, lpEventData: 0x0000023F3D207650</text:p>
      <text:p text:style-name="P4675">WIA: 4168.4360 297 80000000 0 [wiaservc.dll] StartFactories, StartFactories, Success</text:p>
      <text:p text:style-name="P4676">WIA: 4168.4360 297 8 0 [wiaservc.dll] RegistryDeviceEnumerator::Refresh, An error occured in RegistryDeviceEnumerator when enumerating the subkeys for (SYSTEM\CurrentControlSet\Control\StillImage\FakeDevices)</text:p>
      <text:p text:style-name="P4677">WIA: 4168.4724 359 0 0 [wiaservc.dll] DeviceClassEnumeratorHandler::ProcessEvent, Processing system event, control code 13, event type 32787..</text:p>
      <text:p text:style-name="P4678">WIA: 4168.4724 359 0 0 [wiaservc.dll] DeviceClassEnumeratorHandler::ProcessEvent, Processing system event control code 13, event type 32787, completed with with hr 0x00000000</text:p>
      <text:p text:style-name="P4679">WIA: 4168.4724 359 2 0 [wiaservc.dll] PowerEventHandler::ProcessEvent, Message from Power Management: PBT_POWERSETTINGCHANGE</text:p>
      <text:p text:style-name="P4680">WIA: 4168.4724 359 2 0 [wiaservc.dll] PowerEventHandler::ProcessEvent, Leaving Connected Standby...</text:p>
      <text:p text:style-name="P4681">WIA: 4168.4724 359 0 0 [wiaservc.dll] DeviceListManager::InitializeWSDChallenge, WSD Challenge successfully initiated (thread: 4772)</text:p>
      <text:p text:style-name="P4682">WIA: 4168.4772 359 80000000 0 [wiaservc.dll] InitializeWSDChallenge, Intializing WSD Challenge for {6BDD1FC6-810F-11D0-BEC7-08002BE2092F}..</text:p>
      <text:p text:style-name="P4683">WIA: 4168.4772 359 80000000 0 [wiaservc.dll] InitializeWSDChallenge, Intialize WSD Challenge...</text:p>
      <text:p text:style-name="P4684">WIA: 4168.4772 359 80000000 0 [wiaservc.dll] InitializeWSDChallenge, Load WSD Challenge DLL...</text:p>
      <text:p text:style-name="P4685">WIA: 4168.4360 359 8 0 [wiaservc.dll] DeviceInfoSet::AddDevNodeDevices, The Device Info Set skipped devnode index 4, because its "Subclass" value is not of a compatible correct type.</text:p>
      <text:p text:style-name="P4686">WIA: 4168.4360 359 80000000 0 [wiaservc.dll] DeviceListManager::isInList, Device ({EEC5AD98-8080-425f-922A-DABF3DE3F69A}\0000) was not found in the device list</text:p>
      <text:p text:style-name="P4687">WIA: 4168.4360 359 8 0 [wiaservc.dll] DeviceInfoSet::GetDeviceStatus, CM_Get_DevNode_Status for device ({EEC5AD98-8080-425f-922A-DABF3DE3F69A}\0000) failed, return code 0x0000000D, DEV_STATE_ACTIVE not set</text:p>
      <text:p text:style-name="P4688">WIA: 4168.4360 359 0 0 [wiaservc.dll] DeviceListManager::GetDevicesFromEnumerator, DEV_MAN_ENUM_FLAG_STARTUP for device ({EEC5AD98-8080-425f-922A-DABF3DE3F69A}\0000) (Apple iPhone)</text:p>
      <text:p text:style-name="P4689">WIA: 4168.4360 359 80000000 0 [wiaservc.dll] DeviceListManager::isInList, Device ({EEC5AD98-8080-425f-922A-DABF3DE3F69A}\0004) was not found in the device list</text:p>
      <text:p text:style-name="P4690">WIA: 4168.4360 359 8 0 [wiaservc.dll] DeviceInfoSet::GetDeviceStatus, CM_Get_DevNode_Status for device ({EEC5AD98-8080-425f-922A-DABF3DE3F69A}\0004) failed, return code 0x0000000D, DEV_STATE_ACTIVE not set</text:p>
      <text:p text:style-name="P4691">WIA: 4168.4360 359 0 0 [wiaservc.dll] DeviceListManager::GetDevicesFromEnumerator, DEV_MAN_ENUM_FLAG_STARTUP for device ({EEC5AD98-8080-425f-922A-DABF3DE3F69A}\0004) (Apple iPhone)</text:p>
      <text:p text:style-name="P4692">WIA: 4168.4360 359 80000000 0 [wiaservc.dll] DeviceListManager::isInList, Device ({EEC5AD98-8080-425f-922A-DABF3DE3F69A}\0007) was not found in the device list</text:p>
      <text:p text:style-name="P4693">WIA: 4168.4360 359 8 0 [wiaservc.dll] DeviceInfoSet::GetDeviceStatus, DevNode status for device ({EEC5AD98-8080-425f-922A-DABF3DE3F69A}\0007): 0x0180200A, problem number: 0</text:p>
      <text:p text:style-name="P4694">WIA: 4168.4360 359 8 0 [wiaservc.dll] DeviceInfoSet::MapCMStatusToDeviceState, DN_STARTED (0x00000008)</text:p>
      <text:p text:style-name="P4695">WIA: 4168.4360 359 0 0 [wiaservc.dll] DeviceListManager::GetDevicesFromEnumerator, DEV_MAN_ENUM_FLAG_STARTUP for device ({EEC5AD98-8080-425f-922A-DABF3DE3F69A}\0007) (Apple iPhone)</text:p>
      <text:p text:style-name="P4696">WIA: 4168.4360 359 0 0 [wiaservc.dll] DeviceListManager::GetDevicesFromEnumerator, WRAPPER_FLAGS_THROW_DISCONNECT set for device ({EEC5AD98-8080-425f-922A-DABF3DE3F69A}\0007)</text:p>
      <text:p text:style-name="P4697">WIA: 4168.4360 359 80000000 0 [wiaservc.dll] DeviceListManager::isInList, Device ({EEC5AD98-8080-425f-922A-DABF3DE3F69A}\0017) was not found in the device list</text:p>
      <text:p text:style-name="P4698">WIA: 4168.4360 359 8 0 [wiaservc.dll] DeviceInfoSet::GetDeviceStatus, CM_Get_DevNode_Status for device ({EEC5AD98-8080-425f-922A-DABF3DE3F69A}\0017) failed, return code 0x0000000D, DEV_STATE_ACTIVE not set</text:p>
      <text:p text:style-name="P4699">WIA: 4168.4360 359 0 0 [wiaservc.dll] DeviceListManager::GetDevicesFromEnumerator, DEV_MAN_ENUM_FLAG_STARTUP for device ({EEC5AD98-8080-425f-922A-DABF3DE3F69A}\0017) (E:\)</text:p>
      <text:p text:style-name="P4700">WIA: 4168.4360 359 80000000 0 [wiaservc.dll] DeviceListManager::isInList, Device ({EEC5AD98-8080-425f-922A-DABF3DE3F69A}\0003) was not found in the device list</text:p>
      <text:p text:style-name="P4701">WIA: 4168.4360 359 8 0 [wiaservc.dll] DeviceInfoSet::GetDeviceStatus, CM_Get_DevNode_Status for device ({EEC5AD98-8080-425f-922A-DABF3DE3F69A}\0003) failed, return code 0x0000000D, DEV_STATE_ACTIVE not set</text:p>
      <text:p text:style-name="P4702">WIA: 4168.4360 359 0 0 [wiaservc.dll] DeviceListManager::GetDevicesFromEnumerator, DEV_MAN_ENUM_FLAG_STARTUP for device ({EEC5AD98-8080-425f-922A-DABF3DE3F69A}\0003) (Apple iPod)</text:p>
      <text:p text:style-name="P4703">WIA: 4168.4360 359 80000000 0 [wiaservc.dll] DeviceListManager::isInList, Device ({EEC5AD98-8080-425f-922A-DABF3DE3F69A}\0012) was not found in the device list</text:p>
      <text:p text:style-name="P4704">WIA: 4168.4360 359 8 0 [wiaservc.dll] DeviceInfoSet::GetDeviceStatus, CM_Get_DevNode_Status for device ({EEC5AD98-8080-425f-922A-DABF3DE3F69A}\0012) failed, return code 0x0000000D, DEV_STATE_ACTIVE not set</text:p>
      <text:p text:style-name="P4705">WIA: 4168.4360 359 0 0 [wiaservc.dll] DeviceListManager::GetDevicesFromEnumerator, DEV_MAN_ENUM_FLAG_STARTUP for device ({EEC5AD98-8080-425f-922A-DABF3DE3F69A}\0012) (LG K9)</text:p>
      <text:p text:style-name="P4706">WIA: 4168.4360 359 80000000 0 [wiaservc.dll] DeviceListManager::isInList, Device ({EEC5AD98-8080-425f-922A-DABF3DE3F69A}\0014) was not found in the device list</text:p>
      <text:p text:style-name="P4707">WIA: 4168.4360 359 8 0 [wiaservc.dll] DeviceInfoSet::GetDevicWIA: 4284.4764 403713766 2 0 [wiaservc.dll] PowerEventHandler::ProcessEvent, Message from Power Management: PBT_APMPOWERSTATUSCHANGEeStatus, CM_Get_DevNode_Status for device ({EEC5AD98-8080-425f-922A-DABF3DE3F69A}\0014) failed, return code 0x0000000D, DEV_STATE_ACTIVE not set</text:p>
      <text:p text:style-name="P4708">WIA: 4168.4360 359 0 0 [wiaservc.dll] DeviceListManager::GetDevicesFromEnumerator, DEV_MAN_ENUM_FLAG_STARTUP for device ({EEC5AD98-8080-425f-922A-DABF3DE3F69A}\0014) (LG K4 (2017))</text:p>
      <text:p text:style-name="P4709">WIA: 4168.4360 359 80000000 0 [wiaservc.dll] DeviceListManager::Enumerate, The DeviceListManager is done enumerating devices</text:p>
      <text:p text:style-name="P4710">WIA: 4168.4360 359 8 0 [wiaservc.dll] DeviceListManager::DeviceCallback, The device (Apple iPhone) seems to be inactive - its driver will not be loaded</text:p>
      <text:p text:style-name="P4711">WIA: 4168.4360 359 8 0 [wiaservc.dll] DeviceListManager::DeviceCallback, The device (Apple iPhone) seems to be inactive - its driver will not be loaded</text:p>
      <text:p text:style-name="P4712">WIA: 4168.4360 359 8 0 [wiaservc.dll] DeviceListManager::DeviceCallback, The device (Apple iPhone) seems to be active - its driver can be used</text:p>
      <text:p text:style-name="P4713">WIA: 4168.4724 359 8 0 [wiaservc.dll] RegistryDeviceEnumerator::Refresh, An error occured in RegistryDeviceEnumerator when enumerating the subkeys for (SYSTEM\CurrentControlSet\Control\StillImage\FakeDevices)</text:p>
      <text:p text:style-name="P4714">WIA: 4168.4724 359 8 0 [wiaservc.dll] DeviceInfoSet::AddDevNodeDevices, The Device Info Set skipped devnode index 4, because its "Subclass" value is not of a compatible correct type.</text:p>
      <text:p text:style-name="P4715">WIA: 4168.4724 359 0 0 [wiaservc.dll] USDWrapper::RefreshSettings, Refreshing USDWrapper settings for (Apple iPhone)</text:p>
      <text:p text:style-name="P4716">WIA: 4168.4724 359 0 0 [wiaservc.dll] USDWrapper::RefreshSettings, Updating the current settings for (Apple iPhone) from Registry</text:p>
      <text:p text:style-name="P4717">WIA: 4168.4724 359 0 0 [wiaservc.dll] USDWrapper::RefreshSettings, (Apple iPhone) is a WIA device (internal type: 0x00000031)</text:p>
      <text:p text:style-name="P4718">WIA: 4168.4724 359 8 0 [wiaservc.dll] DeviceInfoSet::GetDeviceStatus, CM_Get_DevNode_Status for device ({EEC5AD98-8080-425f-922A-DABF3DE3F69A}\0000) failed, return code 0x0000000D, DEV_STATE_ACTIVE not set</text:p>
      <text:p text:style-name="P4719">WIA: 4168.4724 359 4 0 [wiaservc.dll] USDWrapper::RefreshSettings, Device state for (Apple iPhone) remains 0x00000000</text:p>
      <text:p text:style-name="P4720">WIA: 4168.4724 359 4 0 [wiaservc.dll] USDWrapper::RefreshSettings, Device state 0x00000001 means 'disabled', 0x00000002 'removed', <text:s/>0x00000004 'active'</text:p>
      <text:p text:style-name="P4721">WIA: 4168.4724 359 4 0 [wiaservc.dll] USDWrapper::RefreshSettings, Previous PnP identifier of (Apple iPhone): \\?\usb#vid_05ac&amp;pid_12a8&amp;mi_00#6&amp;3a59852d&amp;0&amp;0000#{6bdd1fc6-810f-11d0-bec7-08002be2092f}</text:p>
      <text:p text:style-name="P4722">WIA: 4168.4724 359 4 0 [wiaservc.dll] USDWrapper::RefreshSettings, New PnP identifier for (Apple iPhone): \\?\usb#vid_05ac&amp;pid_12a8&amp;mi_00#6&amp;3a59852d&amp;0&amp;0000#{6bdd1fc6-810f-11d0-bec7-08002be2092f}</text:p>
      <text:p text:style-name="P4723">WIA: 4168.4724 359 0 0 [wiaservc.dll] USDWrapper::RefreshSettings, Refreshing USDWrapper settings for (Apple iPhone)</text:p>
      <text:p text:style-name="P4724">WIA: 4168.4724 359 0 0 [wiaservc.dll] USDWrapper::RefreshSettings, Updating the current settings for (Apple iPhone) from Registry</text:p>
      <text:p text:style-name="P4725">WIA: 4168.4724 359 0 0 [wiaservc.dll] USDWrapper::RefreshSettings, (Apple iPhone) is a WIA device (internal type: 0x00000031)</text:p>
      <text:p text:style-name="P4726">WIA: 4168.4724 359 8 0 [wiaservc.dll] DeviceInfoSet::GetDeviceStatus, CM_Get_DevNode_Status for device ({EEC5AD98-8080-425f-922A-DABF3DE3F69A}\0004) failed, return code 0x0000000D, DEV_STATE_ACTIVE not set</text:p>
      <text:p text:style-name="P4727">WIA: 4168.4724 359 4 0 [wiaservc.dll] USDWrapper::RefreshSettings, Device state for (Apple iPhone) remains 0x00000000</text:p>
      <text:p text:style-name="P4728">WIA: 4168.4724 359 4 0 [wiaservc.dll] USDWrapper::RefreshSettings, Device state 0x00000001 means 'disabled', 0x00000002 'removed', <text:s/>0x00000004 'active'</text:p>
      <text:p text:style-name="P4729">WIA: 4168.4724 359 4 0 [wiaservc.dll] USDWrapper::RefreshSettings, Previous PnP identifier of (Apple iPhone): \\?\usb#vid_05ac&amp;pid_12a8&amp;mi_00#6&amp;18e6aee5&amp;0&amp;0000#{6bdd1fc6-810f-11d0-bec7-08002be2092f}</text:p>
      <text:p text:style-name="P4730">WIA: 4168.4724 359 4 0 [wiaservc.dll] USDWrapper::RefreshSettings, New PnP identifier for (Apple iPhone): \\?\usb#vid_05ac&amp;pid_12a8&amp;mi_00#6&amp;18e6aee5&amp;0&amp;0000#{6bdd1fc6-810f-11d0-bec7-08002be2092f}</text:p>
      <text:p text:style-name="P4731">WIA: 4168.4724 359 0 0 [wiaservc.dll] USDWrapper::RefreshSettings, Refreshing USDWrapper settings for (Apple iPhone)</text:p>
      <text:p text:style-name="P4732">WIA: 4168.4724 359 0 0 [wiaservc.dll] USDWrapper::RefreshSettings, Updating the current settings for (Apple iPhone) from Registry</text:p>
      <text:p text:style-name="P4733">WIA: 4168.4724 359 0 0 [wiaservc.dll] USDWrapper::RefreshSettings, (Apple iPhone) is a WIA device (internal type: 0x00000031)</text:p>
      <text:p text:style-name="P4734">WIA: 4168.4724 359 8 0 [wiaservc.dll] DeviceInfoSet::GetDeviceStatus, DevNode status for device ({EEC5AD98-8080-425f-922A-DABF3DE3F69A}\0007): 0x0180200A, problem number: 0</text:p>
      <text:p text:style-name="P4735">WIA: 4168.4724 359 8 0 [wiaservc.dll] DeviceInfoSet::MapCMStatusToDeviceState, DN_STARTED (0x00000008)</text:p>
      <text:p text:style-name="P4736">WIA: 4168.4724 359 4 0 [wiaservc.dll] USDWrapper::RefreshSettings, Device state for (Apple iPhone) remains 0x00000004</text:p>
      <text:p text:style-name="P4737">WIA: 4168.4724 359 4 0 [wiaservc.dll] USDWrapper::RefreshSettings, Device state 0x00000001 means 'disabled', 0x00000002 'removed', <text:s/>0x00000004 'active'</text:p>
      <text:p text:style-name="P4738">WIA: 4168.4724 359 4 0 [wiaservc.dll] USDWrapper::RefreshSettings, Previous PnP identifier of (Apple iPhone): \\?\usb#vid_05ac&amp;pid_12a8&amp;mi_00#6&amp;2cf63e83&amp;0&amp;0000#{6bdd1fc6-810f-11d0-bec7-08002be2092f}</text:p>
      <text:p text:style-name="P4739">WIA: 4168.4724 359 4 0 [wiaservc.dll] USDWrapper::RefreshSettings, New PnP identifier for (Apple iPhone): \\?\usb#vid_05ac&amp;pid_12a8&amp;mi_00#6&amp;2cf63e83&amp;0&amp;0000#{6bdd1fc6-810f-11d0-bec7-08002be2092f}</text:p>
      <text:p text:style-name="P4740">WIA: 4168.4724 359 0 0 [wiaservc.dll] USDWrapper::RefreshSettings, Refreshing USDWrapper settings for (E:\)</text:p>
      <text:p text:style-name="P4741">WIA: 4168.4724 359 0 0 [wiaservc.dll] USDWrapper::RefreshSettings, Updating the current settings for (E:\) from Registry</text:p>
      <text:p text:style-name="P4742">WIA: 4168.4724 359 0 0 [wiaservc.dll] USDWrapper::RefreshSettings, (E:\) is a WIA device (internal type: 0x00000031)</text:p>
      <text:p text:style-name="P4743">WIA: 4168.4724 359 8 0 [wiaservc.dll] DeviceInfoSet::GetDeviceStatus, CM_Get_DevNode_Status for device ({EEC5AD98-8080-425f-922A-DABF3DE3F69A}\0017) failed, return code 0x0000000D, DEV_STATE_ACTIVE not set</text:p>
      <text:p text:style-name="P4744">WIA: 4168.4724 359 4 0 [wiaservc.dll] USDWrapper::RefreshSettings, Device state for (E:\) remains 0x00000000</text:p>
      <text:p text:style-name="P4745">WIA: 4168.4724 359 4 0 [wiaservc.dll] USDWrapper::RefreshSettings, Device state 0x00000001 means 'disabled', 0x00000002 'removed', <text:s/>0x00000004 'active'</text:p>
      <text:p text:style-name="P4746">WIA: 4168.4724 359 4 0 [wiaservc.dll] USDWrapper::RefreshSettings, Previous PnP identifier of (E:\): \\?\swd#wpdbusenum#_??_pcistor#disk&amp;ven_rsper&amp;prod_rts5208lun0&amp;rev_1.00#0000#{53f56307-b6bf-11d0-94f2-00a0c91efb8b}#{6bdd1fc6-810f-11d0-bec7-08002be2092f}</text:p>
      <text:p text:style-name="P4747">WIA: 4168.4724 359 4 0 [wiaservc.dll] USDWrapper::RefreshSettings, New PnP identifier for (E:\): \\?\swd#wpdbusenum#_??_pcistor#disk&amp;ven_rsper&amp;prod_rts5208lun0&amp;rev_1.00#0000#{53f56307-b6bf-11d0-94f2-00a0c91efb8b}#{6bdd1fc6-810f-11d0-bec7-08002be2092f}</text:p>
      <text:p text:style-name="P4748">WIA: 4168.4724 359 0 0 [wiaservc.dll] USDWrapper::RefreshSettings, Refreshing USDWrapper settings for (Apple iPod)</text:p>
      <text:p text:style-name="P4749">WIA: 4168.4724 359 0 0 [wiaservc.dll] USDWrapper::RefreshSettings, Updating the current settings for (Apple iPod) from Registry</text:p>
      <text:p text:style-name="P4750">WIA: 4168.4724 359 0 0 [wiaservc.dll] USDWrapper::RefreshSettings, (Apple iPod) is a WIA device (internal type: 0x00000031)</text:p>
      <text:p text:style-name="P4751">WIA: 4168.4724 359 8 0 [wiaservc.dll] DeviceInfoSet::GetDeviceStatus, CM_Get_DevNode_Status for device ({EEC5AD98-8080-425f-922A-DABF3DE3F69A}\0003) failed, return code 0x0000000D, DEV_STATE_ACTIVE not set</text:p>
      <text:p text:style-name="P4752">WIA: 4168.4724 359 4 0 [wiaservc.dll] USDWrapper::RefreshSettings, Device state for (Apple iPod) remains 0x00000000</text:p>
      <text:p text:style-name="P4753">WIA: 4168.4724 359 4 0 [wiaservc.dll] USDWrapper::RefreshSettings, Device state 0x00000001 means 'disabled', 0x00000002 'removed', <text:s/>0x00000004 'active'</text:p>
      <text:p text:style-name="P4754">WIA: 4168.4724 359 4 0 [wiaservc.dll] USDWrapper::RefreshSettings, Previous PnP identifier of (Apple iPod): \\?\usb#vid_05ac&amp;pid_12aa&amp;mi_00#6&amp;3753cc17&amp;0&amp;0000#{6bdd1fc6-810f-11d0-bec7-08002be2092f}</text:p>
      <text:p text:style-name="P4755">WIA: 4168.4724 359 4 0 [wiaservc.dll] USDWrapper::RefreshSettings, New PnP identifier for (Apple iPod): \\?\usb#vid_05ac&amp;pid_12aa&amp;mi_00#6&amp;3753cc17&amp;0&amp;0000#{6bdd1fc6-810f-11d0-bec7-08002be2092f}</text:p>
      <text:p text:style-name="P4756">WIA: 4168.4724 359 0 0 [wiaservc.dll] USDWrapper::RefreshSettings, Refreshing USDWrapper settings for (LG K9)</text:p>
      <text:p text:style-name="P4757">WIA: 4168.4724 359 0 0 [wiaservc.dll] USDWrapper::RefreshSettings, Updating the current settings for (LG K9) from Registry</text:p>
      <text:p text:style-name="P4758">WIA: 4168.4724 359 0 0 [wiaservc.dll] USDWrapper::RefreshSettings, (LG K9) is a WIA device (internal type: 0x00000031)</text:p>
      <text:p text:style-name="P4759">WIA: 4168.4724 359 8 0 [wiaservc.dll] DeviceInfoSet::GetDeviceStatus, CM_Get_DevNode_Status for device ({EEC5AD98-8080-425f-922A-DABF3DE3F69A}\0012) failed, return code 0x0000000D, DEV_STATE_ACTIVE not set</text:p>
      <text:p text:style-name="P4760">WIA: 4168.4724 359 4 0 [wiaservc.dll] USDWrapper::RefreshSettings, Device state for (LG K9) remains 0x00000000</text:p>
      <text:p text:style-name="P4761">WIA: 4168.4724 359 4 0 [wiaservc.dll] USDWrapper::RefreshSettings, Device state 0x00000001 means 'disabled', 0x00000002 'removed', <text:s/>0x00000004 'active'</text:p>
      <text:p text:style-name="P4762">WIA: 4168.4724 359 4 0 [wiaservc.dll] USDWrapper::RefreshSettings, Previous PnP identifier of (LG K9): \\?\usb#vid_1004&amp;pid_633e#lmx2103daa620b#{6bdd1fc6-810f-11d0-bec7-08002be2092f}</text:p>
      <text:p text:style-name="P4763">WIA: 4168.4724 359 4 0 [wiaservc.dll] USDWrapper::RefreshSettings, New PnP identifier for (LG K9): \\?\usb#vid_1004&amp;pid_633e#lmx2103daa620b#{6bdd1fc6-810f-11d0-bec7-08002be2092f}</text:p>
      <text:p text:style-name="P4764">WIA: 4168.4724 359 0 0 [wiaservc.dll] USDWrapper::RefreshSettings, Refreshing USDWrapper settings for (LG K4 (2017))</text:p>
      <text:p text:style-name="P4765">WIA: 4168.4724 375 0 0 [wiaservc.dll] USDWrapper::RefreshSettings, Updating the current settings for (LG K4 (2017)) from Registry</text:p>
      <text:p text:style-name="P4766">WIA: 4168.4724 375 0 0 [wiaservc.dll] USDWrapper::RefreshSettings, (LG K4 (2017)) is a WIA device (internal type: 0x00000031)</text:p>
      <text:p text:style-name="P4767">WIA: 4168.4724 375 8 0 [wiaservc.dll] DeviceInfoSet::GetDeviceStatus, CM_Get_DevNode_Status for device ({EEC5AD98-8080-425f-922A-DABF3DE3F69A}\0014) failed, return code 0x0000000D, DEV_STATE_ACTIVE not set</text:p>
      <text:p text:style-name="P4768">WIA: 4168.4724 375 4 0 [wiaservc.dll] USDWrapper::RefreshSettings, Device state for (LG K4 (2017)) remains 0x00000000</text:p>
      <text:p text:style-name="P4769">WIA: 4168.4724 375 4 0 [wiaservc.dll] USDWrapper::RefreshSettings, Device state 0x00000001 means 'disabled', 0x00000002 'removed', <text:s/>0x00000004 'active'</text:p>
      <text:p text:style-name="P4770">WIA: 4168.4724 375 4 0 [wiaservc.dll] USDWrapper::RefreshSettings, Previous PnP identifier of (LG K4 (2017)): \\?\usb#vid_1004&amp;pid_631c#lgm151f2d50606#{6bdd1fc6-810f-11d0-bec7-08002be2092f}</text:p>
      <text:p text:style-name="P4771">WIA: 4168.4724 375 4 0 [wiaservc.dll] USDWrapper::RefreshSettings, New PnP identifier for (LG K4 (2017)): \\?\usb#vid_1004&amp;pid_631c#lgm151f2d50606#{6bdd1fc6-810f-11d0-bec7-08002be2092f}</text:p>
      <text:p text:style-name="P4772">WIA: 4168.4724 375 80000000 0 [wiaservc.dll] DeviceListManager::Enumerate, The DeviceListManager is done enumerating devices</text:p>
      <text:p text:style-name="P4773">WIA: 4168.4724 375 8 0 [wiaservc.dll] DeviceListManager::DeviceCallback, The device (Apple iPhone) seems to be inactive - its driver will not be loaded</text:p>
      <text:p text:style-name="P4774">WIA: 4168.4724 375 8 0 [wiaservc.dll] DeviceListManager::DeviceCallback, The device (Apple iPhone) seems to be inactive - its driver will not be loaded</text:p>
      <text:p text:style-name="P4775">WIA: 4168.4724 375 8 0 [wiaservc.dll] DeviceListManager::DeviceCallback, The device (Apple iPhone) seems to be active - its driver can be used</text:p>
      <text:p text:style-name="P4776">WIA: 4168.4360 1015 0 0 [wiaservc.dll] USDWrapper::STI_Initialize, (Apple iPhone) completed IStiUSD::Initialize returning hr 0x00000000</text:p>
      <text:p text:style-name="P4777">WIA: 4168.4360 1015 0 0 [wiaservc.dll] USDWrapper::STI_GetCapabilities, (Apple iPhone) completed IStiUSD::GetCapabilities returning hr 0x00000000</text:p>
      <text:p text:style-name="P4778">WIA: 4168.4360 1015 0 0 [wiaservc.dll] USDWrapper::StartDeviceNotifications, Driver for (Apple iPhone) reported that it not capable of generating events</text:p>
      <text:p text:style-name="P4779">WIA: 4168.4724 1015 4 0 [wiaservc.dll] USDWrapper::LoadDriver, Driver for (Apple iPhone) is already loaded</text:p>
      <text:p text:style-name="P4780">WIA: 4168.4360 1015 0 0 [wiaservc.dll] DeviceInfoSet::SetWiaDeviceTypeProperty, DEVPKEY_WIA_DeviceType for device ({EEC5AD98-8080-425f-922A-DABF3DE3F69A}\0007) set to 2</text:p>
      <text:p text:style-name="P4781">WIA: 4168.4724 1015 4 0 [wiaservc.dll] USDWrapper::LoadDriver, Driver for (Apple iPhone) is currently loaded</text:p>
      <text:p text:style-name="P4782">WIA: 4168.4360 1015 4 0 [wiaservc.dll] USDWrapper::LoadDriver, Driver for (Apple iPhone) is currently loaded</text:p>
      <text:p text:style-name="P4783">WIA: 4168.4724 1250 4 0 [wiaservc.dll] DeviceInfoSet::RegisterDeviceNotificationW, Registered for PnP notifications on device ({EEC5AD98-8080-425f-922A-DABF3DE3F69A}\0007)</text:p>
      <text:p text:style-name="P4784">WIA: 4168.4724 1250 8 0 [wiaservc.dll] DeviceListManager::DeviceCallback, The device (E:\) seems to be inactive - its driver will not be loaded</text:p>
      <text:p text:style-name="P4785">WIA: 4168.4724 1250 8 0 [wiaservc.dll] DeviceListManager::DeviceCallback, The device (Apple iPod) seems to be inactive - its driver will not be loaded</text:p>
      <text:p text:style-name="P4786">WIA: 4168.4360 1250 8 0 [wiaservc.dll] DeviceListManager::DeviceCallback, The device (E:\) seems to be inactive - its driver will not be loaded</text:p>
      <text:p text:style-name="P4787">WIA: 4168.4724 1250 8 0 [wiaservc.dll] DeviceListManager::DeviceCallback, The device (LG K9) seems to be inactive - its driver will not be loaded</text:p>
      <text:p text:style-name="P4788">WIA: 4168.4360 1250 8 0 [wiaservc.dll] DeviceListManager::DeviceCallback, The device (Apple iPod) seems to be inactive - its driver will not be loaded</text:p>
      <text:p text:style-name="P4789">WIA: 4168.4724 1250 8 0 [wiaservc.dll] DeviceListManager::DeviceCallback, The device (LG K4 (2017)) seems to be inactive - its driver will not be loaded</text:p>
      <text:p text:style-name="P4790">WIA: 4168.4360 1250 8 0 [wiaservc.dll] DeviceListManager::DeviceCallback, The device (LG K9) seems to be inactive - its driver will not be loaded</text:p>
      <text:p text:style-name="P4791">WIA: 4168.4724 1250 2 0 [wiaservc.dll] SCMControlHandler::UpdateServiceStatus, Updating service status. CurrentState=SERVICE_RUNNING, StateCode=4, WaitHint=0</text:p>
      <text:p text:style-name="P4792">WIA: 4168.4360 1250 8 0 [wiaservc.dll] DeviceListManager::DeviceCallback, The device (LG K4 (2017)) seems to be inactive - its driver will not be loaded</text:p>
      <text:p text:style-name="P4793">WIA: 4168.4724 1250 2 0 [wiaservc.dll] PowerEventHandler::DeviceCallback, Notifying (Apple iPhone) of WIA_EVENT_POWER_RESUME (4)</text:p>
      <text:p text:style-name="P4794">WIA: 4168.4360 1250 0 0 [wiaservc.dll] CEventNotifier::RestoreDevPersistentCBs, Restoring CBs for Device: NULL, Program: @wiaacmgr.exe,-101</text:p>
      <text:p text:style-name="P4795">WIA: 4168.4360 1250 0 0 [wiaservc.dll] CEventNotifier::RestoreDevPersistentCBs, Restoring CBs for Device: NULL, Program: @wiaacmgr.exe,-101</text:p>
      <text:p text:style-name="P4796">WIA: 4168.4360 1250 0 0 [wiaservc.dll] CEventNotifier::RestoreDevPersistentCBs, Restoring CBs for Device: NULL, Program: @wiaacmgr.exe,-101</text:p>
      <text:p text:style-name="P4797">WIA: 4168.4360 1250 0 0 [wiaservc.dll] CEventNotifier::RestoreDevPersistentCBs, Restoring CBs for Device: NULL, Program: @wiaacmgr.exe,-101</text:p>
      <text:p text:style-name="P4798">WIA: 4168.4360 1250 0 0 [wiaservc.dll] CEventNotifier::RestoreDevPersistentCBs, Restoring CBs for Device: NULL, Program: @WFSR.DLL,-25105</text:p>
      <text:p text:style-name="P4799">WIA: 4168.4360 1250 80000000 0 [wiaservc.dll] WiaService::Run, The WIA service is now running.</text:p>
      <text:p text:style-name="P4800">WIA: 4168.4360 1250 80000000 0 [wiaservc.dll] WiaService::CheckForActivityAndShutdown, Not shutting down service because 7 devices are installed</text:p>
      <text:p text:style-name="P4801">WIA: 4168.4724 1422 0 0 [wiaservc.dll] USDWrapper::WIA_drvNotifyPnpEvent, Power management: disable system initiated sleep to call IWiaMiniDrv::drvNotifyPnPEvent for (Apple iPhone)...</text:p>
      <text:p text:style-name="P4802">WIA: 4168.4724 1422 0 0 [wiaservc.dll] USDWrapper::WIA_drvNotifyPnpEvent, The WIA service is preparing to call IWiaMiniDrv::drvNotifyPnpEvent from the driver for (Apple iPhone) ...</text:p>
      <text:p text:style-name="P4803">WIA: 4168.4724 1422 0 0 [wiaservc.dll] USDWrapper::WIA_drvNotifyPnpEvent, The WIA service is calling IWiaMiniDrv::drvNotifyPnpEvent from the driver (Apple iPhone) ...</text:p>
      <text:p text:style-name="P4804">WIA: 4168.4724 1422 0 0 [wiaservc.dll] USDWrapper::WIA_drvNotifyPnpEvent, (Apple iPhone) completed IWiaMiniDrv::drvNotifyPnpEvent returning hr 0x00000000</text:p>
      <text:p text:style-name="P4805">WIA: 4168.4724 1422 0 0 [wiaservc.dll] USDWrapper::WIA_drvNotifyPnpEvent, Power management: restore system initiated sleep...</text:p>
      <text:p text:style-name="P4806">WIA: 4168.4724 1422 0 0 [wiaservc.dll] SCMControlQueue::ControlRequest::~ControlRequest, Control request (control: 13, event type: 32787) deleted</text:p>
      <text:p text:style-name="P4807">WIA: 4168.4724 1422 0 0 [wiaservc.dll] SCMControlHandler::ControlThread, Requests queue empty, control thread entering sleep...</text:p>
      <text:p text:style-name="P4808">WIA: 4168.4172 1639344 0 0 [wiaservc.dll] SCMControlQueue::Push, SERVICE_CONTROL_DEVICEEVENT (control: 11, event type: 32772): DBT_DEVTYP_HANDLE (6), 56 bytes</text:p>
      <text:p text:style-name="P4809">WIA: 4168.4172 1639344 0 0 [wiaservc.dll] SCMControlQueue::Push, Adding control request to queue (control: 11, event type: 32772)</text:p>
      <text:p text:style-name="P4810">WIA: 4168.4172 1639344 0 0 [wiaservc.dll] SCMControlHandler::ControlFunction, Signaling control thread to resume...</text:p>
      <text:p text:style-name="P4811">WIA: 4168.4172 1639344 0 0 [wiaservc.dll] SCMControlHandler::ControlFunction, Control function (control: 11, event type: 32772) returning</text:p>
      <text:p text:style-name="P4812">WIA: 4168.4724 1639344 0 0 [wiaservc.dll] SCMControlHandler::ControlThread, Resuming control thread...</text:p>
      <text:p text:style-name="P4813">WIA: 4168.4724 1639344 0 0 [wiaservc.dll] SCMControlQueue::Pop, Control request (control: 11, event type: 32772) detached from queue</text:p>
      <text:p text:style-name="P4814">WIA: 4168.4724 1639344 0 0 [wiaservc.dll] SCMControlHandler::ControlThread, Processing control request (control: 11, event type: 32772)...</text:p>
      <text:p text:style-name="P4815">WIA: 4168.4724 1639344 2 0 [wiaservc.dll] Dispatcher::ProcessEvent, System event received: dwControl 11, dwEventType 32772, lpEventData: 0x0000023F3D208690</text:p>
      <text:p text:style-name="P4816">WIA: 4168.4724 1639344 0 0 [wiaservc.dll] DeviceClassEnumeratorHandler::ProcessEvent, Processing system event, control code 11, event type 32772..</text:p>
      <text:p text:style-name="P4817">WIA: 4168.4724 1639344 2 0 [wiaservc.dll] DeviceClassEnumeratorHandler::ProcessEvent, Message from PnP: DBT_DEVICEREMOVECOMPLETE</text:p>
      <text:p text:style-name="P4818">WIA: 4168.4724 1639344 2 0 [wiaservc.dll] DeviceClassEnumeratorHandler::GetDeviceNameFromDevHdr, Received a DBT_DEVTYP_HANDLE message</text:p>
      <text:p text:style-name="P4819">WIA: 4168.4724 1639344 2 0 [wiaservc.dll] DeviceClassEnumeratorHandler::GetDeviceNameFromDevHdr, Lookup on DEV_BROADCAST_HDR returned a device ID of ({EEC5AD98-8080-425f-922A-DABF3DE3F69A}\0007)</text:p>
      <text:p text:style-name="P4820">WIA: 4168.4724 1639344 2 0 [wiaservc.dll] DeviceClassEnumeratorHandler::ProcessEvent, Processing device removal for device ({EEC5AD98-8080-425f-922A-DABF3DE3F69A}\0007)..</text:p>
      <text:p text:style-name="P4821">WIA: 4168.4724 1639344 8 0 [wiaservc.dll] DeviceListManager::ProcessDeviceRemoval, Processing removal for device (Apple iPhone)..</text:p>
      <text:p text:style-name="P4822">WIA: 4168.4724 1639344 8 0 [wiaservc.dll] DeviceListManager::ProcessDeviceRemoval, Device (Apple iPhone) is marked inactive</text:p>
      <text:p text:style-name="P4823">WIA: 4168.4724 1639344 8 0 [wiaservc.dll] DeviceListManager::ProcessDeviceRemoval, Generating DISCONNECT event for (Apple iPhone)</text:p>
      <text:p text:style-name="P4824">WIA: 4168.4724 1639344 0 0 [wiaservc.dll] DeviceInfoSet::GetDeviceSession, Locally connected device ({EEC5AD98-8080-425f-922A-DABF3DE3F69A}\0007), no Session ID found</text:p>
      <text:p text:style-name="P4825">WIA: 4168.4724 1639344 0 0 [wiaservc.dll] USDWrapper::WIA_drvNotifyPnpEvent, Power management: disable system initiated sleep to call IWiaMiniDrv::drvNotifyPnPEvent for (Apple iPhone)...</text:p>
      <text:p text:style-name="P4826">WIA: 4168.4724 1639344 0 0 [wiaservc.dll] USDWrapper::WIA_drvNotifyPnpEvent, The WIA service is preparing to call IWiaMiniDrv::drvNotifyPnpEvent from the driver for (Apple iPhone) ...</text:p>
      <text:p text:style-name="P4827">WIA: 4168.4724 1639344 0 0 [wiaservc.dll] USDWrapper::WIA_drvNotifyPnpEvent, The WIA service is calling IWiaMiniDrv::drvNotifyPnpEvent from the driver (Apple iPhone) ...</text:p>
      <text:p text:style-name="P4828">WIA: 4168.4724 1639344 0 0 [wiaservc.dll] USDWrapper::WIA_drvNotifyPnpEvent, (Apple iPhone) completed IWiaMiniDrv::drvNotifyPnpEvent returning hr 0x00000000</text:p>
      <text:p text:style-name="P4829">WIA: 4168.4724 1639344 0 0 [wiaservc.dll] USDWrapper::WIA_drvNotifyPnpEvent, Power management: restore system initiated sleep...</text:p>
      <text:p text:style-name="P4830">WIA: 4168.4724 1639344 0 0 [wiaservc.dll] CEventNotifier::NotifySTIEvent, hr indicates FAILURE (expected for Disconnect), but event is Connect/Disconnect</text:p>
      <text:p text:style-name="P4831">WIA: 4168.4724 1639344 4 0 [wiaservc.dll] DeviceInfoSet::UnregisterDeviceNotification, Unregistering for PnP notifications on device ({EEC5AD98-8080-425f-922A-DABF3DE3F69A}\0007).</text:p>
      <text:p text:style-name="P4832">WIA: 4168.4724 1639344 0 0 [wiaservc.dll] USDWrapper::UnloadDriver, The WIA service is preparing to unload the driver for (Apple iPhone)</text:p>
      <text:p text:style-name="P4833">WIA: 4168.4724 1639344 4 0 [wiaservc.dll] USDWrapper::UnloadDriver, Driver for (Apple iPhone) is now unloaded</text:p>
      <text:p text:style-name="P4834">WIA: 4168.4724 1639344 80000000 0 [wiaservc.dll] WiaService::CheckForActivityAndShutdown, Not shutting down service because 7 devices are installed</text:p>
      <text:p text:style-name="P4835">WIA: 4168.4724 1639344 0 0 [wiaservc.dll] DeviceClassEnumeratorHandler::ProcessEvent, Processing system event control code 11, event type 32772, completed with with hr 0x00000000</text:p>
      <text:p text:style-name="P4836">WIA: 4168.4172 1639344 0 0 [wiaservc.dll] SCMControlQueue::Push, SERVICE_CONTROL_DEVICEEVENT (control: 11, event type: 32772): DBT_DEVTYP_DEVICEINTERFACE (5), 208 bytes</text:p>
      <text:p text:style-name="P4837">WIA: 4168.4724 1639344 0 0 [wiaservc.dll] SCMControlQueue::ControlRequest::~ControlRequest, Control request (control: 11, event type: 32772) deleted</text:p>
      <text:p text:style-name="P4838">WIA: 4168.4172 1639344 0 0 [wiaservc.dll] SCMControlQueue::Push, Adding control request to queue (control: 11, event type: 32772)</text:p>
      <text:p text:style-name="P4839">WIA: 4168.4724 1639344 0 0 [wiaservc.dll] SCMControlHandler::ControlThread, Requests queue empty, control thread entering sleep...</text:p>
      <text:p text:style-name="P4840">WIA: 4168.4172 1639344 0 0 [wiaservc.dll] SCMControlHandler::ControlFunction, Signaling control thread to resume...</text:p>
      <text:p text:style-name="P4841">WIA: 4168.4172 1639344 0 0 [wiaservc.dll] SCMControlHandler::ControlFunction, Control function (control: 11, event type: 32772) returning</text:p>
      <text:p text:style-name="P4842">WIA: 4168.4724 1639344 0 0 [wiaservc.dll] SCMControlHandler::ControlThread, Resuming control thread...</text:p>
      <text:p text:style-name="P4843">WIA: 4168.4724 1639344 0 0 [wiaservc.dll] SCMControlQueue::Pop, Control request (control: 11, event type: 32772) detached from queue</text:p>
      <text:p text:style-name="P4844">WIA: 4168.4724 1639344 0 0 [wiaservc.dll] SCMControlHandler::ControlThread, Processing control request (control: 11, event type: 32772)...</text:p>
      <text:p text:style-name="P4845">WIA: 4168.4724 1639344 2 0 [wiaservc.dll] Dispatcher::ProcessEvent, System event received: dwControl 11, dwEventType 32772, lpEventData: 0x0000023F3D208490</text:p>
      <text:p text:style-name="P4846">WIA: 4168.4724 1639344 0 0 [wiaservc.dll] DeviceClassEnumeratorHandler::ProcessEvent, Processing system event, control code 11, event type 32772..</text:p>
      <text:p text:style-name="P4847">WIA: 4168.4724 1639344 2 0 [wiaservc.dll] DeviceClassEnumeratorHandler::ProcessEvent, Message from PnP: DBT_DEVICEREMOVECOMPLETE</text:p>
      <text:p text:style-name="P4848">WIA: 4168.4724 1639344 2 0 [wiaservc.dll] DeviceClassEnumeratorHandler::GetDeviceNameFromDevHdr, Received a DBT_DEVTYP_DEVICEINTERFACE message</text:p>
      <text:p text:style-name="P4849">WIA: 4168.4724 1639344 2 0 [wiaservc.dll] DeviceClassEnumeratorHandler::GetDeviceNameFromDevHdr, Lookup on DEV_BROADCAST_HDR returned a device ID of ({EEC5AD98-8080-425f-922A-DABF3DE3F69A}\0007)</text:p>
      <text:p text:style-name="P4850">WIA: 4168.4724 1639344 2 0 [wiaservc.dll] DeviceClassEnumeratorHandler::ProcessEvent, Processing device removal for device ({EEC5AD98-8080-425f-922A-DABF3DE3F69A}\0007)..</text:p>
      <text:p text:style-name="P4851">WIA: 4168.4724 1639344 8 0 [wiaservc.dll] DeviceListManager::ProcessDeviceRemoval, Processing removal for device (Apple iPhone)..</text:p>
      <text:p text:style-name="P4852">WIA: 4168.4724 1639344 8 0 [wiaservc.dll] DeviceListManager::ProcessDeviceRemoval, Device (Apple iPhone) is marked inactive</text:p>
      <text:p text:style-name="P4853">WIA: 4168.4724 1639344 8 0 [wiaservc.dll] DeviceListManager::ProcessDeviceRemoval, We are not generating a DISCONNECT event for device (Apple iPhone), because it has already been done</text:p>
      <text:p text:style-name="P4854">WIA: 4168.4724 1639344 80000000 0 [wiaservc.dll] WiaService::CheckForActivityAndShutdown, Not shutting down service because 7 devices are installed</text:p>
      <text:p text:style-name="P4855">WIA: 4168.4724 1639344 0 0 [wiaservc.dll] DeviceClassEnumeratorHandler::ProcessEvent, Processing system event control code 11, event type 32772, completed with with hr 0x00000000</text:p>
      <text:p text:style-name="P4856">WIA: 4168.4724 1639359 0 0 [wiaservc.dll] SCMControlQueue::ControlRequest::~ControlRequest, Control request (control: 11, event type: 32772) deleted</text:p>
      <text:p text:style-name="P4857">WIA: 4168.4724 1639359 0 0 [wiaservc.dll] SCMControlHandler::ControlThread, Requests queue empty, control thread entering sleep...</text:p>
      <text:p text:style-name="P4858">WIA: 4168.4172 2025562 0 0 [wiaservc.dll] SCMControlQueue::Push, Adding control request to queue (control: 4, event type: 0)</text:p>
      <text:p text:style-name="P4859">WIA: 4168.4172 2025562 0 0 [wiaservc.dll] SCMControlHandler::ControlFunction, Signaling control thread to resume...</text:p>
      <text:p text:style-name="P4860">WIA: 4168.4172 2025562 0 0 [wiaservc.dll] SCMControlHandler::ControlFunction, Control function (control: 4, event type: 0) returning</text:p>
      <text:p text:style-name="P4861">WIA: 4168.4724 2025562 0 0 [wiaservc.dll] SCMControlHandler::ControlThread, Resuming control thread...</text:p>
      <text:p text:style-name="P4862">WIA: 4168.4724 2025562 0 0 [wiaservc.dll] SCMControlQueue::Pop, Control request (control: 4, event type: 0) detached from queue</text:p>
      <text:p text:style-name="P4863">WIA: 4168.4724 2025562 0 0 [wiaservc.dll] SCMControlHandler::ControlThread, Processing control request (control: 4, event type: 0)...</text:p>
      <text:p text:style-name="P4864">WIA: 4168.4724 2025562 2 0 [wiaservc.dll] Dispatcher::ProcessEvent, System event received: dwControl 4, dwEventType 0, lpEventData: 0x0000000000000000</text:p>
      <text:p text:style-name="P4865">WIA: 4168.4724 2025562 0 0 [wiaservc.dll] DeviceClassEnumeratorHandler::ProcessEvent, Processing system event, control code 4, event type 0..</text:p>
      <text:p text:style-name="P4866">WIA: 4168.4724 2025562 0 0 [wiaservc.dll] DeviceClassEnumeratorHandler::ProcessEvent, Processing system event control code 4, event type 0, completed with with hr 0x00000000</text:p>
      <text:p text:style-name="P4867">WIA: 4168.4724 2025656 2 0 [wiaservc.dll] ServiceEventHandler::ProcessEvent, The ServiceEventHandler received a SERVICE_CONTROL_INTERROGATE and may update the service status for interrogation</text:p>
      <text:p text:style-name="P4868">WIA: 4168.4724 2025656 80000000 0 [wiaservc.dll] WiaService::CheckForActivityAndShutdown, Not shutting down service because 7 devices are installed</text:p>
      <text:p text:style-name="P4869">WIA: 4168.4724 2025656 0 0 [wiaservc.dll] SCMControlQueue::ControlRequest::~ControlRequest, Control request (control: 4, event type: 0) deleted</text:p>
      <text:p text:style-name="P4870">WIA: 4168.4724 2025656 0 0 [wiaservc.dll] SCMControlHandler::ControlThread, Requests queue empty, control thread entering sleep...</text:p>
      <text:p text:style-name="P4871">WIA: 4168.4172 2029422 0 0 [wiaservc.dll] SCMControlQueue::Push, Adding control request to queue (control: 4, event type: 0)</text:p>
      <text:p text:style-name="P4872">WIA: 4168.4172 2029422 0 0 [wiaservc.dll] SCMControlHandler::ControlFunction, Signaling control thread to resume...</text:p>
      <text:p text:style-name="P4873">WIA: 4168.4172 2029422 0 0 [wiaservc.dll] SCMControlHandler::ControlFunction, Control function (control: 4, event type: 0) returning</text:p>
      <text:p text:style-name="P4874">WIA: 4168.4724 2029422 0 0 [wiaservc.dll] SCMControlHandler::ControlThread, Resuming control thread...</text:p>
      <text:p text:style-name="P4875">WIA: 4168.4724 2029422 0 0 [wiaservc.dll] SCMControlQueue::Pop, Control request (control: 4, event type: 0) detached from queue</text:p>
      <text:p text:style-name="P4876">WIA: 4168.4724 2029422 0 0 [wiaservc.dll] SCMControlHandler::ControlThread, Processing control request (control: 4, event type: 0)...</text:p>
      <text:p text:style-name="P4877">WIA: 4168.4724 2029422 2 0 [wiaservc.dll] Dispatcher::ProcessEvent, System event received: dwControl 4, dwEventType 0, lpEventData: 0x0000000000000000</text:p>
      <text:p text:style-name="P4878">WIA: 4168.4724 2029422 0 0 [wiaservc.dll] DeviceClassEnumeratorHandler::ProcessEvent, Processing system event, control code 4, event type 0..</text:p>
      <text:p text:style-name="P4879">WIA: 4168.4724 2029422 0 0 [wiaservc.dll] DeviceClassEnumeratorHandler::ProcessEvent, Processing system event control code 4, event type 0, completed with with hr 0x00000000</text:p>
      <text:p text:style-name="P4880">WIA: 4168.4724 2029422 2 0 [wiaservc.dll] ServiceEventHandler::ProcessEvent, The ServiceEventHandler received a SERVICE_CONTROL_INTERROGATE and may update the service status for interrogation</text:p>
      <text:p text:style-name="P4881">WIA: 4168.4724 2029422 80000000 0 [wiaservc.dll] WiaService::CheckForActivityAndShutdown, Not shutting down service because 7 devices are installed</text:p>
      <text:p text:style-name="P4882">WIA: 4168.4724 2029422 0 0 [wiaservc.dll] SCMControlQueue::ControlRequest::~ControlRequest, Control request (control: 4, event type: 0) deleted</text:p>
      <text:p text:style-name="P4883">WIA: 4168.4724 2029422 0 0 [wiaservc.dll] SCMControlHandler::ControlThread, Requests queue empty, control thread entering sleep...</text:p>
      <text:p text:style-name="P4884">WIA: 4168.7428 4295219 0 0 [wiaservc.dll] CWiaDevMgr::CreateInstance, Created WiaDevMgr</text:p>
      <text:p text:style-name="P4885">WIA: 4168.7428 4295234 80000000 0 [wiaservc.dll] DeviceListManager::CreateDeviceInformationArray, There are no devices to enumerate</text:p>
      <text:p text:style-name="P4886">WIA: 4168.7428 4295234 0 0 [wiaservc.dll] CEnumWIADevInfo::Next, CEnumWIADevInfo::Next, celt=1<text:s/></text:p>
      <text:p text:style-name="P4887">WIA: 4168.7428 4295250 0 0 [wiaservc.dll] CWiaDevMgrLH::CreateInstance, CWiaDevMgrLH::CreateInstance, Created WiaDevMgr</text:p>
      <text:p text:style-name="P4888">WIA: 4168.7428 4295250 80000000 0 [wiaservc.dll] DeviceListManager::CreateDeviceInformationArray, There are no devices to enumerate</text:p>
      <text:p text:style-name="P4889">WIA: 4168.7428 4295250 0 0 [wiaservc.dll] CEnumWIADevInfo::Next, CEnumWIADevInfo::Next, celt=1<text:s/></text:p>
      <text:p text:style-name="P4890">WIA: 4168.7428 4302328 80000000 0 [wiaservc.dll] WiaService::DecClientCount, Client reference counter decremented to 0</text:p>
      <text:p text:style-name="P4891">WIA: 4168.7428 4302328 80000000 0 [wiaservc.dll] WiaService::CheckForActivityAndShutdown, Not shutting down service because 7 devices are installed</text:p>
      <text:p text:style-name="P4892"/>
      <text:p text:style-name="P4893">**************** Started trace for Module: [STI.dll] in Executable [ImagingDevices.exe] ProcessID: [10532] at 2019/11/03 12:17:07:405 ****************</text:p>
      <text:p text:style-name="P4894">WIA: 10532.4616 7172 0 0 [STI.dll] DllEntryPoint, sti.dll (0x1FFC0000) received DLL_PROCESS_DETACH, process terminating: 1</text:p>
      <text:p text:style-name="P4895">WIA: 10532.4616 7172 0 0 [STI.dll] AsyncRPCEventTransport::CloseNotificationChannel, Closing the async notification channel...</text:p>
      <text:p text:style-name="PlainText"><text:span text:style-name="T4896">WIA: 10532.4616 7172 0 0 [STI.dll] AsyncRPCEventTransport::CloseConnectionToServer, Closed connection to serv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ndy Friesen</meta:initial-creator>
    <dc:creator>Cindy Friesen</dc:creator>
    <meta:creation-date>2020-09-15T19:27:00Z</meta:creation-date>
    <dc:date>2020-09-15T19:27:00Z</dc:date>
    <meta:template xlink:href="Normal.dotm" xlink:type="simple"/>
    <meta:editing-cycles>6</meta:editing-cycles>
    <meta:editing-duration>PT300S</meta:editing-duration>
    <meta:document-statistic meta:page-count="1" meta:paragraph-count="1250" meta:word-count="93519" meta:character-count="625329" meta:row-count="4442" meta:non-whitespace-character-count="533060"/>
  </office:meta>
</office:document-meta>
</file>